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1.7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ED2_1_dno_50alc_raw</text:p>
          </table:table-cell>
          <table:table-cell table:style-name="Default" office:value-type="string" calcext:value-type="string">
            <text:p>MED2_1_dno_50alc_nomods</text:p>
          </table:table-cell>
        </table:table-row>
        <table:table-row table:style-name="ro2">
          <table:table-cell office:value-type="string" calcext:value-type="string">
            <text:p>KNDEDLYLQLLQK</text:p>
          </table:table-cell>
          <table:table-cell table:formula="of:=SUBSTITUTE(SUBSTITUTE([.A2];&quot;(+15.99)&quot;;&quot;&quot;);&quot;(+57.02)&quot;;&quot;&quot;)" office:value-type="string" office:string-value="KNDEDLYLQLLQK" calcext:value-type="string">
            <text:p>KNDEDLYLQLLQK</text:p>
          </table:table-cell>
        </table:table-row>
        <table:table-row table:style-name="ro1">
          <table:table-cell office:value-type="string" calcext:value-type="string">
            <text:p>HLLTDTLLLENK</text:p>
          </table:table-cell>
          <table:table-cell table:formula="of:=SUBSTITUTE(SUBSTITUTE([.A3];&quot;(+15.99)&quot;;&quot;&quot;);&quot;(+57.02)&quot;;&quot;&quot;)" office:value-type="string" office:string-value="HLLTDTLLLENK" calcext:value-type="string">
            <text:p>HLLTDTLLLENK</text:p>
          </table:table-cell>
        </table:table-row>
        <table:table-row table:style-name="ro1">
          <table:table-cell office:value-type="string" calcext:value-type="string">
            <text:p>LTVYYWSSK</text:p>
          </table:table-cell>
          <table:table-cell table:formula="of:=SUBSTITUTE(SUBSTITUTE([.A4];&quot;(+15.99)&quot;;&quot;&quot;);&quot;(+57.02)&quot;;&quot;&quot;)" office:value-type="string" office:string-value="LTVYYWSSK" calcext:value-type="string">
            <text:p>LTVYYWSSK</text:p>
          </table:table-cell>
        </table:table-row>
        <table:table-row table:style-name="ro2">
          <table:table-cell office:value-type="string" calcext:value-type="string">
            <text:p>KNDEDLYLQLLQK</text:p>
          </table:table-cell>
          <table:table-cell table:formula="of:=SUBSTITUTE(SUBSTITUTE([.A5];&quot;(+15.99)&quot;;&quot;&quot;);&quot;(+57.02)&quot;;&quot;&quot;)" office:value-type="string" office:string-value="KNDEDLYLQLLQK" calcext:value-type="string">
            <text:p>KNDEDLYLQLLQK</text:p>
          </table:table-cell>
        </table:table-row>
        <table:table-row table:style-name="ro1">
          <table:table-cell office:value-type="string" calcext:value-type="string">
            <text:p>VDDEVFLAMSK</text:p>
          </table:table-cell>
          <table:table-cell table:formula="of:=SUBSTITUTE(SUBSTITUTE([.A6];&quot;(+15.99)&quot;;&quot;&quot;);&quot;(+57.02)&quot;;&quot;&quot;)" office:value-type="string" office:string-value="VDDEVFLAMSK" calcext:value-type="string">
            <text:p>VDDEVFLAMSK</text:p>
          </table:table-cell>
        </table:table-row>
        <table:table-row table:style-name="ro1">
          <table:table-cell office:value-type="string" calcext:value-type="string">
            <text:p>QFNDELWK</text:p>
          </table:table-cell>
          <table:table-cell table:formula="of:=SUBSTITUTE(SUBSTITUTE([.A7];&quot;(+15.99)&quot;;&quot;&quot;);&quot;(+57.02)&quot;;&quot;&quot;)" office:value-type="string" office:string-value="QFNDELWK" calcext:value-type="string">
            <text:p>QFNDELWK</text:p>
          </table:table-cell>
        </table:table-row>
        <table:table-row table:style-name="ro1">
          <table:table-cell office:value-type="string" calcext:value-type="string">
            <text:p>RGLVFEK</text:p>
          </table:table-cell>
          <table:table-cell table:formula="of:=SUBSTITUTE(SUBSTITUTE([.A8];&quot;(+15.99)&quot;;&quot;&quot;);&quot;(+57.02)&quot;;&quot;&quot;)" office:value-type="string" office:string-value="RGLVFEK" calcext:value-type="string">
            <text:p>RGLVFEK</text:p>
          </table:table-cell>
        </table:table-row>
        <table:table-row table:style-name="ro1">
          <table:table-cell office:value-type="string" calcext:value-type="string">
            <text:p>VAAEAVLAAQLK</text:p>
          </table:table-cell>
          <table:table-cell table:formula="of:=SUBSTITUTE(SUBSTITUTE([.A9];&quot;(+15.99)&quot;;&quot;&quot;);&quot;(+57.02)&quot;;&quot;&quot;)" office:value-type="string" office:string-value="VAAEAVLAAQLK" calcext:value-type="string">
            <text:p>VAAEAVLAAQLK</text:p>
          </table:table-cell>
        </table:table-row>
        <table:table-row table:style-name="ro1">
          <table:table-cell office:value-type="string" calcext:value-type="string">
            <text:p>EFVSDVK</text:p>
          </table:table-cell>
          <table:table-cell table:formula="of:=SUBSTITUTE(SUBSTITUTE([.A10];&quot;(+15.99)&quot;;&quot;&quot;);&quot;(+57.02)&quot;;&quot;&quot;)" office:value-type="string" office:string-value="EFVSDVK" calcext:value-type="string">
            <text:p>EFVSDVK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11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QTEFLVGK</text:p>
          </table:table-cell>
          <table:table-cell table:formula="of:=SUBSTITUTE(SUBSTITUTE([.A12];&quot;(+15.99)&quot;;&quot;&quot;);&quot;(+57.02)&quot;;&quot;&quot;)" office:value-type="string" office:string-value="QTEFLVGK" calcext:value-type="string">
            <text:p>QTEFLVGK</text:p>
          </table:table-cell>
        </table:table-row>
        <table:table-row table:style-name="ro1">
          <table:table-cell office:value-type="string" calcext:value-type="string">
            <text:p>EDLELAELVK</text:p>
          </table:table-cell>
          <table:table-cell table:formula="of:=SUBSTITUTE(SUBSTITUTE([.A13];&quot;(+15.99)&quot;;&quot;&quot;);&quot;(+57.02)&quot;;&quot;&quot;)" office:value-type="string" office:string-value="EDLELAELVK" calcext:value-type="string">
            <text:p>EDLELAELVK</text:p>
          </table:table-cell>
        </table:table-row>
        <table:table-row table:style-name="ro1">
          <table:table-cell office:value-type="string" calcext:value-type="string">
            <text:p>LGGDWYVLLSEK</text:p>
          </table:table-cell>
          <table:table-cell table:formula="of:=SUBSTITUTE(SUBSTITUTE([.A14];&quot;(+15.99)&quot;;&quot;&quot;);&quot;(+57.02)&quot;;&quot;&quot;)" office:value-type="string" office:string-value="LGGDWYVLLSEK" calcext:value-type="string">
            <text:p>LGGDWYVLLSEK</text:p>
          </table:table-cell>
        </table:table-row>
        <table:table-row table:style-name="ro1">
          <table:table-cell office:value-type="string" calcext:value-type="string">
            <text:p>RGLVFEK</text:p>
          </table:table-cell>
          <table:table-cell table:formula="of:=SUBSTITUTE(SUBSTITUTE([.A15];&quot;(+15.99)&quot;;&quot;&quot;);&quot;(+57.02)&quot;;&quot;&quot;)" office:value-type="string" office:string-value="RGLVFEK" calcext:value-type="string">
            <text:p>RGLVFEK</text:p>
          </table:table-cell>
        </table:table-row>
        <table:table-row table:style-name="ro1">
          <table:table-cell office:value-type="string" calcext:value-type="string">
            <text:p>EPAYTC(+57.02)LTK</text:p>
          </table:table-cell>
          <table:table-cell table:formula="of:=SUBSTITUTE(SUBSTITUTE([.A16];&quot;(+15.99)&quot;;&quot;&quot;);&quot;(+57.02)&quot;;&quot;&quot;)" office:value-type="string" office:string-value="EPAYTCLTK" calcext:value-type="string">
            <text:p>EPAYTCLTK</text:p>
          </table:table-cell>
        </table:table-row>
        <table:table-row table:style-name="ro1">
          <table:table-cell office:value-type="string" calcext:value-type="string">
            <text:p>TDEELLEEETR</text:p>
          </table:table-cell>
          <table:table-cell table:formula="of:=SUBSTITUTE(SUBSTITUTE([.A17];&quot;(+15.99)&quot;;&quot;&quot;);&quot;(+57.02)&quot;;&quot;&quot;)" office:value-type="string" office:string-value="TDEELLEEETR" calcext:value-type="string">
            <text:p>TDEELLEEETR</text:p>
          </table:table-cell>
        </table:table-row>
        <table:table-row table:style-name="ro1">
          <table:table-cell office:value-type="string" calcext:value-type="string">
            <text:p>VGNLPFR</text:p>
          </table:table-cell>
          <table:table-cell table:formula="of:=SUBSTITUTE(SUBSTITUTE([.A18];&quot;(+15.99)&quot;;&quot;&quot;);&quot;(+57.02)&quot;;&quot;&quot;)" office:value-type="string" office:string-value="VGNLPFR" calcext:value-type="string">
            <text:p>VGNLPFR</text:p>
          </table:table-cell>
        </table:table-row>
        <table:table-row table:style-name="ro1">
          <table:table-cell office:value-type="string" calcext:value-type="string">
            <text:p>TM(+15.99)LELAK</text:p>
          </table:table-cell>
          <table:table-cell table:formula="of:=SUBSTITUTE(SUBSTITUTE([.A19];&quot;(+15.99)&quot;;&quot;&quot;);&quot;(+57.02)&quot;;&quot;&quot;)" office:value-type="string" office:string-value="TMLELAK" calcext:value-type="string">
            <text:p>TMLELAK</text:p>
          </table:table-cell>
        </table:table-row>
        <table:table-row table:style-name="ro1">
          <table:table-cell office:value-type="string" calcext:value-type="string">
            <text:p>TLSYFKK</text:p>
          </table:table-cell>
          <table:table-cell table:formula="of:=SUBSTITUTE(SUBSTITUTE([.A20];&quot;(+15.99)&quot;;&quot;&quot;);&quot;(+57.02)&quot;;&quot;&quot;)" office:value-type="string" office:string-value="TLSYFKK" calcext:value-type="string">
            <text:p>TLSYFKK</text:p>
          </table:table-cell>
        </table:table-row>
        <table:table-row table:style-name="ro2">
          <table:table-cell office:value-type="string" calcext:value-type="string">
            <text:p>YPEATDLYVLQDLFK</text:p>
          </table:table-cell>
          <table:table-cell table:formula="of:=SUBSTITUTE(SUBSTITUTE([.A21];&quot;(+15.99)&quot;;&quot;&quot;);&quot;(+57.02)&quot;;&quot;&quot;)" office:value-type="string" office:string-value="YPEATDLYVLQDLFK" calcext:value-type="string">
            <text:p>YPEATDLYVLQDLFK</text:p>
          </table:table-cell>
        </table:table-row>
        <table:table-row table:style-name="ro1">
          <table:table-cell office:value-type="string" calcext:value-type="string">
            <text:p>FSLTELEK</text:p>
          </table:table-cell>
          <table:table-cell table:formula="of:=SUBSTITUTE(SUBSTITUTE([.A22];&quot;(+15.99)&quot;;&quot;&quot;);&quot;(+57.02)&quot;;&quot;&quot;)" office:value-type="string" office:string-value="FSLTELEK" calcext:value-type="string">
            <text:p>FSLTELEK</text:p>
          </table:table-cell>
        </table:table-row>
        <table:table-row table:style-name="ro1">
          <table:table-cell office:value-type="string" calcext:value-type="string">
            <text:p>M(+15.99)PAAQELVK</text:p>
          </table:table-cell>
          <table:table-cell table:formula="of:=SUBSTITUTE(SUBSTITUTE([.A23];&quot;(+15.99)&quot;;&quot;&quot;);&quot;(+57.02)&quot;;&quot;&quot;)" office:value-type="string" office:string-value="MPAAQELVK" calcext:value-type="string">
            <text:p>MPAAQELVK</text:p>
          </table:table-cell>
        </table:table-row>
        <table:table-row table:style-name="ro2">
          <table:table-cell office:value-type="string" calcext:value-type="string">
            <text:p>DETEC(+57.02)DDSDLVELLR</text:p>
          </table:table-cell>
          <table:table-cell table:formula="of:=SUBSTITUTE(SUBSTITUTE([.A24];&quot;(+15.99)&quot;;&quot;&quot;);&quot;(+57.02)&quot;;&quot;&quot;)" office:value-type="string" office:string-value="DETECDDSDLVELLR" calcext:value-type="string">
            <text:p>DETECDDSDLVELLR</text:p>
          </table:table-cell>
        </table:table-row>
        <table:table-row table:style-name="ro1">
          <table:table-cell office:value-type="string" calcext:value-type="string">
            <text:p>KNLTLLENK</text:p>
          </table:table-cell>
          <table:table-cell table:formula="of:=SUBSTITUTE(SUBSTITUTE([.A25];&quot;(+15.99)&quot;;&quot;&quot;);&quot;(+57.02)&quot;;&quot;&quot;)" office:value-type="string" office:string-value="KNLTLLENK" calcext:value-type="string">
            <text:p>KNLTLLENK</text:p>
          </table:table-cell>
        </table:table-row>
        <table:table-row table:style-name="ro1">
          <table:table-cell office:value-type="string" calcext:value-type="string">
            <text:p>TM(+15.99)LLPLK</text:p>
          </table:table-cell>
          <table:table-cell table:formula="of:=SUBSTITUTE(SUBSTITUTE([.A26];&quot;(+15.99)&quot;;&quot;&quot;);&quot;(+57.02)&quot;;&quot;&quot;)" office:value-type="string" office:string-value="TMLLPLK" calcext:value-type="string">
            <text:p>TMLLPLK</text:p>
          </table:table-cell>
        </table:table-row>
        <table:table-row table:style-name="ro1">
          <table:table-cell office:value-type="string" calcext:value-type="string">
            <text:p>NPEEAALGYK</text:p>
          </table:table-cell>
          <table:table-cell table:formula="of:=SUBSTITUTE(SUBSTITUTE([.A27];&quot;(+15.99)&quot;;&quot;&quot;);&quot;(+57.02)&quot;;&quot;&quot;)" office:value-type="string" office:string-value="NPEEAALGYK" calcext:value-type="string">
            <text:p>NPEEAALGYK</text:p>
          </table:table-cell>
        </table:table-row>
        <table:table-row table:style-name="ro1">
          <table:table-cell office:value-type="string" calcext:value-type="string">
            <text:p>DYESSLNPPK</text:p>
          </table:table-cell>
          <table:table-cell table:formula="of:=SUBSTITUTE(SUBSTITUTE([.A28];&quot;(+15.99)&quot;;&quot;&quot;);&quot;(+57.02)&quot;;&quot;&quot;)" office:value-type="string" office:string-value="DYESSLNPPK" calcext:value-type="string">
            <text:p>DYESSLNPPK</text:p>
          </table:table-cell>
        </table:table-row>
        <table:table-row table:style-name="ro1">
          <table:table-cell office:value-type="string" calcext:value-type="string">
            <text:p>FSLTELEK</text:p>
          </table:table-cell>
          <table:table-cell table:formula="of:=SUBSTITUTE(SUBSTITUTE([.A29];&quot;(+15.99)&quot;;&quot;&quot;);&quot;(+57.02)&quot;;&quot;&quot;)" office:value-type="string" office:string-value="FSLTELEK" calcext:value-type="string">
            <text:p>FSLTELEK</text:p>
          </table:table-cell>
        </table:table-row>
        <table:table-row table:style-name="ro1">
          <table:table-cell office:value-type="string" calcext:value-type="string">
            <text:p>NPEEAALGYK</text:p>
          </table:table-cell>
          <table:table-cell table:formula="of:=SUBSTITUTE(SUBSTITUTE([.A30];&quot;(+15.99)&quot;;&quot;&quot;);&quot;(+57.02)&quot;;&quot;&quot;)" office:value-type="string" office:string-value="NPEEAALGYK" calcext:value-type="string">
            <text:p>NPEEAALGYK</text:p>
          </table:table-cell>
        </table:table-row>
        <table:table-row table:style-name="ro1">
          <table:table-cell office:value-type="string" calcext:value-type="string">
            <text:p>NPPEVSLGDK</text:p>
          </table:table-cell>
          <table:table-cell table:formula="of:=SUBSTITUTE(SUBSTITUTE([.A31];&quot;(+15.99)&quot;;&quot;&quot;);&quot;(+57.02)&quot;;&quot;&quot;)" office:value-type="string" office:string-value="NPPEVSLGDK" calcext:value-type="string">
            <text:p>NPPEVSLGDK</text:p>
          </table:table-cell>
        </table:table-row>
        <table:table-row table:style-name="ro1">
          <table:table-cell office:value-type="string" calcext:value-type="string">
            <text:p>FENYEEK</text:p>
          </table:table-cell>
          <table:table-cell table:formula="of:=SUBSTITUTE(SUBSTITUTE([.A32];&quot;(+15.99)&quot;;&quot;&quot;);&quot;(+57.02)&quot;;&quot;&quot;)" office:value-type="string" office:string-value="FENYEEK" calcext:value-type="string">
            <text:p>FENYEEK</text:p>
          </table:table-cell>
        </table:table-row>
        <table:table-row table:style-name="ro1">
          <table:table-cell office:value-type="string" calcext:value-type="string">
            <text:p>LPKNLDVLMMR</text:p>
          </table:table-cell>
          <table:table-cell table:formula="of:=SUBSTITUTE(SUBSTITUTE([.A33];&quot;(+15.99)&quot;;&quot;&quot;);&quot;(+57.02)&quot;;&quot;&quot;)" office:value-type="string" office:string-value="LPKNLDVLMMR" calcext:value-type="string">
            <text:p>LPKNLDVLMMR</text:p>
          </table:table-cell>
        </table:table-row>
        <table:table-row table:style-name="ro1">
          <table:table-cell office:value-type="string" calcext:value-type="string">
            <text:p>FYSEEVTLTK</text:p>
          </table:table-cell>
          <table:table-cell table:formula="of:=SUBSTITUTE(SUBSTITUTE([.A34];&quot;(+15.99)&quot;;&quot;&quot;);&quot;(+57.02)&quot;;&quot;&quot;)" office:value-type="string" office:string-value="FYSEEVTLTK" calcext:value-type="string">
            <text:p>FYSEEVTLTK</text:p>
          </table:table-cell>
        </table:table-row>
        <table:table-row table:style-name="ro1">
          <table:table-cell office:value-type="string" calcext:value-type="string">
            <text:p>WFVSALSWPR</text:p>
          </table:table-cell>
          <table:table-cell table:formula="of:=SUBSTITUTE(SUBSTITUTE([.A35];&quot;(+15.99)&quot;;&quot;&quot;);&quot;(+57.02)&quot;;&quot;&quot;)" office:value-type="string" office:string-value="WFVSALSWPR" calcext:value-type="string">
            <text:p>WFVSALSWPR</text:p>
          </table:table-cell>
        </table:table-row>
        <table:table-row table:style-name="ro1">
          <table:table-cell office:value-type="string" calcext:value-type="string">
            <text:p>WPTDKNPLNK</text:p>
          </table:table-cell>
          <table:table-cell table:formula="of:=SUBSTITUTE(SUBSTITUTE([.A36];&quot;(+15.99)&quot;;&quot;&quot;);&quot;(+57.02)&quot;;&quot;&quot;)" office:value-type="string" office:string-value="WPTDKNPLNK" calcext:value-type="string">
            <text:p>WPTDKNPLNK</text:p>
          </table:table-cell>
        </table:table-row>
        <table:table-row table:style-name="ro1">
          <table:table-cell office:value-type="string" calcext:value-type="string">
            <text:p>LDALVFLK</text:p>
          </table:table-cell>
          <table:table-cell table:formula="of:=SUBSTITUTE(SUBSTITUTE([.A37];&quot;(+15.99)&quot;;&quot;&quot;);&quot;(+57.02)&quot;;&quot;&quot;)" office:value-type="string" office:string-value="LDALVFLK" calcext:value-type="string">
            <text:p>LDALVFLK</text:p>
          </table:table-cell>
        </table:table-row>
        <table:table-row table:style-name="ro1">
          <table:table-cell office:value-type="string" calcext:value-type="string">
            <text:p>ENVLSLEEGK</text:p>
          </table:table-cell>
          <table:table-cell table:formula="of:=SUBSTITUTE(SUBSTITUTE([.A38];&quot;(+15.99)&quot;;&quot;&quot;);&quot;(+57.02)&quot;;&quot;&quot;)" office:value-type="string" office:string-value="ENVLSLEEGK" calcext:value-type="string">
            <text:p>ENVLSLEEGK</text:p>
          </table:table-cell>
        </table:table-row>
        <table:table-row table:style-name="ro1">
          <table:table-cell office:value-type="string" calcext:value-type="string">
            <text:p>EFLDDAFDLK</text:p>
          </table:table-cell>
          <table:table-cell table:formula="of:=SUBSTITUTE(SUBSTITUTE([.A39];&quot;(+15.99)&quot;;&quot;&quot;);&quot;(+57.02)&quot;;&quot;&quot;)" office:value-type="string" office:string-value="EFLDDAFDLK" calcext:value-type="string">
            <text:p>EFLDDAFDLK</text:p>
          </table:table-cell>
        </table:table-row>
        <table:table-row table:style-name="ro1">
          <table:table-cell office:value-type="string" calcext:value-type="string">
            <text:p>DPPEVSLGDK</text:p>
          </table:table-cell>
          <table:table-cell table:formula="of:=SUBSTITUTE(SUBSTITUTE([.A40];&quot;(+15.99)&quot;;&quot;&quot;);&quot;(+57.02)&quot;;&quot;&quot;)" office:value-type="string" office:string-value="DPPEVSLGDK" calcext:value-type="string">
            <text:p>DPPEVSLGDK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41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KQM(+15.99)LDQLHPDR</text:p>
          </table:table-cell>
          <table:table-cell table:formula="of:=SUBSTITUTE(SUBSTITUTE([.A42];&quot;(+15.99)&quot;;&quot;&quot;);&quot;(+57.02)&quot;;&quot;&quot;)" office:value-type="string" office:string-value="KQMLDQLHPDR" calcext:value-type="string">
            <text:p>KQMLDQLHPDR</text:p>
          </table:table-cell>
        </table:table-row>
        <table:table-row table:style-name="ro1">
          <table:table-cell office:value-type="string" calcext:value-type="string">
            <text:p>EDEDM(+15.99)YYNEK</text:p>
          </table:table-cell>
          <table:table-cell table:formula="of:=SUBSTITUTE(SUBSTITUTE([.A43];&quot;(+15.99)&quot;;&quot;&quot;);&quot;(+57.02)&quot;;&quot;&quot;)" office:value-type="string" office:string-value="EDEDMYYNEK" calcext:value-type="string">
            <text:p>EDEDMYYNEK</text:p>
          </table:table-cell>
        </table:table-row>
        <table:table-row table:style-name="ro1">
          <table:table-cell office:value-type="string" calcext:value-type="string">
            <text:p>NLLEERLK</text:p>
          </table:table-cell>
          <table:table-cell table:formula="of:=SUBSTITUTE(SUBSTITUTE([.A44];&quot;(+15.99)&quot;;&quot;&quot;);&quot;(+57.02)&quot;;&quot;&quot;)" office:value-type="string" office:string-value="NLLEERLK" calcext:value-type="string">
            <text:p>NLLEERLK</text:p>
          </table:table-cell>
        </table:table-row>
        <table:table-row table:style-name="ro1">
          <table:table-cell office:value-type="string" calcext:value-type="string">
            <text:p>NPEEAALGYK</text:p>
          </table:table-cell>
          <table:table-cell table:formula="of:=SUBSTITUTE(SUBSTITUTE([.A45];&quot;(+15.99)&quot;;&quot;&quot;);&quot;(+57.02)&quot;;&quot;&quot;)" office:value-type="string" office:string-value="NPEEAALGYK" calcext:value-type="string">
            <text:p>NPEEAALGYK</text:p>
          </table:table-cell>
        </table:table-row>
        <table:table-row table:style-name="ro1">
          <table:table-cell office:value-type="string" calcext:value-type="string">
            <text:p>ATWFLVGK</text:p>
          </table:table-cell>
          <table:table-cell table:formula="of:=SUBSTITUTE(SUBSTITUTE([.A46];&quot;(+15.99)&quot;;&quot;&quot;);&quot;(+57.02)&quot;;&quot;&quot;)" office:value-type="string" office:string-value="ATWFLVGK" calcext:value-type="string">
            <text:p>ATWFLVGK</text:p>
          </table:table-cell>
        </table:table-row>
        <table:table-row table:style-name="ro1">
          <table:table-cell office:value-type="string" calcext:value-type="string">
            <text:p>ESSALQLAK</text:p>
          </table:table-cell>
          <table:table-cell table:formula="of:=SUBSTITUTE(SUBSTITUTE([.A47];&quot;(+15.99)&quot;;&quot;&quot;);&quot;(+57.02)&quot;;&quot;&quot;)" office:value-type="string" office:string-value="ESSALQLAK" calcext:value-type="string">
            <text:p>ESSALQLAK</text:p>
          </table:table-cell>
        </table:table-row>
        <table:table-row table:style-name="ro1">
          <table:table-cell office:value-type="string" calcext:value-type="string">
            <text:p>VAAEAVLASPK</text:p>
          </table:table-cell>
          <table:table-cell table:formula="of:=SUBSTITUTE(SUBSTITUTE([.A48];&quot;(+15.99)&quot;;&quot;&quot;);&quot;(+57.02)&quot;;&quot;&quot;)" office:value-type="string" office:string-value="VAAEAVLASPK" calcext:value-type="string">
            <text:p>VAAEAVLASPK</text:p>
          </table:table-cell>
        </table:table-row>
        <table:table-row table:style-name="ro1">
          <table:table-cell office:value-type="string" calcext:value-type="string">
            <text:p>DPPEVSLGDK</text:p>
          </table:table-cell>
          <table:table-cell table:formula="of:=SUBSTITUTE(SUBSTITUTE([.A49];&quot;(+15.99)&quot;;&quot;&quot;);&quot;(+57.02)&quot;;&quot;&quot;)" office:value-type="string" office:string-value="DPPEVSLGDK" calcext:value-type="string">
            <text:p>DPPEVSLGDK</text:p>
          </table:table-cell>
        </table:table-row>
        <table:table-row table:style-name="ro1">
          <table:table-cell office:value-type="string" calcext:value-type="string">
            <text:p>FEDEVVLAEVQK</text:p>
          </table:table-cell>
          <table:table-cell table:formula="of:=SUBSTITUTE(SUBSTITUTE([.A50];&quot;(+15.99)&quot;;&quot;&quot;);&quot;(+57.02)&quot;;&quot;&quot;)" office:value-type="string" office:string-value="FEDEVVLAEVQK" calcext:value-type="string">
            <text:p>FEDEVVLAEVQK</text:p>
          </table:table-cell>
        </table:table-row>
        <table:table-row table:style-name="ro1">
          <table:table-cell office:value-type="string" calcext:value-type="string">
            <text:p>FEVLPEFNK</text:p>
          </table:table-cell>
          <table:table-cell table:formula="of:=SUBSTITUTE(SUBSTITUTE([.A51];&quot;(+15.99)&quot;;&quot;&quot;);&quot;(+57.02)&quot;;&quot;&quot;)" office:value-type="string" office:string-value="FEVLPEFNK" calcext:value-type="string">
            <text:p>FEVLPEFNK</text:p>
          </table:table-cell>
        </table:table-row>
        <table:table-row table:style-name="ro1">
          <table:table-cell office:value-type="string" calcext:value-type="string">
            <text:p>QNKENTLDQLR</text:p>
          </table:table-cell>
          <table:table-cell table:formula="of:=SUBSTITUTE(SUBSTITUTE([.A52];&quot;(+15.99)&quot;;&quot;&quot;);&quot;(+57.02)&quot;;&quot;&quot;)" office:value-type="string" office:string-value="QNKENTLDQLR" calcext:value-type="string">
            <text:p>QNKENTLDQLR</text:p>
          </table:table-cell>
        </table:table-row>
        <table:table-row table:style-name="ro1">
          <table:table-cell office:value-type="string" calcext:value-type="string">
            <text:p>LMVSNAVDALSK</text:p>
          </table:table-cell>
          <table:table-cell table:formula="of:=SUBSTITUTE(SUBSTITUTE([.A53];&quot;(+15.99)&quot;;&quot;&quot;);&quot;(+57.02)&quot;;&quot;&quot;)" office:value-type="string" office:string-value="LMVSNAVDALSK" calcext:value-type="string">
            <text:p>LMVSNAVDALSK</text:p>
          </table:table-cell>
        </table:table-row>
        <table:table-row table:style-name="ro1">
          <table:table-cell office:value-type="string" calcext:value-type="string">
            <text:p>VPGDEYVLLSEK</text:p>
          </table:table-cell>
          <table:table-cell table:formula="of:=SUBSTITUTE(SUBSTITUTE([.A54];&quot;(+15.99)&quot;;&quot;&quot;);&quot;(+57.02)&quot;;&quot;&quot;)" office:value-type="string" office:string-value="VPGDEYVLLSEK" calcext:value-type="string">
            <text:p>VPGDEYVLLSEK</text:p>
          </table:table-cell>
        </table:table-row>
        <table:table-row table:style-name="ro1">
          <table:table-cell office:value-type="string" calcext:value-type="string">
            <text:p>EANNLESLK</text:p>
          </table:table-cell>
          <table:table-cell table:formula="of:=SUBSTITUTE(SUBSTITUTE([.A55];&quot;(+15.99)&quot;;&quot;&quot;);&quot;(+57.02)&quot;;&quot;&quot;)" office:value-type="string" office:string-value="EANNLESLK" calcext:value-type="string">
            <text:p>EANNLESLK</text:p>
          </table:table-cell>
        </table:table-row>
        <table:table-row table:style-name="ro1">
          <table:table-cell office:value-type="string" calcext:value-type="string">
            <text:p>QVSYGLEKR</text:p>
          </table:table-cell>
          <table:table-cell table:formula="of:=SUBSTITUTE(SUBSTITUTE([.A56];&quot;(+15.99)&quot;;&quot;&quot;);&quot;(+57.02)&quot;;&quot;&quot;)" office:value-type="string" office:string-value="QVSYGLEKR" calcext:value-type="string">
            <text:p>QVSYGLEKR</text:p>
          </table:table-cell>
        </table:table-row>
        <table:table-row table:style-name="ro1">
          <table:table-cell office:value-type="string" calcext:value-type="string">
            <text:p>QLSALSSHLHHK</text:p>
          </table:table-cell>
          <table:table-cell table:formula="of:=SUBSTITUTE(SUBSTITUTE([.A57];&quot;(+15.99)&quot;;&quot;&quot;);&quot;(+57.02)&quot;;&quot;&quot;)" office:value-type="string" office:string-value="QLSALSSHLHHK" calcext:value-type="string">
            <text:p>QLSALSSHLHHK</text:p>
          </table:table-cell>
        </table:table-row>
        <table:table-row table:style-name="ro1">
          <table:table-cell office:value-type="string" calcext:value-type="string">
            <text:p>TM(+15.99)TVC(+57.02)EYVR</text:p>
          </table:table-cell>
          <table:table-cell table:formula="of:=SUBSTITUTE(SUBSTITUTE([.A58];&quot;(+15.99)&quot;;&quot;&quot;);&quot;(+57.02)&quot;;&quot;&quot;)" office:value-type="string" office:string-value="TMTVCEYVR" calcext:value-type="string">
            <text:p>TMTVCEYVR</text:p>
          </table:table-cell>
        </table:table-row>
        <table:table-row table:style-name="ro2">
          <table:table-cell office:value-type="string" calcext:value-type="string">
            <text:p>EEHSGEGALKFAPEALAR</text:p>
          </table:table-cell>
          <table:table-cell table:formula="of:=SUBSTITUTE(SUBSTITUTE([.A59];&quot;(+15.99)&quot;;&quot;&quot;);&quot;(+57.02)&quot;;&quot;&quot;)" office:value-type="string" office:string-value="EEHSGEGALKFAPEALAR" calcext:value-type="string">
            <text:p>EEHSGEGALKFAPEALAR</text:p>
          </table:table-cell>
        </table:table-row>
        <table:table-row table:style-name="ro1">
          <table:table-cell office:value-type="string" calcext:value-type="string">
            <text:p>LM(+15.99)ALYKEEANSLLEKK</text:p>
          </table:table-cell>
          <table:table-cell table:formula="of:=SUBSTITUTE(SUBSTITUTE([.A60];&quot;(+15.99)&quot;;&quot;&quot;);&quot;(+57.02)&quot;;&quot;&quot;)" office:value-type="string" office:string-value="LMALYKEEANSLLEKK" calcext:value-type="string">
            <text:p>LMALYKEEANSLLEKK</text:p>
          </table:table-cell>
        </table:table-row>
        <table:table-row table:style-name="ro1">
          <table:table-cell office:value-type="string" calcext:value-type="string">
            <text:p>LSDLTGLELAWEYR</text:p>
          </table:table-cell>
          <table:table-cell table:formula="of:=SUBSTITUTE(SUBSTITUTE([.A61];&quot;(+15.99)&quot;;&quot;&quot;);&quot;(+57.02)&quot;;&quot;&quot;)" office:value-type="string" office:string-value="LSDLTGLELAWEYR" calcext:value-type="string">
            <text:p>LSDLTGLELAWEYR</text:p>
          </table:table-cell>
        </table:table-row>
        <table:table-row table:style-name="ro1">
          <table:table-cell office:value-type="string" calcext:value-type="string">
            <text:p>KDLVDELLLLDEK</text:p>
          </table:table-cell>
          <table:table-cell table:formula="of:=SUBSTITUTE(SUBSTITUTE([.A62];&quot;(+15.99)&quot;;&quot;&quot;);&quot;(+57.02)&quot;;&quot;&quot;)" office:value-type="string" office:string-value="KDLVDELLLLDEK" calcext:value-type="string">
            <text:p>KDLVDELLLLDEK</text:p>
          </table:table-cell>
        </table:table-row>
        <table:table-row table:style-name="ro1">
          <table:table-cell office:value-type="string" calcext:value-type="string">
            <text:p>HFLSLEEGK</text:p>
          </table:table-cell>
          <table:table-cell table:formula="of:=SUBSTITUTE(SUBSTITUTE([.A63];&quot;(+15.99)&quot;;&quot;&quot;);&quot;(+57.02)&quot;;&quot;&quot;)" office:value-type="string" office:string-value="HFLSLEEGK" calcext:value-type="string">
            <text:p>HFLSLEEGK</text:p>
          </table:table-cell>
        </table:table-row>
        <table:table-row table:style-name="ro1">
          <table:table-cell office:value-type="string" calcext:value-type="string">
            <text:p>QPVELTYR</text:p>
          </table:table-cell>
          <table:table-cell table:formula="of:=SUBSTITUTE(SUBSTITUTE([.A64];&quot;(+15.99)&quot;;&quot;&quot;);&quot;(+57.02)&quot;;&quot;&quot;)" office:value-type="string" office:string-value="QPVELTYR" calcext:value-type="string">
            <text:p>QPVELTYR</text:p>
          </table:table-cell>
        </table:table-row>
        <table:table-row table:style-name="ro1">
          <table:table-cell office:value-type="string" calcext:value-type="string">
            <text:p>TTAFSNLEDK</text:p>
          </table:table-cell>
          <table:table-cell table:formula="of:=SUBSTITUTE(SUBSTITUTE([.A65];&quot;(+15.99)&quot;;&quot;&quot;);&quot;(+57.02)&quot;;&quot;&quot;)" office:value-type="string" office:string-value="TTAFSNLEDK" calcext:value-type="string">
            <text:p>TTAFSNLEDK</text:p>
          </table:table-cell>
        </table:table-row>
        <table:table-row table:style-name="ro1">
          <table:table-cell office:value-type="string" calcext:value-type="string">
            <text:p>NLLKALK</text:p>
          </table:table-cell>
          <table:table-cell table:formula="of:=SUBSTITUTE(SUBSTITUTE([.A66];&quot;(+15.99)&quot;;&quot;&quot;);&quot;(+57.02)&quot;;&quot;&quot;)" office:value-type="string" office:string-value="NLLKALK" calcext:value-type="string">
            <text:p>NLLKALK</text:p>
          </table:table-cell>
        </table:table-row>
        <table:table-row table:style-name="ro1">
          <table:table-cell office:value-type="string" calcext:value-type="string">
            <text:p>DPPEVSLGDK</text:p>
          </table:table-cell>
          <table:table-cell table:formula="of:=SUBSTITUTE(SUBSTITUTE([.A67];&quot;(+15.99)&quot;;&quot;&quot;);&quot;(+57.02)&quot;;&quot;&quot;)" office:value-type="string" office:string-value="DPPEVSLGDK" calcext:value-type="string">
            <text:p>DPPEVSLGDK</text:p>
          </table:table-cell>
        </table:table-row>
        <table:table-row table:style-name="ro1">
          <table:table-cell office:value-type="string" calcext:value-type="string">
            <text:p>LLVTDLVMSLLYK</text:p>
          </table:table-cell>
          <table:table-cell table:formula="of:=SUBSTITUTE(SUBSTITUTE([.A68];&quot;(+15.99)&quot;;&quot;&quot;);&quot;(+57.02)&quot;;&quot;&quot;)" office:value-type="string" office:string-value="LLVTDLVMSLLYK" calcext:value-type="string">
            <text:p>LLVTDLVMSLLYK</text:p>
          </table:table-cell>
        </table:table-row>
        <table:table-row table:style-name="ro1">
          <table:table-cell office:value-type="string" calcext:value-type="string">
            <text:p>QQVDHLASLM(+15.99)K</text:p>
          </table:table-cell>
          <table:table-cell table:formula="of:=SUBSTITUTE(SUBSTITUTE([.A69];&quot;(+15.99)&quot;;&quot;&quot;);&quot;(+57.02)&quot;;&quot;&quot;)" office:value-type="string" office:string-value="QQVDHLASLMK" calcext:value-type="string">
            <text:p>QQVDHLASLMK</text:p>
          </table:table-cell>
        </table:table-row>
        <table:table-row table:style-name="ro1">
          <table:table-cell office:value-type="string" calcext:value-type="string">
            <text:p>EESPEEVSAQVLRK</text:p>
          </table:table-cell>
          <table:table-cell table:formula="of:=SUBSTITUTE(SUBSTITUTE([.A70];&quot;(+15.99)&quot;;&quot;&quot;);&quot;(+57.02)&quot;;&quot;&quot;)" office:value-type="string" office:string-value="EESPEEVSAQVLRK" calcext:value-type="string">
            <text:p>EESPEEVSAQVLRK</text:p>
          </table:table-cell>
        </table:table-row>
        <table:table-row table:style-name="ro1">
          <table:table-cell office:value-type="string" calcext:value-type="string">
            <text:p>EPLQHFK</text:p>
          </table:table-cell>
          <table:table-cell table:formula="of:=SUBSTITUTE(SUBSTITUTE([.A71];&quot;(+15.99)&quot;;&quot;&quot;);&quot;(+57.02)&quot;;&quot;&quot;)" office:value-type="string" office:string-value="EPLQHFK" calcext:value-type="string">
            <text:p>EPLQHFK</text:p>
          </table:table-cell>
        </table:table-row>
        <table:table-row table:style-name="ro1">
          <table:table-cell office:value-type="string" calcext:value-type="string">
            <text:p>EYLDSEELNFLEK</text:p>
          </table:table-cell>
          <table:table-cell table:formula="of:=SUBSTITUTE(SUBSTITUTE([.A72];&quot;(+15.99)&quot;;&quot;&quot;);&quot;(+57.02)&quot;;&quot;&quot;)" office:value-type="string" office:string-value="EYLDSEELNFLEK" calcext:value-type="string">
            <text:p>EYLDSEELNFLEK</text:p>
          </table:table-cell>
        </table:table-row>
        <table:table-row table:style-name="ro1">
          <table:table-cell office:value-type="string" calcext:value-type="string">
            <text:p>EALSDEDYELLDYLR</text:p>
          </table:table-cell>
          <table:table-cell table:formula="of:=SUBSTITUTE(SUBSTITUTE([.A73];&quot;(+15.99)&quot;;&quot;&quot;);&quot;(+57.02)&quot;;&quot;&quot;)" office:value-type="string" office:string-value="EALSDEDYELLDYLR" calcext:value-type="string">
            <text:p>EALSDEDYELLDYLR</text:p>
          </table:table-cell>
        </table:table-row>
        <table:table-row table:style-name="ro1">
          <table:table-cell office:value-type="string" calcext:value-type="string">
            <text:p>RGLVFEK</text:p>
          </table:table-cell>
          <table:table-cell table:formula="of:=SUBSTITUTE(SUBSTITUTE([.A74];&quot;(+15.99)&quot;;&quot;&quot;);&quot;(+57.02)&quot;;&quot;&quot;)" office:value-type="string" office:string-value="RGLVFEK" calcext:value-type="string">
            <text:p>RGLVFEK</text:p>
          </table:table-cell>
        </table:table-row>
        <table:table-row table:style-name="ro1">
          <table:table-cell office:value-type="string" calcext:value-type="string">
            <text:p>EFFESDLVQEEAKK</text:p>
          </table:table-cell>
          <table:table-cell table:formula="of:=SUBSTITUTE(SUBSTITUTE([.A75];&quot;(+15.99)&quot;;&quot;&quot;);&quot;(+57.02)&quot;;&quot;&quot;)" office:value-type="string" office:string-value="EFFESDLVQEEAKK" calcext:value-type="string">
            <text:p>EFFESDLVQEEAKK</text:p>
          </table:table-cell>
        </table:table-row>
        <table:table-row table:style-name="ro1">
          <table:table-cell office:value-type="string" calcext:value-type="string">
            <text:p>TNLGFFELEK</text:p>
          </table:table-cell>
          <table:table-cell table:formula="of:=SUBSTITUTE(SUBSTITUTE([.A76];&quot;(+15.99)&quot;;&quot;&quot;);&quot;(+57.02)&quot;;&quot;&quot;)" office:value-type="string" office:string-value="TNLGFFELEK" calcext:value-type="string">
            <text:p>TNLGFFELEK</text:p>
          </table:table-cell>
        </table:table-row>
        <table:table-row table:style-name="ro1">
          <table:table-cell office:value-type="string" calcext:value-type="string">
            <text:p>QVGADFTNAVLSR</text:p>
          </table:table-cell>
          <table:table-cell table:formula="of:=SUBSTITUTE(SUBSTITUTE([.A77];&quot;(+15.99)&quot;;&quot;&quot;);&quot;(+57.02)&quot;;&quot;&quot;)" office:value-type="string" office:string-value="QVGADFTNAVLSR" calcext:value-type="string">
            <text:p>QVGADFTNAVLSR</text:p>
          </table:table-cell>
        </table:table-row>
        <table:table-row table:style-name="ro1">
          <table:table-cell office:value-type="string" calcext:value-type="string">
            <text:p>NPPEVSLGDK</text:p>
          </table:table-cell>
          <table:table-cell table:formula="of:=SUBSTITUTE(SUBSTITUTE([.A78];&quot;(+15.99)&quot;;&quot;&quot;);&quot;(+57.02)&quot;;&quot;&quot;)" office:value-type="string" office:string-value="NPPEVSLGDK" calcext:value-type="string">
            <text:p>NPPEVSLGDK</text:p>
          </table:table-cell>
        </table:table-row>
        <table:table-row table:style-name="ro1">
          <table:table-cell office:value-type="string" calcext:value-type="string">
            <text:p>LLYGGGEQAR</text:p>
          </table:table-cell>
          <table:table-cell table:formula="of:=SUBSTITUTE(SUBSTITUTE([.A79];&quot;(+15.99)&quot;;&quot;&quot;);&quot;(+57.02)&quot;;&quot;&quot;)" office:value-type="string" office:string-value="LLYGGGEQAR" calcext:value-type="string">
            <text:p>LLYGGGEQAR</text:p>
          </table:table-cell>
        </table:table-row>
        <table:table-row table:style-name="ro1">
          <table:table-cell office:value-type="string" calcext:value-type="string">
            <text:p>LLVTPDESFVLLHM(+15.99)R</text:p>
          </table:table-cell>
          <table:table-cell table:formula="of:=SUBSTITUTE(SUBSTITUTE([.A80];&quot;(+15.99)&quot;;&quot;&quot;);&quot;(+57.02)&quot;;&quot;&quot;)" office:value-type="string" office:string-value="LLVTPDESFVLLHMR" calcext:value-type="string">
            <text:p>LLVTPDESFVLLHMR</text:p>
          </table:table-cell>
        </table:table-row>
        <table:table-row table:style-name="ro1">
          <table:table-cell office:value-type="string" calcext:value-type="string">
            <text:p>EDC(+57.02)LLLK</text:p>
          </table:table-cell>
          <table:table-cell table:formula="of:=SUBSTITUTE(SUBSTITUTE([.A81];&quot;(+15.99)&quot;;&quot;&quot;);&quot;(+57.02)&quot;;&quot;&quot;)" office:value-type="string" office:string-value="EDCLLLK" calcext:value-type="string">
            <text:p>EDCLLLK</text:p>
          </table:table-cell>
        </table:table-row>
        <table:table-row table:style-name="ro1">
          <table:table-cell office:value-type="string" calcext:value-type="string">
            <text:p>RDSYYQDK</text:p>
          </table:table-cell>
          <table:table-cell table:formula="of:=SUBSTITUTE(SUBSTITUTE([.A82];&quot;(+15.99)&quot;;&quot;&quot;);&quot;(+57.02)&quot;;&quot;&quot;)" office:value-type="string" office:string-value="RDSYYQDK" calcext:value-type="string">
            <text:p>RDSYYQDK</text:p>
          </table:table-cell>
        </table:table-row>
        <table:table-row table:style-name="ro1">
          <table:table-cell office:value-type="string" calcext:value-type="string">
            <text:p>FGLASNLLK</text:p>
          </table:table-cell>
          <table:table-cell table:formula="of:=SUBSTITUTE(SUBSTITUTE([.A83];&quot;(+15.99)&quot;;&quot;&quot;);&quot;(+57.02)&quot;;&quot;&quot;)" office:value-type="string" office:string-value="FGLASNLLK" calcext:value-type="string">
            <text:p>FGLASNLLK</text:p>
          </table:table-cell>
        </table:table-row>
        <table:table-row table:style-name="ro1">
          <table:table-cell office:value-type="string" calcext:value-type="string">
            <text:p>WNKNLEKDDLVK</text:p>
          </table:table-cell>
          <table:table-cell table:formula="of:=SUBSTITUTE(SUBSTITUTE([.A84];&quot;(+15.99)&quot;;&quot;&quot;);&quot;(+57.02)&quot;;&quot;&quot;)" office:value-type="string" office:string-value="WNKNLEKDDLVK" calcext:value-type="string">
            <text:p>WNKNLEKDDLVK</text:p>
          </table:table-cell>
        </table:table-row>
        <table:table-row table:style-name="ro1">
          <table:table-cell office:value-type="string" calcext:value-type="string">
            <text:p>FFDLC(+57.02)R</text:p>
          </table:table-cell>
          <table:table-cell table:formula="of:=SUBSTITUTE(SUBSTITUTE([.A85];&quot;(+15.99)&quot;;&quot;&quot;);&quot;(+57.02)&quot;;&quot;&quot;)" office:value-type="string" office:string-value="FFDLCR" calcext:value-type="string">
            <text:p>FFDLCR</text:p>
          </table:table-cell>
        </table:table-row>
        <table:table-row table:style-name="ro1">
          <table:table-cell office:value-type="string" calcext:value-type="string">
            <text:p>ESGDEFAHLLGK</text:p>
          </table:table-cell>
          <table:table-cell table:formula="of:=SUBSTITUTE(SUBSTITUTE([.A86];&quot;(+15.99)&quot;;&quot;&quot;);&quot;(+57.02)&quot;;&quot;&quot;)" office:value-type="string" office:string-value="ESGDEFAHLLGK" calcext:value-type="string">
            <text:p>ESGDEFAHLLGK</text:p>
          </table:table-cell>
        </table:table-row>
        <table:table-row table:style-name="ro1">
          <table:table-cell office:value-type="string" calcext:value-type="string">
            <text:p>EYLLEVLFNK</text:p>
          </table:table-cell>
          <table:table-cell table:formula="of:=SUBSTITUTE(SUBSTITUTE([.A87];&quot;(+15.99)&quot;;&quot;&quot;);&quot;(+57.02)&quot;;&quot;&quot;)" office:value-type="string" office:string-value="EYLLEVLFNK" calcext:value-type="string">
            <text:p>EYLLEVLFNK</text:p>
          </table:table-cell>
        </table:table-row>
        <table:table-row table:style-name="ro1">
          <table:table-cell office:value-type="string" calcext:value-type="string">
            <text:p>VGNLMLR</text:p>
          </table:table-cell>
          <table:table-cell table:formula="of:=SUBSTITUTE(SUBSTITUTE([.A88];&quot;(+15.99)&quot;;&quot;&quot;);&quot;(+57.02)&quot;;&quot;&quot;)" office:value-type="string" office:string-value="VGNLMLR" calcext:value-type="string">
            <text:p>VGNLMLR</text:p>
          </table:table-cell>
        </table:table-row>
        <table:table-row table:style-name="ro1">
          <table:table-cell office:value-type="string" calcext:value-type="string">
            <text:p>ATEFLVDK</text:p>
          </table:table-cell>
          <table:table-cell table:formula="of:=SUBSTITUTE(SUBSTITUTE([.A89];&quot;(+15.99)&quot;;&quot;&quot;);&quot;(+57.02)&quot;;&quot;&quot;)" office:value-type="string" office:string-value="ATEFLVDK" calcext:value-type="string">
            <text:p>ATEFLVDK</text:p>
          </table:table-cell>
        </table:table-row>
        <table:table-row table:style-name="ro1">
          <table:table-cell office:value-type="string" calcext:value-type="string">
            <text:p>EPAEEESLK</text:p>
          </table:table-cell>
          <table:table-cell table:formula="of:=SUBSTITUTE(SUBSTITUTE([.A90];&quot;(+15.99)&quot;;&quot;&quot;);&quot;(+57.02)&quot;;&quot;&quot;)" office:value-type="string" office:string-value="EPAEEESLK" calcext:value-type="string">
            <text:p>EPAEEESLK</text:p>
          </table:table-cell>
        </table:table-row>
        <table:table-row table:style-name="ro1">
          <table:table-cell office:value-type="string" calcext:value-type="string">
            <text:p>LHNLM(+15.99)SMLSK</text:p>
          </table:table-cell>
          <table:table-cell table:formula="of:=SUBSTITUTE(SUBSTITUTE([.A91];&quot;(+15.99)&quot;;&quot;&quot;);&quot;(+57.02)&quot;;&quot;&quot;)" office:value-type="string" office:string-value="LHNLMSMLSK" calcext:value-type="string">
            <text:p>LHNLMSMLSK</text:p>
          </table:table-cell>
        </table:table-row>
        <table:table-row table:style-name="ro1">
          <table:table-cell office:value-type="string" calcext:value-type="string">
            <text:p>ATEFLVGKK</text:p>
          </table:table-cell>
          <table:table-cell table:formula="of:=SUBSTITUTE(SUBSTITUTE([.A92];&quot;(+15.99)&quot;;&quot;&quot;);&quot;(+57.02)&quot;;&quot;&quot;)" office:value-type="string" office:string-value="ATEFLVGKK" calcext:value-type="string">
            <text:p>ATEFLVGKK</text:p>
          </table:table-cell>
        </table:table-row>
        <table:table-row table:style-name="ro1">
          <table:table-cell office:value-type="string" calcext:value-type="string">
            <text:p>TPLANLVM(+15.99)DAM(+15.99)K</text:p>
          </table:table-cell>
          <table:table-cell table:formula="of:=SUBSTITUTE(SUBSTITUTE([.A93];&quot;(+15.99)&quot;;&quot;&quot;);&quot;(+57.02)&quot;;&quot;&quot;)" office:value-type="string" office:string-value="TPLANLVMDAMK" calcext:value-type="string">
            <text:p>TPLANLVMDAMK</text:p>
          </table:table-cell>
        </table:table-row>
        <table:table-row table:style-name="ro1">
          <table:table-cell office:value-type="string" calcext:value-type="string">
            <text:p>ENLEEVVTFLK</text:p>
          </table:table-cell>
          <table:table-cell table:formula="of:=SUBSTITUTE(SUBSTITUTE([.A94];&quot;(+15.99)&quot;;&quot;&quot;);&quot;(+57.02)&quot;;&quot;&quot;)" office:value-type="string" office:string-value="ENLEEVVTFLK" calcext:value-type="string">
            <text:p>ENLEEVVTFLK</text:p>
          </table:table-cell>
        </table:table-row>
        <table:table-row table:style-name="ro1">
          <table:table-cell office:value-type="string" calcext:value-type="string">
            <text:p>NTEPEVLEVK</text:p>
          </table:table-cell>
          <table:table-cell table:formula="of:=SUBSTITUTE(SUBSTITUTE([.A95];&quot;(+15.99)&quot;;&quot;&quot;);&quot;(+57.02)&quot;;&quot;&quot;)" office:value-type="string" office:string-value="NTEPEVLEVK" calcext:value-type="string">
            <text:p>NTEPEVLEVK</text:p>
          </table:table-cell>
        </table:table-row>
        <table:table-row table:style-name="ro1">
          <table:table-cell office:value-type="string" calcext:value-type="string">
            <text:p>DC(+57.02)VPALEASLLQK</text:p>
          </table:table-cell>
          <table:table-cell table:formula="of:=SUBSTITUTE(SUBSTITUTE([.A96];&quot;(+15.99)&quot;;&quot;&quot;);&quot;(+57.02)&quot;;&quot;&quot;)" office:value-type="string" office:string-value="DCVPALEASLLQK" calcext:value-type="string">
            <text:p>DCVPALEASLLQK</text:p>
          </table:table-cell>
        </table:table-row>
        <table:table-row table:style-name="ro1">
          <table:table-cell office:value-type="string" calcext:value-type="string">
            <text:p>SLTAVFDK</text:p>
          </table:table-cell>
          <table:table-cell table:formula="of:=SUBSTITUTE(SUBSTITUTE([.A97];&quot;(+15.99)&quot;;&quot;&quot;);&quot;(+57.02)&quot;;&quot;&quot;)" office:value-type="string" office:string-value="SLTAVFDK" calcext:value-type="string">
            <text:p>SLTAVFDK</text:p>
          </table:table-cell>
        </table:table-row>
        <table:table-row table:style-name="ro1">
          <table:table-cell office:value-type="string" calcext:value-type="string">
            <text:p>LGGGDEYVLLSEK</text:p>
          </table:table-cell>
          <table:table-cell table:formula="of:=SUBSTITUTE(SUBSTITUTE([.A98];&quot;(+15.99)&quot;;&quot;&quot;);&quot;(+57.02)&quot;;&quot;&quot;)" office:value-type="string" office:string-value="LGGGDEYVLLSEK" calcext:value-type="string">
            <text:p>LGGGDEYVLLSEK</text:p>
          </table:table-cell>
        </table:table-row>
        <table:table-row table:style-name="ro1">
          <table:table-cell office:value-type="string" calcext:value-type="string">
            <text:p>STPFSLLNK</text:p>
          </table:table-cell>
          <table:table-cell table:formula="of:=SUBSTITUTE(SUBSTITUTE([.A99];&quot;(+15.99)&quot;;&quot;&quot;);&quot;(+57.02)&quot;;&quot;&quot;)" office:value-type="string" office:string-value="STPFSLLNK" calcext:value-type="string">
            <text:p>STPFSLLNK</text:p>
          </table:table-cell>
        </table:table-row>
        <table:table-row table:style-name="ro1">
          <table:table-cell office:value-type="string" calcext:value-type="string">
            <text:p>EESLVSEQLSVETATLK</text:p>
          </table:table-cell>
          <table:table-cell table:formula="of:=SUBSTITUTE(SUBSTITUTE([.A100];&quot;(+15.99)&quot;;&quot;&quot;);&quot;(+57.02)&quot;;&quot;&quot;)" office:value-type="string" office:string-value="EESLVSEQLSVETATLK" calcext:value-type="string">
            <text:p>EESLVSEQLSVETATLK</text:p>
          </table:table-cell>
        </table:table-row>
        <table:table-row table:style-name="ro1">
          <table:table-cell office:value-type="string" calcext:value-type="string">
            <text:p>EEAVLDEPYLLLTDK</text:p>
          </table:table-cell>
          <table:table-cell table:formula="of:=SUBSTITUTE(SUBSTITUTE([.A101];&quot;(+15.99)&quot;;&quot;&quot;);&quot;(+57.02)&quot;;&quot;&quot;)" office:value-type="string" office:string-value="EEAVLDEPYLLLTDK" calcext:value-type="string">
            <text:p>EEAVLDEPYLLLTDK</text:p>
          </table:table-cell>
        </table:table-row>
        <table:table-row table:style-name="ro1">
          <table:table-cell office:value-type="string" calcext:value-type="string">
            <text:p>KMDFNSLEVVSGNK</text:p>
          </table:table-cell>
          <table:table-cell table:formula="of:=SUBSTITUTE(SUBSTITUTE([.A102];&quot;(+15.99)&quot;;&quot;&quot;);&quot;(+57.02)&quot;;&quot;&quot;)" office:value-type="string" office:string-value="KMDFNSLEVVSGNK" calcext:value-type="string">
            <text:p>KMDFNSLEVVSGNK</text:p>
          </table:table-cell>
        </table:table-row>
        <table:table-row table:style-name="ro1">
          <table:table-cell office:value-type="string" calcext:value-type="string">
            <text:p>YLSETDLLK</text:p>
          </table:table-cell>
          <table:table-cell table:formula="of:=SUBSTITUTE(SUBSTITUTE([.A103];&quot;(+15.99)&quot;;&quot;&quot;);&quot;(+57.02)&quot;;&quot;&quot;)" office:value-type="string" office:string-value="YLSETDLLK" calcext:value-type="string">
            <text:p>YLSETDLLK</text:p>
          </table:table-cell>
        </table:table-row>
        <table:table-row table:style-name="ro1">
          <table:table-cell office:value-type="string" calcext:value-type="string">
            <text:p>EWVVPC(+57.02)YK</text:p>
          </table:table-cell>
          <table:table-cell table:formula="of:=SUBSTITUTE(SUBSTITUTE([.A104];&quot;(+15.99)&quot;;&quot;&quot;);&quot;(+57.02)&quot;;&quot;&quot;)" office:value-type="string" office:string-value="EWVVPCYK" calcext:value-type="string">
            <text:p>EWVVPCYK</text:p>
          </table:table-cell>
        </table:table-row>
        <table:table-row table:style-name="ro1">
          <table:table-cell office:value-type="string" calcext:value-type="string">
            <text:p>TQFPYVLR</text:p>
          </table:table-cell>
          <table:table-cell table:formula="of:=SUBSTITUTE(SUBSTITUTE([.A105];&quot;(+15.99)&quot;;&quot;&quot;);&quot;(+57.02)&quot;;&quot;&quot;)" office:value-type="string" office:string-value="TQFPYVLR" calcext:value-type="string">
            <text:p>TQFPYVLR</text:p>
          </table:table-cell>
        </table:table-row>
        <table:table-row table:style-name="ro1">
          <table:table-cell office:value-type="string" calcext:value-type="string">
            <text:p>EQNDVWFLDWC(+57.02)EK</text:p>
          </table:table-cell>
          <table:table-cell table:formula="of:=SUBSTITUTE(SUBSTITUTE([.A106];&quot;(+15.99)&quot;;&quot;&quot;);&quot;(+57.02)&quot;;&quot;&quot;)" office:value-type="string" office:string-value="EQNDVWFLDWCEK" calcext:value-type="string">
            <text:p>EQNDVWFLDWCEK</text:p>
          </table:table-cell>
        </table:table-row>
        <table:table-row table:style-name="ro1">
          <table:table-cell office:value-type="string" calcext:value-type="string">
            <text:p>EYGGEVVDNK</text:p>
          </table:table-cell>
          <table:table-cell table:formula="of:=SUBSTITUTE(SUBSTITUTE([.A107];&quot;(+15.99)&quot;;&quot;&quot;);&quot;(+57.02)&quot;;&quot;&quot;)" office:value-type="string" office:string-value="EYGGEVVDNK" calcext:value-type="string">
            <text:p>EYGGEVVDNK</text:p>
          </table:table-cell>
        </table:table-row>
        <table:table-row table:style-name="ro1">
          <table:table-cell office:value-type="string" calcext:value-type="string">
            <text:p>QNQYQLDR</text:p>
          </table:table-cell>
          <table:table-cell table:formula="of:=SUBSTITUTE(SUBSTITUTE([.A108];&quot;(+15.99)&quot;;&quot;&quot;);&quot;(+57.02)&quot;;&quot;&quot;)" office:value-type="string" office:string-value="QNQYQLDR" calcext:value-type="string">
            <text:p>QNQYQLDR</text:p>
          </table:table-cell>
        </table:table-row>
        <table:table-row table:style-name="ro1">
          <table:table-cell office:value-type="string" calcext:value-type="string">
            <text:p>WVDGDLGC(+57.02)M(+15.99)SFHPLK</text:p>
          </table:table-cell>
          <table:table-cell table:formula="of:=SUBSTITUTE(SUBSTITUTE([.A109];&quot;(+15.99)&quot;;&quot;&quot;);&quot;(+57.02)&quot;;&quot;&quot;)" office:value-type="string" office:string-value="WVDGDLGCMSFHPLK" calcext:value-type="string">
            <text:p>WVDGDLGCMSFHPLK</text:p>
          </table:table-cell>
        </table:table-row>
        <table:table-row table:style-name="ro1">
          <table:table-cell office:value-type="string" calcext:value-type="string">
            <text:p>TVFTDVVNTGK</text:p>
          </table:table-cell>
          <table:table-cell table:formula="of:=SUBSTITUTE(SUBSTITUTE([.A110];&quot;(+15.99)&quot;;&quot;&quot;);&quot;(+57.02)&quot;;&quot;&quot;)" office:value-type="string" office:string-value="TVFTDVVNTGK" calcext:value-type="string">
            <text:p>TVFTDVVNTGK</text:p>
          </table:table-cell>
        </table:table-row>
        <table:table-row table:style-name="ro1">
          <table:table-cell office:value-type="string" calcext:value-type="string">
            <text:p>SPLDAFSEK</text:p>
          </table:table-cell>
          <table:table-cell table:formula="of:=SUBSTITUTE(SUBSTITUTE([.A111];&quot;(+15.99)&quot;;&quot;&quot;);&quot;(+57.02)&quot;;&quot;&quot;)" office:value-type="string" office:string-value="SPLDAFSEK" calcext:value-type="string">
            <text:p>SPLDAFSEK</text:p>
          </table:table-cell>
        </table:table-row>
        <table:table-row table:style-name="ro1">
          <table:table-cell office:value-type="string" calcext:value-type="string">
            <text:p>SPYLASLGK</text:p>
          </table:table-cell>
          <table:table-cell table:formula="of:=SUBSTITUTE(SUBSTITUTE([.A112];&quot;(+15.99)&quot;;&quot;&quot;);&quot;(+57.02)&quot;;&quot;&quot;)" office:value-type="string" office:string-value="SPYLASLGK" calcext:value-type="string">
            <text:p>SPYLASLGK</text:p>
          </table:table-cell>
        </table:table-row>
        <table:table-row table:style-name="ro1">
          <table:table-cell office:value-type="string" calcext:value-type="string">
            <text:p>EVDYVNK</text:p>
          </table:table-cell>
          <table:table-cell table:formula="of:=SUBSTITUTE(SUBSTITUTE([.A113];&quot;(+15.99)&quot;;&quot;&quot;);&quot;(+57.02)&quot;;&quot;&quot;)" office:value-type="string" office:string-value="EVDYVNK" calcext:value-type="string">
            <text:p>EVDYVNK</text:p>
          </table:table-cell>
        </table:table-row>
        <table:table-row table:style-name="ro1">
          <table:table-cell office:value-type="string" calcext:value-type="string">
            <text:p>FVTNNYVK</text:p>
          </table:table-cell>
          <table:table-cell table:formula="of:=SUBSTITUTE(SUBSTITUTE([.A114];&quot;(+15.99)&quot;;&quot;&quot;);&quot;(+57.02)&quot;;&quot;&quot;)" office:value-type="string" office:string-value="FVTNNYVK" calcext:value-type="string">
            <text:p>FVTNNYVK</text:p>
          </table:table-cell>
        </table:table-row>
        <table:table-row table:style-name="ro1">
          <table:table-cell office:value-type="string" calcext:value-type="string">
            <text:p>LHRM(+15.99)LK</text:p>
          </table:table-cell>
          <table:table-cell table:formula="of:=SUBSTITUTE(SUBSTITUTE([.A115];&quot;(+15.99)&quot;;&quot;&quot;);&quot;(+57.02)&quot;;&quot;&quot;)" office:value-type="string" office:string-value="LHRMLK" calcext:value-type="string">
            <text:p>LHRMLK</text:p>
          </table:table-cell>
        </table:table-row>
        <table:table-row table:style-name="ro1">
          <table:table-cell office:value-type="string" calcext:value-type="string">
            <text:p>QVDVLEGNEQFLNRK</text:p>
          </table:table-cell>
          <table:table-cell table:formula="of:=SUBSTITUTE(SUBSTITUTE([.A116];&quot;(+15.99)&quot;;&quot;&quot;);&quot;(+57.02)&quot;;&quot;&quot;)" office:value-type="string" office:string-value="QVDVLEGNEQFLNRK" calcext:value-type="string">
            <text:p>QVDVLEGNEQFLNRK</text:p>
          </table:table-cell>
        </table:table-row>
        <table:table-row table:style-name="ro1">
          <table:table-cell office:value-type="string" calcext:value-type="string">
            <text:p>VPALEAADNLR</text:p>
          </table:table-cell>
          <table:table-cell table:formula="of:=SUBSTITUTE(SUBSTITUTE([.A117];&quot;(+15.99)&quot;;&quot;&quot;);&quot;(+57.02)&quot;;&quot;&quot;)" office:value-type="string" office:string-value="VPALEAADNLR" calcext:value-type="string">
            <text:p>VPALEAADNLR</text:p>
          </table:table-cell>
        </table:table-row>
        <table:table-row table:style-name="ro1">
          <table:table-cell office:value-type="string" calcext:value-type="string">
            <text:p>EPGVLDEPYLLLTDK</text:p>
          </table:table-cell>
          <table:table-cell table:formula="of:=SUBSTITUTE(SUBSTITUTE([.A118];&quot;(+15.99)&quot;;&quot;&quot;);&quot;(+57.02)&quot;;&quot;&quot;)" office:value-type="string" office:string-value="EPGVLDEPYLLLTDK" calcext:value-type="string">
            <text:p>EPGVLDEPYLLLTDK</text:p>
          </table:table-cell>
        </table:table-row>
        <table:table-row table:style-name="ro1">
          <table:table-cell office:value-type="string" calcext:value-type="string">
            <text:p>FPVLFALQGK</text:p>
          </table:table-cell>
          <table:table-cell table:formula="of:=SUBSTITUTE(SUBSTITUTE([.A119];&quot;(+15.99)&quot;;&quot;&quot;);&quot;(+57.02)&quot;;&quot;&quot;)" office:value-type="string" office:string-value="FPVLFALQGK" calcext:value-type="string">
            <text:p>FPVLFALQGK</text:p>
          </table:table-cell>
        </table:table-row>
        <table:table-row table:style-name="ro1">
          <table:table-cell office:value-type="string" calcext:value-type="string">
            <text:p>ELDSDLERSM(+15.99)R</text:p>
          </table:table-cell>
          <table:table-cell table:formula="of:=SUBSTITUTE(SUBSTITUTE([.A120];&quot;(+15.99)&quot;;&quot;&quot;);&quot;(+57.02)&quot;;&quot;&quot;)" office:value-type="string" office:string-value="ELDSDLERSMR" calcext:value-type="string">
            <text:p>ELDSDLERSMR</text:p>
          </table:table-cell>
        </table:table-row>
        <table:table-row table:style-name="ro1">
          <table:table-cell office:value-type="string" calcext:value-type="string">
            <text:p>SRQTFDK</text:p>
          </table:table-cell>
          <table:table-cell table:formula="of:=SUBSTITUTE(SUBSTITUTE([.A121];&quot;(+15.99)&quot;;&quot;&quot;);&quot;(+57.02)&quot;;&quot;&quot;)" office:value-type="string" office:string-value="SRQTFDK" calcext:value-type="string">
            <text:p>SRQTFDK</text:p>
          </table:table-cell>
        </table:table-row>
        <table:table-row table:style-name="ro1">
          <table:table-cell office:value-type="string" calcext:value-type="string">
            <text:p>ESFNSSNLHK</text:p>
          </table:table-cell>
          <table:table-cell table:formula="of:=SUBSTITUTE(SUBSTITUTE([.A122];&quot;(+15.99)&quot;;&quot;&quot;);&quot;(+57.02)&quot;;&quot;&quot;)" office:value-type="string" office:string-value="ESFNSSNLHK" calcext:value-type="string">
            <text:p>ESFNSSNLHK</text:p>
          </table:table-cell>
        </table:table-row>
        <table:table-row table:style-name="ro1">
          <table:table-cell office:value-type="string" calcext:value-type="string">
            <text:p>DC(+57.02)VPALSVAWASPK</text:p>
          </table:table-cell>
          <table:table-cell table:formula="of:=SUBSTITUTE(SUBSTITUTE([.A123];&quot;(+15.99)&quot;;&quot;&quot;);&quot;(+57.02)&quot;;&quot;&quot;)" office:value-type="string" office:string-value="DCVPALSVAWASPK" calcext:value-type="string">
            <text:p>DCVPALSVAWASPK</text:p>
          </table:table-cell>
        </table:table-row>
        <table:table-row table:style-name="ro1">
          <table:table-cell office:value-type="string" calcext:value-type="string">
            <text:p>EPNLKYR</text:p>
          </table:table-cell>
          <table:table-cell table:formula="of:=SUBSTITUTE(SUBSTITUTE([.A124];&quot;(+15.99)&quot;;&quot;&quot;);&quot;(+57.02)&quot;;&quot;&quot;)" office:value-type="string" office:string-value="EPNLKYR" calcext:value-type="string">
            <text:p>EPNLKYR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125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HLDGPWEK</text:p>
          </table:table-cell>
          <table:table-cell table:formula="of:=SUBSTITUTE(SUBSTITUTE([.A126];&quot;(+15.99)&quot;;&quot;&quot;);&quot;(+57.02)&quot;;&quot;&quot;)" office:value-type="string" office:string-value="HLDGPWEK" calcext:value-type="string">
            <text:p>HLDGPWEK</text:p>
          </table:table-cell>
        </table:table-row>
        <table:table-row table:style-name="ro1">
          <table:table-cell office:value-type="string" calcext:value-type="string">
            <text:p>KRLSLEEGK</text:p>
          </table:table-cell>
          <table:table-cell table:formula="of:=SUBSTITUTE(SUBSTITUTE([.A127];&quot;(+15.99)&quot;;&quot;&quot;);&quot;(+57.02)&quot;;&quot;&quot;)" office:value-type="string" office:string-value="KRLSLEEGK" calcext:value-type="string">
            <text:p>KRLSLEEGK</text:p>
          </table:table-cell>
        </table:table-row>
        <table:table-row table:style-name="ro1">
          <table:table-cell office:value-type="string" calcext:value-type="string">
            <text:p>TFTDNEYFEVLQK</text:p>
          </table:table-cell>
          <table:table-cell table:formula="of:=SUBSTITUTE(SUBSTITUTE([.A128];&quot;(+15.99)&quot;;&quot;&quot;);&quot;(+57.02)&quot;;&quot;&quot;)" office:value-type="string" office:string-value="TFTDNEYFEVLQK" calcext:value-type="string">
            <text:p>TFTDNEYFEVLQK</text:p>
          </table:table-cell>
        </table:table-row>
        <table:table-row table:style-name="ro1">
          <table:table-cell office:value-type="string" calcext:value-type="string">
            <text:p>YVESLSAYVK</text:p>
          </table:table-cell>
          <table:table-cell table:formula="of:=SUBSTITUTE(SUBSTITUTE([.A129];&quot;(+15.99)&quot;;&quot;&quot;);&quot;(+57.02)&quot;;&quot;&quot;)" office:value-type="string" office:string-value="YVESLSAYVK" calcext:value-type="string">
            <text:p>YVESLSAYVK</text:p>
          </table:table-cell>
        </table:table-row>
        <table:table-row table:style-name="ro1">
          <table:table-cell office:value-type="string" calcext:value-type="string">
            <text:p>DPLDFYK</text:p>
          </table:table-cell>
          <table:table-cell table:formula="of:=SUBSTITUTE(SUBSTITUTE([.A130];&quot;(+15.99)&quot;;&quot;&quot;);&quot;(+57.02)&quot;;&quot;&quot;)" office:value-type="string" office:string-value="DPLDFYK" calcext:value-type="string">
            <text:p>DPLDFYK</text:p>
          </table:table-cell>
        </table:table-row>
        <table:table-row table:style-name="ro1">
          <table:table-cell office:value-type="string" calcext:value-type="string">
            <text:p>ETDEC(+57.02)DDSDLVELLR</text:p>
          </table:table-cell>
          <table:table-cell table:formula="of:=SUBSTITUTE(SUBSTITUTE([.A131];&quot;(+15.99)&quot;;&quot;&quot;);&quot;(+57.02)&quot;;&quot;&quot;)" office:value-type="string" office:string-value="ETDECDDSDLVELLR" calcext:value-type="string">
            <text:p>ETDECDDSDLVELLR</text:p>
          </table:table-cell>
        </table:table-row>
        <table:table-row table:style-name="ro1">
          <table:table-cell office:value-type="string" calcext:value-type="string">
            <text:p>LATVSLPR</text:p>
          </table:table-cell>
          <table:table-cell table:formula="of:=SUBSTITUTE(SUBSTITUTE([.A132];&quot;(+15.99)&quot;;&quot;&quot;);&quot;(+57.02)&quot;;&quot;&quot;)" office:value-type="string" office:string-value="LATVSLPR" calcext:value-type="string">
            <text:p>LATVSLPR</text:p>
          </table:table-cell>
        </table:table-row>
        <table:table-row table:style-name="ro1">
          <table:table-cell office:value-type="string" calcext:value-type="string">
            <text:p>EFLFDFLK</text:p>
          </table:table-cell>
          <table:table-cell table:formula="of:=SUBSTITUTE(SUBSTITUTE([.A133];&quot;(+15.99)&quot;;&quot;&quot;);&quot;(+57.02)&quot;;&quot;&quot;)" office:value-type="string" office:string-value="EFLFDFLK" calcext:value-type="string">
            <text:p>EFLFDFLK</text:p>
          </table:table-cell>
        </table:table-row>
        <table:table-row table:style-name="ro1">
          <table:table-cell office:value-type="string" calcext:value-type="string">
            <text:p>EVFLNLLAKNNK</text:p>
          </table:table-cell>
          <table:table-cell table:formula="of:=SUBSTITUTE(SUBSTITUTE([.A134];&quot;(+15.99)&quot;;&quot;&quot;);&quot;(+57.02)&quot;;&quot;&quot;)" office:value-type="string" office:string-value="EVFLNLLAKNNK" calcext:value-type="string">
            <text:p>EVFLNLLAKNNK</text:p>
          </table:table-cell>
        </table:table-row>
        <table:table-row table:style-name="ro1">
          <table:table-cell office:value-type="string" calcext:value-type="string">
            <text:p>LYGPLFEALK</text:p>
          </table:table-cell>
          <table:table-cell table:formula="of:=SUBSTITUTE(SUBSTITUTE([.A135];&quot;(+15.99)&quot;;&quot;&quot;);&quot;(+57.02)&quot;;&quot;&quot;)" office:value-type="string" office:string-value="LYGPLFEALK" calcext:value-type="string">
            <text:p>LYGPLFEALK</text:p>
          </table:table-cell>
        </table:table-row>
        <table:table-row table:style-name="ro1">
          <table:table-cell office:value-type="string" calcext:value-type="string">
            <text:p>LGGDEYVLLGSEK</text:p>
          </table:table-cell>
          <table:table-cell table:formula="of:=SUBSTITUTE(SUBSTITUTE([.A136];&quot;(+15.99)&quot;;&quot;&quot;);&quot;(+57.02)&quot;;&quot;&quot;)" office:value-type="string" office:string-value="LGGDEYVLLGSEK" calcext:value-type="string">
            <text:p>LGGDEYVLLGSEK</text:p>
          </table:table-cell>
        </table:table-row>
        <table:table-row table:style-name="ro1">
          <table:table-cell office:value-type="string" calcext:value-type="string">
            <text:p>NSLEELVHHLR</text:p>
          </table:table-cell>
          <table:table-cell table:formula="of:=SUBSTITUTE(SUBSTITUTE([.A137];&quot;(+15.99)&quot;;&quot;&quot;);&quot;(+57.02)&quot;;&quot;&quot;)" office:value-type="string" office:string-value="NSLEELVHHLR" calcext:value-type="string">
            <text:p>NSLEELVHHLR</text:p>
          </table:table-cell>
        </table:table-row>
        <table:table-row table:style-name="ro1">
          <table:table-cell office:value-type="string" calcext:value-type="string">
            <text:p>QNDSDLERSFR</text:p>
          </table:table-cell>
          <table:table-cell table:formula="of:=SUBSTITUTE(SUBSTITUTE([.A138];&quot;(+15.99)&quot;;&quot;&quot;);&quot;(+57.02)&quot;;&quot;&quot;)" office:value-type="string" office:string-value="QNDSDLERSFR" calcext:value-type="string">
            <text:p>QNDSDLERSFR</text:p>
          </table:table-cell>
        </table:table-row>
        <table:table-row table:style-name="ro1">
          <table:table-cell office:value-type="string" calcext:value-type="string">
            <text:p>TSSGSNLQLLR</text:p>
          </table:table-cell>
          <table:table-cell table:formula="of:=SUBSTITUTE(SUBSTITUTE([.A139];&quot;(+15.99)&quot;;&quot;&quot;);&quot;(+57.02)&quot;;&quot;&quot;)" office:value-type="string" office:string-value="TSSGSNLQLLR" calcext:value-type="string">
            <text:p>TSSGSNLQLLR</text:p>
          </table:table-cell>
        </table:table-row>
        <table:table-row table:style-name="ro1">
          <table:table-cell office:value-type="string" calcext:value-type="string">
            <text:p>LLESDKSEK</text:p>
          </table:table-cell>
          <table:table-cell table:formula="of:=SUBSTITUTE(SUBSTITUTE([.A140];&quot;(+15.99)&quot;;&quot;&quot;);&quot;(+57.02)&quot;;&quot;&quot;)" office:value-type="string" office:string-value="LLESDKSEK" calcext:value-type="string">
            <text:p>LLESDKSEK</text:p>
          </table:table-cell>
        </table:table-row>
        <table:table-row table:style-name="ro1">
          <table:table-cell office:value-type="string" calcext:value-type="string">
            <text:p>WLLEENNK</text:p>
          </table:table-cell>
          <table:table-cell table:formula="of:=SUBSTITUTE(SUBSTITUTE([.A141];&quot;(+15.99)&quot;;&quot;&quot;);&quot;(+57.02)&quot;;&quot;&quot;)" office:value-type="string" office:string-value="WLLEENNK" calcext:value-type="string">
            <text:p>WLLEENNK</text:p>
          </table:table-cell>
        </table:table-row>
        <table:table-row table:style-name="ro1">
          <table:table-cell office:value-type="string" calcext:value-type="string">
            <text:p>SPGPALNADR</text:p>
          </table:table-cell>
          <table:table-cell table:formula="of:=SUBSTITUTE(SUBSTITUTE([.A142];&quot;(+15.99)&quot;;&quot;&quot;);&quot;(+57.02)&quot;;&quot;&quot;)" office:value-type="string" office:string-value="SPGPALNADR" calcext:value-type="string">
            <text:p>SPGPALNADR</text:p>
          </table:table-cell>
        </table:table-row>
        <table:table-row table:style-name="ro1">
          <table:table-cell office:value-type="string" calcext:value-type="string">
            <text:p>LGNM(+15.99)VLVSK</text:p>
          </table:table-cell>
          <table:table-cell table:formula="of:=SUBSTITUTE(SUBSTITUTE([.A143];&quot;(+15.99)&quot;;&quot;&quot;);&quot;(+57.02)&quot;;&quot;&quot;)" office:value-type="string" office:string-value="LGNMVLVSK" calcext:value-type="string">
            <text:p>LGNMVLVSK</text:p>
          </table:table-cell>
        </table:table-row>
        <table:table-row table:style-name="ro1">
          <table:table-cell office:value-type="string" calcext:value-type="string">
            <text:p>EVLEVDDENLYAEDLK</text:p>
          </table:table-cell>
          <table:table-cell table:formula="of:=SUBSTITUTE(SUBSTITUTE([.A144];&quot;(+15.99)&quot;;&quot;&quot;);&quot;(+57.02)&quot;;&quot;&quot;)" office:value-type="string" office:string-value="EVLEVDDENLYAEDLK" calcext:value-type="string">
            <text:p>EVLEVDDENLYAEDLK</text:p>
          </table:table-cell>
        </table:table-row>
        <table:table-row table:style-name="ro1">
          <table:table-cell office:value-type="string" calcext:value-type="string">
            <text:p>QVEC(+57.02)LTWFEWK</text:p>
          </table:table-cell>
          <table:table-cell table:formula="of:=SUBSTITUTE(SUBSTITUTE([.A145];&quot;(+15.99)&quot;;&quot;&quot;);&quot;(+57.02)&quot;;&quot;&quot;)" office:value-type="string" office:string-value="QVECLTWFEWK" calcext:value-type="string">
            <text:p>QVECLTWFEWK</text:p>
          </table:table-cell>
        </table:table-row>
        <table:table-row table:style-name="ro1">
          <table:table-cell office:value-type="string" calcext:value-type="string">
            <text:p>NPPEVSLGDK</text:p>
          </table:table-cell>
          <table:table-cell table:formula="of:=SUBSTITUTE(SUBSTITUTE([.A146];&quot;(+15.99)&quot;;&quot;&quot;);&quot;(+57.02)&quot;;&quot;&quot;)" office:value-type="string" office:string-value="NPPEVSLGDK" calcext:value-type="string">
            <text:p>NPPEVSLGDK</text:p>
          </table:table-cell>
        </table:table-row>
        <table:table-row table:style-name="ro1">
          <table:table-cell office:value-type="string" calcext:value-type="string">
            <text:p>SHFNVRSR</text:p>
          </table:table-cell>
          <table:table-cell table:formula="of:=SUBSTITUTE(SUBSTITUTE([.A147];&quot;(+15.99)&quot;;&quot;&quot;);&quot;(+57.02)&quot;;&quot;&quot;)" office:value-type="string" office:string-value="SHFNVRSR" calcext:value-type="string">
            <text:p>SHFNVRSR</text:p>
          </table:table-cell>
        </table:table-row>
        <table:table-row table:style-name="ro1">
          <table:table-cell office:value-type="string" calcext:value-type="string">
            <text:p>NLPSSFQELLLQLK</text:p>
          </table:table-cell>
          <table:table-cell table:formula="of:=SUBSTITUTE(SUBSTITUTE([.A148];&quot;(+15.99)&quot;;&quot;&quot;);&quot;(+57.02)&quot;;&quot;&quot;)" office:value-type="string" office:string-value="NLPSSFQELLLQLK" calcext:value-type="string">
            <text:p>NLPSSFQELLLQLK</text:p>
          </table:table-cell>
        </table:table-row>
        <table:table-row table:style-name="ro1">
          <table:table-cell office:value-type="string" calcext:value-type="string">
            <text:p>TSLGDLLYVK</text:p>
          </table:table-cell>
          <table:table-cell table:formula="of:=SUBSTITUTE(SUBSTITUTE([.A149];&quot;(+15.99)&quot;;&quot;&quot;);&quot;(+57.02)&quot;;&quot;&quot;)" office:value-type="string" office:string-value="TSLGDLLYVK" calcext:value-type="string">
            <text:p>TSLGDLLYVK</text:p>
          </table:table-cell>
        </table:table-row>
        <table:table-row table:style-name="ro1">
          <table:table-cell office:value-type="string" calcext:value-type="string">
            <text:p>KMNPTTDFNNK</text:p>
          </table:table-cell>
          <table:table-cell table:formula="of:=SUBSTITUTE(SUBSTITUTE([.A150];&quot;(+15.99)&quot;;&quot;&quot;);&quot;(+57.02)&quot;;&quot;&quot;)" office:value-type="string" office:string-value="KMNPTTDFNNK" calcext:value-type="string">
            <text:p>KMNPTTDFNNK</text:p>
          </table:table-cell>
        </table:table-row>
        <table:table-row table:style-name="ro1">
          <table:table-cell office:value-type="string" calcext:value-type="string">
            <text:p>TPM(+15.99)PEEVSAQVLR</text:p>
          </table:table-cell>
          <table:table-cell table:formula="of:=SUBSTITUTE(SUBSTITUTE([.A151];&quot;(+15.99)&quot;;&quot;&quot;);&quot;(+57.02)&quot;;&quot;&quot;)" office:value-type="string" office:string-value="TPMPEEVSAQVLR" calcext:value-type="string">
            <text:p>TPMPEEVSAQVLR</text:p>
          </table:table-cell>
        </table:table-row>
        <table:table-row table:style-name="ro1">
          <table:table-cell office:value-type="string" calcext:value-type="string">
            <text:p>TAGGLLLSM(+15.99)SAK</text:p>
          </table:table-cell>
          <table:table-cell table:formula="of:=SUBSTITUTE(SUBSTITUTE([.A152];&quot;(+15.99)&quot;;&quot;&quot;);&quot;(+57.02)&quot;;&quot;&quot;)" office:value-type="string" office:string-value="TAGGLLLSMSAK" calcext:value-type="string">
            <text:p>TAGGLLLSMSAK</text:p>
          </table:table-cell>
        </table:table-row>
        <table:table-row table:style-name="ro1">
          <table:table-cell office:value-type="string" calcext:value-type="string">
            <text:p>EVLNC(+57.02)LELEDK</text:p>
          </table:table-cell>
          <table:table-cell table:formula="of:=SUBSTITUTE(SUBSTITUTE([.A153];&quot;(+15.99)&quot;;&quot;&quot;);&quot;(+57.02)&quot;;&quot;&quot;)" office:value-type="string" office:string-value="EVLNCLELEDK" calcext:value-type="string">
            <text:p>EVLNCLELEDK</text:p>
          </table:table-cell>
        </table:table-row>
        <table:table-row table:style-name="ro1">
          <table:table-cell office:value-type="string" calcext:value-type="string">
            <text:p>VPTTEFLDLK</text:p>
          </table:table-cell>
          <table:table-cell table:formula="of:=SUBSTITUTE(SUBSTITUTE([.A154];&quot;(+15.99)&quot;;&quot;&quot;);&quot;(+57.02)&quot;;&quot;&quot;)" office:value-type="string" office:string-value="VPTTEFLDLK" calcext:value-type="string">
            <text:p>VPTTEFLDLK</text:p>
          </table:table-cell>
        </table:table-row>
        <table:table-row table:style-name="ro1">
          <table:table-cell office:value-type="string" calcext:value-type="string">
            <text:p>DPSNALELAK</text:p>
          </table:table-cell>
          <table:table-cell table:formula="of:=SUBSTITUTE(SUBSTITUTE([.A155];&quot;(+15.99)&quot;;&quot;&quot;);&quot;(+57.02)&quot;;&quot;&quot;)" office:value-type="string" office:string-value="DPSNALELAK" calcext:value-type="string">
            <text:p>DPSNALELAK</text:p>
          </table:table-cell>
        </table:table-row>
        <table:table-row table:style-name="ro1">
          <table:table-cell office:value-type="string" calcext:value-type="string">
            <text:p>TGDFLDGPK</text:p>
          </table:table-cell>
          <table:table-cell table:formula="of:=SUBSTITUTE(SUBSTITUTE([.A156];&quot;(+15.99)&quot;;&quot;&quot;);&quot;(+57.02)&quot;;&quot;&quot;)" office:value-type="string" office:string-value="TGDFLDGPK" calcext:value-type="string">
            <text:p>TGDFLDGPK</text:p>
          </table:table-cell>
        </table:table-row>
        <table:table-row table:style-name="ro1">
          <table:table-cell office:value-type="string" calcext:value-type="string">
            <text:p>ELGLYYATTTGK</text:p>
          </table:table-cell>
          <table:table-cell table:formula="of:=SUBSTITUTE(SUBSTITUTE([.A157];&quot;(+15.99)&quot;;&quot;&quot;);&quot;(+57.02)&quot;;&quot;&quot;)" office:value-type="string" office:string-value="ELGLYYATTTGK" calcext:value-type="string">
            <text:p>ELGLYYATTTGK</text:p>
          </table:table-cell>
        </table:table-row>
        <table:table-row table:style-name="ro1">
          <table:table-cell office:value-type="string" calcext:value-type="string">
            <text:p>LVLLNC(+57.02)TSLESAMK</text:p>
          </table:table-cell>
          <table:table-cell table:formula="of:=SUBSTITUTE(SUBSTITUTE([.A158];&quot;(+15.99)&quot;;&quot;&quot;);&quot;(+57.02)&quot;;&quot;&quot;)" office:value-type="string" office:string-value="LVLLNCTSLESAMK" calcext:value-type="string">
            <text:p>LVLLNCTSLESAMK</text:p>
          </table:table-cell>
        </table:table-row>
        <table:table-row table:style-name="ro1">
          <table:table-cell office:value-type="string" calcext:value-type="string">
            <text:p>QSKPLVLLAEDLEK</text:p>
          </table:table-cell>
          <table:table-cell table:formula="of:=SUBSTITUTE(SUBSTITUTE([.A159];&quot;(+15.99)&quot;;&quot;&quot;);&quot;(+57.02)&quot;;&quot;&quot;)" office:value-type="string" office:string-value="QSKPLVLLAEDLEK" calcext:value-type="string">
            <text:p>QSKPLVLLAEDLEK</text:p>
          </table:table-cell>
        </table:table-row>
        <table:table-row table:style-name="ro1">
          <table:table-cell office:value-type="string" calcext:value-type="string">
            <text:p>VPGDEYVLLSEK</text:p>
          </table:table-cell>
          <table:table-cell table:formula="of:=SUBSTITUTE(SUBSTITUTE([.A160];&quot;(+15.99)&quot;;&quot;&quot;);&quot;(+57.02)&quot;;&quot;&quot;)" office:value-type="string" office:string-value="VPGDEYVLLSEK" calcext:value-type="string">
            <text:p>VPGDEYVLLSEK</text:p>
          </table:table-cell>
        </table:table-row>
        <table:table-row table:style-name="ro1">
          <table:table-cell office:value-type="string" calcext:value-type="string">
            <text:p>ENSQAPMQAVEVR</text:p>
          </table:table-cell>
          <table:table-cell table:formula="of:=SUBSTITUTE(SUBSTITUTE([.A161];&quot;(+15.99)&quot;;&quot;&quot;);&quot;(+57.02)&quot;;&quot;&quot;)" office:value-type="string" office:string-value="ENSQAPMQAVEVR" calcext:value-type="string">
            <text:p>ENSQAPMQAVEVR</text:p>
          </table:table-cell>
        </table:table-row>
        <table:table-row table:style-name="ro1">
          <table:table-cell office:value-type="string" calcext:value-type="string">
            <text:p>WTELSLVEK</text:p>
          </table:table-cell>
          <table:table-cell table:formula="of:=SUBSTITUTE(SUBSTITUTE([.A162];&quot;(+15.99)&quot;;&quot;&quot;);&quot;(+57.02)&quot;;&quot;&quot;)" office:value-type="string" office:string-value="WTELSLVEK" calcext:value-type="string">
            <text:p>WTELSLVEK</text:p>
          </table:table-cell>
        </table:table-row>
        <table:table-row table:style-name="ro1">
          <table:table-cell office:value-type="string" calcext:value-type="string">
            <text:p>NLSNM(+15.99)VVSVEK</text:p>
          </table:table-cell>
          <table:table-cell table:formula="of:=SUBSTITUTE(SUBSTITUTE([.A163];&quot;(+15.99)&quot;;&quot;&quot;);&quot;(+57.02)&quot;;&quot;&quot;)" office:value-type="string" office:string-value="NLSNMVVSVEK" calcext:value-type="string">
            <text:p>NLSNMVVSVEK</text:p>
          </table:table-cell>
        </table:table-row>
        <table:table-row table:style-name="ro1">
          <table:table-cell office:value-type="string" calcext:value-type="string">
            <text:p>WNLNDAGLM(+15.99)K</text:p>
          </table:table-cell>
          <table:table-cell table:formula="of:=SUBSTITUTE(SUBSTITUTE([.A164];&quot;(+15.99)&quot;;&quot;&quot;);&quot;(+57.02)&quot;;&quot;&quot;)" office:value-type="string" office:string-value="WNLNDAGLMK" calcext:value-type="string">
            <text:p>WNLNDAGLMK</text:p>
          </table:table-cell>
        </table:table-row>
        <table:table-row table:style-name="ro1">
          <table:table-cell office:value-type="string" calcext:value-type="string">
            <text:p>ENELQNNQVLKK</text:p>
          </table:table-cell>
          <table:table-cell table:formula="of:=SUBSTITUTE(SUBSTITUTE([.A165];&quot;(+15.99)&quot;;&quot;&quot;);&quot;(+57.02)&quot;;&quot;&quot;)" office:value-type="string" office:string-value="ENELQNNQVLKK" calcext:value-type="string">
            <text:p>ENELQNNQVLKK</text:p>
          </table:table-cell>
        </table:table-row>
        <table:table-row table:style-name="ro1">
          <table:table-cell office:value-type="string" calcext:value-type="string">
            <text:p>QALTAATLALQTNK</text:p>
          </table:table-cell>
          <table:table-cell table:formula="of:=SUBSTITUTE(SUBSTITUTE([.A166];&quot;(+15.99)&quot;;&quot;&quot;);&quot;(+57.02)&quot;;&quot;&quot;)" office:value-type="string" office:string-value="QALTAATLALQTNK" calcext:value-type="string">
            <text:p>QALTAATLALQTNK</text:p>
          </table:table-cell>
        </table:table-row>
        <table:table-row table:style-name="ro1">
          <table:table-cell office:value-type="string" calcext:value-type="string">
            <text:p>EAM(+15.99)TDMLEVK</text:p>
          </table:table-cell>
          <table:table-cell table:formula="of:=SUBSTITUTE(SUBSTITUTE([.A167];&quot;(+15.99)&quot;;&quot;&quot;);&quot;(+57.02)&quot;;&quot;&quot;)" office:value-type="string" office:string-value="EAMTDMLEVK" calcext:value-type="string">
            <text:p>EAMTDMLEVK</text:p>
          </table:table-cell>
        </table:table-row>
        <table:table-row table:style-name="ro1">
          <table:table-cell office:value-type="string" calcext:value-type="string">
            <text:p>LAGGVAVLKK</text:p>
          </table:table-cell>
          <table:table-cell table:formula="of:=SUBSTITUTE(SUBSTITUTE([.A168];&quot;(+15.99)&quot;;&quot;&quot;);&quot;(+57.02)&quot;;&quot;&quot;)" office:value-type="string" office:string-value="LAGGVAVLKK" calcext:value-type="string">
            <text:p>LAGGVAVLKK</text:p>
          </table:table-cell>
        </table:table-row>
        <table:table-row table:style-name="ro1">
          <table:table-cell office:value-type="string" calcext:value-type="string">
            <text:p>YSDNELYSK</text:p>
          </table:table-cell>
          <table:table-cell table:formula="of:=SUBSTITUTE(SUBSTITUTE([.A169];&quot;(+15.99)&quot;;&quot;&quot;);&quot;(+57.02)&quot;;&quot;&quot;)" office:value-type="string" office:string-value="YSDNELYSK" calcext:value-type="string">
            <text:p>YSDNELYSK</text:p>
          </table:table-cell>
        </table:table-row>
        <table:table-row table:style-name="ro1">
          <table:table-cell office:value-type="string" calcext:value-type="string">
            <text:p>YNDAKQRKK</text:p>
          </table:table-cell>
          <table:table-cell table:formula="of:=SUBSTITUTE(SUBSTITUTE([.A170];&quot;(+15.99)&quot;;&quot;&quot;);&quot;(+57.02)&quot;;&quot;&quot;)" office:value-type="string" office:string-value="YNDAKQRKK" calcext:value-type="string">
            <text:p>YNDAKQRKK</text:p>
          </table:table-cell>
        </table:table-row>
        <table:table-row table:style-name="ro1">
          <table:table-cell office:value-type="string" calcext:value-type="string">
            <text:p>LDAEVPLK</text:p>
          </table:table-cell>
          <table:table-cell table:formula="of:=SUBSTITUTE(SUBSTITUTE([.A171];&quot;(+15.99)&quot;;&quot;&quot;);&quot;(+57.02)&quot;;&quot;&quot;)" office:value-type="string" office:string-value="LDAEVPLK" calcext:value-type="string">
            <text:p>LDAEVPLK</text:p>
          </table:table-cell>
        </table:table-row>
        <table:table-row table:style-name="ro1">
          <table:table-cell office:value-type="string" calcext:value-type="string">
            <text:p>NALLFSLTK</text:p>
          </table:table-cell>
          <table:table-cell table:formula="of:=SUBSTITUTE(SUBSTITUTE([.A172];&quot;(+15.99)&quot;;&quot;&quot;);&quot;(+57.02)&quot;;&quot;&quot;)" office:value-type="string" office:string-value="NALLFSLTK" calcext:value-type="string">
            <text:p>NALLFSLTK</text:p>
          </table:table-cell>
        </table:table-row>
        <table:table-row table:style-name="ro1">
          <table:table-cell office:value-type="string" calcext:value-type="string">
            <text:p>EFDEVVLAEVQK</text:p>
          </table:table-cell>
          <table:table-cell table:formula="of:=SUBSTITUTE(SUBSTITUTE([.A173];&quot;(+15.99)&quot;;&quot;&quot;);&quot;(+57.02)&quot;;&quot;&quot;)" office:value-type="string" office:string-value="EFDEVVLAEVQK" calcext:value-type="string">
            <text:p>EFDEVVLAEVQK</text:p>
          </table:table-cell>
        </table:table-row>
        <table:table-row table:style-name="ro1">
          <table:table-cell office:value-type="string" calcext:value-type="string">
            <text:p>VLETLVDWVEGKK</text:p>
          </table:table-cell>
          <table:table-cell table:formula="of:=SUBSTITUTE(SUBSTITUTE([.A174];&quot;(+15.99)&quot;;&quot;&quot;);&quot;(+57.02)&quot;;&quot;&quot;)" office:value-type="string" office:string-value="VLETLVDWVEGKK" calcext:value-type="string">
            <text:p>VLETLVDWVEGKK</text:p>
          </table:table-cell>
        </table:table-row>
        <table:table-row table:style-name="ro1">
          <table:table-cell office:value-type="string" calcext:value-type="string">
            <text:p>SPTPLVEVR</text:p>
          </table:table-cell>
          <table:table-cell table:formula="of:=SUBSTITUTE(SUBSTITUTE([.A175];&quot;(+15.99)&quot;;&quot;&quot;);&quot;(+57.02)&quot;;&quot;&quot;)" office:value-type="string" office:string-value="SPTPLVEVR" calcext:value-type="string">
            <text:p>SPTPLVEVR</text:p>
          </table:table-cell>
        </table:table-row>
        <table:table-row table:style-name="ro1">
          <table:table-cell office:value-type="string" calcext:value-type="string">
            <text:p>NPPEVSLGDK</text:p>
          </table:table-cell>
          <table:table-cell table:formula="of:=SUBSTITUTE(SUBSTITUTE([.A176];&quot;(+15.99)&quot;;&quot;&quot;);&quot;(+57.02)&quot;;&quot;&quot;)" office:value-type="string" office:string-value="NPPEVSLGDK" calcext:value-type="string">
            <text:p>NPPEVSLGDK</text:p>
          </table:table-cell>
        </table:table-row>
        <table:table-row table:style-name="ro1">
          <table:table-cell office:value-type="string" calcext:value-type="string">
            <text:p>TAETMGLALGMLETR</text:p>
          </table:table-cell>
          <table:table-cell table:formula="of:=SUBSTITUTE(SUBSTITUTE([.A177];&quot;(+15.99)&quot;;&quot;&quot;);&quot;(+57.02)&quot;;&quot;&quot;)" office:value-type="string" office:string-value="TAETMGLALGMLETR" calcext:value-type="string">
            <text:p>TAETMGLALGMLETR</text:p>
          </table:table-cell>
        </table:table-row>
        <table:table-row table:style-name="ro1">
          <table:table-cell office:value-type="string" calcext:value-type="string">
            <text:p>QNM(+15.99)TNANLDLK</text:p>
          </table:table-cell>
          <table:table-cell table:formula="of:=SUBSTITUTE(SUBSTITUTE([.A178];&quot;(+15.99)&quot;;&quot;&quot;);&quot;(+57.02)&quot;;&quot;&quot;)" office:value-type="string" office:string-value="QNMTNANLDLK" calcext:value-type="string">
            <text:p>QNMTNANLDLK</text:p>
          </table:table-cell>
        </table:table-row>
        <table:table-row table:style-name="ro1">
          <table:table-cell office:value-type="string" calcext:value-type="string">
            <text:p>QDLFTFK</text:p>
          </table:table-cell>
          <table:table-cell table:formula="of:=SUBSTITUTE(SUBSTITUTE([.A179];&quot;(+15.99)&quot;;&quot;&quot;);&quot;(+57.02)&quot;;&quot;&quot;)" office:value-type="string" office:string-value="QDLFTFK" calcext:value-type="string">
            <text:p>QDLFTFK</text:p>
          </table:table-cell>
        </table:table-row>
        <table:table-row table:style-name="ro1">
          <table:table-cell office:value-type="string" calcext:value-type="string">
            <text:p>TNGPYLLLTENK</text:p>
          </table:table-cell>
          <table:table-cell table:formula="of:=SUBSTITUTE(SUBSTITUTE([.A180];&quot;(+15.99)&quot;;&quot;&quot;);&quot;(+57.02)&quot;;&quot;&quot;)" office:value-type="string" office:string-value="TNGPYLLLTENK" calcext:value-type="string">
            <text:p>TNGPYLLLTENK</text:p>
          </table:table-cell>
        </table:table-row>
        <table:table-row table:style-name="ro1">
          <table:table-cell office:value-type="string" calcext:value-type="string">
            <text:p>C(+57.02)QDNGLMAK</text:p>
          </table:table-cell>
          <table:table-cell table:formula="of:=SUBSTITUTE(SUBSTITUTE([.A181];&quot;(+15.99)&quot;;&quot;&quot;);&quot;(+57.02)&quot;;&quot;&quot;)" office:value-type="string" office:string-value="CQDNGLMAK" calcext:value-type="string">
            <text:p>CQDNGLMAK</text:p>
          </table:table-cell>
        </table:table-row>
        <table:table-row table:style-name="ro1">
          <table:table-cell office:value-type="string" calcext:value-type="string">
            <text:p>TWFDVLLESFDVNK</text:p>
          </table:table-cell>
          <table:table-cell table:formula="of:=SUBSTITUTE(SUBSTITUTE([.A182];&quot;(+15.99)&quot;;&quot;&quot;);&quot;(+57.02)&quot;;&quot;&quot;)" office:value-type="string" office:string-value="TWFDVLLESFDVNK" calcext:value-type="string">
            <text:p>TWFDVLLESFDVNK</text:p>
          </table:table-cell>
        </table:table-row>
        <table:table-row table:style-name="ro1">
          <table:table-cell office:value-type="string" calcext:value-type="string">
            <text:p>LLNLLEK</text:p>
          </table:table-cell>
          <table:table-cell table:formula="of:=SUBSTITUTE(SUBSTITUTE([.A183];&quot;(+15.99)&quot;;&quot;&quot;);&quot;(+57.02)&quot;;&quot;&quot;)" office:value-type="string" office:string-value="LLNLLEK" calcext:value-type="string">
            <text:p>LLNLLEK</text:p>
          </table:table-cell>
        </table:table-row>
        <table:table-row table:style-name="ro1">
          <table:table-cell office:value-type="string" calcext:value-type="string">
            <text:p>EEASDDKEAASAK</text:p>
          </table:table-cell>
          <table:table-cell table:formula="of:=SUBSTITUTE(SUBSTITUTE([.A184];&quot;(+15.99)&quot;;&quot;&quot;);&quot;(+57.02)&quot;;&quot;&quot;)" office:value-type="string" office:string-value="EEASDDKEAASAK" calcext:value-type="string">
            <text:p>EEASDDKEAASAK</text:p>
          </table:table-cell>
        </table:table-row>
        <table:table-row table:style-name="ro1">
          <table:table-cell office:value-type="string" calcext:value-type="string">
            <text:p>EEAVLDEPYLLLTDK</text:p>
          </table:table-cell>
          <table:table-cell table:formula="of:=SUBSTITUTE(SUBSTITUTE([.A185];&quot;(+15.99)&quot;;&quot;&quot;);&quot;(+57.02)&quot;;&quot;&quot;)" office:value-type="string" office:string-value="EEAVLDEPYLLLTDK" calcext:value-type="string">
            <text:p>EEAVLDEPYLLLTDK</text:p>
          </table:table-cell>
        </table:table-row>
        <table:table-row table:style-name="ro1">
          <table:table-cell office:value-type="string" calcext:value-type="string">
            <text:p>QAVSLTVSTVKRPER</text:p>
          </table:table-cell>
          <table:table-cell table:formula="of:=SUBSTITUTE(SUBSTITUTE([.A186];&quot;(+15.99)&quot;;&quot;&quot;);&quot;(+57.02)&quot;;&quot;&quot;)" office:value-type="string" office:string-value="QAVSLTVSTVKRPER" calcext:value-type="string">
            <text:p>QAVSLTVSTVKRPER</text:p>
          </table:table-cell>
        </table:table-row>
        <table:table-row table:style-name="ro1">
          <table:table-cell office:value-type="string" calcext:value-type="string">
            <text:p>GLVPALEAADAPSK</text:p>
          </table:table-cell>
          <table:table-cell table:formula="of:=SUBSTITUTE(SUBSTITUTE([.A187];&quot;(+15.99)&quot;;&quot;&quot;);&quot;(+57.02)&quot;;&quot;&quot;)" office:value-type="string" office:string-value="GLVPALEAADAPSK" calcext:value-type="string">
            <text:p>GLVPALEAADAPSK</text:p>
          </table:table-cell>
        </table:table-row>
        <table:table-row table:style-name="ro1">
          <table:table-cell office:value-type="string" calcext:value-type="string">
            <text:p>ENLVNLVAAR</text:p>
          </table:table-cell>
          <table:table-cell table:formula="of:=SUBSTITUTE(SUBSTITUTE([.A188];&quot;(+15.99)&quot;;&quot;&quot;);&quot;(+57.02)&quot;;&quot;&quot;)" office:value-type="string" office:string-value="ENLVNLVAAR" calcext:value-type="string">
            <text:p>ENLVNLVAAR</text:p>
          </table:table-cell>
        </table:table-row>
        <table:table-row table:style-name="ro1">
          <table:table-cell office:value-type="string" calcext:value-type="string">
            <text:p>DELKQQR</text:p>
          </table:table-cell>
          <table:table-cell table:formula="of:=SUBSTITUTE(SUBSTITUTE([.A189];&quot;(+15.99)&quot;;&quot;&quot;);&quot;(+57.02)&quot;;&quot;&quot;)" office:value-type="string" office:string-value="DELKQQR" calcext:value-type="string">
            <text:p>DELKQQR</text:p>
          </table:table-cell>
        </table:table-row>
        <table:table-row table:style-name="ro1">
          <table:table-cell office:value-type="string" calcext:value-type="string">
            <text:p>VPVTLLTDENC(+57.02)K</text:p>
          </table:table-cell>
          <table:table-cell table:formula="of:=SUBSTITUTE(SUBSTITUTE([.A190];&quot;(+15.99)&quot;;&quot;&quot;);&quot;(+57.02)&quot;;&quot;&quot;)" office:value-type="string" office:string-value="VPVTLLTDENCK" calcext:value-type="string">
            <text:p>VPVTLLTDENCK</text:p>
          </table:table-cell>
        </table:table-row>
        <table:table-row table:style-name="ro1">
          <table:table-cell office:value-type="string" calcext:value-type="string">
            <text:p>AKTSDLQEFSLEWDFK</text:p>
          </table:table-cell>
          <table:table-cell table:formula="of:=SUBSTITUTE(SUBSTITUTE([.A191];&quot;(+15.99)&quot;;&quot;&quot;);&quot;(+57.02)&quot;;&quot;&quot;)" office:value-type="string" office:string-value="AKTSDLQEFSLEWDFK" calcext:value-type="string">
            <text:p>AKTSDLQEFSLEWDFK</text:p>
          </table:table-cell>
        </table:table-row>
        <table:table-row table:style-name="ro1">
          <table:table-cell office:value-type="string" calcext:value-type="string">
            <text:p>KMKTAEEADTPVR</text:p>
          </table:table-cell>
          <table:table-cell table:formula="of:=SUBSTITUTE(SUBSTITUTE([.A192];&quot;(+15.99)&quot;;&quot;&quot;);&quot;(+57.02)&quot;;&quot;&quot;)" office:value-type="string" office:string-value="KMKTAEEADTPVR" calcext:value-type="string">
            <text:p>KMKTAEEADTPVR</text:p>
          </table:table-cell>
        </table:table-row>
        <table:table-row table:style-name="ro1">
          <table:table-cell office:value-type="string" calcext:value-type="string">
            <text:p>TEGDLNLLTSK</text:p>
          </table:table-cell>
          <table:table-cell table:formula="of:=SUBSTITUTE(SUBSTITUTE([.A193];&quot;(+15.99)&quot;;&quot;&quot;);&quot;(+57.02)&quot;;&quot;&quot;)" office:value-type="string" office:string-value="TEGDLNLLTSK" calcext:value-type="string">
            <text:p>TEGDLNLLTSK</text:p>
          </table:table-cell>
        </table:table-row>
        <table:table-row table:style-name="ro1">
          <table:table-cell office:value-type="string" calcext:value-type="string">
            <text:p>LGGDEMFLLSEK</text:p>
          </table:table-cell>
          <table:table-cell table:formula="of:=SUBSTITUTE(SUBSTITUTE([.A194];&quot;(+15.99)&quot;;&quot;&quot;);&quot;(+57.02)&quot;;&quot;&quot;)" office:value-type="string" office:string-value="LGGDEMFLLSEK" calcext:value-type="string">
            <text:p>LGGDEMFLLSEK</text:p>
          </table:table-cell>
        </table:table-row>
        <table:table-row table:style-name="ro1">
          <table:table-cell office:value-type="string" calcext:value-type="string">
            <text:p>VVTVSLPR</text:p>
          </table:table-cell>
          <table:table-cell table:formula="of:=SUBSTITUTE(SUBSTITUTE([.A195];&quot;(+15.99)&quot;;&quot;&quot;);&quot;(+57.02)&quot;;&quot;&quot;)" office:value-type="string" office:string-value="VVTVSLPR" calcext:value-type="string">
            <text:p>VVTVSLPR</text:p>
          </table:table-cell>
        </table:table-row>
        <table:table-row table:style-name="ro1">
          <table:table-cell office:value-type="string" calcext:value-type="string">
            <text:p>TTALEAADASPK</text:p>
          </table:table-cell>
          <table:table-cell table:formula="of:=SUBSTITUTE(SUBSTITUTE([.A196];&quot;(+15.99)&quot;;&quot;&quot;);&quot;(+57.02)&quot;;&quot;&quot;)" office:value-type="string" office:string-value="TTALEAADASPK" calcext:value-type="string">
            <text:p>TTALEAADASPK</text:p>
          </table:table-cell>
        </table:table-row>
        <table:table-row table:style-name="ro1">
          <table:table-cell office:value-type="string" calcext:value-type="string">
            <text:p>MLNSGTEAC(+57.02)MAVLR</text:p>
          </table:table-cell>
          <table:table-cell table:formula="of:=SUBSTITUTE(SUBSTITUTE([.A197];&quot;(+15.99)&quot;;&quot;&quot;);&quot;(+57.02)&quot;;&quot;&quot;)" office:value-type="string" office:string-value="MLNSGTEACMAVLR" calcext:value-type="string">
            <text:p>MLNSGTEACMAVLR</text:p>
          </table:table-cell>
        </table:table-row>
        <table:table-row table:style-name="ro1">
          <table:table-cell office:value-type="string" calcext:value-type="string">
            <text:p>APLEAADAGVR</text:p>
          </table:table-cell>
          <table:table-cell table:formula="of:=SUBSTITUTE(SUBSTITUTE([.A198];&quot;(+15.99)&quot;;&quot;&quot;);&quot;(+57.02)&quot;;&quot;&quot;)" office:value-type="string" office:string-value="APLEAADAGVR" calcext:value-type="string">
            <text:p>APLEAADAGVR</text:p>
          </table:table-cell>
        </table:table-row>
        <table:table-row table:style-name="ro1">
          <table:table-cell office:value-type="string" calcext:value-type="string">
            <text:p>HTVLLAEDLTR</text:p>
          </table:table-cell>
          <table:table-cell table:formula="of:=SUBSTITUTE(SUBSTITUTE([.A199];&quot;(+15.99)&quot;;&quot;&quot;);&quot;(+57.02)&quot;;&quot;&quot;)" office:value-type="string" office:string-value="HTVLLAEDLTR" calcext:value-type="string">
            <text:p>HTVLLAEDLTR</text:p>
          </table:table-cell>
        </table:table-row>
        <table:table-row table:style-name="ro1">
          <table:table-cell office:value-type="string" calcext:value-type="string">
            <text:p>EEVQLM(+15.99)VK</text:p>
          </table:table-cell>
          <table:table-cell table:formula="of:=SUBSTITUTE(SUBSTITUTE([.A200];&quot;(+15.99)&quot;;&quot;&quot;);&quot;(+57.02)&quot;;&quot;&quot;)" office:value-type="string" office:string-value="EEVQLMVK" calcext:value-type="string">
            <text:p>EEVQLMVK</text:p>
          </table:table-cell>
        </table:table-row>
        <table:table-row table:style-name="ro1">
          <table:table-cell office:value-type="string" calcext:value-type="string">
            <text:p>VLWNEAVDAVYHLK</text:p>
          </table:table-cell>
          <table:table-cell table:formula="of:=SUBSTITUTE(SUBSTITUTE([.A201];&quot;(+15.99)&quot;;&quot;&quot;);&quot;(+57.02)&quot;;&quot;&quot;)" office:value-type="string" office:string-value="VLWNEAVDAVYHLK" calcext:value-type="string">
            <text:p>VLWNEAVDAVYHLK</text:p>
          </table:table-cell>
        </table:table-row>
        <table:table-row table:style-name="ro1">
          <table:table-cell office:value-type="string" calcext:value-type="string">
            <text:p>MPPLKVEK</text:p>
          </table:table-cell>
          <table:table-cell table:formula="of:=SUBSTITUTE(SUBSTITUTE([.A202];&quot;(+15.99)&quot;;&quot;&quot;);&quot;(+57.02)&quot;;&quot;&quot;)" office:value-type="string" office:string-value="MPPLKVEK" calcext:value-type="string">
            <text:p>MPPLKVEK</text:p>
          </table:table-cell>
        </table:table-row>
        <table:table-row table:style-name="ro1">
          <table:table-cell office:value-type="string" calcext:value-type="string">
            <text:p>EVNSALESPK</text:p>
          </table:table-cell>
          <table:table-cell table:formula="of:=SUBSTITUTE(SUBSTITUTE([.A203];&quot;(+15.99)&quot;;&quot;&quot;);&quot;(+57.02)&quot;;&quot;&quot;)" office:value-type="string" office:string-value="EVNSALESPK" calcext:value-type="string">
            <text:p>EVNSALESPK</text:p>
          </table:table-cell>
        </table:table-row>
        <table:table-row table:style-name="ro1">
          <table:table-cell office:value-type="string" calcext:value-type="string">
            <text:p>KALEAC(+57.02)LDAFK</text:p>
          </table:table-cell>
          <table:table-cell table:formula="of:=SUBSTITUTE(SUBSTITUTE([.A204];&quot;(+15.99)&quot;;&quot;&quot;);&quot;(+57.02)&quot;;&quot;&quot;)" office:value-type="string" office:string-value="KALEACLDAFK" calcext:value-type="string">
            <text:p>KALEACLDAFK</text:p>
          </table:table-cell>
        </table:table-row>
        <table:table-row table:style-name="ro1">
          <table:table-cell office:value-type="string" calcext:value-type="string">
            <text:p>QEAYASLPEK</text:p>
          </table:table-cell>
          <table:table-cell table:formula="of:=SUBSTITUTE(SUBSTITUTE([.A205];&quot;(+15.99)&quot;;&quot;&quot;);&quot;(+57.02)&quot;;&quot;&quot;)" office:value-type="string" office:string-value="QEAYASLPEK" calcext:value-type="string">
            <text:p>QEAYASLPEK</text:p>
          </table:table-cell>
        </table:table-row>
        <table:table-row table:style-name="ro1">
          <table:table-cell office:value-type="string" calcext:value-type="string">
            <text:p>NPLGKSALNK</text:p>
          </table:table-cell>
          <table:table-cell table:formula="of:=SUBSTITUTE(SUBSTITUTE([.A206];&quot;(+15.99)&quot;;&quot;&quot;);&quot;(+57.02)&quot;;&quot;&quot;)" office:value-type="string" office:string-value="NPLGKSALNK" calcext:value-type="string">
            <text:p>NPLGKSALNK</text:p>
          </table:table-cell>
        </table:table-row>
        <table:table-row table:style-name="ro1">
          <table:table-cell office:value-type="string" calcext:value-type="string">
            <text:p>EEAALGYK</text:p>
          </table:table-cell>
          <table:table-cell table:formula="of:=SUBSTITUTE(SUBSTITUTE([.A207];&quot;(+15.99)&quot;;&quot;&quot;);&quot;(+57.02)&quot;;&quot;&quot;)" office:value-type="string" office:string-value="EEAALGYK" calcext:value-type="string">
            <text:p>EEAALGYK</text:p>
          </table:table-cell>
        </table:table-row>
        <table:table-row table:style-name="ro1">
          <table:table-cell office:value-type="string" calcext:value-type="string">
            <text:p>LTYALSDNGKR</text:p>
          </table:table-cell>
          <table:table-cell table:formula="of:=SUBSTITUTE(SUBSTITUTE([.A208];&quot;(+15.99)&quot;;&quot;&quot;);&quot;(+57.02)&quot;;&quot;&quot;)" office:value-type="string" office:string-value="LTYALSDNGKR" calcext:value-type="string">
            <text:p>LTYALSDNGKR</text:p>
          </table:table-cell>
        </table:table-row>
        <table:table-row table:style-name="ro1">
          <table:table-cell office:value-type="string" calcext:value-type="string">
            <text:p>KDLVNLGSPR</text:p>
          </table:table-cell>
          <table:table-cell table:formula="of:=SUBSTITUTE(SUBSTITUTE([.A209];&quot;(+15.99)&quot;;&quot;&quot;);&quot;(+57.02)&quot;;&quot;&quot;)" office:value-type="string" office:string-value="KDLVNLGSPR" calcext:value-type="string">
            <text:p>KDLVNLGSPR</text:p>
          </table:table-cell>
        </table:table-row>
        <table:table-row table:style-name="ro1">
          <table:table-cell office:value-type="string" calcext:value-type="string">
            <text:p>WDTM(+15.99)GLALGFLETR</text:p>
          </table:table-cell>
          <table:table-cell table:formula="of:=SUBSTITUTE(SUBSTITUTE([.A210];&quot;(+15.99)&quot;;&quot;&quot;);&quot;(+57.02)&quot;;&quot;&quot;)" office:value-type="string" office:string-value="WDTMGLALGFLETR" calcext:value-type="string">
            <text:p>WDTMGLALGFLETR</text:p>
          </table:table-cell>
        </table:table-row>
        <table:table-row table:style-name="ro1">
          <table:table-cell office:value-type="string" calcext:value-type="string">
            <text:p>EFFEMLAVQEEAK</text:p>
          </table:table-cell>
          <table:table-cell table:formula="of:=SUBSTITUTE(SUBSTITUTE([.A211];&quot;(+15.99)&quot;;&quot;&quot;);&quot;(+57.02)&quot;;&quot;&quot;)" office:value-type="string" office:string-value="EFFEMLAVQEEAK" calcext:value-type="string">
            <text:p>EFFEMLAVQEEAK</text:p>
          </table:table-cell>
        </table:table-row>
        <table:table-row table:style-name="ro1">
          <table:table-cell office:value-type="string" calcext:value-type="string">
            <text:p>SAAELMRNK</text:p>
          </table:table-cell>
          <table:table-cell table:formula="of:=SUBSTITUTE(SUBSTITUTE([.A212];&quot;(+15.99)&quot;;&quot;&quot;);&quot;(+57.02)&quot;;&quot;&quot;)" office:value-type="string" office:string-value="SAAELMRNK" calcext:value-type="string">
            <text:p>SAAELMRNK</text:p>
          </table:table-cell>
        </table:table-row>
        <table:table-row table:style-name="ro1">
          <table:table-cell office:value-type="string" calcext:value-type="string">
            <text:p>EALNYGR</text:p>
          </table:table-cell>
          <table:table-cell table:formula="of:=SUBSTITUTE(SUBSTITUTE([.A213];&quot;(+15.99)&quot;;&quot;&quot;);&quot;(+57.02)&quot;;&quot;&quot;)" office:value-type="string" office:string-value="EALNYGR" calcext:value-type="string">
            <text:p>EALNYGR</text:p>
          </table:table-cell>
        </table:table-row>
        <table:table-row table:style-name="ro1">
          <table:table-cell office:value-type="string" calcext:value-type="string">
            <text:p>VADDDC(+57.02)EVLC(+57.02)LER</text:p>
          </table:table-cell>
          <table:table-cell table:formula="of:=SUBSTITUTE(SUBSTITUTE([.A214];&quot;(+15.99)&quot;;&quot;&quot;);&quot;(+57.02)&quot;;&quot;&quot;)" office:value-type="string" office:string-value="VADDDCEVLCLER" calcext:value-type="string">
            <text:p>VADDDCEVLCLER</text:p>
          </table:table-cell>
        </table:table-row>
        <table:table-row table:style-name="ro1">
          <table:table-cell office:value-type="string" calcext:value-type="string">
            <text:p>KEDLSSLEFDK</text:p>
          </table:table-cell>
          <table:table-cell table:formula="of:=SUBSTITUTE(SUBSTITUTE([.A215];&quot;(+15.99)&quot;;&quot;&quot;);&quot;(+57.02)&quot;;&quot;&quot;)" office:value-type="string" office:string-value="KEDLSSLEFDK" calcext:value-type="string">
            <text:p>KEDLSSLEFDK</text:p>
          </table:table-cell>
        </table:table-row>
        <table:table-row table:style-name="ro1">
          <table:table-cell office:value-type="string" calcext:value-type="string">
            <text:p>APSFENR</text:p>
          </table:table-cell>
          <table:table-cell table:formula="of:=SUBSTITUTE(SUBSTITUTE([.A216];&quot;(+15.99)&quot;;&quot;&quot;);&quot;(+57.02)&quot;;&quot;&quot;)" office:value-type="string" office:string-value="APSFENR" calcext:value-type="string">
            <text:p>APSFENR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217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TTFLAPLLK</text:p>
          </table:table-cell>
          <table:table-cell table:formula="of:=SUBSTITUTE(SUBSTITUTE([.A218];&quot;(+15.99)&quot;;&quot;&quot;);&quot;(+57.02)&quot;;&quot;&quot;)" office:value-type="string" office:string-value="TTFLAPLLK" calcext:value-type="string">
            <text:p>TTFLAPLLK</text:p>
          </table:table-cell>
        </table:table-row>
        <table:table-row table:style-name="ro1">
          <table:table-cell office:value-type="string" calcext:value-type="string">
            <text:p>RVM(+15.99)AAQTAAEAAAKK</text:p>
          </table:table-cell>
          <table:table-cell table:formula="of:=SUBSTITUTE(SUBSTITUTE([.A219];&quot;(+15.99)&quot;;&quot;&quot;);&quot;(+57.02)&quot;;&quot;&quot;)" office:value-type="string" office:string-value="RVMAAQTAAEAAAKK" calcext:value-type="string">
            <text:p>RVMAAQTAAEAAAKK</text:p>
          </table:table-cell>
        </table:table-row>
        <table:table-row table:style-name="ro1">
          <table:table-cell office:value-type="string" calcext:value-type="string">
            <text:p>LLLTEC(+57.02)LFLSEEFK</text:p>
          </table:table-cell>
          <table:table-cell table:formula="of:=SUBSTITUTE(SUBSTITUTE([.A220];&quot;(+15.99)&quot;;&quot;&quot;);&quot;(+57.02)&quot;;&quot;&quot;)" office:value-type="string" office:string-value="LLLTECLFLSEEFK" calcext:value-type="string">
            <text:p>LLLTECLFLSEEFK</text:p>
          </table:table-cell>
        </table:table-row>
        <table:table-row table:style-name="ro1">
          <table:table-cell office:value-type="string" calcext:value-type="string">
            <text:p>SAKPLVLLAENHYK</text:p>
          </table:table-cell>
          <table:table-cell table:formula="of:=SUBSTITUTE(SUBSTITUTE([.A221];&quot;(+15.99)&quot;;&quot;&quot;);&quot;(+57.02)&quot;;&quot;&quot;)" office:value-type="string" office:string-value="SAKPLVLLAENHYK" calcext:value-type="string">
            <text:p>SAKPLVLLAENHYK</text:p>
          </table:table-cell>
        </table:table-row>
        <table:table-row table:style-name="ro1">
          <table:table-cell office:value-type="string" calcext:value-type="string">
            <text:p>LEKENLLC(+57.02)K</text:p>
          </table:table-cell>
          <table:table-cell table:formula="of:=SUBSTITUTE(SUBSTITUTE([.A222];&quot;(+15.99)&quot;;&quot;&quot;);&quot;(+57.02)&quot;;&quot;&quot;)" office:value-type="string" office:string-value="LEKENLLCK" calcext:value-type="string">
            <text:p>LEKENLLCK</text:p>
          </table:table-cell>
        </table:table-row>
        <table:table-row table:style-name="ro1">
          <table:table-cell office:value-type="string" calcext:value-type="string">
            <text:p>LGGDEMFLLSEK</text:p>
          </table:table-cell>
          <table:table-cell table:formula="of:=SUBSTITUTE(SUBSTITUTE([.A223];&quot;(+15.99)&quot;;&quot;&quot;);&quot;(+57.02)&quot;;&quot;&quot;)" office:value-type="string" office:string-value="LGGDEMFLLSEK" calcext:value-type="string">
            <text:p>LGGDEMFLLSEK</text:p>
          </table:table-cell>
        </table:table-row>
        <table:table-row table:style-name="ro1">
          <table:table-cell office:value-type="string" calcext:value-type="string">
            <text:p>MLDNLSSMLNDPK</text:p>
          </table:table-cell>
          <table:table-cell table:formula="of:=SUBSTITUTE(SUBSTITUTE([.A224];&quot;(+15.99)&quot;;&quot;&quot;);&quot;(+57.02)&quot;;&quot;&quot;)" office:value-type="string" office:string-value="MLDNLSSMLNDPK" calcext:value-type="string">
            <text:p>MLDNLSSMLNDPK</text:p>
          </table:table-cell>
        </table:table-row>
        <table:table-row table:style-name="ro1">
          <table:table-cell office:value-type="string" calcext:value-type="string">
            <text:p>EVLGFGSFEPR</text:p>
          </table:table-cell>
          <table:table-cell table:formula="of:=SUBSTITUTE(SUBSTITUTE([.A225];&quot;(+15.99)&quot;;&quot;&quot;);&quot;(+57.02)&quot;;&quot;&quot;)" office:value-type="string" office:string-value="EVLGFGSFEPR" calcext:value-type="string">
            <text:p>EVLGFGSFEPR</text:p>
          </table:table-cell>
        </table:table-row>
        <table:table-row table:style-name="ro1">
          <table:table-cell office:value-type="string" calcext:value-type="string">
            <text:p>QFNDELGEK</text:p>
          </table:table-cell>
          <table:table-cell table:formula="of:=SUBSTITUTE(SUBSTITUTE([.A226];&quot;(+15.99)&quot;;&quot;&quot;);&quot;(+57.02)&quot;;&quot;&quot;)" office:value-type="string" office:string-value="QFNDELGEK" calcext:value-type="string">
            <text:p>QFNDELGEK</text:p>
          </table:table-cell>
        </table:table-row>
        <table:table-row table:style-name="ro1">
          <table:table-cell office:value-type="string" calcext:value-type="string">
            <text:p>KQTSTSLSK</text:p>
          </table:table-cell>
          <table:table-cell table:formula="of:=SUBSTITUTE(SUBSTITUTE([.A227];&quot;(+15.99)&quot;;&quot;&quot;);&quot;(+57.02)&quot;;&quot;&quot;)" office:value-type="string" office:string-value="KQTSTSLSK" calcext:value-type="string">
            <text:p>KQTSTSLSK</text:p>
          </table:table-cell>
        </table:table-row>
        <table:table-row table:style-name="ro1">
          <table:table-cell office:value-type="string" calcext:value-type="string">
            <text:p>QVDLLAESVAVTLGPK</text:p>
          </table:table-cell>
          <table:table-cell table:formula="of:=SUBSTITUTE(SUBSTITUTE([.A228];&quot;(+15.99)&quot;;&quot;&quot;);&quot;(+57.02)&quot;;&quot;&quot;)" office:value-type="string" office:string-value="QVDLLAESVAVTLGPK" calcext:value-type="string">
            <text:p>QVDLLAESVAVTLGPK</text:p>
          </table:table-cell>
        </table:table-row>
        <table:table-row table:style-name="ro1">
          <table:table-cell office:value-type="string" calcext:value-type="string">
            <text:p>AMVTNNEQK</text:p>
          </table:table-cell>
          <table:table-cell table:formula="of:=SUBSTITUTE(SUBSTITUTE([.A229];&quot;(+15.99)&quot;;&quot;&quot;);&quot;(+57.02)&quot;;&quot;&quot;)" office:value-type="string" office:string-value="AMVTNNEQK" calcext:value-type="string">
            <text:p>AMVTNNEQK</text:p>
          </table:table-cell>
        </table:table-row>
        <table:table-row table:style-name="ro1">
          <table:table-cell office:value-type="string" calcext:value-type="string">
            <text:p>SDGVLNVTRR</text:p>
          </table:table-cell>
          <table:table-cell table:formula="of:=SUBSTITUTE(SUBSTITUTE([.A230];&quot;(+15.99)&quot;;&quot;&quot;);&quot;(+57.02)&quot;;&quot;&quot;)" office:value-type="string" office:string-value="SDGVLNVTRR" calcext:value-type="string">
            <text:p>SDGVLNVTRR</text:p>
          </table:table-cell>
        </table:table-row>
        <table:table-row table:style-name="ro1">
          <table:table-cell office:value-type="string" calcext:value-type="string">
            <text:p>FAAMLQATPVK</text:p>
          </table:table-cell>
          <table:table-cell table:formula="of:=SUBSTITUTE(SUBSTITUTE([.A231];&quot;(+15.99)&quot;;&quot;&quot;);&quot;(+57.02)&quot;;&quot;&quot;)" office:value-type="string" office:string-value="FAAMLQATPVK" calcext:value-type="string">
            <text:p>FAAMLQATPVK</text:p>
          </table:table-cell>
        </table:table-row>
        <table:table-row table:style-name="ro1">
          <table:table-cell office:value-type="string" calcext:value-type="string">
            <text:p>AAVSLTVSTVQRVHK</text:p>
          </table:table-cell>
          <table:table-cell table:formula="of:=SUBSTITUTE(SUBSTITUTE([.A232];&quot;(+15.99)&quot;;&quot;&quot;);&quot;(+57.02)&quot;;&quot;&quot;)" office:value-type="string" office:string-value="AAVSLTVSTVQRVHK" calcext:value-type="string">
            <text:p>AAVSLTVSTVQRVHK</text:p>
          </table:table-cell>
        </table:table-row>
        <table:table-row table:style-name="ro1">
          <table:table-cell office:value-type="string" calcext:value-type="string">
            <text:p>ELTPDPLEK</text:p>
          </table:table-cell>
          <table:table-cell table:formula="of:=SUBSTITUTE(SUBSTITUTE([.A233];&quot;(+15.99)&quot;;&quot;&quot;);&quot;(+57.02)&quot;;&quot;&quot;)" office:value-type="string" office:string-value="ELTPDPLEK" calcext:value-type="string">
            <text:p>ELTPDPLEK</text:p>
          </table:table-cell>
        </table:table-row>
        <table:table-row table:style-name="ro1">
          <table:table-cell office:value-type="string" calcext:value-type="string">
            <text:p>NAGGKPLVM(+15.99)DR</text:p>
          </table:table-cell>
          <table:table-cell table:formula="of:=SUBSTITUTE(SUBSTITUTE([.A234];&quot;(+15.99)&quot;;&quot;&quot;);&quot;(+57.02)&quot;;&quot;&quot;)" office:value-type="string" office:string-value="NAGGKPLVMDR" calcext:value-type="string">
            <text:p>NAGGKPLVMDR</text:p>
          </table:table-cell>
        </table:table-row>
        <table:table-row table:style-name="ro1">
          <table:table-cell office:value-type="string" calcext:value-type="string">
            <text:p>TPAGANALTLKK</text:p>
          </table:table-cell>
          <table:table-cell table:formula="of:=SUBSTITUTE(SUBSTITUTE([.A235];&quot;(+15.99)&quot;;&quot;&quot;);&quot;(+57.02)&quot;;&quot;&quot;)" office:value-type="string" office:string-value="TPAGANALTLKK" calcext:value-type="string">
            <text:p>TPAGANALTLKK</text:p>
          </table:table-cell>
        </table:table-row>
        <table:table-row table:style-name="ro1">
          <table:table-cell office:value-type="string" calcext:value-type="string">
            <text:p>DSSAMELNSNK</text:p>
          </table:table-cell>
          <table:table-cell table:formula="of:=SUBSTITUTE(SUBSTITUTE([.A236];&quot;(+15.99)&quot;;&quot;&quot;);&quot;(+57.02)&quot;;&quot;&quot;)" office:value-type="string" office:string-value="DSSAMELNSNK" calcext:value-type="string">
            <text:p>DSSAMELNSNK</text:p>
          </table:table-cell>
        </table:table-row>
        <table:table-row table:style-name="ro1">
          <table:table-cell office:value-type="string" calcext:value-type="string">
            <text:p>AVYC(+57.02)HVLQWR</text:p>
          </table:table-cell>
          <table:table-cell table:formula="of:=SUBSTITUTE(SUBSTITUTE([.A237];&quot;(+15.99)&quot;;&quot;&quot;);&quot;(+57.02)&quot;;&quot;&quot;)" office:value-type="string" office:string-value="AVYCHVLQWR" calcext:value-type="string">
            <text:p>AVYCHVLQWR</text:p>
          </table:table-cell>
        </table:table-row>
        <table:table-row table:style-name="ro1">
          <table:table-cell office:value-type="string" calcext:value-type="string">
            <text:p>EFGNNPNFDQSK</text:p>
          </table:table-cell>
          <table:table-cell table:formula="of:=SUBSTITUTE(SUBSTITUTE([.A238];&quot;(+15.99)&quot;;&quot;&quot;);&quot;(+57.02)&quot;;&quot;&quot;)" office:value-type="string" office:string-value="EFGNNPNFDQSK" calcext:value-type="string">
            <text:p>EFGNNPNFDQSK</text:p>
          </table:table-cell>
        </table:table-row>
        <table:table-row table:style-name="ro1">
          <table:table-cell office:value-type="string" calcext:value-type="string">
            <text:p>NKLSFLEENNLLK</text:p>
          </table:table-cell>
          <table:table-cell table:formula="of:=SUBSTITUTE(SUBSTITUTE([.A239];&quot;(+15.99)&quot;;&quot;&quot;);&quot;(+57.02)&quot;;&quot;&quot;)" office:value-type="string" office:string-value="NKLSFLEENNLLK" calcext:value-type="string">
            <text:p>NKLSFLEENNLLK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240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VGAATEGETMK</text:p>
          </table:table-cell>
          <table:table-cell table:formula="of:=SUBSTITUTE(SUBSTITUTE([.A241];&quot;(+15.99)&quot;;&quot;&quot;);&quot;(+57.02)&quot;;&quot;&quot;)" office:value-type="string" office:string-value="VGAATEGETMK" calcext:value-type="string">
            <text:p>VGAATEGETMK</text:p>
          </table:table-cell>
        </table:table-row>
        <table:table-row table:style-name="ro1">
          <table:table-cell office:value-type="string" calcext:value-type="string">
            <text:p>LAADM(+15.99)QMVR</text:p>
          </table:table-cell>
          <table:table-cell table:formula="of:=SUBSTITUTE(SUBSTITUTE([.A242];&quot;(+15.99)&quot;;&quot;&quot;);&quot;(+57.02)&quot;;&quot;&quot;)" office:value-type="string" office:string-value="LAADMQMVR" calcext:value-type="string">
            <text:p>LAADMQMVR</text:p>
          </table:table-cell>
        </table:table-row>
        <table:table-row table:style-name="ro1">
          <table:table-cell office:value-type="string" calcext:value-type="string">
            <text:p>APAPKVGEVAQVGPGK</text:p>
          </table:table-cell>
          <table:table-cell table:formula="of:=SUBSTITUTE(SUBSTITUTE([.A243];&quot;(+15.99)&quot;;&quot;&quot;);&quot;(+57.02)&quot;;&quot;&quot;)" office:value-type="string" office:string-value="APAPKVGEVAQVGPGK" calcext:value-type="string">
            <text:p>APAPKVGEVAQVGPGK</text:p>
          </table:table-cell>
        </table:table-row>
        <table:table-row table:style-name="ro1">
          <table:table-cell office:value-type="string" calcext:value-type="string">
            <text:p>LAATGYADSDR</text:p>
          </table:table-cell>
          <table:table-cell table:formula="of:=SUBSTITUTE(SUBSTITUTE([.A244];&quot;(+15.99)&quot;;&quot;&quot;);&quot;(+57.02)&quot;;&quot;&quot;)" office:value-type="string" office:string-value="LAATGYADSDR" calcext:value-type="string">
            <text:p>LAATGYADSDR</text:p>
          </table:table-cell>
        </table:table-row>
        <table:table-row table:style-name="ro1">
          <table:table-cell office:value-type="string" calcext:value-type="string">
            <text:p>TAGGLLLSM(+15.99)SAK</text:p>
          </table:table-cell>
          <table:table-cell table:formula="of:=SUBSTITUTE(SUBSTITUTE([.A245];&quot;(+15.99)&quot;;&quot;&quot;);&quot;(+57.02)&quot;;&quot;&quot;)" office:value-type="string" office:string-value="TAGGLLLSMSAK" calcext:value-type="string">
            <text:p>TAGGLLLSMSAK</text:p>
          </table:table-cell>
        </table:table-row>
        <table:table-row table:style-name="ro1">
          <table:table-cell office:value-type="string" calcext:value-type="string">
            <text:p>EALC(+57.02)LDVR</text:p>
          </table:table-cell>
          <table:table-cell table:formula="of:=SUBSTITUTE(SUBSTITUTE([.A246];&quot;(+15.99)&quot;;&quot;&quot;);&quot;(+57.02)&quot;;&quot;&quot;)" office:value-type="string" office:string-value="EALCLDVR" calcext:value-type="string">
            <text:p>EALCLDVR</text:p>
          </table:table-cell>
        </table:table-row>
        <table:table-row table:style-name="ro1">
          <table:table-cell office:value-type="string" calcext:value-type="string">
            <text:p>LNGGELLM(+15.99)GC(+57.02)PLR</text:p>
          </table:table-cell>
          <table:table-cell table:formula="of:=SUBSTITUTE(SUBSTITUTE([.A247];&quot;(+15.99)&quot;;&quot;&quot;);&quot;(+57.02)&quot;;&quot;&quot;)" office:value-type="string" office:string-value="LNGGELLMGCPLR" calcext:value-type="string">
            <text:p>LNGGELLMGCPLR</text:p>
          </table:table-cell>
        </table:table-row>
        <table:table-row table:style-name="ro1">
          <table:table-cell office:value-type="string" calcext:value-type="string">
            <text:p>VDVDGTRVK</text:p>
          </table:table-cell>
          <table:table-cell table:formula="of:=SUBSTITUTE(SUBSTITUTE([.A248];&quot;(+15.99)&quot;;&quot;&quot;);&quot;(+57.02)&quot;;&quot;&quot;)" office:value-type="string" office:string-value="VDVDGTRVK" calcext:value-type="string">
            <text:p>VDVDGTRVK</text:p>
          </table:table-cell>
        </table:table-row>
        <table:table-row table:style-name="ro1">
          <table:table-cell office:value-type="string" calcext:value-type="string">
            <text:p>LATVLSPR</text:p>
          </table:table-cell>
          <table:table-cell table:formula="of:=SUBSTITUTE(SUBSTITUTE([.A249];&quot;(+15.99)&quot;;&quot;&quot;);&quot;(+57.02)&quot;;&quot;&quot;)" office:value-type="string" office:string-value="LATVLSPR" calcext:value-type="string">
            <text:p>LATVLSPR</text:p>
          </table:table-cell>
        </table:table-row>
        <table:table-row table:style-name="ro1">
          <table:table-cell office:value-type="string" calcext:value-type="string">
            <text:p>NPFPTDLLSFTFLHSR</text:p>
          </table:table-cell>
          <table:table-cell table:formula="of:=SUBSTITUTE(SUBSTITUTE([.A250];&quot;(+15.99)&quot;;&quot;&quot;);&quot;(+57.02)&quot;;&quot;&quot;)" office:value-type="string" office:string-value="NPFPTDLLSFTFLHSR" calcext:value-type="string">
            <text:p>NPFPTDLLSFTFLHSR</text:p>
          </table:table-cell>
        </table:table-row>
        <table:table-row table:style-name="ro1">
          <table:table-cell office:value-type="string" calcext:value-type="string">
            <text:p>QM(+15.99)NEDLVLK</text:p>
          </table:table-cell>
          <table:table-cell table:formula="of:=SUBSTITUTE(SUBSTITUTE([.A251];&quot;(+15.99)&quot;;&quot;&quot;);&quot;(+57.02)&quot;;&quot;&quot;)" office:value-type="string" office:string-value="QMNEDLVLK" calcext:value-type="string">
            <text:p>QMNEDLVLK</text:p>
          </table:table-cell>
        </table:table-row>
        <table:table-row table:style-name="ro1">
          <table:table-cell office:value-type="string" calcext:value-type="string">
            <text:p>AFM(+15.99)SDLAK</text:p>
          </table:table-cell>
          <table:table-cell table:formula="of:=SUBSTITUTE(SUBSTITUTE([.A252];&quot;(+15.99)&quot;;&quot;&quot;);&quot;(+57.02)&quot;;&quot;&quot;)" office:value-type="string" office:string-value="AFMSDLAK" calcext:value-type="string">
            <text:p>AFMSDLAK</text:p>
          </table:table-cell>
        </table:table-row>
        <table:table-row table:style-name="ro1">
          <table:table-cell office:value-type="string" calcext:value-type="string">
            <text:p>NPYLTAEESLEKVK</text:p>
          </table:table-cell>
          <table:table-cell table:formula="of:=SUBSTITUTE(SUBSTITUTE([.A253];&quot;(+15.99)&quot;;&quot;&quot;);&quot;(+57.02)&quot;;&quot;&quot;)" office:value-type="string" office:string-value="NPYLTAEESLEKVK" calcext:value-type="string">
            <text:p>NPYLTAEESLEKVK</text:p>
          </table:table-cell>
        </table:table-row>
        <table:table-row table:style-name="ro1">
          <table:table-cell office:value-type="string" calcext:value-type="string">
            <text:p>EGTGLGWVAK</text:p>
          </table:table-cell>
          <table:table-cell table:formula="of:=SUBSTITUTE(SUBSTITUTE([.A254];&quot;(+15.99)&quot;;&quot;&quot;);&quot;(+57.02)&quot;;&quot;&quot;)" office:value-type="string" office:string-value="EGTGLGWVAK" calcext:value-type="string">
            <text:p>EGTGLGWVAK</text:p>
          </table:table-cell>
        </table:table-row>
        <table:table-row table:style-name="ro1">
          <table:table-cell office:value-type="string" calcext:value-type="string">
            <text:p>QLPDQYDLR</text:p>
          </table:table-cell>
          <table:table-cell table:formula="of:=SUBSTITUTE(SUBSTITUTE([.A255];&quot;(+15.99)&quot;;&quot;&quot;);&quot;(+57.02)&quot;;&quot;&quot;)" office:value-type="string" office:string-value="QLPDQYDLR" calcext:value-type="string">
            <text:p>QLPDQYDLR</text:p>
          </table:table-cell>
        </table:table-row>
        <table:table-row table:style-name="ro1">
          <table:table-cell office:value-type="string" calcext:value-type="string">
            <text:p>FLDSLELAHAK</text:p>
          </table:table-cell>
          <table:table-cell table:formula="of:=SUBSTITUTE(SUBSTITUTE([.A256];&quot;(+15.99)&quot;;&quot;&quot;);&quot;(+57.02)&quot;;&quot;&quot;)" office:value-type="string" office:string-value="FLDSLELAHAK" calcext:value-type="string">
            <text:p>FLDSLELAHAK</text:p>
          </table:table-cell>
        </table:table-row>
        <table:table-row table:style-name="ro1">
          <table:table-cell office:value-type="string" calcext:value-type="string">
            <text:p>NVLNVLEDK</text:p>
          </table:table-cell>
          <table:table-cell table:formula="of:=SUBSTITUTE(SUBSTITUTE([.A257];&quot;(+15.99)&quot;;&quot;&quot;);&quot;(+57.02)&quot;;&quot;&quot;)" office:value-type="string" office:string-value="NVLNVLEDK" calcext:value-type="string">
            <text:p>NVLNVLEDK</text:p>
          </table:table-cell>
        </table:table-row>
        <table:table-row table:style-name="ro1">
          <table:table-cell office:value-type="string" calcext:value-type="string">
            <text:p>NLKVGLR</text:p>
          </table:table-cell>
          <table:table-cell table:formula="of:=SUBSTITUTE(SUBSTITUTE([.A258];&quot;(+15.99)&quot;;&quot;&quot;);&quot;(+57.02)&quot;;&quot;&quot;)" office:value-type="string" office:string-value="NLKVGLR" calcext:value-type="string">
            <text:p>NLKVGLR</text:p>
          </table:table-cell>
        </table:table-row>
        <table:table-row table:style-name="ro1">
          <table:table-cell office:value-type="string" calcext:value-type="string">
            <text:p>KTHPALVVALNK</text:p>
          </table:table-cell>
          <table:table-cell table:formula="of:=SUBSTITUTE(SUBSTITUTE([.A259];&quot;(+15.99)&quot;;&quot;&quot;);&quot;(+57.02)&quot;;&quot;&quot;)" office:value-type="string" office:string-value="KTHPALVVALNK" calcext:value-type="string">
            <text:p>KTHPALVVALNK</text:p>
          </table:table-cell>
        </table:table-row>
        <table:table-row table:style-name="ro1">
          <table:table-cell office:value-type="string" calcext:value-type="string">
            <text:p>DPLNTLNLVGR</text:p>
          </table:table-cell>
          <table:table-cell table:formula="of:=SUBSTITUTE(SUBSTITUTE([.A260];&quot;(+15.99)&quot;;&quot;&quot;);&quot;(+57.02)&quot;;&quot;&quot;)" office:value-type="string" office:string-value="DPLNTLNLVGR" calcext:value-type="string">
            <text:p>DPLNTLNLVGR</text:p>
          </table:table-cell>
        </table:table-row>
        <table:table-row table:style-name="ro1">
          <table:table-cell office:value-type="string" calcext:value-type="string">
            <text:p>SMALEELLNK</text:p>
          </table:table-cell>
          <table:table-cell table:formula="of:=SUBSTITUTE(SUBSTITUTE([.A261];&quot;(+15.99)&quot;;&quot;&quot;);&quot;(+57.02)&quot;;&quot;&quot;)" office:value-type="string" office:string-value="SMALEELLNK" calcext:value-type="string">
            <text:p>SMALEELLNK</text:p>
          </table:table-cell>
        </table:table-row>
        <table:table-row table:style-name="ro1">
          <table:table-cell office:value-type="string" calcext:value-type="string">
            <text:p>LLDEKHLNSEK</text:p>
          </table:table-cell>
          <table:table-cell table:formula="of:=SUBSTITUTE(SUBSTITUTE([.A262];&quot;(+15.99)&quot;;&quot;&quot;);&quot;(+57.02)&quot;;&quot;&quot;)" office:value-type="string" office:string-value="LLDEKHLNSEK" calcext:value-type="string">
            <text:p>LLDEKHLNSEK</text:p>
          </table:table-cell>
        </table:table-row>
        <table:table-row table:style-name="ro1">
          <table:table-cell office:value-type="string" calcext:value-type="string">
            <text:p>LALVKDLVHC(+57.02)YKLAK</text:p>
          </table:table-cell>
          <table:table-cell table:formula="of:=SUBSTITUTE(SUBSTITUTE([.A263];&quot;(+15.99)&quot;;&quot;&quot;);&quot;(+57.02)&quot;;&quot;&quot;)" office:value-type="string" office:string-value="LALVKDLVHCYKLAK" calcext:value-type="string">
            <text:p>LALVKDLVHCYKLAK</text:p>
          </table:table-cell>
        </table:table-row>
        <table:table-row table:style-name="ro1">
          <table:table-cell office:value-type="string" calcext:value-type="string">
            <text:p>LLWWYR</text:p>
          </table:table-cell>
          <table:table-cell table:formula="of:=SUBSTITUTE(SUBSTITUTE([.A264];&quot;(+15.99)&quot;;&quot;&quot;);&quot;(+57.02)&quot;;&quot;&quot;)" office:value-type="string" office:string-value="LLWWYR" calcext:value-type="string">
            <text:p>LLWWYR</text:p>
          </table:table-cell>
        </table:table-row>
        <table:table-row table:style-name="ro1">
          <table:table-cell office:value-type="string" calcext:value-type="string">
            <text:p>LLYALAEMR</text:p>
          </table:table-cell>
          <table:table-cell table:formula="of:=SUBSTITUTE(SUBSTITUTE([.A265];&quot;(+15.99)&quot;;&quot;&quot;);&quot;(+57.02)&quot;;&quot;&quot;)" office:value-type="string" office:string-value="LLYALAEMR" calcext:value-type="string">
            <text:p>LLYALAEMR</text:p>
          </table:table-cell>
        </table:table-row>
        <table:table-row table:style-name="ro1">
          <table:table-cell office:value-type="string" calcext:value-type="string">
            <text:p>M(+15.99)TLFNADKFELEK</text:p>
          </table:table-cell>
          <table:table-cell table:formula="of:=SUBSTITUTE(SUBSTITUTE([.A266];&quot;(+15.99)&quot;;&quot;&quot;);&quot;(+57.02)&quot;;&quot;&quot;)" office:value-type="string" office:string-value="MTLFNADKFELEK" calcext:value-type="string">
            <text:p>MTLFNADKFELEK</text:p>
          </table:table-cell>
        </table:table-row>
        <table:table-row table:style-name="ro1">
          <table:table-cell office:value-type="string" calcext:value-type="string">
            <text:p>LSNHMLYSK</text:p>
          </table:table-cell>
          <table:table-cell table:formula="of:=SUBSTITUTE(SUBSTITUTE([.A267];&quot;(+15.99)&quot;;&quot;&quot;);&quot;(+57.02)&quot;;&quot;&quot;)" office:value-type="string" office:string-value="LSNHMLYSK" calcext:value-type="string">
            <text:p>LSNHMLYSK</text:p>
          </table:table-cell>
        </table:table-row>
        <table:table-row table:style-name="ro1">
          <table:table-cell office:value-type="string" calcext:value-type="string">
            <text:p>TAGGLLWMPPK</text:p>
          </table:table-cell>
          <table:table-cell table:formula="of:=SUBSTITUTE(SUBSTITUTE([.A268];&quot;(+15.99)&quot;;&quot;&quot;);&quot;(+57.02)&quot;;&quot;&quot;)" office:value-type="string" office:string-value="TAGGLLWMPPK" calcext:value-type="string">
            <text:p>TAGGLLWMPPK</text:p>
          </table:table-cell>
        </table:table-row>
        <table:table-row table:style-name="ro1">
          <table:table-cell office:value-type="string" calcext:value-type="string">
            <text:p>QVLSVSC(+57.02)PK</text:p>
          </table:table-cell>
          <table:table-cell table:formula="of:=SUBSTITUTE(SUBSTITUTE([.A269];&quot;(+15.99)&quot;;&quot;&quot;);&quot;(+57.02)&quot;;&quot;&quot;)" office:value-type="string" office:string-value="QVLSVSCPK" calcext:value-type="string">
            <text:p>QVLSVSCPK</text:p>
          </table:table-cell>
        </table:table-row>
        <table:table-row table:style-name="ro1">
          <table:table-cell office:value-type="string" calcext:value-type="string">
            <text:p>M(+15.99)TQLPEK</text:p>
          </table:table-cell>
          <table:table-cell table:formula="of:=SUBSTITUTE(SUBSTITUTE([.A270];&quot;(+15.99)&quot;;&quot;&quot;);&quot;(+57.02)&quot;;&quot;&quot;)" office:value-type="string" office:string-value="MTQLPEK" calcext:value-type="string">
            <text:p>MTQLPEK</text:p>
          </table:table-cell>
        </table:table-row>
        <table:table-row table:style-name="ro1">
          <table:table-cell office:value-type="string" calcext:value-type="string">
            <text:p>QM(+15.99)YQEVR</text:p>
          </table:table-cell>
          <table:table-cell table:formula="of:=SUBSTITUTE(SUBSTITUTE([.A271];&quot;(+15.99)&quot;;&quot;&quot;);&quot;(+57.02)&quot;;&quot;&quot;)" office:value-type="string" office:string-value="QMYQEVR" calcext:value-type="string">
            <text:p>QMYQEVR</text:p>
          </table:table-cell>
        </table:table-row>
        <table:table-row table:style-name="ro1">
          <table:table-cell office:value-type="string" calcext:value-type="string">
            <text:p>EYNPFGWETAKERAK</text:p>
          </table:table-cell>
          <table:table-cell table:formula="of:=SUBSTITUTE(SUBSTITUTE([.A272];&quot;(+15.99)&quot;;&quot;&quot;);&quot;(+57.02)&quot;;&quot;&quot;)" office:value-type="string" office:string-value="EYNPFGWETAKERAK" calcext:value-type="string">
            <text:p>EYNPFGWETAKERAK</text:p>
          </table:table-cell>
        </table:table-row>
        <table:table-row table:style-name="ro1">
          <table:table-cell office:value-type="string" calcext:value-type="string">
            <text:p>VSVGLEYSPDLK</text:p>
          </table:table-cell>
          <table:table-cell table:formula="of:=SUBSTITUTE(SUBSTITUTE([.A273];&quot;(+15.99)&quot;;&quot;&quot;);&quot;(+57.02)&quot;;&quot;&quot;)" office:value-type="string" office:string-value="VSVGLEYSPDLK" calcext:value-type="string">
            <text:p>VSVGLEYSPDLK</text:p>
          </table:table-cell>
        </table:table-row>
        <table:table-row table:style-name="ro1">
          <table:table-cell office:value-type="string" calcext:value-type="string">
            <text:p>YGPDFDAPLTAALK</text:p>
          </table:table-cell>
          <table:table-cell table:formula="of:=SUBSTITUTE(SUBSTITUTE([.A274];&quot;(+15.99)&quot;;&quot;&quot;);&quot;(+57.02)&quot;;&quot;&quot;)" office:value-type="string" office:string-value="YGPDFDAPLTAALK" calcext:value-type="string">
            <text:p>YGPDFDAPLTAALK</text:p>
          </table:table-cell>
        </table:table-row>
        <table:table-row table:style-name="ro1">
          <table:table-cell office:value-type="string" calcext:value-type="string">
            <text:p>QQDLLPEQK</text:p>
          </table:table-cell>
          <table:table-cell table:formula="of:=SUBSTITUTE(SUBSTITUTE([.A275];&quot;(+15.99)&quot;;&quot;&quot;);&quot;(+57.02)&quot;;&quot;&quot;)" office:value-type="string" office:string-value="QQDLLPEQK" calcext:value-type="string">
            <text:p>QQDLLPEQK</text:p>
          </table:table-cell>
        </table:table-row>
        <table:table-row table:style-name="ro1">
          <table:table-cell office:value-type="string" calcext:value-type="string">
            <text:p>EEAYALSPWK</text:p>
          </table:table-cell>
          <table:table-cell table:formula="of:=SUBSTITUTE(SUBSTITUTE([.A276];&quot;(+15.99)&quot;;&quot;&quot;);&quot;(+57.02)&quot;;&quot;&quot;)" office:value-type="string" office:string-value="EEAYALSPWK" calcext:value-type="string">
            <text:p>EEAYALSPWK</text:p>
          </table:table-cell>
        </table:table-row>
        <table:table-row table:style-name="ro1">
          <table:table-cell office:value-type="string" calcext:value-type="string">
            <text:p>TKLEVATTHEK</text:p>
          </table:table-cell>
          <table:table-cell table:formula="of:=SUBSTITUTE(SUBSTITUTE([.A277];&quot;(+15.99)&quot;;&quot;&quot;);&quot;(+57.02)&quot;;&quot;&quot;)" office:value-type="string" office:string-value="TKLEVATTHEK" calcext:value-type="string">
            <text:p>TKLEVATTHEK</text:p>
          </table:table-cell>
        </table:table-row>
        <table:table-row table:style-name="ro1">
          <table:table-cell office:value-type="string" calcext:value-type="string">
            <text:p>FPDVKGPDK</text:p>
          </table:table-cell>
          <table:table-cell table:formula="of:=SUBSTITUTE(SUBSTITUTE([.A278];&quot;(+15.99)&quot;;&quot;&quot;);&quot;(+57.02)&quot;;&quot;&quot;)" office:value-type="string" office:string-value="FPDVKGPDK" calcext:value-type="string">
            <text:p>FPDVKGPDK</text:p>
          </table:table-cell>
        </table:table-row>
        <table:table-row table:style-name="ro1">
          <table:table-cell office:value-type="string" calcext:value-type="string">
            <text:p>GYLSPYFATDNSNK</text:p>
          </table:table-cell>
          <table:table-cell table:formula="of:=SUBSTITUTE(SUBSTITUTE([.A279];&quot;(+15.99)&quot;;&quot;&quot;);&quot;(+57.02)&quot;;&quot;&quot;)" office:value-type="string" office:string-value="GYLSPYFATDNSNK" calcext:value-type="string">
            <text:p>GYLSPYFATDNSNK</text:p>
          </table:table-cell>
        </table:table-row>
        <table:table-row table:style-name="ro1">
          <table:table-cell office:value-type="string" calcext:value-type="string">
            <text:p>EEQNYYADLYAK</text:p>
          </table:table-cell>
          <table:table-cell table:formula="of:=SUBSTITUTE(SUBSTITUTE([.A280];&quot;(+15.99)&quot;;&quot;&quot;);&quot;(+57.02)&quot;;&quot;&quot;)" office:value-type="string" office:string-value="EEQNYYADLYAK" calcext:value-type="string">
            <text:p>EEQNYYADLYAK</text:p>
          </table:table-cell>
        </table:table-row>
        <table:table-row table:style-name="ro1">
          <table:table-cell office:value-type="string" calcext:value-type="string">
            <text:p>M(+15.99)PAVQTTGPLK</text:p>
          </table:table-cell>
          <table:table-cell table:formula="of:=SUBSTITUTE(SUBSTITUTE([.A281];&quot;(+15.99)&quot;;&quot;&quot;);&quot;(+57.02)&quot;;&quot;&quot;)" office:value-type="string" office:string-value="MPAVQTTGPLK" calcext:value-type="string">
            <text:p>MPAVQTTGPLK</text:p>
          </table:table-cell>
        </table:table-row>
        <table:table-row table:style-name="ro1">
          <table:table-cell office:value-type="string" calcext:value-type="string">
            <text:p>EPDPDLLC(+57.02)LQETK</text:p>
          </table:table-cell>
          <table:table-cell table:formula="of:=SUBSTITUTE(SUBSTITUTE([.A282];&quot;(+15.99)&quot;;&quot;&quot;);&quot;(+57.02)&quot;;&quot;&quot;)" office:value-type="string" office:string-value="EPDPDLLCLQETK" calcext:value-type="string">
            <text:p>EPDPDLLCLQETK</text:p>
          </table:table-cell>
        </table:table-row>
        <table:table-row table:style-name="ro1">
          <table:table-cell office:value-type="string" calcext:value-type="string">
            <text:p>KVDYDLR</text:p>
          </table:table-cell>
          <table:table-cell table:formula="of:=SUBSTITUTE(SUBSTITUTE([.A283];&quot;(+15.99)&quot;;&quot;&quot;);&quot;(+57.02)&quot;;&quot;&quot;)" office:value-type="string" office:string-value="KVDYDLR" calcext:value-type="string">
            <text:p>KVDYDLR</text:p>
          </table:table-cell>
        </table:table-row>
        <table:table-row table:style-name="ro1">
          <table:table-cell office:value-type="string" calcext:value-type="string">
            <text:p>ATVTEDESFEGK</text:p>
          </table:table-cell>
          <table:table-cell table:formula="of:=SUBSTITUTE(SUBSTITUTE([.A284];&quot;(+15.99)&quot;;&quot;&quot;);&quot;(+57.02)&quot;;&quot;&quot;)" office:value-type="string" office:string-value="ATVTEDESFEGK" calcext:value-type="string">
            <text:p>ATVTEDESFEGK</text:p>
          </table:table-cell>
        </table:table-row>
        <table:table-row table:style-name="ro1">
          <table:table-cell office:value-type="string" calcext:value-type="string">
            <text:p>QAPSVVAYTK</text:p>
          </table:table-cell>
          <table:table-cell table:formula="of:=SUBSTITUTE(SUBSTITUTE([.A285];&quot;(+15.99)&quot;;&quot;&quot;);&quot;(+57.02)&quot;;&quot;&quot;)" office:value-type="string" office:string-value="QAPSVVAYTK" calcext:value-type="string">
            <text:p>QAPSVVAYTK</text:p>
          </table:table-cell>
        </table:table-row>
        <table:table-row table:style-name="ro1">
          <table:table-cell office:value-type="string" calcext:value-type="string">
            <text:p>GYLPLDDPNR</text:p>
          </table:table-cell>
          <table:table-cell table:formula="of:=SUBSTITUTE(SUBSTITUTE([.A286];&quot;(+15.99)&quot;;&quot;&quot;);&quot;(+57.02)&quot;;&quot;&quot;)" office:value-type="string" office:string-value="GYLPLDDPNR" calcext:value-type="string">
            <text:p>GYLPLDDPNR</text:p>
          </table:table-cell>
        </table:table-row>
        <table:table-row table:style-name="ro1">
          <table:table-cell office:value-type="string" calcext:value-type="string">
            <text:p>LAWQPVSPR</text:p>
          </table:table-cell>
          <table:table-cell table:formula="of:=SUBSTITUTE(SUBSTITUTE([.A287];&quot;(+15.99)&quot;;&quot;&quot;);&quot;(+57.02)&quot;;&quot;&quot;)" office:value-type="string" office:string-value="LAWQPVSPR" calcext:value-type="string">
            <text:p>LAWQPVSPR</text:p>
          </table:table-cell>
        </table:table-row>
        <table:table-row table:style-name="ro1">
          <table:table-cell office:value-type="string" calcext:value-type="string">
            <text:p>RYAADSLK</text:p>
          </table:table-cell>
          <table:table-cell table:formula="of:=SUBSTITUTE(SUBSTITUTE([.A288];&quot;(+15.99)&quot;;&quot;&quot;);&quot;(+57.02)&quot;;&quot;&quot;)" office:value-type="string" office:string-value="RYAADSLK" calcext:value-type="string">
            <text:p>RYAADSLK</text:p>
          </table:table-cell>
        </table:table-row>
        <table:table-row table:style-name="ro1">
          <table:table-cell office:value-type="string" calcext:value-type="string">
            <text:p>HAPLSEFLEDR</text:p>
          </table:table-cell>
          <table:table-cell table:formula="of:=SUBSTITUTE(SUBSTITUTE([.A289];&quot;(+15.99)&quot;;&quot;&quot;);&quot;(+57.02)&quot;;&quot;&quot;)" office:value-type="string" office:string-value="HAPLSEFLEDR" calcext:value-type="string">
            <text:p>HAPLSEFLEDR</text:p>
          </table:table-cell>
        </table:table-row>
        <table:table-row table:style-name="ro1">
          <table:table-cell office:value-type="string" calcext:value-type="string">
            <text:p>FLFNDTFEHLK</text:p>
          </table:table-cell>
          <table:table-cell table:formula="of:=SUBSTITUTE(SUBSTITUTE([.A290];&quot;(+15.99)&quot;;&quot;&quot;);&quot;(+57.02)&quot;;&quot;&quot;)" office:value-type="string" office:string-value="FLFNDTFEHLK" calcext:value-type="string">
            <text:p>FLFNDTFEHLK</text:p>
          </table:table-cell>
        </table:table-row>
        <table:table-row table:style-name="ro1">
          <table:table-cell office:value-type="string" calcext:value-type="string">
            <text:p>SKEAFDKSFWLK</text:p>
          </table:table-cell>
          <table:table-cell table:formula="of:=SUBSTITUTE(SUBSTITUTE([.A291];&quot;(+15.99)&quot;;&quot;&quot;);&quot;(+57.02)&quot;;&quot;&quot;)" office:value-type="string" office:string-value="SKEAFDKSFWLK" calcext:value-type="string">
            <text:p>SKEAFDKSFWLK</text:p>
          </table:table-cell>
        </table:table-row>
        <table:table-row table:style-name="ro1">
          <table:table-cell office:value-type="string" calcext:value-type="string">
            <text:p>NPEEAALGYKK</text:p>
          </table:table-cell>
          <table:table-cell table:formula="of:=SUBSTITUTE(SUBSTITUTE([.A292];&quot;(+15.99)&quot;;&quot;&quot;);&quot;(+57.02)&quot;;&quot;&quot;)" office:value-type="string" office:string-value="NPEEAALGYKK" calcext:value-type="string">
            <text:p>NPEEAALGYKK</text:p>
          </table:table-cell>
        </table:table-row>
        <table:table-row table:style-name="ro1">
          <table:table-cell office:value-type="string" calcext:value-type="string">
            <text:p>ESLQTQDVLM(+15.99)LDR</text:p>
          </table:table-cell>
          <table:table-cell table:formula="of:=SUBSTITUTE(SUBSTITUTE([.A293];&quot;(+15.99)&quot;;&quot;&quot;);&quot;(+57.02)&quot;;&quot;&quot;)" office:value-type="string" office:string-value="ESLQTQDVLMLDR" calcext:value-type="string">
            <text:p>ESLQTQDVLMLDR</text:p>
          </table:table-cell>
        </table:table-row>
        <table:table-row table:style-name="ro1">
          <table:table-cell office:value-type="string" calcext:value-type="string">
            <text:p>FLDVEKPFSK</text:p>
          </table:table-cell>
          <table:table-cell table:formula="of:=SUBSTITUTE(SUBSTITUTE([.A294];&quot;(+15.99)&quot;;&quot;&quot;);&quot;(+57.02)&quot;;&quot;&quot;)" office:value-type="string" office:string-value="FLDVEKPFSK" calcext:value-type="string">
            <text:p>FLDVEKPFSK</text:p>
          </table:table-cell>
        </table:table-row>
        <table:table-row table:style-name="ro1">
          <table:table-cell office:value-type="string" calcext:value-type="string">
            <text:p>LEAHLAPLLK</text:p>
          </table:table-cell>
          <table:table-cell table:formula="of:=SUBSTITUTE(SUBSTITUTE([.A295];&quot;(+15.99)&quot;;&quot;&quot;);&quot;(+57.02)&quot;;&quot;&quot;)" office:value-type="string" office:string-value="LEAHLAPLLK" calcext:value-type="string">
            <text:p>LEAHLAPLLK</text:p>
          </table:table-cell>
        </table:table-row>
        <table:table-row table:style-name="ro1">
          <table:table-cell office:value-type="string" calcext:value-type="string">
            <text:p>C(+57.02)TVLLLQK</text:p>
          </table:table-cell>
          <table:table-cell table:formula="of:=SUBSTITUTE(SUBSTITUTE([.A296];&quot;(+15.99)&quot;;&quot;&quot;);&quot;(+57.02)&quot;;&quot;&quot;)" office:value-type="string" office:string-value="CTVLLLQK" calcext:value-type="string">
            <text:p>CTVLLLQK</text:p>
          </table:table-cell>
        </table:table-row>
        <table:table-row table:style-name="ro1">
          <table:table-cell office:value-type="string" calcext:value-type="string">
            <text:p>DVLDLGVDLVSFC(+57.02)K</text:p>
          </table:table-cell>
          <table:table-cell table:formula="of:=SUBSTITUTE(SUBSTITUTE([.A297];&quot;(+15.99)&quot;;&quot;&quot;);&quot;(+57.02)&quot;;&quot;&quot;)" office:value-type="string" office:string-value="DVLDLGVDLVSFCK" calcext:value-type="string">
            <text:p>DVLDLGVDLVSFCK</text:p>
          </table:table-cell>
        </table:table-row>
        <table:table-row table:style-name="ro1">
          <table:table-cell office:value-type="string" calcext:value-type="string">
            <text:p>QQSPPESWK</text:p>
          </table:table-cell>
          <table:table-cell table:formula="of:=SUBSTITUTE(SUBSTITUTE([.A298];&quot;(+15.99)&quot;;&quot;&quot;);&quot;(+57.02)&quot;;&quot;&quot;)" office:value-type="string" office:string-value="QQSPPESWK" calcext:value-type="string">
            <text:p>QQSPPESWK</text:p>
          </table:table-cell>
        </table:table-row>
        <table:table-row table:style-name="ro1">
          <table:table-cell office:value-type="string" calcext:value-type="string">
            <text:p>QNNATLEYLGTGR</text:p>
          </table:table-cell>
          <table:table-cell table:formula="of:=SUBSTITUTE(SUBSTITUTE([.A299];&quot;(+15.99)&quot;;&quot;&quot;);&quot;(+57.02)&quot;;&quot;&quot;)" office:value-type="string" office:string-value="QNNATLEYLGTGR" calcext:value-type="string">
            <text:p>QNNATLEYLGTGR</text:p>
          </table:table-cell>
        </table:table-row>
        <table:table-row table:style-name="ro1">
          <table:table-cell office:value-type="string" calcext:value-type="string">
            <text:p>ENGLSM(+15.99)DVHVPK</text:p>
          </table:table-cell>
          <table:table-cell table:formula="of:=SUBSTITUTE(SUBSTITUTE([.A300];&quot;(+15.99)&quot;;&quot;&quot;);&quot;(+57.02)&quot;;&quot;&quot;)" office:value-type="string" office:string-value="ENGLSMDVHVPK" calcext:value-type="string">
            <text:p>ENGLSMDVHVPK</text:p>
          </table:table-cell>
        </table:table-row>
        <table:table-row table:style-name="ro1">
          <table:table-cell office:value-type="string" calcext:value-type="string">
            <text:p>DPEVKLWGR</text:p>
          </table:table-cell>
          <table:table-cell table:formula="of:=SUBSTITUTE(SUBSTITUTE([.A301];&quot;(+15.99)&quot;;&quot;&quot;);&quot;(+57.02)&quot;;&quot;&quot;)" office:value-type="string" office:string-value="DPEVKLWGR" calcext:value-type="string">
            <text:p>DPEVKLWGR</text:p>
          </table:table-cell>
        </table:table-row>
        <table:table-row table:style-name="ro1">
          <table:table-cell office:value-type="string" calcext:value-type="string">
            <text:p>RLLVAAVK</text:p>
          </table:table-cell>
          <table:table-cell table:formula="of:=SUBSTITUTE(SUBSTITUTE([.A302];&quot;(+15.99)&quot;;&quot;&quot;);&quot;(+57.02)&quot;;&quot;&quot;)" office:value-type="string" office:string-value="RLLVAAVK" calcext:value-type="string">
            <text:p>RLLVAAVK</text:p>
          </table:table-cell>
        </table:table-row>
        <table:table-row table:style-name="ro1">
          <table:table-cell office:value-type="string" calcext:value-type="string">
            <text:p>TGETLVGKM(+15.99)PK</text:p>
          </table:table-cell>
          <table:table-cell table:formula="of:=SUBSTITUTE(SUBSTITUTE([.A303];&quot;(+15.99)&quot;;&quot;&quot;);&quot;(+57.02)&quot;;&quot;&quot;)" office:value-type="string" office:string-value="TGETLVGKMPK" calcext:value-type="string">
            <text:p>TGETLVGKMPK</text:p>
          </table:table-cell>
        </table:table-row>
        <table:table-row table:style-name="ro1">
          <table:table-cell office:value-type="string" calcext:value-type="string">
            <text:p>HFSDVTSTVEWSHK</text:p>
          </table:table-cell>
          <table:table-cell table:formula="of:=SUBSTITUTE(SUBSTITUTE([.A304];&quot;(+15.99)&quot;;&quot;&quot;);&quot;(+57.02)&quot;;&quot;&quot;)" office:value-type="string" office:string-value="HFSDVTSTVEWSHK" calcext:value-type="string">
            <text:p>HFSDVTSTVEWSHK</text:p>
          </table:table-cell>
        </table:table-row>
        <table:table-row table:style-name="ro1">
          <table:table-cell office:value-type="string" calcext:value-type="string">
            <text:p>QTPEGSVLGDK</text:p>
          </table:table-cell>
          <table:table-cell table:formula="of:=SUBSTITUTE(SUBSTITUTE([.A305];&quot;(+15.99)&quot;;&quot;&quot;);&quot;(+57.02)&quot;;&quot;&quot;)" office:value-type="string" office:string-value="QTPEGSVLGDK" calcext:value-type="string">
            <text:p>QTPEGSVLGDK</text:p>
          </table:table-cell>
        </table:table-row>
        <table:table-row table:style-name="ro1">
          <table:table-cell office:value-type="string" calcext:value-type="string">
            <text:p>ESPALEM(+15.99)TFK</text:p>
          </table:table-cell>
          <table:table-cell table:formula="of:=SUBSTITUTE(SUBSTITUTE([.A306];&quot;(+15.99)&quot;;&quot;&quot;);&quot;(+57.02)&quot;;&quot;&quot;)" office:value-type="string" office:string-value="ESPALEMTFK" calcext:value-type="string">
            <text:p>ESPALEMTFK</text:p>
          </table:table-cell>
        </table:table-row>
        <table:table-row table:style-name="ro1">
          <table:table-cell office:value-type="string" calcext:value-type="string">
            <text:p>WVLADNLTYLHSK</text:p>
          </table:table-cell>
          <table:table-cell table:formula="of:=SUBSTITUTE(SUBSTITUTE([.A307];&quot;(+15.99)&quot;;&quot;&quot;);&quot;(+57.02)&quot;;&quot;&quot;)" office:value-type="string" office:string-value="WVLADNLTYLHSK" calcext:value-type="string">
            <text:p>WVLADNLTYLHSK</text:p>
          </table:table-cell>
        </table:table-row>
        <table:table-row table:style-name="ro1">
          <table:table-cell office:value-type="string" calcext:value-type="string">
            <text:p>NVLNVAAVK</text:p>
          </table:table-cell>
          <table:table-cell table:formula="of:=SUBSTITUTE(SUBSTITUTE([.A308];&quot;(+15.99)&quot;;&quot;&quot;);&quot;(+57.02)&quot;;&quot;&quot;)" office:value-type="string" office:string-value="NVLNVAAVK" calcext:value-type="string">
            <text:p>NVLNVAAVK</text:p>
          </table:table-cell>
        </table:table-row>
        <table:table-row table:style-name="ro1">
          <table:table-cell office:value-type="string" calcext:value-type="string">
            <text:p>AFELAPLLK</text:p>
          </table:table-cell>
          <table:table-cell table:formula="of:=SUBSTITUTE(SUBSTITUTE([.A309];&quot;(+15.99)&quot;;&quot;&quot;);&quot;(+57.02)&quot;;&quot;&quot;)" office:value-type="string" office:string-value="AFELAPLLK" calcext:value-type="string">
            <text:p>AFELAPLLK</text:p>
          </table:table-cell>
        </table:table-row>
        <table:table-row table:style-name="ro1">
          <table:table-cell office:value-type="string" calcext:value-type="string">
            <text:p>TPPEEGHEVR</text:p>
          </table:table-cell>
          <table:table-cell table:formula="of:=SUBSTITUTE(SUBSTITUTE([.A310];&quot;(+15.99)&quot;;&quot;&quot;);&quot;(+57.02)&quot;;&quot;&quot;)" office:value-type="string" office:string-value="TPPEEGHEVR" calcext:value-type="string">
            <text:p>TPPEEGHEVR</text:p>
          </table:table-cell>
        </table:table-row>
        <table:table-row table:style-name="ro1">
          <table:table-cell office:value-type="string" calcext:value-type="string">
            <text:p>KDVEELFQQLGLK</text:p>
          </table:table-cell>
          <table:table-cell table:formula="of:=SUBSTITUTE(SUBSTITUTE([.A311];&quot;(+15.99)&quot;;&quot;&quot;);&quot;(+57.02)&quot;;&quot;&quot;)" office:value-type="string" office:string-value="KDVEELFQQLGLK" calcext:value-type="string">
            <text:p>KDVEELFQQLGLK</text:p>
          </table:table-cell>
        </table:table-row>
        <table:table-row table:style-name="ro1">
          <table:table-cell office:value-type="string" calcext:value-type="string">
            <text:p>EVPLKMPK</text:p>
          </table:table-cell>
          <table:table-cell table:formula="of:=SUBSTITUTE(SUBSTITUTE([.A312];&quot;(+15.99)&quot;;&quot;&quot;);&quot;(+57.02)&quot;;&quot;&quot;)" office:value-type="string" office:string-value="EVPLKMPK" calcext:value-type="string">
            <text:p>EVPLKMPK</text:p>
          </table:table-cell>
        </table:table-row>
        <table:table-row table:style-name="ro1">
          <table:table-cell office:value-type="string" calcext:value-type="string">
            <text:p>APLDGSPTLK</text:p>
          </table:table-cell>
          <table:table-cell table:formula="of:=SUBSTITUTE(SUBSTITUTE([.A313];&quot;(+15.99)&quot;;&quot;&quot;);&quot;(+57.02)&quot;;&quot;&quot;)" office:value-type="string" office:string-value="APLDGSPTLK" calcext:value-type="string">
            <text:p>APLDGSPTLK</text:p>
          </table:table-cell>
        </table:table-row>
        <table:table-row table:style-name="ro1">
          <table:table-cell office:value-type="string" calcext:value-type="string">
            <text:p>NC(+57.02)PKLLNDRTLAK</text:p>
          </table:table-cell>
          <table:table-cell table:formula="of:=SUBSTITUTE(SUBSTITUTE([.A314];&quot;(+15.99)&quot;;&quot;&quot;);&quot;(+57.02)&quot;;&quot;&quot;)" office:value-type="string" office:string-value="NCPKLLNDRTLAK" calcext:value-type="string">
            <text:p>NCPKLLNDRTLAK</text:p>
          </table:table-cell>
        </table:table-row>
        <table:table-row table:style-name="ro1">
          <table:table-cell office:value-type="string" calcext:value-type="string">
            <text:p>LGGDEMFLLSEK</text:p>
          </table:table-cell>
          <table:table-cell table:formula="of:=SUBSTITUTE(SUBSTITUTE([.A315];&quot;(+15.99)&quot;;&quot;&quot;);&quot;(+57.02)&quot;;&quot;&quot;)" office:value-type="string" office:string-value="LGGDEMFLLSEK" calcext:value-type="string">
            <text:p>LGGDEMFLLSEK</text:p>
          </table:table-cell>
        </table:table-row>
        <table:table-row table:style-name="ro1">
          <table:table-cell office:value-type="string" calcext:value-type="string">
            <text:p>LQNSSLWDAEK</text:p>
          </table:table-cell>
          <table:table-cell table:formula="of:=SUBSTITUTE(SUBSTITUTE([.A316];&quot;(+15.99)&quot;;&quot;&quot;);&quot;(+57.02)&quot;;&quot;&quot;)" office:value-type="string" office:string-value="LQNSSLWDAEK" calcext:value-type="string">
            <text:p>LQNSSLWDAEK</text:p>
          </table:table-cell>
        </table:table-row>
        <table:table-row table:style-name="ro1">
          <table:table-cell office:value-type="string" calcext:value-type="string">
            <text:p>DAADFKTFRK</text:p>
          </table:table-cell>
          <table:table-cell table:formula="of:=SUBSTITUTE(SUBSTITUTE([.A317];&quot;(+15.99)&quot;;&quot;&quot;);&quot;(+57.02)&quot;;&quot;&quot;)" office:value-type="string" office:string-value="DAADFKTFRK" calcext:value-type="string">
            <text:p>DAADFKTFRK</text:p>
          </table:table-cell>
        </table:table-row>
        <table:table-row table:style-name="ro1">
          <table:table-cell office:value-type="string" calcext:value-type="string">
            <text:p>REGLLAESVAVTLGPK</text:p>
          </table:table-cell>
          <table:table-cell table:formula="of:=SUBSTITUTE(SUBSTITUTE([.A318];&quot;(+15.99)&quot;;&quot;&quot;);&quot;(+57.02)&quot;;&quot;&quot;)" office:value-type="string" office:string-value="REGLLAESVAVTLGPK" calcext:value-type="string">
            <text:p>REGLLAESVAVTLGPK</text:p>
          </table:table-cell>
        </table:table-row>
        <table:table-row table:style-name="ro1">
          <table:table-cell office:value-type="string" calcext:value-type="string">
            <text:p>AVAGLEVLR</text:p>
          </table:table-cell>
          <table:table-cell table:formula="of:=SUBSTITUTE(SUBSTITUTE([.A319];&quot;(+15.99)&quot;;&quot;&quot;);&quot;(+57.02)&quot;;&quot;&quot;)" office:value-type="string" office:string-value="AVAGLEVLR" calcext:value-type="string">
            <text:p>AVAGLEVLR</text:p>
          </table:table-cell>
        </table:table-row>
        <table:table-row table:style-name="ro1">
          <table:table-cell office:value-type="string" calcext:value-type="string">
            <text:p>QM(+15.99)EVM(+15.99)ESLALAEGR</text:p>
          </table:table-cell>
          <table:table-cell table:formula="of:=SUBSTITUTE(SUBSTITUTE([.A320];&quot;(+15.99)&quot;;&quot;&quot;);&quot;(+57.02)&quot;;&quot;&quot;)" office:value-type="string" office:string-value="QMEVMESLALAEGR" calcext:value-type="string">
            <text:p>QMEVMESLALAEGR</text:p>
          </table:table-cell>
        </table:table-row>
        <table:table-row table:style-name="ro1">
          <table:table-cell office:value-type="string" calcext:value-type="string">
            <text:p>QAPEVAGNVYK</text:p>
          </table:table-cell>
          <table:table-cell table:formula="of:=SUBSTITUTE(SUBSTITUTE([.A321];&quot;(+15.99)&quot;;&quot;&quot;);&quot;(+57.02)&quot;;&quot;&quot;)" office:value-type="string" office:string-value="QAPEVAGNVYK" calcext:value-type="string">
            <text:p>QAPEVAGNVYK</text:p>
          </table:table-cell>
        </table:table-row>
        <table:table-row table:style-name="ro1">
          <table:table-cell office:value-type="string" calcext:value-type="string">
            <text:p>EGLVDLVAAR</text:p>
          </table:table-cell>
          <table:table-cell table:formula="of:=SUBSTITUTE(SUBSTITUTE([.A322];&quot;(+15.99)&quot;;&quot;&quot;);&quot;(+57.02)&quot;;&quot;&quot;)" office:value-type="string" office:string-value="EGLVDLVAAR" calcext:value-type="string">
            <text:p>EGLVDLVAAR</text:p>
          </table:table-cell>
        </table:table-row>
        <table:table-row table:style-name="ro1">
          <table:table-cell office:value-type="string" calcext:value-type="string">
            <text:p>YVSLVNLSK</text:p>
          </table:table-cell>
          <table:table-cell table:formula="of:=SUBSTITUTE(SUBSTITUTE([.A323];&quot;(+15.99)&quot;;&quot;&quot;);&quot;(+57.02)&quot;;&quot;&quot;)" office:value-type="string" office:string-value="YVSLVNLSK" calcext:value-type="string">
            <text:p>YVSLVNLSK</text:p>
          </table:table-cell>
        </table:table-row>
        <table:table-row table:style-name="ro1">
          <table:table-cell office:value-type="string" calcext:value-type="string">
            <text:p>GFAAEAVLAPSK</text:p>
          </table:table-cell>
          <table:table-cell table:formula="of:=SUBSTITUTE(SUBSTITUTE([.A324];&quot;(+15.99)&quot;;&quot;&quot;);&quot;(+57.02)&quot;;&quot;&quot;)" office:value-type="string" office:string-value="GFAAEAVLAPSK" calcext:value-type="string">
            <text:p>GFAAEAVLAPSK</text:p>
          </table:table-cell>
        </table:table-row>
        <table:table-row table:style-name="ro1">
          <table:table-cell office:value-type="string" calcext:value-type="string">
            <text:p>KC(+57.02)LLLTDKK</text:p>
          </table:table-cell>
          <table:table-cell table:formula="of:=SUBSTITUTE(SUBSTITUTE([.A325];&quot;(+15.99)&quot;;&quot;&quot;);&quot;(+57.02)&quot;;&quot;&quot;)" office:value-type="string" office:string-value="KCLLLTDKK" calcext:value-type="string">
            <text:p>KCLLLTDKK</text:p>
          </table:table-cell>
        </table:table-row>
        <table:table-row table:style-name="ro1">
          <table:table-cell office:value-type="string" calcext:value-type="string">
            <text:p>LVVNGPVPDK</text:p>
          </table:table-cell>
          <table:table-cell table:formula="of:=SUBSTITUTE(SUBSTITUTE([.A326];&quot;(+15.99)&quot;;&quot;&quot;);&quot;(+57.02)&quot;;&quot;&quot;)" office:value-type="string" office:string-value="LVVNGPVPDK" calcext:value-type="string">
            <text:p>LVVNGPVPDK</text:p>
          </table:table-cell>
        </table:table-row>
        <table:table-row table:style-name="ro1">
          <table:table-cell office:value-type="string" calcext:value-type="string">
            <text:p>FRYNVSVTRRMR</text:p>
          </table:table-cell>
          <table:table-cell table:formula="of:=SUBSTITUTE(SUBSTITUTE([.A327];&quot;(+15.99)&quot;;&quot;&quot;);&quot;(+57.02)&quot;;&quot;&quot;)" office:value-type="string" office:string-value="FRYNVSVTRRMR" calcext:value-type="string">
            <text:p>FRYNVSVTRRMR</text:p>
          </table:table-cell>
        </table:table-row>
        <table:table-row table:style-name="ro1">
          <table:table-cell office:value-type="string" calcext:value-type="string">
            <text:p>LAWPVDAANETGSAVK</text:p>
          </table:table-cell>
          <table:table-cell table:formula="of:=SUBSTITUTE(SUBSTITUTE([.A328];&quot;(+15.99)&quot;;&quot;&quot;);&quot;(+57.02)&quot;;&quot;&quot;)" office:value-type="string" office:string-value="LAWPVDAANETGSAVK" calcext:value-type="string">
            <text:p>LAWPVDAANETGSAVK</text:p>
          </table:table-cell>
        </table:table-row>
        <table:table-row table:style-name="ro1">
          <table:table-cell office:value-type="string" calcext:value-type="string">
            <text:p>LLDEPGEADR</text:p>
          </table:table-cell>
          <table:table-cell table:formula="of:=SUBSTITUTE(SUBSTITUTE([.A329];&quot;(+15.99)&quot;;&quot;&quot;);&quot;(+57.02)&quot;;&quot;&quot;)" office:value-type="string" office:string-value="LLDEPGEADR" calcext:value-type="string">
            <text:p>LLDEPGEADR</text:p>
          </table:table-cell>
        </table:table-row>
        <table:table-row table:style-name="ro1">
          <table:table-cell office:value-type="string" calcext:value-type="string">
            <text:p>TPPATLVVNR</text:p>
          </table:table-cell>
          <table:table-cell table:formula="of:=SUBSTITUTE(SUBSTITUTE([.A330];&quot;(+15.99)&quot;;&quot;&quot;);&quot;(+57.02)&quot;;&quot;&quot;)" office:value-type="string" office:string-value="TPPATLVVNR" calcext:value-type="string">
            <text:p>TPPATLVVNR</text:p>
          </table:table-cell>
        </table:table-row>
        <table:table-row table:style-name="ro1">
          <table:table-cell office:value-type="string" calcext:value-type="string">
            <text:p>YFQLLETVVR</text:p>
          </table:table-cell>
          <table:table-cell table:formula="of:=SUBSTITUTE(SUBSTITUTE([.A331];&quot;(+15.99)&quot;;&quot;&quot;);&quot;(+57.02)&quot;;&quot;&quot;)" office:value-type="string" office:string-value="YFQLLETVVR" calcext:value-type="string">
            <text:p>YFQLLETVVR</text:p>
          </table:table-cell>
        </table:table-row>
        <table:table-row table:style-name="ro1">
          <table:table-cell office:value-type="string" calcext:value-type="string">
            <text:p>VAAEAVLSM(+15.99)TK</text:p>
          </table:table-cell>
          <table:table-cell table:formula="of:=SUBSTITUTE(SUBSTITUTE([.A332];&quot;(+15.99)&quot;;&quot;&quot;);&quot;(+57.02)&quot;;&quot;&quot;)" office:value-type="string" office:string-value="VAAEAVLSMTK" calcext:value-type="string">
            <text:p>VAAEAVLSMTK</text:p>
          </table:table-cell>
        </table:table-row>
        <table:table-row table:style-name="ro1">
          <table:table-cell office:value-type="string" calcext:value-type="string">
            <text:p>SLELLASPK</text:p>
          </table:table-cell>
          <table:table-cell table:formula="of:=SUBSTITUTE(SUBSTITUTE([.A333];&quot;(+15.99)&quot;;&quot;&quot;);&quot;(+57.02)&quot;;&quot;&quot;)" office:value-type="string" office:string-value="SLELLASPK" calcext:value-type="string">
            <text:p>SLELLASPK</text:p>
          </table:table-cell>
        </table:table-row>
        <table:table-row table:style-name="ro1">
          <table:table-cell office:value-type="string" calcext:value-type="string">
            <text:p>MLNSGTEAC(+57.02)MAVLR</text:p>
          </table:table-cell>
          <table:table-cell table:formula="of:=SUBSTITUTE(SUBSTITUTE([.A334];&quot;(+15.99)&quot;;&quot;&quot;);&quot;(+57.02)&quot;;&quot;&quot;)" office:value-type="string" office:string-value="MLNSGTEACMAVLR" calcext:value-type="string">
            <text:p>MLNSGTEACMAVLR</text:p>
          </table:table-cell>
        </table:table-row>
        <table:table-row table:style-name="ro1">
          <table:table-cell office:value-type="string" calcext:value-type="string">
            <text:p>LTFVDDETAVAQEWK</text:p>
          </table:table-cell>
          <table:table-cell table:formula="of:=SUBSTITUTE(SUBSTITUTE([.A335];&quot;(+15.99)&quot;;&quot;&quot;);&quot;(+57.02)&quot;;&quot;&quot;)" office:value-type="string" office:string-value="LTFVDDETAVAQEWK" calcext:value-type="string">
            <text:p>LTFVDDETAVAQEWK</text:p>
          </table:table-cell>
        </table:table-row>
        <table:table-row table:style-name="ro1">
          <table:table-cell office:value-type="string" calcext:value-type="string">
            <text:p>C(+57.02)PLLEAK</text:p>
          </table:table-cell>
          <table:table-cell table:formula="of:=SUBSTITUTE(SUBSTITUTE([.A336];&quot;(+15.99)&quot;;&quot;&quot;);&quot;(+57.02)&quot;;&quot;&quot;)" office:value-type="string" office:string-value="CPLLEAK" calcext:value-type="string">
            <text:p>CPLLEAK</text:p>
          </table:table-cell>
        </table:table-row>
        <table:table-row table:style-name="ro1">
          <table:table-cell office:value-type="string" calcext:value-type="string">
            <text:p>DPFEALLR</text:p>
          </table:table-cell>
          <table:table-cell table:formula="of:=SUBSTITUTE(SUBSTITUTE([.A337];&quot;(+15.99)&quot;;&quot;&quot;);&quot;(+57.02)&quot;;&quot;&quot;)" office:value-type="string" office:string-value="DPFEALLR" calcext:value-type="string">
            <text:p>DPFEALLR</text:p>
          </table:table-cell>
        </table:table-row>
        <table:table-row table:style-name="ro1">
          <table:table-cell office:value-type="string" calcext:value-type="string">
            <text:p>LLNTDKK</text:p>
          </table:table-cell>
          <table:table-cell table:formula="of:=SUBSTITUTE(SUBSTITUTE([.A338];&quot;(+15.99)&quot;;&quot;&quot;);&quot;(+57.02)&quot;;&quot;&quot;)" office:value-type="string" office:string-value="LLNTDKK" calcext:value-type="string">
            <text:p>LLNTDKK</text:p>
          </table:table-cell>
        </table:table-row>
        <table:table-row table:style-name="ro1">
          <table:table-cell office:value-type="string" calcext:value-type="string">
            <text:p>VAAEAVLVTTK</text:p>
          </table:table-cell>
          <table:table-cell table:formula="of:=SUBSTITUTE(SUBSTITUTE([.A339];&quot;(+15.99)&quot;;&quot;&quot;);&quot;(+57.02)&quot;;&quot;&quot;)" office:value-type="string" office:string-value="VAAEAVLVTTK" calcext:value-type="string">
            <text:p>VAAEAVLVTTK</text:p>
          </table:table-cell>
        </table:table-row>
        <table:table-row table:style-name="ro1">
          <table:table-cell office:value-type="string" calcext:value-type="string">
            <text:p>ELNDLQPRDVAK</text:p>
          </table:table-cell>
          <table:table-cell table:formula="of:=SUBSTITUTE(SUBSTITUTE([.A340];&quot;(+15.99)&quot;;&quot;&quot;);&quot;(+57.02)&quot;;&quot;&quot;)" office:value-type="string" office:string-value="ELNDLQPRDVAK" calcext:value-type="string">
            <text:p>ELNDLQPRDVAK</text:p>
          </table:table-cell>
        </table:table-row>
        <table:table-row table:style-name="ro1">
          <table:table-cell office:value-type="string" calcext:value-type="string">
            <text:p>LVELC(+57.02)TDTKK</text:p>
          </table:table-cell>
          <table:table-cell table:formula="of:=SUBSTITUTE(SUBSTITUTE([.A341];&quot;(+15.99)&quot;;&quot;&quot;);&quot;(+57.02)&quot;;&quot;&quot;)" office:value-type="string" office:string-value="LVELCTDTKK" calcext:value-type="string">
            <text:p>LVELCTDTKK</text:p>
          </table:table-cell>
        </table:table-row>
        <table:table-row table:style-name="ro1">
          <table:table-cell office:value-type="string" calcext:value-type="string">
            <text:p>KPEYDLAAYTYK</text:p>
          </table:table-cell>
          <table:table-cell table:formula="of:=SUBSTITUTE(SUBSTITUTE([.A342];&quot;(+15.99)&quot;;&quot;&quot;);&quot;(+57.02)&quot;;&quot;&quot;)" office:value-type="string" office:string-value="KPEYDLAAYTYK" calcext:value-type="string">
            <text:p>KPEYDLAAYTYK</text:p>
          </table:table-cell>
        </table:table-row>
        <table:table-row table:style-name="ro1">
          <table:table-cell office:value-type="string" calcext:value-type="string">
            <text:p>AQDAELAAVELR</text:p>
          </table:table-cell>
          <table:table-cell table:formula="of:=SUBSTITUTE(SUBSTITUTE([.A343];&quot;(+15.99)&quot;;&quot;&quot;);&quot;(+57.02)&quot;;&quot;&quot;)" office:value-type="string" office:string-value="AQDAELAAVELR" calcext:value-type="string">
            <text:p>AQDAELAAVELR</text:p>
          </table:table-cell>
        </table:table-row>
        <table:table-row table:style-name="ro2">
          <table:table-cell office:value-type="string" calcext:value-type="string">
            <text:p>SC(+57.02)AAAGTEC(+57.02)LLSGWGSKR</text:p>
          </table:table-cell>
          <table:table-cell table:formula="of:=SUBSTITUTE(SUBSTITUTE([.A344];&quot;(+15.99)&quot;;&quot;&quot;);&quot;(+57.02)&quot;;&quot;&quot;)" office:value-type="string" office:string-value="SCAAAGTECLLSGWGSKR" calcext:value-type="string">
            <text:p>SCAAAGTECLLSGWGSKR</text:p>
          </table:table-cell>
        </table:table-row>
        <table:table-row table:style-name="ro1">
          <table:table-cell office:value-type="string" calcext:value-type="string">
            <text:p>QLLVFLGR</text:p>
          </table:table-cell>
          <table:table-cell table:formula="of:=SUBSTITUTE(SUBSTITUTE([.A345];&quot;(+15.99)&quot;;&quot;&quot;);&quot;(+57.02)&quot;;&quot;&quot;)" office:value-type="string" office:string-value="QLLVFLGR" calcext:value-type="string">
            <text:p>QLLVFLGR</text:p>
          </table:table-cell>
        </table:table-row>
        <table:table-row table:style-name="ro1">
          <table:table-cell office:value-type="string" calcext:value-type="string">
            <text:p>GPEFLVGK</text:p>
          </table:table-cell>
          <table:table-cell table:formula="of:=SUBSTITUTE(SUBSTITUTE([.A346];&quot;(+15.99)&quot;;&quot;&quot;);&quot;(+57.02)&quot;;&quot;&quot;)" office:value-type="string" office:string-value="GPEFLVGK" calcext:value-type="string">
            <text:p>GPEFLVGK</text:p>
          </table:table-cell>
        </table:table-row>
        <table:table-row table:style-name="ro1">
          <table:table-cell office:value-type="string" calcext:value-type="string">
            <text:p>EPLKYNLC(+57.02)SK</text:p>
          </table:table-cell>
          <table:table-cell table:formula="of:=SUBSTITUTE(SUBSTITUTE([.A347];&quot;(+15.99)&quot;;&quot;&quot;);&quot;(+57.02)&quot;;&quot;&quot;)" office:value-type="string" office:string-value="EPLKYNLCSK" calcext:value-type="string">
            <text:p>EPLKYNLCSK</text:p>
          </table:table-cell>
        </table:table-row>
        <table:table-row table:style-name="ro1">
          <table:table-cell office:value-type="string" calcext:value-type="string">
            <text:p>QVALEDLALLTQK</text:p>
          </table:table-cell>
          <table:table-cell table:formula="of:=SUBSTITUTE(SUBSTITUTE([.A348];&quot;(+15.99)&quot;;&quot;&quot;);&quot;(+57.02)&quot;;&quot;&quot;)" office:value-type="string" office:string-value="QVALEDLALLTQK" calcext:value-type="string">
            <text:p>QVALEDLALLTQK</text:p>
          </table:table-cell>
        </table:table-row>
        <table:table-row table:style-name="ro1">
          <table:table-cell office:value-type="string" calcext:value-type="string">
            <text:p>KDSSQFLNLFWKPR</text:p>
          </table:table-cell>
          <table:table-cell table:formula="of:=SUBSTITUTE(SUBSTITUTE([.A349];&quot;(+15.99)&quot;;&quot;&quot;);&quot;(+57.02)&quot;;&quot;&quot;)" office:value-type="string" office:string-value="KDSSQFLNLFWKPR" calcext:value-type="string">
            <text:p>KDSSQFLNLFWKPR</text:p>
          </table:table-cell>
        </table:table-row>
        <table:table-row table:style-name="ro1">
          <table:table-cell office:value-type="string" calcext:value-type="string">
            <text:p>VTLLSETREK</text:p>
          </table:table-cell>
          <table:table-cell table:formula="of:=SUBSTITUTE(SUBSTITUTE([.A350];&quot;(+15.99)&quot;;&quot;&quot;);&quot;(+57.02)&quot;;&quot;&quot;)" office:value-type="string" office:string-value="VTLLSETREK" calcext:value-type="string">
            <text:p>VTLLSETREK</text:p>
          </table:table-cell>
        </table:table-row>
        <table:table-row table:style-name="ro1">
          <table:table-cell office:value-type="string" calcext:value-type="string">
            <text:p>KM(+15.99)TLGEATTGLDLK</text:p>
          </table:table-cell>
          <table:table-cell table:formula="of:=SUBSTITUTE(SUBSTITUTE([.A351];&quot;(+15.99)&quot;;&quot;&quot;);&quot;(+57.02)&quot;;&quot;&quot;)" office:value-type="string" office:string-value="KMTLGEATTGLDLK" calcext:value-type="string">
            <text:p>KMTLGEATTGLDLK</text:p>
          </table:table-cell>
        </table:table-row>
        <table:table-row table:style-name="ro1">
          <table:table-cell office:value-type="string" calcext:value-type="string">
            <text:p>FKSYLNSDDK</text:p>
          </table:table-cell>
          <table:table-cell table:formula="of:=SUBSTITUTE(SUBSTITUTE([.A352];&quot;(+15.99)&quot;;&quot;&quot;);&quot;(+57.02)&quot;;&quot;&quot;)" office:value-type="string" office:string-value="FKSYLNSDDK" calcext:value-type="string">
            <text:p>FKSYLNSDDK</text:p>
          </table:table-cell>
        </table:table-row>
        <table:table-row table:style-name="ro1">
          <table:table-cell office:value-type="string" calcext:value-type="string">
            <text:p>TAGGLLLNTHK</text:p>
          </table:table-cell>
          <table:table-cell table:formula="of:=SUBSTITUTE(SUBSTITUTE([.A353];&quot;(+15.99)&quot;;&quot;&quot;);&quot;(+57.02)&quot;;&quot;&quot;)" office:value-type="string" office:string-value="TAGGLLLNTHK" calcext:value-type="string">
            <text:p>TAGGLLLNTHK</text:p>
          </table:table-cell>
        </table:table-row>
        <table:table-row table:style-name="ro1">
          <table:table-cell office:value-type="string" calcext:value-type="string">
            <text:p>SPLATLLNR</text:p>
          </table:table-cell>
          <table:table-cell table:formula="of:=SUBSTITUTE(SUBSTITUTE([.A354];&quot;(+15.99)&quot;;&quot;&quot;);&quot;(+57.02)&quot;;&quot;&quot;)" office:value-type="string" office:string-value="SPLATLLNR" calcext:value-type="string">
            <text:p>SPLATLLNR</text:p>
          </table:table-cell>
        </table:table-row>
        <table:table-row table:style-name="ro1">
          <table:table-cell office:value-type="string" calcext:value-type="string">
            <text:p>NKC(+57.02)MLENPK</text:p>
          </table:table-cell>
          <table:table-cell table:formula="of:=SUBSTITUTE(SUBSTITUTE([.A355];&quot;(+15.99)&quot;;&quot;&quot;);&quot;(+57.02)&quot;;&quot;&quot;)" office:value-type="string" office:string-value="NKCMLENPK" calcext:value-type="string">
            <text:p>NKCMLENPK</text:p>
          </table:table-cell>
        </table:table-row>
        <table:table-row table:style-name="ro1">
          <table:table-cell office:value-type="string" calcext:value-type="string">
            <text:p>EPSLGYLDNLR</text:p>
          </table:table-cell>
          <table:table-cell table:formula="of:=SUBSTITUTE(SUBSTITUTE([.A356];&quot;(+15.99)&quot;;&quot;&quot;);&quot;(+57.02)&quot;;&quot;&quot;)" office:value-type="string" office:string-value="EPSLGYLDNLR" calcext:value-type="string">
            <text:p>EPSLGYLDNLR</text:p>
          </table:table-cell>
        </table:table-row>
        <table:table-row table:style-name="ro1">
          <table:table-cell office:value-type="string" calcext:value-type="string">
            <text:p>NVEELGKLFDMPK</text:p>
          </table:table-cell>
          <table:table-cell table:formula="of:=SUBSTITUTE(SUBSTITUTE([.A357];&quot;(+15.99)&quot;;&quot;&quot;);&quot;(+57.02)&quot;;&quot;&quot;)" office:value-type="string" office:string-value="NVEELGKLFDMPK" calcext:value-type="string">
            <text:p>NVEELGKLFDMPK</text:p>
          </table:table-cell>
        </table:table-row>
        <table:table-row table:style-name="ro1">
          <table:table-cell office:value-type="string" calcext:value-type="string">
            <text:p>APAPQVGEVAQVGPGK</text:p>
          </table:table-cell>
          <table:table-cell table:formula="of:=SUBSTITUTE(SUBSTITUTE([.A358];&quot;(+15.99)&quot;;&quot;&quot;);&quot;(+57.02)&quot;;&quot;&quot;)" office:value-type="string" office:string-value="APAPQVGEVAQVGPGK" calcext:value-type="string">
            <text:p>APAPQVGEVAQVGPGK</text:p>
          </table:table-cell>
        </table:table-row>
        <table:table-row table:style-name="ro1">
          <table:table-cell office:value-type="string" calcext:value-type="string">
            <text:p>TTLTAALAHQLAK</text:p>
          </table:table-cell>
          <table:table-cell table:formula="of:=SUBSTITUTE(SUBSTITUTE([.A359];&quot;(+15.99)&quot;;&quot;&quot;);&quot;(+57.02)&quot;;&quot;&quot;)" office:value-type="string" office:string-value="TTLTAALAHQLAK" calcext:value-type="string">
            <text:p>TTLTAALAHQLAK</text:p>
          </table:table-cell>
        </table:table-row>
        <table:table-row table:style-name="ro1">
          <table:table-cell office:value-type="string" calcext:value-type="string">
            <text:p>MPSSLEFDKGK</text:p>
          </table:table-cell>
          <table:table-cell table:formula="of:=SUBSTITUTE(SUBSTITUTE([.A360];&quot;(+15.99)&quot;;&quot;&quot;);&quot;(+57.02)&quot;;&quot;&quot;)" office:value-type="string" office:string-value="MPSSLEFDKGK" calcext:value-type="string">
            <text:p>MPSSLEFDKGK</text:p>
          </table:table-cell>
        </table:table-row>
        <table:table-row table:style-name="ro1">
          <table:table-cell office:value-type="string" calcext:value-type="string">
            <text:p>EPNLLNDVSEHLK</text:p>
          </table:table-cell>
          <table:table-cell table:formula="of:=SUBSTITUTE(SUBSTITUTE([.A361];&quot;(+15.99)&quot;;&quot;&quot;);&quot;(+57.02)&quot;;&quot;&quot;)" office:value-type="string" office:string-value="EPNLLNDVSEHLK" calcext:value-type="string">
            <text:p>EPNLLNDVSEHLK</text:p>
          </table:table-cell>
        </table:table-row>
        <table:table-row table:style-name="ro1">
          <table:table-cell office:value-type="string" calcext:value-type="string">
            <text:p>SPVSVSLESLC(+57.02)VNSLR</text:p>
          </table:table-cell>
          <table:table-cell table:formula="of:=SUBSTITUTE(SUBSTITUTE([.A362];&quot;(+15.99)&quot;;&quot;&quot;);&quot;(+57.02)&quot;;&quot;&quot;)" office:value-type="string" office:string-value="SPVSVSLESLCVNSLR" calcext:value-type="string">
            <text:p>SPVSVSLESLCVNSLR</text:p>
          </table:table-cell>
        </table:table-row>
        <table:table-row table:style-name="ro1">
          <table:table-cell office:value-type="string" calcext:value-type="string">
            <text:p>GPLPVYESK</text:p>
          </table:table-cell>
          <table:table-cell table:formula="of:=SUBSTITUTE(SUBSTITUTE([.A363];&quot;(+15.99)&quot;;&quot;&quot;);&quot;(+57.02)&quot;;&quot;&quot;)" office:value-type="string" office:string-value="GPLPVYESK" calcext:value-type="string">
            <text:p>GPLPVYESK</text:p>
          </table:table-cell>
        </table:table-row>
        <table:table-row table:style-name="ro1">
          <table:table-cell office:value-type="string" calcext:value-type="string">
            <text:p>EELVDSVVEGKK</text:p>
          </table:table-cell>
          <table:table-cell table:formula="of:=SUBSTITUTE(SUBSTITUTE([.A364];&quot;(+15.99)&quot;;&quot;&quot;);&quot;(+57.02)&quot;;&quot;&quot;)" office:value-type="string" office:string-value="EELVDSVVEGKK" calcext:value-type="string">
            <text:p>EELVDSVVEGKK</text:p>
          </table:table-cell>
        </table:table-row>
        <table:table-row table:style-name="ro1">
          <table:table-cell office:value-type="string" calcext:value-type="string">
            <text:p>TPLTNGQLLTEDAGLK</text:p>
          </table:table-cell>
          <table:table-cell table:formula="of:=SUBSTITUTE(SUBSTITUTE([.A365];&quot;(+15.99)&quot;;&quot;&quot;);&quot;(+57.02)&quot;;&quot;&quot;)" office:value-type="string" office:string-value="TPLTNGQLLTEDAGLK" calcext:value-type="string">
            <text:p>TPLTNGQLLTEDAGLK</text:p>
          </table:table-cell>
        </table:table-row>
        <table:table-row table:style-name="ro1">
          <table:table-cell office:value-type="string" calcext:value-type="string">
            <text:p>YQGTELLSEAVR</text:p>
          </table:table-cell>
          <table:table-cell table:formula="of:=SUBSTITUTE(SUBSTITUTE([.A366];&quot;(+15.99)&quot;;&quot;&quot;);&quot;(+57.02)&quot;;&quot;&quot;)" office:value-type="string" office:string-value="YQGTELLSEAVR" calcext:value-type="string">
            <text:p>YQGTELLSEAVR</text:p>
          </table:table-cell>
        </table:table-row>
        <table:table-row table:style-name="ro1">
          <table:table-cell office:value-type="string" calcext:value-type="string">
            <text:p>ESSTENLNNK</text:p>
          </table:table-cell>
          <table:table-cell table:formula="of:=SUBSTITUTE(SUBSTITUTE([.A367];&quot;(+15.99)&quot;;&quot;&quot;);&quot;(+57.02)&quot;;&quot;&quot;)" office:value-type="string" office:string-value="ESSTENLNNK" calcext:value-type="string">
            <text:p>ESSTENLNNK</text:p>
          </table:table-cell>
        </table:table-row>
        <table:table-row table:style-name="ro1">
          <table:table-cell office:value-type="string" calcext:value-type="string">
            <text:p>FLDVEKLMSK</text:p>
          </table:table-cell>
          <table:table-cell table:formula="of:=SUBSTITUTE(SUBSTITUTE([.A368];&quot;(+15.99)&quot;;&quot;&quot;);&quot;(+57.02)&quot;;&quot;&quot;)" office:value-type="string" office:string-value="FLDVEKLMSK" calcext:value-type="string">
            <text:p>FLDVEKLMSK</text:p>
          </table:table-cell>
        </table:table-row>
        <table:table-row table:style-name="ro1">
          <table:table-cell office:value-type="string" calcext:value-type="string">
            <text:p>QM(+15.99)PLTDSSYDC(+57.02)PK</text:p>
          </table:table-cell>
          <table:table-cell table:formula="of:=SUBSTITUTE(SUBSTITUTE([.A369];&quot;(+15.99)&quot;;&quot;&quot;);&quot;(+57.02)&quot;;&quot;&quot;)" office:value-type="string" office:string-value="QMPLTDSSYDCPK" calcext:value-type="string">
            <text:p>QMPLTDSSYDCPK</text:p>
          </table:table-cell>
        </table:table-row>
        <table:table-row table:style-name="ro1">
          <table:table-cell office:value-type="string" calcext:value-type="string">
            <text:p>VALETLVDWVEGK</text:p>
          </table:table-cell>
          <table:table-cell table:formula="of:=SUBSTITUTE(SUBSTITUTE([.A370];&quot;(+15.99)&quot;;&quot;&quot;);&quot;(+57.02)&quot;;&quot;&quot;)" office:value-type="string" office:string-value="VALETLVDWVEGK" calcext:value-type="string">
            <text:p>VALETLVDWVEGK</text:p>
          </table:table-cell>
        </table:table-row>
        <table:table-row table:style-name="ro1">
          <table:table-cell office:value-type="string" calcext:value-type="string">
            <text:p>RALNPSSLM(+15.99)TNK</text:p>
          </table:table-cell>
          <table:table-cell table:formula="of:=SUBSTITUTE(SUBSTITUTE([.A371];&quot;(+15.99)&quot;;&quot;&quot;);&quot;(+57.02)&quot;;&quot;&quot;)" office:value-type="string" office:string-value="RALNPSSLMTNK" calcext:value-type="string">
            <text:p>RALNPSSLMTNK</text:p>
          </table:table-cell>
        </table:table-row>
        <table:table-row table:style-name="ro1">
          <table:table-cell office:value-type="string" calcext:value-type="string">
            <text:p>QAGAGASFPAK</text:p>
          </table:table-cell>
          <table:table-cell table:formula="of:=SUBSTITUTE(SUBSTITUTE([.A372];&quot;(+15.99)&quot;;&quot;&quot;);&quot;(+57.02)&quot;;&quot;&quot;)" office:value-type="string" office:string-value="QAGAGASFPAK" calcext:value-type="string">
            <text:p>QAGAGASFPAK</text:p>
          </table:table-cell>
        </table:table-row>
        <table:table-row table:style-name="ro1">
          <table:table-cell office:value-type="string" calcext:value-type="string">
            <text:p>M(+15.99)NVDVLELKR</text:p>
          </table:table-cell>
          <table:table-cell table:formula="of:=SUBSTITUTE(SUBSTITUTE([.A373];&quot;(+15.99)&quot;;&quot;&quot;);&quot;(+57.02)&quot;;&quot;&quot;)" office:value-type="string" office:string-value="MNVDVLELKR" calcext:value-type="string">
            <text:p>MNVDVLELKR</text:p>
          </table:table-cell>
        </table:table-row>
        <table:table-row table:style-name="ro1">
          <table:table-cell office:value-type="string" calcext:value-type="string">
            <text:p>EPDLVVSELESSGHR</text:p>
          </table:table-cell>
          <table:table-cell table:formula="of:=SUBSTITUTE(SUBSTITUTE([.A374];&quot;(+15.99)&quot;;&quot;&quot;);&quot;(+57.02)&quot;;&quot;&quot;)" office:value-type="string" office:string-value="EPDLVVSELESSGHR" calcext:value-type="string">
            <text:p>EPDLVVSELESSGHR</text:p>
          </table:table-cell>
        </table:table-row>
        <table:table-row table:style-name="ro1">
          <table:table-cell office:value-type="string" calcext:value-type="string">
            <text:p>NNVSLDYK</text:p>
          </table:table-cell>
          <table:table-cell table:formula="of:=SUBSTITUTE(SUBSTITUTE([.A375];&quot;(+15.99)&quot;;&quot;&quot;);&quot;(+57.02)&quot;;&quot;&quot;)" office:value-type="string" office:string-value="NNVSLDYK" calcext:value-type="string">
            <text:p>NNVSLDYK</text:p>
          </table:table-cell>
        </table:table-row>
        <table:table-row table:style-name="ro1">
          <table:table-cell office:value-type="string" calcext:value-type="string">
            <text:p>EM(+15.99)DSESELLDLR</text:p>
          </table:table-cell>
          <table:table-cell table:formula="of:=SUBSTITUTE(SUBSTITUTE([.A376];&quot;(+15.99)&quot;;&quot;&quot;);&quot;(+57.02)&quot;;&quot;&quot;)" office:value-type="string" office:string-value="EMDSESELLDLR" calcext:value-type="string">
            <text:p>EMDSESELLDLR</text:p>
          </table:table-cell>
        </table:table-row>
        <table:table-row table:style-name="ro1">
          <table:table-cell office:value-type="string" calcext:value-type="string">
            <text:p>APASDSNLYSSR</text:p>
          </table:table-cell>
          <table:table-cell table:formula="of:=SUBSTITUTE(SUBSTITUTE([.A377];&quot;(+15.99)&quot;;&quot;&quot;);&quot;(+57.02)&quot;;&quot;&quot;)" office:value-type="string" office:string-value="APASDSNLYSSR" calcext:value-type="string">
            <text:p>APASDSNLYSSR</text:p>
          </table:table-cell>
        </table:table-row>
        <table:table-row table:style-name="ro1">
          <table:table-cell office:value-type="string" calcext:value-type="string">
            <text:p>TPGGLLLPDSAK</text:p>
          </table:table-cell>
          <table:table-cell table:formula="of:=SUBSTITUTE(SUBSTITUTE([.A378];&quot;(+15.99)&quot;;&quot;&quot;);&quot;(+57.02)&quot;;&quot;&quot;)" office:value-type="string" office:string-value="TPGGLLLPDSAK" calcext:value-type="string">
            <text:p>TPGGLLLPDSAK</text:p>
          </table:table-cell>
        </table:table-row>
        <table:table-row table:style-name="ro1">
          <table:table-cell office:value-type="string" calcext:value-type="string">
            <text:p>SAQPLVLEESGC(+57.02)LR</text:p>
          </table:table-cell>
          <table:table-cell table:formula="of:=SUBSTITUTE(SUBSTITUTE([.A379];&quot;(+15.99)&quot;;&quot;&quot;);&quot;(+57.02)&quot;;&quot;&quot;)" office:value-type="string" office:string-value="SAQPLVLEESGCLR" calcext:value-type="string">
            <text:p>SAQPLVLEESGCLR</text:p>
          </table:table-cell>
        </table:table-row>
        <table:table-row table:style-name="ro1">
          <table:table-cell office:value-type="string" calcext:value-type="string">
            <text:p>NNAPVVEELSK</text:p>
          </table:table-cell>
          <table:table-cell table:formula="of:=SUBSTITUTE(SUBSTITUTE([.A380];&quot;(+15.99)&quot;;&quot;&quot;);&quot;(+57.02)&quot;;&quot;&quot;)" office:value-type="string" office:string-value="NNAPVVEELSK" calcext:value-type="string">
            <text:p>NNAPVVEELSK</text:p>
          </table:table-cell>
        </table:table-row>
        <table:table-row table:style-name="ro1">
          <table:table-cell office:value-type="string" calcext:value-type="string">
            <text:p>QLNLLSQWLVNK</text:p>
          </table:table-cell>
          <table:table-cell table:formula="of:=SUBSTITUTE(SUBSTITUTE([.A381];&quot;(+15.99)&quot;;&quot;&quot;);&quot;(+57.02)&quot;;&quot;&quot;)" office:value-type="string" office:string-value="QLNLLSQWLVNK" calcext:value-type="string">
            <text:p>QLNLLSQWLVNK</text:p>
          </table:table-cell>
        </table:table-row>
        <table:table-row table:style-name="ro1">
          <table:table-cell office:value-type="string" calcext:value-type="string">
            <text:p>LKM(+15.99)ADYDLSK</text:p>
          </table:table-cell>
          <table:table-cell table:formula="of:=SUBSTITUTE(SUBSTITUTE([.A382];&quot;(+15.99)&quot;;&quot;&quot;);&quot;(+57.02)&quot;;&quot;&quot;)" office:value-type="string" office:string-value="LKMADYDLSK" calcext:value-type="string">
            <text:p>LKMADYDLSK</text:p>
          </table:table-cell>
        </table:table-row>
        <table:table-row table:style-name="ro1">
          <table:table-cell office:value-type="string" calcext:value-type="string">
            <text:p>KELEQWLK</text:p>
          </table:table-cell>
          <table:table-cell table:formula="of:=SUBSTITUTE(SUBSTITUTE([.A383];&quot;(+15.99)&quot;;&quot;&quot;);&quot;(+57.02)&quot;;&quot;&quot;)" office:value-type="string" office:string-value="KELEQWLK" calcext:value-type="string">
            <text:p>KELEQWLK</text:p>
          </table:table-cell>
        </table:table-row>
        <table:table-row table:style-name="ro1">
          <table:table-cell office:value-type="string" calcext:value-type="string">
            <text:p>MNWDFTENLAM(+15.99)K</text:p>
          </table:table-cell>
          <table:table-cell table:formula="of:=SUBSTITUTE(SUBSTITUTE([.A384];&quot;(+15.99)&quot;;&quot;&quot;);&quot;(+57.02)&quot;;&quot;&quot;)" office:value-type="string" office:string-value="MNWDFTENLAMK" calcext:value-type="string">
            <text:p>MNWDFTENLAMK</text:p>
          </table:table-cell>
        </table:table-row>
        <table:table-row table:style-name="ro1">
          <table:table-cell office:value-type="string" calcext:value-type="string">
            <text:p>NNTEGYLWLMGR</text:p>
          </table:table-cell>
          <table:table-cell table:formula="of:=SUBSTITUTE(SUBSTITUTE([.A385];&quot;(+15.99)&quot;;&quot;&quot;);&quot;(+57.02)&quot;;&quot;&quot;)" office:value-type="string" office:string-value="NNTEGYLWLMGR" calcext:value-type="string">
            <text:p>NNTEGYLWLMGR</text:p>
          </table:table-cell>
        </table:table-row>
        <table:table-row table:style-name="ro1">
          <table:table-cell office:value-type="string" calcext:value-type="string">
            <text:p>DVALETLVDWVEGK</text:p>
          </table:table-cell>
          <table:table-cell table:formula="of:=SUBSTITUTE(SUBSTITUTE([.A386];&quot;(+15.99)&quot;;&quot;&quot;);&quot;(+57.02)&quot;;&quot;&quot;)" office:value-type="string" office:string-value="DVALETLVDWVEGK" calcext:value-type="string">
            <text:p>DVALETLVDWVEGK</text:p>
          </table:table-cell>
        </table:table-row>
        <table:table-row table:style-name="ro1">
          <table:table-cell office:value-type="string" calcext:value-type="string">
            <text:p>EESLLLR</text:p>
          </table:table-cell>
          <table:table-cell table:formula="of:=SUBSTITUTE(SUBSTITUTE([.A387];&quot;(+15.99)&quot;;&quot;&quot;);&quot;(+57.02)&quot;;&quot;&quot;)" office:value-type="string" office:string-value="EESLLLR" calcext:value-type="string">
            <text:p>EESLLLR</text:p>
          </table:table-cell>
        </table:table-row>
        <table:table-row table:style-name="ro1">
          <table:table-cell office:value-type="string" calcext:value-type="string">
            <text:p>NSLNALGK</text:p>
          </table:table-cell>
          <table:table-cell table:formula="of:=SUBSTITUTE(SUBSTITUTE([.A388];&quot;(+15.99)&quot;;&quot;&quot;);&quot;(+57.02)&quot;;&quot;&quot;)" office:value-type="string" office:string-value="NSLNALGK" calcext:value-type="string">
            <text:p>NSLNALGK</text:p>
          </table:table-cell>
        </table:table-row>
        <table:table-row table:style-name="ro1">
          <table:table-cell office:value-type="string" calcext:value-type="string">
            <text:p>EGAAAVSSHK</text:p>
          </table:table-cell>
          <table:table-cell table:formula="of:=SUBSTITUTE(SUBSTITUTE([.A389];&quot;(+15.99)&quot;;&quot;&quot;);&quot;(+57.02)&quot;;&quot;&quot;)" office:value-type="string" office:string-value="EGAAAVSSHK" calcext:value-type="string">
            <text:p>EGAAAVSSHK</text:p>
          </table:table-cell>
        </table:table-row>
        <table:table-row table:style-name="ro1">
          <table:table-cell office:value-type="string" calcext:value-type="string">
            <text:p>QNTPLVEVR</text:p>
          </table:table-cell>
          <table:table-cell table:formula="of:=SUBSTITUTE(SUBSTITUTE([.A390];&quot;(+15.99)&quot;;&quot;&quot;);&quot;(+57.02)&quot;;&quot;&quot;)" office:value-type="string" office:string-value="QNTPLVEVR" calcext:value-type="string">
            <text:p>QNTPLVEVR</text:p>
          </table:table-cell>
        </table:table-row>
        <table:table-row table:style-name="ro1">
          <table:table-cell office:value-type="string" calcext:value-type="string">
            <text:p>LLVSGEFSK</text:p>
          </table:table-cell>
          <table:table-cell table:formula="of:=SUBSTITUTE(SUBSTITUTE([.A391];&quot;(+15.99)&quot;;&quot;&quot;);&quot;(+57.02)&quot;;&quot;&quot;)" office:value-type="string" office:string-value="LLVSGEFSK" calcext:value-type="string">
            <text:p>LLVSGEFSK</text:p>
          </table:table-cell>
        </table:table-row>
        <table:table-row table:style-name="ro1">
          <table:table-cell office:value-type="string" calcext:value-type="string">
            <text:p>LASVSASLEVLENKLDKK</text:p>
          </table:table-cell>
          <table:table-cell table:formula="of:=SUBSTITUTE(SUBSTITUTE([.A392];&quot;(+15.99)&quot;;&quot;&quot;);&quot;(+57.02)&quot;;&quot;&quot;)" office:value-type="string" office:string-value="LASVSASLEVLENKLDKK" calcext:value-type="string">
            <text:p>LASVSASLEVLENKLDKK</text:p>
          </table:table-cell>
        </table:table-row>
        <table:table-row table:style-name="ro1">
          <table:table-cell office:value-type="string" calcext:value-type="string">
            <text:p>RPPVVEELSK</text:p>
          </table:table-cell>
          <table:table-cell table:formula="of:=SUBSTITUTE(SUBSTITUTE([.A393];&quot;(+15.99)&quot;;&quot;&quot;);&quot;(+57.02)&quot;;&quot;&quot;)" office:value-type="string" office:string-value="RPPVVEELSK" calcext:value-type="string">
            <text:p>RPPVVEELSK</text:p>
          </table:table-cell>
        </table:table-row>
        <table:table-row table:style-name="ro1">
          <table:table-cell office:value-type="string" calcext:value-type="string">
            <text:p>QAVGGVLSNNK</text:p>
          </table:table-cell>
          <table:table-cell table:formula="of:=SUBSTITUTE(SUBSTITUTE([.A394];&quot;(+15.99)&quot;;&quot;&quot;);&quot;(+57.02)&quot;;&quot;&quot;)" office:value-type="string" office:string-value="QAVGGVLSNNK" calcext:value-type="string">
            <text:p>QAVGGVLSNNK</text:p>
          </table:table-cell>
        </table:table-row>
        <table:table-row table:style-name="ro1">
          <table:table-cell office:value-type="string" calcext:value-type="string">
            <text:p>EDSSSVYDADFKER</text:p>
          </table:table-cell>
          <table:table-cell table:formula="of:=SUBSTITUTE(SUBSTITUTE([.A395];&quot;(+15.99)&quot;;&quot;&quot;);&quot;(+57.02)&quot;;&quot;&quot;)" office:value-type="string" office:string-value="EDSSSVYDADFKER" calcext:value-type="string">
            <text:p>EDSSSVYDADFKER</text:p>
          </table:table-cell>
        </table:table-row>
        <table:table-row table:style-name="ro1">
          <table:table-cell office:value-type="string" calcext:value-type="string">
            <text:p>KDNTLLELK</text:p>
          </table:table-cell>
          <table:table-cell table:formula="of:=SUBSTITUTE(SUBSTITUTE([.A396];&quot;(+15.99)&quot;;&quot;&quot;);&quot;(+57.02)&quot;;&quot;&quot;)" office:value-type="string" office:string-value="KDNTLLELK" calcext:value-type="string">
            <text:p>KDNTLLELK</text:p>
          </table:table-cell>
        </table:table-row>
        <table:table-row table:style-name="ro1">
          <table:table-cell office:value-type="string" calcext:value-type="string">
            <text:p>EALDAVSDR</text:p>
          </table:table-cell>
          <table:table-cell table:formula="of:=SUBSTITUTE(SUBSTITUTE([.A397];&quot;(+15.99)&quot;;&quot;&quot;);&quot;(+57.02)&quot;;&quot;&quot;)" office:value-type="string" office:string-value="EALDAVSDR" calcext:value-type="string">
            <text:p>EALDAVSDR</text:p>
          </table:table-cell>
        </table:table-row>
        <table:table-row table:style-name="ro1">
          <table:table-cell office:value-type="string" calcext:value-type="string">
            <text:p>VNKGWDERASTK</text:p>
          </table:table-cell>
          <table:table-cell table:formula="of:=SUBSTITUTE(SUBSTITUTE([.A398];&quot;(+15.99)&quot;;&quot;&quot;);&quot;(+57.02)&quot;;&quot;&quot;)" office:value-type="string" office:string-value="VNKGWDERASTK" calcext:value-type="string">
            <text:p>VNKGWDERASTK</text:p>
          </table:table-cell>
        </table:table-row>
        <table:table-row table:style-name="ro1">
          <table:table-cell office:value-type="string" calcext:value-type="string">
            <text:p>THKGC(+57.02)LGSLETGK</text:p>
          </table:table-cell>
          <table:table-cell table:formula="of:=SUBSTITUTE(SUBSTITUTE([.A399];&quot;(+15.99)&quot;;&quot;&quot;);&quot;(+57.02)&quot;;&quot;&quot;)" office:value-type="string" office:string-value="THKGCLGSLETGK" calcext:value-type="string">
            <text:p>THKGCLGSLETGK</text:p>
          </table:table-cell>
        </table:table-row>
        <table:table-row table:style-name="ro1">
          <table:table-cell office:value-type="string" calcext:value-type="string">
            <text:p>VDNEDM(+15.99)LVLQLGK</text:p>
          </table:table-cell>
          <table:table-cell table:formula="of:=SUBSTITUTE(SUBSTITUTE([.A400];&quot;(+15.99)&quot;;&quot;&quot;);&quot;(+57.02)&quot;;&quot;&quot;)" office:value-type="string" office:string-value="VDNEDMLVLQLGK" calcext:value-type="string">
            <text:p>VDNEDMLVLQLGK</text:p>
          </table:table-cell>
        </table:table-row>
        <table:table-row table:style-name="ro1">
          <table:table-cell office:value-type="string" calcext:value-type="string">
            <text:p>VTDAALWLLR</text:p>
          </table:table-cell>
          <table:table-cell table:formula="of:=SUBSTITUTE(SUBSTITUTE([.A401];&quot;(+15.99)&quot;;&quot;&quot;);&quot;(+57.02)&quot;;&quot;&quot;)" office:value-type="string" office:string-value="VTDAALWLLR" calcext:value-type="string">
            <text:p>VTDAALWLLR</text:p>
          </table:table-cell>
        </table:table-row>
        <table:table-row table:style-name="ro1">
          <table:table-cell office:value-type="string" calcext:value-type="string">
            <text:p>EATEPFEK</text:p>
          </table:table-cell>
          <table:table-cell table:formula="of:=SUBSTITUTE(SUBSTITUTE([.A402];&quot;(+15.99)&quot;;&quot;&quot;);&quot;(+57.02)&quot;;&quot;&quot;)" office:value-type="string" office:string-value="EATEPFEK" calcext:value-type="string">
            <text:p>EATEPFEK</text:p>
          </table:table-cell>
        </table:table-row>
        <table:table-row table:style-name="ro1">
          <table:table-cell office:value-type="string" calcext:value-type="string">
            <text:p>M(+15.99)NTTYQNNK</text:p>
          </table:table-cell>
          <table:table-cell table:formula="of:=SUBSTITUTE(SUBSTITUTE([.A403];&quot;(+15.99)&quot;;&quot;&quot;);&quot;(+57.02)&quot;;&quot;&quot;)" office:value-type="string" office:string-value="MNTTYQNNK" calcext:value-type="string">
            <text:p>MNTTYQNNK</text:p>
          </table:table-cell>
        </table:table-row>
        <table:table-row table:style-name="ro1">
          <table:table-cell office:value-type="string" calcext:value-type="string">
            <text:p>ELEYQLDR</text:p>
          </table:table-cell>
          <table:table-cell table:formula="of:=SUBSTITUTE(SUBSTITUTE([.A404];&quot;(+15.99)&quot;;&quot;&quot;);&quot;(+57.02)&quot;;&quot;&quot;)" office:value-type="string" office:string-value="ELEYQLDR" calcext:value-type="string">
            <text:p>ELEYQLDR</text:p>
          </table:table-cell>
        </table:table-row>
        <table:table-row table:style-name="ro1">
          <table:table-cell office:value-type="string" calcext:value-type="string">
            <text:p>GPEFLVGK</text:p>
          </table:table-cell>
          <table:table-cell table:formula="of:=SUBSTITUTE(SUBSTITUTE([.A405];&quot;(+15.99)&quot;;&quot;&quot;);&quot;(+57.02)&quot;;&quot;&quot;)" office:value-type="string" office:string-value="GPEFLVGK" calcext:value-type="string">
            <text:p>GPEFLVGK</text:p>
          </table:table-cell>
        </table:table-row>
        <table:table-row table:style-name="ro1">
          <table:table-cell office:value-type="string" calcext:value-type="string">
            <text:p>EMFAPKLR</text:p>
          </table:table-cell>
          <table:table-cell table:formula="of:=SUBSTITUTE(SUBSTITUTE([.A406];&quot;(+15.99)&quot;;&quot;&quot;);&quot;(+57.02)&quot;;&quot;&quot;)" office:value-type="string" office:string-value="EMFAPKLR" calcext:value-type="string">
            <text:p>EMFAPKLR</text:p>
          </table:table-cell>
        </table:table-row>
        <table:table-row table:style-name="ro1">
          <table:table-cell office:value-type="string" calcext:value-type="string">
            <text:p>KM(+15.99)APNAAMVGK</text:p>
          </table:table-cell>
          <table:table-cell table:formula="of:=SUBSTITUTE(SUBSTITUTE([.A407];&quot;(+15.99)&quot;;&quot;&quot;);&quot;(+57.02)&quot;;&quot;&quot;)" office:value-type="string" office:string-value="KMAPNAAMVGK" calcext:value-type="string">
            <text:p>KMAPNAAMVGK</text:p>
          </table:table-cell>
        </table:table-row>
        <table:table-row table:style-name="ro1">
          <table:table-cell office:value-type="string" calcext:value-type="string">
            <text:p>VALETLVDWVEGK</text:p>
          </table:table-cell>
          <table:table-cell table:formula="of:=SUBSTITUTE(SUBSTITUTE([.A408];&quot;(+15.99)&quot;;&quot;&quot;);&quot;(+57.02)&quot;;&quot;&quot;)" office:value-type="string" office:string-value="VALETLVDWVEGK" calcext:value-type="string">
            <text:p>VALETLVDWVEGK</text:p>
          </table:table-cell>
        </table:table-row>
        <table:table-row table:style-name="ro1">
          <table:table-cell office:value-type="string" calcext:value-type="string">
            <text:p>LWNPNPANLAR</text:p>
          </table:table-cell>
          <table:table-cell table:formula="of:=SUBSTITUTE(SUBSTITUTE([.A409];&quot;(+15.99)&quot;;&quot;&quot;);&quot;(+57.02)&quot;;&quot;&quot;)" office:value-type="string" office:string-value="LWNPNPANLAR" calcext:value-type="string">
            <text:p>LWNPNPANLAR</text:p>
          </table:table-cell>
        </table:table-row>
        <table:table-row table:style-name="ro1">
          <table:table-cell office:value-type="string" calcext:value-type="string">
            <text:p>ELLPLLDESYGLSYVK</text:p>
          </table:table-cell>
          <table:table-cell table:formula="of:=SUBSTITUTE(SUBSTITUTE([.A410];&quot;(+15.99)&quot;;&quot;&quot;);&quot;(+57.02)&quot;;&quot;&quot;)" office:value-type="string" office:string-value="ELLPLLDESYGLSYVK" calcext:value-type="string">
            <text:p>ELLPLLDESYGLSYVK</text:p>
          </table:table-cell>
        </table:table-row>
        <table:table-row table:style-name="ro1">
          <table:table-cell office:value-type="string" calcext:value-type="string">
            <text:p>TPLVTM(+15.99)SR</text:p>
          </table:table-cell>
          <table:table-cell table:formula="of:=SUBSTITUTE(SUBSTITUTE([.A411];&quot;(+15.99)&quot;;&quot;&quot;);&quot;(+57.02)&quot;;&quot;&quot;)" office:value-type="string" office:string-value="TPLVTMSR" calcext:value-type="string">
            <text:p>TPLVTMSR</text:p>
          </table:table-cell>
        </table:table-row>
        <table:table-row table:style-name="ro1">
          <table:table-cell office:value-type="string" calcext:value-type="string">
            <text:p>LAGMNLNESLALYLK</text:p>
          </table:table-cell>
          <table:table-cell table:formula="of:=SUBSTITUTE(SUBSTITUTE([.A412];&quot;(+15.99)&quot;;&quot;&quot;);&quot;(+57.02)&quot;;&quot;&quot;)" office:value-type="string" office:string-value="LAGMNLNESLALYLK" calcext:value-type="string">
            <text:p>LAGMNLNESLALYLK</text:p>
          </table:table-cell>
        </table:table-row>
        <table:table-row table:style-name="ro1">
          <table:table-cell office:value-type="string" calcext:value-type="string">
            <text:p>ANSLLEEYPK</text:p>
          </table:table-cell>
          <table:table-cell table:formula="of:=SUBSTITUTE(SUBSTITUTE([.A413];&quot;(+15.99)&quot;;&quot;&quot;);&quot;(+57.02)&quot;;&quot;&quot;)" office:value-type="string" office:string-value="ANSLLEEYPK" calcext:value-type="string">
            <text:p>ANSLLEEYPK</text:p>
          </table:table-cell>
        </table:table-row>
        <table:table-row table:style-name="ro1">
          <table:table-cell office:value-type="string" calcext:value-type="string">
            <text:p>DELKQQR</text:p>
          </table:table-cell>
          <table:table-cell table:formula="of:=SUBSTITUTE(SUBSTITUTE([.A414];&quot;(+15.99)&quot;;&quot;&quot;);&quot;(+57.02)&quot;;&quot;&quot;)" office:value-type="string" office:string-value="DELKQQR" calcext:value-type="string">
            <text:p>DELKQQR</text:p>
          </table:table-cell>
        </table:table-row>
        <table:table-row table:style-name="ro1">
          <table:table-cell office:value-type="string" calcext:value-type="string">
            <text:p>EVQVTNDESLESSALR</text:p>
          </table:table-cell>
          <table:table-cell table:formula="of:=SUBSTITUTE(SUBSTITUTE([.A415];&quot;(+15.99)&quot;;&quot;&quot;);&quot;(+57.02)&quot;;&quot;&quot;)" office:value-type="string" office:string-value="EVQVTNDESLESSALR" calcext:value-type="string">
            <text:p>EVQVTNDESLESSALR</text:p>
          </table:table-cell>
        </table:table-row>
        <table:table-row table:style-name="ro1">
          <table:table-cell office:value-type="string" calcext:value-type="string">
            <text:p>WLVNDPGLK</text:p>
          </table:table-cell>
          <table:table-cell table:formula="of:=SUBSTITUTE(SUBSTITUTE([.A416];&quot;(+15.99)&quot;;&quot;&quot;);&quot;(+57.02)&quot;;&quot;&quot;)" office:value-type="string" office:string-value="WLVNDPGLK" calcext:value-type="string">
            <text:p>WLVNDPGLK</text:p>
          </table:table-cell>
        </table:table-row>
        <table:table-row table:style-name="ro1">
          <table:table-cell office:value-type="string" calcext:value-type="string">
            <text:p>FWKNPEEAALGYK</text:p>
          </table:table-cell>
          <table:table-cell table:formula="of:=SUBSTITUTE(SUBSTITUTE([.A417];&quot;(+15.99)&quot;;&quot;&quot;);&quot;(+57.02)&quot;;&quot;&quot;)" office:value-type="string" office:string-value="FWKNPEEAALGYK" calcext:value-type="string">
            <text:p>FWKNPEEAALGYK</text:p>
          </table:table-cell>
        </table:table-row>
        <table:table-row table:style-name="ro1">
          <table:table-cell office:value-type="string" calcext:value-type="string">
            <text:p>QPNGVLSEENK</text:p>
          </table:table-cell>
          <table:table-cell table:formula="of:=SUBSTITUTE(SUBSTITUTE([.A418];&quot;(+15.99)&quot;;&quot;&quot;);&quot;(+57.02)&quot;;&quot;&quot;)" office:value-type="string" office:string-value="QPNGVLSEENK" calcext:value-type="string">
            <text:p>QPNGVLSEENK</text:p>
          </table:table-cell>
        </table:table-row>
        <table:table-row table:style-name="ro1">
          <table:table-cell office:value-type="string" calcext:value-type="string">
            <text:p>TGNTLVGQFPK</text:p>
          </table:table-cell>
          <table:table-cell table:formula="of:=SUBSTITUTE(SUBSTITUTE([.A419];&quot;(+15.99)&quot;;&quot;&quot;);&quot;(+57.02)&quot;;&quot;&quot;)" office:value-type="string" office:string-value="TGNTLVGQFPK" calcext:value-type="string">
            <text:p>TGNTLVGQFPK</text:p>
          </table:table-cell>
        </table:table-row>
        <table:table-row table:style-name="ro1">
          <table:table-cell office:value-type="string" calcext:value-type="string">
            <text:p>QAVLENSNK</text:p>
          </table:table-cell>
          <table:table-cell table:formula="of:=SUBSTITUTE(SUBSTITUTE([.A420];&quot;(+15.99)&quot;;&quot;&quot;);&quot;(+57.02)&quot;;&quot;&quot;)" office:value-type="string" office:string-value="QAVLENSNK" calcext:value-type="string">
            <text:p>QAVLENSNK</text:p>
          </table:table-cell>
        </table:table-row>
        <table:table-row table:style-name="ro1">
          <table:table-cell office:value-type="string" calcext:value-type="string">
            <text:p>KYLGDLEAELLK</text:p>
          </table:table-cell>
          <table:table-cell table:formula="of:=SUBSTITUTE(SUBSTITUTE([.A421];&quot;(+15.99)&quot;;&quot;&quot;);&quot;(+57.02)&quot;;&quot;&quot;)" office:value-type="string" office:string-value="KYLGDLEAELLK" calcext:value-type="string">
            <text:p>KYLGDLEAELLK</text:p>
          </table:table-cell>
        </table:table-row>
        <table:table-row table:style-name="ro1">
          <table:table-cell office:value-type="string" calcext:value-type="string">
            <text:p>TLLLGM(+15.99)GYEAPR</text:p>
          </table:table-cell>
          <table:table-cell table:formula="of:=SUBSTITUTE(SUBSTITUTE([.A422];&quot;(+15.99)&quot;;&quot;&quot;);&quot;(+57.02)&quot;;&quot;&quot;)" office:value-type="string" office:string-value="TLLLGMGYEAPR" calcext:value-type="string">
            <text:p>TLLLGMGYEAPR</text:p>
          </table:table-cell>
        </table:table-row>
        <table:table-row table:style-name="ro1">
          <table:table-cell office:value-type="string" calcext:value-type="string">
            <text:p>KQNVSLESLC(+57.02)VNLSR</text:p>
          </table:table-cell>
          <table:table-cell table:formula="of:=SUBSTITUTE(SUBSTITUTE([.A423];&quot;(+15.99)&quot;;&quot;&quot;);&quot;(+57.02)&quot;;&quot;&quot;)" office:value-type="string" office:string-value="KQNVSLESLCVNLSR" calcext:value-type="string">
            <text:p>KQNVSLESLCVNLSR</text:p>
          </table:table-cell>
        </table:table-row>
        <table:table-row table:style-name="ro1">
          <table:table-cell office:value-type="string" calcext:value-type="string">
            <text:p>KLAAHEEFLLK</text:p>
          </table:table-cell>
          <table:table-cell table:formula="of:=SUBSTITUTE(SUBSTITUTE([.A424];&quot;(+15.99)&quot;;&quot;&quot;);&quot;(+57.02)&quot;;&quot;&quot;)" office:value-type="string" office:string-value="KLAAHEEFLLK" calcext:value-type="string">
            <text:p>KLAAHEEFLLK</text:p>
          </table:table-cell>
        </table:table-row>
        <table:table-row table:style-name="ro1">
          <table:table-cell office:value-type="string" calcext:value-type="string">
            <text:p>VVGGLLMTGGHK</text:p>
          </table:table-cell>
          <table:table-cell table:formula="of:=SUBSTITUTE(SUBSTITUTE([.A425];&quot;(+15.99)&quot;;&quot;&quot;);&quot;(+57.02)&quot;;&quot;&quot;)" office:value-type="string" office:string-value="VVGGLLMTGGHK" calcext:value-type="string">
            <text:p>VVGGLLMTGGHK</text:p>
          </table:table-cell>
        </table:table-row>
        <table:table-row table:style-name="ro1">
          <table:table-cell office:value-type="string" calcext:value-type="string">
            <text:p>AKDAELAAVELR</text:p>
          </table:table-cell>
          <table:table-cell table:formula="of:=SUBSTITUTE(SUBSTITUTE([.A426];&quot;(+15.99)&quot;;&quot;&quot;);&quot;(+57.02)&quot;;&quot;&quot;)" office:value-type="string" office:string-value="AKDAELAAVELR" calcext:value-type="string">
            <text:p>AKDAELAAVELR</text:p>
          </table:table-cell>
        </table:table-row>
        <table:table-row table:style-name="ro1">
          <table:table-cell office:value-type="string" calcext:value-type="string">
            <text:p>HTVLLAEDLTR</text:p>
          </table:table-cell>
          <table:table-cell table:formula="of:=SUBSTITUTE(SUBSTITUTE([.A427];&quot;(+15.99)&quot;;&quot;&quot;);&quot;(+57.02)&quot;;&quot;&quot;)" office:value-type="string" office:string-value="HTVLLAEDLTR" calcext:value-type="string">
            <text:p>HTVLLAEDLTR</text:p>
          </table:table-cell>
        </table:table-row>
        <table:table-row table:style-name="ro1">
          <table:table-cell office:value-type="string" calcext:value-type="string">
            <text:p>FGTLGLLEEK</text:p>
          </table:table-cell>
          <table:table-cell table:formula="of:=SUBSTITUTE(SUBSTITUTE([.A428];&quot;(+15.99)&quot;;&quot;&quot;);&quot;(+57.02)&quot;;&quot;&quot;)" office:value-type="string" office:string-value="FGTLGLLEEK" calcext:value-type="string">
            <text:p>FGTLGLLEEK</text:p>
          </table:table-cell>
        </table:table-row>
        <table:table-row table:style-name="ro1">
          <table:table-cell office:value-type="string" calcext:value-type="string">
            <text:p>QNEANPDPEAM(+15.99)LNK</text:p>
          </table:table-cell>
          <table:table-cell table:formula="of:=SUBSTITUTE(SUBSTITUTE([.A429];&quot;(+15.99)&quot;;&quot;&quot;);&quot;(+57.02)&quot;;&quot;&quot;)" office:value-type="string" office:string-value="QNEANPDPEAMLNK" calcext:value-type="string">
            <text:p>QNEANPDPEAMLNK</text:p>
          </table:table-cell>
        </table:table-row>
        <table:table-row table:style-name="ro1">
          <table:table-cell office:value-type="string" calcext:value-type="string">
            <text:p>QM(+15.99)WEGYSDALLTK</text:p>
          </table:table-cell>
          <table:table-cell table:formula="of:=SUBSTITUTE(SUBSTITUTE([.A430];&quot;(+15.99)&quot;;&quot;&quot;);&quot;(+57.02)&quot;;&quot;&quot;)" office:value-type="string" office:string-value="QMWEGYSDALLTK" calcext:value-type="string">
            <text:p>QMWEGYSDALLTK</text:p>
          </table:table-cell>
        </table:table-row>
        <table:table-row table:style-name="ro1">
          <table:table-cell office:value-type="string" calcext:value-type="string">
            <text:p>VPGPVVEELSK</text:p>
          </table:table-cell>
          <table:table-cell table:formula="of:=SUBSTITUTE(SUBSTITUTE([.A431];&quot;(+15.99)&quot;;&quot;&quot;);&quot;(+57.02)&quot;;&quot;&quot;)" office:value-type="string" office:string-value="VPGPVVEELSK" calcext:value-type="string">
            <text:p>VPGPVVEELSK</text:p>
          </table:table-cell>
        </table:table-row>
        <table:table-row table:style-name="ro1">
          <table:table-cell office:value-type="string" calcext:value-type="string">
            <text:p>YLLGSAEK</text:p>
          </table:table-cell>
          <table:table-cell table:formula="of:=SUBSTITUTE(SUBSTITUTE([.A432];&quot;(+15.99)&quot;;&quot;&quot;);&quot;(+57.02)&quot;;&quot;&quot;)" office:value-type="string" office:string-value="YLLGSAEK" calcext:value-type="string">
            <text:p>YLLGSAEK</text:p>
          </table:table-cell>
        </table:table-row>
        <table:table-row table:style-name="ro1">
          <table:table-cell office:value-type="string" calcext:value-type="string">
            <text:p>DLKVTNDESMQLHR</text:p>
          </table:table-cell>
          <table:table-cell table:formula="of:=SUBSTITUTE(SUBSTITUTE([.A433];&quot;(+15.99)&quot;;&quot;&quot;);&quot;(+57.02)&quot;;&quot;&quot;)" office:value-type="string" office:string-value="DLKVTNDESMQLHR" calcext:value-type="string">
            <text:p>DLKVTNDESMQLHR</text:p>
          </table:table-cell>
        </table:table-row>
        <table:table-row table:style-name="ro1">
          <table:table-cell office:value-type="string" calcext:value-type="string">
            <text:p>HSLEDLDLNKLAEELR</text:p>
          </table:table-cell>
          <table:table-cell table:formula="of:=SUBSTITUTE(SUBSTITUTE([.A434];&quot;(+15.99)&quot;;&quot;&quot;);&quot;(+57.02)&quot;;&quot;&quot;)" office:value-type="string" office:string-value="HSLEDLDLNKLAEELR" calcext:value-type="string">
            <text:p>HSLEDLDLNKLAEELR</text:p>
          </table:table-cell>
        </table:table-row>
        <table:table-row table:style-name="ro1">
          <table:table-cell office:value-type="string" calcext:value-type="string">
            <text:p>LVDYPEAK</text:p>
          </table:table-cell>
          <table:table-cell table:formula="of:=SUBSTITUTE(SUBSTITUTE([.A435];&quot;(+15.99)&quot;;&quot;&quot;);&quot;(+57.02)&quot;;&quot;&quot;)" office:value-type="string" office:string-value="LVDYPEAK" calcext:value-type="string">
            <text:p>LVDYPEAK</text:p>
          </table:table-cell>
        </table:table-row>
        <table:table-row table:style-name="ro1">
          <table:table-cell office:value-type="string" calcext:value-type="string">
            <text:p>LGGDEFMLLSEK</text:p>
          </table:table-cell>
          <table:table-cell table:formula="of:=SUBSTITUTE(SUBSTITUTE([.A436];&quot;(+15.99)&quot;;&quot;&quot;);&quot;(+57.02)&quot;;&quot;&quot;)" office:value-type="string" office:string-value="LGGDEFMLLSEK" calcext:value-type="string">
            <text:p>LGGDEFMLLSEK</text:p>
          </table:table-cell>
        </table:table-row>
        <table:table-row table:style-name="ro1">
          <table:table-cell office:value-type="string" calcext:value-type="string">
            <text:p>NDLDNDLTQK</text:p>
          </table:table-cell>
          <table:table-cell table:formula="of:=SUBSTITUTE(SUBSTITUTE([.A437];&quot;(+15.99)&quot;;&quot;&quot;);&quot;(+57.02)&quot;;&quot;&quot;)" office:value-type="string" office:string-value="NDLDNDLTQK" calcext:value-type="string">
            <text:p>NDLDNDLTQK</text:p>
          </table:table-cell>
        </table:table-row>
        <table:table-row table:style-name="ro1">
          <table:table-cell office:value-type="string" calcext:value-type="string">
            <text:p>EYDQSM(+15.99)LK</text:p>
          </table:table-cell>
          <table:table-cell table:formula="of:=SUBSTITUTE(SUBSTITUTE([.A438];&quot;(+15.99)&quot;;&quot;&quot;);&quot;(+57.02)&quot;;&quot;&quot;)" office:value-type="string" office:string-value="EYDQSMLK" calcext:value-type="string">
            <text:p>EYDQSMLK</text:p>
          </table:table-cell>
        </table:table-row>
        <table:table-row table:style-name="ro1">
          <table:table-cell office:value-type="string" calcext:value-type="string">
            <text:p>KASTSLNNYK</text:p>
          </table:table-cell>
          <table:table-cell table:formula="of:=SUBSTITUTE(SUBSTITUTE([.A439];&quot;(+15.99)&quot;;&quot;&quot;);&quot;(+57.02)&quot;;&quot;&quot;)" office:value-type="string" office:string-value="KASTSLNNYK" calcext:value-type="string">
            <text:p>KASTSLNNYK</text:p>
          </table:table-cell>
        </table:table-row>
        <table:table-row table:style-name="ro1">
          <table:table-cell office:value-type="string" calcext:value-type="string">
            <text:p>NPDLLDTPLK</text:p>
          </table:table-cell>
          <table:table-cell table:formula="of:=SUBSTITUTE(SUBSTITUTE([.A440];&quot;(+15.99)&quot;;&quot;&quot;);&quot;(+57.02)&quot;;&quot;&quot;)" office:value-type="string" office:string-value="NPDLLDTPLK" calcext:value-type="string">
            <text:p>NPDLLDTPLK</text:p>
          </table:table-cell>
        </table:table-row>
        <table:table-row table:style-name="ro1">
          <table:table-cell office:value-type="string" calcext:value-type="string">
            <text:p>EASWGAM(+15.99)HR</text:p>
          </table:table-cell>
          <table:table-cell table:formula="of:=SUBSTITUTE(SUBSTITUTE([.A441];&quot;(+15.99)&quot;;&quot;&quot;);&quot;(+57.02)&quot;;&quot;&quot;)" office:value-type="string" office:string-value="EASWGAMHR" calcext:value-type="string">
            <text:p>EASWGAMHR</text:p>
          </table:table-cell>
        </table:table-row>
        <table:table-row table:style-name="ro2">
          <table:table-cell office:value-type="string" calcext:value-type="string">
            <text:p>MWAAGTEC(+57.02)LLSGWGAATK</text:p>
          </table:table-cell>
          <table:table-cell table:formula="of:=SUBSTITUTE(SUBSTITUTE([.A442];&quot;(+15.99)&quot;;&quot;&quot;);&quot;(+57.02)&quot;;&quot;&quot;)" office:value-type="string" office:string-value="MWAAGTECLLSGWGAATK" calcext:value-type="string">
            <text:p>MWAAGTECLLSGWGAATK</text:p>
          </table:table-cell>
        </table:table-row>
        <table:table-row table:style-name="ro2">
          <table:table-cell office:value-type="string" calcext:value-type="string">
            <text:p>SC(+57.02)AAAGTEC(+57.02)LLSGWGSKR</text:p>
          </table:table-cell>
          <table:table-cell table:formula="of:=SUBSTITUTE(SUBSTITUTE([.A443];&quot;(+15.99)&quot;;&quot;&quot;);&quot;(+57.02)&quot;;&quot;&quot;)" office:value-type="string" office:string-value="SCAAAGTECLLSGWGSKR" calcext:value-type="string">
            <text:p>SCAAAGTECLLSGWGSKR</text:p>
          </table:table-cell>
        </table:table-row>
        <table:table-row table:style-name="ro1">
          <table:table-cell office:value-type="string" calcext:value-type="string">
            <text:p>QNDYC(+57.02)ELNK</text:p>
          </table:table-cell>
          <table:table-cell table:formula="of:=SUBSTITUTE(SUBSTITUTE([.A444];&quot;(+15.99)&quot;;&quot;&quot;);&quot;(+57.02)&quot;;&quot;&quot;)" office:value-type="string" office:string-value="QNDYCELNK" calcext:value-type="string">
            <text:p>QNDYCELNK</text:p>
          </table:table-cell>
        </table:table-row>
        <table:table-row table:style-name="ro1">
          <table:table-cell office:value-type="string" calcext:value-type="string">
            <text:p>FDFLAGDYNFDK</text:p>
          </table:table-cell>
          <table:table-cell table:formula="of:=SUBSTITUTE(SUBSTITUTE([.A445];&quot;(+15.99)&quot;;&quot;&quot;);&quot;(+57.02)&quot;;&quot;&quot;)" office:value-type="string" office:string-value="FDFLAGDYNFDK" calcext:value-type="string">
            <text:p>FDFLAGDYNFDK</text:p>
          </table:table-cell>
        </table:table-row>
        <table:table-row table:style-name="ro1">
          <table:table-cell office:value-type="string" calcext:value-type="string">
            <text:p>DPTPFNNLLR</text:p>
          </table:table-cell>
          <table:table-cell table:formula="of:=SUBSTITUTE(SUBSTITUTE([.A446];&quot;(+15.99)&quot;;&quot;&quot;);&quot;(+57.02)&quot;;&quot;&quot;)" office:value-type="string" office:string-value="DPTPFNNLLR" calcext:value-type="string">
            <text:p>DPTPFNNLLR</text:p>
          </table:table-cell>
        </table:table-row>
        <table:table-row table:style-name="ro1">
          <table:table-cell office:value-type="string" calcext:value-type="string">
            <text:p>M(+15.99)HTSLSNVR</text:p>
          </table:table-cell>
          <table:table-cell table:formula="of:=SUBSTITUTE(SUBSTITUTE([.A447];&quot;(+15.99)&quot;;&quot;&quot;);&quot;(+57.02)&quot;;&quot;&quot;)" office:value-type="string" office:string-value="MHTSLSNVR" calcext:value-type="string">
            <text:p>MHTSLSNVR</text:p>
          </table:table-cell>
        </table:table-row>
        <table:table-row table:style-name="ro1">
          <table:table-cell office:value-type="string" calcext:value-type="string">
            <text:p>KPDDLDSPK</text:p>
          </table:table-cell>
          <table:table-cell table:formula="of:=SUBSTITUTE(SUBSTITUTE([.A448];&quot;(+15.99)&quot;;&quot;&quot;);&quot;(+57.02)&quot;;&quot;&quot;)" office:value-type="string" office:string-value="KPDDLDSPK" calcext:value-type="string">
            <text:p>KPDDLDSPK</text:p>
          </table:table-cell>
        </table:table-row>
        <table:table-row table:style-name="ro1">
          <table:table-cell office:value-type="string" calcext:value-type="string">
            <text:p>KTHPALVVALNK</text:p>
          </table:table-cell>
          <table:table-cell table:formula="of:=SUBSTITUTE(SUBSTITUTE([.A449];&quot;(+15.99)&quot;;&quot;&quot;);&quot;(+57.02)&quot;;&quot;&quot;)" office:value-type="string" office:string-value="KTHPALVVALNK" calcext:value-type="string">
            <text:p>KTHPALVVALNK</text:p>
          </table:table-cell>
        </table:table-row>
        <table:table-row table:style-name="ro1">
          <table:table-cell office:value-type="string" calcext:value-type="string">
            <text:p>KM(+15.99)PQLLPEC(+57.02)TLAK</text:p>
          </table:table-cell>
          <table:table-cell table:formula="of:=SUBSTITUTE(SUBSTITUTE([.A450];&quot;(+15.99)&quot;;&quot;&quot;);&quot;(+57.02)&quot;;&quot;&quot;)" office:value-type="string" office:string-value="KMPQLLPECTLAK" calcext:value-type="string">
            <text:p>KMPQLLPECTLAK</text:p>
          </table:table-cell>
        </table:table-row>
        <table:table-row table:style-name="ro1">
          <table:table-cell office:value-type="string" calcext:value-type="string">
            <text:p>KTAVLGAELVLTEASK</text:p>
          </table:table-cell>
          <table:table-cell table:formula="of:=SUBSTITUTE(SUBSTITUTE([.A451];&quot;(+15.99)&quot;;&quot;&quot;);&quot;(+57.02)&quot;;&quot;&quot;)" office:value-type="string" office:string-value="KTAVLGAELVLTEASK" calcext:value-type="string">
            <text:p>KTAVLGAELVLTEASK</text:p>
          </table:table-cell>
        </table:table-row>
        <table:table-row table:style-name="ro1">
          <table:table-cell office:value-type="string" calcext:value-type="string">
            <text:p>M(+15.99)DYPWDADNK</text:p>
          </table:table-cell>
          <table:table-cell table:formula="of:=SUBSTITUTE(SUBSTITUTE([.A452];&quot;(+15.99)&quot;;&quot;&quot;);&quot;(+57.02)&quot;;&quot;&quot;)" office:value-type="string" office:string-value="MDYPWDADNK" calcext:value-type="string">
            <text:p>MDYPWDADNK</text:p>
          </table:table-cell>
        </table:table-row>
        <table:table-row table:style-name="ro1">
          <table:table-cell office:value-type="string" calcext:value-type="string">
            <text:p>LLRPDNDELLM(+15.99)VQK</text:p>
          </table:table-cell>
          <table:table-cell table:formula="of:=SUBSTITUTE(SUBSTITUTE([.A453];&quot;(+15.99)&quot;;&quot;&quot;);&quot;(+57.02)&quot;;&quot;&quot;)" office:value-type="string" office:string-value="LLRPDNDELLMVQK" calcext:value-type="string">
            <text:p>LLRPDNDELLMVQK</text:p>
          </table:table-cell>
        </table:table-row>
        <table:table-row table:style-name="ro1">
          <table:table-cell office:value-type="string" calcext:value-type="string">
            <text:p>ESKVQSVFFPDLK</text:p>
          </table:table-cell>
          <table:table-cell table:formula="of:=SUBSTITUTE(SUBSTITUTE([.A454];&quot;(+15.99)&quot;;&quot;&quot;);&quot;(+57.02)&quot;;&quot;&quot;)" office:value-type="string" office:string-value="ESKVQSVFFPDLK" calcext:value-type="string">
            <text:p>ESKVQSVFFPDLK</text:p>
          </table:table-cell>
        </table:table-row>
        <table:table-row table:style-name="ro1">
          <table:table-cell office:value-type="string" calcext:value-type="string">
            <text:p>TQNEVQNVYK</text:p>
          </table:table-cell>
          <table:table-cell table:formula="of:=SUBSTITUTE(SUBSTITUTE([.A455];&quot;(+15.99)&quot;;&quot;&quot;);&quot;(+57.02)&quot;;&quot;&quot;)" office:value-type="string" office:string-value="TQNEVQNVYK" calcext:value-type="string">
            <text:p>TQNEVQNVYK</text:p>
          </table:table-cell>
        </table:table-row>
        <table:table-row table:style-name="ro1">
          <table:table-cell office:value-type="string" calcext:value-type="string">
            <text:p>MLFNLEPESR</text:p>
          </table:table-cell>
          <table:table-cell table:formula="of:=SUBSTITUTE(SUBSTITUTE([.A456];&quot;(+15.99)&quot;;&quot;&quot;);&quot;(+57.02)&quot;;&quot;&quot;)" office:value-type="string" office:string-value="MLFNLEPESR" calcext:value-type="string">
            <text:p>MLFNLEPESR</text:p>
          </table:table-cell>
        </table:table-row>
        <table:table-row table:style-name="ro1">
          <table:table-cell office:value-type="string" calcext:value-type="string">
            <text:p>QQPFQDAK</text:p>
          </table:table-cell>
          <table:table-cell table:formula="of:=SUBSTITUTE(SUBSTITUTE([.A457];&quot;(+15.99)&quot;;&quot;&quot;);&quot;(+57.02)&quot;;&quot;&quot;)" office:value-type="string" office:string-value="QQPFQDAK" calcext:value-type="string">
            <text:p>QQPFQDAK</text:p>
          </table:table-cell>
        </table:table-row>
        <table:table-row table:style-name="ro1">
          <table:table-cell office:value-type="string" calcext:value-type="string">
            <text:p>VPYSLFLDYVM(+15.99)LSNK</text:p>
          </table:table-cell>
          <table:table-cell table:formula="of:=SUBSTITUTE(SUBSTITUTE([.A458];&quot;(+15.99)&quot;;&quot;&quot;);&quot;(+57.02)&quot;;&quot;&quot;)" office:value-type="string" office:string-value="VPYSLFLDYVMLSNK" calcext:value-type="string">
            <text:p>VPYSLFLDYVMLSNK</text:p>
          </table:table-cell>
        </table:table-row>
        <table:table-row table:style-name="ro1">
          <table:table-cell office:value-type="string" calcext:value-type="string">
            <text:p>TPEM(+15.99)VATK</text:p>
          </table:table-cell>
          <table:table-cell table:formula="of:=SUBSTITUTE(SUBSTITUTE([.A459];&quot;(+15.99)&quot;;&quot;&quot;);&quot;(+57.02)&quot;;&quot;&quot;)" office:value-type="string" office:string-value="TPEMVATK" calcext:value-type="string">
            <text:p>TPEMVATK</text:p>
          </table:table-cell>
        </table:table-row>
        <table:table-row table:style-name="ro1">
          <table:table-cell office:value-type="string" calcext:value-type="string">
            <text:p>WSGNGGDRLFLPAKGTR</text:p>
          </table:table-cell>
          <table:table-cell table:formula="of:=SUBSTITUTE(SUBSTITUTE([.A460];&quot;(+15.99)&quot;;&quot;&quot;);&quot;(+57.02)&quot;;&quot;&quot;)" office:value-type="string" office:string-value="WSGNGGDRLFLPAKGTR" calcext:value-type="string">
            <text:p>WSGNGGDRLFLPAKGTR</text:p>
          </table:table-cell>
        </table:table-row>
        <table:table-row table:style-name="ro1">
          <table:table-cell office:value-type="string" calcext:value-type="string">
            <text:p>APTPALEAADATYK</text:p>
          </table:table-cell>
          <table:table-cell table:formula="of:=SUBSTITUTE(SUBSTITUTE([.A461];&quot;(+15.99)&quot;;&quot;&quot;);&quot;(+57.02)&quot;;&quot;&quot;)" office:value-type="string" office:string-value="APTPALEAADATYK" calcext:value-type="string">
            <text:p>APTPALEAADATYK</text:p>
          </table:table-cell>
        </table:table-row>
        <table:table-row table:style-name="ro1">
          <table:table-cell office:value-type="string" calcext:value-type="string">
            <text:p>QNEMHPK</text:p>
          </table:table-cell>
          <table:table-cell table:formula="of:=SUBSTITUTE(SUBSTITUTE([.A462];&quot;(+15.99)&quot;;&quot;&quot;);&quot;(+57.02)&quot;;&quot;&quot;)" office:value-type="string" office:string-value="QNEMHPK" calcext:value-type="string">
            <text:p>QNEMHPK</text:p>
          </table:table-cell>
        </table:table-row>
        <table:table-row table:style-name="ro1">
          <table:table-cell office:value-type="string" calcext:value-type="string">
            <text:p>QNESSLLK</text:p>
          </table:table-cell>
          <table:table-cell table:formula="of:=SUBSTITUTE(SUBSTITUTE([.A463];&quot;(+15.99)&quot;;&quot;&quot;);&quot;(+57.02)&quot;;&quot;&quot;)" office:value-type="string" office:string-value="QNESSLLK" calcext:value-type="string">
            <text:p>QNESSLLK</text:p>
          </table:table-cell>
        </table:table-row>
        <table:table-row table:style-name="ro1">
          <table:table-cell office:value-type="string" calcext:value-type="string">
            <text:p>WNPNPAAVKR</text:p>
          </table:table-cell>
          <table:table-cell table:formula="of:=SUBSTITUTE(SUBSTITUTE([.A464];&quot;(+15.99)&quot;;&quot;&quot;);&quot;(+57.02)&quot;;&quot;&quot;)" office:value-type="string" office:string-value="WNPNPAAVKR" calcext:value-type="string">
            <text:p>WNPNPAAVKR</text:p>
          </table:table-cell>
        </table:table-row>
        <table:table-row table:style-name="ro1">
          <table:table-cell office:value-type="string" calcext:value-type="string">
            <text:p>LVSLTVSTVQQPNAK</text:p>
          </table:table-cell>
          <table:table-cell table:formula="of:=SUBSTITUTE(SUBSTITUTE([.A465];&quot;(+15.99)&quot;;&quot;&quot;);&quot;(+57.02)&quot;;&quot;&quot;)" office:value-type="string" office:string-value="LVSLTVSTVQQPNAK" calcext:value-type="string">
            <text:p>LVSLTVSTVQQPNAK</text:p>
          </table:table-cell>
        </table:table-row>
        <table:table-row table:style-name="ro1">
          <table:table-cell office:value-type="string" calcext:value-type="string">
            <text:p>YLFVAAHLLAR</text:p>
          </table:table-cell>
          <table:table-cell table:formula="of:=SUBSTITUTE(SUBSTITUTE([.A466];&quot;(+15.99)&quot;;&quot;&quot;);&quot;(+57.02)&quot;;&quot;&quot;)" office:value-type="string" office:string-value="YLFVAAHLLAR" calcext:value-type="string">
            <text:p>YLFVAAHLLAR</text:p>
          </table:table-cell>
        </table:table-row>
        <table:table-row table:style-name="ro1">
          <table:table-cell office:value-type="string" calcext:value-type="string">
            <text:p>SHAGKLLLR</text:p>
          </table:table-cell>
          <table:table-cell table:formula="of:=SUBSTITUTE(SUBSTITUTE([.A467];&quot;(+15.99)&quot;;&quot;&quot;);&quot;(+57.02)&quot;;&quot;&quot;)" office:value-type="string" office:string-value="SHAGKLLLR" calcext:value-type="string">
            <text:p>SHAGKLLLR</text:p>
          </table:table-cell>
        </table:table-row>
        <table:table-row table:style-name="ro1">
          <table:table-cell office:value-type="string" calcext:value-type="string">
            <text:p>QEDLTGLELLSEYR</text:p>
          </table:table-cell>
          <table:table-cell table:formula="of:=SUBSTITUTE(SUBSTITUTE([.A468];&quot;(+15.99)&quot;;&quot;&quot;);&quot;(+57.02)&quot;;&quot;&quot;)" office:value-type="string" office:string-value="QEDLTGLELLSEYR" calcext:value-type="string">
            <text:p>QEDLTGLELLSEYR</text:p>
          </table:table-cell>
        </table:table-row>
        <table:table-row table:style-name="ro1">
          <table:table-cell office:value-type="string" calcext:value-type="string">
            <text:p>KLTVTNFEVANK</text:p>
          </table:table-cell>
          <table:table-cell table:formula="of:=SUBSTITUTE(SUBSTITUTE([.A469];&quot;(+15.99)&quot;;&quot;&quot;);&quot;(+57.02)&quot;;&quot;&quot;)" office:value-type="string" office:string-value="KLTVTNFEVANK" calcext:value-type="string">
            <text:p>KLTVTNFEVANK</text:p>
          </table:table-cell>
        </table:table-row>
        <table:table-row table:style-name="ro1">
          <table:table-cell office:value-type="string" calcext:value-type="string">
            <text:p>SNLRTAVANK</text:p>
          </table:table-cell>
          <table:table-cell table:formula="of:=SUBSTITUTE(SUBSTITUTE([.A470];&quot;(+15.99)&quot;;&quot;&quot;);&quot;(+57.02)&quot;;&quot;&quot;)" office:value-type="string" office:string-value="SNLRTAVANK" calcext:value-type="string">
            <text:p>SNLRTAVANK</text:p>
          </table:table-cell>
        </table:table-row>
        <table:table-row table:style-name="ro1">
          <table:table-cell office:value-type="string" calcext:value-type="string">
            <text:p>LAGEAGDEYAGK</text:p>
          </table:table-cell>
          <table:table-cell table:formula="of:=SUBSTITUTE(SUBSTITUTE([.A471];&quot;(+15.99)&quot;;&quot;&quot;);&quot;(+57.02)&quot;;&quot;&quot;)" office:value-type="string" office:string-value="LAGEAGDEYAGK" calcext:value-type="string">
            <text:p>LAGEAGDEYAGK</text:p>
          </table:table-cell>
        </table:table-row>
        <table:table-row table:style-name="ro1">
          <table:table-cell office:value-type="string" calcext:value-type="string">
            <text:p>HSFDLYSC(+57.02)VRPC(+57.02)K</text:p>
          </table:table-cell>
          <table:table-cell table:formula="of:=SUBSTITUTE(SUBSTITUTE([.A472];&quot;(+15.99)&quot;;&quot;&quot;);&quot;(+57.02)&quot;;&quot;&quot;)" office:value-type="string" office:string-value="HSFDLYSCVRPCK" calcext:value-type="string">
            <text:p>HSFDLYSCVRPCK</text:p>
          </table:table-cell>
        </table:table-row>
        <table:table-row table:style-name="ro1">
          <table:table-cell office:value-type="string" calcext:value-type="string">
            <text:p>SHGWYDFKK</text:p>
          </table:table-cell>
          <table:table-cell table:formula="of:=SUBSTITUTE(SUBSTITUTE([.A473];&quot;(+15.99)&quot;;&quot;&quot;);&quot;(+57.02)&quot;;&quot;&quot;)" office:value-type="string" office:string-value="SHGWYDFKK" calcext:value-type="string">
            <text:p>SHGWYDFKK</text:p>
          </table:table-cell>
        </table:table-row>
        <table:table-row table:style-name="ro1">
          <table:table-cell office:value-type="string" calcext:value-type="string">
            <text:p>TGAGGLLLPDSAK</text:p>
          </table:table-cell>
          <table:table-cell table:formula="of:=SUBSTITUTE(SUBSTITUTE([.A474];&quot;(+15.99)&quot;;&quot;&quot;);&quot;(+57.02)&quot;;&quot;&quot;)" office:value-type="string" office:string-value="TGAGGLLLPDSAK" calcext:value-type="string">
            <text:p>TGAGGLLLPDSAK</text:p>
          </table:table-cell>
        </table:table-row>
        <table:table-row table:style-name="ro1">
          <table:table-cell office:value-type="string" calcext:value-type="string">
            <text:p>QPKEDLDLNQLAEELR</text:p>
          </table:table-cell>
          <table:table-cell table:formula="of:=SUBSTITUTE(SUBSTITUTE([.A475];&quot;(+15.99)&quot;;&quot;&quot;);&quot;(+57.02)&quot;;&quot;&quot;)" office:value-type="string" office:string-value="QPKEDLDLNQLAEELR" calcext:value-type="string">
            <text:p>QPKEDLDLNQLAEELR</text:p>
          </table:table-cell>
        </table:table-row>
        <table:table-row table:style-name="ro1">
          <table:table-cell office:value-type="string" calcext:value-type="string">
            <text:p>AVLELVM(+15.99)APAK</text:p>
          </table:table-cell>
          <table:table-cell table:formula="of:=SUBSTITUTE(SUBSTITUTE([.A476];&quot;(+15.99)&quot;;&quot;&quot;);&quot;(+57.02)&quot;;&quot;&quot;)" office:value-type="string" office:string-value="AVLELVMAPAK" calcext:value-type="string">
            <text:p>AVLELVMAPAK</text:p>
          </table:table-cell>
        </table:table-row>
        <table:table-row table:style-name="ro1">
          <table:table-cell office:value-type="string" calcext:value-type="string">
            <text:p>WMYTFPMR</text:p>
          </table:table-cell>
          <table:table-cell table:formula="of:=SUBSTITUTE(SUBSTITUTE([.A477];&quot;(+15.99)&quot;;&quot;&quot;);&quot;(+57.02)&quot;;&quot;&quot;)" office:value-type="string" office:string-value="WMYTFPMR" calcext:value-type="string">
            <text:p>WMYTFPMR</text:p>
          </table:table-cell>
        </table:table-row>
        <table:table-row table:style-name="ro1">
          <table:table-cell office:value-type="string" calcext:value-type="string">
            <text:p>VAAEEPDNR</text:p>
          </table:table-cell>
          <table:table-cell table:formula="of:=SUBSTITUTE(SUBSTITUTE([.A478];&quot;(+15.99)&quot;;&quot;&quot;);&quot;(+57.02)&quot;;&quot;&quot;)" office:value-type="string" office:string-value="VAAEEPDNR" calcext:value-type="string">
            <text:p>VAAEEPDNR</text:p>
          </table:table-cell>
        </table:table-row>
        <table:table-row table:style-name="ro1">
          <table:table-cell office:value-type="string" calcext:value-type="string">
            <text:p>HSGSKTLAHLAPLLK</text:p>
          </table:table-cell>
          <table:table-cell table:formula="of:=SUBSTITUTE(SUBSTITUTE([.A479];&quot;(+15.99)&quot;;&quot;&quot;);&quot;(+57.02)&quot;;&quot;&quot;)" office:value-type="string" office:string-value="HSGSKTLAHLAPLLK" calcext:value-type="string">
            <text:p>HSGSKTLAHLAPLLK</text:p>
          </table:table-cell>
        </table:table-row>
        <table:table-row table:style-name="ro1">
          <table:table-cell office:value-type="string" calcext:value-type="string">
            <text:p>SNPSLVAHPK</text:p>
          </table:table-cell>
          <table:table-cell table:formula="of:=SUBSTITUTE(SUBSTITUTE([.A480];&quot;(+15.99)&quot;;&quot;&quot;);&quot;(+57.02)&quot;;&quot;&quot;)" office:value-type="string" office:string-value="SNPSLVAHPK" calcext:value-type="string">
            <text:p>SNPSLVAHPK</text:p>
          </table:table-cell>
        </table:table-row>
        <table:table-row table:style-name="ro1">
          <table:table-cell office:value-type="string" calcext:value-type="string">
            <text:p>TPM(+15.99)MALAK</text:p>
          </table:table-cell>
          <table:table-cell table:formula="of:=SUBSTITUTE(SUBSTITUTE([.A481];&quot;(+15.99)&quot;;&quot;&quot;);&quot;(+57.02)&quot;;&quot;&quot;)" office:value-type="string" office:string-value="TPMMALAK" calcext:value-type="string">
            <text:p>TPMMALAK</text:p>
          </table:table-cell>
        </table:table-row>
        <table:table-row table:style-name="ro1">
          <table:table-cell office:value-type="string" calcext:value-type="string">
            <text:p>LPTGPLAFQLLR</text:p>
          </table:table-cell>
          <table:table-cell table:formula="of:=SUBSTITUTE(SUBSTITUTE([.A482];&quot;(+15.99)&quot;;&quot;&quot;);&quot;(+57.02)&quot;;&quot;&quot;)" office:value-type="string" office:string-value="LPTGPLAFQLLR" calcext:value-type="string">
            <text:p>LPTGPLAFQLLR</text:p>
          </table:table-cell>
        </table:table-row>
        <table:table-row table:style-name="ro1">
          <table:table-cell office:value-type="string" calcext:value-type="string">
            <text:p>NPEEAALYGK</text:p>
          </table:table-cell>
          <table:table-cell table:formula="of:=SUBSTITUTE(SUBSTITUTE([.A483];&quot;(+15.99)&quot;;&quot;&quot;);&quot;(+57.02)&quot;;&quot;&quot;)" office:value-type="string" office:string-value="NPEEAALYGK" calcext:value-type="string">
            <text:p>NPEEAALYGK</text:p>
          </table:table-cell>
        </table:table-row>
        <table:table-row table:style-name="ro1">
          <table:table-cell office:value-type="string" calcext:value-type="string">
            <text:p>TPLANLVDTSK</text:p>
          </table:table-cell>
          <table:table-cell table:formula="of:=SUBSTITUTE(SUBSTITUTE([.A484];&quot;(+15.99)&quot;;&quot;&quot;);&quot;(+57.02)&quot;;&quot;&quot;)" office:value-type="string" office:string-value="TPLANLVDTSK" calcext:value-type="string">
            <text:p>TPLANLVDTSK</text:p>
          </table:table-cell>
        </table:table-row>
        <table:table-row table:style-name="ro1">
          <table:table-cell office:value-type="string" calcext:value-type="string">
            <text:p>KPNSAC(+57.02)MDTK</text:p>
          </table:table-cell>
          <table:table-cell table:formula="of:=SUBSTITUTE(SUBSTITUTE([.A485];&quot;(+15.99)&quot;;&quot;&quot;);&quot;(+57.02)&quot;;&quot;&quot;)" office:value-type="string" office:string-value="KPNSACMDTK" calcext:value-type="string">
            <text:p>KPNSACMDTK</text:p>
          </table:table-cell>
        </table:table-row>
        <table:table-row table:style-name="ro1">
          <table:table-cell office:value-type="string" calcext:value-type="string">
            <text:p>EALATFC(+57.02)M(+15.99)K</text:p>
          </table:table-cell>
          <table:table-cell table:formula="of:=SUBSTITUTE(SUBSTITUTE([.A486];&quot;(+15.99)&quot;;&quot;&quot;);&quot;(+57.02)&quot;;&quot;&quot;)" office:value-type="string" office:string-value="EALATFCMK" calcext:value-type="string">
            <text:p>EALATFCMK</text:p>
          </table:table-cell>
        </table:table-row>
        <table:table-row table:style-name="ro1">
          <table:table-cell office:value-type="string" calcext:value-type="string">
            <text:p>LQDDFAMPK</text:p>
          </table:table-cell>
          <table:table-cell table:formula="of:=SUBSTITUTE(SUBSTITUTE([.A487];&quot;(+15.99)&quot;;&quot;&quot;);&quot;(+57.02)&quot;;&quot;&quot;)" office:value-type="string" office:string-value="LQDDFAMPK" calcext:value-type="string">
            <text:p>LQDDFAMPK</text:p>
          </table:table-cell>
        </table:table-row>
        <table:table-row table:style-name="ro1">
          <table:table-cell office:value-type="string" calcext:value-type="string">
            <text:p>AAAAPATFESDSPK</text:p>
          </table:table-cell>
          <table:table-cell table:formula="of:=SUBSTITUTE(SUBSTITUTE([.A488];&quot;(+15.99)&quot;;&quot;&quot;);&quot;(+57.02)&quot;;&quot;&quot;)" office:value-type="string" office:string-value="AAAAPATFESDSPK" calcext:value-type="string">
            <text:p>AAAAPATFESDSPK</text:p>
          </table:table-cell>
        </table:table-row>
        <table:table-row table:style-name="ro1">
          <table:table-cell office:value-type="string" calcext:value-type="string">
            <text:p>LLQLNDPGK</text:p>
          </table:table-cell>
          <table:table-cell table:formula="of:=SUBSTITUTE(SUBSTITUTE([.A489];&quot;(+15.99)&quot;;&quot;&quot;);&quot;(+57.02)&quot;;&quot;&quot;)" office:value-type="string" office:string-value="LLQLNDPGK" calcext:value-type="string">
            <text:p>LLQLNDPGK</text:p>
          </table:table-cell>
        </table:table-row>
        <table:table-row table:style-name="ro1">
          <table:table-cell office:value-type="string" calcext:value-type="string">
            <text:p>C(+57.02)KNEAYNVLNDDGWWR</text:p>
          </table:table-cell>
          <table:table-cell table:formula="of:=SUBSTITUTE(SUBSTITUTE([.A490];&quot;(+15.99)&quot;;&quot;&quot;);&quot;(+57.02)&quot;;&quot;&quot;)" office:value-type="string" office:string-value="CKNEAYNVLNDDGWWR" calcext:value-type="string">
            <text:p>CKNEAYNVLNDDGWWR</text:p>
          </table:table-cell>
        </table:table-row>
        <table:table-row table:style-name="ro1">
          <table:table-cell office:value-type="string" calcext:value-type="string">
            <text:p>KM(+15.99)PQLLNVYLYK</text:p>
          </table:table-cell>
          <table:table-cell table:formula="of:=SUBSTITUTE(SUBSTITUTE([.A491];&quot;(+15.99)&quot;;&quot;&quot;);&quot;(+57.02)&quot;;&quot;&quot;)" office:value-type="string" office:string-value="KMPQLLNVYLYK" calcext:value-type="string">
            <text:p>KMPQLLNVYLYK</text:p>
          </table:table-cell>
        </table:table-row>
        <table:table-row table:style-name="ro1">
          <table:table-cell office:value-type="string" calcext:value-type="string">
            <text:p>RNMNDGEVLLLEVNR</text:p>
          </table:table-cell>
          <table:table-cell table:formula="of:=SUBSTITUTE(SUBSTITUTE([.A492];&quot;(+15.99)&quot;;&quot;&quot;);&quot;(+57.02)&quot;;&quot;&quot;)" office:value-type="string" office:string-value="RNMNDGEVLLLEVNR" calcext:value-type="string">
            <text:p>RNMNDGEVLLLEVNR</text:p>
          </table:table-cell>
        </table:table-row>
        <table:table-row table:style-name="ro1">
          <table:table-cell office:value-type="string" calcext:value-type="string">
            <text:p>EATDLNSLLK</text:p>
          </table:table-cell>
          <table:table-cell table:formula="of:=SUBSTITUTE(SUBSTITUTE([.A493];&quot;(+15.99)&quot;;&quot;&quot;);&quot;(+57.02)&quot;;&quot;&quot;)" office:value-type="string" office:string-value="EATDLNSLLK" calcext:value-type="string">
            <text:p>EATDLNSLLK</text:p>
          </table:table-cell>
        </table:table-row>
        <table:table-row table:style-name="ro1">
          <table:table-cell office:value-type="string" calcext:value-type="string">
            <text:p>C(+57.02)RSDLAK</text:p>
          </table:table-cell>
          <table:table-cell table:formula="of:=SUBSTITUTE(SUBSTITUTE([.A494];&quot;(+15.99)&quot;;&quot;&quot;);&quot;(+57.02)&quot;;&quot;&quot;)" office:value-type="string" office:string-value="CRSDLAK" calcext:value-type="string">
            <text:p>CRSDLAK</text:p>
          </table:table-cell>
        </table:table-row>
        <table:table-row table:style-name="ro1">
          <table:table-cell office:value-type="string" calcext:value-type="string">
            <text:p>TAETM(+15.99)GLALGMLETR</text:p>
          </table:table-cell>
          <table:table-cell table:formula="of:=SUBSTITUTE(SUBSTITUTE([.A495];&quot;(+15.99)&quot;;&quot;&quot;);&quot;(+57.02)&quot;;&quot;&quot;)" office:value-type="string" office:string-value="TAETMGLALGMLETR" calcext:value-type="string">
            <text:p>TAETMGLALGMLETR</text:p>
          </table:table-cell>
        </table:table-row>
        <table:table-row table:style-name="ro1">
          <table:table-cell office:value-type="string" calcext:value-type="string">
            <text:p>ATPVQLLR</text:p>
          </table:table-cell>
          <table:table-cell table:formula="of:=SUBSTITUTE(SUBSTITUTE([.A496];&quot;(+15.99)&quot;;&quot;&quot;);&quot;(+57.02)&quot;;&quot;&quot;)" office:value-type="string" office:string-value="ATPVQLLR" calcext:value-type="string">
            <text:p>ATPVQLLR</text:p>
          </table:table-cell>
        </table:table-row>
        <table:table-row table:style-name="ro1">
          <table:table-cell office:value-type="string" calcext:value-type="string">
            <text:p>KQLNTVSTVKWSHK</text:p>
          </table:table-cell>
          <table:table-cell table:formula="of:=SUBSTITUTE(SUBSTITUTE([.A497];&quot;(+15.99)&quot;;&quot;&quot;);&quot;(+57.02)&quot;;&quot;&quot;)" office:value-type="string" office:string-value="KQLNTVSTVKWSHK" calcext:value-type="string">
            <text:p>KQLNTVSTVKWSHK</text:p>
          </table:table-cell>
        </table:table-row>
        <table:table-row table:style-name="ro1">
          <table:table-cell office:value-type="string" calcext:value-type="string">
            <text:p>HSWLGDKVDASAK</text:p>
          </table:table-cell>
          <table:table-cell table:formula="of:=SUBSTITUTE(SUBSTITUTE([.A498];&quot;(+15.99)&quot;;&quot;&quot;);&quot;(+57.02)&quot;;&quot;&quot;)" office:value-type="string" office:string-value="HSWLGDKVDASAK" calcext:value-type="string">
            <text:p>HSWLGDKVDASAK</text:p>
          </table:table-cell>
        </table:table-row>
        <table:table-row table:style-name="ro1">
          <table:table-cell office:value-type="string" calcext:value-type="string">
            <text:p>KEC(+57.02)C(+57.02)LALNSLLK</text:p>
          </table:table-cell>
          <table:table-cell table:formula="of:=SUBSTITUTE(SUBSTITUTE([.A499];&quot;(+15.99)&quot;;&quot;&quot;);&quot;(+57.02)&quot;;&quot;&quot;)" office:value-type="string" office:string-value="KECCLALNSLLK" calcext:value-type="string">
            <text:p>KECCLALNSLLK</text:p>
          </table:table-cell>
        </table:table-row>
        <table:table-row table:style-name="ro1">
          <table:table-cell office:value-type="string" calcext:value-type="string">
            <text:p>EM(+15.99)GNLYEK</text:p>
          </table:table-cell>
          <table:table-cell table:formula="of:=SUBSTITUTE(SUBSTITUTE([.A500];&quot;(+15.99)&quot;;&quot;&quot;);&quot;(+57.02)&quot;;&quot;&quot;)" office:value-type="string" office:string-value="EMGNLYEK" calcext:value-type="string">
            <text:p>EMGNLYEK</text:p>
          </table:table-cell>
        </table:table-row>
        <table:table-row table:style-name="ro1">
          <table:table-cell office:value-type="string" calcext:value-type="string">
            <text:p>KVM(+15.99)VGNLYK</text:p>
          </table:table-cell>
          <table:table-cell table:formula="of:=SUBSTITUTE(SUBSTITUTE([.A501];&quot;(+15.99)&quot;;&quot;&quot;);&quot;(+57.02)&quot;;&quot;&quot;)" office:value-type="string" office:string-value="KVMVGNLYK" calcext:value-type="string">
            <text:p>KVMVGNLYK</text:p>
          </table:table-cell>
        </table:table-row>
        <table:table-row table:style-name="ro1">
          <table:table-cell office:value-type="string" calcext:value-type="string">
            <text:p>NTEGPLAHLAPLLK</text:p>
          </table:table-cell>
          <table:table-cell table:formula="of:=SUBSTITUTE(SUBSTITUTE([.A502];&quot;(+15.99)&quot;;&quot;&quot;);&quot;(+57.02)&quot;;&quot;&quot;)" office:value-type="string" office:string-value="NTEGPLAHLAPLLK" calcext:value-type="string">
            <text:p>NTEGPLAHLAPLLK</text:p>
          </table:table-cell>
        </table:table-row>
        <table:table-row table:style-name="ro1">
          <table:table-cell office:value-type="string" calcext:value-type="string">
            <text:p>QLSLTVSTVKAEAPAR</text:p>
          </table:table-cell>
          <table:table-cell table:formula="of:=SUBSTITUTE(SUBSTITUTE([.A503];&quot;(+15.99)&quot;;&quot;&quot;);&quot;(+57.02)&quot;;&quot;&quot;)" office:value-type="string" office:string-value="QLSLTVSTVKAEAPAR" calcext:value-type="string">
            <text:p>QLSLTVSTVKAEAPAR</text:p>
          </table:table-cell>
        </table:table-row>
        <table:table-row table:style-name="ro1">
          <table:table-cell office:value-type="string" calcext:value-type="string">
            <text:p>FYLYYLLANK</text:p>
          </table:table-cell>
          <table:table-cell table:formula="of:=SUBSTITUTE(SUBSTITUTE([.A504];&quot;(+15.99)&quot;;&quot;&quot;);&quot;(+57.02)&quot;;&quot;&quot;)" office:value-type="string" office:string-value="FYLYYLLANK" calcext:value-type="string">
            <text:p>FYLYYLLANK</text:p>
          </table:table-cell>
        </table:table-row>
        <table:table-row table:style-name="ro1">
          <table:table-cell office:value-type="string" calcext:value-type="string">
            <text:p>GHFVKSVFFPDLK</text:p>
          </table:table-cell>
          <table:table-cell table:formula="of:=SUBSTITUTE(SUBSTITUTE([.A505];&quot;(+15.99)&quot;;&quot;&quot;);&quot;(+57.02)&quot;;&quot;&quot;)" office:value-type="string" office:string-value="GHFVKSVFFPDLK" calcext:value-type="string">
            <text:p>GHFVKSVFFPDLK</text:p>
          </table:table-cell>
        </table:table-row>
        <table:table-row table:style-name="ro1">
          <table:table-cell office:value-type="string" calcext:value-type="string">
            <text:p>QMC(+57.02)DTEVLHVSGK</text:p>
          </table:table-cell>
          <table:table-cell table:formula="of:=SUBSTITUTE(SUBSTITUTE([.A506];&quot;(+15.99)&quot;;&quot;&quot;);&quot;(+57.02)&quot;;&quot;&quot;)" office:value-type="string" office:string-value="QMCDTEVLHVSGK" calcext:value-type="string">
            <text:p>QMCDTEVLHVSGK</text:p>
          </table:table-cell>
        </table:table-row>
        <table:table-row table:style-name="ro1">
          <table:table-cell office:value-type="string" calcext:value-type="string">
            <text:p>EQNLEAK</text:p>
          </table:table-cell>
          <table:table-cell table:formula="of:=SUBSTITUTE(SUBSTITUTE([.A507];&quot;(+15.99)&quot;;&quot;&quot;);&quot;(+57.02)&quot;;&quot;&quot;)" office:value-type="string" office:string-value="EQNLEAK" calcext:value-type="string">
            <text:p>EQNLEAK</text:p>
          </table:table-cell>
        </table:table-row>
        <table:table-row table:style-name="ro1">
          <table:table-cell office:value-type="string" calcext:value-type="string">
            <text:p>EC(+57.02)VVLDEPYLLLTDK</text:p>
          </table:table-cell>
          <table:table-cell table:formula="of:=SUBSTITUTE(SUBSTITUTE([.A508];&quot;(+15.99)&quot;;&quot;&quot;);&quot;(+57.02)&quot;;&quot;&quot;)" office:value-type="string" office:string-value="ECVVLDEPYLLLTDK" calcext:value-type="string">
            <text:p>ECVVLDEPYLLLTDK</text:p>
          </table:table-cell>
        </table:table-row>
        <table:table-row table:style-name="ro1">
          <table:table-cell office:value-type="string" calcext:value-type="string">
            <text:p>KDHESDLVQEEAKK</text:p>
          </table:table-cell>
          <table:table-cell table:formula="of:=SUBSTITUTE(SUBSTITUTE([.A509];&quot;(+15.99)&quot;;&quot;&quot;);&quot;(+57.02)&quot;;&quot;&quot;)" office:value-type="string" office:string-value="KDHESDLVQEEAKK" calcext:value-type="string">
            <text:p>KDHESDLVQEEAKK</text:p>
          </table:table-cell>
        </table:table-row>
        <table:table-row table:style-name="ro1">
          <table:table-cell office:value-type="string" calcext:value-type="string">
            <text:p>SSAAAVTC(+57.02)PR</text:p>
          </table:table-cell>
          <table:table-cell table:formula="of:=SUBSTITUTE(SUBSTITUTE([.A510];&quot;(+15.99)&quot;;&quot;&quot;);&quot;(+57.02)&quot;;&quot;&quot;)" office:value-type="string" office:string-value="SSAAAVTCPR" calcext:value-type="string">
            <text:p>SSAAAVTCPR</text:p>
          </table:table-cell>
        </table:table-row>
        <table:table-row table:style-name="ro1">
          <table:table-cell office:value-type="string" calcext:value-type="string">
            <text:p>QPNAGALLPLTK</text:p>
          </table:table-cell>
          <table:table-cell table:formula="of:=SUBSTITUTE(SUBSTITUTE([.A511];&quot;(+15.99)&quot;;&quot;&quot;);&quot;(+57.02)&quot;;&quot;&quot;)" office:value-type="string" office:string-value="QPNAGALLPLTK" calcext:value-type="string">
            <text:p>QPNAGALLPLTK</text:p>
          </table:table-cell>
        </table:table-row>
        <table:table-row table:style-name="ro1">
          <table:table-cell office:value-type="string" calcext:value-type="string">
            <text:p>AMYSDLAK</text:p>
          </table:table-cell>
          <table:table-cell table:formula="of:=SUBSTITUTE(SUBSTITUTE([.A512];&quot;(+15.99)&quot;;&quot;&quot;);&quot;(+57.02)&quot;;&quot;&quot;)" office:value-type="string" office:string-value="AMYSDLAK" calcext:value-type="string">
            <text:p>AMYSDLAK</text:p>
          </table:table-cell>
        </table:table-row>
        <table:table-row table:style-name="ro1">
          <table:table-cell office:value-type="string" calcext:value-type="string">
            <text:p>SPLVAENGEK</text:p>
          </table:table-cell>
          <table:table-cell table:formula="of:=SUBSTITUTE(SUBSTITUTE([.A513];&quot;(+15.99)&quot;;&quot;&quot;);&quot;(+57.02)&quot;;&quot;&quot;)" office:value-type="string" office:string-value="SPLVAENGEK" calcext:value-type="string">
            <text:p>SPLVAENGEK</text:p>
          </table:table-cell>
        </table:table-row>
        <table:table-row table:style-name="ro1">
          <table:table-cell office:value-type="string" calcext:value-type="string">
            <text:p>QESEALDLGK</text:p>
          </table:table-cell>
          <table:table-cell table:formula="of:=SUBSTITUTE(SUBSTITUTE([.A514];&quot;(+15.99)&quot;;&quot;&quot;);&quot;(+57.02)&quot;;&quot;&quot;)" office:value-type="string" office:string-value="QESEALDLGK" calcext:value-type="string">
            <text:p>QESEALDLGK</text:p>
          </table:table-cell>
        </table:table-row>
        <table:table-row table:style-name="ro1">
          <table:table-cell office:value-type="string" calcext:value-type="string">
            <text:p>QLNATLEMLGWK</text:p>
          </table:table-cell>
          <table:table-cell table:formula="of:=SUBSTITUTE(SUBSTITUTE([.A515];&quot;(+15.99)&quot;;&quot;&quot;);&quot;(+57.02)&quot;;&quot;&quot;)" office:value-type="string" office:string-value="QLNATLEMLGWK" calcext:value-type="string">
            <text:p>QLNATLEMLGWK</text:p>
          </table:table-cell>
        </table:table-row>
        <table:table-row table:style-name="ro1">
          <table:table-cell office:value-type="string" calcext:value-type="string">
            <text:p>QQAVGSARPK</text:p>
          </table:table-cell>
          <table:table-cell table:formula="of:=SUBSTITUTE(SUBSTITUTE([.A516];&quot;(+15.99)&quot;;&quot;&quot;);&quot;(+57.02)&quot;;&quot;&quot;)" office:value-type="string" office:string-value="QQAVGSARPK" calcext:value-type="string">
            <text:p>QQAVGSARPK</text:p>
          </table:table-cell>
        </table:table-row>
        <table:table-row table:style-name="ro1">
          <table:table-cell office:value-type="string" calcext:value-type="string">
            <text:p>EVQPYLLLVMNK</text:p>
          </table:table-cell>
          <table:table-cell table:formula="of:=SUBSTITUTE(SUBSTITUTE([.A517];&quot;(+15.99)&quot;;&quot;&quot;);&quot;(+57.02)&quot;;&quot;&quot;)" office:value-type="string" office:string-value="EVQPYLLLVMNK" calcext:value-type="string">
            <text:p>EVQPYLLLVMNK</text:p>
          </table:table-cell>
        </table:table-row>
        <table:table-row table:style-name="ro2">
          <table:table-cell office:value-type="string" calcext:value-type="string">
            <text:p>WDKDVSQQLLQLETLATR</text:p>
          </table:table-cell>
          <table:table-cell table:formula="of:=SUBSTITUTE(SUBSTITUTE([.A518];&quot;(+15.99)&quot;;&quot;&quot;);&quot;(+57.02)&quot;;&quot;&quot;)" office:value-type="string" office:string-value="WDKDVSQQLLQLETLATR" calcext:value-type="string">
            <text:p>WDKDVSQQLLQLETLATR</text:p>
          </table:table-cell>
        </table:table-row>
        <table:table-row table:style-name="ro1">
          <table:table-cell office:value-type="string" calcext:value-type="string">
            <text:p>FGAPQLC(+57.02)GFRTLAK</text:p>
          </table:table-cell>
          <table:table-cell table:formula="of:=SUBSTITUTE(SUBSTITUTE([.A519];&quot;(+15.99)&quot;;&quot;&quot;);&quot;(+57.02)&quot;;&quot;&quot;)" office:value-type="string" office:string-value="FGAPQLCGFRTLAK" calcext:value-type="string">
            <text:p>FGAPQLCGFRTLAK</text:p>
          </table:table-cell>
        </table:table-row>
        <table:table-row table:style-name="ro1">
          <table:table-cell office:value-type="string" calcext:value-type="string">
            <text:p>EVPQTFGLNK</text:p>
          </table:table-cell>
          <table:table-cell table:formula="of:=SUBSTITUTE(SUBSTITUTE([.A520];&quot;(+15.99)&quot;;&quot;&quot;);&quot;(+57.02)&quot;;&quot;&quot;)" office:value-type="string" office:string-value="EVPQTFGLNK" calcext:value-type="string">
            <text:p>EVPQTFGLNK</text:p>
          </table:table-cell>
        </table:table-row>
        <table:table-row table:style-name="ro1">
          <table:table-cell office:value-type="string" calcext:value-type="string">
            <text:p>NLLADGASDYPK</text:p>
          </table:table-cell>
          <table:table-cell table:formula="of:=SUBSTITUTE(SUBSTITUTE([.A521];&quot;(+15.99)&quot;;&quot;&quot;);&quot;(+57.02)&quot;;&quot;&quot;)" office:value-type="string" office:string-value="NLLADGASDYPK" calcext:value-type="string">
            <text:p>NLLADGASDYPK</text:p>
          </table:table-cell>
        </table:table-row>
        <table:table-row table:style-name="ro1">
          <table:table-cell office:value-type="string" calcext:value-type="string">
            <text:p>KWQKSVFPFDLKR</text:p>
          </table:table-cell>
          <table:table-cell table:formula="of:=SUBSTITUTE(SUBSTITUTE([.A522];&quot;(+15.99)&quot;;&quot;&quot;);&quot;(+57.02)&quot;;&quot;&quot;)" office:value-type="string" office:string-value="KWQKSVFPFDLKR" calcext:value-type="string">
            <text:p>KWQKSVFPFDLKR</text:p>
          </table:table-cell>
        </table:table-row>
        <table:table-row table:style-name="ro1">
          <table:table-cell office:value-type="string" calcext:value-type="string">
            <text:p>NNYLYVLSK</text:p>
          </table:table-cell>
          <table:table-cell table:formula="of:=SUBSTITUTE(SUBSTITUTE([.A523];&quot;(+15.99)&quot;;&quot;&quot;);&quot;(+57.02)&quot;;&quot;&quot;)" office:value-type="string" office:string-value="NNYLYVLSK" calcext:value-type="string">
            <text:p>NNYLYVLSK</text:p>
          </table:table-cell>
        </table:table-row>
        <table:table-row table:style-name="ro1">
          <table:table-cell office:value-type="string" calcext:value-type="string">
            <text:p>LATGLGWVAK</text:p>
          </table:table-cell>
          <table:table-cell table:formula="of:=SUBSTITUTE(SUBSTITUTE([.A524];&quot;(+15.99)&quot;;&quot;&quot;);&quot;(+57.02)&quot;;&quot;&quot;)" office:value-type="string" office:string-value="LATGLGWVAK" calcext:value-type="string">
            <text:p>LATGLGWVAK</text:p>
          </table:table-cell>
        </table:table-row>
        <table:table-row table:style-name="ro1">
          <table:table-cell office:value-type="string" calcext:value-type="string">
            <text:p>EPVLYEK</text:p>
          </table:table-cell>
          <table:table-cell table:formula="of:=SUBSTITUTE(SUBSTITUTE([.A525];&quot;(+15.99)&quot;;&quot;&quot;);&quot;(+57.02)&quot;;&quot;&quot;)" office:value-type="string" office:string-value="EPVLYEK" calcext:value-type="string">
            <text:p>EPVLYEK</text:p>
          </table:table-cell>
        </table:table-row>
        <table:table-row table:style-name="ro1">
          <table:table-cell office:value-type="string" calcext:value-type="string">
            <text:p>DLLPLDK</text:p>
          </table:table-cell>
          <table:table-cell table:formula="of:=SUBSTITUTE(SUBSTITUTE([.A526];&quot;(+15.99)&quot;;&quot;&quot;);&quot;(+57.02)&quot;;&quot;&quot;)" office:value-type="string" office:string-value="DLLPLDK" calcext:value-type="string">
            <text:p>DLLPLDK</text:p>
          </table:table-cell>
        </table:table-row>
        <table:table-row table:style-name="ro1">
          <table:table-cell office:value-type="string" calcext:value-type="string">
            <text:p>AVVGLVAGNPLSK</text:p>
          </table:table-cell>
          <table:table-cell table:formula="of:=SUBSTITUTE(SUBSTITUTE([.A527];&quot;(+15.99)&quot;;&quot;&quot;);&quot;(+57.02)&quot;;&quot;&quot;)" office:value-type="string" office:string-value="AVVGLVAGNPLSK" calcext:value-type="string">
            <text:p>AVVGLVAGNPLSK</text:p>
          </table:table-cell>
        </table:table-row>
        <table:table-row table:style-name="ro1">
          <table:table-cell office:value-type="string" calcext:value-type="string">
            <text:p>HLPGPALAGGDR</text:p>
          </table:table-cell>
          <table:table-cell table:formula="of:=SUBSTITUTE(SUBSTITUTE([.A528];&quot;(+15.99)&quot;;&quot;&quot;);&quot;(+57.02)&quot;;&quot;&quot;)" office:value-type="string" office:string-value="HLPGPALAGGDR" calcext:value-type="string">
            <text:p>HLPGPALAGGDR</text:p>
          </table:table-cell>
        </table:table-row>
        <table:table-row table:style-name="ro1">
          <table:table-cell office:value-type="string" calcext:value-type="string">
            <text:p>ERLVVSTVQC(+57.02)LHK</text:p>
          </table:table-cell>
          <table:table-cell table:formula="of:=SUBSTITUTE(SUBSTITUTE([.A529];&quot;(+15.99)&quot;;&quot;&quot;);&quot;(+57.02)&quot;;&quot;&quot;)" office:value-type="string" office:string-value="ERLVVSTVQCLHK" calcext:value-type="string">
            <text:p>ERLVVSTVQCLHK</text:p>
          </table:table-cell>
        </table:table-row>
        <table:table-row table:style-name="ro1">
          <table:table-cell office:value-type="string" calcext:value-type="string">
            <text:p>NFAPQLLNDRTLAK</text:p>
          </table:table-cell>
          <table:table-cell table:formula="of:=SUBSTITUTE(SUBSTITUTE([.A530];&quot;(+15.99)&quot;;&quot;&quot;);&quot;(+57.02)&quot;;&quot;&quot;)" office:value-type="string" office:string-value="NFAPQLLNDRTLAK" calcext:value-type="string">
            <text:p>NFAPQLLNDRTLAK</text:p>
          </table:table-cell>
        </table:table-row>
        <table:table-row table:style-name="ro1">
          <table:table-cell office:value-type="string" calcext:value-type="string">
            <text:p>NLDALM(+15.99)QK</text:p>
          </table:table-cell>
          <table:table-cell table:formula="of:=SUBSTITUTE(SUBSTITUTE([.A531];&quot;(+15.99)&quot;;&quot;&quot;);&quot;(+57.02)&quot;;&quot;&quot;)" office:value-type="string" office:string-value="NLDALMQK" calcext:value-type="string">
            <text:p>NLDALMQK</text:p>
          </table:table-cell>
        </table:table-row>
        <table:table-row table:style-name="ro1">
          <table:table-cell office:value-type="string" calcext:value-type="string">
            <text:p>QASLQELTK</text:p>
          </table:table-cell>
          <table:table-cell table:formula="of:=SUBSTITUTE(SUBSTITUTE([.A532];&quot;(+15.99)&quot;;&quot;&quot;);&quot;(+57.02)&quot;;&quot;&quot;)" office:value-type="string" office:string-value="QASLQELTK" calcext:value-type="string">
            <text:p>QASLQELTK</text:p>
          </table:table-cell>
        </table:table-row>
        <table:table-row table:style-name="ro1">
          <table:table-cell office:value-type="string" calcext:value-type="string">
            <text:p>NVDLSPFTAK</text:p>
          </table:table-cell>
          <table:table-cell table:formula="of:=SUBSTITUTE(SUBSTITUTE([.A533];&quot;(+15.99)&quot;;&quot;&quot;);&quot;(+57.02)&quot;;&quot;&quot;)" office:value-type="string" office:string-value="NVDLSPFTAK" calcext:value-type="string">
            <text:p>NVDLSPFTAK</text:p>
          </table:table-cell>
        </table:table-row>
        <table:table-row table:style-name="ro1">
          <table:table-cell office:value-type="string" calcext:value-type="string">
            <text:p>QLLDLNSLYASGWFSRK</text:p>
          </table:table-cell>
          <table:table-cell table:formula="of:=SUBSTITUTE(SUBSTITUTE([.A534];&quot;(+15.99)&quot;;&quot;&quot;);&quot;(+57.02)&quot;;&quot;&quot;)" office:value-type="string" office:string-value="QLLDLNSLYASGWFSRK" calcext:value-type="string">
            <text:p>QLLDLNSLYASGWFSRK</text:p>
          </table:table-cell>
        </table:table-row>
        <table:table-row table:style-name="ro1">
          <table:table-cell office:value-type="string" calcext:value-type="string">
            <text:p>HMLDSLLDKQM(+15.99)K</text:p>
          </table:table-cell>
          <table:table-cell table:formula="of:=SUBSTITUTE(SUBSTITUTE([.A535];&quot;(+15.99)&quot;;&quot;&quot;);&quot;(+57.02)&quot;;&quot;&quot;)" office:value-type="string" office:string-value="HMLDSLLDKQMK" calcext:value-type="string">
            <text:p>HMLDSLLDKQMK</text:p>
          </table:table-cell>
        </table:table-row>
        <table:table-row table:style-name="ro1">
          <table:table-cell office:value-type="string" calcext:value-type="string">
            <text:p>TWTLVGQFPK</text:p>
          </table:table-cell>
          <table:table-cell table:formula="of:=SUBSTITUTE(SUBSTITUTE([.A536];&quot;(+15.99)&quot;;&quot;&quot;);&quot;(+57.02)&quot;;&quot;&quot;)" office:value-type="string" office:string-value="TWTLVGQFPK" calcext:value-type="string">
            <text:p>TWTLVGQFPK</text:p>
          </table:table-cell>
        </table:table-row>
        <table:table-row table:style-name="ro1">
          <table:table-cell office:value-type="string" calcext:value-type="string">
            <text:p>KTLSAEESYLK</text:p>
          </table:table-cell>
          <table:table-cell table:formula="of:=SUBSTITUTE(SUBSTITUTE([.A537];&quot;(+15.99)&quot;;&quot;&quot;);&quot;(+57.02)&quot;;&quot;&quot;)" office:value-type="string" office:string-value="KTLSAEESYLK" calcext:value-type="string">
            <text:p>KTLSAEESYLK</text:p>
          </table:table-cell>
        </table:table-row>
        <table:table-row table:style-name="ro1">
          <table:table-cell office:value-type="string" calcext:value-type="string">
            <text:p>LGGDEYVLLSEKK</text:p>
          </table:table-cell>
          <table:table-cell table:formula="of:=SUBSTITUTE(SUBSTITUTE([.A538];&quot;(+15.99)&quot;;&quot;&quot;);&quot;(+57.02)&quot;;&quot;&quot;)" office:value-type="string" office:string-value="LGGDEYVLLSEKK" calcext:value-type="string">
            <text:p>LGGDEYVLLSEKK</text:p>
          </table:table-cell>
        </table:table-row>
        <table:table-row table:style-name="ro1">
          <table:table-cell office:value-type="string" calcext:value-type="string">
            <text:p>DRGDPPLR</text:p>
          </table:table-cell>
          <table:table-cell table:formula="of:=SUBSTITUTE(SUBSTITUTE([.A539];&quot;(+15.99)&quot;;&quot;&quot;);&quot;(+57.02)&quot;;&quot;&quot;)" office:value-type="string" office:string-value="DRGDPPLR" calcext:value-type="string">
            <text:p>DRGDPPLR</text:p>
          </table:table-cell>
        </table:table-row>
        <table:table-row table:style-name="ro1">
          <table:table-cell office:value-type="string" calcext:value-type="string">
            <text:p>KM(+15.99)ALVYC(+57.02)VAHK</text:p>
          </table:table-cell>
          <table:table-cell table:formula="of:=SUBSTITUTE(SUBSTITUTE([.A540];&quot;(+15.99)&quot;;&quot;&quot;);&quot;(+57.02)&quot;;&quot;&quot;)" office:value-type="string" office:string-value="KMALVYCVAHK" calcext:value-type="string">
            <text:p>KMALVYCVAHK</text:p>
          </table:table-cell>
        </table:table-row>
        <table:table-row table:style-name="ro1">
          <table:table-cell office:value-type="string" calcext:value-type="string">
            <text:p>LGGEEMVLLSEK</text:p>
          </table:table-cell>
          <table:table-cell table:formula="of:=SUBSTITUTE(SUBSTITUTE([.A541];&quot;(+15.99)&quot;;&quot;&quot;);&quot;(+57.02)&quot;;&quot;&quot;)" office:value-type="string" office:string-value="LGGEEMVLLSEK" calcext:value-type="string">
            <text:p>LGGEEMVLLSEK</text:p>
          </table:table-cell>
        </table:table-row>
        <table:table-row table:style-name="ro1">
          <table:table-cell office:value-type="string" calcext:value-type="string">
            <text:p>YTSVFTQPSLVK</text:p>
          </table:table-cell>
          <table:table-cell table:formula="of:=SUBSTITUTE(SUBSTITUTE([.A542];&quot;(+15.99)&quot;;&quot;&quot;);&quot;(+57.02)&quot;;&quot;&quot;)" office:value-type="string" office:string-value="YTSVFTQPSLVK" calcext:value-type="string">
            <text:p>YTSVFTQPSLVK</text:p>
          </table:table-cell>
        </table:table-row>
        <table:table-row table:style-name="ro1">
          <table:table-cell office:value-type="string" calcext:value-type="string">
            <text:p>EAEATGQPR</text:p>
          </table:table-cell>
          <table:table-cell table:formula="of:=SUBSTITUTE(SUBSTITUTE([.A543];&quot;(+15.99)&quot;;&quot;&quot;);&quot;(+57.02)&quot;;&quot;&quot;)" office:value-type="string" office:string-value="EAEATGQPR" calcext:value-type="string">
            <text:p>EAEATGQPR</text:p>
          </table:table-cell>
        </table:table-row>
        <table:table-row table:style-name="ro1">
          <table:table-cell office:value-type="string" calcext:value-type="string">
            <text:p>DPLALVPK</text:p>
          </table:table-cell>
          <table:table-cell table:formula="of:=SUBSTITUTE(SUBSTITUTE([.A544];&quot;(+15.99)&quot;;&quot;&quot;);&quot;(+57.02)&quot;;&quot;&quot;)" office:value-type="string" office:string-value="DPLALVPK" calcext:value-type="string">
            <text:p>DPLALVPK</text:p>
          </table:table-cell>
        </table:table-row>
        <table:table-row table:style-name="ro1">
          <table:table-cell office:value-type="string" calcext:value-type="string">
            <text:p>LLDAQVASK</text:p>
          </table:table-cell>
          <table:table-cell table:formula="of:=SUBSTITUTE(SUBSTITUTE([.A545];&quot;(+15.99)&quot;;&quot;&quot;);&quot;(+57.02)&quot;;&quot;&quot;)" office:value-type="string" office:string-value="LLDAQVASK" calcext:value-type="string">
            <text:p>LLDAQVASK</text:p>
          </table:table-cell>
        </table:table-row>
        <table:table-row table:style-name="ro1">
          <table:table-cell office:value-type="string" calcext:value-type="string">
            <text:p>LSSLESLPLWDPK</text:p>
          </table:table-cell>
          <table:table-cell table:formula="of:=SUBSTITUTE(SUBSTITUTE([.A546];&quot;(+15.99)&quot;;&quot;&quot;);&quot;(+57.02)&quot;;&quot;&quot;)" office:value-type="string" office:string-value="LSSLESLPLWDPK" calcext:value-type="string">
            <text:p>LSSLESLPLWDPK</text:p>
          </table:table-cell>
        </table:table-row>
        <table:table-row table:style-name="ro1">
          <table:table-cell office:value-type="string" calcext:value-type="string">
            <text:p>SGPLQDLTDDVTSK</text:p>
          </table:table-cell>
          <table:table-cell table:formula="of:=SUBSTITUTE(SUBSTITUTE([.A547];&quot;(+15.99)&quot;;&quot;&quot;);&quot;(+57.02)&quot;;&quot;&quot;)" office:value-type="string" office:string-value="SGPLQDLTDDVTSK" calcext:value-type="string">
            <text:p>SGPLQDLTDDVTSK</text:p>
          </table:table-cell>
        </table:table-row>
        <table:table-row table:style-name="ro1">
          <table:table-cell office:value-type="string" calcext:value-type="string">
            <text:p>C(+57.02)DNAGTEC(+57.02)LLSGWKATK</text:p>
          </table:table-cell>
          <table:table-cell table:formula="of:=SUBSTITUTE(SUBSTITUTE([.A548];&quot;(+15.99)&quot;;&quot;&quot;);&quot;(+57.02)&quot;;&quot;&quot;)" office:value-type="string" office:string-value="CDNAGTECLLSGWKATK" calcext:value-type="string">
            <text:p>CDNAGTECLLSGWKATK</text:p>
          </table:table-cell>
        </table:table-row>
        <table:table-row table:style-name="ro1">
          <table:table-cell office:value-type="string" calcext:value-type="string">
            <text:p>KKDLNNFLNDNK</text:p>
          </table:table-cell>
          <table:table-cell table:formula="of:=SUBSTITUTE(SUBSTITUTE([.A549];&quot;(+15.99)&quot;;&quot;&quot;);&quot;(+57.02)&quot;;&quot;&quot;)" office:value-type="string" office:string-value="KKDLNNFLNDNK" calcext:value-type="string">
            <text:p>KKDLNNFLNDNK</text:p>
          </table:table-cell>
        </table:table-row>
        <table:table-row table:style-name="ro1">
          <table:table-cell office:value-type="string" calcext:value-type="string">
            <text:p>RLDSTDLTHEAKK</text:p>
          </table:table-cell>
          <table:table-cell table:formula="of:=SUBSTITUTE(SUBSTITUTE([.A550];&quot;(+15.99)&quot;;&quot;&quot;);&quot;(+57.02)&quot;;&quot;&quot;)" office:value-type="string" office:string-value="RLDSTDLTHEAKK" calcext:value-type="string">
            <text:p>RLDSTDLTHEAKK</text:p>
          </table:table-cell>
        </table:table-row>
        <table:table-row table:style-name="ro1">
          <table:table-cell office:value-type="string" calcext:value-type="string">
            <text:p>EMQVLDEM(+15.99)LLLLTDK</text:p>
          </table:table-cell>
          <table:table-cell table:formula="of:=SUBSTITUTE(SUBSTITUTE([.A551];&quot;(+15.99)&quot;;&quot;&quot;);&quot;(+57.02)&quot;;&quot;&quot;)" office:value-type="string" office:string-value="EMQVLDEMLLLLTDK" calcext:value-type="string">
            <text:p>EMQVLDEMLLLLTDK</text:p>
          </table:table-cell>
        </table:table-row>
        <table:table-row table:style-name="ro1">
          <table:table-cell office:value-type="string" calcext:value-type="string">
            <text:p>LGGDEFMLLSEK</text:p>
          </table:table-cell>
          <table:table-cell table:formula="of:=SUBSTITUTE(SUBSTITUTE([.A552];&quot;(+15.99)&quot;;&quot;&quot;);&quot;(+57.02)&quot;;&quot;&quot;)" office:value-type="string" office:string-value="LGGDEFMLLSEK" calcext:value-type="string">
            <text:p>LGGDEFMLLSEK</text:p>
          </table:table-cell>
        </table:table-row>
        <table:table-row table:style-name="ro1">
          <table:table-cell office:value-type="string" calcext:value-type="string">
            <text:p>EM(+15.99)ELAFYETR</text:p>
          </table:table-cell>
          <table:table-cell table:formula="of:=SUBSTITUTE(SUBSTITUTE([.A553];&quot;(+15.99)&quot;;&quot;&quot;);&quot;(+57.02)&quot;;&quot;&quot;)" office:value-type="string" office:string-value="EMELAFYETR" calcext:value-type="string">
            <text:p>EMELAFYETR</text:p>
          </table:table-cell>
        </table:table-row>
        <table:table-row table:style-name="ro1">
          <table:table-cell office:value-type="string" calcext:value-type="string">
            <text:p>ATGGLLLPDASKK</text:p>
          </table:table-cell>
          <table:table-cell table:formula="of:=SUBSTITUTE(SUBSTITUTE([.A554];&quot;(+15.99)&quot;;&quot;&quot;);&quot;(+57.02)&quot;;&quot;&quot;)" office:value-type="string" office:string-value="ATGGLLLPDASKK" calcext:value-type="string">
            <text:p>ATGGLLLPDASKK</text:p>
          </table:table-cell>
        </table:table-row>
        <table:table-row table:style-name="ro1">
          <table:table-cell office:value-type="string" calcext:value-type="string">
            <text:p>LPQDM(+15.99)TNAVLSR</text:p>
          </table:table-cell>
          <table:table-cell table:formula="of:=SUBSTITUTE(SUBSTITUTE([.A555];&quot;(+15.99)&quot;;&quot;&quot;);&quot;(+57.02)&quot;;&quot;&quot;)" office:value-type="string" office:string-value="LPQDMTNAVLSR" calcext:value-type="string">
            <text:p>LPQDMTNAVLSR</text:p>
          </table:table-cell>
        </table:table-row>
        <table:table-row table:style-name="ro1">
          <table:table-cell office:value-type="string" calcext:value-type="string">
            <text:p>NDTDFYPDLGK</text:p>
          </table:table-cell>
          <table:table-cell table:formula="of:=SUBSTITUTE(SUBSTITUTE([.A556];&quot;(+15.99)&quot;;&quot;&quot;);&quot;(+57.02)&quot;;&quot;&quot;)" office:value-type="string" office:string-value="NDTDFYPDLGK" calcext:value-type="string">
            <text:p>NDTDFYPDLGK</text:p>
          </table:table-cell>
        </table:table-row>
        <table:table-row table:style-name="ro1">
          <table:table-cell office:value-type="string" calcext:value-type="string">
            <text:p>LALVQDNVAFLEKLAK</text:p>
          </table:table-cell>
          <table:table-cell table:formula="of:=SUBSTITUTE(SUBSTITUTE([.A557];&quot;(+15.99)&quot;;&quot;&quot;);&quot;(+57.02)&quot;;&quot;&quot;)" office:value-type="string" office:string-value="LALVQDNVAFLEKLAK" calcext:value-type="string">
            <text:p>LALVQDNVAFLEKLAK</text:p>
          </table:table-cell>
        </table:table-row>
        <table:table-row table:style-name="ro2">
          <table:table-cell office:value-type="string" calcext:value-type="string">
            <text:p>C(+57.02)YLNLDVLEGNEKFLNAGR</text:p>
          </table:table-cell>
          <table:table-cell table:formula="of:=SUBSTITUTE(SUBSTITUTE([.A558];&quot;(+15.99)&quot;;&quot;&quot;);&quot;(+57.02)&quot;;&quot;&quot;)" office:value-type="string" office:string-value="CYLNLDVLEGNEKFLNAGR" calcext:value-type="string">
            <text:p>CYLNLDVLEGNEKFLNAGR</text:p>
          </table:table-cell>
        </table:table-row>
        <table:table-row table:style-name="ro1">
          <table:table-cell office:value-type="string" calcext:value-type="string">
            <text:p>EAALLYEEDLQR</text:p>
          </table:table-cell>
          <table:table-cell table:formula="of:=SUBSTITUTE(SUBSTITUTE([.A559];&quot;(+15.99)&quot;;&quot;&quot;);&quot;(+57.02)&quot;;&quot;&quot;)" office:value-type="string" office:string-value="EAALLYEEDLQR" calcext:value-type="string">
            <text:p>EAALLYEEDLQR</text:p>
          </table:table-cell>
        </table:table-row>
        <table:table-row table:style-name="ro1">
          <table:table-cell office:value-type="string" calcext:value-type="string">
            <text:p>QQVDHLASLM(+15.99)K</text:p>
          </table:table-cell>
          <table:table-cell table:formula="of:=SUBSTITUTE(SUBSTITUTE([.A560];&quot;(+15.99)&quot;;&quot;&quot;);&quot;(+57.02)&quot;;&quot;&quot;)" office:value-type="string" office:string-value="QQVDHLASLMK" calcext:value-type="string">
            <text:p>QQVDHLASLMK</text:p>
          </table:table-cell>
        </table:table-row>
        <table:table-row table:style-name="ro1">
          <table:table-cell office:value-type="string" calcext:value-type="string">
            <text:p>QQHLVDNNAAK</text:p>
          </table:table-cell>
          <table:table-cell table:formula="of:=SUBSTITUTE(SUBSTITUTE([.A561];&quot;(+15.99)&quot;;&quot;&quot;);&quot;(+57.02)&quot;;&quot;&quot;)" office:value-type="string" office:string-value="QQHLVDNNAAK" calcext:value-type="string">
            <text:p>QQHLVDNNAAK</text:p>
          </table:table-cell>
        </table:table-row>
        <table:table-row table:style-name="ro1">
          <table:table-cell office:value-type="string" calcext:value-type="string">
            <text:p>RC(+57.02)C(+57.02)M(+15.99)M(+15.99)NEDLLLEELQR</text:p>
          </table:table-cell>
          <table:table-cell table:formula="of:=SUBSTITUTE(SUBSTITUTE([.A562];&quot;(+15.99)&quot;;&quot;&quot;);&quot;(+57.02)&quot;;&quot;&quot;)" office:value-type="string" office:string-value="RCCMMNEDLLLEELQR" calcext:value-type="string">
            <text:p>RCCMMNEDLLLEELQR</text:p>
          </table:table-cell>
        </table:table-row>
        <table:table-row table:style-name="ro1">
          <table:table-cell office:value-type="string" calcext:value-type="string">
            <text:p>M(+15.99)GLSLPLLNTK</text:p>
          </table:table-cell>
          <table:table-cell table:formula="of:=SUBSTITUTE(SUBSTITUTE([.A563];&quot;(+15.99)&quot;;&quot;&quot;);&quot;(+57.02)&quot;;&quot;&quot;)" office:value-type="string" office:string-value="MGLSLPLLNTK" calcext:value-type="string">
            <text:p>MGLSLPLLNTK</text:p>
          </table:table-cell>
        </table:table-row>
        <table:table-row table:style-name="ro1">
          <table:table-cell office:value-type="string" calcext:value-type="string">
            <text:p>QAALGAM(+15.99)WELLQK</text:p>
          </table:table-cell>
          <table:table-cell table:formula="of:=SUBSTITUTE(SUBSTITUTE([.A564];&quot;(+15.99)&quot;;&quot;&quot;);&quot;(+57.02)&quot;;&quot;&quot;)" office:value-type="string" office:string-value="QAALGAMWELLQK" calcext:value-type="string">
            <text:p>QAALGAMWELLQK</text:p>
          </table:table-cell>
        </table:table-row>
        <table:table-row table:style-name="ro1">
          <table:table-cell office:value-type="string" calcext:value-type="string">
            <text:p>TTFLAPLLK</text:p>
          </table:table-cell>
          <table:table-cell table:formula="of:=SUBSTITUTE(SUBSTITUTE([.A565];&quot;(+15.99)&quot;;&quot;&quot;);&quot;(+57.02)&quot;;&quot;&quot;)" office:value-type="string" office:string-value="TTFLAPLLK" calcext:value-type="string">
            <text:p>TTFLAPLLK</text:p>
          </table:table-cell>
        </table:table-row>
        <table:table-row table:style-name="ro1">
          <table:table-cell office:value-type="string" calcext:value-type="string">
            <text:p>TLM(+15.99)TLDETAVAQTVDK</text:p>
          </table:table-cell>
          <table:table-cell table:formula="of:=SUBSTITUTE(SUBSTITUTE([.A566];&quot;(+15.99)&quot;;&quot;&quot;);&quot;(+57.02)&quot;;&quot;&quot;)" office:value-type="string" office:string-value="TLMTLDETAVAQTVDK" calcext:value-type="string">
            <text:p>TLMTLDETAVAQTVDK</text:p>
          </table:table-cell>
        </table:table-row>
        <table:table-row table:style-name="ro1">
          <table:table-cell office:value-type="string" calcext:value-type="string">
            <text:p>ENQADLVNLVGLK</text:p>
          </table:table-cell>
          <table:table-cell table:formula="of:=SUBSTITUTE(SUBSTITUTE([.A567];&quot;(+15.99)&quot;;&quot;&quot;);&quot;(+57.02)&quot;;&quot;&quot;)" office:value-type="string" office:string-value="ENQADLVNLVGLK" calcext:value-type="string">
            <text:p>ENQADLVNLVGLK</text:p>
          </table:table-cell>
        </table:table-row>
        <table:table-row table:style-name="ro1">
          <table:table-cell office:value-type="string" calcext:value-type="string">
            <text:p>C(+57.02)APLDVLPDVPWDC(+57.02)GK</text:p>
          </table:table-cell>
          <table:table-cell table:formula="of:=SUBSTITUTE(SUBSTITUTE([.A568];&quot;(+15.99)&quot;;&quot;&quot;);&quot;(+57.02)&quot;;&quot;&quot;)" office:value-type="string" office:string-value="CAPLDVLPDVPWDCGK" calcext:value-type="string">
            <text:p>CAPLDVLPDVPWDCGK</text:p>
          </table:table-cell>
        </table:table-row>
        <table:table-row table:style-name="ro1">
          <table:table-cell office:value-type="string" calcext:value-type="string">
            <text:p>NMAPVVEELSK</text:p>
          </table:table-cell>
          <table:table-cell table:formula="of:=SUBSTITUTE(SUBSTITUTE([.A569];&quot;(+15.99)&quot;;&quot;&quot;);&quot;(+57.02)&quot;;&quot;&quot;)" office:value-type="string" office:string-value="NMAPVVEELSK" calcext:value-type="string">
            <text:p>NMAPVVEELSK</text:p>
          </table:table-cell>
        </table:table-row>
        <table:table-row table:style-name="ro1">
          <table:table-cell office:value-type="string" calcext:value-type="string">
            <text:p>ALGFDM(+15.99)ALK</text:p>
          </table:table-cell>
          <table:table-cell table:formula="of:=SUBSTITUTE(SUBSTITUTE([.A570];&quot;(+15.99)&quot;;&quot;&quot;);&quot;(+57.02)&quot;;&quot;&quot;)" office:value-type="string" office:string-value="ALGFDMALK" calcext:value-type="string">
            <text:p>ALGFDMALK</text:p>
          </table:table-cell>
        </table:table-row>
        <table:table-row table:style-name="ro1">
          <table:table-cell office:value-type="string" calcext:value-type="string">
            <text:p>LLPTELEMK</text:p>
          </table:table-cell>
          <table:table-cell table:formula="of:=SUBSTITUTE(SUBSTITUTE([.A571];&quot;(+15.99)&quot;;&quot;&quot;);&quot;(+57.02)&quot;;&quot;&quot;)" office:value-type="string" office:string-value="LLPTELEMK" calcext:value-type="string">
            <text:p>LLPTELEMK</text:p>
          </table:table-cell>
        </table:table-row>
        <table:table-row table:style-name="ro1">
          <table:table-cell office:value-type="string" calcext:value-type="string">
            <text:p>LGTAEYVLLSEQR</text:p>
          </table:table-cell>
          <table:table-cell table:formula="of:=SUBSTITUTE(SUBSTITUTE([.A572];&quot;(+15.99)&quot;;&quot;&quot;);&quot;(+57.02)&quot;;&quot;&quot;)" office:value-type="string" office:string-value="LGTAEYVLLSEQR" calcext:value-type="string">
            <text:p>LGTAEYVLLSEQR</text:p>
          </table:table-cell>
        </table:table-row>
        <table:table-row table:style-name="ro1">
          <table:table-cell office:value-type="string" calcext:value-type="string">
            <text:p>LEGDALNATK</text:p>
          </table:table-cell>
          <table:table-cell table:formula="of:=SUBSTITUTE(SUBSTITUTE([.A573];&quot;(+15.99)&quot;;&quot;&quot;);&quot;(+57.02)&quot;;&quot;&quot;)" office:value-type="string" office:string-value="LEGDALNATK" calcext:value-type="string">
            <text:p>LEGDALNATK</text:p>
          </table:table-cell>
        </table:table-row>
        <table:table-row table:style-name="ro1">
          <table:table-cell office:value-type="string" calcext:value-type="string">
            <text:p>KLSLTVTAEKMAAHK</text:p>
          </table:table-cell>
          <table:table-cell table:formula="of:=SUBSTITUTE(SUBSTITUTE([.A574];&quot;(+15.99)&quot;;&quot;&quot;);&quot;(+57.02)&quot;;&quot;&quot;)" office:value-type="string" office:string-value="KLSLTVTAEKMAAHK" calcext:value-type="string">
            <text:p>KLSLTVTAEKMAAHK</text:p>
          </table:table-cell>
        </table:table-row>
        <table:table-row table:style-name="ro1">
          <table:table-cell office:value-type="string" calcext:value-type="string">
            <text:p>VLQNEAVDAVSTGAPK</text:p>
          </table:table-cell>
          <table:table-cell table:formula="of:=SUBSTITUTE(SUBSTITUTE([.A575];&quot;(+15.99)&quot;;&quot;&quot;);&quot;(+57.02)&quot;;&quot;&quot;)" office:value-type="string" office:string-value="VLQNEAVDAVSTGAPK" calcext:value-type="string">
            <text:p>VLQNEAVDAVSTGAPK</text:p>
          </table:table-cell>
        </table:table-row>
        <table:table-row table:style-name="ro1">
          <table:table-cell office:value-type="string" calcext:value-type="string">
            <text:p>NYLLSGLVDDYR</text:p>
          </table:table-cell>
          <table:table-cell table:formula="of:=SUBSTITUTE(SUBSTITUTE([.A576];&quot;(+15.99)&quot;;&quot;&quot;);&quot;(+57.02)&quot;;&quot;&quot;)" office:value-type="string" office:string-value="NYLLSGLVDDYR" calcext:value-type="string">
            <text:p>NYLLSGLVDDYR</text:p>
          </table:table-cell>
        </table:table-row>
        <table:table-row table:style-name="ro1">
          <table:table-cell office:value-type="string" calcext:value-type="string">
            <text:p>M(+15.99)KNKWLHQENK</text:p>
          </table:table-cell>
          <table:table-cell table:formula="of:=SUBSTITUTE(SUBSTITUTE([.A577];&quot;(+15.99)&quot;;&quot;&quot;);&quot;(+57.02)&quot;;&quot;&quot;)" office:value-type="string" office:string-value="MKNKWLHQENK" calcext:value-type="string">
            <text:p>MKNKWLHQENK</text:p>
          </table:table-cell>
        </table:table-row>
        <table:table-row table:style-name="ro1">
          <table:table-cell office:value-type="string" calcext:value-type="string">
            <text:p>YVEHAEEK</text:p>
          </table:table-cell>
          <table:table-cell table:formula="of:=SUBSTITUTE(SUBSTITUTE([.A578];&quot;(+15.99)&quot;;&quot;&quot;);&quot;(+57.02)&quot;;&quot;&quot;)" office:value-type="string" office:string-value="YVEHAEEK" calcext:value-type="string">
            <text:p>YVEHAEEK</text:p>
          </table:table-cell>
        </table:table-row>
        <table:table-row table:style-name="ro1">
          <table:table-cell office:value-type="string" calcext:value-type="string">
            <text:p>LPVEQLKVDNER</text:p>
          </table:table-cell>
          <table:table-cell table:formula="of:=SUBSTITUTE(SUBSTITUTE([.A579];&quot;(+15.99)&quot;;&quot;&quot;);&quot;(+57.02)&quot;;&quot;&quot;)" office:value-type="string" office:string-value="LPVEQLKVDNER" calcext:value-type="string">
            <text:p>LPVEQLKVDNER</text:p>
          </table:table-cell>
        </table:table-row>
        <table:table-row table:style-name="ro1">
          <table:table-cell office:value-type="string" calcext:value-type="string">
            <text:p>KC(+57.02)TSAYEKPK</text:p>
          </table:table-cell>
          <table:table-cell table:formula="of:=SUBSTITUTE(SUBSTITUTE([.A580];&quot;(+15.99)&quot;;&quot;&quot;);&quot;(+57.02)&quot;;&quot;&quot;)" office:value-type="string" office:string-value="KCTSAYEKPK" calcext:value-type="string">
            <text:p>KCTSAYEKPK</text:p>
          </table:table-cell>
        </table:table-row>
        <table:table-row table:style-name="ro1">
          <table:table-cell office:value-type="string" calcext:value-type="string">
            <text:p>LFPGSLLTEMQYK</text:p>
          </table:table-cell>
          <table:table-cell table:formula="of:=SUBSTITUTE(SUBSTITUTE([.A581];&quot;(+15.99)&quot;;&quot;&quot;);&quot;(+57.02)&quot;;&quot;&quot;)" office:value-type="string" office:string-value="LFPGSLLTEMQYK" calcext:value-type="string">
            <text:p>LFPGSLLTEMQYK</text:p>
          </table:table-cell>
        </table:table-row>
        <table:table-row table:style-name="ro1">
          <table:table-cell office:value-type="string" calcext:value-type="string">
            <text:p>NLTSSATADDVALLAAGR</text:p>
          </table:table-cell>
          <table:table-cell table:formula="of:=SUBSTITUTE(SUBSTITUTE([.A582];&quot;(+15.99)&quot;;&quot;&quot;);&quot;(+57.02)&quot;;&quot;&quot;)" office:value-type="string" office:string-value="NLTSSATADDVALLAAGR" calcext:value-type="string">
            <text:p>NLTSSATADDVALLAAGR</text:p>
          </table:table-cell>
        </table:table-row>
        <table:table-row table:style-name="ro1">
          <table:table-cell office:value-type="string" calcext:value-type="string">
            <text:p>TMPYC(+57.02)DLMC(+57.02)GGK</text:p>
          </table:table-cell>
          <table:table-cell table:formula="of:=SUBSTITUTE(SUBSTITUTE([.A583];&quot;(+15.99)&quot;;&quot;&quot;);&quot;(+57.02)&quot;;&quot;&quot;)" office:value-type="string" office:string-value="TMPYCDLMCGGK" calcext:value-type="string">
            <text:p>TMPYCDLMCGGK</text:p>
          </table:table-cell>
        </table:table-row>
        <table:table-row table:style-name="ro1">
          <table:table-cell office:value-type="string" calcext:value-type="string">
            <text:p>NLYLMTPR</text:p>
          </table:table-cell>
          <table:table-cell table:formula="of:=SUBSTITUTE(SUBSTITUTE([.A584];&quot;(+15.99)&quot;;&quot;&quot;);&quot;(+57.02)&quot;;&quot;&quot;)" office:value-type="string" office:string-value="NLYLMTPR" calcext:value-type="string">
            <text:p>NLYLMTPR</text:p>
          </table:table-cell>
        </table:table-row>
        <table:table-row table:style-name="ro1">
          <table:table-cell office:value-type="string" calcext:value-type="string">
            <text:p>AALEGDLALLTQK</text:p>
          </table:table-cell>
          <table:table-cell table:formula="of:=SUBSTITUTE(SUBSTITUTE([.A585];&quot;(+15.99)&quot;;&quot;&quot;);&quot;(+57.02)&quot;;&quot;&quot;)" office:value-type="string" office:string-value="AALEGDLALLTQK" calcext:value-type="string">
            <text:p>AALEGDLALLTQK</text:p>
          </table:table-cell>
        </table:table-row>
        <table:table-row table:style-name="ro1">
          <table:table-cell office:value-type="string" calcext:value-type="string">
            <text:p>QGLGSNFLDQVTLVSNK</text:p>
          </table:table-cell>
          <table:table-cell table:formula="of:=SUBSTITUTE(SUBSTITUTE([.A586];&quot;(+15.99)&quot;;&quot;&quot;);&quot;(+57.02)&quot;;&quot;&quot;)" office:value-type="string" office:string-value="QGLGSNFLDQVTLVSNK" calcext:value-type="string">
            <text:p>QGLGSNFLDQVTLVSNK</text:p>
          </table:table-cell>
        </table:table-row>
        <table:table-row table:style-name="ro1">
          <table:table-cell office:value-type="string" calcext:value-type="string">
            <text:p>EDAAPEFWTFYTK</text:p>
          </table:table-cell>
          <table:table-cell table:formula="of:=SUBSTITUTE(SUBSTITUTE([.A587];&quot;(+15.99)&quot;;&quot;&quot;);&quot;(+57.02)&quot;;&quot;&quot;)" office:value-type="string" office:string-value="EDAAPEFWTFYTK" calcext:value-type="string">
            <text:p>EDAAPEFWTFYTK</text:p>
          </table:table-cell>
        </table:table-row>
        <table:table-row table:style-name="ro1">
          <table:table-cell office:value-type="string" calcext:value-type="string">
            <text:p>NALEASNLNTNLK</text:p>
          </table:table-cell>
          <table:table-cell table:formula="of:=SUBSTITUTE(SUBSTITUTE([.A588];&quot;(+15.99)&quot;;&quot;&quot;);&quot;(+57.02)&quot;;&quot;&quot;)" office:value-type="string" office:string-value="NALEASNLNTNLK" calcext:value-type="string">
            <text:p>NALEASNLNTNLK</text:p>
          </table:table-cell>
        </table:table-row>
        <table:table-row table:style-name="ro1">
          <table:table-cell office:value-type="string" calcext:value-type="string">
            <text:p>WPEVELVPTK</text:p>
          </table:table-cell>
          <table:table-cell table:formula="of:=SUBSTITUTE(SUBSTITUTE([.A589];&quot;(+15.99)&quot;;&quot;&quot;);&quot;(+57.02)&quot;;&quot;&quot;)" office:value-type="string" office:string-value="WPEVELVPTK" calcext:value-type="string">
            <text:p>WPEVELVPTK</text:p>
          </table:table-cell>
        </table:table-row>
        <table:table-row table:style-name="ro1">
          <table:table-cell office:value-type="string" calcext:value-type="string">
            <text:p>LTGC(+57.02)RTPQDK</text:p>
          </table:table-cell>
          <table:table-cell table:formula="of:=SUBSTITUTE(SUBSTITUTE([.A590];&quot;(+15.99)&quot;;&quot;&quot;);&quot;(+57.02)&quot;;&quot;&quot;)" office:value-type="string" office:string-value="LTGCRTPQDK" calcext:value-type="string">
            <text:p>LTGCRTPQDK</text:p>
          </table:table-cell>
        </table:table-row>
        <table:table-row table:style-name="ro1">
          <table:table-cell office:value-type="string" calcext:value-type="string">
            <text:p>NLATVVLAK</text:p>
          </table:table-cell>
          <table:table-cell table:formula="of:=SUBSTITUTE(SUBSTITUTE([.A591];&quot;(+15.99)&quot;;&quot;&quot;);&quot;(+57.02)&quot;;&quot;&quot;)" office:value-type="string" office:string-value="NLATVVLAK" calcext:value-type="string">
            <text:p>NLATVVLAK</text:p>
          </table:table-cell>
        </table:table-row>
        <table:table-row table:style-name="ro1">
          <table:table-cell office:value-type="string" calcext:value-type="string">
            <text:p>HC(+57.02)LDAGTFENSAVR</text:p>
          </table:table-cell>
          <table:table-cell table:formula="of:=SUBSTITUTE(SUBSTITUTE([.A592];&quot;(+15.99)&quot;;&quot;&quot;);&quot;(+57.02)&quot;;&quot;&quot;)" office:value-type="string" office:string-value="HCLDAGTFENSAVR" calcext:value-type="string">
            <text:p>HCLDAGTFENSAVR</text:p>
          </table:table-cell>
        </table:table-row>
        <table:table-row table:style-name="ro1">
          <table:table-cell office:value-type="string" calcext:value-type="string">
            <text:p>LLVEWAVTLGPK</text:p>
          </table:table-cell>
          <table:table-cell table:formula="of:=SUBSTITUTE(SUBSTITUTE([.A593];&quot;(+15.99)&quot;;&quot;&quot;);&quot;(+57.02)&quot;;&quot;&quot;)" office:value-type="string" office:string-value="LLVEWAVTLGPK" calcext:value-type="string">
            <text:p>LLVEWAVTLGPK</text:p>
          </table:table-cell>
        </table:table-row>
        <table:table-row table:style-name="ro1">
          <table:table-cell office:value-type="string" calcext:value-type="string">
            <text:p>LENATLEPRASR</text:p>
          </table:table-cell>
          <table:table-cell table:formula="of:=SUBSTITUTE(SUBSTITUTE([.A594];&quot;(+15.99)&quot;;&quot;&quot;);&quot;(+57.02)&quot;;&quot;&quot;)" office:value-type="string" office:string-value="LENATLEPRASR" calcext:value-type="string">
            <text:p>LENATLEPRASR</text:p>
          </table:table-cell>
        </table:table-row>
        <table:table-row table:style-name="ro2">
          <table:table-cell office:value-type="string" calcext:value-type="string">
            <text:p>FLDSLEGLASHLANVGDSK</text:p>
          </table:table-cell>
          <table:table-cell table:formula="of:=SUBSTITUTE(SUBSTITUTE([.A595];&quot;(+15.99)&quot;;&quot;&quot;);&quot;(+57.02)&quot;;&quot;&quot;)" office:value-type="string" office:string-value="FLDSLEGLASHLANVGDSK" calcext:value-type="string">
            <text:p>FLDSLEGLASHLANVGDSK</text:p>
          </table:table-cell>
        </table:table-row>
        <table:table-row table:style-name="ro1">
          <table:table-cell office:value-type="string" calcext:value-type="string">
            <text:p>DPETC(+57.02)SLAELLDPPR</text:p>
          </table:table-cell>
          <table:table-cell table:formula="of:=SUBSTITUTE(SUBSTITUTE([.A596];&quot;(+15.99)&quot;;&quot;&quot;);&quot;(+57.02)&quot;;&quot;&quot;)" office:value-type="string" office:string-value="DPETCSLAELLDPPR" calcext:value-type="string">
            <text:p>DPETCSLAELLDPPR</text:p>
          </table:table-cell>
        </table:table-row>
        <table:table-row table:style-name="ro1">
          <table:table-cell office:value-type="string" calcext:value-type="string">
            <text:p>QPQEALDFK</text:p>
          </table:table-cell>
          <table:table-cell table:formula="of:=SUBSTITUTE(SUBSTITUTE([.A597];&quot;(+15.99)&quot;;&quot;&quot;);&quot;(+57.02)&quot;;&quot;&quot;)" office:value-type="string" office:string-value="QPQEALDFK" calcext:value-type="string">
            <text:p>QPQEALDFK</text:p>
          </table:table-cell>
        </table:table-row>
        <table:table-row table:style-name="ro1">
          <table:table-cell office:value-type="string" calcext:value-type="string">
            <text:p>APVSLTVSTVKTDPPK</text:p>
          </table:table-cell>
          <table:table-cell table:formula="of:=SUBSTITUTE(SUBSTITUTE([.A598];&quot;(+15.99)&quot;;&quot;&quot;);&quot;(+57.02)&quot;;&quot;&quot;)" office:value-type="string" office:string-value="APVSLTVSTVKTDPPK" calcext:value-type="string">
            <text:p>APVSLTVSTVKTDPPK</text:p>
          </table:table-cell>
        </table:table-row>
        <table:table-row table:style-name="ro1">
          <table:table-cell office:value-type="string" calcext:value-type="string">
            <text:p>VLEETLKK</text:p>
          </table:table-cell>
          <table:table-cell table:formula="of:=SUBSTITUTE(SUBSTITUTE([.A599];&quot;(+15.99)&quot;;&quot;&quot;);&quot;(+57.02)&quot;;&quot;&quot;)" office:value-type="string" office:string-value="VLEETLKK" calcext:value-type="string">
            <text:p>VLEETLKK</text:p>
          </table:table-cell>
        </table:table-row>
        <table:table-row table:style-name="ro1">
          <table:table-cell office:value-type="string" calcext:value-type="string">
            <text:p>QM(+15.99)TAGAVFAPR</text:p>
          </table:table-cell>
          <table:table-cell table:formula="of:=SUBSTITUTE(SUBSTITUTE([.A600];&quot;(+15.99)&quot;;&quot;&quot;);&quot;(+57.02)&quot;;&quot;&quot;)" office:value-type="string" office:string-value="QMTAGAVFAPR" calcext:value-type="string">
            <text:p>QMTAGAVFAPR</text:p>
          </table:table-cell>
        </table:table-row>
        <table:table-row table:style-name="ro1">
          <table:table-cell office:value-type="string" calcext:value-type="string">
            <text:p>TVSLLEGASELVK</text:p>
          </table:table-cell>
          <table:table-cell table:formula="of:=SUBSTITUTE(SUBSTITUTE([.A601];&quot;(+15.99)&quot;;&quot;&quot;);&quot;(+57.02)&quot;;&quot;&quot;)" office:value-type="string" office:string-value="TVSLLEGASELVK" calcext:value-type="string">
            <text:p>TVSLLEGASELVK</text:p>
          </table:table-cell>
        </table:table-row>
        <table:table-row table:style-name="ro1">
          <table:table-cell office:value-type="string" calcext:value-type="string">
            <text:p>KANLQDFQK</text:p>
          </table:table-cell>
          <table:table-cell table:formula="of:=SUBSTITUTE(SUBSTITUTE([.A602];&quot;(+15.99)&quot;;&quot;&quot;);&quot;(+57.02)&quot;;&quot;&quot;)" office:value-type="string" office:string-value="KANLQDFQK" calcext:value-type="string">
            <text:p>KANLQDFQK</text:p>
          </table:table-cell>
        </table:table-row>
        <table:table-row table:style-name="ro1">
          <table:table-cell office:value-type="string" calcext:value-type="string">
            <text:p>KLQNTVSTVKWSHK</text:p>
          </table:table-cell>
          <table:table-cell table:formula="of:=SUBSTITUTE(SUBSTITUTE([.A603];&quot;(+15.99)&quot;;&quot;&quot;);&quot;(+57.02)&quot;;&quot;&quot;)" office:value-type="string" office:string-value="KLQNTVSTVKWSHK" calcext:value-type="string">
            <text:p>KLQNTVSTVKWSHK</text:p>
          </table:table-cell>
        </table:table-row>
        <table:table-row table:style-name="ro1">
          <table:table-cell office:value-type="string" calcext:value-type="string">
            <text:p>RRPLVLLAEDLEK</text:p>
          </table:table-cell>
          <table:table-cell table:formula="of:=SUBSTITUTE(SUBSTITUTE([.A604];&quot;(+15.99)&quot;;&quot;&quot;);&quot;(+57.02)&quot;;&quot;&quot;)" office:value-type="string" office:string-value="RRPLVLLAEDLEK" calcext:value-type="string">
            <text:p>RRPLVLLAEDLEK</text:p>
          </table:table-cell>
        </table:table-row>
        <table:table-row table:style-name="ro1">
          <table:table-cell office:value-type="string" calcext:value-type="string">
            <text:p>TSSTEELENPK</text:p>
          </table:table-cell>
          <table:table-cell table:formula="of:=SUBSTITUTE(SUBSTITUTE([.A605];&quot;(+15.99)&quot;;&quot;&quot;);&quot;(+57.02)&quot;;&quot;&quot;)" office:value-type="string" office:string-value="TSSTEELENPK" calcext:value-type="string">
            <text:p>TSSTEELENPK</text:p>
          </table:table-cell>
        </table:table-row>
        <table:table-row table:style-name="ro1">
          <table:table-cell office:value-type="string" calcext:value-type="string">
            <text:p>AM(+15.99)ALEELLNK</text:p>
          </table:table-cell>
          <table:table-cell table:formula="of:=SUBSTITUTE(SUBSTITUTE([.A606];&quot;(+15.99)&quot;;&quot;&quot;);&quot;(+57.02)&quot;;&quot;&quot;)" office:value-type="string" office:string-value="AMALEELLNK" calcext:value-type="string">
            <text:p>AMALEELLNK</text:p>
          </table:table-cell>
        </table:table-row>
        <table:table-row table:style-name="ro1">
          <table:table-cell office:value-type="string" calcext:value-type="string">
            <text:p>EPPNLDALQMC(+57.02)AYLR</text:p>
          </table:table-cell>
          <table:table-cell table:formula="of:=SUBSTITUTE(SUBSTITUTE([.A607];&quot;(+15.99)&quot;;&quot;&quot;);&quot;(+57.02)&quot;;&quot;&quot;)" office:value-type="string" office:string-value="EPPNLDALQMCAYLR" calcext:value-type="string">
            <text:p>EPPNLDALQMCAYLR</text:p>
          </table:table-cell>
        </table:table-row>
        <table:table-row table:style-name="ro1">
          <table:table-cell office:value-type="string" calcext:value-type="string">
            <text:p>KNVVDLHGWPDLK</text:p>
          </table:table-cell>
          <table:table-cell table:formula="of:=SUBSTITUTE(SUBSTITUTE([.A608];&quot;(+15.99)&quot;;&quot;&quot;);&quot;(+57.02)&quot;;&quot;&quot;)" office:value-type="string" office:string-value="KNVVDLHGWPDLK" calcext:value-type="string">
            <text:p>KNVVDLHGWPDLK</text:p>
          </table:table-cell>
        </table:table-row>
        <table:table-row table:style-name="ro1">
          <table:table-cell office:value-type="string" calcext:value-type="string">
            <text:p>LLSLLDELASPEK</text:p>
          </table:table-cell>
          <table:table-cell table:formula="of:=SUBSTITUTE(SUBSTITUTE([.A609];&quot;(+15.99)&quot;;&quot;&quot;);&quot;(+57.02)&quot;;&quot;&quot;)" office:value-type="string" office:string-value="LLSLLDELASPEK" calcext:value-type="string">
            <text:p>LLSLLDELASPEK</text:p>
          </table:table-cell>
        </table:table-row>
        <table:table-row table:style-name="ro1">
          <table:table-cell office:value-type="string" calcext:value-type="string">
            <text:p>YLKAMSWTEMK</text:p>
          </table:table-cell>
          <table:table-cell table:formula="of:=SUBSTITUTE(SUBSTITUTE([.A610];&quot;(+15.99)&quot;;&quot;&quot;);&quot;(+57.02)&quot;;&quot;&quot;)" office:value-type="string" office:string-value="YLKAMSWTEMK" calcext:value-type="string">
            <text:p>YLKAMSWTEMK</text:p>
          </table:table-cell>
        </table:table-row>
        <table:table-row table:style-name="ro1">
          <table:table-cell office:value-type="string" calcext:value-type="string">
            <text:p>VPVLDLDSER</text:p>
          </table:table-cell>
          <table:table-cell table:formula="of:=SUBSTITUTE(SUBSTITUTE([.A611];&quot;(+15.99)&quot;;&quot;&quot;);&quot;(+57.02)&quot;;&quot;&quot;)" office:value-type="string" office:string-value="VPVLDLDSER" calcext:value-type="string">
            <text:p>VPVLDLDSER</text:p>
          </table:table-cell>
        </table:table-row>
        <table:table-row table:style-name="ro1">
          <table:table-cell office:value-type="string" calcext:value-type="string">
            <text:p>NVLPPELHAALK</text:p>
          </table:table-cell>
          <table:table-cell table:formula="of:=SUBSTITUTE(SUBSTITUTE([.A612];&quot;(+15.99)&quot;;&quot;&quot;);&quot;(+57.02)&quot;;&quot;&quot;)" office:value-type="string" office:string-value="NVLPPELHAALK" calcext:value-type="string">
            <text:p>NVLPPELHAALK</text:p>
          </table:table-cell>
        </table:table-row>
        <table:table-row table:style-name="ro1">
          <table:table-cell office:value-type="string" calcext:value-type="string">
            <text:p>EGDYLAESVR</text:p>
          </table:table-cell>
          <table:table-cell table:formula="of:=SUBSTITUTE(SUBSTITUTE([.A613];&quot;(+15.99)&quot;;&quot;&quot;);&quot;(+57.02)&quot;;&quot;&quot;)" office:value-type="string" office:string-value="EGDYLAESVR" calcext:value-type="string">
            <text:p>EGDYLAESVR</text:p>
          </table:table-cell>
        </table:table-row>
        <table:table-row table:style-name="ro1">
          <table:table-cell office:value-type="string" calcext:value-type="string">
            <text:p>AAKSPNELKK</text:p>
          </table:table-cell>
          <table:table-cell table:formula="of:=SUBSTITUTE(SUBSTITUTE([.A614];&quot;(+15.99)&quot;;&quot;&quot;);&quot;(+57.02)&quot;;&quot;&quot;)" office:value-type="string" office:string-value="AAKSPNELKK" calcext:value-type="string">
            <text:p>AAKSPNELKK</text:p>
          </table:table-cell>
        </table:table-row>
        <table:table-row table:style-name="ro1">
          <table:table-cell office:value-type="string" calcext:value-type="string">
            <text:p>DPNLLATDDPR</text:p>
          </table:table-cell>
          <table:table-cell table:formula="of:=SUBSTITUTE(SUBSTITUTE([.A615];&quot;(+15.99)&quot;;&quot;&quot;);&quot;(+57.02)&quot;;&quot;&quot;)" office:value-type="string" office:string-value="DPNLLATDDPR" calcext:value-type="string">
            <text:p>DPNLLATDDPR</text:p>
          </table:table-cell>
        </table:table-row>
        <table:table-row table:style-name="ro1">
          <table:table-cell office:value-type="string" calcext:value-type="string">
            <text:p>QLVSNAVDALSK</text:p>
          </table:table-cell>
          <table:table-cell table:formula="of:=SUBSTITUTE(SUBSTITUTE([.A616];&quot;(+15.99)&quot;;&quot;&quot;);&quot;(+57.02)&quot;;&quot;&quot;)" office:value-type="string" office:string-value="QLVSNAVDALSK" calcext:value-type="string">
            <text:p>QLVSNAVDALSK</text:p>
          </table:table-cell>
        </table:table-row>
        <table:table-row table:style-name="ro1">
          <table:table-cell office:value-type="string" calcext:value-type="string">
            <text:p>KNRENENLVAAR</text:p>
          </table:table-cell>
          <table:table-cell table:formula="of:=SUBSTITUTE(SUBSTITUTE([.A617];&quot;(+15.99)&quot;;&quot;&quot;);&quot;(+57.02)&quot;;&quot;&quot;)" office:value-type="string" office:string-value="KNRENENLVAAR" calcext:value-type="string">
            <text:p>KNRENENLVAAR</text:p>
          </table:table-cell>
        </table:table-row>
        <table:table-row table:style-name="ro1">
          <table:table-cell office:value-type="string" calcext:value-type="string">
            <text:p>THADLLLQK</text:p>
          </table:table-cell>
          <table:table-cell table:formula="of:=SUBSTITUTE(SUBSTITUTE([.A618];&quot;(+15.99)&quot;;&quot;&quot;);&quot;(+57.02)&quot;;&quot;&quot;)" office:value-type="string" office:string-value="THADLLLQK" calcext:value-type="string">
            <text:p>THADLLLQK</text:p>
          </table:table-cell>
        </table:table-row>
        <table:table-row table:style-name="ro1">
          <table:table-cell office:value-type="string" calcext:value-type="string">
            <text:p>C(+57.02)AC(+57.02)LVWLPTGVK</text:p>
          </table:table-cell>
          <table:table-cell table:formula="of:=SUBSTITUTE(SUBSTITUTE([.A619];&quot;(+15.99)&quot;;&quot;&quot;);&quot;(+57.02)&quot;;&quot;&quot;)" office:value-type="string" office:string-value="CACLVWLPTGVK" calcext:value-type="string">
            <text:p>CACLVWLPTGVK</text:p>
          </table:table-cell>
        </table:table-row>
        <table:table-row table:style-name="ro1">
          <table:table-cell office:value-type="string" calcext:value-type="string">
            <text:p>LGAGVGAVLK</text:p>
          </table:table-cell>
          <table:table-cell table:formula="of:=SUBSTITUTE(SUBSTITUTE([.A620];&quot;(+15.99)&quot;;&quot;&quot;);&quot;(+57.02)&quot;;&quot;&quot;)" office:value-type="string" office:string-value="LGAGVGAVLK" calcext:value-type="string">
            <text:p>LGAGVGAVLK</text:p>
          </table:table-cell>
        </table:table-row>
        <table:table-row table:style-name="ro2">
          <table:table-cell office:value-type="string" calcext:value-type="string">
            <text:p>WM(+15.99)DGATLPQDFTNAKVDLK</text:p>
          </table:table-cell>
          <table:table-cell table:formula="of:=SUBSTITUTE(SUBSTITUTE([.A621];&quot;(+15.99)&quot;;&quot;&quot;);&quot;(+57.02)&quot;;&quot;&quot;)" office:value-type="string" office:string-value="WMDGATLPQDFTNAKVDLK" calcext:value-type="string">
            <text:p>WMDGATLPQDFTNAKVDLK</text:p>
          </table:table-cell>
        </table:table-row>
        <table:table-row table:style-name="ro1">
          <table:table-cell office:value-type="string" calcext:value-type="string">
            <text:p>EEHMPPPELLVR</text:p>
          </table:table-cell>
          <table:table-cell table:formula="of:=SUBSTITUTE(SUBSTITUTE([.A622];&quot;(+15.99)&quot;;&quot;&quot;);&quot;(+57.02)&quot;;&quot;&quot;)" office:value-type="string" office:string-value="EEHMPPPELLVR" calcext:value-type="string">
            <text:p>EEHMPPPELLVR</text:p>
          </table:table-cell>
        </table:table-row>
        <table:table-row table:style-name="ro1">
          <table:table-cell office:value-type="string" calcext:value-type="string">
            <text:p>LLDEPNGDNVGLLLR</text:p>
          </table:table-cell>
          <table:table-cell table:formula="of:=SUBSTITUTE(SUBSTITUTE([.A623];&quot;(+15.99)&quot;;&quot;&quot;);&quot;(+57.02)&quot;;&quot;&quot;)" office:value-type="string" office:string-value="LLDEPNGDNVGLLLR" calcext:value-type="string">
            <text:p>LLDEPNGDNVGLLLR</text:p>
          </table:table-cell>
        </table:table-row>
        <table:table-row table:style-name="ro1">
          <table:table-cell office:value-type="string" calcext:value-type="string">
            <text:p>LAENAGSNGAALAENVK</text:p>
          </table:table-cell>
          <table:table-cell table:formula="of:=SUBSTITUTE(SUBSTITUTE([.A624];&quot;(+15.99)&quot;;&quot;&quot;);&quot;(+57.02)&quot;;&quot;&quot;)" office:value-type="string" office:string-value="LAENAGSNGAALAENVK" calcext:value-type="string">
            <text:p>LAENAGSNGAALAENVK</text:p>
          </table:table-cell>
        </table:table-row>
        <table:table-row table:style-name="ro1">
          <table:table-cell office:value-type="string" calcext:value-type="string">
            <text:p>TGFEKLEALPMPK</text:p>
          </table:table-cell>
          <table:table-cell table:formula="of:=SUBSTITUTE(SUBSTITUTE([.A625];&quot;(+15.99)&quot;;&quot;&quot;);&quot;(+57.02)&quot;;&quot;&quot;)" office:value-type="string" office:string-value="TGFEKLEALPMPK" calcext:value-type="string">
            <text:p>TGFEKLEALPMPK</text:p>
          </table:table-cell>
        </table:table-row>
        <table:table-row table:style-name="ro1">
          <table:table-cell office:value-type="string" calcext:value-type="string">
            <text:p>KLLVKDLVGC(+57.02)LKEYK</text:p>
          </table:table-cell>
          <table:table-cell table:formula="of:=SUBSTITUTE(SUBSTITUTE([.A626];&quot;(+15.99)&quot;;&quot;&quot;);&quot;(+57.02)&quot;;&quot;&quot;)" office:value-type="string" office:string-value="KLLVKDLVGCLKEYK" calcext:value-type="string">
            <text:p>KLLVKDLVGCLKEYK</text:p>
          </table:table-cell>
        </table:table-row>
        <table:table-row table:style-name="ro1">
          <table:table-cell office:value-type="string" calcext:value-type="string">
            <text:p>NVDFQDLMELTTK</text:p>
          </table:table-cell>
          <table:table-cell table:formula="of:=SUBSTITUTE(SUBSTITUTE([.A627];&quot;(+15.99)&quot;;&quot;&quot;);&quot;(+57.02)&quot;;&quot;&quot;)" office:value-type="string" office:string-value="NVDFQDLMELTTK" calcext:value-type="string">
            <text:p>NVDFQDLMELTTK</text:p>
          </table:table-cell>
        </table:table-row>
        <table:table-row table:style-name="ro1">
          <table:table-cell office:value-type="string" calcext:value-type="string">
            <text:p>TC(+57.02)NM(+15.99)VLK</text:p>
          </table:table-cell>
          <table:table-cell table:formula="of:=SUBSTITUTE(SUBSTITUTE([.A628];&quot;(+15.99)&quot;;&quot;&quot;);&quot;(+57.02)&quot;;&quot;&quot;)" office:value-type="string" office:string-value="TCNMVLK" calcext:value-type="string">
            <text:p>TCNMVLK</text:p>
          </table:table-cell>
        </table:table-row>
        <table:table-row table:style-name="ro1">
          <table:table-cell office:value-type="string" calcext:value-type="string">
            <text:p>LFTDYQELMKK</text:p>
          </table:table-cell>
          <table:table-cell table:formula="of:=SUBSTITUTE(SUBSTITUTE([.A629];&quot;(+15.99)&quot;;&quot;&quot;);&quot;(+57.02)&quot;;&quot;&quot;)" office:value-type="string" office:string-value="LFTDYQELMKK" calcext:value-type="string">
            <text:p>LFTDYQELMKK</text:p>
          </table:table-cell>
        </table:table-row>
        <table:table-row table:style-name="ro1">
          <table:table-cell office:value-type="string" calcext:value-type="string">
            <text:p>LQADEPEEM(+15.99)K</text:p>
          </table:table-cell>
          <table:table-cell table:formula="of:=SUBSTITUTE(SUBSTITUTE([.A630];&quot;(+15.99)&quot;;&quot;&quot;);&quot;(+57.02)&quot;;&quot;&quot;)" office:value-type="string" office:string-value="LQADEPEEMK" calcext:value-type="string">
            <text:p>LQADEPEEMK</text:p>
          </table:table-cell>
        </table:table-row>
        <table:table-row table:style-name="ro1">
          <table:table-cell office:value-type="string" calcext:value-type="string">
            <text:p>TQPEVSLGGDK</text:p>
          </table:table-cell>
          <table:table-cell table:formula="of:=SUBSTITUTE(SUBSTITUTE([.A631];&quot;(+15.99)&quot;;&quot;&quot;);&quot;(+57.02)&quot;;&quot;&quot;)" office:value-type="string" office:string-value="TQPEVSLGGDK" calcext:value-type="string">
            <text:p>TQPEVSLGGDK</text:p>
          </table:table-cell>
        </table:table-row>
        <table:table-row table:style-name="ro1">
          <table:table-cell office:value-type="string" calcext:value-type="string">
            <text:p>QQAC(+57.02)QDAVMLPADAAK</text:p>
          </table:table-cell>
          <table:table-cell table:formula="of:=SUBSTITUTE(SUBSTITUTE([.A632];&quot;(+15.99)&quot;;&quot;&quot;);&quot;(+57.02)&quot;;&quot;&quot;)" office:value-type="string" office:string-value="QQACQDAVMLPADAAK" calcext:value-type="string">
            <text:p>QQACQDAVMLPADAAK</text:p>
          </table:table-cell>
        </table:table-row>
        <table:table-row table:style-name="ro1">
          <table:table-cell office:value-type="string" calcext:value-type="string">
            <text:p>KASLLGDLNSWDGR</text:p>
          </table:table-cell>
          <table:table-cell table:formula="of:=SUBSTITUTE(SUBSTITUTE([.A633];&quot;(+15.99)&quot;;&quot;&quot;);&quot;(+57.02)&quot;;&quot;&quot;)" office:value-type="string" office:string-value="KASLLGDLNSWDGR" calcext:value-type="string">
            <text:p>KASLLGDLNSWDGR</text:p>
          </table:table-cell>
        </table:table-row>
        <table:table-row table:style-name="ro1">
          <table:table-cell office:value-type="string" calcext:value-type="string">
            <text:p>NLRASSVMDLHVR</text:p>
          </table:table-cell>
          <table:table-cell table:formula="of:=SUBSTITUTE(SUBSTITUTE([.A634];&quot;(+15.99)&quot;;&quot;&quot;);&quot;(+57.02)&quot;;&quot;&quot;)" office:value-type="string" office:string-value="NLRASSVMDLHVR" calcext:value-type="string">
            <text:p>NLRASSVMDLHVR</text:p>
          </table:table-cell>
        </table:table-row>
        <table:table-row table:style-name="ro1">
          <table:table-cell office:value-type="string" calcext:value-type="string">
            <text:p>QQPVNALDQVKR</text:p>
          </table:table-cell>
          <table:table-cell table:formula="of:=SUBSTITUTE(SUBSTITUTE([.A635];&quot;(+15.99)&quot;;&quot;&quot;);&quot;(+57.02)&quot;;&quot;&quot;)" office:value-type="string" office:string-value="QQPVNALDQVKR" calcext:value-type="string">
            <text:p>QQPVNALDQVKR</text:p>
          </table:table-cell>
        </table:table-row>
        <table:table-row table:style-name="ro2">
          <table:table-cell office:value-type="string" calcext:value-type="string">
            <text:p>DM(+15.99)NADFSDANLTNWLSSK</text:p>
          </table:table-cell>
          <table:table-cell table:formula="of:=SUBSTITUTE(SUBSTITUTE([.A636];&quot;(+15.99)&quot;;&quot;&quot;);&quot;(+57.02)&quot;;&quot;&quot;)" office:value-type="string" office:string-value="DMNADFSDANLTNWLSSK" calcext:value-type="string">
            <text:p>DMNADFSDANLTNWLSSK</text:p>
          </table:table-cell>
        </table:table-row>
        <table:table-row table:style-name="ro1">
          <table:table-cell office:value-type="string" calcext:value-type="string">
            <text:p>FYANLVTVAK</text:p>
          </table:table-cell>
          <table:table-cell table:formula="of:=SUBSTITUTE(SUBSTITUTE([.A637];&quot;(+15.99)&quot;;&quot;&quot;);&quot;(+57.02)&quot;;&quot;&quot;)" office:value-type="string" office:string-value="FYANLVTVAK" calcext:value-type="string">
            <text:p>FYANLVTVAK</text:p>
          </table:table-cell>
        </table:table-row>
        <table:table-row table:style-name="ro1">
          <table:table-cell office:value-type="string" calcext:value-type="string">
            <text:p>ESNAVVM(+15.99)AFAALQK</text:p>
          </table:table-cell>
          <table:table-cell table:formula="of:=SUBSTITUTE(SUBSTITUTE([.A638];&quot;(+15.99)&quot;;&quot;&quot;);&quot;(+57.02)&quot;;&quot;&quot;)" office:value-type="string" office:string-value="ESNAVVMAFAALQK" calcext:value-type="string">
            <text:p>ESNAVVMAFAALQK</text:p>
          </table:table-cell>
        </table:table-row>
        <table:table-row table:style-name="ro1">
          <table:table-cell office:value-type="string" calcext:value-type="string">
            <text:p>QMDAEWLKNK</text:p>
          </table:table-cell>
          <table:table-cell table:formula="of:=SUBSTITUTE(SUBSTITUTE([.A639];&quot;(+15.99)&quot;;&quot;&quot;);&quot;(+57.02)&quot;;&quot;&quot;)" office:value-type="string" office:string-value="QMDAEWLKNK" calcext:value-type="string">
            <text:p>QMDAEWLKNK</text:p>
          </table:table-cell>
        </table:table-row>
        <table:table-row table:style-name="ro1">
          <table:table-cell office:value-type="string" calcext:value-type="string">
            <text:p>FNMNSLLEELK</text:p>
          </table:table-cell>
          <table:table-cell table:formula="of:=SUBSTITUTE(SUBSTITUTE([.A640];&quot;(+15.99)&quot;;&quot;&quot;);&quot;(+57.02)&quot;;&quot;&quot;)" office:value-type="string" office:string-value="FNMNSLLEELK" calcext:value-type="string">
            <text:p>FNMNSLLEELK</text:p>
          </table:table-cell>
        </table:table-row>
        <table:table-row table:style-name="ro1">
          <table:table-cell office:value-type="string" calcext:value-type="string">
            <text:p>SNFVAPTK</text:p>
          </table:table-cell>
          <table:table-cell table:formula="of:=SUBSTITUTE(SUBSTITUTE([.A641];&quot;(+15.99)&quot;;&quot;&quot;);&quot;(+57.02)&quot;;&quot;&quot;)" office:value-type="string" office:string-value="SNFVAPTK" calcext:value-type="string">
            <text:p>SNFVAPTK</text:p>
          </table:table-cell>
        </table:table-row>
        <table:table-row table:style-name="ro1">
          <table:table-cell office:value-type="string" calcext:value-type="string">
            <text:p>SPAGEVAQVGPGK</text:p>
          </table:table-cell>
          <table:table-cell table:formula="of:=SUBSTITUTE(SUBSTITUTE([.A642];&quot;(+15.99)&quot;;&quot;&quot;);&quot;(+57.02)&quot;;&quot;&quot;)" office:value-type="string" office:string-value="SPAGEVAQVGPGK" calcext:value-type="string">
            <text:p>SPAGEVAQVGPGK</text:p>
          </table:table-cell>
        </table:table-row>
        <table:table-row table:style-name="ro1">
          <table:table-cell office:value-type="string" calcext:value-type="string">
            <text:p>TAGGLLLSM(+15.99)SAK</text:p>
          </table:table-cell>
          <table:table-cell table:formula="of:=SUBSTITUTE(SUBSTITUTE([.A643];&quot;(+15.99)&quot;;&quot;&quot;);&quot;(+57.02)&quot;;&quot;&quot;)" office:value-type="string" office:string-value="TAGGLLLSMSAK" calcext:value-type="string">
            <text:p>TAGGLLLSMSAK</text:p>
          </table:table-cell>
        </table:table-row>
        <table:table-row table:style-name="ro1">
          <table:table-cell office:value-type="string" calcext:value-type="string">
            <text:p>GNLFNSVLYAR</text:p>
          </table:table-cell>
          <table:table-cell table:formula="of:=SUBSTITUTE(SUBSTITUTE([.A644];&quot;(+15.99)&quot;;&quot;&quot;);&quot;(+57.02)&quot;;&quot;&quot;)" office:value-type="string" office:string-value="GNLFNSVLYAR" calcext:value-type="string">
            <text:p>GNLFNSVLYAR</text:p>
          </table:table-cell>
        </table:table-row>
        <table:table-row table:style-name="ro1">
          <table:table-cell office:value-type="string" calcext:value-type="string">
            <text:p>NNLATLVVNR</text:p>
          </table:table-cell>
          <table:table-cell table:formula="of:=SUBSTITUTE(SUBSTITUTE([.A645];&quot;(+15.99)&quot;;&quot;&quot;);&quot;(+57.02)&quot;;&quot;&quot;)" office:value-type="string" office:string-value="NNLATLVVNR" calcext:value-type="string">
            <text:p>NNLATLVVNR</text:p>
          </table:table-cell>
        </table:table-row>
        <table:table-row table:style-name="ro1">
          <table:table-cell office:value-type="string" calcext:value-type="string">
            <text:p>KASSHDLTR</text:p>
          </table:table-cell>
          <table:table-cell table:formula="of:=SUBSTITUTE(SUBSTITUTE([.A646];&quot;(+15.99)&quot;;&quot;&quot;);&quot;(+57.02)&quot;;&quot;&quot;)" office:value-type="string" office:string-value="KASSHDLTR" calcext:value-type="string">
            <text:p>KASSHDLTR</text:p>
          </table:table-cell>
        </table:table-row>
        <table:table-row table:style-name="ro1">
          <table:table-cell office:value-type="string" calcext:value-type="string">
            <text:p>GM(+15.99)GPLDPLK</text:p>
          </table:table-cell>
          <table:table-cell table:formula="of:=SUBSTITUTE(SUBSTITUTE([.A647];&quot;(+15.99)&quot;;&quot;&quot;);&quot;(+57.02)&quot;;&quot;&quot;)" office:value-type="string" office:string-value="GMGPLDPLK" calcext:value-type="string">
            <text:p>GMGPLDPLK</text:p>
          </table:table-cell>
        </table:table-row>
        <table:table-row table:style-name="ro1">
          <table:table-cell office:value-type="string" calcext:value-type="string">
            <text:p>VDDLENVENLK</text:p>
          </table:table-cell>
          <table:table-cell table:formula="of:=SUBSTITUTE(SUBSTITUTE([.A648];&quot;(+15.99)&quot;;&quot;&quot;);&quot;(+57.02)&quot;;&quot;&quot;)" office:value-type="string" office:string-value="VDDLENVENLK" calcext:value-type="string">
            <text:p>VDDLENVENLK</text:p>
          </table:table-cell>
        </table:table-row>
        <table:table-row table:style-name="ro1">
          <table:table-cell office:value-type="string" calcext:value-type="string">
            <text:p>EDVLDLLLNSK</text:p>
          </table:table-cell>
          <table:table-cell table:formula="of:=SUBSTITUTE(SUBSTITUTE([.A649];&quot;(+15.99)&quot;;&quot;&quot;);&quot;(+57.02)&quot;;&quot;&quot;)" office:value-type="string" office:string-value="EDVLDLLLNSK" calcext:value-type="string">
            <text:p>EDVLDLLLNSK</text:p>
          </table:table-cell>
        </table:table-row>
        <table:table-row table:style-name="ro1">
          <table:table-cell office:value-type="string" calcext:value-type="string">
            <text:p>LM(+15.99)SMTVAWASM(+15.99)NK</text:p>
          </table:table-cell>
          <table:table-cell table:formula="of:=SUBSTITUTE(SUBSTITUTE([.A650];&quot;(+15.99)&quot;;&quot;&quot;);&quot;(+57.02)&quot;;&quot;&quot;)" office:value-type="string" office:string-value="LMSMTVAWASMNK" calcext:value-type="string">
            <text:p>LMSMTVAWASMNK</text:p>
          </table:table-cell>
        </table:table-row>
        <table:table-row table:style-name="ro1">
          <table:table-cell office:value-type="string" calcext:value-type="string">
            <text:p>EATAC(+57.02)PTFFTAHK</text:p>
          </table:table-cell>
          <table:table-cell table:formula="of:=SUBSTITUTE(SUBSTITUTE([.A651];&quot;(+15.99)&quot;;&quot;&quot;);&quot;(+57.02)&quot;;&quot;&quot;)" office:value-type="string" office:string-value="EATACPTFFTAHK" calcext:value-type="string">
            <text:p>EATACPTFFTAHK</text:p>
          </table:table-cell>
        </table:table-row>
        <table:table-row table:style-name="ro1">
          <table:table-cell office:value-type="string" calcext:value-type="string">
            <text:p>RAC(+57.02)AGTEC(+57.02)LLSGWNATK</text:p>
          </table:table-cell>
          <table:table-cell table:formula="of:=SUBSTITUTE(SUBSTITUTE([.A652];&quot;(+15.99)&quot;;&quot;&quot;);&quot;(+57.02)&quot;;&quot;&quot;)" office:value-type="string" office:string-value="RACAGTECLLSGWNATK" calcext:value-type="string">
            <text:p>RACAGTECLLSGWNATK</text:p>
          </table:table-cell>
        </table:table-row>
        <table:table-row table:style-name="ro1">
          <table:table-cell office:value-type="string" calcext:value-type="string">
            <text:p>QSQPLVLLPAFKNK</text:p>
          </table:table-cell>
          <table:table-cell table:formula="of:=SUBSTITUTE(SUBSTITUTE([.A653];&quot;(+15.99)&quot;;&quot;&quot;);&quot;(+57.02)&quot;;&quot;&quot;)" office:value-type="string" office:string-value="QSQPLVLLPAFKNK" calcext:value-type="string">
            <text:p>QSQPLVLLPAFKNK</text:p>
          </table:table-cell>
        </table:table-row>
        <table:table-row table:style-name="ro1">
          <table:table-cell office:value-type="string" calcext:value-type="string">
            <text:p>GC(+57.02)SSQLNSRK</text:p>
          </table:table-cell>
          <table:table-cell table:formula="of:=SUBSTITUTE(SUBSTITUTE([.A654];&quot;(+15.99)&quot;;&quot;&quot;);&quot;(+57.02)&quot;;&quot;&quot;)" office:value-type="string" office:string-value="GCSSQLNSRK" calcext:value-type="string">
            <text:p>GCSSQLNSRK</text:p>
          </table:table-cell>
        </table:table-row>
        <table:table-row table:style-name="ro1">
          <table:table-cell office:value-type="string" calcext:value-type="string">
            <text:p>ANEM(+15.99)NLLFK</text:p>
          </table:table-cell>
          <table:table-cell table:formula="of:=SUBSTITUTE(SUBSTITUTE([.A655];&quot;(+15.99)&quot;;&quot;&quot;);&quot;(+57.02)&quot;;&quot;&quot;)" office:value-type="string" office:string-value="ANEMNLLFK" calcext:value-type="string">
            <text:p>ANEMNLLFK</text:p>
          </table:table-cell>
        </table:table-row>
        <table:table-row table:style-name="ro1">
          <table:table-cell office:value-type="string" calcext:value-type="string">
            <text:p>EKNEKFDK</text:p>
          </table:table-cell>
          <table:table-cell table:formula="of:=SUBSTITUTE(SUBSTITUTE([.A656];&quot;(+15.99)&quot;;&quot;&quot;);&quot;(+57.02)&quot;;&quot;&quot;)" office:value-type="string" office:string-value="EKNEKFDK" calcext:value-type="string">
            <text:p>EKNEKFDK</text:p>
          </table:table-cell>
        </table:table-row>
        <table:table-row table:style-name="ro1">
          <table:table-cell office:value-type="string" calcext:value-type="string">
            <text:p>TGNVLEDVVR</text:p>
          </table:table-cell>
          <table:table-cell table:formula="of:=SUBSTITUTE(SUBSTITUTE([.A657];&quot;(+15.99)&quot;;&quot;&quot;);&quot;(+57.02)&quot;;&quot;&quot;)" office:value-type="string" office:string-value="TGNVLEDVVR" calcext:value-type="string">
            <text:p>TGNVLEDVVR</text:p>
          </table:table-cell>
        </table:table-row>
        <table:table-row table:style-name="ro1">
          <table:table-cell office:value-type="string" calcext:value-type="string">
            <text:p>QAGAC(+57.02)LLNAR</text:p>
          </table:table-cell>
          <table:table-cell table:formula="of:=SUBSTITUTE(SUBSTITUTE([.A658];&quot;(+15.99)&quot;;&quot;&quot;);&quot;(+57.02)&quot;;&quot;&quot;)" office:value-type="string" office:string-value="QAGACLLNAR" calcext:value-type="string">
            <text:p>QAGACLLNAR</text:p>
          </table:table-cell>
        </table:table-row>
        <table:table-row table:style-name="ro1">
          <table:table-cell office:value-type="string" calcext:value-type="string">
            <text:p>SAGDGLLDPVLGR</text:p>
          </table:table-cell>
          <table:table-cell table:formula="of:=SUBSTITUTE(SUBSTITUTE([.A659];&quot;(+15.99)&quot;;&quot;&quot;);&quot;(+57.02)&quot;;&quot;&quot;)" office:value-type="string" office:string-value="SAGDGLLDPVLGR" calcext:value-type="string">
            <text:p>SAGDGLLDPVLGR</text:p>
          </table:table-cell>
        </table:table-row>
        <table:table-row table:style-name="ro1">
          <table:table-cell office:value-type="string" calcext:value-type="string">
            <text:p>QLANTSSGVRENK</text:p>
          </table:table-cell>
          <table:table-cell table:formula="of:=SUBSTITUTE(SUBSTITUTE([.A660];&quot;(+15.99)&quot;;&quot;&quot;);&quot;(+57.02)&quot;;&quot;&quot;)" office:value-type="string" office:string-value="QLANTSSGVRENK" calcext:value-type="string">
            <text:p>QLANTSSGVRENK</text:p>
          </table:table-cell>
        </table:table-row>
        <table:table-row table:style-name="ro1">
          <table:table-cell office:value-type="string" calcext:value-type="string">
            <text:p>QVQQYLHNM(+15.99)NK</text:p>
          </table:table-cell>
          <table:table-cell table:formula="of:=SUBSTITUTE(SUBSTITUTE([.A661];&quot;(+15.99)&quot;;&quot;&quot;);&quot;(+57.02)&quot;;&quot;&quot;)" office:value-type="string" office:string-value="QVQQYLHNMNK" calcext:value-type="string">
            <text:p>QVQQYLHNMNK</text:p>
          </table:table-cell>
        </table:table-row>
        <table:table-row table:style-name="ro1">
          <table:table-cell office:value-type="string" calcext:value-type="string">
            <text:p>KNALDQDLNFSYSR</text:p>
          </table:table-cell>
          <table:table-cell table:formula="of:=SUBSTITUTE(SUBSTITUTE([.A662];&quot;(+15.99)&quot;;&quot;&quot;);&quot;(+57.02)&quot;;&quot;&quot;)" office:value-type="string" office:string-value="KNALDQDLNFSYSR" calcext:value-type="string">
            <text:p>KNALDQDLNFSYSR</text:p>
          </table:table-cell>
        </table:table-row>
        <table:table-row table:style-name="ro1">
          <table:table-cell office:value-type="string" calcext:value-type="string">
            <text:p>GNEFLVGK</text:p>
          </table:table-cell>
          <table:table-cell table:formula="of:=SUBSTITUTE(SUBSTITUTE([.A663];&quot;(+15.99)&quot;;&quot;&quot;);&quot;(+57.02)&quot;;&quot;&quot;)" office:value-type="string" office:string-value="GNEFLVGK" calcext:value-type="string">
            <text:p>GNEFLVGK</text:p>
          </table:table-cell>
        </table:table-row>
        <table:table-row table:style-name="ro1">
          <table:table-cell office:value-type="string" calcext:value-type="string">
            <text:p>WDLLDNYR</text:p>
          </table:table-cell>
          <table:table-cell table:formula="of:=SUBSTITUTE(SUBSTITUTE([.A664];&quot;(+15.99)&quot;;&quot;&quot;);&quot;(+57.02)&quot;;&quot;&quot;)" office:value-type="string" office:string-value="WDLLDNYR" calcext:value-type="string">
            <text:p>WDLLDNYR</text:p>
          </table:table-cell>
        </table:table-row>
        <table:table-row table:style-name="ro1">
          <table:table-cell office:value-type="string" calcext:value-type="string">
            <text:p>LLENLLK</text:p>
          </table:table-cell>
          <table:table-cell table:formula="of:=SUBSTITUTE(SUBSTITUTE([.A665];&quot;(+15.99)&quot;;&quot;&quot;);&quot;(+57.02)&quot;;&quot;&quot;)" office:value-type="string" office:string-value="LLENLLK" calcext:value-type="string">
            <text:p>LLENLLK</text:p>
          </table:table-cell>
        </table:table-row>
        <table:table-row table:style-name="ro1">
          <table:table-cell office:value-type="string" calcext:value-type="string">
            <text:p>VVNC(+57.02)LVDVAR</text:p>
          </table:table-cell>
          <table:table-cell table:formula="of:=SUBSTITUTE(SUBSTITUTE([.A666];&quot;(+15.99)&quot;;&quot;&quot;);&quot;(+57.02)&quot;;&quot;&quot;)" office:value-type="string" office:string-value="VVNCLVDVAR" calcext:value-type="string">
            <text:p>VVNCLVDVAR</text:p>
          </table:table-cell>
        </table:table-row>
        <table:table-row table:style-name="ro1">
          <table:table-cell office:value-type="string" calcext:value-type="string">
            <text:p>ESEELLEEENEK</text:p>
          </table:table-cell>
          <table:table-cell table:formula="of:=SUBSTITUTE(SUBSTITUTE([.A667];&quot;(+15.99)&quot;;&quot;&quot;);&quot;(+57.02)&quot;;&quot;&quot;)" office:value-type="string" office:string-value="ESEELLEEENEK" calcext:value-type="string">
            <text:p>ESEELLEEENEK</text:p>
          </table:table-cell>
        </table:table-row>
        <table:table-row table:style-name="ro1">
          <table:table-cell office:value-type="string" calcext:value-type="string">
            <text:p>SGGHEGPC(+57.02)VEK</text:p>
          </table:table-cell>
          <table:table-cell table:formula="of:=SUBSTITUTE(SUBSTITUTE([.A668];&quot;(+15.99)&quot;;&quot;&quot;);&quot;(+57.02)&quot;;&quot;&quot;)" office:value-type="string" office:string-value="SGGHEGPCVEK" calcext:value-type="string">
            <text:p>SGGHEGPCVEK</text:p>
          </table:table-cell>
        </table:table-row>
        <table:table-row table:style-name="ro1">
          <table:table-cell office:value-type="string" calcext:value-type="string">
            <text:p>THMPLAKDPK</text:p>
          </table:table-cell>
          <table:table-cell table:formula="of:=SUBSTITUTE(SUBSTITUTE([.A669];&quot;(+15.99)&quot;;&quot;&quot;);&quot;(+57.02)&quot;;&quot;&quot;)" office:value-type="string" office:string-value="THMPLAKDPK" calcext:value-type="string">
            <text:p>THMPLAKDPK</text:p>
          </table:table-cell>
        </table:table-row>
        <table:table-row table:style-name="ro1">
          <table:table-cell office:value-type="string" calcext:value-type="string">
            <text:p>QGKLFFTYK</text:p>
          </table:table-cell>
          <table:table-cell table:formula="of:=SUBSTITUTE(SUBSTITUTE([.A670];&quot;(+15.99)&quot;;&quot;&quot;);&quot;(+57.02)&quot;;&quot;&quot;)" office:value-type="string" office:string-value="QGKLFFTYK" calcext:value-type="string">
            <text:p>QGKLFFTYK</text:p>
          </table:table-cell>
        </table:table-row>
        <table:table-row table:style-name="ro1">
          <table:table-cell office:value-type="string" calcext:value-type="string">
            <text:p>ATKVVGPK</text:p>
          </table:table-cell>
          <table:table-cell table:formula="of:=SUBSTITUTE(SUBSTITUTE([.A671];&quot;(+15.99)&quot;;&quot;&quot;);&quot;(+57.02)&quot;;&quot;&quot;)" office:value-type="string" office:string-value="ATKVVGPK" calcext:value-type="string">
            <text:p>ATKVVGPK</text:p>
          </table:table-cell>
        </table:table-row>
        <table:table-row table:style-name="ro1">
          <table:table-cell office:value-type="string" calcext:value-type="string">
            <text:p>KAFEEVVYSK</text:p>
          </table:table-cell>
          <table:table-cell table:formula="of:=SUBSTITUTE(SUBSTITUTE([.A672];&quot;(+15.99)&quot;;&quot;&quot;);&quot;(+57.02)&quot;;&quot;&quot;)" office:value-type="string" office:string-value="KAFEEVVYSK" calcext:value-type="string">
            <text:p>KAFEEVVYSK</text:p>
          </table:table-cell>
        </table:table-row>
        <table:table-row table:style-name="ro1">
          <table:table-cell office:value-type="string" calcext:value-type="string">
            <text:p>GTEGGFEGMR</text:p>
          </table:table-cell>
          <table:table-cell table:formula="of:=SUBSTITUTE(SUBSTITUTE([.A673];&quot;(+15.99)&quot;;&quot;&quot;);&quot;(+57.02)&quot;;&quot;&quot;)" office:value-type="string" office:string-value="GTEGGFEGMR" calcext:value-type="string">
            <text:p>GTEGGFEGMR</text:p>
          </table:table-cell>
        </table:table-row>
        <table:table-row table:style-name="ro1">
          <table:table-cell office:value-type="string" calcext:value-type="string">
            <text:p>NLLRLPR</text:p>
          </table:table-cell>
          <table:table-cell table:formula="of:=SUBSTITUTE(SUBSTITUTE([.A674];&quot;(+15.99)&quot;;&quot;&quot;);&quot;(+57.02)&quot;;&quot;&quot;)" office:value-type="string" office:string-value="NLLRLPR" calcext:value-type="string">
            <text:p>NLLRLPR</text:p>
          </table:table-cell>
        </table:table-row>
        <table:table-row table:style-name="ro1">
          <table:table-cell office:value-type="string" calcext:value-type="string">
            <text:p>HHAPEEVSAQVLVGK</text:p>
          </table:table-cell>
          <table:table-cell table:formula="of:=SUBSTITUTE(SUBSTITUTE([.A675];&quot;(+15.99)&quot;;&quot;&quot;);&quot;(+57.02)&quot;;&quot;&quot;)" office:value-type="string" office:string-value="HHAPEEVSAQVLVGK" calcext:value-type="string">
            <text:p>HHAPEEVSAQVLVGK</text:p>
          </table:table-cell>
        </table:table-row>
        <table:table-row table:style-name="ro1">
          <table:table-cell office:value-type="string" calcext:value-type="string">
            <text:p>KKALTVSTVKSC(+57.02)YK</text:p>
          </table:table-cell>
          <table:table-cell table:formula="of:=SUBSTITUTE(SUBSTITUTE([.A676];&quot;(+15.99)&quot;;&quot;&quot;);&quot;(+57.02)&quot;;&quot;&quot;)" office:value-type="string" office:string-value="KKALTVSTVKSCYK" calcext:value-type="string">
            <text:p>KKALTVSTVKSCYK</text:p>
          </table:table-cell>
        </table:table-row>
        <table:table-row table:style-name="ro1">
          <table:table-cell office:value-type="string" calcext:value-type="string">
            <text:p>VAGGDEYVLLSEK</text:p>
          </table:table-cell>
          <table:table-cell table:formula="of:=SUBSTITUTE(SUBSTITUTE([.A677];&quot;(+15.99)&quot;;&quot;&quot;);&quot;(+57.02)&quot;;&quot;&quot;)" office:value-type="string" office:string-value="VAGGDEYVLLSEK" calcext:value-type="string">
            <text:p>VAGGDEYVLLSEK</text:p>
          </table:table-cell>
        </table:table-row>
        <table:table-row table:style-name="ro1">
          <table:table-cell office:value-type="string" calcext:value-type="string">
            <text:p>NSHLWVNDK</text:p>
          </table:table-cell>
          <table:table-cell table:formula="of:=SUBSTITUTE(SUBSTITUTE([.A678];&quot;(+15.99)&quot;;&quot;&quot;);&quot;(+57.02)&quot;;&quot;&quot;)" office:value-type="string" office:string-value="NSHLWVNDK" calcext:value-type="string">
            <text:p>NSHLWVNDK</text:p>
          </table:table-cell>
        </table:table-row>
        <table:table-row table:style-name="ro1">
          <table:table-cell office:value-type="string" calcext:value-type="string">
            <text:p>RMWTALASLLAK</text:p>
          </table:table-cell>
          <table:table-cell table:formula="of:=SUBSTITUTE(SUBSTITUTE([.A679];&quot;(+15.99)&quot;;&quot;&quot;);&quot;(+57.02)&quot;;&quot;&quot;)" office:value-type="string" office:string-value="RMWTALASLLAK" calcext:value-type="string">
            <text:p>RMWTALASLLAK</text:p>
          </table:table-cell>
        </table:table-row>
        <table:table-row table:style-name="ro1">
          <table:table-cell office:value-type="string" calcext:value-type="string">
            <text:p>GPSYNEDVLYER</text:p>
          </table:table-cell>
          <table:table-cell table:formula="of:=SUBSTITUTE(SUBSTITUTE([.A680];&quot;(+15.99)&quot;;&quot;&quot;);&quot;(+57.02)&quot;;&quot;&quot;)" office:value-type="string" office:string-value="GPSYNEDVLYER" calcext:value-type="string">
            <text:p>GPSYNEDVLYER</text:p>
          </table:table-cell>
        </table:table-row>
        <table:table-row table:style-name="ro1">
          <table:table-cell office:value-type="string" calcext:value-type="string">
            <text:p>DSGSSYPSLLKC(+57.02)LK</text:p>
          </table:table-cell>
          <table:table-cell table:formula="of:=SUBSTITUTE(SUBSTITUTE([.A681];&quot;(+15.99)&quot;;&quot;&quot;);&quot;(+57.02)&quot;;&quot;&quot;)" office:value-type="string" office:string-value="DSGSSYPSLLKCLK" calcext:value-type="string">
            <text:p>DSGSSYPSLLKCLK</text:p>
          </table:table-cell>
        </table:table-row>
        <table:table-row table:style-name="ro1">
          <table:table-cell office:value-type="string" calcext:value-type="string">
            <text:p>NDPEKKKAK</text:p>
          </table:table-cell>
          <table:table-cell table:formula="of:=SUBSTITUTE(SUBSTITUTE([.A682];&quot;(+15.99)&quot;;&quot;&quot;);&quot;(+57.02)&quot;;&quot;&quot;)" office:value-type="string" office:string-value="NDPEKKKAK" calcext:value-type="string">
            <text:p>NDPEKKKAK</text:p>
          </table:table-cell>
        </table:table-row>
        <table:table-row table:style-name="ro1">
          <table:table-cell office:value-type="string" calcext:value-type="string">
            <text:p>EASLDEQQK</text:p>
          </table:table-cell>
          <table:table-cell table:formula="of:=SUBSTITUTE(SUBSTITUTE([.A683];&quot;(+15.99)&quot;;&quot;&quot;);&quot;(+57.02)&quot;;&quot;&quot;)" office:value-type="string" office:string-value="EASLDEQQK" calcext:value-type="string">
            <text:p>EASLDEQQK</text:p>
          </table:table-cell>
        </table:table-row>
        <table:table-row table:style-name="ro1">
          <table:table-cell office:value-type="string" calcext:value-type="string">
            <text:p>TGHLSSPHTPK</text:p>
          </table:table-cell>
          <table:table-cell table:formula="of:=SUBSTITUTE(SUBSTITUTE([.A684];&quot;(+15.99)&quot;;&quot;&quot;);&quot;(+57.02)&quot;;&quot;&quot;)" office:value-type="string" office:string-value="TGHLSSPHTPK" calcext:value-type="string">
            <text:p>TGHLSSPHTPK</text:p>
          </table:table-cell>
        </table:table-row>
        <table:table-row table:style-name="ro1">
          <table:table-cell office:value-type="string" calcext:value-type="string">
            <text:p>QEPEVSLGDK</text:p>
          </table:table-cell>
          <table:table-cell table:formula="of:=SUBSTITUTE(SUBSTITUTE([.A685];&quot;(+15.99)&quot;;&quot;&quot;);&quot;(+57.02)&quot;;&quot;&quot;)" office:value-type="string" office:string-value="QEPEVSLGDK" calcext:value-type="string">
            <text:p>QEPEVSLGDK</text:p>
          </table:table-cell>
        </table:table-row>
        <table:table-row table:style-name="ro1">
          <table:table-cell office:value-type="string" calcext:value-type="string">
            <text:p>GRVDLVSR</text:p>
          </table:table-cell>
          <table:table-cell table:formula="of:=SUBSTITUTE(SUBSTITUTE([.A686];&quot;(+15.99)&quot;;&quot;&quot;);&quot;(+57.02)&quot;;&quot;&quot;)" office:value-type="string" office:string-value="GRVDLVSR" calcext:value-type="string">
            <text:p>GRVDLVSR</text:p>
          </table:table-cell>
        </table:table-row>
        <table:table-row table:style-name="ro1">
          <table:table-cell office:value-type="string" calcext:value-type="string">
            <text:p>WWWTLNEDFTNAKVDLK</text:p>
          </table:table-cell>
          <table:table-cell table:formula="of:=SUBSTITUTE(SUBSTITUTE([.A687];&quot;(+15.99)&quot;;&quot;&quot;);&quot;(+57.02)&quot;;&quot;&quot;)" office:value-type="string" office:string-value="WWWTLNEDFTNAKVDLK" calcext:value-type="string">
            <text:p>WWWTLNEDFTNAKVDLK</text:p>
          </table:table-cell>
        </table:table-row>
        <table:table-row table:style-name="ro1">
          <table:table-cell office:value-type="string" calcext:value-type="string">
            <text:p>M(+15.99)WTLGVK</text:p>
          </table:table-cell>
          <table:table-cell table:formula="of:=SUBSTITUTE(SUBSTITUTE([.A688];&quot;(+15.99)&quot;;&quot;&quot;);&quot;(+57.02)&quot;;&quot;&quot;)" office:value-type="string" office:string-value="MWTLGVK" calcext:value-type="string">
            <text:p>MWTLGVK</text:p>
          </table:table-cell>
        </table:table-row>
        <table:table-row table:style-name="ro1">
          <table:table-cell office:value-type="string" calcext:value-type="string">
            <text:p>LLVDVPVK</text:p>
          </table:table-cell>
          <table:table-cell table:formula="of:=SUBSTITUTE(SUBSTITUTE([.A689];&quot;(+15.99)&quot;;&quot;&quot;);&quot;(+57.02)&quot;;&quot;&quot;)" office:value-type="string" office:string-value="LLVDVPVK" calcext:value-type="string">
            <text:p>LLVDVPVK</text:p>
          </table:table-cell>
        </table:table-row>
        <table:table-row table:style-name="ro1">
          <table:table-cell office:value-type="string" calcext:value-type="string">
            <text:p>KKPLAEDLEK</text:p>
          </table:table-cell>
          <table:table-cell table:formula="of:=SUBSTITUTE(SUBSTITUTE([.A690];&quot;(+15.99)&quot;;&quot;&quot;);&quot;(+57.02)&quot;;&quot;&quot;)" office:value-type="string" office:string-value="KKPLAEDLEK" calcext:value-type="string">
            <text:p>KKPLAEDLEK</text:p>
          </table:table-cell>
        </table:table-row>
        <table:table-row table:style-name="ro1">
          <table:table-cell office:value-type="string" calcext:value-type="string">
            <text:p>GPEFLVGK</text:p>
          </table:table-cell>
          <table:table-cell table:formula="of:=SUBSTITUTE(SUBSTITUTE([.A691];&quot;(+15.99)&quot;;&quot;&quot;);&quot;(+57.02)&quot;;&quot;&quot;)" office:value-type="string" office:string-value="GPEFLVGK" calcext:value-type="string">
            <text:p>GPEFLVGK</text:p>
          </table:table-cell>
        </table:table-row>
        <table:table-row table:style-name="ro1">
          <table:table-cell office:value-type="string" calcext:value-type="string">
            <text:p>YMPPNC(+57.02)NYENLNNLSDK</text:p>
          </table:table-cell>
          <table:table-cell table:formula="of:=SUBSTITUTE(SUBSTITUTE([.A692];&quot;(+15.99)&quot;;&quot;&quot;);&quot;(+57.02)&quot;;&quot;&quot;)" office:value-type="string" office:string-value="YMPPNCNYENLNNLSDK" calcext:value-type="string">
            <text:p>YMPPNCNYENLNNLSDK</text:p>
          </table:table-cell>
        </table:table-row>
        <table:table-row table:style-name="ro1">
          <table:table-cell office:value-type="string" calcext:value-type="string">
            <text:p>VSSTLDYLNLHR</text:p>
          </table:table-cell>
          <table:table-cell table:formula="of:=SUBSTITUTE(SUBSTITUTE([.A693];&quot;(+15.99)&quot;;&quot;&quot;);&quot;(+57.02)&quot;;&quot;&quot;)" office:value-type="string" office:string-value="VSSTLDYLNLHR" calcext:value-type="string">
            <text:p>VSSTLDYLNLHR</text:p>
          </table:table-cell>
        </table:table-row>
        <table:table-row table:style-name="ro1">
          <table:table-cell office:value-type="string" calcext:value-type="string">
            <text:p>EC(+57.02)DNSGVLAGYPLLDAR</text:p>
          </table:table-cell>
          <table:table-cell table:formula="of:=SUBSTITUTE(SUBSTITUTE([.A694];&quot;(+15.99)&quot;;&quot;&quot;);&quot;(+57.02)&quot;;&quot;&quot;)" office:value-type="string" office:string-value="ECDNSGVLAGYPLLDAR" calcext:value-type="string">
            <text:p>ECDNSGVLAGYPLLDAR</text:p>
          </table:table-cell>
        </table:table-row>
        <table:table-row table:style-name="ro1">
          <table:table-cell office:value-type="string" calcext:value-type="string">
            <text:p>VADGVDLK</text:p>
          </table:table-cell>
          <table:table-cell table:formula="of:=SUBSTITUTE(SUBSTITUTE([.A695];&quot;(+15.99)&quot;;&quot;&quot;);&quot;(+57.02)&quot;;&quot;&quot;)" office:value-type="string" office:string-value="VADGVDLK" calcext:value-type="string">
            <text:p>VADGVDLK</text:p>
          </table:table-cell>
        </table:table-row>
        <table:table-row table:style-name="ro1">
          <table:table-cell office:value-type="string" calcext:value-type="string">
            <text:p>DDAEGWMLR</text:p>
          </table:table-cell>
          <table:table-cell table:formula="of:=SUBSTITUTE(SUBSTITUTE([.A696];&quot;(+15.99)&quot;;&quot;&quot;);&quot;(+57.02)&quot;;&quot;&quot;)" office:value-type="string" office:string-value="DDAEGWMLR" calcext:value-type="string">
            <text:p>DDAEGWMLR</text:p>
          </table:table-cell>
        </table:table-row>
        <table:table-row table:style-name="ro1">
          <table:table-cell office:value-type="string" calcext:value-type="string">
            <text:p>KATEYYDK</text:p>
          </table:table-cell>
          <table:table-cell table:formula="of:=SUBSTITUTE(SUBSTITUTE([.A697];&quot;(+15.99)&quot;;&quot;&quot;);&quot;(+57.02)&quot;;&quot;&quot;)" office:value-type="string" office:string-value="KATEYYDK" calcext:value-type="string">
            <text:p>KATEYYDK</text:p>
          </table:table-cell>
        </table:table-row>
        <table:table-row table:style-name="ro1">
          <table:table-cell office:value-type="string" calcext:value-type="string">
            <text:p>YQM(+15.99)LLESLR</text:p>
          </table:table-cell>
          <table:table-cell table:formula="of:=SUBSTITUTE(SUBSTITUTE([.A698];&quot;(+15.99)&quot;;&quot;&quot;);&quot;(+57.02)&quot;;&quot;&quot;)" office:value-type="string" office:string-value="YQMLLESLR" calcext:value-type="string">
            <text:p>YQMLLESLR</text:p>
          </table:table-cell>
        </table:table-row>
        <table:table-row table:style-name="ro1">
          <table:table-cell office:value-type="string" calcext:value-type="string">
            <text:p>GDDPYSSGLQGLLEK</text:p>
          </table:table-cell>
          <table:table-cell table:formula="of:=SUBSTITUTE(SUBSTITUTE([.A699];&quot;(+15.99)&quot;;&quot;&quot;);&quot;(+57.02)&quot;;&quot;&quot;)" office:value-type="string" office:string-value="GDDPYSSGLQGLLEK" calcext:value-type="string">
            <text:p>GDDPYSSGLQGLLEK</text:p>
          </table:table-cell>
        </table:table-row>
        <table:table-row table:style-name="ro1">
          <table:table-cell office:value-type="string" calcext:value-type="string">
            <text:p>KPALYDDNQLTLDGR</text:p>
          </table:table-cell>
          <table:table-cell table:formula="of:=SUBSTITUTE(SUBSTITUTE([.A700];&quot;(+15.99)&quot;;&quot;&quot;);&quot;(+57.02)&quot;;&quot;&quot;)" office:value-type="string" office:string-value="KPALYDDNQLTLDGR" calcext:value-type="string">
            <text:p>KPALYDDNQLTLDGR</text:p>
          </table:table-cell>
        </table:table-row>
        <table:table-row table:style-name="ro1">
          <table:table-cell office:value-type="string" calcext:value-type="string">
            <text:p>VLQNEAVDAVSTGAPK</text:p>
          </table:table-cell>
          <table:table-cell table:formula="of:=SUBSTITUTE(SUBSTITUTE([.A701];&quot;(+15.99)&quot;;&quot;&quot;);&quot;(+57.02)&quot;;&quot;&quot;)" office:value-type="string" office:string-value="VLQNEAVDAVSTGAPK" calcext:value-type="string">
            <text:p>VLQNEAVDAVSTGAPK</text:p>
          </table:table-cell>
        </table:table-row>
        <table:table-row table:style-name="ro1">
          <table:table-cell office:value-type="string" calcext:value-type="string">
            <text:p>ASAGGLLLQQNK</text:p>
          </table:table-cell>
          <table:table-cell table:formula="of:=SUBSTITUTE(SUBSTITUTE([.A702];&quot;(+15.99)&quot;;&quot;&quot;);&quot;(+57.02)&quot;;&quot;&quot;)" office:value-type="string" office:string-value="ASAGGLLLQQNK" calcext:value-type="string">
            <text:p>ASAGGLLLQQNK</text:p>
          </table:table-cell>
        </table:table-row>
        <table:table-row table:style-name="ro1">
          <table:table-cell office:value-type="string" calcext:value-type="string">
            <text:p>QPLTALAK</text:p>
          </table:table-cell>
          <table:table-cell table:formula="of:=SUBSTITUTE(SUBSTITUTE([.A703];&quot;(+15.99)&quot;;&quot;&quot;);&quot;(+57.02)&quot;;&quot;&quot;)" office:value-type="string" office:string-value="QPLTALAK" calcext:value-type="string">
            <text:p>QPLTALAK</text:p>
          </table:table-cell>
        </table:table-row>
        <table:table-row table:style-name="ro1">
          <table:table-cell office:value-type="string" calcext:value-type="string">
            <text:p>ADLPPNVAVK</text:p>
          </table:table-cell>
          <table:table-cell table:formula="of:=SUBSTITUTE(SUBSTITUTE([.A704];&quot;(+15.99)&quot;;&quot;&quot;);&quot;(+57.02)&quot;;&quot;&quot;)" office:value-type="string" office:string-value="ADLPPNVAVK" calcext:value-type="string">
            <text:p>ADLPPNVAVK</text:p>
          </table:table-cell>
        </table:table-row>
        <table:table-row table:style-name="ro1">
          <table:table-cell office:value-type="string" calcext:value-type="string">
            <text:p>QLTTVTRGVNHR</text:p>
          </table:table-cell>
          <table:table-cell table:formula="of:=SUBSTITUTE(SUBSTITUTE([.A705];&quot;(+15.99)&quot;;&quot;&quot;);&quot;(+57.02)&quot;;&quot;&quot;)" office:value-type="string" office:string-value="QLTTVTRGVNHR" calcext:value-type="string">
            <text:p>QLTTVTRGVNHR</text:p>
          </table:table-cell>
        </table:table-row>
        <table:table-row table:style-name="ro1">
          <table:table-cell office:value-type="string" calcext:value-type="string">
            <text:p>WEFNVALSAK</text:p>
          </table:table-cell>
          <table:table-cell table:formula="of:=SUBSTITUTE(SUBSTITUTE([.A706];&quot;(+15.99)&quot;;&quot;&quot;);&quot;(+57.02)&quot;;&quot;&quot;)" office:value-type="string" office:string-value="WEFNVALSAK" calcext:value-type="string">
            <text:p>WEFNVALSAK</text:p>
          </table:table-cell>
        </table:table-row>
        <table:table-row table:style-name="ro1">
          <table:table-cell office:value-type="string" calcext:value-type="string">
            <text:p>C(+57.02)SYLGDKVDKTK</text:p>
          </table:table-cell>
          <table:table-cell table:formula="of:=SUBSTITUTE(SUBSTITUTE([.A707];&quot;(+15.99)&quot;;&quot;&quot;);&quot;(+57.02)&quot;;&quot;&quot;)" office:value-type="string" office:string-value="CSYLGDKVDKTK" calcext:value-type="string">
            <text:p>CSYLGDKVDKTK</text:p>
          </table:table-cell>
        </table:table-row>
        <table:table-row table:style-name="ro1">
          <table:table-cell office:value-type="string" calcext:value-type="string">
            <text:p>EAEVDHM(+15.99)LSEVYSK</text:p>
          </table:table-cell>
          <table:table-cell table:formula="of:=SUBSTITUTE(SUBSTITUTE([.A708];&quot;(+15.99)&quot;;&quot;&quot;);&quot;(+57.02)&quot;;&quot;&quot;)" office:value-type="string" office:string-value="EAEVDHMLSEVYSK" calcext:value-type="string">
            <text:p>EAEVDHMLSEVYSK</text:p>
          </table:table-cell>
        </table:table-row>
        <table:table-row table:style-name="ro1">
          <table:table-cell office:value-type="string" calcext:value-type="string">
            <text:p>EATVTLNGTAR</text:p>
          </table:table-cell>
          <table:table-cell table:formula="of:=SUBSTITUTE(SUBSTITUTE([.A709];&quot;(+15.99)&quot;;&quot;&quot;);&quot;(+57.02)&quot;;&quot;&quot;)" office:value-type="string" office:string-value="EATVTLNGTAR" calcext:value-type="string">
            <text:p>EATVTLNGTAR</text:p>
          </table:table-cell>
        </table:table-row>
        <table:table-row table:style-name="ro1">
          <table:table-cell office:value-type="string" calcext:value-type="string">
            <text:p>QPLDSNSPLLK</text:p>
          </table:table-cell>
          <table:table-cell table:formula="of:=SUBSTITUTE(SUBSTITUTE([.A710];&quot;(+15.99)&quot;;&quot;&quot;);&quot;(+57.02)&quot;;&quot;&quot;)" office:value-type="string" office:string-value="QPLDSNSPLLK" calcext:value-type="string">
            <text:p>QPLDSNSPLLK</text:p>
          </table:table-cell>
        </table:table-row>
        <table:table-row table:style-name="ro1">
          <table:table-cell office:value-type="string" calcext:value-type="string">
            <text:p>NFLAWFAFTK</text:p>
          </table:table-cell>
          <table:table-cell table:formula="of:=SUBSTITUTE(SUBSTITUTE([.A711];&quot;(+15.99)&quot;;&quot;&quot;);&quot;(+57.02)&quot;;&quot;&quot;)" office:value-type="string" office:string-value="NFLAWFAFTK" calcext:value-type="string">
            <text:p>NFLAWFAFTK</text:p>
          </table:table-cell>
        </table:table-row>
        <table:table-row table:style-name="ro1">
          <table:table-cell office:value-type="string" calcext:value-type="string">
            <text:p>EVYWWFPK</text:p>
          </table:table-cell>
          <table:table-cell table:formula="of:=SUBSTITUTE(SUBSTITUTE([.A712];&quot;(+15.99)&quot;;&quot;&quot;);&quot;(+57.02)&quot;;&quot;&quot;)" office:value-type="string" office:string-value="EVYWWFPK" calcext:value-type="string">
            <text:p>EVYWWFPK</text:p>
          </table:table-cell>
        </table:table-row>
        <table:table-row table:style-name="ro1">
          <table:table-cell office:value-type="string" calcext:value-type="string">
            <text:p>RANSDSAVNKLPYDR</text:p>
          </table:table-cell>
          <table:table-cell table:formula="of:=SUBSTITUTE(SUBSTITUTE([.A713];&quot;(+15.99)&quot;;&quot;&quot;);&quot;(+57.02)&quot;;&quot;&quot;)" office:value-type="string" office:string-value="RANSDSAVNKLPYDR" calcext:value-type="string">
            <text:p>RANSDSAVNKLPYDR</text:p>
          </table:table-cell>
        </table:table-row>
        <table:table-row table:style-name="ro1">
          <table:table-cell office:value-type="string" calcext:value-type="string">
            <text:p>KFM(+15.99)YM(+15.99)LYTLPK</text:p>
          </table:table-cell>
          <table:table-cell table:formula="of:=SUBSTITUTE(SUBSTITUTE([.A714];&quot;(+15.99)&quot;;&quot;&quot;);&quot;(+57.02)&quot;;&quot;&quot;)" office:value-type="string" office:string-value="KFMYMLYTLPK" calcext:value-type="string">
            <text:p>KFMYMLYTLPK</text:p>
          </table:table-cell>
        </table:table-row>
        <table:table-row table:style-name="ro1">
          <table:table-cell office:value-type="string" calcext:value-type="string">
            <text:p>KTFEQAK</text:p>
          </table:table-cell>
          <table:table-cell table:formula="of:=SUBSTITUTE(SUBSTITUTE([.A715];&quot;(+15.99)&quot;;&quot;&quot;);&quot;(+57.02)&quot;;&quot;&quot;)" office:value-type="string" office:string-value="KTFEQAK" calcext:value-type="string">
            <text:p>KTFEQAK</text:p>
          </table:table-cell>
        </table:table-row>
        <table:table-row table:style-name="ro1">
          <table:table-cell office:value-type="string" calcext:value-type="string">
            <text:p>AVFLC(+57.02)GVK</text:p>
          </table:table-cell>
          <table:table-cell table:formula="of:=SUBSTITUTE(SUBSTITUTE([.A716];&quot;(+15.99)&quot;;&quot;&quot;);&quot;(+57.02)&quot;;&quot;&quot;)" office:value-type="string" office:string-value="AVFLCGVK" calcext:value-type="string">
            <text:p>AVFLCGVK</text:p>
          </table:table-cell>
        </table:table-row>
        <table:table-row table:style-name="ro1">
          <table:table-cell office:value-type="string" calcext:value-type="string">
            <text:p>VPRFC(+57.02)K</text:p>
          </table:table-cell>
          <table:table-cell table:formula="of:=SUBSTITUTE(SUBSTITUTE([.A717];&quot;(+15.99)&quot;;&quot;&quot;);&quot;(+57.02)&quot;;&quot;&quot;)" office:value-type="string" office:string-value="VPRFCK" calcext:value-type="string">
            <text:p>VPRFCK</text:p>
          </table:table-cell>
        </table:table-row>
        <table:table-row table:style-name="ro1">
          <table:table-cell office:value-type="string" calcext:value-type="string">
            <text:p>C(+57.02)FPSLLDTTDELSK</text:p>
          </table:table-cell>
          <table:table-cell table:formula="of:=SUBSTITUTE(SUBSTITUTE([.A718];&quot;(+15.99)&quot;;&quot;&quot;);&quot;(+57.02)&quot;;&quot;&quot;)" office:value-type="string" office:string-value="CFPSLLDTTDELSK" calcext:value-type="string">
            <text:p>CFPSLLDTTDELSK</text:p>
          </table:table-cell>
        </table:table-row>
        <table:table-row table:style-name="ro1">
          <table:table-cell office:value-type="string" calcext:value-type="string">
            <text:p>EPMPKLLNK</text:p>
          </table:table-cell>
          <table:table-cell table:formula="of:=SUBSTITUTE(SUBSTITUTE([.A719];&quot;(+15.99)&quot;;&quot;&quot;);&quot;(+57.02)&quot;;&quot;&quot;)" office:value-type="string" office:string-value="EPMPKLLNK" calcext:value-type="string">
            <text:p>EPMPKLLNK</text:p>
          </table:table-cell>
        </table:table-row>
        <table:table-row table:style-name="ro1">
          <table:table-cell office:value-type="string" calcext:value-type="string">
            <text:p>FWEVWVAQVGPGK</text:p>
          </table:table-cell>
          <table:table-cell table:formula="of:=SUBSTITUTE(SUBSTITUTE([.A720];&quot;(+15.99)&quot;;&quot;&quot;);&quot;(+57.02)&quot;;&quot;&quot;)" office:value-type="string" office:string-value="FWEVWVAQVGPGK" calcext:value-type="string">
            <text:p>FWEVWVAQVGPGK</text:p>
          </table:table-cell>
        </table:table-row>
        <table:table-row table:style-name="ro1">
          <table:table-cell office:value-type="string" calcext:value-type="string">
            <text:p>NATLPDLGWK</text:p>
          </table:table-cell>
          <table:table-cell table:formula="of:=SUBSTITUTE(SUBSTITUTE([.A721];&quot;(+15.99)&quot;;&quot;&quot;);&quot;(+57.02)&quot;;&quot;&quot;)" office:value-type="string" office:string-value="NATLPDLGWK" calcext:value-type="string">
            <text:p>NATLPDLGWK</text:p>
          </table:table-cell>
        </table:table-row>
        <table:table-row table:style-name="ro1">
          <table:table-cell office:value-type="string" calcext:value-type="string">
            <text:p>DVPLNSSNPETELGR</text:p>
          </table:table-cell>
          <table:table-cell table:formula="of:=SUBSTITUTE(SUBSTITUTE([.A722];&quot;(+15.99)&quot;;&quot;&quot;);&quot;(+57.02)&quot;;&quot;&quot;)" office:value-type="string" office:string-value="DVPLNSSNPETELGR" calcext:value-type="string">
            <text:p>DVPLNSSNPETELGR</text:p>
          </table:table-cell>
        </table:table-row>
        <table:table-row table:style-name="ro1">
          <table:table-cell office:value-type="string" calcext:value-type="string">
            <text:p>LYPGAVLK</text:p>
          </table:table-cell>
          <table:table-cell table:formula="of:=SUBSTITUTE(SUBSTITUTE([.A723];&quot;(+15.99)&quot;;&quot;&quot;);&quot;(+57.02)&quot;;&quot;&quot;)" office:value-type="string" office:string-value="LYPGAVLK" calcext:value-type="string">
            <text:p>LYPGAVLK</text:p>
          </table:table-cell>
        </table:table-row>
        <table:table-row table:style-name="ro1">
          <table:table-cell office:value-type="string" calcext:value-type="string">
            <text:p>KAALPSDEVTNYLPR</text:p>
          </table:table-cell>
          <table:table-cell table:formula="of:=SUBSTITUTE(SUBSTITUTE([.A724];&quot;(+15.99)&quot;;&quot;&quot;);&quot;(+57.02)&quot;;&quot;&quot;)" office:value-type="string" office:string-value="KAALPSDEVTNYLPR" calcext:value-type="string">
            <text:p>KAALPSDEVTNYLPR</text:p>
          </table:table-cell>
        </table:table-row>
        <table:table-row table:style-name="ro1">
          <table:table-cell office:value-type="string" calcext:value-type="string">
            <text:p>EPVLATTPR</text:p>
          </table:table-cell>
          <table:table-cell table:formula="of:=SUBSTITUTE(SUBSTITUTE([.A725];&quot;(+15.99)&quot;;&quot;&quot;);&quot;(+57.02)&quot;;&quot;&quot;)" office:value-type="string" office:string-value="EPVLATTPR" calcext:value-type="string">
            <text:p>EPVLATTPR</text:p>
          </table:table-cell>
        </table:table-row>
        <table:table-row table:style-name="ro1">
          <table:table-cell office:value-type="string" calcext:value-type="string">
            <text:p>NDNLLLSWPK</text:p>
          </table:table-cell>
          <table:table-cell table:formula="of:=SUBSTITUTE(SUBSTITUTE([.A726];&quot;(+15.99)&quot;;&quot;&quot;);&quot;(+57.02)&quot;;&quot;&quot;)" office:value-type="string" office:string-value="NDNLLLSWPK" calcext:value-type="string">
            <text:p>NDNLLLSWPK</text:p>
          </table:table-cell>
        </table:table-row>
        <table:table-row table:style-name="ro1">
          <table:table-cell office:value-type="string" calcext:value-type="string">
            <text:p>M(+15.99)EENSLEEK</text:p>
          </table:table-cell>
          <table:table-cell table:formula="of:=SUBSTITUTE(SUBSTITUTE([.A727];&quot;(+15.99)&quot;;&quot;&quot;);&quot;(+57.02)&quot;;&quot;&quot;)" office:value-type="string" office:string-value="MEENSLEEK" calcext:value-type="string">
            <text:p>MEENSLEEK</text:p>
          </table:table-cell>
        </table:table-row>
        <table:table-row table:style-name="ro1">
          <table:table-cell office:value-type="string" calcext:value-type="string">
            <text:p>LLYVNAEEAAESR</text:p>
          </table:table-cell>
          <table:table-cell table:formula="of:=SUBSTITUTE(SUBSTITUTE([.A728];&quot;(+15.99)&quot;;&quot;&quot;);&quot;(+57.02)&quot;;&quot;&quot;)" office:value-type="string" office:string-value="LLYVNAEEAAESR" calcext:value-type="string">
            <text:p>LLYVNAEEAAESR</text:p>
          </table:table-cell>
        </table:table-row>
        <table:table-row table:style-name="ro1">
          <table:table-cell office:value-type="string" calcext:value-type="string">
            <text:p>QLSNLLK</text:p>
          </table:table-cell>
          <table:table-cell table:formula="of:=SUBSTITUTE(SUBSTITUTE([.A729];&quot;(+15.99)&quot;;&quot;&quot;);&quot;(+57.02)&quot;;&quot;&quot;)" office:value-type="string" office:string-value="QLSNLLK" calcext:value-type="string">
            <text:p>QLSNLLK</text:p>
          </table:table-cell>
        </table:table-row>
        <table:table-row table:style-name="ro1">
          <table:table-cell office:value-type="string" calcext:value-type="string">
            <text:p>AFPGGYENAVK</text:p>
          </table:table-cell>
          <table:table-cell table:formula="of:=SUBSTITUTE(SUBSTITUTE([.A730];&quot;(+15.99)&quot;;&quot;&quot;);&quot;(+57.02)&quot;;&quot;&quot;)" office:value-type="string" office:string-value="AFPGGYENAVK" calcext:value-type="string">
            <text:p>AFPGGYENAVK</text:p>
          </table:table-cell>
        </table:table-row>
        <table:table-row table:style-name="ro1">
          <table:table-cell office:value-type="string" calcext:value-type="string">
            <text:p>SNEELASDLK</text:p>
          </table:table-cell>
          <table:table-cell table:formula="of:=SUBSTITUTE(SUBSTITUTE([.A731];&quot;(+15.99)&quot;;&quot;&quot;);&quot;(+57.02)&quot;;&quot;&quot;)" office:value-type="string" office:string-value="SNEELASDLK" calcext:value-type="string">
            <text:p>SNEELASDLK</text:p>
          </table:table-cell>
        </table:table-row>
        <table:table-row table:style-name="ro1">
          <table:table-cell office:value-type="string" calcext:value-type="string">
            <text:p>NELESDPHLVEK</text:p>
          </table:table-cell>
          <table:table-cell table:formula="of:=SUBSTITUTE(SUBSTITUTE([.A732];&quot;(+15.99)&quot;;&quot;&quot;);&quot;(+57.02)&quot;;&quot;&quot;)" office:value-type="string" office:string-value="NELESDPHLVEK" calcext:value-type="string">
            <text:p>NELESDPHLVEK</text:p>
          </table:table-cell>
        </table:table-row>
        <table:table-row table:style-name="ro1">
          <table:table-cell office:value-type="string" calcext:value-type="string">
            <text:p>EKRSEESLPLELER</text:p>
          </table:table-cell>
          <table:table-cell table:formula="of:=SUBSTITUTE(SUBSTITUTE([.A733];&quot;(+15.99)&quot;;&quot;&quot;);&quot;(+57.02)&quot;;&quot;&quot;)" office:value-type="string" office:string-value="EKRSEESLPLELER" calcext:value-type="string">
            <text:p>EKRSEESLPLELER</text:p>
          </table:table-cell>
        </table:table-row>
        <table:table-row table:style-name="ro1">
          <table:table-cell office:value-type="string" calcext:value-type="string">
            <text:p>YNC(+57.02)YSAGK</text:p>
          </table:table-cell>
          <table:table-cell table:formula="of:=SUBSTITUTE(SUBSTITUTE([.A734];&quot;(+15.99)&quot;;&quot;&quot;);&quot;(+57.02)&quot;;&quot;&quot;)" office:value-type="string" office:string-value="YNCYSAGK" calcext:value-type="string">
            <text:p>YNCYSAGK</text:p>
          </table:table-cell>
        </table:table-row>
        <table:table-row table:style-name="ro1">
          <table:table-cell office:value-type="string" calcext:value-type="string">
            <text:p>QNYVQHWSFK</text:p>
          </table:table-cell>
          <table:table-cell table:formula="of:=SUBSTITUTE(SUBSTITUTE([.A735];&quot;(+15.99)&quot;;&quot;&quot;);&quot;(+57.02)&quot;;&quot;&quot;)" office:value-type="string" office:string-value="QNYVQHWSFK" calcext:value-type="string">
            <text:p>QNYVQHWSFK</text:p>
          </table:table-cell>
        </table:table-row>
        <table:table-row table:style-name="ro1">
          <table:table-cell office:value-type="string" calcext:value-type="string">
            <text:p>DDHEDFSK</text:p>
          </table:table-cell>
          <table:table-cell table:formula="of:=SUBSTITUTE(SUBSTITUTE([.A736];&quot;(+15.99)&quot;;&quot;&quot;);&quot;(+57.02)&quot;;&quot;&quot;)" office:value-type="string" office:string-value="DDHEDFSK" calcext:value-type="string">
            <text:p>DDHEDFSK</text:p>
          </table:table-cell>
        </table:table-row>
        <table:table-row table:style-name="ro1">
          <table:table-cell office:value-type="string" calcext:value-type="string">
            <text:p>WGRSFLFGGK</text:p>
          </table:table-cell>
          <table:table-cell table:formula="of:=SUBSTITUTE(SUBSTITUTE([.A737];&quot;(+15.99)&quot;;&quot;&quot;);&quot;(+57.02)&quot;;&quot;&quot;)" office:value-type="string" office:string-value="WGRSFLFGGK" calcext:value-type="string">
            <text:p>WGRSFLFGGK</text:p>
          </table:table-cell>
        </table:table-row>
        <table:table-row table:style-name="ro1">
          <table:table-cell office:value-type="string" calcext:value-type="string">
            <text:p>QNDSDLERSFR</text:p>
          </table:table-cell>
          <table:table-cell table:formula="of:=SUBSTITUTE(SUBSTITUTE([.A738];&quot;(+15.99)&quot;;&quot;&quot;);&quot;(+57.02)&quot;;&quot;&quot;)" office:value-type="string" office:string-value="QNDSDLERSFR" calcext:value-type="string">
            <text:p>QNDSDLERSFR</text:p>
          </table:table-cell>
        </table:table-row>
        <table:table-row table:style-name="ro1">
          <table:table-cell office:value-type="string" calcext:value-type="string">
            <text:p>EVNALDLPLYR</text:p>
          </table:table-cell>
          <table:table-cell table:formula="of:=SUBSTITUTE(SUBSTITUTE([.A739];&quot;(+15.99)&quot;;&quot;&quot;);&quot;(+57.02)&quot;;&quot;&quot;)" office:value-type="string" office:string-value="EVNALDLPLYR" calcext:value-type="string">
            <text:p>EVNALDLPLYR</text:p>
          </table:table-cell>
        </table:table-row>
        <table:table-row table:style-name="ro1">
          <table:table-cell office:value-type="string" calcext:value-type="string">
            <text:p>FLTNLLYPEFFTDK</text:p>
          </table:table-cell>
          <table:table-cell table:formula="of:=SUBSTITUTE(SUBSTITUTE([.A740];&quot;(+15.99)&quot;;&quot;&quot;);&quot;(+57.02)&quot;;&quot;&quot;)" office:value-type="string" office:string-value="FLTNLLYPEFFTDK" calcext:value-type="string">
            <text:p>FLTNLLYPEFFTDK</text:p>
          </table:table-cell>
        </table:table-row>
        <table:table-row table:style-name="ro1">
          <table:table-cell office:value-type="string" calcext:value-type="string">
            <text:p>QLPM(+15.99)DVK</text:p>
          </table:table-cell>
          <table:table-cell table:formula="of:=SUBSTITUTE(SUBSTITUTE([.A741];&quot;(+15.99)&quot;;&quot;&quot;);&quot;(+57.02)&quot;;&quot;&quot;)" office:value-type="string" office:string-value="QLPMDVK" calcext:value-type="string">
            <text:p>QLPMDVK</text:p>
          </table:table-cell>
        </table:table-row>
        <table:table-row table:style-name="ro1">
          <table:table-cell office:value-type="string" calcext:value-type="string">
            <text:p>GLPAVSLEK</text:p>
          </table:table-cell>
          <table:table-cell table:formula="of:=SUBSTITUTE(SUBSTITUTE([.A742];&quot;(+15.99)&quot;;&quot;&quot;);&quot;(+57.02)&quot;;&quot;&quot;)" office:value-type="string" office:string-value="GLPAVSLEK" calcext:value-type="string">
            <text:p>GLPAVSLEK</text:p>
          </table:table-cell>
        </table:table-row>
        <table:table-row table:style-name="ro1">
          <table:table-cell office:value-type="string" calcext:value-type="string">
            <text:p>FFMDDLPDELK</text:p>
          </table:table-cell>
          <table:table-cell table:formula="of:=SUBSTITUTE(SUBSTITUTE([.A743];&quot;(+15.99)&quot;;&quot;&quot;);&quot;(+57.02)&quot;;&quot;&quot;)" office:value-type="string" office:string-value="FFMDDLPDELK" calcext:value-type="string">
            <text:p>FFMDDLPDELK</text:p>
          </table:table-cell>
        </table:table-row>
        <table:table-row table:style-name="ro1">
          <table:table-cell office:value-type="string" calcext:value-type="string">
            <text:p>NHNFLRAM(+15.99)SPK</text:p>
          </table:table-cell>
          <table:table-cell table:formula="of:=SUBSTITUTE(SUBSTITUTE([.A744];&quot;(+15.99)&quot;;&quot;&quot;);&quot;(+57.02)&quot;;&quot;&quot;)" office:value-type="string" office:string-value="NHNFLRAMSPK" calcext:value-type="string">
            <text:p>NHNFLRAMSPK</text:p>
          </table:table-cell>
        </table:table-row>
        <table:table-row table:style-name="ro1">
          <table:table-cell office:value-type="string" calcext:value-type="string">
            <text:p>EFLLQPFALMVVLELAPK</text:p>
          </table:table-cell>
          <table:table-cell table:formula="of:=SUBSTITUTE(SUBSTITUTE([.A745];&quot;(+15.99)&quot;;&quot;&quot;);&quot;(+57.02)&quot;;&quot;&quot;)" office:value-type="string" office:string-value="EFLLQPFALMVVLELAPK" calcext:value-type="string">
            <text:p>EFLLQPFALMVVLELAPK</text:p>
          </table:table-cell>
        </table:table-row>
        <table:table-row table:style-name="ro1">
          <table:table-cell office:value-type="string" calcext:value-type="string">
            <text:p>RC(+57.02)EAVLDEFLLLLTDK</text:p>
          </table:table-cell>
          <table:table-cell table:formula="of:=SUBSTITUTE(SUBSTITUTE([.A746];&quot;(+15.99)&quot;;&quot;&quot;);&quot;(+57.02)&quot;;&quot;&quot;)" office:value-type="string" office:string-value="RCEAVLDEFLLLLTDK" calcext:value-type="string">
            <text:p>RCEAVLDEFLLLLTDK</text:p>
          </table:table-cell>
        </table:table-row>
        <table:table-row table:style-name="ro1">
          <table:table-cell office:value-type="string" calcext:value-type="string">
            <text:p>TETLNTLK</text:p>
          </table:table-cell>
          <table:table-cell table:formula="of:=SUBSTITUTE(SUBSTITUTE([.A747];&quot;(+15.99)&quot;;&quot;&quot;);&quot;(+57.02)&quot;;&quot;&quot;)" office:value-type="string" office:string-value="TETLNTLK" calcext:value-type="string">
            <text:p>TETLNTLK</text:p>
          </table:table-cell>
        </table:table-row>
        <table:table-row table:style-name="ro1">
          <table:table-cell office:value-type="string" calcext:value-type="string">
            <text:p>LGYNEVTLALK</text:p>
          </table:table-cell>
          <table:table-cell table:formula="of:=SUBSTITUTE(SUBSTITUTE([.A748];&quot;(+15.99)&quot;;&quot;&quot;);&quot;(+57.02)&quot;;&quot;&quot;)" office:value-type="string" office:string-value="LGYNEVTLALK" calcext:value-type="string">
            <text:p>LGYNEVTLALK</text:p>
          </table:table-cell>
        </table:table-row>
        <table:table-row table:style-name="ro1">
          <table:table-cell office:value-type="string" calcext:value-type="string">
            <text:p>LNAGPM(+15.99)NNLLR</text:p>
          </table:table-cell>
          <table:table-cell table:formula="of:=SUBSTITUTE(SUBSTITUTE([.A749];&quot;(+15.99)&quot;;&quot;&quot;);&quot;(+57.02)&quot;;&quot;&quot;)" office:value-type="string" office:string-value="LNAGPMNNLLR" calcext:value-type="string">
            <text:p>LNAGPMNNLLR</text:p>
          </table:table-cell>
        </table:table-row>
        <table:table-row table:style-name="ro1">
          <table:table-cell office:value-type="string" calcext:value-type="string">
            <text:p>APAVEELNLAK</text:p>
          </table:table-cell>
          <table:table-cell table:formula="of:=SUBSTITUTE(SUBSTITUTE([.A750];&quot;(+15.99)&quot;;&quot;&quot;);&quot;(+57.02)&quot;;&quot;&quot;)" office:value-type="string" office:string-value="APAVEELNLAK" calcext:value-type="string">
            <text:p>APAVEELNLAK</text:p>
          </table:table-cell>
        </table:table-row>
        <table:table-row table:style-name="ro1">
          <table:table-cell office:value-type="string" calcext:value-type="string">
            <text:p>SHAGKLLLR</text:p>
          </table:table-cell>
          <table:table-cell table:formula="of:=SUBSTITUTE(SUBSTITUTE([.A751];&quot;(+15.99)&quot;;&quot;&quot;);&quot;(+57.02)&quot;;&quot;&quot;)" office:value-type="string" office:string-value="SHAGKLLLR" calcext:value-type="string">
            <text:p>SHAGKLLLR</text:p>
          </table:table-cell>
        </table:table-row>
        <table:table-row table:style-name="ro1">
          <table:table-cell office:value-type="string" calcext:value-type="string">
            <text:p>DWTM(+15.99)GLALGFLETR</text:p>
          </table:table-cell>
          <table:table-cell table:formula="of:=SUBSTITUTE(SUBSTITUTE([.A752];&quot;(+15.99)&quot;;&quot;&quot;);&quot;(+57.02)&quot;;&quot;&quot;)" office:value-type="string" office:string-value="DWTMGLALGFLETR" calcext:value-type="string">
            <text:p>DWTMGLALGFLETR</text:p>
          </table:table-cell>
        </table:table-row>
        <table:table-row table:style-name="ro1">
          <table:table-cell office:value-type="string" calcext:value-type="string">
            <text:p>MDYLENTGVALLR</text:p>
          </table:table-cell>
          <table:table-cell table:formula="of:=SUBSTITUTE(SUBSTITUTE([.A753];&quot;(+15.99)&quot;;&quot;&quot;);&quot;(+57.02)&quot;;&quot;&quot;)" office:value-type="string" office:string-value="MDYLENTGVALLR" calcext:value-type="string">
            <text:p>MDYLENTGVALLR</text:p>
          </table:table-cell>
        </table:table-row>
        <table:table-row table:style-name="ro1">
          <table:table-cell office:value-type="string" calcext:value-type="string">
            <text:p>NNPAESELLVNR</text:p>
          </table:table-cell>
          <table:table-cell table:formula="of:=SUBSTITUTE(SUBSTITUTE([.A754];&quot;(+15.99)&quot;;&quot;&quot;);&quot;(+57.02)&quot;;&quot;&quot;)" office:value-type="string" office:string-value="NNPAESELLVNR" calcext:value-type="string">
            <text:p>NNPAESELLVNR</text:p>
          </table:table-cell>
        </table:table-row>
        <table:table-row table:style-name="ro1">
          <table:table-cell office:value-type="string" calcext:value-type="string">
            <text:p>LTYLAMEGTDLTTK</text:p>
          </table:table-cell>
          <table:table-cell table:formula="of:=SUBSTITUTE(SUBSTITUTE([.A755];&quot;(+15.99)&quot;;&quot;&quot;);&quot;(+57.02)&quot;;&quot;&quot;)" office:value-type="string" office:string-value="LTYLAMEGTDLTTK" calcext:value-type="string">
            <text:p>LTYLAMEGTDLTTK</text:p>
          </table:table-cell>
        </table:table-row>
        <table:table-row table:style-name="ro1">
          <table:table-cell office:value-type="string" calcext:value-type="string">
            <text:p>QNNATLESSLGTGR</text:p>
          </table:table-cell>
          <table:table-cell table:formula="of:=SUBSTITUTE(SUBSTITUTE([.A756];&quot;(+15.99)&quot;;&quot;&quot;);&quot;(+57.02)&quot;;&quot;&quot;)" office:value-type="string" office:string-value="QNNATLESSLGTGR" calcext:value-type="string">
            <text:p>QNNATLESSLGTGR</text:p>
          </table:table-cell>
        </table:table-row>
        <table:table-row table:style-name="ro1">
          <table:table-cell office:value-type="string" calcext:value-type="string">
            <text:p>NFELKNELKDDLSK</text:p>
          </table:table-cell>
          <table:table-cell table:formula="of:=SUBSTITUTE(SUBSTITUTE([.A757];&quot;(+15.99)&quot;;&quot;&quot;);&quot;(+57.02)&quot;;&quot;&quot;)" office:value-type="string" office:string-value="NFELKNELKDDLSK" calcext:value-type="string">
            <text:p>NFELKNELKDDLSK</text:p>
          </table:table-cell>
        </table:table-row>
        <table:table-row table:style-name="ro1">
          <table:table-cell office:value-type="string" calcext:value-type="string">
            <text:p>QWYGLEK</text:p>
          </table:table-cell>
          <table:table-cell table:formula="of:=SUBSTITUTE(SUBSTITUTE([.A758];&quot;(+15.99)&quot;;&quot;&quot;);&quot;(+57.02)&quot;;&quot;&quot;)" office:value-type="string" office:string-value="QWYGLEK" calcext:value-type="string">
            <text:p>QWYGLEK</text:p>
          </table:table-cell>
        </table:table-row>
        <table:table-row table:style-name="ro1">
          <table:table-cell office:value-type="string" calcext:value-type="string">
            <text:p>TVPTPVLFK</text:p>
          </table:table-cell>
          <table:table-cell table:formula="of:=SUBSTITUTE(SUBSTITUTE([.A759];&quot;(+15.99)&quot;;&quot;&quot;);&quot;(+57.02)&quot;;&quot;&quot;)" office:value-type="string" office:string-value="TVPTPVLFK" calcext:value-type="string">
            <text:p>TVPTPVLFK</text:p>
          </table:table-cell>
        </table:table-row>
        <table:table-row table:style-name="ro1">
          <table:table-cell office:value-type="string" calcext:value-type="string">
            <text:p>LWAETLVYQDDK</text:p>
          </table:table-cell>
          <table:table-cell table:formula="of:=SUBSTITUTE(SUBSTITUTE([.A760];&quot;(+15.99)&quot;;&quot;&quot;);&quot;(+57.02)&quot;;&quot;&quot;)" office:value-type="string" office:string-value="LWAETLVYQDDK" calcext:value-type="string">
            <text:p>LWAETLVYQDDK</text:p>
          </table:table-cell>
        </table:table-row>
        <table:table-row table:style-name="ro1">
          <table:table-cell office:value-type="string" calcext:value-type="string">
            <text:p>EEELSLDPER</text:p>
          </table:table-cell>
          <table:table-cell table:formula="of:=SUBSTITUTE(SUBSTITUTE([.A761];&quot;(+15.99)&quot;;&quot;&quot;);&quot;(+57.02)&quot;;&quot;&quot;)" office:value-type="string" office:string-value="EEELSLDPER" calcext:value-type="string">
            <text:p>EEELSLDPER</text:p>
          </table:table-cell>
        </table:table-row>
        <table:table-row table:style-name="ro1">
          <table:table-cell office:value-type="string" calcext:value-type="string">
            <text:p>QLELLLM(+15.99)NR</text:p>
          </table:table-cell>
          <table:table-cell table:formula="of:=SUBSTITUTE(SUBSTITUTE([.A762];&quot;(+15.99)&quot;;&quot;&quot;);&quot;(+57.02)&quot;;&quot;&quot;)" office:value-type="string" office:string-value="QLELLLMNR" calcext:value-type="string">
            <text:p>QLELLLMNR</text:p>
          </table:table-cell>
        </table:table-row>
        <table:table-row table:style-name="ro1">
          <table:table-cell office:value-type="string" calcext:value-type="string">
            <text:p>NWNETPNDLLNQFGR</text:p>
          </table:table-cell>
          <table:table-cell table:formula="of:=SUBSTITUTE(SUBSTITUTE([.A763];&quot;(+15.99)&quot;;&quot;&quot;);&quot;(+57.02)&quot;;&quot;&quot;)" office:value-type="string" office:string-value="NWNETPNDLLNQFGR" calcext:value-type="string">
            <text:p>NWNETPNDLLNQFGR</text:p>
          </table:table-cell>
        </table:table-row>
        <table:table-row table:style-name="ro1">
          <table:table-cell office:value-type="string" calcext:value-type="string">
            <text:p>FM(+15.99)SDLLVK</text:p>
          </table:table-cell>
          <table:table-cell table:formula="of:=SUBSTITUTE(SUBSTITUTE([.A764];&quot;(+15.99)&quot;;&quot;&quot;);&quot;(+57.02)&quot;;&quot;&quot;)" office:value-type="string" office:string-value="FMSDLLVK" calcext:value-type="string">
            <text:p>FMSDLLVK</text:p>
          </table:table-cell>
        </table:table-row>
        <table:table-row table:style-name="ro1">
          <table:table-cell office:value-type="string" calcext:value-type="string">
            <text:p>LENYELM(+15.99)DSPK</text:p>
          </table:table-cell>
          <table:table-cell table:formula="of:=SUBSTITUTE(SUBSTITUTE([.A765];&quot;(+15.99)&quot;;&quot;&quot;);&quot;(+57.02)&quot;;&quot;&quot;)" office:value-type="string" office:string-value="LENYELMDSPK" calcext:value-type="string">
            <text:p>LENYELMDSPK</text:p>
          </table:table-cell>
        </table:table-row>
        <table:table-row table:style-name="ro1">
          <table:table-cell office:value-type="string" calcext:value-type="string">
            <text:p>EEHLC(+57.02)STHAQK</text:p>
          </table:table-cell>
          <table:table-cell table:formula="of:=SUBSTITUTE(SUBSTITUTE([.A766];&quot;(+15.99)&quot;;&quot;&quot;);&quot;(+57.02)&quot;;&quot;&quot;)" office:value-type="string" office:string-value="EEHLCSTHAQK" calcext:value-type="string">
            <text:p>EEHLCSTHAQK</text:p>
          </table:table-cell>
        </table:table-row>
        <table:table-row table:style-name="ro1">
          <table:table-cell office:value-type="string" calcext:value-type="string">
            <text:p>YFDLYELFSTK</text:p>
          </table:table-cell>
          <table:table-cell table:formula="of:=SUBSTITUTE(SUBSTITUTE([.A767];&quot;(+15.99)&quot;;&quot;&quot;);&quot;(+57.02)&quot;;&quot;&quot;)" office:value-type="string" office:string-value="YFDLYELFSTK" calcext:value-type="string">
            <text:p>YFDLYELFSTK</text:p>
          </table:table-cell>
        </table:table-row>
        <table:table-row table:style-name="ro1">
          <table:table-cell office:value-type="string" calcext:value-type="string">
            <text:p>DWTMGLALTSLETR</text:p>
          </table:table-cell>
          <table:table-cell table:formula="of:=SUBSTITUTE(SUBSTITUTE([.A768];&quot;(+15.99)&quot;;&quot;&quot;);&quot;(+57.02)&quot;;&quot;&quot;)" office:value-type="string" office:string-value="DWTMGLALTSLETR" calcext:value-type="string">
            <text:p>DWTMGLALTSLETR</text:p>
          </table:table-cell>
        </table:table-row>
        <table:table-row table:style-name="ro1">
          <table:table-cell office:value-type="string" calcext:value-type="string">
            <text:p>KTLC(+57.02)DNFLPK</text:p>
          </table:table-cell>
          <table:table-cell table:formula="of:=SUBSTITUTE(SUBSTITUTE([.A769];&quot;(+15.99)&quot;;&quot;&quot;);&quot;(+57.02)&quot;;&quot;&quot;)" office:value-type="string" office:string-value="KTLCDNFLPK" calcext:value-type="string">
            <text:p>KTLCDNFLPK</text:p>
          </table:table-cell>
        </table:table-row>
        <table:table-row table:style-name="ro1">
          <table:table-cell office:value-type="string" calcext:value-type="string">
            <text:p>HSTNLNSVQLDDDLR</text:p>
          </table:table-cell>
          <table:table-cell table:formula="of:=SUBSTITUTE(SUBSTITUTE([.A770];&quot;(+15.99)&quot;;&quot;&quot;);&quot;(+57.02)&quot;;&quot;&quot;)" office:value-type="string" office:string-value="HSTNLNSVQLDDDLR" calcext:value-type="string">
            <text:p>HSTNLNSVQLDDDLR</text:p>
          </table:table-cell>
        </table:table-row>
        <table:table-row table:style-name="ro1">
          <table:table-cell office:value-type="string" calcext:value-type="string">
            <text:p>HGVLPM(+15.99)M(+15.99)AELR</text:p>
          </table:table-cell>
          <table:table-cell table:formula="of:=SUBSTITUTE(SUBSTITUTE([.A771];&quot;(+15.99)&quot;;&quot;&quot;);&quot;(+57.02)&quot;;&quot;&quot;)" office:value-type="string" office:string-value="HGVLPMMAELR" calcext:value-type="string">
            <text:p>HGVLPMMAELR</text:p>
          </table:table-cell>
        </table:table-row>
        <table:table-row table:style-name="ro1">
          <table:table-cell office:value-type="string" calcext:value-type="string">
            <text:p>QLMVC(+57.02)PPK</text:p>
          </table:table-cell>
          <table:table-cell table:formula="of:=SUBSTITUTE(SUBSTITUTE([.A772];&quot;(+15.99)&quot;;&quot;&quot;);&quot;(+57.02)&quot;;&quot;&quot;)" office:value-type="string" office:string-value="QLMVCPPK" calcext:value-type="string">
            <text:p>QLMVCPPK</text:p>
          </table:table-cell>
        </table:table-row>
        <table:table-row table:style-name="ro1">
          <table:table-cell office:value-type="string" calcext:value-type="string">
            <text:p>EHAKVGMPAKVGPGK</text:p>
          </table:table-cell>
          <table:table-cell table:formula="of:=SUBSTITUTE(SUBSTITUTE([.A773];&quot;(+15.99)&quot;;&quot;&quot;);&quot;(+57.02)&quot;;&quot;&quot;)" office:value-type="string" office:string-value="EHAKVGMPAKVGPGK" calcext:value-type="string">
            <text:p>EHAKVGMPAKVGPGK</text:p>
          </table:table-cell>
        </table:table-row>
        <table:table-row table:style-name="ro1">
          <table:table-cell office:value-type="string" calcext:value-type="string">
            <text:p>QGLNPAVTWK</text:p>
          </table:table-cell>
          <table:table-cell table:formula="of:=SUBSTITUTE(SUBSTITUTE([.A774];&quot;(+15.99)&quot;;&quot;&quot;);&quot;(+57.02)&quot;;&quot;&quot;)" office:value-type="string" office:string-value="QGLNPAVTWK" calcext:value-type="string">
            <text:p>QGLNPAVTWK</text:p>
          </table:table-cell>
        </table:table-row>
        <table:table-row table:style-name="ro1">
          <table:table-cell office:value-type="string" calcext:value-type="string">
            <text:p>HNMDQYLGELTGPK</text:p>
          </table:table-cell>
          <table:table-cell table:formula="of:=SUBSTITUTE(SUBSTITUTE([.A775];&quot;(+15.99)&quot;;&quot;&quot;);&quot;(+57.02)&quot;;&quot;&quot;)" office:value-type="string" office:string-value="HNMDQYLGELTGPK" calcext:value-type="string">
            <text:p>HNMDQYLGELTGPK</text:p>
          </table:table-cell>
        </table:table-row>
        <table:table-row table:style-name="ro1">
          <table:table-cell office:value-type="string" calcext:value-type="string">
            <text:p>LGGNEYVLLSEK</text:p>
          </table:table-cell>
          <table:table-cell table:formula="of:=SUBSTITUTE(SUBSTITUTE([.A776];&quot;(+15.99)&quot;;&quot;&quot;);&quot;(+57.02)&quot;;&quot;&quot;)" office:value-type="string" office:string-value="LGGNEYVLLSEK" calcext:value-type="string">
            <text:p>LGGNEYVLLSEK</text:p>
          </table:table-cell>
        </table:table-row>
        <table:table-row table:style-name="ro2">
          <table:table-cell office:value-type="string" calcext:value-type="string">
            <text:p>LEAQTELNWLM(+15.99)NASDTM(+15.99)LR</text:p>
          </table:table-cell>
          <table:table-cell table:formula="of:=SUBSTITUTE(SUBSTITUTE([.A777];&quot;(+15.99)&quot;;&quot;&quot;);&quot;(+57.02)&quot;;&quot;&quot;)" office:value-type="string" office:string-value="LEAQTELNWLMNASDTMLR" calcext:value-type="string">
            <text:p>LEAQTELNWLMNASDTMLR</text:p>
          </table:table-cell>
        </table:table-row>
        <table:table-row table:style-name="ro1">
          <table:table-cell office:value-type="string" calcext:value-type="string">
            <text:p>TSNTPM(+15.99)NNLLR</text:p>
          </table:table-cell>
          <table:table-cell table:formula="of:=SUBSTITUTE(SUBSTITUTE([.A778];&quot;(+15.99)&quot;;&quot;&quot;);&quot;(+57.02)&quot;;&quot;&quot;)" office:value-type="string" office:string-value="TSNTPMNNLLR" calcext:value-type="string">
            <text:p>TSNTPMNNLLR</text:p>
          </table:table-cell>
        </table:table-row>
        <table:table-row table:style-name="ro1">
          <table:table-cell office:value-type="string" calcext:value-type="string">
            <text:p>KAAWVFKEATPR</text:p>
          </table:table-cell>
          <table:table-cell table:formula="of:=SUBSTITUTE(SUBSTITUTE([.A779];&quot;(+15.99)&quot;;&quot;&quot;);&quot;(+57.02)&quot;;&quot;&quot;)" office:value-type="string" office:string-value="KAAWVFKEATPR" calcext:value-type="string">
            <text:p>KAAWVFKEATPR</text:p>
          </table:table-cell>
        </table:table-row>
        <table:table-row table:style-name="ro1">
          <table:table-cell office:value-type="string" calcext:value-type="string">
            <text:p>NQEWYEK</text:p>
          </table:table-cell>
          <table:table-cell table:formula="of:=SUBSTITUTE(SUBSTITUTE([.A780];&quot;(+15.99)&quot;;&quot;&quot;);&quot;(+57.02)&quot;;&quot;&quot;)" office:value-type="string" office:string-value="NQEWYEK" calcext:value-type="string">
            <text:p>NQEWYEK</text:p>
          </table:table-cell>
        </table:table-row>
        <table:table-row table:style-name="ro1">
          <table:table-cell office:value-type="string" calcext:value-type="string">
            <text:p>EVEPALGDTAM(+15.99)AARK</text:p>
          </table:table-cell>
          <table:table-cell table:formula="of:=SUBSTITUTE(SUBSTITUTE([.A781];&quot;(+15.99)&quot;;&quot;&quot;);&quot;(+57.02)&quot;;&quot;&quot;)" office:value-type="string" office:string-value="EVEPALGDTAMAARK" calcext:value-type="string">
            <text:p>EVEPALGDTAMAARK</text:p>
          </table:table-cell>
        </table:table-row>
        <table:table-row table:style-name="ro1">
          <table:table-cell office:value-type="string" calcext:value-type="string">
            <text:p>RNTLVDWVEGK</text:p>
          </table:table-cell>
          <table:table-cell table:formula="of:=SUBSTITUTE(SUBSTITUTE([.A782];&quot;(+15.99)&quot;;&quot;&quot;);&quot;(+57.02)&quot;;&quot;&quot;)" office:value-type="string" office:string-value="RNTLVDWVEGK" calcext:value-type="string">
            <text:p>RNTLVDWVEGK</text:p>
          </table:table-cell>
        </table:table-row>
        <table:table-row table:style-name="ro1">
          <table:table-cell office:value-type="string" calcext:value-type="string">
            <text:p>QM(+15.99)PQLLNDGRTLAK</text:p>
          </table:table-cell>
          <table:table-cell table:formula="of:=SUBSTITUTE(SUBSTITUTE([.A783];&quot;(+15.99)&quot;;&quot;&quot;);&quot;(+57.02)&quot;;&quot;&quot;)" office:value-type="string" office:string-value="QMPQLLNDGRTLAK" calcext:value-type="string">
            <text:p>QMPQLLNDGRTLAK</text:p>
          </table:table-cell>
        </table:table-row>
        <table:table-row table:style-name="ro1">
          <table:table-cell office:value-type="string" calcext:value-type="string">
            <text:p>NSFPKLM(+15.99)DK</text:p>
          </table:table-cell>
          <table:table-cell table:formula="of:=SUBSTITUTE(SUBSTITUTE([.A784];&quot;(+15.99)&quot;;&quot;&quot;);&quot;(+57.02)&quot;;&quot;&quot;)" office:value-type="string" office:string-value="NSFPKLMDK" calcext:value-type="string">
            <text:p>NSFPKLMDK</text:p>
          </table:table-cell>
        </table:table-row>
        <table:table-row table:style-name="ro1">
          <table:table-cell office:value-type="string" calcext:value-type="string">
            <text:p>LAVVMGAMNNSK</text:p>
          </table:table-cell>
          <table:table-cell table:formula="of:=SUBSTITUTE(SUBSTITUTE([.A785];&quot;(+15.99)&quot;;&quot;&quot;);&quot;(+57.02)&quot;;&quot;&quot;)" office:value-type="string" office:string-value="LAVVMGAMNNSK" calcext:value-type="string">
            <text:p>LAVVMGAMNNSK</text:p>
          </table:table-cell>
        </table:table-row>
        <table:table-row table:style-name="ro1">
          <table:table-cell office:value-type="string" calcext:value-type="string">
            <text:p>RATVLSPR</text:p>
          </table:table-cell>
          <table:table-cell table:formula="of:=SUBSTITUTE(SUBSTITUTE([.A786];&quot;(+15.99)&quot;;&quot;&quot;);&quot;(+57.02)&quot;;&quot;&quot;)" office:value-type="string" office:string-value="RATVLSPR" calcext:value-type="string">
            <text:p>RATVLSPR</text:p>
          </table:table-cell>
        </table:table-row>
        <table:table-row table:style-name="ro1">
          <table:table-cell office:value-type="string" calcext:value-type="string">
            <text:p>LLDEPNGDNVGLLLR</text:p>
          </table:table-cell>
          <table:table-cell table:formula="of:=SUBSTITUTE(SUBSTITUTE([.A787];&quot;(+15.99)&quot;;&quot;&quot;);&quot;(+57.02)&quot;;&quot;&quot;)" office:value-type="string" office:string-value="LLDEPNGDNVGLLLR" calcext:value-type="string">
            <text:p>LLDEPNGDNVGLLLR</text:p>
          </table:table-cell>
        </table:table-row>
        <table:table-row table:style-name="ro1">
          <table:table-cell office:value-type="string" calcext:value-type="string">
            <text:p>TAMLYGR</text:p>
          </table:table-cell>
          <table:table-cell table:formula="of:=SUBSTITUTE(SUBSTITUTE([.A788];&quot;(+15.99)&quot;;&quot;&quot;);&quot;(+57.02)&quot;;&quot;&quot;)" office:value-type="string" office:string-value="TAMLYGR" calcext:value-type="string">
            <text:p>TAMLYGR</text:p>
          </table:table-cell>
        </table:table-row>
        <table:table-row table:style-name="ro1">
          <table:table-cell office:value-type="string" calcext:value-type="string">
            <text:p>TC(+57.02)TDGALSLEK</text:p>
          </table:table-cell>
          <table:table-cell table:formula="of:=SUBSTITUTE(SUBSTITUTE([.A789];&quot;(+15.99)&quot;;&quot;&quot;);&quot;(+57.02)&quot;;&quot;&quot;)" office:value-type="string" office:string-value="TCTDGALSLEK" calcext:value-type="string">
            <text:p>TCTDGALSLEK</text:p>
          </table:table-cell>
        </table:table-row>
        <table:table-row table:style-name="ro1">
          <table:table-cell office:value-type="string" calcext:value-type="string">
            <text:p>M(+15.99)LAEEAC(+57.02)FAK</text:p>
          </table:table-cell>
          <table:table-cell table:formula="of:=SUBSTITUTE(SUBSTITUTE([.A790];&quot;(+15.99)&quot;;&quot;&quot;);&quot;(+57.02)&quot;;&quot;&quot;)" office:value-type="string" office:string-value="MLAEEACFAK" calcext:value-type="string">
            <text:p>MLAEEACFAK</text:p>
          </table:table-cell>
        </table:table-row>
        <table:table-row table:style-name="ro1">
          <table:table-cell office:value-type="string" calcext:value-type="string">
            <text:p>EGMLVADLQTPR</text:p>
          </table:table-cell>
          <table:table-cell table:formula="of:=SUBSTITUTE(SUBSTITUTE([.A791];&quot;(+15.99)&quot;;&quot;&quot;);&quot;(+57.02)&quot;;&quot;&quot;)" office:value-type="string" office:string-value="EGMLVADLQTPR" calcext:value-type="string">
            <text:p>EGMLVADLQTPR</text:p>
          </table:table-cell>
        </table:table-row>
        <table:table-row table:style-name="ro1">
          <table:table-cell office:value-type="string" calcext:value-type="string">
            <text:p>KAVSLTVSTVKSSHAR</text:p>
          </table:table-cell>
          <table:table-cell table:formula="of:=SUBSTITUTE(SUBSTITUTE([.A792];&quot;(+15.99)&quot;;&quot;&quot;);&quot;(+57.02)&quot;;&quot;&quot;)" office:value-type="string" office:string-value="KAVSLTVSTVKSSHAR" calcext:value-type="string">
            <text:p>KAVSLTVSTVKSSHAR</text:p>
          </table:table-cell>
        </table:table-row>
        <table:table-row table:style-name="ro1">
          <table:table-cell office:value-type="string" calcext:value-type="string">
            <text:p>DSLNATPK</text:p>
          </table:table-cell>
          <table:table-cell table:formula="of:=SUBSTITUTE(SUBSTITUTE([.A793];&quot;(+15.99)&quot;;&quot;&quot;);&quot;(+57.02)&quot;;&quot;&quot;)" office:value-type="string" office:string-value="DSLNATPK" calcext:value-type="string">
            <text:p>DSLNATPK</text:p>
          </table:table-cell>
        </table:table-row>
        <table:table-row table:style-name="ro1">
          <table:table-cell office:value-type="string" calcext:value-type="string">
            <text:p>LPQLLAEDLEK</text:p>
          </table:table-cell>
          <table:table-cell table:formula="of:=SUBSTITUTE(SUBSTITUTE([.A794];&quot;(+15.99)&quot;;&quot;&quot;);&quot;(+57.02)&quot;;&quot;&quot;)" office:value-type="string" office:string-value="LPQLLAEDLEK" calcext:value-type="string">
            <text:p>LPQLLAEDLEK</text:p>
          </table:table-cell>
        </table:table-row>
        <table:table-row table:style-name="ro1">
          <table:table-cell office:value-type="string" calcext:value-type="string">
            <text:p>EEAVLDEPYLLLTDKK</text:p>
          </table:table-cell>
          <table:table-cell table:formula="of:=SUBSTITUTE(SUBSTITUTE([.A795];&quot;(+15.99)&quot;;&quot;&quot;);&quot;(+57.02)&quot;;&quot;&quot;)" office:value-type="string" office:string-value="EEAVLDEPYLLLTDKK" calcext:value-type="string">
            <text:p>EEAVLDEPYLLLTDKK</text:p>
          </table:table-cell>
        </table:table-row>
        <table:table-row table:style-name="ro1">
          <table:table-cell office:value-type="string" calcext:value-type="string">
            <text:p>EC(+57.02)TGELLM(+15.99)GTRLR</text:p>
          </table:table-cell>
          <table:table-cell table:formula="of:=SUBSTITUTE(SUBSTITUTE([.A796];&quot;(+15.99)&quot;;&quot;&quot;);&quot;(+57.02)&quot;;&quot;&quot;)" office:value-type="string" office:string-value="ECTGELLMGTRLR" calcext:value-type="string">
            <text:p>ECTGELLMGTRLR</text:p>
          </table:table-cell>
        </table:table-row>
        <table:table-row table:style-name="ro1">
          <table:table-cell office:value-type="string" calcext:value-type="string">
            <text:p>MMGM(+15.99)YQNLTVK</text:p>
          </table:table-cell>
          <table:table-cell table:formula="of:=SUBSTITUTE(SUBSTITUTE([.A797];&quot;(+15.99)&quot;;&quot;&quot;);&quot;(+57.02)&quot;;&quot;&quot;)" office:value-type="string" office:string-value="MMGMYQNLTVK" calcext:value-type="string">
            <text:p>MMGMYQNLTVK</text:p>
          </table:table-cell>
        </table:table-row>
        <table:table-row table:style-name="ro1">
          <table:table-cell office:value-type="string" calcext:value-type="string">
            <text:p>KLDFNMPENK</text:p>
          </table:table-cell>
          <table:table-cell table:formula="of:=SUBSTITUTE(SUBSTITUTE([.A798];&quot;(+15.99)&quot;;&quot;&quot;);&quot;(+57.02)&quot;;&quot;&quot;)" office:value-type="string" office:string-value="KLDFNMPENK" calcext:value-type="string">
            <text:p>KLDFNMPENK</text:p>
          </table:table-cell>
        </table:table-row>
        <table:table-row table:style-name="ro1">
          <table:table-cell office:value-type="string" calcext:value-type="string">
            <text:p>VPNPTTDVFEKR</text:p>
          </table:table-cell>
          <table:table-cell table:formula="of:=SUBSTITUTE(SUBSTITUTE([.A799];&quot;(+15.99)&quot;;&quot;&quot;);&quot;(+57.02)&quot;;&quot;&quot;)" office:value-type="string" office:string-value="VPNPTTDVFEKR" calcext:value-type="string">
            <text:p>VPNPTTDVFEKR</text:p>
          </table:table-cell>
        </table:table-row>
        <table:table-row table:style-name="ro1">
          <table:table-cell office:value-type="string" calcext:value-type="string">
            <text:p>VSELDLK</text:p>
          </table:table-cell>
          <table:table-cell table:formula="of:=SUBSTITUTE(SUBSTITUTE([.A800];&quot;(+15.99)&quot;;&quot;&quot;);&quot;(+57.02)&quot;;&quot;&quot;)" office:value-type="string" office:string-value="VSELDLK" calcext:value-type="string">
            <text:p>VSELDLK</text:p>
          </table:table-cell>
        </table:table-row>
        <table:table-row table:style-name="ro1">
          <table:table-cell office:value-type="string" calcext:value-type="string">
            <text:p>C(+57.02)PAYAVETPR</text:p>
          </table:table-cell>
          <table:table-cell table:formula="of:=SUBSTITUTE(SUBSTITUTE([.A801];&quot;(+15.99)&quot;;&quot;&quot;);&quot;(+57.02)&quot;;&quot;&quot;)" office:value-type="string" office:string-value="CPAYAVETPR" calcext:value-type="string">
            <text:p>CPAYAVETPR</text:p>
          </table:table-cell>
        </table:table-row>
        <table:table-row table:style-name="ro1">
          <table:table-cell office:value-type="string" calcext:value-type="string">
            <text:p>QQQC(+57.02)YLLLPPR</text:p>
          </table:table-cell>
          <table:table-cell table:formula="of:=SUBSTITUTE(SUBSTITUTE([.A802];&quot;(+15.99)&quot;;&quot;&quot;);&quot;(+57.02)&quot;;&quot;&quot;)" office:value-type="string" office:string-value="QQQCYLLLPPR" calcext:value-type="string">
            <text:p>QQQCYLLLPPR</text:p>
          </table:table-cell>
        </table:table-row>
        <table:table-row table:style-name="ro2">
          <table:table-cell office:value-type="string" calcext:value-type="string">
            <text:p>WKLPSTEGVDTLAKELAK</text:p>
          </table:table-cell>
          <table:table-cell table:formula="of:=SUBSTITUTE(SUBSTITUTE([.A803];&quot;(+15.99)&quot;;&quot;&quot;);&quot;(+57.02)&quot;;&quot;&quot;)" office:value-type="string" office:string-value="WKLPSTEGVDTLAKELAK" calcext:value-type="string">
            <text:p>WKLPSTEGVDTLAKELAK</text:p>
          </table:table-cell>
        </table:table-row>
        <table:table-row table:style-name="ro1">
          <table:table-cell office:value-type="string" calcext:value-type="string">
            <text:p>EEAVLDEFLLWAANK</text:p>
          </table:table-cell>
          <table:table-cell table:formula="of:=SUBSTITUTE(SUBSTITUTE([.A804];&quot;(+15.99)&quot;;&quot;&quot;);&quot;(+57.02)&quot;;&quot;&quot;)" office:value-type="string" office:string-value="EEAVLDEFLLWAANK" calcext:value-type="string">
            <text:p>EEAVLDEFLLWAANK</text:p>
          </table:table-cell>
        </table:table-row>
        <table:table-row table:style-name="ro1">
          <table:table-cell office:value-type="string" calcext:value-type="string">
            <text:p>QPDDGLLNLSK</text:p>
          </table:table-cell>
          <table:table-cell table:formula="of:=SUBSTITUTE(SUBSTITUTE([.A805];&quot;(+15.99)&quot;;&quot;&quot;);&quot;(+57.02)&quot;;&quot;&quot;)" office:value-type="string" office:string-value="QPDDGLLNLSK" calcext:value-type="string">
            <text:p>QPDDGLLNLSK</text:p>
          </table:table-cell>
        </table:table-row>
        <table:table-row table:style-name="ro1">
          <table:table-cell office:value-type="string" calcext:value-type="string">
            <text:p>GPALLDDFQTFLQLR</text:p>
          </table:table-cell>
          <table:table-cell table:formula="of:=SUBSTITUTE(SUBSTITUTE([.A806];&quot;(+15.99)&quot;;&quot;&quot;);&quot;(+57.02)&quot;;&quot;&quot;)" office:value-type="string" office:string-value="GPALLDDFQTFLQLR" calcext:value-type="string">
            <text:p>GPALLDDFQTFLQLR</text:p>
          </table:table-cell>
        </table:table-row>
        <table:table-row table:style-name="ro1">
          <table:table-cell office:value-type="string" calcext:value-type="string">
            <text:p>KM(+15.99)VLNQMALLALDNK</text:p>
          </table:table-cell>
          <table:table-cell table:formula="of:=SUBSTITUTE(SUBSTITUTE([.A807];&quot;(+15.99)&quot;;&quot;&quot;);&quot;(+57.02)&quot;;&quot;&quot;)" office:value-type="string" office:string-value="KMVLNQMALLALDNK" calcext:value-type="string">
            <text:p>KMVLNQMALLALDNK</text:p>
          </table:table-cell>
        </table:table-row>
        <table:table-row table:style-name="ro1">
          <table:table-cell office:value-type="string" calcext:value-type="string">
            <text:p>DPDKVDDENLYAEDLK</text:p>
          </table:table-cell>
          <table:table-cell table:formula="of:=SUBSTITUTE(SUBSTITUTE([.A808];&quot;(+15.99)&quot;;&quot;&quot;);&quot;(+57.02)&quot;;&quot;&quot;)" office:value-type="string" office:string-value="DPDKVDDENLYAEDLK" calcext:value-type="string">
            <text:p>DPDKVDDENLYAEDLK</text:p>
          </table:table-cell>
        </table:table-row>
        <table:table-row table:style-name="ro1">
          <table:table-cell office:value-type="string" calcext:value-type="string">
            <text:p>TEKEAWENEPNK</text:p>
          </table:table-cell>
          <table:table-cell table:formula="of:=SUBSTITUTE(SUBSTITUTE([.A809];&quot;(+15.99)&quot;;&quot;&quot;);&quot;(+57.02)&quot;;&quot;&quot;)" office:value-type="string" office:string-value="TEKEAWENEPNK" calcext:value-type="string">
            <text:p>TEKEAWENEPNK</text:p>
          </table:table-cell>
        </table:table-row>
        <table:table-row table:style-name="ro1">
          <table:table-cell office:value-type="string" calcext:value-type="string">
            <text:p>SHC(+57.02)EMKPPK</text:p>
          </table:table-cell>
          <table:table-cell table:formula="of:=SUBSTITUTE(SUBSTITUTE([.A810];&quot;(+15.99)&quot;;&quot;&quot;);&quot;(+57.02)&quot;;&quot;&quot;)" office:value-type="string" office:string-value="SHCEMKPPK" calcext:value-type="string">
            <text:p>SHCEMKPPK</text:p>
          </table:table-cell>
        </table:table-row>
        <table:table-row table:style-name="ro1">
          <table:table-cell office:value-type="string" calcext:value-type="string">
            <text:p>LTDHFGK</text:p>
          </table:table-cell>
          <table:table-cell table:formula="of:=SUBSTITUTE(SUBSTITUTE([.A811];&quot;(+15.99)&quot;;&quot;&quot;);&quot;(+57.02)&quot;;&quot;&quot;)" office:value-type="string" office:string-value="LTDHFGK" calcext:value-type="string">
            <text:p>LTDHFGK</text:p>
          </table:table-cell>
        </table:table-row>
        <table:table-row table:style-name="ro1">
          <table:table-cell office:value-type="string" calcext:value-type="string">
            <text:p>APVELM(+15.99)SEK</text:p>
          </table:table-cell>
          <table:table-cell table:formula="of:=SUBSTITUTE(SUBSTITUTE([.A812];&quot;(+15.99)&quot;;&quot;&quot;);&quot;(+57.02)&quot;;&quot;&quot;)" office:value-type="string" office:string-value="APVELMSEK" calcext:value-type="string">
            <text:p>APVELMSEK</text:p>
          </table:table-cell>
        </table:table-row>
        <table:table-row table:style-name="ro1">
          <table:table-cell office:value-type="string" calcext:value-type="string">
            <text:p>TLPLPETM(+15.99)K</text:p>
          </table:table-cell>
          <table:table-cell table:formula="of:=SUBSTITUTE(SUBSTITUTE([.A813];&quot;(+15.99)&quot;;&quot;&quot;);&quot;(+57.02)&quot;;&quot;&quot;)" office:value-type="string" office:string-value="TLPLPETMK" calcext:value-type="string">
            <text:p>TLPLPETMK</text:p>
          </table:table-cell>
        </table:table-row>
        <table:table-row table:style-name="ro1">
          <table:table-cell office:value-type="string" calcext:value-type="string">
            <text:p>LLAGNESFDAAAK</text:p>
          </table:table-cell>
          <table:table-cell table:formula="of:=SUBSTITUTE(SUBSTITUTE([.A814];&quot;(+15.99)&quot;;&quot;&quot;);&quot;(+57.02)&quot;;&quot;&quot;)" office:value-type="string" office:string-value="LLAGNESFDAAAK" calcext:value-type="string">
            <text:p>LLAGNESFDAAAK</text:p>
          </table:table-cell>
        </table:table-row>
        <table:table-row table:style-name="ro1">
          <table:table-cell office:value-type="string" calcext:value-type="string">
            <text:p>QSVLSEM(+15.99)EYDLKK</text:p>
          </table:table-cell>
          <table:table-cell table:formula="of:=SUBSTITUTE(SUBSTITUTE([.A815];&quot;(+15.99)&quot;;&quot;&quot;);&quot;(+57.02)&quot;;&quot;&quot;)" office:value-type="string" office:string-value="QSVLSEMEYDLKK" calcext:value-type="string">
            <text:p>QSVLSEMEYDLKK</text:p>
          </table:table-cell>
        </table:table-row>
        <table:table-row table:style-name="ro1">
          <table:table-cell office:value-type="string" calcext:value-type="string">
            <text:p>RC(+57.02)PDKLWEK</text:p>
          </table:table-cell>
          <table:table-cell table:formula="of:=SUBSTITUTE(SUBSTITUTE([.A816];&quot;(+15.99)&quot;;&quot;&quot;);&quot;(+57.02)&quot;;&quot;&quot;)" office:value-type="string" office:string-value="RCPDKLWEK" calcext:value-type="string">
            <text:p>RCPDKLWEK</text:p>
          </table:table-cell>
        </table:table-row>
        <table:table-row table:style-name="ro1">
          <table:table-cell office:value-type="string" calcext:value-type="string">
            <text:p>LPM(+15.99)WQNK</text:p>
          </table:table-cell>
          <table:table-cell table:formula="of:=SUBSTITUTE(SUBSTITUTE([.A817];&quot;(+15.99)&quot;;&quot;&quot;);&quot;(+57.02)&quot;;&quot;&quot;)" office:value-type="string" office:string-value="LPMWQNK" calcext:value-type="string">
            <text:p>LPMWQNK</text:p>
          </table:table-cell>
        </table:table-row>
        <table:table-row table:style-name="ro1">
          <table:table-cell office:value-type="string" calcext:value-type="string">
            <text:p>YLENTGVSLPR</text:p>
          </table:table-cell>
          <table:table-cell table:formula="of:=SUBSTITUTE(SUBSTITUTE([.A818];&quot;(+15.99)&quot;;&quot;&quot;);&quot;(+57.02)&quot;;&quot;&quot;)" office:value-type="string" office:string-value="YLENTGVSLPR" calcext:value-type="string">
            <text:p>YLENTGVSLPR</text:p>
          </table:table-cell>
        </table:table-row>
        <table:table-row table:style-name="ro1">
          <table:table-cell office:value-type="string" calcext:value-type="string">
            <text:p>KFFGLFNANNEKDLR</text:p>
          </table:table-cell>
          <table:table-cell table:formula="of:=SUBSTITUTE(SUBSTITUTE([.A819];&quot;(+15.99)&quot;;&quot;&quot;);&quot;(+57.02)&quot;;&quot;&quot;)" office:value-type="string" office:string-value="KFFGLFNANNEKDLR" calcext:value-type="string">
            <text:p>KFFGLFNANNEKDLR</text:p>
          </table:table-cell>
        </table:table-row>
        <table:table-row table:style-name="ro1">
          <table:table-cell office:value-type="string" calcext:value-type="string">
            <text:p>HMTGLDGLC(+57.02)LSPDR</text:p>
          </table:table-cell>
          <table:table-cell table:formula="of:=SUBSTITUTE(SUBSTITUTE([.A820];&quot;(+15.99)&quot;;&quot;&quot;);&quot;(+57.02)&quot;;&quot;&quot;)" office:value-type="string" office:string-value="HMTGLDGLCLSPDR" calcext:value-type="string">
            <text:p>HMTGLDGLCLSPDR</text:p>
          </table:table-cell>
        </table:table-row>
        <table:table-row table:style-name="ro1">
          <table:table-cell office:value-type="string" calcext:value-type="string">
            <text:p>FGALSGFLQWK</text:p>
          </table:table-cell>
          <table:table-cell table:formula="of:=SUBSTITUTE(SUBSTITUTE([.A821];&quot;(+15.99)&quot;;&quot;&quot;);&quot;(+57.02)&quot;;&quot;&quot;)" office:value-type="string" office:string-value="FGALSGFLQWK" calcext:value-type="string">
            <text:p>FGALSGFLQWK</text:p>
          </table:table-cell>
        </table:table-row>
        <table:table-row table:style-name="ro1">
          <table:table-cell office:value-type="string" calcext:value-type="string">
            <text:p>QAEGLTGFSK</text:p>
          </table:table-cell>
          <table:table-cell table:formula="of:=SUBSTITUTE(SUBSTITUTE([.A822];&quot;(+15.99)&quot;;&quot;&quot;);&quot;(+57.02)&quot;;&quot;&quot;)" office:value-type="string" office:string-value="QAEGLTGFSK" calcext:value-type="string">
            <text:p>QAEGLTGFSK</text:p>
          </table:table-cell>
        </table:table-row>
        <table:table-row table:style-name="ro1">
          <table:table-cell office:value-type="string" calcext:value-type="string">
            <text:p>DSLATLVPM(+15.99)K</text:p>
          </table:table-cell>
          <table:table-cell table:formula="of:=SUBSTITUTE(SUBSTITUTE([.A823];&quot;(+15.99)&quot;;&quot;&quot;);&quot;(+57.02)&quot;;&quot;&quot;)" office:value-type="string" office:string-value="DSLATLVPMK" calcext:value-type="string">
            <text:p>DSLATLVPMK</text:p>
          </table:table-cell>
        </table:table-row>
        <table:table-row table:style-name="ro1">
          <table:table-cell office:value-type="string" calcext:value-type="string">
            <text:p>YYLTVGLVTKPFSFEGK</text:p>
          </table:table-cell>
          <table:table-cell table:formula="of:=SUBSTITUTE(SUBSTITUTE([.A824];&quot;(+15.99)&quot;;&quot;&quot;);&quot;(+57.02)&quot;;&quot;&quot;)" office:value-type="string" office:string-value="YYLTVGLVTKPFSFEGK" calcext:value-type="string">
            <text:p>YYLTVGLVTKPFSFEGK</text:p>
          </table:table-cell>
        </table:table-row>
        <table:table-row table:style-name="ro1">
          <table:table-cell office:value-type="string" calcext:value-type="string">
            <text:p>TPLAVDVAGLK</text:p>
          </table:table-cell>
          <table:table-cell table:formula="of:=SUBSTITUTE(SUBSTITUTE([.A825];&quot;(+15.99)&quot;;&quot;&quot;);&quot;(+57.02)&quot;;&quot;&quot;)" office:value-type="string" office:string-value="TPLAVDVAGLK" calcext:value-type="string">
            <text:p>TPLAVDVAGLK</text:p>
          </table:table-cell>
        </table:table-row>
        <table:table-row table:style-name="ro1">
          <table:table-cell office:value-type="string" calcext:value-type="string">
            <text:p>GRVDVSLR</text:p>
          </table:table-cell>
          <table:table-cell table:formula="of:=SUBSTITUTE(SUBSTITUTE([.A826];&quot;(+15.99)&quot;;&quot;&quot;);&quot;(+57.02)&quot;;&quot;&quot;)" office:value-type="string" office:string-value="GRVDVSLR" calcext:value-type="string">
            <text:p>GRVDVSLR</text:p>
          </table:table-cell>
        </table:table-row>
        <table:table-row table:style-name="ro1">
          <table:table-cell office:value-type="string" calcext:value-type="string">
            <text:p>AHMSRSNEVLAEVNK</text:p>
          </table:table-cell>
          <table:table-cell table:formula="of:=SUBSTITUTE(SUBSTITUTE([.A827];&quot;(+15.99)&quot;;&quot;&quot;);&quot;(+57.02)&quot;;&quot;&quot;)" office:value-type="string" office:string-value="AHMSRSNEVLAEVNK" calcext:value-type="string">
            <text:p>AHMSRSNEVLAEVNK</text:p>
          </table:table-cell>
        </table:table-row>
        <table:table-row table:style-name="ro1">
          <table:table-cell office:value-type="string" calcext:value-type="string">
            <text:p>EKM(+15.99)VGWLLSK</text:p>
          </table:table-cell>
          <table:table-cell table:formula="of:=SUBSTITUTE(SUBSTITUTE([.A828];&quot;(+15.99)&quot;;&quot;&quot;);&quot;(+57.02)&quot;;&quot;&quot;)" office:value-type="string" office:string-value="EKMVGWLLSK" calcext:value-type="string">
            <text:p>EKMVGWLLSK</text:p>
          </table:table-cell>
        </table:table-row>
        <table:table-row table:style-name="ro1">
          <table:table-cell office:value-type="string" calcext:value-type="string">
            <text:p>KSTQVAEDQGK</text:p>
          </table:table-cell>
          <table:table-cell table:formula="of:=SUBSTITUTE(SUBSTITUTE([.A829];&quot;(+15.99)&quot;;&quot;&quot;);&quot;(+57.02)&quot;;&quot;&quot;)" office:value-type="string" office:string-value="KSTQVAEDQGK" calcext:value-type="string">
            <text:p>KSTQVAEDQGK</text:p>
          </table:table-cell>
        </table:table-row>
        <table:table-row table:style-name="ro1">
          <table:table-cell office:value-type="string" calcext:value-type="string">
            <text:p>NM(+15.99)GLSVPELGPK</text:p>
          </table:table-cell>
          <table:table-cell table:formula="of:=SUBSTITUTE(SUBSTITUTE([.A830];&quot;(+15.99)&quot;;&quot;&quot;);&quot;(+57.02)&quot;;&quot;&quot;)" office:value-type="string" office:string-value="NMGLSVPELGPK" calcext:value-type="string">
            <text:p>NMGLSVPELGPK</text:p>
          </table:table-cell>
        </table:table-row>
        <table:table-row table:style-name="ro1">
          <table:table-cell office:value-type="string" calcext:value-type="string">
            <text:p>NWEEPVR</text:p>
          </table:table-cell>
          <table:table-cell table:formula="of:=SUBSTITUTE(SUBSTITUTE([.A831];&quot;(+15.99)&quot;;&quot;&quot;);&quot;(+57.02)&quot;;&quot;&quot;)" office:value-type="string" office:string-value="NWEEPVR" calcext:value-type="string">
            <text:p>NWEEPVR</text:p>
          </table:table-cell>
        </table:table-row>
        <table:table-row table:style-name="ro1">
          <table:table-cell office:value-type="string" calcext:value-type="string">
            <text:p>TGNVLEDVVR</text:p>
          </table:table-cell>
          <table:table-cell table:formula="of:=SUBSTITUTE(SUBSTITUTE([.A832];&quot;(+15.99)&quot;;&quot;&quot;);&quot;(+57.02)&quot;;&quot;&quot;)" office:value-type="string" office:string-value="TGNVLEDVVR" calcext:value-type="string">
            <text:p>TGNVLEDVVR</text:p>
          </table:table-cell>
        </table:table-row>
        <table:table-row table:style-name="ro1">
          <table:table-cell office:value-type="string" calcext:value-type="string">
            <text:p>LLLDAVALK</text:p>
          </table:table-cell>
          <table:table-cell table:formula="of:=SUBSTITUTE(SUBSTITUTE([.A833];&quot;(+15.99)&quot;;&quot;&quot;);&quot;(+57.02)&quot;;&quot;&quot;)" office:value-type="string" office:string-value="LLLDAVALK" calcext:value-type="string">
            <text:p>LLLDAVALK</text:p>
          </table:table-cell>
        </table:table-row>
        <table:table-row table:style-name="ro1">
          <table:table-cell office:value-type="string" calcext:value-type="string">
            <text:p>RNSPALGHAAYDFR</text:p>
          </table:table-cell>
          <table:table-cell table:formula="of:=SUBSTITUTE(SUBSTITUTE([.A834];&quot;(+15.99)&quot;;&quot;&quot;);&quot;(+57.02)&quot;;&quot;&quot;)" office:value-type="string" office:string-value="RNSPALGHAAYDFR" calcext:value-type="string">
            <text:p>RNSPALGHAAYDFR</text:p>
          </table:table-cell>
        </table:table-row>
        <table:table-row table:style-name="ro1">
          <table:table-cell office:value-type="string" calcext:value-type="string">
            <text:p>HGVLPMM(+15.99)ESLR</text:p>
          </table:table-cell>
          <table:table-cell table:formula="of:=SUBSTITUTE(SUBSTITUTE([.A835];&quot;(+15.99)&quot;;&quot;&quot;);&quot;(+57.02)&quot;;&quot;&quot;)" office:value-type="string" office:string-value="HGVLPMMESLR" calcext:value-type="string">
            <text:p>HGVLPMMESLR</text:p>
          </table:table-cell>
        </table:table-row>
        <table:table-row table:style-name="ro1">
          <table:table-cell office:value-type="string" calcext:value-type="string">
            <text:p>MQPAVYPK</text:p>
          </table:table-cell>
          <table:table-cell table:formula="of:=SUBSTITUTE(SUBSTITUTE([.A836];&quot;(+15.99)&quot;;&quot;&quot;);&quot;(+57.02)&quot;;&quot;&quot;)" office:value-type="string" office:string-value="MQPAVYPK" calcext:value-type="string">
            <text:p>MQPAVYPK</text:p>
          </table:table-cell>
        </table:table-row>
        <table:table-row table:style-name="ro1">
          <table:table-cell office:value-type="string" calcext:value-type="string">
            <text:p>FLTNLLYPEFFTDK</text:p>
          </table:table-cell>
          <table:table-cell table:formula="of:=SUBSTITUTE(SUBSTITUTE([.A837];&quot;(+15.99)&quot;;&quot;&quot;);&quot;(+57.02)&quot;;&quot;&quot;)" office:value-type="string" office:string-value="FLTNLLYPEFFTDK" calcext:value-type="string">
            <text:p>FLTNLLYPEFFTDK</text:p>
          </table:table-cell>
        </table:table-row>
        <table:table-row table:style-name="ro1">
          <table:table-cell office:value-type="string" calcext:value-type="string">
            <text:p>GYLSPYM(+15.99)ATPGSNK</text:p>
          </table:table-cell>
          <table:table-cell table:formula="of:=SUBSTITUTE(SUBSTITUTE([.A838];&quot;(+15.99)&quot;;&quot;&quot;);&quot;(+57.02)&quot;;&quot;&quot;)" office:value-type="string" office:string-value="GYLSPYMATPGSNK" calcext:value-type="string">
            <text:p>GYLSPYMATPGSNK</text:p>
          </table:table-cell>
        </table:table-row>
        <table:table-row table:style-name="ro1">
          <table:table-cell office:value-type="string" calcext:value-type="string">
            <text:p>KAETGDLNLLTSK</text:p>
          </table:table-cell>
          <table:table-cell table:formula="of:=SUBSTITUTE(SUBSTITUTE([.A839];&quot;(+15.99)&quot;;&quot;&quot;);&quot;(+57.02)&quot;;&quot;&quot;)" office:value-type="string" office:string-value="KAETGDLNLLTSK" calcext:value-type="string">
            <text:p>KAETGDLNLLTSK</text:p>
          </table:table-cell>
        </table:table-row>
        <table:table-row table:style-name="ro1">
          <table:table-cell office:value-type="string" calcext:value-type="string">
            <text:p>GM(+15.99)NDEVFLAAVK</text:p>
          </table:table-cell>
          <table:table-cell table:formula="of:=SUBSTITUTE(SUBSTITUTE([.A840];&quot;(+15.99)&quot;;&quot;&quot;);&quot;(+57.02)&quot;;&quot;&quot;)" office:value-type="string" office:string-value="GMNDEVFLAAVK" calcext:value-type="string">
            <text:p>GMNDEVFLAAVK</text:p>
          </table:table-cell>
        </table:table-row>
        <table:table-row table:style-name="ro1">
          <table:table-cell office:value-type="string" calcext:value-type="string">
            <text:p>ENLEPAATK</text:p>
          </table:table-cell>
          <table:table-cell table:formula="of:=SUBSTITUTE(SUBSTITUTE([.A841];&quot;(+15.99)&quot;;&quot;&quot;);&quot;(+57.02)&quot;;&quot;&quot;)" office:value-type="string" office:string-value="ENLEPAATK" calcext:value-type="string">
            <text:p>ENLEPAATK</text:p>
          </table:table-cell>
        </table:table-row>
        <table:table-row table:style-name="ro1">
          <table:table-cell office:value-type="string" calcext:value-type="string">
            <text:p>STNPLVLEESGGSER</text:p>
          </table:table-cell>
          <table:table-cell table:formula="of:=SUBSTITUTE(SUBSTITUTE([.A842];&quot;(+15.99)&quot;;&quot;&quot;);&quot;(+57.02)&quot;;&quot;&quot;)" office:value-type="string" office:string-value="STNPLVLEESGGSER" calcext:value-type="string">
            <text:p>STNPLVLEESGGSER</text:p>
          </table:table-cell>
        </table:table-row>
        <table:table-row table:style-name="ro1">
          <table:table-cell office:value-type="string" calcext:value-type="string">
            <text:p>HHVLLQLAC(+57.02)DGK</text:p>
          </table:table-cell>
          <table:table-cell table:formula="of:=SUBSTITUTE(SUBSTITUTE([.A843];&quot;(+15.99)&quot;;&quot;&quot;);&quot;(+57.02)&quot;;&quot;&quot;)" office:value-type="string" office:string-value="HHVLLQLACDGK" calcext:value-type="string">
            <text:p>HHVLLQLACDGK</text:p>
          </table:table-cell>
        </table:table-row>
        <table:table-row table:style-name="ro1">
          <table:table-cell office:value-type="string" calcext:value-type="string">
            <text:p>NWSNLSSFNK</text:p>
          </table:table-cell>
          <table:table-cell table:formula="of:=SUBSTITUTE(SUBSTITUTE([.A844];&quot;(+15.99)&quot;;&quot;&quot;);&quot;(+57.02)&quot;;&quot;&quot;)" office:value-type="string" office:string-value="NWSNLSSFNK" calcext:value-type="string">
            <text:p>NWSNLSSFNK</text:p>
          </table:table-cell>
        </table:table-row>
        <table:table-row table:style-name="ro1">
          <table:table-cell office:value-type="string" calcext:value-type="string">
            <text:p>ELNATLDPLGWK</text:p>
          </table:table-cell>
          <table:table-cell table:formula="of:=SUBSTITUTE(SUBSTITUTE([.A845];&quot;(+15.99)&quot;;&quot;&quot;);&quot;(+57.02)&quot;;&quot;&quot;)" office:value-type="string" office:string-value="ELNATLDPLGWK" calcext:value-type="string">
            <text:p>ELNATLDPLGWK</text:p>
          </table:table-cell>
        </table:table-row>
        <table:table-row table:style-name="ro1">
          <table:table-cell office:value-type="string" calcext:value-type="string">
            <text:p>C(+57.02)APPWDDPNR</text:p>
          </table:table-cell>
          <table:table-cell table:formula="of:=SUBSTITUTE(SUBSTITUTE([.A846];&quot;(+15.99)&quot;;&quot;&quot;);&quot;(+57.02)&quot;;&quot;&quot;)" office:value-type="string" office:string-value="CAPPWDDPNR" calcext:value-type="string">
            <text:p>CAPPWDDPNR</text:p>
          </table:table-cell>
        </table:table-row>
        <table:table-row table:style-name="ro1">
          <table:table-cell office:value-type="string" calcext:value-type="string">
            <text:p>VAAEAVLASSKTK</text:p>
          </table:table-cell>
          <table:table-cell table:formula="of:=SUBSTITUTE(SUBSTITUTE([.A847];&quot;(+15.99)&quot;;&quot;&quot;);&quot;(+57.02)&quot;;&quot;&quot;)" office:value-type="string" office:string-value="VAAEAVLASSKTK" calcext:value-type="string">
            <text:p>VAAEAVLASSKTK</text:p>
          </table:table-cell>
        </table:table-row>
        <table:table-row table:style-name="ro1">
          <table:table-cell office:value-type="string" calcext:value-type="string">
            <text:p>DC(+57.02)WLLLSPR</text:p>
          </table:table-cell>
          <table:table-cell table:formula="of:=SUBSTITUTE(SUBSTITUTE([.A848];&quot;(+15.99)&quot;;&quot;&quot;);&quot;(+57.02)&quot;;&quot;&quot;)" office:value-type="string" office:string-value="DCWLLLSPR" calcext:value-type="string">
            <text:p>DCWLLLSPR</text:p>
          </table:table-cell>
        </table:table-row>
        <table:table-row table:style-name="ro1">
          <table:table-cell office:value-type="string" calcext:value-type="string">
            <text:p>EAGGLLLPDSAK</text:p>
          </table:table-cell>
          <table:table-cell table:formula="of:=SUBSTITUTE(SUBSTITUTE([.A849];&quot;(+15.99)&quot;;&quot;&quot;);&quot;(+57.02)&quot;;&quot;&quot;)" office:value-type="string" office:string-value="EAGGLLLPDSAK" calcext:value-type="string">
            <text:p>EAGGLLLPDSAK</text:p>
          </table:table-cell>
        </table:table-row>
        <table:table-row table:style-name="ro1">
          <table:table-cell office:value-type="string" calcext:value-type="string">
            <text:p>ERMM(+15.99)M(+15.99)QLLPR</text:p>
          </table:table-cell>
          <table:table-cell table:formula="of:=SUBSTITUTE(SUBSTITUTE([.A850];&quot;(+15.99)&quot;;&quot;&quot;);&quot;(+57.02)&quot;;&quot;&quot;)" office:value-type="string" office:string-value="ERMMMQLLPR" calcext:value-type="string">
            <text:p>ERMMMQLLPR</text:p>
          </table:table-cell>
        </table:table-row>
        <table:table-row table:style-name="ro1">
          <table:table-cell office:value-type="string" calcext:value-type="string">
            <text:p>EEVHKLEVK</text:p>
          </table:table-cell>
          <table:table-cell table:formula="of:=SUBSTITUTE(SUBSTITUTE([.A851];&quot;(+15.99)&quot;;&quot;&quot;);&quot;(+57.02)&quot;;&quot;&quot;)" office:value-type="string" office:string-value="EEVHKLEVK" calcext:value-type="string">
            <text:p>EEVHKLEVK</text:p>
          </table:table-cell>
        </table:table-row>
        <table:table-row table:style-name="ro1">
          <table:table-cell office:value-type="string" calcext:value-type="string">
            <text:p>LGATEYSFLSEK</text:p>
          </table:table-cell>
          <table:table-cell table:formula="of:=SUBSTITUTE(SUBSTITUTE([.A852];&quot;(+15.99)&quot;;&quot;&quot;);&quot;(+57.02)&quot;;&quot;&quot;)" office:value-type="string" office:string-value="LGATEYSFLSEK" calcext:value-type="string">
            <text:p>LGATEYSFLSEK</text:p>
          </table:table-cell>
        </table:table-row>
        <table:table-row table:style-name="ro1">
          <table:table-cell office:value-type="string" calcext:value-type="string">
            <text:p>NQDALVEMVVK</text:p>
          </table:table-cell>
          <table:table-cell table:formula="of:=SUBSTITUTE(SUBSTITUTE([.A853];&quot;(+15.99)&quot;;&quot;&quot;);&quot;(+57.02)&quot;;&quot;&quot;)" office:value-type="string" office:string-value="NQDALVEMVVK" calcext:value-type="string">
            <text:p>NQDALVEMVVK</text:p>
          </table:table-cell>
        </table:table-row>
        <table:table-row table:style-name="ro1">
          <table:table-cell office:value-type="string" calcext:value-type="string">
            <text:p>TAGGLLLDSGPAK</text:p>
          </table:table-cell>
          <table:table-cell table:formula="of:=SUBSTITUTE(SUBSTITUTE([.A854];&quot;(+15.99)&quot;;&quot;&quot;);&quot;(+57.02)&quot;;&quot;&quot;)" office:value-type="string" office:string-value="TAGGLLLDSGPAK" calcext:value-type="string">
            <text:p>TAGGLLLDSGPAK</text:p>
          </table:table-cell>
        </table:table-row>
        <table:table-row table:style-name="ro1">
          <table:table-cell office:value-type="string" calcext:value-type="string">
            <text:p>VATTQNEVTEGMR</text:p>
          </table:table-cell>
          <table:table-cell table:formula="of:=SUBSTITUTE(SUBSTITUTE([.A855];&quot;(+15.99)&quot;;&quot;&quot;);&quot;(+57.02)&quot;;&quot;&quot;)" office:value-type="string" office:string-value="VATTQNEVTEGMR" calcext:value-type="string">
            <text:p>VATTQNEVTEGMR</text:p>
          </table:table-cell>
        </table:table-row>
        <table:table-row table:style-name="ro1">
          <table:table-cell office:value-type="string" calcext:value-type="string">
            <text:p>LGGNEYVLLSEK</text:p>
          </table:table-cell>
          <table:table-cell table:formula="of:=SUBSTITUTE(SUBSTITUTE([.A856];&quot;(+15.99)&quot;;&quot;&quot;);&quot;(+57.02)&quot;;&quot;&quot;)" office:value-type="string" office:string-value="LGGNEYVLLSEK" calcext:value-type="string">
            <text:p>LGGNEYVLLSEK</text:p>
          </table:table-cell>
        </table:table-row>
        <table:table-row table:style-name="ro1">
          <table:table-cell office:value-type="string" calcext:value-type="string">
            <text:p>EPNNEM(+15.99)M(+15.99)LK</text:p>
          </table:table-cell>
          <table:table-cell table:formula="of:=SUBSTITUTE(SUBSTITUTE([.A857];&quot;(+15.99)&quot;;&quot;&quot;);&quot;(+57.02)&quot;;&quot;&quot;)" office:value-type="string" office:string-value="EPNNEMMLK" calcext:value-type="string">
            <text:p>EPNNEMMLK</text:p>
          </table:table-cell>
        </table:table-row>
        <table:table-row table:style-name="ro1">
          <table:table-cell office:value-type="string" calcext:value-type="string">
            <text:p>AEVNVGC(+57.02)KVK</text:p>
          </table:table-cell>
          <table:table-cell table:formula="of:=SUBSTITUTE(SUBSTITUTE([.A858];&quot;(+15.99)&quot;;&quot;&quot;);&quot;(+57.02)&quot;;&quot;&quot;)" office:value-type="string" office:string-value="AEVNVGCKVK" calcext:value-type="string">
            <text:p>AEVNVGCKVK</text:p>
          </table:table-cell>
        </table:table-row>
        <table:table-row table:style-name="ro1">
          <table:table-cell office:value-type="string" calcext:value-type="string">
            <text:p>KYEELLC(+57.02)HDR</text:p>
          </table:table-cell>
          <table:table-cell table:formula="of:=SUBSTITUTE(SUBSTITUTE([.A859];&quot;(+15.99)&quot;;&quot;&quot;);&quot;(+57.02)&quot;;&quot;&quot;)" office:value-type="string" office:string-value="KYEELLCHDR" calcext:value-type="string">
            <text:p>KYEELLCHDR</text:p>
          </table:table-cell>
        </table:table-row>
        <table:table-row table:style-name="ro1">
          <table:table-cell office:value-type="string" calcext:value-type="string">
            <text:p>EAVVSHTQALK</text:p>
          </table:table-cell>
          <table:table-cell table:formula="of:=SUBSTITUTE(SUBSTITUTE([.A860];&quot;(+15.99)&quot;;&quot;&quot;);&quot;(+57.02)&quot;;&quot;&quot;)" office:value-type="string" office:string-value="EAVVSHTQALK" calcext:value-type="string">
            <text:p>EAVVSHTQALK</text:p>
          </table:table-cell>
        </table:table-row>
        <table:table-row table:style-name="ro1">
          <table:table-cell office:value-type="string" calcext:value-type="string">
            <text:p>DMLDNVEPLEGVLVK</text:p>
          </table:table-cell>
          <table:table-cell table:formula="of:=SUBSTITUTE(SUBSTITUTE([.A861];&quot;(+15.99)&quot;;&quot;&quot;);&quot;(+57.02)&quot;;&quot;&quot;)" office:value-type="string" office:string-value="DMLDNVEPLEGVLVK" calcext:value-type="string">
            <text:p>DMLDNVEPLEGVLVK</text:p>
          </table:table-cell>
        </table:table-row>
        <table:table-row table:style-name="ro1">
          <table:table-cell office:value-type="string" calcext:value-type="string">
            <text:p>QGENANQQVLAENVK</text:p>
          </table:table-cell>
          <table:table-cell table:formula="of:=SUBSTITUTE(SUBSTITUTE([.A862];&quot;(+15.99)&quot;;&quot;&quot;);&quot;(+57.02)&quot;;&quot;&quot;)" office:value-type="string" office:string-value="QGENANQQVLAENVK" calcext:value-type="string">
            <text:p>QGENANQQVLAENVK</text:p>
          </table:table-cell>
        </table:table-row>
        <table:table-row table:style-name="ro1">
          <table:table-cell office:value-type="string" calcext:value-type="string">
            <text:p>GNSGVLNVSTPK</text:p>
          </table:table-cell>
          <table:table-cell table:formula="of:=SUBSTITUTE(SUBSTITUTE([.A863];&quot;(+15.99)&quot;;&quot;&quot;);&quot;(+57.02)&quot;;&quot;&quot;)" office:value-type="string" office:string-value="GNSGVLNVSTPK" calcext:value-type="string">
            <text:p>GNSGVLNVSTPK</text:p>
          </table:table-cell>
        </table:table-row>
        <table:table-row table:style-name="ro1">
          <table:table-cell office:value-type="string" calcext:value-type="string">
            <text:p>KAFEEVVYSK</text:p>
          </table:table-cell>
          <table:table-cell table:formula="of:=SUBSTITUTE(SUBSTITUTE([.A864];&quot;(+15.99)&quot;;&quot;&quot;);&quot;(+57.02)&quot;;&quot;&quot;)" office:value-type="string" office:string-value="KAFEEVVYSK" calcext:value-type="string">
            <text:p>KAFEEVVYSK</text:p>
          </table:table-cell>
        </table:table-row>
        <table:table-row table:style-name="ro1">
          <table:table-cell office:value-type="string" calcext:value-type="string">
            <text:p>KMC(+57.02)LHLLKVK</text:p>
          </table:table-cell>
          <table:table-cell table:formula="of:=SUBSTITUTE(SUBSTITUTE([.A865];&quot;(+15.99)&quot;;&quot;&quot;);&quot;(+57.02)&quot;;&quot;&quot;)" office:value-type="string" office:string-value="KMCLHLLKVK" calcext:value-type="string">
            <text:p>KMCLHLLKVK</text:p>
          </table:table-cell>
        </table:table-row>
        <table:table-row table:style-name="ro1">
          <table:table-cell office:value-type="string" calcext:value-type="string">
            <text:p>AAQNTGVALLR</text:p>
          </table:table-cell>
          <table:table-cell table:formula="of:=SUBSTITUTE(SUBSTITUTE([.A866];&quot;(+15.99)&quot;;&quot;&quot;);&quot;(+57.02)&quot;;&quot;&quot;)" office:value-type="string" office:string-value="AAQNTGVALLR" calcext:value-type="string">
            <text:p>AAQNTGVALLR</text:p>
          </table:table-cell>
        </table:table-row>
        <table:table-row table:style-name="ro1">
          <table:table-cell office:value-type="string" calcext:value-type="string">
            <text:p>EEAVLDEFLLLLTSR</text:p>
          </table:table-cell>
          <table:table-cell table:formula="of:=SUBSTITUTE(SUBSTITUTE([.A867];&quot;(+15.99)&quot;;&quot;&quot;);&quot;(+57.02)&quot;;&quot;&quot;)" office:value-type="string" office:string-value="EEAVLDEFLLLLTSR" calcext:value-type="string">
            <text:p>EEAVLDEFLLLLTSR</text:p>
          </table:table-cell>
        </table:table-row>
        <table:table-row table:style-name="ro1">
          <table:table-cell office:value-type="string" calcext:value-type="string">
            <text:p>EYLM(+15.99)LK</text:p>
          </table:table-cell>
          <table:table-cell table:formula="of:=SUBSTITUTE(SUBSTITUTE([.A868];&quot;(+15.99)&quot;;&quot;&quot;);&quot;(+57.02)&quot;;&quot;&quot;)" office:value-type="string" office:string-value="EYLMLK" calcext:value-type="string">
            <text:p>EYLMLK</text:p>
          </table:table-cell>
        </table:table-row>
        <table:table-row table:style-name="ro1">
          <table:table-cell office:value-type="string" calcext:value-type="string">
            <text:p>YVLNPEGLVMHTTVNK</text:p>
          </table:table-cell>
          <table:table-cell table:formula="of:=SUBSTITUTE(SUBSTITUTE([.A869];&quot;(+15.99)&quot;;&quot;&quot;);&quot;(+57.02)&quot;;&quot;&quot;)" office:value-type="string" office:string-value="YVLNPEGLVMHTTVNK" calcext:value-type="string">
            <text:p>YVLNPEGLVMHTTVNK</text:p>
          </table:table-cell>
        </table:table-row>
        <table:table-row table:style-name="ro1">
          <table:table-cell office:value-type="string" calcext:value-type="string">
            <text:p>QM(+15.99)PQLLNVTPGLAK</text:p>
          </table:table-cell>
          <table:table-cell table:formula="of:=SUBSTITUTE(SUBSTITUTE([.A870];&quot;(+15.99)&quot;;&quot;&quot;);&quot;(+57.02)&quot;;&quot;&quot;)" office:value-type="string" office:string-value="QMPQLLNVTPGLAK" calcext:value-type="string">
            <text:p>QMPQLLNVTPGLAK</text:p>
          </table:table-cell>
        </table:table-row>
        <table:table-row table:style-name="ro1">
          <table:table-cell office:value-type="string" calcext:value-type="string">
            <text:p>SHVTPWGK</text:p>
          </table:table-cell>
          <table:table-cell table:formula="of:=SUBSTITUTE(SUBSTITUTE([.A871];&quot;(+15.99)&quot;;&quot;&quot;);&quot;(+57.02)&quot;;&quot;&quot;)" office:value-type="string" office:string-value="SHVTPWGK" calcext:value-type="string">
            <text:p>SHVTPWGK</text:p>
          </table:table-cell>
        </table:table-row>
        <table:table-row table:style-name="ro1">
          <table:table-cell office:value-type="string" calcext:value-type="string">
            <text:p>LVVDLWAPK</text:p>
          </table:table-cell>
          <table:table-cell table:formula="of:=SUBSTITUTE(SUBSTITUTE([.A872];&quot;(+15.99)&quot;;&quot;&quot;);&quot;(+57.02)&quot;;&quot;&quot;)" office:value-type="string" office:string-value="LVVDLWAPK" calcext:value-type="string">
            <text:p>LVVDLWAPK</text:p>
          </table:table-cell>
        </table:table-row>
        <table:table-row table:style-name="ro1">
          <table:table-cell office:value-type="string" calcext:value-type="string">
            <text:p>LLEELPQDK</text:p>
          </table:table-cell>
          <table:table-cell table:formula="of:=SUBSTITUTE(SUBSTITUTE([.A873];&quot;(+15.99)&quot;;&quot;&quot;);&quot;(+57.02)&quot;;&quot;&quot;)" office:value-type="string" office:string-value="LLEELPQDK" calcext:value-type="string">
            <text:p>LLEELPQDK</text:p>
          </table:table-cell>
        </table:table-row>
        <table:table-row table:style-name="ro1">
          <table:table-cell office:value-type="string" calcext:value-type="string">
            <text:p>SM(+15.99)M(+15.99)SLNLTNK</text:p>
          </table:table-cell>
          <table:table-cell table:formula="of:=SUBSTITUTE(SUBSTITUTE([.A874];&quot;(+15.99)&quot;;&quot;&quot;);&quot;(+57.02)&quot;;&quot;&quot;)" office:value-type="string" office:string-value="SMMSLNLTNK" calcext:value-type="string">
            <text:p>SMMSLNLTNK</text:p>
          </table:table-cell>
        </table:table-row>
        <table:table-row table:style-name="ro1">
          <table:table-cell office:value-type="string" calcext:value-type="string">
            <text:p>KMPHLLGHEEVLSNK</text:p>
          </table:table-cell>
          <table:table-cell table:formula="of:=SUBSTITUTE(SUBSTITUTE([.A875];&quot;(+15.99)&quot;;&quot;&quot;);&quot;(+57.02)&quot;;&quot;&quot;)" office:value-type="string" office:string-value="KMPHLLGHEEVLSNK" calcext:value-type="string">
            <text:p>KMPHLLGHEEVLSNK</text:p>
          </table:table-cell>
        </table:table-row>
        <table:table-row table:style-name="ro1">
          <table:table-cell office:value-type="string" calcext:value-type="string">
            <text:p>VPFVKSVFFRGHMK</text:p>
          </table:table-cell>
          <table:table-cell table:formula="of:=SUBSTITUTE(SUBSTITUTE([.A876];&quot;(+15.99)&quot;;&quot;&quot;);&quot;(+57.02)&quot;;&quot;&quot;)" office:value-type="string" office:string-value="VPFVKSVFFRGHMK" calcext:value-type="string">
            <text:p>VPFVKSVFFRGHMK</text:p>
          </table:table-cell>
        </table:table-row>
        <table:table-row table:style-name="ro1">
          <table:table-cell office:value-type="string" calcext:value-type="string">
            <text:p>VPDYKPLFK</text:p>
          </table:table-cell>
          <table:table-cell table:formula="of:=SUBSTITUTE(SUBSTITUTE([.A877];&quot;(+15.99)&quot;;&quot;&quot;);&quot;(+57.02)&quot;;&quot;&quot;)" office:value-type="string" office:string-value="VPDYKPLFK" calcext:value-type="string">
            <text:p>VPDYKPLFK</text:p>
          </table:table-cell>
        </table:table-row>
        <table:table-row table:style-name="ro1">
          <table:table-cell office:value-type="string" calcext:value-type="string">
            <text:p>EPNLASLTASK</text:p>
          </table:table-cell>
          <table:table-cell table:formula="of:=SUBSTITUTE(SUBSTITUTE([.A878];&quot;(+15.99)&quot;;&quot;&quot;);&quot;(+57.02)&quot;;&quot;&quot;)" office:value-type="string" office:string-value="EPNLASLTASK" calcext:value-type="string">
            <text:p>EPNLASLTASK</text:p>
          </table:table-cell>
        </table:table-row>
        <table:table-row table:style-name="ro1">
          <table:table-cell office:value-type="string" calcext:value-type="string">
            <text:p>VLPM(+15.99)VGGQALER</text:p>
          </table:table-cell>
          <table:table-cell table:formula="of:=SUBSTITUTE(SUBSTITUTE([.A879];&quot;(+15.99)&quot;;&quot;&quot;);&quot;(+57.02)&quot;;&quot;&quot;)" office:value-type="string" office:string-value="VLPMVGGQALER" calcext:value-type="string">
            <text:p>VLPMVGGQALER</text:p>
          </table:table-cell>
        </table:table-row>
        <table:table-row table:style-name="ro1">
          <table:table-cell office:value-type="string" calcext:value-type="string">
            <text:p>HHYPSDPSVSDGLK</text:p>
          </table:table-cell>
          <table:table-cell table:formula="of:=SUBSTITUTE(SUBSTITUTE([.A880];&quot;(+15.99)&quot;;&quot;&quot;);&quot;(+57.02)&quot;;&quot;&quot;)" office:value-type="string" office:string-value="HHYPSDPSVSDGLK" calcext:value-type="string">
            <text:p>HHYPSDPSVSDGLK</text:p>
          </table:table-cell>
        </table:table-row>
        <table:table-row table:style-name="ro1">
          <table:table-cell office:value-type="string" calcext:value-type="string">
            <text:p>EANNLVR</text:p>
          </table:table-cell>
          <table:table-cell table:formula="of:=SUBSTITUTE(SUBSTITUTE([.A881];&quot;(+15.99)&quot;;&quot;&quot;);&quot;(+57.02)&quot;;&quot;&quot;)" office:value-type="string" office:string-value="EANNLVR" calcext:value-type="string">
            <text:p>EANNLVR</text:p>
          </table:table-cell>
        </table:table-row>
        <table:table-row table:style-name="ro1">
          <table:table-cell office:value-type="string" calcext:value-type="string">
            <text:p>KFAEAVLATPNK</text:p>
          </table:table-cell>
          <table:table-cell table:formula="of:=SUBSTITUTE(SUBSTITUTE([.A882];&quot;(+15.99)&quot;;&quot;&quot;);&quot;(+57.02)&quot;;&quot;&quot;)" office:value-type="string" office:string-value="KFAEAVLATPNK" calcext:value-type="string">
            <text:p>KFAEAVLATPNK</text:p>
          </table:table-cell>
        </table:table-row>
        <table:table-row table:style-name="ro1">
          <table:table-cell office:value-type="string" calcext:value-type="string">
            <text:p>EPMC(+57.02)LVADLPEKK</text:p>
          </table:table-cell>
          <table:table-cell table:formula="of:=SUBSTITUTE(SUBSTITUTE([.A883];&quot;(+15.99)&quot;;&quot;&quot;);&quot;(+57.02)&quot;;&quot;&quot;)" office:value-type="string" office:string-value="EPMCLVADLPEKK" calcext:value-type="string">
            <text:p>EPMCLVADLPEKK</text:p>
          </table:table-cell>
        </table:table-row>
        <table:table-row table:style-name="ro1">
          <table:table-cell office:value-type="string" calcext:value-type="string">
            <text:p>QTDM(+15.99)VLLDMVMTNK</text:p>
          </table:table-cell>
          <table:table-cell table:formula="of:=SUBSTITUTE(SUBSTITUTE([.A884];&quot;(+15.99)&quot;;&quot;&quot;);&quot;(+57.02)&quot;;&quot;&quot;)" office:value-type="string" office:string-value="QTDMVLLDMVMTNK" calcext:value-type="string">
            <text:p>QTDMVLLDMVMTNK</text:p>
          </table:table-cell>
        </table:table-row>
        <table:table-row table:style-name="ro1">
          <table:table-cell office:value-type="string" calcext:value-type="string">
            <text:p>SPDEVTEDK</text:p>
          </table:table-cell>
          <table:table-cell table:formula="of:=SUBSTITUTE(SUBSTITUTE([.A885];&quot;(+15.99)&quot;;&quot;&quot;);&quot;(+57.02)&quot;;&quot;&quot;)" office:value-type="string" office:string-value="SPDEVTEDK" calcext:value-type="string">
            <text:p>SPDEVTEDK</text:p>
          </table:table-cell>
        </table:table-row>
        <table:table-row table:style-name="ro1">
          <table:table-cell office:value-type="string" calcext:value-type="string">
            <text:p>KKDPLDPPSK</text:p>
          </table:table-cell>
          <table:table-cell table:formula="of:=SUBSTITUTE(SUBSTITUTE([.A886];&quot;(+15.99)&quot;;&quot;&quot;);&quot;(+57.02)&quot;;&quot;&quot;)" office:value-type="string" office:string-value="KKDPLDPPSK" calcext:value-type="string">
            <text:p>KKDPLDPPSK</text:p>
          </table:table-cell>
        </table:table-row>
        <table:table-row table:style-name="ro1">
          <table:table-cell office:value-type="string" calcext:value-type="string">
            <text:p>KWKKWM(+15.99)PFDRLK</text:p>
          </table:table-cell>
          <table:table-cell table:formula="of:=SUBSTITUTE(SUBSTITUTE([.A887];&quot;(+15.99)&quot;;&quot;&quot;);&quot;(+57.02)&quot;;&quot;&quot;)" office:value-type="string" office:string-value="KWKKWMPFDRLK" calcext:value-type="string">
            <text:p>KWKKWMPFDRLK</text:p>
          </table:table-cell>
        </table:table-row>
        <table:table-row table:style-name="ro1">
          <table:table-cell office:value-type="string" calcext:value-type="string">
            <text:p>HSTKGMVQSAAYK</text:p>
          </table:table-cell>
          <table:table-cell table:formula="of:=SUBSTITUTE(SUBSTITUTE([.A888];&quot;(+15.99)&quot;;&quot;&quot;);&quot;(+57.02)&quot;;&quot;&quot;)" office:value-type="string" office:string-value="HSTKGMVQSAAYK" calcext:value-type="string">
            <text:p>HSTKGMVQSAAYK</text:p>
          </table:table-cell>
        </table:table-row>
        <table:table-row table:style-name="ro1">
          <table:table-cell office:value-type="string" calcext:value-type="string">
            <text:p>QVSVEALANEMQSR</text:p>
          </table:table-cell>
          <table:table-cell table:formula="of:=SUBSTITUTE(SUBSTITUTE([.A889];&quot;(+15.99)&quot;;&quot;&quot;);&quot;(+57.02)&quot;;&quot;&quot;)" office:value-type="string" office:string-value="QVSVEALANEMQSR" calcext:value-type="string">
            <text:p>QVSVEALANEMQSR</text:p>
          </table:table-cell>
        </table:table-row>
        <table:table-row table:style-name="ro1">
          <table:table-cell office:value-type="string" calcext:value-type="string">
            <text:p>NGFLLPFGK</text:p>
          </table:table-cell>
          <table:table-cell table:formula="of:=SUBSTITUTE(SUBSTITUTE([.A890];&quot;(+15.99)&quot;;&quot;&quot;);&quot;(+57.02)&quot;;&quot;&quot;)" office:value-type="string" office:string-value="NGFLLPFGK" calcext:value-type="string">
            <text:p>NGFLLPFGK</text:p>
          </table:table-cell>
        </table:table-row>
        <table:table-row table:style-name="ro1">
          <table:table-cell office:value-type="string" calcext:value-type="string">
            <text:p>C(+57.02)WFPLSLQK</text:p>
          </table:table-cell>
          <table:table-cell table:formula="of:=SUBSTITUTE(SUBSTITUTE([.A891];&quot;(+15.99)&quot;;&quot;&quot;);&quot;(+57.02)&quot;;&quot;&quot;)" office:value-type="string" office:string-value="CWFPLSLQK" calcext:value-type="string">
            <text:p>CWFPLSLQK</text:p>
          </table:table-cell>
        </table:table-row>
        <table:table-row table:style-name="ro1">
          <table:table-cell office:value-type="string" calcext:value-type="string">
            <text:p>NSPLVGPK</text:p>
          </table:table-cell>
          <table:table-cell table:formula="of:=SUBSTITUTE(SUBSTITUTE([.A892];&quot;(+15.99)&quot;;&quot;&quot;);&quot;(+57.02)&quot;;&quot;&quot;)" office:value-type="string" office:string-value="NSPLVGPK" calcext:value-type="string">
            <text:p>NSPLVGPK</text:p>
          </table:table-cell>
        </table:table-row>
        <table:table-row table:style-name="ro1">
          <table:table-cell office:value-type="string" calcext:value-type="string">
            <text:p>LKTGMSLSPK</text:p>
          </table:table-cell>
          <table:table-cell table:formula="of:=SUBSTITUTE(SUBSTITUTE([.A893];&quot;(+15.99)&quot;;&quot;&quot;);&quot;(+57.02)&quot;;&quot;&quot;)" office:value-type="string" office:string-value="LKTGMSLSPK" calcext:value-type="string">
            <text:p>LKTGMSLSPK</text:p>
          </table:table-cell>
        </table:table-row>
        <table:table-row table:style-name="ro1">
          <table:table-cell office:value-type="string" calcext:value-type="string">
            <text:p>SENAVVM(+15.99)AMASLKK</text:p>
          </table:table-cell>
          <table:table-cell table:formula="of:=SUBSTITUTE(SUBSTITUTE([.A894];&quot;(+15.99)&quot;;&quot;&quot;);&quot;(+57.02)&quot;;&quot;&quot;)" office:value-type="string" office:string-value="SENAVVMAMASLKK" calcext:value-type="string">
            <text:p>SENAVVMAMASLKK</text:p>
          </table:table-cell>
        </table:table-row>
        <table:table-row table:style-name="ro1">
          <table:table-cell office:value-type="string" calcext:value-type="string">
            <text:p>QAM(+15.99)TEEWDLK</text:p>
          </table:table-cell>
          <table:table-cell table:formula="of:=SUBSTITUTE(SUBSTITUTE([.A895];&quot;(+15.99)&quot;;&quot;&quot;);&quot;(+57.02)&quot;;&quot;&quot;)" office:value-type="string" office:string-value="QAMTEEWDLK" calcext:value-type="string">
            <text:p>QAMTEEWDLK</text:p>
          </table:table-cell>
        </table:table-row>
        <table:table-row table:style-name="ro1">
          <table:table-cell office:value-type="string" calcext:value-type="string">
            <text:p>C(+57.02)GTSDLTKLYR</text:p>
          </table:table-cell>
          <table:table-cell table:formula="of:=SUBSTITUTE(SUBSTITUTE([.A896];&quot;(+15.99)&quot;;&quot;&quot;);&quot;(+57.02)&quot;;&quot;&quot;)" office:value-type="string" office:string-value="CGTSDLTKLYR" calcext:value-type="string">
            <text:p>CGTSDLTKLYR</text:p>
          </table:table-cell>
        </table:table-row>
        <table:table-row table:style-name="ro1">
          <table:table-cell office:value-type="string" calcext:value-type="string">
            <text:p>FLM(+15.99)LAGDYNFDK</text:p>
          </table:table-cell>
          <table:table-cell table:formula="of:=SUBSTITUTE(SUBSTITUTE([.A897];&quot;(+15.99)&quot;;&quot;&quot;);&quot;(+57.02)&quot;;&quot;&quot;)" office:value-type="string" office:string-value="FLMLAGDYNFDK" calcext:value-type="string">
            <text:p>FLMLAGDYNFDK</text:p>
          </table:table-cell>
        </table:table-row>
        <table:table-row table:style-name="ro1">
          <table:table-cell office:value-type="string" calcext:value-type="string">
            <text:p>SPATTLEELR</text:p>
          </table:table-cell>
          <table:table-cell table:formula="of:=SUBSTITUTE(SUBSTITUTE([.A898];&quot;(+15.99)&quot;;&quot;&quot;);&quot;(+57.02)&quot;;&quot;&quot;)" office:value-type="string" office:string-value="SPATTLEELR" calcext:value-type="string">
            <text:p>SPATTLEELR</text:p>
          </table:table-cell>
        </table:table-row>
        <table:table-row table:style-name="ro1">
          <table:table-cell office:value-type="string" calcext:value-type="string">
            <text:p>M(+15.99)PPEYVLLSEK</text:p>
          </table:table-cell>
          <table:table-cell table:formula="of:=SUBSTITUTE(SUBSTITUTE([.A899];&quot;(+15.99)&quot;;&quot;&quot;);&quot;(+57.02)&quot;;&quot;&quot;)" office:value-type="string" office:string-value="MPPEYVLLSEK" calcext:value-type="string">
            <text:p>MPPEYVLLSEK</text:p>
          </table:table-cell>
        </table:table-row>
        <table:table-row table:style-name="ro1">
          <table:table-cell office:value-type="string" calcext:value-type="string">
            <text:p>YALSDNC(+57.02)LK</text:p>
          </table:table-cell>
          <table:table-cell table:formula="of:=SUBSTITUTE(SUBSTITUTE([.A900];&quot;(+15.99)&quot;;&quot;&quot;);&quot;(+57.02)&quot;;&quot;&quot;)" office:value-type="string" office:string-value="YALSDNCLK" calcext:value-type="string">
            <text:p>YALSDNCLK</text:p>
          </table:table-cell>
        </table:table-row>
        <table:table-row table:style-name="ro1">
          <table:table-cell office:value-type="string" calcext:value-type="string">
            <text:p>VQVTM(+15.99)LTR</text:p>
          </table:table-cell>
          <table:table-cell table:formula="of:=SUBSTITUTE(SUBSTITUTE([.A901];&quot;(+15.99)&quot;;&quot;&quot;);&quot;(+57.02)&quot;;&quot;&quot;)" office:value-type="string" office:string-value="VQVTMLTR" calcext:value-type="string">
            <text:p>VQVTMLTR</text:p>
          </table:table-cell>
        </table:table-row>
        <table:table-row table:style-name="ro1">
          <table:table-cell office:value-type="string" calcext:value-type="string">
            <text:p>VSVGLEHMEDLK</text:p>
          </table:table-cell>
          <table:table-cell table:formula="of:=SUBSTITUTE(SUBSTITUTE([.A902];&quot;(+15.99)&quot;;&quot;&quot;);&quot;(+57.02)&quot;;&quot;&quot;)" office:value-type="string" office:string-value="VSVGLEHMEDLK" calcext:value-type="string">
            <text:p>VSVGLEHMEDLK</text:p>
          </table:table-cell>
        </table:table-row>
        <table:table-row table:style-name="ro1">
          <table:table-cell office:value-type="string" calcext:value-type="string">
            <text:p>LTVVVLTGVESHK</text:p>
          </table:table-cell>
          <table:table-cell table:formula="of:=SUBSTITUTE(SUBSTITUTE([.A903];&quot;(+15.99)&quot;;&quot;&quot;);&quot;(+57.02)&quot;;&quot;&quot;)" office:value-type="string" office:string-value="LTVVVLTGVESHK" calcext:value-type="string">
            <text:p>LTVVVLTGVESHK</text:p>
          </table:table-cell>
        </table:table-row>
        <table:table-row table:style-name="ro1">
          <table:table-cell office:value-type="string" calcext:value-type="string">
            <text:p>LENATLPDLGASR</text:p>
          </table:table-cell>
          <table:table-cell table:formula="of:=SUBSTITUTE(SUBSTITUTE([.A904];&quot;(+15.99)&quot;;&quot;&quot;);&quot;(+57.02)&quot;;&quot;&quot;)" office:value-type="string" office:string-value="LENATLPDLGASR" calcext:value-type="string">
            <text:p>LENATLPDLGASR</text:p>
          </table:table-cell>
        </table:table-row>
        <table:table-row table:style-name="ro1">
          <table:table-cell office:value-type="string" calcext:value-type="string">
            <text:p>NNLVQNANGR</text:p>
          </table:table-cell>
          <table:table-cell table:formula="of:=SUBSTITUTE(SUBSTITUTE([.A905];&quot;(+15.99)&quot;;&quot;&quot;);&quot;(+57.02)&quot;;&quot;&quot;)" office:value-type="string" office:string-value="NNLVQNANGR" calcext:value-type="string">
            <text:p>NNLVQNANGR</text:p>
          </table:table-cell>
        </table:table-row>
        <table:table-row table:style-name="ro1">
          <table:table-cell office:value-type="string" calcext:value-type="string">
            <text:p>ETPTDVQVATPK</text:p>
          </table:table-cell>
          <table:table-cell table:formula="of:=SUBSTITUTE(SUBSTITUTE([.A906];&quot;(+15.99)&quot;;&quot;&quot;);&quot;(+57.02)&quot;;&quot;&quot;)" office:value-type="string" office:string-value="ETPTDVQVATPK" calcext:value-type="string">
            <text:p>ETPTDVQVATPK</text:p>
          </table:table-cell>
        </table:table-row>
        <table:table-row table:style-name="ro1">
          <table:table-cell office:value-type="string" calcext:value-type="string">
            <text:p>FLDSDLERPHR</text:p>
          </table:table-cell>
          <table:table-cell table:formula="of:=SUBSTITUTE(SUBSTITUTE([.A907];&quot;(+15.99)&quot;;&quot;&quot;);&quot;(+57.02)&quot;;&quot;&quot;)" office:value-type="string" office:string-value="FLDSDLERPHR" calcext:value-type="string">
            <text:p>FLDSDLERPHR</text:p>
          </table:table-cell>
        </table:table-row>
        <table:table-row table:style-name="ro1">
          <table:table-cell office:value-type="string" calcext:value-type="string">
            <text:p>QNHFEMLLVLEFQK</text:p>
          </table:table-cell>
          <table:table-cell table:formula="of:=SUBSTITUTE(SUBSTITUTE([.A908];&quot;(+15.99)&quot;;&quot;&quot;);&quot;(+57.02)&quot;;&quot;&quot;)" office:value-type="string" office:string-value="QNHFEMLLVLEFQK" calcext:value-type="string">
            <text:p>QNHFEMLLVLEFQK</text:p>
          </table:table-cell>
        </table:table-row>
        <table:table-row table:style-name="ro1">
          <table:table-cell office:value-type="string" calcext:value-type="string">
            <text:p>GC(+57.02)PEKLLLM(+15.99)K</text:p>
          </table:table-cell>
          <table:table-cell table:formula="of:=SUBSTITUTE(SUBSTITUTE([.A909];&quot;(+15.99)&quot;;&quot;&quot;);&quot;(+57.02)&quot;;&quot;&quot;)" office:value-type="string" office:string-value="GCPEKLLLMK" calcext:value-type="string">
            <text:p>GCPEKLLLMK</text:p>
          </table:table-cell>
        </table:table-row>
        <table:table-row table:style-name="ro1">
          <table:table-cell office:value-type="string" calcext:value-type="string">
            <text:p>KSLVSNDALDNLEDK</text:p>
          </table:table-cell>
          <table:table-cell table:formula="of:=SUBSTITUTE(SUBSTITUTE([.A910];&quot;(+15.99)&quot;;&quot;&quot;);&quot;(+57.02)&quot;;&quot;&quot;)" office:value-type="string" office:string-value="KSLVSNDALDNLEDK" calcext:value-type="string">
            <text:p>KSLVSNDALDNLEDK</text:p>
          </table:table-cell>
        </table:table-row>
        <table:table-row table:style-name="ro1">
          <table:table-cell office:value-type="string" calcext:value-type="string">
            <text:p>SEALDMVGPK</text:p>
          </table:table-cell>
          <table:table-cell table:formula="of:=SUBSTITUTE(SUBSTITUTE([.A911];&quot;(+15.99)&quot;;&quot;&quot;);&quot;(+57.02)&quot;;&quot;&quot;)" office:value-type="string" office:string-value="SEALDMVGPK" calcext:value-type="string">
            <text:p>SEALDMVGPK</text:p>
          </table:table-cell>
        </table:table-row>
        <table:table-row table:style-name="ro1">
          <table:table-cell office:value-type="string" calcext:value-type="string">
            <text:p>LGNPNDM(+15.99)LLSEK</text:p>
          </table:table-cell>
          <table:table-cell table:formula="of:=SUBSTITUTE(SUBSTITUTE([.A912];&quot;(+15.99)&quot;;&quot;&quot;);&quot;(+57.02)&quot;;&quot;&quot;)" office:value-type="string" office:string-value="LGNPNDMLLSEK" calcext:value-type="string">
            <text:p>LGNPNDMLLSEK</text:p>
          </table:table-cell>
        </table:table-row>
        <table:table-row table:style-name="ro1">
          <table:table-cell office:value-type="string" calcext:value-type="string">
            <text:p>RYLTDWDK</text:p>
          </table:table-cell>
          <table:table-cell table:formula="of:=SUBSTITUTE(SUBSTITUTE([.A913];&quot;(+15.99)&quot;;&quot;&quot;);&quot;(+57.02)&quot;;&quot;&quot;)" office:value-type="string" office:string-value="RYLTDWDK" calcext:value-type="string">
            <text:p>RYLTDWDK</text:p>
          </table:table-cell>
        </table:table-row>
        <table:table-row table:style-name="ro1">
          <table:table-cell office:value-type="string" calcext:value-type="string">
            <text:p>FWALGSSLEEGK</text:p>
          </table:table-cell>
          <table:table-cell table:formula="of:=SUBSTITUTE(SUBSTITUTE([.A914];&quot;(+15.99)&quot;;&quot;&quot;);&quot;(+57.02)&quot;;&quot;&quot;)" office:value-type="string" office:string-value="FWALGSSLEEGK" calcext:value-type="string">
            <text:p>FWALGSSLEEGK</text:p>
          </table:table-cell>
        </table:table-row>
        <table:table-row table:style-name="ro1">
          <table:table-cell office:value-type="string" calcext:value-type="string">
            <text:p>NGALPESM(+15.99)K</text:p>
          </table:table-cell>
          <table:table-cell table:formula="of:=SUBSTITUTE(SUBSTITUTE([.A915];&quot;(+15.99)&quot;;&quot;&quot;);&quot;(+57.02)&quot;;&quot;&quot;)" office:value-type="string" office:string-value="NGALPESMK" calcext:value-type="string">
            <text:p>NGALPESMK</text:p>
          </table:table-cell>
        </table:table-row>
        <table:table-row table:style-name="ro1">
          <table:table-cell office:value-type="string" calcext:value-type="string">
            <text:p>AFPLFSTLAAPNK</text:p>
          </table:table-cell>
          <table:table-cell table:formula="of:=SUBSTITUTE(SUBSTITUTE([.A916];&quot;(+15.99)&quot;;&quot;&quot;);&quot;(+57.02)&quot;;&quot;&quot;)" office:value-type="string" office:string-value="AFPLFSTLAAPNK" calcext:value-type="string">
            <text:p>AFPLFSTLAAPNK</text:p>
          </table:table-cell>
        </table:table-row>
        <table:table-row table:style-name="ro1">
          <table:table-cell office:value-type="string" calcext:value-type="string">
            <text:p>QC(+57.02)LNVNSLLR</text:p>
          </table:table-cell>
          <table:table-cell table:formula="of:=SUBSTITUTE(SUBSTITUTE([.A917];&quot;(+15.99)&quot;;&quot;&quot;);&quot;(+57.02)&quot;;&quot;&quot;)" office:value-type="string" office:string-value="QCLNVNSLLR" calcext:value-type="string">
            <text:p>QCLNVNSLLR</text:p>
          </table:table-cell>
        </table:table-row>
        <table:table-row table:style-name="ro1">
          <table:table-cell office:value-type="string" calcext:value-type="string">
            <text:p>NNFDKSVLLEK</text:p>
          </table:table-cell>
          <table:table-cell table:formula="of:=SUBSTITUTE(SUBSTITUTE([.A918];&quot;(+15.99)&quot;;&quot;&quot;);&quot;(+57.02)&quot;;&quot;&quot;)" office:value-type="string" office:string-value="NNFDKSVLLEK" calcext:value-type="string">
            <text:p>NNFDKSVLLEK</text:p>
          </table:table-cell>
        </table:table-row>
        <table:table-row table:style-name="ro1">
          <table:table-cell office:value-type="string" calcext:value-type="string">
            <text:p>M(+15.99)NPTSAPK</text:p>
          </table:table-cell>
          <table:table-cell table:formula="of:=SUBSTITUTE(SUBSTITUTE([.A919];&quot;(+15.99)&quot;;&quot;&quot;);&quot;(+57.02)&quot;;&quot;&quot;)" office:value-type="string" office:string-value="MNPTSAPK" calcext:value-type="string">
            <text:p>MNPTSAPK</text:p>
          </table:table-cell>
        </table:table-row>
        <table:table-row table:style-name="ro1">
          <table:table-cell office:value-type="string" calcext:value-type="string">
            <text:p>EPEYLNM(+15.99)K</text:p>
          </table:table-cell>
          <table:table-cell table:formula="of:=SUBSTITUTE(SUBSTITUTE([.A920];&quot;(+15.99)&quot;;&quot;&quot;);&quot;(+57.02)&quot;;&quot;&quot;)" office:value-type="string" office:string-value="EPEYLNMK" calcext:value-type="string">
            <text:p>EPEYLNMK</text:p>
          </table:table-cell>
        </table:table-row>
        <table:table-row table:style-name="ro1">
          <table:table-cell office:value-type="string" calcext:value-type="string">
            <text:p>LAGATEPEQVLLAYLAK</text:p>
          </table:table-cell>
          <table:table-cell table:formula="of:=SUBSTITUTE(SUBSTITUTE([.A921];&quot;(+15.99)&quot;;&quot;&quot;);&quot;(+57.02)&quot;;&quot;&quot;)" office:value-type="string" office:string-value="LAGATEPEQVLLAYLAK" calcext:value-type="string">
            <text:p>LAGATEPEQVLLAYLAK</text:p>
          </table:table-cell>
        </table:table-row>
        <table:table-row table:style-name="ro1">
          <table:table-cell office:value-type="string" calcext:value-type="string">
            <text:p>ESM(+15.99)TDLAVLR</text:p>
          </table:table-cell>
          <table:table-cell table:formula="of:=SUBSTITUTE(SUBSTITUTE([.A922];&quot;(+15.99)&quot;;&quot;&quot;);&quot;(+57.02)&quot;;&quot;&quot;)" office:value-type="string" office:string-value="ESMTDLAVLR" calcext:value-type="string">
            <text:p>ESMTDLAVLR</text:p>
          </table:table-cell>
        </table:table-row>
        <table:table-row table:style-name="ro1">
          <table:table-cell office:value-type="string" calcext:value-type="string">
            <text:p>SSTRHVKWATK</text:p>
          </table:table-cell>
          <table:table-cell table:formula="of:=SUBSTITUTE(SUBSTITUTE([.A923];&quot;(+15.99)&quot;;&quot;&quot;);&quot;(+57.02)&quot;;&quot;&quot;)" office:value-type="string" office:string-value="SSTRHVKWATK" calcext:value-type="string">
            <text:p>SSTRHVKWATK</text:p>
          </table:table-cell>
        </table:table-row>
        <table:table-row table:style-name="ro1">
          <table:table-cell office:value-type="string" calcext:value-type="string">
            <text:p>FLLTLYNVFGDEVTK</text:p>
          </table:table-cell>
          <table:table-cell table:formula="of:=SUBSTITUTE(SUBSTITUTE([.A924];&quot;(+15.99)&quot;;&quot;&quot;);&quot;(+57.02)&quot;;&quot;&quot;)" office:value-type="string" office:string-value="FLLTLYNVFGDEVTK" calcext:value-type="string">
            <text:p>FLLTLYNVFGDEVTK</text:p>
          </table:table-cell>
        </table:table-row>
        <table:table-row table:style-name="ro1">
          <table:table-cell office:value-type="string" calcext:value-type="string">
            <text:p>NYLSPYFATDMVR</text:p>
          </table:table-cell>
          <table:table-cell table:formula="of:=SUBSTITUTE(SUBSTITUTE([.A925];&quot;(+15.99)&quot;;&quot;&quot;);&quot;(+57.02)&quot;;&quot;&quot;)" office:value-type="string" office:string-value="NYLSPYFATDMVR" calcext:value-type="string">
            <text:p>NYLSPYFATDMVR</text:p>
          </table:table-cell>
        </table:table-row>
        <table:table-row table:style-name="ro1">
          <table:table-cell office:value-type="string" calcext:value-type="string">
            <text:p>KDLANNLLDELLSTK</text:p>
          </table:table-cell>
          <table:table-cell table:formula="of:=SUBSTITUTE(SUBSTITUTE([.A926];&quot;(+15.99)&quot;;&quot;&quot;);&quot;(+57.02)&quot;;&quot;&quot;)" office:value-type="string" office:string-value="KDLANNLLDELLSTK" calcext:value-type="string">
            <text:p>KDLANNLLDELLSTK</text:p>
          </table:table-cell>
        </table:table-row>
        <table:table-row table:style-name="ro1">
          <table:table-cell office:value-type="string" calcext:value-type="string">
            <text:p>SPDDDVLEQLR</text:p>
          </table:table-cell>
          <table:table-cell table:formula="of:=SUBSTITUTE(SUBSTITUTE([.A927];&quot;(+15.99)&quot;;&quot;&quot;);&quot;(+57.02)&quot;;&quot;&quot;)" office:value-type="string" office:string-value="SPDDDVLEQLR" calcext:value-type="string">
            <text:p>SPDDDVLEQLR</text:p>
          </table:table-cell>
        </table:table-row>
        <table:table-row table:style-name="ro1">
          <table:table-cell office:value-type="string" calcext:value-type="string">
            <text:p>SSALDLLPFK</text:p>
          </table:table-cell>
          <table:table-cell table:formula="of:=SUBSTITUTE(SUBSTITUTE([.A928];&quot;(+15.99)&quot;;&quot;&quot;);&quot;(+57.02)&quot;;&quot;&quot;)" office:value-type="string" office:string-value="SSALDLLPFK" calcext:value-type="string">
            <text:p>SSALDLLPFK</text:p>
          </table:table-cell>
        </table:table-row>
        <table:table-row table:style-name="ro1">
          <table:table-cell office:value-type="string" calcext:value-type="string">
            <text:p>TYSVM(+15.99)SRVAVLK</text:p>
          </table:table-cell>
          <table:table-cell table:formula="of:=SUBSTITUTE(SUBSTITUTE([.A929];&quot;(+15.99)&quot;;&quot;&quot;);&quot;(+57.02)&quot;;&quot;&quot;)" office:value-type="string" office:string-value="TYSVMSRVAVLK" calcext:value-type="string">
            <text:p>TYSVMSRVAVLK</text:p>
          </table:table-cell>
        </table:table-row>
        <table:table-row table:style-name="ro1">
          <table:table-cell office:value-type="string" calcext:value-type="string">
            <text:p>VTLEEMEQSK</text:p>
          </table:table-cell>
          <table:table-cell table:formula="of:=SUBSTITUTE(SUBSTITUTE([.A930];&quot;(+15.99)&quot;;&quot;&quot;);&quot;(+57.02)&quot;;&quot;&quot;)" office:value-type="string" office:string-value="VTLEEMEQSK" calcext:value-type="string">
            <text:p>VTLEEMEQSK</text:p>
          </table:table-cell>
        </table:table-row>
        <table:table-row table:style-name="ro1">
          <table:table-cell office:value-type="string" calcext:value-type="string">
            <text:p>AFLNFLNHLVEK</text:p>
          </table:table-cell>
          <table:table-cell table:formula="of:=SUBSTITUTE(SUBSTITUTE([.A931];&quot;(+15.99)&quot;;&quot;&quot;);&quot;(+57.02)&quot;;&quot;&quot;)" office:value-type="string" office:string-value="AFLNFLNHLVEK" calcext:value-type="string">
            <text:p>AFLNFLNHLVEK</text:p>
          </table:table-cell>
        </table:table-row>
        <table:table-row table:style-name="ro1">
          <table:table-cell office:value-type="string" calcext:value-type="string">
            <text:p>QTWPYEHVLLLNK</text:p>
          </table:table-cell>
          <table:table-cell table:formula="of:=SUBSTITUTE(SUBSTITUTE([.A932];&quot;(+15.99)&quot;;&quot;&quot;);&quot;(+57.02)&quot;;&quot;&quot;)" office:value-type="string" office:string-value="QTWPYEHVLLLNK" calcext:value-type="string">
            <text:p>QTWPYEHVLLLNK</text:p>
          </table:table-cell>
        </table:table-row>
        <table:table-row table:style-name="ro1">
          <table:table-cell office:value-type="string" calcext:value-type="string">
            <text:p>EVEPALGDGDFLANSR</text:p>
          </table:table-cell>
          <table:table-cell table:formula="of:=SUBSTITUTE(SUBSTITUTE([.A933];&quot;(+15.99)&quot;;&quot;&quot;);&quot;(+57.02)&quot;;&quot;&quot;)" office:value-type="string" office:string-value="EVEPALGDGDFLANSR" calcext:value-type="string">
            <text:p>EVEPALGDGDFLANSR</text:p>
          </table:table-cell>
        </table:table-row>
        <table:table-row table:style-name="ro1">
          <table:table-cell office:value-type="string" calcext:value-type="string">
            <text:p>HM(+15.99)AGANALTLK</text:p>
          </table:table-cell>
          <table:table-cell table:formula="of:=SUBSTITUTE(SUBSTITUTE([.A934];&quot;(+15.99)&quot;;&quot;&quot;);&quot;(+57.02)&quot;;&quot;&quot;)" office:value-type="string" office:string-value="HMAGANALTLK" calcext:value-type="string">
            <text:p>HMAGANALTLK</text:p>
          </table:table-cell>
        </table:table-row>
        <table:table-row table:style-name="ro2">
          <table:table-cell office:value-type="string" calcext:value-type="string">
            <text:p>ELMLNSGC(+57.02)LLSNERLLQNK</text:p>
          </table:table-cell>
          <table:table-cell table:formula="of:=SUBSTITUTE(SUBSTITUTE([.A935];&quot;(+15.99)&quot;;&quot;&quot;);&quot;(+57.02)&quot;;&quot;&quot;)" office:value-type="string" office:string-value="ELMLNSGCLLSNERLLQNK" calcext:value-type="string">
            <text:p>ELMLNSGCLLSNERLLQNK</text:p>
          </table:table-cell>
        </table:table-row>
        <table:table-row table:style-name="ro1">
          <table:table-cell office:value-type="string" calcext:value-type="string">
            <text:p>GFAAEAVLAPSK</text:p>
          </table:table-cell>
          <table:table-cell table:formula="of:=SUBSTITUTE(SUBSTITUTE([.A936];&quot;(+15.99)&quot;;&quot;&quot;);&quot;(+57.02)&quot;;&quot;&quot;)" office:value-type="string" office:string-value="GFAAEAVLAPSK" calcext:value-type="string">
            <text:p>GFAAEAVLAPSK</text:p>
          </table:table-cell>
        </table:table-row>
        <table:table-row table:style-name="ro2">
          <table:table-cell office:value-type="string" calcext:value-type="string">
            <text:p>SKTKTANEFEDALGGTNK</text:p>
          </table:table-cell>
          <table:table-cell table:formula="of:=SUBSTITUTE(SUBSTITUTE([.A937];&quot;(+15.99)&quot;;&quot;&quot;);&quot;(+57.02)&quot;;&quot;&quot;)" office:value-type="string" office:string-value="SKTKTANEFEDALGGTNK" calcext:value-type="string">
            <text:p>SKTKTANEFEDALGGTNK</text:p>
          </table:table-cell>
        </table:table-row>
        <table:table-row table:style-name="ro1">
          <table:table-cell office:value-type="string" calcext:value-type="string">
            <text:p>RSHSLEEGK</text:p>
          </table:table-cell>
          <table:table-cell table:formula="of:=SUBSTITUTE(SUBSTITUTE([.A938];&quot;(+15.99)&quot;;&quot;&quot;);&quot;(+57.02)&quot;;&quot;&quot;)" office:value-type="string" office:string-value="RSHSLEEGK" calcext:value-type="string">
            <text:p>RSHSLEEGK</text:p>
          </table:table-cell>
        </table:table-row>
        <table:table-row table:style-name="ro1">
          <table:table-cell office:value-type="string" calcext:value-type="string">
            <text:p>VLENAGSNQVLAEQGR</text:p>
          </table:table-cell>
          <table:table-cell table:formula="of:=SUBSTITUTE(SUBSTITUTE([.A939];&quot;(+15.99)&quot;;&quot;&quot;);&quot;(+57.02)&quot;;&quot;&quot;)" office:value-type="string" office:string-value="VLENAGSNQVLAEQGR" calcext:value-type="string">
            <text:p>VLENAGSNQVLAEQGR</text:p>
          </table:table-cell>
        </table:table-row>
        <table:table-row table:style-name="ro1">
          <table:table-cell office:value-type="string" calcext:value-type="string">
            <text:p>ETEC(+57.02)LVADLEPKK</text:p>
          </table:table-cell>
          <table:table-cell table:formula="of:=SUBSTITUTE(SUBSTITUTE([.A940];&quot;(+15.99)&quot;;&quot;&quot;);&quot;(+57.02)&quot;;&quot;&quot;)" office:value-type="string" office:string-value="ETECLVADLEPKK" calcext:value-type="string">
            <text:p>ETECLVADLEPKK</text:p>
          </table:table-cell>
        </table:table-row>
        <table:table-row table:style-name="ro1">
          <table:table-cell office:value-type="string" calcext:value-type="string">
            <text:p>VVYEMM(+15.99)M(+15.99)R</text:p>
          </table:table-cell>
          <table:table-cell table:formula="of:=SUBSTITUTE(SUBSTITUTE([.A941];&quot;(+15.99)&quot;;&quot;&quot;);&quot;(+57.02)&quot;;&quot;&quot;)" office:value-type="string" office:string-value="VVYEMMMR" calcext:value-type="string">
            <text:p>VVYEMMMR</text:p>
          </table:table-cell>
        </table:table-row>
        <table:table-row table:style-name="ro1">
          <table:table-cell office:value-type="string" calcext:value-type="string">
            <text:p>NQDSDLERSFR</text:p>
          </table:table-cell>
          <table:table-cell table:formula="of:=SUBSTITUTE(SUBSTITUTE([.A942];&quot;(+15.99)&quot;;&quot;&quot;);&quot;(+57.02)&quot;;&quot;&quot;)" office:value-type="string" office:string-value="NQDSDLERSFR" calcext:value-type="string">
            <text:p>NQDSDLERSFR</text:p>
          </table:table-cell>
        </table:table-row>
        <table:table-row table:style-name="ro1">
          <table:table-cell office:value-type="string" calcext:value-type="string">
            <text:p>AVVPALEAADQVR</text:p>
          </table:table-cell>
          <table:table-cell table:formula="of:=SUBSTITUTE(SUBSTITUTE([.A943];&quot;(+15.99)&quot;;&quot;&quot;);&quot;(+57.02)&quot;;&quot;&quot;)" office:value-type="string" office:string-value="AVVPALEAADQVR" calcext:value-type="string">
            <text:p>AVVPALEAADQVR</text:p>
          </table:table-cell>
        </table:table-row>
        <table:table-row table:style-name="ro1">
          <table:table-cell office:value-type="string" calcext:value-type="string">
            <text:p>MPEPALGDGDFLNAK</text:p>
          </table:table-cell>
          <table:table-cell table:formula="of:=SUBSTITUTE(SUBSTITUTE([.A944];&quot;(+15.99)&quot;;&quot;&quot;);&quot;(+57.02)&quot;;&quot;&quot;)" office:value-type="string" office:string-value="MPEPALGDGDFLNAK" calcext:value-type="string">
            <text:p>MPEPALGDGDFLNAK</text:p>
          </table:table-cell>
        </table:table-row>
        <table:table-row table:style-name="ro1">
          <table:table-cell office:value-type="string" calcext:value-type="string">
            <text:p>QQEHLENTRALLR</text:p>
          </table:table-cell>
          <table:table-cell table:formula="of:=SUBSTITUTE(SUBSTITUTE([.A945];&quot;(+15.99)&quot;;&quot;&quot;);&quot;(+57.02)&quot;;&quot;&quot;)" office:value-type="string" office:string-value="QQEHLENTRALLR" calcext:value-type="string">
            <text:p>QQEHLENTRALLR</text:p>
          </table:table-cell>
        </table:table-row>
        <table:table-row table:style-name="ro1">
          <table:table-cell office:value-type="string" calcext:value-type="string">
            <text:p>YVAMHLLTK</text:p>
          </table:table-cell>
          <table:table-cell table:formula="of:=SUBSTITUTE(SUBSTITUTE([.A946];&quot;(+15.99)&quot;;&quot;&quot;);&quot;(+57.02)&quot;;&quot;&quot;)" office:value-type="string" office:string-value="YVAMHLLTK" calcext:value-type="string">
            <text:p>YVAMHLLTK</text:p>
          </table:table-cell>
        </table:table-row>
        <table:table-row table:style-name="ro1">
          <table:table-cell office:value-type="string" calcext:value-type="string">
            <text:p>EMNLPHSVGLR</text:p>
          </table:table-cell>
          <table:table-cell table:formula="of:=SUBSTITUTE(SUBSTITUTE([.A947];&quot;(+15.99)&quot;;&quot;&quot;);&quot;(+57.02)&quot;;&quot;&quot;)" office:value-type="string" office:string-value="EMNLPHSVGLR" calcext:value-type="string">
            <text:p>EMNLPHSVGLR</text:p>
          </table:table-cell>
        </table:table-row>
        <table:table-row table:style-name="ro1">
          <table:table-cell office:value-type="string" calcext:value-type="string">
            <text:p>SKLGGLPK</text:p>
          </table:table-cell>
          <table:table-cell table:formula="of:=SUBSTITUTE(SUBSTITUTE([.A948];&quot;(+15.99)&quot;;&quot;&quot;);&quot;(+57.02)&quot;;&quot;&quot;)" office:value-type="string" office:string-value="SKLGGLPK" calcext:value-type="string">
            <text:p>SKLGGLPK</text:p>
          </table:table-cell>
        </table:table-row>
        <table:table-row table:style-name="ro1">
          <table:table-cell office:value-type="string" calcext:value-type="string">
            <text:p>APNNLDC(+57.02)ESDLLSNVKDK</text:p>
          </table:table-cell>
          <table:table-cell table:formula="of:=SUBSTITUTE(SUBSTITUTE([.A949];&quot;(+15.99)&quot;;&quot;&quot;);&quot;(+57.02)&quot;;&quot;&quot;)" office:value-type="string" office:string-value="APNNLDCESDLLSNVKDK" calcext:value-type="string">
            <text:p>APNNLDCESDLLSNVKDK</text:p>
          </table:table-cell>
        </table:table-row>
        <table:table-row table:style-name="ro1">
          <table:table-cell office:value-type="string" calcext:value-type="string">
            <text:p>LVDLSWPDK</text:p>
          </table:table-cell>
          <table:table-cell table:formula="of:=SUBSTITUTE(SUBSTITUTE([.A950];&quot;(+15.99)&quot;;&quot;&quot;);&quot;(+57.02)&quot;;&quot;&quot;)" office:value-type="string" office:string-value="LVDLSWPDK" calcext:value-type="string">
            <text:p>LVDLSWPDK</text:p>
          </table:table-cell>
        </table:table-row>
        <table:table-row table:style-name="ro1">
          <table:table-cell office:value-type="string" calcext:value-type="string">
            <text:p>LEPLEQVDM(+15.99)GPK</text:p>
          </table:table-cell>
          <table:table-cell table:formula="of:=SUBSTITUTE(SUBSTITUTE([.A951];&quot;(+15.99)&quot;;&quot;&quot;);&quot;(+57.02)&quot;;&quot;&quot;)" office:value-type="string" office:string-value="LEPLEQVDMGPK" calcext:value-type="string">
            <text:p>LEPLEQVDMGPK</text:p>
          </table:table-cell>
        </table:table-row>
        <table:table-row table:style-name="ro1">
          <table:table-cell office:value-type="string" calcext:value-type="string">
            <text:p>ATKVVGPK</text:p>
          </table:table-cell>
          <table:table-cell table:formula="of:=SUBSTITUTE(SUBSTITUTE([.A952];&quot;(+15.99)&quot;;&quot;&quot;);&quot;(+57.02)&quot;;&quot;&quot;)" office:value-type="string" office:string-value="ATKVVGPK" calcext:value-type="string">
            <text:p>ATKVVGPK</text:p>
          </table:table-cell>
        </table:table-row>
        <table:table-row table:style-name="ro1">
          <table:table-cell office:value-type="string" calcext:value-type="string">
            <text:p>WGAGEDPGLAR</text:p>
          </table:table-cell>
          <table:table-cell table:formula="of:=SUBSTITUTE(SUBSTITUTE([.A953];&quot;(+15.99)&quot;;&quot;&quot;);&quot;(+57.02)&quot;;&quot;&quot;)" office:value-type="string" office:string-value="WGAGEDPGLAR" calcext:value-type="string">
            <text:p>WGAGEDPGLAR</text:p>
          </table:table-cell>
        </table:table-row>
        <table:table-row table:style-name="ro1">
          <table:table-cell office:value-type="string" calcext:value-type="string">
            <text:p>VQEKDPAESK</text:p>
          </table:table-cell>
          <table:table-cell table:formula="of:=SUBSTITUTE(SUBSTITUTE([.A954];&quot;(+15.99)&quot;;&quot;&quot;);&quot;(+57.02)&quot;;&quot;&quot;)" office:value-type="string" office:string-value="VQEKDPAESK" calcext:value-type="string">
            <text:p>VQEKDPAESK</text:p>
          </table:table-cell>
        </table:table-row>
        <table:table-row table:style-name="ro1">
          <table:table-cell office:value-type="string" calcext:value-type="string">
            <text:p>EPAQALGALAFSAK</text:p>
          </table:table-cell>
          <table:table-cell table:formula="of:=SUBSTITUTE(SUBSTITUTE([.A955];&quot;(+15.99)&quot;;&quot;&quot;);&quot;(+57.02)&quot;;&quot;&quot;)" office:value-type="string" office:string-value="EPAQALGALAFSAK" calcext:value-type="string">
            <text:p>EPAQALGALAFSAK</text:p>
          </table:table-cell>
        </table:table-row>
        <table:table-row table:style-name="ro2">
          <table:table-cell office:value-type="string" calcext:value-type="string">
            <text:p>QENEYAQGLVALGDPGEELAK</text:p>
          </table:table-cell>
          <table:table-cell table:formula="of:=SUBSTITUTE(SUBSTITUTE([.A956];&quot;(+15.99)&quot;;&quot;&quot;);&quot;(+57.02)&quot;;&quot;&quot;)" office:value-type="string" office:string-value="QENEYAQGLVALGDPGEELAK" calcext:value-type="string">
            <text:p>QENEYAQGLVALGDPGEELAK</text:p>
          </table:table-cell>
        </table:table-row>
        <table:table-row table:style-name="ro1">
          <table:table-cell office:value-type="string" calcext:value-type="string">
            <text:p>GREGGDLNMMYLK</text:p>
          </table:table-cell>
          <table:table-cell table:formula="of:=SUBSTITUTE(SUBSTITUTE([.A957];&quot;(+15.99)&quot;;&quot;&quot;);&quot;(+57.02)&quot;;&quot;&quot;)" office:value-type="string" office:string-value="GREGGDLNMMYLK" calcext:value-type="string">
            <text:p>GREGGDLNMMYLK</text:p>
          </table:table-cell>
        </table:table-row>
        <table:table-row table:style-name="ro1">
          <table:table-cell office:value-type="string" calcext:value-type="string">
            <text:p>SMLM(+15.99)MLK</text:p>
          </table:table-cell>
          <table:table-cell table:formula="of:=SUBSTITUTE(SUBSTITUTE([.A958];&quot;(+15.99)&quot;;&quot;&quot;);&quot;(+57.02)&quot;;&quot;&quot;)" office:value-type="string" office:string-value="SMLMMLK" calcext:value-type="string">
            <text:p>SMLMMLK</text:p>
          </table:table-cell>
        </table:table-row>
        <table:table-row table:style-name="ro1">
          <table:table-cell office:value-type="string" calcext:value-type="string">
            <text:p>YYDLAKAEELSSSYVTR</text:p>
          </table:table-cell>
          <table:table-cell table:formula="of:=SUBSTITUTE(SUBSTITUTE([.A959];&quot;(+15.99)&quot;;&quot;&quot;);&quot;(+57.02)&quot;;&quot;&quot;)" office:value-type="string" office:string-value="YYDLAKAEELSSSYVTR" calcext:value-type="string">
            <text:p>YYDLAKAEELSSSYVTR</text:p>
          </table:table-cell>
        </table:table-row>
        <table:table-row table:style-name="ro1">
          <table:table-cell office:value-type="string" calcext:value-type="string">
            <text:p>DLLEEPR</text:p>
          </table:table-cell>
          <table:table-cell table:formula="of:=SUBSTITUTE(SUBSTITUTE([.A960];&quot;(+15.99)&quot;;&quot;&quot;);&quot;(+57.02)&quot;;&quot;&quot;)" office:value-type="string" office:string-value="DLLEEPR" calcext:value-type="string">
            <text:p>DLLEEPR</text:p>
          </table:table-cell>
        </table:table-row>
        <table:table-row table:style-name="ro1">
          <table:table-cell office:value-type="string" calcext:value-type="string">
            <text:p>NDLALPSAPR</text:p>
          </table:table-cell>
          <table:table-cell table:formula="of:=SUBSTITUTE(SUBSTITUTE([.A961];&quot;(+15.99)&quot;;&quot;&quot;);&quot;(+57.02)&quot;;&quot;&quot;)" office:value-type="string" office:string-value="NDLALPSAPR" calcext:value-type="string">
            <text:p>NDLALPSAPR</text:p>
          </table:table-cell>
        </table:table-row>
        <table:table-row table:style-name="ro1">
          <table:table-cell office:value-type="string" calcext:value-type="string">
            <text:p>ELVDQVSALFFK</text:p>
          </table:table-cell>
          <table:table-cell table:formula="of:=SUBSTITUTE(SUBSTITUTE([.A962];&quot;(+15.99)&quot;;&quot;&quot;);&quot;(+57.02)&quot;;&quot;&quot;)" office:value-type="string" office:string-value="ELVDQVSALFFK" calcext:value-type="string">
            <text:p>ELVDQVSALFFK</text:p>
          </table:table-cell>
        </table:table-row>
        <table:table-row table:style-name="ro1">
          <table:table-cell office:value-type="string" calcext:value-type="string">
            <text:p>ALVLGC(+57.02)NGVGK</text:p>
          </table:table-cell>
          <table:table-cell table:formula="of:=SUBSTITUTE(SUBSTITUTE([.A963];&quot;(+15.99)&quot;;&quot;&quot;);&quot;(+57.02)&quot;;&quot;&quot;)" office:value-type="string" office:string-value="ALVLGCNGVGK" calcext:value-type="string">
            <text:p>ALVLGCNGVGK</text:p>
          </table:table-cell>
        </table:table-row>
        <table:table-row table:style-name="ro1">
          <table:table-cell office:value-type="string" calcext:value-type="string">
            <text:p>NMNFPEEVLPR</text:p>
          </table:table-cell>
          <table:table-cell table:formula="of:=SUBSTITUTE(SUBSTITUTE([.A964];&quot;(+15.99)&quot;;&quot;&quot;);&quot;(+57.02)&quot;;&quot;&quot;)" office:value-type="string" office:string-value="NMNFPEEVLPR" calcext:value-type="string">
            <text:p>NMNFPEEVLPR</text:p>
          </table:table-cell>
        </table:table-row>
        <table:table-row table:style-name="ro1">
          <table:table-cell office:value-type="string" calcext:value-type="string">
            <text:p>TAAYEC(+57.02)C(+57.02)C(+57.02)K</text:p>
          </table:table-cell>
          <table:table-cell table:formula="of:=SUBSTITUTE(SUBSTITUTE([.A965];&quot;(+15.99)&quot;;&quot;&quot;);&quot;(+57.02)&quot;;&quot;&quot;)" office:value-type="string" office:string-value="TAAYECCCK" calcext:value-type="string">
            <text:p>TAAYECCCK</text:p>
          </table:table-cell>
        </table:table-row>
        <table:table-row table:style-name="ro1">
          <table:table-cell office:value-type="string" calcext:value-type="string">
            <text:p>TSPFAEKVK</text:p>
          </table:table-cell>
          <table:table-cell table:formula="of:=SUBSTITUTE(SUBSTITUTE([.A966];&quot;(+15.99)&quot;;&quot;&quot;);&quot;(+57.02)&quot;;&quot;&quot;)" office:value-type="string" office:string-value="TSPFAEKVK" calcext:value-type="string">
            <text:p>TSPFAEKVK</text:p>
          </table:table-cell>
        </table:table-row>
        <table:table-row table:style-name="ro1">
          <table:table-cell office:value-type="string" calcext:value-type="string">
            <text:p>LLSLLDKNASPEK</text:p>
          </table:table-cell>
          <table:table-cell table:formula="of:=SUBSTITUTE(SUBSTITUTE([.A967];&quot;(+15.99)&quot;;&quot;&quot;);&quot;(+57.02)&quot;;&quot;&quot;)" office:value-type="string" office:string-value="LLSLLDKNASPEK" calcext:value-type="string">
            <text:p>LLSLLDKNASPEK</text:p>
          </table:table-cell>
        </table:table-row>
        <table:table-row table:style-name="ro1">
          <table:table-cell office:value-type="string" calcext:value-type="string">
            <text:p>KESLLTMPSLVK</text:p>
          </table:table-cell>
          <table:table-cell table:formula="of:=SUBSTITUTE(SUBSTITUTE([.A968];&quot;(+15.99)&quot;;&quot;&quot;);&quot;(+57.02)&quot;;&quot;&quot;)" office:value-type="string" office:string-value="KESLLTMPSLVK" calcext:value-type="string">
            <text:p>KESLLTMPSLVK</text:p>
          </table:table-cell>
        </table:table-row>
        <table:table-row table:style-name="ro1">
          <table:table-cell office:value-type="string" calcext:value-type="string">
            <text:p>KAVGLNTK</text:p>
          </table:table-cell>
          <table:table-cell table:formula="of:=SUBSTITUTE(SUBSTITUTE([.A969];&quot;(+15.99)&quot;;&quot;&quot;);&quot;(+57.02)&quot;;&quot;&quot;)" office:value-type="string" office:string-value="KAVGLNTK" calcext:value-type="string">
            <text:p>KAVGLNTK</text:p>
          </table:table-cell>
        </table:table-row>
        <table:table-row table:style-name="ro1">
          <table:table-cell office:value-type="string" calcext:value-type="string">
            <text:p>EMALYELSLLLNPAK</text:p>
          </table:table-cell>
          <table:table-cell table:formula="of:=SUBSTITUTE(SUBSTITUTE([.A970];&quot;(+15.99)&quot;;&quot;&quot;);&quot;(+57.02)&quot;;&quot;&quot;)" office:value-type="string" office:string-value="EMALYELSLLLNPAK" calcext:value-type="string">
            <text:p>EMALYELSLLLNPAK</text:p>
          </table:table-cell>
        </table:table-row>
        <table:table-row table:style-name="ro1">
          <table:table-cell office:value-type="string" calcext:value-type="string">
            <text:p>NC(+57.02)TVNAC(+57.02)MVK</text:p>
          </table:table-cell>
          <table:table-cell table:formula="of:=SUBSTITUTE(SUBSTITUTE([.A971];&quot;(+15.99)&quot;;&quot;&quot;);&quot;(+57.02)&quot;;&quot;&quot;)" office:value-type="string" office:string-value="NCTVNACMVK" calcext:value-type="string">
            <text:p>NCTVNACMVK</text:p>
          </table:table-cell>
        </table:table-row>
        <table:table-row table:style-name="ro1">
          <table:table-cell office:value-type="string" calcext:value-type="string">
            <text:p>LWELDEPYLLLTDKK</text:p>
          </table:table-cell>
          <table:table-cell table:formula="of:=SUBSTITUTE(SUBSTITUTE([.A972];&quot;(+15.99)&quot;;&quot;&quot;);&quot;(+57.02)&quot;;&quot;&quot;)" office:value-type="string" office:string-value="LWELDEPYLLLTDKK" calcext:value-type="string">
            <text:p>LWELDEPYLLLTDKK</text:p>
          </table:table-cell>
        </table:table-row>
        <table:table-row table:style-name="ro1">
          <table:table-cell office:value-type="string" calcext:value-type="string">
            <text:p>LAYM(+15.99)DMLAK</text:p>
          </table:table-cell>
          <table:table-cell table:formula="of:=SUBSTITUTE(SUBSTITUTE([.A973];&quot;(+15.99)&quot;;&quot;&quot;);&quot;(+57.02)&quot;;&quot;&quot;)" office:value-type="string" office:string-value="LAYMDMLAK" calcext:value-type="string">
            <text:p>LAYMDMLAK</text:p>
          </table:table-cell>
        </table:table-row>
        <table:table-row table:style-name="ro1">
          <table:table-cell office:value-type="string" calcext:value-type="string">
            <text:p>FADMDAMVR</text:p>
          </table:table-cell>
          <table:table-cell table:formula="of:=SUBSTITUTE(SUBSTITUTE([.A974];&quot;(+15.99)&quot;;&quot;&quot;);&quot;(+57.02)&quot;;&quot;&quot;)" office:value-type="string" office:string-value="FADMDAMVR" calcext:value-type="string">
            <text:p>FADMDAMVR</text:p>
          </table:table-cell>
        </table:table-row>
        <table:table-row table:style-name="ro1">
          <table:table-cell office:value-type="string" calcext:value-type="string">
            <text:p>NQSLLFK</text:p>
          </table:table-cell>
          <table:table-cell table:formula="of:=SUBSTITUTE(SUBSTITUTE([.A975];&quot;(+15.99)&quot;;&quot;&quot;);&quot;(+57.02)&quot;;&quot;&quot;)" office:value-type="string" office:string-value="NQSLLFK" calcext:value-type="string">
            <text:p>NQSLLFK</text:p>
          </table:table-cell>
        </table:table-row>
        <table:table-row table:style-name="ro1">
          <table:table-cell office:value-type="string" calcext:value-type="string">
            <text:p>RVC(+57.02)KGPM(+15.99)PK</text:p>
          </table:table-cell>
          <table:table-cell table:formula="of:=SUBSTITUTE(SUBSTITUTE([.A976];&quot;(+15.99)&quot;;&quot;&quot;);&quot;(+57.02)&quot;;&quot;&quot;)" office:value-type="string" office:string-value="RVCKGPMPK" calcext:value-type="string">
            <text:p>RVCKGPMPK</text:p>
          </table:table-cell>
        </table:table-row>
        <table:table-row table:style-name="ro1">
          <table:table-cell office:value-type="string" calcext:value-type="string">
            <text:p>QFVPALEAADARR</text:p>
          </table:table-cell>
          <table:table-cell table:formula="of:=SUBSTITUTE(SUBSTITUTE([.A977];&quot;(+15.99)&quot;;&quot;&quot;);&quot;(+57.02)&quot;;&quot;&quot;)" office:value-type="string" office:string-value="QFVPALEAADARR" calcext:value-type="string">
            <text:p>QFVPALEAADARR</text:p>
          </table:table-cell>
        </table:table-row>
        <table:table-row table:style-name="ro1">
          <table:table-cell office:value-type="string" calcext:value-type="string">
            <text:p>EGNPDWDAR</text:p>
          </table:table-cell>
          <table:table-cell table:formula="of:=SUBSTITUTE(SUBSTITUTE([.A978];&quot;(+15.99)&quot;;&quot;&quot;);&quot;(+57.02)&quot;;&quot;&quot;)" office:value-type="string" office:string-value="EGNPDWDAR" calcext:value-type="string">
            <text:p>EGNPDWDAR</text:p>
          </table:table-cell>
        </table:table-row>
        <table:table-row table:style-name="ro1">
          <table:table-cell office:value-type="string" calcext:value-type="string">
            <text:p>DPGFPDVQLVSK</text:p>
          </table:table-cell>
          <table:table-cell table:formula="of:=SUBSTITUTE(SUBSTITUTE([.A979];&quot;(+15.99)&quot;;&quot;&quot;);&quot;(+57.02)&quot;;&quot;&quot;)" office:value-type="string" office:string-value="DPGFPDVQLVSK" calcext:value-type="string">
            <text:p>DPGFPDVQLVSK</text:p>
          </table:table-cell>
        </table:table-row>
        <table:table-row table:style-name="ro1">
          <table:table-cell office:value-type="string" calcext:value-type="string">
            <text:p>KLFLTNWAEENK</text:p>
          </table:table-cell>
          <table:table-cell table:formula="of:=SUBSTITUTE(SUBSTITUTE([.A980];&quot;(+15.99)&quot;;&quot;&quot;);&quot;(+57.02)&quot;;&quot;&quot;)" office:value-type="string" office:string-value="KLFLTNWAEENK" calcext:value-type="string">
            <text:p>KLFLTNWAEENK</text:p>
          </table:table-cell>
        </table:table-row>
        <table:table-row table:style-name="ro1">
          <table:table-cell office:value-type="string" calcext:value-type="string">
            <text:p>FHPATM(+15.99)ETM(+15.99)FSPK</text:p>
          </table:table-cell>
          <table:table-cell table:formula="of:=SUBSTITUTE(SUBSTITUTE([.A981];&quot;(+15.99)&quot;;&quot;&quot;);&quot;(+57.02)&quot;;&quot;&quot;)" office:value-type="string" office:string-value="FHPATMETMFSPK" calcext:value-type="string">
            <text:p>FHPATMETMFSPK</text:p>
          </table:table-cell>
        </table:table-row>
        <table:table-row table:style-name="ro1">
          <table:table-cell office:value-type="string" calcext:value-type="string">
            <text:p>KC(+57.02)HLAESVAVTLGPK</text:p>
          </table:table-cell>
          <table:table-cell table:formula="of:=SUBSTITUTE(SUBSTITUTE([.A982];&quot;(+15.99)&quot;;&quot;&quot;);&quot;(+57.02)&quot;;&quot;&quot;)" office:value-type="string" office:string-value="KCHLAESVAVTLGPK" calcext:value-type="string">
            <text:p>KCHLAESVAVTLGPK</text:p>
          </table:table-cell>
        </table:table-row>
        <table:table-row table:style-name="ro1">
          <table:table-cell office:value-type="string" calcext:value-type="string">
            <text:p>AALWDSPLLTKK</text:p>
          </table:table-cell>
          <table:table-cell table:formula="of:=SUBSTITUTE(SUBSTITUTE([.A983];&quot;(+15.99)&quot;;&quot;&quot;);&quot;(+57.02)&quot;;&quot;&quot;)" office:value-type="string" office:string-value="AALWDSPLLTKK" calcext:value-type="string">
            <text:p>AALWDSPLLTKK</text:p>
          </table:table-cell>
        </table:table-row>
        <table:table-row table:style-name="ro1">
          <table:table-cell office:value-type="string" calcext:value-type="string">
            <text:p>LGGDQYVLLSEK</text:p>
          </table:table-cell>
          <table:table-cell table:formula="of:=SUBSTITUTE(SUBSTITUTE([.A984];&quot;(+15.99)&quot;;&quot;&quot;);&quot;(+57.02)&quot;;&quot;&quot;)" office:value-type="string" office:string-value="LGGDQYVLLSEK" calcext:value-type="string">
            <text:p>LGGDQYVLLSEK</text:p>
          </table:table-cell>
        </table:table-row>
        <table:table-row table:style-name="ro2">
          <table:table-cell office:value-type="string" calcext:value-type="string">
            <text:p>QYDTVMDNSTGRRVSEVR</text:p>
          </table:table-cell>
          <table:table-cell table:formula="of:=SUBSTITUTE(SUBSTITUTE([.A985];&quot;(+15.99)&quot;;&quot;&quot;);&quot;(+57.02)&quot;;&quot;&quot;)" office:value-type="string" office:string-value="QYDTVMDNSTGRRVSEVR" calcext:value-type="string">
            <text:p>QYDTVMDNSTGRRVSEVR</text:p>
          </table:table-cell>
        </table:table-row>
        <table:table-row table:style-name="ro1">
          <table:table-cell office:value-type="string" calcext:value-type="string">
            <text:p>FYM(+15.99)VATK</text:p>
          </table:table-cell>
          <table:table-cell table:formula="of:=SUBSTITUTE(SUBSTITUTE([.A986];&quot;(+15.99)&quot;;&quot;&quot;);&quot;(+57.02)&quot;;&quot;&quot;)" office:value-type="string" office:string-value="FYMVATK" calcext:value-type="string">
            <text:p>FYMVATK</text:p>
          </table:table-cell>
        </table:table-row>
        <table:table-row table:style-name="ro1">
          <table:table-cell office:value-type="string" calcext:value-type="string">
            <text:p>KAMGGHTLLDSVSK</text:p>
          </table:table-cell>
          <table:table-cell table:formula="of:=SUBSTITUTE(SUBSTITUTE([.A987];&quot;(+15.99)&quot;;&quot;&quot;);&quot;(+57.02)&quot;;&quot;&quot;)" office:value-type="string" office:string-value="KAMGGHTLLDSVSK" calcext:value-type="string">
            <text:p>KAMGGHTLLDSVSK</text:p>
          </table:table-cell>
        </table:table-row>
        <table:table-row table:style-name="ro1">
          <table:table-cell office:value-type="string" calcext:value-type="string">
            <text:p>C(+57.02)ASLPDFEAVKLGSK</text:p>
          </table:table-cell>
          <table:table-cell table:formula="of:=SUBSTITUTE(SUBSTITUTE([.A988];&quot;(+15.99)&quot;;&quot;&quot;);&quot;(+57.02)&quot;;&quot;&quot;)" office:value-type="string" office:string-value="CASLPDFEAVKLGSK" calcext:value-type="string">
            <text:p>CASLPDFEAVKLGSK</text:p>
          </table:table-cell>
        </table:table-row>
        <table:table-row table:style-name="ro1">
          <table:table-cell office:value-type="string" calcext:value-type="string">
            <text:p>HGVATLVVNR</text:p>
          </table:table-cell>
          <table:table-cell table:formula="of:=SUBSTITUTE(SUBSTITUTE([.A989];&quot;(+15.99)&quot;;&quot;&quot;);&quot;(+57.02)&quot;;&quot;&quot;)" office:value-type="string" office:string-value="HGVATLVVNR" calcext:value-type="string">
            <text:p>HGVATLVVNR</text:p>
          </table:table-cell>
        </table:table-row>
        <table:table-row table:style-name="ro1">
          <table:table-cell office:value-type="string" calcext:value-type="string">
            <text:p>QSAPLVLEESGSWR</text:p>
          </table:table-cell>
          <table:table-cell table:formula="of:=SUBSTITUTE(SUBSTITUTE([.A990];&quot;(+15.99)&quot;;&quot;&quot;);&quot;(+57.02)&quot;;&quot;&quot;)" office:value-type="string" office:string-value="QSAPLVLEESGSWR" calcext:value-type="string">
            <text:p>QSAPLVLEESGSWR</text:p>
          </table:table-cell>
        </table:table-row>
        <table:table-row table:style-name="ro1">
          <table:table-cell office:value-type="string" calcext:value-type="string">
            <text:p>M(+15.99)C(+57.02)AQELVEASK</text:p>
          </table:table-cell>
          <table:table-cell table:formula="of:=SUBSTITUTE(SUBSTITUTE([.A991];&quot;(+15.99)&quot;;&quot;&quot;);&quot;(+57.02)&quot;;&quot;&quot;)" office:value-type="string" office:string-value="MCAQELVEASK" calcext:value-type="string">
            <text:p>MCAQELVEASK</text:p>
          </table:table-cell>
        </table:table-row>
        <table:table-row table:style-name="ro1">
          <table:table-cell office:value-type="string" calcext:value-type="string">
            <text:p>QMM(+15.99)M(+15.99)GLAEEVLSGR</text:p>
          </table:table-cell>
          <table:table-cell table:formula="of:=SUBSTITUTE(SUBSTITUTE([.A992];&quot;(+15.99)&quot;;&quot;&quot;);&quot;(+57.02)&quot;;&quot;&quot;)" office:value-type="string" office:string-value="QMMMGLAEEVLSGR" calcext:value-type="string">
            <text:p>QMMMGLAEEVLSGR</text:p>
          </table:table-cell>
        </table:table-row>
        <table:table-row table:style-name="ro1">
          <table:table-cell office:value-type="string" calcext:value-type="string">
            <text:p>KGSYVQHDASFK</text:p>
          </table:table-cell>
          <table:table-cell table:formula="of:=SUBSTITUTE(SUBSTITUTE([.A993];&quot;(+15.99)&quot;;&quot;&quot;);&quot;(+57.02)&quot;;&quot;&quot;)" office:value-type="string" office:string-value="KGSYVQHDASFK" calcext:value-type="string">
            <text:p>KGSYVQHDASFK</text:p>
          </table:table-cell>
        </table:table-row>
        <table:table-row table:style-name="ro2">
          <table:table-cell office:value-type="string" calcext:value-type="string">
            <text:p>RHHLENNGELM(+15.99)NASDTFLR</text:p>
          </table:table-cell>
          <table:table-cell table:formula="of:=SUBSTITUTE(SUBSTITUTE([.A994];&quot;(+15.99)&quot;;&quot;&quot;);&quot;(+57.02)&quot;;&quot;&quot;)" office:value-type="string" office:string-value="RHHLENNGELMNASDTFLR" calcext:value-type="string">
            <text:p>RHHLENNGELMNASDTFLR</text:p>
          </table:table-cell>
        </table:table-row>
        <table:table-row table:style-name="ro1">
          <table:table-cell office:value-type="string" calcext:value-type="string">
            <text:p>EEAVLDYHM(+15.99)YLVPSK</text:p>
          </table:table-cell>
          <table:table-cell table:formula="of:=SUBSTITUTE(SUBSTITUTE([.A995];&quot;(+15.99)&quot;;&quot;&quot;);&quot;(+57.02)&quot;;&quot;&quot;)" office:value-type="string" office:string-value="EEAVLDYHMYLVPSK" calcext:value-type="string">
            <text:p>EEAVLDYHMYLVPSK</text:p>
          </table:table-cell>
        </table:table-row>
        <table:table-row table:style-name="ro1">
          <table:table-cell office:value-type="string" calcext:value-type="string">
            <text:p>NMPSDALVVNK</text:p>
          </table:table-cell>
          <table:table-cell table:formula="of:=SUBSTITUTE(SUBSTITUTE([.A996];&quot;(+15.99)&quot;;&quot;&quot;);&quot;(+57.02)&quot;;&quot;&quot;)" office:value-type="string" office:string-value="NMPSDALVVNK" calcext:value-type="string">
            <text:p>NMPSDALVVNK</text:p>
          </table:table-cell>
        </table:table-row>
        <table:table-row table:style-name="ro1">
          <table:table-cell office:value-type="string" calcext:value-type="string">
            <text:p>SEKFDESLSKAK</text:p>
          </table:table-cell>
          <table:table-cell table:formula="of:=SUBSTITUTE(SUBSTITUTE([.A997];&quot;(+15.99)&quot;;&quot;&quot;);&quot;(+57.02)&quot;;&quot;&quot;)" office:value-type="string" office:string-value="SEKFDESLSKAK" calcext:value-type="string">
            <text:p>SEKFDESLSKAK</text:p>
          </table:table-cell>
        </table:table-row>
        <table:table-row table:style-name="ro1">
          <table:table-cell office:value-type="string" calcext:value-type="string">
            <text:p>LLNEQWLQEGDVPR</text:p>
          </table:table-cell>
          <table:table-cell table:formula="of:=SUBSTITUTE(SUBSTITUTE([.A998];&quot;(+15.99)&quot;;&quot;&quot;);&quot;(+57.02)&quot;;&quot;&quot;)" office:value-type="string" office:string-value="LLNEQWLQEGDVPR" calcext:value-type="string">
            <text:p>LLNEQWLQEGDVPR</text:p>
          </table:table-cell>
        </table:table-row>
        <table:table-row table:style-name="ro1">
          <table:table-cell office:value-type="string" calcext:value-type="string">
            <text:p>NNVLDEPYLVMLVQK</text:p>
          </table:table-cell>
          <table:table-cell table:formula="of:=SUBSTITUTE(SUBSTITUTE([.A999];&quot;(+15.99)&quot;;&quot;&quot;);&quot;(+57.02)&quot;;&quot;&quot;)" office:value-type="string" office:string-value="NNVLDEPYLVMLVQK" calcext:value-type="string">
            <text:p>NNVLDEPYLVMLVQK</text:p>
          </table:table-cell>
        </table:table-row>
        <table:table-row table:style-name="ro1">
          <table:table-cell office:value-type="string" calcext:value-type="string">
            <text:p>YMVAVLR</text:p>
          </table:table-cell>
          <table:table-cell table:formula="of:=SUBSTITUTE(SUBSTITUTE([.A1000];&quot;(+15.99)&quot;;&quot;&quot;);&quot;(+57.02)&quot;;&quot;&quot;)" office:value-type="string" office:string-value="YMVAVLR" calcext:value-type="string">
            <text:p>YMVAVLR</text:p>
          </table:table-cell>
        </table:table-row>
        <table:table-row table:style-name="ro1">
          <table:table-cell office:value-type="string" calcext:value-type="string">
            <text:p>EWWC(+57.02)PTDM(+15.99)LSLR</text:p>
          </table:table-cell>
          <table:table-cell table:formula="of:=SUBSTITUTE(SUBSTITUTE([.A1001];&quot;(+15.99)&quot;;&quot;&quot;);&quot;(+57.02)&quot;;&quot;&quot;)" office:value-type="string" office:string-value="EWWCPTDMLSLR" calcext:value-type="string">
            <text:p>EWWCPTDMLSLR</text:p>
          </table:table-cell>
        </table:table-row>
        <table:table-row table:style-name="ro1">
          <table:table-cell office:value-type="string" calcext:value-type="string">
            <text:p>SDGVLNVAGER</text:p>
          </table:table-cell>
          <table:table-cell table:formula="of:=SUBSTITUTE(SUBSTITUTE([.A1002];&quot;(+15.99)&quot;;&quot;&quot;);&quot;(+57.02)&quot;;&quot;&quot;)" office:value-type="string" office:string-value="SDGVLNVAGER" calcext:value-type="string">
            <text:p>SDGVLNVAGER</text:p>
          </table:table-cell>
        </table:table-row>
        <table:table-row table:style-name="ro1">
          <table:table-cell office:value-type="string" calcext:value-type="string">
            <text:p>EMWLSNM(+15.99)GVVR</text:p>
          </table:table-cell>
          <table:table-cell table:formula="of:=SUBSTITUTE(SUBSTITUTE([.A1003];&quot;(+15.99)&quot;;&quot;&quot;);&quot;(+57.02)&quot;;&quot;&quot;)" office:value-type="string" office:string-value="EMWLSNMGVVR" calcext:value-type="string">
            <text:p>EMWLSNMGVVR</text:p>
          </table:table-cell>
        </table:table-row>
        <table:table-row table:style-name="ro1">
          <table:table-cell office:value-type="string" calcext:value-type="string">
            <text:p>LRPALEAWAETK</text:p>
          </table:table-cell>
          <table:table-cell table:formula="of:=SUBSTITUTE(SUBSTITUTE([.A1004];&quot;(+15.99)&quot;;&quot;&quot;);&quot;(+57.02)&quot;;&quot;&quot;)" office:value-type="string" office:string-value="LRPALEAWAETK" calcext:value-type="string">
            <text:p>LRPALEAWAETK</text:p>
          </table:table-cell>
        </table:table-row>
        <table:table-row table:style-name="ro1">
          <table:table-cell office:value-type="string" calcext:value-type="string">
            <text:p>HEVALGQSKNMFLGR</text:p>
          </table:table-cell>
          <table:table-cell table:formula="of:=SUBSTITUTE(SUBSTITUTE([.A1005];&quot;(+15.99)&quot;;&quot;&quot;);&quot;(+57.02)&quot;;&quot;&quot;)" office:value-type="string" office:string-value="HEVALGQSKNMFLGR" calcext:value-type="string">
            <text:p>HEVALGQSKNMFLGR</text:p>
          </table:table-cell>
        </table:table-row>
        <table:table-row table:style-name="ro1">
          <table:table-cell office:value-type="string" calcext:value-type="string">
            <text:p>ELNATMKPNNPK</text:p>
          </table:table-cell>
          <table:table-cell table:formula="of:=SUBSTITUTE(SUBSTITUTE([.A1006];&quot;(+15.99)&quot;;&quot;&quot;);&quot;(+57.02)&quot;;&quot;&quot;)" office:value-type="string" office:string-value="ELNATMKPNNPK" calcext:value-type="string">
            <text:p>ELNATMKPNNPK</text:p>
          </table:table-cell>
        </table:table-row>
        <table:table-row table:style-name="ro1">
          <table:table-cell office:value-type="string" calcext:value-type="string">
            <text:p>HC(+57.02)PLPTPR</text:p>
          </table:table-cell>
          <table:table-cell table:formula="of:=SUBSTITUTE(SUBSTITUTE([.A1007];&quot;(+15.99)&quot;;&quot;&quot;);&quot;(+57.02)&quot;;&quot;&quot;)" office:value-type="string" office:string-value="HCPLPTPR" calcext:value-type="string">
            <text:p>HCPLPTPR</text:p>
          </table:table-cell>
        </table:table-row>
        <table:table-row table:style-name="ro1">
          <table:table-cell office:value-type="string" calcext:value-type="string">
            <text:p>EYAVADAVSHK</text:p>
          </table:table-cell>
          <table:table-cell table:formula="of:=SUBSTITUTE(SUBSTITUTE([.A1008];&quot;(+15.99)&quot;;&quot;&quot;);&quot;(+57.02)&quot;;&quot;&quot;)" office:value-type="string" office:string-value="EYAVADAVSHK" calcext:value-type="string">
            <text:p>EYAVADAVSHK</text:p>
          </table:table-cell>
        </table:table-row>
        <table:table-row table:style-name="ro1">
          <table:table-cell office:value-type="string" calcext:value-type="string">
            <text:p>M(+15.99)ENEDLVLK</text:p>
          </table:table-cell>
          <table:table-cell table:formula="of:=SUBSTITUTE(SUBSTITUTE([.A1009];&quot;(+15.99)&quot;;&quot;&quot;);&quot;(+57.02)&quot;;&quot;&quot;)" office:value-type="string" office:string-value="MENEDLVLK" calcext:value-type="string">
            <text:p>MENEDLVLK</text:p>
          </table:table-cell>
        </table:table-row>
        <table:table-row table:style-name="ro1">
          <table:table-cell office:value-type="string" calcext:value-type="string">
            <text:p>ENM(+15.99)SYTM(+15.99)R</text:p>
          </table:table-cell>
          <table:table-cell table:formula="of:=SUBSTITUTE(SUBSTITUTE([.A1010];&quot;(+15.99)&quot;;&quot;&quot;);&quot;(+57.02)&quot;;&quot;&quot;)" office:value-type="string" office:string-value="ENMSYTMR" calcext:value-type="string">
            <text:p>ENMSYTMR</text:p>
          </table:table-cell>
        </table:table-row>
        <table:table-row table:style-name="ro1">
          <table:table-cell office:value-type="string" calcext:value-type="string">
            <text:p>QQDSTSLEHLLK</text:p>
          </table:table-cell>
          <table:table-cell table:formula="of:=SUBSTITUTE(SUBSTITUTE([.A1011];&quot;(+15.99)&quot;;&quot;&quot;);&quot;(+57.02)&quot;;&quot;&quot;)" office:value-type="string" office:string-value="QQDSTSLEHLLK" calcext:value-type="string">
            <text:p>QQDSTSLEHLLK</text:p>
          </table:table-cell>
        </table:table-row>
        <table:table-row table:style-name="ro1">
          <table:table-cell office:value-type="string" calcext:value-type="string">
            <text:p>HNVPLER</text:p>
          </table:table-cell>
          <table:table-cell table:formula="of:=SUBSTITUTE(SUBSTITUTE([.A1012];&quot;(+15.99)&quot;;&quot;&quot;);&quot;(+57.02)&quot;;&quot;&quot;)" office:value-type="string" office:string-value="HNVPLER" calcext:value-type="string">
            <text:p>HNVPLER</text:p>
          </table:table-cell>
        </table:table-row>
        <table:table-row table:style-name="ro1">
          <table:table-cell office:value-type="string" calcext:value-type="string">
            <text:p>YNGAAM(+15.99)ATPK</text:p>
          </table:table-cell>
          <table:table-cell table:formula="of:=SUBSTITUTE(SUBSTITUTE([.A1013];&quot;(+15.99)&quot;;&quot;&quot;);&quot;(+57.02)&quot;;&quot;&quot;)" office:value-type="string" office:string-value="YNGAAMATPK" calcext:value-type="string">
            <text:p>YNGAAMATPK</text:p>
          </table:table-cell>
        </table:table-row>
        <table:table-row table:style-name="ro1">
          <table:table-cell office:value-type="string" calcext:value-type="string">
            <text:p>EEDYAPTQHTK</text:p>
          </table:table-cell>
          <table:table-cell table:formula="of:=SUBSTITUTE(SUBSTITUTE([.A1014];&quot;(+15.99)&quot;;&quot;&quot;);&quot;(+57.02)&quot;;&quot;&quot;)" office:value-type="string" office:string-value="EEDYAPTQHTK" calcext:value-type="string">
            <text:p>EEDYAPTQHTK</text:p>
          </table:table-cell>
        </table:table-row>
        <table:table-row table:style-name="ro1">
          <table:table-cell office:value-type="string" calcext:value-type="string">
            <text:p>SPPGALLTLSK</text:p>
          </table:table-cell>
          <table:table-cell table:formula="of:=SUBSTITUTE(SUBSTITUTE([.A1015];&quot;(+15.99)&quot;;&quot;&quot;);&quot;(+57.02)&quot;;&quot;&quot;)" office:value-type="string" office:string-value="SPPGALLTLSK" calcext:value-type="string">
            <text:p>SPPGALLTLSK</text:p>
          </table:table-cell>
        </table:table-row>
        <table:table-row table:style-name="ro1">
          <table:table-cell office:value-type="string" calcext:value-type="string">
            <text:p>KEAM(+15.99)KLTDQK</text:p>
          </table:table-cell>
          <table:table-cell table:formula="of:=SUBSTITUTE(SUBSTITUTE([.A1016];&quot;(+15.99)&quot;;&quot;&quot;);&quot;(+57.02)&quot;;&quot;&quot;)" office:value-type="string" office:string-value="KEAMKLTDQK" calcext:value-type="string">
            <text:p>KEAMKLTDQK</text:p>
          </table:table-cell>
        </table:table-row>
        <table:table-row table:style-name="ro1">
          <table:table-cell office:value-type="string" calcext:value-type="string">
            <text:p>QWEALEK</text:p>
          </table:table-cell>
          <table:table-cell table:formula="of:=SUBSTITUTE(SUBSTITUTE([.A1017];&quot;(+15.99)&quot;;&quot;&quot;);&quot;(+57.02)&quot;;&quot;&quot;)" office:value-type="string" office:string-value="QWEALEK" calcext:value-type="string">
            <text:p>QWEALEK</text:p>
          </table:table-cell>
        </table:table-row>
        <table:table-row table:style-name="ro1">
          <table:table-cell office:value-type="string" calcext:value-type="string">
            <text:p>LPDRLYMLPAVASEVR</text:p>
          </table:table-cell>
          <table:table-cell table:formula="of:=SUBSTITUTE(SUBSTITUTE([.A1018];&quot;(+15.99)&quot;;&quot;&quot;);&quot;(+57.02)&quot;;&quot;&quot;)" office:value-type="string" office:string-value="LPDRLYMLPAVASEVR" calcext:value-type="string">
            <text:p>LPDRLYMLPAVASEVR</text:p>
          </table:table-cell>
        </table:table-row>
        <table:table-row table:style-name="ro1">
          <table:table-cell office:value-type="string" calcext:value-type="string">
            <text:p>VPNPTDTVFEK</text:p>
          </table:table-cell>
          <table:table-cell table:formula="of:=SUBSTITUTE(SUBSTITUTE([.A1019];&quot;(+15.99)&quot;;&quot;&quot;);&quot;(+57.02)&quot;;&quot;&quot;)" office:value-type="string" office:string-value="VPNPTDTVFEK" calcext:value-type="string">
            <text:p>VPNPTDTVFEK</text:p>
          </table:table-cell>
        </table:table-row>
        <table:table-row table:style-name="ro1">
          <table:table-cell office:value-type="string" calcext:value-type="string">
            <text:p>KTTETENWLVEK</text:p>
          </table:table-cell>
          <table:table-cell table:formula="of:=SUBSTITUTE(SUBSTITUTE([.A1020];&quot;(+15.99)&quot;;&quot;&quot;);&quot;(+57.02)&quot;;&quot;&quot;)" office:value-type="string" office:string-value="KTTETENWLVEK" calcext:value-type="string">
            <text:p>KTTETENWLVEK</text:p>
          </table:table-cell>
        </table:table-row>
        <table:table-row table:style-name="ro1">
          <table:table-cell office:value-type="string" calcext:value-type="string">
            <text:p>LDNNC(+57.02)HM(+15.99)R</text:p>
          </table:table-cell>
          <table:table-cell table:formula="of:=SUBSTITUTE(SUBSTITUTE([.A1021];&quot;(+15.99)&quot;;&quot;&quot;);&quot;(+57.02)&quot;;&quot;&quot;)" office:value-type="string" office:string-value="LDNNCHMR" calcext:value-type="string">
            <text:p>LDNNCHMR</text:p>
          </table:table-cell>
        </table:table-row>
        <table:table-row table:style-name="ro1">
          <table:table-cell office:value-type="string" calcext:value-type="string">
            <text:p>DVSNASKLGLWSK</text:p>
          </table:table-cell>
          <table:table-cell table:formula="of:=SUBSTITUTE(SUBSTITUTE([.A1022];&quot;(+15.99)&quot;;&quot;&quot;);&quot;(+57.02)&quot;;&quot;&quot;)" office:value-type="string" office:string-value="DVSNASKLGLWSK" calcext:value-type="string">
            <text:p>DVSNASKLGLWSK</text:p>
          </table:table-cell>
        </table:table-row>
        <table:table-row table:style-name="ro1">
          <table:table-cell office:value-type="string" calcext:value-type="string">
            <text:p>KFQQLVM(+15.99)QNSGK</text:p>
          </table:table-cell>
          <table:table-cell table:formula="of:=SUBSTITUTE(SUBSTITUTE([.A1023];&quot;(+15.99)&quot;;&quot;&quot;);&quot;(+57.02)&quot;;&quot;&quot;)" office:value-type="string" office:string-value="KFQQLVMQNSGK" calcext:value-type="string">
            <text:p>KFQQLVMQNSGK</text:p>
          </table:table-cell>
        </table:table-row>
        <table:table-row table:style-name="ro1">
          <table:table-cell office:value-type="string" calcext:value-type="string">
            <text:p>SSLDSDLESM(+15.99)ALK</text:p>
          </table:table-cell>
          <table:table-cell table:formula="of:=SUBSTITUTE(SUBSTITUTE([.A1024];&quot;(+15.99)&quot;;&quot;&quot;);&quot;(+57.02)&quot;;&quot;&quot;)" office:value-type="string" office:string-value="SSLDSDLESMALK" calcext:value-type="string">
            <text:p>SSLDSDLESMALK</text:p>
          </table:table-cell>
        </table:table-row>
        <table:table-row table:style-name="ro1">
          <table:table-cell office:value-type="string" calcext:value-type="string">
            <text:p>NLLSEMQDR</text:p>
          </table:table-cell>
          <table:table-cell table:formula="of:=SUBSTITUTE(SUBSTITUTE([.A1025];&quot;(+15.99)&quot;;&quot;&quot;);&quot;(+57.02)&quot;;&quot;&quot;)" office:value-type="string" office:string-value="NLLSEMQDR" calcext:value-type="string">
            <text:p>NLLSEMQDR</text:p>
          </table:table-cell>
        </table:table-row>
        <table:table-row table:style-name="ro1">
          <table:table-cell office:value-type="string" calcext:value-type="string">
            <text:p>TQPQPLELK</text:p>
          </table:table-cell>
          <table:table-cell table:formula="of:=SUBSTITUTE(SUBSTITUTE([.A1026];&quot;(+15.99)&quot;;&quot;&quot;);&quot;(+57.02)&quot;;&quot;&quot;)" office:value-type="string" office:string-value="TQPQPLELK" calcext:value-type="string">
            <text:p>TQPQPLELK</text:p>
          </table:table-cell>
        </table:table-row>
        <table:table-row table:style-name="ro1">
          <table:table-cell office:value-type="string" calcext:value-type="string">
            <text:p>NHWNLDVLENLVDLNVYR</text:p>
          </table:table-cell>
          <table:table-cell table:formula="of:=SUBSTITUTE(SUBSTITUTE([.A1027];&quot;(+15.99)&quot;;&quot;&quot;);&quot;(+57.02)&quot;;&quot;&quot;)" office:value-type="string" office:string-value="NHWNLDVLENLVDLNVYR" calcext:value-type="string">
            <text:p>NHWNLDVLENLVDLNVYR</text:p>
          </table:table-cell>
        </table:table-row>
        <table:table-row table:style-name="ro1">
          <table:table-cell office:value-type="string" calcext:value-type="string">
            <text:p>QSQSASLLLQYAVK</text:p>
          </table:table-cell>
          <table:table-cell table:formula="of:=SUBSTITUTE(SUBSTITUTE([.A1028];&quot;(+15.99)&quot;;&quot;&quot;);&quot;(+57.02)&quot;;&quot;&quot;)" office:value-type="string" office:string-value="QSQSASLLLQYAVK" calcext:value-type="string">
            <text:p>QSQSASLLLQYAVK</text:p>
          </table:table-cell>
        </table:table-row>
        <table:table-row table:style-name="ro1">
          <table:table-cell office:value-type="string" calcext:value-type="string">
            <text:p>MHYPEGLMPK</text:p>
          </table:table-cell>
          <table:table-cell table:formula="of:=SUBSTITUTE(SUBSTITUTE([.A1029];&quot;(+15.99)&quot;;&quot;&quot;);&quot;(+57.02)&quot;;&quot;&quot;)" office:value-type="string" office:string-value="MHYPEGLMPK" calcext:value-type="string">
            <text:p>MHYPEGLMPK</text:p>
          </table:table-cell>
        </table:table-row>
        <table:table-row table:style-name="ro1">
          <table:table-cell office:value-type="string" calcext:value-type="string">
            <text:p>VLGLVAGPRASK</text:p>
          </table:table-cell>
          <table:table-cell table:formula="of:=SUBSTITUTE(SUBSTITUTE([.A1030];&quot;(+15.99)&quot;;&quot;&quot;);&quot;(+57.02)&quot;;&quot;&quot;)" office:value-type="string" office:string-value="VLGLVAGPRASK" calcext:value-type="string">
            <text:p>VLGLVAGPRASK</text:p>
          </table:table-cell>
        </table:table-row>
        <table:table-row table:style-name="ro1">
          <table:table-cell office:value-type="string" calcext:value-type="string">
            <text:p>WYLLSSADSVTVM(+15.99)K</text:p>
          </table:table-cell>
          <table:table-cell table:formula="of:=SUBSTITUTE(SUBSTITUTE([.A1031];&quot;(+15.99)&quot;;&quot;&quot;);&quot;(+57.02)&quot;;&quot;&quot;)" office:value-type="string" office:string-value="WYLLSSADSVTVMK" calcext:value-type="string">
            <text:p>WYLLSSADSVTVMK</text:p>
          </table:table-cell>
        </table:table-row>
        <table:table-row table:style-name="ro1">
          <table:table-cell office:value-type="string" calcext:value-type="string">
            <text:p>KSDLLDLLMKDPK</text:p>
          </table:table-cell>
          <table:table-cell table:formula="of:=SUBSTITUTE(SUBSTITUTE([.A1032];&quot;(+15.99)&quot;;&quot;&quot;);&quot;(+57.02)&quot;;&quot;&quot;)" office:value-type="string" office:string-value="KSDLLDLLMKDPK" calcext:value-type="string">
            <text:p>KSDLLDLLMKDPK</text:p>
          </table:table-cell>
        </table:table-row>
        <table:table-row table:style-name="ro1">
          <table:table-cell office:value-type="string" calcext:value-type="string">
            <text:p>C(+57.02)DPQLLNHRTLAK</text:p>
          </table:table-cell>
          <table:table-cell table:formula="of:=SUBSTITUTE(SUBSTITUTE([.A1033];&quot;(+15.99)&quot;;&quot;&quot;);&quot;(+57.02)&quot;;&quot;&quot;)" office:value-type="string" office:string-value="CDPQLLNHRTLAK" calcext:value-type="string">
            <text:p>CDPQLLNHRTLAK</text:p>
          </table:table-cell>
        </table:table-row>
        <table:table-row table:style-name="ro1">
          <table:table-cell office:value-type="string" calcext:value-type="string">
            <text:p>LYDTC(+57.02)LGC(+57.02)MGPSR</text:p>
          </table:table-cell>
          <table:table-cell table:formula="of:=SUBSTITUTE(SUBSTITUTE([.A1034];&quot;(+15.99)&quot;;&quot;&quot;);&quot;(+57.02)&quot;;&quot;&quot;)" office:value-type="string" office:string-value="LYDTCLGCMGPSR" calcext:value-type="string">
            <text:p>LYDTCLGCMGPSR</text:p>
          </table:table-cell>
        </table:table-row>
        <table:table-row table:style-name="ro1">
          <table:table-cell office:value-type="string" calcext:value-type="string">
            <text:p>AAKSLLDLTLRLVFR</text:p>
          </table:table-cell>
          <table:table-cell table:formula="of:=SUBSTITUTE(SUBSTITUTE([.A1035];&quot;(+15.99)&quot;;&quot;&quot;);&quot;(+57.02)&quot;;&quot;&quot;)" office:value-type="string" office:string-value="AAKSLLDLTLRLVFR" calcext:value-type="string">
            <text:p>AAKSLLDLTLRLVFR</text:p>
          </table:table-cell>
        </table:table-row>
        <table:table-row table:style-name="ro1">
          <table:table-cell office:value-type="string" calcext:value-type="string">
            <text:p>LFPGATLEM(+15.99)LKYK</text:p>
          </table:table-cell>
          <table:table-cell table:formula="of:=SUBSTITUTE(SUBSTITUTE([.A1036];&quot;(+15.99)&quot;;&quot;&quot;);&quot;(+57.02)&quot;;&quot;&quot;)" office:value-type="string" office:string-value="LFPGATLEMLKYK" calcext:value-type="string">
            <text:p>LFPGATLEMLKYK</text:p>
          </table:table-cell>
        </table:table-row>
        <table:table-row table:style-name="ro1">
          <table:table-cell office:value-type="string" calcext:value-type="string">
            <text:p>LVPTTTGDVLNR</text:p>
          </table:table-cell>
          <table:table-cell table:formula="of:=SUBSTITUTE(SUBSTITUTE([.A1037];&quot;(+15.99)&quot;;&quot;&quot;);&quot;(+57.02)&quot;;&quot;&quot;)" office:value-type="string" office:string-value="LVPTTTGDVLNR" calcext:value-type="string">
            <text:p>LVPTTTGDVLNR</text:p>
          </table:table-cell>
        </table:table-row>
        <table:table-row table:style-name="ro1">
          <table:table-cell office:value-type="string" calcext:value-type="string">
            <text:p>QSNAVVWM(+15.99)AALQK</text:p>
          </table:table-cell>
          <table:table-cell table:formula="of:=SUBSTITUTE(SUBSTITUTE([.A1038];&quot;(+15.99)&quot;;&quot;&quot;);&quot;(+57.02)&quot;;&quot;&quot;)" office:value-type="string" office:string-value="QSNAVVWMAALQK" calcext:value-type="string">
            <text:p>QSNAVVWMAALQK</text:p>
          </table:table-cell>
        </table:table-row>
        <table:table-row table:style-name="ro1">
          <table:table-cell office:value-type="string" calcext:value-type="string">
            <text:p>TM(+15.99)APGSHNWK</text:p>
          </table:table-cell>
          <table:table-cell table:formula="of:=SUBSTITUTE(SUBSTITUTE([.A1039];&quot;(+15.99)&quot;;&quot;&quot;);&quot;(+57.02)&quot;;&quot;&quot;)" office:value-type="string" office:string-value="TMAPGSHNWK" calcext:value-type="string">
            <text:p>TMAPGSHNWK</text:p>
          </table:table-cell>
        </table:table-row>
        <table:table-row table:style-name="ro1">
          <table:table-cell office:value-type="string" calcext:value-type="string">
            <text:p>MKPGWVEFLHPK</text:p>
          </table:table-cell>
          <table:table-cell table:formula="of:=SUBSTITUTE(SUBSTITUTE([.A1040];&quot;(+15.99)&quot;;&quot;&quot;);&quot;(+57.02)&quot;;&quot;&quot;)" office:value-type="string" office:string-value="MKPGWVEFLHPK" calcext:value-type="string">
            <text:p>MKPGWVEFLHPK</text:p>
          </table:table-cell>
        </table:table-row>
        <table:table-row table:style-name="ro1">
          <table:table-cell office:value-type="string" calcext:value-type="string">
            <text:p>WMLDFYK</text:p>
          </table:table-cell>
          <table:table-cell table:formula="of:=SUBSTITUTE(SUBSTITUTE([.A1041];&quot;(+15.99)&quot;;&quot;&quot;);&quot;(+57.02)&quot;;&quot;&quot;)" office:value-type="string" office:string-value="WMLDFYK" calcext:value-type="string">
            <text:p>WMLDFYK</text:p>
          </table:table-cell>
        </table:table-row>
        <table:table-row table:style-name="ro1">
          <table:table-cell office:value-type="string" calcext:value-type="string">
            <text:p>TQVGFGEK</text:p>
          </table:table-cell>
          <table:table-cell table:formula="of:=SUBSTITUTE(SUBSTITUTE([.A1042];&quot;(+15.99)&quot;;&quot;&quot;);&quot;(+57.02)&quot;;&quot;&quot;)" office:value-type="string" office:string-value="TQVGFGEK" calcext:value-type="string">
            <text:p>TQVGFGEK</text:p>
          </table:table-cell>
        </table:table-row>
        <table:table-row table:style-name="ro1">
          <table:table-cell office:value-type="string" calcext:value-type="string">
            <text:p>QGQMC(+57.02)PTDM(+15.99)LSLR</text:p>
          </table:table-cell>
          <table:table-cell table:formula="of:=SUBSTITUTE(SUBSTITUTE([.A1043];&quot;(+15.99)&quot;;&quot;&quot;);&quot;(+57.02)&quot;;&quot;&quot;)" office:value-type="string" office:string-value="QGQMCPTDMLSLR" calcext:value-type="string">
            <text:p>QGQMCPTDMLSLR</text:p>
          </table:table-cell>
        </table:table-row>
        <table:table-row table:style-name="ro1">
          <table:table-cell office:value-type="string" calcext:value-type="string">
            <text:p>ETEM(+15.99)HLLESM(+15.99)DAAAK</text:p>
          </table:table-cell>
          <table:table-cell table:formula="of:=SUBSTITUTE(SUBSTITUTE([.A1044];&quot;(+15.99)&quot;;&quot;&quot;);&quot;(+57.02)&quot;;&quot;&quot;)" office:value-type="string" office:string-value="ETEMHLLESMDAAAK" calcext:value-type="string">
            <text:p>ETEMHLLESMDAAAK</text:p>
          </table:table-cell>
        </table:table-row>
        <table:table-row table:style-name="ro1">
          <table:table-cell office:value-type="string" calcext:value-type="string">
            <text:p>DVEPLVLEEC(+57.02)EKR</text:p>
          </table:table-cell>
          <table:table-cell table:formula="of:=SUBSTITUTE(SUBSTITUTE([.A1045];&quot;(+15.99)&quot;;&quot;&quot;);&quot;(+57.02)&quot;;&quot;&quot;)" office:value-type="string" office:string-value="DVEPLVLEECEKR" calcext:value-type="string">
            <text:p>DVEPLVLEECEKR</text:p>
          </table:table-cell>
        </table:table-row>
        <table:table-row table:style-name="ro1">
          <table:table-cell office:value-type="string" calcext:value-type="string">
            <text:p>LSWSHPLVPGK</text:p>
          </table:table-cell>
          <table:table-cell table:formula="of:=SUBSTITUTE(SUBSTITUTE([.A1046];&quot;(+15.99)&quot;;&quot;&quot;);&quot;(+57.02)&quot;;&quot;&quot;)" office:value-type="string" office:string-value="LSWSHPLVPGK" calcext:value-type="string">
            <text:p>LSWSHPLVPGK</text:p>
          </table:table-cell>
        </table:table-row>
        <table:table-row table:style-name="ro1">
          <table:table-cell office:value-type="string" calcext:value-type="string">
            <text:p>TPNAVTLGPK</text:p>
          </table:table-cell>
          <table:table-cell table:formula="of:=SUBSTITUTE(SUBSTITUTE([.A1047];&quot;(+15.99)&quot;;&quot;&quot;);&quot;(+57.02)&quot;;&quot;&quot;)" office:value-type="string" office:string-value="TPNAVTLGPK" calcext:value-type="string">
            <text:p>TPNAVTLGPK</text:p>
          </table:table-cell>
        </table:table-row>
        <table:table-row table:style-name="ro1">
          <table:table-cell office:value-type="string" calcext:value-type="string">
            <text:p>ENVSEMTLGK</text:p>
          </table:table-cell>
          <table:table-cell table:formula="of:=SUBSTITUTE(SUBSTITUTE([.A1048];&quot;(+15.99)&quot;;&quot;&quot;);&quot;(+57.02)&quot;;&quot;&quot;)" office:value-type="string" office:string-value="ENVSEMTLGK" calcext:value-type="string">
            <text:p>ENVSEMTLGK</text:p>
          </table:table-cell>
        </table:table-row>
        <table:table-row table:style-name="ro1">
          <table:table-cell office:value-type="string" calcext:value-type="string">
            <text:p>NLAAHTMK</text:p>
          </table:table-cell>
          <table:table-cell table:formula="of:=SUBSTITUTE(SUBSTITUTE([.A1049];&quot;(+15.99)&quot;;&quot;&quot;);&quot;(+57.02)&quot;;&quot;&quot;)" office:value-type="string" office:string-value="NLAAHTMK" calcext:value-type="string">
            <text:p>NLAAHTMK</text:p>
          </table:table-cell>
        </table:table-row>
        <table:table-row table:style-name="ro1">
          <table:table-cell office:value-type="string" calcext:value-type="string">
            <text:p>YGM(+15.99)LWDADM(+15.99)LK</text:p>
          </table:table-cell>
          <table:table-cell table:formula="of:=SUBSTITUTE(SUBSTITUTE([.A1050];&quot;(+15.99)&quot;;&quot;&quot;);&quot;(+57.02)&quot;;&quot;&quot;)" office:value-type="string" office:string-value="YGMLWDADMLK" calcext:value-type="string">
            <text:p>YGMLWDADMLK</text:p>
          </table:table-cell>
        </table:table-row>
        <table:table-row table:style-name="ro1">
          <table:table-cell office:value-type="string" calcext:value-type="string">
            <text:p>SSAQLSLVLHLPK</text:p>
          </table:table-cell>
          <table:table-cell table:formula="of:=SUBSTITUTE(SUBSTITUTE([.A1051];&quot;(+15.99)&quot;;&quot;&quot;);&quot;(+57.02)&quot;;&quot;&quot;)" office:value-type="string" office:string-value="SSAQLSLVLHLPK" calcext:value-type="string">
            <text:p>SSAQLSLVLHLPK</text:p>
          </table:table-cell>
        </table:table-row>
        <table:table-row table:style-name="ro1">
          <table:table-cell office:value-type="string" calcext:value-type="string">
            <text:p>HTAAVADC(+57.02)HPK</text:p>
          </table:table-cell>
          <table:table-cell table:formula="of:=SUBSTITUTE(SUBSTITUTE([.A1052];&quot;(+15.99)&quot;;&quot;&quot;);&quot;(+57.02)&quot;;&quot;&quot;)" office:value-type="string" office:string-value="HTAAVADCHPK" calcext:value-type="string">
            <text:p>HTAAVADCHPK</text:p>
          </table:table-cell>
        </table:table-row>
        <table:table-row table:style-name="ro1">
          <table:table-cell office:value-type="string" calcext:value-type="string">
            <text:p>DPGASTLEK</text:p>
          </table:table-cell>
          <table:table-cell table:formula="of:=SUBSTITUTE(SUBSTITUTE([.A1053];&quot;(+15.99)&quot;;&quot;&quot;);&quot;(+57.02)&quot;;&quot;&quot;)" office:value-type="string" office:string-value="DPGASTLEK" calcext:value-type="string">
            <text:p>DPGASTLEK</text:p>
          </table:table-cell>
        </table:table-row>
        <table:table-row table:style-name="ro1">
          <table:table-cell office:value-type="string" calcext:value-type="string">
            <text:p>FMMDGLQGTESPPK</text:p>
          </table:table-cell>
          <table:table-cell table:formula="of:=SUBSTITUTE(SUBSTITUTE([.A1054];&quot;(+15.99)&quot;;&quot;&quot;);&quot;(+57.02)&quot;;&quot;&quot;)" office:value-type="string" office:string-value="FMMDGLQGTESPPK" calcext:value-type="string">
            <text:p>FMMDGLQGTESPPK</text:p>
          </table:table-cell>
        </table:table-row>
        <table:table-row table:style-name="ro1">
          <table:table-cell office:value-type="string" calcext:value-type="string">
            <text:p>QPKEVASK</text:p>
          </table:table-cell>
          <table:table-cell table:formula="of:=SUBSTITUTE(SUBSTITUTE([.A1055];&quot;(+15.99)&quot;;&quot;&quot;);&quot;(+57.02)&quot;;&quot;&quot;)" office:value-type="string" office:string-value="QPKEVASK" calcext:value-type="string">
            <text:p>QPKEVASK</text:p>
          </table:table-cell>
        </table:table-row>
        <table:table-row table:style-name="ro1">
          <table:table-cell office:value-type="string" calcext:value-type="string">
            <text:p>YALSDGSC(+57.02)VK</text:p>
          </table:table-cell>
          <table:table-cell table:formula="of:=SUBSTITUTE(SUBSTITUTE([.A1056];&quot;(+15.99)&quot;;&quot;&quot;);&quot;(+57.02)&quot;;&quot;&quot;)" office:value-type="string" office:string-value="YALSDGSCVK" calcext:value-type="string">
            <text:p>YALSDGSCVK</text:p>
          </table:table-cell>
        </table:table-row>
        <table:table-row table:style-name="ro1">
          <table:table-cell office:value-type="string" calcext:value-type="string">
            <text:p>EANTAALTKQLR</text:p>
          </table:table-cell>
          <table:table-cell table:formula="of:=SUBSTITUTE(SUBSTITUTE([.A1057];&quot;(+15.99)&quot;;&quot;&quot;);&quot;(+57.02)&quot;;&quot;&quot;)" office:value-type="string" office:string-value="EANTAALTKQLR" calcext:value-type="string">
            <text:p>EANTAALTKQLR</text:p>
          </table:table-cell>
        </table:table-row>
        <table:table-row table:style-name="ro1">
          <table:table-cell office:value-type="string" calcext:value-type="string">
            <text:p>SFHGLEEWPK</text:p>
          </table:table-cell>
          <table:table-cell table:formula="of:=SUBSTITUTE(SUBSTITUTE([.A1058];&quot;(+15.99)&quot;;&quot;&quot;);&quot;(+57.02)&quot;;&quot;&quot;)" office:value-type="string" office:string-value="SFHGLEEWPK" calcext:value-type="string">
            <text:p>SFHGLEEWPK</text:p>
          </table:table-cell>
        </table:table-row>
        <table:table-row table:style-name="ro1">
          <table:table-cell office:value-type="string" calcext:value-type="string">
            <text:p>FSSQELESQYNLLK</text:p>
          </table:table-cell>
          <table:table-cell table:formula="of:=SUBSTITUTE(SUBSTITUTE([.A1059];&quot;(+15.99)&quot;;&quot;&quot;);&quot;(+57.02)&quot;;&quot;&quot;)" office:value-type="string" office:string-value="FSSQELESQYNLLK" calcext:value-type="string">
            <text:p>FSSQELESQYNLLK</text:p>
          </table:table-cell>
        </table:table-row>
        <table:table-row table:style-name="ro1">
          <table:table-cell office:value-type="string" calcext:value-type="string">
            <text:p>SDLPGVLPWR</text:p>
          </table:table-cell>
          <table:table-cell table:formula="of:=SUBSTITUTE(SUBSTITUTE([.A1060];&quot;(+15.99)&quot;;&quot;&quot;);&quot;(+57.02)&quot;;&quot;&quot;)" office:value-type="string" office:string-value="SDLPGVLPWR" calcext:value-type="string">
            <text:p>SDLPGVLPWR</text:p>
          </table:table-cell>
        </table:table-row>
        <table:table-row table:style-name="ro1">
          <table:table-cell office:value-type="string" calcext:value-type="string">
            <text:p>AENVVQVPK</text:p>
          </table:table-cell>
          <table:table-cell table:formula="of:=SUBSTITUTE(SUBSTITUTE([.A1061];&quot;(+15.99)&quot;;&quot;&quot;);&quot;(+57.02)&quot;;&quot;&quot;)" office:value-type="string" office:string-value="AENVVQVPK" calcext:value-type="string">
            <text:p>AENVVQVPK</text:p>
          </table:table-cell>
        </table:table-row>
        <table:table-row table:style-name="ro1">
          <table:table-cell office:value-type="string" calcext:value-type="string">
            <text:p>GPTQLESDLGLK</text:p>
          </table:table-cell>
          <table:table-cell table:formula="of:=SUBSTITUTE(SUBSTITUTE([.A1062];&quot;(+15.99)&quot;;&quot;&quot;);&quot;(+57.02)&quot;;&quot;&quot;)" office:value-type="string" office:string-value="GPTQLESDLGLK" calcext:value-type="string">
            <text:p>GPTQLESDLGLK</text:p>
          </table:table-cell>
        </table:table-row>
        <table:table-row table:style-name="ro1">
          <table:table-cell office:value-type="string" calcext:value-type="string">
            <text:p>YAASLTSVGHR</text:p>
          </table:table-cell>
          <table:table-cell table:formula="of:=SUBSTITUTE(SUBSTITUTE([.A1063];&quot;(+15.99)&quot;;&quot;&quot;);&quot;(+57.02)&quot;;&quot;&quot;)" office:value-type="string" office:string-value="YAASLTSVGHR" calcext:value-type="string">
            <text:p>YAASLTSVGHR</text:p>
          </table:table-cell>
        </table:table-row>
        <table:table-row table:style-name="ro1">
          <table:table-cell office:value-type="string" calcext:value-type="string">
            <text:p>WNFDFSDANLTDWLM(+15.99)K</text:p>
          </table:table-cell>
          <table:table-cell table:formula="of:=SUBSTITUTE(SUBSTITUTE([.A1064];&quot;(+15.99)&quot;;&quot;&quot;);&quot;(+57.02)&quot;;&quot;&quot;)" office:value-type="string" office:string-value="WNFDFSDANLTDWLMK" calcext:value-type="string">
            <text:p>WNFDFSDANLTDWLMK</text:p>
          </table:table-cell>
        </table:table-row>
        <table:table-row table:style-name="ro1">
          <table:table-cell office:value-type="string" calcext:value-type="string">
            <text:p>LAELEPK</text:p>
          </table:table-cell>
          <table:table-cell table:formula="of:=SUBSTITUTE(SUBSTITUTE([.A1065];&quot;(+15.99)&quot;;&quot;&quot;);&quot;(+57.02)&quot;;&quot;&quot;)" office:value-type="string" office:string-value="LAELEPK" calcext:value-type="string">
            <text:p>LAELEPK</text:p>
          </table:table-cell>
        </table:table-row>
        <table:table-row table:style-name="ro1">
          <table:table-cell office:value-type="string" calcext:value-type="string">
            <text:p>LEENTNVEVK</text:p>
          </table:table-cell>
          <table:table-cell table:formula="of:=SUBSTITUTE(SUBSTITUTE([.A1066];&quot;(+15.99)&quot;;&quot;&quot;);&quot;(+57.02)&quot;;&quot;&quot;)" office:value-type="string" office:string-value="LEENTNVEVK" calcext:value-type="string">
            <text:p>LEENTNVEVK</text:p>
          </table:table-cell>
        </table:table-row>
        <table:table-row table:style-name="ro1">
          <table:table-cell office:value-type="string" calcext:value-type="string">
            <text:p>NGDPLVLLYSSGYK</text:p>
          </table:table-cell>
          <table:table-cell table:formula="of:=SUBSTITUTE(SUBSTITUTE([.A1067];&quot;(+15.99)&quot;;&quot;&quot;);&quot;(+57.02)&quot;;&quot;&quot;)" office:value-type="string" office:string-value="NGDPLVLLYSSGYK" calcext:value-type="string">
            <text:p>NGDPLVLLYSSGYK</text:p>
          </table:table-cell>
        </table:table-row>
        <table:table-row table:style-name="ro1">
          <table:table-cell office:value-type="string" calcext:value-type="string">
            <text:p>WWVELFPPK</text:p>
          </table:table-cell>
          <table:table-cell table:formula="of:=SUBSTITUTE(SUBSTITUTE([.A1068];&quot;(+15.99)&quot;;&quot;&quot;);&quot;(+57.02)&quot;;&quot;&quot;)" office:value-type="string" office:string-value="WWVELFPPK" calcext:value-type="string">
            <text:p>WWVELFPPK</text:p>
          </table:table-cell>
        </table:table-row>
        <table:table-row table:style-name="ro1">
          <table:table-cell office:value-type="string" calcext:value-type="string">
            <text:p>ELEEHC(+57.02)SGLK</text:p>
          </table:table-cell>
          <table:table-cell table:formula="of:=SUBSTITUTE(SUBSTITUTE([.A1069];&quot;(+15.99)&quot;;&quot;&quot;);&quot;(+57.02)&quot;;&quot;&quot;)" office:value-type="string" office:string-value="ELEEHCSGLK" calcext:value-type="string">
            <text:p>ELEEHCSGLK</text:p>
          </table:table-cell>
        </table:table-row>
        <table:table-row table:style-name="ro1">
          <table:table-cell office:value-type="string" calcext:value-type="string">
            <text:p>TPGDLALENPPK</text:p>
          </table:table-cell>
          <table:table-cell table:formula="of:=SUBSTITUTE(SUBSTITUTE([.A1070];&quot;(+15.99)&quot;;&quot;&quot;);&quot;(+57.02)&quot;;&quot;&quot;)" office:value-type="string" office:string-value="TPGDLALENPPK" calcext:value-type="string">
            <text:p>TPGDLALENPPK</text:p>
          </table:table-cell>
        </table:table-row>
        <table:table-row table:style-name="ro1">
          <table:table-cell office:value-type="string" calcext:value-type="string">
            <text:p>LDNNLPESQK</text:p>
          </table:table-cell>
          <table:table-cell table:formula="of:=SUBSTITUTE(SUBSTITUTE([.A1071];&quot;(+15.99)&quot;;&quot;&quot;);&quot;(+57.02)&quot;;&quot;&quot;)" office:value-type="string" office:string-value="LDNNLPESQK" calcext:value-type="string">
            <text:p>LDNNLPESQK</text:p>
          </table:table-cell>
        </table:table-row>
        <table:table-row table:style-name="ro1">
          <table:table-cell office:value-type="string" calcext:value-type="string">
            <text:p>SQLPDRDLR</text:p>
          </table:table-cell>
          <table:table-cell table:formula="of:=SUBSTITUTE(SUBSTITUTE([.A1072];&quot;(+15.99)&quot;;&quot;&quot;);&quot;(+57.02)&quot;;&quot;&quot;)" office:value-type="string" office:string-value="SQLPDRDLR" calcext:value-type="string">
            <text:p>SQLPDRDLR</text:p>
          </table:table-cell>
        </table:table-row>
        <table:table-row table:style-name="ro1">
          <table:table-cell office:value-type="string" calcext:value-type="string">
            <text:p>AVDLLAESVMFKGPK</text:p>
          </table:table-cell>
          <table:table-cell table:formula="of:=SUBSTITUTE(SUBSTITUTE([.A1073];&quot;(+15.99)&quot;;&quot;&quot;);&quot;(+57.02)&quot;;&quot;&quot;)" office:value-type="string" office:string-value="AVDLLAESVMFKGPK" calcext:value-type="string">
            <text:p>AVDLLAESVMFKGPK</text:p>
          </table:table-cell>
        </table:table-row>
        <table:table-row table:style-name="ro1">
          <table:table-cell office:value-type="string" calcext:value-type="string">
            <text:p>QSAPEVSLGDK</text:p>
          </table:table-cell>
          <table:table-cell table:formula="of:=SUBSTITUTE(SUBSTITUTE([.A1074];&quot;(+15.99)&quot;;&quot;&quot;);&quot;(+57.02)&quot;;&quot;&quot;)" office:value-type="string" office:string-value="QSAPEVSLGDK" calcext:value-type="string">
            <text:p>QSAPEVSLGDK</text:p>
          </table:table-cell>
        </table:table-row>
        <table:table-row table:style-name="ro1">
          <table:table-cell office:value-type="string" calcext:value-type="string">
            <text:p>TTKLLMR</text:p>
          </table:table-cell>
          <table:table-cell table:formula="of:=SUBSTITUTE(SUBSTITUTE([.A1075];&quot;(+15.99)&quot;;&quot;&quot;);&quot;(+57.02)&quot;;&quot;&quot;)" office:value-type="string" office:string-value="TTKLLMR" calcext:value-type="string">
            <text:p>TTKLLMR</text:p>
          </table:table-cell>
        </table:table-row>
        <table:table-row table:style-name="ro1">
          <table:table-cell office:value-type="string" calcext:value-type="string">
            <text:p>DSSLLMASSLNR</text:p>
          </table:table-cell>
          <table:table-cell table:formula="of:=SUBSTITUTE(SUBSTITUTE([.A1076];&quot;(+15.99)&quot;;&quot;&quot;);&quot;(+57.02)&quot;;&quot;&quot;)" office:value-type="string" office:string-value="DSSLLMASSLNR" calcext:value-type="string">
            <text:p>DSSLLMASSLNR</text:p>
          </table:table-cell>
        </table:table-row>
        <table:table-row table:style-name="ro1">
          <table:table-cell office:value-type="string" calcext:value-type="string">
            <text:p>ALPQLFWR</text:p>
          </table:table-cell>
          <table:table-cell table:formula="of:=SUBSTITUTE(SUBSTITUTE([.A1077];&quot;(+15.99)&quot;;&quot;&quot;);&quot;(+57.02)&quot;;&quot;&quot;)" office:value-type="string" office:string-value="ALPQLFWR" calcext:value-type="string">
            <text:p>ALPQLFWR</text:p>
          </table:table-cell>
        </table:table-row>
        <table:table-row table:style-name="ro1">
          <table:table-cell office:value-type="string" calcext:value-type="string">
            <text:p>AFLTVPR</text:p>
          </table:table-cell>
          <table:table-cell table:formula="of:=SUBSTITUTE(SUBSTITUTE([.A1078];&quot;(+15.99)&quot;;&quot;&quot;);&quot;(+57.02)&quot;;&quot;&quot;)" office:value-type="string" office:string-value="AFLTVPR" calcext:value-type="string">
            <text:p>AFLTVPR</text:p>
          </table:table-cell>
        </table:table-row>
        <table:table-row table:style-name="ro1">
          <table:table-cell office:value-type="string" calcext:value-type="string">
            <text:p>DPPEVAAHDK</text:p>
          </table:table-cell>
          <table:table-cell table:formula="of:=SUBSTITUTE(SUBSTITUTE([.A1079];&quot;(+15.99)&quot;;&quot;&quot;);&quot;(+57.02)&quot;;&quot;&quot;)" office:value-type="string" office:string-value="DPPEVAAHDK" calcext:value-type="string">
            <text:p>DPPEVAAHDK</text:p>
          </table:table-cell>
        </table:table-row>
        <table:table-row table:style-name="ro1">
          <table:table-cell office:value-type="string" calcext:value-type="string">
            <text:p>QANTYYGESHLLR</text:p>
          </table:table-cell>
          <table:table-cell table:formula="of:=SUBSTITUTE(SUBSTITUTE([.A1080];&quot;(+15.99)&quot;;&quot;&quot;);&quot;(+57.02)&quot;;&quot;&quot;)" office:value-type="string" office:string-value="QANTYYGESHLLR" calcext:value-type="string">
            <text:p>QANTYYGESHLLR</text:p>
          </table:table-cell>
        </table:table-row>
        <table:table-row table:style-name="ro1">
          <table:table-cell office:value-type="string" calcext:value-type="string">
            <text:p>LYPSDPSSVPAAR</text:p>
          </table:table-cell>
          <table:table-cell table:formula="of:=SUBSTITUTE(SUBSTITUTE([.A1081];&quot;(+15.99)&quot;;&quot;&quot;);&quot;(+57.02)&quot;;&quot;&quot;)" office:value-type="string" office:string-value="LYPSDPSSVPAAR" calcext:value-type="string">
            <text:p>LYPSDPSSVPAAR</text:p>
          </table:table-cell>
        </table:table-row>
        <table:table-row table:style-name="ro1">
          <table:table-cell office:value-type="string" calcext:value-type="string">
            <text:p>EREVANLPLKR</text:p>
          </table:table-cell>
          <table:table-cell table:formula="of:=SUBSTITUTE(SUBSTITUTE([.A1082];&quot;(+15.99)&quot;;&quot;&quot;);&quot;(+57.02)&quot;;&quot;&quot;)" office:value-type="string" office:string-value="EREVANLPLKR" calcext:value-type="string">
            <text:p>EREVANLPLKR</text:p>
          </table:table-cell>
        </table:table-row>
        <table:table-row table:style-name="ro1">
          <table:table-cell office:value-type="string" calcext:value-type="string">
            <text:p>ERRLALSDPQC(+57.02)M(+15.99)EK</text:p>
          </table:table-cell>
          <table:table-cell table:formula="of:=SUBSTITUTE(SUBSTITUTE([.A1083];&quot;(+15.99)&quot;;&quot;&quot;);&quot;(+57.02)&quot;;&quot;&quot;)" office:value-type="string" office:string-value="ERRLALSDPQCMEK" calcext:value-type="string">
            <text:p>ERRLALSDPQCMEK</text:p>
          </table:table-cell>
        </table:table-row>
        <table:table-row table:style-name="ro1">
          <table:table-cell office:value-type="string" calcext:value-type="string">
            <text:p>NEDATSLVKFPNK</text:p>
          </table:table-cell>
          <table:table-cell table:formula="of:=SUBSTITUTE(SUBSTITUTE([.A1084];&quot;(+15.99)&quot;;&quot;&quot;);&quot;(+57.02)&quot;;&quot;&quot;)" office:value-type="string" office:string-value="NEDATSLVKFPNK" calcext:value-type="string">
            <text:p>NEDATSLVKFPNK</text:p>
          </table:table-cell>
        </table:table-row>
        <table:table-row table:style-name="ro1">
          <table:table-cell office:value-type="string" calcext:value-type="string">
            <text:p>GM(+15.99)AAEAVLAALK</text:p>
          </table:table-cell>
          <table:table-cell table:formula="of:=SUBSTITUTE(SUBSTITUTE([.A1085];&quot;(+15.99)&quot;;&quot;&quot;);&quot;(+57.02)&quot;;&quot;&quot;)" office:value-type="string" office:string-value="GMAAEAVLAALK" calcext:value-type="string">
            <text:p>GMAAEAVLAALK</text:p>
          </table:table-cell>
        </table:table-row>
        <table:table-row table:style-name="ro1">
          <table:table-cell office:value-type="string" calcext:value-type="string">
            <text:p>TTFNSNAK</text:p>
          </table:table-cell>
          <table:table-cell table:formula="of:=SUBSTITUTE(SUBSTITUTE([.A1086];&quot;(+15.99)&quot;;&quot;&quot;);&quot;(+57.02)&quot;;&quot;&quot;)" office:value-type="string" office:string-value="TTFNSNAK" calcext:value-type="string">
            <text:p>TTFNSNAK</text:p>
          </table:table-cell>
        </table:table-row>
        <table:table-row table:style-name="ro1">
          <table:table-cell office:value-type="string" calcext:value-type="string">
            <text:p>HLMKSVEK</text:p>
          </table:table-cell>
          <table:table-cell table:formula="of:=SUBSTITUTE(SUBSTITUTE([.A1087];&quot;(+15.99)&quot;;&quot;&quot;);&quot;(+57.02)&quot;;&quot;&quot;)" office:value-type="string" office:string-value="HLMKSVEK" calcext:value-type="string">
            <text:p>HLMKSVEK</text:p>
          </table:table-cell>
        </table:table-row>
        <table:table-row table:style-name="ro1">
          <table:table-cell office:value-type="string" calcext:value-type="string">
            <text:p>AKLDTM(+15.99)AGPK</text:p>
          </table:table-cell>
          <table:table-cell table:formula="of:=SUBSTITUTE(SUBSTITUTE([.A1088];&quot;(+15.99)&quot;;&quot;&quot;);&quot;(+57.02)&quot;;&quot;&quot;)" office:value-type="string" office:string-value="AKLDTMAGPK" calcext:value-type="string">
            <text:p>AKLDTMAGPK</text:p>
          </table:table-cell>
        </table:table-row>
        <table:table-row table:style-name="ro1">
          <table:table-cell office:value-type="string" calcext:value-type="string">
            <text:p>AM(+15.99)VQTAEEALEAVR</text:p>
          </table:table-cell>
          <table:table-cell table:formula="of:=SUBSTITUTE(SUBSTITUTE([.A1089];&quot;(+15.99)&quot;;&quot;&quot;);&quot;(+57.02)&quot;;&quot;&quot;)" office:value-type="string" office:string-value="AMVQTAEEALEAVR" calcext:value-type="string">
            <text:p>AMVQTAEEALEAVR</text:p>
          </table:table-cell>
        </table:table-row>
        <table:table-row table:style-name="ro1">
          <table:table-cell office:value-type="string" calcext:value-type="string">
            <text:p>EMHNLLQLR</text:p>
          </table:table-cell>
          <table:table-cell table:formula="of:=SUBSTITUTE(SUBSTITUTE([.A1090];&quot;(+15.99)&quot;;&quot;&quot;);&quot;(+57.02)&quot;;&quot;&quot;)" office:value-type="string" office:string-value="EMHNLLQLR" calcext:value-type="string">
            <text:p>EMHNLLQLR</text:p>
          </table:table-cell>
        </table:table-row>
        <table:table-row table:style-name="ro1">
          <table:table-cell office:value-type="string" calcext:value-type="string">
            <text:p>QSGFTSVLSHR</text:p>
          </table:table-cell>
          <table:table-cell table:formula="of:=SUBSTITUTE(SUBSTITUTE([.A1091];&quot;(+15.99)&quot;;&quot;&quot;);&quot;(+57.02)&quot;;&quot;&quot;)" office:value-type="string" office:string-value="QSGFTSVLSHR" calcext:value-type="string">
            <text:p>QSGFTSVLSHR</text:p>
          </table:table-cell>
        </table:table-row>
        <table:table-row table:style-name="ro1">
          <table:table-cell office:value-type="string" calcext:value-type="string">
            <text:p>RSLLGM(+15.99)KEYPR</text:p>
          </table:table-cell>
          <table:table-cell table:formula="of:=SUBSTITUTE(SUBSTITUTE([.A1092];&quot;(+15.99)&quot;;&quot;&quot;);&quot;(+57.02)&quot;;&quot;&quot;)" office:value-type="string" office:string-value="RSLLGMKEYPR" calcext:value-type="string">
            <text:p>RSLLGMKEYPR</text:p>
          </table:table-cell>
        </table:table-row>
        <table:table-row table:style-name="ro1">
          <table:table-cell office:value-type="string" calcext:value-type="string">
            <text:p>QLTNDAVC(+57.02)K</text:p>
          </table:table-cell>
          <table:table-cell table:formula="of:=SUBSTITUTE(SUBSTITUTE([.A1093];&quot;(+15.99)&quot;;&quot;&quot;);&quot;(+57.02)&quot;;&quot;&quot;)" office:value-type="string" office:string-value="QLTNDAVCK" calcext:value-type="string">
            <text:p>QLTNDAVCK</text:p>
          </table:table-cell>
        </table:table-row>
        <table:table-row table:style-name="ro1">
          <table:table-cell office:value-type="string" calcext:value-type="string">
            <text:p>FLPGWVEAGPLER</text:p>
          </table:table-cell>
          <table:table-cell table:formula="of:=SUBSTITUTE(SUBSTITUTE([.A1094];&quot;(+15.99)&quot;;&quot;&quot;);&quot;(+57.02)&quot;;&quot;&quot;)" office:value-type="string" office:string-value="FLPGWVEAGPLER" calcext:value-type="string">
            <text:p>FLPGWVEAGPLER</text:p>
          </table:table-cell>
        </table:table-row>
        <table:table-row table:style-name="ro1">
          <table:table-cell office:value-type="string" calcext:value-type="string">
            <text:p>VPVGQLLLR</text:p>
          </table:table-cell>
          <table:table-cell table:formula="of:=SUBSTITUTE(SUBSTITUTE([.A1095];&quot;(+15.99)&quot;;&quot;&quot;);&quot;(+57.02)&quot;;&quot;&quot;)" office:value-type="string" office:string-value="VPVGQLLLR" calcext:value-type="string">
            <text:p>VPVGQLLLR</text:p>
          </table:table-cell>
        </table:table-row>
        <table:table-row table:style-name="ro1">
          <table:table-cell office:value-type="string" calcext:value-type="string">
            <text:p>QPENSSLNDSNRLK</text:p>
          </table:table-cell>
          <table:table-cell table:formula="of:=SUBSTITUTE(SUBSTITUTE([.A1096];&quot;(+15.99)&quot;;&quot;&quot;);&quot;(+57.02)&quot;;&quot;&quot;)" office:value-type="string" office:string-value="QPENSSLNDSNRLK" calcext:value-type="string">
            <text:p>QPENSSLNDSNRLK</text:p>
          </table:table-cell>
        </table:table-row>
        <table:table-row table:style-name="ro1">
          <table:table-cell office:value-type="string" calcext:value-type="string">
            <text:p>KMNRTNTERTAK</text:p>
          </table:table-cell>
          <table:table-cell table:formula="of:=SUBSTITUTE(SUBSTITUTE([.A1097];&quot;(+15.99)&quot;;&quot;&quot;);&quot;(+57.02)&quot;;&quot;&quot;)" office:value-type="string" office:string-value="KMNRTNTERTAK" calcext:value-type="string">
            <text:p>KMNRTNTERTAK</text:p>
          </table:table-cell>
        </table:table-row>
        <table:table-row table:style-name="ro1">
          <table:table-cell office:value-type="string" calcext:value-type="string">
            <text:p>EWPLPHDMNK</text:p>
          </table:table-cell>
          <table:table-cell table:formula="of:=SUBSTITUTE(SUBSTITUTE([.A1098];&quot;(+15.99)&quot;;&quot;&quot;);&quot;(+57.02)&quot;;&quot;&quot;)" office:value-type="string" office:string-value="EWPLPHDMNK" calcext:value-type="string">
            <text:p>EWPLPHDMNK</text:p>
          </table:table-cell>
        </table:table-row>
        <table:table-row table:style-name="ro1">
          <table:table-cell office:value-type="string" calcext:value-type="string">
            <text:p>NANLLNGM(+15.99)DK</text:p>
          </table:table-cell>
          <table:table-cell table:formula="of:=SUBSTITUTE(SUBSTITUTE([.A1099];&quot;(+15.99)&quot;;&quot;&quot;);&quot;(+57.02)&quot;;&quot;&quot;)" office:value-type="string" office:string-value="NANLLNGMDK" calcext:value-type="string">
            <text:p>NANLLNGMDK</text:p>
          </table:table-cell>
        </table:table-row>
        <table:table-row table:style-name="ro1">
          <table:table-cell office:value-type="string" calcext:value-type="string">
            <text:p>RSSYWLDC(+57.02)GPPK</text:p>
          </table:table-cell>
          <table:table-cell table:formula="of:=SUBSTITUTE(SUBSTITUTE([.A1100];&quot;(+15.99)&quot;;&quot;&quot;);&quot;(+57.02)&quot;;&quot;&quot;)" office:value-type="string" office:string-value="RSSYWLDCGPPK" calcext:value-type="string">
            <text:p>RSSYWLDCGPPK</text:p>
          </table:table-cell>
        </table:table-row>
        <table:table-row table:style-name="ro1">
          <table:table-cell office:value-type="string" calcext:value-type="string">
            <text:p>SHEPKVK</text:p>
          </table:table-cell>
          <table:table-cell table:formula="of:=SUBSTITUTE(SUBSTITUTE([.A1101];&quot;(+15.99)&quot;;&quot;&quot;);&quot;(+57.02)&quot;;&quot;&quot;)" office:value-type="string" office:string-value="SHEPKVK" calcext:value-type="string">
            <text:p>SHEPKVK</text:p>
          </table:table-cell>
        </table:table-row>
        <table:table-row table:style-name="ro1">
          <table:table-cell office:value-type="string" calcext:value-type="string">
            <text:p>DMTVSEDGPENK</text:p>
          </table:table-cell>
          <table:table-cell table:formula="of:=SUBSTITUTE(SUBSTITUTE([.A1102];&quot;(+15.99)&quot;;&quot;&quot;);&quot;(+57.02)&quot;;&quot;&quot;)" office:value-type="string" office:string-value="DMTVSEDGPENK" calcext:value-type="string">
            <text:p>DMTVSEDGPENK</text:p>
          </table:table-cell>
        </table:table-row>
        <table:table-row table:style-name="ro1">
          <table:table-cell office:value-type="string" calcext:value-type="string">
            <text:p>TGPPATLVVNR</text:p>
          </table:table-cell>
          <table:table-cell table:formula="of:=SUBSTITUTE(SUBSTITUTE([.A1103];&quot;(+15.99)&quot;;&quot;&quot;);&quot;(+57.02)&quot;;&quot;&quot;)" office:value-type="string" office:string-value="TGPPATLVVNR" calcext:value-type="string">
            <text:p>TGPPATLVVNR</text:p>
          </table:table-cell>
        </table:table-row>
        <table:table-row table:style-name="ro1">
          <table:table-cell office:value-type="string" calcext:value-type="string">
            <text:p>AAEAVLAVGR</text:p>
          </table:table-cell>
          <table:table-cell table:formula="of:=SUBSTITUTE(SUBSTITUTE([.A1104];&quot;(+15.99)&quot;;&quot;&quot;);&quot;(+57.02)&quot;;&quot;&quot;)" office:value-type="string" office:string-value="AAEAVLAVGR" calcext:value-type="string">
            <text:p>AAEAVLAVGR</text:p>
          </table:table-cell>
        </table:table-row>
        <table:table-row table:style-name="ro1">
          <table:table-cell office:value-type="string" calcext:value-type="string">
            <text:p>MMTELLTK</text:p>
          </table:table-cell>
          <table:table-cell table:formula="of:=SUBSTITUTE(SUBSTITUTE([.A1105];&quot;(+15.99)&quot;;&quot;&quot;);&quot;(+57.02)&quot;;&quot;&quot;)" office:value-type="string" office:string-value="MMTELLTK" calcext:value-type="string">
            <text:p>MMTELLTK</text:p>
          </table:table-cell>
        </table:table-row>
        <table:table-row table:style-name="ro1">
          <table:table-cell office:value-type="string" calcext:value-type="string">
            <text:p>MWESANELFSVPRDEK</text:p>
          </table:table-cell>
          <table:table-cell table:formula="of:=SUBSTITUTE(SUBSTITUTE([.A1106];&quot;(+15.99)&quot;;&quot;&quot;);&quot;(+57.02)&quot;;&quot;&quot;)" office:value-type="string" office:string-value="MWESANELFSVPRDEK" calcext:value-type="string">
            <text:p>MWESANELFSVPRDEK</text:p>
          </table:table-cell>
        </table:table-row>
        <table:table-row table:style-name="ro1">
          <table:table-cell office:value-type="string" calcext:value-type="string">
            <text:p>KQFGMGSDFNGR</text:p>
          </table:table-cell>
          <table:table-cell table:formula="of:=SUBSTITUTE(SUBSTITUTE([.A1107];&quot;(+15.99)&quot;;&quot;&quot;);&quot;(+57.02)&quot;;&quot;&quot;)" office:value-type="string" office:string-value="KQFGMGSDFNGR" calcext:value-type="string">
            <text:p>KQFGMGSDFNGR</text:p>
          </table:table-cell>
        </table:table-row>
        <table:table-row table:style-name="ro1">
          <table:table-cell office:value-type="string" calcext:value-type="string">
            <text:p>WEFKC(+57.02)PLEGGYETR</text:p>
          </table:table-cell>
          <table:table-cell table:formula="of:=SUBSTITUTE(SUBSTITUTE([.A1108];&quot;(+15.99)&quot;;&quot;&quot;);&quot;(+57.02)&quot;;&quot;&quot;)" office:value-type="string" office:string-value="WEFKCPLEGGYETR" calcext:value-type="string">
            <text:p>WEFKCPLEGGYETR</text:p>
          </table:table-cell>
        </table:table-row>
        <table:table-row table:style-name="ro1">
          <table:table-cell office:value-type="string" calcext:value-type="string">
            <text:p>KSGLSVGEHLYLEK</text:p>
          </table:table-cell>
          <table:table-cell table:formula="of:=SUBSTITUTE(SUBSTITUTE([.A1109];&quot;(+15.99)&quot;;&quot;&quot;);&quot;(+57.02)&quot;;&quot;&quot;)" office:value-type="string" office:string-value="KSGLSVGEHLYLEK" calcext:value-type="string">
            <text:p>KSGLSVGEHLYLEK</text:p>
          </table:table-cell>
        </table:table-row>
        <table:table-row table:style-name="ro1">
          <table:table-cell office:value-type="string" calcext:value-type="string">
            <text:p>VVQLGEADRMYK</text:p>
          </table:table-cell>
          <table:table-cell table:formula="of:=SUBSTITUTE(SUBSTITUTE([.A1110];&quot;(+15.99)&quot;;&quot;&quot;);&quot;(+57.02)&quot;;&quot;&quot;)" office:value-type="string" office:string-value="VVQLGEADRMYK" calcext:value-type="string">
            <text:p>VVQLGEADRMYK</text:p>
          </table:table-cell>
        </table:table-row>
        <table:table-row table:style-name="ro1">
          <table:table-cell office:value-type="string" calcext:value-type="string">
            <text:p>RFPFDPDYQEK</text:p>
          </table:table-cell>
          <table:table-cell table:formula="of:=SUBSTITUTE(SUBSTITUTE([.A1111];&quot;(+15.99)&quot;;&quot;&quot;);&quot;(+57.02)&quot;;&quot;&quot;)" office:value-type="string" office:string-value="RFPFDPDYQEK" calcext:value-type="string">
            <text:p>RFPFDPDYQEK</text:p>
          </table:table-cell>
        </table:table-row>
        <table:table-row table:style-name="ro1">
          <table:table-cell office:value-type="string" calcext:value-type="string">
            <text:p>FAVLSGAFALYR</text:p>
          </table:table-cell>
          <table:table-cell table:formula="of:=SUBSTITUTE(SUBSTITUTE([.A1112];&quot;(+15.99)&quot;;&quot;&quot;);&quot;(+57.02)&quot;;&quot;&quot;)" office:value-type="string" office:string-value="FAVLSGAFALYR" calcext:value-type="string">
            <text:p>FAVLSGAFALYR</text:p>
          </table:table-cell>
        </table:table-row>
        <table:table-row table:style-name="ro1">
          <table:table-cell office:value-type="string" calcext:value-type="string">
            <text:p>TVESSHLEK</text:p>
          </table:table-cell>
          <table:table-cell table:formula="of:=SUBSTITUTE(SUBSTITUTE([.A1113];&quot;(+15.99)&quot;;&quot;&quot;);&quot;(+57.02)&quot;;&quot;&quot;)" office:value-type="string" office:string-value="TVESSHLEK" calcext:value-type="string">
            <text:p>TVESSHLEK</text:p>
          </table:table-cell>
        </table:table-row>
        <table:table-row table:style-name="ro1">
          <table:table-cell office:value-type="string" calcext:value-type="string">
            <text:p>QQTGTPSLELYK</text:p>
          </table:table-cell>
          <table:table-cell table:formula="of:=SUBSTITUTE(SUBSTITUTE([.A1114];&quot;(+15.99)&quot;;&quot;&quot;);&quot;(+57.02)&quot;;&quot;&quot;)" office:value-type="string" office:string-value="QQTGTPSLELYK" calcext:value-type="string">
            <text:p>QQTGTPSLELYK</text:p>
          </table:table-cell>
        </table:table-row>
        <table:table-row table:style-name="ro1">
          <table:table-cell office:value-type="string" calcext:value-type="string">
            <text:p>QRAFALR</text:p>
          </table:table-cell>
          <table:table-cell table:formula="of:=SUBSTITUTE(SUBSTITUTE([.A1115];&quot;(+15.99)&quot;;&quot;&quot;);&quot;(+57.02)&quot;;&quot;&quot;)" office:value-type="string" office:string-value="QRAFALR" calcext:value-type="string">
            <text:p>QRAFALR</text:p>
          </table:table-cell>
        </table:table-row>
        <table:table-row table:style-name="ro1">
          <table:table-cell office:value-type="string" calcext:value-type="string">
            <text:p>LLVTEGM(+15.99)VQAR</text:p>
          </table:table-cell>
          <table:table-cell table:formula="of:=SUBSTITUTE(SUBSTITUTE([.A1116];&quot;(+15.99)&quot;;&quot;&quot;);&quot;(+57.02)&quot;;&quot;&quot;)" office:value-type="string" office:string-value="LLVTEGMVQAR" calcext:value-type="string">
            <text:p>LLVTEGMVQAR</text:p>
          </table:table-cell>
        </table:table-row>
        <table:table-row table:style-name="ro1">
          <table:table-cell office:value-type="string" calcext:value-type="string">
            <text:p>MVAVADPLEQK</text:p>
          </table:table-cell>
          <table:table-cell table:formula="of:=SUBSTITUTE(SUBSTITUTE([.A1117];&quot;(+15.99)&quot;;&quot;&quot;);&quot;(+57.02)&quot;;&quot;&quot;)" office:value-type="string" office:string-value="MVAVADPLEQK" calcext:value-type="string">
            <text:p>MVAVADPLEQK</text:p>
          </table:table-cell>
        </table:table-row>
        <table:table-row table:style-name="ro1">
          <table:table-cell office:value-type="string" calcext:value-type="string">
            <text:p>SC(+57.02)VYKAKYFK</text:p>
          </table:table-cell>
          <table:table-cell table:formula="of:=SUBSTITUTE(SUBSTITUTE([.A1118];&quot;(+15.99)&quot;;&quot;&quot;);&quot;(+57.02)&quot;;&quot;&quot;)" office:value-type="string" office:string-value="SCVYKAKYFK" calcext:value-type="string">
            <text:p>SCVYKAKYFK</text:p>
          </table:table-cell>
        </table:table-row>
        <table:table-row table:style-name="ro1">
          <table:table-cell office:value-type="string" calcext:value-type="string">
            <text:p>DPEYSLVTQQPLNK</text:p>
          </table:table-cell>
          <table:table-cell table:formula="of:=SUBSTITUTE(SUBSTITUTE([.A1119];&quot;(+15.99)&quot;;&quot;&quot;);&quot;(+57.02)&quot;;&quot;&quot;)" office:value-type="string" office:string-value="DPEYSLVTQQPLNK" calcext:value-type="string">
            <text:p>DPEYSLVTQQPLNK</text:p>
          </table:table-cell>
        </table:table-row>
        <table:table-row table:style-name="ro1">
          <table:table-cell office:value-type="string" calcext:value-type="string">
            <text:p>DSVGTDVLLHPVM(+15.99)PEK</text:p>
          </table:table-cell>
          <table:table-cell table:formula="of:=SUBSTITUTE(SUBSTITUTE([.A1120];&quot;(+15.99)&quot;;&quot;&quot;);&quot;(+57.02)&quot;;&quot;&quot;)" office:value-type="string" office:string-value="DSVGTDVLLHPVMPEK" calcext:value-type="string">
            <text:p>DSVGTDVLLHPVMPEK</text:p>
          </table:table-cell>
        </table:table-row>
        <table:table-row table:style-name="ro1">
          <table:table-cell office:value-type="string" calcext:value-type="string">
            <text:p>C(+57.02)DLAVEDQK</text:p>
          </table:table-cell>
          <table:table-cell table:formula="of:=SUBSTITUTE(SUBSTITUTE([.A1121];&quot;(+15.99)&quot;;&quot;&quot;);&quot;(+57.02)&quot;;&quot;&quot;)" office:value-type="string" office:string-value="CDLAVEDQK" calcext:value-type="string">
            <text:p>CDLAVEDQK</text:p>
          </table:table-cell>
        </table:table-row>
        <table:table-row table:style-name="ro1">
          <table:table-cell office:value-type="string" calcext:value-type="string">
            <text:p>LAM(+15.99)VVGLVALLAGNK</text:p>
          </table:table-cell>
          <table:table-cell table:formula="of:=SUBSTITUTE(SUBSTITUTE([.A1122];&quot;(+15.99)&quot;;&quot;&quot;);&quot;(+57.02)&quot;;&quot;&quot;)" office:value-type="string" office:string-value="LAMVVGLVALLAGNK" calcext:value-type="string">
            <text:p>LAMVVGLVALLAGNK</text:p>
          </table:table-cell>
        </table:table-row>
        <table:table-row table:style-name="ro1">
          <table:table-cell office:value-type="string" calcext:value-type="string">
            <text:p>AFLVDPVVK</text:p>
          </table:table-cell>
          <table:table-cell table:formula="of:=SUBSTITUTE(SUBSTITUTE([.A1123];&quot;(+15.99)&quot;;&quot;&quot;);&quot;(+57.02)&quot;;&quot;&quot;)" office:value-type="string" office:string-value="AFLVDPVVK" calcext:value-type="string">
            <text:p>AFLVDPVVK</text:p>
          </table:table-cell>
        </table:table-row>
        <table:table-row table:style-name="ro1">
          <table:table-cell office:value-type="string" calcext:value-type="string">
            <text:p>QDTGAVNAAVR</text:p>
          </table:table-cell>
          <table:table-cell table:formula="of:=SUBSTITUTE(SUBSTITUTE([.A1124];&quot;(+15.99)&quot;;&quot;&quot;);&quot;(+57.02)&quot;;&quot;&quot;)" office:value-type="string" office:string-value="QDTGAVNAAVR" calcext:value-type="string">
            <text:p>QDTGAVNAAVR</text:p>
          </table:table-cell>
        </table:table-row>
        <table:table-row table:style-name="ro1">
          <table:table-cell office:value-type="string" calcext:value-type="string">
            <text:p>C(+57.02)RPNM(+15.99)SLNK</text:p>
          </table:table-cell>
          <table:table-cell table:formula="of:=SUBSTITUTE(SUBSTITUTE([.A1125];&quot;(+15.99)&quot;;&quot;&quot;);&quot;(+57.02)&quot;;&quot;&quot;)" office:value-type="string" office:string-value="CRPNMSLNK" calcext:value-type="string">
            <text:p>CRPNMSLNK</text:p>
          </table:table-cell>
        </table:table-row>
        <table:table-row table:style-name="ro1">
          <table:table-cell office:value-type="string" calcext:value-type="string">
            <text:p>C(+57.02)GTTELEVTESTR</text:p>
          </table:table-cell>
          <table:table-cell table:formula="of:=SUBSTITUTE(SUBSTITUTE([.A1126];&quot;(+15.99)&quot;;&quot;&quot;);&quot;(+57.02)&quot;;&quot;&quot;)" office:value-type="string" office:string-value="CGTTELEVTESTR" calcext:value-type="string">
            <text:p>CGTTELEVTESTR</text:p>
          </table:table-cell>
        </table:table-row>
        <table:table-row table:style-name="ro1">
          <table:table-cell office:value-type="string" calcext:value-type="string">
            <text:p>ENDSHGLELAEEYR</text:p>
          </table:table-cell>
          <table:table-cell table:formula="of:=SUBSTITUTE(SUBSTITUTE([.A1127];&quot;(+15.99)&quot;;&quot;&quot;);&quot;(+57.02)&quot;;&quot;&quot;)" office:value-type="string" office:string-value="ENDSHGLELAEEYR" calcext:value-type="string">
            <text:p>ENDSHGLELAEEYR</text:p>
          </table:table-cell>
        </table:table-row>
        <table:table-row table:style-name="ro1">
          <table:table-cell office:value-type="string" calcext:value-type="string">
            <text:p>VDGTFKVWLK</text:p>
          </table:table-cell>
          <table:table-cell table:formula="of:=SUBSTITUTE(SUBSTITUTE([.A1128];&quot;(+15.99)&quot;;&quot;&quot;);&quot;(+57.02)&quot;;&quot;&quot;)" office:value-type="string" office:string-value="VDGTFKVWLK" calcext:value-type="string">
            <text:p>VDGTFKVWLK</text:p>
          </table:table-cell>
        </table:table-row>
        <table:table-row table:style-name="ro1">
          <table:table-cell office:value-type="string" calcext:value-type="string">
            <text:p>M(+15.99)ATNAHLLTPLQK</text:p>
          </table:table-cell>
          <table:table-cell table:formula="of:=SUBSTITUTE(SUBSTITUTE([.A1129];&quot;(+15.99)&quot;;&quot;&quot;);&quot;(+57.02)&quot;;&quot;&quot;)" office:value-type="string" office:string-value="MATNAHLLTPLQK" calcext:value-type="string">
            <text:p>MATNAHLLTPLQK</text:p>
          </table:table-cell>
        </table:table-row>
        <table:table-row table:style-name="ro1">
          <table:table-cell office:value-type="string" calcext:value-type="string">
            <text:p>TLYPASYLTEQK</text:p>
          </table:table-cell>
          <table:table-cell table:formula="of:=SUBSTITUTE(SUBSTITUTE([.A1130];&quot;(+15.99)&quot;;&quot;&quot;);&quot;(+57.02)&quot;;&quot;&quot;)" office:value-type="string" office:string-value="TLYPASYLTEQK" calcext:value-type="string">
            <text:p>TLYPASYLTEQK</text:p>
          </table:table-cell>
        </table:table-row>
        <table:table-row table:style-name="ro1">
          <table:table-cell office:value-type="string" calcext:value-type="string">
            <text:p>YVEHLSNC(+57.02)VLNLVNTVLR</text:p>
          </table:table-cell>
          <table:table-cell table:formula="of:=SUBSTITUTE(SUBSTITUTE([.A1131];&quot;(+15.99)&quot;;&quot;&quot;);&quot;(+57.02)&quot;;&quot;&quot;)" office:value-type="string" office:string-value="YVEHLSNCVLNLVNTVLR" calcext:value-type="string">
            <text:p>YVEHLSNCVLNLVNTVLR</text:p>
          </table:table-cell>
        </table:table-row>
        <table:table-row table:style-name="ro1">
          <table:table-cell office:value-type="string" calcext:value-type="string">
            <text:p>HFLLAESVAVTLGPK</text:p>
          </table:table-cell>
          <table:table-cell table:formula="of:=SUBSTITUTE(SUBSTITUTE([.A1132];&quot;(+15.99)&quot;;&quot;&quot;);&quot;(+57.02)&quot;;&quot;&quot;)" office:value-type="string" office:string-value="HFLLAESVAVTLGPK" calcext:value-type="string">
            <text:p>HFLLAESVAVTLGPK</text:p>
          </table:table-cell>
        </table:table-row>
        <table:table-row table:style-name="ro1">
          <table:table-cell office:value-type="string" calcext:value-type="string">
            <text:p>KRFEFMVHDLEK</text:p>
          </table:table-cell>
          <table:table-cell table:formula="of:=SUBSTITUTE(SUBSTITUTE([.A1133];&quot;(+15.99)&quot;;&quot;&quot;);&quot;(+57.02)&quot;;&quot;&quot;)" office:value-type="string" office:string-value="KRFEFMVHDLEK" calcext:value-type="string">
            <text:p>KRFEFMVHDLEK</text:p>
          </table:table-cell>
        </table:table-row>
        <table:table-row table:style-name="ro1">
          <table:table-cell office:value-type="string" calcext:value-type="string">
            <text:p>WWNLVHWLLLNK</text:p>
          </table:table-cell>
          <table:table-cell table:formula="of:=SUBSTITUTE(SUBSTITUTE([.A1134];&quot;(+15.99)&quot;;&quot;&quot;);&quot;(+57.02)&quot;;&quot;&quot;)" office:value-type="string" office:string-value="WWNLVHWLLLNK" calcext:value-type="string">
            <text:p>WWNLVHWLLLNK</text:p>
          </table:table-cell>
        </table:table-row>
        <table:table-row table:style-name="ro1">
          <table:table-cell office:value-type="string" calcext:value-type="string">
            <text:p>TAGGLLLDPGSR</text:p>
          </table:table-cell>
          <table:table-cell table:formula="of:=SUBSTITUTE(SUBSTITUTE([.A1135];&quot;(+15.99)&quot;;&quot;&quot;);&quot;(+57.02)&quot;;&quot;&quot;)" office:value-type="string" office:string-value="TAGGLLLDPGSR" calcext:value-type="string">
            <text:p>TAGGLLLDPGSR</text:p>
          </table:table-cell>
        </table:table-row>
        <table:table-row table:style-name="ro1">
          <table:table-cell office:value-type="string" calcext:value-type="string">
            <text:p>GYQWVC(+57.02)YM(+15.99)K</text:p>
          </table:table-cell>
          <table:table-cell table:formula="of:=SUBSTITUTE(SUBSTITUTE([.A1136];&quot;(+15.99)&quot;;&quot;&quot;);&quot;(+57.02)&quot;;&quot;&quot;)" office:value-type="string" office:string-value="GYQWVCYMK" calcext:value-type="string">
            <text:p>GYQWVCYMK</text:p>
          </table:table-cell>
        </table:table-row>
        <table:table-row table:style-name="ro1">
          <table:table-cell office:value-type="string" calcext:value-type="string">
            <text:p>APLLVEHMLGNK</text:p>
          </table:table-cell>
          <table:table-cell table:formula="of:=SUBSTITUTE(SUBSTITUTE([.A1137];&quot;(+15.99)&quot;;&quot;&quot;);&quot;(+57.02)&quot;;&quot;&quot;)" office:value-type="string" office:string-value="APLLVEHMLGNK" calcext:value-type="string">
            <text:p>APLLVEHMLGNK</text:p>
          </table:table-cell>
        </table:table-row>
        <table:table-row table:style-name="ro1">
          <table:table-cell office:value-type="string" calcext:value-type="string">
            <text:p>HSSVDFLLK</text:p>
          </table:table-cell>
          <table:table-cell table:formula="of:=SUBSTITUTE(SUBSTITUTE([.A1138];&quot;(+15.99)&quot;;&quot;&quot;);&quot;(+57.02)&quot;;&quot;&quot;)" office:value-type="string" office:string-value="HSSVDFLLK" calcext:value-type="string">
            <text:p>HSSVDFLLK</text:p>
          </table:table-cell>
        </table:table-row>
        <table:table-row table:style-name="ro1">
          <table:table-cell office:value-type="string" calcext:value-type="string">
            <text:p>RGVELNK</text:p>
          </table:table-cell>
          <table:table-cell table:formula="of:=SUBSTITUTE(SUBSTITUTE([.A1139];&quot;(+15.99)&quot;;&quot;&quot;);&quot;(+57.02)&quot;;&quot;&quot;)" office:value-type="string" office:string-value="RGVELNK" calcext:value-type="string">
            <text:p>RGVELNK</text:p>
          </table:table-cell>
        </table:table-row>
        <table:table-row table:style-name="ro1">
          <table:table-cell office:value-type="string" calcext:value-type="string">
            <text:p>LASSPTDLLSFTFLHDK</text:p>
          </table:table-cell>
          <table:table-cell table:formula="of:=SUBSTITUTE(SUBSTITUTE([.A1140];&quot;(+15.99)&quot;;&quot;&quot;);&quot;(+57.02)&quot;;&quot;&quot;)" office:value-type="string" office:string-value="LASSPTDLLSFTFLHDK" calcext:value-type="string">
            <text:p>LASSPTDLLSFTFLHDK</text:p>
          </table:table-cell>
        </table:table-row>
        <table:table-row table:style-name="ro1">
          <table:table-cell office:value-type="string" calcext:value-type="string">
            <text:p>QVM(+15.99)PALEAVSAPSK</text:p>
          </table:table-cell>
          <table:table-cell table:formula="of:=SUBSTITUTE(SUBSTITUTE([.A1141];&quot;(+15.99)&quot;;&quot;&quot;);&quot;(+57.02)&quot;;&quot;&quot;)" office:value-type="string" office:string-value="QVMPALEAVSAPSK" calcext:value-type="string">
            <text:p>QVMPALEAVSAPSK</text:p>
          </table:table-cell>
        </table:table-row>
        <table:table-row table:style-name="ro1">
          <table:table-cell office:value-type="string" calcext:value-type="string">
            <text:p>NATTNPAELLAAAK</text:p>
          </table:table-cell>
          <table:table-cell table:formula="of:=SUBSTITUTE(SUBSTITUTE([.A1142];&quot;(+15.99)&quot;;&quot;&quot;);&quot;(+57.02)&quot;;&quot;&quot;)" office:value-type="string" office:string-value="NATTNPAELLAAAK" calcext:value-type="string">
            <text:p>NATTNPAELLAAAK</text:p>
          </table:table-cell>
        </table:table-row>
        <table:table-row table:style-name="ro2">
          <table:table-cell office:value-type="string" calcext:value-type="string">
            <text:p>NTNQSDSSLEWASQAYALLK</text:p>
          </table:table-cell>
          <table:table-cell table:formula="of:=SUBSTITUTE(SUBSTITUTE([.A1143];&quot;(+15.99)&quot;;&quot;&quot;);&quot;(+57.02)&quot;;&quot;&quot;)" office:value-type="string" office:string-value="NTNQSDSSLEWASQAYALLK" calcext:value-type="string">
            <text:p>NTNQSDSSLEWASQAYALLK</text:p>
          </table:table-cell>
        </table:table-row>
        <table:table-row table:style-name="ro1">
          <table:table-cell office:value-type="string" calcext:value-type="string">
            <text:p>NAVDLNSGLLK</text:p>
          </table:table-cell>
          <table:table-cell table:formula="of:=SUBSTITUTE(SUBSTITUTE([.A1144];&quot;(+15.99)&quot;;&quot;&quot;);&quot;(+57.02)&quot;;&quot;&quot;)" office:value-type="string" office:string-value="NAVDLNSGLLK" calcext:value-type="string">
            <text:p>NAVDLNSGLLK</text:p>
          </table:table-cell>
        </table:table-row>
        <table:table-row table:style-name="ro1">
          <table:table-cell office:value-type="string" calcext:value-type="string">
            <text:p>DVLLPNEFVDNVFTK</text:p>
          </table:table-cell>
          <table:table-cell table:formula="of:=SUBSTITUTE(SUBSTITUTE([.A1145];&quot;(+15.99)&quot;;&quot;&quot;);&quot;(+57.02)&quot;;&quot;&quot;)" office:value-type="string" office:string-value="DVLLPNEFVDNVFTK" calcext:value-type="string">
            <text:p>DVLLPNEFVDNVFTK</text:p>
          </table:table-cell>
        </table:table-row>
        <table:table-row table:style-name="ro1">
          <table:table-cell office:value-type="string" calcext:value-type="string">
            <text:p>ARNDLSR</text:p>
          </table:table-cell>
          <table:table-cell table:formula="of:=SUBSTITUTE(SUBSTITUTE([.A1146];&quot;(+15.99)&quot;;&quot;&quot;);&quot;(+57.02)&quot;;&quot;&quot;)" office:value-type="string" office:string-value="ARNDLSR" calcext:value-type="string">
            <text:p>ARNDLSR</text:p>
          </table:table-cell>
        </table:table-row>
        <table:table-row table:style-name="ro1">
          <table:table-cell office:value-type="string" calcext:value-type="string">
            <text:p>SPGLYMLVR</text:p>
          </table:table-cell>
          <table:table-cell table:formula="of:=SUBSTITUTE(SUBSTITUTE([.A1147];&quot;(+15.99)&quot;;&quot;&quot;);&quot;(+57.02)&quot;;&quot;&quot;)" office:value-type="string" office:string-value="SPGLYMLVR" calcext:value-type="string">
            <text:p>SPGLYMLVR</text:p>
          </table:table-cell>
        </table:table-row>
        <table:table-row table:style-name="ro1">
          <table:table-cell office:value-type="string" calcext:value-type="string">
            <text:p>QLDALVEMAVR</text:p>
          </table:table-cell>
          <table:table-cell table:formula="of:=SUBSTITUTE(SUBSTITUTE([.A1148];&quot;(+15.99)&quot;;&quot;&quot;);&quot;(+57.02)&quot;;&quot;&quot;)" office:value-type="string" office:string-value="QLDALVEMAVR" calcext:value-type="string">
            <text:p>QLDALVEMAVR</text:p>
          </table:table-cell>
        </table:table-row>
        <table:table-row table:style-name="ro1">
          <table:table-cell office:value-type="string" calcext:value-type="string">
            <text:p>KDLNKFEAASELK</text:p>
          </table:table-cell>
          <table:table-cell table:formula="of:=SUBSTITUTE(SUBSTITUTE([.A1149];&quot;(+15.99)&quot;;&quot;&quot;);&quot;(+57.02)&quot;;&quot;&quot;)" office:value-type="string" office:string-value="KDLNKFEAASELK" calcext:value-type="string">
            <text:p>KDLNKFEAASELK</text:p>
          </table:table-cell>
        </table:table-row>
        <table:table-row table:style-name="ro1">
          <table:table-cell office:value-type="string" calcext:value-type="string">
            <text:p>LPPLTDLTSNYMDSHR</text:p>
          </table:table-cell>
          <table:table-cell table:formula="of:=SUBSTITUTE(SUBSTITUTE([.A1150];&quot;(+15.99)&quot;;&quot;&quot;);&quot;(+57.02)&quot;;&quot;&quot;)" office:value-type="string" office:string-value="LPPLTDLTSNYMDSHR" calcext:value-type="string">
            <text:p>LPPLTDLTSNYMDSHR</text:p>
          </table:table-cell>
        </table:table-row>
        <table:table-row table:style-name="ro1">
          <table:table-cell office:value-type="string" calcext:value-type="string">
            <text:p>ALATTLGNSLR</text:p>
          </table:table-cell>
          <table:table-cell table:formula="of:=SUBSTITUTE(SUBSTITUTE([.A1151];&quot;(+15.99)&quot;;&quot;&quot;);&quot;(+57.02)&quot;;&quot;&quot;)" office:value-type="string" office:string-value="ALATTLGNSLR" calcext:value-type="string">
            <text:p>ALATTLGNSLR</text:p>
          </table:table-cell>
        </table:table-row>
        <table:table-row table:style-name="ro1">
          <table:table-cell office:value-type="string" calcext:value-type="string">
            <text:p>M(+15.99)DNPEVDDK</text:p>
          </table:table-cell>
          <table:table-cell table:formula="of:=SUBSTITUTE(SUBSTITUTE([.A1152];&quot;(+15.99)&quot;;&quot;&quot;);&quot;(+57.02)&quot;;&quot;&quot;)" office:value-type="string" office:string-value="MDNPEVDDK" calcext:value-type="string">
            <text:p>MDNPEVDDK</text:p>
          </table:table-cell>
        </table:table-row>
        <table:table-row table:style-name="ro1">
          <table:table-cell office:value-type="string" calcext:value-type="string">
            <text:p>EGATEYVLLSEK</text:p>
          </table:table-cell>
          <table:table-cell table:formula="of:=SUBSTITUTE(SUBSTITUTE([.A1153];&quot;(+15.99)&quot;;&quot;&quot;);&quot;(+57.02)&quot;;&quot;&quot;)" office:value-type="string" office:string-value="EGATEYVLLSEK" calcext:value-type="string">
            <text:p>EGATEYVLLSEK</text:p>
          </table:table-cell>
        </table:table-row>
        <table:table-row table:style-name="ro1">
          <table:table-cell office:value-type="string" calcext:value-type="string">
            <text:p>AEWVGLALGMLETR</text:p>
          </table:table-cell>
          <table:table-cell table:formula="of:=SUBSTITUTE(SUBSTITUTE([.A1154];&quot;(+15.99)&quot;;&quot;&quot;);&quot;(+57.02)&quot;;&quot;&quot;)" office:value-type="string" office:string-value="AEWVGLALGMLETR" calcext:value-type="string">
            <text:p>AEWVGLALGMLETR</text:p>
          </table:table-cell>
        </table:table-row>
        <table:table-row table:style-name="ro1">
          <table:table-cell office:value-type="string" calcext:value-type="string">
            <text:p>KGPEQFQC(+57.02)EWFK</text:p>
          </table:table-cell>
          <table:table-cell table:formula="of:=SUBSTITUTE(SUBSTITUTE([.A1155];&quot;(+15.99)&quot;;&quot;&quot;);&quot;(+57.02)&quot;;&quot;&quot;)" office:value-type="string" office:string-value="KGPEQFQCEWFK" calcext:value-type="string">
            <text:p>KGPEQFQCEWFK</text:p>
          </table:table-cell>
        </table:table-row>
        <table:table-row table:style-name="ro1">
          <table:table-cell office:value-type="string" calcext:value-type="string">
            <text:p>SPNETGWGVPK</text:p>
          </table:table-cell>
          <table:table-cell table:formula="of:=SUBSTITUTE(SUBSTITUTE([.A1156];&quot;(+15.99)&quot;;&quot;&quot;);&quot;(+57.02)&quot;;&quot;&quot;)" office:value-type="string" office:string-value="SPNETGWGVPK" calcext:value-type="string">
            <text:p>SPNETGWGVPK</text:p>
          </table:table-cell>
        </table:table-row>
        <table:table-row table:style-name="ro1">
          <table:table-cell office:value-type="string" calcext:value-type="string">
            <text:p>LPTLDTSNAAC(+57.02)DDHR</text:p>
          </table:table-cell>
          <table:table-cell table:formula="of:=SUBSTITUTE(SUBSTITUTE([.A1157];&quot;(+15.99)&quot;;&quot;&quot;);&quot;(+57.02)&quot;;&quot;&quot;)" office:value-type="string" office:string-value="LPTLDTSNAACDDHR" calcext:value-type="string">
            <text:p>LPTLDTSNAACDDHR</text:p>
          </table:table-cell>
        </table:table-row>
        <table:table-row table:style-name="ro1">
          <table:table-cell office:value-type="string" calcext:value-type="string">
            <text:p>TPLFGSFEPR</text:p>
          </table:table-cell>
          <table:table-cell table:formula="of:=SUBSTITUTE(SUBSTITUTE([.A1158];&quot;(+15.99)&quot;;&quot;&quot;);&quot;(+57.02)&quot;;&quot;&quot;)" office:value-type="string" office:string-value="TPLFGSFEPR" calcext:value-type="string">
            <text:p>TPLFGSFEPR</text:p>
          </table:table-cell>
        </table:table-row>
        <table:table-row table:style-name="ro2">
          <table:table-cell office:value-type="string" calcext:value-type="string">
            <text:p>VTLLPSTEGVDTLAQELAK</text:p>
          </table:table-cell>
          <table:table-cell table:formula="of:=SUBSTITUTE(SUBSTITUTE([.A1159];&quot;(+15.99)&quot;;&quot;&quot;);&quot;(+57.02)&quot;;&quot;&quot;)" office:value-type="string" office:string-value="VTLLPSTEGVDTLAQELAK" calcext:value-type="string">
            <text:p>VTLLPSTEGVDTLAQELAK</text:p>
          </table:table-cell>
        </table:table-row>
        <table:table-row table:style-name="ro1">
          <table:table-cell office:value-type="string" calcext:value-type="string">
            <text:p>KQRNNLYLDK</text:p>
          </table:table-cell>
          <table:table-cell table:formula="of:=SUBSTITUTE(SUBSTITUTE([.A1160];&quot;(+15.99)&quot;;&quot;&quot;);&quot;(+57.02)&quot;;&quot;&quot;)" office:value-type="string" office:string-value="KQRNNLYLDK" calcext:value-type="string">
            <text:p>KQRNNLYLDK</text:p>
          </table:table-cell>
        </table:table-row>
        <table:table-row table:style-name="ro1">
          <table:table-cell office:value-type="string" calcext:value-type="string">
            <text:p>SSLYC(+57.02)FYKLKTK</text:p>
          </table:table-cell>
          <table:table-cell table:formula="of:=SUBSTITUTE(SUBSTITUTE([.A1161];&quot;(+15.99)&quot;;&quot;&quot;);&quot;(+57.02)&quot;;&quot;&quot;)" office:value-type="string" office:string-value="SSLYCFYKLKTK" calcext:value-type="string">
            <text:p>SSLYCFYKLKTK</text:p>
          </table:table-cell>
        </table:table-row>
        <table:table-row table:style-name="ro1">
          <table:table-cell office:value-type="string" calcext:value-type="string">
            <text:p>YLGHSLR</text:p>
          </table:table-cell>
          <table:table-cell table:formula="of:=SUBSTITUTE(SUBSTITUTE([.A1162];&quot;(+15.99)&quot;;&quot;&quot;);&quot;(+57.02)&quot;;&quot;&quot;)" office:value-type="string" office:string-value="YLGHSLR" calcext:value-type="string">
            <text:p>YLGHSLR</text:p>
          </table:table-cell>
        </table:table-row>
        <table:table-row table:style-name="ro1">
          <table:table-cell office:value-type="string" calcext:value-type="string">
            <text:p>APANVNALDGAVK</text:p>
          </table:table-cell>
          <table:table-cell table:formula="of:=SUBSTITUTE(SUBSTITUTE([.A1163];&quot;(+15.99)&quot;;&quot;&quot;);&quot;(+57.02)&quot;;&quot;&quot;)" office:value-type="string" office:string-value="APANVNALDGAVK" calcext:value-type="string">
            <text:p>APANVNALDGAVK</text:p>
          </table:table-cell>
        </table:table-row>
        <table:table-row table:style-name="ro1">
          <table:table-cell office:value-type="string" calcext:value-type="string">
            <text:p>NGPPALPADAAYTK</text:p>
          </table:table-cell>
          <table:table-cell table:formula="of:=SUBSTITUTE(SUBSTITUTE([.A1164];&quot;(+15.99)&quot;;&quot;&quot;);&quot;(+57.02)&quot;;&quot;&quot;)" office:value-type="string" office:string-value="NGPPALPADAAYTK" calcext:value-type="string">
            <text:p>NGPPALPADAAYTK</text:p>
          </table:table-cell>
        </table:table-row>
        <table:table-row table:style-name="ro1">
          <table:table-cell office:value-type="string" calcext:value-type="string">
            <text:p>QPLLLNTYPELANEFK</text:p>
          </table:table-cell>
          <table:table-cell table:formula="of:=SUBSTITUTE(SUBSTITUTE([.A1165];&quot;(+15.99)&quot;;&quot;&quot;);&quot;(+57.02)&quot;;&quot;&quot;)" office:value-type="string" office:string-value="QPLLLNTYPELANEFK" calcext:value-type="string">
            <text:p>QPLLLNTYPELANEFK</text:p>
          </table:table-cell>
        </table:table-row>
        <table:table-row table:style-name="ro1">
          <table:table-cell office:value-type="string" calcext:value-type="string">
            <text:p>KQSPPEDSAK</text:p>
          </table:table-cell>
          <table:table-cell table:formula="of:=SUBSTITUTE(SUBSTITUTE([.A1166];&quot;(+15.99)&quot;;&quot;&quot;);&quot;(+57.02)&quot;;&quot;&quot;)" office:value-type="string" office:string-value="KQSPPEDSAK" calcext:value-type="string">
            <text:p>KQSPPEDSAK</text:p>
          </table:table-cell>
        </table:table-row>
        <table:table-row table:style-name="ro1">
          <table:table-cell office:value-type="string" calcext:value-type="string">
            <text:p>QVNQQPAR</text:p>
          </table:table-cell>
          <table:table-cell table:formula="of:=SUBSTITUTE(SUBSTITUTE([.A1167];&quot;(+15.99)&quot;;&quot;&quot;);&quot;(+57.02)&quot;;&quot;&quot;)" office:value-type="string" office:string-value="QVNQQPAR" calcext:value-type="string">
            <text:p>QVNQQPAR</text:p>
          </table:table-cell>
        </table:table-row>
        <table:table-row table:style-name="ro1">
          <table:table-cell office:value-type="string" calcext:value-type="string">
            <text:p>NVLQNLSWM(+15.99)LKYWDM(+15.99)K</text:p>
          </table:table-cell>
          <table:table-cell table:formula="of:=SUBSTITUTE(SUBSTITUTE([.A1168];&quot;(+15.99)&quot;;&quot;&quot;);&quot;(+57.02)&quot;;&quot;&quot;)" office:value-type="string" office:string-value="NVLQNLSWMLKYWDMK" calcext:value-type="string">
            <text:p>NVLQNLSWMLKYWDMK</text:p>
          </table:table-cell>
        </table:table-row>
        <table:table-row table:style-name="ro1">
          <table:table-cell office:value-type="string" calcext:value-type="string">
            <text:p>ANVQTVTGNK</text:p>
          </table:table-cell>
          <table:table-cell table:formula="of:=SUBSTITUTE(SUBSTITUTE([.A1169];&quot;(+15.99)&quot;;&quot;&quot;);&quot;(+57.02)&quot;;&quot;&quot;)" office:value-type="string" office:string-value="ANVQTVTGNK" calcext:value-type="string">
            <text:p>ANVQTVTGNK</text:p>
          </table:table-cell>
        </table:table-row>
        <table:table-row table:style-name="ro1">
          <table:table-cell office:value-type="string" calcext:value-type="string">
            <text:p>LATVSLPR</text:p>
          </table:table-cell>
          <table:table-cell table:formula="of:=SUBSTITUTE(SUBSTITUTE([.A1170];&quot;(+15.99)&quot;;&quot;&quot;);&quot;(+57.02)&quot;;&quot;&quot;)" office:value-type="string" office:string-value="LATVSLPR" calcext:value-type="string">
            <text:p>LATVSLPR</text:p>
          </table:table-cell>
        </table:table-row>
        <table:table-row table:style-name="ro1">
          <table:table-cell office:value-type="string" calcext:value-type="string">
            <text:p>SPGLYLPNR</text:p>
          </table:table-cell>
          <table:table-cell table:formula="of:=SUBSTITUTE(SUBSTITUTE([.A1171];&quot;(+15.99)&quot;;&quot;&quot;);&quot;(+57.02)&quot;;&quot;&quot;)" office:value-type="string" office:string-value="SPGLYLPNR" calcext:value-type="string">
            <text:p>SPGLYLPNR</text:p>
          </table:table-cell>
        </table:table-row>
        <table:table-row table:style-name="ro1">
          <table:table-cell office:value-type="string" calcext:value-type="string">
            <text:p>KNC(+57.02)MWALGMLETR</text:p>
          </table:table-cell>
          <table:table-cell table:formula="of:=SUBSTITUTE(SUBSTITUTE([.A1172];&quot;(+15.99)&quot;;&quot;&quot;);&quot;(+57.02)&quot;;&quot;&quot;)" office:value-type="string" office:string-value="KNCMWALGMLETR" calcext:value-type="string">
            <text:p>KNCMWALGMLETR</text:p>
          </table:table-cell>
        </table:table-row>
        <table:table-row table:style-name="ro1">
          <table:table-cell office:value-type="string" calcext:value-type="string">
            <text:p>ELLESPK</text:p>
          </table:table-cell>
          <table:table-cell table:formula="of:=SUBSTITUTE(SUBSTITUTE([.A1173];&quot;(+15.99)&quot;;&quot;&quot;);&quot;(+57.02)&quot;;&quot;&quot;)" office:value-type="string" office:string-value="ELLESPK" calcext:value-type="string">
            <text:p>ELLESPK</text:p>
          </table:table-cell>
        </table:table-row>
        <table:table-row table:style-name="ro1">
          <table:table-cell office:value-type="string" calcext:value-type="string">
            <text:p>ENLTPEGR</text:p>
          </table:table-cell>
          <table:table-cell table:formula="of:=SUBSTITUTE(SUBSTITUTE([.A1174];&quot;(+15.99)&quot;;&quot;&quot;);&quot;(+57.02)&quot;;&quot;&quot;)" office:value-type="string" office:string-value="ENLTPEGR" calcext:value-type="string">
            <text:p>ENLTPEGR</text:p>
          </table:table-cell>
        </table:table-row>
        <table:table-row table:style-name="ro1">
          <table:table-cell office:value-type="string" calcext:value-type="string">
            <text:p>LPRHVANAEWR</text:p>
          </table:table-cell>
          <table:table-cell table:formula="of:=SUBSTITUTE(SUBSTITUTE([.A1175];&quot;(+15.99)&quot;;&quot;&quot;);&quot;(+57.02)&quot;;&quot;&quot;)" office:value-type="string" office:string-value="LPRHVANAEWR" calcext:value-type="string">
            <text:p>LPRHVANAEWR</text:p>
          </table:table-cell>
        </table:table-row>
        <table:table-row table:style-name="ro1">
          <table:table-cell office:value-type="string" calcext:value-type="string">
            <text:p>SPQGDSTWESK</text:p>
          </table:table-cell>
          <table:table-cell table:formula="of:=SUBSTITUTE(SUBSTITUTE([.A1176];&quot;(+15.99)&quot;;&quot;&quot;);&quot;(+57.02)&quot;;&quot;&quot;)" office:value-type="string" office:string-value="SPQGDSTWESK" calcext:value-type="string">
            <text:p>SPQGDSTWESK</text:p>
          </table:table-cell>
        </table:table-row>
        <table:table-row table:style-name="ro1">
          <table:table-cell office:value-type="string" calcext:value-type="string">
            <text:p>EDLETDSSYDQEK</text:p>
          </table:table-cell>
          <table:table-cell table:formula="of:=SUBSTITUTE(SUBSTITUTE([.A1177];&quot;(+15.99)&quot;;&quot;&quot;);&quot;(+57.02)&quot;;&quot;&quot;)" office:value-type="string" office:string-value="EDLETDSSYDQEK" calcext:value-type="string">
            <text:p>EDLETDSSYDQEK</text:p>
          </table:table-cell>
        </table:table-row>
        <table:table-row table:style-name="ro2">
          <table:table-cell office:value-type="string" calcext:value-type="string">
            <text:p>WHLLYELETLATEM(+15.99)NVLSEK</text:p>
          </table:table-cell>
          <table:table-cell table:formula="of:=SUBSTITUTE(SUBSTITUTE([.A1178];&quot;(+15.99)&quot;;&quot;&quot;);&quot;(+57.02)&quot;;&quot;&quot;)" office:value-type="string" office:string-value="WHLLYELETLATEMNVLSEK" calcext:value-type="string">
            <text:p>WHLLYELETLATEMNVLSEK</text:p>
          </table:table-cell>
        </table:table-row>
        <table:table-row table:style-name="ro1">
          <table:table-cell office:value-type="string" calcext:value-type="string">
            <text:p>EERFMVNVAYK</text:p>
          </table:table-cell>
          <table:table-cell table:formula="of:=SUBSTITUTE(SUBSTITUTE([.A1179];&quot;(+15.99)&quot;;&quot;&quot;);&quot;(+57.02)&quot;;&quot;&quot;)" office:value-type="string" office:string-value="EERFMVNVAYK" calcext:value-type="string">
            <text:p>EERFMVNVAYK</text:p>
          </table:table-cell>
        </table:table-row>
        <table:table-row table:style-name="ro1">
          <table:table-cell office:value-type="string" calcext:value-type="string">
            <text:p>RLPALEAADAPSK</text:p>
          </table:table-cell>
          <table:table-cell table:formula="of:=SUBSTITUTE(SUBSTITUTE([.A1180];&quot;(+15.99)&quot;;&quot;&quot;);&quot;(+57.02)&quot;;&quot;&quot;)" office:value-type="string" office:string-value="RLPALEAADAPSK" calcext:value-type="string">
            <text:p>RLPALEAADAPSK</text:p>
          </table:table-cell>
        </table:table-row>
        <table:table-row table:style-name="ro1">
          <table:table-cell office:value-type="string" calcext:value-type="string">
            <text:p>LWETAEFLQWK</text:p>
          </table:table-cell>
          <table:table-cell table:formula="of:=SUBSTITUTE(SUBSTITUTE([.A1181];&quot;(+15.99)&quot;;&quot;&quot;);&quot;(+57.02)&quot;;&quot;&quot;)" office:value-type="string" office:string-value="LWETAEFLQWK" calcext:value-type="string">
            <text:p>LWETAEFLQWK</text:p>
          </table:table-cell>
        </table:table-row>
        <table:table-row table:style-name="ro1">
          <table:table-cell office:value-type="string" calcext:value-type="string">
            <text:p>TATALDM(+15.99)ANGK</text:p>
          </table:table-cell>
          <table:table-cell table:formula="of:=SUBSTITUTE(SUBSTITUTE([.A1182];&quot;(+15.99)&quot;;&quot;&quot;);&quot;(+57.02)&quot;;&quot;&quot;)" office:value-type="string" office:string-value="TATALDMANGK" calcext:value-type="string">
            <text:p>TATALDMANGK</text:p>
          </table:table-cell>
        </table:table-row>
        <table:table-row table:style-name="ro1">
          <table:table-cell office:value-type="string" calcext:value-type="string">
            <text:p>KC(+57.02)HEYVK</text:p>
          </table:table-cell>
          <table:table-cell table:formula="of:=SUBSTITUTE(SUBSTITUTE([.A1183];&quot;(+15.99)&quot;;&quot;&quot;);&quot;(+57.02)&quot;;&quot;&quot;)" office:value-type="string" office:string-value="KCHEYVK" calcext:value-type="string">
            <text:p>KCHEYVK</text:p>
          </table:table-cell>
        </table:table-row>
        <table:table-row table:style-name="ro1">
          <table:table-cell office:value-type="string" calcext:value-type="string">
            <text:p>DLEVTNDESLFLHR</text:p>
          </table:table-cell>
          <table:table-cell table:formula="of:=SUBSTITUTE(SUBSTITUTE([.A1184];&quot;(+15.99)&quot;;&quot;&quot;);&quot;(+57.02)&quot;;&quot;&quot;)" office:value-type="string" office:string-value="DLEVTNDESLFLHR" calcext:value-type="string">
            <text:p>DLEVTNDESLFLHR</text:p>
          </table:table-cell>
        </table:table-row>
        <table:table-row table:style-name="ro1">
          <table:table-cell office:value-type="string" calcext:value-type="string">
            <text:p>C(+57.02)ETAYVAWPLLC(+57.02)SR</text:p>
          </table:table-cell>
          <table:table-cell table:formula="of:=SUBSTITUTE(SUBSTITUTE([.A1185];&quot;(+15.99)&quot;;&quot;&quot;);&quot;(+57.02)&quot;;&quot;&quot;)" office:value-type="string" office:string-value="CETAYVAWPLLCSR" calcext:value-type="string">
            <text:p>CETAYVAWPLLCSR</text:p>
          </table:table-cell>
        </table:table-row>
        <table:table-row table:style-name="ro1">
          <table:table-cell office:value-type="string" calcext:value-type="string">
            <text:p>GM(+15.99)PALEAWGVVK</text:p>
          </table:table-cell>
          <table:table-cell table:formula="of:=SUBSTITUTE(SUBSTITUTE([.A1186];&quot;(+15.99)&quot;;&quot;&quot;);&quot;(+57.02)&quot;;&quot;&quot;)" office:value-type="string" office:string-value="GMPALEAWGVVK" calcext:value-type="string">
            <text:p>GMPALEAWGVVK</text:p>
          </table:table-cell>
        </table:table-row>
        <table:table-row table:style-name="ro1">
          <table:table-cell office:value-type="string" calcext:value-type="string">
            <text:p>QVNTVQQVK</text:p>
          </table:table-cell>
          <table:table-cell table:formula="of:=SUBSTITUTE(SUBSTITUTE([.A1187];&quot;(+15.99)&quot;;&quot;&quot;);&quot;(+57.02)&quot;;&quot;&quot;)" office:value-type="string" office:string-value="QVNTVQQVK" calcext:value-type="string">
            <text:p>QVNTVQQVK</text:p>
          </table:table-cell>
        </table:table-row>
        <table:table-row table:style-name="ro1">
          <table:table-cell office:value-type="string" calcext:value-type="string">
            <text:p>LAYSTM(+15.99)NGAK</text:p>
          </table:table-cell>
          <table:table-cell table:formula="of:=SUBSTITUTE(SUBSTITUTE([.A1188];&quot;(+15.99)&quot;;&quot;&quot;);&quot;(+57.02)&quot;;&quot;&quot;)" office:value-type="string" office:string-value="LAYSTMNGAK" calcext:value-type="string">
            <text:p>LAYSTMNGAK</text:p>
          </table:table-cell>
        </table:table-row>
        <table:table-row table:style-name="ro1">
          <table:table-cell office:value-type="string" calcext:value-type="string">
            <text:p>SAEVSM(+15.99)ESTR</text:p>
          </table:table-cell>
          <table:table-cell table:formula="of:=SUBSTITUTE(SUBSTITUTE([.A1189];&quot;(+15.99)&quot;;&quot;&quot;);&quot;(+57.02)&quot;;&quot;&quot;)" office:value-type="string" office:string-value="SAEVSMESTR" calcext:value-type="string">
            <text:p>SAEVSMESTR</text:p>
          </table:table-cell>
        </table:table-row>
        <table:table-row table:style-name="ro1">
          <table:table-cell office:value-type="string" calcext:value-type="string">
            <text:p>ADWVPLLLPDEFQK</text:p>
          </table:table-cell>
          <table:table-cell table:formula="of:=SUBSTITUTE(SUBSTITUTE([.A1190];&quot;(+15.99)&quot;;&quot;&quot;);&quot;(+57.02)&quot;;&quot;&quot;)" office:value-type="string" office:string-value="ADWVPLLLPDEFQK" calcext:value-type="string">
            <text:p>ADWVPLLLPDEFQK</text:p>
          </table:table-cell>
        </table:table-row>
        <table:table-row table:style-name="ro1">
          <table:table-cell office:value-type="string" calcext:value-type="string">
            <text:p>YC(+57.02)TTELEVEATPK</text:p>
          </table:table-cell>
          <table:table-cell table:formula="of:=SUBSTITUTE(SUBSTITUTE([.A1191];&quot;(+15.99)&quot;;&quot;&quot;);&quot;(+57.02)&quot;;&quot;&quot;)" office:value-type="string" office:string-value="YCTTELEVEATPK" calcext:value-type="string">
            <text:p>YCTTELEVEATPK</text:p>
          </table:table-cell>
        </table:table-row>
        <table:table-row table:style-name="ro2">
          <table:table-cell office:value-type="string" calcext:value-type="string">
            <text:p>EC(+57.02)MLAAAVGSALERALAM(+15.99)R</text:p>
          </table:table-cell>
          <table:table-cell table:formula="of:=SUBSTITUTE(SUBSTITUTE([.A1192];&quot;(+15.99)&quot;;&quot;&quot;);&quot;(+57.02)&quot;;&quot;&quot;)" office:value-type="string" office:string-value="ECMLAAAVGSALERALAMR" calcext:value-type="string">
            <text:p>ECMLAAAVGSALERALAMR</text:p>
          </table:table-cell>
        </table:table-row>
        <table:table-row table:style-name="ro1">
          <table:table-cell office:value-type="string" calcext:value-type="string">
            <text:p>QLNPQGFGEM(+15.99)VVGK</text:p>
          </table:table-cell>
          <table:table-cell table:formula="of:=SUBSTITUTE(SUBSTITUTE([.A1193];&quot;(+15.99)&quot;;&quot;&quot;);&quot;(+57.02)&quot;;&quot;&quot;)" office:value-type="string" office:string-value="QLNPQGFGEMVVGK" calcext:value-type="string">
            <text:p>QLNPQGFGEMVVGK</text:p>
          </table:table-cell>
        </table:table-row>
        <table:table-row table:style-name="ro1">
          <table:table-cell office:value-type="string" calcext:value-type="string">
            <text:p>GFLFDEDVPK</text:p>
          </table:table-cell>
          <table:table-cell table:formula="of:=SUBSTITUTE(SUBSTITUTE([.A1194];&quot;(+15.99)&quot;;&quot;&quot;);&quot;(+57.02)&quot;;&quot;&quot;)" office:value-type="string" office:string-value="GFLFDEDVPK" calcext:value-type="string">
            <text:p>GFLFDEDVPK</text:p>
          </table:table-cell>
        </table:table-row>
        <table:table-row table:style-name="ro1">
          <table:table-cell office:value-type="string" calcext:value-type="string">
            <text:p>RSVGLEHLDDLK</text:p>
          </table:table-cell>
          <table:table-cell table:formula="of:=SUBSTITUTE(SUBSTITUTE([.A1195];&quot;(+15.99)&quot;;&quot;&quot;);&quot;(+57.02)&quot;;&quot;&quot;)" office:value-type="string" office:string-value="RSVGLEHLDDLK" calcext:value-type="string">
            <text:p>RSVGLEHLDDLK</text:p>
          </table:table-cell>
        </table:table-row>
        <table:table-row table:style-name="ro1">
          <table:table-cell office:value-type="string" calcext:value-type="string">
            <text:p>FTHHLEKR</text:p>
          </table:table-cell>
          <table:table-cell table:formula="of:=SUBSTITUTE(SUBSTITUTE([.A1196];&quot;(+15.99)&quot;;&quot;&quot;);&quot;(+57.02)&quot;;&quot;&quot;)" office:value-type="string" office:string-value="FTHHLEKR" calcext:value-type="string">
            <text:p>FTHHLEKR</text:p>
          </table:table-cell>
        </table:table-row>
        <table:table-row table:style-name="ro1">
          <table:table-cell office:value-type="string" calcext:value-type="string">
            <text:p>RWNHPGYGFLAENDK</text:p>
          </table:table-cell>
          <table:table-cell table:formula="of:=SUBSTITUTE(SUBSTITUTE([.A1197];&quot;(+15.99)&quot;;&quot;&quot;);&quot;(+57.02)&quot;;&quot;&quot;)" office:value-type="string" office:string-value="RWNHPGYGFLAENDK" calcext:value-type="string">
            <text:p>RWNHPGYGFLAENDK</text:p>
          </table:table-cell>
        </table:table-row>
        <table:table-row table:style-name="ro1">
          <table:table-cell office:value-type="string" calcext:value-type="string">
            <text:p>EAKLPYNLKK</text:p>
          </table:table-cell>
          <table:table-cell table:formula="of:=SUBSTITUTE(SUBSTITUTE([.A1198];&quot;(+15.99)&quot;;&quot;&quot;);&quot;(+57.02)&quot;;&quot;&quot;)" office:value-type="string" office:string-value="EAKLPYNLKK" calcext:value-type="string">
            <text:p>EAKLPYNLKK</text:p>
          </table:table-cell>
        </table:table-row>
        <table:table-row table:style-name="ro1">
          <table:table-cell office:value-type="string" calcext:value-type="string">
            <text:p>LQQLLLK</text:p>
          </table:table-cell>
          <table:table-cell table:formula="of:=SUBSTITUTE(SUBSTITUTE([.A1199];&quot;(+15.99)&quot;;&quot;&quot;);&quot;(+57.02)&quot;;&quot;&quot;)" office:value-type="string" office:string-value="LQQLLLK" calcext:value-type="string">
            <text:p>LQQLLLK</text:p>
          </table:table-cell>
        </table:table-row>
        <table:table-row table:style-name="ro1">
          <table:table-cell office:value-type="string" calcext:value-type="string">
            <text:p>LPPLTDLTSNYMDSHR</text:p>
          </table:table-cell>
          <table:table-cell table:formula="of:=SUBSTITUTE(SUBSTITUTE([.A1200];&quot;(+15.99)&quot;;&quot;&quot;);&quot;(+57.02)&quot;;&quot;&quot;)" office:value-type="string" office:string-value="LPPLTDLTSNYMDSHR" calcext:value-type="string">
            <text:p>LPPLTDLTSNYMDSHR</text:p>
          </table:table-cell>
        </table:table-row>
        <table:table-row table:style-name="ro1">
          <table:table-cell office:value-type="string" calcext:value-type="string">
            <text:p>RM(+15.99)QDM(+15.99)ADEVASLK</text:p>
          </table:table-cell>
          <table:table-cell table:formula="of:=SUBSTITUTE(SUBSTITUTE([.A1201];&quot;(+15.99)&quot;;&quot;&quot;);&quot;(+57.02)&quot;;&quot;&quot;)" office:value-type="string" office:string-value="RMQDMADEVASLK" calcext:value-type="string">
            <text:p>RMQDMADEVASLK</text:p>
          </table:table-cell>
        </table:table-row>
        <table:table-row table:style-name="ro1">
          <table:table-cell office:value-type="string" calcext:value-type="string">
            <text:p>QNQLEDHLENTGVALLR</text:p>
          </table:table-cell>
          <table:table-cell table:formula="of:=SUBSTITUTE(SUBSTITUTE([.A1202];&quot;(+15.99)&quot;;&quot;&quot;);&quot;(+57.02)&quot;;&quot;&quot;)" office:value-type="string" office:string-value="QNQLEDHLENTGVALLR" calcext:value-type="string">
            <text:p>QNQLEDHLENTGVALLR</text:p>
          </table:table-cell>
        </table:table-row>
        <table:table-row table:style-name="ro1">
          <table:table-cell office:value-type="string" calcext:value-type="string">
            <text:p>QTAPVVEELSQDLYGK</text:p>
          </table:table-cell>
          <table:table-cell table:formula="of:=SUBSTITUTE(SUBSTITUTE([.A1203];&quot;(+15.99)&quot;;&quot;&quot;);&quot;(+57.02)&quot;;&quot;&quot;)" office:value-type="string" office:string-value="QTAPVVEELSQDLYGK" calcext:value-type="string">
            <text:p>QTAPVVEELSQDLYGK</text:p>
          </table:table-cell>
        </table:table-row>
        <table:table-row table:style-name="ro1">
          <table:table-cell office:value-type="string" calcext:value-type="string">
            <text:p>TSKNLTDPNGK</text:p>
          </table:table-cell>
          <table:table-cell table:formula="of:=SUBSTITUTE(SUBSTITUTE([.A1204];&quot;(+15.99)&quot;;&quot;&quot;);&quot;(+57.02)&quot;;&quot;&quot;)" office:value-type="string" office:string-value="TSKNLTDPNGK" calcext:value-type="string">
            <text:p>TSKNLTDPNGK</text:p>
          </table:table-cell>
        </table:table-row>
        <table:table-row table:style-name="ro1">
          <table:table-cell office:value-type="string" calcext:value-type="string">
            <text:p>FADALDLPGLMHK</text:p>
          </table:table-cell>
          <table:table-cell table:formula="of:=SUBSTITUTE(SUBSTITUTE([.A1205];&quot;(+15.99)&quot;;&quot;&quot;);&quot;(+57.02)&quot;;&quot;&quot;)" office:value-type="string" office:string-value="FADALDLPGLMHK" calcext:value-type="string">
            <text:p>FADALDLPGLMHK</text:p>
          </table:table-cell>
        </table:table-row>
        <table:table-row table:style-name="ro1">
          <table:table-cell office:value-type="string" calcext:value-type="string">
            <text:p>M(+15.99)LPTDTPLPR</text:p>
          </table:table-cell>
          <table:table-cell table:formula="of:=SUBSTITUTE(SUBSTITUTE([.A1206];&quot;(+15.99)&quot;;&quot;&quot;);&quot;(+57.02)&quot;;&quot;&quot;)" office:value-type="string" office:string-value="MLPTDTPLPR" calcext:value-type="string">
            <text:p>MLPTDTPLPR</text:p>
          </table:table-cell>
        </table:table-row>
        <table:table-row table:style-name="ro1">
          <table:table-cell office:value-type="string" calcext:value-type="string">
            <text:p>QMTNLEPLTK</text:p>
          </table:table-cell>
          <table:table-cell table:formula="of:=SUBSTITUTE(SUBSTITUTE([.A1207];&quot;(+15.99)&quot;;&quot;&quot;);&quot;(+57.02)&quot;;&quot;&quot;)" office:value-type="string" office:string-value="QMTNLEPLTK" calcext:value-type="string">
            <text:p>QMTNLEPLTK</text:p>
          </table:table-cell>
        </table:table-row>
        <table:table-row table:style-name="ro1">
          <table:table-cell office:value-type="string" calcext:value-type="string">
            <text:p>NFATAFLFGLNGK</text:p>
          </table:table-cell>
          <table:table-cell table:formula="of:=SUBSTITUTE(SUBSTITUTE([.A1208];&quot;(+15.99)&quot;;&quot;&quot;);&quot;(+57.02)&quot;;&quot;&quot;)" office:value-type="string" office:string-value="NFATAFLFGLNGK" calcext:value-type="string">
            <text:p>NFATAFLFGLNGK</text:p>
          </table:table-cell>
        </table:table-row>
        <table:table-row table:style-name="ro1">
          <table:table-cell office:value-type="string" calcext:value-type="string">
            <text:p>KNDFLEDK</text:p>
          </table:table-cell>
          <table:table-cell table:formula="of:=SUBSTITUTE(SUBSTITUTE([.A1209];&quot;(+15.99)&quot;;&quot;&quot;);&quot;(+57.02)&quot;;&quot;&quot;)" office:value-type="string" office:string-value="KNDFLEDK" calcext:value-type="string">
            <text:p>KNDFLEDK</text:p>
          </table:table-cell>
        </table:table-row>
        <table:table-row table:style-name="ro1">
          <table:table-cell office:value-type="string" calcext:value-type="string">
            <text:p>DVTVTGVSGWHK</text:p>
          </table:table-cell>
          <table:table-cell table:formula="of:=SUBSTITUTE(SUBSTITUTE([.A1210];&quot;(+15.99)&quot;;&quot;&quot;);&quot;(+57.02)&quot;;&quot;&quot;)" office:value-type="string" office:string-value="DVTVTGVSGWHK" calcext:value-type="string">
            <text:p>DVTVTGVSGWHK</text:p>
          </table:table-cell>
        </table:table-row>
        <table:table-row table:style-name="ro1">
          <table:table-cell office:value-type="string" calcext:value-type="string">
            <text:p>LLSDALAR</text:p>
          </table:table-cell>
          <table:table-cell table:formula="of:=SUBSTITUTE(SUBSTITUTE([.A1211];&quot;(+15.99)&quot;;&quot;&quot;);&quot;(+57.02)&quot;;&quot;&quot;)" office:value-type="string" office:string-value="LLSDALAR" calcext:value-type="string">
            <text:p>LLSDALAR</text:p>
          </table:table-cell>
        </table:table-row>
        <table:table-row table:style-name="ro1">
          <table:table-cell office:value-type="string" calcext:value-type="string">
            <text:p>M(+15.99)GDLDSLAVGLLATK</text:p>
          </table:table-cell>
          <table:table-cell table:formula="of:=SUBSTITUTE(SUBSTITUTE([.A1212];&quot;(+15.99)&quot;;&quot;&quot;);&quot;(+57.02)&quot;;&quot;&quot;)" office:value-type="string" office:string-value="MGDLDSLAVGLLATK" calcext:value-type="string">
            <text:p>MGDLDSLAVGLLATK</text:p>
          </table:table-cell>
        </table:table-row>
        <table:table-row table:style-name="ro1">
          <table:table-cell office:value-type="string" calcext:value-type="string">
            <text:p>LKHVATLK</text:p>
          </table:table-cell>
          <table:table-cell table:formula="of:=SUBSTITUTE(SUBSTITUTE([.A1213];&quot;(+15.99)&quot;;&quot;&quot;);&quot;(+57.02)&quot;;&quot;&quot;)" office:value-type="string" office:string-value="LKHVATLK" calcext:value-type="string">
            <text:p>LKHVATLK</text:p>
          </table:table-cell>
        </table:table-row>
        <table:table-row table:style-name="ro1">
          <table:table-cell office:value-type="string" calcext:value-type="string">
            <text:p>NLVNPLYDLLK</text:p>
          </table:table-cell>
          <table:table-cell table:formula="of:=SUBSTITUTE(SUBSTITUTE([.A1214];&quot;(+15.99)&quot;;&quot;&quot;);&quot;(+57.02)&quot;;&quot;&quot;)" office:value-type="string" office:string-value="NLVNPLYDLLK" calcext:value-type="string">
            <text:p>NLVNPLYDLLK</text:p>
          </table:table-cell>
        </table:table-row>
        <table:table-row table:style-name="ro1">
          <table:table-cell office:value-type="string" calcext:value-type="string">
            <text:p>VLYSRYASGELK</text:p>
          </table:table-cell>
          <table:table-cell table:formula="of:=SUBSTITUTE(SUBSTITUTE([.A1215];&quot;(+15.99)&quot;;&quot;&quot;);&quot;(+57.02)&quot;;&quot;&quot;)" office:value-type="string" office:string-value="VLYSRYASGELK" calcext:value-type="string">
            <text:p>VLYSRYASGELK</text:p>
          </table:table-cell>
        </table:table-row>
        <table:table-row table:style-name="ro1">
          <table:table-cell office:value-type="string" calcext:value-type="string">
            <text:p>EDPKSSLPFTK</text:p>
          </table:table-cell>
          <table:table-cell table:formula="of:=SUBSTITUTE(SUBSTITUTE([.A1216];&quot;(+15.99)&quot;;&quot;&quot;);&quot;(+57.02)&quot;;&quot;&quot;)" office:value-type="string" office:string-value="EDPKSSLPFTK" calcext:value-type="string">
            <text:p>EDPKSSLPFTK</text:p>
          </table:table-cell>
        </table:table-row>
        <table:table-row table:style-name="ro1">
          <table:table-cell office:value-type="string" calcext:value-type="string">
            <text:p>LLPTPDESFVLLRQR</text:p>
          </table:table-cell>
          <table:table-cell table:formula="of:=SUBSTITUTE(SUBSTITUTE([.A1217];&quot;(+15.99)&quot;;&quot;&quot;);&quot;(+57.02)&quot;;&quot;&quot;)" office:value-type="string" office:string-value="LLPTPDESFVLLRQR" calcext:value-type="string">
            <text:p>LLPTPDESFVLLRQR</text:p>
          </table:table-cell>
        </table:table-row>
        <table:table-row table:style-name="ro1">
          <table:table-cell office:value-type="string" calcext:value-type="string">
            <text:p>KWM(+15.99)ATDLFELDK</text:p>
          </table:table-cell>
          <table:table-cell table:formula="of:=SUBSTITUTE(SUBSTITUTE([.A1218];&quot;(+15.99)&quot;;&quot;&quot;);&quot;(+57.02)&quot;;&quot;&quot;)" office:value-type="string" office:string-value="KWMATDLFELDK" calcext:value-type="string">
            <text:p>KWMATDLFELDK</text:p>
          </table:table-cell>
        </table:table-row>
        <table:table-row table:style-name="ro1">
          <table:table-cell office:value-type="string" calcext:value-type="string">
            <text:p>TVENGAM(+15.99)HK</text:p>
          </table:table-cell>
          <table:table-cell table:formula="of:=SUBSTITUTE(SUBSTITUTE([.A1219];&quot;(+15.99)&quot;;&quot;&quot;);&quot;(+57.02)&quot;;&quot;&quot;)" office:value-type="string" office:string-value="TVENGAMHK" calcext:value-type="string">
            <text:p>TVENGAMHK</text:p>
          </table:table-cell>
        </table:table-row>
        <table:table-row table:style-name="ro1">
          <table:table-cell office:value-type="string" calcext:value-type="string">
            <text:p>YGLNNVK</text:p>
          </table:table-cell>
          <table:table-cell table:formula="of:=SUBSTITUTE(SUBSTITUTE([.A1220];&quot;(+15.99)&quot;;&quot;&quot;);&quot;(+57.02)&quot;;&quot;&quot;)" office:value-type="string" office:string-value="YGLNNVK" calcext:value-type="string">
            <text:p>YGLNNVK</text:p>
          </table:table-cell>
        </table:table-row>
        <table:table-row table:style-name="ro1">
          <table:table-cell office:value-type="string" calcext:value-type="string">
            <text:p>WFKNPEEAALGYK</text:p>
          </table:table-cell>
          <table:table-cell table:formula="of:=SUBSTITUTE(SUBSTITUTE([.A1221];&quot;(+15.99)&quot;;&quot;&quot;);&quot;(+57.02)&quot;;&quot;&quot;)" office:value-type="string" office:string-value="WFKNPEEAALGYK" calcext:value-type="string">
            <text:p>WFKNPEEAALGYK</text:p>
          </table:table-cell>
        </table:table-row>
        <table:table-row table:style-name="ro1">
          <table:table-cell office:value-type="string" calcext:value-type="string">
            <text:p>ENMPALLSAELQK</text:p>
          </table:table-cell>
          <table:table-cell table:formula="of:=SUBSTITUTE(SUBSTITUTE([.A1222];&quot;(+15.99)&quot;;&quot;&quot;);&quot;(+57.02)&quot;;&quot;&quot;)" office:value-type="string" office:string-value="ENMPALLSAELQK" calcext:value-type="string">
            <text:p>ENMPALLSAELQK</text:p>
          </table:table-cell>
        </table:table-row>
        <table:table-row table:style-name="ro1">
          <table:table-cell office:value-type="string" calcext:value-type="string">
            <text:p>NPYNVAAPAK</text:p>
          </table:table-cell>
          <table:table-cell table:formula="of:=SUBSTITUTE(SUBSTITUTE([.A1223];&quot;(+15.99)&quot;;&quot;&quot;);&quot;(+57.02)&quot;;&quot;&quot;)" office:value-type="string" office:string-value="NPYNVAAPAK" calcext:value-type="string">
            <text:p>NPYNVAAPAK</text:p>
          </table:table-cell>
        </table:table-row>
        <table:table-row table:style-name="ro1">
          <table:table-cell office:value-type="string" calcext:value-type="string">
            <text:p>KGPETNPQK</text:p>
          </table:table-cell>
          <table:table-cell table:formula="of:=SUBSTITUTE(SUBSTITUTE([.A1224];&quot;(+15.99)&quot;;&quot;&quot;);&quot;(+57.02)&quot;;&quot;&quot;)" office:value-type="string" office:string-value="KGPETNPQK" calcext:value-type="string">
            <text:p>KGPETNPQK</text:p>
          </table:table-cell>
        </table:table-row>
        <table:table-row table:style-name="ro1">
          <table:table-cell office:value-type="string" calcext:value-type="string">
            <text:p>LLKMVEK</text:p>
          </table:table-cell>
          <table:table-cell table:formula="of:=SUBSTITUTE(SUBSTITUTE([.A1225];&quot;(+15.99)&quot;;&quot;&quot;);&quot;(+57.02)&quot;;&quot;&quot;)" office:value-type="string" office:string-value="LLKMVEK" calcext:value-type="string">
            <text:p>LLKMVEK</text:p>
          </table:table-cell>
        </table:table-row>
        <table:table-row table:style-name="ro1">
          <table:table-cell office:value-type="string" calcext:value-type="string">
            <text:p>QTTLGYLNTHK</text:p>
          </table:table-cell>
          <table:table-cell table:formula="of:=SUBSTITUTE(SUBSTITUTE([.A1226];&quot;(+15.99)&quot;;&quot;&quot;);&quot;(+57.02)&quot;;&quot;&quot;)" office:value-type="string" office:string-value="QTTLGYLNTHK" calcext:value-type="string">
            <text:p>QTTLGYLNTHK</text:p>
          </table:table-cell>
        </table:table-row>
        <table:table-row table:style-name="ro1">
          <table:table-cell office:value-type="string" calcext:value-type="string">
            <text:p>QLELEDHLENTRALLR</text:p>
          </table:table-cell>
          <table:table-cell table:formula="of:=SUBSTITUTE(SUBSTITUTE([.A1227];&quot;(+15.99)&quot;;&quot;&quot;);&quot;(+57.02)&quot;;&quot;&quot;)" office:value-type="string" office:string-value="QLELEDHLENTRALLR" calcext:value-type="string">
            <text:p>QLELEDHLENTRALLR</text:p>
          </table:table-cell>
        </table:table-row>
        <table:table-row table:style-name="ro1">
          <table:table-cell office:value-type="string" calcext:value-type="string">
            <text:p>LWNPNRALGPK</text:p>
          </table:table-cell>
          <table:table-cell table:formula="of:=SUBSTITUTE(SUBSTITUTE([.A1228];&quot;(+15.99)&quot;;&quot;&quot;);&quot;(+57.02)&quot;;&quot;&quot;)" office:value-type="string" office:string-value="LWNPNRALGPK" calcext:value-type="string">
            <text:p>LWNPNRALGPK</text:p>
          </table:table-cell>
        </table:table-row>
        <table:table-row table:style-name="ro1">
          <table:table-cell office:value-type="string" calcext:value-type="string">
            <text:p>YHTPGTK</text:p>
          </table:table-cell>
          <table:table-cell table:formula="of:=SUBSTITUTE(SUBSTITUTE([.A1229];&quot;(+15.99)&quot;;&quot;&quot;);&quot;(+57.02)&quot;;&quot;&quot;)" office:value-type="string" office:string-value="YHTPGTK" calcext:value-type="string">
            <text:p>YHTPGTK</text:p>
          </table:table-cell>
        </table:table-row>
        <table:table-row table:style-name="ro1">
          <table:table-cell office:value-type="string" calcext:value-type="string">
            <text:p>M(+15.99)WPLNM(+15.99)QFRDK</text:p>
          </table:table-cell>
          <table:table-cell table:formula="of:=SUBSTITUTE(SUBSTITUTE([.A1230];&quot;(+15.99)&quot;;&quot;&quot;);&quot;(+57.02)&quot;;&quot;&quot;)" office:value-type="string" office:string-value="MWPLNMQFRDK" calcext:value-type="string">
            <text:p>MWPLNMQFRDK</text:p>
          </table:table-cell>
        </table:table-row>
        <table:table-row table:style-name="ro1">
          <table:table-cell office:value-type="string" calcext:value-type="string">
            <text:p>WEAAQAPGNSPLLEAAR</text:p>
          </table:table-cell>
          <table:table-cell table:formula="of:=SUBSTITUTE(SUBSTITUTE([.A1231];&quot;(+15.99)&quot;;&quot;&quot;);&quot;(+57.02)&quot;;&quot;&quot;)" office:value-type="string" office:string-value="WEAAQAPGNSPLLEAAR" calcext:value-type="string">
            <text:p>WEAAQAPGNSPLLEAAR</text:p>
          </table:table-cell>
        </table:table-row>
        <table:table-row table:style-name="ro1">
          <table:table-cell office:value-type="string" calcext:value-type="string">
            <text:p>QM(+15.99)TALQTPMK</text:p>
          </table:table-cell>
          <table:table-cell table:formula="of:=SUBSTITUTE(SUBSTITUTE([.A1232];&quot;(+15.99)&quot;;&quot;&quot;);&quot;(+57.02)&quot;;&quot;&quot;)" office:value-type="string" office:string-value="QMTALQTPMK" calcext:value-type="string">
            <text:p>QMTALQTPMK</text:p>
          </table:table-cell>
        </table:table-row>
        <table:table-row table:style-name="ro1">
          <table:table-cell office:value-type="string" calcext:value-type="string">
            <text:p>NFPTHFTKGNK</text:p>
          </table:table-cell>
          <table:table-cell table:formula="of:=SUBSTITUTE(SUBSTITUTE([.A1233];&quot;(+15.99)&quot;;&quot;&quot;);&quot;(+57.02)&quot;;&quot;&quot;)" office:value-type="string" office:string-value="NFPTHFTKGNK" calcext:value-type="string">
            <text:p>NFPTHFTKGNK</text:p>
          </table:table-cell>
        </table:table-row>
        <table:table-row table:style-name="ro1">
          <table:table-cell office:value-type="string" calcext:value-type="string">
            <text:p>KQSLDPQDSNLK</text:p>
          </table:table-cell>
          <table:table-cell table:formula="of:=SUBSTITUTE(SUBSTITUTE([.A1234];&quot;(+15.99)&quot;;&quot;&quot;);&quot;(+57.02)&quot;;&quot;&quot;)" office:value-type="string" office:string-value="KQSLDPQDSNLK" calcext:value-type="string">
            <text:p>KQSLDPQDSNLK</text:p>
          </table:table-cell>
        </table:table-row>
        <table:table-row table:style-name="ro1">
          <table:table-cell office:value-type="string" calcext:value-type="string">
            <text:p>M(+15.99)SGMC(+57.02)C(+57.02)EHAR</text:p>
          </table:table-cell>
          <table:table-cell table:formula="of:=SUBSTITUTE(SUBSTITUTE([.A1235];&quot;(+15.99)&quot;;&quot;&quot;);&quot;(+57.02)&quot;;&quot;&quot;)" office:value-type="string" office:string-value="MSGMCCEHAR" calcext:value-type="string">
            <text:p>MSGMCCEHAR</text:p>
          </table:table-cell>
        </table:table-row>
        <table:table-row table:style-name="ro1">
          <table:table-cell office:value-type="string" calcext:value-type="string">
            <text:p>NSLVDALLSQSGLFR</text:p>
          </table:table-cell>
          <table:table-cell table:formula="of:=SUBSTITUTE(SUBSTITUTE([.A1236];&quot;(+15.99)&quot;;&quot;&quot;);&quot;(+57.02)&quot;;&quot;&quot;)" office:value-type="string" office:string-value="NSLVDALLSQSGLFR" calcext:value-type="string">
            <text:p>NSLVDALLSQSGLFR</text:p>
          </table:table-cell>
        </table:table-row>
        <table:table-row table:style-name="ro1">
          <table:table-cell office:value-type="string" calcext:value-type="string">
            <text:p>QM(+15.99)HVALFDWLR</text:p>
          </table:table-cell>
          <table:table-cell table:formula="of:=SUBSTITUTE(SUBSTITUTE([.A1237];&quot;(+15.99)&quot;;&quot;&quot;);&quot;(+57.02)&quot;;&quot;&quot;)" office:value-type="string" office:string-value="QMHVALFDWLR" calcext:value-type="string">
            <text:p>QMHVALFDWLR</text:p>
          </table:table-cell>
        </table:table-row>
        <table:table-row table:style-name="ro1">
          <table:table-cell office:value-type="string" calcext:value-type="string">
            <text:p>YLPSDPSSPQLR</text:p>
          </table:table-cell>
          <table:table-cell table:formula="of:=SUBSTITUTE(SUBSTITUTE([.A1238];&quot;(+15.99)&quot;;&quot;&quot;);&quot;(+57.02)&quot;;&quot;&quot;)" office:value-type="string" office:string-value="YLPSDPSSPQLR" calcext:value-type="string">
            <text:p>YLPSDPSSPQLR</text:p>
          </table:table-cell>
        </table:table-row>
        <table:table-row table:style-name="ro1">
          <table:table-cell office:value-type="string" calcext:value-type="string">
            <text:p>EELLAM(+15.99)ASLFK</text:p>
          </table:table-cell>
          <table:table-cell table:formula="of:=SUBSTITUTE(SUBSTITUTE([.A1239];&quot;(+15.99)&quot;;&quot;&quot;);&quot;(+57.02)&quot;;&quot;&quot;)" office:value-type="string" office:string-value="EELLAMASLFK" calcext:value-type="string">
            <text:p>EELLAMASLFK</text:p>
          </table:table-cell>
        </table:table-row>
        <table:table-row table:style-name="ro1">
          <table:table-cell office:value-type="string" calcext:value-type="string">
            <text:p>SDYKPLNNK</text:p>
          </table:table-cell>
          <table:table-cell table:formula="of:=SUBSTITUTE(SUBSTITUTE([.A1240];&quot;(+15.99)&quot;;&quot;&quot;);&quot;(+57.02)&quot;;&quot;&quot;)" office:value-type="string" office:string-value="SDYKPLNNK" calcext:value-type="string">
            <text:p>SDYKPLNNK</text:p>
          </table:table-cell>
        </table:table-row>
        <table:table-row table:style-name="ro1">
          <table:table-cell office:value-type="string" calcext:value-type="string">
            <text:p>EQFSPEEVLRKEK</text:p>
          </table:table-cell>
          <table:table-cell table:formula="of:=SUBSTITUTE(SUBSTITUTE([.A1241];&quot;(+15.99)&quot;;&quot;&quot;);&quot;(+57.02)&quot;;&quot;&quot;)" office:value-type="string" office:string-value="EQFSPEEVLRKEK" calcext:value-type="string">
            <text:p>EQFSPEEVLRKEK</text:p>
          </table:table-cell>
        </table:table-row>
        <table:table-row table:style-name="ro1">
          <table:table-cell office:value-type="string" calcext:value-type="string">
            <text:p>VPFVKSVFFRGHMK</text:p>
          </table:table-cell>
          <table:table-cell table:formula="of:=SUBSTITUTE(SUBSTITUTE([.A1242];&quot;(+15.99)&quot;;&quot;&quot;);&quot;(+57.02)&quot;;&quot;&quot;)" office:value-type="string" office:string-value="VPFVKSVFFRGHMK" calcext:value-type="string">
            <text:p>VPFVKSVFFRGHMK</text:p>
          </table:table-cell>
        </table:table-row>
        <table:table-row table:style-name="ro1">
          <table:table-cell office:value-type="string" calcext:value-type="string">
            <text:p>C(+57.02)YTTELEVTEAPK</text:p>
          </table:table-cell>
          <table:table-cell table:formula="of:=SUBSTITUTE(SUBSTITUTE([.A1243];&quot;(+15.99)&quot;;&quot;&quot;);&quot;(+57.02)&quot;;&quot;&quot;)" office:value-type="string" office:string-value="CYTTELEVTEAPK" calcext:value-type="string">
            <text:p>CYTTELEVTEAPK</text:p>
          </table:table-cell>
        </table:table-row>
        <table:table-row table:style-name="ro1">
          <table:table-cell office:value-type="string" calcext:value-type="string">
            <text:p>QLVQVMPK</text:p>
          </table:table-cell>
          <table:table-cell table:formula="of:=SUBSTITUTE(SUBSTITUTE([.A1244];&quot;(+15.99)&quot;;&quot;&quot;);&quot;(+57.02)&quot;;&quot;&quot;)" office:value-type="string" office:string-value="QLVQVMPK" calcext:value-type="string">
            <text:p>QLVQVMPK</text:p>
          </table:table-cell>
        </table:table-row>
        <table:table-row table:style-name="ro1">
          <table:table-cell office:value-type="string" calcext:value-type="string">
            <text:p>KMTLANKAPQPK</text:p>
          </table:table-cell>
          <table:table-cell table:formula="of:=SUBSTITUTE(SUBSTITUTE([.A1245];&quot;(+15.99)&quot;;&quot;&quot;);&quot;(+57.02)&quot;;&quot;&quot;)" office:value-type="string" office:string-value="KMTLANKAPQPK" calcext:value-type="string">
            <text:p>KMTLANKAPQPK</text:p>
          </table:table-cell>
        </table:table-row>
        <table:table-row table:style-name="ro1">
          <table:table-cell office:value-type="string" calcext:value-type="string">
            <text:p>KDLGGLYFANPR</text:p>
          </table:table-cell>
          <table:table-cell table:formula="of:=SUBSTITUTE(SUBSTITUTE([.A1246];&quot;(+15.99)&quot;;&quot;&quot;);&quot;(+57.02)&quot;;&quot;&quot;)" office:value-type="string" office:string-value="KDLGGLYFANPR" calcext:value-type="string">
            <text:p>KDLGGLYFANPR</text:p>
          </table:table-cell>
        </table:table-row>
        <table:table-row table:style-name="ro1">
          <table:table-cell office:value-type="string" calcext:value-type="string">
            <text:p>MWQSADELFSVRPDEK</text:p>
          </table:table-cell>
          <table:table-cell table:formula="of:=SUBSTITUTE(SUBSTITUTE([.A1247];&quot;(+15.99)&quot;;&quot;&quot;);&quot;(+57.02)&quot;;&quot;&quot;)" office:value-type="string" office:string-value="MWQSADELFSVRPDEK" calcext:value-type="string">
            <text:p>MWQSADELFSVRPDEK</text:p>
          </table:table-cell>
        </table:table-row>
        <table:table-row table:style-name="ro1">
          <table:table-cell office:value-type="string" calcext:value-type="string">
            <text:p>QLLSNGVDVLAADASEK</text:p>
          </table:table-cell>
          <table:table-cell table:formula="of:=SUBSTITUTE(SUBSTITUTE([.A1248];&quot;(+15.99)&quot;;&quot;&quot;);&quot;(+57.02)&quot;;&quot;&quot;)" office:value-type="string" office:string-value="QLLSNGVDVLAADASEK" calcext:value-type="string">
            <text:p>QLLSNGVDVLAADASEK</text:p>
          </table:table-cell>
        </table:table-row>
        <table:table-row table:style-name="ro1">
          <table:table-cell office:value-type="string" calcext:value-type="string">
            <text:p>EVVVSEAHWSER</text:p>
          </table:table-cell>
          <table:table-cell table:formula="of:=SUBSTITUTE(SUBSTITUTE([.A1249];&quot;(+15.99)&quot;;&quot;&quot;);&quot;(+57.02)&quot;;&quot;&quot;)" office:value-type="string" office:string-value="EVVVSEAHWSER" calcext:value-type="string">
            <text:p>EVVVSEAHWSER</text:p>
          </table:table-cell>
        </table:table-row>
        <table:table-row table:style-name="ro1">
          <table:table-cell office:value-type="string" calcext:value-type="string">
            <text:p>LVPTWGSSPLNR</text:p>
          </table:table-cell>
          <table:table-cell table:formula="of:=SUBSTITUTE(SUBSTITUTE([.A1250];&quot;(+15.99)&quot;;&quot;&quot;);&quot;(+57.02)&quot;;&quot;&quot;)" office:value-type="string" office:string-value="LVPTWGSSPLNR" calcext:value-type="string">
            <text:p>LVPTWGSSPLNR</text:p>
          </table:table-cell>
        </table:table-row>
        <table:table-row table:style-name="ro1">
          <table:table-cell office:value-type="string" calcext:value-type="string">
            <text:p>TATTLAHLAPLLK</text:p>
          </table:table-cell>
          <table:table-cell table:formula="of:=SUBSTITUTE(SUBSTITUTE([.A1251];&quot;(+15.99)&quot;;&quot;&quot;);&quot;(+57.02)&quot;;&quot;&quot;)" office:value-type="string" office:string-value="TATTLAHLAPLLK" calcext:value-type="string">
            <text:p>TATTLAHLAPLLK</text:p>
          </table:table-cell>
        </table:table-row>
        <table:table-row table:style-name="ro1">
          <table:table-cell office:value-type="string" calcext:value-type="string">
            <text:p>VPQYQLDR</text:p>
          </table:table-cell>
          <table:table-cell table:formula="of:=SUBSTITUTE(SUBSTITUTE([.A1252];&quot;(+15.99)&quot;;&quot;&quot;);&quot;(+57.02)&quot;;&quot;&quot;)" office:value-type="string" office:string-value="VPQYQLDR" calcext:value-type="string">
            <text:p>VPQYQLDR</text:p>
          </table:table-cell>
        </table:table-row>
        <table:table-row table:style-name="ro1">
          <table:table-cell office:value-type="string" calcext:value-type="string">
            <text:p>NYYVAAHLSPR</text:p>
          </table:table-cell>
          <table:table-cell table:formula="of:=SUBSTITUTE(SUBSTITUTE([.A1253];&quot;(+15.99)&quot;;&quot;&quot;);&quot;(+57.02)&quot;;&quot;&quot;)" office:value-type="string" office:string-value="NYYVAAHLSPR" calcext:value-type="string">
            <text:p>NYYVAAHLSPR</text:p>
          </table:table-cell>
        </table:table-row>
        <table:table-row table:style-name="ro1">
          <table:table-cell office:value-type="string" calcext:value-type="string">
            <text:p>RQGFPSNNK</text:p>
          </table:table-cell>
          <table:table-cell table:formula="of:=SUBSTITUTE(SUBSTITUTE([.A1254];&quot;(+15.99)&quot;;&quot;&quot;);&quot;(+57.02)&quot;;&quot;&quot;)" office:value-type="string" office:string-value="RQGFPSNNK" calcext:value-type="string">
            <text:p>RQGFPSNNK</text:p>
          </table:table-cell>
        </table:table-row>
        <table:table-row table:style-name="ro1">
          <table:table-cell office:value-type="string" calcext:value-type="string">
            <text:p>KDLVHVVGPR</text:p>
          </table:table-cell>
          <table:table-cell table:formula="of:=SUBSTITUTE(SUBSTITUTE([.A1255];&quot;(+15.99)&quot;;&quot;&quot;);&quot;(+57.02)&quot;;&quot;&quot;)" office:value-type="string" office:string-value="KDLVHVVGPR" calcext:value-type="string">
            <text:p>KDLVHVVGPR</text:p>
          </table:table-cell>
        </table:table-row>
        <table:table-row table:style-name="ro1">
          <table:table-cell office:value-type="string" calcext:value-type="string">
            <text:p>LTKTVTGVEMFR</text:p>
          </table:table-cell>
          <table:table-cell table:formula="of:=SUBSTITUTE(SUBSTITUTE([.A1256];&quot;(+15.99)&quot;;&quot;&quot;);&quot;(+57.02)&quot;;&quot;&quot;)" office:value-type="string" office:string-value="LTKTVTGVEMFR" calcext:value-type="string">
            <text:p>LTKTVTGVEMFR</text:p>
          </table:table-cell>
        </table:table-row>
        <table:table-row table:style-name="ro1">
          <table:table-cell office:value-type="string" calcext:value-type="string">
            <text:p>QVEMSDAC(+57.02)SPK</text:p>
          </table:table-cell>
          <table:table-cell table:formula="of:=SUBSTITUTE(SUBSTITUTE([.A1257];&quot;(+15.99)&quot;;&quot;&quot;);&quot;(+57.02)&quot;;&quot;&quot;)" office:value-type="string" office:string-value="QVEMSDACSPK" calcext:value-type="string">
            <text:p>QVEMSDACSPK</text:p>
          </table:table-cell>
        </table:table-row>
        <table:table-row table:style-name="ro1">
          <table:table-cell office:value-type="string" calcext:value-type="string">
            <text:p>KVALTEMPR</text:p>
          </table:table-cell>
          <table:table-cell table:formula="of:=SUBSTITUTE(SUBSTITUTE([.A1258];&quot;(+15.99)&quot;;&quot;&quot;);&quot;(+57.02)&quot;;&quot;&quot;)" office:value-type="string" office:string-value="KVALTEMPR" calcext:value-type="string">
            <text:p>KVALTEMPR</text:p>
          </table:table-cell>
        </table:table-row>
        <table:table-row table:style-name="ro1">
          <table:table-cell office:value-type="string" calcext:value-type="string">
            <text:p>KTNTSNFFATPK</text:p>
          </table:table-cell>
          <table:table-cell table:formula="of:=SUBSTITUTE(SUBSTITUTE([.A1259];&quot;(+15.99)&quot;;&quot;&quot;);&quot;(+57.02)&quot;;&quot;&quot;)" office:value-type="string" office:string-value="KTNTSNFFATPK" calcext:value-type="string">
            <text:p>KTNTSNFFATPK</text:p>
          </table:table-cell>
        </table:table-row>
        <table:table-row table:style-name="ro1">
          <table:table-cell office:value-type="string" calcext:value-type="string">
            <text:p>RAVVVNC(+57.02)SFRR</text:p>
          </table:table-cell>
          <table:table-cell table:formula="of:=SUBSTITUTE(SUBSTITUTE([.A1260];&quot;(+15.99)&quot;;&quot;&quot;);&quot;(+57.02)&quot;;&quot;&quot;)" office:value-type="string" office:string-value="RAVVVNCSFRR" calcext:value-type="string">
            <text:p>RAVVVNCSFRR</text:p>
          </table:table-cell>
        </table:table-row>
        <table:table-row table:style-name="ro1">
          <table:table-cell office:value-type="string" calcext:value-type="string">
            <text:p>SNVDDLKKAYVEAHR</text:p>
          </table:table-cell>
          <table:table-cell table:formula="of:=SUBSTITUTE(SUBSTITUTE([.A1261];&quot;(+15.99)&quot;;&quot;&quot;);&quot;(+57.02)&quot;;&quot;&quot;)" office:value-type="string" office:string-value="SNVDDLKKAYVEAHR" calcext:value-type="string">
            <text:p>SNVDDLKKAYVEAHR</text:p>
          </table:table-cell>
        </table:table-row>
        <table:table-row table:style-name="ro1">
          <table:table-cell office:value-type="string" calcext:value-type="string">
            <text:p>EPEVVASDVK</text:p>
          </table:table-cell>
          <table:table-cell table:formula="of:=SUBSTITUTE(SUBSTITUTE([.A1262];&quot;(+15.99)&quot;;&quot;&quot;);&quot;(+57.02)&quot;;&quot;&quot;)" office:value-type="string" office:string-value="EPEVVASDVK" calcext:value-type="string">
            <text:p>EPEVVASDVK</text:p>
          </table:table-cell>
        </table:table-row>
        <table:table-row table:style-name="ro1">
          <table:table-cell office:value-type="string" calcext:value-type="string">
            <text:p>LLNPLLK</text:p>
          </table:table-cell>
          <table:table-cell table:formula="of:=SUBSTITUTE(SUBSTITUTE([.A1263];&quot;(+15.99)&quot;;&quot;&quot;);&quot;(+57.02)&quot;;&quot;&quot;)" office:value-type="string" office:string-value="LLNPLLK" calcext:value-type="string">
            <text:p>LLNPLLK</text:p>
          </table:table-cell>
        </table:table-row>
        <table:table-row table:style-name="ro1">
          <table:table-cell office:value-type="string" calcext:value-type="string">
            <text:p>LMLPFVNEAR</text:p>
          </table:table-cell>
          <table:table-cell table:formula="of:=SUBSTITUTE(SUBSTITUTE([.A1264];&quot;(+15.99)&quot;;&quot;&quot;);&quot;(+57.02)&quot;;&quot;&quot;)" office:value-type="string" office:string-value="LMLPFVNEAR" calcext:value-type="string">
            <text:p>LMLPFVNEAR</text:p>
          </table:table-cell>
        </table:table-row>
        <table:table-row table:style-name="ro1">
          <table:table-cell office:value-type="string" calcext:value-type="string">
            <text:p>HSQNEDNMAAHQK</text:p>
          </table:table-cell>
          <table:table-cell table:formula="of:=SUBSTITUTE(SUBSTITUTE([.A1265];&quot;(+15.99)&quot;;&quot;&quot;);&quot;(+57.02)&quot;;&quot;&quot;)" office:value-type="string" office:string-value="HSQNEDNMAAHQK" calcext:value-type="string">
            <text:p>HSQNEDNMAAHQK</text:p>
          </table:table-cell>
        </table:table-row>
        <table:table-row table:style-name="ro1">
          <table:table-cell office:value-type="string" calcext:value-type="string">
            <text:p>KNVTEC(+57.02)LVADLPEKK</text:p>
          </table:table-cell>
          <table:table-cell table:formula="of:=SUBSTITUTE(SUBSTITUTE([.A1266];&quot;(+15.99)&quot;;&quot;&quot;);&quot;(+57.02)&quot;;&quot;&quot;)" office:value-type="string" office:string-value="KNVTECLVADLPEKK" calcext:value-type="string">
            <text:p>KNVTECLVADLPEKK</text:p>
          </table:table-cell>
        </table:table-row>
        <table:table-row table:style-name="ro1">
          <table:table-cell office:value-type="string" calcext:value-type="string">
            <text:p>DWTM(+15.99)GLALSTLETR</text:p>
          </table:table-cell>
          <table:table-cell table:formula="of:=SUBSTITUTE(SUBSTITUTE([.A1267];&quot;(+15.99)&quot;;&quot;&quot;);&quot;(+57.02)&quot;;&quot;&quot;)" office:value-type="string" office:string-value="DWTMGLALSTLETR" calcext:value-type="string">
            <text:p>DWTMGLALSTLETR</text:p>
          </table:table-cell>
        </table:table-row>
        <table:table-row table:style-name="ro1">
          <table:table-cell office:value-type="string" calcext:value-type="string">
            <text:p>MM(+15.99)C(+57.02)M(+15.99)PWVLLLENVR</text:p>
          </table:table-cell>
          <table:table-cell table:formula="of:=SUBSTITUTE(SUBSTITUTE([.A1268];&quot;(+15.99)&quot;;&quot;&quot;);&quot;(+57.02)&quot;;&quot;&quot;)" office:value-type="string" office:string-value="MMCMPWVLLLENVR" calcext:value-type="string">
            <text:p>MMCMPWVLLLENVR</text:p>
          </table:table-cell>
        </table:table-row>
        <table:table-row table:style-name="ro1">
          <table:table-cell office:value-type="string" calcext:value-type="string">
            <text:p>TWVLC(+57.02)TASPR</text:p>
          </table:table-cell>
          <table:table-cell table:formula="of:=SUBSTITUTE(SUBSTITUTE([.A1269];&quot;(+15.99)&quot;;&quot;&quot;);&quot;(+57.02)&quot;;&quot;&quot;)" office:value-type="string" office:string-value="TWVLCTASPR" calcext:value-type="string">
            <text:p>TWVLCTASPR</text:p>
          </table:table-cell>
        </table:table-row>
        <table:table-row table:style-name="ro1">
          <table:table-cell office:value-type="string" calcext:value-type="string">
            <text:p>KNDHC(+57.02)NPK</text:p>
          </table:table-cell>
          <table:table-cell table:formula="of:=SUBSTITUTE(SUBSTITUTE([.A1270];&quot;(+15.99)&quot;;&quot;&quot;);&quot;(+57.02)&quot;;&quot;&quot;)" office:value-type="string" office:string-value="KNDHCNPK" calcext:value-type="string">
            <text:p>KNDHCNPK</text:p>
          </table:table-cell>
        </table:table-row>
        <table:table-row table:style-name="ro1">
          <table:table-cell office:value-type="string" calcext:value-type="string">
            <text:p>WLKLVGLSC(+57.02)GASEEHK</text:p>
          </table:table-cell>
          <table:table-cell table:formula="of:=SUBSTITUTE(SUBSTITUTE([.A1271];&quot;(+15.99)&quot;;&quot;&quot;);&quot;(+57.02)&quot;;&quot;&quot;)" office:value-type="string" office:string-value="WLKLVGLSCGASEEHK" calcext:value-type="string">
            <text:p>WLKLVGLSCGASEEHK</text:p>
          </table:table-cell>
        </table:table-row>
        <table:table-row table:style-name="ro1">
          <table:table-cell office:value-type="string" calcext:value-type="string">
            <text:p>NSYVNTEVLRWDSK</text:p>
          </table:table-cell>
          <table:table-cell table:formula="of:=SUBSTITUTE(SUBSTITUTE([.A1272];&quot;(+15.99)&quot;;&quot;&quot;);&quot;(+57.02)&quot;;&quot;&quot;)" office:value-type="string" office:string-value="NSYVNTEVLRWDSK" calcext:value-type="string">
            <text:p>NSYVNTEVLRWDSK</text:p>
          </table:table-cell>
        </table:table-row>
        <table:table-row table:style-name="ro1">
          <table:table-cell office:value-type="string" calcext:value-type="string">
            <text:p>QTRVVM(+15.99)LFLSEEFK</text:p>
          </table:table-cell>
          <table:table-cell table:formula="of:=SUBSTITUTE(SUBSTITUTE([.A1273];&quot;(+15.99)&quot;;&quot;&quot;);&quot;(+57.02)&quot;;&quot;&quot;)" office:value-type="string" office:string-value="QTRVVMLFLSEEFK" calcext:value-type="string">
            <text:p>QTRVVMLFLSEEFK</text:p>
          </table:table-cell>
        </table:table-row>
        <table:table-row table:style-name="ro1">
          <table:table-cell office:value-type="string" calcext:value-type="string">
            <text:p>LLPTGFR</text:p>
          </table:table-cell>
          <table:table-cell table:formula="of:=SUBSTITUTE(SUBSTITUTE([.A1274];&quot;(+15.99)&quot;;&quot;&quot;);&quot;(+57.02)&quot;;&quot;&quot;)" office:value-type="string" office:string-value="LLPTGFR" calcext:value-type="string">
            <text:p>LLPTGFR</text:p>
          </table:table-cell>
        </table:table-row>
        <table:table-row table:style-name="ro1">
          <table:table-cell office:value-type="string" calcext:value-type="string">
            <text:p>QM(+15.99)GYVLSTLSAQNK</text:p>
          </table:table-cell>
          <table:table-cell table:formula="of:=SUBSTITUTE(SUBSTITUTE([.A1275];&quot;(+15.99)&quot;;&quot;&quot;);&quot;(+57.02)&quot;;&quot;&quot;)" office:value-type="string" office:string-value="QMGYVLSTLSAQNK" calcext:value-type="string">
            <text:p>QMGYVLSTLSAQNK</text:p>
          </table:table-cell>
        </table:table-row>
        <table:table-row table:style-name="ro1">
          <table:table-cell office:value-type="string" calcext:value-type="string">
            <text:p>YRVGGTVKVLTVFEK</text:p>
          </table:table-cell>
          <table:table-cell table:formula="of:=SUBSTITUTE(SUBSTITUTE([.A1276];&quot;(+15.99)&quot;;&quot;&quot;);&quot;(+57.02)&quot;;&quot;&quot;)" office:value-type="string" office:string-value="YRVGGTVKVLTVFEK" calcext:value-type="string">
            <text:p>YRVGGTVKVLTVFEK</text:p>
          </table:table-cell>
        </table:table-row>
        <table:table-row table:style-name="ro1">
          <table:table-cell office:value-type="string" calcext:value-type="string">
            <text:p>APALLVMGPAQVGPGK</text:p>
          </table:table-cell>
          <table:table-cell table:formula="of:=SUBSTITUTE(SUBSTITUTE([.A1277];&quot;(+15.99)&quot;;&quot;&quot;);&quot;(+57.02)&quot;;&quot;&quot;)" office:value-type="string" office:string-value="APALLVMGPAQVGPGK" calcext:value-type="string">
            <text:p>APALLVMGPAQVGPGK</text:p>
          </table:table-cell>
        </table:table-row>
        <table:table-row table:style-name="ro1">
          <table:table-cell office:value-type="string" calcext:value-type="string">
            <text:p>SMEEC(+57.02)HK</text:p>
          </table:table-cell>
          <table:table-cell table:formula="of:=SUBSTITUTE(SUBSTITUTE([.A1278];&quot;(+15.99)&quot;;&quot;&quot;);&quot;(+57.02)&quot;;&quot;&quot;)" office:value-type="string" office:string-value="SMEECHK" calcext:value-type="string">
            <text:p>SMEECHK</text:p>
          </table:table-cell>
        </table:table-row>
        <table:table-row table:style-name="ro1">
          <table:table-cell office:value-type="string" calcext:value-type="string">
            <text:p>EDADAAAVM(+15.99)LPK</text:p>
          </table:table-cell>
          <table:table-cell table:formula="of:=SUBSTITUTE(SUBSTITUTE([.A1279];&quot;(+15.99)&quot;;&quot;&quot;);&quot;(+57.02)&quot;;&quot;&quot;)" office:value-type="string" office:string-value="EDADAAAVMLPK" calcext:value-type="string">
            <text:p>EDADAAAVMLPK</text:p>
          </table:table-cell>
        </table:table-row>
        <table:table-row table:style-name="ro1">
          <table:table-cell office:value-type="string" calcext:value-type="string">
            <text:p>C(+57.02)VLPVYESK</text:p>
          </table:table-cell>
          <table:table-cell table:formula="of:=SUBSTITUTE(SUBSTITUTE([.A1280];&quot;(+15.99)&quot;;&quot;&quot;);&quot;(+57.02)&quot;;&quot;&quot;)" office:value-type="string" office:string-value="CVLPVYESK" calcext:value-type="string">
            <text:p>CVLPVYESK</text:p>
          </table:table-cell>
        </table:table-row>
        <table:table-row table:style-name="ro1">
          <table:table-cell office:value-type="string" calcext:value-type="string">
            <text:p>DPKTLVDWVEGK</text:p>
          </table:table-cell>
          <table:table-cell table:formula="of:=SUBSTITUTE(SUBSTITUTE([.A1281];&quot;(+15.99)&quot;;&quot;&quot;);&quot;(+57.02)&quot;;&quot;&quot;)" office:value-type="string" office:string-value="DPKTLVDWVEGK" calcext:value-type="string">
            <text:p>DPKTLVDWVEGK</text:p>
          </table:table-cell>
        </table:table-row>
        <table:table-row table:style-name="ro1">
          <table:table-cell office:value-type="string" calcext:value-type="string">
            <text:p>ESPALTM(+15.99)EM(+15.99)K</text:p>
          </table:table-cell>
          <table:table-cell table:formula="of:=SUBSTITUTE(SUBSTITUTE([.A1282];&quot;(+15.99)&quot;;&quot;&quot;);&quot;(+57.02)&quot;;&quot;&quot;)" office:value-type="string" office:string-value="ESPALTMEMK" calcext:value-type="string">
            <text:p>ESPALTMEMK</text:p>
          </table:table-cell>
        </table:table-row>
        <table:table-row table:style-name="ro1">
          <table:table-cell office:value-type="string" calcext:value-type="string">
            <text:p>DGLELAM(+15.99)HNPADPK</text:p>
          </table:table-cell>
          <table:table-cell table:formula="of:=SUBSTITUTE(SUBSTITUTE([.A1283];&quot;(+15.99)&quot;;&quot;&quot;);&quot;(+57.02)&quot;;&quot;&quot;)" office:value-type="string" office:string-value="DGLELAMHNPADPK" calcext:value-type="string">
            <text:p>DGLELAMHNPADPK</text:p>
          </table:table-cell>
        </table:table-row>
        <table:table-row table:style-name="ro1">
          <table:table-cell office:value-type="string" calcext:value-type="string">
            <text:p>KETGFEVVGLWLHK</text:p>
          </table:table-cell>
          <table:table-cell table:formula="of:=SUBSTITUTE(SUBSTITUTE([.A1284];&quot;(+15.99)&quot;;&quot;&quot;);&quot;(+57.02)&quot;;&quot;&quot;)" office:value-type="string" office:string-value="KETGFEVVGLWLHK" calcext:value-type="string">
            <text:p>KETGFEVVGLWLHK</text:p>
          </table:table-cell>
        </table:table-row>
        <table:table-row table:style-name="ro1">
          <table:table-cell office:value-type="string" calcext:value-type="string">
            <text:p>SYVVSYSSNFLC(+57.02)YHEK</text:p>
          </table:table-cell>
          <table:table-cell table:formula="of:=SUBSTITUTE(SUBSTITUTE([.A1285];&quot;(+15.99)&quot;;&quot;&quot;);&quot;(+57.02)&quot;;&quot;&quot;)" office:value-type="string" office:string-value="SYVVSYSSNFLCYHEK" calcext:value-type="string">
            <text:p>SYVVSYSSNFLCYHEK</text:p>
          </table:table-cell>
        </table:table-row>
        <table:table-row table:style-name="ro1">
          <table:table-cell office:value-type="string" calcext:value-type="string">
            <text:p>FSYTLAHLALPLK</text:p>
          </table:table-cell>
          <table:table-cell table:formula="of:=SUBSTITUTE(SUBSTITUTE([.A1286];&quot;(+15.99)&quot;;&quot;&quot;);&quot;(+57.02)&quot;;&quot;&quot;)" office:value-type="string" office:string-value="FSYTLAHLALPLK" calcext:value-type="string">
            <text:p>FSYTLAHLALPLK</text:p>
          </table:table-cell>
        </table:table-row>
        <table:table-row table:style-name="ro1">
          <table:table-cell office:value-type="string" calcext:value-type="string">
            <text:p>C(+57.02)GC(+57.02)C(+57.02)TTYAGK</text:p>
          </table:table-cell>
          <table:table-cell table:formula="of:=SUBSTITUTE(SUBSTITUTE([.A1287];&quot;(+15.99)&quot;;&quot;&quot;);&quot;(+57.02)&quot;;&quot;&quot;)" office:value-type="string" office:string-value="CGCCTTYAGK" calcext:value-type="string">
            <text:p>CGCCTTYAGK</text:p>
          </table:table-cell>
        </table:table-row>
        <table:table-row table:style-name="ro1">
          <table:table-cell office:value-type="string" calcext:value-type="string">
            <text:p>QERFKAWC(+57.02)GK</text:p>
          </table:table-cell>
          <table:table-cell table:formula="of:=SUBSTITUTE(SUBSTITUTE([.A1288];&quot;(+15.99)&quot;;&quot;&quot;);&quot;(+57.02)&quot;;&quot;&quot;)" office:value-type="string" office:string-value="QERFKAWCGK" calcext:value-type="string">
            <text:p>QERFKAWCGK</text:p>
          </table:table-cell>
        </table:table-row>
        <table:table-row table:style-name="ro1">
          <table:table-cell office:value-type="string" calcext:value-type="string">
            <text:p>EALLSM(+15.99)TENK</text:p>
          </table:table-cell>
          <table:table-cell table:formula="of:=SUBSTITUTE(SUBSTITUTE([.A1289];&quot;(+15.99)&quot;;&quot;&quot;);&quot;(+57.02)&quot;;&quot;&quot;)" office:value-type="string" office:string-value="EALLSMTENK" calcext:value-type="string">
            <text:p>EALLSMTENK</text:p>
          </table:table-cell>
        </table:table-row>
        <table:table-row table:style-name="ro1">
          <table:table-cell office:value-type="string" calcext:value-type="string">
            <text:p>VGLAGRAVLK</text:p>
          </table:table-cell>
          <table:table-cell table:formula="of:=SUBSTITUTE(SUBSTITUTE([.A1290];&quot;(+15.99)&quot;;&quot;&quot;);&quot;(+57.02)&quot;;&quot;&quot;)" office:value-type="string" office:string-value="VGLAGRAVLK" calcext:value-type="string">
            <text:p>VGLAGRAVLK</text:p>
          </table:table-cell>
        </table:table-row>
        <table:table-row table:style-name="ro2">
          <table:table-cell office:value-type="string" calcext:value-type="string">
            <text:p>RDWELLGANLVEASLTSHHVR</text:p>
          </table:table-cell>
          <table:table-cell table:formula="of:=SUBSTITUTE(SUBSTITUTE([.A1291];&quot;(+15.99)&quot;;&quot;&quot;);&quot;(+57.02)&quot;;&quot;&quot;)" office:value-type="string" office:string-value="RDWELLGANLVEASLTSHHVR" calcext:value-type="string">
            <text:p>RDWELLGANLVEASLTSHHVR</text:p>
          </table:table-cell>
        </table:table-row>
        <table:table-row table:style-name="ro2">
          <table:table-cell office:value-type="string" calcext:value-type="string">
            <text:p>AC(+57.02)TQAVLTVPESVAVTLGPK</text:p>
          </table:table-cell>
          <table:table-cell table:formula="of:=SUBSTITUTE(SUBSTITUTE([.A1292];&quot;(+15.99)&quot;;&quot;&quot;);&quot;(+57.02)&quot;;&quot;&quot;)" office:value-type="string" office:string-value="ACTQAVLTVPESVAVTLGPK" calcext:value-type="string">
            <text:p>ACTQAVLTVPESVAVTLGPK</text:p>
          </table:table-cell>
        </table:table-row>
        <table:table-row table:style-name="ro1">
          <table:table-cell office:value-type="string" calcext:value-type="string">
            <text:p>GRVDSVVEGK</text:p>
          </table:table-cell>
          <table:table-cell table:formula="of:=SUBSTITUTE(SUBSTITUTE([.A1293];&quot;(+15.99)&quot;;&quot;&quot;);&quot;(+57.02)&quot;;&quot;&quot;)" office:value-type="string" office:string-value="GRVDSVVEGK" calcext:value-type="string">
            <text:p>GRVDSVVEGK</text:p>
          </table:table-cell>
        </table:table-row>
        <table:table-row table:style-name="ro1">
          <table:table-cell office:value-type="string" calcext:value-type="string">
            <text:p>NLFPPVK</text:p>
          </table:table-cell>
          <table:table-cell table:formula="of:=SUBSTITUTE(SUBSTITUTE([.A1294];&quot;(+15.99)&quot;;&quot;&quot;);&quot;(+57.02)&quot;;&quot;&quot;)" office:value-type="string" office:string-value="NLFPPVK" calcext:value-type="string">
            <text:p>NLFPPVK</text:p>
          </table:table-cell>
        </table:table-row>
        <table:table-row table:style-name="ro1">
          <table:table-cell office:value-type="string" calcext:value-type="string">
            <text:p>KKKNNLEAC(+57.02)VK</text:p>
          </table:table-cell>
          <table:table-cell table:formula="of:=SUBSTITUTE(SUBSTITUTE([.A1295];&quot;(+15.99)&quot;;&quot;&quot;);&quot;(+57.02)&quot;;&quot;&quot;)" office:value-type="string" office:string-value="KKKNNLEACVK" calcext:value-type="string">
            <text:p>KKKNNLEACVK</text:p>
          </table:table-cell>
        </table:table-row>
        <table:table-row table:style-name="ro1">
          <table:table-cell office:value-type="string" calcext:value-type="string">
            <text:p>GC(+57.02)LYLNKFYLDK</text:p>
          </table:table-cell>
          <table:table-cell table:formula="of:=SUBSTITUTE(SUBSTITUTE([.A1296];&quot;(+15.99)&quot;;&quot;&quot;);&quot;(+57.02)&quot;;&quot;&quot;)" office:value-type="string" office:string-value="GCLYLNKFYLDK" calcext:value-type="string">
            <text:p>GCLYLNKFYLDK</text:p>
          </table:table-cell>
        </table:table-row>
        <table:table-row table:style-name="ro1">
          <table:table-cell office:value-type="string" calcext:value-type="string">
            <text:p>VPSM(+15.99)LVGK</text:p>
          </table:table-cell>
          <table:table-cell table:formula="of:=SUBSTITUTE(SUBSTITUTE([.A1297];&quot;(+15.99)&quot;;&quot;&quot;);&quot;(+57.02)&quot;;&quot;&quot;)" office:value-type="string" office:string-value="VPSMLVGK" calcext:value-type="string">
            <text:p>VPSMLVGK</text:p>
          </table:table-cell>
        </table:table-row>
        <table:table-row table:style-name="ro1">
          <table:table-cell office:value-type="string" calcext:value-type="string">
            <text:p>APSAGNSLNLHR</text:p>
          </table:table-cell>
          <table:table-cell table:formula="of:=SUBSTITUTE(SUBSTITUTE([.A1298];&quot;(+15.99)&quot;;&quot;&quot;);&quot;(+57.02)&quot;;&quot;&quot;)" office:value-type="string" office:string-value="APSAGNSLNLHR" calcext:value-type="string">
            <text:p>APSAGNSLNLHR</text:p>
          </table:table-cell>
        </table:table-row>
        <table:table-row table:style-name="ro1">
          <table:table-cell office:value-type="string" calcext:value-type="string">
            <text:p>TC(+57.02)LPALALSDAPSK</text:p>
          </table:table-cell>
          <table:table-cell table:formula="of:=SUBSTITUTE(SUBSTITUTE([.A1299];&quot;(+15.99)&quot;;&quot;&quot;);&quot;(+57.02)&quot;;&quot;&quot;)" office:value-type="string" office:string-value="TCLPALALSDAPSK" calcext:value-type="string">
            <text:p>TCLPALALSDAPSK</text:p>
          </table:table-cell>
        </table:table-row>
        <table:table-row table:style-name="ro1">
          <table:table-cell office:value-type="string" calcext:value-type="string">
            <text:p>LTLYNTSPSHK</text:p>
          </table:table-cell>
          <table:table-cell table:formula="of:=SUBSTITUTE(SUBSTITUTE([.A1300];&quot;(+15.99)&quot;;&quot;&quot;);&quot;(+57.02)&quot;;&quot;&quot;)" office:value-type="string" office:string-value="LTLYNTSPSHK" calcext:value-type="string">
            <text:p>LTLYNTSPSHK</text:p>
          </table:table-cell>
        </table:table-row>
        <table:table-row table:style-name="ro1">
          <table:table-cell office:value-type="string" calcext:value-type="string">
            <text:p>LNETLGTLDWNGTPK</text:p>
          </table:table-cell>
          <table:table-cell table:formula="of:=SUBSTITUTE(SUBSTITUTE([.A1301];&quot;(+15.99)&quot;;&quot;&quot;);&quot;(+57.02)&quot;;&quot;&quot;)" office:value-type="string" office:string-value="LNETLGTLDWNGTPK" calcext:value-type="string">
            <text:p>LNETLGTLDWNGTPK</text:p>
          </table:table-cell>
        </table:table-row>
        <table:table-row table:style-name="ro1">
          <table:table-cell office:value-type="string" calcext:value-type="string">
            <text:p>TPGDLALENPPK</text:p>
          </table:table-cell>
          <table:table-cell table:formula="of:=SUBSTITUTE(SUBSTITUTE([.A1302];&quot;(+15.99)&quot;;&quot;&quot;);&quot;(+57.02)&quot;;&quot;&quot;)" office:value-type="string" office:string-value="TPGDLALENPPK" calcext:value-type="string">
            <text:p>TPGDLALENPPK</text:p>
          </table:table-cell>
        </table:table-row>
        <table:table-row table:style-name="ro1">
          <table:table-cell office:value-type="string" calcext:value-type="string">
            <text:p>HYLTPYNPTLFELR</text:p>
          </table:table-cell>
          <table:table-cell table:formula="of:=SUBSTITUTE(SUBSTITUTE([.A1303];&quot;(+15.99)&quot;;&quot;&quot;);&quot;(+57.02)&quot;;&quot;&quot;)" office:value-type="string" office:string-value="HYLTPYNPTLFELR" calcext:value-type="string">
            <text:p>HYLTPYNPTLFELR</text:p>
          </table:table-cell>
        </table:table-row>
        <table:table-row table:style-name="ro1">
          <table:table-cell office:value-type="string" calcext:value-type="string">
            <text:p>TPPKPEFLNR</text:p>
          </table:table-cell>
          <table:table-cell table:formula="of:=SUBSTITUTE(SUBSTITUTE([.A1304];&quot;(+15.99)&quot;;&quot;&quot;);&quot;(+57.02)&quot;;&quot;&quot;)" office:value-type="string" office:string-value="TPPKPEFLNR" calcext:value-type="string">
            <text:p>TPPKPEFLNR</text:p>
          </table:table-cell>
        </table:table-row>
        <table:table-row table:style-name="ro1">
          <table:table-cell office:value-type="string" calcext:value-type="string">
            <text:p>YGKKTKLK</text:p>
          </table:table-cell>
          <table:table-cell table:formula="of:=SUBSTITUTE(SUBSTITUTE([.A1305];&quot;(+15.99)&quot;;&quot;&quot;);&quot;(+57.02)&quot;;&quot;&quot;)" office:value-type="string" office:string-value="YGKKTKLK" calcext:value-type="string">
            <text:p>YGKKTKLK</text:p>
          </table:table-cell>
        </table:table-row>
        <table:table-row table:style-name="ro1">
          <table:table-cell office:value-type="string" calcext:value-type="string">
            <text:p>QVNLELNQR</text:p>
          </table:table-cell>
          <table:table-cell table:formula="of:=SUBSTITUTE(SUBSTITUTE([.A1306];&quot;(+15.99)&quot;;&quot;&quot;);&quot;(+57.02)&quot;;&quot;&quot;)" office:value-type="string" office:string-value="QVNLELNQR" calcext:value-type="string">
            <text:p>QVNLELNQR</text:p>
          </table:table-cell>
        </table:table-row>
        <table:table-row table:style-name="ro1">
          <table:table-cell office:value-type="string" calcext:value-type="string">
            <text:p>LFQTATHR</text:p>
          </table:table-cell>
          <table:table-cell table:formula="of:=SUBSTITUTE(SUBSTITUTE([.A1307];&quot;(+15.99)&quot;;&quot;&quot;);&quot;(+57.02)&quot;;&quot;&quot;)" office:value-type="string" office:string-value="LFQTATHR" calcext:value-type="string">
            <text:p>LFQTATHR</text:p>
          </table:table-cell>
        </table:table-row>
        <table:table-row table:style-name="ro1">
          <table:table-cell office:value-type="string" calcext:value-type="string">
            <text:p>ELC(+57.02)FGLALGMFSHK</text:p>
          </table:table-cell>
          <table:table-cell table:formula="of:=SUBSTITUTE(SUBSTITUTE([.A1308];&quot;(+15.99)&quot;;&quot;&quot;);&quot;(+57.02)&quot;;&quot;&quot;)" office:value-type="string" office:string-value="ELCFGLALGMFSHK" calcext:value-type="string">
            <text:p>ELCFGLALGMFSHK</text:p>
          </table:table-cell>
        </table:table-row>
        <table:table-row table:style-name="ro1">
          <table:table-cell office:value-type="string" calcext:value-type="string">
            <text:p>NLLLNM(+15.99)DSR</text:p>
          </table:table-cell>
          <table:table-cell table:formula="of:=SUBSTITUTE(SUBSTITUTE([.A1309];&quot;(+15.99)&quot;;&quot;&quot;);&quot;(+57.02)&quot;;&quot;&quot;)" office:value-type="string" office:string-value="NLLLNMDSR" calcext:value-type="string">
            <text:p>NLLLNMDSR</text:p>
          </table:table-cell>
        </table:table-row>
        <table:table-row table:style-name="ro1">
          <table:table-cell office:value-type="string" calcext:value-type="string">
            <text:p>HQEWDEEK</text:p>
          </table:table-cell>
          <table:table-cell table:formula="of:=SUBSTITUTE(SUBSTITUTE([.A1310];&quot;(+15.99)&quot;;&quot;&quot;);&quot;(+57.02)&quot;;&quot;&quot;)" office:value-type="string" office:string-value="HQEWDEEK" calcext:value-type="string">
            <text:p>HQEWDEEK</text:p>
          </table:table-cell>
        </table:table-row>
        <table:table-row table:style-name="ro1">
          <table:table-cell office:value-type="string" calcext:value-type="string">
            <text:p>MC(+57.02)LLMLEVMYPR</text:p>
          </table:table-cell>
          <table:table-cell table:formula="of:=SUBSTITUTE(SUBSTITUTE([.A1311];&quot;(+15.99)&quot;;&quot;&quot;);&quot;(+57.02)&quot;;&quot;&quot;)" office:value-type="string" office:string-value="MCLLMLEVMYPR" calcext:value-type="string">
            <text:p>MCLLMLEVMYPR</text:p>
          </table:table-cell>
        </table:table-row>
        <table:table-row table:style-name="ro1">
          <table:table-cell office:value-type="string" calcext:value-type="string">
            <text:p>KNLENKTNMR</text:p>
          </table:table-cell>
          <table:table-cell table:formula="of:=SUBSTITUTE(SUBSTITUTE([.A1312];&quot;(+15.99)&quot;;&quot;&quot;);&quot;(+57.02)&quot;;&quot;&quot;)" office:value-type="string" office:string-value="KNLENKTNMR" calcext:value-type="string">
            <text:p>KNLENKTNMR</text:p>
          </table:table-cell>
        </table:table-row>
        <table:table-row table:style-name="ro1">
          <table:table-cell office:value-type="string" calcext:value-type="string">
            <text:p>SSPKVLADKEK</text:p>
          </table:table-cell>
          <table:table-cell table:formula="of:=SUBSTITUTE(SUBSTITUTE([.A1313];&quot;(+15.99)&quot;;&quot;&quot;);&quot;(+57.02)&quot;;&quot;&quot;)" office:value-type="string" office:string-value="SSPKVLADKEK" calcext:value-type="string">
            <text:p>SSPKVLADKEK</text:p>
          </table:table-cell>
        </table:table-row>
        <table:table-row table:style-name="ro1">
          <table:table-cell office:value-type="string" calcext:value-type="string">
            <text:p>SDLEVDKPVTNDNSLFKR</text:p>
          </table:table-cell>
          <table:table-cell table:formula="of:=SUBSTITUTE(SUBSTITUTE([.A1314];&quot;(+15.99)&quot;;&quot;&quot;);&quot;(+57.02)&quot;;&quot;&quot;)" office:value-type="string" office:string-value="SDLEVDKPVTNDNSLFKR" calcext:value-type="string">
            <text:p>SDLEVDKPVTNDNSLFKR</text:p>
          </table:table-cell>
        </table:table-row>
        <table:table-row table:style-name="ro1">
          <table:table-cell office:value-type="string" calcext:value-type="string">
            <text:p>EPVHDM(+15.99)K</text:p>
          </table:table-cell>
          <table:table-cell table:formula="of:=SUBSTITUTE(SUBSTITUTE([.A1315];&quot;(+15.99)&quot;;&quot;&quot;);&quot;(+57.02)&quot;;&quot;&quot;)" office:value-type="string" office:string-value="EPVHDMK" calcext:value-type="string">
            <text:p>EPVHDMK</text:p>
          </table:table-cell>
        </table:table-row>
        <table:table-row table:style-name="ro1">
          <table:table-cell office:value-type="string" calcext:value-type="string">
            <text:p>LYQSLQM(+15.99)HR</text:p>
          </table:table-cell>
          <table:table-cell table:formula="of:=SUBSTITUTE(SUBSTITUTE([.A1316];&quot;(+15.99)&quot;;&quot;&quot;);&quot;(+57.02)&quot;;&quot;&quot;)" office:value-type="string" office:string-value="LYQSLQMHR" calcext:value-type="string">
            <text:p>LYQSLQMHR</text:p>
          </table:table-cell>
        </table:table-row>
        <table:table-row table:style-name="ro1">
          <table:table-cell office:value-type="string" calcext:value-type="string">
            <text:p>WPRPLNFNMFMPNGGK</text:p>
          </table:table-cell>
          <table:table-cell table:formula="of:=SUBSTITUTE(SUBSTITUTE([.A1317];&quot;(+15.99)&quot;;&quot;&quot;);&quot;(+57.02)&quot;;&quot;&quot;)" office:value-type="string" office:string-value="WPRPLNFNMFMPNGGK" calcext:value-type="string">
            <text:p>WPRPLNFNMFMPNGGK</text:p>
          </table:table-cell>
        </table:table-row>
        <table:table-row table:style-name="ro1">
          <table:table-cell office:value-type="string" calcext:value-type="string">
            <text:p>QLSLTVSTVKGSSVHK</text:p>
          </table:table-cell>
          <table:table-cell table:formula="of:=SUBSTITUTE(SUBSTITUTE([.A1318];&quot;(+15.99)&quot;;&quot;&quot;);&quot;(+57.02)&quot;;&quot;&quot;)" office:value-type="string" office:string-value="QLSLTVSTVKGSSVHK" calcext:value-type="string">
            <text:p>QLSLTVSTVKGSSVHK</text:p>
          </table:table-cell>
        </table:table-row>
        <table:table-row table:style-name="ro1">
          <table:table-cell office:value-type="string" calcext:value-type="string">
            <text:p>C(+57.02)M(+15.99)SPYM(+15.99)VTFVPNK</text:p>
          </table:table-cell>
          <table:table-cell table:formula="of:=SUBSTITUTE(SUBSTITUTE([.A1319];&quot;(+15.99)&quot;;&quot;&quot;);&quot;(+57.02)&quot;;&quot;&quot;)" office:value-type="string" office:string-value="CMSPYMVTFVPNK" calcext:value-type="string">
            <text:p>CMSPYMVTFVPNK</text:p>
          </table:table-cell>
        </table:table-row>
        <table:table-row table:style-name="ro1">
          <table:table-cell office:value-type="string" calcext:value-type="string">
            <text:p>QADPPSVTHTK</text:p>
          </table:table-cell>
          <table:table-cell table:formula="of:=SUBSTITUTE(SUBSTITUTE([.A1320];&quot;(+15.99)&quot;;&quot;&quot;);&quot;(+57.02)&quot;;&quot;&quot;)" office:value-type="string" office:string-value="QADPPSVTHTK" calcext:value-type="string">
            <text:p>QADPPSVTHTK</text:p>
          </table:table-cell>
        </table:table-row>
        <table:table-row table:style-name="ro1">
          <table:table-cell office:value-type="string" calcext:value-type="string">
            <text:p>RELLMSPAGAVTLGPK</text:p>
          </table:table-cell>
          <table:table-cell table:formula="of:=SUBSTITUTE(SUBSTITUTE([.A1321];&quot;(+15.99)&quot;;&quot;&quot;);&quot;(+57.02)&quot;;&quot;&quot;)" office:value-type="string" office:string-value="RELLMSPAGAVTLGPK" calcext:value-type="string">
            <text:p>RELLMSPAGAVTLGPK</text:p>
          </table:table-cell>
        </table:table-row>
        <table:table-row table:style-name="ro1">
          <table:table-cell office:value-type="string" calcext:value-type="string">
            <text:p>EVLGFGYAEPR</text:p>
          </table:table-cell>
          <table:table-cell table:formula="of:=SUBSTITUTE(SUBSTITUTE([.A1322];&quot;(+15.99)&quot;;&quot;&quot;);&quot;(+57.02)&quot;;&quot;&quot;)" office:value-type="string" office:string-value="EVLGFGYAEPR" calcext:value-type="string">
            <text:p>EVLGFGYAEPR</text:p>
          </table:table-cell>
        </table:table-row>
        <table:table-row table:style-name="ro1">
          <table:table-cell office:value-type="string" calcext:value-type="string">
            <text:p>ENKADLVNLVAAR</text:p>
          </table:table-cell>
          <table:table-cell table:formula="of:=SUBSTITUTE(SUBSTITUTE([.A1323];&quot;(+15.99)&quot;;&quot;&quot;);&quot;(+57.02)&quot;;&quot;&quot;)" office:value-type="string" office:string-value="ENKADLVNLVAAR" calcext:value-type="string">
            <text:p>ENKADLVNLVAAR</text:p>
          </table:table-cell>
        </table:table-row>
        <table:table-row table:style-name="ro1">
          <table:table-cell office:value-type="string" calcext:value-type="string">
            <text:p>KMTVEELRLPTNK</text:p>
          </table:table-cell>
          <table:table-cell table:formula="of:=SUBSTITUTE(SUBSTITUTE([.A1324];&quot;(+15.99)&quot;;&quot;&quot;);&quot;(+57.02)&quot;;&quot;&quot;)" office:value-type="string" office:string-value="KMTVEELRLPTNK" calcext:value-type="string">
            <text:p>KMTVEELRLPTNK</text:p>
          </table:table-cell>
        </table:table-row>
        <table:table-row table:style-name="ro1">
          <table:table-cell office:value-type="string" calcext:value-type="string">
            <text:p>KNASENGYPHYK</text:p>
          </table:table-cell>
          <table:table-cell table:formula="of:=SUBSTITUTE(SUBSTITUTE([.A1325];&quot;(+15.99)&quot;;&quot;&quot;);&quot;(+57.02)&quot;;&quot;&quot;)" office:value-type="string" office:string-value="KNASENGYPHYK" calcext:value-type="string">
            <text:p>KNASENGYPHYK</text:p>
          </table:table-cell>
        </table:table-row>
        <table:table-row table:style-name="ro1">
          <table:table-cell office:value-type="string" calcext:value-type="string">
            <text:p>KAPDPFAR</text:p>
          </table:table-cell>
          <table:table-cell table:formula="of:=SUBSTITUTE(SUBSTITUTE([.A1326];&quot;(+15.99)&quot;;&quot;&quot;);&quot;(+57.02)&quot;;&quot;&quot;)" office:value-type="string" office:string-value="KAPDPFAR" calcext:value-type="string">
            <text:p>KAPDPFAR</text:p>
          </table:table-cell>
        </table:table-row>
        <table:table-row table:style-name="ro1">
          <table:table-cell office:value-type="string" calcext:value-type="string">
            <text:p>EPPWLLEELKR</text:p>
          </table:table-cell>
          <table:table-cell table:formula="of:=SUBSTITUTE(SUBSTITUTE([.A1327];&quot;(+15.99)&quot;;&quot;&quot;);&quot;(+57.02)&quot;;&quot;&quot;)" office:value-type="string" office:string-value="EPPWLLEELKR" calcext:value-type="string">
            <text:p>EPPWLLEELKR</text:p>
          </table:table-cell>
        </table:table-row>
        <table:table-row table:style-name="ro1">
          <table:table-cell office:value-type="string" calcext:value-type="string">
            <text:p>NC(+57.02)C(+57.02)HLLDAFTDNTK</text:p>
          </table:table-cell>
          <table:table-cell table:formula="of:=SUBSTITUTE(SUBSTITUTE([.A1328];&quot;(+15.99)&quot;;&quot;&quot;);&quot;(+57.02)&quot;;&quot;&quot;)" office:value-type="string" office:string-value="NCCHLLDAFTDNTK" calcext:value-type="string">
            <text:p>NCCHLLDAFTDNTK</text:p>
          </table:table-cell>
        </table:table-row>
        <table:table-row table:style-name="ro1">
          <table:table-cell office:value-type="string" calcext:value-type="string">
            <text:p>KAELGC(+57.02)EAVHK</text:p>
          </table:table-cell>
          <table:table-cell table:formula="of:=SUBSTITUTE(SUBSTITUTE([.A1329];&quot;(+15.99)&quot;;&quot;&quot;);&quot;(+57.02)&quot;;&quot;&quot;)" office:value-type="string" office:string-value="KAELGCEAVHK" calcext:value-type="string">
            <text:p>KAELGCEAVHK</text:p>
          </table:table-cell>
        </table:table-row>
        <table:table-row table:style-name="ro1">
          <table:table-cell office:value-type="string" calcext:value-type="string">
            <text:p>NVDGHFLDK</text:p>
          </table:table-cell>
          <table:table-cell table:formula="of:=SUBSTITUTE(SUBSTITUTE([.A1330];&quot;(+15.99)&quot;;&quot;&quot;);&quot;(+57.02)&quot;;&quot;&quot;)" office:value-type="string" office:string-value="NVDGHFLDK" calcext:value-type="string">
            <text:p>NVDGHFLDK</text:p>
          </table:table-cell>
        </table:table-row>
        <table:table-row table:style-name="ro1">
          <table:table-cell office:value-type="string" calcext:value-type="string">
            <text:p>VEKVTNDESMQLHR</text:p>
          </table:table-cell>
          <table:table-cell table:formula="of:=SUBSTITUTE(SUBSTITUTE([.A1331];&quot;(+15.99)&quot;;&quot;&quot;);&quot;(+57.02)&quot;;&quot;&quot;)" office:value-type="string" office:string-value="VEKVTNDESMQLHR" calcext:value-type="string">
            <text:p>VEKVTNDESMQLHR</text:p>
          </table:table-cell>
        </table:table-row>
        <table:table-row table:style-name="ro1">
          <table:table-cell office:value-type="string" calcext:value-type="string">
            <text:p>EYC(+57.02)C(+57.02)EDLQDLLNR</text:p>
          </table:table-cell>
          <table:table-cell table:formula="of:=SUBSTITUTE(SUBSTITUTE([.A1332];&quot;(+15.99)&quot;;&quot;&quot;);&quot;(+57.02)&quot;;&quot;&quot;)" office:value-type="string" office:string-value="EYCCEDLQDLLNR" calcext:value-type="string">
            <text:p>EYCCEDLQDLLNR</text:p>
          </table:table-cell>
        </table:table-row>
        <table:table-row table:style-name="ro1">
          <table:table-cell office:value-type="string" calcext:value-type="string">
            <text:p>LLDEGYAGDNVVSPLR</text:p>
          </table:table-cell>
          <table:table-cell table:formula="of:=SUBSTITUTE(SUBSTITUTE([.A1333];&quot;(+15.99)&quot;;&quot;&quot;);&quot;(+57.02)&quot;;&quot;&quot;)" office:value-type="string" office:string-value="LLDEGYAGDNVVSPLR" calcext:value-type="string">
            <text:p>LLDEGYAGDNVVSPLR</text:p>
          </table:table-cell>
        </table:table-row>
        <table:table-row table:style-name="ro1">
          <table:table-cell office:value-type="string" calcext:value-type="string">
            <text:p>QNNPTSEYLVK</text:p>
          </table:table-cell>
          <table:table-cell table:formula="of:=SUBSTITUTE(SUBSTITUTE([.A1334];&quot;(+15.99)&quot;;&quot;&quot;);&quot;(+57.02)&quot;;&quot;&quot;)" office:value-type="string" office:string-value="QNNPTSEYLVK" calcext:value-type="string">
            <text:p>QNNPTSEYLVK</text:p>
          </table:table-cell>
        </table:table-row>
        <table:table-row table:style-name="ro1">
          <table:table-cell office:value-type="string" calcext:value-type="string">
            <text:p>KPLLDELNLATK</text:p>
          </table:table-cell>
          <table:table-cell table:formula="of:=SUBSTITUTE(SUBSTITUTE([.A1335];&quot;(+15.99)&quot;;&quot;&quot;);&quot;(+57.02)&quot;;&quot;&quot;)" office:value-type="string" office:string-value="KPLLDELNLATK" calcext:value-type="string">
            <text:p>KPLLDELNLATK</text:p>
          </table:table-cell>
        </table:table-row>
        <table:table-row table:style-name="ro1">
          <table:table-cell office:value-type="string" calcext:value-type="string">
            <text:p>C(+57.02)LM(+15.99)LTMLEANDK</text:p>
          </table:table-cell>
          <table:table-cell table:formula="of:=SUBSTITUTE(SUBSTITUTE([.A1336];&quot;(+15.99)&quot;;&quot;&quot;);&quot;(+57.02)&quot;;&quot;&quot;)" office:value-type="string" office:string-value="CLMLTMLEANDK" calcext:value-type="string">
            <text:p>CLMLTMLEANDK</text:p>
          </table:table-cell>
        </table:table-row>
        <table:table-row table:style-name="ro1">
          <table:table-cell office:value-type="string" calcext:value-type="string">
            <text:p>KNLWAAKTTVWRVK</text:p>
          </table:table-cell>
          <table:table-cell table:formula="of:=SUBSTITUTE(SUBSTITUTE([.A1337];&quot;(+15.99)&quot;;&quot;&quot;);&quot;(+57.02)&quot;;&quot;&quot;)" office:value-type="string" office:string-value="KNLWAAKTTVWRVK" calcext:value-type="string">
            <text:p>KNLWAAKTTVWRVK</text:p>
          </table:table-cell>
        </table:table-row>
        <table:table-row table:style-name="ro1">
          <table:table-cell office:value-type="string" calcext:value-type="string">
            <text:p>KLLNEDDWDGLLSLAK</text:p>
          </table:table-cell>
          <table:table-cell table:formula="of:=SUBSTITUTE(SUBSTITUTE([.A1338];&quot;(+15.99)&quot;;&quot;&quot;);&quot;(+57.02)&quot;;&quot;&quot;)" office:value-type="string" office:string-value="KLLNEDDWDGLLSLAK" calcext:value-type="string">
            <text:p>KLLNEDDWDGLLSLAK</text:p>
          </table:table-cell>
        </table:table-row>
        <table:table-row table:style-name="ro1">
          <table:table-cell office:value-type="string" calcext:value-type="string">
            <text:p>KMTDLSDERMVNK</text:p>
          </table:table-cell>
          <table:table-cell table:formula="of:=SUBSTITUTE(SUBSTITUTE([.A1339];&quot;(+15.99)&quot;;&quot;&quot;);&quot;(+57.02)&quot;;&quot;&quot;)" office:value-type="string" office:string-value="KMTDLSDERMVNK" calcext:value-type="string">
            <text:p>KMTDLSDERMVNK</text:p>
          </table:table-cell>
        </table:table-row>
        <table:table-row table:style-name="ro1">
          <table:table-cell office:value-type="string" calcext:value-type="string">
            <text:p>NYGDMYGESK</text:p>
          </table:table-cell>
          <table:table-cell table:formula="of:=SUBSTITUTE(SUBSTITUTE([.A1340];&quot;(+15.99)&quot;;&quot;&quot;);&quot;(+57.02)&quot;;&quot;&quot;)" office:value-type="string" office:string-value="NYGDMYGESK" calcext:value-type="string">
            <text:p>NYGDMYGESK</text:p>
          </table:table-cell>
        </table:table-row>
        <table:table-row table:style-name="ro1">
          <table:table-cell office:value-type="string" calcext:value-type="string">
            <text:p>SM(+15.99)M(+15.99)ELELPK</text:p>
          </table:table-cell>
          <table:table-cell table:formula="of:=SUBSTITUTE(SUBSTITUTE([.A1341];&quot;(+15.99)&quot;;&quot;&quot;);&quot;(+57.02)&quot;;&quot;&quot;)" office:value-type="string" office:string-value="SMMELELPK" calcext:value-type="string">
            <text:p>SMMELELPK</text:p>
          </table:table-cell>
        </table:table-row>
        <table:table-row table:style-name="ro1">
          <table:table-cell office:value-type="string" calcext:value-type="string">
            <text:p>SPQPAGSNGAVLAENVK</text:p>
          </table:table-cell>
          <table:table-cell table:formula="of:=SUBSTITUTE(SUBSTITUTE([.A1342];&quot;(+15.99)&quot;;&quot;&quot;);&quot;(+57.02)&quot;;&quot;&quot;)" office:value-type="string" office:string-value="SPQPAGSNGAVLAENVK" calcext:value-type="string">
            <text:p>SPQPAGSNGAVLAENVK</text:p>
          </table:table-cell>
        </table:table-row>
        <table:table-row table:style-name="ro1">
          <table:table-cell office:value-type="string" calcext:value-type="string">
            <text:p>TEDRLEVTEGMR</text:p>
          </table:table-cell>
          <table:table-cell table:formula="of:=SUBSTITUTE(SUBSTITUTE([.A1343];&quot;(+15.99)&quot;;&quot;&quot;);&quot;(+57.02)&quot;;&quot;&quot;)" office:value-type="string" office:string-value="TEDRLEVTEGMR" calcext:value-type="string">
            <text:p>TEDRLEVTEGMR</text:p>
          </table:table-cell>
        </table:table-row>
        <table:table-row table:style-name="ro1">
          <table:table-cell office:value-type="string" calcext:value-type="string">
            <text:p>LMMHTESVMK</text:p>
          </table:table-cell>
          <table:table-cell table:formula="of:=SUBSTITUTE(SUBSTITUTE([.A1344];&quot;(+15.99)&quot;;&quot;&quot;);&quot;(+57.02)&quot;;&quot;&quot;)" office:value-type="string" office:string-value="LMMHTESVMK" calcext:value-type="string">
            <text:p>LMMHTESVMK</text:p>
          </table:table-cell>
        </table:table-row>
        <table:table-row table:style-name="ro1">
          <table:table-cell office:value-type="string" calcext:value-type="string">
            <text:p>EM(+15.99)C(+57.02)NVTSWLEDDAK</text:p>
          </table:table-cell>
          <table:table-cell table:formula="of:=SUBSTITUTE(SUBSTITUTE([.A1345];&quot;(+15.99)&quot;;&quot;&quot;);&quot;(+57.02)&quot;;&quot;&quot;)" office:value-type="string" office:string-value="EMCNVTSWLEDDAK" calcext:value-type="string">
            <text:p>EMCNVTSWLEDDAK</text:p>
          </table:table-cell>
        </table:table-row>
        <table:table-row table:style-name="ro2">
          <table:table-cell office:value-type="string" calcext:value-type="string">
            <text:p>MWAAGTEC(+57.02)LLSETAAATK</text:p>
          </table:table-cell>
          <table:table-cell table:formula="of:=SUBSTITUTE(SUBSTITUTE([.A1346];&quot;(+15.99)&quot;;&quot;&quot;);&quot;(+57.02)&quot;;&quot;&quot;)" office:value-type="string" office:string-value="MWAAGTECLLSETAAATK" calcext:value-type="string">
            <text:p>MWAAGTECLLSETAAATK</text:p>
          </table:table-cell>
        </table:table-row>
        <table:table-row table:style-name="ro1">
          <table:table-cell office:value-type="string" calcext:value-type="string">
            <text:p>QM(+15.99)AVYALGR</text:p>
          </table:table-cell>
          <table:table-cell table:formula="of:=SUBSTITUTE(SUBSTITUTE([.A1347];&quot;(+15.99)&quot;;&quot;&quot;);&quot;(+57.02)&quot;;&quot;&quot;)" office:value-type="string" office:string-value="QMAVYALGR" calcext:value-type="string">
            <text:p>QMAVYALGR</text:p>
          </table:table-cell>
        </table:table-row>
        <table:table-row table:style-name="ro1">
          <table:table-cell office:value-type="string" calcext:value-type="string">
            <text:p>WFYNSLLEPDR</text:p>
          </table:table-cell>
          <table:table-cell table:formula="of:=SUBSTITUTE(SUBSTITUTE([.A1348];&quot;(+15.99)&quot;;&quot;&quot;);&quot;(+57.02)&quot;;&quot;&quot;)" office:value-type="string" office:string-value="WFYNSLLEPDR" calcext:value-type="string">
            <text:p>WFYNSLLEPDR</text:p>
          </table:table-cell>
        </table:table-row>
        <table:table-row table:style-name="ro1">
          <table:table-cell office:value-type="string" calcext:value-type="string">
            <text:p>TMLPDVLEMVPWDGC(+57.02)K</text:p>
          </table:table-cell>
          <table:table-cell table:formula="of:=SUBSTITUTE(SUBSTITUTE([.A1349];&quot;(+15.99)&quot;;&quot;&quot;);&quot;(+57.02)&quot;;&quot;&quot;)" office:value-type="string" office:string-value="TMLPDVLEMVPWDGCK" calcext:value-type="string">
            <text:p>TMLPDVLEMVPWDGCK</text:p>
          </table:table-cell>
        </table:table-row>
        <table:table-row table:style-name="ro1">
          <table:table-cell office:value-type="string" calcext:value-type="string">
            <text:p>QC(+57.02)C(+57.02)GVLK</text:p>
          </table:table-cell>
          <table:table-cell table:formula="of:=SUBSTITUTE(SUBSTITUTE([.A1350];&quot;(+15.99)&quot;;&quot;&quot;);&quot;(+57.02)&quot;;&quot;&quot;)" office:value-type="string" office:string-value="QCCGVLK" calcext:value-type="string">
            <text:p>QCCGVLK</text:p>
          </table:table-cell>
        </table:table-row>
        <table:table-row table:style-name="ro1">
          <table:table-cell office:value-type="string" calcext:value-type="string">
            <text:p>LLPVKPR</text:p>
          </table:table-cell>
          <table:table-cell table:formula="of:=SUBSTITUTE(SUBSTITUTE([.A1351];&quot;(+15.99)&quot;;&quot;&quot;);&quot;(+57.02)&quot;;&quot;&quot;)" office:value-type="string" office:string-value="LLPVKPR" calcext:value-type="string">
            <text:p>LLPVKPR</text:p>
          </table:table-cell>
        </table:table-row>
        <table:table-row table:style-name="ro1">
          <table:table-cell office:value-type="string" calcext:value-type="string">
            <text:p>TNGTLVANFPK</text:p>
          </table:table-cell>
          <table:table-cell table:formula="of:=SUBSTITUTE(SUBSTITUTE([.A1352];&quot;(+15.99)&quot;;&quot;&quot;);&quot;(+57.02)&quot;;&quot;&quot;)" office:value-type="string" office:string-value="TNGTLVANFPK" calcext:value-type="string">
            <text:p>TNGTLVANFPK</text:p>
          </table:table-cell>
        </table:table-row>
        <table:table-row table:style-name="ro1">
          <table:table-cell office:value-type="string" calcext:value-type="string">
            <text:p>M(+15.99)VEDGEKFLNRK</text:p>
          </table:table-cell>
          <table:table-cell table:formula="of:=SUBSTITUTE(SUBSTITUTE([.A1353];&quot;(+15.99)&quot;;&quot;&quot;);&quot;(+57.02)&quot;;&quot;&quot;)" office:value-type="string" office:string-value="MVEDGEKFLNRK" calcext:value-type="string">
            <text:p>MVEDGEKFLNRK</text:p>
          </table:table-cell>
        </table:table-row>
        <table:table-row table:style-name="ro1">
          <table:table-cell office:value-type="string" calcext:value-type="string">
            <text:p>SDATVNAHGPAR</text:p>
          </table:table-cell>
          <table:table-cell table:formula="of:=SUBSTITUTE(SUBSTITUTE([.A1354];&quot;(+15.99)&quot;;&quot;&quot;);&quot;(+57.02)&quot;;&quot;&quot;)" office:value-type="string" office:string-value="SDATVNAHGPAR" calcext:value-type="string">
            <text:p>SDATVNAHGPAR</text:p>
          </table:table-cell>
        </table:table-row>
        <table:table-row table:style-name="ro1">
          <table:table-cell office:value-type="string" calcext:value-type="string">
            <text:p>ENFGGELLELQMTK</text:p>
          </table:table-cell>
          <table:table-cell table:formula="of:=SUBSTITUTE(SUBSTITUTE([.A1355];&quot;(+15.99)&quot;;&quot;&quot;);&quot;(+57.02)&quot;;&quot;&quot;)" office:value-type="string" office:string-value="ENFGGELLELQMTK" calcext:value-type="string">
            <text:p>ENFGGELLELQMTK</text:p>
          </table:table-cell>
        </table:table-row>
        <table:table-row table:style-name="ro1">
          <table:table-cell office:value-type="string" calcext:value-type="string">
            <text:p>AHNALQGDR</text:p>
          </table:table-cell>
          <table:table-cell table:formula="of:=SUBSTITUTE(SUBSTITUTE([.A1356];&quot;(+15.99)&quot;;&quot;&quot;);&quot;(+57.02)&quot;;&quot;&quot;)" office:value-type="string" office:string-value="AHNALQGDR" calcext:value-type="string">
            <text:p>AHNALQGDR</text:p>
          </table:table-cell>
        </table:table-row>
        <table:table-row table:style-name="ro1">
          <table:table-cell office:value-type="string" calcext:value-type="string">
            <text:p>KTAQLSFDC(+57.02)LLTR</text:p>
          </table:table-cell>
          <table:table-cell table:formula="of:=SUBSTITUTE(SUBSTITUTE([.A1357];&quot;(+15.99)&quot;;&quot;&quot;);&quot;(+57.02)&quot;;&quot;&quot;)" office:value-type="string" office:string-value="KTAQLSFDCLLTR" calcext:value-type="string">
            <text:p>KTAQLSFDCLLTR</text:p>
          </table:table-cell>
        </table:table-row>
        <table:table-row table:style-name="ro1">
          <table:table-cell office:value-type="string" calcext:value-type="string">
            <text:p>EPRVAAVK</text:p>
          </table:table-cell>
          <table:table-cell table:formula="of:=SUBSTITUTE(SUBSTITUTE([.A1358];&quot;(+15.99)&quot;;&quot;&quot;);&quot;(+57.02)&quot;;&quot;&quot;)" office:value-type="string" office:string-value="EPRVAAVK" calcext:value-type="string">
            <text:p>EPRVAAVK</text:p>
          </table:table-cell>
        </table:table-row>
        <table:table-row table:style-name="ro1">
          <table:table-cell office:value-type="string" calcext:value-type="string">
            <text:p>KASEYTGLFFYK</text:p>
          </table:table-cell>
          <table:table-cell table:formula="of:=SUBSTITUTE(SUBSTITUTE([.A1359];&quot;(+15.99)&quot;;&quot;&quot;);&quot;(+57.02)&quot;;&quot;&quot;)" office:value-type="string" office:string-value="KASEYTGLFFYK" calcext:value-type="string">
            <text:p>KASEYTGLFFYK</text:p>
          </table:table-cell>
        </table:table-row>
        <table:table-row table:style-name="ro1">
          <table:table-cell office:value-type="string" calcext:value-type="string">
            <text:p>QNELNALK</text:p>
          </table:table-cell>
          <table:table-cell table:formula="of:=SUBSTITUTE(SUBSTITUTE([.A1360];&quot;(+15.99)&quot;;&quot;&quot;);&quot;(+57.02)&quot;;&quot;&quot;)" office:value-type="string" office:string-value="QNELNALK" calcext:value-type="string">
            <text:p>QNELNALK</text:p>
          </table:table-cell>
        </table:table-row>
        <table:table-row table:style-name="ro1">
          <table:table-cell office:value-type="string" calcext:value-type="string">
            <text:p>VAKGLWGTTPK</text:p>
          </table:table-cell>
          <table:table-cell table:formula="of:=SUBSTITUTE(SUBSTITUTE([.A1361];&quot;(+15.99)&quot;;&quot;&quot;);&quot;(+57.02)&quot;;&quot;&quot;)" office:value-type="string" office:string-value="VAKGLWGTTPK" calcext:value-type="string">
            <text:p>VAKGLWGTTPK</text:p>
          </table:table-cell>
        </table:table-row>
        <table:table-row table:style-name="ro1">
          <table:table-cell office:value-type="string" calcext:value-type="string">
            <text:p>AFYPFNTPK</text:p>
          </table:table-cell>
          <table:table-cell table:formula="of:=SUBSTITUTE(SUBSTITUTE([.A1362];&quot;(+15.99)&quot;;&quot;&quot;);&quot;(+57.02)&quot;;&quot;&quot;)" office:value-type="string" office:string-value="AFYPFNTPK" calcext:value-type="string">
            <text:p>AFYPFNTPK</text:p>
          </table:table-cell>
        </table:table-row>
        <table:table-row table:style-name="ro1">
          <table:table-cell office:value-type="string" calcext:value-type="string">
            <text:p>NRLLHAEHSLNASTM(+15.99)SAR</text:p>
          </table:table-cell>
          <table:table-cell table:formula="of:=SUBSTITUTE(SUBSTITUTE([.A1363];&quot;(+15.99)&quot;;&quot;&quot;);&quot;(+57.02)&quot;;&quot;&quot;)" office:value-type="string" office:string-value="NRLLHAEHSLNASTMSAR" calcext:value-type="string">
            <text:p>NRLLHAEHSLNASTMSAR</text:p>
          </table:table-cell>
        </table:table-row>
        <table:table-row table:style-name="ro1">
          <table:table-cell office:value-type="string" calcext:value-type="string">
            <text:p>KWDAAAYVSTNLAR</text:p>
          </table:table-cell>
          <table:table-cell table:formula="of:=SUBSTITUTE(SUBSTITUTE([.A1364];&quot;(+15.99)&quot;;&quot;&quot;);&quot;(+57.02)&quot;;&quot;&quot;)" office:value-type="string" office:string-value="KWDAAAYVSTNLAR" calcext:value-type="string">
            <text:p>KWDAAAYVSTNLAR</text:p>
          </table:table-cell>
        </table:table-row>
        <table:table-row table:style-name="ro1">
          <table:table-cell office:value-type="string" calcext:value-type="string">
            <text:p>KDHLLEANEWVDANGK</text:p>
          </table:table-cell>
          <table:table-cell table:formula="of:=SUBSTITUTE(SUBSTITUTE([.A1365];&quot;(+15.99)&quot;;&quot;&quot;);&quot;(+57.02)&quot;;&quot;&quot;)" office:value-type="string" office:string-value="KDHLLEANEWVDANGK" calcext:value-type="string">
            <text:p>KDHLLEANEWVDANGK</text:p>
          </table:table-cell>
        </table:table-row>
        <table:table-row table:style-name="ro1">
          <table:table-cell office:value-type="string" calcext:value-type="string">
            <text:p>QVLAGRAGPAM(+15.99)K</text:p>
          </table:table-cell>
          <table:table-cell table:formula="of:=SUBSTITUTE(SUBSTITUTE([.A1366];&quot;(+15.99)&quot;;&quot;&quot;);&quot;(+57.02)&quot;;&quot;&quot;)" office:value-type="string" office:string-value="QVLAGRAGPAMK" calcext:value-type="string">
            <text:p>QVLAGRAGPAMK</text:p>
          </table:table-cell>
        </table:table-row>
        <table:table-row table:style-name="ro1">
          <table:table-cell office:value-type="string" calcext:value-type="string">
            <text:p>LARLAGGVAVLK</text:p>
          </table:table-cell>
          <table:table-cell table:formula="of:=SUBSTITUTE(SUBSTITUTE([.A1367];&quot;(+15.99)&quot;;&quot;&quot;);&quot;(+57.02)&quot;;&quot;&quot;)" office:value-type="string" office:string-value="LARLAGGVAVLK" calcext:value-type="string">
            <text:p>LARLAGGVAVLK</text:p>
          </table:table-cell>
        </table:table-row>
        <table:table-row table:style-name="ro1">
          <table:table-cell office:value-type="string" calcext:value-type="string">
            <text:p>TQDLYLKMRHK</text:p>
          </table:table-cell>
          <table:table-cell table:formula="of:=SUBSTITUTE(SUBSTITUTE([.A1368];&quot;(+15.99)&quot;;&quot;&quot;);&quot;(+57.02)&quot;;&quot;&quot;)" office:value-type="string" office:string-value="TQDLYLKMRHK" calcext:value-type="string">
            <text:p>TQDLYLKMRHK</text:p>
          </table:table-cell>
        </table:table-row>
        <table:table-row table:style-name="ro2">
          <table:table-cell office:value-type="string" calcext:value-type="string">
            <text:p>YTYLVGLSC(+57.02)GAAAAAAVR</text:p>
          </table:table-cell>
          <table:table-cell table:formula="of:=SUBSTITUTE(SUBSTITUTE([.A1369];&quot;(+15.99)&quot;;&quot;&quot;);&quot;(+57.02)&quot;;&quot;&quot;)" office:value-type="string" office:string-value="YTYLVGLSCGAAAAAAVR" calcext:value-type="string">
            <text:p>YTYLVGLSCGAAAAAAVR</text:p>
          </table:table-cell>
        </table:table-row>
        <table:table-row table:style-name="ro1">
          <table:table-cell office:value-type="string" calcext:value-type="string">
            <text:p>KKPSFGVAK</text:p>
          </table:table-cell>
          <table:table-cell table:formula="of:=SUBSTITUTE(SUBSTITUTE([.A1370];&quot;(+15.99)&quot;;&quot;&quot;);&quot;(+57.02)&quot;;&quot;&quot;)" office:value-type="string" office:string-value="KKPSFGVAK" calcext:value-type="string">
            <text:p>KKPSFGVAK</text:p>
          </table:table-cell>
        </table:table-row>
        <table:table-row table:style-name="ro1">
          <table:table-cell office:value-type="string" calcext:value-type="string">
            <text:p>SEPDLLVLDVVPPK</text:p>
          </table:table-cell>
          <table:table-cell table:formula="of:=SUBSTITUTE(SUBSTITUTE([.A1371];&quot;(+15.99)&quot;;&quot;&quot;);&quot;(+57.02)&quot;;&quot;&quot;)" office:value-type="string" office:string-value="SEPDLLVLDVVPPK" calcext:value-type="string">
            <text:p>SEPDLLVLDVVPPK</text:p>
          </table:table-cell>
        </table:table-row>
        <table:table-row table:style-name="ro1">
          <table:table-cell office:value-type="string" calcext:value-type="string">
            <text:p>LSQAWDK</text:p>
          </table:table-cell>
          <table:table-cell table:formula="of:=SUBSTITUTE(SUBSTITUTE([.A1372];&quot;(+15.99)&quot;;&quot;&quot;);&quot;(+57.02)&quot;;&quot;&quot;)" office:value-type="string" office:string-value="LSQAWDK" calcext:value-type="string">
            <text:p>LSQAWDK</text:p>
          </table:table-cell>
        </table:table-row>
        <table:table-row table:style-name="ro1">
          <table:table-cell office:value-type="string" calcext:value-type="string">
            <text:p>KSGLLFLSPR</text:p>
          </table:table-cell>
          <table:table-cell table:formula="of:=SUBSTITUTE(SUBSTITUTE([.A1373];&quot;(+15.99)&quot;;&quot;&quot;);&quot;(+57.02)&quot;;&quot;&quot;)" office:value-type="string" office:string-value="KSGLLFLSPR" calcext:value-type="string">
            <text:p>KSGLLFLSPR</text:p>
          </table:table-cell>
        </table:table-row>
        <table:table-row table:style-name="ro1">
          <table:table-cell office:value-type="string" calcext:value-type="string">
            <text:p>C(+57.02)TLNTC(+57.02)YFEVLQK</text:p>
          </table:table-cell>
          <table:table-cell table:formula="of:=SUBSTITUTE(SUBSTITUTE([.A1374];&quot;(+15.99)&quot;;&quot;&quot;);&quot;(+57.02)&quot;;&quot;&quot;)" office:value-type="string" office:string-value="CTLNTCYFEVLQK" calcext:value-type="string">
            <text:p>CTLNTCYFEVLQK</text:p>
          </table:table-cell>
        </table:table-row>
        <table:table-row table:style-name="ro1">
          <table:table-cell office:value-type="string" calcext:value-type="string">
            <text:p>LALVQDLVKAM(+15.99)NKLAK</text:p>
          </table:table-cell>
          <table:table-cell table:formula="of:=SUBSTITUTE(SUBSTITUTE([.A1375];&quot;(+15.99)&quot;;&quot;&quot;);&quot;(+57.02)&quot;;&quot;&quot;)" office:value-type="string" office:string-value="LALVQDLVKAMNKLAK" calcext:value-type="string">
            <text:p>LALVQDLVKAMNKLAK</text:p>
          </table:table-cell>
        </table:table-row>
        <table:table-row table:style-name="ro1">
          <table:table-cell office:value-type="string" calcext:value-type="string">
            <text:p>QEDLVADLPEKK</text:p>
          </table:table-cell>
          <table:table-cell table:formula="of:=SUBSTITUTE(SUBSTITUTE([.A1376];&quot;(+15.99)&quot;;&quot;&quot;);&quot;(+57.02)&quot;;&quot;&quot;)" office:value-type="string" office:string-value="QEDLVADLPEKK" calcext:value-type="string">
            <text:p>QEDLVADLPEKK</text:p>
          </table:table-cell>
        </table:table-row>
        <table:table-row table:style-name="ro1">
          <table:table-cell office:value-type="string" calcext:value-type="string">
            <text:p>QMHGAELM(+15.99)NMVR</text:p>
          </table:table-cell>
          <table:table-cell table:formula="of:=SUBSTITUTE(SUBSTITUTE([.A1377];&quot;(+15.99)&quot;;&quot;&quot;);&quot;(+57.02)&quot;;&quot;&quot;)" office:value-type="string" office:string-value="QMHGAELMNMVR" calcext:value-type="string">
            <text:p>QMHGAELMNMVR</text:p>
          </table:table-cell>
        </table:table-row>
        <table:table-row table:style-name="ro1">
          <table:table-cell office:value-type="string" calcext:value-type="string">
            <text:p>RWYM(+15.99)LYEDTRPR</text:p>
          </table:table-cell>
          <table:table-cell table:formula="of:=SUBSTITUTE(SUBSTITUTE([.A1378];&quot;(+15.99)&quot;;&quot;&quot;);&quot;(+57.02)&quot;;&quot;&quot;)" office:value-type="string" office:string-value="RWYMLYEDTRPR" calcext:value-type="string">
            <text:p>RWYMLYEDTRPR</text:p>
          </table:table-cell>
        </table:table-row>
        <table:table-row table:style-name="ro1">
          <table:table-cell office:value-type="string" calcext:value-type="string">
            <text:p>WC(+57.02)ADEVGPK</text:p>
          </table:table-cell>
          <table:table-cell table:formula="of:=SUBSTITUTE(SUBSTITUTE([.A1379];&quot;(+15.99)&quot;;&quot;&quot;);&quot;(+57.02)&quot;;&quot;&quot;)" office:value-type="string" office:string-value="WCADEVGPK" calcext:value-type="string">
            <text:p>WCADEVGPK</text:p>
          </table:table-cell>
        </table:table-row>
        <table:table-row table:style-name="ro1">
          <table:table-cell office:value-type="string" calcext:value-type="string">
            <text:p>KNWLDEGC(+57.02)RLLTDKK</text:p>
          </table:table-cell>
          <table:table-cell table:formula="of:=SUBSTITUTE(SUBSTITUTE([.A1380];&quot;(+15.99)&quot;;&quot;&quot;);&quot;(+57.02)&quot;;&quot;&quot;)" office:value-type="string" office:string-value="KNWLDEGCRLLTDKK" calcext:value-type="string">
            <text:p>KNWLDEGCRLLTDKK</text:p>
          </table:table-cell>
        </table:table-row>
        <table:table-row table:style-name="ro1">
          <table:table-cell office:value-type="string" calcext:value-type="string">
            <text:p>NQEETLVYQMVK</text:p>
          </table:table-cell>
          <table:table-cell table:formula="of:=SUBSTITUTE(SUBSTITUTE([.A1381];&quot;(+15.99)&quot;;&quot;&quot;);&quot;(+57.02)&quot;;&quot;&quot;)" office:value-type="string" office:string-value="NQEETLVYQMVK" calcext:value-type="string">
            <text:p>NQEETLVYQMVK</text:p>
          </table:table-cell>
        </table:table-row>
        <table:table-row table:style-name="ro1">
          <table:table-cell office:value-type="string" calcext:value-type="string">
            <text:p>DGMQDTFYLDDVGK</text:p>
          </table:table-cell>
          <table:table-cell table:formula="of:=SUBSTITUTE(SUBSTITUTE([.A1382];&quot;(+15.99)&quot;;&quot;&quot;);&quot;(+57.02)&quot;;&quot;&quot;)" office:value-type="string" office:string-value="DGMQDTFYLDDVGK" calcext:value-type="string">
            <text:p>DGMQDTFYLDDVGK</text:p>
          </table:table-cell>
        </table:table-row>
        <table:table-row table:style-name="ro1">
          <table:table-cell office:value-type="string" calcext:value-type="string">
            <text:p>M(+15.99)GQMPVYEVAK</text:p>
          </table:table-cell>
          <table:table-cell table:formula="of:=SUBSTITUTE(SUBSTITUTE([.A1383];&quot;(+15.99)&quot;;&quot;&quot;);&quot;(+57.02)&quot;;&quot;&quot;)" office:value-type="string" office:string-value="MGQMPVYEVAK" calcext:value-type="string">
            <text:p>MGQMPVYEVAK</text:p>
          </table:table-cell>
        </table:table-row>
        <table:table-row table:style-name="ro1">
          <table:table-cell office:value-type="string" calcext:value-type="string">
            <text:p>ALTALLPLGMMPAVR</text:p>
          </table:table-cell>
          <table:table-cell table:formula="of:=SUBSTITUTE(SUBSTITUTE([.A1384];&quot;(+15.99)&quot;;&quot;&quot;);&quot;(+57.02)&quot;;&quot;&quot;)" office:value-type="string" office:string-value="ALTALLPLGMMPAVR" calcext:value-type="string">
            <text:p>ALTALLPLGMMPAVR</text:p>
          </table:table-cell>
        </table:table-row>
        <table:table-row table:style-name="ro1">
          <table:table-cell office:value-type="string" calcext:value-type="string">
            <text:p>NWQQQEK</text:p>
          </table:table-cell>
          <table:table-cell table:formula="of:=SUBSTITUTE(SUBSTITUTE([.A1385];&quot;(+15.99)&quot;;&quot;&quot;);&quot;(+57.02)&quot;;&quot;&quot;)" office:value-type="string" office:string-value="NWQQQEK" calcext:value-type="string">
            <text:p>NWQQQEK</text:p>
          </table:table-cell>
        </table:table-row>
        <table:table-row table:style-name="ro1">
          <table:table-cell office:value-type="string" calcext:value-type="string">
            <text:p>THQEGAEYPESK</text:p>
          </table:table-cell>
          <table:table-cell table:formula="of:=SUBSTITUTE(SUBSTITUTE([.A1386];&quot;(+15.99)&quot;;&quot;&quot;);&quot;(+57.02)&quot;;&quot;&quot;)" office:value-type="string" office:string-value="THQEGAEYPESK" calcext:value-type="string">
            <text:p>THQEGAEYPESK</text:p>
          </table:table-cell>
        </table:table-row>
        <table:table-row table:style-name="ro1">
          <table:table-cell office:value-type="string" calcext:value-type="string">
            <text:p>MC(+57.02)DGTDVLLHLVVEEK</text:p>
          </table:table-cell>
          <table:table-cell table:formula="of:=SUBSTITUTE(SUBSTITUTE([.A1387];&quot;(+15.99)&quot;;&quot;&quot;);&quot;(+57.02)&quot;;&quot;&quot;)" office:value-type="string" office:string-value="MCDGTDVLLHLVVEEK" calcext:value-type="string">
            <text:p>MCDGTDVLLHLVVEEK</text:p>
          </table:table-cell>
        </table:table-row>
        <table:table-row table:style-name="ro1">
          <table:table-cell office:value-type="string" calcext:value-type="string">
            <text:p>KMKNNSAK</text:p>
          </table:table-cell>
          <table:table-cell table:formula="of:=SUBSTITUTE(SUBSTITUTE([.A1388];&quot;(+15.99)&quot;;&quot;&quot;);&quot;(+57.02)&quot;;&quot;&quot;)" office:value-type="string" office:string-value="KMKNNSAK" calcext:value-type="string">
            <text:p>KMKNNSAK</text:p>
          </table:table-cell>
        </table:table-row>
        <table:table-row table:style-name="ro1">
          <table:table-cell office:value-type="string" calcext:value-type="string">
            <text:p>NDPEVLSGPK</text:p>
          </table:table-cell>
          <table:table-cell table:formula="of:=SUBSTITUTE(SUBSTITUTE([.A1389];&quot;(+15.99)&quot;;&quot;&quot;);&quot;(+57.02)&quot;;&quot;&quot;)" office:value-type="string" office:string-value="NDPEVLSGPK" calcext:value-type="string">
            <text:p>NDPEVLSGPK</text:p>
          </table:table-cell>
        </table:table-row>
        <table:table-row table:style-name="ro1">
          <table:table-cell office:value-type="string" calcext:value-type="string">
            <text:p>ATESPGLALPRETR</text:p>
          </table:table-cell>
          <table:table-cell table:formula="of:=SUBSTITUTE(SUBSTITUTE([.A1390];&quot;(+15.99)&quot;;&quot;&quot;);&quot;(+57.02)&quot;;&quot;&quot;)" office:value-type="string" office:string-value="ATESPGLALPRETR" calcext:value-type="string">
            <text:p>ATESPGLALPRETR</text:p>
          </table:table-cell>
        </table:table-row>
        <table:table-row table:style-name="ro1">
          <table:table-cell office:value-type="string" calcext:value-type="string">
            <text:p>M(+15.99)WYNSLLHTMK</text:p>
          </table:table-cell>
          <table:table-cell table:formula="of:=SUBSTITUTE(SUBSTITUTE([.A1391];&quot;(+15.99)&quot;;&quot;&quot;);&quot;(+57.02)&quot;;&quot;&quot;)" office:value-type="string" office:string-value="MWYNSLLHTMK" calcext:value-type="string">
            <text:p>MWYNSLLHTMK</text:p>
          </table:table-cell>
        </table:table-row>
        <table:table-row table:style-name="ro1">
          <table:table-cell office:value-type="string" calcext:value-type="string">
            <text:p>NGVNDEADLK</text:p>
          </table:table-cell>
          <table:table-cell table:formula="of:=SUBSTITUTE(SUBSTITUTE([.A1392];&quot;(+15.99)&quot;;&quot;&quot;);&quot;(+57.02)&quot;;&quot;&quot;)" office:value-type="string" office:string-value="NGVNDEADLK" calcext:value-type="string">
            <text:p>NGVNDEADLK</text:p>
          </table:table-cell>
        </table:table-row>
        <table:table-row table:style-name="ro1">
          <table:table-cell office:value-type="string" calcext:value-type="string">
            <text:p>FGTPTPVLFK</text:p>
          </table:table-cell>
          <table:table-cell table:formula="of:=SUBSTITUTE(SUBSTITUTE([.A1393];&quot;(+15.99)&quot;;&quot;&quot;);&quot;(+57.02)&quot;;&quot;&quot;)" office:value-type="string" office:string-value="FGTPTPVLFK" calcext:value-type="string">
            <text:p>FGTPTPVLFK</text:p>
          </table:table-cell>
        </table:table-row>
        <table:table-row table:style-name="ro1">
          <table:table-cell office:value-type="string" calcext:value-type="string">
            <text:p>GM(+15.99)PALEAWARR</text:p>
          </table:table-cell>
          <table:table-cell table:formula="of:=SUBSTITUTE(SUBSTITUTE([.A1394];&quot;(+15.99)&quot;;&quot;&quot;);&quot;(+57.02)&quot;;&quot;&quot;)" office:value-type="string" office:string-value="GMPALEAWARR" calcext:value-type="string">
            <text:p>GMPALEAWARR</text:p>
          </table:table-cell>
        </table:table-row>
        <table:table-row table:style-name="ro1">
          <table:table-cell office:value-type="string" calcext:value-type="string">
            <text:p>VPFVKNSPGM(+15.99)PDLK</text:p>
          </table:table-cell>
          <table:table-cell table:formula="of:=SUBSTITUTE(SUBSTITUTE([.A1395];&quot;(+15.99)&quot;;&quot;&quot;);&quot;(+57.02)&quot;;&quot;&quot;)" office:value-type="string" office:string-value="VPFVKNSPGMPDLK" calcext:value-type="string">
            <text:p>VPFVKNSPGMPDLK</text:p>
          </table:table-cell>
        </table:table-row>
        <table:table-row table:style-name="ro1">
          <table:table-cell office:value-type="string" calcext:value-type="string">
            <text:p>SDGLGYSEK</text:p>
          </table:table-cell>
          <table:table-cell table:formula="of:=SUBSTITUTE(SUBSTITUTE([.A1396];&quot;(+15.99)&quot;;&quot;&quot;);&quot;(+57.02)&quot;;&quot;&quot;)" office:value-type="string" office:string-value="SDGLGYSEK" calcext:value-type="string">
            <text:p>SDGLGYSEK</text:p>
          </table:table-cell>
        </table:table-row>
        <table:table-row table:style-name="ro1">
          <table:table-cell office:value-type="string" calcext:value-type="string">
            <text:p>RSYSALAENFK</text:p>
          </table:table-cell>
          <table:table-cell table:formula="of:=SUBSTITUTE(SUBSTITUTE([.A1397];&quot;(+15.99)&quot;;&quot;&quot;);&quot;(+57.02)&quot;;&quot;&quot;)" office:value-type="string" office:string-value="RSYSALAENFK" calcext:value-type="string">
            <text:p>RSYSALAENFK</text:p>
          </table:table-cell>
        </table:table-row>
        <table:table-row table:style-name="ro1">
          <table:table-cell office:value-type="string" calcext:value-type="string">
            <text:p>APAQELVK</text:p>
          </table:table-cell>
          <table:table-cell table:formula="of:=SUBSTITUTE(SUBSTITUTE([.A1398];&quot;(+15.99)&quot;;&quot;&quot;);&quot;(+57.02)&quot;;&quot;&quot;)" office:value-type="string" office:string-value="APAQELVK" calcext:value-type="string">
            <text:p>APAQELVK</text:p>
          </table:table-cell>
        </table:table-row>
        <table:table-row table:style-name="ro1">
          <table:table-cell office:value-type="string" calcext:value-type="string">
            <text:p>NFTSDLGLAPR</text:p>
          </table:table-cell>
          <table:table-cell table:formula="of:=SUBSTITUTE(SUBSTITUTE([.A1399];&quot;(+15.99)&quot;;&quot;&quot;);&quot;(+57.02)&quot;;&quot;&quot;)" office:value-type="string" office:string-value="NFTSDLGLAPR" calcext:value-type="string">
            <text:p>NFTSDLGLAPR</text:p>
          </table:table-cell>
        </table:table-row>
        <table:table-row table:style-name="ro1">
          <table:table-cell office:value-type="string" calcext:value-type="string">
            <text:p>MWLYDLWEAATANR</text:p>
          </table:table-cell>
          <table:table-cell table:formula="of:=SUBSTITUTE(SUBSTITUTE([.A1400];&quot;(+15.99)&quot;;&quot;&quot;);&quot;(+57.02)&quot;;&quot;&quot;)" office:value-type="string" office:string-value="MWLYDLWEAATANR" calcext:value-type="string">
            <text:p>MWLYDLWEAATANR</text:p>
          </table:table-cell>
        </table:table-row>
        <table:table-row table:style-name="ro1">
          <table:table-cell office:value-type="string" calcext:value-type="string">
            <text:p>C(+57.02)SKSLALASLLAK</text:p>
          </table:table-cell>
          <table:table-cell table:formula="of:=SUBSTITUTE(SUBSTITUTE([.A1401];&quot;(+15.99)&quot;;&quot;&quot;);&quot;(+57.02)&quot;;&quot;&quot;)" office:value-type="string" office:string-value="CSKSLALASLLAK" calcext:value-type="string">
            <text:p>CSKSLALASLLAK</text:p>
          </table:table-cell>
        </table:table-row>
        <table:table-row table:style-name="ro1">
          <table:table-cell office:value-type="string" calcext:value-type="string">
            <text:p>DTDDDKEASK</text:p>
          </table:table-cell>
          <table:table-cell table:formula="of:=SUBSTITUTE(SUBSTITUTE([.A1402];&quot;(+15.99)&quot;;&quot;&quot;);&quot;(+57.02)&quot;;&quot;&quot;)" office:value-type="string" office:string-value="DTDDDKEASK" calcext:value-type="string">
            <text:p>DTDDDKEASK</text:p>
          </table:table-cell>
        </table:table-row>
        <table:table-row table:style-name="ro1">
          <table:table-cell office:value-type="string" calcext:value-type="string">
            <text:p>KNYGYAYNMK</text:p>
          </table:table-cell>
          <table:table-cell table:formula="of:=SUBSTITUTE(SUBSTITUTE([.A1403];&quot;(+15.99)&quot;;&quot;&quot;);&quot;(+57.02)&quot;;&quot;&quot;)" office:value-type="string" office:string-value="KNYGYAYNMK" calcext:value-type="string">
            <text:p>KNYGYAYNMK</text:p>
          </table:table-cell>
        </table:table-row>
        <table:table-row table:style-name="ro1">
          <table:table-cell office:value-type="string" calcext:value-type="string">
            <text:p>QVDM(+15.99)WC(+57.02)GAK</text:p>
          </table:table-cell>
          <table:table-cell table:formula="of:=SUBSTITUTE(SUBSTITUTE([.A1404];&quot;(+15.99)&quot;;&quot;&quot;);&quot;(+57.02)&quot;;&quot;&quot;)" office:value-type="string" office:string-value="QVDMWCGAK" calcext:value-type="string">
            <text:p>QVDMWCGAK</text:p>
          </table:table-cell>
        </table:table-row>
        <table:table-row table:style-name="ro1">
          <table:table-cell office:value-type="string" calcext:value-type="string">
            <text:p>GQPQSTQHEAPYFK</text:p>
          </table:table-cell>
          <table:table-cell table:formula="of:=SUBSTITUTE(SUBSTITUTE([.A1405];&quot;(+15.99)&quot;;&quot;&quot;);&quot;(+57.02)&quot;;&quot;&quot;)" office:value-type="string" office:string-value="GQPQSTQHEAPYFK" calcext:value-type="string">
            <text:p>GQPQSTQHEAPYFK</text:p>
          </table:table-cell>
        </table:table-row>
        <table:table-row table:style-name="ro1">
          <table:table-cell office:value-type="string" calcext:value-type="string">
            <text:p>TGNGGPWLNLFK</text:p>
          </table:table-cell>
          <table:table-cell table:formula="of:=SUBSTITUTE(SUBSTITUTE([.A1406];&quot;(+15.99)&quot;;&quot;&quot;);&quot;(+57.02)&quot;;&quot;&quot;)" office:value-type="string" office:string-value="TGNGGPWLNLFK" calcext:value-type="string">
            <text:p>TGNGGPWLNLFK</text:p>
          </table:table-cell>
        </table:table-row>
        <table:table-row table:style-name="ro1">
          <table:table-cell office:value-type="string" calcext:value-type="string">
            <text:p>MYGQLPER</text:p>
          </table:table-cell>
          <table:table-cell table:formula="of:=SUBSTITUTE(SUBSTITUTE([.A1407];&quot;(+15.99)&quot;;&quot;&quot;);&quot;(+57.02)&quot;;&quot;&quot;)" office:value-type="string" office:string-value="MYGQLPER" calcext:value-type="string">
            <text:p>MYGQLPER</text:p>
          </table:table-cell>
        </table:table-row>
        <table:table-row table:style-name="ro1">
          <table:table-cell office:value-type="string" calcext:value-type="string">
            <text:p>C(+57.02)LFSSM(+15.99)FALSR</text:p>
          </table:table-cell>
          <table:table-cell table:formula="of:=SUBSTITUTE(SUBSTITUTE([.A1408];&quot;(+15.99)&quot;;&quot;&quot;);&quot;(+57.02)&quot;;&quot;&quot;)" office:value-type="string" office:string-value="CLFSSMFALSR" calcext:value-type="string">
            <text:p>CLFSSMFALSR</text:p>
          </table:table-cell>
        </table:table-row>
        <table:table-row table:style-name="ro1">
          <table:table-cell office:value-type="string" calcext:value-type="string">
            <text:p>NPNGEC(+57.02)C(+57.02)GR</text:p>
          </table:table-cell>
          <table:table-cell table:formula="of:=SUBSTITUTE(SUBSTITUTE([.A1409];&quot;(+15.99)&quot;;&quot;&quot;);&quot;(+57.02)&quot;;&quot;&quot;)" office:value-type="string" office:string-value="NPNGECCGR" calcext:value-type="string">
            <text:p>NPNGECCGR</text:p>
          </table:table-cell>
        </table:table-row>
        <table:table-row table:style-name="ro1">
          <table:table-cell office:value-type="string" calcext:value-type="string">
            <text:p>RHSWHEEDLK</text:p>
          </table:table-cell>
          <table:table-cell table:formula="of:=SUBSTITUTE(SUBSTITUTE([.A1410];&quot;(+15.99)&quot;;&quot;&quot;);&quot;(+57.02)&quot;;&quot;&quot;)" office:value-type="string" office:string-value="RHSWHEEDLK" calcext:value-type="string">
            <text:p>RHSWHEEDLK</text:p>
          </table:table-cell>
        </table:table-row>
        <table:table-row table:style-name="ro1">
          <table:table-cell office:value-type="string" calcext:value-type="string">
            <text:p>HFVQDLNGQALTVANR</text:p>
          </table:table-cell>
          <table:table-cell table:formula="of:=SUBSTITUTE(SUBSTITUTE([.A1411];&quot;(+15.99)&quot;;&quot;&quot;);&quot;(+57.02)&quot;;&quot;&quot;)" office:value-type="string" office:string-value="HFVQDLNGQALTVANR" calcext:value-type="string">
            <text:p>HFVQDLNGQALTVANR</text:p>
          </table:table-cell>
        </table:table-row>
        <table:table-row table:style-name="ro1">
          <table:table-cell office:value-type="string" calcext:value-type="string">
            <text:p>WPWPVFYGFVLPK</text:p>
          </table:table-cell>
          <table:table-cell table:formula="of:=SUBSTITUTE(SUBSTITUTE([.A1412];&quot;(+15.99)&quot;;&quot;&quot;);&quot;(+57.02)&quot;;&quot;&quot;)" office:value-type="string" office:string-value="WPWPVFYGFVLPK" calcext:value-type="string">
            <text:p>WPWPVFYGFVLPK</text:p>
          </table:table-cell>
        </table:table-row>
        <table:table-row table:style-name="ro1">
          <table:table-cell office:value-type="string" calcext:value-type="string">
            <text:p>DSGSSYPSLSFYPGSR</text:p>
          </table:table-cell>
          <table:table-cell table:formula="of:=SUBSTITUTE(SUBSTITUTE([.A1413];&quot;(+15.99)&quot;;&quot;&quot;);&quot;(+57.02)&quot;;&quot;&quot;)" office:value-type="string" office:string-value="DSGSSYPSLSFYPGSR" calcext:value-type="string">
            <text:p>DSGSSYPSLSFYPGSR</text:p>
          </table:table-cell>
        </table:table-row>
        <table:table-row table:style-name="ro1">
          <table:table-cell office:value-type="string" calcext:value-type="string">
            <text:p>ENYNKLK</text:p>
          </table:table-cell>
          <table:table-cell table:formula="of:=SUBSTITUTE(SUBSTITUTE([.A1414];&quot;(+15.99)&quot;;&quot;&quot;);&quot;(+57.02)&quot;;&quot;&quot;)" office:value-type="string" office:string-value="ENYNKLK" calcext:value-type="string">
            <text:p>ENYNKLK</text:p>
          </table:table-cell>
        </table:table-row>
        <table:table-row table:style-name="ro1">
          <table:table-cell office:value-type="string" calcext:value-type="string">
            <text:p>KGFMNTEVLRWDSK</text:p>
          </table:table-cell>
          <table:table-cell table:formula="of:=SUBSTITUTE(SUBSTITUTE([.A1415];&quot;(+15.99)&quot;;&quot;&quot;);&quot;(+57.02)&quot;;&quot;&quot;)" office:value-type="string" office:string-value="KGFMNTEVLRWDSK" calcext:value-type="string">
            <text:p>KGFMNTEVLRWDSK</text:p>
          </table:table-cell>
        </table:table-row>
        <table:table-row table:style-name="ro1">
          <table:table-cell office:value-type="string" calcext:value-type="string">
            <text:p>QRALEYATYGKMK</text:p>
          </table:table-cell>
          <table:table-cell table:formula="of:=SUBSTITUTE(SUBSTITUTE([.A1416];&quot;(+15.99)&quot;;&quot;&quot;);&quot;(+57.02)&quot;;&quot;&quot;)" office:value-type="string" office:string-value="QRALEYATYGKMK" calcext:value-type="string">
            <text:p>QRALEYATYGKMK</text:p>
          </table:table-cell>
        </table:table-row>
        <table:table-row table:style-name="ro1">
          <table:table-cell office:value-type="string" calcext:value-type="string">
            <text:p>ETVYLLSGR</text:p>
          </table:table-cell>
          <table:table-cell table:formula="of:=SUBSTITUTE(SUBSTITUTE([.A1417];&quot;(+15.99)&quot;;&quot;&quot;);&quot;(+57.02)&quot;;&quot;&quot;)" office:value-type="string" office:string-value="ETVYLLSGR" calcext:value-type="string">
            <text:p>ETVYLLSGR</text:p>
          </table:table-cell>
        </table:table-row>
        <table:table-row table:style-name="ro1">
          <table:table-cell office:value-type="string" calcext:value-type="string">
            <text:p>KPPYPLPK</text:p>
          </table:table-cell>
          <table:table-cell table:formula="of:=SUBSTITUTE(SUBSTITUTE([.A1418];&quot;(+15.99)&quot;;&quot;&quot;);&quot;(+57.02)&quot;;&quot;&quot;)" office:value-type="string" office:string-value="KPPYPLPK" calcext:value-type="string">
            <text:p>KPPYPLPK</text:p>
          </table:table-cell>
        </table:table-row>
        <table:table-row table:style-name="ro1">
          <table:table-cell office:value-type="string" calcext:value-type="string">
            <text:p>KVMKNNVEAFVLNAHR</text:p>
          </table:table-cell>
          <table:table-cell table:formula="of:=SUBSTITUTE(SUBSTITUTE([.A1419];&quot;(+15.99)&quot;;&quot;&quot;);&quot;(+57.02)&quot;;&quot;&quot;)" office:value-type="string" office:string-value="KVMKNNVEAFVLNAHR" calcext:value-type="string">
            <text:p>KVMKNNVEAFVLNAHR</text:p>
          </table:table-cell>
        </table:table-row>
        <table:table-row table:style-name="ro1">
          <table:table-cell office:value-type="string" calcext:value-type="string">
            <text:p>QNMAC(+57.02)PTDM(+15.99)LSLR</text:p>
          </table:table-cell>
          <table:table-cell table:formula="of:=SUBSTITUTE(SUBSTITUTE([.A1420];&quot;(+15.99)&quot;;&quot;&quot;);&quot;(+57.02)&quot;;&quot;&quot;)" office:value-type="string" office:string-value="QNMACPTDMLSLR" calcext:value-type="string">
            <text:p>QNMACPTDMLSLR</text:p>
          </table:table-cell>
        </table:table-row>
        <table:table-row table:style-name="ro1">
          <table:table-cell office:value-type="string" calcext:value-type="string">
            <text:p>YNPANQK</text:p>
          </table:table-cell>
          <table:table-cell table:formula="of:=SUBSTITUTE(SUBSTITUTE([.A1421];&quot;(+15.99)&quot;;&quot;&quot;);&quot;(+57.02)&quot;;&quot;&quot;)" office:value-type="string" office:string-value="YNPANQK" calcext:value-type="string">
            <text:p>YNPANQK</text:p>
          </table:table-cell>
        </table:table-row>
        <table:table-row table:style-name="ro1">
          <table:table-cell office:value-type="string" calcext:value-type="string">
            <text:p>GAVRC(+57.02)HHVALNK</text:p>
          </table:table-cell>
          <table:table-cell table:formula="of:=SUBSTITUTE(SUBSTITUTE([.A1422];&quot;(+15.99)&quot;;&quot;&quot;);&quot;(+57.02)&quot;;&quot;&quot;)" office:value-type="string" office:string-value="GAVRCHHVALNK" calcext:value-type="string">
            <text:p>GAVRCHHVALNK</text:p>
          </table:table-cell>
        </table:table-row>
        <table:table-row table:style-name="ro1">
          <table:table-cell office:value-type="string" calcext:value-type="string">
            <text:p>HMTM(+15.99)GGWTSASR</text:p>
          </table:table-cell>
          <table:table-cell table:formula="of:=SUBSTITUTE(SUBSTITUTE([.A1423];&quot;(+15.99)&quot;;&quot;&quot;);&quot;(+57.02)&quot;;&quot;&quot;)" office:value-type="string" office:string-value="HMTMGGWTSASR" calcext:value-type="string">
            <text:p>HMTMGGWTSASR</text:p>
          </table:table-cell>
        </table:table-row>
        <table:table-row table:style-name="ro1">
          <table:table-cell office:value-type="string" calcext:value-type="string">
            <text:p>KNNDTSSVGSDAHK</text:p>
          </table:table-cell>
          <table:table-cell table:formula="of:=SUBSTITUTE(SUBSTITUTE([.A1424];&quot;(+15.99)&quot;;&quot;&quot;);&quot;(+57.02)&quot;;&quot;&quot;)" office:value-type="string" office:string-value="KNNDTSSVGSDAHK" calcext:value-type="string">
            <text:p>KNNDTSSVGSDAHK</text:p>
          </table:table-cell>
        </table:table-row>
        <table:table-row table:style-name="ro1">
          <table:table-cell office:value-type="string" calcext:value-type="string">
            <text:p>KFVLLDELVM(+15.99)VGSWK</text:p>
          </table:table-cell>
          <table:table-cell table:formula="of:=SUBSTITUTE(SUBSTITUTE([.A1425];&quot;(+15.99)&quot;;&quot;&quot;);&quot;(+57.02)&quot;;&quot;&quot;)" office:value-type="string" office:string-value="KFVLLDELVMVGSWK" calcext:value-type="string">
            <text:p>KFVLLDELVMVGSWK</text:p>
          </table:table-cell>
        </table:table-row>
        <table:table-row table:style-name="ro1">
          <table:table-cell office:value-type="string" calcext:value-type="string">
            <text:p>LPVWEAEMSK</text:p>
          </table:table-cell>
          <table:table-cell table:formula="of:=SUBSTITUTE(SUBSTITUTE([.A1426];&quot;(+15.99)&quot;;&quot;&quot;);&quot;(+57.02)&quot;;&quot;&quot;)" office:value-type="string" office:string-value="LPVWEAEMSK" calcext:value-type="string">
            <text:p>LPVWEAEMSK</text:p>
          </table:table-cell>
        </table:table-row>
        <table:table-row table:style-name="ro1">
          <table:table-cell office:value-type="string" calcext:value-type="string">
            <text:p>EWVLSDPC(+57.02)TSC(+57.02)NNRK</text:p>
          </table:table-cell>
          <table:table-cell table:formula="of:=SUBSTITUTE(SUBSTITUTE([.A1427];&quot;(+15.99)&quot;;&quot;&quot;);&quot;(+57.02)&quot;;&quot;&quot;)" office:value-type="string" office:string-value="EWVLSDPCTSCNNRK" calcext:value-type="string">
            <text:p>EWVLSDPCTSCNNRK</text:p>
          </table:table-cell>
        </table:table-row>
        <table:table-row table:style-name="ro1">
          <table:table-cell office:value-type="string" calcext:value-type="string">
            <text:p>ELWMPALEAADAMTK</text:p>
          </table:table-cell>
          <table:table-cell table:formula="of:=SUBSTITUTE(SUBSTITUTE([.A1428];&quot;(+15.99)&quot;;&quot;&quot;);&quot;(+57.02)&quot;;&quot;&quot;)" office:value-type="string" office:string-value="ELWMPALEAADAMTK" calcext:value-type="string">
            <text:p>ELWMPALEAADAMTK</text:p>
          </table:table-cell>
        </table:table-row>
        <table:table-row table:style-name="ro1">
          <table:table-cell office:value-type="string" calcext:value-type="string">
            <text:p>HSSEKDPEANK</text:p>
          </table:table-cell>
          <table:table-cell table:formula="of:=SUBSTITUTE(SUBSTITUTE([.A1429];&quot;(+15.99)&quot;;&quot;&quot;);&quot;(+57.02)&quot;;&quot;&quot;)" office:value-type="string" office:string-value="HSSEKDPEANK" calcext:value-type="string">
            <text:p>HSSEKDPEANK</text:p>
          </table:table-cell>
        </table:table-row>
        <table:table-row table:style-name="ro1">
          <table:table-cell office:value-type="string" calcext:value-type="string">
            <text:p>VC(+57.02)WLDEPYLLLTDKK</text:p>
          </table:table-cell>
          <table:table-cell table:formula="of:=SUBSTITUTE(SUBSTITUTE([.A1430];&quot;(+15.99)&quot;;&quot;&quot;);&quot;(+57.02)&quot;;&quot;&quot;)" office:value-type="string" office:string-value="VCWLDEPYLLLTDKK" calcext:value-type="string">
            <text:p>VCWLDEPYLLLTDKK</text:p>
          </table:table-cell>
        </table:table-row>
        <table:table-row table:style-name="ro1">
          <table:table-cell office:value-type="string" calcext:value-type="string">
            <text:p>SPEGDSTVGYSK</text:p>
          </table:table-cell>
          <table:table-cell table:formula="of:=SUBSTITUTE(SUBSTITUTE([.A1431];&quot;(+15.99)&quot;;&quot;&quot;);&quot;(+57.02)&quot;;&quot;&quot;)" office:value-type="string" office:string-value="SPEGDSTVGYSK" calcext:value-type="string">
            <text:p>SPEGDSTVGYSK</text:p>
          </table:table-cell>
        </table:table-row>
        <table:table-row table:style-name="ro1">
          <table:table-cell office:value-type="string" calcext:value-type="string">
            <text:p>LPKGWDERAGMK</text:p>
          </table:table-cell>
          <table:table-cell table:formula="of:=SUBSTITUTE(SUBSTITUTE([.A1432];&quot;(+15.99)&quot;;&quot;&quot;);&quot;(+57.02)&quot;;&quot;&quot;)" office:value-type="string" office:string-value="LPKGWDERAGMK" calcext:value-type="string">
            <text:p>LPKGWDERAGMK</text:p>
          </table:table-cell>
        </table:table-row>
        <table:table-row table:style-name="ro1">
          <table:table-cell office:value-type="string" calcext:value-type="string">
            <text:p>FLWVDDDEEANAGPK</text:p>
          </table:table-cell>
          <table:table-cell table:formula="of:=SUBSTITUTE(SUBSTITUTE([.A1433];&quot;(+15.99)&quot;;&quot;&quot;);&quot;(+57.02)&quot;;&quot;&quot;)" office:value-type="string" office:string-value="FLWVDDDEEANAGPK" calcext:value-type="string">
            <text:p>FLWVDDDEEANAGPK</text:p>
          </table:table-cell>
        </table:table-row>
        <table:table-row table:style-name="ro1">
          <table:table-cell office:value-type="string" calcext:value-type="string">
            <text:p>FLTKFLLFPFVK</text:p>
          </table:table-cell>
          <table:table-cell table:formula="of:=SUBSTITUTE(SUBSTITUTE([.A1434];&quot;(+15.99)&quot;;&quot;&quot;);&quot;(+57.02)&quot;;&quot;&quot;)" office:value-type="string" office:string-value="FLTKFLLFPFVK" calcext:value-type="string">
            <text:p>FLTKFLLFPFVK</text:p>
          </table:table-cell>
        </table:table-row>
        <table:table-row table:style-name="ro1">
          <table:table-cell office:value-type="string" calcext:value-type="string">
            <text:p>NEADAAAVEPGR</text:p>
          </table:table-cell>
          <table:table-cell table:formula="of:=SUBSTITUTE(SUBSTITUTE([.A1435];&quot;(+15.99)&quot;;&quot;&quot;);&quot;(+57.02)&quot;;&quot;&quot;)" office:value-type="string" office:string-value="NEADAAAVEPGR" calcext:value-type="string">
            <text:p>NEADAAAVEPGR</text:p>
          </table:table-cell>
        </table:table-row>
        <table:table-row table:style-name="ro1">
          <table:table-cell office:value-type="string" calcext:value-type="string">
            <text:p>SNRWHAANETGSAVK</text:p>
          </table:table-cell>
          <table:table-cell table:formula="of:=SUBSTITUTE(SUBSTITUTE([.A1436];&quot;(+15.99)&quot;;&quot;&quot;);&quot;(+57.02)&quot;;&quot;&quot;)" office:value-type="string" office:string-value="SNRWHAANETGSAVK" calcext:value-type="string">
            <text:p>SNRWHAANETGSAVK</text:p>
          </table:table-cell>
        </table:table-row>
        <table:table-row table:style-name="ro1">
          <table:table-cell office:value-type="string" calcext:value-type="string">
            <text:p>QQAEVPLDEPK</text:p>
          </table:table-cell>
          <table:table-cell table:formula="of:=SUBSTITUTE(SUBSTITUTE([.A1437];&quot;(+15.99)&quot;;&quot;&quot;);&quot;(+57.02)&quot;;&quot;&quot;)" office:value-type="string" office:string-value="QQAEVPLDEPK" calcext:value-type="string">
            <text:p>QQAEVPLDEPK</text:p>
          </table:table-cell>
        </table:table-row>
        <table:table-row table:style-name="ro1">
          <table:table-cell office:value-type="string" calcext:value-type="string">
            <text:p>AKLAEEVTR</text:p>
          </table:table-cell>
          <table:table-cell table:formula="of:=SUBSTITUTE(SUBSTITUTE([.A1438];&quot;(+15.99)&quot;;&quot;&quot;);&quot;(+57.02)&quot;;&quot;&quot;)" office:value-type="string" office:string-value="AKLAEEVTR" calcext:value-type="string">
            <text:p>AKLAEEVTR</text:p>
          </table:table-cell>
        </table:table-row>
        <table:table-row table:style-name="ro1">
          <table:table-cell office:value-type="string" calcext:value-type="string">
            <text:p>SYVVSYSSNFLYC(+57.02)HEK</text:p>
          </table:table-cell>
          <table:table-cell table:formula="of:=SUBSTITUTE(SUBSTITUTE([.A1439];&quot;(+15.99)&quot;;&quot;&quot;);&quot;(+57.02)&quot;;&quot;&quot;)" office:value-type="string" office:string-value="SYVVSYSSNFLYCHEK" calcext:value-type="string">
            <text:p>SYVVSYSSNFLYCHEK</text:p>
          </table:table-cell>
        </table:table-row>
        <table:table-row table:style-name="ro1">
          <table:table-cell office:value-type="string" calcext:value-type="string">
            <text:p>GKDPSSVATLK</text:p>
          </table:table-cell>
          <table:table-cell table:formula="of:=SUBSTITUTE(SUBSTITUTE([.A1440];&quot;(+15.99)&quot;;&quot;&quot;);&quot;(+57.02)&quot;;&quot;&quot;)" office:value-type="string" office:string-value="GKDPSSVATLK" calcext:value-type="string">
            <text:p>GKDPSSVATLK</text:p>
          </table:table-cell>
        </table:table-row>
        <table:table-row table:style-name="ro1">
          <table:table-cell office:value-type="string" calcext:value-type="string">
            <text:p>EPELNYAM(+15.99)DLPK</text:p>
          </table:table-cell>
          <table:table-cell table:formula="of:=SUBSTITUTE(SUBSTITUTE([.A1441];&quot;(+15.99)&quot;;&quot;&quot;);&quot;(+57.02)&quot;;&quot;&quot;)" office:value-type="string" office:string-value="EPELNYAMDLPK" calcext:value-type="string">
            <text:p>EPELNYAMDLPK</text:p>
          </table:table-cell>
        </table:table-row>
        <table:table-row table:style-name="ro1">
          <table:table-cell office:value-type="string" calcext:value-type="string">
            <text:p>QM(+15.99)LELVFAPAK</text:p>
          </table:table-cell>
          <table:table-cell table:formula="of:=SUBSTITUTE(SUBSTITUTE([.A1442];&quot;(+15.99)&quot;;&quot;&quot;);&quot;(+57.02)&quot;;&quot;&quot;)" office:value-type="string" office:string-value="QMLELVFAPAK" calcext:value-type="string">
            <text:p>QMLELVFAPAK</text:p>
          </table:table-cell>
        </table:table-row>
        <table:table-row table:style-name="ro1">
          <table:table-cell office:value-type="string" calcext:value-type="string">
            <text:p>VYSLPLK</text:p>
          </table:table-cell>
          <table:table-cell table:formula="of:=SUBSTITUTE(SUBSTITUTE([.A1443];&quot;(+15.99)&quot;;&quot;&quot;);&quot;(+57.02)&quot;;&quot;&quot;)" office:value-type="string" office:string-value="VYSLPLK" calcext:value-type="string">
            <text:p>VYSLPLK</text:p>
          </table:table-cell>
        </table:table-row>
        <table:table-row table:style-name="ro1">
          <table:table-cell office:value-type="string" calcext:value-type="string">
            <text:p>FGNLDLAQAEELTTMVEK</text:p>
          </table:table-cell>
          <table:table-cell table:formula="of:=SUBSTITUTE(SUBSTITUTE([.A1444];&quot;(+15.99)&quot;;&quot;&quot;);&quot;(+57.02)&quot;;&quot;&quot;)" office:value-type="string" office:string-value="FGNLDLAQAEELTTMVEK" calcext:value-type="string">
            <text:p>FGNLDLAQAEELTTMVEK</text:p>
          </table:table-cell>
        </table:table-row>
        <table:table-row table:style-name="ro1">
          <table:table-cell office:value-type="string" calcext:value-type="string">
            <text:p>MFAQFMVPK</text:p>
          </table:table-cell>
          <table:table-cell table:formula="of:=SUBSTITUTE(SUBSTITUTE([.A1445];&quot;(+15.99)&quot;;&quot;&quot;);&quot;(+57.02)&quot;;&quot;&quot;)" office:value-type="string" office:string-value="MFAQFMVPK" calcext:value-type="string">
            <text:p>MFAQFMVPK</text:p>
          </table:table-cell>
        </table:table-row>
        <table:table-row table:style-name="ro1">
          <table:table-cell office:value-type="string" calcext:value-type="string">
            <text:p>QGLSGVVM(+15.99)KFEPR</text:p>
          </table:table-cell>
          <table:table-cell table:formula="of:=SUBSTITUTE(SUBSTITUTE([.A1446];&quot;(+15.99)&quot;;&quot;&quot;);&quot;(+57.02)&quot;;&quot;&quot;)" office:value-type="string" office:string-value="QGLSGVVMKFEPR" calcext:value-type="string">
            <text:p>QGLSGVVMKFEPR</text:p>
          </table:table-cell>
        </table:table-row>
        <table:table-row table:style-name="ro1">
          <table:table-cell office:value-type="string" calcext:value-type="string">
            <text:p>KNANSGKSAFEYFSDK</text:p>
          </table:table-cell>
          <table:table-cell table:formula="of:=SUBSTITUTE(SUBSTITUTE([.A1447];&quot;(+15.99)&quot;;&quot;&quot;);&quot;(+57.02)&quot;;&quot;&quot;)" office:value-type="string" office:string-value="KNANSGKSAFEYFSDK" calcext:value-type="string">
            <text:p>KNANSGKSAFEYFSDK</text:p>
          </table:table-cell>
        </table:table-row>
        <table:table-row table:style-name="ro1">
          <table:table-cell office:value-type="string" calcext:value-type="string">
            <text:p>C(+57.02)HQLVADLPEKK</text:p>
          </table:table-cell>
          <table:table-cell table:formula="of:=SUBSTITUTE(SUBSTITUTE([.A1448];&quot;(+15.99)&quot;;&quot;&quot;);&quot;(+57.02)&quot;;&quot;&quot;)" office:value-type="string" office:string-value="CHQLVADLPEKK" calcext:value-type="string">
            <text:p>CHQLVADLPEKK</text:p>
          </table:table-cell>
        </table:table-row>
        <table:table-row table:style-name="ro1">
          <table:table-cell office:value-type="string" calcext:value-type="string">
            <text:p>KQQAQANC(+57.02)LLAEDLEK</text:p>
          </table:table-cell>
          <table:table-cell table:formula="of:=SUBSTITUTE(SUBSTITUTE([.A1449];&quot;(+15.99)&quot;;&quot;&quot;);&quot;(+57.02)&quot;;&quot;&quot;)" office:value-type="string" office:string-value="KQQAQANCLLAEDLEK" calcext:value-type="string">
            <text:p>KQQAQANCLLAEDLEK</text:p>
          </table:table-cell>
        </table:table-row>
        <table:table-row table:style-name="ro1">
          <table:table-cell office:value-type="string" calcext:value-type="string">
            <text:p>AFVWAQVAK</text:p>
          </table:table-cell>
          <table:table-cell table:formula="of:=SUBSTITUTE(SUBSTITUTE([.A1450];&quot;(+15.99)&quot;;&quot;&quot;);&quot;(+57.02)&quot;;&quot;&quot;)" office:value-type="string" office:string-value="AFVWAQVAK" calcext:value-type="string">
            <text:p>AFVWAQVAK</text:p>
          </table:table-cell>
        </table:table-row>
        <table:table-row table:style-name="ro1">
          <table:table-cell office:value-type="string" calcext:value-type="string">
            <text:p>QQC(+57.02)LVADLPEQK</text:p>
          </table:table-cell>
          <table:table-cell table:formula="of:=SUBSTITUTE(SUBSTITUTE([.A1451];&quot;(+15.99)&quot;;&quot;&quot;);&quot;(+57.02)&quot;;&quot;&quot;)" office:value-type="string" office:string-value="QQCLVADLPEQK" calcext:value-type="string">
            <text:p>QQCLVADLPEQK</text:p>
          </table:table-cell>
        </table:table-row>
        <table:table-row table:style-name="ro1">
          <table:table-cell office:value-type="string" calcext:value-type="string">
            <text:p>QQYFTNNEWPK</text:p>
          </table:table-cell>
          <table:table-cell table:formula="of:=SUBSTITUTE(SUBSTITUTE([.A1452];&quot;(+15.99)&quot;;&quot;&quot;);&quot;(+57.02)&quot;;&quot;&quot;)" office:value-type="string" office:string-value="QQYFTNNEWPK" calcext:value-type="string">
            <text:p>QQYFTNNEWPK</text:p>
          </table:table-cell>
        </table:table-row>
        <table:table-row table:style-name="ro1">
          <table:table-cell office:value-type="string" calcext:value-type="string">
            <text:p>KDLSNELAMNK</text:p>
          </table:table-cell>
          <table:table-cell table:formula="of:=SUBSTITUTE(SUBSTITUTE([.A1453];&quot;(+15.99)&quot;;&quot;&quot;);&quot;(+57.02)&quot;;&quot;&quot;)" office:value-type="string" office:string-value="KDLSNELAMNK" calcext:value-type="string">
            <text:p>KDLSNELAMNK</text:p>
          </table:table-cell>
        </table:table-row>
        <table:table-row table:style-name="ro1">
          <table:table-cell office:value-type="string" calcext:value-type="string">
            <text:p>DVLNTLRSK</text:p>
          </table:table-cell>
          <table:table-cell table:formula="of:=SUBSTITUTE(SUBSTITUTE([.A1454];&quot;(+15.99)&quot;;&quot;&quot;);&quot;(+57.02)&quot;;&quot;&quot;)" office:value-type="string" office:string-value="DVLNTLRSK" calcext:value-type="string">
            <text:p>DVLNTLRSK</text:p>
          </table:table-cell>
        </table:table-row>
        <table:table-row table:style-name="ro1">
          <table:table-cell office:value-type="string" calcext:value-type="string">
            <text:p>FYQLNPQEALDYVGPMR</text:p>
          </table:table-cell>
          <table:table-cell table:formula="of:=SUBSTITUTE(SUBSTITUTE([.A1455];&quot;(+15.99)&quot;;&quot;&quot;);&quot;(+57.02)&quot;;&quot;&quot;)" office:value-type="string" office:string-value="FYQLNPQEALDYVGPMR" calcext:value-type="string">
            <text:p>FYQLNPQEALDYVGPMR</text:p>
          </table:table-cell>
        </table:table-row>
        <table:table-row table:style-name="ro1">
          <table:table-cell office:value-type="string" calcext:value-type="string">
            <text:p>SNHDPLSPEWR</text:p>
          </table:table-cell>
          <table:table-cell table:formula="of:=SUBSTITUTE(SUBSTITUTE([.A1456];&quot;(+15.99)&quot;;&quot;&quot;);&quot;(+57.02)&quot;;&quot;&quot;)" office:value-type="string" office:string-value="SNHDPLSPEWR" calcext:value-type="string">
            <text:p>SNHDPLSPEWR</text:p>
          </table:table-cell>
        </table:table-row>
        <table:table-row table:style-name="ro1">
          <table:table-cell office:value-type="string" calcext:value-type="string">
            <text:p>KSHEVPFAFASK</text:p>
          </table:table-cell>
          <table:table-cell table:formula="of:=SUBSTITUTE(SUBSTITUTE([.A1457];&quot;(+15.99)&quot;;&quot;&quot;);&quot;(+57.02)&quot;;&quot;&quot;)" office:value-type="string" office:string-value="KSHEVPFAFASK" calcext:value-type="string">
            <text:p>KSHEVPFAFASK</text:p>
          </table:table-cell>
        </table:table-row>
        <table:table-row table:style-name="ro1">
          <table:table-cell office:value-type="string" calcext:value-type="string">
            <text:p>WSLAWHAMSK</text:p>
          </table:table-cell>
          <table:table-cell table:formula="of:=SUBSTITUTE(SUBSTITUTE([.A1458];&quot;(+15.99)&quot;;&quot;&quot;);&quot;(+57.02)&quot;;&quot;&quot;)" office:value-type="string" office:string-value="WSLAWHAMSK" calcext:value-type="string">
            <text:p>WSLAWHAMSK</text:p>
          </table:table-cell>
        </table:table-row>
        <table:table-row table:style-name="ro2">
          <table:table-cell office:value-type="string" calcext:value-type="string">
            <text:p>LLESTGHSVLNGLLLGLKK</text:p>
          </table:table-cell>
          <table:table-cell table:formula="of:=SUBSTITUTE(SUBSTITUTE([.A1459];&quot;(+15.99)&quot;;&quot;&quot;);&quot;(+57.02)&quot;;&quot;&quot;)" office:value-type="string" office:string-value="LLESTGHSVLNGLLLGLKK" calcext:value-type="string">
            <text:p>LLESTGHSVLNGLLLGLKK</text:p>
          </table:table-cell>
        </table:table-row>
        <table:table-row table:style-name="ro1">
          <table:table-cell office:value-type="string" calcext:value-type="string">
            <text:p>EM(+15.99)TANVLVHTANVK</text:p>
          </table:table-cell>
          <table:table-cell table:formula="of:=SUBSTITUTE(SUBSTITUTE([.A1460];&quot;(+15.99)&quot;;&quot;&quot;);&quot;(+57.02)&quot;;&quot;&quot;)" office:value-type="string" office:string-value="EMTANVLVHTANVK" calcext:value-type="string">
            <text:p>EMTANVLVHTANVK</text:p>
          </table:table-cell>
        </table:table-row>
        <table:table-row table:style-name="ro1">
          <table:table-cell office:value-type="string" calcext:value-type="string">
            <text:p>GC(+57.02)FPPYTFYR</text:p>
          </table:table-cell>
          <table:table-cell table:formula="of:=SUBSTITUTE(SUBSTITUTE([.A1461];&quot;(+15.99)&quot;;&quot;&quot;);&quot;(+57.02)&quot;;&quot;&quot;)" office:value-type="string" office:string-value="GCFPPYTFYR" calcext:value-type="string">
            <text:p>GCFPPYTFYR</text:p>
          </table:table-cell>
        </table:table-row>
        <table:table-row table:style-name="ro1">
          <table:table-cell office:value-type="string" calcext:value-type="string">
            <text:p>LQNVGEAAGTPNLK</text:p>
          </table:table-cell>
          <table:table-cell table:formula="of:=SUBSTITUTE(SUBSTITUTE([.A1462];&quot;(+15.99)&quot;;&quot;&quot;);&quot;(+57.02)&quot;;&quot;&quot;)" office:value-type="string" office:string-value="LQNVGEAAGTPNLK" calcext:value-type="string">
            <text:p>LQNVGEAAGTPNLK</text:p>
          </table:table-cell>
        </table:table-row>
        <table:table-row table:style-name="ro1">
          <table:table-cell office:value-type="string" calcext:value-type="string">
            <text:p>KFTSPWNLK</text:p>
          </table:table-cell>
          <table:table-cell table:formula="of:=SUBSTITUTE(SUBSTITUTE([.A1463];&quot;(+15.99)&quot;;&quot;&quot;);&quot;(+57.02)&quot;;&quot;&quot;)" office:value-type="string" office:string-value="KFTSPWNLK" calcext:value-type="string">
            <text:p>KFTSPWNLK</text:p>
          </table:table-cell>
        </table:table-row>
        <table:table-row table:style-name="ro2">
          <table:table-cell office:value-type="string" calcext:value-type="string">
            <text:p>RPC(+57.02)VSNDLEGSLC(+57.02)SLSKDYR</text:p>
          </table:table-cell>
          <table:table-cell table:formula="of:=SUBSTITUTE(SUBSTITUTE([.A1464];&quot;(+15.99)&quot;;&quot;&quot;);&quot;(+57.02)&quot;;&quot;&quot;)" office:value-type="string" office:string-value="RPCVSNDLEGSLCSLSKDYR" calcext:value-type="string">
            <text:p>RPCVSNDLEGSLCSLSKDYR</text:p>
          </table:table-cell>
        </table:table-row>
        <table:table-row table:style-name="ro1">
          <table:table-cell office:value-type="string" calcext:value-type="string">
            <text:p>ADLPQKR</text:p>
          </table:table-cell>
          <table:table-cell table:formula="of:=SUBSTITUTE(SUBSTITUTE([.A1465];&quot;(+15.99)&quot;;&quot;&quot;);&quot;(+57.02)&quot;;&quot;&quot;)" office:value-type="string" office:string-value="ADLPQKR" calcext:value-type="string">
            <text:p>ADLPQKR</text:p>
          </table:table-cell>
        </table:table-row>
        <table:table-row table:style-name="ro1">
          <table:table-cell office:value-type="string" calcext:value-type="string">
            <text:p>QDEYER</text:p>
          </table:table-cell>
          <table:table-cell table:formula="of:=SUBSTITUTE(SUBSTITUTE([.A1466];&quot;(+15.99)&quot;;&quot;&quot;);&quot;(+57.02)&quot;;&quot;&quot;)" office:value-type="string" office:string-value="QDEYER" calcext:value-type="string">
            <text:p>QDEYER</text:p>
          </table:table-cell>
        </table:table-row>
        <table:table-row table:style-name="ro1">
          <table:table-cell office:value-type="string" calcext:value-type="string">
            <text:p>EDDELLYLQLLQK</text:p>
          </table:table-cell>
          <table:table-cell table:formula="of:=SUBSTITUTE(SUBSTITUTE([.A1467];&quot;(+15.99)&quot;;&quot;&quot;);&quot;(+57.02)&quot;;&quot;&quot;)" office:value-type="string" office:string-value="EDDELLYLQLLQK" calcext:value-type="string">
            <text:p>EDDELLYLQLLQK</text:p>
          </table:table-cell>
        </table:table-row>
        <table:table-row table:style-name="ro1">
          <table:table-cell office:value-type="string" calcext:value-type="string">
            <text:p>RKKTDC(+57.02)LFFTWK</text:p>
          </table:table-cell>
          <table:table-cell table:formula="of:=SUBSTITUTE(SUBSTITUTE([.A1468];&quot;(+15.99)&quot;;&quot;&quot;);&quot;(+57.02)&quot;;&quot;&quot;)" office:value-type="string" office:string-value="RKKTDCLFFTWK" calcext:value-type="string">
            <text:p>RKKTDCLFFTWK</text:p>
          </table:table-cell>
        </table:table-row>
        <table:table-row table:style-name="ro1">
          <table:table-cell office:value-type="string" calcext:value-type="string">
            <text:p>C(+57.02)M(+15.99)TATSVAPC(+57.02)MR</text:p>
          </table:table-cell>
          <table:table-cell table:formula="of:=SUBSTITUTE(SUBSTITUTE([.A1469];&quot;(+15.99)&quot;;&quot;&quot;);&quot;(+57.02)&quot;;&quot;&quot;)" office:value-type="string" office:string-value="CMTATSVAPCMR" calcext:value-type="string">
            <text:p>CMTATSVAPCMR</text:p>
          </table:table-cell>
        </table:table-row>
        <table:table-row table:style-name="ro1">
          <table:table-cell office:value-type="string" calcext:value-type="string">
            <text:p>HSVLKELAK</text:p>
          </table:table-cell>
          <table:table-cell table:formula="of:=SUBSTITUTE(SUBSTITUTE([.A1470];&quot;(+15.99)&quot;;&quot;&quot;);&quot;(+57.02)&quot;;&quot;&quot;)" office:value-type="string" office:string-value="HSVLKELAK" calcext:value-type="string">
            <text:p>HSVLKELAK</text:p>
          </table:table-cell>
        </table:table-row>
        <table:table-row table:style-name="ro1">
          <table:table-cell office:value-type="string" calcext:value-type="string">
            <text:p>EELDSLLMKSHPK</text:p>
          </table:table-cell>
          <table:table-cell table:formula="of:=SUBSTITUTE(SUBSTITUTE([.A1471];&quot;(+15.99)&quot;;&quot;&quot;);&quot;(+57.02)&quot;;&quot;&quot;)" office:value-type="string" office:string-value="EELDSLLMKSHPK" calcext:value-type="string">
            <text:p>EELDSLLMKSHPK</text:p>
          </table:table-cell>
        </table:table-row>
        <table:table-row table:style-name="ro1">
          <table:table-cell office:value-type="string" calcext:value-type="string">
            <text:p>EVLDFYFFK</text:p>
          </table:table-cell>
          <table:table-cell table:formula="of:=SUBSTITUTE(SUBSTITUTE([.A1472];&quot;(+15.99)&quot;;&quot;&quot;);&quot;(+57.02)&quot;;&quot;&quot;)" office:value-type="string" office:string-value="EVLDFYFFK" calcext:value-type="string">
            <text:p>EVLDFYFFK</text:p>
          </table:table-cell>
        </table:table-row>
        <table:table-row table:style-name="ro1">
          <table:table-cell office:value-type="string" calcext:value-type="string">
            <text:p>FSM(+15.99)ETTTLVAEGRSK</text:p>
          </table:table-cell>
          <table:table-cell table:formula="of:=SUBSTITUTE(SUBSTITUTE([.A1473];&quot;(+15.99)&quot;;&quot;&quot;);&quot;(+57.02)&quot;;&quot;&quot;)" office:value-type="string" office:string-value="FSMETTTLVAEGRSK" calcext:value-type="string">
            <text:p>FSMETTTLVAEGRSK</text:p>
          </table:table-cell>
        </table:table-row>
        <table:table-row table:style-name="ro1">
          <table:table-cell office:value-type="string" calcext:value-type="string">
            <text:p>DMMADRDYTPPK</text:p>
          </table:table-cell>
          <table:table-cell table:formula="of:=SUBSTITUTE(SUBSTITUTE([.A1474];&quot;(+15.99)&quot;;&quot;&quot;);&quot;(+57.02)&quot;;&quot;&quot;)" office:value-type="string" office:string-value="DMMADRDYTPPK" calcext:value-type="string">
            <text:p>DMMADRDYTPPK</text:p>
          </table:table-cell>
        </table:table-row>
        <table:table-row table:style-name="ro1">
          <table:table-cell office:value-type="string" calcext:value-type="string">
            <text:p>QPKGMLETR</text:p>
          </table:table-cell>
          <table:table-cell table:formula="of:=SUBSTITUTE(SUBSTITUTE([.A1475];&quot;(+15.99)&quot;;&quot;&quot;);&quot;(+57.02)&quot;;&quot;&quot;)" office:value-type="string" office:string-value="QPKGMLETR" calcext:value-type="string">
            <text:p>QPKGMLETR</text:p>
          </table:table-cell>
        </table:table-row>
        <table:table-row table:style-name="ro1">
          <table:table-cell office:value-type="string" calcext:value-type="string">
            <text:p>EGFDLYYVNPK</text:p>
          </table:table-cell>
          <table:table-cell table:formula="of:=SUBSTITUTE(SUBSTITUTE([.A1476];&quot;(+15.99)&quot;;&quot;&quot;);&quot;(+57.02)&quot;;&quot;&quot;)" office:value-type="string" office:string-value="EGFDLYYVNPK" calcext:value-type="string">
            <text:p>EGFDLYYVNPK</text:p>
          </table:table-cell>
        </table:table-row>
        <table:table-row table:style-name="ro1">
          <table:table-cell office:value-type="string" calcext:value-type="string">
            <text:p>ESGM(+15.99)RLTHSGYLK</text:p>
          </table:table-cell>
          <table:table-cell table:formula="of:=SUBSTITUTE(SUBSTITUTE([.A1477];&quot;(+15.99)&quot;;&quot;&quot;);&quot;(+57.02)&quot;;&quot;&quot;)" office:value-type="string" office:string-value="ESGMRLTHSGYLK" calcext:value-type="string">
            <text:p>ESGMRLTHSGYLK</text:p>
          </table:table-cell>
        </table:table-row>
        <table:table-row table:style-name="ro1">
          <table:table-cell office:value-type="string" calcext:value-type="string">
            <text:p>EKAADFLPLNC(+57.02)DYTER</text:p>
          </table:table-cell>
          <table:table-cell table:formula="of:=SUBSTITUTE(SUBSTITUTE([.A1478];&quot;(+15.99)&quot;;&quot;&quot;);&quot;(+57.02)&quot;;&quot;&quot;)" office:value-type="string" office:string-value="EKAADFLPLNCDYTER" calcext:value-type="string">
            <text:p>EKAADFLPLNCDYTER</text:p>
          </table:table-cell>
        </table:table-row>
        <table:table-row table:style-name="ro1">
          <table:table-cell office:value-type="string" calcext:value-type="string">
            <text:p>LGAVDSGM(+15.99)NALK</text:p>
          </table:table-cell>
          <table:table-cell table:formula="of:=SUBSTITUTE(SUBSTITUTE([.A1479];&quot;(+15.99)&quot;;&quot;&quot;);&quot;(+57.02)&quot;;&quot;&quot;)" office:value-type="string" office:string-value="LGAVDSGMNALK" calcext:value-type="string">
            <text:p>LGAVDSGMNALK</text:p>
          </table:table-cell>
        </table:table-row>
        <table:table-row table:style-name="ro1">
          <table:table-cell office:value-type="string" calcext:value-type="string">
            <text:p>THSSQVVYLR</text:p>
          </table:table-cell>
          <table:table-cell table:formula="of:=SUBSTITUTE(SUBSTITUTE([.A1480];&quot;(+15.99)&quot;;&quot;&quot;);&quot;(+57.02)&quot;;&quot;&quot;)" office:value-type="string" office:string-value="THSSQVVYLR" calcext:value-type="string">
            <text:p>THSSQVVYLR</text:p>
          </table:table-cell>
        </table:table-row>
        <table:table-row table:style-name="ro1">
          <table:table-cell office:value-type="string" calcext:value-type="string">
            <text:p>KKPLAEDLEK</text:p>
          </table:table-cell>
          <table:table-cell table:formula="of:=SUBSTITUTE(SUBSTITUTE([.A1481];&quot;(+15.99)&quot;;&quot;&quot;);&quot;(+57.02)&quot;;&quot;&quot;)" office:value-type="string" office:string-value="KKPLAEDLEK" calcext:value-type="string">
            <text:p>KKPLAEDLEK</text:p>
          </table:table-cell>
        </table:table-row>
        <table:table-row table:style-name="ro1">
          <table:table-cell office:value-type="string" calcext:value-type="string">
            <text:p>KQSNFNQPDK</text:p>
          </table:table-cell>
          <table:table-cell table:formula="of:=SUBSTITUTE(SUBSTITUTE([.A1482];&quot;(+15.99)&quot;;&quot;&quot;);&quot;(+57.02)&quot;;&quot;&quot;)" office:value-type="string" office:string-value="KQSNFNQPDK" calcext:value-type="string">
            <text:p>KQSNFNQPDK</text:p>
          </table:table-cell>
        </table:table-row>
        <table:table-row table:style-name="ro1">
          <table:table-cell office:value-type="string" calcext:value-type="string">
            <text:p>NRDTAM(+15.99)HDR</text:p>
          </table:table-cell>
          <table:table-cell table:formula="of:=SUBSTITUTE(SUBSTITUTE([.A1483];&quot;(+15.99)&quot;;&quot;&quot;);&quot;(+57.02)&quot;;&quot;&quot;)" office:value-type="string" office:string-value="NRDTAMHDR" calcext:value-type="string">
            <text:p>NRDTAMHDR</text:p>
          </table:table-cell>
        </table:table-row>
        <table:table-row table:style-name="ro1">
          <table:table-cell office:value-type="string" calcext:value-type="string">
            <text:p>TYPALVNFNK</text:p>
          </table:table-cell>
          <table:table-cell table:formula="of:=SUBSTITUTE(SUBSTITUTE([.A1484];&quot;(+15.99)&quot;;&quot;&quot;);&quot;(+57.02)&quot;;&quot;&quot;)" office:value-type="string" office:string-value="TYPALVNFNK" calcext:value-type="string">
            <text:p>TYPALVNFNK</text:p>
          </table:table-cell>
        </table:table-row>
        <table:table-row table:style-name="ro1">
          <table:table-cell office:value-type="string" calcext:value-type="string">
            <text:p>KTHM(+15.99)C(+57.02)RVGLKPPSHR</text:p>
          </table:table-cell>
          <table:table-cell table:formula="of:=SUBSTITUTE(SUBSTITUTE([.A1485];&quot;(+15.99)&quot;;&quot;&quot;);&quot;(+57.02)&quot;;&quot;&quot;)" office:value-type="string" office:string-value="KTHMCRVGLKPPSHR" calcext:value-type="string">
            <text:p>KTHMCRVGLKPPSHR</text:p>
          </table:table-cell>
        </table:table-row>
        <table:table-row table:style-name="ro1">
          <table:table-cell office:value-type="string" calcext:value-type="string">
            <text:p>ELVNVPMLK</text:p>
          </table:table-cell>
          <table:table-cell table:formula="of:=SUBSTITUTE(SUBSTITUTE([.A1486];&quot;(+15.99)&quot;;&quot;&quot;);&quot;(+57.02)&quot;;&quot;&quot;)" office:value-type="string" office:string-value="ELVNVPMLK" calcext:value-type="string">
            <text:p>ELVNVPMLK</text:p>
          </table:table-cell>
        </table:table-row>
        <table:table-row table:style-name="ro1">
          <table:table-cell office:value-type="string" calcext:value-type="string">
            <text:p>EPVLVGPTHLHPMEAAK</text:p>
          </table:table-cell>
          <table:table-cell table:formula="of:=SUBSTITUTE(SUBSTITUTE([.A1487];&quot;(+15.99)&quot;;&quot;&quot;);&quot;(+57.02)&quot;;&quot;&quot;)" office:value-type="string" office:string-value="EPVLVGPTHLHPMEAAK" calcext:value-type="string">
            <text:p>EPVLVGPTHLHPMEAAK</text:p>
          </table:table-cell>
        </table:table-row>
        <table:table-row table:style-name="ro1">
          <table:table-cell office:value-type="string" calcext:value-type="string">
            <text:p>EEM(+15.99)MLVM(+15.99)PVR</text:p>
          </table:table-cell>
          <table:table-cell table:formula="of:=SUBSTITUTE(SUBSTITUTE([.A1488];&quot;(+15.99)&quot;;&quot;&quot;);&quot;(+57.02)&quot;;&quot;&quot;)" office:value-type="string" office:string-value="EEMMLVMPVR" calcext:value-type="string">
            <text:p>EEMMLVMPVR</text:p>
          </table:table-cell>
        </table:table-row>
        <table:table-row table:style-name="ro1">
          <table:table-cell office:value-type="string" calcext:value-type="string">
            <text:p>SC(+57.02)LEVVK</text:p>
          </table:table-cell>
          <table:table-cell table:formula="of:=SUBSTITUTE(SUBSTITUTE([.A1489];&quot;(+15.99)&quot;;&quot;&quot;);&quot;(+57.02)&quot;;&quot;&quot;)" office:value-type="string" office:string-value="SCLEVVK" calcext:value-type="string">
            <text:p>SCLEVVK</text:p>
          </table:table-cell>
        </table:table-row>
        <table:table-row table:style-name="ro1">
          <table:table-cell office:value-type="string" calcext:value-type="string">
            <text:p>TPHVQNLTGHR</text:p>
          </table:table-cell>
          <table:table-cell table:formula="of:=SUBSTITUTE(SUBSTITUTE([.A1490];&quot;(+15.99)&quot;;&quot;&quot;);&quot;(+57.02)&quot;;&quot;&quot;)" office:value-type="string" office:string-value="TPHVQNLTGHR" calcext:value-type="string">
            <text:p>TPHVQNLTGHR</text:p>
          </table:table-cell>
        </table:table-row>
        <table:table-row table:style-name="ro1">
          <table:table-cell office:value-type="string" calcext:value-type="string">
            <text:p>M(+15.99)M(+15.99)YHLWR</text:p>
          </table:table-cell>
          <table:table-cell table:formula="of:=SUBSTITUTE(SUBSTITUTE([.A1491];&quot;(+15.99)&quot;;&quot;&quot;);&quot;(+57.02)&quot;;&quot;&quot;)" office:value-type="string" office:string-value="MMYHLWR" calcext:value-type="string">
            <text:p>MMYHLWR</text:p>
          </table:table-cell>
        </table:table-row>
        <table:table-row table:style-name="ro1">
          <table:table-cell office:value-type="string" calcext:value-type="string">
            <text:p>NFSSLVFVVNK</text:p>
          </table:table-cell>
          <table:table-cell table:formula="of:=SUBSTITUTE(SUBSTITUTE([.A1492];&quot;(+15.99)&quot;;&quot;&quot;);&quot;(+57.02)&quot;;&quot;&quot;)" office:value-type="string" office:string-value="NFSSLVFVVNK" calcext:value-type="string">
            <text:p>NFSSLVFVVNK</text:p>
          </table:table-cell>
        </table:table-row>
        <table:table-row table:style-name="ro1">
          <table:table-cell office:value-type="string" calcext:value-type="string">
            <text:p>MNQYLVDPK</text:p>
          </table:table-cell>
          <table:table-cell table:formula="of:=SUBSTITUTE(SUBSTITUTE([.A1493];&quot;(+15.99)&quot;;&quot;&quot;);&quot;(+57.02)&quot;;&quot;&quot;)" office:value-type="string" office:string-value="MNQYLVDPK" calcext:value-type="string">
            <text:p>MNQYLVDPK</text:p>
          </table:table-cell>
        </table:table-row>
        <table:table-row table:style-name="ro1">
          <table:table-cell office:value-type="string" calcext:value-type="string">
            <text:p>QM(+15.99)TGGFLPGLLALAK</text:p>
          </table:table-cell>
          <table:table-cell table:formula="of:=SUBSTITUTE(SUBSTITUTE([.A1494];&quot;(+15.99)&quot;;&quot;&quot;);&quot;(+57.02)&quot;;&quot;&quot;)" office:value-type="string" office:string-value="QMTGGFLPGLLALAK" calcext:value-type="string">
            <text:p>QMTGGFLPGLLALAK</text:p>
          </table:table-cell>
        </table:table-row>
        <table:table-row table:style-name="ro1">
          <table:table-cell office:value-type="string" calcext:value-type="string">
            <text:p>TC(+57.02)NEVTPAEK</text:p>
          </table:table-cell>
          <table:table-cell table:formula="of:=SUBSTITUTE(SUBSTITUTE([.A1495];&quot;(+15.99)&quot;;&quot;&quot;);&quot;(+57.02)&quot;;&quot;&quot;)" office:value-type="string" office:string-value="TCNEVTPAEK" calcext:value-type="string">
            <text:p>TCNEVTPAEK</text:p>
          </table:table-cell>
        </table:table-row>
        <table:table-row table:style-name="ro1">
          <table:table-cell office:value-type="string" calcext:value-type="string">
            <text:p>EAFSDLTR</text:p>
          </table:table-cell>
          <table:table-cell table:formula="of:=SUBSTITUTE(SUBSTITUTE([.A1496];&quot;(+15.99)&quot;;&quot;&quot;);&quot;(+57.02)&quot;;&quot;&quot;)" office:value-type="string" office:string-value="EAFSDLTR" calcext:value-type="string">
            <text:p>EAFSDLTR</text:p>
          </table:table-cell>
        </table:table-row>
        <table:table-row table:style-name="ro1">
          <table:table-cell office:value-type="string" calcext:value-type="string">
            <text:p>ASDLNC(+57.02)GSMALVMAR</text:p>
          </table:table-cell>
          <table:table-cell table:formula="of:=SUBSTITUTE(SUBSTITUTE([.A1497];&quot;(+15.99)&quot;;&quot;&quot;);&quot;(+57.02)&quot;;&quot;&quot;)" office:value-type="string" office:string-value="ASDLNCGSMALVMAR" calcext:value-type="string">
            <text:p>ASDLNCGSMALVMAR</text:p>
          </table:table-cell>
        </table:table-row>
        <table:table-row table:style-name="ro1">
          <table:table-cell office:value-type="string" calcext:value-type="string">
            <text:p>MWESANELFSVRPDEK</text:p>
          </table:table-cell>
          <table:table-cell table:formula="of:=SUBSTITUTE(SUBSTITUTE([.A1498];&quot;(+15.99)&quot;;&quot;&quot;);&quot;(+57.02)&quot;;&quot;&quot;)" office:value-type="string" office:string-value="MWESANELFSVRPDEK" calcext:value-type="string">
            <text:p>MWESANELFSVRPDEK</text:p>
          </table:table-cell>
        </table:table-row>
        <table:table-row table:style-name="ro1">
          <table:table-cell office:value-type="string" calcext:value-type="string">
            <text:p>RRM(+15.99)DLASELLSHK</text:p>
          </table:table-cell>
          <table:table-cell table:formula="of:=SUBSTITUTE(SUBSTITUTE([.A1499];&quot;(+15.99)&quot;;&quot;&quot;);&quot;(+57.02)&quot;;&quot;&quot;)" office:value-type="string" office:string-value="RRMDLASELLSHK" calcext:value-type="string">
            <text:p>RRMDLASELLSHK</text:p>
          </table:table-cell>
        </table:table-row>
        <table:table-row table:style-name="ro1">
          <table:table-cell office:value-type="string" calcext:value-type="string">
            <text:p>QNYMLALGTQLR</text:p>
          </table:table-cell>
          <table:table-cell table:formula="of:=SUBSTITUTE(SUBSTITUTE([.A1500];&quot;(+15.99)&quot;;&quot;&quot;);&quot;(+57.02)&quot;;&quot;&quot;)" office:value-type="string" office:string-value="QNYMLALGTQLR" calcext:value-type="string">
            <text:p>QNYMLALGTQLR</text:p>
          </table:table-cell>
        </table:table-row>
        <table:table-row table:style-name="ro1">
          <table:table-cell office:value-type="string" calcext:value-type="string">
            <text:p>LLVYLADHEADR</text:p>
          </table:table-cell>
          <table:table-cell table:formula="of:=SUBSTITUTE(SUBSTITUTE([.A1501];&quot;(+15.99)&quot;;&quot;&quot;);&quot;(+57.02)&quot;;&quot;&quot;)" office:value-type="string" office:string-value="LLVYLADHEADR" calcext:value-type="string">
            <text:p>LLVYLADHEADR</text:p>
          </table:table-cell>
        </table:table-row>
        <table:table-row table:style-name="ro1">
          <table:table-cell office:value-type="string" calcext:value-type="string">
            <text:p>EVPLNFFSC(+57.02)STR</text:p>
          </table:table-cell>
          <table:table-cell table:formula="of:=SUBSTITUTE(SUBSTITUTE([.A1502];&quot;(+15.99)&quot;;&quot;&quot;);&quot;(+57.02)&quot;;&quot;&quot;)" office:value-type="string" office:string-value="EVPLNFFSCSTR" calcext:value-type="string">
            <text:p>EVPLNFFSCSTR</text:p>
          </table:table-cell>
        </table:table-row>
        <table:table-row table:style-name="ro1">
          <table:table-cell office:value-type="string" calcext:value-type="string">
            <text:p>DVSLTQQK</text:p>
          </table:table-cell>
          <table:table-cell table:formula="of:=SUBSTITUTE(SUBSTITUTE([.A1503];&quot;(+15.99)&quot;;&quot;&quot;);&quot;(+57.02)&quot;;&quot;&quot;)" office:value-type="string" office:string-value="DVSLTQQK" calcext:value-type="string">
            <text:p>DVSLTQQK</text:p>
          </table:table-cell>
        </table:table-row>
        <table:table-row table:style-name="ro1">
          <table:table-cell office:value-type="string" calcext:value-type="string">
            <text:p>EAQPQM(+15.99)C(+57.02)EK</text:p>
          </table:table-cell>
          <table:table-cell table:formula="of:=SUBSTITUTE(SUBSTITUTE([.A1504];&quot;(+15.99)&quot;;&quot;&quot;);&quot;(+57.02)&quot;;&quot;&quot;)" office:value-type="string" office:string-value="EAQPQMCEK" calcext:value-type="string">
            <text:p>EAQPQMCEK</text:p>
          </table:table-cell>
        </table:table-row>
        <table:table-row table:style-name="ro1">
          <table:table-cell office:value-type="string" calcext:value-type="string">
            <text:p>KKWFNPEEAALGYK</text:p>
          </table:table-cell>
          <table:table-cell table:formula="of:=SUBSTITUTE(SUBSTITUTE([.A1505];&quot;(+15.99)&quot;;&quot;&quot;);&quot;(+57.02)&quot;;&quot;&quot;)" office:value-type="string" office:string-value="KKWFNPEEAALGYK" calcext:value-type="string">
            <text:p>KKWFNPEEAALGYK</text:p>
          </table:table-cell>
        </table:table-row>
        <table:table-row table:style-name="ro1">
          <table:table-cell office:value-type="string" calcext:value-type="string">
            <text:p>QM(+15.99)FLLNPEGLVTHLLGNK</text:p>
          </table:table-cell>
          <table:table-cell table:formula="of:=SUBSTITUTE(SUBSTITUTE([.A1506];&quot;(+15.99)&quot;;&quot;&quot;);&quot;(+57.02)&quot;;&quot;&quot;)" office:value-type="string" office:string-value="QMFLLNPEGLVTHLLGNK" calcext:value-type="string">
            <text:p>QMFLLNPEGLVTHLLGNK</text:p>
          </table:table-cell>
        </table:table-row>
        <table:table-row table:style-name="ro1">
          <table:table-cell office:value-type="string" calcext:value-type="string">
            <text:p>NPTVELSTKEK</text:p>
          </table:table-cell>
          <table:table-cell table:formula="of:=SUBSTITUTE(SUBSTITUTE([.A1507];&quot;(+15.99)&quot;;&quot;&quot;);&quot;(+57.02)&quot;;&quot;&quot;)" office:value-type="string" office:string-value="NPTVELSTKEK" calcext:value-type="string">
            <text:p>NPTVELSTKEK</text:p>
          </table:table-cell>
        </table:table-row>
        <table:table-row table:style-name="ro1">
          <table:table-cell office:value-type="string" calcext:value-type="string">
            <text:p>NVVNGQDETK</text:p>
          </table:table-cell>
          <table:table-cell table:formula="of:=SUBSTITUTE(SUBSTITUTE([.A1508];&quot;(+15.99)&quot;;&quot;&quot;);&quot;(+57.02)&quot;;&quot;&quot;)" office:value-type="string" office:string-value="NVVNGQDETK" calcext:value-type="string">
            <text:p>NVVNGQDETK</text:p>
          </table:table-cell>
        </table:table-row>
        <table:table-row table:style-name="ro1">
          <table:table-cell office:value-type="string" calcext:value-type="string">
            <text:p>VSLEQM(+15.99)AGENPR</text:p>
          </table:table-cell>
          <table:table-cell table:formula="of:=SUBSTITUTE(SUBSTITUTE([.A1509];&quot;(+15.99)&quot;;&quot;&quot;);&quot;(+57.02)&quot;;&quot;&quot;)" office:value-type="string" office:string-value="VSLEQMAGENPR" calcext:value-type="string">
            <text:p>VSLEQMAGENPR</text:p>
          </table:table-cell>
        </table:table-row>
        <table:table-row table:style-name="ro1">
          <table:table-cell office:value-type="string" calcext:value-type="string">
            <text:p>KPDESSLNEC(+57.02)YHPK</text:p>
          </table:table-cell>
          <table:table-cell table:formula="of:=SUBSTITUTE(SUBSTITUTE([.A1510];&quot;(+15.99)&quot;;&quot;&quot;);&quot;(+57.02)&quot;;&quot;&quot;)" office:value-type="string" office:string-value="KPDESSLNECYHPK" calcext:value-type="string">
            <text:p>KPDESSLNECYHPK</text:p>
          </table:table-cell>
        </table:table-row>
        <table:table-row table:style-name="ro1">
          <table:table-cell office:value-type="string" calcext:value-type="string">
            <text:p>NHANDLQK</text:p>
          </table:table-cell>
          <table:table-cell table:formula="of:=SUBSTITUTE(SUBSTITUTE([.A1511];&quot;(+15.99)&quot;;&quot;&quot;);&quot;(+57.02)&quot;;&quot;&quot;)" office:value-type="string" office:string-value="NHANDLQK" calcext:value-type="string">
            <text:p>NHANDLQK</text:p>
          </table:table-cell>
        </table:table-row>
        <table:table-row table:style-name="ro1">
          <table:table-cell office:value-type="string" calcext:value-type="string">
            <text:p>QVVAVVDVNDLNVK</text:p>
          </table:table-cell>
          <table:table-cell table:formula="of:=SUBSTITUTE(SUBSTITUTE([.A1512];&quot;(+15.99)&quot;;&quot;&quot;);&quot;(+57.02)&quot;;&quot;&quot;)" office:value-type="string" office:string-value="QVVAVVDVNDLNVK" calcext:value-type="string">
            <text:p>QVVAVVDVNDLNVK</text:p>
          </table:table-cell>
        </table:table-row>
        <table:table-row table:style-name="ro1">
          <table:table-cell office:value-type="string" calcext:value-type="string">
            <text:p>LSKVSLLR</text:p>
          </table:table-cell>
          <table:table-cell table:formula="of:=SUBSTITUTE(SUBSTITUTE([.A1513];&quot;(+15.99)&quot;;&quot;&quot;);&quot;(+57.02)&quot;;&quot;&quot;)" office:value-type="string" office:string-value="LSKVSLLR" calcext:value-type="string">
            <text:p>LSKVSLLR</text:p>
          </table:table-cell>
        </table:table-row>
        <table:table-row table:style-name="ro1">
          <table:table-cell office:value-type="string" calcext:value-type="string">
            <text:p>GM(+15.99)TLYVANTVK</text:p>
          </table:table-cell>
          <table:table-cell table:formula="of:=SUBSTITUTE(SUBSTITUTE([.A1514];&quot;(+15.99)&quot;;&quot;&quot;);&quot;(+57.02)&quot;;&quot;&quot;)" office:value-type="string" office:string-value="GMTLYVANTVK" calcext:value-type="string">
            <text:p>GMTLYVANTVK</text:p>
          </table:table-cell>
        </table:table-row>
        <table:table-row table:style-name="ro1">
          <table:table-cell office:value-type="string" calcext:value-type="string">
            <text:p>EDNALLTKK</text:p>
          </table:table-cell>
          <table:table-cell table:formula="of:=SUBSTITUTE(SUBSTITUTE([.A1515];&quot;(+15.99)&quot;;&quot;&quot;);&quot;(+57.02)&quot;;&quot;&quot;)" office:value-type="string" office:string-value="EDNALLTKK" calcext:value-type="string">
            <text:p>EDNALLTKK</text:p>
          </table:table-cell>
        </table:table-row>
        <table:table-row table:style-name="ro1">
          <table:table-cell office:value-type="string" calcext:value-type="string">
            <text:p>RLHC(+57.02)ATC(+57.02)DKAAAPK</text:p>
          </table:table-cell>
          <table:table-cell table:formula="of:=SUBSTITUTE(SUBSTITUTE([.A1516];&quot;(+15.99)&quot;;&quot;&quot;);&quot;(+57.02)&quot;;&quot;&quot;)" office:value-type="string" office:string-value="RLHCATCDKAAAPK" calcext:value-type="string">
            <text:p>RLHCATCDKAAAPK</text:p>
          </table:table-cell>
        </table:table-row>
        <table:table-row table:style-name="ro1">
          <table:table-cell office:value-type="string" calcext:value-type="string">
            <text:p>DVAARPSNQEGK</text:p>
          </table:table-cell>
          <table:table-cell table:formula="of:=SUBSTITUTE(SUBSTITUTE([.A1517];&quot;(+15.99)&quot;;&quot;&quot;);&quot;(+57.02)&quot;;&quot;&quot;)" office:value-type="string" office:string-value="DVAARPSNQEGK" calcext:value-type="string">
            <text:p>DVAARPSNQEGK</text:p>
          </table:table-cell>
        </table:table-row>
        <table:table-row table:style-name="ro1">
          <table:table-cell office:value-type="string" calcext:value-type="string">
            <text:p>DVLGAMLVAEANDK</text:p>
          </table:table-cell>
          <table:table-cell table:formula="of:=SUBSTITUTE(SUBSTITUTE([.A1518];&quot;(+15.99)&quot;;&quot;&quot;);&quot;(+57.02)&quot;;&quot;&quot;)" office:value-type="string" office:string-value="DVLGAMLVAEANDK" calcext:value-type="string">
            <text:p>DVLGAMLVAEANDK</text:p>
          </table:table-cell>
        </table:table-row>
        <table:table-row table:style-name="ro1">
          <table:table-cell office:value-type="string" calcext:value-type="string">
            <text:p>NYPKEFK</text:p>
          </table:table-cell>
          <table:table-cell table:formula="of:=SUBSTITUTE(SUBSTITUTE([.A1519];&quot;(+15.99)&quot;;&quot;&quot;);&quot;(+57.02)&quot;;&quot;&quot;)" office:value-type="string" office:string-value="NYPKEFK" calcext:value-type="string">
            <text:p>NYPKEFK</text:p>
          </table:table-cell>
        </table:table-row>
        <table:table-row table:style-name="ro1">
          <table:table-cell office:value-type="string" calcext:value-type="string">
            <text:p>DNNM(+15.99)WR</text:p>
          </table:table-cell>
          <table:table-cell table:formula="of:=SUBSTITUTE(SUBSTITUTE([.A1520];&quot;(+15.99)&quot;;&quot;&quot;);&quot;(+57.02)&quot;;&quot;&quot;)" office:value-type="string" office:string-value="DNNMWR" calcext:value-type="string">
            <text:p>DNNMWR</text:p>
          </table:table-cell>
        </table:table-row>
        <table:table-row table:style-name="ro1">
          <table:table-cell office:value-type="string" calcext:value-type="string">
            <text:p>KMSSLYVK</text:p>
          </table:table-cell>
          <table:table-cell table:formula="of:=SUBSTITUTE(SUBSTITUTE([.A1521];&quot;(+15.99)&quot;;&quot;&quot;);&quot;(+57.02)&quot;;&quot;&quot;)" office:value-type="string" office:string-value="KMSSLYVK" calcext:value-type="string">
            <text:p>KMSSLYVK</text:p>
          </table:table-cell>
        </table:table-row>
        <table:table-row table:style-name="ro1">
          <table:table-cell office:value-type="string" calcext:value-type="string">
            <text:p>LGDLDLSSLLK</text:p>
          </table:table-cell>
          <table:table-cell table:formula="of:=SUBSTITUTE(SUBSTITUTE([.A1522];&quot;(+15.99)&quot;;&quot;&quot;);&quot;(+57.02)&quot;;&quot;&quot;)" office:value-type="string" office:string-value="LGDLDLSSLLK" calcext:value-type="string">
            <text:p>LGDLDLSSLLK</text:p>
          </table:table-cell>
        </table:table-row>
        <table:table-row table:style-name="ro1">
          <table:table-cell office:value-type="string" calcext:value-type="string">
            <text:p>SPGADEVGPK</text:p>
          </table:table-cell>
          <table:table-cell table:formula="of:=SUBSTITUTE(SUBSTITUTE([.A1523];&quot;(+15.99)&quot;;&quot;&quot;);&quot;(+57.02)&quot;;&quot;&quot;)" office:value-type="string" office:string-value="SPGADEVGPK" calcext:value-type="string">
            <text:p>SPGADEVGPK</text:p>
          </table:table-cell>
        </table:table-row>
        <table:table-row table:style-name="ro1">
          <table:table-cell office:value-type="string" calcext:value-type="string">
            <text:p>TAKSLTDK</text:p>
          </table:table-cell>
          <table:table-cell table:formula="of:=SUBSTITUTE(SUBSTITUTE([.A1524];&quot;(+15.99)&quot;;&quot;&quot;);&quot;(+57.02)&quot;;&quot;&quot;)" office:value-type="string" office:string-value="TAKSLTDK" calcext:value-type="string">
            <text:p>TAKSLTDK</text:p>
          </table:table-cell>
        </table:table-row>
        <table:table-row table:style-name="ro1">
          <table:table-cell office:value-type="string" calcext:value-type="string">
            <text:p>EWENLTYTAC(+57.02)TLC(+57.02)VGPK</text:p>
          </table:table-cell>
          <table:table-cell table:formula="of:=SUBSTITUTE(SUBSTITUTE([.A1525];&quot;(+15.99)&quot;;&quot;&quot;);&quot;(+57.02)&quot;;&quot;&quot;)" office:value-type="string" office:string-value="EWENLTYTACTLCVGPK" calcext:value-type="string">
            <text:p>EWENLTYTACTLCVGPK</text:p>
          </table:table-cell>
        </table:table-row>
        <table:table-row table:style-name="ro1">
          <table:table-cell office:value-type="string" calcext:value-type="string">
            <text:p>QLLNELRAALAYGLDK</text:p>
          </table:table-cell>
          <table:table-cell table:formula="of:=SUBSTITUTE(SUBSTITUTE([.A1526];&quot;(+15.99)&quot;;&quot;&quot;);&quot;(+57.02)&quot;;&quot;&quot;)" office:value-type="string" office:string-value="QLLNELRAALAYGLDK" calcext:value-type="string">
            <text:p>QLLNELRAALAYGLDK</text:p>
          </table:table-cell>
        </table:table-row>
        <table:table-row table:style-name="ro1">
          <table:table-cell office:value-type="string" calcext:value-type="string">
            <text:p>QM(+15.99)NPATPDDLKNK</text:p>
          </table:table-cell>
          <table:table-cell table:formula="of:=SUBSTITUTE(SUBSTITUTE([.A1527];&quot;(+15.99)&quot;;&quot;&quot;);&quot;(+57.02)&quot;;&quot;&quot;)" office:value-type="string" office:string-value="QMNPATPDDLKNK" calcext:value-type="string">
            <text:p>QMNPATPDDLKNK</text:p>
          </table:table-cell>
        </table:table-row>
        <table:table-row table:style-name="ro1">
          <table:table-cell office:value-type="string" calcext:value-type="string">
            <text:p>AAVSLLM(+15.99)GGLK</text:p>
          </table:table-cell>
          <table:table-cell table:formula="of:=SUBSTITUTE(SUBSTITUTE([.A1528];&quot;(+15.99)&quot;;&quot;&quot;);&quot;(+57.02)&quot;;&quot;&quot;)" office:value-type="string" office:string-value="AAVSLLMGGLK" calcext:value-type="string">
            <text:p>AAVSLLMGGLK</text:p>
          </table:table-cell>
        </table:table-row>
        <table:table-row table:style-name="ro1">
          <table:table-cell office:value-type="string" calcext:value-type="string">
            <text:p>LFMLVDR</text:p>
          </table:table-cell>
          <table:table-cell table:formula="of:=SUBSTITUTE(SUBSTITUTE([.A1529];&quot;(+15.99)&quot;;&quot;&quot;);&quot;(+57.02)&quot;;&quot;&quot;)" office:value-type="string" office:string-value="LFMLVDR" calcext:value-type="string">
            <text:p>LFMLVDR</text:p>
          </table:table-cell>
        </table:table-row>
        <table:table-row table:style-name="ro1">
          <table:table-cell office:value-type="string" calcext:value-type="string">
            <text:p>SLLNNLTMMDPDQAKR</text:p>
          </table:table-cell>
          <table:table-cell table:formula="of:=SUBSTITUTE(SUBSTITUTE([.A1530];&quot;(+15.99)&quot;;&quot;&quot;);&quot;(+57.02)&quot;;&quot;&quot;)" office:value-type="string" office:string-value="SLLNNLTMMDPDQAKR" calcext:value-type="string">
            <text:p>SLLNNLTMMDPDQAKR</text:p>
          </table:table-cell>
        </table:table-row>
        <table:table-row table:style-name="ro1">
          <table:table-cell office:value-type="string" calcext:value-type="string">
            <text:p>KNNFDWTNYGNTER</text:p>
          </table:table-cell>
          <table:table-cell table:formula="of:=SUBSTITUTE(SUBSTITUTE([.A1531];&quot;(+15.99)&quot;;&quot;&quot;);&quot;(+57.02)&quot;;&quot;&quot;)" office:value-type="string" office:string-value="KNNFDWTNYGNTER" calcext:value-type="string">
            <text:p>KNNFDWTNYGNTER</text:p>
          </table:table-cell>
        </table:table-row>
        <table:table-row table:style-name="ro1">
          <table:table-cell office:value-type="string" calcext:value-type="string">
            <text:p>WNGWC(+57.02)ALDDLK</text:p>
          </table:table-cell>
          <table:table-cell table:formula="of:=SUBSTITUTE(SUBSTITUTE([.A1532];&quot;(+15.99)&quot;;&quot;&quot;);&quot;(+57.02)&quot;;&quot;&quot;)" office:value-type="string" office:string-value="WNGWCALDDLK" calcext:value-type="string">
            <text:p>WNGWCALDDLK</text:p>
          </table:table-cell>
        </table:table-row>
        <table:table-row table:style-name="ro1">
          <table:table-cell office:value-type="string" calcext:value-type="string">
            <text:p>QM(+15.99)VPALEAADARR</text:p>
          </table:table-cell>
          <table:table-cell table:formula="of:=SUBSTITUTE(SUBSTITUTE([.A1533];&quot;(+15.99)&quot;;&quot;&quot;);&quot;(+57.02)&quot;;&quot;&quot;)" office:value-type="string" office:string-value="QMVPALEAADARR" calcext:value-type="string">
            <text:p>QMVPALEAADARR</text:p>
          </table:table-cell>
        </table:table-row>
        <table:table-row table:style-name="ro1">
          <table:table-cell office:value-type="string" calcext:value-type="string">
            <text:p>M(+15.99)M(+15.99)QMEAYNVLNDDWWR</text:p>
          </table:table-cell>
          <table:table-cell table:formula="of:=SUBSTITUTE(SUBSTITUTE([.A1534];&quot;(+15.99)&quot;;&quot;&quot;);&quot;(+57.02)&quot;;&quot;&quot;)" office:value-type="string" office:string-value="MMQMEAYNVLNDDWWR" calcext:value-type="string">
            <text:p>MMQMEAYNVLNDDWWR</text:p>
          </table:table-cell>
        </table:table-row>
        <table:table-row table:style-name="ro1">
          <table:table-cell office:value-type="string" calcext:value-type="string">
            <text:p>RRLDYLDLLSSGQDLSNK</text:p>
          </table:table-cell>
          <table:table-cell table:formula="of:=SUBSTITUTE(SUBSTITUTE([.A1535];&quot;(+15.99)&quot;;&quot;&quot;);&quot;(+57.02)&quot;;&quot;&quot;)" office:value-type="string" office:string-value="RRLDYLDLLSSGQDLSNK" calcext:value-type="string">
            <text:p>RRLDYLDLLSSGQDLSNK</text:p>
          </table:table-cell>
        </table:table-row>
        <table:table-row table:style-name="ro1">
          <table:table-cell office:value-type="string" calcext:value-type="string">
            <text:p>RLPALEAADAQM(+15.99)K</text:p>
          </table:table-cell>
          <table:table-cell table:formula="of:=SUBSTITUTE(SUBSTITUTE([.A1536];&quot;(+15.99)&quot;;&quot;&quot;);&quot;(+57.02)&quot;;&quot;&quot;)" office:value-type="string" office:string-value="RLPALEAADAQMK" calcext:value-type="string">
            <text:p>RLPALEAADAQMK</text:p>
          </table:table-cell>
        </table:table-row>
        <table:table-row table:style-name="ro1">
          <table:table-cell office:value-type="string" calcext:value-type="string">
            <text:p>LLDEGEAGGTAVGLLLR</text:p>
          </table:table-cell>
          <table:table-cell table:formula="of:=SUBSTITUTE(SUBSTITUTE([.A1537];&quot;(+15.99)&quot;;&quot;&quot;);&quot;(+57.02)&quot;;&quot;&quot;)" office:value-type="string" office:string-value="LLDEGEAGGTAVGLLLR" calcext:value-type="string">
            <text:p>LLDEGEAGGTAVGLLLR</text:p>
          </table:table-cell>
        </table:table-row>
        <table:table-row table:style-name="ro1">
          <table:table-cell office:value-type="string" calcext:value-type="string">
            <text:p>KPAATLTEPK</text:p>
          </table:table-cell>
          <table:table-cell table:formula="of:=SUBSTITUTE(SUBSTITUTE([.A1538];&quot;(+15.99)&quot;;&quot;&quot;);&quot;(+57.02)&quot;;&quot;&quot;)" office:value-type="string" office:string-value="KPAATLTEPK" calcext:value-type="string">
            <text:p>KPAATLTEPK</text:p>
          </table:table-cell>
        </table:table-row>
        <table:table-row table:style-name="ro1">
          <table:table-cell office:value-type="string" calcext:value-type="string">
            <text:p>QNTLVLEDPLHGPK</text:p>
          </table:table-cell>
          <table:table-cell table:formula="of:=SUBSTITUTE(SUBSTITUTE([.A1539];&quot;(+15.99)&quot;;&quot;&quot;);&quot;(+57.02)&quot;;&quot;&quot;)" office:value-type="string" office:string-value="QNTLVLEDPLHGPK" calcext:value-type="string">
            <text:p>QNTLVLEDPLHGPK</text:p>
          </table:table-cell>
        </table:table-row>
        <table:table-row table:style-name="ro1">
          <table:table-cell office:value-type="string" calcext:value-type="string">
            <text:p>NNC(+57.02)VYYVHK</text:p>
          </table:table-cell>
          <table:table-cell table:formula="of:=SUBSTITUTE(SUBSTITUTE([.A1540];&quot;(+15.99)&quot;;&quot;&quot;);&quot;(+57.02)&quot;;&quot;&quot;)" office:value-type="string" office:string-value="NNCVYYVHK" calcext:value-type="string">
            <text:p>NNCVYYVHK</text:p>
          </table:table-cell>
        </table:table-row>
        <table:table-row table:style-name="ro1">
          <table:table-cell office:value-type="string" calcext:value-type="string">
            <text:p>DPPPDPDLGPLELSK</text:p>
          </table:table-cell>
          <table:table-cell table:formula="of:=SUBSTITUTE(SUBSTITUTE([.A1541];&quot;(+15.99)&quot;;&quot;&quot;);&quot;(+57.02)&quot;;&quot;&quot;)" office:value-type="string" office:string-value="DPPPDPDLGPLELSK" calcext:value-type="string">
            <text:p>DPPPDPDLGPLELSK</text:p>
          </table:table-cell>
        </table:table-row>
        <table:table-row table:style-name="ro1">
          <table:table-cell office:value-type="string" calcext:value-type="string">
            <text:p>LYESPTNWC(+57.02)SKHGK</text:p>
          </table:table-cell>
          <table:table-cell table:formula="of:=SUBSTITUTE(SUBSTITUTE([.A1542];&quot;(+15.99)&quot;;&quot;&quot;);&quot;(+57.02)&quot;;&quot;&quot;)" office:value-type="string" office:string-value="LYESPTNWCSKHGK" calcext:value-type="string">
            <text:p>LYESPTNWCSKHGK</text:p>
          </table:table-cell>
        </table:table-row>
        <table:table-row table:style-name="ro1">
          <table:table-cell office:value-type="string" calcext:value-type="string">
            <text:p>SNMLLFHVR</text:p>
          </table:table-cell>
          <table:table-cell table:formula="of:=SUBSTITUTE(SUBSTITUTE([.A1543];&quot;(+15.99)&quot;;&quot;&quot;);&quot;(+57.02)&quot;;&quot;&quot;)" office:value-type="string" office:string-value="SNMLLFHVR" calcext:value-type="string">
            <text:p>SNMLLFHVR</text:p>
          </table:table-cell>
        </table:table-row>
        <table:table-row table:style-name="ro1">
          <table:table-cell office:value-type="string" calcext:value-type="string">
            <text:p>LDC(+57.02)LGWK</text:p>
          </table:table-cell>
          <table:table-cell table:formula="of:=SUBSTITUTE(SUBSTITUTE([.A1544];&quot;(+15.99)&quot;;&quot;&quot;);&quot;(+57.02)&quot;;&quot;&quot;)" office:value-type="string" office:string-value="LDCLGWK" calcext:value-type="string">
            <text:p>LDCLGWK</text:p>
          </table:table-cell>
        </table:table-row>
        <table:table-row table:style-name="ro1">
          <table:table-cell office:value-type="string" calcext:value-type="string">
            <text:p>KVDAVEC(+57.02)FAALQK</text:p>
          </table:table-cell>
          <table:table-cell table:formula="of:=SUBSTITUTE(SUBSTITUTE([.A1545];&quot;(+15.99)&quot;;&quot;&quot;);&quot;(+57.02)&quot;;&quot;&quot;)" office:value-type="string" office:string-value="KVDAVECFAALQK" calcext:value-type="string">
            <text:p>KVDAVECFAALQK</text:p>
          </table:table-cell>
        </table:table-row>
        <table:table-row table:style-name="ro1">
          <table:table-cell office:value-type="string" calcext:value-type="string">
            <text:p>ELEDFPLNVFLEPK</text:p>
          </table:table-cell>
          <table:table-cell table:formula="of:=SUBSTITUTE(SUBSTITUTE([.A1546];&quot;(+15.99)&quot;;&quot;&quot;);&quot;(+57.02)&quot;;&quot;&quot;)" office:value-type="string" office:string-value="ELEDFPLNVFLEPK" calcext:value-type="string">
            <text:p>ELEDFPLNVFLEPK</text:p>
          </table:table-cell>
        </table:table-row>
        <table:table-row table:style-name="ro1">
          <table:table-cell office:value-type="string" calcext:value-type="string">
            <text:p>ASFWLKLVAEYGFK</text:p>
          </table:table-cell>
          <table:table-cell table:formula="of:=SUBSTITUTE(SUBSTITUTE([.A1547];&quot;(+15.99)&quot;;&quot;&quot;);&quot;(+57.02)&quot;;&quot;&quot;)" office:value-type="string" office:string-value="ASFWLKLVAEYGFK" calcext:value-type="string">
            <text:p>ASFWLKLVAEYGFK</text:p>
          </table:table-cell>
        </table:table-row>
        <table:table-row table:style-name="ro1">
          <table:table-cell office:value-type="string" calcext:value-type="string">
            <text:p>MWGWGTLAKEDGLVPK</text:p>
          </table:table-cell>
          <table:table-cell table:formula="of:=SUBSTITUTE(SUBSTITUTE([.A1548];&quot;(+15.99)&quot;;&quot;&quot;);&quot;(+57.02)&quot;;&quot;&quot;)" office:value-type="string" office:string-value="MWGWGTLAKEDGLVPK" calcext:value-type="string">
            <text:p>MWGWGTLAKEDGLVPK</text:p>
          </table:table-cell>
        </table:table-row>
        <table:table-row table:style-name="ro1">
          <table:table-cell office:value-type="string" calcext:value-type="string">
            <text:p>M(+15.99)LYLDEAMTK</text:p>
          </table:table-cell>
          <table:table-cell table:formula="of:=SUBSTITUTE(SUBSTITUTE([.A1549];&quot;(+15.99)&quot;;&quot;&quot;);&quot;(+57.02)&quot;;&quot;&quot;)" office:value-type="string" office:string-value="MLYLDEAMTK" calcext:value-type="string">
            <text:p>MLYLDEAMTK</text:p>
          </table:table-cell>
        </table:table-row>
        <table:table-row table:style-name="ro1">
          <table:table-cell office:value-type="string" calcext:value-type="string">
            <text:p>MSASVKTAVHK</text:p>
          </table:table-cell>
          <table:table-cell table:formula="of:=SUBSTITUTE(SUBSTITUTE([.A1550];&quot;(+15.99)&quot;;&quot;&quot;);&quot;(+57.02)&quot;;&quot;&quot;)" office:value-type="string" office:string-value="MSASVKTAVHK" calcext:value-type="string">
            <text:p>MSASVKTAVHK</text:p>
          </table:table-cell>
        </table:table-row>
        <table:table-row table:style-name="ro1">
          <table:table-cell office:value-type="string" calcext:value-type="string">
            <text:p>C(+57.02)M(+15.99)DLM(+15.99)VGVQK</text:p>
          </table:table-cell>
          <table:table-cell table:formula="of:=SUBSTITUTE(SUBSTITUTE([.A1551];&quot;(+15.99)&quot;;&quot;&quot;);&quot;(+57.02)&quot;;&quot;&quot;)" office:value-type="string" office:string-value="CMDLMVGVQK" calcext:value-type="string">
            <text:p>CMDLMVGVQK</text:p>
          </table:table-cell>
        </table:table-row>
        <table:table-row table:style-name="ro1">
          <table:table-cell office:value-type="string" calcext:value-type="string">
            <text:p>QNQLEDHLENTRAPER</text:p>
          </table:table-cell>
          <table:table-cell table:formula="of:=SUBSTITUTE(SUBSTITUTE([.A1552];&quot;(+15.99)&quot;;&quot;&quot;);&quot;(+57.02)&quot;;&quot;&quot;)" office:value-type="string" office:string-value="QNQLEDHLENTRAPER" calcext:value-type="string">
            <text:p>QNQLEDHLENTRAPER</text:p>
          </table:table-cell>
        </table:table-row>
        <table:table-row table:style-name="ro1">
          <table:table-cell office:value-type="string" calcext:value-type="string">
            <text:p>QAHQVGMPAQVGPGK</text:p>
          </table:table-cell>
          <table:table-cell table:formula="of:=SUBSTITUTE(SUBSTITUTE([.A1553];&quot;(+15.99)&quot;;&quot;&quot;);&quot;(+57.02)&quot;;&quot;&quot;)" office:value-type="string" office:string-value="QAHQVGMPAQVGPGK" calcext:value-type="string">
            <text:p>QAHQVGMPAQVGPGK</text:p>
          </table:table-cell>
        </table:table-row>
        <table:table-row table:style-name="ro1">
          <table:table-cell office:value-type="string" calcext:value-type="string">
            <text:p>M(+15.99)YLDNVSGVHR</text:p>
          </table:table-cell>
          <table:table-cell table:formula="of:=SUBSTITUTE(SUBSTITUTE([.A1554];&quot;(+15.99)&quot;;&quot;&quot;);&quot;(+57.02)&quot;;&quot;&quot;)" office:value-type="string" office:string-value="MYLDNVSGVHR" calcext:value-type="string">
            <text:p>MYLDNVSGVHR</text:p>
          </table:table-cell>
        </table:table-row>
        <table:table-row table:style-name="ro1">
          <table:table-cell office:value-type="string" calcext:value-type="string">
            <text:p>FAENATLEVPGWK</text:p>
          </table:table-cell>
          <table:table-cell table:formula="of:=SUBSTITUTE(SUBSTITUTE([.A1555];&quot;(+15.99)&quot;;&quot;&quot;);&quot;(+57.02)&quot;;&quot;&quot;)" office:value-type="string" office:string-value="FAENATLEVPGWK" calcext:value-type="string">
            <text:p>FAENATLEVPGWK</text:p>
          </table:table-cell>
        </table:table-row>
        <table:table-row table:style-name="ro1">
          <table:table-cell office:value-type="string" calcext:value-type="string">
            <text:p>TPNPWGLNAK</text:p>
          </table:table-cell>
          <table:table-cell table:formula="of:=SUBSTITUTE(SUBSTITUTE([.A1556];&quot;(+15.99)&quot;;&quot;&quot;);&quot;(+57.02)&quot;;&quot;&quot;)" office:value-type="string" office:string-value="TPNPWGLNAK" calcext:value-type="string">
            <text:p>TPNPWGLNAK</text:p>
          </table:table-cell>
        </table:table-row>
        <table:table-row table:style-name="ro1">
          <table:table-cell office:value-type="string" calcext:value-type="string">
            <text:p>C(+57.02)C(+57.02)C(+57.02)FC(+57.02)PEDLLLEELQR</text:p>
          </table:table-cell>
          <table:table-cell table:formula="of:=SUBSTITUTE(SUBSTITUTE([.A1557];&quot;(+15.99)&quot;;&quot;&quot;);&quot;(+57.02)&quot;;&quot;&quot;)" office:value-type="string" office:string-value="CCCFCPEDLLLEELQR" calcext:value-type="string">
            <text:p>CCCFCPEDLLLEELQR</text:p>
          </table:table-cell>
        </table:table-row>
        <table:table-row table:style-name="ro1">
          <table:table-cell office:value-type="string" calcext:value-type="string">
            <text:p>ETMC(+57.02)LLDLLWR</text:p>
          </table:table-cell>
          <table:table-cell table:formula="of:=SUBSTITUTE(SUBSTITUTE([.A1558];&quot;(+15.99)&quot;;&quot;&quot;);&quot;(+57.02)&quot;;&quot;&quot;)" office:value-type="string" office:string-value="ETMCLLDLLWR" calcext:value-type="string">
            <text:p>ETMCLLDLLWR</text:p>
          </table:table-cell>
        </table:table-row>
        <table:table-row table:style-name="ro1">
          <table:table-cell office:value-type="string" calcext:value-type="string">
            <text:p>RC(+57.02)VFAGLRGNK</text:p>
          </table:table-cell>
          <table:table-cell table:formula="of:=SUBSTITUTE(SUBSTITUTE([.A1559];&quot;(+15.99)&quot;;&quot;&quot;);&quot;(+57.02)&quot;;&quot;&quot;)" office:value-type="string" office:string-value="RCVFAGLRGNK" calcext:value-type="string">
            <text:p>RCVFAGLRGNK</text:p>
          </table:table-cell>
        </table:table-row>
        <table:table-row table:style-name="ro1">
          <table:table-cell office:value-type="string" calcext:value-type="string">
            <text:p>KDWFLENSVPNNLDR</text:p>
          </table:table-cell>
          <table:table-cell table:formula="of:=SUBSTITUTE(SUBSTITUTE([.A1560];&quot;(+15.99)&quot;;&quot;&quot;);&quot;(+57.02)&quot;;&quot;&quot;)" office:value-type="string" office:string-value="KDWFLENSVPNNLDR" calcext:value-type="string">
            <text:p>KDWFLENSVPNNLDR</text:p>
          </table:table-cell>
        </table:table-row>
        <table:table-row table:style-name="ro1">
          <table:table-cell office:value-type="string" calcext:value-type="string">
            <text:p>QASLSNTTPK</text:p>
          </table:table-cell>
          <table:table-cell table:formula="of:=SUBSTITUTE(SUBSTITUTE([.A1561];&quot;(+15.99)&quot;;&quot;&quot;);&quot;(+57.02)&quot;;&quot;&quot;)" office:value-type="string" office:string-value="QASLSNTTPK" calcext:value-type="string">
            <text:p>QASLSNTTPK</text:p>
          </table:table-cell>
        </table:table-row>
        <table:table-row table:style-name="ro1">
          <table:table-cell office:value-type="string" calcext:value-type="string">
            <text:p>GMVRM(+15.99)MYDSFDAAAK</text:p>
          </table:table-cell>
          <table:table-cell table:formula="of:=SUBSTITUTE(SUBSTITUTE([.A1562];&quot;(+15.99)&quot;;&quot;&quot;);&quot;(+57.02)&quot;;&quot;&quot;)" office:value-type="string" office:string-value="GMVRMMYDSFDAAAK" calcext:value-type="string">
            <text:p>GMVRMMYDSFDAAAK</text:p>
          </table:table-cell>
        </table:table-row>
        <table:table-row table:style-name="ro1">
          <table:table-cell office:value-type="string" calcext:value-type="string">
            <text:p>DPVFSNESR</text:p>
          </table:table-cell>
          <table:table-cell table:formula="of:=SUBSTITUTE(SUBSTITUTE([.A1563];&quot;(+15.99)&quot;;&quot;&quot;);&quot;(+57.02)&quot;;&quot;&quot;)" office:value-type="string" office:string-value="DPVFSNESR" calcext:value-type="string">
            <text:p>DPVFSNESR</text:p>
          </table:table-cell>
        </table:table-row>
        <table:table-row table:style-name="ro1">
          <table:table-cell office:value-type="string" calcext:value-type="string">
            <text:p>LGTKLM(+15.99)HSLK</text:p>
          </table:table-cell>
          <table:table-cell table:formula="of:=SUBSTITUTE(SUBSTITUTE([.A1564];&quot;(+15.99)&quot;;&quot;&quot;);&quot;(+57.02)&quot;;&quot;&quot;)" office:value-type="string" office:string-value="LGTKLMHSLK" calcext:value-type="string">
            <text:p>LGTKLMHSLK</text:p>
          </table:table-cell>
        </table:table-row>
        <table:table-row table:style-name="ro1">
          <table:table-cell office:value-type="string" calcext:value-type="string">
            <text:p>AMVNLLDLK</text:p>
          </table:table-cell>
          <table:table-cell table:formula="of:=SUBSTITUTE(SUBSTITUTE([.A1565];&quot;(+15.99)&quot;;&quot;&quot;);&quot;(+57.02)&quot;;&quot;&quot;)" office:value-type="string" office:string-value="AMVNLLDLK" calcext:value-type="string">
            <text:p>AMVNLLDLK</text:p>
          </table:table-cell>
        </table:table-row>
        <table:table-row table:style-name="ro1">
          <table:table-cell office:value-type="string" calcext:value-type="string">
            <text:p>VPDDLLK</text:p>
          </table:table-cell>
          <table:table-cell table:formula="of:=SUBSTITUTE(SUBSTITUTE([.A1566];&quot;(+15.99)&quot;;&quot;&quot;);&quot;(+57.02)&quot;;&quot;&quot;)" office:value-type="string" office:string-value="VPDDLLK" calcext:value-type="string">
            <text:p>VPDDLLK</text:p>
          </table:table-cell>
        </table:table-row>
        <table:table-row table:style-name="ro1">
          <table:table-cell office:value-type="string" calcext:value-type="string">
            <text:p>VLYSKMRYADK</text:p>
          </table:table-cell>
          <table:table-cell table:formula="of:=SUBSTITUTE(SUBSTITUTE([.A1567];&quot;(+15.99)&quot;;&quot;&quot;);&quot;(+57.02)&quot;;&quot;&quot;)" office:value-type="string" office:string-value="VLYSKMRYADK" calcext:value-type="string">
            <text:p>VLYSKMRYADK</text:p>
          </table:table-cell>
        </table:table-row>
        <table:table-row table:style-name="ro1">
          <table:table-cell office:value-type="string" calcext:value-type="string">
            <text:p>KALGC(+57.02)PQFSK</text:p>
          </table:table-cell>
          <table:table-cell table:formula="of:=SUBSTITUTE(SUBSTITUTE([.A1568];&quot;(+15.99)&quot;;&quot;&quot;);&quot;(+57.02)&quot;;&quot;&quot;)" office:value-type="string" office:string-value="KALGCPQFSK" calcext:value-type="string">
            <text:p>KALGCPQFSK</text:p>
          </table:table-cell>
        </table:table-row>
        <table:table-row table:style-name="ro1">
          <table:table-cell office:value-type="string" calcext:value-type="string">
            <text:p>WWERARADPWM(+15.99)GAAHR</text:p>
          </table:table-cell>
          <table:table-cell table:formula="of:=SUBSTITUTE(SUBSTITUTE([.A1569];&quot;(+15.99)&quot;;&quot;&quot;);&quot;(+57.02)&quot;;&quot;&quot;)" office:value-type="string" office:string-value="WWERARADPWMGAAHR" calcext:value-type="string">
            <text:p>WWERARADPWMGAAHR</text:p>
          </table:table-cell>
        </table:table-row>
        <table:table-row table:style-name="ro1">
          <table:table-cell office:value-type="string" calcext:value-type="string">
            <text:p>TNGLPLAQLAR</text:p>
          </table:table-cell>
          <table:table-cell table:formula="of:=SUBSTITUTE(SUBSTITUTE([.A1570];&quot;(+15.99)&quot;;&quot;&quot;);&quot;(+57.02)&quot;;&quot;&quot;)" office:value-type="string" office:string-value="TNGLPLAQLAR" calcext:value-type="string">
            <text:p>TNGLPLAQLAR</text:p>
          </table:table-cell>
        </table:table-row>
        <table:table-row table:style-name="ro1">
          <table:table-cell office:value-type="string" calcext:value-type="string">
            <text:p>WMQEC(+57.02)PGR</text:p>
          </table:table-cell>
          <table:table-cell table:formula="of:=SUBSTITUTE(SUBSTITUTE([.A1571];&quot;(+15.99)&quot;;&quot;&quot;);&quot;(+57.02)&quot;;&quot;&quot;)" office:value-type="string" office:string-value="WMQECPGR" calcext:value-type="string">
            <text:p>WMQECPGR</text:p>
          </table:table-cell>
        </table:table-row>
        <table:table-row table:style-name="ro1">
          <table:table-cell office:value-type="string" calcext:value-type="string">
            <text:p>ELAYGADGSPNGGEYVK</text:p>
          </table:table-cell>
          <table:table-cell table:formula="of:=SUBSTITUTE(SUBSTITUTE([.A1572];&quot;(+15.99)&quot;;&quot;&quot;);&quot;(+57.02)&quot;;&quot;&quot;)" office:value-type="string" office:string-value="ELAYGADGSPNGGEYVK" calcext:value-type="string">
            <text:p>ELAYGADGSPNGGEYVK</text:p>
          </table:table-cell>
        </table:table-row>
        <table:table-row table:style-name="ro1">
          <table:table-cell office:value-type="string" calcext:value-type="string">
            <text:p>KPPEVLK</text:p>
          </table:table-cell>
          <table:table-cell table:formula="of:=SUBSTITUTE(SUBSTITUTE([.A1573];&quot;(+15.99)&quot;;&quot;&quot;);&quot;(+57.02)&quot;;&quot;&quot;)" office:value-type="string" office:string-value="KPPEVLK" calcext:value-type="string">
            <text:p>KPPEVLK</text:p>
          </table:table-cell>
        </table:table-row>
        <table:table-row table:style-name="ro1">
          <table:table-cell office:value-type="string" calcext:value-type="string">
            <text:p>YSVLPEVEK</text:p>
          </table:table-cell>
          <table:table-cell table:formula="of:=SUBSTITUTE(SUBSTITUTE([.A1574];&quot;(+15.99)&quot;;&quot;&quot;);&quot;(+57.02)&quot;;&quot;&quot;)" office:value-type="string" office:string-value="YSVLPEVEK" calcext:value-type="string">
            <text:p>YSVLPEVEK</text:p>
          </table:table-cell>
        </table:table-row>
        <table:table-row table:style-name="ro1">
          <table:table-cell office:value-type="string" calcext:value-type="string">
            <text:p>TTEEALDC(+57.02)MK</text:p>
          </table:table-cell>
          <table:table-cell table:formula="of:=SUBSTITUTE(SUBSTITUTE([.A1575];&quot;(+15.99)&quot;;&quot;&quot;);&quot;(+57.02)&quot;;&quot;&quot;)" office:value-type="string" office:string-value="TTEEALDCMK" calcext:value-type="string">
            <text:p>TTEEALDCMK</text:p>
          </table:table-cell>
        </table:table-row>
        <table:table-row table:style-name="ro1">
          <table:table-cell office:value-type="string" calcext:value-type="string">
            <text:p>ADPERLLLPDEFQK</text:p>
          </table:table-cell>
          <table:table-cell table:formula="of:=SUBSTITUTE(SUBSTITUTE([.A1576];&quot;(+15.99)&quot;;&quot;&quot;);&quot;(+57.02)&quot;;&quot;&quot;)" office:value-type="string" office:string-value="ADPERLLLPDEFQK" calcext:value-type="string">
            <text:p>ADPERLLLPDEFQK</text:p>
          </table:table-cell>
        </table:table-row>
        <table:table-row table:style-name="ro1">
          <table:table-cell office:value-type="string" calcext:value-type="string">
            <text:p>NVYSREDEVK</text:p>
          </table:table-cell>
          <table:table-cell table:formula="of:=SUBSTITUTE(SUBSTITUTE([.A1577];&quot;(+15.99)&quot;;&quot;&quot;);&quot;(+57.02)&quot;;&quot;&quot;)" office:value-type="string" office:string-value="NVYSREDEVK" calcext:value-type="string">
            <text:p>NVYSREDEVK</text:p>
          </table:table-cell>
        </table:table-row>
        <table:table-row table:style-name="ro1">
          <table:table-cell office:value-type="string" calcext:value-type="string">
            <text:p>QYHLDEPYLLLTDKK</text:p>
          </table:table-cell>
          <table:table-cell table:formula="of:=SUBSTITUTE(SUBSTITUTE([.A1578];&quot;(+15.99)&quot;;&quot;&quot;);&quot;(+57.02)&quot;;&quot;&quot;)" office:value-type="string" office:string-value="QYHLDEPYLLLTDKK" calcext:value-type="string">
            <text:p>QYHLDEPYLLLTDKK</text:p>
          </table:table-cell>
        </table:table-row>
        <table:table-row table:style-name="ro1">
          <table:table-cell office:value-type="string" calcext:value-type="string">
            <text:p>HDELLAPQSR</text:p>
          </table:table-cell>
          <table:table-cell table:formula="of:=SUBSTITUTE(SUBSTITUTE([.A1579];&quot;(+15.99)&quot;;&quot;&quot;);&quot;(+57.02)&quot;;&quot;&quot;)" office:value-type="string" office:string-value="HDELLAPQSR" calcext:value-type="string">
            <text:p>HDELLAPQSR</text:p>
          </table:table-cell>
        </table:table-row>
        <table:table-row table:style-name="ro1">
          <table:table-cell office:value-type="string" calcext:value-type="string">
            <text:p>EVNLVVSELEGDSGHK</text:p>
          </table:table-cell>
          <table:table-cell table:formula="of:=SUBSTITUTE(SUBSTITUTE([.A1580];&quot;(+15.99)&quot;;&quot;&quot;);&quot;(+57.02)&quot;;&quot;&quot;)" office:value-type="string" office:string-value="EVNLVVSELEGDSGHK" calcext:value-type="string">
            <text:p>EVNLVVSELEGDSGHK</text:p>
          </table:table-cell>
        </table:table-row>
        <table:table-row table:style-name="ro1">
          <table:table-cell office:value-type="string" calcext:value-type="string">
            <text:p>WPDDLEGVPHR</text:p>
          </table:table-cell>
          <table:table-cell table:formula="of:=SUBSTITUTE(SUBSTITUTE([.A1581];&quot;(+15.99)&quot;;&quot;&quot;);&quot;(+57.02)&quot;;&quot;&quot;)" office:value-type="string" office:string-value="WPDDLEGVPHR" calcext:value-type="string">
            <text:p>WPDDLEGVPHR</text:p>
          </table:table-cell>
        </table:table-row>
        <table:table-row table:style-name="ro1">
          <table:table-cell office:value-type="string" calcext:value-type="string">
            <text:p>FHLDHLENDLNPDR</text:p>
          </table:table-cell>
          <table:table-cell table:formula="of:=SUBSTITUTE(SUBSTITUTE([.A1582];&quot;(+15.99)&quot;;&quot;&quot;);&quot;(+57.02)&quot;;&quot;&quot;)" office:value-type="string" office:string-value="FHLDHLENDLNPDR" calcext:value-type="string">
            <text:p>FHLDHLENDLNPDR</text:p>
          </table:table-cell>
        </table:table-row>
        <table:table-row table:style-name="ro1">
          <table:table-cell office:value-type="string" calcext:value-type="string">
            <text:p>RGSMLC(+57.02)SLNMHK</text:p>
          </table:table-cell>
          <table:table-cell table:formula="of:=SUBSTITUTE(SUBSTITUTE([.A1583];&quot;(+15.99)&quot;;&quot;&quot;);&quot;(+57.02)&quot;;&quot;&quot;)" office:value-type="string" office:string-value="RGSMLCSLNMHK" calcext:value-type="string">
            <text:p>RGSMLCSLNMHK</text:p>
          </table:table-cell>
        </table:table-row>
        <table:table-row table:style-name="ro1">
          <table:table-cell office:value-type="string" calcext:value-type="string">
            <text:p>KFAYLLSFALYSDK</text:p>
          </table:table-cell>
          <table:table-cell table:formula="of:=SUBSTITUTE(SUBSTITUTE([.A1584];&quot;(+15.99)&quot;;&quot;&quot;);&quot;(+57.02)&quot;;&quot;&quot;)" office:value-type="string" office:string-value="KFAYLLSFALYSDK" calcext:value-type="string">
            <text:p>KFAYLLSFALYSDK</text:p>
          </table:table-cell>
        </table:table-row>
        <table:table-row table:style-name="ro1">
          <table:table-cell office:value-type="string" calcext:value-type="string">
            <text:p>KKDKPESEEGAAGTLHR</text:p>
          </table:table-cell>
          <table:table-cell table:formula="of:=SUBSTITUTE(SUBSTITUTE([.A1585];&quot;(+15.99)&quot;;&quot;&quot;);&quot;(+57.02)&quot;;&quot;&quot;)" office:value-type="string" office:string-value="KKDKPESEEGAAGTLHR" calcext:value-type="string">
            <text:p>KKDKPESEEGAAGTLHR</text:p>
          </table:table-cell>
        </table:table-row>
        <table:table-row table:style-name="ro1">
          <table:table-cell office:value-type="string" calcext:value-type="string">
            <text:p>KC(+57.02)FATDSGNK</text:p>
          </table:table-cell>
          <table:table-cell table:formula="of:=SUBSTITUTE(SUBSTITUTE([.A1586];&quot;(+15.99)&quot;;&quot;&quot;);&quot;(+57.02)&quot;;&quot;&quot;)" office:value-type="string" office:string-value="KCFATDSGNK" calcext:value-type="string">
            <text:p>KCFATDSGNK</text:p>
          </table:table-cell>
        </table:table-row>
        <table:table-row table:style-name="ro1">
          <table:table-cell office:value-type="string" calcext:value-type="string">
            <text:p>WLVKPPQK</text:p>
          </table:table-cell>
          <table:table-cell table:formula="of:=SUBSTITUTE(SUBSTITUTE([.A1587];&quot;(+15.99)&quot;;&quot;&quot;);&quot;(+57.02)&quot;;&quot;&quot;)" office:value-type="string" office:string-value="WLVKPPQK" calcext:value-type="string">
            <text:p>WLVKPPQK</text:p>
          </table:table-cell>
        </table:table-row>
        <table:table-row table:style-name="ro1">
          <table:table-cell office:value-type="string" calcext:value-type="string">
            <text:p>DNYLGQLGDK</text:p>
          </table:table-cell>
          <table:table-cell table:formula="of:=SUBSTITUTE(SUBSTITUTE([.A1588];&quot;(+15.99)&quot;;&quot;&quot;);&quot;(+57.02)&quot;;&quot;&quot;)" office:value-type="string" office:string-value="DNYLGQLGDK" calcext:value-type="string">
            <text:p>DNYLGQLGDK</text:p>
          </table:table-cell>
        </table:table-row>
        <table:table-row table:style-name="ro1">
          <table:table-cell office:value-type="string" calcext:value-type="string">
            <text:p>KDPDQDYLR</text:p>
          </table:table-cell>
          <table:table-cell table:formula="of:=SUBSTITUTE(SUBSTITUTE([.A1589];&quot;(+15.99)&quot;;&quot;&quot;);&quot;(+57.02)&quot;;&quot;&quot;)" office:value-type="string" office:string-value="KDPDQDYLR" calcext:value-type="string">
            <text:p>KDPDQDYLR</text:p>
          </table:table-cell>
        </table:table-row>
        <table:table-row table:style-name="ro1">
          <table:table-cell office:value-type="string" calcext:value-type="string">
            <text:p>NMLLREK</text:p>
          </table:table-cell>
          <table:table-cell table:formula="of:=SUBSTITUTE(SUBSTITUTE([.A1590];&quot;(+15.99)&quot;;&quot;&quot;);&quot;(+57.02)&quot;;&quot;&quot;)" office:value-type="string" office:string-value="NMLLREK" calcext:value-type="string">
            <text:p>NMLLREK</text:p>
          </table:table-cell>
        </table:table-row>
        <table:table-row table:style-name="ro1">
          <table:table-cell office:value-type="string" calcext:value-type="string">
            <text:p>REMVGNK</text:p>
          </table:table-cell>
          <table:table-cell table:formula="of:=SUBSTITUTE(SUBSTITUTE([.A1591];&quot;(+15.99)&quot;;&quot;&quot;);&quot;(+57.02)&quot;;&quot;&quot;)" office:value-type="string" office:string-value="REMVGNK" calcext:value-type="string">
            <text:p>REMVGNK</text:p>
          </table:table-cell>
        </table:table-row>
        <table:table-row table:style-name="ro1">
          <table:table-cell office:value-type="string" calcext:value-type="string">
            <text:p>EC(+57.02)NMWARNQHHK</text:p>
          </table:table-cell>
          <table:table-cell table:formula="of:=SUBSTITUTE(SUBSTITUTE([.A1592];&quot;(+15.99)&quot;;&quot;&quot;);&quot;(+57.02)&quot;;&quot;&quot;)" office:value-type="string" office:string-value="ECNMWARNQHHK" calcext:value-type="string">
            <text:p>ECNMWARNQHHK</text:p>
          </table:table-cell>
        </table:table-row>
        <table:table-row table:style-name="ro1">
          <table:table-cell office:value-type="string" calcext:value-type="string">
            <text:p>EGDDLTDQK</text:p>
          </table:table-cell>
          <table:table-cell table:formula="of:=SUBSTITUTE(SUBSTITUTE([.A1593];&quot;(+15.99)&quot;;&quot;&quot;);&quot;(+57.02)&quot;;&quot;&quot;)" office:value-type="string" office:string-value="EGDDLTDQK" calcext:value-type="string">
            <text:p>EGDDLTDQK</text:p>
          </table:table-cell>
        </table:table-row>
        <table:table-row table:style-name="ro1">
          <table:table-cell office:value-type="string" calcext:value-type="string">
            <text:p>SYNDLEQPELK</text:p>
          </table:table-cell>
          <table:table-cell table:formula="of:=SUBSTITUTE(SUBSTITUTE([.A1594];&quot;(+15.99)&quot;;&quot;&quot;);&quot;(+57.02)&quot;;&quot;&quot;)" office:value-type="string" office:string-value="SYNDLEQPELK" calcext:value-type="string">
            <text:p>SYNDLEQPELK</text:p>
          </table:table-cell>
        </table:table-row>
        <table:table-row table:style-name="ro1">
          <table:table-cell office:value-type="string" calcext:value-type="string">
            <text:p>NYAFVGANM(+15.99)PK</text:p>
          </table:table-cell>
          <table:table-cell table:formula="of:=SUBSTITUTE(SUBSTITUTE([.A1595];&quot;(+15.99)&quot;;&quot;&quot;);&quot;(+57.02)&quot;;&quot;&quot;)" office:value-type="string" office:string-value="NYAFVGANMPK" calcext:value-type="string">
            <text:p>NYAFVGANMPK</text:p>
          </table:table-cell>
        </table:table-row>
        <table:table-row table:style-name="ro1">
          <table:table-cell office:value-type="string" calcext:value-type="string">
            <text:p>AFKFADYWEK</text:p>
          </table:table-cell>
          <table:table-cell table:formula="of:=SUBSTITUTE(SUBSTITUTE([.A1596];&quot;(+15.99)&quot;;&quot;&quot;);&quot;(+57.02)&quot;;&quot;&quot;)" office:value-type="string" office:string-value="AFKFADYWEK" calcext:value-type="string">
            <text:p>AFKFADYWEK</text:p>
          </table:table-cell>
        </table:table-row>
        <table:table-row table:style-name="ro1">
          <table:table-cell office:value-type="string" calcext:value-type="string">
            <text:p>EWVNSGLVGLVREVR</text:p>
          </table:table-cell>
          <table:table-cell table:formula="of:=SUBSTITUTE(SUBSTITUTE([.A1597];&quot;(+15.99)&quot;;&quot;&quot;);&quot;(+57.02)&quot;;&quot;&quot;)" office:value-type="string" office:string-value="EWVNSGLVGLVREVR" calcext:value-type="string">
            <text:p>EWVNSGLVGLVREVR</text:p>
          </table:table-cell>
        </table:table-row>
        <table:table-row table:style-name="ro1">
          <table:table-cell office:value-type="string" calcext:value-type="string">
            <text:p>SSRQESC(+57.02)WALK</text:p>
          </table:table-cell>
          <table:table-cell table:formula="of:=SUBSTITUTE(SUBSTITUTE([.A1598];&quot;(+15.99)&quot;;&quot;&quot;);&quot;(+57.02)&quot;;&quot;&quot;)" office:value-type="string" office:string-value="SSRQESCWALK" calcext:value-type="string">
            <text:p>SSRQESCWALK</text:p>
          </table:table-cell>
        </table:table-row>
        <table:table-row table:style-name="ro1">
          <table:table-cell office:value-type="string" calcext:value-type="string">
            <text:p>AERAAPDK</text:p>
          </table:table-cell>
          <table:table-cell table:formula="of:=SUBSTITUTE(SUBSTITUTE([.A1599];&quot;(+15.99)&quot;;&quot;&quot;);&quot;(+57.02)&quot;;&quot;&quot;)" office:value-type="string" office:string-value="AERAAPDK" calcext:value-type="string">
            <text:p>AERAAPDK</text:p>
          </table:table-cell>
        </table:table-row>
        <table:table-row table:style-name="ro1">
          <table:table-cell office:value-type="string" calcext:value-type="string">
            <text:p>KPQTVQAM(+15.99)LEEASK</text:p>
          </table:table-cell>
          <table:table-cell table:formula="of:=SUBSTITUTE(SUBSTITUTE([.A1600];&quot;(+15.99)&quot;;&quot;&quot;);&quot;(+57.02)&quot;;&quot;&quot;)" office:value-type="string" office:string-value="KPQTVQAMLEEASK" calcext:value-type="string">
            <text:p>KPQTVQAMLEEASK</text:p>
          </table:table-cell>
        </table:table-row>
        <table:table-row table:style-name="ro1">
          <table:table-cell office:value-type="string" calcext:value-type="string">
            <text:p>MGC(+57.02)QASLDPK</text:p>
          </table:table-cell>
          <table:table-cell table:formula="of:=SUBSTITUTE(SUBSTITUTE([.A1601];&quot;(+15.99)&quot;;&quot;&quot;);&quot;(+57.02)&quot;;&quot;&quot;)" office:value-type="string" office:string-value="MGCQASLDPK" calcext:value-type="string">
            <text:p>MGCQASLDPK</text:p>
          </table:table-cell>
        </table:table-row>
        <table:table-row table:style-name="ro1">
          <table:table-cell office:value-type="string" calcext:value-type="string">
            <text:p>ASFSVLQLVAEYGFK</text:p>
          </table:table-cell>
          <table:table-cell table:formula="of:=SUBSTITUTE(SUBSTITUTE([.A1602];&quot;(+15.99)&quot;;&quot;&quot;);&quot;(+57.02)&quot;;&quot;&quot;)" office:value-type="string" office:string-value="ASFSVLQLVAEYGFK" calcext:value-type="string">
            <text:p>ASFSVLQLVAEYGFK</text:p>
          </table:table-cell>
        </table:table-row>
        <table:table-row table:style-name="ro1">
          <table:table-cell office:value-type="string" calcext:value-type="string">
            <text:p>NKGMNNQRK</text:p>
          </table:table-cell>
          <table:table-cell table:formula="of:=SUBSTITUTE(SUBSTITUTE([.A1603];&quot;(+15.99)&quot;;&quot;&quot;);&quot;(+57.02)&quot;;&quot;&quot;)" office:value-type="string" office:string-value="NKGMNNQRK" calcext:value-type="string">
            <text:p>NKGMNNQRK</text:p>
          </table:table-cell>
        </table:table-row>
        <table:table-row table:style-name="ro1">
          <table:table-cell office:value-type="string" calcext:value-type="string">
            <text:p>NC(+57.02)VTPLLANK</text:p>
          </table:table-cell>
          <table:table-cell table:formula="of:=SUBSTITUTE(SUBSTITUTE([.A1604];&quot;(+15.99)&quot;;&quot;&quot;);&quot;(+57.02)&quot;;&quot;&quot;)" office:value-type="string" office:string-value="NCVTPLLANK" calcext:value-type="string">
            <text:p>NCVTPLLANK</text:p>
          </table:table-cell>
        </table:table-row>
        <table:table-row table:style-name="ro1">
          <table:table-cell office:value-type="string" calcext:value-type="string">
            <text:p>EVEFDGQVK</text:p>
          </table:table-cell>
          <table:table-cell table:formula="of:=SUBSTITUTE(SUBSTITUTE([.A1605];&quot;(+15.99)&quot;;&quot;&quot;);&quot;(+57.02)&quot;;&quot;&quot;)" office:value-type="string" office:string-value="EVEFDGQVK" calcext:value-type="string">
            <text:p>EVEFDGQVK</text:p>
          </table:table-cell>
        </table:table-row>
        <table:table-row table:style-name="ro1">
          <table:table-cell office:value-type="string" calcext:value-type="string">
            <text:p>FAM(+15.99)DFR</text:p>
          </table:table-cell>
          <table:table-cell table:formula="of:=SUBSTITUTE(SUBSTITUTE([.A1606];&quot;(+15.99)&quot;;&quot;&quot;);&quot;(+57.02)&quot;;&quot;&quot;)" office:value-type="string" office:string-value="FAMDFR" calcext:value-type="string">
            <text:p>FAMDFR</text:p>
          </table:table-cell>
        </table:table-row>
        <table:table-row table:style-name="ro1">
          <table:table-cell office:value-type="string" calcext:value-type="string">
            <text:p>QENTYLVSQPDR</text:p>
          </table:table-cell>
          <table:table-cell table:formula="of:=SUBSTITUTE(SUBSTITUTE([.A1607];&quot;(+15.99)&quot;;&quot;&quot;);&quot;(+57.02)&quot;;&quot;&quot;)" office:value-type="string" office:string-value="QENTYLVSQPDR" calcext:value-type="string">
            <text:p>QENTYLVSQPDR</text:p>
          </table:table-cell>
        </table:table-row>
        <table:table-row table:style-name="ro1">
          <table:table-cell office:value-type="string" calcext:value-type="string">
            <text:p>LGGDEYVLGM(+15.99)PR</text:p>
          </table:table-cell>
          <table:table-cell table:formula="of:=SUBSTITUTE(SUBSTITUTE([.A1608];&quot;(+15.99)&quot;;&quot;&quot;);&quot;(+57.02)&quot;;&quot;&quot;)" office:value-type="string" office:string-value="LGGDEYVLGMPR" calcext:value-type="string">
            <text:p>LGGDEYVLGMPR</text:p>
          </table:table-cell>
        </table:table-row>
        <table:table-row table:style-name="ro1">
          <table:table-cell office:value-type="string" calcext:value-type="string">
            <text:p>ASNGDVLLEDVLPK</text:p>
          </table:table-cell>
          <table:table-cell table:formula="of:=SUBSTITUTE(SUBSTITUTE([.A1609];&quot;(+15.99)&quot;;&quot;&quot;);&quot;(+57.02)&quot;;&quot;&quot;)" office:value-type="string" office:string-value="ASNGDVLLEDVLPK" calcext:value-type="string">
            <text:p>ASNGDVLLEDVLPK</text:p>
          </table:table-cell>
        </table:table-row>
        <table:table-row table:style-name="ro1">
          <table:table-cell office:value-type="string" calcext:value-type="string">
            <text:p>WMGAVPSFK</text:p>
          </table:table-cell>
          <table:table-cell table:formula="of:=SUBSTITUTE(SUBSTITUTE([.A1610];&quot;(+15.99)&quot;;&quot;&quot;);&quot;(+57.02)&quot;;&quot;&quot;)" office:value-type="string" office:string-value="WMGAVPSFK" calcext:value-type="string">
            <text:p>WMGAVPSFK</text:p>
          </table:table-cell>
        </table:table-row>
        <table:table-row table:style-name="ro1">
          <table:table-cell office:value-type="string" calcext:value-type="string">
            <text:p>DLYDSEKQLR</text:p>
          </table:table-cell>
          <table:table-cell table:formula="of:=SUBSTITUTE(SUBSTITUTE([.A1611];&quot;(+15.99)&quot;;&quot;&quot;);&quot;(+57.02)&quot;;&quot;&quot;)" office:value-type="string" office:string-value="DLYDSEKQLR" calcext:value-type="string">
            <text:p>DLYDSEKQLR</text:p>
          </table:table-cell>
        </table:table-row>
        <table:table-row table:style-name="ro1">
          <table:table-cell office:value-type="string" calcext:value-type="string">
            <text:p>DMC(+57.02)VM(+15.99)ESNTWPGR</text:p>
          </table:table-cell>
          <table:table-cell table:formula="of:=SUBSTITUTE(SUBSTITUTE([.A1612];&quot;(+15.99)&quot;;&quot;&quot;);&quot;(+57.02)&quot;;&quot;&quot;)" office:value-type="string" office:string-value="DMCVMESNTWPGR" calcext:value-type="string">
            <text:p>DMCVMESNTWPGR</text:p>
          </table:table-cell>
        </table:table-row>
        <table:table-row table:style-name="ro1">
          <table:table-cell office:value-type="string" calcext:value-type="string">
            <text:p>SDDLPM(+15.99)NDDK</text:p>
          </table:table-cell>
          <table:table-cell table:formula="of:=SUBSTITUTE(SUBSTITUTE([.A1613];&quot;(+15.99)&quot;;&quot;&quot;);&quot;(+57.02)&quot;;&quot;&quot;)" office:value-type="string" office:string-value="SDDLPMNDDK" calcext:value-type="string">
            <text:p>SDDLPMNDDK</text:p>
          </table:table-cell>
        </table:table-row>
        <table:table-row table:style-name="ro1">
          <table:table-cell office:value-type="string" calcext:value-type="string">
            <text:p>QPSFEDLGNPENR</text:p>
          </table:table-cell>
          <table:table-cell table:formula="of:=SUBSTITUTE(SUBSTITUTE([.A1614];&quot;(+15.99)&quot;;&quot;&quot;);&quot;(+57.02)&quot;;&quot;&quot;)" office:value-type="string" office:string-value="QPSFEDLGNPENR" calcext:value-type="string">
            <text:p>QPSFEDLGNPENR</text:p>
          </table:table-cell>
        </table:table-row>
        <table:table-row table:style-name="ro1">
          <table:table-cell office:value-type="string" calcext:value-type="string">
            <text:p>ESPDLDEFLLLLTDK</text:p>
          </table:table-cell>
          <table:table-cell table:formula="of:=SUBSTITUTE(SUBSTITUTE([.A1615];&quot;(+15.99)&quot;;&quot;&quot;);&quot;(+57.02)&quot;;&quot;&quot;)" office:value-type="string" office:string-value="ESPDLDEFLLLLTDK" calcext:value-type="string">
            <text:p>ESPDLDEFLLLLTDK</text:p>
          </table:table-cell>
        </table:table-row>
        <table:table-row table:style-name="ro1">
          <table:table-cell office:value-type="string" calcext:value-type="string">
            <text:p>ENDSGHLELAEEYR</text:p>
          </table:table-cell>
          <table:table-cell table:formula="of:=SUBSTITUTE(SUBSTITUTE([.A1616];&quot;(+15.99)&quot;;&quot;&quot;);&quot;(+57.02)&quot;;&quot;&quot;)" office:value-type="string" office:string-value="ENDSGHLELAEEYR" calcext:value-type="string">
            <text:p>ENDSGHLELAEEYR</text:p>
          </table:table-cell>
        </table:table-row>
        <table:table-row table:style-name="ro1">
          <table:table-cell office:value-type="string" calcext:value-type="string">
            <text:p>EPNVLDEPYLLLTDKK</text:p>
          </table:table-cell>
          <table:table-cell table:formula="of:=SUBSTITUTE(SUBSTITUTE([.A1617];&quot;(+15.99)&quot;;&quot;&quot;);&quot;(+57.02)&quot;;&quot;&quot;)" office:value-type="string" office:string-value="EPNVLDEPYLLLTDKK" calcext:value-type="string">
            <text:p>EPNVLDEPYLLLTDKK</text:p>
          </table:table-cell>
        </table:table-row>
        <table:table-row table:style-name="ro1">
          <table:table-cell office:value-type="string" calcext:value-type="string">
            <text:p>FMPLLLVC(+57.02)NQTR</text:p>
          </table:table-cell>
          <table:table-cell table:formula="of:=SUBSTITUTE(SUBSTITUTE([.A1618];&quot;(+15.99)&quot;;&quot;&quot;);&quot;(+57.02)&quot;;&quot;&quot;)" office:value-type="string" office:string-value="FMPLLLVCNQTR" calcext:value-type="string">
            <text:p>FMPLLLVCNQTR</text:p>
          </table:table-cell>
        </table:table-row>
        <table:table-row table:style-name="ro1">
          <table:table-cell office:value-type="string" calcext:value-type="string">
            <text:p>QEM(+15.99)LNKLANPASLK</text:p>
          </table:table-cell>
          <table:table-cell table:formula="of:=SUBSTITUTE(SUBSTITUTE([.A1619];&quot;(+15.99)&quot;;&quot;&quot;);&quot;(+57.02)&quot;;&quot;&quot;)" office:value-type="string" office:string-value="QEMLNKLANPASLK" calcext:value-type="string">
            <text:p>QEMLNKLANPASLK</text:p>
          </table:table-cell>
        </table:table-row>
        <table:table-row table:style-name="ro1">
          <table:table-cell office:value-type="string" calcext:value-type="string">
            <text:p>LGYDNLNDLNELQKR</text:p>
          </table:table-cell>
          <table:table-cell table:formula="of:=SUBSTITUTE(SUBSTITUTE([.A1620];&quot;(+15.99)&quot;;&quot;&quot;);&quot;(+57.02)&quot;;&quot;&quot;)" office:value-type="string" office:string-value="LGYDNLNDLNELQKR" calcext:value-type="string">
            <text:p>LGYDNLNDLNELQKR</text:p>
          </table:table-cell>
        </table:table-row>
        <table:table-row table:style-name="ro1">
          <table:table-cell office:value-type="string" calcext:value-type="string">
            <text:p>ASTLTYR</text:p>
          </table:table-cell>
          <table:table-cell table:formula="of:=SUBSTITUTE(SUBSTITUTE([.A1621];&quot;(+15.99)&quot;;&quot;&quot;);&quot;(+57.02)&quot;;&quot;&quot;)" office:value-type="string" office:string-value="ASTLTYR" calcext:value-type="string">
            <text:p>ASTLTYR</text:p>
          </table:table-cell>
        </table:table-row>
        <table:table-row table:style-name="ro1">
          <table:table-cell office:value-type="string" calcext:value-type="string">
            <text:p>EM(+15.99)C(+57.02)PM(+15.99)HPEK</text:p>
          </table:table-cell>
          <table:table-cell table:formula="of:=SUBSTITUTE(SUBSTITUTE([.A1622];&quot;(+15.99)&quot;;&quot;&quot;);&quot;(+57.02)&quot;;&quot;&quot;)" office:value-type="string" office:string-value="EMCPMHPEK" calcext:value-type="string">
            <text:p>EMCPMHPEK</text:p>
          </table:table-cell>
        </table:table-row>
        <table:table-row table:style-name="ro1">
          <table:table-cell office:value-type="string" calcext:value-type="string">
            <text:p>APLSPC(+57.02)EK</text:p>
          </table:table-cell>
          <table:table-cell table:formula="of:=SUBSTITUTE(SUBSTITUTE([.A1623];&quot;(+15.99)&quot;;&quot;&quot;);&quot;(+57.02)&quot;;&quot;&quot;)" office:value-type="string" office:string-value="APLSPCEK" calcext:value-type="string">
            <text:p>APLSPCEK</text:p>
          </table:table-cell>
        </table:table-row>
        <table:table-row table:style-name="ro1">
          <table:table-cell office:value-type="string" calcext:value-type="string">
            <text:p>TGMRNSPNLSFGK</text:p>
          </table:table-cell>
          <table:table-cell table:formula="of:=SUBSTITUTE(SUBSTITUTE([.A1624];&quot;(+15.99)&quot;;&quot;&quot;);&quot;(+57.02)&quot;;&quot;&quot;)" office:value-type="string" office:string-value="TGMRNSPNLSFGK" calcext:value-type="string">
            <text:p>TGMRNSPNLSFGK</text:p>
          </table:table-cell>
        </table:table-row>
        <table:table-row table:style-name="ro1">
          <table:table-cell office:value-type="string" calcext:value-type="string">
            <text:p>EPEQGQLTNNNPK</text:p>
          </table:table-cell>
          <table:table-cell table:formula="of:=SUBSTITUTE(SUBSTITUTE([.A1625];&quot;(+15.99)&quot;;&quot;&quot;);&quot;(+57.02)&quot;;&quot;&quot;)" office:value-type="string" office:string-value="EPEQGQLTNNNPK" calcext:value-type="string">
            <text:p>EPEQGQLTNNNPK</text:p>
          </table:table-cell>
        </table:table-row>
        <table:table-row table:style-name="ro1">
          <table:table-cell office:value-type="string" calcext:value-type="string">
            <text:p>EEDSDLAQETLK</text:p>
          </table:table-cell>
          <table:table-cell table:formula="of:=SUBSTITUTE(SUBSTITUTE([.A1626];&quot;(+15.99)&quot;;&quot;&quot;);&quot;(+57.02)&quot;;&quot;&quot;)" office:value-type="string" office:string-value="EEDSDLAQETLK" calcext:value-type="string">
            <text:p>EEDSDLAQETLK</text:p>
          </table:table-cell>
        </table:table-row>
        <table:table-row table:style-name="ro1">
          <table:table-cell office:value-type="string" calcext:value-type="string">
            <text:p>FLLLLVHYFEGPK</text:p>
          </table:table-cell>
          <table:table-cell table:formula="of:=SUBSTITUTE(SUBSTITUTE([.A1627];&quot;(+15.99)&quot;;&quot;&quot;);&quot;(+57.02)&quot;;&quot;&quot;)" office:value-type="string" office:string-value="FLLLLVHYFEGPK" calcext:value-type="string">
            <text:p>FLLLLVHYFEGPK</text:p>
          </table:table-cell>
        </table:table-row>
        <table:table-row table:style-name="ro1">
          <table:table-cell office:value-type="string" calcext:value-type="string">
            <text:p>SM(+15.99)TTELEVTMSMR</text:p>
          </table:table-cell>
          <table:table-cell table:formula="of:=SUBSTITUTE(SUBSTITUTE([.A1628];&quot;(+15.99)&quot;;&quot;&quot;);&quot;(+57.02)&quot;;&quot;&quot;)" office:value-type="string" office:string-value="SMTTELEVTMSMR" calcext:value-type="string">
            <text:p>SMTTELEVTMSMR</text:p>
          </table:table-cell>
        </table:table-row>
        <table:table-row table:style-name="ro1">
          <table:table-cell office:value-type="string" calcext:value-type="string">
            <text:p>EEGPNPASSM(+15.99)K</text:p>
          </table:table-cell>
          <table:table-cell table:formula="of:=SUBSTITUTE(SUBSTITUTE([.A1629];&quot;(+15.99)&quot;;&quot;&quot;);&quot;(+57.02)&quot;;&quot;&quot;)" office:value-type="string" office:string-value="EEGPNPASSMK" calcext:value-type="string">
            <text:p>EEGPNPASSMK</text:p>
          </table:table-cell>
        </table:table-row>
        <table:table-row table:style-name="ro1">
          <table:table-cell office:value-type="string" calcext:value-type="string">
            <text:p>WQNMLLWK</text:p>
          </table:table-cell>
          <table:table-cell table:formula="of:=SUBSTITUTE(SUBSTITUTE([.A1630];&quot;(+15.99)&quot;;&quot;&quot;);&quot;(+57.02)&quot;;&quot;&quot;)" office:value-type="string" office:string-value="WQNMLLWK" calcext:value-type="string">
            <text:p>WQNMLLWK</text:p>
          </table:table-cell>
        </table:table-row>
        <table:table-row table:style-name="ro1">
          <table:table-cell office:value-type="string" calcext:value-type="string">
            <text:p>TC(+57.02)C(+57.02)C(+57.02)LLEDLEK</text:p>
          </table:table-cell>
          <table:table-cell table:formula="of:=SUBSTITUTE(SUBSTITUTE([.A1631];&quot;(+15.99)&quot;;&quot;&quot;);&quot;(+57.02)&quot;;&quot;&quot;)" office:value-type="string" office:string-value="TCCCLLEDLEK" calcext:value-type="string">
            <text:p>TCCCLLEDLEK</text:p>
          </table:table-cell>
        </table:table-row>
        <table:table-row table:style-name="ro1">
          <table:table-cell office:value-type="string" calcext:value-type="string">
            <text:p>TVKLPPR</text:p>
          </table:table-cell>
          <table:table-cell table:formula="of:=SUBSTITUTE(SUBSTITUTE([.A1632];&quot;(+15.99)&quot;;&quot;&quot;);&quot;(+57.02)&quot;;&quot;&quot;)" office:value-type="string" office:string-value="TVKLPPR" calcext:value-type="string">
            <text:p>TVKLPPR</text:p>
          </table:table-cell>
        </table:table-row>
        <table:table-row table:style-name="ro1">
          <table:table-cell office:value-type="string" calcext:value-type="string">
            <text:p>APDPATFEWSPK</text:p>
          </table:table-cell>
          <table:table-cell table:formula="of:=SUBSTITUTE(SUBSTITUTE([.A1633];&quot;(+15.99)&quot;;&quot;&quot;);&quot;(+57.02)&quot;;&quot;&quot;)" office:value-type="string" office:string-value="APDPATFEWSPK" calcext:value-type="string">
            <text:p>APDPATFEWSPK</text:p>
          </table:table-cell>
        </table:table-row>
        <table:table-row table:style-name="ro1">
          <table:table-cell office:value-type="string" calcext:value-type="string">
            <text:p>QNQLEDHLENTRSPLR</text:p>
          </table:table-cell>
          <table:table-cell table:formula="of:=SUBSTITUTE(SUBSTITUTE([.A1634];&quot;(+15.99)&quot;;&quot;&quot;);&quot;(+57.02)&quot;;&quot;&quot;)" office:value-type="string" office:string-value="QNQLEDHLENTRSPLR" calcext:value-type="string">
            <text:p>QNQLEDHLENTRSPLR</text:p>
          </table:table-cell>
        </table:table-row>
        <table:table-row table:style-name="ro1">
          <table:table-cell office:value-type="string" calcext:value-type="string">
            <text:p>DM(+15.99)SGQLAYFNSK</text:p>
          </table:table-cell>
          <table:table-cell table:formula="of:=SUBSTITUTE(SUBSTITUTE([.A1635];&quot;(+15.99)&quot;;&quot;&quot;);&quot;(+57.02)&quot;;&quot;&quot;)" office:value-type="string" office:string-value="DMSGQLAYFNSK" calcext:value-type="string">
            <text:p>DMSGQLAYFNSK</text:p>
          </table:table-cell>
        </table:table-row>
        <table:table-row table:style-name="ro1">
          <table:table-cell office:value-type="string" calcext:value-type="string">
            <text:p>EFLKYVQPR</text:p>
          </table:table-cell>
          <table:table-cell table:formula="of:=SUBSTITUTE(SUBSTITUTE([.A1636];&quot;(+15.99)&quot;;&quot;&quot;);&quot;(+57.02)&quot;;&quot;&quot;)" office:value-type="string" office:string-value="EFLKYVQPR" calcext:value-type="string">
            <text:p>EFLKYVQPR</text:p>
          </table:table-cell>
        </table:table-row>
        <table:table-row table:style-name="ro1">
          <table:table-cell office:value-type="string" calcext:value-type="string">
            <text:p>VPFVQSVFFGPDLK</text:p>
          </table:table-cell>
          <table:table-cell table:formula="of:=SUBSTITUTE(SUBSTITUTE([.A1637];&quot;(+15.99)&quot;;&quot;&quot;);&quot;(+57.02)&quot;;&quot;&quot;)" office:value-type="string" office:string-value="VPFVQSVFFGPDLK" calcext:value-type="string">
            <text:p>VPFVQSVFFGPDLK</text:p>
          </table:table-cell>
        </table:table-row>
        <table:table-row table:style-name="ro1">
          <table:table-cell office:value-type="string" calcext:value-type="string">
            <text:p>RNAM(+15.99)VEASLTSRHR</text:p>
          </table:table-cell>
          <table:table-cell table:formula="of:=SUBSTITUTE(SUBSTITUTE([.A1638];&quot;(+15.99)&quot;;&quot;&quot;);&quot;(+57.02)&quot;;&quot;&quot;)" office:value-type="string" office:string-value="RNAMVEASLTSRHR" calcext:value-type="string">
            <text:p>RNAMVEASLTSRHR</text:p>
          </table:table-cell>
        </table:table-row>
        <table:table-row table:style-name="ro1">
          <table:table-cell office:value-type="string" calcext:value-type="string">
            <text:p>TQPTNGVQEK</text:p>
          </table:table-cell>
          <table:table-cell table:formula="of:=SUBSTITUTE(SUBSTITUTE([.A1639];&quot;(+15.99)&quot;;&quot;&quot;);&quot;(+57.02)&quot;;&quot;&quot;)" office:value-type="string" office:string-value="TQPTNGVQEK" calcext:value-type="string">
            <text:p>TQPTNGVQEK</text:p>
          </table:table-cell>
        </table:table-row>
        <table:table-row table:style-name="ro1">
          <table:table-cell office:value-type="string" calcext:value-type="string">
            <text:p>LSAWLHDLGLYK</text:p>
          </table:table-cell>
          <table:table-cell table:formula="of:=SUBSTITUTE(SUBSTITUTE([.A1640];&quot;(+15.99)&quot;;&quot;&quot;);&quot;(+57.02)&quot;;&quot;&quot;)" office:value-type="string" office:string-value="LSAWLHDLGLYK" calcext:value-type="string">
            <text:p>LSAWLHDLGLYK</text:p>
          </table:table-cell>
        </table:table-row>
        <table:table-row table:style-name="ro1">
          <table:table-cell office:value-type="string" calcext:value-type="string">
            <text:p>C(+57.02)FSVLPGVDR</text:p>
          </table:table-cell>
          <table:table-cell table:formula="of:=SUBSTITUTE(SUBSTITUTE([.A1641];&quot;(+15.99)&quot;;&quot;&quot;);&quot;(+57.02)&quot;;&quot;&quot;)" office:value-type="string" office:string-value="CFSVLPGVDR" calcext:value-type="string">
            <text:p>CFSVLPGVDR</text:p>
          </table:table-cell>
        </table:table-row>
        <table:table-row table:style-name="ro1">
          <table:table-cell office:value-type="string" calcext:value-type="string">
            <text:p>KTLKAANK</text:p>
          </table:table-cell>
          <table:table-cell table:formula="of:=SUBSTITUTE(SUBSTITUTE([.A1642];&quot;(+15.99)&quot;;&quot;&quot;);&quot;(+57.02)&quot;;&quot;&quot;)" office:value-type="string" office:string-value="KTLKAANK" calcext:value-type="string">
            <text:p>KTLKAANK</text:p>
          </table:table-cell>
        </table:table-row>
        <table:table-row table:style-name="ro1">
          <table:table-cell office:value-type="string" calcext:value-type="string">
            <text:p>EPRDSLLDHAADK</text:p>
          </table:table-cell>
          <table:table-cell table:formula="of:=SUBSTITUTE(SUBSTITUTE([.A1643];&quot;(+15.99)&quot;;&quot;&quot;);&quot;(+57.02)&quot;;&quot;&quot;)" office:value-type="string" office:string-value="EPRDSLLDHAADK" calcext:value-type="string">
            <text:p>EPRDSLLDHAADK</text:p>
          </table:table-cell>
        </table:table-row>
        <table:table-row table:style-name="ro2">
          <table:table-cell office:value-type="string" calcext:value-type="string">
            <text:p>RWDELLGANLVEASLTSREVR</text:p>
          </table:table-cell>
          <table:table-cell table:formula="of:=SUBSTITUTE(SUBSTITUTE([.A1644];&quot;(+15.99)&quot;;&quot;&quot;);&quot;(+57.02)&quot;;&quot;&quot;)" office:value-type="string" office:string-value="RWDELLGANLVEASLTSREVR" calcext:value-type="string">
            <text:p>RWDELLGANLVEASLTSREVR</text:p>
          </table:table-cell>
        </table:table-row>
        <table:table-row table:style-name="ro1">
          <table:table-cell office:value-type="string" calcext:value-type="string">
            <text:p>NGDGSC(+57.02)YSK</text:p>
          </table:table-cell>
          <table:table-cell table:formula="of:=SUBSTITUTE(SUBSTITUTE([.A1645];&quot;(+15.99)&quot;;&quot;&quot;);&quot;(+57.02)&quot;;&quot;&quot;)" office:value-type="string" office:string-value="NGDGSCYSK" calcext:value-type="string">
            <text:p>NGDGSCYSK</text:p>
          </table:table-cell>
        </table:table-row>
        <table:table-row table:style-name="ro1">
          <table:table-cell office:value-type="string" calcext:value-type="string">
            <text:p>AVPMAYR</text:p>
          </table:table-cell>
          <table:table-cell table:formula="of:=SUBSTITUTE(SUBSTITUTE([.A1646];&quot;(+15.99)&quot;;&quot;&quot;);&quot;(+57.02)&quot;;&quot;&quot;)" office:value-type="string" office:string-value="AVPMAYR" calcext:value-type="string">
            <text:p>AVPMAYR</text:p>
          </table:table-cell>
        </table:table-row>
        <table:table-row table:style-name="ro1">
          <table:table-cell office:value-type="string" calcext:value-type="string">
            <text:p>EAELGPLSQLNPLPSK</text:p>
          </table:table-cell>
          <table:table-cell table:formula="of:=SUBSTITUTE(SUBSTITUTE([.A1647];&quot;(+15.99)&quot;;&quot;&quot;);&quot;(+57.02)&quot;;&quot;&quot;)" office:value-type="string" office:string-value="EAELGPLSQLNPLPSK" calcext:value-type="string">
            <text:p>EAELGPLSQLNPLPSK</text:p>
          </table:table-cell>
        </table:table-row>
        <table:table-row table:style-name="ro1">
          <table:table-cell office:value-type="string" calcext:value-type="string">
            <text:p>MTLWRFNSASLNR</text:p>
          </table:table-cell>
          <table:table-cell table:formula="of:=SUBSTITUTE(SUBSTITUTE([.A1648];&quot;(+15.99)&quot;;&quot;&quot;);&quot;(+57.02)&quot;;&quot;&quot;)" office:value-type="string" office:string-value="MTLWRFNSASLNR" calcext:value-type="string">
            <text:p>MTLWRFNSASLNR</text:p>
          </table:table-cell>
        </table:table-row>
        <table:table-row table:style-name="ro1">
          <table:table-cell office:value-type="string" calcext:value-type="string">
            <text:p>NYENTRALLR</text:p>
          </table:table-cell>
          <table:table-cell table:formula="of:=SUBSTITUTE(SUBSTITUTE([.A1649];&quot;(+15.99)&quot;;&quot;&quot;);&quot;(+57.02)&quot;;&quot;&quot;)" office:value-type="string" office:string-value="NYENTRALLR" calcext:value-type="string">
            <text:p>NYENTRALLR</text:p>
          </table:table-cell>
        </table:table-row>
        <table:table-row table:style-name="ro1">
          <table:table-cell office:value-type="string" calcext:value-type="string">
            <text:p>QNDMLLELVSLLPK</text:p>
          </table:table-cell>
          <table:table-cell table:formula="of:=SUBSTITUTE(SUBSTITUTE([.A1650];&quot;(+15.99)&quot;;&quot;&quot;);&quot;(+57.02)&quot;;&quot;&quot;)" office:value-type="string" office:string-value="QNDMLLELVSLLPK" calcext:value-type="string">
            <text:p>QNDMLLELVSLLPK</text:p>
          </table:table-cell>
        </table:table-row>
        <table:table-row table:style-name="ro1">
          <table:table-cell office:value-type="string" calcext:value-type="string">
            <text:p>TQAVGLLQQNK</text:p>
          </table:table-cell>
          <table:table-cell table:formula="of:=SUBSTITUTE(SUBSTITUTE([.A1651];&quot;(+15.99)&quot;;&quot;&quot;);&quot;(+57.02)&quot;;&quot;&quot;)" office:value-type="string" office:string-value="TQAVGLLQQNK" calcext:value-type="string">
            <text:p>TQAVGLLQQNK</text:p>
          </table:table-cell>
        </table:table-row>
        <table:table-row table:style-name="ro1">
          <table:table-cell office:value-type="string" calcext:value-type="string">
            <text:p>SAMVLASGAAPK</text:p>
          </table:table-cell>
          <table:table-cell table:formula="of:=SUBSTITUTE(SUBSTITUTE([.A1652];&quot;(+15.99)&quot;;&quot;&quot;);&quot;(+57.02)&quot;;&quot;&quot;)" office:value-type="string" office:string-value="SAMVLASGAAPK" calcext:value-type="string">
            <text:p>SAMVLASGAAPK</text:p>
          </table:table-cell>
        </table:table-row>
        <table:table-row table:style-name="ro1">
          <table:table-cell office:value-type="string" calcext:value-type="string">
            <text:p>SMVLTTAHAWLER</text:p>
          </table:table-cell>
          <table:table-cell table:formula="of:=SUBSTITUTE(SUBSTITUTE([.A1653];&quot;(+15.99)&quot;;&quot;&quot;);&quot;(+57.02)&quot;;&quot;&quot;)" office:value-type="string" office:string-value="SMVLTTAHAWLER" calcext:value-type="string">
            <text:p>SMVLTTAHAWLER</text:p>
          </table:table-cell>
        </table:table-row>
        <table:table-row table:style-name="ro1">
          <table:table-cell office:value-type="string" calcext:value-type="string">
            <text:p>LAGVEEAATLR</text:p>
          </table:table-cell>
          <table:table-cell table:formula="of:=SUBSTITUTE(SUBSTITUTE([.A1654];&quot;(+15.99)&quot;;&quot;&quot;);&quot;(+57.02)&quot;;&quot;&quot;)" office:value-type="string" office:string-value="LAGVEEAATLR" calcext:value-type="string">
            <text:p>LAGVEEAATLR</text:p>
          </table:table-cell>
        </table:table-row>
        <table:table-row table:style-name="ro1">
          <table:table-cell office:value-type="string" calcext:value-type="string">
            <text:p>ANGEVTLNWVGK</text:p>
          </table:table-cell>
          <table:table-cell table:formula="of:=SUBSTITUTE(SUBSTITUTE([.A1655];&quot;(+15.99)&quot;;&quot;&quot;);&quot;(+57.02)&quot;;&quot;&quot;)" office:value-type="string" office:string-value="ANGEVTLNWVGK" calcext:value-type="string">
            <text:p>ANGEVTLNWVGK</text:p>
          </table:table-cell>
        </table:table-row>
        <table:table-row table:style-name="ro1">
          <table:table-cell office:value-type="string" calcext:value-type="string">
            <text:p>EYWDMLGDYLSR</text:p>
          </table:table-cell>
          <table:table-cell table:formula="of:=SUBSTITUTE(SUBSTITUTE([.A1656];&quot;(+15.99)&quot;;&quot;&quot;);&quot;(+57.02)&quot;;&quot;&quot;)" office:value-type="string" office:string-value="EYWDMLGDYLSR" calcext:value-type="string">
            <text:p>EYWDMLGDYLSR</text:p>
          </table:table-cell>
        </table:table-row>
        <table:table-row table:style-name="ro1">
          <table:table-cell office:value-type="string" calcext:value-type="string">
            <text:p>M(+15.99)GPTM(+15.99)LGLGR</text:p>
          </table:table-cell>
          <table:table-cell table:formula="of:=SUBSTITUTE(SUBSTITUTE([.A1657];&quot;(+15.99)&quot;;&quot;&quot;);&quot;(+57.02)&quot;;&quot;&quot;)" office:value-type="string" office:string-value="MGPTMLGLGR" calcext:value-type="string">
            <text:p>MGPTMLGLGR</text:p>
          </table:table-cell>
        </table:table-row>
        <table:table-row table:style-name="ro1">
          <table:table-cell office:value-type="string" calcext:value-type="string">
            <text:p>KC(+57.02)LLLMVNK</text:p>
          </table:table-cell>
          <table:table-cell table:formula="of:=SUBSTITUTE(SUBSTITUTE([.A1658];&quot;(+15.99)&quot;;&quot;&quot;);&quot;(+57.02)&quot;;&quot;&quot;)" office:value-type="string" office:string-value="KCLLLMVNK" calcext:value-type="string">
            <text:p>KCLLLMVNK</text:p>
          </table:table-cell>
        </table:table-row>
        <table:table-row table:style-name="ro1">
          <table:table-cell office:value-type="string" calcext:value-type="string">
            <text:p>GMELLGDLPK</text:p>
          </table:table-cell>
          <table:table-cell table:formula="of:=SUBSTITUTE(SUBSTITUTE([.A1659];&quot;(+15.99)&quot;;&quot;&quot;);&quot;(+57.02)&quot;;&quot;&quot;)" office:value-type="string" office:string-value="GMELLGDLPK" calcext:value-type="string">
            <text:p>GMELLGDLPK</text:p>
          </table:table-cell>
        </table:table-row>
        <table:table-row table:style-name="ro1">
          <table:table-cell office:value-type="string" calcext:value-type="string">
            <text:p>SM(+15.99)MTPVM(+15.99)VLQAK</text:p>
          </table:table-cell>
          <table:table-cell table:formula="of:=SUBSTITUTE(SUBSTITUTE([.A1660];&quot;(+15.99)&quot;;&quot;&quot;);&quot;(+57.02)&quot;;&quot;&quot;)" office:value-type="string" office:string-value="SMMTPVMVLQAK" calcext:value-type="string">
            <text:p>SMMTPVMVLQAK</text:p>
          </table:table-cell>
        </table:table-row>
        <table:table-row table:style-name="ro1">
          <table:table-cell office:value-type="string" calcext:value-type="string">
            <text:p>LPDLFMMR</text:p>
          </table:table-cell>
          <table:table-cell table:formula="of:=SUBSTITUTE(SUBSTITUTE([.A1661];&quot;(+15.99)&quot;;&quot;&quot;);&quot;(+57.02)&quot;;&quot;&quot;)" office:value-type="string" office:string-value="LPDLFMMR" calcext:value-type="string">
            <text:p>LPDLFMMR</text:p>
          </table:table-cell>
        </table:table-row>
        <table:table-row table:style-name="ro1">
          <table:table-cell office:value-type="string" calcext:value-type="string">
            <text:p>EEETKEEVK</text:p>
          </table:table-cell>
          <table:table-cell table:formula="of:=SUBSTITUTE(SUBSTITUTE([.A1662];&quot;(+15.99)&quot;;&quot;&quot;);&quot;(+57.02)&quot;;&quot;&quot;)" office:value-type="string" office:string-value="EEETKEEVK" calcext:value-type="string">
            <text:p>EEETKEEVK</text:p>
          </table:table-cell>
        </table:table-row>
        <table:table-row table:style-name="ro1">
          <table:table-cell office:value-type="string" calcext:value-type="string">
            <text:p>KPTWLEENSGLK</text:p>
          </table:table-cell>
          <table:table-cell table:formula="of:=SUBSTITUTE(SUBSTITUTE([.A1663];&quot;(+15.99)&quot;;&quot;&quot;);&quot;(+57.02)&quot;;&quot;&quot;)" office:value-type="string" office:string-value="KPTWLEENSGLK" calcext:value-type="string">
            <text:p>KPTWLEENSGLK</text:p>
          </table:table-cell>
        </table:table-row>
        <table:table-row table:style-name="ro1">
          <table:table-cell office:value-type="string" calcext:value-type="string">
            <text:p>NPEEAALGYKK</text:p>
          </table:table-cell>
          <table:table-cell table:formula="of:=SUBSTITUTE(SUBSTITUTE([.A1664];&quot;(+15.99)&quot;;&quot;&quot;);&quot;(+57.02)&quot;;&quot;&quot;)" office:value-type="string" office:string-value="NPEEAALGYKK" calcext:value-type="string">
            <text:p>NPEEAALGYKK</text:p>
          </table:table-cell>
        </table:table-row>
        <table:table-row table:style-name="ro1">
          <table:table-cell office:value-type="string" calcext:value-type="string">
            <text:p>NPEEAAHVPK</text:p>
          </table:table-cell>
          <table:table-cell table:formula="of:=SUBSTITUTE(SUBSTITUTE([.A1665];&quot;(+15.99)&quot;;&quot;&quot;);&quot;(+57.02)&quot;;&quot;&quot;)" office:value-type="string" office:string-value="NPEEAAHVPK" calcext:value-type="string">
            <text:p>NPEEAAHVPK</text:p>
          </table:table-cell>
        </table:table-row>
        <table:table-row table:style-name="ro1">
          <table:table-cell office:value-type="string" calcext:value-type="string">
            <text:p>ESWKMPFMAR</text:p>
          </table:table-cell>
          <table:table-cell table:formula="of:=SUBSTITUTE(SUBSTITUTE([.A1666];&quot;(+15.99)&quot;;&quot;&quot;);&quot;(+57.02)&quot;;&quot;&quot;)" office:value-type="string" office:string-value="ESWKMPFMAR" calcext:value-type="string">
            <text:p>ESWKMPFMAR</text:p>
          </table:table-cell>
        </table:table-row>
        <table:table-row table:style-name="ro1">
          <table:table-cell office:value-type="string" calcext:value-type="string">
            <text:p>QLLMYM(+15.99)SVPK</text:p>
          </table:table-cell>
          <table:table-cell table:formula="of:=SUBSTITUTE(SUBSTITUTE([.A1667];&quot;(+15.99)&quot;;&quot;&quot;);&quot;(+57.02)&quot;;&quot;&quot;)" office:value-type="string" office:string-value="QLLMYMSVPK" calcext:value-type="string">
            <text:p>QLLMYMSVPK</text:p>
          </table:table-cell>
        </table:table-row>
        <table:table-row table:style-name="ro1">
          <table:table-cell office:value-type="string" calcext:value-type="string">
            <text:p>DWKLDEPYLLLTDKK</text:p>
          </table:table-cell>
          <table:table-cell table:formula="of:=SUBSTITUTE(SUBSTITUTE([.A1668];&quot;(+15.99)&quot;;&quot;&quot;);&quot;(+57.02)&quot;;&quot;&quot;)" office:value-type="string" office:string-value="DWKLDEPYLLLTDKK" calcext:value-type="string">
            <text:p>DWKLDEPYLLLTDKK</text:p>
          </table:table-cell>
        </table:table-row>
        <table:table-row table:style-name="ro1">
          <table:table-cell office:value-type="string" calcext:value-type="string">
            <text:p>NPETLLSGMALLR</text:p>
          </table:table-cell>
          <table:table-cell table:formula="of:=SUBSTITUTE(SUBSTITUTE([.A1669];&quot;(+15.99)&quot;;&quot;&quot;);&quot;(+57.02)&quot;;&quot;&quot;)" office:value-type="string" office:string-value="NPETLLSGMALLR" calcext:value-type="string">
            <text:p>NPETLLSGMALLR</text:p>
          </table:table-cell>
        </table:table-row>
        <table:table-row table:style-name="ro1">
          <table:table-cell office:value-type="string" calcext:value-type="string">
            <text:p>EPLLM(+15.99)LMK</text:p>
          </table:table-cell>
          <table:table-cell table:formula="of:=SUBSTITUTE(SUBSTITUTE([.A1670];&quot;(+15.99)&quot;;&quot;&quot;);&quot;(+57.02)&quot;;&quot;&quot;)" office:value-type="string" office:string-value="EPLLMLMK" calcext:value-type="string">
            <text:p>EPLLMLMK</text:p>
          </table:table-cell>
        </table:table-row>
        <table:table-row table:style-name="ro1">
          <table:table-cell office:value-type="string" calcext:value-type="string">
            <text:p>EPDEYVPETSR</text:p>
          </table:table-cell>
          <table:table-cell table:formula="of:=SUBSTITUTE(SUBSTITUTE([.A1671];&quot;(+15.99)&quot;;&quot;&quot;);&quot;(+57.02)&quot;;&quot;&quot;)" office:value-type="string" office:string-value="EPDEYVPETSR" calcext:value-type="string">
            <text:p>EPDEYVPETSR</text:p>
          </table:table-cell>
        </table:table-row>
        <table:table-row table:style-name="ro1">
          <table:table-cell office:value-type="string" calcext:value-type="string">
            <text:p>WSSDAETR</text:p>
          </table:table-cell>
          <table:table-cell table:formula="of:=SUBSTITUTE(SUBSTITUTE([.A1672];&quot;(+15.99)&quot;;&quot;&quot;);&quot;(+57.02)&quot;;&quot;&quot;)" office:value-type="string" office:string-value="WSSDAETR" calcext:value-type="string">
            <text:p>WSSDAETR</text:p>
          </table:table-cell>
        </table:table-row>
        <table:table-row table:style-name="ro1">
          <table:table-cell office:value-type="string" calcext:value-type="string">
            <text:p>TTLTAALLLSLR</text:p>
          </table:table-cell>
          <table:table-cell table:formula="of:=SUBSTITUTE(SUBSTITUTE([.A1673];&quot;(+15.99)&quot;;&quot;&quot;);&quot;(+57.02)&quot;;&quot;&quot;)" office:value-type="string" office:string-value="TTLTAALLLSLR" calcext:value-type="string">
            <text:p>TTLTAALLLSLR</text:p>
          </table:table-cell>
        </table:table-row>
        <table:table-row table:style-name="ro1">
          <table:table-cell office:value-type="string" calcext:value-type="string">
            <text:p>RDWFNC(+57.02)LLATQR</text:p>
          </table:table-cell>
          <table:table-cell table:formula="of:=SUBSTITUTE(SUBSTITUTE([.A1674];&quot;(+15.99)&quot;;&quot;&quot;);&quot;(+57.02)&quot;;&quot;&quot;)" office:value-type="string" office:string-value="RDWFNCLLATQR" calcext:value-type="string">
            <text:p>RDWFNCLLATQR</text:p>
          </table:table-cell>
        </table:table-row>
        <table:table-row table:style-name="ro1">
          <table:table-cell office:value-type="string" calcext:value-type="string">
            <text:p>NMVLWFTGLSGSGK</text:p>
          </table:table-cell>
          <table:table-cell table:formula="of:=SUBSTITUTE(SUBSTITUTE([.A1675];&quot;(+15.99)&quot;;&quot;&quot;);&quot;(+57.02)&quot;;&quot;&quot;)" office:value-type="string" office:string-value="NMVLWFTGLSGSGK" calcext:value-type="string">
            <text:p>NMVLWFTGLSGSGK</text:p>
          </table:table-cell>
        </table:table-row>
        <table:table-row table:style-name="ro1">
          <table:table-cell office:value-type="string" calcext:value-type="string">
            <text:p>DVWC(+57.02)KEPK</text:p>
          </table:table-cell>
          <table:table-cell table:formula="of:=SUBSTITUTE(SUBSTITUTE([.A1676];&quot;(+15.99)&quot;;&quot;&quot;);&quot;(+57.02)&quot;;&quot;&quot;)" office:value-type="string" office:string-value="DVWCKEPK" calcext:value-type="string">
            <text:p>DVWCKEPK</text:p>
          </table:table-cell>
        </table:table-row>
        <table:table-row table:style-name="ro1">
          <table:table-cell office:value-type="string" calcext:value-type="string">
            <text:p>NVAPATQYC(+57.02)NPK</text:p>
          </table:table-cell>
          <table:table-cell table:formula="of:=SUBSTITUTE(SUBSTITUTE([.A1677];&quot;(+15.99)&quot;;&quot;&quot;);&quot;(+57.02)&quot;;&quot;&quot;)" office:value-type="string" office:string-value="NVAPATQYCNPK" calcext:value-type="string">
            <text:p>NVAPATQYCNPK</text:p>
          </table:table-cell>
        </table:table-row>
        <table:table-row table:style-name="ro1">
          <table:table-cell office:value-type="string" calcext:value-type="string">
            <text:p>QTAQFESVVNTGK</text:p>
          </table:table-cell>
          <table:table-cell table:formula="of:=SUBSTITUTE(SUBSTITUTE([.A1678];&quot;(+15.99)&quot;;&quot;&quot;);&quot;(+57.02)&quot;;&quot;&quot;)" office:value-type="string" office:string-value="QTAQFESVVNTGK" calcext:value-type="string">
            <text:p>QTAQFESVVNTGK</text:p>
          </table:table-cell>
        </table:table-row>
        <table:table-row table:style-name="ro1">
          <table:table-cell office:value-type="string" calcext:value-type="string">
            <text:p>KSHNGTPTLQFLK</text:p>
          </table:table-cell>
          <table:table-cell table:formula="of:=SUBSTITUTE(SUBSTITUTE([.A1679];&quot;(+15.99)&quot;;&quot;&quot;);&quot;(+57.02)&quot;;&quot;&quot;)" office:value-type="string" office:string-value="KSHNGTPTLQFLK" calcext:value-type="string">
            <text:p>KSHNGTPTLQFLK</text:p>
          </table:table-cell>
        </table:table-row>
        <table:table-row table:style-name="ro1">
          <table:table-cell office:value-type="string" calcext:value-type="string">
            <text:p>VQAQM(+15.99)TVVQK</text:p>
          </table:table-cell>
          <table:table-cell table:formula="of:=SUBSTITUTE(SUBSTITUTE([.A1680];&quot;(+15.99)&quot;;&quot;&quot;);&quot;(+57.02)&quot;;&quot;&quot;)" office:value-type="string" office:string-value="VQAQMTVVQK" calcext:value-type="string">
            <text:p>VQAQMTVVQK</text:p>
          </table:table-cell>
        </table:table-row>
        <table:table-row table:style-name="ro1">
          <table:table-cell office:value-type="string" calcext:value-type="string">
            <text:p>DFDLTLGK</text:p>
          </table:table-cell>
          <table:table-cell table:formula="of:=SUBSTITUTE(SUBSTITUTE([.A1681];&quot;(+15.99)&quot;;&quot;&quot;);&quot;(+57.02)&quot;;&quot;&quot;)" office:value-type="string" office:string-value="DFDLTLGK" calcext:value-type="string">
            <text:p>DFDLTLGK</text:p>
          </table:table-cell>
        </table:table-row>
        <table:table-row table:style-name="ro1">
          <table:table-cell office:value-type="string" calcext:value-type="string">
            <text:p>EPQLDM(+15.99)LDMVPR</text:p>
          </table:table-cell>
          <table:table-cell table:formula="of:=SUBSTITUTE(SUBSTITUTE([.A1682];&quot;(+15.99)&quot;;&quot;&quot;);&quot;(+57.02)&quot;;&quot;&quot;)" office:value-type="string" office:string-value="EPQLDMLDMVPR" calcext:value-type="string">
            <text:p>EPQLDMLDMVPR</text:p>
          </table:table-cell>
        </table:table-row>
        <table:table-row table:style-name="ro2">
          <table:table-cell office:value-type="string" calcext:value-type="string">
            <text:p>REYTENGSLLVFDEVTATDR</text:p>
          </table:table-cell>
          <table:table-cell table:formula="of:=SUBSTITUTE(SUBSTITUTE([.A1683];&quot;(+15.99)&quot;;&quot;&quot;);&quot;(+57.02)&quot;;&quot;&quot;)" office:value-type="string" office:string-value="REYTENGSLLVFDEVTATDR" calcext:value-type="string">
            <text:p>REYTENGSLLVFDEVTATDR</text:p>
          </table:table-cell>
        </table:table-row>
        <table:table-row table:style-name="ro1">
          <table:table-cell office:value-type="string" calcext:value-type="string">
            <text:p>WGHLLPHSHK</text:p>
          </table:table-cell>
          <table:table-cell table:formula="of:=SUBSTITUTE(SUBSTITUTE([.A1684];&quot;(+15.99)&quot;;&quot;&quot;);&quot;(+57.02)&quot;;&quot;&quot;)" office:value-type="string" office:string-value="WGHLLPHSHK" calcext:value-type="string">
            <text:p>WGHLLPHSHK</text:p>
          </table:table-cell>
        </table:table-row>
        <table:table-row table:style-name="ro1">
          <table:table-cell office:value-type="string" calcext:value-type="string">
            <text:p>WPETLVDHLLVHK</text:p>
          </table:table-cell>
          <table:table-cell table:formula="of:=SUBSTITUTE(SUBSTITUTE([.A1685];&quot;(+15.99)&quot;;&quot;&quot;);&quot;(+57.02)&quot;;&quot;&quot;)" office:value-type="string" office:string-value="WPETLVDHLLVHK" calcext:value-type="string">
            <text:p>WPETLVDHLLVHK</text:p>
          </table:table-cell>
        </table:table-row>
        <table:table-row table:style-name="ro1">
          <table:table-cell office:value-type="string" calcext:value-type="string">
            <text:p>DVPLLM(+15.99)WR</text:p>
          </table:table-cell>
          <table:table-cell table:formula="of:=SUBSTITUTE(SUBSTITUTE([.A1686];&quot;(+15.99)&quot;;&quot;&quot;);&quot;(+57.02)&quot;;&quot;&quot;)" office:value-type="string" office:string-value="DVPLLMWR" calcext:value-type="string">
            <text:p>DVPLLMWR</text:p>
          </table:table-cell>
        </table:table-row>
        <table:table-row table:style-name="ro1">
          <table:table-cell office:value-type="string" calcext:value-type="string">
            <text:p>DDM(+15.99)M(+15.99)YVLLSEK</text:p>
          </table:table-cell>
          <table:table-cell table:formula="of:=SUBSTITUTE(SUBSTITUTE([.A1687];&quot;(+15.99)&quot;;&quot;&quot;);&quot;(+57.02)&quot;;&quot;&quot;)" office:value-type="string" office:string-value="DDMMYVLLSEK" calcext:value-type="string">
            <text:p>DDMMYVLLSEK</text:p>
          </table:table-cell>
        </table:table-row>
        <table:table-row table:style-name="ro1">
          <table:table-cell office:value-type="string" calcext:value-type="string">
            <text:p>SSRNFNPYAWFEGK</text:p>
          </table:table-cell>
          <table:table-cell table:formula="of:=SUBSTITUTE(SUBSTITUTE([.A1688];&quot;(+15.99)&quot;;&quot;&quot;);&quot;(+57.02)&quot;;&quot;&quot;)" office:value-type="string" office:string-value="SSRNFNPYAWFEGK" calcext:value-type="string">
            <text:p>SSRNFNPYAWFEGK</text:p>
          </table:table-cell>
        </table:table-row>
        <table:table-row table:style-name="ro1">
          <table:table-cell office:value-type="string" calcext:value-type="string">
            <text:p>LLFC(+57.02)SLNPEAR</text:p>
          </table:table-cell>
          <table:table-cell table:formula="of:=SUBSTITUTE(SUBSTITUTE([.A1689];&quot;(+15.99)&quot;;&quot;&quot;);&quot;(+57.02)&quot;;&quot;&quot;)" office:value-type="string" office:string-value="LLFCSLNPEAR" calcext:value-type="string">
            <text:p>LLFCSLNPEAR</text:p>
          </table:table-cell>
        </table:table-row>
        <table:table-row table:style-name="ro2">
          <table:table-cell office:value-type="string" calcext:value-type="string">
            <text:p>KPVTSTLAAQFNASTSNC(+57.02)QR</text:p>
          </table:table-cell>
          <table:table-cell table:formula="of:=SUBSTITUTE(SUBSTITUTE([.A1690];&quot;(+15.99)&quot;;&quot;&quot;);&quot;(+57.02)&quot;;&quot;&quot;)" office:value-type="string" office:string-value="KPVTSTLAAQFNASTSNCQR" calcext:value-type="string">
            <text:p>KPVTSTLAAQFNASTSNCQR</text:p>
          </table:table-cell>
        </table:table-row>
        <table:table-row table:style-name="ro1">
          <table:table-cell office:value-type="string" calcext:value-type="string">
            <text:p>HLKVVM(+15.99)M(+15.99)FNK</text:p>
          </table:table-cell>
          <table:table-cell table:formula="of:=SUBSTITUTE(SUBSTITUTE([.A1691];&quot;(+15.99)&quot;;&quot;&quot;);&quot;(+57.02)&quot;;&quot;&quot;)" office:value-type="string" office:string-value="HLKVVMMFNK" calcext:value-type="string">
            <text:p>HLKVVMMFNK</text:p>
          </table:table-cell>
        </table:table-row>
        <table:table-row table:style-name="ro1">
          <table:table-cell office:value-type="string" calcext:value-type="string">
            <text:p>LLLAAAEC(+57.02)AHKR</text:p>
          </table:table-cell>
          <table:table-cell table:formula="of:=SUBSTITUTE(SUBSTITUTE([.A1692];&quot;(+15.99)&quot;;&quot;&quot;);&quot;(+57.02)&quot;;&quot;&quot;)" office:value-type="string" office:string-value="LLLAAAECAHKR" calcext:value-type="string">
            <text:p>LLLAAAECAHKR</text:p>
          </table:table-cell>
        </table:table-row>
        <table:table-row table:style-name="ro1">
          <table:table-cell office:value-type="string" calcext:value-type="string">
            <text:p>TVMTLDR</text:p>
          </table:table-cell>
          <table:table-cell table:formula="of:=SUBSTITUTE(SUBSTITUTE([.A1693];&quot;(+15.99)&quot;;&quot;&quot;);&quot;(+57.02)&quot;;&quot;&quot;)" office:value-type="string" office:string-value="TVMTLDR" calcext:value-type="string">
            <text:p>TVMTLDR</text:p>
          </table:table-cell>
        </table:table-row>
        <table:table-row table:style-name="ro1">
          <table:table-cell office:value-type="string" calcext:value-type="string">
            <text:p>C(+57.02)C(+57.02)YLAAVLR</text:p>
          </table:table-cell>
          <table:table-cell table:formula="of:=SUBSTITUTE(SUBSTITUTE([.A1694];&quot;(+15.99)&quot;;&quot;&quot;);&quot;(+57.02)&quot;;&quot;&quot;)" office:value-type="string" office:string-value="CCYLAAVLR" calcext:value-type="string">
            <text:p>CCYLAAVLR</text:p>
          </table:table-cell>
        </table:table-row>
        <table:table-row table:style-name="ro1">
          <table:table-cell office:value-type="string" calcext:value-type="string">
            <text:p>QLVLGVGGVYLHSR</text:p>
          </table:table-cell>
          <table:table-cell table:formula="of:=SUBSTITUTE(SUBSTITUTE([.A1695];&quot;(+15.99)&quot;;&quot;&quot;);&quot;(+57.02)&quot;;&quot;&quot;)" office:value-type="string" office:string-value="QLVLGVGGVYLHSR" calcext:value-type="string">
            <text:p>QLVLGVGGVYLHSR</text:p>
          </table:table-cell>
        </table:table-row>
        <table:table-row table:style-name="ro1">
          <table:table-cell office:value-type="string" calcext:value-type="string">
            <text:p>WFWSETALLSAFK</text:p>
          </table:table-cell>
          <table:table-cell table:formula="of:=SUBSTITUTE(SUBSTITUTE([.A1696];&quot;(+15.99)&quot;;&quot;&quot;);&quot;(+57.02)&quot;;&quot;&quot;)" office:value-type="string" office:string-value="WFWSETALLSAFK" calcext:value-type="string">
            <text:p>WFWSETALLSAFK</text:p>
          </table:table-cell>
        </table:table-row>
        <table:table-row table:style-name="ro1">
          <table:table-cell office:value-type="string" calcext:value-type="string">
            <text:p>VQAHM(+15.99)PEPLK</text:p>
          </table:table-cell>
          <table:table-cell table:formula="of:=SUBSTITUTE(SUBSTITUTE([.A1697];&quot;(+15.99)&quot;;&quot;&quot;);&quot;(+57.02)&quot;;&quot;&quot;)" office:value-type="string" office:string-value="VQAHMPEPLK" calcext:value-type="string">
            <text:p>VQAHMPEPLK</text:p>
          </table:table-cell>
        </table:table-row>
        <table:table-row table:style-name="ro1">
          <table:table-cell office:value-type="string" calcext:value-type="string">
            <text:p>ENPSLDMQEK</text:p>
          </table:table-cell>
          <table:table-cell table:formula="of:=SUBSTITUTE(SUBSTITUTE([.A1698];&quot;(+15.99)&quot;;&quot;&quot;);&quot;(+57.02)&quot;;&quot;&quot;)" office:value-type="string" office:string-value="ENPSLDMQEK" calcext:value-type="string">
            <text:p>ENPSLDMQEK</text:p>
          </table:table-cell>
        </table:table-row>
        <table:table-row table:style-name="ro1">
          <table:table-cell office:value-type="string" calcext:value-type="string">
            <text:p>YGYTGVALLR</text:p>
          </table:table-cell>
          <table:table-cell table:formula="of:=SUBSTITUTE(SUBSTITUTE([.A1699];&quot;(+15.99)&quot;;&quot;&quot;);&quot;(+57.02)&quot;;&quot;&quot;)" office:value-type="string" office:string-value="YGYTGVALLR" calcext:value-type="string">
            <text:p>YGYTGVALLR</text:p>
          </table:table-cell>
        </table:table-row>
        <table:table-row table:style-name="ro1">
          <table:table-cell office:value-type="string" calcext:value-type="string">
            <text:p>THKVAAVK</text:p>
          </table:table-cell>
          <table:table-cell table:formula="of:=SUBSTITUTE(SUBSTITUTE([.A1700];&quot;(+15.99)&quot;;&quot;&quot;);&quot;(+57.02)&quot;;&quot;&quot;)" office:value-type="string" office:string-value="THKVAAVK" calcext:value-type="string">
            <text:p>THKVAAVK</text:p>
          </table:table-cell>
        </table:table-row>
        <table:table-row table:style-name="ro1">
          <table:table-cell office:value-type="string" calcext:value-type="string">
            <text:p>EFDLDLSK</text:p>
          </table:table-cell>
          <table:table-cell table:formula="of:=SUBSTITUTE(SUBSTITUTE([.A1701];&quot;(+15.99)&quot;;&quot;&quot;);&quot;(+57.02)&quot;;&quot;&quot;)" office:value-type="string" office:string-value="EFDLDLSK" calcext:value-type="string">
            <text:p>EFDLDLSK</text:p>
          </table:table-cell>
        </table:table-row>
        <table:table-row table:style-name="ro1">
          <table:table-cell office:value-type="string" calcext:value-type="string">
            <text:p>KAADVC(+57.02)HDK</text:p>
          </table:table-cell>
          <table:table-cell table:formula="of:=SUBSTITUTE(SUBSTITUTE([.A1702];&quot;(+15.99)&quot;;&quot;&quot;);&quot;(+57.02)&quot;;&quot;&quot;)" office:value-type="string" office:string-value="KAADVCHDK" calcext:value-type="string">
            <text:p>KAADVCHDK</text:p>
          </table:table-cell>
        </table:table-row>
        <table:table-row table:style-name="ro1">
          <table:table-cell office:value-type="string" calcext:value-type="string">
            <text:p>LQVC(+57.02)SC(+57.02)KPLTYLNR</text:p>
          </table:table-cell>
          <table:table-cell table:formula="of:=SUBSTITUTE(SUBSTITUTE([.A1703];&quot;(+15.99)&quot;;&quot;&quot;);&quot;(+57.02)&quot;;&quot;&quot;)" office:value-type="string" office:string-value="LQVCSCKPLTYLNR" calcext:value-type="string">
            <text:p>LQVCSCKPLTYLNR</text:p>
          </table:table-cell>
        </table:table-row>
        <table:table-row table:style-name="ro1">
          <table:table-cell office:value-type="string" calcext:value-type="string">
            <text:p>TC(+57.02)ALLVPRPK</text:p>
          </table:table-cell>
          <table:table-cell table:formula="of:=SUBSTITUTE(SUBSTITUTE([.A1704];&quot;(+15.99)&quot;;&quot;&quot;);&quot;(+57.02)&quot;;&quot;&quot;)" office:value-type="string" office:string-value="TCALLVPRPK" calcext:value-type="string">
            <text:p>TCALLVPRPK</text:p>
          </table:table-cell>
        </table:table-row>
        <table:table-row table:style-name="ro1">
          <table:table-cell office:value-type="string" calcext:value-type="string">
            <text:p>MQLLMEC(+57.02)HHAGK</text:p>
          </table:table-cell>
          <table:table-cell table:formula="of:=SUBSTITUTE(SUBSTITUTE([.A1705];&quot;(+15.99)&quot;;&quot;&quot;);&quot;(+57.02)&quot;;&quot;&quot;)" office:value-type="string" office:string-value="MQLLMECHHAGK" calcext:value-type="string">
            <text:p>MQLLMECHHAGK</text:p>
          </table:table-cell>
        </table:table-row>
        <table:table-row table:style-name="ro1">
          <table:table-cell office:value-type="string" calcext:value-type="string">
            <text:p>DC(+57.02)YWLDPLNVSR</text:p>
          </table:table-cell>
          <table:table-cell table:formula="of:=SUBSTITUTE(SUBSTITUTE([.A1706];&quot;(+15.99)&quot;;&quot;&quot;);&quot;(+57.02)&quot;;&quot;&quot;)" office:value-type="string" office:string-value="DCYWLDPLNVSR" calcext:value-type="string">
            <text:p>DCYWLDPLNVSR</text:p>
          </table:table-cell>
        </table:table-row>
        <table:table-row table:style-name="ro1">
          <table:table-cell office:value-type="string" calcext:value-type="string">
            <text:p>QGM(+15.99)SPYFAAFNNR</text:p>
          </table:table-cell>
          <table:table-cell table:formula="of:=SUBSTITUTE(SUBSTITUTE([.A1707];&quot;(+15.99)&quot;;&quot;&quot;);&quot;(+57.02)&quot;;&quot;&quot;)" office:value-type="string" office:string-value="QGMSPYFAAFNNR" calcext:value-type="string">
            <text:p>QGMSPYFAAFNNR</text:p>
          </table:table-cell>
        </table:table-row>
        <table:table-row table:style-name="ro1">
          <table:table-cell office:value-type="string" calcext:value-type="string">
            <text:p>KPLVPYNYFK</text:p>
          </table:table-cell>
          <table:table-cell table:formula="of:=SUBSTITUTE(SUBSTITUTE([.A1708];&quot;(+15.99)&quot;;&quot;&quot;);&quot;(+57.02)&quot;;&quot;&quot;)" office:value-type="string" office:string-value="KPLVPYNYFK" calcext:value-type="string">
            <text:p>KPLVPYNYFK</text:p>
          </table:table-cell>
        </table:table-row>
        <table:table-row table:style-name="ro1">
          <table:table-cell office:value-type="string" calcext:value-type="string">
            <text:p>NSAGDVLLEDVLPK</text:p>
          </table:table-cell>
          <table:table-cell table:formula="of:=SUBSTITUTE(SUBSTITUTE([.A1709];&quot;(+15.99)&quot;;&quot;&quot;);&quot;(+57.02)&quot;;&quot;&quot;)" office:value-type="string" office:string-value="NSAGDVLLEDVLPK" calcext:value-type="string">
            <text:p>NSAGDVLLEDVLPK</text:p>
          </table:table-cell>
        </table:table-row>
        <table:table-row table:style-name="ro1">
          <table:table-cell office:value-type="string" calcext:value-type="string">
            <text:p>NYNFDPLFR</text:p>
          </table:table-cell>
          <table:table-cell table:formula="of:=SUBSTITUTE(SUBSTITUTE([.A1710];&quot;(+15.99)&quot;;&quot;&quot;);&quot;(+57.02)&quot;;&quot;&quot;)" office:value-type="string" office:string-value="NYNFDPLFR" calcext:value-type="string">
            <text:p>NYNFDPLFR</text:p>
          </table:table-cell>
        </table:table-row>
        <table:table-row table:style-name="ro1">
          <table:table-cell office:value-type="string" calcext:value-type="string">
            <text:p>QNVSNAVPTGLK</text:p>
          </table:table-cell>
          <table:table-cell table:formula="of:=SUBSTITUTE(SUBSTITUTE([.A1711];&quot;(+15.99)&quot;;&quot;&quot;);&quot;(+57.02)&quot;;&quot;&quot;)" office:value-type="string" office:string-value="QNVSNAVPTGLK" calcext:value-type="string">
            <text:p>QNVSNAVPTGLK</text:p>
          </table:table-cell>
        </table:table-row>
        <table:table-row table:style-name="ro1">
          <table:table-cell office:value-type="string" calcext:value-type="string">
            <text:p>HNFVYKGLEDFMKSHM(+15.99)K</text:p>
          </table:table-cell>
          <table:table-cell table:formula="of:=SUBSTITUTE(SUBSTITUTE([.A1712];&quot;(+15.99)&quot;;&quot;&quot;);&quot;(+57.02)&quot;;&quot;&quot;)" office:value-type="string" office:string-value="HNFVYKGLEDFMKSHMK" calcext:value-type="string">
            <text:p>HNFVYKGLEDFMKSHMK</text:p>
          </table:table-cell>
        </table:table-row>
        <table:table-row table:style-name="ro1">
          <table:table-cell office:value-type="string" calcext:value-type="string">
            <text:p>KAFWGTVTDFTNGLK</text:p>
          </table:table-cell>
          <table:table-cell table:formula="of:=SUBSTITUTE(SUBSTITUTE([.A1713];&quot;(+15.99)&quot;;&quot;&quot;);&quot;(+57.02)&quot;;&quot;&quot;)" office:value-type="string" office:string-value="KAFWGTVTDFTNGLK" calcext:value-type="string">
            <text:p>KAFWGTVTDFTNGLK</text:p>
          </table:table-cell>
        </table:table-row>
        <table:table-row table:style-name="ro1">
          <table:table-cell office:value-type="string" calcext:value-type="string">
            <text:p>AHVEDVEPGPR</text:p>
          </table:table-cell>
          <table:table-cell table:formula="of:=SUBSTITUTE(SUBSTITUTE([.A1714];&quot;(+15.99)&quot;;&quot;&quot;);&quot;(+57.02)&quot;;&quot;&quot;)" office:value-type="string" office:string-value="AHVEDVEPGPR" calcext:value-type="string">
            <text:p>AHVEDVEPGPR</text:p>
          </table:table-cell>
        </table:table-row>
        <table:table-row table:style-name="ro1">
          <table:table-cell office:value-type="string" calcext:value-type="string">
            <text:p>GLDLQYM(+15.99)VAVTLGPK</text:p>
          </table:table-cell>
          <table:table-cell table:formula="of:=SUBSTITUTE(SUBSTITUTE([.A1715];&quot;(+15.99)&quot;;&quot;&quot;);&quot;(+57.02)&quot;;&quot;&quot;)" office:value-type="string" office:string-value="GLDLQYMVAVTLGPK" calcext:value-type="string">
            <text:p>GLDLQYMVAVTLGPK</text:p>
          </table:table-cell>
        </table:table-row>
        <table:table-row table:style-name="ro1">
          <table:table-cell office:value-type="string" calcext:value-type="string">
            <text:p>ARDALAAVR</text:p>
          </table:table-cell>
          <table:table-cell table:formula="of:=SUBSTITUTE(SUBSTITUTE([.A1716];&quot;(+15.99)&quot;;&quot;&quot;);&quot;(+57.02)&quot;;&quot;&quot;)" office:value-type="string" office:string-value="ARDALAAVR" calcext:value-type="string">
            <text:p>ARDALAAVR</text:p>
          </table:table-cell>
        </table:table-row>
        <table:table-row table:style-name="ro1">
          <table:table-cell office:value-type="string" calcext:value-type="string">
            <text:p>KPTNYPGGDLEFLHPK</text:p>
          </table:table-cell>
          <table:table-cell table:formula="of:=SUBSTITUTE(SUBSTITUTE([.A1717];&quot;(+15.99)&quot;;&quot;&quot;);&quot;(+57.02)&quot;;&quot;&quot;)" office:value-type="string" office:string-value="KPTNYPGGDLEFLHPK" calcext:value-type="string">
            <text:p>KPTNYPGGDLEFLHPK</text:p>
          </table:table-cell>
        </table:table-row>
        <table:table-row table:style-name="ro1">
          <table:table-cell office:value-type="string" calcext:value-type="string">
            <text:p>ASSVLDLTFNC(+57.02)K</text:p>
          </table:table-cell>
          <table:table-cell table:formula="of:=SUBSTITUTE(SUBSTITUTE([.A1718];&quot;(+15.99)&quot;;&quot;&quot;);&quot;(+57.02)&quot;;&quot;&quot;)" office:value-type="string" office:string-value="ASSVLDLTFNCK" calcext:value-type="string">
            <text:p>ASSVLDLTFNCK</text:p>
          </table:table-cell>
        </table:table-row>
        <table:table-row table:style-name="ro1">
          <table:table-cell office:value-type="string" calcext:value-type="string">
            <text:p>EFLSLSDDLLDRK</text:p>
          </table:table-cell>
          <table:table-cell table:formula="of:=SUBSTITUTE(SUBSTITUTE([.A1719];&quot;(+15.99)&quot;;&quot;&quot;);&quot;(+57.02)&quot;;&quot;&quot;)" office:value-type="string" office:string-value="EFLSLSDDLLDRK" calcext:value-type="string">
            <text:p>EFLSLSDDLLDRK</text:p>
          </table:table-cell>
        </table:table-row>
        <table:table-row table:style-name="ro1">
          <table:table-cell office:value-type="string" calcext:value-type="string">
            <text:p>EFLDTPAK</text:p>
          </table:table-cell>
          <table:table-cell table:formula="of:=SUBSTITUTE(SUBSTITUTE([.A1720];&quot;(+15.99)&quot;;&quot;&quot;);&quot;(+57.02)&quot;;&quot;&quot;)" office:value-type="string" office:string-value="EFLDTPAK" calcext:value-type="string">
            <text:p>EFLDTPAK</text:p>
          </table:table-cell>
        </table:table-row>
        <table:table-row table:style-name="ro1">
          <table:table-cell office:value-type="string" calcext:value-type="string">
            <text:p>TGPLAERGK</text:p>
          </table:table-cell>
          <table:table-cell table:formula="of:=SUBSTITUTE(SUBSTITUTE([.A1721];&quot;(+15.99)&quot;;&quot;&quot;);&quot;(+57.02)&quot;;&quot;&quot;)" office:value-type="string" office:string-value="TGPLAERGK" calcext:value-type="string">
            <text:p>TGPLAERGK</text:p>
          </table:table-cell>
        </table:table-row>
        <table:table-row table:style-name="ro1">
          <table:table-cell office:value-type="string" calcext:value-type="string">
            <text:p>TETTLVAEVSNQR</text:p>
          </table:table-cell>
          <table:table-cell table:formula="of:=SUBSTITUTE(SUBSTITUTE([.A1722];&quot;(+15.99)&quot;;&quot;&quot;);&quot;(+57.02)&quot;;&quot;&quot;)" office:value-type="string" office:string-value="TETTLVAEVSNQR" calcext:value-type="string">
            <text:p>TETTLVAEVSNQR</text:p>
          </table:table-cell>
        </table:table-row>
        <table:table-row table:style-name="ro1">
          <table:table-cell office:value-type="string" calcext:value-type="string">
            <text:p>WWLSSLEFDKGK</text:p>
          </table:table-cell>
          <table:table-cell table:formula="of:=SUBSTITUTE(SUBSTITUTE([.A1723];&quot;(+15.99)&quot;;&quot;&quot;);&quot;(+57.02)&quot;;&quot;&quot;)" office:value-type="string" office:string-value="WWLSSLEFDKGK" calcext:value-type="string">
            <text:p>WWLSSLEFDKGK</text:p>
          </table:table-cell>
        </table:table-row>
        <table:table-row table:style-name="ro1">
          <table:table-cell office:value-type="string" calcext:value-type="string">
            <text:p>WPTKESEKEPR</text:p>
          </table:table-cell>
          <table:table-cell table:formula="of:=SUBSTITUTE(SUBSTITUTE([.A1724];&quot;(+15.99)&quot;;&quot;&quot;);&quot;(+57.02)&quot;;&quot;&quot;)" office:value-type="string" office:string-value="WPTKESEKEPR" calcext:value-type="string">
            <text:p>WPTKESEKEPR</text:p>
          </table:table-cell>
        </table:table-row>
        <table:table-row table:style-name="ro1">
          <table:table-cell office:value-type="string" calcext:value-type="string">
            <text:p>QM(+15.99)VPALEAADARR</text:p>
          </table:table-cell>
          <table:table-cell table:formula="of:=SUBSTITUTE(SUBSTITUTE([.A1725];&quot;(+15.99)&quot;;&quot;&quot;);&quot;(+57.02)&quot;;&quot;&quot;)" office:value-type="string" office:string-value="QMVPALEAADARR" calcext:value-type="string">
            <text:p>QMVPALEAADARR</text:p>
          </table:table-cell>
        </table:table-row>
        <table:table-row table:style-name="ro1">
          <table:table-cell office:value-type="string" calcext:value-type="string">
            <text:p>TLLLTVSMMVTLYK</text:p>
          </table:table-cell>
          <table:table-cell table:formula="of:=SUBSTITUTE(SUBSTITUTE([.A1726];&quot;(+15.99)&quot;;&quot;&quot;);&quot;(+57.02)&quot;;&quot;&quot;)" office:value-type="string" office:string-value="TLLLTVSMMVTLYK" calcext:value-type="string">
            <text:p>TLLLTVSMMVTLYK</text:p>
          </table:table-cell>
        </table:table-row>
        <table:table-row table:style-name="ro1">
          <table:table-cell office:value-type="string" calcext:value-type="string">
            <text:p>SFYDHLENDLNVLR</text:p>
          </table:table-cell>
          <table:table-cell table:formula="of:=SUBSTITUTE(SUBSTITUTE([.A1727];&quot;(+15.99)&quot;;&quot;&quot;);&quot;(+57.02)&quot;;&quot;&quot;)" office:value-type="string" office:string-value="SFYDHLENDLNVLR" calcext:value-type="string">
            <text:p>SFYDHLENDLNVLR</text:p>
          </table:table-cell>
        </table:table-row>
        <table:table-row table:style-name="ro1">
          <table:table-cell office:value-type="string" calcext:value-type="string">
            <text:p>KM(+15.99)FLLNHPPAANK</text:p>
          </table:table-cell>
          <table:table-cell table:formula="of:=SUBSTITUTE(SUBSTITUTE([.A1728];&quot;(+15.99)&quot;;&quot;&quot;);&quot;(+57.02)&quot;;&quot;&quot;)" office:value-type="string" office:string-value="KMFLLNHPPAANK" calcext:value-type="string">
            <text:p>KMFLLNHPPAANK</text:p>
          </table:table-cell>
        </table:table-row>
        <table:table-row table:style-name="ro1">
          <table:table-cell office:value-type="string" calcext:value-type="string">
            <text:p>ELDLLM(+15.99)GFALDPAR</text:p>
          </table:table-cell>
          <table:table-cell table:formula="of:=SUBSTITUTE(SUBSTITUTE([.A1729];&quot;(+15.99)&quot;;&quot;&quot;);&quot;(+57.02)&quot;;&quot;&quot;)" office:value-type="string" office:string-value="ELDLLMGFALDPAR" calcext:value-type="string">
            <text:p>ELDLLMGFALDPAR</text:p>
          </table:table-cell>
        </table:table-row>
        <table:table-row table:style-name="ro1">
          <table:table-cell office:value-type="string" calcext:value-type="string">
            <text:p>GC(+57.02)PDC(+57.02)PPVLAEEYR</text:p>
          </table:table-cell>
          <table:table-cell table:formula="of:=SUBSTITUTE(SUBSTITUTE([.A1730];&quot;(+15.99)&quot;;&quot;&quot;);&quot;(+57.02)&quot;;&quot;&quot;)" office:value-type="string" office:string-value="GCPDCPPVLAEEYR" calcext:value-type="string">
            <text:p>GCPDCPPVLAEEYR</text:p>
          </table:table-cell>
        </table:table-row>
        <table:table-row table:style-name="ro2">
          <table:table-cell office:value-type="string" calcext:value-type="string">
            <text:p>C(+57.02)LWYGNPDTTYGWWRNGYHAK</text:p>
          </table:table-cell>
          <table:table-cell table:formula="of:=SUBSTITUTE(SUBSTITUTE([.A1731];&quot;(+15.99)&quot;;&quot;&quot;);&quot;(+57.02)&quot;;&quot;&quot;)" office:value-type="string" office:string-value="CLWYGNPDTTYGWWRNGYHAK" calcext:value-type="string">
            <text:p>CLWYGNPDTTYGWWRNGYHAK</text:p>
          </table:table-cell>
        </table:table-row>
        <table:table-row table:style-name="ro1">
          <table:table-cell office:value-type="string" calcext:value-type="string">
            <text:p>RVSLTVSSC(+57.02)VTYKK</text:p>
          </table:table-cell>
          <table:table-cell table:formula="of:=SUBSTITUTE(SUBSTITUTE([.A1732];&quot;(+15.99)&quot;;&quot;&quot;);&quot;(+57.02)&quot;;&quot;&quot;)" office:value-type="string" office:string-value="RVSLTVSSCVTYKK" calcext:value-type="string">
            <text:p>RVSLTVSSCVTYKK</text:p>
          </table:table-cell>
        </table:table-row>
        <table:table-row table:style-name="ro1">
          <table:table-cell office:value-type="string" calcext:value-type="string">
            <text:p>EEC(+57.02)VNKKKSLAK</text:p>
          </table:table-cell>
          <table:table-cell table:formula="of:=SUBSTITUTE(SUBSTITUTE([.A1733];&quot;(+15.99)&quot;;&quot;&quot;);&quot;(+57.02)&quot;;&quot;&quot;)" office:value-type="string" office:string-value="EECVNKKKSLAK" calcext:value-type="string">
            <text:p>EECVNKKKSLAK</text:p>
          </table:table-cell>
        </table:table-row>
        <table:table-row table:style-name="ro1">
          <table:table-cell office:value-type="string" calcext:value-type="string">
            <text:p>DPTLADNNLLEDK</text:p>
          </table:table-cell>
          <table:table-cell table:formula="of:=SUBSTITUTE(SUBSTITUTE([.A1734];&quot;(+15.99)&quot;;&quot;&quot;);&quot;(+57.02)&quot;;&quot;&quot;)" office:value-type="string" office:string-value="DPTLADNNLLEDK" calcext:value-type="string">
            <text:p>DPTLADNNLLEDK</text:p>
          </table:table-cell>
        </table:table-row>
        <table:table-row table:style-name="ro1">
          <table:table-cell office:value-type="string" calcext:value-type="string">
            <text:p>GYALLMLEETYPR</text:p>
          </table:table-cell>
          <table:table-cell table:formula="of:=SUBSTITUTE(SUBSTITUTE([.A1735];&quot;(+15.99)&quot;;&quot;&quot;);&quot;(+57.02)&quot;;&quot;&quot;)" office:value-type="string" office:string-value="GYALLMLEETYPR" calcext:value-type="string">
            <text:p>GYALLMLEETYPR</text:p>
          </table:table-cell>
        </table:table-row>
        <table:table-row table:style-name="ro2">
          <table:table-cell office:value-type="string" calcext:value-type="string">
            <text:p>RKYTENGSNLVFDEVTWTR</text:p>
          </table:table-cell>
          <table:table-cell table:formula="of:=SUBSTITUTE(SUBSTITUTE([.A1736];&quot;(+15.99)&quot;;&quot;&quot;);&quot;(+57.02)&quot;;&quot;&quot;)" office:value-type="string" office:string-value="RKYTENGSNLVFDEVTWTR" calcext:value-type="string">
            <text:p>RKYTENGSNLVFDEVTWTR</text:p>
          </table:table-cell>
        </table:table-row>
        <table:table-row table:style-name="ro1">
          <table:table-cell office:value-type="string" calcext:value-type="string">
            <text:p>RQLGM(+15.99)PNVGK</text:p>
          </table:table-cell>
          <table:table-cell table:formula="of:=SUBSTITUTE(SUBSTITUTE([.A1737];&quot;(+15.99)&quot;;&quot;&quot;);&quot;(+57.02)&quot;;&quot;&quot;)" office:value-type="string" office:string-value="RQLGMPNVGK" calcext:value-type="string">
            <text:p>RQLGMPNVGK</text:p>
          </table:table-cell>
        </table:table-row>
        <table:table-row table:style-name="ro1">
          <table:table-cell office:value-type="string" calcext:value-type="string">
            <text:p>FLELEDTYENTRALLR</text:p>
          </table:table-cell>
          <table:table-cell table:formula="of:=SUBSTITUTE(SUBSTITUTE([.A1738];&quot;(+15.99)&quot;;&quot;&quot;);&quot;(+57.02)&quot;;&quot;&quot;)" office:value-type="string" office:string-value="FLELEDTYENTRALLR" calcext:value-type="string">
            <text:p>FLELEDTYENTRALLR</text:p>
          </table:table-cell>
        </table:table-row>
        <table:table-row table:style-name="ro1">
          <table:table-cell office:value-type="string" calcext:value-type="string">
            <text:p>WREC(+57.02)NVADLLLQK</text:p>
          </table:table-cell>
          <table:table-cell table:formula="of:=SUBSTITUTE(SUBSTITUTE([.A1739];&quot;(+15.99)&quot;;&quot;&quot;);&quot;(+57.02)&quot;;&quot;&quot;)" office:value-type="string" office:string-value="WRECNVADLLLQK" calcext:value-type="string">
            <text:p>WRECNVADLLLQK</text:p>
          </table:table-cell>
        </table:table-row>
        <table:table-row table:style-name="ro1">
          <table:table-cell office:value-type="string" calcext:value-type="string">
            <text:p>KYLEVLEPFK</text:p>
          </table:table-cell>
          <table:table-cell table:formula="of:=SUBSTITUTE(SUBSTITUTE([.A1740];&quot;(+15.99)&quot;;&quot;&quot;);&quot;(+57.02)&quot;;&quot;&quot;)" office:value-type="string" office:string-value="KYLEVLEPFK" calcext:value-type="string">
            <text:p>KYLEVLEPFK</text:p>
          </table:table-cell>
        </table:table-row>
        <table:table-row table:style-name="ro1">
          <table:table-cell office:value-type="string" calcext:value-type="string">
            <text:p>C(+57.02)FLYVNENR</text:p>
          </table:table-cell>
          <table:table-cell table:formula="of:=SUBSTITUTE(SUBSTITUTE([.A1741];&quot;(+15.99)&quot;;&quot;&quot;);&quot;(+57.02)&quot;;&quot;&quot;)" office:value-type="string" office:string-value="CFLYVNENR" calcext:value-type="string">
            <text:p>CFLYVNENR</text:p>
          </table:table-cell>
        </table:table-row>
        <table:table-row table:style-name="ro1">
          <table:table-cell office:value-type="string" calcext:value-type="string">
            <text:p>TLNFC(+57.02)PRVHK</text:p>
          </table:table-cell>
          <table:table-cell table:formula="of:=SUBSTITUTE(SUBSTITUTE([.A1742];&quot;(+15.99)&quot;;&quot;&quot;);&quot;(+57.02)&quot;;&quot;&quot;)" office:value-type="string" office:string-value="TLNFCPRVHK" calcext:value-type="string">
            <text:p>TLNFCPRVHK</text:p>
          </table:table-cell>
        </table:table-row>
        <table:table-row table:style-name="ro1">
          <table:table-cell office:value-type="string" calcext:value-type="string">
            <text:p>NWM(+15.99)EHGK</text:p>
          </table:table-cell>
          <table:table-cell table:formula="of:=SUBSTITUTE(SUBSTITUTE([.A1743];&quot;(+15.99)&quot;;&quot;&quot;);&quot;(+57.02)&quot;;&quot;&quot;)" office:value-type="string" office:string-value="NWMEHGK" calcext:value-type="string">
            <text:p>NWMEHGK</text:p>
          </table:table-cell>
        </table:table-row>
        <table:table-row table:style-name="ro1">
          <table:table-cell office:value-type="string" calcext:value-type="string">
            <text:p>DATKKGANELLK</text:p>
          </table:table-cell>
          <table:table-cell table:formula="of:=SUBSTITUTE(SUBSTITUTE([.A1744];&quot;(+15.99)&quot;;&quot;&quot;);&quot;(+57.02)&quot;;&quot;&quot;)" office:value-type="string" office:string-value="DATKKGANELLK" calcext:value-type="string">
            <text:p>DATKKGANELLK</text:p>
          </table:table-cell>
        </table:table-row>
        <table:table-row table:style-name="ro1">
          <table:table-cell office:value-type="string" calcext:value-type="string">
            <text:p>DPYTNNRPVGLK</text:p>
          </table:table-cell>
          <table:table-cell table:formula="of:=SUBSTITUTE(SUBSTITUTE([.A1745];&quot;(+15.99)&quot;;&quot;&quot;);&quot;(+57.02)&quot;;&quot;&quot;)" office:value-type="string" office:string-value="DPYTNNRPVGLK" calcext:value-type="string">
            <text:p>DPYTNNRPVGLK</text:p>
          </table:table-cell>
        </table:table-row>
        <table:table-row table:style-name="ro1">
          <table:table-cell office:value-type="string" calcext:value-type="string">
            <text:p>AQQSYGR</text:p>
          </table:table-cell>
          <table:table-cell table:formula="of:=SUBSTITUTE(SUBSTITUTE([.A1746];&quot;(+15.99)&quot;;&quot;&quot;);&quot;(+57.02)&quot;;&quot;&quot;)" office:value-type="string" office:string-value="AQQSYGR" calcext:value-type="string">
            <text:p>AQQSYGR</text:p>
          </table:table-cell>
        </table:table-row>
        <table:table-row table:style-name="ro1">
          <table:table-cell office:value-type="string" calcext:value-type="string">
            <text:p>GDDDDPNPM(+15.99)DQSK</text:p>
          </table:table-cell>
          <table:table-cell table:formula="of:=SUBSTITUTE(SUBSTITUTE([.A1747];&quot;(+15.99)&quot;;&quot;&quot;);&quot;(+57.02)&quot;;&quot;&quot;)" office:value-type="string" office:string-value="GDDDDPNPMDQSK" calcext:value-type="string">
            <text:p>GDDDDPNPMDQSK</text:p>
          </table:table-cell>
        </table:table-row>
        <table:table-row table:style-name="ro1">
          <table:table-cell office:value-type="string" calcext:value-type="string">
            <text:p>KQFKPASLLLLDDNDR</text:p>
          </table:table-cell>
          <table:table-cell table:formula="of:=SUBSTITUTE(SUBSTITUTE([.A1748];&quot;(+15.99)&quot;;&quot;&quot;);&quot;(+57.02)&quot;;&quot;&quot;)" office:value-type="string" office:string-value="KQFKPASLLLLDDNDR" calcext:value-type="string">
            <text:p>KQFKPASLLLLDDNDR</text:p>
          </table:table-cell>
        </table:table-row>
        <table:table-row table:style-name="ro1">
          <table:table-cell office:value-type="string" calcext:value-type="string">
            <text:p>LVAEC(+57.02)HC(+57.02)DR</text:p>
          </table:table-cell>
          <table:table-cell table:formula="of:=SUBSTITUTE(SUBSTITUTE([.A1749];&quot;(+15.99)&quot;;&quot;&quot;);&quot;(+57.02)&quot;;&quot;&quot;)" office:value-type="string" office:string-value="LVAECHCDR" calcext:value-type="string">
            <text:p>LVAECHCDR</text:p>
          </table:table-cell>
        </table:table-row>
        <table:table-row table:style-name="ro1">
          <table:table-cell office:value-type="string" calcext:value-type="string">
            <text:p>LQNM(+15.99)LSMDEAK</text:p>
          </table:table-cell>
          <table:table-cell table:formula="of:=SUBSTITUTE(SUBSTITUTE([.A1750];&quot;(+15.99)&quot;;&quot;&quot;);&quot;(+57.02)&quot;;&quot;&quot;)" office:value-type="string" office:string-value="LQNMLSMDEAK" calcext:value-type="string">
            <text:p>LQNMLSMDEAK</text:p>
          </table:table-cell>
        </table:table-row>
        <table:table-row table:style-name="ro2">
          <table:table-cell office:value-type="string" calcext:value-type="string">
            <text:p>SWPEYAQGLVALGGDDEERR</text:p>
          </table:table-cell>
          <table:table-cell table:formula="of:=SUBSTITUTE(SUBSTITUTE([.A1751];&quot;(+15.99)&quot;;&quot;&quot;);&quot;(+57.02)&quot;;&quot;&quot;)" office:value-type="string" office:string-value="SWPEYAQGLVALGGDDEERR" calcext:value-type="string">
            <text:p>SWPEYAQGLVALGGDDEERR</text:p>
          </table:table-cell>
        </table:table-row>
        <table:table-row table:style-name="ro1">
          <table:table-cell office:value-type="string" calcext:value-type="string">
            <text:p>QM(+15.99)PQLLTYLLYK</text:p>
          </table:table-cell>
          <table:table-cell table:formula="of:=SUBSTITUTE(SUBSTITUTE([.A1752];&quot;(+15.99)&quot;;&quot;&quot;);&quot;(+57.02)&quot;;&quot;&quot;)" office:value-type="string" office:string-value="QMPQLLTYLLYK" calcext:value-type="string">
            <text:p>QMPQLLTYLLYK</text:p>
          </table:table-cell>
        </table:table-row>
        <table:table-row table:style-name="ro1">
          <table:table-cell office:value-type="string" calcext:value-type="string">
            <text:p>QRVPVENLSDDEEALLR</text:p>
          </table:table-cell>
          <table:table-cell table:formula="of:=SUBSTITUTE(SUBSTITUTE([.A1753];&quot;(+15.99)&quot;;&quot;&quot;);&quot;(+57.02)&quot;;&quot;&quot;)" office:value-type="string" office:string-value="QRVPVENLSDDEEALLR" calcext:value-type="string">
            <text:p>QRVPVENLSDDEEALLR</text:p>
          </table:table-cell>
        </table:table-row>
        <table:table-row table:style-name="ro1">
          <table:table-cell office:value-type="string" calcext:value-type="string">
            <text:p>C(+57.02)WLFRWYEEVPR</text:p>
          </table:table-cell>
          <table:table-cell table:formula="of:=SUBSTITUTE(SUBSTITUTE([.A1754];&quot;(+15.99)&quot;;&quot;&quot;);&quot;(+57.02)&quot;;&quot;&quot;)" office:value-type="string" office:string-value="CWLFRWYEEVPR" calcext:value-type="string">
            <text:p>CWLFRWYEEVPR</text:p>
          </table:table-cell>
        </table:table-row>
        <table:table-row table:style-name="ro1">
          <table:table-cell office:value-type="string" calcext:value-type="string">
            <text:p>NGLELEYADC(+57.02)NPK</text:p>
          </table:table-cell>
          <table:table-cell table:formula="of:=SUBSTITUTE(SUBSTITUTE([.A1755];&quot;(+15.99)&quot;;&quot;&quot;);&quot;(+57.02)&quot;;&quot;&quot;)" office:value-type="string" office:string-value="NGLELEYADCNPK" calcext:value-type="string">
            <text:p>NGLELEYADCNPK</text:p>
          </table:table-cell>
        </table:table-row>
        <table:table-row table:style-name="ro1">
          <table:table-cell office:value-type="string" calcext:value-type="string">
            <text:p>ENVLM(+15.99)TAEDLEK</text:p>
          </table:table-cell>
          <table:table-cell table:formula="of:=SUBSTITUTE(SUBSTITUTE([.A1756];&quot;(+15.99)&quot;;&quot;&quot;);&quot;(+57.02)&quot;;&quot;&quot;)" office:value-type="string" office:string-value="ENVLMTAEDLEK" calcext:value-type="string">
            <text:p>ENVLMTAEDLEK</text:p>
          </table:table-cell>
        </table:table-row>
        <table:table-row table:style-name="ro1">
          <table:table-cell office:value-type="string" calcext:value-type="string">
            <text:p>SMSALGLELLPR</text:p>
          </table:table-cell>
          <table:table-cell table:formula="of:=SUBSTITUTE(SUBSTITUTE([.A1757];&quot;(+15.99)&quot;;&quot;&quot;);&quot;(+57.02)&quot;;&quot;&quot;)" office:value-type="string" office:string-value="SMSALGLELLPR" calcext:value-type="string">
            <text:p>SMSALGLELLPR</text:p>
          </table:table-cell>
        </table:table-row>
        <table:table-row table:style-name="ro1">
          <table:table-cell office:value-type="string" calcext:value-type="string">
            <text:p>SPPEGEM(+15.99)GR</text:p>
          </table:table-cell>
          <table:table-cell table:formula="of:=SUBSTITUTE(SUBSTITUTE([.A1758];&quot;(+15.99)&quot;;&quot;&quot;);&quot;(+57.02)&quot;;&quot;&quot;)" office:value-type="string" office:string-value="SPPEGEMGR" calcext:value-type="string">
            <text:p>SPPEGEMGR</text:p>
          </table:table-cell>
        </table:table-row>
        <table:table-row table:style-name="ro2">
          <table:table-cell office:value-type="string" calcext:value-type="string">
            <text:p>DDETYGLPDTTYGWWRNGYHAK</text:p>
          </table:table-cell>
          <table:table-cell table:formula="of:=SUBSTITUTE(SUBSTITUTE([.A1759];&quot;(+15.99)&quot;;&quot;&quot;);&quot;(+57.02)&quot;;&quot;&quot;)" office:value-type="string" office:string-value="DDETYGLPDTTYGWWRNGYHAK" calcext:value-type="string">
            <text:p>DDETYGLPDTTYGWWRNGYHAK</text:p>
          </table:table-cell>
        </table:table-row>
        <table:table-row table:style-name="ro1">
          <table:table-cell office:value-type="string" calcext:value-type="string">
            <text:p>WPVLDEPYLLLTDK</text:p>
          </table:table-cell>
          <table:table-cell table:formula="of:=SUBSTITUTE(SUBSTITUTE([.A1760];&quot;(+15.99)&quot;;&quot;&quot;);&quot;(+57.02)&quot;;&quot;&quot;)" office:value-type="string" office:string-value="WPVLDEPYLLLTDK" calcext:value-type="string">
            <text:p>WPVLDEPYLLLTDK</text:p>
          </table:table-cell>
        </table:table-row>
        <table:table-row table:style-name="ro1">
          <table:table-cell office:value-type="string" calcext:value-type="string">
            <text:p>GDWVSLTVSTVQRLLR</text:p>
          </table:table-cell>
          <table:table-cell table:formula="of:=SUBSTITUTE(SUBSTITUTE([.A1761];&quot;(+15.99)&quot;;&quot;&quot;);&quot;(+57.02)&quot;;&quot;&quot;)" office:value-type="string" office:string-value="GDWVSLTVSTVQRLLR" calcext:value-type="string">
            <text:p>GDWVSLTVSTVQRLLR</text:p>
          </table:table-cell>
        </table:table-row>
        <table:table-row table:style-name="ro1">
          <table:table-cell office:value-type="string" calcext:value-type="string">
            <text:p>QQAMLPLANK</text:p>
          </table:table-cell>
          <table:table-cell table:formula="of:=SUBSTITUTE(SUBSTITUTE([.A1762];&quot;(+15.99)&quot;;&quot;&quot;);&quot;(+57.02)&quot;;&quot;&quot;)" office:value-type="string" office:string-value="QQAMLPLANK" calcext:value-type="string">
            <text:p>QQAMLPLANK</text:p>
          </table:table-cell>
        </table:table-row>
        <table:table-row table:style-name="ro1">
          <table:table-cell office:value-type="string" calcext:value-type="string">
            <text:p>KSTHC(+57.02)ATLVAVAK</text:p>
          </table:table-cell>
          <table:table-cell table:formula="of:=SUBSTITUTE(SUBSTITUTE([.A1763];&quot;(+15.99)&quot;;&quot;&quot;);&quot;(+57.02)&quot;;&quot;&quot;)" office:value-type="string" office:string-value="KSTHCATLVAVAK" calcext:value-type="string">
            <text:p>KSTHCATLVAVAK</text:p>
          </table:table-cell>
        </table:table-row>
        <table:table-row table:style-name="ro1">
          <table:table-cell office:value-type="string" calcext:value-type="string">
            <text:p>TLMEASLTSHRR</text:p>
          </table:table-cell>
          <table:table-cell table:formula="of:=SUBSTITUTE(SUBSTITUTE([.A1764];&quot;(+15.99)&quot;;&quot;&quot;);&quot;(+57.02)&quot;;&quot;&quot;)" office:value-type="string" office:string-value="TLMEASLTSHRR" calcext:value-type="string">
            <text:p>TLMEASLTSHRR</text:p>
          </table:table-cell>
        </table:table-row>
        <table:table-row table:style-name="ro1">
          <table:table-cell office:value-type="string" calcext:value-type="string">
            <text:p>EPLLSSLC(+57.02)SNK</text:p>
          </table:table-cell>
          <table:table-cell table:formula="of:=SUBSTITUTE(SUBSTITUTE([.A1765];&quot;(+15.99)&quot;;&quot;&quot;);&quot;(+57.02)&quot;;&quot;&quot;)" office:value-type="string" office:string-value="EPLLSSLCSNK" calcext:value-type="string">
            <text:p>EPLLSSLCSNK</text:p>
          </table:table-cell>
        </table:table-row>
        <table:table-row table:style-name="ro1">
          <table:table-cell office:value-type="string" calcext:value-type="string">
            <text:p>RPPVVEELSKDFEGK</text:p>
          </table:table-cell>
          <table:table-cell table:formula="of:=SUBSTITUTE(SUBSTITUTE([.A1766];&quot;(+15.99)&quot;;&quot;&quot;);&quot;(+57.02)&quot;;&quot;&quot;)" office:value-type="string" office:string-value="RPPVVEELSKDFEGK" calcext:value-type="string">
            <text:p>RPPVVEELSKDFEGK</text:p>
          </table:table-cell>
        </table:table-row>
        <table:table-row table:style-name="ro1">
          <table:table-cell office:value-type="string" calcext:value-type="string">
            <text:p>QM(+15.99)ERPALEAADAMTK</text:p>
          </table:table-cell>
          <table:table-cell table:formula="of:=SUBSTITUTE(SUBSTITUTE([.A1767];&quot;(+15.99)&quot;;&quot;&quot;);&quot;(+57.02)&quot;;&quot;&quot;)" office:value-type="string" office:string-value="QMERPALEAADAMTK" calcext:value-type="string">
            <text:p>QMERPALEAADAMTK</text:p>
          </table:table-cell>
        </table:table-row>
        <table:table-row table:style-name="ro1">
          <table:table-cell office:value-type="string" calcext:value-type="string">
            <text:p>KTSPSLELDYHHDR</text:p>
          </table:table-cell>
          <table:table-cell table:formula="of:=SUBSTITUTE(SUBSTITUTE([.A1768];&quot;(+15.99)&quot;;&quot;&quot;);&quot;(+57.02)&quot;;&quot;&quot;)" office:value-type="string" office:string-value="KTSPSLELDYHHDR" calcext:value-type="string">
            <text:p>KTSPSLELDYHHDR</text:p>
          </table:table-cell>
        </table:table-row>
        <table:table-row table:style-name="ro1">
          <table:table-cell office:value-type="string" calcext:value-type="string">
            <text:p>TALDLLWLAK</text:p>
          </table:table-cell>
          <table:table-cell table:formula="of:=SUBSTITUTE(SUBSTITUTE([.A1769];&quot;(+15.99)&quot;;&quot;&quot;);&quot;(+57.02)&quot;;&quot;&quot;)" office:value-type="string" office:string-value="TALDLLWLAK" calcext:value-type="string">
            <text:p>TALDLLWLAK</text:p>
          </table:table-cell>
        </table:table-row>
        <table:table-row table:style-name="ro1">
          <table:table-cell office:value-type="string" calcext:value-type="string">
            <text:p>NVQC(+57.02)QEPK</text:p>
          </table:table-cell>
          <table:table-cell table:formula="of:=SUBSTITUTE(SUBSTITUTE([.A1770];&quot;(+15.99)&quot;;&quot;&quot;);&quot;(+57.02)&quot;;&quot;&quot;)" office:value-type="string" office:string-value="NVQCQEPK" calcext:value-type="string">
            <text:p>NVQCQEPK</text:p>
          </table:table-cell>
        </table:table-row>
        <table:table-row table:style-name="ro1">
          <table:table-cell office:value-type="string" calcext:value-type="string">
            <text:p>KC(+57.02)YVQHGSEFK</text:p>
          </table:table-cell>
          <table:table-cell table:formula="of:=SUBSTITUTE(SUBSTITUTE([.A1771];&quot;(+15.99)&quot;;&quot;&quot;);&quot;(+57.02)&quot;;&quot;&quot;)" office:value-type="string" office:string-value="KCYVQHGSEFK" calcext:value-type="string">
            <text:p>KCYVQHGSEFK</text:p>
          </table:table-cell>
        </table:table-row>
        <table:table-row table:style-name="ro1">
          <table:table-cell office:value-type="string" calcext:value-type="string">
            <text:p>FWLLKEVESGLSEPLK</text:p>
          </table:table-cell>
          <table:table-cell table:formula="of:=SUBSTITUTE(SUBSTITUTE([.A1772];&quot;(+15.99)&quot;;&quot;&quot;);&quot;(+57.02)&quot;;&quot;&quot;)" office:value-type="string" office:string-value="FWLLKEVESGLSEPLK" calcext:value-type="string">
            <text:p>FWLLKEVESGLSEPLK</text:p>
          </table:table-cell>
        </table:table-row>
        <table:table-row table:style-name="ro1">
          <table:table-cell office:value-type="string" calcext:value-type="string">
            <text:p>QYC(+57.02)VEAADDGM(+15.99)K</text:p>
          </table:table-cell>
          <table:table-cell table:formula="of:=SUBSTITUTE(SUBSTITUTE([.A1773];&quot;(+15.99)&quot;;&quot;&quot;);&quot;(+57.02)&quot;;&quot;&quot;)" office:value-type="string" office:string-value="QYCVEAADDGMK" calcext:value-type="string">
            <text:p>QYCVEAADDGMK</text:p>
          </table:table-cell>
        </table:table-row>
        <table:table-row table:style-name="ro1">
          <table:table-cell office:value-type="string" calcext:value-type="string">
            <text:p>QPTQGMVQSAAYK</text:p>
          </table:table-cell>
          <table:table-cell table:formula="of:=SUBSTITUTE(SUBSTITUTE([.A1774];&quot;(+15.99)&quot;;&quot;&quot;);&quot;(+57.02)&quot;;&quot;&quot;)" office:value-type="string" office:string-value="QPTQGMVQSAAYK" calcext:value-type="string">
            <text:p>QPTQGMVQSAAYK</text:p>
          </table:table-cell>
        </table:table-row>
        <table:table-row table:style-name="ro1">
          <table:table-cell office:value-type="string" calcext:value-type="string">
            <text:p>SLSLLEVVTRK</text:p>
          </table:table-cell>
          <table:table-cell table:formula="of:=SUBSTITUTE(SUBSTITUTE([.A1775];&quot;(+15.99)&quot;;&quot;&quot;);&quot;(+57.02)&quot;;&quot;&quot;)" office:value-type="string" office:string-value="SLSLLEVVTRK" calcext:value-type="string">
            <text:p>SLSLLEVVTRK</text:p>
          </table:table-cell>
        </table:table-row>
        <table:table-row table:style-name="ro1">
          <table:table-cell office:value-type="string" calcext:value-type="string">
            <text:p>KVVDLAQAEELFSYVEK</text:p>
          </table:table-cell>
          <table:table-cell table:formula="of:=SUBSTITUTE(SUBSTITUTE([.A1776];&quot;(+15.99)&quot;;&quot;&quot;);&quot;(+57.02)&quot;;&quot;&quot;)" office:value-type="string" office:string-value="KVVDLAQAEELFSYVEK" calcext:value-type="string">
            <text:p>KVVDLAQAEELFSYVEK</text:p>
          </table:table-cell>
        </table:table-row>
        <table:table-row table:style-name="ro1">
          <table:table-cell office:value-type="string" calcext:value-type="string">
            <text:p>QANLLLGPTGSGK</text:p>
          </table:table-cell>
          <table:table-cell table:formula="of:=SUBSTITUTE(SUBSTITUTE([.A1777];&quot;(+15.99)&quot;;&quot;&quot;);&quot;(+57.02)&quot;;&quot;&quot;)" office:value-type="string" office:string-value="QANLLLGPTGSGK" calcext:value-type="string">
            <text:p>QANLLLGPTGSGK</text:p>
          </table:table-cell>
        </table:table-row>
        <table:table-row table:style-name="ro1">
          <table:table-cell office:value-type="string" calcext:value-type="string">
            <text:p>KVHLLFAK</text:p>
          </table:table-cell>
          <table:table-cell table:formula="of:=SUBSTITUTE(SUBSTITUTE([.A1778];&quot;(+15.99)&quot;;&quot;&quot;);&quot;(+57.02)&quot;;&quot;&quot;)" office:value-type="string" office:string-value="KVHLLFAK" calcext:value-type="string">
            <text:p>KVHLLFAK</text:p>
          </table:table-cell>
        </table:table-row>
        <table:table-row table:style-name="ro1">
          <table:table-cell office:value-type="string" calcext:value-type="string">
            <text:p>C(+57.02)VAKPLVVPK</text:p>
          </table:table-cell>
          <table:table-cell table:formula="of:=SUBSTITUTE(SUBSTITUTE([.A1779];&quot;(+15.99)&quot;;&quot;&quot;);&quot;(+57.02)&quot;;&quot;&quot;)" office:value-type="string" office:string-value="CVAKPLVVPK" calcext:value-type="string">
            <text:p>CVAKPLVVPK</text:p>
          </table:table-cell>
        </table:table-row>
        <table:table-row table:style-name="ro1">
          <table:table-cell office:value-type="string" calcext:value-type="string">
            <text:p>QTSMEQAVQVADRVK</text:p>
          </table:table-cell>
          <table:table-cell table:formula="of:=SUBSTITUTE(SUBSTITUTE([.A1780];&quot;(+15.99)&quot;;&quot;&quot;);&quot;(+57.02)&quot;;&quot;&quot;)" office:value-type="string" office:string-value="QTSMEQAVQVADRVK" calcext:value-type="string">
            <text:p>QTSMEQAVQVADRVK</text:p>
          </table:table-cell>
        </table:table-row>
        <table:table-row table:style-name="ro1">
          <table:table-cell office:value-type="string" calcext:value-type="string">
            <text:p>TPGLNLGLERR</text:p>
          </table:table-cell>
          <table:table-cell table:formula="of:=SUBSTITUTE(SUBSTITUTE([.A1781];&quot;(+15.99)&quot;;&quot;&quot;);&quot;(+57.02)&quot;;&quot;&quot;)" office:value-type="string" office:string-value="TPGLNLGLERR" calcext:value-type="string">
            <text:p>TPGLNLGLERR</text:p>
          </table:table-cell>
        </table:table-row>
        <table:table-row table:style-name="ro1">
          <table:table-cell office:value-type="string" calcext:value-type="string">
            <text:p>KSRWDNDESAEVLK</text:p>
          </table:table-cell>
          <table:table-cell table:formula="of:=SUBSTITUTE(SUBSTITUTE([.A1782];&quot;(+15.99)&quot;;&quot;&quot;);&quot;(+57.02)&quot;;&quot;&quot;)" office:value-type="string" office:string-value="KSRWDNDESAEVLK" calcext:value-type="string">
            <text:p>KSRWDNDESAEVLK</text:p>
          </table:table-cell>
        </table:table-row>
        <table:table-row table:style-name="ro1">
          <table:table-cell office:value-type="string" calcext:value-type="string">
            <text:p>ALAAVGSAPQR</text:p>
          </table:table-cell>
          <table:table-cell table:formula="of:=SUBSTITUTE(SUBSTITUTE([.A1783];&quot;(+15.99)&quot;;&quot;&quot;);&quot;(+57.02)&quot;;&quot;&quot;)" office:value-type="string" office:string-value="ALAAVGSAPQR" calcext:value-type="string">
            <text:p>ALAAVGSAPQR</text:p>
          </table:table-cell>
        </table:table-row>
        <table:table-row table:style-name="ro1">
          <table:table-cell office:value-type="string" calcext:value-type="string">
            <text:p>TEMMVLLWFSDAAAK</text:p>
          </table:table-cell>
          <table:table-cell table:formula="of:=SUBSTITUTE(SUBSTITUTE([.A1784];&quot;(+15.99)&quot;;&quot;&quot;);&quot;(+57.02)&quot;;&quot;&quot;)" office:value-type="string" office:string-value="TEMMVLLWFSDAAAK" calcext:value-type="string">
            <text:p>TEMMVLLWFSDAAAK</text:p>
          </table:table-cell>
        </table:table-row>
        <table:table-row table:style-name="ro1">
          <table:table-cell office:value-type="string" calcext:value-type="string">
            <text:p>GPLDELVR</text:p>
          </table:table-cell>
          <table:table-cell table:formula="of:=SUBSTITUTE(SUBSTITUTE([.A1785];&quot;(+15.99)&quot;;&quot;&quot;);&quot;(+57.02)&quot;;&quot;&quot;)" office:value-type="string" office:string-value="GPLDELVR" calcext:value-type="string">
            <text:p>GPLDELVR</text:p>
          </table:table-cell>
        </table:table-row>
        <table:table-row table:style-name="ro1">
          <table:table-cell office:value-type="string" calcext:value-type="string">
            <text:p>NSNGMLLLTDK</text:p>
          </table:table-cell>
          <table:table-cell table:formula="of:=SUBSTITUTE(SUBSTITUTE([.A1786];&quot;(+15.99)&quot;;&quot;&quot;);&quot;(+57.02)&quot;;&quot;&quot;)" office:value-type="string" office:string-value="NSNGMLLLTDK" calcext:value-type="string">
            <text:p>NSNGMLLLTDK</text:p>
          </table:table-cell>
        </table:table-row>
        <table:table-row table:style-name="ro1">
          <table:table-cell office:value-type="string" calcext:value-type="string">
            <text:p>KDPPHGHVTLNGK</text:p>
          </table:table-cell>
          <table:table-cell table:formula="of:=SUBSTITUTE(SUBSTITUTE([.A1787];&quot;(+15.99)&quot;;&quot;&quot;);&quot;(+57.02)&quot;;&quot;&quot;)" office:value-type="string" office:string-value="KDPPHGHVTLNGK" calcext:value-type="string">
            <text:p>KDPPHGHVTLNGK</text:p>
          </table:table-cell>
        </table:table-row>
        <table:table-row table:style-name="ro1">
          <table:table-cell office:value-type="string" calcext:value-type="string">
            <text:p>WWYKWLLDLPLR</text:p>
          </table:table-cell>
          <table:table-cell table:formula="of:=SUBSTITUTE(SUBSTITUTE([.A1788];&quot;(+15.99)&quot;;&quot;&quot;);&quot;(+57.02)&quot;;&quot;&quot;)" office:value-type="string" office:string-value="WWYKWLLDLPLR" calcext:value-type="string">
            <text:p>WWYKWLLDLPLR</text:p>
          </table:table-cell>
        </table:table-row>
        <table:table-row table:style-name="ro1">
          <table:table-cell office:value-type="string" calcext:value-type="string">
            <text:p>C(+57.02)SMADRDTPYPK</text:p>
          </table:table-cell>
          <table:table-cell table:formula="of:=SUBSTITUTE(SUBSTITUTE([.A1789];&quot;(+15.99)&quot;;&quot;&quot;);&quot;(+57.02)&quot;;&quot;&quot;)" office:value-type="string" office:string-value="CSMADRDTPYPK" calcext:value-type="string">
            <text:p>CSMADRDTPYPK</text:p>
          </table:table-cell>
        </table:table-row>
        <table:table-row table:style-name="ro1">
          <table:table-cell office:value-type="string" calcext:value-type="string">
            <text:p>QNQLEDHLENTRSPLR</text:p>
          </table:table-cell>
          <table:table-cell table:formula="of:=SUBSTITUTE(SUBSTITUTE([.A1790];&quot;(+15.99)&quot;;&quot;&quot;);&quot;(+57.02)&quot;;&quot;&quot;)" office:value-type="string" office:string-value="QNQLEDHLENTRSPLR" calcext:value-type="string">
            <text:p>QNQLEDHLENTRSPLR</text:p>
          </table:table-cell>
        </table:table-row>
        <table:table-row table:style-name="ro1">
          <table:table-cell office:value-type="string" calcext:value-type="string">
            <text:p>C(+57.02)RKSNNTYDVTMNPK</text:p>
          </table:table-cell>
          <table:table-cell table:formula="of:=SUBSTITUTE(SUBSTITUTE([.A1791];&quot;(+15.99)&quot;;&quot;&quot;);&quot;(+57.02)&quot;;&quot;&quot;)" office:value-type="string" office:string-value="CRKSNNTYDVTMNPK" calcext:value-type="string">
            <text:p>CRKSNNTYDVTMNPK</text:p>
          </table:table-cell>
        </table:table-row>
        <table:table-row table:style-name="ro1">
          <table:table-cell office:value-type="string" calcext:value-type="string">
            <text:p>KVLSTDLWMR</text:p>
          </table:table-cell>
          <table:table-cell table:formula="of:=SUBSTITUTE(SUBSTITUTE([.A1792];&quot;(+15.99)&quot;;&quot;&quot;);&quot;(+57.02)&quot;;&quot;&quot;)" office:value-type="string" office:string-value="KVLSTDLWMR" calcext:value-type="string">
            <text:p>KVLSTDLWMR</text:p>
          </table:table-cell>
        </table:table-row>
        <table:table-row table:style-name="ro1">
          <table:table-cell office:value-type="string" calcext:value-type="string">
            <text:p>QQWVDEPYLLLTDKK</text:p>
          </table:table-cell>
          <table:table-cell table:formula="of:=SUBSTITUTE(SUBSTITUTE([.A1793];&quot;(+15.99)&quot;;&quot;&quot;);&quot;(+57.02)&quot;;&quot;&quot;)" office:value-type="string" office:string-value="QQWVDEPYLLLTDKK" calcext:value-type="string">
            <text:p>QQWVDEPYLLLTDKK</text:p>
          </table:table-cell>
        </table:table-row>
        <table:table-row table:style-name="ro1">
          <table:table-cell office:value-type="string" calcext:value-type="string">
            <text:p>NSYPC(+57.02)QGK</text:p>
          </table:table-cell>
          <table:table-cell table:formula="of:=SUBSTITUTE(SUBSTITUTE([.A1794];&quot;(+15.99)&quot;;&quot;&quot;);&quot;(+57.02)&quot;;&quot;&quot;)" office:value-type="string" office:string-value="NSYPCQGK" calcext:value-type="string">
            <text:p>NSYPCQGK</text:p>
          </table:table-cell>
        </table:table-row>
        <table:table-row table:style-name="ro1">
          <table:table-cell office:value-type="string" calcext:value-type="string">
            <text:p>AKC(+57.02)LTNPK</text:p>
          </table:table-cell>
          <table:table-cell table:formula="of:=SUBSTITUTE(SUBSTITUTE([.A1795];&quot;(+15.99)&quot;;&quot;&quot;);&quot;(+57.02)&quot;;&quot;&quot;)" office:value-type="string" office:string-value="AKCLTNPK" calcext:value-type="string">
            <text:p>AKCLTNPK</text:p>
          </table:table-cell>
        </table:table-row>
        <table:table-row table:style-name="ro1">
          <table:table-cell office:value-type="string" calcext:value-type="string">
            <text:p>NASM(+15.99)NVSQR</text:p>
          </table:table-cell>
          <table:table-cell table:formula="of:=SUBSTITUTE(SUBSTITUTE([.A1796];&quot;(+15.99)&quot;;&quot;&quot;);&quot;(+57.02)&quot;;&quot;&quot;)" office:value-type="string" office:string-value="NASMNVSQR" calcext:value-type="string">
            <text:p>NASMNVSQR</text:p>
          </table:table-cell>
        </table:table-row>
        <table:table-row table:style-name="ro1">
          <table:table-cell office:value-type="string" calcext:value-type="string">
            <text:p>VLALNSGLVGDKMTDVR</text:p>
          </table:table-cell>
          <table:table-cell table:formula="of:=SUBSTITUTE(SUBSTITUTE([.A1797];&quot;(+15.99)&quot;;&quot;&quot;);&quot;(+57.02)&quot;;&quot;&quot;)" office:value-type="string" office:string-value="VLALNSGLVGDKMTDVR" calcext:value-type="string">
            <text:p>VLALNSGLVGDKMTDVR</text:p>
          </table:table-cell>
        </table:table-row>
        <table:table-row table:style-name="ro1">
          <table:table-cell office:value-type="string" calcext:value-type="string">
            <text:p>AVDALLPPKLHHSR</text:p>
          </table:table-cell>
          <table:table-cell table:formula="of:=SUBSTITUTE(SUBSTITUTE([.A1798];&quot;(+15.99)&quot;;&quot;&quot;);&quot;(+57.02)&quot;;&quot;&quot;)" office:value-type="string" office:string-value="AVDALLPPKLHHSR" calcext:value-type="string">
            <text:p>AVDALLPPKLHHSR</text:p>
          </table:table-cell>
        </table:table-row>
        <table:table-row table:style-name="ro1">
          <table:table-cell office:value-type="string" calcext:value-type="string">
            <text:p>FAYWFTDLDK</text:p>
          </table:table-cell>
          <table:table-cell table:formula="of:=SUBSTITUTE(SUBSTITUTE([.A1799];&quot;(+15.99)&quot;;&quot;&quot;);&quot;(+57.02)&quot;;&quot;&quot;)" office:value-type="string" office:string-value="FAYWFTDLDK" calcext:value-type="string">
            <text:p>FAYWFTDLDK</text:p>
          </table:table-cell>
        </table:table-row>
        <table:table-row table:style-name="ro1">
          <table:table-cell office:value-type="string" calcext:value-type="string">
            <text:p>DDPEVSEQR</text:p>
          </table:table-cell>
          <table:table-cell table:formula="of:=SUBSTITUTE(SUBSTITUTE([.A1800];&quot;(+15.99)&quot;;&quot;&quot;);&quot;(+57.02)&quot;;&quot;&quot;)" office:value-type="string" office:string-value="DDPEVSEQR" calcext:value-type="string">
            <text:p>DDPEVSEQR</text:p>
          </table:table-cell>
        </table:table-row>
        <table:table-row table:style-name="ro1">
          <table:table-cell office:value-type="string" calcext:value-type="string">
            <text:p>AFYGFASPPK</text:p>
          </table:table-cell>
          <table:table-cell table:formula="of:=SUBSTITUTE(SUBSTITUTE([.A1801];&quot;(+15.99)&quot;;&quot;&quot;);&quot;(+57.02)&quot;;&quot;&quot;)" office:value-type="string" office:string-value="AFYGFASPPK" calcext:value-type="string">
            <text:p>AFYGFASPPK</text:p>
          </table:table-cell>
        </table:table-row>
        <table:table-row table:style-name="ro1">
          <table:table-cell office:value-type="string" calcext:value-type="string">
            <text:p>RKSNGNEVVYALHPVQR</text:p>
          </table:table-cell>
          <table:table-cell table:formula="of:=SUBSTITUTE(SUBSTITUTE([.A1802];&quot;(+15.99)&quot;;&quot;&quot;);&quot;(+57.02)&quot;;&quot;&quot;)" office:value-type="string" office:string-value="RKSNGNEVVYALHPVQR" calcext:value-type="string">
            <text:p>RKSNGNEVVYALHPVQR</text:p>
          </table:table-cell>
        </table:table-row>
        <table:table-row table:style-name="ro1">
          <table:table-cell office:value-type="string" calcext:value-type="string">
            <text:p>RWDPAEASRKM(+15.99)SYEVK</text:p>
          </table:table-cell>
          <table:table-cell table:formula="of:=SUBSTITUTE(SUBSTITUTE([.A1803];&quot;(+15.99)&quot;;&quot;&quot;);&quot;(+57.02)&quot;;&quot;&quot;)" office:value-type="string" office:string-value="RWDPAEASRKMSYEVK" calcext:value-type="string">
            <text:p>RWDPAEASRKMSYEVK</text:p>
          </table:table-cell>
        </table:table-row>
        <table:table-row table:style-name="ro1">
          <table:table-cell office:value-type="string" calcext:value-type="string">
            <text:p>QVTGDFVLVVQWK</text:p>
          </table:table-cell>
          <table:table-cell table:formula="of:=SUBSTITUTE(SUBSTITUTE([.A1804];&quot;(+15.99)&quot;;&quot;&quot;);&quot;(+57.02)&quot;;&quot;&quot;)" office:value-type="string" office:string-value="QVTGDFVLVVQWK" calcext:value-type="string">
            <text:p>QVTGDFVLVVQWK</text:p>
          </table:table-cell>
        </table:table-row>
        <table:table-row table:style-name="ro1">
          <table:table-cell office:value-type="string" calcext:value-type="string">
            <text:p>NQELM(+15.99)LNR</text:p>
          </table:table-cell>
          <table:table-cell table:formula="of:=SUBSTITUTE(SUBSTITUTE([.A1805];&quot;(+15.99)&quot;;&quot;&quot;);&quot;(+57.02)&quot;;&quot;&quot;)" office:value-type="string" office:string-value="NQELMLNR" calcext:value-type="string">
            <text:p>NQELMLNR</text:p>
          </table:table-cell>
        </table:table-row>
        <table:table-row table:style-name="ro1">
          <table:table-cell office:value-type="string" calcext:value-type="string">
            <text:p>QNNLAKEEAR</text:p>
          </table:table-cell>
          <table:table-cell table:formula="of:=SUBSTITUTE(SUBSTITUTE([.A1806];&quot;(+15.99)&quot;;&quot;&quot;);&quot;(+57.02)&quot;;&quot;&quot;)" office:value-type="string" office:string-value="QNNLAKEEAR" calcext:value-type="string">
            <text:p>QNNLAKEEAR</text:p>
          </table:table-cell>
        </table:table-row>
        <table:table-row table:style-name="ro1">
          <table:table-cell office:value-type="string" calcext:value-type="string">
            <text:p>MMRFSHPK</text:p>
          </table:table-cell>
          <table:table-cell table:formula="of:=SUBSTITUTE(SUBSTITUTE([.A1807];&quot;(+15.99)&quot;;&quot;&quot;);&quot;(+57.02)&quot;;&quot;&quot;)" office:value-type="string" office:string-value="MMRFSHPK" calcext:value-type="string">
            <text:p>MMRFSHPK</text:p>
          </table:table-cell>
        </table:table-row>
        <table:table-row table:style-name="ro1">
          <table:table-cell office:value-type="string" calcext:value-type="string">
            <text:p>YLVGGGPAQEALVR</text:p>
          </table:table-cell>
          <table:table-cell table:formula="of:=SUBSTITUTE(SUBSTITUTE([.A1808];&quot;(+15.99)&quot;;&quot;&quot;);&quot;(+57.02)&quot;;&quot;&quot;)" office:value-type="string" office:string-value="YLVGGGPAQEALVR" calcext:value-type="string">
            <text:p>YLVGGGPAQEALVR</text:p>
          </table:table-cell>
        </table:table-row>
        <table:table-row table:style-name="ro1">
          <table:table-cell office:value-type="string" calcext:value-type="string">
            <text:p>SAFASYFFGSEETPPK</text:p>
          </table:table-cell>
          <table:table-cell table:formula="of:=SUBSTITUTE(SUBSTITUTE([.A1809];&quot;(+15.99)&quot;;&quot;&quot;);&quot;(+57.02)&quot;;&quot;&quot;)" office:value-type="string" office:string-value="SAFASYFFGSEETPPK" calcext:value-type="string">
            <text:p>SAFASYFFGSEETPPK</text:p>
          </table:table-cell>
        </table:table-row>
        <table:table-row table:style-name="ro1">
          <table:table-cell office:value-type="string" calcext:value-type="string">
            <text:p>LMFVMNTDVPR</text:p>
          </table:table-cell>
          <table:table-cell table:formula="of:=SUBSTITUTE(SUBSTITUTE([.A1810];&quot;(+15.99)&quot;;&quot;&quot;);&quot;(+57.02)&quot;;&quot;&quot;)" office:value-type="string" office:string-value="LMFVMNTDVPR" calcext:value-type="string">
            <text:p>LMFVMNTDVPR</text:p>
          </table:table-cell>
        </table:table-row>
        <table:table-row table:style-name="ro1">
          <table:table-cell office:value-type="string" calcext:value-type="string">
            <text:p>GNETPFLEVLR</text:p>
          </table:table-cell>
          <table:table-cell table:formula="of:=SUBSTITUTE(SUBSTITUTE([.A1811];&quot;(+15.99)&quot;;&quot;&quot;);&quot;(+57.02)&quot;;&quot;&quot;)" office:value-type="string" office:string-value="GNETPFLEVLR" calcext:value-type="string">
            <text:p>GNETPFLEVLR</text:p>
          </table:table-cell>
        </table:table-row>
        <table:table-row table:style-name="ro1">
          <table:table-cell office:value-type="string" calcext:value-type="string">
            <text:p>KYYATEGVSFR</text:p>
          </table:table-cell>
          <table:table-cell table:formula="of:=SUBSTITUTE(SUBSTITUTE([.A1812];&quot;(+15.99)&quot;;&quot;&quot;);&quot;(+57.02)&quot;;&quot;&quot;)" office:value-type="string" office:string-value="KYYATEGVSFR" calcext:value-type="string">
            <text:p>KYYATEGVSFR</text:p>
          </table:table-cell>
        </table:table-row>
        <table:table-row table:style-name="ro1">
          <table:table-cell office:value-type="string" calcext:value-type="string">
            <text:p>EAPSPVPDPR</text:p>
          </table:table-cell>
          <table:table-cell table:formula="of:=SUBSTITUTE(SUBSTITUTE([.A1813];&quot;(+15.99)&quot;;&quot;&quot;);&quot;(+57.02)&quot;;&quot;&quot;)" office:value-type="string" office:string-value="EAPSPVPDPR" calcext:value-type="string">
            <text:p>EAPSPVPDPR</text:p>
          </table:table-cell>
        </table:table-row>
        <table:table-row table:style-name="ro1">
          <table:table-cell office:value-type="string" calcext:value-type="string">
            <text:p>KM(+15.99)LVLDSTYEDLVHK</text:p>
          </table:table-cell>
          <table:table-cell table:formula="of:=SUBSTITUTE(SUBSTITUTE([.A1814];&quot;(+15.99)&quot;;&quot;&quot;);&quot;(+57.02)&quot;;&quot;&quot;)" office:value-type="string" office:string-value="KMLVLDSTYEDLVHK" calcext:value-type="string">
            <text:p>KMLVLDSTYEDLVHK</text:p>
          </table:table-cell>
        </table:table-row>
        <table:table-row table:style-name="ro1">
          <table:table-cell office:value-type="string" calcext:value-type="string">
            <text:p>KNTLPGPLLVDHK</text:p>
          </table:table-cell>
          <table:table-cell table:formula="of:=SUBSTITUTE(SUBSTITUTE([.A1815];&quot;(+15.99)&quot;;&quot;&quot;);&quot;(+57.02)&quot;;&quot;&quot;)" office:value-type="string" office:string-value="KNTLPGPLLVDHK" calcext:value-type="string">
            <text:p>KNTLPGPLLVDHK</text:p>
          </table:table-cell>
        </table:table-row>
        <table:table-row table:style-name="ro1">
          <table:table-cell office:value-type="string" calcext:value-type="string">
            <text:p>KEKPC(+57.02)HDYSVLGK</text:p>
          </table:table-cell>
          <table:table-cell table:formula="of:=SUBSTITUTE(SUBSTITUTE([.A1816];&quot;(+15.99)&quot;;&quot;&quot;);&quot;(+57.02)&quot;;&quot;&quot;)" office:value-type="string" office:string-value="KEKPCHDYSVLGK" calcext:value-type="string">
            <text:p>KEKPCHDYSVLGK</text:p>
          </table:table-cell>
        </table:table-row>
        <table:table-row table:style-name="ro1">
          <table:table-cell office:value-type="string" calcext:value-type="string">
            <text:p>LQSERAVDSM(+15.99)K</text:p>
          </table:table-cell>
          <table:table-cell table:formula="of:=SUBSTITUTE(SUBSTITUTE([.A1817];&quot;(+15.99)&quot;;&quot;&quot;);&quot;(+57.02)&quot;;&quot;&quot;)" office:value-type="string" office:string-value="LQSERAVDSMK" calcext:value-type="string">
            <text:p>LQSERAVDSMK</text:p>
          </table:table-cell>
        </table:table-row>
        <table:table-row table:style-name="ro1">
          <table:table-cell office:value-type="string" calcext:value-type="string">
            <text:p>QMKDENVEAAVPK</text:p>
          </table:table-cell>
          <table:table-cell table:formula="of:=SUBSTITUTE(SUBSTITUTE([.A1818];&quot;(+15.99)&quot;;&quot;&quot;);&quot;(+57.02)&quot;;&quot;&quot;)" office:value-type="string" office:string-value="QMKDENVEAAVPK" calcext:value-type="string">
            <text:p>QMKDENVEAAVPK</text:p>
          </table:table-cell>
        </table:table-row>
        <table:table-row table:style-name="ro1">
          <table:table-cell office:value-type="string" calcext:value-type="string">
            <text:p>EWEVMM(+15.99)VLNR</text:p>
          </table:table-cell>
          <table:table-cell table:formula="of:=SUBSTITUTE(SUBSTITUTE([.A1819];&quot;(+15.99)&quot;;&quot;&quot;);&quot;(+57.02)&quot;;&quot;&quot;)" office:value-type="string" office:string-value="EWEVMMVLNR" calcext:value-type="string">
            <text:p>EWEVMMVLNR</text:p>
          </table:table-cell>
        </table:table-row>
        <table:table-row table:style-name="ro1">
          <table:table-cell office:value-type="string" calcext:value-type="string">
            <text:p>QC(+57.02)C(+57.02)EM(+15.99)TFDQSK</text:p>
          </table:table-cell>
          <table:table-cell table:formula="of:=SUBSTITUTE(SUBSTITUTE([.A1820];&quot;(+15.99)&quot;;&quot;&quot;);&quot;(+57.02)&quot;;&quot;&quot;)" office:value-type="string" office:string-value="QCCEMTFDQSK" calcext:value-type="string">
            <text:p>QCCEMTFDQSK</text:p>
          </table:table-cell>
        </table:table-row>
        <table:table-row table:style-name="ro1">
          <table:table-cell office:value-type="string" calcext:value-type="string">
            <text:p>SQSWLDELVFVGNMR</text:p>
          </table:table-cell>
          <table:table-cell table:formula="of:=SUBSTITUTE(SUBSTITUTE([.A1821];&quot;(+15.99)&quot;;&quot;&quot;);&quot;(+57.02)&quot;;&quot;&quot;)" office:value-type="string" office:string-value="SQSWLDELVFVGNMR" calcext:value-type="string">
            <text:p>SQSWLDELVFVGNMR</text:p>
          </table:table-cell>
        </table:table-row>
        <table:table-row table:style-name="ro1">
          <table:table-cell office:value-type="string" calcext:value-type="string">
            <text:p>GC(+57.02)TSDLYTVAVK</text:p>
          </table:table-cell>
          <table:table-cell table:formula="of:=SUBSTITUTE(SUBSTITUTE([.A1822];&quot;(+15.99)&quot;;&quot;&quot;);&quot;(+57.02)&quot;;&quot;&quot;)" office:value-type="string" office:string-value="GCTSDLYTVAVK" calcext:value-type="string">
            <text:p>GCTSDLYTVAVK</text:p>
          </table:table-cell>
        </table:table-row>
        <table:table-row table:style-name="ro2">
          <table:table-cell office:value-type="string" calcext:value-type="string">
            <text:p>SC(+57.02)AAAGTEC(+57.02)HQLSGWGSQR</text:p>
          </table:table-cell>
          <table:table-cell table:formula="of:=SUBSTITUTE(SUBSTITUTE([.A1823];&quot;(+15.99)&quot;;&quot;&quot;);&quot;(+57.02)&quot;;&quot;&quot;)" office:value-type="string" office:string-value="SCAAAGTECHQLSGWGSQR" calcext:value-type="string">
            <text:p>SCAAAGTECHQLSGWGSQR</text:p>
          </table:table-cell>
        </table:table-row>
        <table:table-row table:style-name="ro1">
          <table:table-cell office:value-type="string" calcext:value-type="string">
            <text:p>KEC(+57.02)LALGTGSPGVK</text:p>
          </table:table-cell>
          <table:table-cell table:formula="of:=SUBSTITUTE(SUBSTITUTE([.A1824];&quot;(+15.99)&quot;;&quot;&quot;);&quot;(+57.02)&quot;;&quot;&quot;)" office:value-type="string" office:string-value="KECLALGTGSPGVK" calcext:value-type="string">
            <text:p>KECLALGTGSPGVK</text:p>
          </table:table-cell>
        </table:table-row>
        <table:table-row table:style-name="ro1">
          <table:table-cell office:value-type="string" calcext:value-type="string">
            <text:p>KQWLVPWWANHLALPLK</text:p>
          </table:table-cell>
          <table:table-cell table:formula="of:=SUBSTITUTE(SUBSTITUTE([.A1825];&quot;(+15.99)&quot;;&quot;&quot;);&quot;(+57.02)&quot;;&quot;&quot;)" office:value-type="string" office:string-value="KQWLVPWWANHLALPLK" calcext:value-type="string">
            <text:p>KQWLVPWWANHLALPLK</text:p>
          </table:table-cell>
        </table:table-row>
        <table:table-row table:style-name="ro1">
          <table:table-cell office:value-type="string" calcext:value-type="string">
            <text:p>KEFTLGPQMLEPR</text:p>
          </table:table-cell>
          <table:table-cell table:formula="of:=SUBSTITUTE(SUBSTITUTE([.A1826];&quot;(+15.99)&quot;;&quot;&quot;);&quot;(+57.02)&quot;;&quot;&quot;)" office:value-type="string" office:string-value="KEFTLGPQMLEPR" calcext:value-type="string">
            <text:p>KEFTLGPQMLEPR</text:p>
          </table:table-cell>
        </table:table-row>
        <table:table-row table:style-name="ro1">
          <table:table-cell office:value-type="string" calcext:value-type="string">
            <text:p>KENDSLNYC(+57.02)QEK</text:p>
          </table:table-cell>
          <table:table-cell table:formula="of:=SUBSTITUTE(SUBSTITUTE([.A1827];&quot;(+15.99)&quot;;&quot;&quot;);&quot;(+57.02)&quot;;&quot;&quot;)" office:value-type="string" office:string-value="KENDSLNYCQEK" calcext:value-type="string">
            <text:p>KENDSLNYCQEK</text:p>
          </table:table-cell>
        </table:table-row>
        <table:table-row table:style-name="ro1">
          <table:table-cell office:value-type="string" calcext:value-type="string">
            <text:p>EMNDADNTGR</text:p>
          </table:table-cell>
          <table:table-cell table:formula="of:=SUBSTITUTE(SUBSTITUTE([.A1828];&quot;(+15.99)&quot;;&quot;&quot;);&quot;(+57.02)&quot;;&quot;&quot;)" office:value-type="string" office:string-value="EMNDADNTGR" calcext:value-type="string">
            <text:p>EMNDADNTGR</text:p>
          </table:table-cell>
        </table:table-row>
        <table:table-row table:style-name="ro1">
          <table:table-cell office:value-type="string" calcext:value-type="string">
            <text:p>QASWVLSLR</text:p>
          </table:table-cell>
          <table:table-cell table:formula="of:=SUBSTITUTE(SUBSTITUTE([.A1829];&quot;(+15.99)&quot;;&quot;&quot;);&quot;(+57.02)&quot;;&quot;&quot;)" office:value-type="string" office:string-value="QASWVLSLR" calcext:value-type="string">
            <text:p>QASWVLSLR</text:p>
          </table:table-cell>
        </table:table-row>
        <table:table-row table:style-name="ro1">
          <table:table-cell office:value-type="string" calcext:value-type="string">
            <text:p>SC(+57.02)ANLRNPPK</text:p>
          </table:table-cell>
          <table:table-cell table:formula="of:=SUBSTITUTE(SUBSTITUTE([.A1830];&quot;(+15.99)&quot;;&quot;&quot;);&quot;(+57.02)&quot;;&quot;&quot;)" office:value-type="string" office:string-value="SCANLRNPPK" calcext:value-type="string">
            <text:p>SCANLRNPPK</text:p>
          </table:table-cell>
        </table:table-row>
        <table:table-row table:style-name="ro1">
          <table:table-cell office:value-type="string" calcext:value-type="string">
            <text:p>QQQTQQNSHK</text:p>
          </table:table-cell>
          <table:table-cell table:formula="of:=SUBSTITUTE(SUBSTITUTE([.A1831];&quot;(+15.99)&quot;;&quot;&quot;);&quot;(+57.02)&quot;;&quot;&quot;)" office:value-type="string" office:string-value="QQQTQQNSHK" calcext:value-type="string">
            <text:p>QQQTQQNSHK</text:p>
          </table:table-cell>
        </table:table-row>
        <table:table-row table:style-name="ro1">
          <table:table-cell office:value-type="string" calcext:value-type="string">
            <text:p>QVAC(+57.02)NANM(+15.99)LSGWSANK</text:p>
          </table:table-cell>
          <table:table-cell table:formula="of:=SUBSTITUTE(SUBSTITUTE([.A1832];&quot;(+15.99)&quot;;&quot;&quot;);&quot;(+57.02)&quot;;&quot;&quot;)" office:value-type="string" office:string-value="QVACNANMLSGWSANK" calcext:value-type="string">
            <text:p>QVACNANMLSGWSANK</text:p>
          </table:table-cell>
        </table:table-row>
        <table:table-row table:style-name="ro1">
          <table:table-cell office:value-type="string" calcext:value-type="string">
            <text:p>EPRLDEPYLLLTDKK</text:p>
          </table:table-cell>
          <table:table-cell table:formula="of:=SUBSTITUTE(SUBSTITUTE([.A1833];&quot;(+15.99)&quot;;&quot;&quot;);&quot;(+57.02)&quot;;&quot;&quot;)" office:value-type="string" office:string-value="EPRLDEPYLLLTDKK" calcext:value-type="string">
            <text:p>EPRLDEPYLLLTDKK</text:p>
          </table:table-cell>
        </table:table-row>
        <table:table-row table:style-name="ro1">
          <table:table-cell office:value-type="string" calcext:value-type="string">
            <text:p>QLEEGLVPGLAYVFR</text:p>
          </table:table-cell>
          <table:table-cell table:formula="of:=SUBSTITUTE(SUBSTITUTE([.A1834];&quot;(+15.99)&quot;;&quot;&quot;);&quot;(+57.02)&quot;;&quot;&quot;)" office:value-type="string" office:string-value="QLEEGLVPGLAYVFR" calcext:value-type="string">
            <text:p>QLEEGLVPGLAYVFR</text:p>
          </table:table-cell>
        </table:table-row>
        <table:table-row table:style-name="ro1">
          <table:table-cell office:value-type="string" calcext:value-type="string">
            <text:p>C(+57.02)AAGQSEGNTR</text:p>
          </table:table-cell>
          <table:table-cell table:formula="of:=SUBSTITUTE(SUBSTITUTE([.A1835];&quot;(+15.99)&quot;;&quot;&quot;);&quot;(+57.02)&quot;;&quot;&quot;)" office:value-type="string" office:string-value="CAAGQSEGNTR" calcext:value-type="string">
            <text:p>CAAGQSEGNTR</text:p>
          </table:table-cell>
        </table:table-row>
        <table:table-row table:style-name="ro1">
          <table:table-cell office:value-type="string" calcext:value-type="string">
            <text:p>APAPSPLMGVEGR</text:p>
          </table:table-cell>
          <table:table-cell table:formula="of:=SUBSTITUTE(SUBSTITUTE([.A1836];&quot;(+15.99)&quot;;&quot;&quot;);&quot;(+57.02)&quot;;&quot;&quot;)" office:value-type="string" office:string-value="APAPSPLMGVEGR" calcext:value-type="string">
            <text:p>APAPSPLMGVEGR</text:p>
          </table:table-cell>
        </table:table-row>
        <table:table-row table:style-name="ro1">
          <table:table-cell office:value-type="string" calcext:value-type="string">
            <text:p>SSAEPGLDEAMTK</text:p>
          </table:table-cell>
          <table:table-cell table:formula="of:=SUBSTITUTE(SUBSTITUTE([.A1837];&quot;(+15.99)&quot;;&quot;&quot;);&quot;(+57.02)&quot;;&quot;&quot;)" office:value-type="string" office:string-value="SSAEPGLDEAMTK" calcext:value-type="string">
            <text:p>SSAEPGLDEAMTK</text:p>
          </table:table-cell>
        </table:table-row>
        <table:table-row table:style-name="ro1">
          <table:table-cell office:value-type="string" calcext:value-type="string">
            <text:p>STTPSLGLEDKC(+57.02)EEK</text:p>
          </table:table-cell>
          <table:table-cell table:formula="of:=SUBSTITUTE(SUBSTITUTE([.A1838];&quot;(+15.99)&quot;;&quot;&quot;);&quot;(+57.02)&quot;;&quot;&quot;)" office:value-type="string" office:string-value="STTPSLGLEDKCEEK" calcext:value-type="string">
            <text:p>STTPSLGLEDKCEEK</text:p>
          </table:table-cell>
        </table:table-row>
        <table:table-row table:style-name="ro1">
          <table:table-cell office:value-type="string" calcext:value-type="string">
            <text:p>QEALNLLEQLK</text:p>
          </table:table-cell>
          <table:table-cell table:formula="of:=SUBSTITUTE(SUBSTITUTE([.A1839];&quot;(+15.99)&quot;;&quot;&quot;);&quot;(+57.02)&quot;;&quot;&quot;)" office:value-type="string" office:string-value="QEALNLLEQLK" calcext:value-type="string">
            <text:p>QEALNLLEQLK</text:p>
          </table:table-cell>
        </table:table-row>
        <table:table-row table:style-name="ro1">
          <table:table-cell office:value-type="string" calcext:value-type="string">
            <text:p>KNDPM(+15.99)DEVAEVVSK</text:p>
          </table:table-cell>
          <table:table-cell table:formula="of:=SUBSTITUTE(SUBSTITUTE([.A1840];&quot;(+15.99)&quot;;&quot;&quot;);&quot;(+57.02)&quot;;&quot;&quot;)" office:value-type="string" office:string-value="KNDPMDEVAEVVSK" calcext:value-type="string">
            <text:p>KNDPMDEVAEVVSK</text:p>
          </table:table-cell>
        </table:table-row>
        <table:table-row table:style-name="ro1">
          <table:table-cell office:value-type="string" calcext:value-type="string">
            <text:p>HWFWEPYLLLTDKK</text:p>
          </table:table-cell>
          <table:table-cell table:formula="of:=SUBSTITUTE(SUBSTITUTE([.A1841];&quot;(+15.99)&quot;;&quot;&quot;);&quot;(+57.02)&quot;;&quot;&quot;)" office:value-type="string" office:string-value="HWFWEPYLLLTDKK" calcext:value-type="string">
            <text:p>HWFWEPYLLLTDKK</text:p>
          </table:table-cell>
        </table:table-row>
        <table:table-row table:style-name="ro1">
          <table:table-cell office:value-type="string" calcext:value-type="string">
            <text:p>EAFNATLWEGVPK</text:p>
          </table:table-cell>
          <table:table-cell table:formula="of:=SUBSTITUTE(SUBSTITUTE([.A1842];&quot;(+15.99)&quot;;&quot;&quot;);&quot;(+57.02)&quot;;&quot;&quot;)" office:value-type="string" office:string-value="EAFNATLWEGVPK" calcext:value-type="string">
            <text:p>EAFNATLWEGVPK</text:p>
          </table:table-cell>
        </table:table-row>
        <table:table-row table:style-name="ro1">
          <table:table-cell office:value-type="string" calcext:value-type="string">
            <text:p>EYAVLDEAC(+57.02)RVLSEK</text:p>
          </table:table-cell>
          <table:table-cell table:formula="of:=SUBSTITUTE(SUBSTITUTE([.A1843];&quot;(+15.99)&quot;;&quot;&quot;);&quot;(+57.02)&quot;;&quot;&quot;)" office:value-type="string" office:string-value="EYAVLDEACRVLSEK" calcext:value-type="string">
            <text:p>EYAVLDEACRVLSEK</text:p>
          </table:table-cell>
        </table:table-row>
        <table:table-row table:style-name="ro1">
          <table:table-cell office:value-type="string" calcext:value-type="string">
            <text:p>KWRNVFLLVTK</text:p>
          </table:table-cell>
          <table:table-cell table:formula="of:=SUBSTITUTE(SUBSTITUTE([.A1844];&quot;(+15.99)&quot;;&quot;&quot;);&quot;(+57.02)&quot;;&quot;&quot;)" office:value-type="string" office:string-value="KWRNVFLLVTK" calcext:value-type="string">
            <text:p>KWRNVFLLVTK</text:p>
          </table:table-cell>
        </table:table-row>
        <table:table-row table:style-name="ro1">
          <table:table-cell office:value-type="string" calcext:value-type="string">
            <text:p>NPVELSPLLEHR</text:p>
          </table:table-cell>
          <table:table-cell table:formula="of:=SUBSTITUTE(SUBSTITUTE([.A1845];&quot;(+15.99)&quot;;&quot;&quot;);&quot;(+57.02)&quot;;&quot;&quot;)" office:value-type="string" office:string-value="NPVELSPLLEHR" calcext:value-type="string">
            <text:p>NPVELSPLLEHR</text:p>
          </table:table-cell>
        </table:table-row>
        <table:table-row table:style-name="ro1">
          <table:table-cell office:value-type="string" calcext:value-type="string">
            <text:p>AETEPMLAGSC(+57.02)GHR</text:p>
          </table:table-cell>
          <table:table-cell table:formula="of:=SUBSTITUTE(SUBSTITUTE([.A1846];&quot;(+15.99)&quot;;&quot;&quot;);&quot;(+57.02)&quot;;&quot;&quot;)" office:value-type="string" office:string-value="AETEPMLAGSCGHR" calcext:value-type="string">
            <text:p>AETEPMLAGSCGHR</text:p>
          </table:table-cell>
        </table:table-row>
        <table:table-row table:style-name="ro1">
          <table:table-cell office:value-type="string" calcext:value-type="string">
            <text:p>EVPYKQAGK</text:p>
          </table:table-cell>
          <table:table-cell table:formula="of:=SUBSTITUTE(SUBSTITUTE([.A1847];&quot;(+15.99)&quot;;&quot;&quot;);&quot;(+57.02)&quot;;&quot;&quot;)" office:value-type="string" office:string-value="EVPYKQAGK" calcext:value-type="string">
            <text:p>EVPYKQAGK</text:p>
          </table:table-cell>
        </table:table-row>
        <table:table-row table:style-name="ro1">
          <table:table-cell office:value-type="string" calcext:value-type="string">
            <text:p>LMMRC(+57.02)C(+57.02)PYLRAK</text:p>
          </table:table-cell>
          <table:table-cell table:formula="of:=SUBSTITUTE(SUBSTITUTE([.A1848];&quot;(+15.99)&quot;;&quot;&quot;);&quot;(+57.02)&quot;;&quot;&quot;)" office:value-type="string" office:string-value="LMMRCCPYLRAK" calcext:value-type="string">
            <text:p>LMMRCCPYLRAK</text:p>
          </table:table-cell>
        </table:table-row>
        <table:table-row table:style-name="ro1">
          <table:table-cell office:value-type="string" calcext:value-type="string">
            <text:p>ETFDVHQQAFDAAAK</text:p>
          </table:table-cell>
          <table:table-cell table:formula="of:=SUBSTITUTE(SUBSTITUTE([.A1849];&quot;(+15.99)&quot;;&quot;&quot;);&quot;(+57.02)&quot;;&quot;&quot;)" office:value-type="string" office:string-value="ETFDVHQQAFDAAAK" calcext:value-type="string">
            <text:p>ETFDVHQQAFDAAAK</text:p>
          </table:table-cell>
        </table:table-row>
        <table:table-row table:style-name="ro1">
          <table:table-cell office:value-type="string" calcext:value-type="string">
            <text:p>QSHASLLFHLGSMAK</text:p>
          </table:table-cell>
          <table:table-cell table:formula="of:=SUBSTITUTE(SUBSTITUTE([.A1850];&quot;(+15.99)&quot;;&quot;&quot;);&quot;(+57.02)&quot;;&quot;&quot;)" office:value-type="string" office:string-value="QSHASLLFHLGSMAK" calcext:value-type="string">
            <text:p>QSHASLLFHLGSMAK</text:p>
          </table:table-cell>
        </table:table-row>
        <table:table-row table:style-name="ro1">
          <table:table-cell office:value-type="string" calcext:value-type="string">
            <text:p>KFVDRSAGNSPR</text:p>
          </table:table-cell>
          <table:table-cell table:formula="of:=SUBSTITUTE(SUBSTITUTE([.A1851];&quot;(+15.99)&quot;;&quot;&quot;);&quot;(+57.02)&quot;;&quot;&quot;)" office:value-type="string" office:string-value="KFVDRSAGNSPR" calcext:value-type="string">
            <text:p>KFVDRSAGNSPR</text:p>
          </table:table-cell>
        </table:table-row>
        <table:table-row table:style-name="ro1">
          <table:table-cell office:value-type="string" calcext:value-type="string">
            <text:p>HNYDLTSNNHASSHR</text:p>
          </table:table-cell>
          <table:table-cell table:formula="of:=SUBSTITUTE(SUBSTITUTE([.A1852];&quot;(+15.99)&quot;;&quot;&quot;);&quot;(+57.02)&quot;;&quot;&quot;)" office:value-type="string" office:string-value="HNYDLTSNNHASSHR" calcext:value-type="string">
            <text:p>HNYDLTSNNHASSHR</text:p>
          </table:table-cell>
        </table:table-row>
        <table:table-row table:style-name="ro1">
          <table:table-cell office:value-type="string" calcext:value-type="string">
            <text:p>SMLTDLEKLKK</text:p>
          </table:table-cell>
          <table:table-cell table:formula="of:=SUBSTITUTE(SUBSTITUTE([.A1853];&quot;(+15.99)&quot;;&quot;&quot;);&quot;(+57.02)&quot;;&quot;&quot;)" office:value-type="string" office:string-value="SMLTDLEKLKK" calcext:value-type="string">
            <text:p>SMLTDLEKLKK</text:p>
          </table:table-cell>
        </table:table-row>
        <table:table-row table:style-name="ro1">
          <table:table-cell office:value-type="string" calcext:value-type="string">
            <text:p>VFANLAFFTK</text:p>
          </table:table-cell>
          <table:table-cell table:formula="of:=SUBSTITUTE(SUBSTITUTE([.A1854];&quot;(+15.99)&quot;;&quot;&quot;);&quot;(+57.02)&quot;;&quot;&quot;)" office:value-type="string" office:string-value="VFANLAFFTK" calcext:value-type="string">
            <text:p>VFANLAFFTK</text:p>
          </table:table-cell>
        </table:table-row>
        <table:table-row table:style-name="ro1">
          <table:table-cell office:value-type="string" calcext:value-type="string">
            <text:p>C(+57.02)TYNSSNPETELGR</text:p>
          </table:table-cell>
          <table:table-cell table:formula="of:=SUBSTITUTE(SUBSTITUTE([.A1855];&quot;(+15.99)&quot;;&quot;&quot;);&quot;(+57.02)&quot;;&quot;&quot;)" office:value-type="string" office:string-value="CTYNSSNPETELGR" calcext:value-type="string">
            <text:p>CTYNSSNPETELGR</text:p>
          </table:table-cell>
        </table:table-row>
        <table:table-row table:style-name="ro1">
          <table:table-cell office:value-type="string" calcext:value-type="string">
            <text:p>NC(+57.02)TLHC(+57.02)TTK</text:p>
          </table:table-cell>
          <table:table-cell table:formula="of:=SUBSTITUTE(SUBSTITUTE([.A1856];&quot;(+15.99)&quot;;&quot;&quot;);&quot;(+57.02)&quot;;&quot;&quot;)" office:value-type="string" office:string-value="NCTLHCTTK" calcext:value-type="string">
            <text:p>NCTLHCTTK</text:p>
          </table:table-cell>
        </table:table-row>
        <table:table-row table:style-name="ro1">
          <table:table-cell office:value-type="string" calcext:value-type="string">
            <text:p>EPPSLQRGLLK</text:p>
          </table:table-cell>
          <table:table-cell table:formula="of:=SUBSTITUTE(SUBSTITUTE([.A1857];&quot;(+15.99)&quot;;&quot;&quot;);&quot;(+57.02)&quot;;&quot;&quot;)" office:value-type="string" office:string-value="EPPSLQRGLLK" calcext:value-type="string">
            <text:p>EPPSLQRGLLK</text:p>
          </table:table-cell>
        </table:table-row>
        <table:table-row table:style-name="ro1">
          <table:table-cell office:value-type="string" calcext:value-type="string">
            <text:p>EMSHLDEMELLLTDQK</text:p>
          </table:table-cell>
          <table:table-cell table:formula="of:=SUBSTITUTE(SUBSTITUTE([.A1858];&quot;(+15.99)&quot;;&quot;&quot;);&quot;(+57.02)&quot;;&quot;&quot;)" office:value-type="string" office:string-value="EMSHLDEMELLLTDQK" calcext:value-type="string">
            <text:p>EMSHLDEMELLLTDQK</text:p>
          </table:table-cell>
        </table:table-row>
        <table:table-row table:style-name="ro1">
          <table:table-cell office:value-type="string" calcext:value-type="string">
            <text:p>SDDWPM(+15.99)PR</text:p>
          </table:table-cell>
          <table:table-cell table:formula="of:=SUBSTITUTE(SUBSTITUTE([.A1859];&quot;(+15.99)&quot;;&quot;&quot;);&quot;(+57.02)&quot;;&quot;&quot;)" office:value-type="string" office:string-value="SDDWPMPR" calcext:value-type="string">
            <text:p>SDDWPMPR</text:p>
          </table:table-cell>
        </table:table-row>
        <table:table-row table:style-name="ro1">
          <table:table-cell office:value-type="string" calcext:value-type="string">
            <text:p>DPPTVASEQLK</text:p>
          </table:table-cell>
          <table:table-cell table:formula="of:=SUBSTITUTE(SUBSTITUTE([.A1860];&quot;(+15.99)&quot;;&quot;&quot;);&quot;(+57.02)&quot;;&quot;&quot;)" office:value-type="string" office:string-value="DPPTVASEQLK" calcext:value-type="string">
            <text:p>DPPTVASEQLK</text:p>
          </table:table-cell>
        </table:table-row>
        <table:table-row table:style-name="ro1">
          <table:table-cell office:value-type="string" calcext:value-type="string">
            <text:p>QVQYLSK</text:p>
          </table:table-cell>
          <table:table-cell table:formula="of:=SUBSTITUTE(SUBSTITUTE([.A1861];&quot;(+15.99)&quot;;&quot;&quot;);&quot;(+57.02)&quot;;&quot;&quot;)" office:value-type="string" office:string-value="QVQYLSK" calcext:value-type="string">
            <text:p>QVQYLSK</text:p>
          </table:table-cell>
        </table:table-row>
        <table:table-row table:style-name="ro1">
          <table:table-cell office:value-type="string" calcext:value-type="string">
            <text:p>QAPEFALVGMQK</text:p>
          </table:table-cell>
          <table:table-cell table:formula="of:=SUBSTITUTE(SUBSTITUTE([.A1862];&quot;(+15.99)&quot;;&quot;&quot;);&quot;(+57.02)&quot;;&quot;&quot;)" office:value-type="string" office:string-value="QAPEFALVGMQK" calcext:value-type="string">
            <text:p>QAPEFALVGMQK</text:p>
          </table:table-cell>
        </table:table-row>
        <table:table-row table:style-name="ro1">
          <table:table-cell office:value-type="string" calcext:value-type="string">
            <text:p>TAGGLLLTKC(+57.02)HK</text:p>
          </table:table-cell>
          <table:table-cell table:formula="of:=SUBSTITUTE(SUBSTITUTE([.A1863];&quot;(+15.99)&quot;;&quot;&quot;);&quot;(+57.02)&quot;;&quot;&quot;)" office:value-type="string" office:string-value="TAGGLLLTKCHK" calcext:value-type="string">
            <text:p>TAGGLLLTKCHK</text:p>
          </table:table-cell>
        </table:table-row>
        <table:table-row table:style-name="ro1">
          <table:table-cell office:value-type="string" calcext:value-type="string">
            <text:p>NPVPNPWK</text:p>
          </table:table-cell>
          <table:table-cell table:formula="of:=SUBSTITUTE(SUBSTITUTE([.A1864];&quot;(+15.99)&quot;;&quot;&quot;);&quot;(+57.02)&quot;;&quot;&quot;)" office:value-type="string" office:string-value="NPVPNPWK" calcext:value-type="string">
            <text:p>NPVPNPWK</text:p>
          </table:table-cell>
        </table:table-row>
        <table:table-row table:style-name="ro1">
          <table:table-cell office:value-type="string" calcext:value-type="string">
            <text:p>STLTLLC(+57.02)MSFMGYK</text:p>
          </table:table-cell>
          <table:table-cell table:formula="of:=SUBSTITUTE(SUBSTITUTE([.A1865];&quot;(+15.99)&quot;;&quot;&quot;);&quot;(+57.02)&quot;;&quot;&quot;)" office:value-type="string" office:string-value="STLTLLCMSFMGYK" calcext:value-type="string">
            <text:p>STLTLLCMSFMGYK</text:p>
          </table:table-cell>
        </table:table-row>
        <table:table-row table:style-name="ro1">
          <table:table-cell office:value-type="string" calcext:value-type="string">
            <text:p>EEC(+57.02)WC(+57.02)PWKVR</text:p>
          </table:table-cell>
          <table:table-cell table:formula="of:=SUBSTITUTE(SUBSTITUTE([.A1866];&quot;(+15.99)&quot;;&quot;&quot;);&quot;(+57.02)&quot;;&quot;&quot;)" office:value-type="string" office:string-value="EECWCPWKVR" calcext:value-type="string">
            <text:p>EECWCPWKVR</text:p>
          </table:table-cell>
        </table:table-row>
        <table:table-row table:style-name="ro1">
          <table:table-cell office:value-type="string" calcext:value-type="string">
            <text:p>LM(+15.99)WLGTLTETLEGPDLAK</text:p>
          </table:table-cell>
          <table:table-cell table:formula="of:=SUBSTITUTE(SUBSTITUTE([.A1867];&quot;(+15.99)&quot;;&quot;&quot;);&quot;(+57.02)&quot;;&quot;&quot;)" office:value-type="string" office:string-value="LMWLGTLTETLEGPDLAK" calcext:value-type="string">
            <text:p>LMWLGTLTETLEGPDLAK</text:p>
          </table:table-cell>
        </table:table-row>
        <table:table-row table:style-name="ro1">
          <table:table-cell office:value-type="string" calcext:value-type="string">
            <text:p>AFLLLDMHR</text:p>
          </table:table-cell>
          <table:table-cell table:formula="of:=SUBSTITUTE(SUBSTITUTE([.A1868];&quot;(+15.99)&quot;;&quot;&quot;);&quot;(+57.02)&quot;;&quot;&quot;)" office:value-type="string" office:string-value="AFLLLDMHR" calcext:value-type="string">
            <text:p>AFLLLDMHR</text:p>
          </table:table-cell>
        </table:table-row>
        <table:table-row table:style-name="ro1">
          <table:table-cell office:value-type="string" calcext:value-type="string">
            <text:p>RRYLLYPEYMTDK</text:p>
          </table:table-cell>
          <table:table-cell table:formula="of:=SUBSTITUTE(SUBSTITUTE([.A1869];&quot;(+15.99)&quot;;&quot;&quot;);&quot;(+57.02)&quot;;&quot;&quot;)" office:value-type="string" office:string-value="RRYLLYPEYMTDK" calcext:value-type="string">
            <text:p>RRYLLYPEYMTDK</text:p>
          </table:table-cell>
        </table:table-row>
        <table:table-row table:style-name="ro1">
          <table:table-cell office:value-type="string" calcext:value-type="string">
            <text:p>SPTGELLM(+15.99)GFWQR</text:p>
          </table:table-cell>
          <table:table-cell table:formula="of:=SUBSTITUTE(SUBSTITUTE([.A1870];&quot;(+15.99)&quot;;&quot;&quot;);&quot;(+57.02)&quot;;&quot;&quot;)" office:value-type="string" office:string-value="SPTGELLMGFWQR" calcext:value-type="string">
            <text:p>SPTGELLMGFWQR</text:p>
          </table:table-cell>
        </table:table-row>
        <table:table-row table:style-name="ro1">
          <table:table-cell office:value-type="string" calcext:value-type="string">
            <text:p>WDPQLLDSGEKPGK</text:p>
          </table:table-cell>
          <table:table-cell table:formula="of:=SUBSTITUTE(SUBSTITUTE([.A1871];&quot;(+15.99)&quot;;&quot;&quot;);&quot;(+57.02)&quot;;&quot;&quot;)" office:value-type="string" office:string-value="WDPQLLDSGEKPGK" calcext:value-type="string">
            <text:p>WDPQLLDSGEKPGK</text:p>
          </table:table-cell>
        </table:table-row>
        <table:table-row table:style-name="ro1">
          <table:table-cell office:value-type="string" calcext:value-type="string">
            <text:p>LQELEDHLENTGVALLR</text:p>
          </table:table-cell>
          <table:table-cell table:formula="of:=SUBSTITUTE(SUBSTITUTE([.A1872];&quot;(+15.99)&quot;;&quot;&quot;);&quot;(+57.02)&quot;;&quot;&quot;)" office:value-type="string" office:string-value="LQELEDHLENTGVALLR" calcext:value-type="string">
            <text:p>LQELEDHLENTGVALLR</text:p>
          </table:table-cell>
        </table:table-row>
        <table:table-row table:style-name="ro1">
          <table:table-cell office:value-type="string" calcext:value-type="string">
            <text:p>VLDPMATNFK</text:p>
          </table:table-cell>
          <table:table-cell table:formula="of:=SUBSTITUTE(SUBSTITUTE([.A1873];&quot;(+15.99)&quot;;&quot;&quot;);&quot;(+57.02)&quot;;&quot;&quot;)" office:value-type="string" office:string-value="VLDPMATNFK" calcext:value-type="string">
            <text:p>VLDPMATNFK</text:p>
          </table:table-cell>
        </table:table-row>
        <table:table-row table:style-name="ro1">
          <table:table-cell office:value-type="string" calcext:value-type="string">
            <text:p>LWWTLQLM(+15.99)QLDM(+15.99)YK</text:p>
          </table:table-cell>
          <table:table-cell table:formula="of:=SUBSTITUTE(SUBSTITUTE([.A1874];&quot;(+15.99)&quot;;&quot;&quot;);&quot;(+57.02)&quot;;&quot;&quot;)" office:value-type="string" office:string-value="LWWTLQLMQLDMYK" calcext:value-type="string">
            <text:p>LWWTLQLMQLDMYK</text:p>
          </table:table-cell>
        </table:table-row>
        <table:table-row table:style-name="ro1">
          <table:table-cell office:value-type="string" calcext:value-type="string">
            <text:p>RTSEGTVTKLYENK</text:p>
          </table:table-cell>
          <table:table-cell table:formula="of:=SUBSTITUTE(SUBSTITUTE([.A1875];&quot;(+15.99)&quot;;&quot;&quot;);&quot;(+57.02)&quot;;&quot;&quot;)" office:value-type="string" office:string-value="RTSEGTVTKLYENK" calcext:value-type="string">
            <text:p>RTSEGTVTKLYENK</text:p>
          </table:table-cell>
        </table:table-row>
        <table:table-row table:style-name="ro1">
          <table:table-cell office:value-type="string" calcext:value-type="string">
            <text:p>DNC(+57.02)TAELGDK</text:p>
          </table:table-cell>
          <table:table-cell table:formula="of:=SUBSTITUTE(SUBSTITUTE([.A1876];&quot;(+15.99)&quot;;&quot;&quot;);&quot;(+57.02)&quot;;&quot;&quot;)" office:value-type="string" office:string-value="DNCTAELGDK" calcext:value-type="string">
            <text:p>DNCTAELGDK</text:p>
          </table:table-cell>
        </table:table-row>
        <table:table-row table:style-name="ro1">
          <table:table-cell office:value-type="string" calcext:value-type="string">
            <text:p>NMVLVNSDEK</text:p>
          </table:table-cell>
          <table:table-cell table:formula="of:=SUBSTITUTE(SUBSTITUTE([.A1877];&quot;(+15.99)&quot;;&quot;&quot;);&quot;(+57.02)&quot;;&quot;&quot;)" office:value-type="string" office:string-value="NMVLVNSDEK" calcext:value-type="string">
            <text:p>NMVLVNSDEK</text:p>
          </table:table-cell>
        </table:table-row>
        <table:table-row table:style-name="ro2">
          <table:table-cell office:value-type="string" calcext:value-type="string">
            <text:p>LPAC(+57.02)FNVQENFVYM(+15.99)LEQVHR</text:p>
          </table:table-cell>
          <table:table-cell table:formula="of:=SUBSTITUTE(SUBSTITUTE([.A1878];&quot;(+15.99)&quot;;&quot;&quot;);&quot;(+57.02)&quot;;&quot;&quot;)" office:value-type="string" office:string-value="LPACFNVQENFVYMLEQVHR" calcext:value-type="string">
            <text:p>LPACFNVQENFVYMLEQVHR</text:p>
          </table:table-cell>
        </table:table-row>
        <table:table-row table:style-name="ro1">
          <table:table-cell office:value-type="string" calcext:value-type="string">
            <text:p>KVNEM(+15.99)NHLLDNSTK</text:p>
          </table:table-cell>
          <table:table-cell table:formula="of:=SUBSTITUTE(SUBSTITUTE([.A1879];&quot;(+15.99)&quot;;&quot;&quot;);&quot;(+57.02)&quot;;&quot;&quot;)" office:value-type="string" office:string-value="KVNEMNHLLDNSTK" calcext:value-type="string">
            <text:p>KVNEMNHLLDNSTK</text:p>
          </table:table-cell>
        </table:table-row>
        <table:table-row table:style-name="ro1">
          <table:table-cell office:value-type="string" calcext:value-type="string">
            <text:p>SAM(+15.99)TGELDELVNGLSLR</text:p>
          </table:table-cell>
          <table:table-cell table:formula="of:=SUBSTITUTE(SUBSTITUTE([.A1880];&quot;(+15.99)&quot;;&quot;&quot;);&quot;(+57.02)&quot;;&quot;&quot;)" office:value-type="string" office:string-value="SAMTGELDELVNGLSLR" calcext:value-type="string">
            <text:p>SAMTGELDELVNGLSLR</text:p>
          </table:table-cell>
        </table:table-row>
        <table:table-row table:style-name="ro1">
          <table:table-cell office:value-type="string" calcext:value-type="string">
            <text:p>EHLNTHMLK</text:p>
          </table:table-cell>
          <table:table-cell table:formula="of:=SUBSTITUTE(SUBSTITUTE([.A1881];&quot;(+15.99)&quot;;&quot;&quot;);&quot;(+57.02)&quot;;&quot;&quot;)" office:value-type="string" office:string-value="EHLNTHMLK" calcext:value-type="string">
            <text:p>EHLNTHMLK</text:p>
          </table:table-cell>
        </table:table-row>
        <table:table-row table:style-name="ro1">
          <table:table-cell office:value-type="string" calcext:value-type="string">
            <text:p>SSVYNAQQVYVK</text:p>
          </table:table-cell>
          <table:table-cell table:formula="of:=SUBSTITUTE(SUBSTITUTE([.A1882];&quot;(+15.99)&quot;;&quot;&quot;);&quot;(+57.02)&quot;;&quot;&quot;)" office:value-type="string" office:string-value="SSVYNAQQVYVK" calcext:value-type="string">
            <text:p>SSVYNAQQVYVK</text:p>
          </table:table-cell>
        </table:table-row>
        <table:table-row table:style-name="ro1">
          <table:table-cell office:value-type="string" calcext:value-type="string">
            <text:p>QWHVMALVGQGLWK</text:p>
          </table:table-cell>
          <table:table-cell table:formula="of:=SUBSTITUTE(SUBSTITUTE([.A1883];&quot;(+15.99)&quot;;&quot;&quot;);&quot;(+57.02)&quot;;&quot;&quot;)" office:value-type="string" office:string-value="QWHVMALVGQGLWK" calcext:value-type="string">
            <text:p>QWHVMALVGQGLWK</text:p>
          </table:table-cell>
        </table:table-row>
        <table:table-row table:style-name="ro1">
          <table:table-cell office:value-type="string" calcext:value-type="string">
            <text:p>HC(+57.02)DEENLSPDLVLEK</text:p>
          </table:table-cell>
          <table:table-cell table:formula="of:=SUBSTITUTE(SUBSTITUTE([.A1884];&quot;(+15.99)&quot;;&quot;&quot;);&quot;(+57.02)&quot;;&quot;&quot;)" office:value-type="string" office:string-value="HCDEENLSPDLVLEK" calcext:value-type="string">
            <text:p>HCDEENLSPDLVLEK</text:p>
          </table:table-cell>
        </table:table-row>
        <table:table-row table:style-name="ro1">
          <table:table-cell office:value-type="string" calcext:value-type="string">
            <text:p>EPKPQEK</text:p>
          </table:table-cell>
          <table:table-cell table:formula="of:=SUBSTITUTE(SUBSTITUTE([.A1885];&quot;(+15.99)&quot;;&quot;&quot;);&quot;(+57.02)&quot;;&quot;&quot;)" office:value-type="string" office:string-value="EPKPQEK" calcext:value-type="string">
            <text:p>EPKPQEK</text:p>
          </table:table-cell>
        </table:table-row>
        <table:table-row table:style-name="ro1">
          <table:table-cell office:value-type="string" calcext:value-type="string">
            <text:p>DLYVHLSALADVR</text:p>
          </table:table-cell>
          <table:table-cell table:formula="of:=SUBSTITUTE(SUBSTITUTE([.A1886];&quot;(+15.99)&quot;;&quot;&quot;);&quot;(+57.02)&quot;;&quot;&quot;)" office:value-type="string" office:string-value="DLYVHLSALADVR" calcext:value-type="string">
            <text:p>DLYVHLSALADVR</text:p>
          </table:table-cell>
        </table:table-row>
        <table:table-row table:style-name="ro1">
          <table:table-cell office:value-type="string" calcext:value-type="string">
            <text:p>NSLTHGM(+15.99)ALDANDR</text:p>
          </table:table-cell>
          <table:table-cell table:formula="of:=SUBSTITUTE(SUBSTITUTE([.A1887];&quot;(+15.99)&quot;;&quot;&quot;);&quot;(+57.02)&quot;;&quot;&quot;)" office:value-type="string" office:string-value="NSLTHGMALDANDR" calcext:value-type="string">
            <text:p>NSLTHGMALDANDR</text:p>
          </table:table-cell>
        </table:table-row>
        <table:table-row table:style-name="ro1">
          <table:table-cell office:value-type="string" calcext:value-type="string">
            <text:p>KEPVYPEQLK</text:p>
          </table:table-cell>
          <table:table-cell table:formula="of:=SUBSTITUTE(SUBSTITUTE([.A1888];&quot;(+15.99)&quot;;&quot;&quot;);&quot;(+57.02)&quot;;&quot;&quot;)" office:value-type="string" office:string-value="KEPVYPEQLK" calcext:value-type="string">
            <text:p>KEPVYPEQLK</text:p>
          </table:table-cell>
        </table:table-row>
        <table:table-row table:style-name="ro1">
          <table:table-cell office:value-type="string" calcext:value-type="string">
            <text:p>QWLLYLDLLSSNADLSNK</text:p>
          </table:table-cell>
          <table:table-cell table:formula="of:=SUBSTITUTE(SUBSTITUTE([.A1889];&quot;(+15.99)&quot;;&quot;&quot;);&quot;(+57.02)&quot;;&quot;&quot;)" office:value-type="string" office:string-value="QWLLYLDLLSSNADLSNK" calcext:value-type="string">
            <text:p>QWLLYLDLLSSNADLSNK</text:p>
          </table:table-cell>
        </table:table-row>
        <table:table-row table:style-name="ro1">
          <table:table-cell office:value-type="string" calcext:value-type="string">
            <text:p>EM(+15.99)DVLVLEAHNK</text:p>
          </table:table-cell>
          <table:table-cell table:formula="of:=SUBSTITUTE(SUBSTITUTE([.A1890];&quot;(+15.99)&quot;;&quot;&quot;);&quot;(+57.02)&quot;;&quot;&quot;)" office:value-type="string" office:string-value="EMDVLVLEAHNK" calcext:value-type="string">
            <text:p>EMDVLVLEAHNK</text:p>
          </table:table-cell>
        </table:table-row>
        <table:table-row table:style-name="ro1">
          <table:table-cell office:value-type="string" calcext:value-type="string">
            <text:p>WVRLAEEEGK</text:p>
          </table:table-cell>
          <table:table-cell table:formula="of:=SUBSTITUTE(SUBSTITUTE([.A1891];&quot;(+15.99)&quot;;&quot;&quot;);&quot;(+57.02)&quot;;&quot;&quot;)" office:value-type="string" office:string-value="WVRLAEEEGK" calcext:value-type="string">
            <text:p>WVRLAEEEGK</text:p>
          </table:table-cell>
        </table:table-row>
        <table:table-row table:style-name="ro1">
          <table:table-cell office:value-type="string" calcext:value-type="string">
            <text:p>TAPEATLNTPK</text:p>
          </table:table-cell>
          <table:table-cell table:formula="of:=SUBSTITUTE(SUBSTITUTE([.A1892];&quot;(+15.99)&quot;;&quot;&quot;);&quot;(+57.02)&quot;;&quot;&quot;)" office:value-type="string" office:string-value="TAPEATLNTPK" calcext:value-type="string">
            <text:p>TAPEATLNTPK</text:p>
          </table:table-cell>
        </table:table-row>
        <table:table-row table:style-name="ro1">
          <table:table-cell office:value-type="string" calcext:value-type="string">
            <text:p>YYREDHLKFRTKHR</text:p>
          </table:table-cell>
          <table:table-cell table:formula="of:=SUBSTITUTE(SUBSTITUTE([.A1893];&quot;(+15.99)&quot;;&quot;&quot;);&quot;(+57.02)&quot;;&quot;&quot;)" office:value-type="string" office:string-value="YYREDHLKFRTKHR" calcext:value-type="string">
            <text:p>YYREDHLKFRTKHR</text:p>
          </table:table-cell>
        </table:table-row>
        <table:table-row table:style-name="ro1">
          <table:table-cell office:value-type="string" calcext:value-type="string">
            <text:p>WWYLTVAKVGPGK</text:p>
          </table:table-cell>
          <table:table-cell table:formula="of:=SUBSTITUTE(SUBSTITUTE([.A1894];&quot;(+15.99)&quot;;&quot;&quot;);&quot;(+57.02)&quot;;&quot;&quot;)" office:value-type="string" office:string-value="WWYLTVAKVGPGK" calcext:value-type="string">
            <text:p>WWYLTVAKVGPGK</text:p>
          </table:table-cell>
        </table:table-row>
        <table:table-row table:style-name="ro1">
          <table:table-cell office:value-type="string" calcext:value-type="string">
            <text:p>LANLDEPYLLLTDKK</text:p>
          </table:table-cell>
          <table:table-cell table:formula="of:=SUBSTITUTE(SUBSTITUTE([.A1895];&quot;(+15.99)&quot;;&quot;&quot;);&quot;(+57.02)&quot;;&quot;&quot;)" office:value-type="string" office:string-value="LANLDEPYLLLTDKK" calcext:value-type="string">
            <text:p>LANLDEPYLLLTDKK</text:p>
          </table:table-cell>
        </table:table-row>
        <table:table-row table:style-name="ro1">
          <table:table-cell office:value-type="string" calcext:value-type="string">
            <text:p>KFAEAVLTAPNK</text:p>
          </table:table-cell>
          <table:table-cell table:formula="of:=SUBSTITUTE(SUBSTITUTE([.A1896];&quot;(+15.99)&quot;;&quot;&quot;);&quot;(+57.02)&quot;;&quot;&quot;)" office:value-type="string" office:string-value="KFAEAVLTAPNK" calcext:value-type="string">
            <text:p>KFAEAVLTAPNK</text:p>
          </table:table-cell>
        </table:table-row>
        <table:table-row table:style-name="ro1">
          <table:table-cell office:value-type="string" calcext:value-type="string">
            <text:p>QWRETYAYPFLHK</text:p>
          </table:table-cell>
          <table:table-cell table:formula="of:=SUBSTITUTE(SUBSTITUTE([.A1897];&quot;(+15.99)&quot;;&quot;&quot;);&quot;(+57.02)&quot;;&quot;&quot;)" office:value-type="string" office:string-value="QWRETYAYPFLHK" calcext:value-type="string">
            <text:p>QWRETYAYPFLHK</text:p>
          </table:table-cell>
        </table:table-row>
        <table:table-row table:style-name="ro1">
          <table:table-cell office:value-type="string" calcext:value-type="string">
            <text:p>VLETLVDWVEGK</text:p>
          </table:table-cell>
          <table:table-cell table:formula="of:=SUBSTITUTE(SUBSTITUTE([.A1898];&quot;(+15.99)&quot;;&quot;&quot;);&quot;(+57.02)&quot;;&quot;&quot;)" office:value-type="string" office:string-value="VLETLVDWVEGK" calcext:value-type="string">
            <text:p>VLETLVDWVEGK</text:p>
          </table:table-cell>
        </table:table-row>
        <table:table-row table:style-name="ro1">
          <table:table-cell office:value-type="string" calcext:value-type="string">
            <text:p>TPNVDSAK</text:p>
          </table:table-cell>
          <table:table-cell table:formula="of:=SUBSTITUTE(SUBSTITUTE([.A1899];&quot;(+15.99)&quot;;&quot;&quot;);&quot;(+57.02)&quot;;&quot;&quot;)" office:value-type="string" office:string-value="TPNVDSAK" calcext:value-type="string">
            <text:p>TPNVDSAK</text:p>
          </table:table-cell>
        </table:table-row>
        <table:table-row table:style-name="ro1">
          <table:table-cell office:value-type="string" calcext:value-type="string">
            <text:p>KPDHAGLSGR</text:p>
          </table:table-cell>
          <table:table-cell table:formula="of:=SUBSTITUTE(SUBSTITUTE([.A1900];&quot;(+15.99)&quot;;&quot;&quot;);&quot;(+57.02)&quot;;&quot;&quot;)" office:value-type="string" office:string-value="KPDHAGLSGR" calcext:value-type="string">
            <text:p>KPDHAGLSGR</text:p>
          </table:table-cell>
        </table:table-row>
        <table:table-row table:style-name="ro1">
          <table:table-cell office:value-type="string" calcext:value-type="string">
            <text:p>QPNFDFFDKR</text:p>
          </table:table-cell>
          <table:table-cell table:formula="of:=SUBSTITUTE(SUBSTITUTE([.A1901];&quot;(+15.99)&quot;;&quot;&quot;);&quot;(+57.02)&quot;;&quot;&quot;)" office:value-type="string" office:string-value="QPNFDFFDKR" calcext:value-type="string">
            <text:p>QPNFDFFDKR</text:p>
          </table:table-cell>
        </table:table-row>
        <table:table-row table:style-name="ro1">
          <table:table-cell office:value-type="string" calcext:value-type="string">
            <text:p>KGTPLVLLAGFTYK</text:p>
          </table:table-cell>
          <table:table-cell table:formula="of:=SUBSTITUTE(SUBSTITUTE([.A1902];&quot;(+15.99)&quot;;&quot;&quot;);&quot;(+57.02)&quot;;&quot;&quot;)" office:value-type="string" office:string-value="KGTPLVLLAGFTYK" calcext:value-type="string">
            <text:p>KGTPLVLLAGFTYK</text:p>
          </table:table-cell>
        </table:table-row>
        <table:table-row table:style-name="ro1">
          <table:table-cell office:value-type="string" calcext:value-type="string">
            <text:p>NATSVLLM(+15.99)YLSLR</text:p>
          </table:table-cell>
          <table:table-cell table:formula="of:=SUBSTITUTE(SUBSTITUTE([.A1903];&quot;(+15.99)&quot;;&quot;&quot;);&quot;(+57.02)&quot;;&quot;&quot;)" office:value-type="string" office:string-value="NATSVLLMYLSLR" calcext:value-type="string">
            <text:p>NATSVLLMYLSLR</text:p>
          </table:table-cell>
        </table:table-row>
        <table:table-row table:style-name="ro1">
          <table:table-cell office:value-type="string" calcext:value-type="string">
            <text:p>TVLNNC(+57.02)C(+57.02)LK</text:p>
          </table:table-cell>
          <table:table-cell table:formula="of:=SUBSTITUTE(SUBSTITUTE([.A1904];&quot;(+15.99)&quot;;&quot;&quot;);&quot;(+57.02)&quot;;&quot;&quot;)" office:value-type="string" office:string-value="TVLNNCCLK" calcext:value-type="string">
            <text:p>TVLNNCCLK</text:p>
          </table:table-cell>
        </table:table-row>
        <table:table-row table:style-name="ro1">
          <table:table-cell office:value-type="string" calcext:value-type="string">
            <text:p>QPEVSLWVAWK</text:p>
          </table:table-cell>
          <table:table-cell table:formula="of:=SUBSTITUTE(SUBSTITUTE([.A1905];&quot;(+15.99)&quot;;&quot;&quot;);&quot;(+57.02)&quot;;&quot;&quot;)" office:value-type="string" office:string-value="QPEVSLWVAWK" calcext:value-type="string">
            <text:p>QPEVSLWVAWK</text:p>
          </table:table-cell>
        </table:table-row>
        <table:table-row table:style-name="ro1">
          <table:table-cell office:value-type="string" calcext:value-type="string">
            <text:p>ENPDVSM(+15.99)HHK</text:p>
          </table:table-cell>
          <table:table-cell table:formula="of:=SUBSTITUTE(SUBSTITUTE([.A1906];&quot;(+15.99)&quot;;&quot;&quot;);&quot;(+57.02)&quot;;&quot;&quot;)" office:value-type="string" office:string-value="ENPDVSMHHK" calcext:value-type="string">
            <text:p>ENPDVSMHHK</text:p>
          </table:table-cell>
        </table:table-row>
        <table:table-row table:style-name="ro1">
          <table:table-cell office:value-type="string" calcext:value-type="string">
            <text:p>VNWM(+15.99)VWENPR</text:p>
          </table:table-cell>
          <table:table-cell table:formula="of:=SUBSTITUTE(SUBSTITUTE([.A1907];&quot;(+15.99)&quot;;&quot;&quot;);&quot;(+57.02)&quot;;&quot;&quot;)" office:value-type="string" office:string-value="VNWMVWENPR" calcext:value-type="string">
            <text:p>VNWMVWENPR</text:p>
          </table:table-cell>
        </table:table-row>
        <table:table-row table:style-name="ro1">
          <table:table-cell office:value-type="string" calcext:value-type="string">
            <text:p>NNEDHGMK</text:p>
          </table:table-cell>
          <table:table-cell table:formula="of:=SUBSTITUTE(SUBSTITUTE([.A1908];&quot;(+15.99)&quot;;&quot;&quot;);&quot;(+57.02)&quot;;&quot;&quot;)" office:value-type="string" office:string-value="NNEDHGMK" calcext:value-type="string">
            <text:p>NNEDHGMK</text:p>
          </table:table-cell>
        </table:table-row>
        <table:table-row table:style-name="ro1">
          <table:table-cell office:value-type="string" calcext:value-type="string">
            <text:p>SSRQEPTHLK</text:p>
          </table:table-cell>
          <table:table-cell table:formula="of:=SUBSTITUTE(SUBSTITUTE([.A1909];&quot;(+15.99)&quot;;&quot;&quot;);&quot;(+57.02)&quot;;&quot;&quot;)" office:value-type="string" office:string-value="SSRQEPTHLK" calcext:value-type="string">
            <text:p>SSRQEPTHLK</text:p>
          </table:table-cell>
        </table:table-row>
        <table:table-row table:style-name="ro1">
          <table:table-cell office:value-type="string" calcext:value-type="string">
            <text:p>WYVPVAEMPAK</text:p>
          </table:table-cell>
          <table:table-cell table:formula="of:=SUBSTITUTE(SUBSTITUTE([.A1910];&quot;(+15.99)&quot;;&quot;&quot;);&quot;(+57.02)&quot;;&quot;&quot;)" office:value-type="string" office:string-value="WYVPVAEMPAK" calcext:value-type="string">
            <text:p>WYVPVAEMPAK</text:p>
          </table:table-cell>
        </table:table-row>
        <table:table-row table:style-name="ro1">
          <table:table-cell office:value-type="string" calcext:value-type="string">
            <text:p>NSHLLNTYPELSNLFK</text:p>
          </table:table-cell>
          <table:table-cell table:formula="of:=SUBSTITUTE(SUBSTITUTE([.A1911];&quot;(+15.99)&quot;;&quot;&quot;);&quot;(+57.02)&quot;;&quot;&quot;)" office:value-type="string" office:string-value="NSHLLNTYPELSNLFK" calcext:value-type="string">
            <text:p>NSHLLNTYPELSNLFK</text:p>
          </table:table-cell>
        </table:table-row>
        <table:table-row table:style-name="ro1">
          <table:table-cell office:value-type="string" calcext:value-type="string">
            <text:p>KQPLSGLK</text:p>
          </table:table-cell>
          <table:table-cell table:formula="of:=SUBSTITUTE(SUBSTITUTE([.A1912];&quot;(+15.99)&quot;;&quot;&quot;);&quot;(+57.02)&quot;;&quot;&quot;)" office:value-type="string" office:string-value="KQPLSGLK" calcext:value-type="string">
            <text:p>KQPLSGLK</text:p>
          </table:table-cell>
        </table:table-row>
        <table:table-row table:style-name="ro1">
          <table:table-cell office:value-type="string" calcext:value-type="string">
            <text:p>VPQALLVM(+15.99)ER</text:p>
          </table:table-cell>
          <table:table-cell table:formula="of:=SUBSTITUTE(SUBSTITUTE([.A1913];&quot;(+15.99)&quot;;&quot;&quot;);&quot;(+57.02)&quot;;&quot;&quot;)" office:value-type="string" office:string-value="VPQALLVMER" calcext:value-type="string">
            <text:p>VPQALLVMER</text:p>
          </table:table-cell>
        </table:table-row>
        <table:table-row table:style-name="ro1">
          <table:table-cell office:value-type="string" calcext:value-type="string">
            <text:p>EPKDALPR</text:p>
          </table:table-cell>
          <table:table-cell table:formula="of:=SUBSTITUTE(SUBSTITUTE([.A1914];&quot;(+15.99)&quot;;&quot;&quot;);&quot;(+57.02)&quot;;&quot;&quot;)" office:value-type="string" office:string-value="EPKDALPR" calcext:value-type="string">
            <text:p>EPKDALPR</text:p>
          </table:table-cell>
        </table:table-row>
        <table:table-row table:style-name="ro1">
          <table:table-cell office:value-type="string" calcext:value-type="string">
            <text:p>SEM(+15.99)AHM(+15.99)VFAK</text:p>
          </table:table-cell>
          <table:table-cell table:formula="of:=SUBSTITUTE(SUBSTITUTE([.A1915];&quot;(+15.99)&quot;;&quot;&quot;);&quot;(+57.02)&quot;;&quot;&quot;)" office:value-type="string" office:string-value="SEMAHMVFAK" calcext:value-type="string">
            <text:p>SEMAHMVFAK</text:p>
          </table:table-cell>
        </table:table-row>
        <table:table-row table:style-name="ro2">
          <table:table-cell office:value-type="string" calcext:value-type="string">
            <text:p>ALQNAGSNGAVLSSAAPK</text:p>
          </table:table-cell>
          <table:table-cell table:formula="of:=SUBSTITUTE(SUBSTITUTE([.A1916];&quot;(+15.99)&quot;;&quot;&quot;);&quot;(+57.02)&quot;;&quot;&quot;)" office:value-type="string" office:string-value="ALQNAGSNGAVLSSAAPK" calcext:value-type="string">
            <text:p>ALQNAGSNGAVLSSAAPK</text:p>
          </table:table-cell>
        </table:table-row>
        <table:table-row table:style-name="ro1">
          <table:table-cell office:value-type="string" calcext:value-type="string">
            <text:p>VPVNEALLM(+15.99)LK</text:p>
          </table:table-cell>
          <table:table-cell table:formula="of:=SUBSTITUTE(SUBSTITUTE([.A1917];&quot;(+15.99)&quot;;&quot;&quot;);&quot;(+57.02)&quot;;&quot;&quot;)" office:value-type="string" office:string-value="VPVNEALLMLK" calcext:value-type="string">
            <text:p>VPVNEALLMLK</text:p>
          </table:table-cell>
        </table:table-row>
        <table:table-row table:style-name="ro1">
          <table:table-cell office:value-type="string" calcext:value-type="string">
            <text:p>KLTSEEFADLGDAFEYAK</text:p>
          </table:table-cell>
          <table:table-cell table:formula="of:=SUBSTITUTE(SUBSTITUTE([.A1918];&quot;(+15.99)&quot;;&quot;&quot;);&quot;(+57.02)&quot;;&quot;&quot;)" office:value-type="string" office:string-value="KLTSEEFADLGDAFEYAK" calcext:value-type="string">
            <text:p>KLTSEEFADLGDAFEYAK</text:p>
          </table:table-cell>
        </table:table-row>
        <table:table-row table:style-name="ro1">
          <table:table-cell office:value-type="string" calcext:value-type="string">
            <text:p>NKGSVSGGKSPK</text:p>
          </table:table-cell>
          <table:table-cell table:formula="of:=SUBSTITUTE(SUBSTITUTE([.A1919];&quot;(+15.99)&quot;;&quot;&quot;);&quot;(+57.02)&quot;;&quot;&quot;)" office:value-type="string" office:string-value="NKGSVSGGKSPK" calcext:value-type="string">
            <text:p>NKGSVSGGKSPK</text:p>
          </table:table-cell>
        </table:table-row>
        <table:table-row table:style-name="ro1">
          <table:table-cell office:value-type="string" calcext:value-type="string">
            <text:p>QLSLTVSTVKGQANPK</text:p>
          </table:table-cell>
          <table:table-cell table:formula="of:=SUBSTITUTE(SUBSTITUTE([.A1920];&quot;(+15.99)&quot;;&quot;&quot;);&quot;(+57.02)&quot;;&quot;&quot;)" office:value-type="string" office:string-value="QLSLTVSTVKGQANPK" calcext:value-type="string">
            <text:p>QLSLTVSTVKGQANPK</text:p>
          </table:table-cell>
        </table:table-row>
        <table:table-row table:style-name="ro1">
          <table:table-cell office:value-type="string" calcext:value-type="string">
            <text:p>AFAEDVGTSYSK</text:p>
          </table:table-cell>
          <table:table-cell table:formula="of:=SUBSTITUTE(SUBSTITUTE([.A1921];&quot;(+15.99)&quot;;&quot;&quot;);&quot;(+57.02)&quot;;&quot;&quot;)" office:value-type="string" office:string-value="AFAEDVGTSYSK" calcext:value-type="string">
            <text:p>AFAEDVGTSYSK</text:p>
          </table:table-cell>
        </table:table-row>
        <table:table-row table:style-name="ro1">
          <table:table-cell office:value-type="string" calcext:value-type="string">
            <text:p>TFC(+57.02)LSLSSLHWQFK</text:p>
          </table:table-cell>
          <table:table-cell table:formula="of:=SUBSTITUTE(SUBSTITUTE([.A1922];&quot;(+15.99)&quot;;&quot;&quot;);&quot;(+57.02)&quot;;&quot;&quot;)" office:value-type="string" office:string-value="TFCLSLSSLHWQFK" calcext:value-type="string">
            <text:p>TFCLSLSSLHWQFK</text:p>
          </table:table-cell>
        </table:table-row>
        <table:table-row table:style-name="ro1">
          <table:table-cell office:value-type="string" calcext:value-type="string">
            <text:p>EVEPALGPDGM(+15.99)LGQK</text:p>
          </table:table-cell>
          <table:table-cell table:formula="of:=SUBSTITUTE(SUBSTITUTE([.A1923];&quot;(+15.99)&quot;;&quot;&quot;);&quot;(+57.02)&quot;;&quot;&quot;)" office:value-type="string" office:string-value="EVEPALGPDGMLGQK" calcext:value-type="string">
            <text:p>EVEPALGPDGMLGQK</text:p>
          </table:table-cell>
        </table:table-row>
        <table:table-row table:style-name="ro1">
          <table:table-cell office:value-type="string" calcext:value-type="string">
            <text:p>SHSWFFLLALK</text:p>
          </table:table-cell>
          <table:table-cell table:formula="of:=SUBSTITUTE(SUBSTITUTE([.A1924];&quot;(+15.99)&quot;;&quot;&quot;);&quot;(+57.02)&quot;;&quot;&quot;)" office:value-type="string" office:string-value="SHSWFFLLALK" calcext:value-type="string">
            <text:p>SHSWFFLLALK</text:p>
          </table:table-cell>
        </table:table-row>
        <table:table-row table:style-name="ro1">
          <table:table-cell office:value-type="string" calcext:value-type="string">
            <text:p>QQHPYFVTDAADR</text:p>
          </table:table-cell>
          <table:table-cell table:formula="of:=SUBSTITUTE(SUBSTITUTE([.A1925];&quot;(+15.99)&quot;;&quot;&quot;);&quot;(+57.02)&quot;;&quot;&quot;)" office:value-type="string" office:string-value="QQHPYFVTDAADR" calcext:value-type="string">
            <text:p>QQHPYFVTDAADR</text:p>
          </table:table-cell>
        </table:table-row>
        <table:table-row table:style-name="ro1">
          <table:table-cell office:value-type="string" calcext:value-type="string">
            <text:p>KC(+57.02)WM(+15.99)LQNELDR</text:p>
          </table:table-cell>
          <table:table-cell table:formula="of:=SUBSTITUTE(SUBSTITUTE([.A1926];&quot;(+15.99)&quot;;&quot;&quot;);&quot;(+57.02)&quot;;&quot;&quot;)" office:value-type="string" office:string-value="KCWMLQNELDR" calcext:value-type="string">
            <text:p>KCWMLQNELDR</text:p>
          </table:table-cell>
        </table:table-row>
        <table:table-row table:style-name="ro1">
          <table:table-cell office:value-type="string" calcext:value-type="string">
            <text:p>EYFEGPLK</text:p>
          </table:table-cell>
          <table:table-cell table:formula="of:=SUBSTITUTE(SUBSTITUTE([.A1927];&quot;(+15.99)&quot;;&quot;&quot;);&quot;(+57.02)&quot;;&quot;&quot;)" office:value-type="string" office:string-value="EYFEGPLK" calcext:value-type="string">
            <text:p>EYFEGPLK</text:p>
          </table:table-cell>
        </table:table-row>
        <table:table-row table:style-name="ro1">
          <table:table-cell office:value-type="string" calcext:value-type="string">
            <text:p>VNPDNNNSM(+15.99)LHR</text:p>
          </table:table-cell>
          <table:table-cell table:formula="of:=SUBSTITUTE(SUBSTITUTE([.A1928];&quot;(+15.99)&quot;;&quot;&quot;);&quot;(+57.02)&quot;;&quot;&quot;)" office:value-type="string" office:string-value="VNPDNNNSMLHR" calcext:value-type="string">
            <text:p>VNPDNNNSMLHR</text:p>
          </table:table-cell>
        </table:table-row>
        <table:table-row table:style-name="ro1">
          <table:table-cell office:value-type="string" calcext:value-type="string">
            <text:p>RRHTLEEFELALNK</text:p>
          </table:table-cell>
          <table:table-cell table:formula="of:=SUBSTITUTE(SUBSTITUTE([.A1929];&quot;(+15.99)&quot;;&quot;&quot;);&quot;(+57.02)&quot;;&quot;&quot;)" office:value-type="string" office:string-value="RRHTLEEFELALNK" calcext:value-type="string">
            <text:p>RRHTLEEFELALNK</text:p>
          </table:table-cell>
        </table:table-row>
        <table:table-row table:style-name="ro1">
          <table:table-cell office:value-type="string" calcext:value-type="string">
            <text:p>M(+15.99)VTPALR</text:p>
          </table:table-cell>
          <table:table-cell table:formula="of:=SUBSTITUTE(SUBSTITUTE([.A1930];&quot;(+15.99)&quot;;&quot;&quot;);&quot;(+57.02)&quot;;&quot;&quot;)" office:value-type="string" office:string-value="MVTPALR" calcext:value-type="string">
            <text:p>MVTPALR</text:p>
          </table:table-cell>
        </table:table-row>
        <table:table-row table:style-name="ro1">
          <table:table-cell office:value-type="string" calcext:value-type="string">
            <text:p>DWTFGEALGFLETR</text:p>
          </table:table-cell>
          <table:table-cell table:formula="of:=SUBSTITUTE(SUBSTITUTE([.A1931];&quot;(+15.99)&quot;;&quot;&quot;);&quot;(+57.02)&quot;;&quot;&quot;)" office:value-type="string" office:string-value="DWTFGEALGFLETR" calcext:value-type="string">
            <text:p>DWTFGEALGFLETR</text:p>
          </table:table-cell>
        </table:table-row>
        <table:table-row table:style-name="ro1">
          <table:table-cell office:value-type="string" calcext:value-type="string">
            <text:p>QTWLVTGMLM(+15.99)K</text:p>
          </table:table-cell>
          <table:table-cell table:formula="of:=SUBSTITUTE(SUBSTITUTE([.A1932];&quot;(+15.99)&quot;;&quot;&quot;);&quot;(+57.02)&quot;;&quot;&quot;)" office:value-type="string" office:string-value="QTWLVTGMLMK" calcext:value-type="string">
            <text:p>QTWLVTGMLMK</text:p>
          </table:table-cell>
        </table:table-row>
        <table:table-row table:style-name="ro1">
          <table:table-cell office:value-type="string" calcext:value-type="string">
            <text:p>NPALYVGPGK</text:p>
          </table:table-cell>
          <table:table-cell table:formula="of:=SUBSTITUTE(SUBSTITUTE([.A1933];&quot;(+15.99)&quot;;&quot;&quot;);&quot;(+57.02)&quot;;&quot;&quot;)" office:value-type="string" office:string-value="NPALYVGPGK" calcext:value-type="string">
            <text:p>NPALYVGPGK</text:p>
          </table:table-cell>
        </table:table-row>
        <table:table-row table:style-name="ro1">
          <table:table-cell office:value-type="string" calcext:value-type="string">
            <text:p>NFDYVNELAEEYR</text:p>
          </table:table-cell>
          <table:table-cell table:formula="of:=SUBSTITUTE(SUBSTITUTE([.A1934];&quot;(+15.99)&quot;;&quot;&quot;);&quot;(+57.02)&quot;;&quot;&quot;)" office:value-type="string" office:string-value="NFDYVNELAEEYR" calcext:value-type="string">
            <text:p>NFDYVNELAEEYR</text:p>
          </table:table-cell>
        </table:table-row>
        <table:table-row table:style-name="ro2">
          <table:table-cell office:value-type="string" calcext:value-type="string">
            <text:p>KSWAGDSATTATVLAHAEVK</text:p>
          </table:table-cell>
          <table:table-cell table:formula="of:=SUBSTITUTE(SUBSTITUTE([.A1935];&quot;(+15.99)&quot;;&quot;&quot;);&quot;(+57.02)&quot;;&quot;&quot;)" office:value-type="string" office:string-value="KSWAGDSATTATVLAHAEVK" calcext:value-type="string">
            <text:p>KSWAGDSATTATVLAHAEVK</text:p>
          </table:table-cell>
        </table:table-row>
        <table:table-row table:style-name="ro1">
          <table:table-cell office:value-type="string" calcext:value-type="string">
            <text:p>ARLEGNLLK</text:p>
          </table:table-cell>
          <table:table-cell table:formula="of:=SUBSTITUTE(SUBSTITUTE([.A1936];&quot;(+15.99)&quot;;&quot;&quot;);&quot;(+57.02)&quot;;&quot;&quot;)" office:value-type="string" office:string-value="ARLEGNLLK" calcext:value-type="string">
            <text:p>ARLEGNLLK</text:p>
          </table:table-cell>
        </table:table-row>
        <table:table-row table:style-name="ro1">
          <table:table-cell office:value-type="string" calcext:value-type="string">
            <text:p>NGGDETQC(+57.02)LSEK</text:p>
          </table:table-cell>
          <table:table-cell table:formula="of:=SUBSTITUTE(SUBSTITUTE([.A1937];&quot;(+15.99)&quot;;&quot;&quot;);&quot;(+57.02)&quot;;&quot;&quot;)" office:value-type="string" office:string-value="NGGDETQCLSEK" calcext:value-type="string">
            <text:p>NGGDETQCLSEK</text:p>
          </table:table-cell>
        </table:table-row>
        <table:table-row table:style-name="ro1">
          <table:table-cell office:value-type="string" calcext:value-type="string">
            <text:p>SASLKTADVGK</text:p>
          </table:table-cell>
          <table:table-cell table:formula="of:=SUBSTITUTE(SUBSTITUTE([.A1938];&quot;(+15.99)&quot;;&quot;&quot;);&quot;(+57.02)&quot;;&quot;&quot;)" office:value-type="string" office:string-value="SASLKTADVGK" calcext:value-type="string">
            <text:p>SASLKTADVGK</text:p>
          </table:table-cell>
        </table:table-row>
        <table:table-row table:style-name="ro1">
          <table:table-cell office:value-type="string" calcext:value-type="string">
            <text:p>RYYVEASLTSASYK</text:p>
          </table:table-cell>
          <table:table-cell table:formula="of:=SUBSTITUTE(SUBSTITUTE([.A1939];&quot;(+15.99)&quot;;&quot;&quot;);&quot;(+57.02)&quot;;&quot;&quot;)" office:value-type="string" office:string-value="RYYVEASLTSASYK" calcext:value-type="string">
            <text:p>RYYVEASLTSASYK</text:p>
          </table:table-cell>
        </table:table-row>
        <table:table-row table:style-name="ro1">
          <table:table-cell office:value-type="string" calcext:value-type="string">
            <text:p>HHSLATSR</text:p>
          </table:table-cell>
          <table:table-cell table:formula="of:=SUBSTITUTE(SUBSTITUTE([.A1940];&quot;(+15.99)&quot;;&quot;&quot;);&quot;(+57.02)&quot;;&quot;&quot;)" office:value-type="string" office:string-value="HHSLATSR" calcext:value-type="string">
            <text:p>HHSLATSR</text:p>
          </table:table-cell>
        </table:table-row>
        <table:table-row table:style-name="ro1">
          <table:table-cell office:value-type="string" calcext:value-type="string">
            <text:p>TSFLLEK</text:p>
          </table:table-cell>
          <table:table-cell table:formula="of:=SUBSTITUTE(SUBSTITUTE([.A1941];&quot;(+15.99)&quot;;&quot;&quot;);&quot;(+57.02)&quot;;&quot;&quot;)" office:value-type="string" office:string-value="TSFLLEK" calcext:value-type="string">
            <text:p>TSFLLEK</text:p>
          </table:table-cell>
        </table:table-row>
        <table:table-row table:style-name="ro1">
          <table:table-cell office:value-type="string" calcext:value-type="string">
            <text:p>KVLFASTASSATVR</text:p>
          </table:table-cell>
          <table:table-cell table:formula="of:=SUBSTITUTE(SUBSTITUTE([.A1942];&quot;(+15.99)&quot;;&quot;&quot;);&quot;(+57.02)&quot;;&quot;&quot;)" office:value-type="string" office:string-value="KVLFASTASSATVR" calcext:value-type="string">
            <text:p>KVLFASTASSATVR</text:p>
          </table:table-cell>
        </table:table-row>
        <table:table-row table:style-name="ro1">
          <table:table-cell office:value-type="string" calcext:value-type="string">
            <text:p>AELEGPDGDHVLGSQAR</text:p>
          </table:table-cell>
          <table:table-cell table:formula="of:=SUBSTITUTE(SUBSTITUTE([.A1943];&quot;(+15.99)&quot;;&quot;&quot;);&quot;(+57.02)&quot;;&quot;&quot;)" office:value-type="string" office:string-value="AELEGPDGDHVLGSQAR" calcext:value-type="string">
            <text:p>AELEGPDGDHVLGSQAR</text:p>
          </table:table-cell>
        </table:table-row>
        <table:table-row table:style-name="ro1">
          <table:table-cell office:value-type="string" calcext:value-type="string">
            <text:p>TGTPHVEHESDK</text:p>
          </table:table-cell>
          <table:table-cell table:formula="of:=SUBSTITUTE(SUBSTITUTE([.A1944];&quot;(+15.99)&quot;;&quot;&quot;);&quot;(+57.02)&quot;;&quot;&quot;)" office:value-type="string" office:string-value="TGTPHVEHESDK" calcext:value-type="string">
            <text:p>TGTPHVEHESDK</text:p>
          </table:table-cell>
        </table:table-row>
        <table:table-row table:style-name="ro1">
          <table:table-cell office:value-type="string" calcext:value-type="string">
            <text:p>NPTTSC(+57.02)C(+57.02)YDK</text:p>
          </table:table-cell>
          <table:table-cell table:formula="of:=SUBSTITUTE(SUBSTITUTE([.A1945];&quot;(+15.99)&quot;;&quot;&quot;);&quot;(+57.02)&quot;;&quot;&quot;)" office:value-type="string" office:string-value="NPTTSCCYDK" calcext:value-type="string">
            <text:p>NPTTSCCYDK</text:p>
          </table:table-cell>
        </table:table-row>
        <table:table-row table:style-name="ro1">
          <table:table-cell office:value-type="string" calcext:value-type="string">
            <text:p>APMDLTHNK</text:p>
          </table:table-cell>
          <table:table-cell table:formula="of:=SUBSTITUTE(SUBSTITUTE([.A1946];&quot;(+15.99)&quot;;&quot;&quot;);&quot;(+57.02)&quot;;&quot;&quot;)" office:value-type="string" office:string-value="APMDLTHNK" calcext:value-type="string">
            <text:p>APMDLTHNK</text:p>
          </table:table-cell>
        </table:table-row>
        <table:table-row table:style-name="ro1">
          <table:table-cell office:value-type="string" calcext:value-type="string">
            <text:p>VPVC(+57.02)C(+57.02)YAK</text:p>
          </table:table-cell>
          <table:table-cell table:formula="of:=SUBSTITUTE(SUBSTITUTE([.A1947];&quot;(+15.99)&quot;;&quot;&quot;);&quot;(+57.02)&quot;;&quot;&quot;)" office:value-type="string" office:string-value="VPVCCYAK" calcext:value-type="string">
            <text:p>VPVCCYAK</text:p>
          </table:table-cell>
        </table:table-row>
        <table:table-row table:style-name="ro1">
          <table:table-cell office:value-type="string" calcext:value-type="string">
            <text:p>AFETEAASC(+57.02)EAVR</text:p>
          </table:table-cell>
          <table:table-cell table:formula="of:=SUBSTITUTE(SUBSTITUTE([.A1948];&quot;(+15.99)&quot;;&quot;&quot;);&quot;(+57.02)&quot;;&quot;&quot;)" office:value-type="string" office:string-value="AFETEAASCEAVR" calcext:value-type="string">
            <text:p>AFETEAASCEAVR</text:p>
          </table:table-cell>
        </table:table-row>
        <table:table-row table:style-name="ro1">
          <table:table-cell office:value-type="string" calcext:value-type="string">
            <text:p>EPSNQLPSVAGPDLR</text:p>
          </table:table-cell>
          <table:table-cell table:formula="of:=SUBSTITUTE(SUBSTITUTE([.A1949];&quot;(+15.99)&quot;;&quot;&quot;);&quot;(+57.02)&quot;;&quot;&quot;)" office:value-type="string" office:string-value="EPSNQLPSVAGPDLR" calcext:value-type="string">
            <text:p>EPSNQLPSVAGPDLR</text:p>
          </table:table-cell>
        </table:table-row>
        <table:table-row table:style-name="ro1">
          <table:table-cell office:value-type="string" calcext:value-type="string">
            <text:p>GFWDFR</text:p>
          </table:table-cell>
          <table:table-cell table:formula="of:=SUBSTITUTE(SUBSTITUTE([.A1950];&quot;(+15.99)&quot;;&quot;&quot;);&quot;(+57.02)&quot;;&quot;&quot;)" office:value-type="string" office:string-value="GFWDFR" calcext:value-type="string">
            <text:p>GFWDFR</text:p>
          </table:table-cell>
        </table:table-row>
        <table:table-row table:style-name="ro1">
          <table:table-cell office:value-type="string" calcext:value-type="string">
            <text:p>QLLNQALEDSK</text:p>
          </table:table-cell>
          <table:table-cell table:formula="of:=SUBSTITUTE(SUBSTITUTE([.A1951];&quot;(+15.99)&quot;;&quot;&quot;);&quot;(+57.02)&quot;;&quot;&quot;)" office:value-type="string" office:string-value="QLLNQALEDSK" calcext:value-type="string">
            <text:p>QLLNQALEDSK</text:p>
          </table:table-cell>
        </table:table-row>
        <table:table-row table:style-name="ro1">
          <table:table-cell office:value-type="string" calcext:value-type="string">
            <text:p>TLQQSDSK</text:p>
          </table:table-cell>
          <table:table-cell table:formula="of:=SUBSTITUTE(SUBSTITUTE([.A1952];&quot;(+15.99)&quot;;&quot;&quot;);&quot;(+57.02)&quot;;&quot;&quot;)" office:value-type="string" office:string-value="TLQQSDSK" calcext:value-type="string">
            <text:p>TLQQSDSK</text:p>
          </table:table-cell>
        </table:table-row>
        <table:table-row table:style-name="ro1">
          <table:table-cell office:value-type="string" calcext:value-type="string">
            <text:p>AFPDLGEKC(+57.02)FWK</text:p>
          </table:table-cell>
          <table:table-cell table:formula="of:=SUBSTITUTE(SUBSTITUTE([.A1953];&quot;(+15.99)&quot;;&quot;&quot;);&quot;(+57.02)&quot;;&quot;&quot;)" office:value-type="string" office:string-value="AFPDLGEKCFWK" calcext:value-type="string">
            <text:p>AFPDLGEKCFWK</text:p>
          </table:table-cell>
        </table:table-row>
        <table:table-row table:style-name="ro1">
          <table:table-cell office:value-type="string" calcext:value-type="string">
            <text:p>SQSPAC(+57.02)QMTVLAVPTTR</text:p>
          </table:table-cell>
          <table:table-cell table:formula="of:=SUBSTITUTE(SUBSTITUTE([.A1954];&quot;(+15.99)&quot;;&quot;&quot;);&quot;(+57.02)&quot;;&quot;&quot;)" office:value-type="string" office:string-value="SQSPACQMTVLAVPTTR" calcext:value-type="string">
            <text:p>SQSPACQMTVLAVPTTR</text:p>
          </table:table-cell>
        </table:table-row>
        <table:table-row table:style-name="ro1">
          <table:table-cell office:value-type="string" calcext:value-type="string">
            <text:p>SMPDLGERKSSYK</text:p>
          </table:table-cell>
          <table:table-cell table:formula="of:=SUBSTITUTE(SUBSTITUTE([.A1955];&quot;(+15.99)&quot;;&quot;&quot;);&quot;(+57.02)&quot;;&quot;&quot;)" office:value-type="string" office:string-value="SMPDLGERKSSYK" calcext:value-type="string">
            <text:p>SMPDLGERKSSYK</text:p>
          </table:table-cell>
        </table:table-row>
        <table:table-row table:style-name="ro1">
          <table:table-cell office:value-type="string" calcext:value-type="string">
            <text:p>C(+57.02)PEVVAALGMLETR</text:p>
          </table:table-cell>
          <table:table-cell table:formula="of:=SUBSTITUTE(SUBSTITUTE([.A1956];&quot;(+15.99)&quot;;&quot;&quot;);&quot;(+57.02)&quot;;&quot;&quot;)" office:value-type="string" office:string-value="CPEVVAALGMLETR" calcext:value-type="string">
            <text:p>CPEVVAALGMLETR</text:p>
          </table:table-cell>
        </table:table-row>
        <table:table-row table:style-name="ro1">
          <table:table-cell office:value-type="string" calcext:value-type="string">
            <text:p>QQC(+57.02)LALHDM(+15.99)R</text:p>
          </table:table-cell>
          <table:table-cell table:formula="of:=SUBSTITUTE(SUBSTITUTE([.A1957];&quot;(+15.99)&quot;;&quot;&quot;);&quot;(+57.02)&quot;;&quot;&quot;)" office:value-type="string" office:string-value="QQCLALHDMR" calcext:value-type="string">
            <text:p>QQCLALHDMR</text:p>
          </table:table-cell>
        </table:table-row>
        <table:table-row table:style-name="ro1">
          <table:table-cell office:value-type="string" calcext:value-type="string">
            <text:p>NNLALDGC(+57.02)YSK</text:p>
          </table:table-cell>
          <table:table-cell table:formula="of:=SUBSTITUTE(SUBSTITUTE([.A1958];&quot;(+15.99)&quot;;&quot;&quot;);&quot;(+57.02)&quot;;&quot;&quot;)" office:value-type="string" office:string-value="NNLALDGCYSK" calcext:value-type="string">
            <text:p>NNLALDGCYSK</text:p>
          </table:table-cell>
        </table:table-row>
        <table:table-row table:style-name="ro1">
          <table:table-cell office:value-type="string" calcext:value-type="string">
            <text:p>EEPEAQNQTC(+57.02)EELTER</text:p>
          </table:table-cell>
          <table:table-cell table:formula="of:=SUBSTITUTE(SUBSTITUTE([.A1959];&quot;(+15.99)&quot;;&quot;&quot;);&quot;(+57.02)&quot;;&quot;&quot;)" office:value-type="string" office:string-value="EEPEAQNQTCEELTER" calcext:value-type="string">
            <text:p>EEPEAQNQTCEELTER</text:p>
          </table:table-cell>
        </table:table-row>
        <table:table-row table:style-name="ro1">
          <table:table-cell office:value-type="string" calcext:value-type="string">
            <text:p>EMTPLETEMAHK</text:p>
          </table:table-cell>
          <table:table-cell table:formula="of:=SUBSTITUTE(SUBSTITUTE([.A1960];&quot;(+15.99)&quot;;&quot;&quot;);&quot;(+57.02)&quot;;&quot;&quot;)" office:value-type="string" office:string-value="EMTPLETEMAHK" calcext:value-type="string">
            <text:p>EMTPLETEMAHK</text:p>
          </table:table-cell>
        </table:table-row>
        <table:table-row table:style-name="ro1">
          <table:table-cell office:value-type="string" calcext:value-type="string">
            <text:p>FVANLAPPNATK</text:p>
          </table:table-cell>
          <table:table-cell table:formula="of:=SUBSTITUTE(SUBSTITUTE([.A1961];&quot;(+15.99)&quot;;&quot;&quot;);&quot;(+57.02)&quot;;&quot;&quot;)" office:value-type="string" office:string-value="FVANLAPPNATK" calcext:value-type="string">
            <text:p>FVANLAPPNATK</text:p>
          </table:table-cell>
        </table:table-row>
        <table:table-row table:style-name="ro1">
          <table:table-cell office:value-type="string" calcext:value-type="string">
            <text:p>M(+15.99)FQTTLGEVGNMRTPK</text:p>
          </table:table-cell>
          <table:table-cell table:formula="of:=SUBSTITUTE(SUBSTITUTE([.A1962];&quot;(+15.99)&quot;;&quot;&quot;);&quot;(+57.02)&quot;;&quot;&quot;)" office:value-type="string" office:string-value="MFQTTLGEVGNMRTPK" calcext:value-type="string">
            <text:p>MFQTTLGEVGNMRTPK</text:p>
          </table:table-cell>
        </table:table-row>
        <table:table-row table:style-name="ro1">
          <table:table-cell office:value-type="string" calcext:value-type="string">
            <text:p>WAC(+57.02)LAVEPLVQEDR</text:p>
          </table:table-cell>
          <table:table-cell table:formula="of:=SUBSTITUTE(SUBSTITUTE([.A1963];&quot;(+15.99)&quot;;&quot;&quot;);&quot;(+57.02)&quot;;&quot;&quot;)" office:value-type="string" office:string-value="WACLAVEPLVQEDR" calcext:value-type="string">
            <text:p>WACLAVEPLVQEDR</text:p>
          </table:table-cell>
        </table:table-row>
        <table:table-row table:style-name="ro1">
          <table:table-cell office:value-type="string" calcext:value-type="string">
            <text:p>GM(+15.99)SRLVGPGK</text:p>
          </table:table-cell>
          <table:table-cell table:formula="of:=SUBSTITUTE(SUBSTITUTE([.A1964];&quot;(+15.99)&quot;;&quot;&quot;);&quot;(+57.02)&quot;;&quot;&quot;)" office:value-type="string" office:string-value="GMSRLVGPGK" calcext:value-type="string">
            <text:p>GMSRLVGPGK</text:p>
          </table:table-cell>
        </table:table-row>
        <table:table-row table:style-name="ro1">
          <table:table-cell office:value-type="string" calcext:value-type="string">
            <text:p>RHNARRSEPC(+57.02)ATDR</text:p>
          </table:table-cell>
          <table:table-cell table:formula="of:=SUBSTITUTE(SUBSTITUTE([.A1965];&quot;(+15.99)&quot;;&quot;&quot;);&quot;(+57.02)&quot;;&quot;&quot;)" office:value-type="string" office:string-value="RHNARRSEPCATDR" calcext:value-type="string">
            <text:p>RHNARRSEPCATDR</text:p>
          </table:table-cell>
        </table:table-row>
        <table:table-row table:style-name="ro1">
          <table:table-cell office:value-type="string" calcext:value-type="string">
            <text:p>FHKPNPANLAR</text:p>
          </table:table-cell>
          <table:table-cell table:formula="of:=SUBSTITUTE(SUBSTITUTE([.A1966];&quot;(+15.99)&quot;;&quot;&quot;);&quot;(+57.02)&quot;;&quot;&quot;)" office:value-type="string" office:string-value="FHKPNPANLAR" calcext:value-type="string">
            <text:p>FHKPNPANLAR</text:p>
          </table:table-cell>
        </table:table-row>
        <table:table-row table:style-name="ro1">
          <table:table-cell office:value-type="string" calcext:value-type="string">
            <text:p>KRGMSSDSDNC(+57.02)K</text:p>
          </table:table-cell>
          <table:table-cell table:formula="of:=SUBSTITUTE(SUBSTITUTE([.A1967];&quot;(+15.99)&quot;;&quot;&quot;);&quot;(+57.02)&quot;;&quot;&quot;)" office:value-type="string" office:string-value="KRGMSSDSDNCK" calcext:value-type="string">
            <text:p>KRGMSSDSDNCK</text:p>
          </table:table-cell>
        </table:table-row>
        <table:table-row table:style-name="ro1">
          <table:table-cell office:value-type="string" calcext:value-type="string">
            <text:p>QAWDVLYSAK</text:p>
          </table:table-cell>
          <table:table-cell table:formula="of:=SUBSTITUTE(SUBSTITUTE([.A1968];&quot;(+15.99)&quot;;&quot;&quot;);&quot;(+57.02)&quot;;&quot;&quot;)" office:value-type="string" office:string-value="QAWDVLYSAK" calcext:value-type="string">
            <text:p>QAWDVLYSAK</text:p>
          </table:table-cell>
        </table:table-row>
        <table:table-row table:style-name="ro1">
          <table:table-cell office:value-type="string" calcext:value-type="string">
            <text:p>DMQNPSAEQSPK</text:p>
          </table:table-cell>
          <table:table-cell table:formula="of:=SUBSTITUTE(SUBSTITUTE([.A1969];&quot;(+15.99)&quot;;&quot;&quot;);&quot;(+57.02)&quot;;&quot;&quot;)" office:value-type="string" office:string-value="DMQNPSAEQSPK" calcext:value-type="string">
            <text:p>DMQNPSAEQSPK</text:p>
          </table:table-cell>
        </table:table-row>
        <table:table-row table:style-name="ro1">
          <table:table-cell office:value-type="string" calcext:value-type="string">
            <text:p>FPPHLVRPK</text:p>
          </table:table-cell>
          <table:table-cell table:formula="of:=SUBSTITUTE(SUBSTITUTE([.A1970];&quot;(+15.99)&quot;;&quot;&quot;);&quot;(+57.02)&quot;;&quot;&quot;)" office:value-type="string" office:string-value="FPPHLVRPK" calcext:value-type="string">
            <text:p>FPPHLVRPK</text:p>
          </table:table-cell>
        </table:table-row>
        <table:table-row table:style-name="ro1">
          <table:table-cell office:value-type="string" calcext:value-type="string">
            <text:p>WRPLTELLLNR</text:p>
          </table:table-cell>
          <table:table-cell table:formula="of:=SUBSTITUTE(SUBSTITUTE([.A1971];&quot;(+15.99)&quot;;&quot;&quot;);&quot;(+57.02)&quot;;&quot;&quot;)" office:value-type="string" office:string-value="WRPLTELLLNR" calcext:value-type="string">
            <text:p>WRPLTELLLNR</text:p>
          </table:table-cell>
        </table:table-row>
        <table:table-row table:style-name="ro1">
          <table:table-cell office:value-type="string" calcext:value-type="string">
            <text:p>M(+15.99)MVTNLR</text:p>
          </table:table-cell>
          <table:table-cell table:formula="of:=SUBSTITUTE(SUBSTITUTE([.A1972];&quot;(+15.99)&quot;;&quot;&quot;);&quot;(+57.02)&quot;;&quot;&quot;)" office:value-type="string" office:string-value="MMVTNLR" calcext:value-type="string">
            <text:p>MMVTNLR</text:p>
          </table:table-cell>
        </table:table-row>
        <table:table-row table:style-name="ro1">
          <table:table-cell office:value-type="string" calcext:value-type="string">
            <text:p>KGDEANTLTTKTHK</text:p>
          </table:table-cell>
          <table:table-cell table:formula="of:=SUBSTITUTE(SUBSTITUTE([.A1973];&quot;(+15.99)&quot;;&quot;&quot;);&quot;(+57.02)&quot;;&quot;&quot;)" office:value-type="string" office:string-value="KGDEANTLTTKTHK" calcext:value-type="string">
            <text:p>KGDEANTLTTKTHK</text:p>
          </table:table-cell>
        </table:table-row>
        <table:table-row table:style-name="ro1">
          <table:table-cell office:value-type="string" calcext:value-type="string">
            <text:p>NVAGMEGSDLVVGR</text:p>
          </table:table-cell>
          <table:table-cell table:formula="of:=SUBSTITUTE(SUBSTITUTE([.A1974];&quot;(+15.99)&quot;;&quot;&quot;);&quot;(+57.02)&quot;;&quot;&quot;)" office:value-type="string" office:string-value="NVAGMEGSDLVVGR" calcext:value-type="string">
            <text:p>NVAGMEGSDLVVGR</text:p>
          </table:table-cell>
        </table:table-row>
        <table:table-row table:style-name="ro1">
          <table:table-cell office:value-type="string" calcext:value-type="string">
            <text:p>QDNGAVLAMNPK</text:p>
          </table:table-cell>
          <table:table-cell table:formula="of:=SUBSTITUTE(SUBSTITUTE([.A1975];&quot;(+15.99)&quot;;&quot;&quot;);&quot;(+57.02)&quot;;&quot;&quot;)" office:value-type="string" office:string-value="QDNGAVLAMNPK" calcext:value-type="string">
            <text:p>QDNGAVLAMNPK</text:p>
          </table:table-cell>
        </table:table-row>
        <table:table-row table:style-name="ro1">
          <table:table-cell office:value-type="string" calcext:value-type="string">
            <text:p>EVTSGANLLYER</text:p>
          </table:table-cell>
          <table:table-cell table:formula="of:=SUBSTITUTE(SUBSTITUTE([.A1976];&quot;(+15.99)&quot;;&quot;&quot;);&quot;(+57.02)&quot;;&quot;&quot;)" office:value-type="string" office:string-value="EVTSGANLLYER" calcext:value-type="string">
            <text:p>EVTSGANLLYER</text:p>
          </table:table-cell>
        </table:table-row>
        <table:table-row table:style-name="ro1">
          <table:table-cell office:value-type="string" calcext:value-type="string">
            <text:p>HNVPPM(+15.99)LPVK</text:p>
          </table:table-cell>
          <table:table-cell table:formula="of:=SUBSTITUTE(SUBSTITUTE([.A1977];&quot;(+15.99)&quot;;&quot;&quot;);&quot;(+57.02)&quot;;&quot;&quot;)" office:value-type="string" office:string-value="HNVPPMLPVK" calcext:value-type="string">
            <text:p>HNVPPMLPVK</text:p>
          </table:table-cell>
        </table:table-row>
        <table:table-row table:style-name="ro1">
          <table:table-cell office:value-type="string" calcext:value-type="string">
            <text:p>FDGLGASVGHGDK</text:p>
          </table:table-cell>
          <table:table-cell table:formula="of:=SUBSTITUTE(SUBSTITUTE([.A1978];&quot;(+15.99)&quot;;&quot;&quot;);&quot;(+57.02)&quot;;&quot;&quot;)" office:value-type="string" office:string-value="FDGLGASVGHGDK" calcext:value-type="string">
            <text:p>FDGLGASVGHGDK</text:p>
          </table:table-cell>
        </table:table-row>
        <table:table-row table:style-name="ro1">
          <table:table-cell office:value-type="string" calcext:value-type="string">
            <text:p>EEMATAKAEEVVKR</text:p>
          </table:table-cell>
          <table:table-cell table:formula="of:=SUBSTITUTE(SUBSTITUTE([.A1979];&quot;(+15.99)&quot;;&quot;&quot;);&quot;(+57.02)&quot;;&quot;&quot;)" office:value-type="string" office:string-value="EEMATAKAEEVVKR" calcext:value-type="string">
            <text:p>EEMATAKAEEVVKR</text:p>
          </table:table-cell>
        </table:table-row>
        <table:table-row table:style-name="ro1">
          <table:table-cell office:value-type="string" calcext:value-type="string">
            <text:p>TVEAAFWPK</text:p>
          </table:table-cell>
          <table:table-cell table:formula="of:=SUBSTITUTE(SUBSTITUTE([.A1980];&quot;(+15.99)&quot;;&quot;&quot;);&quot;(+57.02)&quot;;&quot;&quot;)" office:value-type="string" office:string-value="TVEAAFWPK" calcext:value-type="string">
            <text:p>TVEAAFWPK</text:p>
          </table:table-cell>
        </table:table-row>
        <table:table-row table:style-name="ro1">
          <table:table-cell office:value-type="string" calcext:value-type="string">
            <text:p>QGHDPPEENLK</text:p>
          </table:table-cell>
          <table:table-cell table:formula="of:=SUBSTITUTE(SUBSTITUTE([.A1981];&quot;(+15.99)&quot;;&quot;&quot;);&quot;(+57.02)&quot;;&quot;&quot;)" office:value-type="string" office:string-value="QGHDPPEENLK" calcext:value-type="string">
            <text:p>QGHDPPEENLK</text:p>
          </table:table-cell>
        </table:table-row>
        <table:table-row table:style-name="ro1">
          <table:table-cell office:value-type="string" calcext:value-type="string">
            <text:p>EYPQATGHFK</text:p>
          </table:table-cell>
          <table:table-cell table:formula="of:=SUBSTITUTE(SUBSTITUTE([.A1982];&quot;(+15.99)&quot;;&quot;&quot;);&quot;(+57.02)&quot;;&quot;&quot;)" office:value-type="string" office:string-value="EYPQATGHFK" calcext:value-type="string">
            <text:p>EYPQATGHFK</text:p>
          </table:table-cell>
        </table:table-row>
        <table:table-row table:style-name="ro1">
          <table:table-cell office:value-type="string" calcext:value-type="string">
            <text:p>KMNLSDQLANNNK</text:p>
          </table:table-cell>
          <table:table-cell table:formula="of:=SUBSTITUTE(SUBSTITUTE([.A1983];&quot;(+15.99)&quot;;&quot;&quot;);&quot;(+57.02)&quot;;&quot;&quot;)" office:value-type="string" office:string-value="KMNLSDQLANNNK" calcext:value-type="string">
            <text:p>KMNLSDQLANNNK</text:p>
          </table:table-cell>
        </table:table-row>
        <table:table-row table:style-name="ro1">
          <table:table-cell office:value-type="string" calcext:value-type="string">
            <text:p>EC(+57.02)TWLLFGC(+57.02)LPR</text:p>
          </table:table-cell>
          <table:table-cell table:formula="of:=SUBSTITUTE(SUBSTITUTE([.A1984];&quot;(+15.99)&quot;;&quot;&quot;);&quot;(+57.02)&quot;;&quot;&quot;)" office:value-type="string" office:string-value="ECTWLLFGCLPR" calcext:value-type="string">
            <text:p>ECTWLLFGCLPR</text:p>
          </table:table-cell>
        </table:table-row>
        <table:table-row table:style-name="ro1">
          <table:table-cell office:value-type="string" calcext:value-type="string">
            <text:p>LLYC(+57.02)SDVLGKMLNQK</text:p>
          </table:table-cell>
          <table:table-cell table:formula="of:=SUBSTITUTE(SUBSTITUTE([.A1985];&quot;(+15.99)&quot;;&quot;&quot;);&quot;(+57.02)&quot;;&quot;&quot;)" office:value-type="string" office:string-value="LLYCSDVLGKMLNQK" calcext:value-type="string">
            <text:p>LLYCSDVLGKMLNQK</text:p>
          </table:table-cell>
        </table:table-row>
        <table:table-row table:style-name="ro1">
          <table:table-cell office:value-type="string" calcext:value-type="string">
            <text:p>QC(+57.02)LALM(+15.99)QWR</text:p>
          </table:table-cell>
          <table:table-cell table:formula="of:=SUBSTITUTE(SUBSTITUTE([.A1986];&quot;(+15.99)&quot;;&quot;&quot;);&quot;(+57.02)&quot;;&quot;&quot;)" office:value-type="string" office:string-value="QCLALMQWR" calcext:value-type="string">
            <text:p>QCLALMQWR</text:p>
          </table:table-cell>
        </table:table-row>
        <table:table-row table:style-name="ro1">
          <table:table-cell office:value-type="string" calcext:value-type="string">
            <text:p>EPRLDEPYLLLTDKK</text:p>
          </table:table-cell>
          <table:table-cell table:formula="of:=SUBSTITUTE(SUBSTITUTE([.A1987];&quot;(+15.99)&quot;;&quot;&quot;);&quot;(+57.02)&quot;;&quot;&quot;)" office:value-type="string" office:string-value="EPRLDEPYLLLTDKK" calcext:value-type="string">
            <text:p>EPRLDEPYLLLTDKK</text:p>
          </table:table-cell>
        </table:table-row>
        <table:table-row table:style-name="ro1">
          <table:table-cell office:value-type="string" calcext:value-type="string">
            <text:p>WNLSEALLFLVGK</text:p>
          </table:table-cell>
          <table:table-cell table:formula="of:=SUBSTITUTE(SUBSTITUTE([.A1988];&quot;(+15.99)&quot;;&quot;&quot;);&quot;(+57.02)&quot;;&quot;&quot;)" office:value-type="string" office:string-value="WNLSEALLFLVGK" calcext:value-type="string">
            <text:p>WNLSEALLFLVGK</text:p>
          </table:table-cell>
        </table:table-row>
        <table:table-row table:style-name="ro1">
          <table:table-cell office:value-type="string" calcext:value-type="string">
            <text:p>KPLEDMPR</text:p>
          </table:table-cell>
          <table:table-cell table:formula="of:=SUBSTITUTE(SUBSTITUTE([.A1989];&quot;(+15.99)&quot;;&quot;&quot;);&quot;(+57.02)&quot;;&quot;&quot;)" office:value-type="string" office:string-value="KPLEDMPR" calcext:value-type="string">
            <text:p>KPLEDMPR</text:p>
          </table:table-cell>
        </table:table-row>
        <table:table-row table:style-name="ro1">
          <table:table-cell office:value-type="string" calcext:value-type="string">
            <text:p>APVQNALTLQK</text:p>
          </table:table-cell>
          <table:table-cell table:formula="of:=SUBSTITUTE(SUBSTITUTE([.A1990];&quot;(+15.99)&quot;;&quot;&quot;);&quot;(+57.02)&quot;;&quot;&quot;)" office:value-type="string" office:string-value="APVQNALTLQK" calcext:value-type="string">
            <text:p>APVQNALTLQK</text:p>
          </table:table-cell>
        </table:table-row>
        <table:table-row table:style-name="ro1">
          <table:table-cell office:value-type="string" calcext:value-type="string">
            <text:p>KMSNLNATLLELLK</text:p>
          </table:table-cell>
          <table:table-cell table:formula="of:=SUBSTITUTE(SUBSTITUTE([.A1991];&quot;(+15.99)&quot;;&quot;&quot;);&quot;(+57.02)&quot;;&quot;&quot;)" office:value-type="string" office:string-value="KMSNLNATLLELLK" calcext:value-type="string">
            <text:p>KMSNLNATLLELLK</text:p>
          </table:table-cell>
        </table:table-row>
        <table:table-row table:style-name="ro1">
          <table:table-cell office:value-type="string" calcext:value-type="string">
            <text:p>LQEAMC(+57.02)KALLVR</text:p>
          </table:table-cell>
          <table:table-cell table:formula="of:=SUBSTITUTE(SUBSTITUTE([.A1992];&quot;(+15.99)&quot;;&quot;&quot;);&quot;(+57.02)&quot;;&quot;&quot;)" office:value-type="string" office:string-value="LQEAMCKALLVR" calcext:value-type="string">
            <text:p>LQEAMCKALLVR</text:p>
          </table:table-cell>
        </table:table-row>
        <table:table-row table:style-name="ro1">
          <table:table-cell office:value-type="string" calcext:value-type="string">
            <text:p>WLLGFFQTPR</text:p>
          </table:table-cell>
          <table:table-cell table:formula="of:=SUBSTITUTE(SUBSTITUTE([.A1993];&quot;(+15.99)&quot;;&quot;&quot;);&quot;(+57.02)&quot;;&quot;&quot;)" office:value-type="string" office:string-value="WLLGFFQTPR" calcext:value-type="string">
            <text:p>WLLGFFQTPR</text:p>
          </table:table-cell>
        </table:table-row>
        <table:table-row table:style-name="ro1">
          <table:table-cell office:value-type="string" calcext:value-type="string">
            <text:p>SYNLDMHVFEK</text:p>
          </table:table-cell>
          <table:table-cell table:formula="of:=SUBSTITUTE(SUBSTITUTE([.A1994];&quot;(+15.99)&quot;;&quot;&quot;);&quot;(+57.02)&quot;;&quot;&quot;)" office:value-type="string" office:string-value="SYNLDMHVFEK" calcext:value-type="string">
            <text:p>SYNLDMHVFEK</text:p>
          </table:table-cell>
        </table:table-row>
        <table:table-row table:style-name="ro1">
          <table:table-cell office:value-type="string" calcext:value-type="string">
            <text:p>EELTHDLLSHK</text:p>
          </table:table-cell>
          <table:table-cell table:formula="of:=SUBSTITUTE(SUBSTITUTE([.A1995];&quot;(+15.99)&quot;;&quot;&quot;);&quot;(+57.02)&quot;;&quot;&quot;)" office:value-type="string" office:string-value="EELTHDLLSHK" calcext:value-type="string">
            <text:p>EELTHDLLSHK</text:p>
          </table:table-cell>
        </table:table-row>
        <table:table-row table:style-name="ro1">
          <table:table-cell office:value-type="string" calcext:value-type="string">
            <text:p>M(+15.99)C(+57.02)C(+57.02)FGDVVNTGK</text:p>
          </table:table-cell>
          <table:table-cell table:formula="of:=SUBSTITUTE(SUBSTITUTE([.A1996];&quot;(+15.99)&quot;;&quot;&quot;);&quot;(+57.02)&quot;;&quot;&quot;)" office:value-type="string" office:string-value="MCCFGDVVNTGK" calcext:value-type="string">
            <text:p>MCCFGDVVNTGK</text:p>
          </table:table-cell>
        </table:table-row>
        <table:table-row table:style-name="ro1">
          <table:table-cell office:value-type="string" calcext:value-type="string">
            <text:p>EAHSSFSKLVVLK</text:p>
          </table:table-cell>
          <table:table-cell table:formula="of:=SUBSTITUTE(SUBSTITUTE([.A1997];&quot;(+15.99)&quot;;&quot;&quot;);&quot;(+57.02)&quot;;&quot;&quot;)" office:value-type="string" office:string-value="EAHSSFSKLVVLK" calcext:value-type="string">
            <text:p>EAHSSFSKLVVLK</text:p>
          </table:table-cell>
        </table:table-row>
        <table:table-row table:style-name="ro1">
          <table:table-cell office:value-type="string" calcext:value-type="string">
            <text:p>TPLVPFK</text:p>
          </table:table-cell>
          <table:table-cell table:formula="of:=SUBSTITUTE(SUBSTITUTE([.A1998];&quot;(+15.99)&quot;;&quot;&quot;);&quot;(+57.02)&quot;;&quot;&quot;)" office:value-type="string" office:string-value="TPLVPFK" calcext:value-type="string">
            <text:p>TPLVPFK</text:p>
          </table:table-cell>
        </table:table-row>
        <table:table-row table:style-name="ro1">
          <table:table-cell office:value-type="string" calcext:value-type="string">
            <text:p>NGGDGPDFFRNK</text:p>
          </table:table-cell>
          <table:table-cell table:formula="of:=SUBSTITUTE(SUBSTITUTE([.A1999];&quot;(+15.99)&quot;;&quot;&quot;);&quot;(+57.02)&quot;;&quot;&quot;)" office:value-type="string" office:string-value="NGGDGPDFFRNK" calcext:value-type="string">
            <text:p>NGGDGPDFFRNK</text:p>
          </table:table-cell>
        </table:table-row>
        <table:table-row table:style-name="ro1">
          <table:table-cell office:value-type="string" calcext:value-type="string">
            <text:p>ETVLHSPQVASLK</text:p>
          </table:table-cell>
          <table:table-cell table:formula="of:=SUBSTITUTE(SUBSTITUTE([.A2000];&quot;(+15.99)&quot;;&quot;&quot;);&quot;(+57.02)&quot;;&quot;&quot;)" office:value-type="string" office:string-value="ETVLHSPQVASLK" calcext:value-type="string">
            <text:p>ETVLHSPQVASLK</text:p>
          </table:table-cell>
        </table:table-row>
        <table:table-row table:style-name="ro1">
          <table:table-cell office:value-type="string" calcext:value-type="string">
            <text:p>WVC(+57.02)VGKHTAVPK</text:p>
          </table:table-cell>
          <table:table-cell table:formula="of:=SUBSTITUTE(SUBSTITUTE([.A2001];&quot;(+15.99)&quot;;&quot;&quot;);&quot;(+57.02)&quot;;&quot;&quot;)" office:value-type="string" office:string-value="WVCVGKHTAVPK" calcext:value-type="string">
            <text:p>WVCVGKHTAVPK</text:p>
          </table:table-cell>
        </table:table-row>
        <table:table-row table:style-name="ro1">
          <table:table-cell office:value-type="string" calcext:value-type="string">
            <text:p>ALM(+15.99)GSEMTKGSAQVK</text:p>
          </table:table-cell>
          <table:table-cell table:formula="of:=SUBSTITUTE(SUBSTITUTE([.A2002];&quot;(+15.99)&quot;;&quot;&quot;);&quot;(+57.02)&quot;;&quot;&quot;)" office:value-type="string" office:string-value="ALMGSEMTKGSAQVK" calcext:value-type="string">
            <text:p>ALMGSEMTKGSAQVK</text:p>
          </table:table-cell>
        </table:table-row>
        <table:table-row table:style-name="ro1">
          <table:table-cell office:value-type="string" calcext:value-type="string">
            <text:p>AESAQLALSDPQC(+57.02)YLK</text:p>
          </table:table-cell>
          <table:table-cell table:formula="of:=SUBSTITUTE(SUBSTITUTE([.A2003];&quot;(+15.99)&quot;;&quot;&quot;);&quot;(+57.02)&quot;;&quot;&quot;)" office:value-type="string" office:string-value="AESAQLALSDPQCYLK" calcext:value-type="string">
            <text:p>AESAQLALSDPQCYLK</text:p>
          </table:table-cell>
        </table:table-row>
        <table:table-row table:style-name="ro1">
          <table:table-cell office:value-type="string" calcext:value-type="string">
            <text:p>KDSQALFC(+57.02)ASPEK</text:p>
          </table:table-cell>
          <table:table-cell table:formula="of:=SUBSTITUTE(SUBSTITUTE([.A2004];&quot;(+15.99)&quot;;&quot;&quot;);&quot;(+57.02)&quot;;&quot;&quot;)" office:value-type="string" office:string-value="KDSQALFCASPEK" calcext:value-type="string">
            <text:p>KDSQALFCASPEK</text:p>
          </table:table-cell>
        </table:table-row>
        <table:table-row table:style-name="ro1">
          <table:table-cell office:value-type="string" calcext:value-type="string">
            <text:p>EHSSYLAMMWNEK</text:p>
          </table:table-cell>
          <table:table-cell table:formula="of:=SUBSTITUTE(SUBSTITUTE([.A2005];&quot;(+15.99)&quot;;&quot;&quot;);&quot;(+57.02)&quot;;&quot;&quot;)" office:value-type="string" office:string-value="EHSSYLAMMWNEK" calcext:value-type="string">
            <text:p>EHSSYLAMMWNEK</text:p>
          </table:table-cell>
        </table:table-row>
        <table:table-row table:style-name="ro1">
          <table:table-cell office:value-type="string" calcext:value-type="string">
            <text:p>TVDYNQLLSEAR</text:p>
          </table:table-cell>
          <table:table-cell table:formula="of:=SUBSTITUTE(SUBSTITUTE([.A2006];&quot;(+15.99)&quot;;&quot;&quot;);&quot;(+57.02)&quot;;&quot;&quot;)" office:value-type="string" office:string-value="TVDYNQLLSEAR" calcext:value-type="string">
            <text:p>TVDYNQLLSEAR</text:p>
          </table:table-cell>
        </table:table-row>
        <table:table-row table:style-name="ro1">
          <table:table-cell office:value-type="string" calcext:value-type="string">
            <text:p>NGALVYC(+57.02)FAHK</text:p>
          </table:table-cell>
          <table:table-cell table:formula="of:=SUBSTITUTE(SUBSTITUTE([.A2007];&quot;(+15.99)&quot;;&quot;&quot;);&quot;(+57.02)&quot;;&quot;&quot;)" office:value-type="string" office:string-value="NGALVYCFAHK" calcext:value-type="string">
            <text:p>NGALVYCFAHK</text:p>
          </table:table-cell>
        </table:table-row>
        <table:table-row table:style-name="ro1">
          <table:table-cell office:value-type="string" calcext:value-type="string">
            <text:p>SMPTNQYMEQK</text:p>
          </table:table-cell>
          <table:table-cell table:formula="of:=SUBSTITUTE(SUBSTITUTE([.A2008];&quot;(+15.99)&quot;;&quot;&quot;);&quot;(+57.02)&quot;;&quot;&quot;)" office:value-type="string" office:string-value="SMPTNQYMEQK" calcext:value-type="string">
            <text:p>SMPTNQYMEQK</text:p>
          </table:table-cell>
        </table:table-row>
        <table:table-row table:style-name="ro1">
          <table:table-cell office:value-type="string" calcext:value-type="string">
            <text:p>ANDLATSK</text:p>
          </table:table-cell>
          <table:table-cell table:formula="of:=SUBSTITUTE(SUBSTITUTE([.A2009];&quot;(+15.99)&quot;;&quot;&quot;);&quot;(+57.02)&quot;;&quot;&quot;)" office:value-type="string" office:string-value="ANDLATSK" calcext:value-type="string">
            <text:p>ANDLATSK</text:p>
          </table:table-cell>
        </table:table-row>
        <table:table-row table:style-name="ro1">
          <table:table-cell office:value-type="string" calcext:value-type="string">
            <text:p>KM(+15.99)PQLLVHTMLAKK</text:p>
          </table:table-cell>
          <table:table-cell table:formula="of:=SUBSTITUTE(SUBSTITUTE([.A2010];&quot;(+15.99)&quot;;&quot;&quot;);&quot;(+57.02)&quot;;&quot;&quot;)" office:value-type="string" office:string-value="KMPQLLVHTMLAKK" calcext:value-type="string">
            <text:p>KMPQLLVHTMLAKK</text:p>
          </table:table-cell>
        </table:table-row>
        <table:table-row table:style-name="ro1">
          <table:table-cell office:value-type="string" calcext:value-type="string">
            <text:p>EHKVMPREPK</text:p>
          </table:table-cell>
          <table:table-cell table:formula="of:=SUBSTITUTE(SUBSTITUTE([.A2011];&quot;(+15.99)&quot;;&quot;&quot;);&quot;(+57.02)&quot;;&quot;&quot;)" office:value-type="string" office:string-value="EHKVMPREPK" calcext:value-type="string">
            <text:p>EHKVMPREPK</text:p>
          </table:table-cell>
        </table:table-row>
        <table:table-row table:style-name="ro1">
          <table:table-cell office:value-type="string" calcext:value-type="string">
            <text:p>LAPVELDK</text:p>
          </table:table-cell>
          <table:table-cell table:formula="of:=SUBSTITUTE(SUBSTITUTE([.A2012];&quot;(+15.99)&quot;;&quot;&quot;);&quot;(+57.02)&quot;;&quot;&quot;)" office:value-type="string" office:string-value="LAPVELDK" calcext:value-type="string">
            <text:p>LAPVELDK</text:p>
          </table:table-cell>
        </table:table-row>
        <table:table-row table:style-name="ro1">
          <table:table-cell office:value-type="string" calcext:value-type="string">
            <text:p>EMC(+57.02)HLDNVSAQVLR</text:p>
          </table:table-cell>
          <table:table-cell table:formula="of:=SUBSTITUTE(SUBSTITUTE([.A2013];&quot;(+15.99)&quot;;&quot;&quot;);&quot;(+57.02)&quot;;&quot;&quot;)" office:value-type="string" office:string-value="EMCHLDNVSAQVLR" calcext:value-type="string">
            <text:p>EMCHLDNVSAQVLR</text:p>
          </table:table-cell>
        </table:table-row>
        <table:table-row table:style-name="ro1">
          <table:table-cell office:value-type="string" calcext:value-type="string">
            <text:p>QNVTTVSTVQEVGPR</text:p>
          </table:table-cell>
          <table:table-cell table:formula="of:=SUBSTITUTE(SUBSTITUTE([.A2014];&quot;(+15.99)&quot;;&quot;&quot;);&quot;(+57.02)&quot;;&quot;&quot;)" office:value-type="string" office:string-value="QNVTTVSTVQEVGPR" calcext:value-type="string">
            <text:p>QNVTTVSTVQEVGPR</text:p>
          </table:table-cell>
        </table:table-row>
        <table:table-row table:style-name="ro1">
          <table:table-cell office:value-type="string" calcext:value-type="string">
            <text:p>EHLGTWLGPDETNK</text:p>
          </table:table-cell>
          <table:table-cell table:formula="of:=SUBSTITUTE(SUBSTITUTE([.A2015];&quot;(+15.99)&quot;;&quot;&quot;);&quot;(+57.02)&quot;;&quot;&quot;)" office:value-type="string" office:string-value="EHLGTWLGPDETNK" calcext:value-type="string">
            <text:p>EHLGTWLGPDETNK</text:p>
          </table:table-cell>
        </table:table-row>
        <table:table-row table:style-name="ro1">
          <table:table-cell office:value-type="string" calcext:value-type="string">
            <text:p>YHRKAVEGVNFGK</text:p>
          </table:table-cell>
          <table:table-cell table:formula="of:=SUBSTITUTE(SUBSTITUTE([.A2016];&quot;(+15.99)&quot;;&quot;&quot;);&quot;(+57.02)&quot;;&quot;&quot;)" office:value-type="string" office:string-value="YHRKAVEGVNFGK" calcext:value-type="string">
            <text:p>YHRKAVEGVNFGK</text:p>
          </table:table-cell>
        </table:table-row>
        <table:table-row table:style-name="ro1">
          <table:table-cell office:value-type="string" calcext:value-type="string">
            <text:p>SSLASSTTK</text:p>
          </table:table-cell>
          <table:table-cell table:formula="of:=SUBSTITUTE(SUBSTITUTE([.A2017];&quot;(+15.99)&quot;;&quot;&quot;);&quot;(+57.02)&quot;;&quot;&quot;)" office:value-type="string" office:string-value="SSLASSTTK" calcext:value-type="string">
            <text:p>SSLASSTTK</text:p>
          </table:table-cell>
        </table:table-row>
        <table:table-row table:style-name="ro1">
          <table:table-cell office:value-type="string" calcext:value-type="string">
            <text:p>KFVKKLVC(+57.02)WEEVQK</text:p>
          </table:table-cell>
          <table:table-cell table:formula="of:=SUBSTITUTE(SUBSTITUTE([.A2018];&quot;(+15.99)&quot;;&quot;&quot;);&quot;(+57.02)&quot;;&quot;&quot;)" office:value-type="string" office:string-value="KFVKKLVCWEEVQK" calcext:value-type="string">
            <text:p>KFVKKLVCWEEVQK</text:p>
          </table:table-cell>
        </table:table-row>
        <table:table-row table:style-name="ro1">
          <table:table-cell office:value-type="string" calcext:value-type="string">
            <text:p>TTTNVAQGMLK</text:p>
          </table:table-cell>
          <table:table-cell table:formula="of:=SUBSTITUTE(SUBSTITUTE([.A2019];&quot;(+15.99)&quot;;&quot;&quot;);&quot;(+57.02)&quot;;&quot;&quot;)" office:value-type="string" office:string-value="TTTNVAQGMLK" calcext:value-type="string">
            <text:p>TTTNVAQGMLK</text:p>
          </table:table-cell>
        </table:table-row>
        <table:table-row table:style-name="ro1">
          <table:table-cell office:value-type="string" calcext:value-type="string">
            <text:p>SSSAAEGLLAGVR</text:p>
          </table:table-cell>
          <table:table-cell table:formula="of:=SUBSTITUTE(SUBSTITUTE([.A2020];&quot;(+15.99)&quot;;&quot;&quot;);&quot;(+57.02)&quot;;&quot;&quot;)" office:value-type="string" office:string-value="SSSAAEGLLAGVR" calcext:value-type="string">
            <text:p>SSSAAEGLLAGVR</text:p>
          </table:table-cell>
        </table:table-row>
        <table:table-row table:style-name="ro1">
          <table:table-cell office:value-type="string" calcext:value-type="string">
            <text:p>EVLEHKVSFK</text:p>
          </table:table-cell>
          <table:table-cell table:formula="of:=SUBSTITUTE(SUBSTITUTE([.A2021];&quot;(+15.99)&quot;;&quot;&quot;);&quot;(+57.02)&quot;;&quot;&quot;)" office:value-type="string" office:string-value="EVLEHKVSFK" calcext:value-type="string">
            <text:p>EVLEHKVSFK</text:p>
          </table:table-cell>
        </table:table-row>
        <table:table-row table:style-name="ro1">
          <table:table-cell office:value-type="string" calcext:value-type="string">
            <text:p>EAWAHANSLAEEYR</text:p>
          </table:table-cell>
          <table:table-cell table:formula="of:=SUBSTITUTE(SUBSTITUTE([.A2022];&quot;(+15.99)&quot;;&quot;&quot;);&quot;(+57.02)&quot;;&quot;&quot;)" office:value-type="string" office:string-value="EAWAHANSLAEEYR" calcext:value-type="string">
            <text:p>EAWAHANSLAEEYR</text:p>
          </table:table-cell>
        </table:table-row>
        <table:table-row table:style-name="ro1">
          <table:table-cell office:value-type="string" calcext:value-type="string">
            <text:p>SM(+15.99)LEEVDDPAK</text:p>
          </table:table-cell>
          <table:table-cell table:formula="of:=SUBSTITUTE(SUBSTITUTE([.A2023];&quot;(+15.99)&quot;;&quot;&quot;);&quot;(+57.02)&quot;;&quot;&quot;)" office:value-type="string" office:string-value="SMLEEVDDPAK" calcext:value-type="string">
            <text:p>SMLEEVDDPAK</text:p>
          </table:table-cell>
        </table:table-row>
        <table:table-row table:style-name="ro1">
          <table:table-cell office:value-type="string" calcext:value-type="string">
            <text:p>ELELSFELENTGVALLR</text:p>
          </table:table-cell>
          <table:table-cell table:formula="of:=SUBSTITUTE(SUBSTITUTE([.A2024];&quot;(+15.99)&quot;;&quot;&quot;);&quot;(+57.02)&quot;;&quot;&quot;)" office:value-type="string" office:string-value="ELELSFELENTGVALLR" calcext:value-type="string">
            <text:p>ELELSFELENTGVALLR</text:p>
          </table:table-cell>
        </table:table-row>
        <table:table-row table:style-name="ro1">
          <table:table-cell office:value-type="string" calcext:value-type="string">
            <text:p>WWC(+57.02)AEAM(+15.99)TSLR</text:p>
          </table:table-cell>
          <table:table-cell table:formula="of:=SUBSTITUTE(SUBSTITUTE([.A2025];&quot;(+15.99)&quot;;&quot;&quot;);&quot;(+57.02)&quot;;&quot;&quot;)" office:value-type="string" office:string-value="WWCAEAMTSLR" calcext:value-type="string">
            <text:p>WWCAEAMTSLR</text:p>
          </table:table-cell>
        </table:table-row>
        <table:table-row table:style-name="ro1">
          <table:table-cell office:value-type="string" calcext:value-type="string">
            <text:p>WEC(+57.02)EAGTALLGLGLTKK</text:p>
          </table:table-cell>
          <table:table-cell table:formula="of:=SUBSTITUTE(SUBSTITUTE([.A2026];&quot;(+15.99)&quot;;&quot;&quot;);&quot;(+57.02)&quot;;&quot;&quot;)" office:value-type="string" office:string-value="WECEAGTALLGLGLTKK" calcext:value-type="string">
            <text:p>WECEAGTALLGLGLTKK</text:p>
          </table:table-cell>
        </table:table-row>
        <table:table-row table:style-name="ro1">
          <table:table-cell office:value-type="string" calcext:value-type="string">
            <text:p>VVPM(+15.99)PAKEYR</text:p>
          </table:table-cell>
          <table:table-cell table:formula="of:=SUBSTITUTE(SUBSTITUTE([.A2027];&quot;(+15.99)&quot;;&quot;&quot;);&quot;(+57.02)&quot;;&quot;&quot;)" office:value-type="string" office:string-value="VVPMPAKEYR" calcext:value-type="string">
            <text:p>VVPMPAKEYR</text:p>
          </table:table-cell>
        </table:table-row>
        <table:table-row table:style-name="ro1">
          <table:table-cell office:value-type="string" calcext:value-type="string">
            <text:p>KDQRNVC(+57.02)LVAAR</text:p>
          </table:table-cell>
          <table:table-cell table:formula="of:=SUBSTITUTE(SUBSTITUTE([.A2028];&quot;(+15.99)&quot;;&quot;&quot;);&quot;(+57.02)&quot;;&quot;&quot;)" office:value-type="string" office:string-value="KDQRNVCLVAAR" calcext:value-type="string">
            <text:p>KDQRNVCLVAAR</text:p>
          </table:table-cell>
        </table:table-row>
        <table:table-row table:style-name="ro1">
          <table:table-cell office:value-type="string" calcext:value-type="string">
            <text:p>RRSLLGNMPVK</text:p>
          </table:table-cell>
          <table:table-cell table:formula="of:=SUBSTITUTE(SUBSTITUTE([.A2029];&quot;(+15.99)&quot;;&quot;&quot;);&quot;(+57.02)&quot;;&quot;&quot;)" office:value-type="string" office:string-value="RRSLLGNMPVK" calcext:value-type="string">
            <text:p>RRSLLGNMPVK</text:p>
          </table:table-cell>
        </table:table-row>
        <table:table-row table:style-name="ro1">
          <table:table-cell office:value-type="string" calcext:value-type="string">
            <text:p>TTEAHC(+57.02)STYK</text:p>
          </table:table-cell>
          <table:table-cell table:formula="of:=SUBSTITUTE(SUBSTITUTE([.A2030];&quot;(+15.99)&quot;;&quot;&quot;);&quot;(+57.02)&quot;;&quot;&quot;)" office:value-type="string" office:string-value="TTEAHCSTYK" calcext:value-type="string">
            <text:p>TTEAHCSTYK</text:p>
          </table:table-cell>
        </table:table-row>
        <table:table-row table:style-name="ro1">
          <table:table-cell office:value-type="string" calcext:value-type="string">
            <text:p>EEDEALSLLK</text:p>
          </table:table-cell>
          <table:table-cell table:formula="of:=SUBSTITUTE(SUBSTITUTE([.A2031];&quot;(+15.99)&quot;;&quot;&quot;);&quot;(+57.02)&quot;;&quot;&quot;)" office:value-type="string" office:string-value="EEDEALSLLK" calcext:value-type="string">
            <text:p>EEDEALSLLK</text:p>
          </table:table-cell>
        </table:table-row>
        <table:table-row table:style-name="ro1">
          <table:table-cell office:value-type="string" calcext:value-type="string">
            <text:p>WWLAHWLYGR</text:p>
          </table:table-cell>
          <table:table-cell table:formula="of:=SUBSTITUTE(SUBSTITUTE([.A2032];&quot;(+15.99)&quot;;&quot;&quot;);&quot;(+57.02)&quot;;&quot;&quot;)" office:value-type="string" office:string-value="WWLAHWLYGR" calcext:value-type="string">
            <text:p>WWLAHWLYGR</text:p>
          </table:table-cell>
        </table:table-row>
        <table:table-row table:style-name="ro1">
          <table:table-cell office:value-type="string" calcext:value-type="string">
            <text:p>TSHVYLK</text:p>
          </table:table-cell>
          <table:table-cell table:formula="of:=SUBSTITUTE(SUBSTITUTE([.A2033];&quot;(+15.99)&quot;;&quot;&quot;);&quot;(+57.02)&quot;;&quot;&quot;)" office:value-type="string" office:string-value="TSHVYLK" calcext:value-type="string">
            <text:p>TSHVYLK</text:p>
          </table:table-cell>
        </table:table-row>
        <table:table-row table:style-name="ro1">
          <table:table-cell office:value-type="string" calcext:value-type="string">
            <text:p>WKSDLR</text:p>
          </table:table-cell>
          <table:table-cell table:formula="of:=SUBSTITUTE(SUBSTITUTE([.A2034];&quot;(+15.99)&quot;;&quot;&quot;);&quot;(+57.02)&quot;;&quot;&quot;)" office:value-type="string" office:string-value="WKSDLR" calcext:value-type="string">
            <text:p>WKSDLR</text:p>
          </table:table-cell>
        </table:table-row>
        <table:table-row table:style-name="ro2">
          <table:table-cell office:value-type="string" calcext:value-type="string">
            <text:p>C(+57.02)MHVTEVYGDLDSVAVTHR</text:p>
          </table:table-cell>
          <table:table-cell table:formula="of:=SUBSTITUTE(SUBSTITUTE([.A2035];&quot;(+15.99)&quot;;&quot;&quot;);&quot;(+57.02)&quot;;&quot;&quot;)" office:value-type="string" office:string-value="CMHVTEVYGDLDSVAVTHR" calcext:value-type="string">
            <text:p>CMHVTEVYGDLDSVAVTHR</text:p>
          </table:table-cell>
        </table:table-row>
        <table:table-row table:style-name="ro1">
          <table:table-cell office:value-type="string" calcext:value-type="string">
            <text:p>QNHLANDSEALK</text:p>
          </table:table-cell>
          <table:table-cell table:formula="of:=SUBSTITUTE(SUBSTITUTE([.A2036];&quot;(+15.99)&quot;;&quot;&quot;);&quot;(+57.02)&quot;;&quot;&quot;)" office:value-type="string" office:string-value="QNHLANDSEALK" calcext:value-type="string">
            <text:p>QNHLANDSEALK</text:p>
          </table:table-cell>
        </table:table-row>
        <table:table-row table:style-name="ro1">
          <table:table-cell office:value-type="string" calcext:value-type="string">
            <text:p>LVWMQVDGTLADLK</text:p>
          </table:table-cell>
          <table:table-cell table:formula="of:=SUBSTITUTE(SUBSTITUTE([.A2037];&quot;(+15.99)&quot;;&quot;&quot;);&quot;(+57.02)&quot;;&quot;&quot;)" office:value-type="string" office:string-value="LVWMQVDGTLADLK" calcext:value-type="string">
            <text:p>LVWMQVDGTLADLK</text:p>
          </table:table-cell>
        </table:table-row>
        <table:table-row table:style-name="ro1">
          <table:table-cell office:value-type="string" calcext:value-type="string">
            <text:p>KAAWWAVKVAR</text:p>
          </table:table-cell>
          <table:table-cell table:formula="of:=SUBSTITUTE(SUBSTITUTE([.A2038];&quot;(+15.99)&quot;;&quot;&quot;);&quot;(+57.02)&quot;;&quot;&quot;)" office:value-type="string" office:string-value="KAAWWAVKVAR" calcext:value-type="string">
            <text:p>KAAWWAVKVAR</text:p>
          </table:table-cell>
        </table:table-row>
        <table:table-row table:style-name="ro1">
          <table:table-cell office:value-type="string" calcext:value-type="string">
            <text:p>EEWC(+57.02)EGKASK</text:p>
          </table:table-cell>
          <table:table-cell table:formula="of:=SUBSTITUTE(SUBSTITUTE([.A2039];&quot;(+15.99)&quot;;&quot;&quot;);&quot;(+57.02)&quot;;&quot;&quot;)" office:value-type="string" office:string-value="EEWCEGKASK" calcext:value-type="string">
            <text:p>EEWCEGKASK</text:p>
          </table:table-cell>
        </table:table-row>
        <table:table-row table:style-name="ro1">
          <table:table-cell office:value-type="string" calcext:value-type="string">
            <text:p>SPYVEC(+57.02)TAGPAK</text:p>
          </table:table-cell>
          <table:table-cell table:formula="of:=SUBSTITUTE(SUBSTITUTE([.A2040];&quot;(+15.99)&quot;;&quot;&quot;);&quot;(+57.02)&quot;;&quot;&quot;)" office:value-type="string" office:string-value="SPYVECTAGPAK" calcext:value-type="string">
            <text:p>SPYVECTAGPAK</text:p>
          </table:table-cell>
        </table:table-row>
        <table:table-row table:style-name="ro1">
          <table:table-cell office:value-type="string" calcext:value-type="string">
            <text:p>QMEAWEHTK</text:p>
          </table:table-cell>
          <table:table-cell table:formula="of:=SUBSTITUTE(SUBSTITUTE([.A2041];&quot;(+15.99)&quot;;&quot;&quot;);&quot;(+57.02)&quot;;&quot;&quot;)" office:value-type="string" office:string-value="QMEAWEHTK" calcext:value-type="string">
            <text:p>QMEAWEHTK</text:p>
          </table:table-cell>
        </table:table-row>
        <table:table-row table:style-name="ro2">
          <table:table-cell office:value-type="string" calcext:value-type="string">
            <text:p>WWPDMQDQDM(+15.99)TNANLDLK</text:p>
          </table:table-cell>
          <table:table-cell table:formula="of:=SUBSTITUTE(SUBSTITUTE([.A2042];&quot;(+15.99)&quot;;&quot;&quot;);&quot;(+57.02)&quot;;&quot;&quot;)" office:value-type="string" office:string-value="WWPDMQDQDMTNANLDLK" calcext:value-type="string">
            <text:p>WWPDMQDQDMTNANLDLK</text:p>
          </table:table-cell>
        </table:table-row>
        <table:table-row table:style-name="ro1">
          <table:table-cell office:value-type="string" calcext:value-type="string">
            <text:p>KYWWGFLLLM(+15.99)M(+15.99)QK</text:p>
          </table:table-cell>
          <table:table-cell table:formula="of:=SUBSTITUTE(SUBSTITUTE([.A2043];&quot;(+15.99)&quot;;&quot;&quot;);&quot;(+57.02)&quot;;&quot;&quot;)" office:value-type="string" office:string-value="KYWWGFLLLMMQK" calcext:value-type="string">
            <text:p>KYWWGFLLLMMQK</text:p>
          </table:table-cell>
        </table:table-row>
        <table:table-row table:style-name="ro1">
          <table:table-cell office:value-type="string" calcext:value-type="string">
            <text:p>MENC(+57.02)VLLMMK</text:p>
          </table:table-cell>
          <table:table-cell table:formula="of:=SUBSTITUTE(SUBSTITUTE([.A2044];&quot;(+15.99)&quot;;&quot;&quot;);&quot;(+57.02)&quot;;&quot;&quot;)" office:value-type="string" office:string-value="MENCVLLMMK" calcext:value-type="string">
            <text:p>MENCVLLMMK</text:p>
          </table:table-cell>
        </table:table-row>
        <table:table-row table:style-name="ro1">
          <table:table-cell office:value-type="string" calcext:value-type="string">
            <text:p>C(+57.02)MYEQVGGPK</text:p>
          </table:table-cell>
          <table:table-cell table:formula="of:=SUBSTITUTE(SUBSTITUTE([.A2045];&quot;(+15.99)&quot;;&quot;&quot;);&quot;(+57.02)&quot;;&quot;&quot;)" office:value-type="string" office:string-value="CMYEQVGGPK" calcext:value-type="string">
            <text:p>CMYEQVGGPK</text:p>
          </table:table-cell>
        </table:table-row>
        <table:table-row table:style-name="ro1">
          <table:table-cell office:value-type="string" calcext:value-type="string">
            <text:p>VDMWC(+57.02)TTDLDLK</text:p>
          </table:table-cell>
          <table:table-cell table:formula="of:=SUBSTITUTE(SUBSTITUTE([.A2046];&quot;(+15.99)&quot;;&quot;&quot;);&quot;(+57.02)&quot;;&quot;&quot;)" office:value-type="string" office:string-value="VDMWCTTDLDLK" calcext:value-type="string">
            <text:p>VDMWCTTDLDLK</text:p>
          </table:table-cell>
        </table:table-row>
        <table:table-row table:style-name="ro1">
          <table:table-cell office:value-type="string" calcext:value-type="string">
            <text:p>LM(+15.99)GGGGDYPREMRGR</text:p>
          </table:table-cell>
          <table:table-cell table:formula="of:=SUBSTITUTE(SUBSTITUTE([.A2047];&quot;(+15.99)&quot;;&quot;&quot;);&quot;(+57.02)&quot;;&quot;&quot;)" office:value-type="string" office:string-value="LMGGGGDYPREMRGR" calcext:value-type="string">
            <text:p>LMGGGGDYPREMRGR</text:p>
          </table:table-cell>
        </table:table-row>
        <table:table-row table:style-name="ro1">
          <table:table-cell office:value-type="string" calcext:value-type="string">
            <text:p>FSSPAFLM(+15.99)DDK</text:p>
          </table:table-cell>
          <table:table-cell table:formula="of:=SUBSTITUTE(SUBSTITUTE([.A2048];&quot;(+15.99)&quot;;&quot;&quot;);&quot;(+57.02)&quot;;&quot;&quot;)" office:value-type="string" office:string-value="FSSPAFLMDDK" calcext:value-type="string">
            <text:p>FSSPAFLMDDK</text:p>
          </table:table-cell>
        </table:table-row>
        <table:table-row table:style-name="ro1">
          <table:table-cell office:value-type="string" calcext:value-type="string">
            <text:p>QLNATLEMWAVK</text:p>
          </table:table-cell>
          <table:table-cell table:formula="of:=SUBSTITUTE(SUBSTITUTE([.A2049];&quot;(+15.99)&quot;;&quot;&quot;);&quot;(+57.02)&quot;;&quot;&quot;)" office:value-type="string" office:string-value="QLNATLEMWAVK" calcext:value-type="string">
            <text:p>QLNATLEMWAVK</text:p>
          </table:table-cell>
        </table:table-row>
        <table:table-row table:style-name="ro1">
          <table:table-cell office:value-type="string" calcext:value-type="string">
            <text:p>LNLSEMSRWQR</text:p>
          </table:table-cell>
          <table:table-cell table:formula="of:=SUBSTITUTE(SUBSTITUTE([.A2050];&quot;(+15.99)&quot;;&quot;&quot;);&quot;(+57.02)&quot;;&quot;&quot;)" office:value-type="string" office:string-value="LNLSEMSRWQR" calcext:value-type="string">
            <text:p>LNLSEMSRWQR</text:p>
          </table:table-cell>
        </table:table-row>
        <table:table-row table:style-name="ro1">
          <table:table-cell office:value-type="string" calcext:value-type="string">
            <text:p>GYWPM(+15.99)GWEWNERAK</text:p>
          </table:table-cell>
          <table:table-cell table:formula="of:=SUBSTITUTE(SUBSTITUTE([.A2051];&quot;(+15.99)&quot;;&quot;&quot;);&quot;(+57.02)&quot;;&quot;&quot;)" office:value-type="string" office:string-value="GYWPMGWEWNERAK" calcext:value-type="string">
            <text:p>GYWPMGWEWNERAK</text:p>
          </table:table-cell>
        </table:table-row>
        <table:table-row table:style-name="ro1">
          <table:table-cell office:value-type="string" calcext:value-type="string">
            <text:p>VAAKVLEVTNK</text:p>
          </table:table-cell>
          <table:table-cell table:formula="of:=SUBSTITUTE(SUBSTITUTE([.A2052];&quot;(+15.99)&quot;;&quot;&quot;);&quot;(+57.02)&quot;;&quot;&quot;)" office:value-type="string" office:string-value="VAAKVLEVTNK" calcext:value-type="string">
            <text:p>VAAKVLEVTNK</text:p>
          </table:table-cell>
        </table:table-row>
        <table:table-row table:style-name="ro1">
          <table:table-cell office:value-type="string" calcext:value-type="string">
            <text:p>EELNFEPC(+57.02)STNK</text:p>
          </table:table-cell>
          <table:table-cell table:formula="of:=SUBSTITUTE(SUBSTITUTE([.A2053];&quot;(+15.99)&quot;;&quot;&quot;);&quot;(+57.02)&quot;;&quot;&quot;)" office:value-type="string" office:string-value="EELNFEPCSTNK" calcext:value-type="string">
            <text:p>EELNFEPCSTNK</text:p>
          </table:table-cell>
        </table:table-row>
        <table:table-row table:style-name="ro2">
          <table:table-cell office:value-type="string" calcext:value-type="string">
            <text:p>DNGNAAAGTEC(+57.02)LLSGWGNTR</text:p>
          </table:table-cell>
          <table:table-cell table:formula="of:=SUBSTITUTE(SUBSTITUTE([.A2054];&quot;(+15.99)&quot;;&quot;&quot;);&quot;(+57.02)&quot;;&quot;&quot;)" office:value-type="string" office:string-value="DNGNAAAGTECLLSGWGNTR" calcext:value-type="string">
            <text:p>DNGNAAAGTECLLSGWGNTR</text:p>
          </table:table-cell>
        </table:table-row>
        <table:table-row table:style-name="ro1">
          <table:table-cell office:value-type="string" calcext:value-type="string">
            <text:p>FRQDLAQAEELTMTVEK</text:p>
          </table:table-cell>
          <table:table-cell table:formula="of:=SUBSTITUTE(SUBSTITUTE([.A2055];&quot;(+15.99)&quot;;&quot;&quot;);&quot;(+57.02)&quot;;&quot;&quot;)" office:value-type="string" office:string-value="FRQDLAQAEELTMTVEK" calcext:value-type="string">
            <text:p>FRQDLAQAEELTMTVEK</text:p>
          </table:table-cell>
        </table:table-row>
        <table:table-row table:style-name="ro1">
          <table:table-cell office:value-type="string" calcext:value-type="string">
            <text:p>ETGSLPVATM(+15.99)AEDAAAK</text:p>
          </table:table-cell>
          <table:table-cell table:formula="of:=SUBSTITUTE(SUBSTITUTE([.A2056];&quot;(+15.99)&quot;;&quot;&quot;);&quot;(+57.02)&quot;;&quot;&quot;)" office:value-type="string" office:string-value="ETGSLPVATMAEDAAAK" calcext:value-type="string">
            <text:p>ETGSLPVATMAEDAAAK</text:p>
          </table:table-cell>
        </table:table-row>
        <table:table-row table:style-name="ro2">
          <table:table-cell office:value-type="string" calcext:value-type="string">
            <text:p>MTWVETRPTM(+15.99)ESLEC(+57.02)SVAR</text:p>
          </table:table-cell>
          <table:table-cell table:formula="of:=SUBSTITUTE(SUBSTITUTE([.A2057];&quot;(+15.99)&quot;;&quot;&quot;);&quot;(+57.02)&quot;;&quot;&quot;)" office:value-type="string" office:string-value="MTWVETRPTMESLECSVAR" calcext:value-type="string">
            <text:p>MTWVETRPTMESLECSVAR</text:p>
          </table:table-cell>
        </table:table-row>
        <table:table-row table:style-name="ro1">
          <table:table-cell office:value-type="string" calcext:value-type="string">
            <text:p>C(+57.02)GM(+15.99)TMAVDALSK</text:p>
          </table:table-cell>
          <table:table-cell table:formula="of:=SUBSTITUTE(SUBSTITUTE([.A2058];&quot;(+15.99)&quot;;&quot;&quot;);&quot;(+57.02)&quot;;&quot;&quot;)" office:value-type="string" office:string-value="CGMTMAVDALSK" calcext:value-type="string">
            <text:p>CGMTMAVDALSK</text:p>
          </table:table-cell>
        </table:table-row>
        <table:table-row table:style-name="ro1">
          <table:table-cell office:value-type="string" calcext:value-type="string">
            <text:p>RGNPPVFLNSSAEDGFK</text:p>
          </table:table-cell>
          <table:table-cell table:formula="of:=SUBSTITUTE(SUBSTITUTE([.A2059];&quot;(+15.99)&quot;;&quot;&quot;);&quot;(+57.02)&quot;;&quot;&quot;)" office:value-type="string" office:string-value="RGNPPVFLNSSAEDGFK" calcext:value-type="string">
            <text:p>RGNPPVFLNSSAEDGFK</text:p>
          </table:table-cell>
        </table:table-row>
        <table:table-row table:style-name="ro1">
          <table:table-cell office:value-type="string" calcext:value-type="string">
            <text:p>HYDALLDTLYGKK</text:p>
          </table:table-cell>
          <table:table-cell table:formula="of:=SUBSTITUTE(SUBSTITUTE([.A2060];&quot;(+15.99)&quot;;&quot;&quot;);&quot;(+57.02)&quot;;&quot;&quot;)" office:value-type="string" office:string-value="HYDALLDTLYGKK" calcext:value-type="string">
            <text:p>HYDALLDTLYGKK</text:p>
          </table:table-cell>
        </table:table-row>
        <table:table-row table:style-name="ro1">
          <table:table-cell office:value-type="string" calcext:value-type="string">
            <text:p>ENQETMDLVDR</text:p>
          </table:table-cell>
          <table:table-cell table:formula="of:=SUBSTITUTE(SUBSTITUTE([.A2061];&quot;(+15.99)&quot;;&quot;&quot;);&quot;(+57.02)&quot;;&quot;&quot;)" office:value-type="string" office:string-value="ENQETMDLVDR" calcext:value-type="string">
            <text:p>ENQETMDLVDR</text:p>
          </table:table-cell>
        </table:table-row>
        <table:table-row table:style-name="ro1">
          <table:table-cell office:value-type="string" calcext:value-type="string">
            <text:p>SM(+15.99)QALADPETR</text:p>
          </table:table-cell>
          <table:table-cell table:formula="of:=SUBSTITUTE(SUBSTITUTE([.A2062];&quot;(+15.99)&quot;;&quot;&quot;);&quot;(+57.02)&quot;;&quot;&quot;)" office:value-type="string" office:string-value="SMQALADPETR" calcext:value-type="string">
            <text:p>SMQALADPETR</text:p>
          </table:table-cell>
        </table:table-row>
        <table:table-row table:style-name="ro1">
          <table:table-cell office:value-type="string" calcext:value-type="string">
            <text:p>DDDC(+57.02)RVLLNAVLVVQHR</text:p>
          </table:table-cell>
          <table:table-cell table:formula="of:=SUBSTITUTE(SUBSTITUTE([.A2063];&quot;(+15.99)&quot;;&quot;&quot;);&quot;(+57.02)&quot;;&quot;&quot;)" office:value-type="string" office:string-value="DDDCRVLLNAVLVVQHR" calcext:value-type="string">
            <text:p>DDDCRVLLNAVLVVQHR</text:p>
          </table:table-cell>
        </table:table-row>
        <table:table-row table:style-name="ro1">
          <table:table-cell office:value-type="string" calcext:value-type="string">
            <text:p>VC(+57.02)NTMWVAKVGPGK</text:p>
          </table:table-cell>
          <table:table-cell table:formula="of:=SUBSTITUTE(SUBSTITUTE([.A2064];&quot;(+15.99)&quot;;&quot;&quot;);&quot;(+57.02)&quot;;&quot;&quot;)" office:value-type="string" office:string-value="VCNTMWVAKVGPGK" calcext:value-type="string">
            <text:p>VCNTMWVAKVGPGK</text:p>
          </table:table-cell>
        </table:table-row>
        <table:table-row table:style-name="ro1">
          <table:table-cell office:value-type="string" calcext:value-type="string">
            <text:p>RWFDAALSAFAAHQK</text:p>
          </table:table-cell>
          <table:table-cell table:formula="of:=SUBSTITUTE(SUBSTITUTE([.A2065];&quot;(+15.99)&quot;;&quot;&quot;);&quot;(+57.02)&quot;;&quot;&quot;)" office:value-type="string" office:string-value="RWFDAALSAFAAHQK" calcext:value-type="string">
            <text:p>RWFDAALSAFAAHQK</text:p>
          </table:table-cell>
        </table:table-row>
        <table:table-row table:style-name="ro1">
          <table:table-cell office:value-type="string" calcext:value-type="string">
            <text:p>YC(+57.02)QPLLQLTPSGLVVVK</text:p>
          </table:table-cell>
          <table:table-cell table:formula="of:=SUBSTITUTE(SUBSTITUTE([.A2066];&quot;(+15.99)&quot;;&quot;&quot;);&quot;(+57.02)&quot;;&quot;&quot;)" office:value-type="string" office:string-value="YCQPLLQLTPSGLVVVK" calcext:value-type="string">
            <text:p>YCQPLLQLTPSGLVVVK</text:p>
          </table:table-cell>
        </table:table-row>
        <table:table-row table:style-name="ro1">
          <table:table-cell office:value-type="string" calcext:value-type="string">
            <text:p>EPNHDDDQLK</text:p>
          </table:table-cell>
          <table:table-cell table:formula="of:=SUBSTITUTE(SUBSTITUTE([.A2067];&quot;(+15.99)&quot;;&quot;&quot;);&quot;(+57.02)&quot;;&quot;&quot;)" office:value-type="string" office:string-value="EPNHDDDQLK" calcext:value-type="string">
            <text:p>EPNHDDDQLK</text:p>
          </table:table-cell>
        </table:table-row>
        <table:table-row table:style-name="ro1">
          <table:table-cell office:value-type="string" calcext:value-type="string">
            <text:p>TVPTPVLFK</text:p>
          </table:table-cell>
          <table:table-cell table:formula="of:=SUBSTITUTE(SUBSTITUTE([.A2068];&quot;(+15.99)&quot;;&quot;&quot;);&quot;(+57.02)&quot;;&quot;&quot;)" office:value-type="string" office:string-value="TVPTPVLFK" calcext:value-type="string">
            <text:p>TVPTPVLFK</text:p>
          </table:table-cell>
        </table:table-row>
        <table:table-row table:style-name="ro1">
          <table:table-cell office:value-type="string" calcext:value-type="string">
            <text:p>M(+15.99)RYLDLSDPDEFQK</text:p>
          </table:table-cell>
          <table:table-cell table:formula="of:=SUBSTITUTE(SUBSTITUTE([.A2069];&quot;(+15.99)&quot;;&quot;&quot;);&quot;(+57.02)&quot;;&quot;&quot;)" office:value-type="string" office:string-value="MRYLDLSDPDEFQK" calcext:value-type="string">
            <text:p>MRYLDLSDPDEFQK</text:p>
          </table:table-cell>
        </table:table-row>
        <table:table-row table:style-name="ro1">
          <table:table-cell office:value-type="string" calcext:value-type="string">
            <text:p>DSGHNAESVAVTLGPK</text:p>
          </table:table-cell>
          <table:table-cell table:formula="of:=SUBSTITUTE(SUBSTITUTE([.A2070];&quot;(+15.99)&quot;;&quot;&quot;);&quot;(+57.02)&quot;;&quot;&quot;)" office:value-type="string" office:string-value="DSGHNAESVAVTLGPK" calcext:value-type="string">
            <text:p>DSGHNAESVAVTLGPK</text:p>
          </table:table-cell>
        </table:table-row>
        <table:table-row table:style-name="ro1">
          <table:table-cell office:value-type="string" calcext:value-type="string">
            <text:p>QNTYFLYEDTPRR</text:p>
          </table:table-cell>
          <table:table-cell table:formula="of:=SUBSTITUTE(SUBSTITUTE([.A2071];&quot;(+15.99)&quot;;&quot;&quot;);&quot;(+57.02)&quot;;&quot;&quot;)" office:value-type="string" office:string-value="QNTYFLYEDTPRR" calcext:value-type="string">
            <text:p>QNTYFLYEDTPRR</text:p>
          </table:table-cell>
        </table:table-row>
        <table:table-row table:style-name="ro1">
          <table:table-cell office:value-type="string" calcext:value-type="string">
            <text:p>MGATPAADQHYAK</text:p>
          </table:table-cell>
          <table:table-cell table:formula="of:=SUBSTITUTE(SUBSTITUTE([.A2072];&quot;(+15.99)&quot;;&quot;&quot;);&quot;(+57.02)&quot;;&quot;&quot;)" office:value-type="string" office:string-value="MGATPAADQHYAK" calcext:value-type="string">
            <text:p>MGATPAADQHYAK</text:p>
          </table:table-cell>
        </table:table-row>
        <table:table-row table:style-name="ro2">
          <table:table-cell office:value-type="string" calcext:value-type="string">
            <text:p>DVSPNADRGANAVLAAAK</text:p>
          </table:table-cell>
          <table:table-cell table:formula="of:=SUBSTITUTE(SUBSTITUTE([.A2073];&quot;(+15.99)&quot;;&quot;&quot;);&quot;(+57.02)&quot;;&quot;&quot;)" office:value-type="string" office:string-value="DVSPNADRGANAVLAAAK" calcext:value-type="string">
            <text:p>DVSPNADRGANAVLAAAK</text:p>
          </table:table-cell>
        </table:table-row>
        <table:table-row table:style-name="ro1">
          <table:table-cell office:value-type="string" calcext:value-type="string">
            <text:p>C(+57.02)PTPC(+57.02)ANAGQR</text:p>
          </table:table-cell>
          <table:table-cell table:formula="of:=SUBSTITUTE(SUBSTITUTE([.A2074];&quot;(+15.99)&quot;;&quot;&quot;);&quot;(+57.02)&quot;;&quot;&quot;)" office:value-type="string" office:string-value="CPTPCANAGQR" calcext:value-type="string">
            <text:p>CPTPCANAGQR</text:p>
          </table:table-cell>
        </table:table-row>
        <table:table-row table:style-name="ro1">
          <table:table-cell office:value-type="string" calcext:value-type="string">
            <text:p>QVGALLTYVDNM(+15.99)ER</text:p>
          </table:table-cell>
          <table:table-cell table:formula="of:=SUBSTITUTE(SUBSTITUTE([.A2075];&quot;(+15.99)&quot;;&quot;&quot;);&quot;(+57.02)&quot;;&quot;&quot;)" office:value-type="string" office:string-value="QVGALLTYVDNMER" calcext:value-type="string">
            <text:p>QVGALLTYVDNMER</text:p>
          </table:table-cell>
        </table:table-row>
        <table:table-row table:style-name="ro1">
          <table:table-cell office:value-type="string" calcext:value-type="string">
            <text:p>EAKPVLWRVK</text:p>
          </table:table-cell>
          <table:table-cell table:formula="of:=SUBSTITUTE(SUBSTITUTE([.A2076];&quot;(+15.99)&quot;;&quot;&quot;);&quot;(+57.02)&quot;;&quot;&quot;)" office:value-type="string" office:string-value="EAKPVLWRVK" calcext:value-type="string">
            <text:p>EAKPVLWRVK</text:p>
          </table:table-cell>
        </table:table-row>
        <table:table-row table:style-name="ro1">
          <table:table-cell office:value-type="string" calcext:value-type="string">
            <text:p>WLLGFTM(+15.99)LSPR</text:p>
          </table:table-cell>
          <table:table-cell table:formula="of:=SUBSTITUTE(SUBSTITUTE([.A2077];&quot;(+15.99)&quot;;&quot;&quot;);&quot;(+57.02)&quot;;&quot;&quot;)" office:value-type="string" office:string-value="WLLGFTMLSPR" calcext:value-type="string">
            <text:p>WLLGFTMLSPR</text:p>
          </table:table-cell>
        </table:table-row>
        <table:table-row table:style-name="ro1">
          <table:table-cell office:value-type="string" calcext:value-type="string">
            <text:p>TPLPVFK</text:p>
          </table:table-cell>
          <table:table-cell table:formula="of:=SUBSTITUTE(SUBSTITUTE([.A2078];&quot;(+15.99)&quot;;&quot;&quot;);&quot;(+57.02)&quot;;&quot;&quot;)" office:value-type="string" office:string-value="TPLPVFK" calcext:value-type="string">
            <text:p>TPLPVFK</text:p>
          </table:table-cell>
        </table:table-row>
        <table:table-row table:style-name="ro1">
          <table:table-cell office:value-type="string" calcext:value-type="string">
            <text:p>DVSSNGDVVLADLKR</text:p>
          </table:table-cell>
          <table:table-cell table:formula="of:=SUBSTITUTE(SUBSTITUTE([.A2079];&quot;(+15.99)&quot;;&quot;&quot;);&quot;(+57.02)&quot;;&quot;&quot;)" office:value-type="string" office:string-value="DVSSNGDVVLADLKR" calcext:value-type="string">
            <text:p>DVSSNGDVVLADLKR</text:p>
          </table:table-cell>
        </table:table-row>
        <table:table-row table:style-name="ro1">
          <table:table-cell office:value-type="string" calcext:value-type="string">
            <text:p>EAMNTEM(+15.99)LK</text:p>
          </table:table-cell>
          <table:table-cell table:formula="of:=SUBSTITUTE(SUBSTITUTE([.A2080];&quot;(+15.99)&quot;;&quot;&quot;);&quot;(+57.02)&quot;;&quot;&quot;)" office:value-type="string" office:string-value="EAMNTEMLK" calcext:value-type="string">
            <text:p>EAMNTEMLK</text:p>
          </table:table-cell>
        </table:table-row>
        <table:table-row table:style-name="ro1">
          <table:table-cell office:value-type="string" calcext:value-type="string">
            <text:p>WHC(+57.02)WAEEVLSGR</text:p>
          </table:table-cell>
          <table:table-cell table:formula="of:=SUBSTITUTE(SUBSTITUTE([.A2081];&quot;(+15.99)&quot;;&quot;&quot;);&quot;(+57.02)&quot;;&quot;&quot;)" office:value-type="string" office:string-value="WHCWAEEVLSGR" calcext:value-type="string">
            <text:p>WHCWAEEVLSGR</text:p>
          </table:table-cell>
        </table:table-row>
        <table:table-row table:style-name="ro1">
          <table:table-cell office:value-type="string" calcext:value-type="string">
            <text:p>HMM(+15.99)SHPLGR</text:p>
          </table:table-cell>
          <table:table-cell table:formula="of:=SUBSTITUTE(SUBSTITUTE([.A2082];&quot;(+15.99)&quot;;&quot;&quot;);&quot;(+57.02)&quot;;&quot;&quot;)" office:value-type="string" office:string-value="HMMSHPLGR" calcext:value-type="string">
            <text:p>HMMSHPLGR</text:p>
          </table:table-cell>
        </table:table-row>
        <table:table-row table:style-name="ro1">
          <table:table-cell office:value-type="string" calcext:value-type="string">
            <text:p>KLNDFFLDPHTHPK</text:p>
          </table:table-cell>
          <table:table-cell table:formula="of:=SUBSTITUTE(SUBSTITUTE([.A2083];&quot;(+15.99)&quot;;&quot;&quot;);&quot;(+57.02)&quot;;&quot;&quot;)" office:value-type="string" office:string-value="KLNDFFLDPHTHPK" calcext:value-type="string">
            <text:p>KLNDFFLDPHTHPK</text:p>
          </table:table-cell>
        </table:table-row>
        <table:table-row table:style-name="ro1">
          <table:table-cell office:value-type="string" calcext:value-type="string">
            <text:p>FAYFQQGLNK</text:p>
          </table:table-cell>
          <table:table-cell table:formula="of:=SUBSTITUTE(SUBSTITUTE([.A2084];&quot;(+15.99)&quot;;&quot;&quot;);&quot;(+57.02)&quot;;&quot;&quot;)" office:value-type="string" office:string-value="FAYFQQGLNK" calcext:value-type="string">
            <text:p>FAYFQQGLNK</text:p>
          </table:table-cell>
        </table:table-row>
        <table:table-row table:style-name="ro1">
          <table:table-cell office:value-type="string" calcext:value-type="string">
            <text:p>GQWMM(+15.99)M(+15.99)PVVGK</text:p>
          </table:table-cell>
          <table:table-cell table:formula="of:=SUBSTITUTE(SUBSTITUTE([.A2085];&quot;(+15.99)&quot;;&quot;&quot;);&quot;(+57.02)&quot;;&quot;&quot;)" office:value-type="string" office:string-value="GQWMMMPVVGK" calcext:value-type="string">
            <text:p>GQWMMMPVVGK</text:p>
          </table:table-cell>
        </table:table-row>
        <table:table-row table:style-name="ro1">
          <table:table-cell office:value-type="string" calcext:value-type="string">
            <text:p>LPPSNNLGEELLR</text:p>
          </table:table-cell>
          <table:table-cell table:formula="of:=SUBSTITUTE(SUBSTITUTE([.A2086];&quot;(+15.99)&quot;;&quot;&quot;);&quot;(+57.02)&quot;;&quot;&quot;)" office:value-type="string" office:string-value="LPPSNNLGEELLR" calcext:value-type="string">
            <text:p>LPPSNNLGEELLR</text:p>
          </table:table-cell>
        </table:table-row>
        <table:table-row table:style-name="ro1">
          <table:table-cell office:value-type="string" calcext:value-type="string">
            <text:p>LAM(+15.99)GSDTPTELLAK</text:p>
          </table:table-cell>
          <table:table-cell table:formula="of:=SUBSTITUTE(SUBSTITUTE([.A2087];&quot;(+15.99)&quot;;&quot;&quot;);&quot;(+57.02)&quot;;&quot;&quot;)" office:value-type="string" office:string-value="LAMGSDTPTELLAK" calcext:value-type="string">
            <text:p>LAMGSDTPTELLAK</text:p>
          </table:table-cell>
        </table:table-row>
        <table:table-row table:style-name="ro1">
          <table:table-cell office:value-type="string" calcext:value-type="string">
            <text:p>EADLRTTDLLDK</text:p>
          </table:table-cell>
          <table:table-cell table:formula="of:=SUBSTITUTE(SUBSTITUTE([.A2088];&quot;(+15.99)&quot;;&quot;&quot;);&quot;(+57.02)&quot;;&quot;&quot;)" office:value-type="string" office:string-value="EADLRTTDLLDK" calcext:value-type="string">
            <text:p>EADLRTTDLLDK</text:p>
          </table:table-cell>
        </table:table-row>
        <table:table-row table:style-name="ro1">
          <table:table-cell office:value-type="string" calcext:value-type="string">
            <text:p>KVHTAFVVEWNK</text:p>
          </table:table-cell>
          <table:table-cell table:formula="of:=SUBSTITUTE(SUBSTITUTE([.A2089];&quot;(+15.99)&quot;;&quot;&quot;);&quot;(+57.02)&quot;;&quot;&quot;)" office:value-type="string" office:string-value="KVHTAFVVEWNK" calcext:value-type="string">
            <text:p>KVHTAFVVEWNK</text:p>
          </table:table-cell>
        </table:table-row>
        <table:table-row table:style-name="ro1">
          <table:table-cell office:value-type="string" calcext:value-type="string">
            <text:p>DSSFGSDTLRLGNAK</text:p>
          </table:table-cell>
          <table:table-cell table:formula="of:=SUBSTITUTE(SUBSTITUTE([.A2090];&quot;(+15.99)&quot;;&quot;&quot;);&quot;(+57.02)&quot;;&quot;&quot;)" office:value-type="string" office:string-value="DSSFGSDTLRLGNAK" calcext:value-type="string">
            <text:p>DSSFGSDTLRLGNAK</text:p>
          </table:table-cell>
        </table:table-row>
        <table:table-row table:style-name="ro1">
          <table:table-cell office:value-type="string" calcext:value-type="string">
            <text:p>SC(+57.02)PEWLAPK</text:p>
          </table:table-cell>
          <table:table-cell table:formula="of:=SUBSTITUTE(SUBSTITUTE([.A2091];&quot;(+15.99)&quot;;&quot;&quot;);&quot;(+57.02)&quot;;&quot;&quot;)" office:value-type="string" office:string-value="SCPEWLAPK" calcext:value-type="string">
            <text:p>SCPEWLAPK</text:p>
          </table:table-cell>
        </table:table-row>
        <table:table-row table:style-name="ro1">
          <table:table-cell office:value-type="string" calcext:value-type="string">
            <text:p>KFANKFGNATK</text:p>
          </table:table-cell>
          <table:table-cell table:formula="of:=SUBSTITUTE(SUBSTITUTE([.A2092];&quot;(+15.99)&quot;;&quot;&quot;);&quot;(+57.02)&quot;;&quot;&quot;)" office:value-type="string" office:string-value="KFANKFGNATK" calcext:value-type="string">
            <text:p>KFANKFGNATK</text:p>
          </table:table-cell>
        </table:table-row>
        <table:table-row table:style-name="ro1">
          <table:table-cell office:value-type="string" calcext:value-type="string">
            <text:p>QFKLYDK</text:p>
          </table:table-cell>
          <table:table-cell table:formula="of:=SUBSTITUTE(SUBSTITUTE([.A2093];&quot;(+15.99)&quot;;&quot;&quot;);&quot;(+57.02)&quot;;&quot;&quot;)" office:value-type="string" office:string-value="QFKLYDK" calcext:value-type="string">
            <text:p>QFKLYDK</text:p>
          </table:table-cell>
        </table:table-row>
        <table:table-row table:style-name="ro1">
          <table:table-cell office:value-type="string" calcext:value-type="string">
            <text:p>KLNFEDTFLR</text:p>
          </table:table-cell>
          <table:table-cell table:formula="of:=SUBSTITUTE(SUBSTITUTE([.A2094];&quot;(+15.99)&quot;;&quot;&quot;);&quot;(+57.02)&quot;;&quot;&quot;)" office:value-type="string" office:string-value="KLNFEDTFLR" calcext:value-type="string">
            <text:p>KLNFEDTFLR</text:p>
          </table:table-cell>
        </table:table-row>
        <table:table-row table:style-name="ro1">
          <table:table-cell office:value-type="string" calcext:value-type="string">
            <text:p>SPGLLEVLNGLAHSC(+57.02)R</text:p>
          </table:table-cell>
          <table:table-cell table:formula="of:=SUBSTITUTE(SUBSTITUTE([.A2095];&quot;(+15.99)&quot;;&quot;&quot;);&quot;(+57.02)&quot;;&quot;&quot;)" office:value-type="string" office:string-value="SPGLLEVLNGLAHSCR" calcext:value-type="string">
            <text:p>SPGLLEVLNGLAHSCR</text:p>
          </table:table-cell>
        </table:table-row>
        <table:table-row table:style-name="ro1">
          <table:table-cell office:value-type="string" calcext:value-type="string">
            <text:p>TAM(+15.99)TVTGVHLHK</text:p>
          </table:table-cell>
          <table:table-cell table:formula="of:=SUBSTITUTE(SUBSTITUTE([.A2096];&quot;(+15.99)&quot;;&quot;&quot;);&quot;(+57.02)&quot;;&quot;&quot;)" office:value-type="string" office:string-value="TAMTVTGVHLHK" calcext:value-type="string">
            <text:p>TAMTVTGVHLHK</text:p>
          </table:table-cell>
        </table:table-row>
        <table:table-row table:style-name="ro1">
          <table:table-cell office:value-type="string" calcext:value-type="string">
            <text:p>EPVSAM(+15.99)M(+15.99)LK</text:p>
          </table:table-cell>
          <table:table-cell table:formula="of:=SUBSTITUTE(SUBSTITUTE([.A2097];&quot;(+15.99)&quot;;&quot;&quot;);&quot;(+57.02)&quot;;&quot;&quot;)" office:value-type="string" office:string-value="EPVSAMMLK" calcext:value-type="string">
            <text:p>EPVSAMMLK</text:p>
          </table:table-cell>
        </table:table-row>
        <table:table-row table:style-name="ro2">
          <table:table-cell office:value-type="string" calcext:value-type="string">
            <text:p>RC(+57.02)SSAQANGPSNAKAPLR</text:p>
          </table:table-cell>
          <table:table-cell table:formula="of:=SUBSTITUTE(SUBSTITUTE([.A2098];&quot;(+15.99)&quot;;&quot;&quot;);&quot;(+57.02)&quot;;&quot;&quot;)" office:value-type="string" office:string-value="RCSSAQANGPSNAKAPLR" calcext:value-type="string">
            <text:p>RCSSAQANGPSNAKAPLR</text:p>
          </table:table-cell>
        </table:table-row>
        <table:table-row table:style-name="ro1">
          <table:table-cell office:value-type="string" calcext:value-type="string">
            <text:p>DHLVAEPLNK</text:p>
          </table:table-cell>
          <table:table-cell table:formula="of:=SUBSTITUTE(SUBSTITUTE([.A2099];&quot;(+15.99)&quot;;&quot;&quot;);&quot;(+57.02)&quot;;&quot;&quot;)" office:value-type="string" office:string-value="DHLVAEPLNK" calcext:value-type="string">
            <text:p>DHLVAEPLNK</text:p>
          </table:table-cell>
        </table:table-row>
        <table:table-row table:style-name="ro1">
          <table:table-cell office:value-type="string" calcext:value-type="string">
            <text:p>QLVNNYDWMKPK</text:p>
          </table:table-cell>
          <table:table-cell table:formula="of:=SUBSTITUTE(SUBSTITUTE([.A2100];&quot;(+15.99)&quot;;&quot;&quot;);&quot;(+57.02)&quot;;&quot;&quot;)" office:value-type="string" office:string-value="QLVNNYDWMKPK" calcext:value-type="string">
            <text:p>QLVNNYDWMKPK</text:p>
          </table:table-cell>
        </table:table-row>
        <table:table-row table:style-name="ro1">
          <table:table-cell office:value-type="string" calcext:value-type="string">
            <text:p>FWQLVTTYEELPLK</text:p>
          </table:table-cell>
          <table:table-cell table:formula="of:=SUBSTITUTE(SUBSTITUTE([.A2101];&quot;(+15.99)&quot;;&quot;&quot;);&quot;(+57.02)&quot;;&quot;&quot;)" office:value-type="string" office:string-value="FWQLVTTYEELPLK" calcext:value-type="string">
            <text:p>FWQLVTTYEELPLK</text:p>
          </table:table-cell>
        </table:table-row>
        <table:table-row table:style-name="ro1">
          <table:table-cell office:value-type="string" calcext:value-type="string">
            <text:p>M(+15.99)AHEQSEYSK</text:p>
          </table:table-cell>
          <table:table-cell table:formula="of:=SUBSTITUTE(SUBSTITUTE([.A2102];&quot;(+15.99)&quot;;&quot;&quot;);&quot;(+57.02)&quot;;&quot;&quot;)" office:value-type="string" office:string-value="MAHEQSEYSK" calcext:value-type="string">
            <text:p>MAHEQSEYSK</text:p>
          </table:table-cell>
        </table:table-row>
        <table:table-row table:style-name="ro1">
          <table:table-cell office:value-type="string" calcext:value-type="string">
            <text:p>YGQTLELLSDHSR</text:p>
          </table:table-cell>
          <table:table-cell table:formula="of:=SUBSTITUTE(SUBSTITUTE([.A2103];&quot;(+15.99)&quot;;&quot;&quot;);&quot;(+57.02)&quot;;&quot;&quot;)" office:value-type="string" office:string-value="YGQTLELLSDHSR" calcext:value-type="string">
            <text:p>YGQTLELLSDHSR</text:p>
          </table:table-cell>
        </table:table-row>
        <table:table-row table:style-name="ro1">
          <table:table-cell office:value-type="string" calcext:value-type="string">
            <text:p>EPGNLLDAFYLKLK</text:p>
          </table:table-cell>
          <table:table-cell table:formula="of:=SUBSTITUTE(SUBSTITUTE([.A2104];&quot;(+15.99)&quot;;&quot;&quot;);&quot;(+57.02)&quot;;&quot;&quot;)" office:value-type="string" office:string-value="EPGNLLDAFYLKLK" calcext:value-type="string">
            <text:p>EPGNLLDAFYLKLK</text:p>
          </table:table-cell>
        </table:table-row>
        <table:table-row table:style-name="ro1">
          <table:table-cell office:value-type="string" calcext:value-type="string">
            <text:p>RC(+57.02)YAGVEAVLSHLLSK</text:p>
          </table:table-cell>
          <table:table-cell table:formula="of:=SUBSTITUTE(SUBSTITUTE([.A2105];&quot;(+15.99)&quot;;&quot;&quot;);&quot;(+57.02)&quot;;&quot;&quot;)" office:value-type="string" office:string-value="RCYAGVEAVLSHLLSK" calcext:value-type="string">
            <text:p>RCYAGVEAVLSHLLSK</text:p>
          </table:table-cell>
        </table:table-row>
        <table:table-row table:style-name="ro1">
          <table:table-cell office:value-type="string" calcext:value-type="string">
            <text:p>RHLPSEYDLR</text:p>
          </table:table-cell>
          <table:table-cell table:formula="of:=SUBSTITUTE(SUBSTITUTE([.A2106];&quot;(+15.99)&quot;;&quot;&quot;);&quot;(+57.02)&quot;;&quot;&quot;)" office:value-type="string" office:string-value="RHLPSEYDLR" calcext:value-type="string">
            <text:p>RHLPSEYDLR</text:p>
          </table:table-cell>
        </table:table-row>
        <table:table-row table:style-name="ro1">
          <table:table-cell office:value-type="string" calcext:value-type="string">
            <text:p>GM(+15.99)TYHRGGEVDLTPGK</text:p>
          </table:table-cell>
          <table:table-cell table:formula="of:=SUBSTITUTE(SUBSTITUTE([.A2107];&quot;(+15.99)&quot;;&quot;&quot;);&quot;(+57.02)&quot;;&quot;&quot;)" office:value-type="string" office:string-value="GMTYHRGGEVDLTPGK" calcext:value-type="string">
            <text:p>GMTYHRGGEVDLTPGK</text:p>
          </table:table-cell>
        </table:table-row>
        <table:table-row table:style-name="ro1">
          <table:table-cell office:value-type="string" calcext:value-type="string">
            <text:p>QM(+15.99)C(+57.02)VLM(+15.99)TLER</text:p>
          </table:table-cell>
          <table:table-cell table:formula="of:=SUBSTITUTE(SUBSTITUTE([.A2108];&quot;(+15.99)&quot;;&quot;&quot;);&quot;(+57.02)&quot;;&quot;&quot;)" office:value-type="string" office:string-value="QMCVLMTLER" calcext:value-type="string">
            <text:p>QMCVLMTLER</text:p>
          </table:table-cell>
        </table:table-row>
        <table:table-row table:style-name="ro1">
          <table:table-cell office:value-type="string" calcext:value-type="string">
            <text:p>M(+15.99)VTTLVHMDAPK</text:p>
          </table:table-cell>
          <table:table-cell table:formula="of:=SUBSTITUTE(SUBSTITUTE([.A2109];&quot;(+15.99)&quot;;&quot;&quot;);&quot;(+57.02)&quot;;&quot;&quot;)" office:value-type="string" office:string-value="MVTTLVHMDAPK" calcext:value-type="string">
            <text:p>MVTTLVHMDAPK</text:p>
          </table:table-cell>
        </table:table-row>
        <table:table-row table:style-name="ro1">
          <table:table-cell office:value-type="string" calcext:value-type="string">
            <text:p>MMSVM(+15.99)TWM(+15.99)YR</text:p>
          </table:table-cell>
          <table:table-cell table:formula="of:=SUBSTITUTE(SUBSTITUTE([.A2110];&quot;(+15.99)&quot;;&quot;&quot;);&quot;(+57.02)&quot;;&quot;&quot;)" office:value-type="string" office:string-value="MMSVMTWMYR" calcext:value-type="string">
            <text:p>MMSVMTWMYR</text:p>
          </table:table-cell>
        </table:table-row>
        <table:table-row table:style-name="ro1">
          <table:table-cell office:value-type="string" calcext:value-type="string">
            <text:p>AFFNLPVGDK</text:p>
          </table:table-cell>
          <table:table-cell table:formula="of:=SUBSTITUTE(SUBSTITUTE([.A2111];&quot;(+15.99)&quot;;&quot;&quot;);&quot;(+57.02)&quot;;&quot;&quot;)" office:value-type="string" office:string-value="AFFNLPVGDK" calcext:value-type="string">
            <text:p>AFFNLPVGDK</text:p>
          </table:table-cell>
        </table:table-row>
        <table:table-row table:style-name="ro1">
          <table:table-cell office:value-type="string" calcext:value-type="string">
            <text:p>NDQYM(+15.99)QLFNMLEDEK</text:p>
          </table:table-cell>
          <table:table-cell table:formula="of:=SUBSTITUTE(SUBSTITUTE([.A2112];&quot;(+15.99)&quot;;&quot;&quot;);&quot;(+57.02)&quot;;&quot;&quot;)" office:value-type="string" office:string-value="NDQYMQLFNMLEDEK" calcext:value-type="string">
            <text:p>NDQYMQLFNMLEDEK</text:p>
          </table:table-cell>
        </table:table-row>
        <table:table-row table:style-name="ro1">
          <table:table-cell office:value-type="string" calcext:value-type="string">
            <text:p>GPVLAGGQLVR</text:p>
          </table:table-cell>
          <table:table-cell table:formula="of:=SUBSTITUTE(SUBSTITUTE([.A2113];&quot;(+15.99)&quot;;&quot;&quot;);&quot;(+57.02)&quot;;&quot;&quot;)" office:value-type="string" office:string-value="GPVLAGGQLVR" calcext:value-type="string">
            <text:p>GPVLAGGQLVR</text:p>
          </table:table-cell>
        </table:table-row>
        <table:table-row table:style-name="ro1">
          <table:table-cell office:value-type="string" calcext:value-type="string">
            <text:p>GVGLVNHYDDMK</text:p>
          </table:table-cell>
          <table:table-cell table:formula="of:=SUBSTITUTE(SUBSTITUTE([.A2114];&quot;(+15.99)&quot;;&quot;&quot;);&quot;(+57.02)&quot;;&quot;&quot;)" office:value-type="string" office:string-value="GVGLVNHYDDMK" calcext:value-type="string">
            <text:p>GVGLVNHYDDMK</text:p>
          </table:table-cell>
        </table:table-row>
        <table:table-row table:style-name="ro1">
          <table:table-cell office:value-type="string" calcext:value-type="string">
            <text:p>TWM(+15.99)QLEALLALR</text:p>
          </table:table-cell>
          <table:table-cell table:formula="of:=SUBSTITUTE(SUBSTITUTE([.A2115];&quot;(+15.99)&quot;;&quot;&quot;);&quot;(+57.02)&quot;;&quot;&quot;)" office:value-type="string" office:string-value="TWMQLEALLALR" calcext:value-type="string">
            <text:p>TWMQLEALLALR</text:p>
          </table:table-cell>
        </table:table-row>
        <table:table-row table:style-name="ro1">
          <table:table-cell office:value-type="string" calcext:value-type="string">
            <text:p>EYAVLDEHHVVMLVQK</text:p>
          </table:table-cell>
          <table:table-cell table:formula="of:=SUBSTITUTE(SUBSTITUTE([.A2116];&quot;(+15.99)&quot;;&quot;&quot;);&quot;(+57.02)&quot;;&quot;&quot;)" office:value-type="string" office:string-value="EYAVLDEHHVVMLVQK" calcext:value-type="string">
            <text:p>EYAVLDEHHVVMLVQK</text:p>
          </table:table-cell>
        </table:table-row>
        <table:table-row table:style-name="ro1">
          <table:table-cell office:value-type="string" calcext:value-type="string">
            <text:p>RWWNLTADHR</text:p>
          </table:table-cell>
          <table:table-cell table:formula="of:=SUBSTITUTE(SUBSTITUTE([.A2117];&quot;(+15.99)&quot;;&quot;&quot;);&quot;(+57.02)&quot;;&quot;&quot;)" office:value-type="string" office:string-value="RWWNLTADHR" calcext:value-type="string">
            <text:p>RWWNLTADHR</text:p>
          </table:table-cell>
        </table:table-row>
        <table:table-row table:style-name="ro1">
          <table:table-cell office:value-type="string" calcext:value-type="string">
            <text:p>AYQLLTPVDAC(+57.02)TLAQK</text:p>
          </table:table-cell>
          <table:table-cell table:formula="of:=SUBSTITUTE(SUBSTITUTE([.A2118];&quot;(+15.99)&quot;;&quot;&quot;);&quot;(+57.02)&quot;;&quot;&quot;)" office:value-type="string" office:string-value="AYQLLTPVDACTLAQK" calcext:value-type="string">
            <text:p>AYQLLTPVDACTLAQK</text:p>
          </table:table-cell>
        </table:table-row>
        <table:table-row table:style-name="ro1">
          <table:table-cell office:value-type="string" calcext:value-type="string">
            <text:p>EEDELETPLMLLNLELSR</text:p>
          </table:table-cell>
          <table:table-cell table:formula="of:=SUBSTITUTE(SUBSTITUTE([.A2119];&quot;(+15.99)&quot;;&quot;&quot;);&quot;(+57.02)&quot;;&quot;&quot;)" office:value-type="string" office:string-value="EEDELETPLMLLNLELSR" calcext:value-type="string">
            <text:p>EEDELETPLMLLNLELSR</text:p>
          </table:table-cell>
        </table:table-row>
        <table:table-row table:style-name="ro1">
          <table:table-cell office:value-type="string" calcext:value-type="string">
            <text:p>VGLSALPSPTASQR</text:p>
          </table:table-cell>
          <table:table-cell table:formula="of:=SUBSTITUTE(SUBSTITUTE([.A2120];&quot;(+15.99)&quot;;&quot;&quot;);&quot;(+57.02)&quot;;&quot;&quot;)" office:value-type="string" office:string-value="VGLSALPSPTASQR" calcext:value-type="string">
            <text:p>VGLSALPSPTASQR</text:p>
          </table:table-cell>
        </table:table-row>
        <table:table-row table:style-name="ro1">
          <table:table-cell office:value-type="string" calcext:value-type="string">
            <text:p>EEAGMDM(+15.99)LLNK</text:p>
          </table:table-cell>
          <table:table-cell table:formula="of:=SUBSTITUTE(SUBSTITUTE([.A2121];&quot;(+15.99)&quot;;&quot;&quot;);&quot;(+57.02)&quot;;&quot;&quot;)" office:value-type="string" office:string-value="EEAGMDMLLNK" calcext:value-type="string">
            <text:p>EEAGMDMLLNK</text:p>
          </table:table-cell>
        </table:table-row>
        <table:table-row table:style-name="ro1">
          <table:table-cell office:value-type="string" calcext:value-type="string">
            <text:p>M(+15.99)QRDLC(+57.02)DKELVAWR</text:p>
          </table:table-cell>
          <table:table-cell table:formula="of:=SUBSTITUTE(SUBSTITUTE([.A2122];&quot;(+15.99)&quot;;&quot;&quot;);&quot;(+57.02)&quot;;&quot;&quot;)" office:value-type="string" office:string-value="MQRDLCDKELVAWR" calcext:value-type="string">
            <text:p>MQRDLCDKELVAWR</text:p>
          </table:table-cell>
        </table:table-row>
        <table:table-row table:style-name="ro1">
          <table:table-cell office:value-type="string" calcext:value-type="string">
            <text:p>C(+57.02)WC(+57.02)VLK</text:p>
          </table:table-cell>
          <table:table-cell table:formula="of:=SUBSTITUTE(SUBSTITUTE([.A2123];&quot;(+15.99)&quot;;&quot;&quot;);&quot;(+57.02)&quot;;&quot;&quot;)" office:value-type="string" office:string-value="CWCVLK" calcext:value-type="string">
            <text:p>CWCVLK</text:p>
          </table:table-cell>
        </table:table-row>
        <table:table-row table:style-name="ro1">
          <table:table-cell office:value-type="string" calcext:value-type="string">
            <text:p>QQVPVLEQLAK</text:p>
          </table:table-cell>
          <table:table-cell table:formula="of:=SUBSTITUTE(SUBSTITUTE([.A2124];&quot;(+15.99)&quot;;&quot;&quot;);&quot;(+57.02)&quot;;&quot;&quot;)" office:value-type="string" office:string-value="QQVPVLEQLAK" calcext:value-type="string">
            <text:p>QQVPVLEQLAK</text:p>
          </table:table-cell>
        </table:table-row>
        <table:table-row table:style-name="ro1">
          <table:table-cell office:value-type="string" calcext:value-type="string">
            <text:p>QDDC(+57.02)LSALGHSDNK</text:p>
          </table:table-cell>
          <table:table-cell table:formula="of:=SUBSTITUTE(SUBSTITUTE([.A2125];&quot;(+15.99)&quot;;&quot;&quot;);&quot;(+57.02)&quot;;&quot;&quot;)" office:value-type="string" office:string-value="QDDCLSALGHSDNK" calcext:value-type="string">
            <text:p>QDDCLSALGHSDNK</text:p>
          </table:table-cell>
        </table:table-row>
        <table:table-row table:style-name="ro1">
          <table:table-cell office:value-type="string" calcext:value-type="string">
            <text:p>C(+57.02)ENLRLYLEK</text:p>
          </table:table-cell>
          <table:table-cell table:formula="of:=SUBSTITUTE(SUBSTITUTE([.A2126];&quot;(+15.99)&quot;;&quot;&quot;);&quot;(+57.02)&quot;;&quot;&quot;)" office:value-type="string" office:string-value="CENLRLYLEK" calcext:value-type="string">
            <text:p>CENLRLYLEK</text:p>
          </table:table-cell>
        </table:table-row>
        <table:table-row table:style-name="ro1">
          <table:table-cell office:value-type="string" calcext:value-type="string">
            <text:p>EVNDLNLDVPLYM(+15.99)K</text:p>
          </table:table-cell>
          <table:table-cell table:formula="of:=SUBSTITUTE(SUBSTITUTE([.A2127];&quot;(+15.99)&quot;;&quot;&quot;);&quot;(+57.02)&quot;;&quot;&quot;)" office:value-type="string" office:string-value="EVNDLNLDVPLYMK" calcext:value-type="string">
            <text:p>EVNDLNLDVPLYMK</text:p>
          </table:table-cell>
        </table:table-row>
        <table:table-row table:style-name="ro1">
          <table:table-cell office:value-type="string" calcext:value-type="string">
            <text:p>NEEM(+15.99)YRLELAR</text:p>
          </table:table-cell>
          <table:table-cell table:formula="of:=SUBSTITUTE(SUBSTITUTE([.A2128];&quot;(+15.99)&quot;;&quot;&quot;);&quot;(+57.02)&quot;;&quot;&quot;)" office:value-type="string" office:string-value="NEEMYRLELAR" calcext:value-type="string">
            <text:p>NEEMYRLELAR</text:p>
          </table:table-cell>
        </table:table-row>
        <table:table-row table:style-name="ro1">
          <table:table-cell office:value-type="string" calcext:value-type="string">
            <text:p>DPEQYANRPDK</text:p>
          </table:table-cell>
          <table:table-cell table:formula="of:=SUBSTITUTE(SUBSTITUTE([.A2129];&quot;(+15.99)&quot;;&quot;&quot;);&quot;(+57.02)&quot;;&quot;&quot;)" office:value-type="string" office:string-value="DPEQYANRPDK" calcext:value-type="string">
            <text:p>DPEQYANRPDK</text:p>
          </table:table-cell>
        </table:table-row>
        <table:table-row table:style-name="ro2">
          <table:table-cell office:value-type="string" calcext:value-type="string">
            <text:p>KMLEDMAVLTNGQLLTEDAGLK</text:p>
          </table:table-cell>
          <table:table-cell table:formula="of:=SUBSTITUTE(SUBSTITUTE([.A2130];&quot;(+15.99)&quot;;&quot;&quot;);&quot;(+57.02)&quot;;&quot;&quot;)" office:value-type="string" office:string-value="KMLEDMAVLTNGQLLTEDAGLK" calcext:value-type="string">
            <text:p>KMLEDMAVLTNGQLLTEDAGLK</text:p>
          </table:table-cell>
        </table:table-row>
        <table:table-row table:style-name="ro1">
          <table:table-cell office:value-type="string" calcext:value-type="string">
            <text:p>WMWTEFPATK</text:p>
          </table:table-cell>
          <table:table-cell table:formula="of:=SUBSTITUTE(SUBSTITUTE([.A2131];&quot;(+15.99)&quot;;&quot;&quot;);&quot;(+57.02)&quot;;&quot;&quot;)" office:value-type="string" office:string-value="WMWTEFPATK" calcext:value-type="string">
            <text:p>WMWTEFPATK</text:p>
          </table:table-cell>
        </table:table-row>
        <table:table-row table:style-name="ro1">
          <table:table-cell office:value-type="string" calcext:value-type="string">
            <text:p>VQDVAM(+15.99)NGQSK</text:p>
          </table:table-cell>
          <table:table-cell table:formula="of:=SUBSTITUTE(SUBSTITUTE([.A2132];&quot;(+15.99)&quot;;&quot;&quot;);&quot;(+57.02)&quot;;&quot;&quot;)" office:value-type="string" office:string-value="VQDVAMNGQSK" calcext:value-type="string">
            <text:p>VQDVAMNGQSK</text:p>
          </table:table-cell>
        </table:table-row>
        <table:table-row table:style-name="ro1">
          <table:table-cell office:value-type="string" calcext:value-type="string">
            <text:p>TM(+15.99)SGEAEELR</text:p>
          </table:table-cell>
          <table:table-cell table:formula="of:=SUBSTITUTE(SUBSTITUTE([.A2133];&quot;(+15.99)&quot;;&quot;&quot;);&quot;(+57.02)&quot;;&quot;&quot;)" office:value-type="string" office:string-value="TMSGEAEELR" calcext:value-type="string">
            <text:p>TMSGEAEELR</text:p>
          </table:table-cell>
        </table:table-row>
        <table:table-row table:style-name="ro2">
          <table:table-cell office:value-type="string" calcext:value-type="string">
            <text:p>FYFELLGANLVEASLTSRQQK</text:p>
          </table:table-cell>
          <table:table-cell table:formula="of:=SUBSTITUTE(SUBSTITUTE([.A2134];&quot;(+15.99)&quot;;&quot;&quot;);&quot;(+57.02)&quot;;&quot;&quot;)" office:value-type="string" office:string-value="FYFELLGANLVEASLTSRQQK" calcext:value-type="string">
            <text:p>FYFELLGANLVEASLTSRQQK</text:p>
          </table:table-cell>
        </table:table-row>
        <table:table-row table:style-name="ro2">
          <table:table-cell office:value-type="string" calcext:value-type="string">
            <text:p>RYEFLENASNQELEDEKGK</text:p>
          </table:table-cell>
          <table:table-cell table:formula="of:=SUBSTITUTE(SUBSTITUTE([.A2135];&quot;(+15.99)&quot;;&quot;&quot;);&quot;(+57.02)&quot;;&quot;&quot;)" office:value-type="string" office:string-value="RYEFLENASNQELEDEKGK" calcext:value-type="string">
            <text:p>RYEFLENASNQELEDEKGK</text:p>
          </table:table-cell>
        </table:table-row>
        <table:table-row table:style-name="ro1">
          <table:table-cell office:value-type="string" calcext:value-type="string">
            <text:p>RRNEYEVTEGMR</text:p>
          </table:table-cell>
          <table:table-cell table:formula="of:=SUBSTITUTE(SUBSTITUTE([.A2136];&quot;(+15.99)&quot;;&quot;&quot;);&quot;(+57.02)&quot;;&quot;&quot;)" office:value-type="string" office:string-value="RRNEYEVTEGMR" calcext:value-type="string">
            <text:p>RRNEYEVTEGMR</text:p>
          </table:table-cell>
        </table:table-row>
        <table:table-row table:style-name="ro1">
          <table:table-cell office:value-type="string" calcext:value-type="string">
            <text:p>TWRQPLNPHK</text:p>
          </table:table-cell>
          <table:table-cell table:formula="of:=SUBSTITUTE(SUBSTITUTE([.A2137];&quot;(+15.99)&quot;;&quot;&quot;);&quot;(+57.02)&quot;;&quot;&quot;)" office:value-type="string" office:string-value="TWRQPLNPHK" calcext:value-type="string">
            <text:p>TWRQPLNPHK</text:p>
          </table:table-cell>
        </table:table-row>
        <table:table-row table:style-name="ro1">
          <table:table-cell office:value-type="string" calcext:value-type="string">
            <text:p>TM(+15.99)RFGC(+57.02)MLSER</text:p>
          </table:table-cell>
          <table:table-cell table:formula="of:=SUBSTITUTE(SUBSTITUTE([.A2138];&quot;(+15.99)&quot;;&quot;&quot;);&quot;(+57.02)&quot;;&quot;&quot;)" office:value-type="string" office:string-value="TMRFGCMLSER" calcext:value-type="string">
            <text:p>TMRFGCMLSER</text:p>
          </table:table-cell>
        </table:table-row>
        <table:table-row table:style-name="ro1">
          <table:table-cell office:value-type="string" calcext:value-type="string">
            <text:p>EVQC(+57.02)EC(+57.02)NDVLANNLK</text:p>
          </table:table-cell>
          <table:table-cell table:formula="of:=SUBSTITUTE(SUBSTITUTE([.A2139];&quot;(+15.99)&quot;;&quot;&quot;);&quot;(+57.02)&quot;;&quot;&quot;)" office:value-type="string" office:string-value="EVQCECNDVLANNLK" calcext:value-type="string">
            <text:p>EVQCECNDVLANNLK</text:p>
          </table:table-cell>
        </table:table-row>
        <table:table-row table:style-name="ro1">
          <table:table-cell office:value-type="string" calcext:value-type="string">
            <text:p>LLDEGSSAGDNVAVLLR</text:p>
          </table:table-cell>
          <table:table-cell table:formula="of:=SUBSTITUTE(SUBSTITUTE([.A2140];&quot;(+15.99)&quot;;&quot;&quot;);&quot;(+57.02)&quot;;&quot;&quot;)" office:value-type="string" office:string-value="LLDEGSSAGDNVAVLLR" calcext:value-type="string">
            <text:p>LLDEGSSAGDNVAVLLR</text:p>
          </table:table-cell>
        </table:table-row>
        <table:table-row table:style-name="ro1">
          <table:table-cell office:value-type="string" calcext:value-type="string">
            <text:p>LLGDPLVPK</text:p>
          </table:table-cell>
          <table:table-cell table:formula="of:=SUBSTITUTE(SUBSTITUTE([.A2141];&quot;(+15.99)&quot;;&quot;&quot;);&quot;(+57.02)&quot;;&quot;&quot;)" office:value-type="string" office:string-value="LLGDPLVPK" calcext:value-type="string">
            <text:p>LLGDPLVPK</text:p>
          </table:table-cell>
        </table:table-row>
        <table:table-row table:style-name="ro1">
          <table:table-cell office:value-type="string" calcext:value-type="string">
            <text:p>LVDKNSEPVLVR</text:p>
          </table:table-cell>
          <table:table-cell table:formula="of:=SUBSTITUTE(SUBSTITUTE([.A2142];&quot;(+15.99)&quot;;&quot;&quot;);&quot;(+57.02)&quot;;&quot;&quot;)" office:value-type="string" office:string-value="LVDKNSEPVLVR" calcext:value-type="string">
            <text:p>LVDKNSEPVLVR</text:p>
          </table:table-cell>
        </table:table-row>
        <table:table-row table:style-name="ro1">
          <table:table-cell office:value-type="string" calcext:value-type="string">
            <text:p>FGLVGLVAGQPVSK</text:p>
          </table:table-cell>
          <table:table-cell table:formula="of:=SUBSTITUTE(SUBSTITUTE([.A2143];&quot;(+15.99)&quot;;&quot;&quot;);&quot;(+57.02)&quot;;&quot;&quot;)" office:value-type="string" office:string-value="FGLVGLVAGQPVSK" calcext:value-type="string">
            <text:p>FGLVGLVAGQPVSK</text:p>
          </table:table-cell>
        </table:table-row>
        <table:table-row table:style-name="ro1">
          <table:table-cell office:value-type="string" calcext:value-type="string">
            <text:p>QLDNPMWGLVPK</text:p>
          </table:table-cell>
          <table:table-cell table:formula="of:=SUBSTITUTE(SUBSTITUTE([.A2144];&quot;(+15.99)&quot;;&quot;&quot;);&quot;(+57.02)&quot;;&quot;&quot;)" office:value-type="string" office:string-value="QLDNPMWGLVPK" calcext:value-type="string">
            <text:p>QLDNPMWGLVPK</text:p>
          </table:table-cell>
        </table:table-row>
        <table:table-row table:style-name="ro1">
          <table:table-cell office:value-type="string" calcext:value-type="string">
            <text:p>FFFTAMPELK</text:p>
          </table:table-cell>
          <table:table-cell table:formula="of:=SUBSTITUTE(SUBSTITUTE([.A2145];&quot;(+15.99)&quot;;&quot;&quot;);&quot;(+57.02)&quot;;&quot;&quot;)" office:value-type="string" office:string-value="FFFTAMPELK" calcext:value-type="string">
            <text:p>FFFTAMPELK</text:p>
          </table:table-cell>
        </table:table-row>
        <table:table-row table:style-name="ro1">
          <table:table-cell office:value-type="string" calcext:value-type="string">
            <text:p>RWFLC(+57.02)AEQEPR</text:p>
          </table:table-cell>
          <table:table-cell table:formula="of:=SUBSTITUTE(SUBSTITUTE([.A2146];&quot;(+15.99)&quot;;&quot;&quot;);&quot;(+57.02)&quot;;&quot;&quot;)" office:value-type="string" office:string-value="RWFLCAEQEPR" calcext:value-type="string">
            <text:p>RWFLCAEQEPR</text:p>
          </table:table-cell>
        </table:table-row>
        <table:table-row table:style-name="ro1">
          <table:table-cell office:value-type="string" calcext:value-type="string">
            <text:p>RQPQFHC(+57.02)GNWSDLFK</text:p>
          </table:table-cell>
          <table:table-cell table:formula="of:=SUBSTITUTE(SUBSTITUTE([.A2147];&quot;(+15.99)&quot;;&quot;&quot;);&quot;(+57.02)&quot;;&quot;&quot;)" office:value-type="string" office:string-value="RQPQFHCGNWSDLFK" calcext:value-type="string">
            <text:p>RQPQFHCGNWSDLFK</text:p>
          </table:table-cell>
        </table:table-row>
        <table:table-row table:style-name="ro1">
          <table:table-cell office:value-type="string" calcext:value-type="string">
            <text:p>LQNVGRDGTPGLGK</text:p>
          </table:table-cell>
          <table:table-cell table:formula="of:=SUBSTITUTE(SUBSTITUTE([.A2148];&quot;(+15.99)&quot;;&quot;&quot;);&quot;(+57.02)&quot;;&quot;&quot;)" office:value-type="string" office:string-value="LQNVGRDGTPGLGK" calcext:value-type="string">
            <text:p>LQNVGRDGTPGLGK</text:p>
          </table:table-cell>
        </table:table-row>
        <table:table-row table:style-name="ro1">
          <table:table-cell office:value-type="string" calcext:value-type="string">
            <text:p>GWLLHGDK</text:p>
          </table:table-cell>
          <table:table-cell table:formula="of:=SUBSTITUTE(SUBSTITUTE([.A2149];&quot;(+15.99)&quot;;&quot;&quot;);&quot;(+57.02)&quot;;&quot;&quot;)" office:value-type="string" office:string-value="GWLLHGDK" calcext:value-type="string">
            <text:p>GWLLHGDK</text:p>
          </table:table-cell>
        </table:table-row>
        <table:table-row table:style-name="ro1">
          <table:table-cell office:value-type="string" calcext:value-type="string">
            <text:p>NNLPEHVPK</text:p>
          </table:table-cell>
          <table:table-cell table:formula="of:=SUBSTITUTE(SUBSTITUTE([.A2150];&quot;(+15.99)&quot;;&quot;&quot;);&quot;(+57.02)&quot;;&quot;&quot;)" office:value-type="string" office:string-value="NNLPEHVPK" calcext:value-type="string">
            <text:p>NNLPEHVPK</text:p>
          </table:table-cell>
        </table:table-row>
        <table:table-row table:style-name="ro1">
          <table:table-cell office:value-type="string" calcext:value-type="string">
            <text:p>QC(+57.02)LRLVFPEPAALNK</text:p>
          </table:table-cell>
          <table:table-cell table:formula="of:=SUBSTITUTE(SUBSTITUTE([.A2151];&quot;(+15.99)&quot;;&quot;&quot;);&quot;(+57.02)&quot;;&quot;&quot;)" office:value-type="string" office:string-value="QCLRLVFPEPAALNK" calcext:value-type="string">
            <text:p>QCLRLVFPEPAALNK</text:p>
          </table:table-cell>
        </table:table-row>
        <table:table-row table:style-name="ro1">
          <table:table-cell office:value-type="string" calcext:value-type="string">
            <text:p>C(+57.02)LENVSDSSATNR</text:p>
          </table:table-cell>
          <table:table-cell table:formula="of:=SUBSTITUTE(SUBSTITUTE([.A2152];&quot;(+15.99)&quot;;&quot;&quot;);&quot;(+57.02)&quot;;&quot;&quot;)" office:value-type="string" office:string-value="CLENVSDSSATNR" calcext:value-type="string">
            <text:p>CLENVSDSSATNR</text:p>
          </table:table-cell>
        </table:table-row>
        <table:table-row table:style-name="ro1">
          <table:table-cell office:value-type="string" calcext:value-type="string">
            <text:p>EQNVLLSWLEDTGR</text:p>
          </table:table-cell>
          <table:table-cell table:formula="of:=SUBSTITUTE(SUBSTITUTE([.A2153];&quot;(+15.99)&quot;;&quot;&quot;);&quot;(+57.02)&quot;;&quot;&quot;)" office:value-type="string" office:string-value="EQNVLLSWLEDTGR" calcext:value-type="string">
            <text:p>EQNVLLSWLEDTGR</text:p>
          </table:table-cell>
        </table:table-row>
        <table:table-row table:style-name="ro2">
          <table:table-cell office:value-type="string" calcext:value-type="string">
            <text:p>KEC(+57.02)YGNPDTTYGWWAGNSRANR</text:p>
          </table:table-cell>
          <table:table-cell table:formula="of:=SUBSTITUTE(SUBSTITUTE([.A2154];&quot;(+15.99)&quot;;&quot;&quot;);&quot;(+57.02)&quot;;&quot;&quot;)" office:value-type="string" office:string-value="KECYGNPDTTYGWWAGNSRANR" calcext:value-type="string">
            <text:p>KECYGNPDTTYGWWAGNSRANR</text:p>
          </table:table-cell>
        </table:table-row>
        <table:table-row table:style-name="ro1">
          <table:table-cell office:value-type="string" calcext:value-type="string">
            <text:p>VVDLLAEWAVTLGPK</text:p>
          </table:table-cell>
          <table:table-cell table:formula="of:=SUBSTITUTE(SUBSTITUTE([.A2155];&quot;(+15.99)&quot;;&quot;&quot;);&quot;(+57.02)&quot;;&quot;&quot;)" office:value-type="string" office:string-value="VVDLLAEWAVTLGPK" calcext:value-type="string">
            <text:p>VVDLLAEWAVTLGPK</text:p>
          </table:table-cell>
        </table:table-row>
        <table:table-row table:style-name="ro1">
          <table:table-cell office:value-type="string" calcext:value-type="string">
            <text:p>QSFNWENNNR</text:p>
          </table:table-cell>
          <table:table-cell table:formula="of:=SUBSTITUTE(SUBSTITUTE([.A2156];&quot;(+15.99)&quot;;&quot;&quot;);&quot;(+57.02)&quot;;&quot;&quot;)" office:value-type="string" office:string-value="QSFNWENNNR" calcext:value-type="string">
            <text:p>QSFNWENNNR</text:p>
          </table:table-cell>
        </table:table-row>
        <table:table-row table:style-name="ro1">
          <table:table-cell office:value-type="string" calcext:value-type="string">
            <text:p>RVTVWDFK</text:p>
          </table:table-cell>
          <table:table-cell table:formula="of:=SUBSTITUTE(SUBSTITUTE([.A2157];&quot;(+15.99)&quot;;&quot;&quot;);&quot;(+57.02)&quot;;&quot;&quot;)" office:value-type="string" office:string-value="RVTVWDFK" calcext:value-type="string">
            <text:p>RVTVWDFK</text:p>
          </table:table-cell>
        </table:table-row>
        <table:table-row table:style-name="ro1">
          <table:table-cell office:value-type="string" calcext:value-type="string">
            <text:p>DSGSSYALLLQTSGR</text:p>
          </table:table-cell>
          <table:table-cell table:formula="of:=SUBSTITUTE(SUBSTITUTE([.A2158];&quot;(+15.99)&quot;;&quot;&quot;);&quot;(+57.02)&quot;;&quot;&quot;)" office:value-type="string" office:string-value="DSGSSYALLLQTSGR" calcext:value-type="string">
            <text:p>DSGSSYALLLQTSGR</text:p>
          </table:table-cell>
        </table:table-row>
        <table:table-row table:style-name="ro1">
          <table:table-cell office:value-type="string" calcext:value-type="string">
            <text:p>M(+15.99)YMTAC(+57.02)PTDNNM(+15.99)LK</text:p>
          </table:table-cell>
          <table:table-cell table:formula="of:=SUBSTITUTE(SUBSTITUTE([.A2159];&quot;(+15.99)&quot;;&quot;&quot;);&quot;(+57.02)&quot;;&quot;&quot;)" office:value-type="string" office:string-value="MYMTACPTDNNMLK" calcext:value-type="string">
            <text:p>MYMTACPTDNNMLK</text:p>
          </table:table-cell>
        </table:table-row>
        <table:table-row table:style-name="ro2">
          <table:table-cell office:value-type="string" calcext:value-type="string">
            <text:p>NKLNLQTGNDELTVPEEFLGR</text:p>
          </table:table-cell>
          <table:table-cell table:formula="of:=SUBSTITUTE(SUBSTITUTE([.A2160];&quot;(+15.99)&quot;;&quot;&quot;);&quot;(+57.02)&quot;;&quot;&quot;)" office:value-type="string" office:string-value="NKLNLQTGNDELTVPEEFLGR" calcext:value-type="string">
            <text:p>NKLNLQTGNDELTVPEEFLGR</text:p>
          </table:table-cell>
        </table:table-row>
        <table:table-row table:style-name="ro1">
          <table:table-cell office:value-type="string" calcext:value-type="string">
            <text:p>SMPDLWRNDRHK</text:p>
          </table:table-cell>
          <table:table-cell table:formula="of:=SUBSTITUTE(SUBSTITUTE([.A2161];&quot;(+15.99)&quot;;&quot;&quot;);&quot;(+57.02)&quot;;&quot;&quot;)" office:value-type="string" office:string-value="SMPDLWRNDRHK" calcext:value-type="string">
            <text:p>SMPDLWRNDRHK</text:p>
          </table:table-cell>
        </table:table-row>
        <table:table-row table:style-name="ro1">
          <table:table-cell office:value-type="string" calcext:value-type="string">
            <text:p>KMAVLDEFLLLSNAANK</text:p>
          </table:table-cell>
          <table:table-cell table:formula="of:=SUBSTITUTE(SUBSTITUTE([.A2162];&quot;(+15.99)&quot;;&quot;&quot;);&quot;(+57.02)&quot;;&quot;&quot;)" office:value-type="string" office:string-value="KMAVLDEFLLLSNAANK" calcext:value-type="string">
            <text:p>KMAVLDEFLLLSNAANK</text:p>
          </table:table-cell>
        </table:table-row>
        <table:table-row table:style-name="ro1">
          <table:table-cell office:value-type="string" calcext:value-type="string">
            <text:p>ASYWSNLMQHSDK</text:p>
          </table:table-cell>
          <table:table-cell table:formula="of:=SUBSTITUTE(SUBSTITUTE([.A2163];&quot;(+15.99)&quot;;&quot;&quot;);&quot;(+57.02)&quot;;&quot;&quot;)" office:value-type="string" office:string-value="ASYWSNLMQHSDK" calcext:value-type="string">
            <text:p>ASYWSNLMQHSDK</text:p>
          </table:table-cell>
        </table:table-row>
        <table:table-row table:style-name="ro1">
          <table:table-cell office:value-type="string" calcext:value-type="string">
            <text:p>QVLLC(+57.02)TGAHQLTLLR</text:p>
          </table:table-cell>
          <table:table-cell table:formula="of:=SUBSTITUTE(SUBSTITUTE([.A2164];&quot;(+15.99)&quot;;&quot;&quot;);&quot;(+57.02)&quot;;&quot;&quot;)" office:value-type="string" office:string-value="QVLLCTGAHQLTLLR" calcext:value-type="string">
            <text:p>QVLLCTGAHQLTLLR</text:p>
          </table:table-cell>
        </table:table-row>
        <table:table-row table:style-name="ro1">
          <table:table-cell office:value-type="string" calcext:value-type="string">
            <text:p>EPPHSSAKTSGFPK</text:p>
          </table:table-cell>
          <table:table-cell table:formula="of:=SUBSTITUTE(SUBSTITUTE([.A2165];&quot;(+15.99)&quot;;&quot;&quot;);&quot;(+57.02)&quot;;&quot;&quot;)" office:value-type="string" office:string-value="EPPHSSAKTSGFPK" calcext:value-type="string">
            <text:p>EPPHSSAKTSGFPK</text:p>
          </table:table-cell>
        </table:table-row>
        <table:table-row table:style-name="ro1">
          <table:table-cell office:value-type="string" calcext:value-type="string">
            <text:p>FGAAEAVLVQR</text:p>
          </table:table-cell>
          <table:table-cell table:formula="of:=SUBSTITUTE(SUBSTITUTE([.A2166];&quot;(+15.99)&quot;;&quot;&quot;);&quot;(+57.02)&quot;;&quot;&quot;)" office:value-type="string" office:string-value="FGAAEAVLVQR" calcext:value-type="string">
            <text:p>FGAAEAVLVQR</text:p>
          </table:table-cell>
        </table:table-row>
        <table:table-row table:style-name="ro1">
          <table:table-cell office:value-type="string" calcext:value-type="string">
            <text:p>GFNLWDGDVLREFDK</text:p>
          </table:table-cell>
          <table:table-cell table:formula="of:=SUBSTITUTE(SUBSTITUTE([.A2167];&quot;(+15.99)&quot;;&quot;&quot;);&quot;(+57.02)&quot;;&quot;&quot;)" office:value-type="string" office:string-value="GFNLWDGDVLREFDK" calcext:value-type="string">
            <text:p>GFNLWDGDVLREFDK</text:p>
          </table:table-cell>
        </table:table-row>
        <table:table-row table:style-name="ro1">
          <table:table-cell office:value-type="string" calcext:value-type="string">
            <text:p>SSMLYM(+15.99)LWLNK</text:p>
          </table:table-cell>
          <table:table-cell table:formula="of:=SUBSTITUTE(SUBSTITUTE([.A2168];&quot;(+15.99)&quot;;&quot;&quot;);&quot;(+57.02)&quot;;&quot;&quot;)" office:value-type="string" office:string-value="SSMLYMLWLNK" calcext:value-type="string">
            <text:p>SSMLYMLWLNK</text:p>
          </table:table-cell>
        </table:table-row>
        <table:table-row table:style-name="ro1">
          <table:table-cell office:value-type="string" calcext:value-type="string">
            <text:p>LWTMLC(+57.02)PVALENGPR</text:p>
          </table:table-cell>
          <table:table-cell table:formula="of:=SUBSTITUTE(SUBSTITUTE([.A2169];&quot;(+15.99)&quot;;&quot;&quot;);&quot;(+57.02)&quot;;&quot;&quot;)" office:value-type="string" office:string-value="LWTMLCPVALENGPR" calcext:value-type="string">
            <text:p>LWTMLCPVALENGPR</text:p>
          </table:table-cell>
        </table:table-row>
        <table:table-row table:style-name="ro1">
          <table:table-cell office:value-type="string" calcext:value-type="string">
            <text:p>RRC(+57.02)PVC(+57.02)PALK</text:p>
          </table:table-cell>
          <table:table-cell table:formula="of:=SUBSTITUTE(SUBSTITUTE([.A2170];&quot;(+15.99)&quot;;&quot;&quot;);&quot;(+57.02)&quot;;&quot;&quot;)" office:value-type="string" office:string-value="RRCPVCPALK" calcext:value-type="string">
            <text:p>RRCPVCPALK</text:p>
          </table:table-cell>
        </table:table-row>
        <table:table-row table:style-name="ro1">
          <table:table-cell office:value-type="string" calcext:value-type="string">
            <text:p>WC(+57.02)WKKGLEDFMKSHFK</text:p>
          </table:table-cell>
          <table:table-cell table:formula="of:=SUBSTITUTE(SUBSTITUTE([.A2171];&quot;(+15.99)&quot;;&quot;&quot;);&quot;(+57.02)&quot;;&quot;&quot;)" office:value-type="string" office:string-value="WCWKKGLEDFMKSHFK" calcext:value-type="string">
            <text:p>WCWKKGLEDFMKSHFK</text:p>
          </table:table-cell>
        </table:table-row>
        <table:table-row table:style-name="ro1">
          <table:table-cell office:value-type="string" calcext:value-type="string">
            <text:p>WARFM(+15.99)EEFVEK</text:p>
          </table:table-cell>
          <table:table-cell table:formula="of:=SUBSTITUTE(SUBSTITUTE([.A2172];&quot;(+15.99)&quot;;&quot;&quot;);&quot;(+57.02)&quot;;&quot;&quot;)" office:value-type="string" office:string-value="WARFMEEFVEK" calcext:value-type="string">
            <text:p>WARFMEEFVEK</text:p>
          </table:table-cell>
        </table:table-row>
        <table:table-row table:style-name="ro1">
          <table:table-cell office:value-type="string" calcext:value-type="string">
            <text:p>MKLWPLLAVDPVLAHK</text:p>
          </table:table-cell>
          <table:table-cell table:formula="of:=SUBSTITUTE(SUBSTITUTE([.A2173];&quot;(+15.99)&quot;;&quot;&quot;);&quot;(+57.02)&quot;;&quot;&quot;)" office:value-type="string" office:string-value="MKLWPLLAVDPVLAHK" calcext:value-type="string">
            <text:p>MKLWPLLAVDPVLAHK</text:p>
          </table:table-cell>
        </table:table-row>
        <table:table-row table:style-name="ro1">
          <table:table-cell office:value-type="string" calcext:value-type="string">
            <text:p>KWREGLAGQEALR</text:p>
          </table:table-cell>
          <table:table-cell table:formula="of:=SUBSTITUTE(SUBSTITUTE([.A2174];&quot;(+15.99)&quot;;&quot;&quot;);&quot;(+57.02)&quot;;&quot;&quot;)" office:value-type="string" office:string-value="KWREGLAGQEALR" calcext:value-type="string">
            <text:p>KWREGLAGQEALR</text:p>
          </table:table-cell>
        </table:table-row>
        <table:table-row table:style-name="ro1">
          <table:table-cell office:value-type="string" calcext:value-type="string">
            <text:p>YPPAAPLLAEDLEK</text:p>
          </table:table-cell>
          <table:table-cell table:formula="of:=SUBSTITUTE(SUBSTITUTE([.A2175];&quot;(+15.99)&quot;;&quot;&quot;);&quot;(+57.02)&quot;;&quot;&quot;)" office:value-type="string" office:string-value="YPPAAPLLAEDLEK" calcext:value-type="string">
            <text:p>YPPAAPLLAEDLEK</text:p>
          </table:table-cell>
        </table:table-row>
        <table:table-row table:style-name="ro1">
          <table:table-cell office:value-type="string" calcext:value-type="string">
            <text:p>SDDLPM(+15.99)PSC(+57.02)K</text:p>
          </table:table-cell>
          <table:table-cell table:formula="of:=SUBSTITUTE(SUBSTITUTE([.A2176];&quot;(+15.99)&quot;;&quot;&quot;);&quot;(+57.02)&quot;;&quot;&quot;)" office:value-type="string" office:string-value="SDDLPMPSCK" calcext:value-type="string">
            <text:p>SDDLPMPSCK</text:p>
          </table:table-cell>
        </table:table-row>
        <table:table-row table:style-name="ro1">
          <table:table-cell office:value-type="string" calcext:value-type="string">
            <text:p>QPSAESVLNGAK</text:p>
          </table:table-cell>
          <table:table-cell table:formula="of:=SUBSTITUTE(SUBSTITUTE([.A2177];&quot;(+15.99)&quot;;&quot;&quot;);&quot;(+57.02)&quot;;&quot;&quot;)" office:value-type="string" office:string-value="QPSAESVLNGAK" calcext:value-type="string">
            <text:p>QPSAESVLNGAK</text:p>
          </table:table-cell>
        </table:table-row>
        <table:table-row table:style-name="ro1">
          <table:table-cell office:value-type="string" calcext:value-type="string">
            <text:p>TLWPYYTM(+15.99)M(+15.99)AHR</text:p>
          </table:table-cell>
          <table:table-cell table:formula="of:=SUBSTITUTE(SUBSTITUTE([.A2178];&quot;(+15.99)&quot;;&quot;&quot;);&quot;(+57.02)&quot;;&quot;&quot;)" office:value-type="string" office:string-value="TLWPYYTMMAHR" calcext:value-type="string">
            <text:p>TLWPYYTMMAHR</text:p>
          </table:table-cell>
        </table:table-row>
        <table:table-row table:style-name="ro1">
          <table:table-cell office:value-type="string" calcext:value-type="string">
            <text:p>EPGYDAFVLGGK</text:p>
          </table:table-cell>
          <table:table-cell table:formula="of:=SUBSTITUTE(SUBSTITUTE([.A2179];&quot;(+15.99)&quot;;&quot;&quot;);&quot;(+57.02)&quot;;&quot;&quot;)" office:value-type="string" office:string-value="EPGYDAFVLGGK" calcext:value-type="string">
            <text:p>EPGYDAFVLGGK</text:p>
          </table:table-cell>
        </table:table-row>
        <table:table-row table:style-name="ro1">
          <table:table-cell office:value-type="string" calcext:value-type="string">
            <text:p>LNWC(+57.02)C(+57.02)DLLSGWGNTR</text:p>
          </table:table-cell>
          <table:table-cell table:formula="of:=SUBSTITUTE(SUBSTITUTE([.A2180];&quot;(+15.99)&quot;;&quot;&quot;);&quot;(+57.02)&quot;;&quot;&quot;)" office:value-type="string" office:string-value="LNWCCDLLSGWGNTR" calcext:value-type="string">
            <text:p>LNWCCDLLSGWGNTR</text:p>
          </table:table-cell>
        </table:table-row>
        <table:table-row table:style-name="ro1">
          <table:table-cell office:value-type="string" calcext:value-type="string">
            <text:p>RDSMHEASLTPLTPK</text:p>
          </table:table-cell>
          <table:table-cell table:formula="of:=SUBSTITUTE(SUBSTITUTE([.A2181];&quot;(+15.99)&quot;;&quot;&quot;);&quot;(+57.02)&quot;;&quot;&quot;)" office:value-type="string" office:string-value="RDSMHEASLTPLTPK" calcext:value-type="string">
            <text:p>RDSMHEASLTPLTPK</text:p>
          </table:table-cell>
        </table:table-row>
        <table:table-row table:style-name="ro1">
          <table:table-cell office:value-type="string" calcext:value-type="string">
            <text:p>KGYYNYGPLTLVLLR</text:p>
          </table:table-cell>
          <table:table-cell table:formula="of:=SUBSTITUTE(SUBSTITUTE([.A2182];&quot;(+15.99)&quot;;&quot;&quot;);&quot;(+57.02)&quot;;&quot;&quot;)" office:value-type="string" office:string-value="KGYYNYGPLTLVLLR" calcext:value-type="string">
            <text:p>KGYYNYGPLTLVLLR</text:p>
          </table:table-cell>
        </table:table-row>
        <table:table-row table:style-name="ro1">
          <table:table-cell office:value-type="string" calcext:value-type="string">
            <text:p>EVGALDLLVTTSLPAR</text:p>
          </table:table-cell>
          <table:table-cell table:formula="of:=SUBSTITUTE(SUBSTITUTE([.A2183];&quot;(+15.99)&quot;;&quot;&quot;);&quot;(+57.02)&quot;;&quot;&quot;)" office:value-type="string" office:string-value="EVGALDLLVTTSLPAR" calcext:value-type="string">
            <text:p>EVGALDLLVTTSLPAR</text:p>
          </table:table-cell>
        </table:table-row>
        <table:table-row table:style-name="ro1">
          <table:table-cell office:value-type="string" calcext:value-type="string">
            <text:p>C(+57.02)DDC(+57.02)AHLAEEWGYK</text:p>
          </table:table-cell>
          <table:table-cell table:formula="of:=SUBSTITUTE(SUBSTITUTE([.A2184];&quot;(+15.99)&quot;;&quot;&quot;);&quot;(+57.02)&quot;;&quot;&quot;)" office:value-type="string" office:string-value="CDDCAHLAEEWGYK" calcext:value-type="string">
            <text:p>CDDCAHLAEEWGYK</text:p>
          </table:table-cell>
        </table:table-row>
        <table:table-row table:style-name="ro1">
          <table:table-cell office:value-type="string" calcext:value-type="string">
            <text:p>QVLTGTMNVADLPEKK</text:p>
          </table:table-cell>
          <table:table-cell table:formula="of:=SUBSTITUTE(SUBSTITUTE([.A2185];&quot;(+15.99)&quot;;&quot;&quot;);&quot;(+57.02)&quot;;&quot;&quot;)" office:value-type="string" office:string-value="QVLTGTMNVADLPEKK" calcext:value-type="string">
            <text:p>QVLTGTMNVADLPEKK</text:p>
          </table:table-cell>
        </table:table-row>
        <table:table-row table:style-name="ro1">
          <table:table-cell office:value-type="string" calcext:value-type="string">
            <text:p>ELELFLTDENTGVALLR</text:p>
          </table:table-cell>
          <table:table-cell table:formula="of:=SUBSTITUTE(SUBSTITUTE([.A2186];&quot;(+15.99)&quot;;&quot;&quot;);&quot;(+57.02)&quot;;&quot;&quot;)" office:value-type="string" office:string-value="ELELFLTDENTGVALLR" calcext:value-type="string">
            <text:p>ELELFLTDENTGVALLR</text:p>
          </table:table-cell>
        </table:table-row>
        <table:table-row table:style-name="ro1">
          <table:table-cell office:value-type="string" calcext:value-type="string">
            <text:p>STMM(+15.99)VNLPPK</text:p>
          </table:table-cell>
          <table:table-cell table:formula="of:=SUBSTITUTE(SUBSTITUTE([.A2187];&quot;(+15.99)&quot;;&quot;&quot;);&quot;(+57.02)&quot;;&quot;&quot;)" office:value-type="string" office:string-value="STMMVNLPPK" calcext:value-type="string">
            <text:p>STMMVNLPPK</text:p>
          </table:table-cell>
        </table:table-row>
        <table:table-row table:style-name="ro1">
          <table:table-cell office:value-type="string" calcext:value-type="string">
            <text:p>M(+15.99)M(+15.99)MDDPKK</text:p>
          </table:table-cell>
          <table:table-cell table:formula="of:=SUBSTITUTE(SUBSTITUTE([.A2188];&quot;(+15.99)&quot;;&quot;&quot;);&quot;(+57.02)&quot;;&quot;&quot;)" office:value-type="string" office:string-value="MMMDDPKK" calcext:value-type="string">
            <text:p>MMMDDPKK</text:p>
          </table:table-cell>
        </table:table-row>
        <table:table-row table:style-name="ro1">
          <table:table-cell office:value-type="string" calcext:value-type="string">
            <text:p>QFSEVFLGELETVGHR</text:p>
          </table:table-cell>
          <table:table-cell table:formula="of:=SUBSTITUTE(SUBSTITUTE([.A2189];&quot;(+15.99)&quot;;&quot;&quot;);&quot;(+57.02)&quot;;&quot;&quot;)" office:value-type="string" office:string-value="QFSEVFLGELETVGHR" calcext:value-type="string">
            <text:p>QFSEVFLGELETVGHR</text:p>
          </table:table-cell>
        </table:table-row>
        <table:table-row table:style-name="ro1">
          <table:table-cell office:value-type="string" calcext:value-type="string">
            <text:p>TM(+15.99)ANLAHENTK</text:p>
          </table:table-cell>
          <table:table-cell table:formula="of:=SUBSTITUTE(SUBSTITUTE([.A2190];&quot;(+15.99)&quot;;&quot;&quot;);&quot;(+57.02)&quot;;&quot;&quot;)" office:value-type="string" office:string-value="TMANLAHENTK" calcext:value-type="string">
            <text:p>TMANLAHENTK</text:p>
          </table:table-cell>
        </table:table-row>
        <table:table-row table:style-name="ro1">
          <table:table-cell office:value-type="string" calcext:value-type="string">
            <text:p>KPEATDFFKDHK</text:p>
          </table:table-cell>
          <table:table-cell table:formula="of:=SUBSTITUTE(SUBSTITUTE([.A2191];&quot;(+15.99)&quot;;&quot;&quot;);&quot;(+57.02)&quot;;&quot;&quot;)" office:value-type="string" office:string-value="KPEATDFFKDHK" calcext:value-type="string">
            <text:p>KPEATDFFKDHK</text:p>
          </table:table-cell>
        </table:table-row>
        <table:table-row table:style-name="ro1">
          <table:table-cell office:value-type="string" calcext:value-type="string">
            <text:p>SKLNDLK</text:p>
          </table:table-cell>
          <table:table-cell table:formula="of:=SUBSTITUTE(SUBSTITUTE([.A2192];&quot;(+15.99)&quot;;&quot;&quot;);&quot;(+57.02)&quot;;&quot;&quot;)" office:value-type="string" office:string-value="SKLNDLK" calcext:value-type="string">
            <text:p>SKLNDLK</text:p>
          </table:table-cell>
        </table:table-row>
        <table:table-row table:style-name="ro1">
          <table:table-cell office:value-type="string" calcext:value-type="string">
            <text:p>EMNGRYNTMLGLAK</text:p>
          </table:table-cell>
          <table:table-cell table:formula="of:=SUBSTITUTE(SUBSTITUTE([.A2193];&quot;(+15.99)&quot;;&quot;&quot;);&quot;(+57.02)&quot;;&quot;&quot;)" office:value-type="string" office:string-value="EMNGRYNTMLGLAK" calcext:value-type="string">
            <text:p>EMNGRYNTMLGLAK</text:p>
          </table:table-cell>
        </table:table-row>
        <table:table-row table:style-name="ro1">
          <table:table-cell office:value-type="string" calcext:value-type="string">
            <text:p>EGM(+15.99)AVLEEDPK</text:p>
          </table:table-cell>
          <table:table-cell table:formula="of:=SUBSTITUTE(SUBSTITUTE([.A2194];&quot;(+15.99)&quot;;&quot;&quot;);&quot;(+57.02)&quot;;&quot;&quot;)" office:value-type="string" office:string-value="EGMAVLEEDPK" calcext:value-type="string">
            <text:p>EGMAVLEEDPK</text:p>
          </table:table-cell>
        </table:table-row>
        <table:table-row table:style-name="ro1">
          <table:table-cell office:value-type="string" calcext:value-type="string">
            <text:p>QNLLEYATPAAEPK</text:p>
          </table:table-cell>
          <table:table-cell table:formula="of:=SUBSTITUTE(SUBSTITUTE([.A2195];&quot;(+15.99)&quot;;&quot;&quot;);&quot;(+57.02)&quot;;&quot;&quot;)" office:value-type="string" office:string-value="QNLLEYATPAAEPK" calcext:value-type="string">
            <text:p>QNLLEYATPAAEPK</text:p>
          </table:table-cell>
        </table:table-row>
        <table:table-row table:style-name="ro1">
          <table:table-cell office:value-type="string" calcext:value-type="string">
            <text:p>WDRRTDVFEK</text:p>
          </table:table-cell>
          <table:table-cell table:formula="of:=SUBSTITUTE(SUBSTITUTE([.A2196];&quot;(+15.99)&quot;;&quot;&quot;);&quot;(+57.02)&quot;;&quot;&quot;)" office:value-type="string" office:string-value="WDRRTDVFEK" calcext:value-type="string">
            <text:p>WDRRTDVFEK</text:p>
          </table:table-cell>
        </table:table-row>
        <table:table-row table:style-name="ro1">
          <table:table-cell office:value-type="string" calcext:value-type="string">
            <text:p>ESWLSVYADNPPHVK</text:p>
          </table:table-cell>
          <table:table-cell table:formula="of:=SUBSTITUTE(SUBSTITUTE([.A2197];&quot;(+15.99)&quot;;&quot;&quot;);&quot;(+57.02)&quot;;&quot;&quot;)" office:value-type="string" office:string-value="ESWLSVYADNPPHVK" calcext:value-type="string">
            <text:p>ESWLSVYADNPPHVK</text:p>
          </table:table-cell>
        </table:table-row>
        <table:table-row table:style-name="ro1">
          <table:table-cell office:value-type="string" calcext:value-type="string">
            <text:p>WVEPALGNDGFLANK</text:p>
          </table:table-cell>
          <table:table-cell table:formula="of:=SUBSTITUTE(SUBSTITUTE([.A2198];&quot;(+15.99)&quot;;&quot;&quot;);&quot;(+57.02)&quot;;&quot;&quot;)" office:value-type="string" office:string-value="WVEPALGNDGFLANK" calcext:value-type="string">
            <text:p>WVEPALGNDGFLANK</text:p>
          </table:table-cell>
        </table:table-row>
        <table:table-row table:style-name="ro1">
          <table:table-cell office:value-type="string" calcext:value-type="string">
            <text:p>VNLNSGSDKPLVLKWSR</text:p>
          </table:table-cell>
          <table:table-cell table:formula="of:=SUBSTITUTE(SUBSTITUTE([.A2199];&quot;(+15.99)&quot;;&quot;&quot;);&quot;(+57.02)&quot;;&quot;&quot;)" office:value-type="string" office:string-value="VNLNSGSDKPLVLKWSR" calcext:value-type="string">
            <text:p>VNLNSGSDKPLVLKWSR</text:p>
          </table:table-cell>
        </table:table-row>
        <table:table-row table:style-name="ro1">
          <table:table-cell office:value-type="string" calcext:value-type="string">
            <text:p>KNQNLGDLTDTLWR</text:p>
          </table:table-cell>
          <table:table-cell table:formula="of:=SUBSTITUTE(SUBSTITUTE([.A2200];&quot;(+15.99)&quot;;&quot;&quot;);&quot;(+57.02)&quot;;&quot;&quot;)" office:value-type="string" office:string-value="KNQNLGDLTDTLWR" calcext:value-type="string">
            <text:p>KNQNLGDLTDTLWR</text:p>
          </table:table-cell>
        </table:table-row>
        <table:table-row table:style-name="ro1">
          <table:table-cell office:value-type="string" calcext:value-type="string">
            <text:p>EVSAHWRPLLEEVKK</text:p>
          </table:table-cell>
          <table:table-cell table:formula="of:=SUBSTITUTE(SUBSTITUTE([.A2201];&quot;(+15.99)&quot;;&quot;&quot;);&quot;(+57.02)&quot;;&quot;&quot;)" office:value-type="string" office:string-value="EVSAHWRPLLEEVKK" calcext:value-type="string">
            <text:p>EVSAHWRPLLEEVKK</text:p>
          </table:table-cell>
        </table:table-row>
        <table:table-row table:style-name="ro1">
          <table:table-cell office:value-type="string" calcext:value-type="string">
            <text:p>EPELLEQSHSAR</text:p>
          </table:table-cell>
          <table:table-cell table:formula="of:=SUBSTITUTE(SUBSTITUTE([.A2202];&quot;(+15.99)&quot;;&quot;&quot;);&quot;(+57.02)&quot;;&quot;&quot;)" office:value-type="string" office:string-value="EPELLEQSHSAR" calcext:value-type="string">
            <text:p>EPELLEQSHSAR</text:p>
          </table:table-cell>
        </table:table-row>
        <table:table-row table:style-name="ro1">
          <table:table-cell office:value-type="string" calcext:value-type="string">
            <text:p>KRRYPLAVHPK</text:p>
          </table:table-cell>
          <table:table-cell table:formula="of:=SUBSTITUTE(SUBSTITUTE([.A2203];&quot;(+15.99)&quot;;&quot;&quot;);&quot;(+57.02)&quot;;&quot;&quot;)" office:value-type="string" office:string-value="KRRYPLAVHPK" calcext:value-type="string">
            <text:p>KRRYPLAVHPK</text:p>
          </table:table-cell>
        </table:table-row>
        <table:table-row table:style-name="ro1">
          <table:table-cell office:value-type="string" calcext:value-type="string">
            <text:p>TASLPALSKSK</text:p>
          </table:table-cell>
          <table:table-cell table:formula="of:=SUBSTITUTE(SUBSTITUTE([.A2204];&quot;(+15.99)&quot;;&quot;&quot;);&quot;(+57.02)&quot;;&quot;&quot;)" office:value-type="string" office:string-value="TASLPALSKSK" calcext:value-type="string">
            <text:p>TASLPALSKSK</text:p>
          </table:table-cell>
        </table:table-row>
        <table:table-row table:style-name="ro1">
          <table:table-cell office:value-type="string" calcext:value-type="string">
            <text:p>KDFAEDGSLDSFK</text:p>
          </table:table-cell>
          <table:table-cell table:formula="of:=SUBSTITUTE(SUBSTITUTE([.A2205];&quot;(+15.99)&quot;;&quot;&quot;);&quot;(+57.02)&quot;;&quot;&quot;)" office:value-type="string" office:string-value="KDFAEDGSLDSFK" calcext:value-type="string">
            <text:p>KDFAEDGSLDSFK</text:p>
          </table:table-cell>
        </table:table-row>
        <table:table-row table:style-name="ro1">
          <table:table-cell office:value-type="string" calcext:value-type="string">
            <text:p>ALQESLVK</text:p>
          </table:table-cell>
          <table:table-cell table:formula="of:=SUBSTITUTE(SUBSTITUTE([.A2206];&quot;(+15.99)&quot;;&quot;&quot;);&quot;(+57.02)&quot;;&quot;&quot;)" office:value-type="string" office:string-value="ALQESLVK" calcext:value-type="string">
            <text:p>ALQESLVK</text:p>
          </table:table-cell>
        </table:table-row>
        <table:table-row table:style-name="ro1">
          <table:table-cell office:value-type="string" calcext:value-type="string">
            <text:p>AVPAMYR</text:p>
          </table:table-cell>
          <table:table-cell table:formula="of:=SUBSTITUTE(SUBSTITUTE([.A2207];&quot;(+15.99)&quot;;&quot;&quot;);&quot;(+57.02)&quot;;&quot;&quot;)" office:value-type="string" office:string-value="AVPAMYR" calcext:value-type="string">
            <text:p>AVPAMYR</text:p>
          </table:table-cell>
        </table:table-row>
        <table:table-row table:style-name="ro2">
          <table:table-cell office:value-type="string" calcext:value-type="string">
            <text:p>QTYC(+57.02)DM(+15.99)SDANLKTVDPGK</text:p>
          </table:table-cell>
          <table:table-cell table:formula="of:=SUBSTITUTE(SUBSTITUTE([.A2208];&quot;(+15.99)&quot;;&quot;&quot;);&quot;(+57.02)&quot;;&quot;&quot;)" office:value-type="string" office:string-value="QTYCDMSDANLKTVDPGK" calcext:value-type="string">
            <text:p>QTYCDMSDANLKTVDPGK</text:p>
          </table:table-cell>
        </table:table-row>
        <table:table-row table:style-name="ro1">
          <table:table-cell office:value-type="string" calcext:value-type="string">
            <text:p>KMNPEVNK</text:p>
          </table:table-cell>
          <table:table-cell table:formula="of:=SUBSTITUTE(SUBSTITUTE([.A2209];&quot;(+15.99)&quot;;&quot;&quot;);&quot;(+57.02)&quot;;&quot;&quot;)" office:value-type="string" office:string-value="KMNPEVNK" calcext:value-type="string">
            <text:p>KMNPEVNK</text:p>
          </table:table-cell>
        </table:table-row>
        <table:table-row table:style-name="ro1">
          <table:table-cell office:value-type="string" calcext:value-type="string">
            <text:p>VAGPPVLFNK</text:p>
          </table:table-cell>
          <table:table-cell table:formula="of:=SUBSTITUTE(SUBSTITUTE([.A2210];&quot;(+15.99)&quot;;&quot;&quot;);&quot;(+57.02)&quot;;&quot;&quot;)" office:value-type="string" office:string-value="VAGPPVLFNK" calcext:value-type="string">
            <text:p>VAGPPVLFNK</text:p>
          </table:table-cell>
        </table:table-row>
        <table:table-row table:style-name="ro1">
          <table:table-cell office:value-type="string" calcext:value-type="string">
            <text:p>QMPKKDHLENTGVALLR</text:p>
          </table:table-cell>
          <table:table-cell table:formula="of:=SUBSTITUTE(SUBSTITUTE([.A2211];&quot;(+15.99)&quot;;&quot;&quot;);&quot;(+57.02)&quot;;&quot;&quot;)" office:value-type="string" office:string-value="QMPKKDHLENTGVALLR" calcext:value-type="string">
            <text:p>QMPKKDHLENTGVALLR</text:p>
          </table:table-cell>
        </table:table-row>
        <table:table-row table:style-name="ro1">
          <table:table-cell office:value-type="string" calcext:value-type="string">
            <text:p>EM(+15.99)RM(+15.99)GQTDDVTSK</text:p>
          </table:table-cell>
          <table:table-cell table:formula="of:=SUBSTITUTE(SUBSTITUTE([.A2212];&quot;(+15.99)&quot;;&quot;&quot;);&quot;(+57.02)&quot;;&quot;&quot;)" office:value-type="string" office:string-value="EMRMGQTDDVTSK" calcext:value-type="string">
            <text:p>EMRMGQTDDVTSK</text:p>
          </table:table-cell>
        </table:table-row>
        <table:table-row table:style-name="ro1">
          <table:table-cell office:value-type="string" calcext:value-type="string">
            <text:p>KLNTENLFPLLK</text:p>
          </table:table-cell>
          <table:table-cell table:formula="of:=SUBSTITUTE(SUBSTITUTE([.A2213];&quot;(+15.99)&quot;;&quot;&quot;);&quot;(+57.02)&quot;;&quot;&quot;)" office:value-type="string" office:string-value="KLNTENLFPLLK" calcext:value-type="string">
            <text:p>KLNTENLFPLLK</text:p>
          </table:table-cell>
        </table:table-row>
        <table:table-row table:style-name="ro1">
          <table:table-cell office:value-type="string" calcext:value-type="string">
            <text:p>NNLDEEVPNK</text:p>
          </table:table-cell>
          <table:table-cell table:formula="of:=SUBSTITUTE(SUBSTITUTE([.A2214];&quot;(+15.99)&quot;;&quot;&quot;);&quot;(+57.02)&quot;;&quot;&quot;)" office:value-type="string" office:string-value="NNLDEEVPNK" calcext:value-type="string">
            <text:p>NNLDEEVPNK</text:p>
          </table:table-cell>
        </table:table-row>
        <table:table-row table:style-name="ro1">
          <table:table-cell office:value-type="string" calcext:value-type="string">
            <text:p>KC(+57.02)TETLNRLEGASNK</text:p>
          </table:table-cell>
          <table:table-cell table:formula="of:=SUBSTITUTE(SUBSTITUTE([.A2215];&quot;(+15.99)&quot;;&quot;&quot;);&quot;(+57.02)&quot;;&quot;&quot;)" office:value-type="string" office:string-value="KCTETLNRLEGASNK" calcext:value-type="string">
            <text:p>KCTETLNRLEGASNK</text:p>
          </table:table-cell>
        </table:table-row>
        <table:table-row table:style-name="ro1">
          <table:table-cell office:value-type="string" calcext:value-type="string">
            <text:p>QVLLTLGGMKDFK</text:p>
          </table:table-cell>
          <table:table-cell table:formula="of:=SUBSTITUTE(SUBSTITUTE([.A2216];&quot;(+15.99)&quot;;&quot;&quot;);&quot;(+57.02)&quot;;&quot;&quot;)" office:value-type="string" office:string-value="QVLLTLGGMKDFK" calcext:value-type="string">
            <text:p>QVLLTLGGMKDFK</text:p>
          </table:table-cell>
        </table:table-row>
        <table:table-row table:style-name="ro1">
          <table:table-cell office:value-type="string" calcext:value-type="string">
            <text:p>FQLANPEALLELLEGNPK</text:p>
          </table:table-cell>
          <table:table-cell table:formula="of:=SUBSTITUTE(SUBSTITUTE([.A2217];&quot;(+15.99)&quot;;&quot;&quot;);&quot;(+57.02)&quot;;&quot;&quot;)" office:value-type="string" office:string-value="FQLANPEALLELLEGNPK" calcext:value-type="string">
            <text:p>FQLANPEALLELLEGNPK</text:p>
          </table:table-cell>
        </table:table-row>
        <table:table-row table:style-name="ro1">
          <table:table-cell office:value-type="string" calcext:value-type="string">
            <text:p>SGDVAPGLGGK</text:p>
          </table:table-cell>
          <table:table-cell table:formula="of:=SUBSTITUTE(SUBSTITUTE([.A2218];&quot;(+15.99)&quot;;&quot;&quot;);&quot;(+57.02)&quot;;&quot;&quot;)" office:value-type="string" office:string-value="SGDVAPGLGGK" calcext:value-type="string">
            <text:p>SGDVAPGLGGK</text:p>
          </table:table-cell>
        </table:table-row>
        <table:table-row table:style-name="ro2">
          <table:table-cell office:value-type="string" calcext:value-type="string">
            <text:p>RRLC(+57.02)NLNENVVNSLDQFDK</text:p>
          </table:table-cell>
          <table:table-cell table:formula="of:=SUBSTITUTE(SUBSTITUTE([.A2219];&quot;(+15.99)&quot;;&quot;&quot;);&quot;(+57.02)&quot;;&quot;&quot;)" office:value-type="string" office:string-value="RRLCNLNENVVNSLDQFDK" calcext:value-type="string">
            <text:p>RRLCNLNENVVNSLDQFDK</text:p>
          </table:table-cell>
        </table:table-row>
        <table:table-row table:style-name="ro1">
          <table:table-cell office:value-type="string" calcext:value-type="string">
            <text:p>HALPVFLHLSTFYK</text:p>
          </table:table-cell>
          <table:table-cell table:formula="of:=SUBSTITUTE(SUBSTITUTE([.A2220];&quot;(+15.99)&quot;;&quot;&quot;);&quot;(+57.02)&quot;;&quot;&quot;)" office:value-type="string" office:string-value="HALPVFLHLSTFYK" calcext:value-type="string">
            <text:p>HALPVFLHLSTFYK</text:p>
          </table:table-cell>
        </table:table-row>
        <table:table-row table:style-name="ro1">
          <table:table-cell office:value-type="string" calcext:value-type="string">
            <text:p>HPLPNLPFYR</text:p>
          </table:table-cell>
          <table:table-cell table:formula="of:=SUBSTITUTE(SUBSTITUTE([.A2221];&quot;(+15.99)&quot;;&quot;&quot;);&quot;(+57.02)&quot;;&quot;&quot;)" office:value-type="string" office:string-value="HPLPNLPFYR" calcext:value-type="string">
            <text:p>HPLPNLPFYR</text:p>
          </table:table-cell>
        </table:table-row>
        <table:table-row table:style-name="ro1">
          <table:table-cell office:value-type="string" calcext:value-type="string">
            <text:p>TAYLLEK</text:p>
          </table:table-cell>
          <table:table-cell table:formula="of:=SUBSTITUTE(SUBSTITUTE([.A2222];&quot;(+15.99)&quot;;&quot;&quot;);&quot;(+57.02)&quot;;&quot;&quot;)" office:value-type="string" office:string-value="TAYLLEK" calcext:value-type="string">
            <text:p>TAYLLEK</text:p>
          </table:table-cell>
        </table:table-row>
        <table:table-row table:style-name="ro1">
          <table:table-cell office:value-type="string" calcext:value-type="string">
            <text:p>QQWVDEPYLLLTDKK</text:p>
          </table:table-cell>
          <table:table-cell table:formula="of:=SUBSTITUTE(SUBSTITUTE([.A2223];&quot;(+15.99)&quot;;&quot;&quot;);&quot;(+57.02)&quot;;&quot;&quot;)" office:value-type="string" office:string-value="QQWVDEPYLLLTDKK" calcext:value-type="string">
            <text:p>QQWVDEPYLLLTDKK</text:p>
          </table:table-cell>
        </table:table-row>
        <table:table-row table:style-name="ro1">
          <table:table-cell office:value-type="string" calcext:value-type="string">
            <text:p>SNVLFKATDGK</text:p>
          </table:table-cell>
          <table:table-cell table:formula="of:=SUBSTITUTE(SUBSTITUTE([.A2224];&quot;(+15.99)&quot;;&quot;&quot;);&quot;(+57.02)&quot;;&quot;&quot;)" office:value-type="string" office:string-value="SNVLFKATDGK" calcext:value-type="string">
            <text:p>SNVLFKATDGK</text:p>
          </table:table-cell>
        </table:table-row>
        <table:table-row table:style-name="ro1">
          <table:table-cell office:value-type="string" calcext:value-type="string">
            <text:p>KQYEFSLLELLVDK</text:p>
          </table:table-cell>
          <table:table-cell table:formula="of:=SUBSTITUTE(SUBSTITUTE([.A2225];&quot;(+15.99)&quot;;&quot;&quot;);&quot;(+57.02)&quot;;&quot;&quot;)" office:value-type="string" office:string-value="KQYEFSLLELLVDK" calcext:value-type="string">
            <text:p>KQYEFSLLELLVDK</text:p>
          </table:table-cell>
        </table:table-row>
        <table:table-row table:style-name="ro1">
          <table:table-cell office:value-type="string" calcext:value-type="string">
            <text:p>M(+15.99)HSSTGPTFEPR</text:p>
          </table:table-cell>
          <table:table-cell table:formula="of:=SUBSTITUTE(SUBSTITUTE([.A2226];&quot;(+15.99)&quot;;&quot;&quot;);&quot;(+57.02)&quot;;&quot;&quot;)" office:value-type="string" office:string-value="MHSSTGPTFEPR" calcext:value-type="string">
            <text:p>MHSSTGPTFEPR</text:p>
          </table:table-cell>
        </table:table-row>
        <table:table-row table:style-name="ro1">
          <table:table-cell office:value-type="string" calcext:value-type="string">
            <text:p>SSSALKKMAYK</text:p>
          </table:table-cell>
          <table:table-cell table:formula="of:=SUBSTITUTE(SUBSTITUTE([.A2227];&quot;(+15.99)&quot;;&quot;&quot;);&quot;(+57.02)&quot;;&quot;&quot;)" office:value-type="string" office:string-value="SSSALKKMAYK" calcext:value-type="string">
            <text:p>SSSALKKMAYK</text:p>
          </table:table-cell>
        </table:table-row>
        <table:table-row table:style-name="ro1">
          <table:table-cell office:value-type="string" calcext:value-type="string">
            <text:p>ELMEC(+57.02)GM(+15.99)TM(+15.99)K</text:p>
          </table:table-cell>
          <table:table-cell table:formula="of:=SUBSTITUTE(SUBSTITUTE([.A2228];&quot;(+15.99)&quot;;&quot;&quot;);&quot;(+57.02)&quot;;&quot;&quot;)" office:value-type="string" office:string-value="ELMECGMTMK" calcext:value-type="string">
            <text:p>ELMECGMTMK</text:p>
          </table:table-cell>
        </table:table-row>
        <table:table-row table:style-name="ro1">
          <table:table-cell office:value-type="string" calcext:value-type="string">
            <text:p>VLGLMALNFVSR</text:p>
          </table:table-cell>
          <table:table-cell table:formula="of:=SUBSTITUTE(SUBSTITUTE([.A2229];&quot;(+15.99)&quot;;&quot;&quot;);&quot;(+57.02)&quot;;&quot;&quot;)" office:value-type="string" office:string-value="VLGLMALNFVSR" calcext:value-type="string">
            <text:p>VLGLMALNFVSR</text:p>
          </table:table-cell>
        </table:table-row>
        <table:table-row table:style-name="ro1">
          <table:table-cell office:value-type="string" calcext:value-type="string">
            <text:p>KVQNVLLSQGYVLPK</text:p>
          </table:table-cell>
          <table:table-cell table:formula="of:=SUBSTITUTE(SUBSTITUTE([.A2230];&quot;(+15.99)&quot;;&quot;&quot;);&quot;(+57.02)&quot;;&quot;&quot;)" office:value-type="string" office:string-value="KVQNVLLSQGYVLPK" calcext:value-type="string">
            <text:p>KVQNVLLSQGYVLPK</text:p>
          </table:table-cell>
        </table:table-row>
        <table:table-row table:style-name="ro1">
          <table:table-cell office:value-type="string" calcext:value-type="string">
            <text:p>AFENATLEVPGWK</text:p>
          </table:table-cell>
          <table:table-cell table:formula="of:=SUBSTITUTE(SUBSTITUTE([.A2231];&quot;(+15.99)&quot;;&quot;&quot;);&quot;(+57.02)&quot;;&quot;&quot;)" office:value-type="string" office:string-value="AFENATLEVPGWK" calcext:value-type="string">
            <text:p>AFENATLEVPGWK</text:p>
          </table:table-cell>
        </table:table-row>
        <table:table-row table:style-name="ro1">
          <table:table-cell office:value-type="string" calcext:value-type="string">
            <text:p>DPQRMSYPLTSLAHK</text:p>
          </table:table-cell>
          <table:table-cell table:formula="of:=SUBSTITUTE(SUBSTITUTE([.A2232];&quot;(+15.99)&quot;;&quot;&quot;);&quot;(+57.02)&quot;;&quot;&quot;)" office:value-type="string" office:string-value="DPQRMSYPLTSLAHK" calcext:value-type="string">
            <text:p>DPQRMSYPLTSLAHK</text:p>
          </table:table-cell>
        </table:table-row>
        <table:table-row table:style-name="ro1">
          <table:table-cell office:value-type="string" calcext:value-type="string">
            <text:p>NGFSLNSEK</text:p>
          </table:table-cell>
          <table:table-cell table:formula="of:=SUBSTITUTE(SUBSTITUTE([.A2233];&quot;(+15.99)&quot;;&quot;&quot;);&quot;(+57.02)&quot;;&quot;&quot;)" office:value-type="string" office:string-value="NGFSLNSEK" calcext:value-type="string">
            <text:p>NGFSLNSEK</text:p>
          </table:table-cell>
        </table:table-row>
        <table:table-row table:style-name="ro1">
          <table:table-cell office:value-type="string" calcext:value-type="string">
            <text:p>EWLM(+15.99)STLLLVR</text:p>
          </table:table-cell>
          <table:table-cell table:formula="of:=SUBSTITUTE(SUBSTITUTE([.A2234];&quot;(+15.99)&quot;;&quot;&quot;);&quot;(+57.02)&quot;;&quot;&quot;)" office:value-type="string" office:string-value="EWLMSTLLLVR" calcext:value-type="string">
            <text:p>EWLMSTLLLVR</text:p>
          </table:table-cell>
        </table:table-row>
        <table:table-row table:style-name="ro1">
          <table:table-cell office:value-type="string" calcext:value-type="string">
            <text:p>RM(+15.99)KELTYHDLEK</text:p>
          </table:table-cell>
          <table:table-cell table:formula="of:=SUBSTITUTE(SUBSTITUTE([.A2235];&quot;(+15.99)&quot;;&quot;&quot;);&quot;(+57.02)&quot;;&quot;&quot;)" office:value-type="string" office:string-value="RMKELTYHDLEK" calcext:value-type="string">
            <text:p>RMKELTYHDLEK</text:p>
          </table:table-cell>
        </table:table-row>
        <table:table-row table:style-name="ro1">
          <table:table-cell office:value-type="string" calcext:value-type="string">
            <text:p>NHDELGMLGGM(+15.99)MLEDEK</text:p>
          </table:table-cell>
          <table:table-cell table:formula="of:=SUBSTITUTE(SUBSTITUTE([.A2236];&quot;(+15.99)&quot;;&quot;&quot;);&quot;(+57.02)&quot;;&quot;&quot;)" office:value-type="string" office:string-value="NHDELGMLGGMMLEDEK" calcext:value-type="string">
            <text:p>NHDELGMLGGMMLEDEK</text:p>
          </table:table-cell>
        </table:table-row>
        <table:table-row table:style-name="ro1">
          <table:table-cell office:value-type="string" calcext:value-type="string">
            <text:p>GYESKRVYK</text:p>
          </table:table-cell>
          <table:table-cell table:formula="of:=SUBSTITUTE(SUBSTITUTE([.A2237];&quot;(+15.99)&quot;;&quot;&quot;);&quot;(+57.02)&quot;;&quot;&quot;)" office:value-type="string" office:string-value="GYESKRVYK" calcext:value-type="string">
            <text:p>GYESKRVYK</text:p>
          </table:table-cell>
        </table:table-row>
        <table:table-row table:style-name="ro1">
          <table:table-cell office:value-type="string" calcext:value-type="string">
            <text:p>KAYQDLDPK</text:p>
          </table:table-cell>
          <table:table-cell table:formula="of:=SUBSTITUTE(SUBSTITUTE([.A2238];&quot;(+15.99)&quot;;&quot;&quot;);&quot;(+57.02)&quot;;&quot;&quot;)" office:value-type="string" office:string-value="KAYQDLDPK" calcext:value-type="string">
            <text:p>KAYQDLDPK</text:p>
          </table:table-cell>
        </table:table-row>
        <table:table-row table:style-name="ro1">
          <table:table-cell office:value-type="string" calcext:value-type="string">
            <text:p>YYC(+57.02)ATQGEDLQR</text:p>
          </table:table-cell>
          <table:table-cell table:formula="of:=SUBSTITUTE(SUBSTITUTE([.A2239];&quot;(+15.99)&quot;;&quot;&quot;);&quot;(+57.02)&quot;;&quot;&quot;)" office:value-type="string" office:string-value="YYCATQGEDLQR" calcext:value-type="string">
            <text:p>YYCATQGEDLQR</text:p>
          </table:table-cell>
        </table:table-row>
        <table:table-row table:style-name="ro1">
          <table:table-cell office:value-type="string" calcext:value-type="string">
            <text:p>TGC(+57.02)KQFHLGK</text:p>
          </table:table-cell>
          <table:table-cell table:formula="of:=SUBSTITUTE(SUBSTITUTE([.A2240];&quot;(+15.99)&quot;;&quot;&quot;);&quot;(+57.02)&quot;;&quot;&quot;)" office:value-type="string" office:string-value="TGCKQFHLGK" calcext:value-type="string">
            <text:p>TGCKQFHLGK</text:p>
          </table:table-cell>
        </table:table-row>
        <table:table-row table:style-name="ro2">
          <table:table-cell office:value-type="string" calcext:value-type="string">
            <text:p>KPPEMREALTSNNLAELSSEFR</text:p>
          </table:table-cell>
          <table:table-cell table:formula="of:=SUBSTITUTE(SUBSTITUTE([.A2241];&quot;(+15.99)&quot;;&quot;&quot;);&quot;(+57.02)&quot;;&quot;&quot;)" office:value-type="string" office:string-value="KPPEMREALTSNNLAELSSEFR" calcext:value-type="string">
            <text:p>KPPEMREALTSNNLAELSSEFR</text:p>
          </table:table-cell>
        </table:table-row>
        <table:table-row table:style-name="ro1">
          <table:table-cell office:value-type="string" calcext:value-type="string">
            <text:p>KPDKFNHVTAVR</text:p>
          </table:table-cell>
          <table:table-cell table:formula="of:=SUBSTITUTE(SUBSTITUTE([.A2242];&quot;(+15.99)&quot;;&quot;&quot;);&quot;(+57.02)&quot;;&quot;&quot;)" office:value-type="string" office:string-value="KPDKFNHVTAVR" calcext:value-type="string">
            <text:p>KPDKFNHVTAVR</text:p>
          </table:table-cell>
        </table:table-row>
        <table:table-row table:style-name="ro1">
          <table:table-cell office:value-type="string" calcext:value-type="string">
            <text:p>KQFVEASLTSHRR</text:p>
          </table:table-cell>
          <table:table-cell table:formula="of:=SUBSTITUTE(SUBSTITUTE([.A2243];&quot;(+15.99)&quot;;&quot;&quot;);&quot;(+57.02)&quot;;&quot;&quot;)" office:value-type="string" office:string-value="KQFVEASLTSHRR" calcext:value-type="string">
            <text:p>KQFVEASLTSHRR</text:p>
          </table:table-cell>
        </table:table-row>
        <table:table-row table:style-name="ro1">
          <table:table-cell office:value-type="string" calcext:value-type="string">
            <text:p>MVVM(+15.99)M(+15.99)MSK</text:p>
          </table:table-cell>
          <table:table-cell table:formula="of:=SUBSTITUTE(SUBSTITUTE([.A2244];&quot;(+15.99)&quot;;&quot;&quot;);&quot;(+57.02)&quot;;&quot;&quot;)" office:value-type="string" office:string-value="MVVMMMSK" calcext:value-type="string">
            <text:p>MVVMMMSK</text:p>
          </table:table-cell>
        </table:table-row>
        <table:table-row table:style-name="ro1">
          <table:table-cell office:value-type="string" calcext:value-type="string">
            <text:p>C(+57.02)GFNLLVHPRLLNK</text:p>
          </table:table-cell>
          <table:table-cell table:formula="of:=SUBSTITUTE(SUBSTITUTE([.A2245];&quot;(+15.99)&quot;;&quot;&quot;);&quot;(+57.02)&quot;;&quot;&quot;)" office:value-type="string" office:string-value="CGFNLLVHPRLLNK" calcext:value-type="string">
            <text:p>CGFNLLVHPRLLNK</text:p>
          </table:table-cell>
        </table:table-row>
        <table:table-row table:style-name="ro1">
          <table:table-cell office:value-type="string" calcext:value-type="string">
            <text:p>QM(+15.99)SSSC(+57.02)C(+57.02)AK</text:p>
          </table:table-cell>
          <table:table-cell table:formula="of:=SUBSTITUTE(SUBSTITUTE([.A2246];&quot;(+15.99)&quot;;&quot;&quot;);&quot;(+57.02)&quot;;&quot;&quot;)" office:value-type="string" office:string-value="QMSSSCCAK" calcext:value-type="string">
            <text:p>QMSSSCCAK</text:p>
          </table:table-cell>
        </table:table-row>
        <table:table-row table:style-name="ro1">
          <table:table-cell office:value-type="string" calcext:value-type="string">
            <text:p>C(+57.02)FLWPK</text:p>
          </table:table-cell>
          <table:table-cell table:formula="of:=SUBSTITUTE(SUBSTITUTE([.A2247];&quot;(+15.99)&quot;;&quot;&quot;);&quot;(+57.02)&quot;;&quot;&quot;)" office:value-type="string" office:string-value="CFLWPK" calcext:value-type="string">
            <text:p>CFLWPK</text:p>
          </table:table-cell>
        </table:table-row>
        <table:table-row table:style-name="ro1">
          <table:table-cell office:value-type="string" calcext:value-type="string">
            <text:p>EWKTLAHWFSDLAK</text:p>
          </table:table-cell>
          <table:table-cell table:formula="of:=SUBSTITUTE(SUBSTITUTE([.A2248];&quot;(+15.99)&quot;;&quot;&quot;);&quot;(+57.02)&quot;;&quot;&quot;)" office:value-type="string" office:string-value="EWKTLAHWFSDLAK" calcext:value-type="string">
            <text:p>EWKTLAHWFSDLAK</text:p>
          </table:table-cell>
        </table:table-row>
        <table:table-row table:style-name="ro1">
          <table:table-cell office:value-type="string" calcext:value-type="string">
            <text:p>WMNWNGPLRFVFDK</text:p>
          </table:table-cell>
          <table:table-cell table:formula="of:=SUBSTITUTE(SUBSTITUTE([.A2249];&quot;(+15.99)&quot;;&quot;&quot;);&quot;(+57.02)&quot;;&quot;&quot;)" office:value-type="string" office:string-value="WMNWNGPLRFVFDK" calcext:value-type="string">
            <text:p>WMNWNGPLRFVFDK</text:p>
          </table:table-cell>
        </table:table-row>
        <table:table-row table:style-name="ro1">
          <table:table-cell office:value-type="string" calcext:value-type="string">
            <text:p>KVDAVEPLLK</text:p>
          </table:table-cell>
          <table:table-cell table:formula="of:=SUBSTITUTE(SUBSTITUTE([.A2250];&quot;(+15.99)&quot;;&quot;&quot;);&quot;(+57.02)&quot;;&quot;&quot;)" office:value-type="string" office:string-value="KVDAVEPLLK" calcext:value-type="string">
            <text:p>KVDAVEPLLK</text:p>
          </table:table-cell>
        </table:table-row>
        <table:table-row table:style-name="ro1">
          <table:table-cell office:value-type="string" calcext:value-type="string">
            <text:p>QYALAAYFPR</text:p>
          </table:table-cell>
          <table:table-cell table:formula="of:=SUBSTITUTE(SUBSTITUTE([.A2251];&quot;(+15.99)&quot;;&quot;&quot;);&quot;(+57.02)&quot;;&quot;&quot;)" office:value-type="string" office:string-value="QYALAAYFPR" calcext:value-type="string">
            <text:p>QYALAAYFPR</text:p>
          </table:table-cell>
        </table:table-row>
        <table:table-row table:style-name="ro1">
          <table:table-cell office:value-type="string" calcext:value-type="string">
            <text:p>EAHVMEASELVK</text:p>
          </table:table-cell>
          <table:table-cell table:formula="of:=SUBSTITUTE(SUBSTITUTE([.A2252];&quot;(+15.99)&quot;;&quot;&quot;);&quot;(+57.02)&quot;;&quot;&quot;)" office:value-type="string" office:string-value="EAHVMEASELVK" calcext:value-type="string">
            <text:p>EAHVMEASELVK</text:p>
          </table:table-cell>
        </table:table-row>
        <table:table-row table:style-name="ro1">
          <table:table-cell office:value-type="string" calcext:value-type="string">
            <text:p>KPEAFKK</text:p>
          </table:table-cell>
          <table:table-cell table:formula="of:=SUBSTITUTE(SUBSTITUTE([.A2253];&quot;(+15.99)&quot;;&quot;&quot;);&quot;(+57.02)&quot;;&quot;&quot;)" office:value-type="string" office:string-value="KPEAFKK" calcext:value-type="string">
            <text:p>KPEAFKK</text:p>
          </table:table-cell>
        </table:table-row>
        <table:table-row table:style-name="ro1">
          <table:table-cell office:value-type="string" calcext:value-type="string">
            <text:p>NNLVM(+15.99)EHHAM(+15.99)TYSK</text:p>
          </table:table-cell>
          <table:table-cell table:formula="of:=SUBSTITUTE(SUBSTITUTE([.A2254];&quot;(+15.99)&quot;;&quot;&quot;);&quot;(+57.02)&quot;;&quot;&quot;)" office:value-type="string" office:string-value="NNLVMEHHAMTYSK" calcext:value-type="string">
            <text:p>NNLVMEHHAMTYSK</text:p>
          </table:table-cell>
        </table:table-row>
        <table:table-row table:style-name="ro1">
          <table:table-cell office:value-type="string" calcext:value-type="string">
            <text:p>M(+15.99)EEHDFR</text:p>
          </table:table-cell>
          <table:table-cell table:formula="of:=SUBSTITUTE(SUBSTITUTE([.A2255];&quot;(+15.99)&quot;;&quot;&quot;);&quot;(+57.02)&quot;;&quot;&quot;)" office:value-type="string" office:string-value="MEEHDFR" calcext:value-type="string">
            <text:p>MEEHDFR</text:p>
          </table:table-cell>
        </table:table-row>
        <table:table-row table:style-name="ro1">
          <table:table-cell office:value-type="string" calcext:value-type="string">
            <text:p>KWPYGTLQLPTEER</text:p>
          </table:table-cell>
          <table:table-cell table:formula="of:=SUBSTITUTE(SUBSTITUTE([.A2256];&quot;(+15.99)&quot;;&quot;&quot;);&quot;(+57.02)&quot;;&quot;&quot;)" office:value-type="string" office:string-value="KWPYGTLQLPTEER" calcext:value-type="string">
            <text:p>KWPYGTLQLPTEER</text:p>
          </table:table-cell>
        </table:table-row>
        <table:table-row table:style-name="ro1">
          <table:table-cell office:value-type="string" calcext:value-type="string">
            <text:p>NYYNFQMNHVK</text:p>
          </table:table-cell>
          <table:table-cell table:formula="of:=SUBSTITUTE(SUBSTITUTE([.A2257];&quot;(+15.99)&quot;;&quot;&quot;);&quot;(+57.02)&quot;;&quot;&quot;)" office:value-type="string" office:string-value="NYYNFQMNHVK" calcext:value-type="string">
            <text:p>NYYNFQMNHVK</text:p>
          </table:table-cell>
        </table:table-row>
        <table:table-row table:style-name="ro1">
          <table:table-cell office:value-type="string" calcext:value-type="string">
            <text:p>EMVPFNPLFPDLK</text:p>
          </table:table-cell>
          <table:table-cell table:formula="of:=SUBSTITUTE(SUBSTITUTE([.A2258];&quot;(+15.99)&quot;;&quot;&quot;);&quot;(+57.02)&quot;;&quot;&quot;)" office:value-type="string" office:string-value="EMVPFNPLFPDLK" calcext:value-type="string">
            <text:p>EMVPFNPLFPDLK</text:p>
          </table:table-cell>
        </table:table-row>
        <table:table-row table:style-name="ro1">
          <table:table-cell office:value-type="string" calcext:value-type="string">
            <text:p>KMFTELDEC(+57.02)HR</text:p>
          </table:table-cell>
          <table:table-cell table:formula="of:=SUBSTITUTE(SUBSTITUTE([.A2259];&quot;(+15.99)&quot;;&quot;&quot;);&quot;(+57.02)&quot;;&quot;&quot;)" office:value-type="string" office:string-value="KMFTELDECHR" calcext:value-type="string">
            <text:p>KMFTELDECHR</text:p>
          </table:table-cell>
        </table:table-row>
        <table:table-row table:style-name="ro1">
          <table:table-cell office:value-type="string" calcext:value-type="string">
            <text:p>RLNVAAVRDPGM(+15.99)QR</text:p>
          </table:table-cell>
          <table:table-cell table:formula="of:=SUBSTITUTE(SUBSTITUTE([.A2260];&quot;(+15.99)&quot;;&quot;&quot;);&quot;(+57.02)&quot;;&quot;&quot;)" office:value-type="string" office:string-value="RLNVAAVRDPGMQR" calcext:value-type="string">
            <text:p>RLNVAAVRDPGMQR</text:p>
          </table:table-cell>
        </table:table-row>
        <table:table-row table:style-name="ro1">
          <table:table-cell office:value-type="string" calcext:value-type="string">
            <text:p>KDRVRNGKEGR</text:p>
          </table:table-cell>
          <table:table-cell table:formula="of:=SUBSTITUTE(SUBSTITUTE([.A2261];&quot;(+15.99)&quot;;&quot;&quot;);&quot;(+57.02)&quot;;&quot;&quot;)" office:value-type="string" office:string-value="KDRVRNGKEGR" calcext:value-type="string">
            <text:p>KDRVRNGKEGR</text:p>
          </table:table-cell>
        </table:table-row>
        <table:table-row table:style-name="ro1">
          <table:table-cell office:value-type="string" calcext:value-type="string">
            <text:p>REREFDQDDLLEEQLR</text:p>
          </table:table-cell>
          <table:table-cell table:formula="of:=SUBSTITUTE(SUBSTITUTE([.A2262];&quot;(+15.99)&quot;;&quot;&quot;);&quot;(+57.02)&quot;;&quot;&quot;)" office:value-type="string" office:string-value="REREFDQDDLLEEQLR" calcext:value-type="string">
            <text:p>REREFDQDDLLEEQLR</text:p>
          </table:table-cell>
        </table:table-row>
        <table:table-row table:style-name="ro1">
          <table:table-cell office:value-type="string" calcext:value-type="string">
            <text:p>NPAVMGFGDVGK</text:p>
          </table:table-cell>
          <table:table-cell table:formula="of:=SUBSTITUTE(SUBSTITUTE([.A2263];&quot;(+15.99)&quot;;&quot;&quot;);&quot;(+57.02)&quot;;&quot;&quot;)" office:value-type="string" office:string-value="NPAVMGFGDVGK" calcext:value-type="string">
            <text:p>NPAVMGFGDVGK</text:p>
          </table:table-cell>
        </table:table-row>
        <table:table-row table:style-name="ro1">
          <table:table-cell office:value-type="string" calcext:value-type="string">
            <text:p>DLEVTNDESLELPGR</text:p>
          </table:table-cell>
          <table:table-cell table:formula="of:=SUBSTITUTE(SUBSTITUTE([.A2264];&quot;(+15.99)&quot;;&quot;&quot;);&quot;(+57.02)&quot;;&quot;&quot;)" office:value-type="string" office:string-value="DLEVTNDESLELPGR" calcext:value-type="string">
            <text:p>DLEVTNDESLELPGR</text:p>
          </table:table-cell>
        </table:table-row>
        <table:table-row table:style-name="ro1">
          <table:table-cell office:value-type="string" calcext:value-type="string">
            <text:p>LVQNFSTK</text:p>
          </table:table-cell>
          <table:table-cell table:formula="of:=SUBSTITUTE(SUBSTITUTE([.A2265];&quot;(+15.99)&quot;;&quot;&quot;);&quot;(+57.02)&quot;;&quot;&quot;)" office:value-type="string" office:string-value="LVQNFSTK" calcext:value-type="string">
            <text:p>LVQNFSTK</text:p>
          </table:table-cell>
        </table:table-row>
        <table:table-row table:style-name="ro1">
          <table:table-cell office:value-type="string" calcext:value-type="string">
            <text:p>KRDLAESVAVTLGPK</text:p>
          </table:table-cell>
          <table:table-cell table:formula="of:=SUBSTITUTE(SUBSTITUTE([.A2266];&quot;(+15.99)&quot;;&quot;&quot;);&quot;(+57.02)&quot;;&quot;&quot;)" office:value-type="string" office:string-value="KRDLAESVAVTLGPK" calcext:value-type="string">
            <text:p>KRDLAESVAVTLGPK</text:p>
          </table:table-cell>
        </table:table-row>
        <table:table-row table:style-name="ro1">
          <table:table-cell office:value-type="string" calcext:value-type="string">
            <text:p>EMGNGDYPGVVLTPK</text:p>
          </table:table-cell>
          <table:table-cell table:formula="of:=SUBSTITUTE(SUBSTITUTE([.A2267];&quot;(+15.99)&quot;;&quot;&quot;);&quot;(+57.02)&quot;;&quot;&quot;)" office:value-type="string" office:string-value="EMGNGDYPGVVLTPK" calcext:value-type="string">
            <text:p>EMGNGDYPGVVLTPK</text:p>
          </table:table-cell>
        </table:table-row>
        <table:table-row table:style-name="ro1">
          <table:table-cell office:value-type="string" calcext:value-type="string">
            <text:p>KQQEANLPLKR</text:p>
          </table:table-cell>
          <table:table-cell table:formula="of:=SUBSTITUTE(SUBSTITUTE([.A2268];&quot;(+15.99)&quot;;&quot;&quot;);&quot;(+57.02)&quot;;&quot;&quot;)" office:value-type="string" office:string-value="KQQEANLPLKR" calcext:value-type="string">
            <text:p>KQQEANLPLKR</text:p>
          </table:table-cell>
        </table:table-row>
        <table:table-row table:style-name="ro1">
          <table:table-cell office:value-type="string" calcext:value-type="string">
            <text:p>SPEQDQYAGK</text:p>
          </table:table-cell>
          <table:table-cell table:formula="of:=SUBSTITUTE(SUBSTITUTE([.A2269];&quot;(+15.99)&quot;;&quot;&quot;);&quot;(+57.02)&quot;;&quot;&quot;)" office:value-type="string" office:string-value="SPEQDQYAGK" calcext:value-type="string">
            <text:p>SPEQDQYAGK</text:p>
          </table:table-cell>
        </table:table-row>
        <table:table-row table:style-name="ro1">
          <table:table-cell office:value-type="string" calcext:value-type="string">
            <text:p>KLVQDLPK</text:p>
          </table:table-cell>
          <table:table-cell table:formula="of:=SUBSTITUTE(SUBSTITUTE([.A2270];&quot;(+15.99)&quot;;&quot;&quot;);&quot;(+57.02)&quot;;&quot;&quot;)" office:value-type="string" office:string-value="KLVQDLPK" calcext:value-type="string">
            <text:p>KLVQDLPK</text:p>
          </table:table-cell>
        </table:table-row>
        <table:table-row table:style-name="ro1">
          <table:table-cell office:value-type="string" calcext:value-type="string">
            <text:p>EKM(+15.99)LEDYEAMK</text:p>
          </table:table-cell>
          <table:table-cell table:formula="of:=SUBSTITUTE(SUBSTITUTE([.A2271];&quot;(+15.99)&quot;;&quot;&quot;);&quot;(+57.02)&quot;;&quot;&quot;)" office:value-type="string" office:string-value="EKMLEDYEAMK" calcext:value-type="string">
            <text:p>EKMLEDYEAMK</text:p>
          </table:table-cell>
        </table:table-row>
        <table:table-row table:style-name="ro1">
          <table:table-cell office:value-type="string" calcext:value-type="string">
            <text:p>DGEGTYVVRDGEC(+57.02)MK</text:p>
          </table:table-cell>
          <table:table-cell table:formula="of:=SUBSTITUTE(SUBSTITUTE([.A2272];&quot;(+15.99)&quot;;&quot;&quot;);&quot;(+57.02)&quot;;&quot;&quot;)" office:value-type="string" office:string-value="DGEGTYVVRDGECMK" calcext:value-type="string">
            <text:p>DGEGTYVVRDGECMK</text:p>
          </table:table-cell>
        </table:table-row>
        <table:table-row table:style-name="ro2">
          <table:table-cell office:value-type="string" calcext:value-type="string">
            <text:p>TVDKSTGALTLDLALGNYPK</text:p>
          </table:table-cell>
          <table:table-cell table:formula="of:=SUBSTITUTE(SUBSTITUTE([.A2273];&quot;(+15.99)&quot;;&quot;&quot;);&quot;(+57.02)&quot;;&quot;&quot;)" office:value-type="string" office:string-value="TVDKSTGALTLDLALGNYPK" calcext:value-type="string">
            <text:p>TVDKSTGALTLDLALGNYPK</text:p>
          </table:table-cell>
        </table:table-row>
        <table:table-row table:style-name="ro1">
          <table:table-cell office:value-type="string" calcext:value-type="string">
            <text:p>VGMTLPRR</text:p>
          </table:table-cell>
          <table:table-cell table:formula="of:=SUBSTITUTE(SUBSTITUTE([.A2274];&quot;(+15.99)&quot;;&quot;&quot;);&quot;(+57.02)&quot;;&quot;&quot;)" office:value-type="string" office:string-value="VGMTLPRR" calcext:value-type="string">
            <text:p>VGMTLPRR</text:p>
          </table:table-cell>
        </table:table-row>
        <table:table-row table:style-name="ro1">
          <table:table-cell office:value-type="string" calcext:value-type="string">
            <text:p>LPDRPKQPPLSDHHAR</text:p>
          </table:table-cell>
          <table:table-cell table:formula="of:=SUBSTITUTE(SUBSTITUTE([.A2275];&quot;(+15.99)&quot;;&quot;&quot;);&quot;(+57.02)&quot;;&quot;&quot;)" office:value-type="string" office:string-value="LPDRPKQPPLSDHHAR" calcext:value-type="string">
            <text:p>LPDRPKQPPLSDHHAR</text:p>
          </table:table-cell>
        </table:table-row>
        <table:table-row table:style-name="ro1">
          <table:table-cell office:value-type="string" calcext:value-type="string">
            <text:p>VLYSHGLNTELK</text:p>
          </table:table-cell>
          <table:table-cell table:formula="of:=SUBSTITUTE(SUBSTITUTE([.A2276];&quot;(+15.99)&quot;;&quot;&quot;);&quot;(+57.02)&quot;;&quot;&quot;)" office:value-type="string" office:string-value="VLYSHGLNTELK" calcext:value-type="string">
            <text:p>VLYSHGLNTELK</text:p>
          </table:table-cell>
        </table:table-row>
        <table:table-row table:style-name="ro2">
          <table:table-cell office:value-type="string" calcext:value-type="string">
            <text:p>WWENFAVNTLWLLTEDAGLK</text:p>
          </table:table-cell>
          <table:table-cell table:formula="of:=SUBSTITUTE(SUBSTITUTE([.A2277];&quot;(+15.99)&quot;;&quot;&quot;);&quot;(+57.02)&quot;;&quot;&quot;)" office:value-type="string" office:string-value="WWENFAVNTLWLLTEDAGLK" calcext:value-type="string">
            <text:p>WWENFAVNTLWLLTEDAGLK</text:p>
          </table:table-cell>
        </table:table-row>
        <table:table-row table:style-name="ro1">
          <table:table-cell office:value-type="string" calcext:value-type="string">
            <text:p>VNYTYWM(+15.99)LQNDWVQR</text:p>
          </table:table-cell>
          <table:table-cell table:formula="of:=SUBSTITUTE(SUBSTITUTE([.A2278];&quot;(+15.99)&quot;;&quot;&quot;);&quot;(+57.02)&quot;;&quot;&quot;)" office:value-type="string" office:string-value="VNYTYWMLQNDWVQR" calcext:value-type="string">
            <text:p>VNYTYWMLQNDWVQR</text:p>
          </table:table-cell>
        </table:table-row>
        <table:table-row table:style-name="ro1">
          <table:table-cell office:value-type="string" calcext:value-type="string">
            <text:p>SPEGTM(+15.99)YVNPK</text:p>
          </table:table-cell>
          <table:table-cell table:formula="of:=SUBSTITUTE(SUBSTITUTE([.A2279];&quot;(+15.99)&quot;;&quot;&quot;);&quot;(+57.02)&quot;;&quot;&quot;)" office:value-type="string" office:string-value="SPEGTMYVNPK" calcext:value-type="string">
            <text:p>SPEGTMYVNPK</text:p>
          </table:table-cell>
        </table:table-row>
        <table:table-row table:style-name="ro1">
          <table:table-cell office:value-type="string" calcext:value-type="string">
            <text:p>HSAKDHYGVHR</text:p>
          </table:table-cell>
          <table:table-cell table:formula="of:=SUBSTITUTE(SUBSTITUTE([.A2280];&quot;(+15.99)&quot;;&quot;&quot;);&quot;(+57.02)&quot;;&quot;&quot;)" office:value-type="string" office:string-value="HSAKDHYGVHR" calcext:value-type="string">
            <text:p>HSAKDHYGVHR</text:p>
          </table:table-cell>
        </table:table-row>
        <table:table-row table:style-name="ro1">
          <table:table-cell office:value-type="string" calcext:value-type="string">
            <text:p>NYGGTYLFTR</text:p>
          </table:table-cell>
          <table:table-cell table:formula="of:=SUBSTITUTE(SUBSTITUTE([.A2281];&quot;(+15.99)&quot;;&quot;&quot;);&quot;(+57.02)&quot;;&quot;&quot;)" office:value-type="string" office:string-value="NYGGTYLFTR" calcext:value-type="string">
            <text:p>NYGGTYLFTR</text:p>
          </table:table-cell>
        </table:table-row>
        <table:table-row table:style-name="ro1">
          <table:table-cell office:value-type="string" calcext:value-type="string">
            <text:p>M(+15.99)SDESLPDC(+57.02)NLK</text:p>
          </table:table-cell>
          <table:table-cell table:formula="of:=SUBSTITUTE(SUBSTITUTE([.A2282];&quot;(+15.99)&quot;;&quot;&quot;);&quot;(+57.02)&quot;;&quot;&quot;)" office:value-type="string" office:string-value="MSDESLPDCNLK" calcext:value-type="string">
            <text:p>MSDESLPDCNLK</text:p>
          </table:table-cell>
        </table:table-row>
        <table:table-row table:style-name="ro1">
          <table:table-cell office:value-type="string" calcext:value-type="string">
            <text:p>NPVEMKTK</text:p>
          </table:table-cell>
          <table:table-cell table:formula="of:=SUBSTITUTE(SUBSTITUTE([.A2283];&quot;(+15.99)&quot;;&quot;&quot;);&quot;(+57.02)&quot;;&quot;&quot;)" office:value-type="string" office:string-value="NPVEMKTK" calcext:value-type="string">
            <text:p>NPVEMKTK</text:p>
          </table:table-cell>
        </table:table-row>
        <table:table-row table:style-name="ro1">
          <table:table-cell office:value-type="string" calcext:value-type="string">
            <text:p>QNEMFELTARPLK</text:p>
          </table:table-cell>
          <table:table-cell table:formula="of:=SUBSTITUTE(SUBSTITUTE([.A2284];&quot;(+15.99)&quot;;&quot;&quot;);&quot;(+57.02)&quot;;&quot;&quot;)" office:value-type="string" office:string-value="QNEMFELTARPLK" calcext:value-type="string">
            <text:p>QNEMFELTARPLK</text:p>
          </table:table-cell>
        </table:table-row>
        <table:table-row table:style-name="ro1">
          <table:table-cell office:value-type="string" calcext:value-type="string">
            <text:p>QWWLNVPC(+57.02)M(+15.99)R</text:p>
          </table:table-cell>
          <table:table-cell table:formula="of:=SUBSTITUTE(SUBSTITUTE([.A2285];&quot;(+15.99)&quot;;&quot;&quot;);&quot;(+57.02)&quot;;&quot;&quot;)" office:value-type="string" office:string-value="QWWLNVPCMR" calcext:value-type="string">
            <text:p>QWWLNVPCMR</text:p>
          </table:table-cell>
        </table:table-row>
        <table:table-row table:style-name="ro1">
          <table:table-cell office:value-type="string" calcext:value-type="string">
            <text:p>TLNTDSEM(+15.99)PVLLSMHR</text:p>
          </table:table-cell>
          <table:table-cell table:formula="of:=SUBSTITUTE(SUBSTITUTE([.A2286];&quot;(+15.99)&quot;;&quot;&quot;);&quot;(+57.02)&quot;;&quot;&quot;)" office:value-type="string" office:string-value="TLNTDSEMPVLLSMHR" calcext:value-type="string">
            <text:p>TLNTDSEMPVLLSMHR</text:p>
          </table:table-cell>
        </table:table-row>
        <table:table-row table:style-name="ro1">
          <table:table-cell office:value-type="string" calcext:value-type="string">
            <text:p>YRLDAELSTAPQK</text:p>
          </table:table-cell>
          <table:table-cell table:formula="of:=SUBSTITUTE(SUBSTITUTE([.A2287];&quot;(+15.99)&quot;;&quot;&quot;);&quot;(+57.02)&quot;;&quot;&quot;)" office:value-type="string" office:string-value="YRLDAELSTAPQK" calcext:value-type="string">
            <text:p>YRLDAELSTAPQK</text:p>
          </table:table-cell>
        </table:table-row>
        <table:table-row table:style-name="ro2">
          <table:table-cell office:value-type="string" calcext:value-type="string">
            <text:p>ASRC(+57.02)YM(+15.99)RDTM(+15.99)ESLEC(+57.02)RTR</text:p>
          </table:table-cell>
          <table:table-cell table:formula="of:=SUBSTITUTE(SUBSTITUTE([.A2288];&quot;(+15.99)&quot;;&quot;&quot;);&quot;(+57.02)&quot;;&quot;&quot;)" office:value-type="string" office:string-value="ASRCYMRDTMESLECRTR" calcext:value-type="string">
            <text:p>ASRCYMRDTMESLECRTR</text:p>
          </table:table-cell>
        </table:table-row>
        <table:table-row table:style-name="ro1">
          <table:table-cell office:value-type="string" calcext:value-type="string">
            <text:p>QGFFDNESALFGGPK</text:p>
          </table:table-cell>
          <table:table-cell table:formula="of:=SUBSTITUTE(SUBSTITUTE([.A2289];&quot;(+15.99)&quot;;&quot;&quot;);&quot;(+57.02)&quot;;&quot;&quot;)" office:value-type="string" office:string-value="QGFFDNESALFGGPK" calcext:value-type="string">
            <text:p>QGFFDNESALFGGPK</text:p>
          </table:table-cell>
        </table:table-row>
        <table:table-row table:style-name="ro1">
          <table:table-cell office:value-type="string" calcext:value-type="string">
            <text:p>EVENLNYLM(+15.99)AALGHK</text:p>
          </table:table-cell>
          <table:table-cell table:formula="of:=SUBSTITUTE(SUBSTITUTE([.A2290];&quot;(+15.99)&quot;;&quot;&quot;);&quot;(+57.02)&quot;;&quot;&quot;)" office:value-type="string" office:string-value="EVENLNYLMAALGHK" calcext:value-type="string">
            <text:p>EVENLNYLMAALGHK</text:p>
          </table:table-cell>
        </table:table-row>
        <table:table-row table:style-name="ro1">
          <table:table-cell office:value-type="string" calcext:value-type="string">
            <text:p>SFLLTENLDEEDNLPK</text:p>
          </table:table-cell>
          <table:table-cell table:formula="of:=SUBSTITUTE(SUBSTITUTE([.A2291];&quot;(+15.99)&quot;;&quot;&quot;);&quot;(+57.02)&quot;;&quot;&quot;)" office:value-type="string" office:string-value="SFLLTENLDEEDNLPK" calcext:value-type="string">
            <text:p>SFLLTENLDEEDNLPK</text:p>
          </table:table-cell>
        </table:table-row>
        <table:table-row table:style-name="ro1">
          <table:table-cell office:value-type="string" calcext:value-type="string">
            <text:p>SLWMRM(+15.99)M(+15.99)LVK</text:p>
          </table:table-cell>
          <table:table-cell table:formula="of:=SUBSTITUTE(SUBSTITUTE([.A2292];&quot;(+15.99)&quot;;&quot;&quot;);&quot;(+57.02)&quot;;&quot;&quot;)" office:value-type="string" office:string-value="SLWMRMMLVK" calcext:value-type="string">
            <text:p>SLWMRMMLVK</text:p>
          </table:table-cell>
        </table:table-row>
        <table:table-row table:style-name="ro1">
          <table:table-cell office:value-type="string" calcext:value-type="string">
            <text:p>AFFYEETLHKR</text:p>
          </table:table-cell>
          <table:table-cell table:formula="of:=SUBSTITUTE(SUBSTITUTE([.A2293];&quot;(+15.99)&quot;;&quot;&quot;);&quot;(+57.02)&quot;;&quot;&quot;)" office:value-type="string" office:string-value="AFFYEETLHKR" calcext:value-type="string">
            <text:p>AFFYEETLHKR</text:p>
          </table:table-cell>
        </table:table-row>
        <table:table-row table:style-name="ro1">
          <table:table-cell office:value-type="string" calcext:value-type="string">
            <text:p>VMTC(+57.02)SSLGDK</text:p>
          </table:table-cell>
          <table:table-cell table:formula="of:=SUBSTITUTE(SUBSTITUTE([.A2294];&quot;(+15.99)&quot;;&quot;&quot;);&quot;(+57.02)&quot;;&quot;&quot;)" office:value-type="string" office:string-value="VMTCSSLGDK" calcext:value-type="string">
            <text:p>VMTCSSLGDK</text:p>
          </table:table-cell>
        </table:table-row>
        <table:table-row table:style-name="ro1">
          <table:table-cell office:value-type="string" calcext:value-type="string">
            <text:p>GM(+15.99)NQM(+15.99)VVFDR</text:p>
          </table:table-cell>
          <table:table-cell table:formula="of:=SUBSTITUTE(SUBSTITUTE([.A2295];&quot;(+15.99)&quot;;&quot;&quot;);&quot;(+57.02)&quot;;&quot;&quot;)" office:value-type="string" office:string-value="GMNQMVVFDR" calcext:value-type="string">
            <text:p>GMNQMVVFDR</text:p>
          </table:table-cell>
        </table:table-row>
        <table:table-row table:style-name="ro1">
          <table:table-cell office:value-type="string" calcext:value-type="string">
            <text:p>MGC(+57.02)YYR</text:p>
          </table:table-cell>
          <table:table-cell table:formula="of:=SUBSTITUTE(SUBSTITUTE([.A2296];&quot;(+15.99)&quot;;&quot;&quot;);&quot;(+57.02)&quot;;&quot;&quot;)" office:value-type="string" office:string-value="MGCYYR" calcext:value-type="string">
            <text:p>MGCYYR</text:p>
          </table:table-cell>
        </table:table-row>
        <table:table-row table:style-name="ro1">
          <table:table-cell office:value-type="string" calcext:value-type="string">
            <text:p>LVC(+57.02)GLKVNSHSK</text:p>
          </table:table-cell>
          <table:table-cell table:formula="of:=SUBSTITUTE(SUBSTITUTE([.A2297];&quot;(+15.99)&quot;;&quot;&quot;);&quot;(+57.02)&quot;;&quot;&quot;)" office:value-type="string" office:string-value="LVCGLKVNSHSK" calcext:value-type="string">
            <text:p>LVCGLKVNSHSK</text:p>
          </table:table-cell>
        </table:table-row>
        <table:table-row table:style-name="ro1">
          <table:table-cell office:value-type="string" calcext:value-type="string">
            <text:p>KKKFC(+57.02)ELDELLVDK</text:p>
          </table:table-cell>
          <table:table-cell table:formula="of:=SUBSTITUTE(SUBSTITUTE([.A2298];&quot;(+15.99)&quot;;&quot;&quot;);&quot;(+57.02)&quot;;&quot;&quot;)" office:value-type="string" office:string-value="KKKFCELDELLVDK" calcext:value-type="string">
            <text:p>KKKFCELDELLVDK</text:p>
          </table:table-cell>
        </table:table-row>
        <table:table-row table:style-name="ro1">
          <table:table-cell office:value-type="string" calcext:value-type="string">
            <text:p>VPHLQDLDDPVK</text:p>
          </table:table-cell>
          <table:table-cell table:formula="of:=SUBSTITUTE(SUBSTITUTE([.A2299];&quot;(+15.99)&quot;;&quot;&quot;);&quot;(+57.02)&quot;;&quot;&quot;)" office:value-type="string" office:string-value="VPHLQDLDDPVK" calcext:value-type="string">
            <text:p>VPHLQDLDDPVK</text:p>
          </table:table-cell>
        </table:table-row>
        <table:table-row table:style-name="ro1">
          <table:table-cell office:value-type="string" calcext:value-type="string">
            <text:p>EPM(+15.99)MQYENGGK</text:p>
          </table:table-cell>
          <table:table-cell table:formula="of:=SUBSTITUTE(SUBSTITUTE([.A2300];&quot;(+15.99)&quot;;&quot;&quot;);&quot;(+57.02)&quot;;&quot;&quot;)" office:value-type="string" office:string-value="EPMMQYENGGK" calcext:value-type="string">
            <text:p>EPMMQYENGGK</text:p>
          </table:table-cell>
        </table:table-row>
        <table:table-row table:style-name="ro1">
          <table:table-cell office:value-type="string" calcext:value-type="string">
            <text:p>ENPWDDDGLPK</text:p>
          </table:table-cell>
          <table:table-cell table:formula="of:=SUBSTITUTE(SUBSTITUTE([.A2301];&quot;(+15.99)&quot;;&quot;&quot;);&quot;(+57.02)&quot;;&quot;&quot;)" office:value-type="string" office:string-value="ENPWDDDGLPK" calcext:value-type="string">
            <text:p>ENPWDDDGLPK</text:p>
          </table:table-cell>
        </table:table-row>
        <table:table-row table:style-name="ro1">
          <table:table-cell office:value-type="string" calcext:value-type="string">
            <text:p>DYADLKASAR</text:p>
          </table:table-cell>
          <table:table-cell table:formula="of:=SUBSTITUTE(SUBSTITUTE([.A2302];&quot;(+15.99)&quot;;&quot;&quot;);&quot;(+57.02)&quot;;&quot;&quot;)" office:value-type="string" office:string-value="DYADLKASAR" calcext:value-type="string">
            <text:p>DYADLKASAR</text:p>
          </table:table-cell>
        </table:table-row>
        <table:table-row table:style-name="ro1">
          <table:table-cell office:value-type="string" calcext:value-type="string">
            <text:p>KFSYFEEAVPK</text:p>
          </table:table-cell>
          <table:table-cell table:formula="of:=SUBSTITUTE(SUBSTITUTE([.A2303];&quot;(+15.99)&quot;;&quot;&quot;);&quot;(+57.02)&quot;;&quot;&quot;)" office:value-type="string" office:string-value="KFSYFEEAVPK" calcext:value-type="string">
            <text:p>KFSYFEEAVPK</text:p>
          </table:table-cell>
        </table:table-row>
        <table:table-row table:style-name="ro1">
          <table:table-cell office:value-type="string" calcext:value-type="string">
            <text:p>TAADAESVLLTR</text:p>
          </table:table-cell>
          <table:table-cell table:formula="of:=SUBSTITUTE(SUBSTITUTE([.A2304];&quot;(+15.99)&quot;;&quot;&quot;);&quot;(+57.02)&quot;;&quot;&quot;)" office:value-type="string" office:string-value="TAADAESVLLTR" calcext:value-type="string">
            <text:p>TAADAESVLLTR</text:p>
          </table:table-cell>
        </table:table-row>
        <table:table-row table:style-name="ro1">
          <table:table-cell office:value-type="string" calcext:value-type="string">
            <text:p>RRHTLEEFELALNK</text:p>
          </table:table-cell>
          <table:table-cell table:formula="of:=SUBSTITUTE(SUBSTITUTE([.A2305];&quot;(+15.99)&quot;;&quot;&quot;);&quot;(+57.02)&quot;;&quot;&quot;)" office:value-type="string" office:string-value="RRHTLEEFELALNK" calcext:value-type="string">
            <text:p>RRHTLEEFELALNK</text:p>
          </table:table-cell>
        </table:table-row>
        <table:table-row table:style-name="ro1">
          <table:table-cell office:value-type="string" calcext:value-type="string">
            <text:p>TMVDTYAM(+15.99)VDPAK</text:p>
          </table:table-cell>
          <table:table-cell table:formula="of:=SUBSTITUTE(SUBSTITUTE([.A2306];&quot;(+15.99)&quot;;&quot;&quot;);&quot;(+57.02)&quot;;&quot;&quot;)" office:value-type="string" office:string-value="TMVDTYAMVDPAK" calcext:value-type="string">
            <text:p>TMVDTYAMVDPAK</text:p>
          </table:table-cell>
        </table:table-row>
        <table:table-row table:style-name="ro1">
          <table:table-cell office:value-type="string" calcext:value-type="string">
            <text:p>TTLPAGLGEVNK</text:p>
          </table:table-cell>
          <table:table-cell table:formula="of:=SUBSTITUTE(SUBSTITUTE([.A2307];&quot;(+15.99)&quot;;&quot;&quot;);&quot;(+57.02)&quot;;&quot;&quot;)" office:value-type="string" office:string-value="TTLPAGLGEVNK" calcext:value-type="string">
            <text:p>TTLPAGLGEVNK</text:p>
          </table:table-cell>
        </table:table-row>
        <table:table-row table:style-name="ro1">
          <table:table-cell office:value-type="string" calcext:value-type="string">
            <text:p>HRC(+57.02)MLFGGEALR</text:p>
          </table:table-cell>
          <table:table-cell table:formula="of:=SUBSTITUTE(SUBSTITUTE([.A2308];&quot;(+15.99)&quot;;&quot;&quot;);&quot;(+57.02)&quot;;&quot;&quot;)" office:value-type="string" office:string-value="HRCMLFGGEALR" calcext:value-type="string">
            <text:p>HRCMLFGGEALR</text:p>
          </table:table-cell>
        </table:table-row>
        <table:table-row table:style-name="ro1">
          <table:table-cell office:value-type="string" calcext:value-type="string">
            <text:p>HMC(+57.02)ELYQEYLELPAK</text:p>
          </table:table-cell>
          <table:table-cell table:formula="of:=SUBSTITUTE(SUBSTITUTE([.A2309];&quot;(+15.99)&quot;;&quot;&quot;);&quot;(+57.02)&quot;;&quot;&quot;)" office:value-type="string" office:string-value="HMCELYQEYLELPAK" calcext:value-type="string">
            <text:p>HMCELYQEYLELPAK</text:p>
          </table:table-cell>
        </table:table-row>
        <table:table-row table:style-name="ro1">
          <table:table-cell office:value-type="string" calcext:value-type="string">
            <text:p>LAGGLHTSK</text:p>
          </table:table-cell>
          <table:table-cell table:formula="of:=SUBSTITUTE(SUBSTITUTE([.A2310];&quot;(+15.99)&quot;;&quot;&quot;);&quot;(+57.02)&quot;;&quot;&quot;)" office:value-type="string" office:string-value="LAGGLHTSK" calcext:value-type="string">
            <text:p>LAGGLHTSK</text:p>
          </table:table-cell>
        </table:table-row>
        <table:table-row table:style-name="ro2">
          <table:table-cell office:value-type="string" calcext:value-type="string">
            <text:p>RVYAAQANGPSNAGAALPR</text:p>
          </table:table-cell>
          <table:table-cell table:formula="of:=SUBSTITUTE(SUBSTITUTE([.A2311];&quot;(+15.99)&quot;;&quot;&quot;);&quot;(+57.02)&quot;;&quot;&quot;)" office:value-type="string" office:string-value="RVYAAQANGPSNAGAALPR" calcext:value-type="string">
            <text:p>RVYAAQANGPSNAGAALPR</text:p>
          </table:table-cell>
        </table:table-row>
        <table:table-row table:style-name="ro1">
          <table:table-cell office:value-type="string" calcext:value-type="string">
            <text:p>TQLALMNSTEAPK</text:p>
          </table:table-cell>
          <table:table-cell table:formula="of:=SUBSTITUTE(SUBSTITUTE([.A2312];&quot;(+15.99)&quot;;&quot;&quot;);&quot;(+57.02)&quot;;&quot;&quot;)" office:value-type="string" office:string-value="TQLALMNSTEAPK" calcext:value-type="string">
            <text:p>TQLALMNSTEAPK</text:p>
          </table:table-cell>
        </table:table-row>
        <table:table-row table:style-name="ro1">
          <table:table-cell office:value-type="string" calcext:value-type="string">
            <text:p>QDWLDEPYLLLVLNK</text:p>
          </table:table-cell>
          <table:table-cell table:formula="of:=SUBSTITUTE(SUBSTITUTE([.A2313];&quot;(+15.99)&quot;;&quot;&quot;);&quot;(+57.02)&quot;;&quot;&quot;)" office:value-type="string" office:string-value="QDWLDEPYLLLVLNK" calcext:value-type="string">
            <text:p>QDWLDEPYLLLVLNK</text:p>
          </table:table-cell>
        </table:table-row>
        <table:table-row table:style-name="ro1">
          <table:table-cell office:value-type="string" calcext:value-type="string">
            <text:p>QQAMPLLANK</text:p>
          </table:table-cell>
          <table:table-cell table:formula="of:=SUBSTITUTE(SUBSTITUTE([.A2314];&quot;(+15.99)&quot;;&quot;&quot;);&quot;(+57.02)&quot;;&quot;&quot;)" office:value-type="string" office:string-value="QQAMPLLANK" calcext:value-type="string">
            <text:p>QQAMPLLANK</text:p>
          </table:table-cell>
        </table:table-row>
        <table:table-row table:style-name="ro1">
          <table:table-cell office:value-type="string" calcext:value-type="string">
            <text:p>SPDMTQADLWR</text:p>
          </table:table-cell>
          <table:table-cell table:formula="of:=SUBSTITUTE(SUBSTITUTE([.A2315];&quot;(+15.99)&quot;;&quot;&quot;);&quot;(+57.02)&quot;;&quot;&quot;)" office:value-type="string" office:string-value="SPDMTQADLWR" calcext:value-type="string">
            <text:p>SPDMTQADLWR</text:p>
          </table:table-cell>
        </table:table-row>
        <table:table-row table:style-name="ro1">
          <table:table-cell office:value-type="string" calcext:value-type="string">
            <text:p>M(+15.99)GTLDDEVAAVVLDYK</text:p>
          </table:table-cell>
          <table:table-cell table:formula="of:=SUBSTITUTE(SUBSTITUTE([.A2316];&quot;(+15.99)&quot;;&quot;&quot;);&quot;(+57.02)&quot;;&quot;&quot;)" office:value-type="string" office:string-value="MGTLDDEVAAVVLDYK" calcext:value-type="string">
            <text:p>MGTLDDEVAAVVLDYK</text:p>
          </table:table-cell>
        </table:table-row>
        <table:table-row table:style-name="ro1">
          <table:table-cell office:value-type="string" calcext:value-type="string">
            <text:p>ESM(+15.99)C(+57.02)YVNLSEK</text:p>
          </table:table-cell>
          <table:table-cell table:formula="of:=SUBSTITUTE(SUBSTITUTE([.A2317];&quot;(+15.99)&quot;;&quot;&quot;);&quot;(+57.02)&quot;;&quot;&quot;)" office:value-type="string" office:string-value="ESMCYVNLSEK" calcext:value-type="string">
            <text:p>ESMCYVNLSEK</text:p>
          </table:table-cell>
        </table:table-row>
        <table:table-row table:style-name="ro1">
          <table:table-cell office:value-type="string" calcext:value-type="string">
            <text:p>NSLNKKVK</text:p>
          </table:table-cell>
          <table:table-cell table:formula="of:=SUBSTITUTE(SUBSTITUTE([.A2318];&quot;(+15.99)&quot;;&quot;&quot;);&quot;(+57.02)&quot;;&quot;&quot;)" office:value-type="string" office:string-value="NSLNKKVK" calcext:value-type="string">
            <text:p>NSLNKKVK</text:p>
          </table:table-cell>
        </table:table-row>
        <table:table-row table:style-name="ro1">
          <table:table-cell office:value-type="string" calcext:value-type="string">
            <text:p>VYLAMC(+57.02)HK</text:p>
          </table:table-cell>
          <table:table-cell table:formula="of:=SUBSTITUTE(SUBSTITUTE([.A2319];&quot;(+15.99)&quot;;&quot;&quot;);&quot;(+57.02)&quot;;&quot;&quot;)" office:value-type="string" office:string-value="VYLAMCHK" calcext:value-type="string">
            <text:p>VYLAMCHK</text:p>
          </table:table-cell>
        </table:table-row>
        <table:table-row table:style-name="ro1">
          <table:table-cell office:value-type="string" calcext:value-type="string">
            <text:p>LTDSKELDKFNNR</text:p>
          </table:table-cell>
          <table:table-cell table:formula="of:=SUBSTITUTE(SUBSTITUTE([.A2320];&quot;(+15.99)&quot;;&quot;&quot;);&quot;(+57.02)&quot;;&quot;&quot;)" office:value-type="string" office:string-value="LTDSKELDKFNNR" calcext:value-type="string">
            <text:p>LTDSKELDKFNNR</text:p>
          </table:table-cell>
        </table:table-row>
        <table:table-row table:style-name="ro1">
          <table:table-cell office:value-type="string" calcext:value-type="string">
            <text:p>QPLPLEPEEDK</text:p>
          </table:table-cell>
          <table:table-cell table:formula="of:=SUBSTITUTE(SUBSTITUTE([.A2321];&quot;(+15.99)&quot;;&quot;&quot;);&quot;(+57.02)&quot;;&quot;&quot;)" office:value-type="string" office:string-value="QPLPLEPEEDK" calcext:value-type="string">
            <text:p>QPLPLEPEEDK</text:p>
          </table:table-cell>
        </table:table-row>
        <table:table-row table:style-name="ro1">
          <table:table-cell office:value-type="string" calcext:value-type="string">
            <text:p>TWFDVLLESM(+15.99)TNLK</text:p>
          </table:table-cell>
          <table:table-cell table:formula="of:=SUBSTITUTE(SUBSTITUTE([.A2322];&quot;(+15.99)&quot;;&quot;&quot;);&quot;(+57.02)&quot;;&quot;&quot;)" office:value-type="string" office:string-value="TWFDVLLESMTNLK" calcext:value-type="string">
            <text:p>TWFDVLLESMTNLK</text:p>
          </table:table-cell>
        </table:table-row>
        <table:table-row table:style-name="ro1">
          <table:table-cell office:value-type="string" calcext:value-type="string">
            <text:p>NELLRAQLKPTPR</text:p>
          </table:table-cell>
          <table:table-cell table:formula="of:=SUBSTITUTE(SUBSTITUTE([.A2323];&quot;(+15.99)&quot;;&quot;&quot;);&quot;(+57.02)&quot;;&quot;&quot;)" office:value-type="string" office:string-value="NELLRAQLKPTPR" calcext:value-type="string">
            <text:p>NELLRAQLKPTPR</text:p>
          </table:table-cell>
        </table:table-row>
        <table:table-row table:style-name="ro1">
          <table:table-cell office:value-type="string" calcext:value-type="string">
            <text:p>GDAAFSSLR</text:p>
          </table:table-cell>
          <table:table-cell table:formula="of:=SUBSTITUTE(SUBSTITUTE([.A2324];&quot;(+15.99)&quot;;&quot;&quot;);&quot;(+57.02)&quot;;&quot;&quot;)" office:value-type="string" office:string-value="GDAAFSSLR" calcext:value-type="string">
            <text:p>GDAAFSSLR</text:p>
          </table:table-cell>
        </table:table-row>
        <table:table-row table:style-name="ro1">
          <table:table-cell office:value-type="string" calcext:value-type="string">
            <text:p>AFLLLDMHR</text:p>
          </table:table-cell>
          <table:table-cell table:formula="of:=SUBSTITUTE(SUBSTITUTE([.A2325];&quot;(+15.99)&quot;;&quot;&quot;);&quot;(+57.02)&quot;;&quot;&quot;)" office:value-type="string" office:string-value="AFLLLDMHR" calcext:value-type="string">
            <text:p>AFLLLDMHR</text:p>
          </table:table-cell>
        </table:table-row>
        <table:table-row table:style-name="ro1">
          <table:table-cell office:value-type="string" calcext:value-type="string">
            <text:p>KGVLGFGFNHK</text:p>
          </table:table-cell>
          <table:table-cell table:formula="of:=SUBSTITUTE(SUBSTITUTE([.A2326];&quot;(+15.99)&quot;;&quot;&quot;);&quot;(+57.02)&quot;;&quot;&quot;)" office:value-type="string" office:string-value="KGVLGFGFNHK" calcext:value-type="string">
            <text:p>KGVLGFGFNHK</text:p>
          </table:table-cell>
        </table:table-row>
        <table:table-row table:style-name="ro1">
          <table:table-cell office:value-type="string" calcext:value-type="string">
            <text:p>WKVTDLVPLLEYLHK</text:p>
          </table:table-cell>
          <table:table-cell table:formula="of:=SUBSTITUTE(SUBSTITUTE([.A2327];&quot;(+15.99)&quot;;&quot;&quot;);&quot;(+57.02)&quot;;&quot;&quot;)" office:value-type="string" office:string-value="WKVTDLVPLLEYLHK" calcext:value-type="string">
            <text:p>WKVTDLVPLLEYLHK</text:p>
          </table:table-cell>
        </table:table-row>
        <table:table-row table:style-name="ro1">
          <table:table-cell office:value-type="string" calcext:value-type="string">
            <text:p>WFELDPLK</text:p>
          </table:table-cell>
          <table:table-cell table:formula="of:=SUBSTITUTE(SUBSTITUTE([.A2328];&quot;(+15.99)&quot;;&quot;&quot;);&quot;(+57.02)&quot;;&quot;&quot;)" office:value-type="string" office:string-value="WFELDPLK" calcext:value-type="string">
            <text:p>WFELDPLK</text:p>
          </table:table-cell>
        </table:table-row>
        <table:table-row table:style-name="ro1">
          <table:table-cell office:value-type="string" calcext:value-type="string">
            <text:p>KPDHAGLSGR</text:p>
          </table:table-cell>
          <table:table-cell table:formula="of:=SUBSTITUTE(SUBSTITUTE([.A2329];&quot;(+15.99)&quot;;&quot;&quot;);&quot;(+57.02)&quot;;&quot;&quot;)" office:value-type="string" office:string-value="KPDHAGLSGR" calcext:value-type="string">
            <text:p>KPDHAGLSGR</text:p>
          </table:table-cell>
        </table:table-row>
        <table:table-row table:style-name="ro1">
          <table:table-cell office:value-type="string" calcext:value-type="string">
            <text:p>HC(+57.02)WLC(+57.02)PVALEKAPK</text:p>
          </table:table-cell>
          <table:table-cell table:formula="of:=SUBSTITUTE(SUBSTITUTE([.A2330];&quot;(+15.99)&quot;;&quot;&quot;);&quot;(+57.02)&quot;;&quot;&quot;)" office:value-type="string" office:string-value="HCWLCPVALEKAPK" calcext:value-type="string">
            <text:p>HCWLCPVALEKAPK</text:p>
          </table:table-cell>
        </table:table-row>
        <table:table-row table:style-name="ro1">
          <table:table-cell office:value-type="string" calcext:value-type="string">
            <text:p>QC(+57.02)SPALEM(+15.99)TYTK</text:p>
          </table:table-cell>
          <table:table-cell table:formula="of:=SUBSTITUTE(SUBSTITUTE([.A2331];&quot;(+15.99)&quot;;&quot;&quot;);&quot;(+57.02)&quot;;&quot;&quot;)" office:value-type="string" office:string-value="QCSPALEMTYTK" calcext:value-type="string">
            <text:p>QCSPALEMTYTK</text:p>
          </table:table-cell>
        </table:table-row>
        <table:table-row table:style-name="ro1">
          <table:table-cell office:value-type="string" calcext:value-type="string">
            <text:p>SMPDLWRYSSQK</text:p>
          </table:table-cell>
          <table:table-cell table:formula="of:=SUBSTITUTE(SUBSTITUTE([.A2332];&quot;(+15.99)&quot;;&quot;&quot;);&quot;(+57.02)&quot;;&quot;&quot;)" office:value-type="string" office:string-value="SMPDLWRYSSQK" calcext:value-type="string">
            <text:p>SMPDLWRYSSQK</text:p>
          </table:table-cell>
        </table:table-row>
        <table:table-row table:style-name="ro1">
          <table:table-cell office:value-type="string" calcext:value-type="string">
            <text:p>KQVEEMLLLTDKK</text:p>
          </table:table-cell>
          <table:table-cell table:formula="of:=SUBSTITUTE(SUBSTITUTE([.A2333];&quot;(+15.99)&quot;;&quot;&quot;);&quot;(+57.02)&quot;;&quot;&quot;)" office:value-type="string" office:string-value="KQVEEMLLLTDKK" calcext:value-type="string">
            <text:p>KQVEEMLLLTDKK</text:p>
          </table:table-cell>
        </table:table-row>
        <table:table-row table:style-name="ro1">
          <table:table-cell office:value-type="string" calcext:value-type="string">
            <text:p>TQSRRLGEDSLR</text:p>
          </table:table-cell>
          <table:table-cell table:formula="of:=SUBSTITUTE(SUBSTITUTE([.A2334];&quot;(+15.99)&quot;;&quot;&quot;);&quot;(+57.02)&quot;;&quot;&quot;)" office:value-type="string" office:string-value="TQSRRLGEDSLR" calcext:value-type="string">
            <text:p>TQSRRLGEDSLR</text:p>
          </table:table-cell>
        </table:table-row>
        <table:table-row table:style-name="ro1">
          <table:table-cell office:value-type="string" calcext:value-type="string">
            <text:p>LGM(+15.99)GPALEAWNLR</text:p>
          </table:table-cell>
          <table:table-cell table:formula="of:=SUBSTITUTE(SUBSTITUTE([.A2335];&quot;(+15.99)&quot;;&quot;&quot;);&quot;(+57.02)&quot;;&quot;&quot;)" office:value-type="string" office:string-value="LGMGPALEAWNLR" calcext:value-type="string">
            <text:p>LGMGPALEAWNLR</text:p>
          </table:table-cell>
        </table:table-row>
        <table:table-row table:style-name="ro1">
          <table:table-cell office:value-type="string" calcext:value-type="string">
            <text:p>ENEELEVTEPAK</text:p>
          </table:table-cell>
          <table:table-cell table:formula="of:=SUBSTITUTE(SUBSTITUTE([.A2336];&quot;(+15.99)&quot;;&quot;&quot;);&quot;(+57.02)&quot;;&quot;&quot;)" office:value-type="string" office:string-value="ENEELEVTEPAK" calcext:value-type="string">
            <text:p>ENEELEVTEPAK</text:p>
          </table:table-cell>
        </table:table-row>
        <table:table-row table:style-name="ro1">
          <table:table-cell office:value-type="string" calcext:value-type="string">
            <text:p>QDNTTPANEAADAMTK</text:p>
          </table:table-cell>
          <table:table-cell table:formula="of:=SUBSTITUTE(SUBSTITUTE([.A2337];&quot;(+15.99)&quot;;&quot;&quot;);&quot;(+57.02)&quot;;&quot;&quot;)" office:value-type="string" office:string-value="QDNTTPANEAADAMTK" calcext:value-type="string">
            <text:p>QDNTTPANEAADAMTK</text:p>
          </table:table-cell>
        </table:table-row>
        <table:table-row table:style-name="ro1">
          <table:table-cell office:value-type="string" calcext:value-type="string">
            <text:p>SGTKSLGMAPK</text:p>
          </table:table-cell>
          <table:table-cell table:formula="of:=SUBSTITUTE(SUBSTITUTE([.A2338];&quot;(+15.99)&quot;;&quot;&quot;);&quot;(+57.02)&quot;;&quot;&quot;)" office:value-type="string" office:string-value="SGTKSLGMAPK" calcext:value-type="string">
            <text:p>SGTKSLGMAPK</text:p>
          </table:table-cell>
        </table:table-row>
        <table:table-row table:style-name="ro1">
          <table:table-cell office:value-type="string" calcext:value-type="string">
            <text:p>KMNSFLYEFDSFLK</text:p>
          </table:table-cell>
          <table:table-cell table:formula="of:=SUBSTITUTE(SUBSTITUTE([.A2339];&quot;(+15.99)&quot;;&quot;&quot;);&quot;(+57.02)&quot;;&quot;&quot;)" office:value-type="string" office:string-value="KMNSFLYEFDSFLK" calcext:value-type="string">
            <text:p>KMNSFLYEFDSFLK</text:p>
          </table:table-cell>
        </table:table-row>
        <table:table-row table:style-name="ro1">
          <table:table-cell office:value-type="string" calcext:value-type="string">
            <text:p>ELLNWC(+57.02)SDLEK</text:p>
          </table:table-cell>
          <table:table-cell table:formula="of:=SUBSTITUTE(SUBSTITUTE([.A2340];&quot;(+15.99)&quot;;&quot;&quot;);&quot;(+57.02)&quot;;&quot;&quot;)" office:value-type="string" office:string-value="ELLNWCSDLEK" calcext:value-type="string">
            <text:p>ELLNWCSDLEK</text:p>
          </table:table-cell>
        </table:table-row>
        <table:table-row table:style-name="ro1">
          <table:table-cell office:value-type="string" calcext:value-type="string">
            <text:p>TNDSGMQAPGAK</text:p>
          </table:table-cell>
          <table:table-cell table:formula="of:=SUBSTITUTE(SUBSTITUTE([.A2341];&quot;(+15.99)&quot;;&quot;&quot;);&quot;(+57.02)&quot;;&quot;&quot;)" office:value-type="string" office:string-value="TNDSGMQAPGAK" calcext:value-type="string">
            <text:p>TNDSGMQAPGAK</text:p>
          </table:table-cell>
        </table:table-row>
        <table:table-row table:style-name="ro2">
          <table:table-cell office:value-type="string" calcext:value-type="string">
            <text:p>SPYPLNSEESLNNLDEPRLR</text:p>
          </table:table-cell>
          <table:table-cell table:formula="of:=SUBSTITUTE(SUBSTITUTE([.A2342];&quot;(+15.99)&quot;;&quot;&quot;);&quot;(+57.02)&quot;;&quot;&quot;)" office:value-type="string" office:string-value="SPYPLNSEESLNNLDEPRLR" calcext:value-type="string">
            <text:p>SPYPLNSEESLNNLDEPRLR</text:p>
          </table:table-cell>
        </table:table-row>
        <table:table-row table:style-name="ro1">
          <table:table-cell office:value-type="string" calcext:value-type="string">
            <text:p>SSKEPKLRWSPWAK</text:p>
          </table:table-cell>
          <table:table-cell table:formula="of:=SUBSTITUTE(SUBSTITUTE([.A2343];&quot;(+15.99)&quot;;&quot;&quot;);&quot;(+57.02)&quot;;&quot;&quot;)" office:value-type="string" office:string-value="SSKEPKLRWSPWAK" calcext:value-type="string">
            <text:p>SSKEPKLRWSPWAK</text:p>
          </table:table-cell>
        </table:table-row>
        <table:table-row table:style-name="ro1">
          <table:table-cell office:value-type="string" calcext:value-type="string">
            <text:p>LLGQPGC(+57.02)HGR</text:p>
          </table:table-cell>
          <table:table-cell table:formula="of:=SUBSTITUTE(SUBSTITUTE([.A2344];&quot;(+15.99)&quot;;&quot;&quot;);&quot;(+57.02)&quot;;&quot;&quot;)" office:value-type="string" office:string-value="LLGQPGCHGR" calcext:value-type="string">
            <text:p>LLGQPGCHGR</text:p>
          </table:table-cell>
        </table:table-row>
        <table:table-row table:style-name="ro1">
          <table:table-cell office:value-type="string" calcext:value-type="string">
            <text:p>GFALVKC(+57.02)GNVGK</text:p>
          </table:table-cell>
          <table:table-cell table:formula="of:=SUBSTITUTE(SUBSTITUTE([.A2345];&quot;(+15.99)&quot;;&quot;&quot;);&quot;(+57.02)&quot;;&quot;&quot;)" office:value-type="string" office:string-value="GFALVKCGNVGK" calcext:value-type="string">
            <text:p>GFALVKCGNVGK</text:p>
          </table:table-cell>
        </table:table-row>
        <table:table-row table:style-name="ro1">
          <table:table-cell office:value-type="string" calcext:value-type="string">
            <text:p>DLMTPM(+15.99)NNLLR</text:p>
          </table:table-cell>
          <table:table-cell table:formula="of:=SUBSTITUTE(SUBSTITUTE([.A2346];&quot;(+15.99)&quot;;&quot;&quot;);&quot;(+57.02)&quot;;&quot;&quot;)" office:value-type="string" office:string-value="DLMTPMNNLLR" calcext:value-type="string">
            <text:p>DLMTPMNNLLR</text:p>
          </table:table-cell>
        </table:table-row>
        <table:table-row table:style-name="ro1">
          <table:table-cell office:value-type="string" calcext:value-type="string">
            <text:p>M(+15.99)RLDDEVAAVVLDYK</text:p>
          </table:table-cell>
          <table:table-cell table:formula="of:=SUBSTITUTE(SUBSTITUTE([.A2347];&quot;(+15.99)&quot;;&quot;&quot;);&quot;(+57.02)&quot;;&quot;&quot;)" office:value-type="string" office:string-value="MRLDDEVAAVVLDYK" calcext:value-type="string">
            <text:p>MRLDDEVAAVVLDYK</text:p>
          </table:table-cell>
        </table:table-row>
        <table:table-row table:style-name="ro1">
          <table:table-cell office:value-type="string" calcext:value-type="string">
            <text:p>RWFADFDAAEQVPK</text:p>
          </table:table-cell>
          <table:table-cell table:formula="of:=SUBSTITUTE(SUBSTITUTE([.A2348];&quot;(+15.99)&quot;;&quot;&quot;);&quot;(+57.02)&quot;;&quot;&quot;)" office:value-type="string" office:string-value="RWFADFDAAEQVPK" calcext:value-type="string">
            <text:p>RWFADFDAAEQVPK</text:p>
          </table:table-cell>
        </table:table-row>
        <table:table-row table:style-name="ro1">
          <table:table-cell office:value-type="string" calcext:value-type="string">
            <text:p>C(+57.02)VEAQRTHAK</text:p>
          </table:table-cell>
          <table:table-cell table:formula="of:=SUBSTITUTE(SUBSTITUTE([.A2349];&quot;(+15.99)&quot;;&quot;&quot;);&quot;(+57.02)&quot;;&quot;&quot;)" office:value-type="string" office:string-value="CVEAQRTHAK" calcext:value-type="string">
            <text:p>CVEAQRTHAK</text:p>
          </table:table-cell>
        </table:table-row>
        <table:table-row table:style-name="ro1">
          <table:table-cell office:value-type="string" calcext:value-type="string">
            <text:p>VLYSKSNQPDLK</text:p>
          </table:table-cell>
          <table:table-cell table:formula="of:=SUBSTITUTE(SUBSTITUTE([.A2350];&quot;(+15.99)&quot;;&quot;&quot;);&quot;(+57.02)&quot;;&quot;&quot;)" office:value-type="string" office:string-value="VLYSKSNQPDLK" calcext:value-type="string">
            <text:p>VLYSKSNQPDLK</text:p>
          </table:table-cell>
        </table:table-row>
        <table:table-row table:style-name="ro1">
          <table:table-cell office:value-type="string" calcext:value-type="string">
            <text:p>EM(+15.99)GMDC(+57.02)SFDQSK</text:p>
          </table:table-cell>
          <table:table-cell table:formula="of:=SUBSTITUTE(SUBSTITUTE([.A2351];&quot;(+15.99)&quot;;&quot;&quot;);&quot;(+57.02)&quot;;&quot;&quot;)" office:value-type="string" office:string-value="EMGMDCSFDQSK" calcext:value-type="string">
            <text:p>EMGMDCSFDQSK</text:p>
          </table:table-cell>
        </table:table-row>
        <table:table-row table:style-name="ro1">
          <table:table-cell office:value-type="string" calcext:value-type="string">
            <text:p>SC(+57.02)DDM(+15.99)EVSAQVLR</text:p>
          </table:table-cell>
          <table:table-cell table:formula="of:=SUBSTITUTE(SUBSTITUTE([.A2352];&quot;(+15.99)&quot;;&quot;&quot;);&quot;(+57.02)&quot;;&quot;&quot;)" office:value-type="string" office:string-value="SCDDMEVSAQVLR" calcext:value-type="string">
            <text:p>SCDDMEVSAQVLR</text:p>
          </table:table-cell>
        </table:table-row>
        <table:table-row table:style-name="ro1">
          <table:table-cell office:value-type="string" calcext:value-type="string">
            <text:p>HPPGSDTPTELLAK</text:p>
          </table:table-cell>
          <table:table-cell table:formula="of:=SUBSTITUTE(SUBSTITUTE([.A2353];&quot;(+15.99)&quot;;&quot;&quot;);&quot;(+57.02)&quot;;&quot;&quot;)" office:value-type="string" office:string-value="HPPGSDTPTELLAK" calcext:value-type="string">
            <text:p>HPPGSDTPTELLAK</text:p>
          </table:table-cell>
        </table:table-row>
        <table:table-row table:style-name="ro1">
          <table:table-cell office:value-type="string" calcext:value-type="string">
            <text:p>EWVTGVLVFR</text:p>
          </table:table-cell>
          <table:table-cell table:formula="of:=SUBSTITUTE(SUBSTITUTE([.A2354];&quot;(+15.99)&quot;;&quot;&quot;);&quot;(+57.02)&quot;;&quot;&quot;)" office:value-type="string" office:string-value="EWVTGVLVFR" calcext:value-type="string">
            <text:p>EWVTGVLVFR</text:p>
          </table:table-cell>
        </table:table-row>
        <table:table-row table:style-name="ro1">
          <table:table-cell office:value-type="string" calcext:value-type="string">
            <text:p>KM(+15.99)PQLLTQRQLK</text:p>
          </table:table-cell>
          <table:table-cell table:formula="of:=SUBSTITUTE(SUBSTITUTE([.A2355];&quot;(+15.99)&quot;;&quot;&quot;);&quot;(+57.02)&quot;;&quot;&quot;)" office:value-type="string" office:string-value="KMPQLLTQRQLK" calcext:value-type="string">
            <text:p>KMPQLLTQRQLK</text:p>
          </table:table-cell>
        </table:table-row>
        <table:table-row table:style-name="ro1">
          <table:table-cell office:value-type="string" calcext:value-type="string">
            <text:p>KRC(+57.02)LREDLALLR</text:p>
          </table:table-cell>
          <table:table-cell table:formula="of:=SUBSTITUTE(SUBSTITUTE([.A2356];&quot;(+15.99)&quot;;&quot;&quot;);&quot;(+57.02)&quot;;&quot;&quot;)" office:value-type="string" office:string-value="KRCLREDLALLR" calcext:value-type="string">
            <text:p>KRCLREDLALLR</text:p>
          </table:table-cell>
        </table:table-row>
        <table:table-row table:style-name="ro1">
          <table:table-cell office:value-type="string" calcext:value-type="string">
            <text:p>VKMPENMPLC(+57.02)TLK</text:p>
          </table:table-cell>
          <table:table-cell table:formula="of:=SUBSTITUTE(SUBSTITUTE([.A2357];&quot;(+15.99)&quot;;&quot;&quot;);&quot;(+57.02)&quot;;&quot;&quot;)" office:value-type="string" office:string-value="VKMPENMPLCTLK" calcext:value-type="string">
            <text:p>VKMPENMPLCTLK</text:p>
          </table:table-cell>
        </table:table-row>
        <table:table-row table:style-name="ro1">
          <table:table-cell office:value-type="string" calcext:value-type="string">
            <text:p>GHLDLSAGLR</text:p>
          </table:table-cell>
          <table:table-cell table:formula="of:=SUBSTITUTE(SUBSTITUTE([.A2358];&quot;(+15.99)&quot;;&quot;&quot;);&quot;(+57.02)&quot;;&quot;&quot;)" office:value-type="string" office:string-value="GHLDLSAGLR" calcext:value-type="string">
            <text:p>GHLDLSAGLR</text:p>
          </table:table-cell>
        </table:table-row>
        <table:table-row table:style-name="ro1">
          <table:table-cell office:value-type="string" calcext:value-type="string">
            <text:p>DNYLTKNWTFTNMHVKR</text:p>
          </table:table-cell>
          <table:table-cell table:formula="of:=SUBSTITUTE(SUBSTITUTE([.A2359];&quot;(+15.99)&quot;;&quot;&quot;);&quot;(+57.02)&quot;;&quot;&quot;)" office:value-type="string" office:string-value="DNYLTKNWTFTNMHVKR" calcext:value-type="string">
            <text:p>DNYLTKNWTFTNMHVKR</text:p>
          </table:table-cell>
        </table:table-row>
        <table:table-row table:style-name="ro1">
          <table:table-cell office:value-type="string" calcext:value-type="string">
            <text:p>KLNDLQSC(+57.02)LGHK</text:p>
          </table:table-cell>
          <table:table-cell table:formula="of:=SUBSTITUTE(SUBSTITUTE([.A2360];&quot;(+15.99)&quot;;&quot;&quot;);&quot;(+57.02)&quot;;&quot;&quot;)" office:value-type="string" office:string-value="KLNDLQSCLGHK" calcext:value-type="string">
            <text:p>KLNDLQSCLGHK</text:p>
          </table:table-cell>
        </table:table-row>
        <table:table-row table:style-name="ro1">
          <table:table-cell office:value-type="string" calcext:value-type="string">
            <text:p>NVADLDLTM(+15.99)AKHK</text:p>
          </table:table-cell>
          <table:table-cell table:formula="of:=SUBSTITUTE(SUBSTITUTE([.A2361];&quot;(+15.99)&quot;;&quot;&quot;);&quot;(+57.02)&quot;;&quot;&quot;)" office:value-type="string" office:string-value="NVADLDLTMAKHK" calcext:value-type="string">
            <text:p>NVADLDLTMAKHK</text:p>
          </table:table-cell>
        </table:table-row>
        <table:table-row table:style-name="ro1">
          <table:table-cell office:value-type="string" calcext:value-type="string">
            <text:p>QQREMLPLNK</text:p>
          </table:table-cell>
          <table:table-cell table:formula="of:=SUBSTITUTE(SUBSTITUTE([.A2362];&quot;(+15.99)&quot;;&quot;&quot;);&quot;(+57.02)&quot;;&quot;&quot;)" office:value-type="string" office:string-value="QQREMLPLNK" calcext:value-type="string">
            <text:p>QQREMLPLNK</text:p>
          </table:table-cell>
        </table:table-row>
        <table:table-row table:style-name="ro1">
          <table:table-cell office:value-type="string" calcext:value-type="string">
            <text:p>HC(+57.02)QC(+57.02)PDALDNLESR</text:p>
          </table:table-cell>
          <table:table-cell table:formula="of:=SUBSTITUTE(SUBSTITUTE([.A2363];&quot;(+15.99)&quot;;&quot;&quot;);&quot;(+57.02)&quot;;&quot;&quot;)" office:value-type="string" office:string-value="HCQCPDALDNLESR" calcext:value-type="string">
            <text:p>HCQCPDALDNLESR</text:p>
          </table:table-cell>
        </table:table-row>
        <table:table-row table:style-name="ro1">
          <table:table-cell office:value-type="string" calcext:value-type="string">
            <text:p>NSHSQEPQVLAENVK</text:p>
          </table:table-cell>
          <table:table-cell table:formula="of:=SUBSTITUTE(SUBSTITUTE([.A2364];&quot;(+15.99)&quot;;&quot;&quot;);&quot;(+57.02)&quot;;&quot;&quot;)" office:value-type="string" office:string-value="NSHSQEPQVLAENVK" calcext:value-type="string">
            <text:p>NSHSQEPQVLAENVK</text:p>
          </table:table-cell>
        </table:table-row>
        <table:table-row table:style-name="ro1">
          <table:table-cell office:value-type="string" calcext:value-type="string">
            <text:p>RSQAGANSKVDEKR</text:p>
          </table:table-cell>
          <table:table-cell table:formula="of:=SUBSTITUTE(SUBSTITUTE([.A2365];&quot;(+15.99)&quot;;&quot;&quot;);&quot;(+57.02)&quot;;&quot;&quot;)" office:value-type="string" office:string-value="RSQAGANSKVDEKR" calcext:value-type="string">
            <text:p>RSQAGANSKVDEKR</text:p>
          </table:table-cell>
        </table:table-row>
        <table:table-row table:style-name="ro1">
          <table:table-cell office:value-type="string" calcext:value-type="string">
            <text:p>DKSNDHASELVK</text:p>
          </table:table-cell>
          <table:table-cell table:formula="of:=SUBSTITUTE(SUBSTITUTE([.A2366];&quot;(+15.99)&quot;;&quot;&quot;);&quot;(+57.02)&quot;;&quot;&quot;)" office:value-type="string" office:string-value="DKSNDHASELVK" calcext:value-type="string">
            <text:p>DKSNDHASELVK</text:p>
          </table:table-cell>
        </table:table-row>
        <table:table-row table:style-name="ro1">
          <table:table-cell office:value-type="string" calcext:value-type="string">
            <text:p>AEMANGYTLQLNRWR</text:p>
          </table:table-cell>
          <table:table-cell table:formula="of:=SUBSTITUTE(SUBSTITUTE([.A2367];&quot;(+15.99)&quot;;&quot;&quot;);&quot;(+57.02)&quot;;&quot;&quot;)" office:value-type="string" office:string-value="AEMANGYTLQLNRWR" calcext:value-type="string">
            <text:p>AEMANGYTLQLNRWR</text:p>
          </table:table-cell>
        </table:table-row>
        <table:table-row table:style-name="ro1">
          <table:table-cell office:value-type="string" calcext:value-type="string">
            <text:p>WAPAQM(+15.99)DM(+15.99)YYR</text:p>
          </table:table-cell>
          <table:table-cell table:formula="of:=SUBSTITUTE(SUBSTITUTE([.A2368];&quot;(+15.99)&quot;;&quot;&quot;);&quot;(+57.02)&quot;;&quot;&quot;)" office:value-type="string" office:string-value="WAPAQMDMYYR" calcext:value-type="string">
            <text:p>WAPAQMDMYYR</text:p>
          </table:table-cell>
        </table:table-row>
        <table:table-row table:style-name="ro1">
          <table:table-cell office:value-type="string" calcext:value-type="string">
            <text:p>NYGTSRHR</text:p>
          </table:table-cell>
          <table:table-cell table:formula="of:=SUBSTITUTE(SUBSTITUTE([.A2369];&quot;(+15.99)&quot;;&quot;&quot;);&quot;(+57.02)&quot;;&quot;&quot;)" office:value-type="string" office:string-value="NYGTSRHR" calcext:value-type="string">
            <text:p>NYGTSRHR</text:p>
          </table:table-cell>
        </table:table-row>
        <table:table-row table:style-name="ro1">
          <table:table-cell office:value-type="string" calcext:value-type="string">
            <text:p>NPPLVGLVEPLGVLM(+15.99)K</text:p>
          </table:table-cell>
          <table:table-cell table:formula="of:=SUBSTITUTE(SUBSTITUTE([.A2370];&quot;(+15.99)&quot;;&quot;&quot;);&quot;(+57.02)&quot;;&quot;&quot;)" office:value-type="string" office:string-value="NPPLVGLVEPLGVLMK" calcext:value-type="string">
            <text:p>NPPLVGLVEPLGVLMK</text:p>
          </table:table-cell>
        </table:table-row>
        <table:table-row table:style-name="ro1">
          <table:table-cell office:value-type="string" calcext:value-type="string">
            <text:p>DDM(+15.99)M(+15.99)YVLLSEK</text:p>
          </table:table-cell>
          <table:table-cell table:formula="of:=SUBSTITUTE(SUBSTITUTE([.A2371];&quot;(+15.99)&quot;;&quot;&quot;);&quot;(+57.02)&quot;;&quot;&quot;)" office:value-type="string" office:string-value="DDMMYVLLSEK" calcext:value-type="string">
            <text:p>DDMMYVLLSEK</text:p>
          </table:table-cell>
        </table:table-row>
        <table:table-row table:style-name="ro1">
          <table:table-cell office:value-type="string" calcext:value-type="string">
            <text:p>EDEMTC(+57.02)AEVK</text:p>
          </table:table-cell>
          <table:table-cell table:formula="of:=SUBSTITUTE(SUBSTITUTE([.A2372];&quot;(+15.99)&quot;;&quot;&quot;);&quot;(+57.02)&quot;;&quot;&quot;)" office:value-type="string" office:string-value="EDEMTCAEVK" calcext:value-type="string">
            <text:p>EDEMTCAEVK</text:p>
          </table:table-cell>
        </table:table-row>
        <table:table-row table:style-name="ro1">
          <table:table-cell office:value-type="string" calcext:value-type="string">
            <text:p>ENLGAPWGK</text:p>
          </table:table-cell>
          <table:table-cell table:formula="of:=SUBSTITUTE(SUBSTITUTE([.A2373];&quot;(+15.99)&quot;;&quot;&quot;);&quot;(+57.02)&quot;;&quot;&quot;)" office:value-type="string" office:string-value="ENLGAPWGK" calcext:value-type="string">
            <text:p>ENLGAPWGK</text:p>
          </table:table-cell>
        </table:table-row>
        <table:table-row table:style-name="ro1">
          <table:table-cell office:value-type="string" calcext:value-type="string">
            <text:p>LGREPVPLPVPEK</text:p>
          </table:table-cell>
          <table:table-cell table:formula="of:=SUBSTITUTE(SUBSTITUTE([.A2374];&quot;(+15.99)&quot;;&quot;&quot;);&quot;(+57.02)&quot;;&quot;&quot;)" office:value-type="string" office:string-value="LGREPVPLPVPEK" calcext:value-type="string">
            <text:p>LGREPVPLPVPEK</text:p>
          </table:table-cell>
        </table:table-row>
        <table:table-row table:style-name="ro1">
          <table:table-cell office:value-type="string" calcext:value-type="string">
            <text:p>KPLDAHDDFTKLR</text:p>
          </table:table-cell>
          <table:table-cell table:formula="of:=SUBSTITUTE(SUBSTITUTE([.A2375];&quot;(+15.99)&quot;;&quot;&quot;);&quot;(+57.02)&quot;;&quot;&quot;)" office:value-type="string" office:string-value="KPLDAHDDFTKLR" calcext:value-type="string">
            <text:p>KPLDAHDDFTKLR</text:p>
          </table:table-cell>
        </table:table-row>
        <table:table-row table:style-name="ro1">
          <table:table-cell office:value-type="string" calcext:value-type="string">
            <text:p>EDLLGDYSAYNM(+15.99)SPER</text:p>
          </table:table-cell>
          <table:table-cell table:formula="of:=SUBSTITUTE(SUBSTITUTE([.A2376];&quot;(+15.99)&quot;;&quot;&quot;);&quot;(+57.02)&quot;;&quot;&quot;)" office:value-type="string" office:string-value="EDLLGDYSAYNMSPER" calcext:value-type="string">
            <text:p>EDLLGDYSAYNMSPER</text:p>
          </table:table-cell>
        </table:table-row>
        <table:table-row table:style-name="ro1">
          <table:table-cell office:value-type="string" calcext:value-type="string">
            <text:p>QSPSDLERPHR</text:p>
          </table:table-cell>
          <table:table-cell table:formula="of:=SUBSTITUTE(SUBSTITUTE([.A2377];&quot;(+15.99)&quot;;&quot;&quot;);&quot;(+57.02)&quot;;&quot;&quot;)" office:value-type="string" office:string-value="QSPSDLERPHR" calcext:value-type="string">
            <text:p>QSPSDLERPHR</text:p>
          </table:table-cell>
        </table:table-row>
        <table:table-row table:style-name="ro1">
          <table:table-cell office:value-type="string" calcext:value-type="string">
            <text:p>SQYVEGC(+57.02)M(+15.99)PK</text:p>
          </table:table-cell>
          <table:table-cell table:formula="of:=SUBSTITUTE(SUBSTITUTE([.A2378];&quot;(+15.99)&quot;;&quot;&quot;);&quot;(+57.02)&quot;;&quot;&quot;)" office:value-type="string" office:string-value="SQYVEGCMPK" calcext:value-type="string">
            <text:p>SQYVEGCMPK</text:p>
          </table:table-cell>
        </table:table-row>
        <table:table-row table:style-name="ro1">
          <table:table-cell office:value-type="string" calcext:value-type="string">
            <text:p>WNRLLFLDELFLSHK</text:p>
          </table:table-cell>
          <table:table-cell table:formula="of:=SUBSTITUTE(SUBSTITUTE([.A2379];&quot;(+15.99)&quot;;&quot;&quot;);&quot;(+57.02)&quot;;&quot;&quot;)" office:value-type="string" office:string-value="WNRLLFLDELFLSHK" calcext:value-type="string">
            <text:p>WNRLLFLDELFLSHK</text:p>
          </table:table-cell>
        </table:table-row>
        <table:table-row table:style-name="ro1">
          <table:table-cell office:value-type="string" calcext:value-type="string">
            <text:p>EEC(+57.02)C(+57.02)YQVLTSKFKSAKK</text:p>
          </table:table-cell>
          <table:table-cell table:formula="of:=SUBSTITUTE(SUBSTITUTE([.A2380];&quot;(+15.99)&quot;;&quot;&quot;);&quot;(+57.02)&quot;;&quot;&quot;)" office:value-type="string" office:string-value="EECCYQVLTSKFKSAKK" calcext:value-type="string">
            <text:p>EECCYQVLTSKFKSAKK</text:p>
          </table:table-cell>
        </table:table-row>
        <table:table-row table:style-name="ro1">
          <table:table-cell office:value-type="string" calcext:value-type="string">
            <text:p>DPAPC(+57.02)EAASLGRK</text:p>
          </table:table-cell>
          <table:table-cell table:formula="of:=SUBSTITUTE(SUBSTITUTE([.A2381];&quot;(+15.99)&quot;;&quot;&quot;);&quot;(+57.02)&quot;;&quot;&quot;)" office:value-type="string" office:string-value="DPAPCEAASLGRK" calcext:value-type="string">
            <text:p>DPAPCEAASLGRK</text:p>
          </table:table-cell>
        </table:table-row>
        <table:table-row table:style-name="ro1">
          <table:table-cell office:value-type="string" calcext:value-type="string">
            <text:p>WWWPNKDTAHAK</text:p>
          </table:table-cell>
          <table:table-cell table:formula="of:=SUBSTITUTE(SUBSTITUTE([.A2382];&quot;(+15.99)&quot;;&quot;&quot;);&quot;(+57.02)&quot;;&quot;&quot;)" office:value-type="string" office:string-value="WWWPNKDTAHAK" calcext:value-type="string">
            <text:p>WWWPNKDTAHAK</text:p>
          </table:table-cell>
        </table:table-row>
        <table:table-row table:style-name="ro1">
          <table:table-cell office:value-type="string" calcext:value-type="string">
            <text:p>VQNYDVFLDM(+15.99)NTER</text:p>
          </table:table-cell>
          <table:table-cell table:formula="of:=SUBSTITUTE(SUBSTITUTE([.A2383];&quot;(+15.99)&quot;;&quot;&quot;);&quot;(+57.02)&quot;;&quot;&quot;)" office:value-type="string" office:string-value="VQNYDVFLDMNTER" calcext:value-type="string">
            <text:p>VQNYDVFLDMNTER</text:p>
          </table:table-cell>
        </table:table-row>
        <table:table-row table:style-name="ro1">
          <table:table-cell office:value-type="string" calcext:value-type="string">
            <text:p>APLM(+15.99)ALAM(+15.99)RLK</text:p>
          </table:table-cell>
          <table:table-cell table:formula="of:=SUBSTITUTE(SUBSTITUTE([.A2384];&quot;(+15.99)&quot;;&quot;&quot;);&quot;(+57.02)&quot;;&quot;&quot;)" office:value-type="string" office:string-value="APLMALAMRLK" calcext:value-type="string">
            <text:p>APLMALAMRLK</text:p>
          </table:table-cell>
        </table:table-row>
        <table:table-row table:style-name="ro1">
          <table:table-cell office:value-type="string" calcext:value-type="string">
            <text:p>KNNYLHWM(+15.99)DFR</text:p>
          </table:table-cell>
          <table:table-cell table:formula="of:=SUBSTITUTE(SUBSTITUTE([.A2385];&quot;(+15.99)&quot;;&quot;&quot;);&quot;(+57.02)&quot;;&quot;&quot;)" office:value-type="string" office:string-value="KNNYLHWMDFR" calcext:value-type="string">
            <text:p>KNNYLHWMDFR</text:p>
          </table:table-cell>
        </table:table-row>
        <table:table-row table:style-name="ro1">
          <table:table-cell office:value-type="string" calcext:value-type="string">
            <text:p>FPMVM(+15.99)HVC(+57.02)AHNTLK</text:p>
          </table:table-cell>
          <table:table-cell table:formula="of:=SUBSTITUTE(SUBSTITUTE([.A2386];&quot;(+15.99)&quot;;&quot;&quot;);&quot;(+57.02)&quot;;&quot;&quot;)" office:value-type="string" office:string-value="FPMVMHVCAHNTLK" calcext:value-type="string">
            <text:p>FPMVMHVCAHNTLK</text:p>
          </table:table-cell>
        </table:table-row>
        <table:table-row table:style-name="ro1">
          <table:table-cell office:value-type="string" calcext:value-type="string">
            <text:p>AANTLFNGR</text:p>
          </table:table-cell>
          <table:table-cell table:formula="of:=SUBSTITUTE(SUBSTITUTE([.A2387];&quot;(+15.99)&quot;;&quot;&quot;);&quot;(+57.02)&quot;;&quot;&quot;)" office:value-type="string" office:string-value="AANTLFNGR" calcext:value-type="string">
            <text:p>AANTLFNGR</text:p>
          </table:table-cell>
        </table:table-row>
        <table:table-row table:style-name="ro1">
          <table:table-cell office:value-type="string" calcext:value-type="string">
            <text:p>NGM(+15.99)TPFNNLLR</text:p>
          </table:table-cell>
          <table:table-cell table:formula="of:=SUBSTITUTE(SUBSTITUTE([.A2388];&quot;(+15.99)&quot;;&quot;&quot;);&quot;(+57.02)&quot;;&quot;&quot;)" office:value-type="string" office:string-value="NGMTPFNNLLR" calcext:value-type="string">
            <text:p>NGMTPFNNLLR</text:p>
          </table:table-cell>
        </table:table-row>
        <table:table-row table:style-name="ro1">
          <table:table-cell office:value-type="string" calcext:value-type="string">
            <text:p>EYAVLDEPYLLLTDQK</text:p>
          </table:table-cell>
          <table:table-cell table:formula="of:=SUBSTITUTE(SUBSTITUTE([.A2389];&quot;(+15.99)&quot;;&quot;&quot;);&quot;(+57.02)&quot;;&quot;&quot;)" office:value-type="string" office:string-value="EYAVLDEPYLLLTDQK" calcext:value-type="string">
            <text:p>EYAVLDEPYLLLTDQK</text:p>
          </table:table-cell>
        </table:table-row>
        <table:table-row table:style-name="ro1">
          <table:table-cell office:value-type="string" calcext:value-type="string">
            <text:p>NVAAKTYYLK</text:p>
          </table:table-cell>
          <table:table-cell table:formula="of:=SUBSTITUTE(SUBSTITUTE([.A2390];&quot;(+15.99)&quot;;&quot;&quot;);&quot;(+57.02)&quot;;&quot;&quot;)" office:value-type="string" office:string-value="NVAAKTYYLK" calcext:value-type="string">
            <text:p>NVAAKTYYLK</text:p>
          </table:table-cell>
        </table:table-row>
        <table:table-row table:style-name="ro1">
          <table:table-cell office:value-type="string" calcext:value-type="string">
            <text:p>ELPSGPGSYVPK</text:p>
          </table:table-cell>
          <table:table-cell table:formula="of:=SUBSTITUTE(SUBSTITUTE([.A2391];&quot;(+15.99)&quot;;&quot;&quot;);&quot;(+57.02)&quot;;&quot;&quot;)" office:value-type="string" office:string-value="ELPSGPGSYVPK" calcext:value-type="string">
            <text:p>ELPSGPGSYVPK</text:p>
          </table:table-cell>
        </table:table-row>
        <table:table-row table:style-name="ro1">
          <table:table-cell office:value-type="string" calcext:value-type="string">
            <text:p>SHVALYATR</text:p>
          </table:table-cell>
          <table:table-cell table:formula="of:=SUBSTITUTE(SUBSTITUTE([.A2392];&quot;(+15.99)&quot;;&quot;&quot;);&quot;(+57.02)&quot;;&quot;&quot;)" office:value-type="string" office:string-value="SHVALYATR" calcext:value-type="string">
            <text:p>SHVALYATR</text:p>
          </table:table-cell>
        </table:table-row>
        <table:table-row table:style-name="ro1">
          <table:table-cell office:value-type="string" calcext:value-type="string">
            <text:p>KYTLTLTLLNK</text:p>
          </table:table-cell>
          <table:table-cell table:formula="of:=SUBSTITUTE(SUBSTITUTE([.A2393];&quot;(+15.99)&quot;;&quot;&quot;);&quot;(+57.02)&quot;;&quot;&quot;)" office:value-type="string" office:string-value="KYTLTLTLLNK" calcext:value-type="string">
            <text:p>KYTLTLTLLNK</text:p>
          </table:table-cell>
        </table:table-row>
        <table:table-row table:style-name="ro1">
          <table:table-cell office:value-type="string" calcext:value-type="string">
            <text:p>AAPEVASSMLPLNK</text:p>
          </table:table-cell>
          <table:table-cell table:formula="of:=SUBSTITUTE(SUBSTITUTE([.A2394];&quot;(+15.99)&quot;;&quot;&quot;);&quot;(+57.02)&quot;;&quot;&quot;)" office:value-type="string" office:string-value="AAPEVASSMLPLNK" calcext:value-type="string">
            <text:p>AAPEVASSMLPLNK</text:p>
          </table:table-cell>
        </table:table-row>
        <table:table-row table:style-name="ro1">
          <table:table-cell office:value-type="string" calcext:value-type="string">
            <text:p>TLQALMPHTYK</text:p>
          </table:table-cell>
          <table:table-cell table:formula="of:=SUBSTITUTE(SUBSTITUTE([.A2395];&quot;(+15.99)&quot;;&quot;&quot;);&quot;(+57.02)&quot;;&quot;&quot;)" office:value-type="string" office:string-value="TLQALMPHTYK" calcext:value-type="string">
            <text:p>TLQALMPHTYK</text:p>
          </table:table-cell>
        </table:table-row>
        <table:table-row table:style-name="ro1">
          <table:table-cell office:value-type="string" calcext:value-type="string">
            <text:p>KWSVVTNSC(+57.02)NPSK</text:p>
          </table:table-cell>
          <table:table-cell table:formula="of:=SUBSTITUTE(SUBSTITUTE([.A2396];&quot;(+15.99)&quot;;&quot;&quot;);&quot;(+57.02)&quot;;&quot;&quot;)" office:value-type="string" office:string-value="KWSVVTNSCNPSK" calcext:value-type="string">
            <text:p>KWSVVTNSCNPSK</text:p>
          </table:table-cell>
        </table:table-row>
        <table:table-row table:style-name="ro1">
          <table:table-cell office:value-type="string" calcext:value-type="string">
            <text:p>TC(+57.02)PKTLEFLHPK</text:p>
          </table:table-cell>
          <table:table-cell table:formula="of:=SUBSTITUTE(SUBSTITUTE([.A2397];&quot;(+15.99)&quot;;&quot;&quot;);&quot;(+57.02)&quot;;&quot;&quot;)" office:value-type="string" office:string-value="TCPKTLEFLHPK" calcext:value-type="string">
            <text:p>TCPKTLEFLHPK</text:p>
          </table:table-cell>
        </table:table-row>
        <table:table-row table:style-name="ro1">
          <table:table-cell office:value-type="string" calcext:value-type="string">
            <text:p>QFMTMGLALAAMTHK</text:p>
          </table:table-cell>
          <table:table-cell table:formula="of:=SUBSTITUTE(SUBSTITUTE([.A2398];&quot;(+15.99)&quot;;&quot;&quot;);&quot;(+57.02)&quot;;&quot;&quot;)" office:value-type="string" office:string-value="QFMTMGLALAAMTHK" calcext:value-type="string">
            <text:p>QFMTMGLALAAMTHK</text:p>
          </table:table-cell>
        </table:table-row>
        <table:table-row table:style-name="ro1">
          <table:table-cell office:value-type="string" calcext:value-type="string">
            <text:p>KMPGMALC(+57.02)SVLK</text:p>
          </table:table-cell>
          <table:table-cell table:formula="of:=SUBSTITUTE(SUBSTITUTE([.A2399];&quot;(+15.99)&quot;;&quot;&quot;);&quot;(+57.02)&quot;;&quot;&quot;)" office:value-type="string" office:string-value="KMPGMALCSVLK" calcext:value-type="string">
            <text:p>KMPGMALCSVLK</text:p>
          </table:table-cell>
        </table:table-row>
        <table:table-row table:style-name="ro1">
          <table:table-cell office:value-type="string" calcext:value-type="string">
            <text:p>DPATYNTSSR</text:p>
          </table:table-cell>
          <table:table-cell table:formula="of:=SUBSTITUTE(SUBSTITUTE([.A2400];&quot;(+15.99)&quot;;&quot;&quot;);&quot;(+57.02)&quot;;&quot;&quot;)" office:value-type="string" office:string-value="DPATYNTSSR" calcext:value-type="string">
            <text:p>DPATYNTSSR</text:p>
          </table:table-cell>
        </table:table-row>
        <table:table-row table:style-name="ro1">
          <table:table-cell office:value-type="string" calcext:value-type="string">
            <text:p>SPGPGM(+15.99)NPEGK</text:p>
          </table:table-cell>
          <table:table-cell table:formula="of:=SUBSTITUTE(SUBSTITUTE([.A2401];&quot;(+15.99)&quot;;&quot;&quot;);&quot;(+57.02)&quot;;&quot;&quot;)" office:value-type="string" office:string-value="SPGPGMNPEGK" calcext:value-type="string">
            <text:p>SPGPGMNPEGK</text:p>
          </table:table-cell>
        </table:table-row>
        <table:table-row table:style-name="ro1">
          <table:table-cell office:value-type="string" calcext:value-type="string">
            <text:p>AFLSNFLMHEQK</text:p>
          </table:table-cell>
          <table:table-cell table:formula="of:=SUBSTITUTE(SUBSTITUTE([.A2402];&quot;(+15.99)&quot;;&quot;&quot;);&quot;(+57.02)&quot;;&quot;&quot;)" office:value-type="string" office:string-value="AFLSNFLMHEQK" calcext:value-type="string">
            <text:p>AFLSNFLMHEQK</text:p>
          </table:table-cell>
        </table:table-row>
        <table:table-row table:style-name="ro2">
          <table:table-cell office:value-type="string" calcext:value-type="string">
            <text:p>WWPEASSDQDM(+15.99)TNANLDLK</text:p>
          </table:table-cell>
          <table:table-cell table:formula="of:=SUBSTITUTE(SUBSTITUTE([.A2403];&quot;(+15.99)&quot;;&quot;&quot;);&quot;(+57.02)&quot;;&quot;&quot;)" office:value-type="string" office:string-value="WWPEASSDQDMTNANLDLK" calcext:value-type="string">
            <text:p>WWPEASSDQDMTNANLDLK</text:p>
          </table:table-cell>
        </table:table-row>
        <table:table-row table:style-name="ro1">
          <table:table-cell office:value-type="string" calcext:value-type="string">
            <text:p>RQPALGGDDEELAK</text:p>
          </table:table-cell>
          <table:table-cell table:formula="of:=SUBSTITUTE(SUBSTITUTE([.A2404];&quot;(+15.99)&quot;;&quot;&quot;);&quot;(+57.02)&quot;;&quot;&quot;)" office:value-type="string" office:string-value="RQPALGGDDEELAK" calcext:value-type="string">
            <text:p>RQPALGGDDEELAK</text:p>
          </table:table-cell>
        </table:table-row>
        <table:table-row table:style-name="ro1">
          <table:table-cell office:value-type="string" calcext:value-type="string">
            <text:p>M(+15.99)C(+57.02)LELEVTEPAK</text:p>
          </table:table-cell>
          <table:table-cell table:formula="of:=SUBSTITUTE(SUBSTITUTE([.A2405];&quot;(+15.99)&quot;;&quot;&quot;);&quot;(+57.02)&quot;;&quot;&quot;)" office:value-type="string" office:string-value="MCLELEVTEPAK" calcext:value-type="string">
            <text:p>MCLELEVTEPAK</text:p>
          </table:table-cell>
        </table:table-row>
        <table:table-row table:style-name="ro1">
          <table:table-cell office:value-type="string" calcext:value-type="string">
            <text:p>LAVYEELASHLAPQDNK</text:p>
          </table:table-cell>
          <table:table-cell table:formula="of:=SUBSTITUTE(SUBSTITUTE([.A2406];&quot;(+15.99)&quot;;&quot;&quot;);&quot;(+57.02)&quot;;&quot;&quot;)" office:value-type="string" office:string-value="LAVYEELASHLAPQDNK" calcext:value-type="string">
            <text:p>LAVYEELASHLAPQDNK</text:p>
          </table:table-cell>
        </table:table-row>
        <table:table-row table:style-name="ro1">
          <table:table-cell office:value-type="string" calcext:value-type="string">
            <text:p>SHWLPLSAM(+15.99)EVK</text:p>
          </table:table-cell>
          <table:table-cell table:formula="of:=SUBSTITUTE(SUBSTITUTE([.A2407];&quot;(+15.99)&quot;;&quot;&quot;);&quot;(+57.02)&quot;;&quot;&quot;)" office:value-type="string" office:string-value="SHWLPLSAMEVK" calcext:value-type="string">
            <text:p>SHWLPLSAMEVK</text:p>
          </table:table-cell>
        </table:table-row>
        <table:table-row table:style-name="ro1">
          <table:table-cell office:value-type="string" calcext:value-type="string">
            <text:p>EPSM(+15.99)FLLAENK</text:p>
          </table:table-cell>
          <table:table-cell table:formula="of:=SUBSTITUTE(SUBSTITUTE([.A2408];&quot;(+15.99)&quot;;&quot;&quot;);&quot;(+57.02)&quot;;&quot;&quot;)" office:value-type="string" office:string-value="EPSMFLLAENK" calcext:value-type="string">
            <text:p>EPSMFLLAENK</text:p>
          </table:table-cell>
        </table:table-row>
        <table:table-row table:style-name="ro1">
          <table:table-cell office:value-type="string" calcext:value-type="string">
            <text:p>SSFPDLLVKDLTYK</text:p>
          </table:table-cell>
          <table:table-cell table:formula="of:=SUBSTITUTE(SUBSTITUTE([.A2409];&quot;(+15.99)&quot;;&quot;&quot;);&quot;(+57.02)&quot;;&quot;&quot;)" office:value-type="string" office:string-value="SSFPDLLVKDLTYK" calcext:value-type="string">
            <text:p>SSFPDLLVKDLTYK</text:p>
          </table:table-cell>
        </table:table-row>
        <table:table-row table:style-name="ro2">
          <table:table-cell office:value-type="string" calcext:value-type="string">
            <text:p>WHKMREALNGMNLAERPYFR</text:p>
          </table:table-cell>
          <table:table-cell table:formula="of:=SUBSTITUTE(SUBSTITUTE([.A2410];&quot;(+15.99)&quot;;&quot;&quot;);&quot;(+57.02)&quot;;&quot;&quot;)" office:value-type="string" office:string-value="WHKMREALNGMNLAERPYFR" calcext:value-type="string">
            <text:p>WHKMREALNGMNLAERPYFR</text:p>
          </table:table-cell>
        </table:table-row>
        <table:table-row table:style-name="ro1">
          <table:table-cell office:value-type="string" calcext:value-type="string">
            <text:p>SERHFHTPLLEEVQK</text:p>
          </table:table-cell>
          <table:table-cell table:formula="of:=SUBSTITUTE(SUBSTITUTE([.A2411];&quot;(+15.99)&quot;;&quot;&quot;);&quot;(+57.02)&quot;;&quot;&quot;)" office:value-type="string" office:string-value="SERHFHTPLLEEVQK" calcext:value-type="string">
            <text:p>SERHFHTPLLEEVQK</text:p>
          </table:table-cell>
        </table:table-row>
        <table:table-row table:style-name="ro1">
          <table:table-cell office:value-type="string" calcext:value-type="string">
            <text:p>LMTVC(+57.02)AASAPR</text:p>
          </table:table-cell>
          <table:table-cell table:formula="of:=SUBSTITUTE(SUBSTITUTE([.A2412];&quot;(+15.99)&quot;;&quot;&quot;);&quot;(+57.02)&quot;;&quot;&quot;)" office:value-type="string" office:string-value="LMTVCAASAPR" calcext:value-type="string">
            <text:p>LMTVCAASAPR</text:p>
          </table:table-cell>
        </table:table-row>
        <table:table-row table:style-name="ro1">
          <table:table-cell office:value-type="string" calcext:value-type="string">
            <text:p>LKMKLEDHMLDK</text:p>
          </table:table-cell>
          <table:table-cell table:formula="of:=SUBSTITUTE(SUBSTITUTE([.A2413];&quot;(+15.99)&quot;;&quot;&quot;);&quot;(+57.02)&quot;;&quot;&quot;)" office:value-type="string" office:string-value="LKMKLEDHMLDK" calcext:value-type="string">
            <text:p>LKMKLEDHMLDK</text:p>
          </table:table-cell>
        </table:table-row>
        <table:table-row table:style-name="ro1">
          <table:table-cell office:value-type="string" calcext:value-type="string">
            <text:p>C(+57.02)PDDSLLM(+15.99)PANK</text:p>
          </table:table-cell>
          <table:table-cell table:formula="of:=SUBSTITUTE(SUBSTITUTE([.A2414];&quot;(+15.99)&quot;;&quot;&quot;);&quot;(+57.02)&quot;;&quot;&quot;)" office:value-type="string" office:string-value="CPDDSLLMPANK" calcext:value-type="string">
            <text:p>CPDDSLLMPANK</text:p>
          </table:table-cell>
        </table:table-row>
        <table:table-row table:style-name="ro1">
          <table:table-cell office:value-type="string" calcext:value-type="string">
            <text:p>KRWALLNLEAPPK</text:p>
          </table:table-cell>
          <table:table-cell table:formula="of:=SUBSTITUTE(SUBSTITUTE([.A2415];&quot;(+15.99)&quot;;&quot;&quot;);&quot;(+57.02)&quot;;&quot;&quot;)" office:value-type="string" office:string-value="KRWALLNLEAPPK" calcext:value-type="string">
            <text:p>KRWALLNLEAPPK</text:p>
          </table:table-cell>
        </table:table-row>
        <table:table-row table:style-name="ro1">
          <table:table-cell office:value-type="string" calcext:value-type="string">
            <text:p>EPVQNLSWMGR</text:p>
          </table:table-cell>
          <table:table-cell table:formula="of:=SUBSTITUTE(SUBSTITUTE([.A2416];&quot;(+15.99)&quot;;&quot;&quot;);&quot;(+57.02)&quot;;&quot;&quot;)" office:value-type="string" office:string-value="EPVQNLSWMGR" calcext:value-type="string">
            <text:p>EPVQNLSWMGR</text:p>
          </table:table-cell>
        </table:table-row>
        <table:table-row table:style-name="ro1">
          <table:table-cell office:value-type="string" calcext:value-type="string">
            <text:p>NSSLLMRLSLR</text:p>
          </table:table-cell>
          <table:table-cell table:formula="of:=SUBSTITUTE(SUBSTITUTE([.A2417];&quot;(+15.99)&quot;;&quot;&quot;);&quot;(+57.02)&quot;;&quot;&quot;)" office:value-type="string" office:string-value="NSSLLMRLSLR" calcext:value-type="string">
            <text:p>NSSLLMRLSLR</text:p>
          </table:table-cell>
        </table:table-row>
        <table:table-row table:style-name="ro1">
          <table:table-cell office:value-type="string" calcext:value-type="string">
            <text:p>SM(+15.99)GVLETLPK</text:p>
          </table:table-cell>
          <table:table-cell table:formula="of:=SUBSTITUTE(SUBSTITUTE([.A2418];&quot;(+15.99)&quot;;&quot;&quot;);&quot;(+57.02)&quot;;&quot;&quot;)" office:value-type="string" office:string-value="SMGVLETLPK" calcext:value-type="string">
            <text:p>SMGVLETLPK</text:p>
          </table:table-cell>
        </table:table-row>
        <table:table-row table:style-name="ro1">
          <table:table-cell office:value-type="string" calcext:value-type="string">
            <text:p>RRQLVLLAEDLEK</text:p>
          </table:table-cell>
          <table:table-cell table:formula="of:=SUBSTITUTE(SUBSTITUTE([.A2419];&quot;(+15.99)&quot;;&quot;&quot;);&quot;(+57.02)&quot;;&quot;&quot;)" office:value-type="string" office:string-value="RRQLVLLAEDLEK" calcext:value-type="string">
            <text:p>RRQLVLLAEDLEK</text:p>
          </table:table-cell>
        </table:table-row>
        <table:table-row table:style-name="ro1">
          <table:table-cell office:value-type="string" calcext:value-type="string">
            <text:p>QVWQDEPYLLLTDKK</text:p>
          </table:table-cell>
          <table:table-cell table:formula="of:=SUBSTITUTE(SUBSTITUTE([.A2420];&quot;(+15.99)&quot;;&quot;&quot;);&quot;(+57.02)&quot;;&quot;&quot;)" office:value-type="string" office:string-value="QVWQDEPYLLLTDKK" calcext:value-type="string">
            <text:p>QVWQDEPYLLLTDKK</text:p>
          </table:table-cell>
        </table:table-row>
        <table:table-row table:style-name="ro1">
          <table:table-cell office:value-type="string" calcext:value-type="string">
            <text:p>DDLLTSWGYK</text:p>
          </table:table-cell>
          <table:table-cell table:formula="of:=SUBSTITUTE(SUBSTITUTE([.A2421];&quot;(+15.99)&quot;;&quot;&quot;);&quot;(+57.02)&quot;;&quot;&quot;)" office:value-type="string" office:string-value="DDLLTSWGYK" calcext:value-type="string">
            <text:p>DDLLTSWGYK</text:p>
          </table:table-cell>
        </table:table-row>
        <table:table-row table:style-name="ro1">
          <table:table-cell office:value-type="string" calcext:value-type="string">
            <text:p>MTGMLAPVGVEHK</text:p>
          </table:table-cell>
          <table:table-cell table:formula="of:=SUBSTITUTE(SUBSTITUTE([.A2422];&quot;(+15.99)&quot;;&quot;&quot;);&quot;(+57.02)&quot;;&quot;&quot;)" office:value-type="string" office:string-value="MTGMLAPVGVEHK" calcext:value-type="string">
            <text:p>MTGMLAPVGVEHK</text:p>
          </table:table-cell>
        </table:table-row>
        <table:table-row table:style-name="ro1">
          <table:table-cell office:value-type="string" calcext:value-type="string">
            <text:p>RYGLADM(+15.99)DAAEKAPR</text:p>
          </table:table-cell>
          <table:table-cell table:formula="of:=SUBSTITUTE(SUBSTITUTE([.A2423];&quot;(+15.99)&quot;;&quot;&quot;);&quot;(+57.02)&quot;;&quot;&quot;)" office:value-type="string" office:string-value="RYGLADMDAAEKAPR" calcext:value-type="string">
            <text:p>RYGLADMDAAEKAPR</text:p>
          </table:table-cell>
        </table:table-row>
        <table:table-row table:style-name="ro1">
          <table:table-cell office:value-type="string" calcext:value-type="string">
            <text:p>QC(+57.02)EPHVVNR</text:p>
          </table:table-cell>
          <table:table-cell table:formula="of:=SUBSTITUTE(SUBSTITUTE([.A2424];&quot;(+15.99)&quot;;&quot;&quot;);&quot;(+57.02)&quot;;&quot;&quot;)" office:value-type="string" office:string-value="QCEPHVVNR" calcext:value-type="string">
            <text:p>QCEPHVVNR</text:p>
          </table:table-cell>
        </table:table-row>
        <table:table-row table:style-name="ro1">
          <table:table-cell office:value-type="string" calcext:value-type="string">
            <text:p>EWWADM(+15.99)HQNK</text:p>
          </table:table-cell>
          <table:table-cell table:formula="of:=SUBSTITUTE(SUBSTITUTE([.A2425];&quot;(+15.99)&quot;;&quot;&quot;);&quot;(+57.02)&quot;;&quot;&quot;)" office:value-type="string" office:string-value="EWWADMHQNK" calcext:value-type="string">
            <text:p>EWWADMHQNK</text:p>
          </table:table-cell>
        </table:table-row>
        <table:table-row table:style-name="ro1">
          <table:table-cell office:value-type="string" calcext:value-type="string">
            <text:p>EVLWGGNEHK</text:p>
          </table:table-cell>
          <table:table-cell table:formula="of:=SUBSTITUTE(SUBSTITUTE([.A2426];&quot;(+15.99)&quot;;&quot;&quot;);&quot;(+57.02)&quot;;&quot;&quot;)" office:value-type="string" office:string-value="EVLWGGNEHK" calcext:value-type="string">
            <text:p>EVLWGGNEHK</text:p>
          </table:table-cell>
        </table:table-row>
        <table:table-row table:style-name="ro1">
          <table:table-cell office:value-type="string" calcext:value-type="string">
            <text:p>YVNKKYHWK</text:p>
          </table:table-cell>
          <table:table-cell table:formula="of:=SUBSTITUTE(SUBSTITUTE([.A2427];&quot;(+15.99)&quot;;&quot;&quot;);&quot;(+57.02)&quot;;&quot;&quot;)" office:value-type="string" office:string-value="YVNKKYHWK" calcext:value-type="string">
            <text:p>YVNKKYHWK</text:p>
          </table:table-cell>
        </table:table-row>
        <table:table-row table:style-name="ro1">
          <table:table-cell office:value-type="string" calcext:value-type="string">
            <text:p>ESHELHVAAAK</text:p>
          </table:table-cell>
          <table:table-cell table:formula="of:=SUBSTITUTE(SUBSTITUTE([.A2428];&quot;(+15.99)&quot;;&quot;&quot;);&quot;(+57.02)&quot;;&quot;&quot;)" office:value-type="string" office:string-value="ESHELHVAAAK" calcext:value-type="string">
            <text:p>ESHELHVAAAK</text:p>
          </table:table-cell>
        </table:table-row>
        <table:table-row table:style-name="ro1">
          <table:table-cell office:value-type="string" calcext:value-type="string">
            <text:p>LM(+15.99)LMEDSK</text:p>
          </table:table-cell>
          <table:table-cell table:formula="of:=SUBSTITUTE(SUBSTITUTE([.A2429];&quot;(+15.99)&quot;;&quot;&quot;);&quot;(+57.02)&quot;;&quot;&quot;)" office:value-type="string" office:string-value="LMLMEDSK" calcext:value-type="string">
            <text:p>LMLMEDSK</text:p>
          </table:table-cell>
        </table:table-row>
        <table:table-row table:style-name="ro1">
          <table:table-cell office:value-type="string" calcext:value-type="string">
            <text:p>KLMFWLNM(+15.99)WK</text:p>
          </table:table-cell>
          <table:table-cell table:formula="of:=SUBSTITUTE(SUBSTITUTE([.A2430];&quot;(+15.99)&quot;;&quot;&quot;);&quot;(+57.02)&quot;;&quot;&quot;)" office:value-type="string" office:string-value="KLMFWLNMWK" calcext:value-type="string">
            <text:p>KLMFWLNMWK</text:p>
          </table:table-cell>
        </table:table-row>
        <table:table-row table:style-name="ro1">
          <table:table-cell office:value-type="string" calcext:value-type="string">
            <text:p>ALTLNAESVAVTLGPK</text:p>
          </table:table-cell>
          <table:table-cell table:formula="of:=SUBSTITUTE(SUBSTITUTE([.A2431];&quot;(+15.99)&quot;;&quot;&quot;);&quot;(+57.02)&quot;;&quot;&quot;)" office:value-type="string" office:string-value="ALTLNAESVAVTLGPK" calcext:value-type="string">
            <text:p>ALTLNAESVAVTLGPK</text:p>
          </table:table-cell>
        </table:table-row>
        <table:table-row table:style-name="ro1">
          <table:table-cell office:value-type="string" calcext:value-type="string">
            <text:p>SPEFNLLFGK</text:p>
          </table:table-cell>
          <table:table-cell table:formula="of:=SUBSTITUTE(SUBSTITUTE([.A2432];&quot;(+15.99)&quot;;&quot;&quot;);&quot;(+57.02)&quot;;&quot;&quot;)" office:value-type="string" office:string-value="SPEFNLLFGK" calcext:value-type="string">
            <text:p>SPEFNLLFGK</text:p>
          </table:table-cell>
        </table:table-row>
        <table:table-row table:style-name="ro1">
          <table:table-cell office:value-type="string" calcext:value-type="string">
            <text:p>MC(+57.02)RTM(+15.99)C(+57.02)AR</text:p>
          </table:table-cell>
          <table:table-cell table:formula="of:=SUBSTITUTE(SUBSTITUTE([.A2433];&quot;(+15.99)&quot;;&quot;&quot;);&quot;(+57.02)&quot;;&quot;&quot;)" office:value-type="string" office:string-value="MCRTMCAR" calcext:value-type="string">
            <text:p>MCRTMCAR</text:p>
          </table:table-cell>
        </table:table-row>
        <table:table-row table:style-name="ro1">
          <table:table-cell office:value-type="string" calcext:value-type="string">
            <text:p>SPATTSPQSLK</text:p>
          </table:table-cell>
          <table:table-cell table:formula="of:=SUBSTITUTE(SUBSTITUTE([.A2434];&quot;(+15.99)&quot;;&quot;&quot;);&quot;(+57.02)&quot;;&quot;&quot;)" office:value-type="string" office:string-value="SPATTSPQSLK" calcext:value-type="string">
            <text:p>SPATTSPQSLK</text:p>
          </table:table-cell>
        </table:table-row>
        <table:table-row table:style-name="ro1">
          <table:table-cell office:value-type="string" calcext:value-type="string">
            <text:p>WLPSLVATYM(+15.99)TYER</text:p>
          </table:table-cell>
          <table:table-cell table:formula="of:=SUBSTITUTE(SUBSTITUTE([.A2435];&quot;(+15.99)&quot;;&quot;&quot;);&quot;(+57.02)&quot;;&quot;&quot;)" office:value-type="string" office:string-value="WLPSLVATYMTYER" calcext:value-type="string">
            <text:p>WLPSLVATYMTYER</text:p>
          </table:table-cell>
        </table:table-row>
        <table:table-row table:style-name="ro1">
          <table:table-cell office:value-type="string" calcext:value-type="string">
            <text:p>TVPTPVLFK</text:p>
          </table:table-cell>
          <table:table-cell table:formula="of:=SUBSTITUTE(SUBSTITUTE([.A2436];&quot;(+15.99)&quot;;&quot;&quot;);&quot;(+57.02)&quot;;&quot;&quot;)" office:value-type="string" office:string-value="TVPTPVLFK" calcext:value-type="string">
            <text:p>TVPTPVLFK</text:p>
          </table:table-cell>
        </table:table-row>
        <table:table-row table:style-name="ro1">
          <table:table-cell office:value-type="string" calcext:value-type="string">
            <text:p>YALKGHRVK</text:p>
          </table:table-cell>
          <table:table-cell table:formula="of:=SUBSTITUTE(SUBSTITUTE([.A2437];&quot;(+15.99)&quot;;&quot;&quot;);&quot;(+57.02)&quot;;&quot;&quot;)" office:value-type="string" office:string-value="YALKGHRVK" calcext:value-type="string">
            <text:p>YALKGHRVK</text:p>
          </table:table-cell>
        </table:table-row>
        <table:table-row table:style-name="ro1">
          <table:table-cell office:value-type="string" calcext:value-type="string">
            <text:p>TEQGYSLGDK</text:p>
          </table:table-cell>
          <table:table-cell table:formula="of:=SUBSTITUTE(SUBSTITUTE([.A2438];&quot;(+15.99)&quot;;&quot;&quot;);&quot;(+57.02)&quot;;&quot;&quot;)" office:value-type="string" office:string-value="TEQGYSLGDK" calcext:value-type="string">
            <text:p>TEQGYSLGDK</text:p>
          </table:table-cell>
        </table:table-row>
        <table:table-row table:style-name="ro1">
          <table:table-cell office:value-type="string" calcext:value-type="string">
            <text:p>MQWQPLEDR</text:p>
          </table:table-cell>
          <table:table-cell table:formula="of:=SUBSTITUTE(SUBSTITUTE([.A2439];&quot;(+15.99)&quot;;&quot;&quot;);&quot;(+57.02)&quot;;&quot;&quot;)" office:value-type="string" office:string-value="MQWQPLEDR" calcext:value-type="string">
            <text:p>MQWQPLEDR</text:p>
          </table:table-cell>
        </table:table-row>
        <table:table-row table:style-name="ro1">
          <table:table-cell office:value-type="string" calcext:value-type="string">
            <text:p>HLHTMEENLADR</text:p>
          </table:table-cell>
          <table:table-cell table:formula="of:=SUBSTITUTE(SUBSTITUTE([.A2440];&quot;(+15.99)&quot;;&quot;&quot;);&quot;(+57.02)&quot;;&quot;&quot;)" office:value-type="string" office:string-value="HLHTMEENLADR" calcext:value-type="string">
            <text:p>HLHTMEENLADR</text:p>
          </table:table-cell>
        </table:table-row>
        <table:table-row table:style-name="ro1">
          <table:table-cell office:value-type="string" calcext:value-type="string">
            <text:p>DPMNLGHMDK</text:p>
          </table:table-cell>
          <table:table-cell table:formula="of:=SUBSTITUTE(SUBSTITUTE([.A2441];&quot;(+15.99)&quot;;&quot;&quot;);&quot;(+57.02)&quot;;&quot;&quot;)" office:value-type="string" office:string-value="DPMNLGHMDK" calcext:value-type="string">
            <text:p>DPMNLGHMDK</text:p>
          </table:table-cell>
        </table:table-row>
        <table:table-row table:style-name="ro1">
          <table:table-cell office:value-type="string" calcext:value-type="string">
            <text:p>HWC(+57.02)LDEC(+57.02)NVLLTDKK</text:p>
          </table:table-cell>
          <table:table-cell table:formula="of:=SUBSTITUTE(SUBSTITUTE([.A2442];&quot;(+15.99)&quot;;&quot;&quot;);&quot;(+57.02)&quot;;&quot;&quot;)" office:value-type="string" office:string-value="HWCLDECNVLLTDKK" calcext:value-type="string">
            <text:p>HWCLDECNVLLTDKK</text:p>
          </table:table-cell>
        </table:table-row>
        <table:table-row table:style-name="ro1">
          <table:table-cell office:value-type="string" calcext:value-type="string">
            <text:p>QVPPPPSAR</text:p>
          </table:table-cell>
          <table:table-cell table:formula="of:=SUBSTITUTE(SUBSTITUTE([.A2443];&quot;(+15.99)&quot;;&quot;&quot;);&quot;(+57.02)&quot;;&quot;&quot;)" office:value-type="string" office:string-value="QVPPPPSAR" calcext:value-type="string">
            <text:p>QVPPPPSAR</text:p>
          </table:table-cell>
        </table:table-row>
        <table:table-row table:style-name="ro1">
          <table:table-cell office:value-type="string" calcext:value-type="string">
            <text:p>KWEVTGVVLFR</text:p>
          </table:table-cell>
          <table:table-cell table:formula="of:=SUBSTITUTE(SUBSTITUTE([.A2444];&quot;(+15.99)&quot;;&quot;&quot;);&quot;(+57.02)&quot;;&quot;&quot;)" office:value-type="string" office:string-value="KWEVTGVVLFR" calcext:value-type="string">
            <text:p>KWEVTGVVLFR</text:p>
          </table:table-cell>
        </table:table-row>
        <table:table-row table:style-name="ro1">
          <table:table-cell office:value-type="string" calcext:value-type="string">
            <text:p>GSGVATVLTAR</text:p>
          </table:table-cell>
          <table:table-cell table:formula="of:=SUBSTITUTE(SUBSTITUTE([.A2445];&quot;(+15.99)&quot;;&quot;&quot;);&quot;(+57.02)&quot;;&quot;&quot;)" office:value-type="string" office:string-value="GSGVATVLTAR" calcext:value-type="string">
            <text:p>GSGVATVLTAR</text:p>
          </table:table-cell>
        </table:table-row>
        <table:table-row table:style-name="ro1">
          <table:table-cell office:value-type="string" calcext:value-type="string">
            <text:p>VETEAHADLNFTK</text:p>
          </table:table-cell>
          <table:table-cell table:formula="of:=SUBSTITUTE(SUBSTITUTE([.A2446];&quot;(+15.99)&quot;;&quot;&quot;);&quot;(+57.02)&quot;;&quot;&quot;)" office:value-type="string" office:string-value="VETEAHADLNFTK" calcext:value-type="string">
            <text:p>VETEAHADLNFTK</text:p>
          </table:table-cell>
        </table:table-row>
        <table:table-row table:style-name="ro1">
          <table:table-cell office:value-type="string" calcext:value-type="string">
            <text:p>FLAFGLGLVVRHK</text:p>
          </table:table-cell>
          <table:table-cell table:formula="of:=SUBSTITUTE(SUBSTITUTE([.A2447];&quot;(+15.99)&quot;;&quot;&quot;);&quot;(+57.02)&quot;;&quot;&quot;)" office:value-type="string" office:string-value="FLAFGLGLVVRHK" calcext:value-type="string">
            <text:p>FLAFGLGLVVRHK</text:p>
          </table:table-cell>
        </table:table-row>
        <table:table-row table:style-name="ro1">
          <table:table-cell office:value-type="string" calcext:value-type="string">
            <text:p>EM(+15.99)M(+15.99)C(+57.02)LNNGGVPLPLPK</text:p>
          </table:table-cell>
          <table:table-cell table:formula="of:=SUBSTITUTE(SUBSTITUTE([.A2448];&quot;(+15.99)&quot;;&quot;&quot;);&quot;(+57.02)&quot;;&quot;&quot;)" office:value-type="string" office:string-value="EMMCLNNGGVPLPLPK" calcext:value-type="string">
            <text:p>EMMCLNNGGVPLPLPK</text:p>
          </table:table-cell>
        </table:table-row>
        <table:table-row table:style-name="ro1">
          <table:table-cell office:value-type="string" calcext:value-type="string">
            <text:p>LVPTAMGDVLNR</text:p>
          </table:table-cell>
          <table:table-cell table:formula="of:=SUBSTITUTE(SUBSTITUTE([.A2449];&quot;(+15.99)&quot;;&quot;&quot;);&quot;(+57.02)&quot;;&quot;&quot;)" office:value-type="string" office:string-value="LVPTAMGDVLNR" calcext:value-type="string">
            <text:p>LVPTAMGDVLNR</text:p>
          </table:table-cell>
        </table:table-row>
        <table:table-row table:style-name="ro1">
          <table:table-cell office:value-type="string" calcext:value-type="string">
            <text:p>LYDDEEGSDFALR</text:p>
          </table:table-cell>
          <table:table-cell table:formula="of:=SUBSTITUTE(SUBSTITUTE([.A2450];&quot;(+15.99)&quot;;&quot;&quot;);&quot;(+57.02)&quot;;&quot;&quot;)" office:value-type="string" office:string-value="LYDDEEGSDFALR" calcext:value-type="string">
            <text:p>LYDDEEGSDFALR</text:p>
          </table:table-cell>
        </table:table-row>
        <table:table-row table:style-name="ro1">
          <table:table-cell office:value-type="string" calcext:value-type="string">
            <text:p>FEVEYVLRKREK</text:p>
          </table:table-cell>
          <table:table-cell table:formula="of:=SUBSTITUTE(SUBSTITUTE([.A2451];&quot;(+15.99)&quot;;&quot;&quot;);&quot;(+57.02)&quot;;&quot;&quot;)" office:value-type="string" office:string-value="FEVEYVLRKREK" calcext:value-type="string">
            <text:p>FEVEYVLRKREK</text:p>
          </table:table-cell>
        </table:table-row>
        <table:table-row table:style-name="ro1">
          <table:table-cell office:value-type="string" calcext:value-type="string">
            <text:p>EC(+57.02)FELEVTGDPR</text:p>
          </table:table-cell>
          <table:table-cell table:formula="of:=SUBSTITUTE(SUBSTITUTE([.A2452];&quot;(+15.99)&quot;;&quot;&quot;);&quot;(+57.02)&quot;;&quot;&quot;)" office:value-type="string" office:string-value="ECFELEVTGDPR" calcext:value-type="string">
            <text:p>ECFELEVTGDPR</text:p>
          </table:table-cell>
        </table:table-row>
        <table:table-row table:style-name="ro2">
          <table:table-cell office:value-type="string" calcext:value-type="string">
            <text:p>RALSLTAC(+57.02)DLLDEAASEVK</text:p>
          </table:table-cell>
          <table:table-cell table:formula="of:=SUBSTITUTE(SUBSTITUTE([.A2453];&quot;(+15.99)&quot;;&quot;&quot;);&quot;(+57.02)&quot;;&quot;&quot;)" office:value-type="string" office:string-value="RALSLTACDLLDEAASEVK" calcext:value-type="string">
            <text:p>RALSLTACDLLDEAASEVK</text:p>
          </table:table-cell>
        </table:table-row>
        <table:table-row table:style-name="ro1">
          <table:table-cell office:value-type="string" calcext:value-type="string">
            <text:p>QWSLAHLAPLLK</text:p>
          </table:table-cell>
          <table:table-cell table:formula="of:=SUBSTITUTE(SUBSTITUTE([.A2454];&quot;(+15.99)&quot;;&quot;&quot;);&quot;(+57.02)&quot;;&quot;&quot;)" office:value-type="string" office:string-value="QWSLAHLAPLLK" calcext:value-type="string">
            <text:p>QWSLAHLAPLLK</text:p>
          </table:table-cell>
        </table:table-row>
        <table:table-row table:style-name="ro1">
          <table:table-cell office:value-type="string" calcext:value-type="string">
            <text:p>LSTGSALLPWC(+57.02)HR</text:p>
          </table:table-cell>
          <table:table-cell table:formula="of:=SUBSTITUTE(SUBSTITUTE([.A2455];&quot;(+15.99)&quot;;&quot;&quot;);&quot;(+57.02)&quot;;&quot;&quot;)" office:value-type="string" office:string-value="LSTGSALLPWCHR" calcext:value-type="string">
            <text:p>LSTGSALLPWCHR</text:p>
          </table:table-cell>
        </table:table-row>
        <table:table-row table:style-name="ro2">
          <table:table-cell office:value-type="string" calcext:value-type="string">
            <text:p>WYM(+15.99)DDQGANGALTLTPGK</text:p>
          </table:table-cell>
          <table:table-cell table:formula="of:=SUBSTITUTE(SUBSTITUTE([.A2456];&quot;(+15.99)&quot;;&quot;&quot;);&quot;(+57.02)&quot;;&quot;&quot;)" office:value-type="string" office:string-value="WYMDDQGANGALTLTPGK" calcext:value-type="string">
            <text:p>WYMDDQGANGALTLTPGK</text:p>
          </table:table-cell>
        </table:table-row>
        <table:table-row table:style-name="ro1">
          <table:table-cell office:value-type="string" calcext:value-type="string">
            <text:p>QHFMEVMHER</text:p>
          </table:table-cell>
          <table:table-cell table:formula="of:=SUBSTITUTE(SUBSTITUTE([.A2457];&quot;(+15.99)&quot;;&quot;&quot;);&quot;(+57.02)&quot;;&quot;&quot;)" office:value-type="string" office:string-value="QHFMEVMHER" calcext:value-type="string">
            <text:p>QHFMEVMHER</text:p>
          </table:table-cell>
        </table:table-row>
        <table:table-row table:style-name="ro1">
          <table:table-cell office:value-type="string" calcext:value-type="string">
            <text:p>LVYWYHDPNRYEK</text:p>
          </table:table-cell>
          <table:table-cell table:formula="of:=SUBSTITUTE(SUBSTITUTE([.A2458];&quot;(+15.99)&quot;;&quot;&quot;);&quot;(+57.02)&quot;;&quot;&quot;)" office:value-type="string" office:string-value="LVYWYHDPNRYEK" calcext:value-type="string">
            <text:p>LVYWYHDPNRYEK</text:p>
          </table:table-cell>
        </table:table-row>
        <table:table-row table:style-name="ro1">
          <table:table-cell office:value-type="string" calcext:value-type="string">
            <text:p>YWYLLATSSPER</text:p>
          </table:table-cell>
          <table:table-cell table:formula="of:=SUBSTITUTE(SUBSTITUTE([.A2459];&quot;(+15.99)&quot;;&quot;&quot;);&quot;(+57.02)&quot;;&quot;&quot;)" office:value-type="string" office:string-value="YWYLLATSSPER" calcext:value-type="string">
            <text:p>YWYLLATSSPER</text:p>
          </table:table-cell>
        </table:table-row>
        <table:table-row table:style-name="ro1">
          <table:table-cell office:value-type="string" calcext:value-type="string">
            <text:p>KPPGM(+15.99)EAPVNLVYMKRK</text:p>
          </table:table-cell>
          <table:table-cell table:formula="of:=SUBSTITUTE(SUBSTITUTE([.A2460];&quot;(+15.99)&quot;;&quot;&quot;);&quot;(+57.02)&quot;;&quot;&quot;)" office:value-type="string" office:string-value="KPPGMEAPVNLVYMKRK" calcext:value-type="string">
            <text:p>KPPGMEAPVNLVYMKRK</text:p>
          </table:table-cell>
        </table:table-row>
        <table:table-row table:style-name="ro1">
          <table:table-cell office:value-type="string" calcext:value-type="string">
            <text:p>TFELWLDPK</text:p>
          </table:table-cell>
          <table:table-cell table:formula="of:=SUBSTITUTE(SUBSTITUTE([.A2461];&quot;(+15.99)&quot;;&quot;&quot;);&quot;(+57.02)&quot;;&quot;&quot;)" office:value-type="string" office:string-value="TFELWLDPK" calcext:value-type="string">
            <text:p>TFELWLDPK</text:p>
          </table:table-cell>
        </table:table-row>
        <table:table-row table:style-name="ro1">
          <table:table-cell office:value-type="string" calcext:value-type="string">
            <text:p>TLNKTFAVNK</text:p>
          </table:table-cell>
          <table:table-cell table:formula="of:=SUBSTITUTE(SUBSTITUTE([.A2462];&quot;(+15.99)&quot;;&quot;&quot;);&quot;(+57.02)&quot;;&quot;&quot;)" office:value-type="string" office:string-value="TLNKTFAVNK" calcext:value-type="string">
            <text:p>TLNKTFAVNK</text:p>
          </table:table-cell>
        </table:table-row>
        <table:table-row table:style-name="ro1">
          <table:table-cell office:value-type="string" calcext:value-type="string">
            <text:p>LLLGNPVFTFYK</text:p>
          </table:table-cell>
          <table:table-cell table:formula="of:=SUBSTITUTE(SUBSTITUTE([.A2463];&quot;(+15.99)&quot;;&quot;&quot;);&quot;(+57.02)&quot;;&quot;&quot;)" office:value-type="string" office:string-value="LLLGNPVFTFYK" calcext:value-type="string">
            <text:p>LLLGNPVFTFYK</text:p>
          </table:table-cell>
        </table:table-row>
        <table:table-row table:style-name="ro1">
          <table:table-cell office:value-type="string" calcext:value-type="string">
            <text:p>EAAWNNSNAQGK</text:p>
          </table:table-cell>
          <table:table-cell table:formula="of:=SUBSTITUTE(SUBSTITUTE([.A2464];&quot;(+15.99)&quot;;&quot;&quot;);&quot;(+57.02)&quot;;&quot;&quot;)" office:value-type="string" office:string-value="EAAWNNSNAQGK" calcext:value-type="string">
            <text:p>EAAWNNSNAQGK</text:p>
          </table:table-cell>
        </table:table-row>
        <table:table-row table:style-name="ro2">
          <table:table-cell office:value-type="string" calcext:value-type="string">
            <text:p>FDNWELLGANLVENLLALEVR</text:p>
          </table:table-cell>
          <table:table-cell table:formula="of:=SUBSTITUTE(SUBSTITUTE([.A2465];&quot;(+15.99)&quot;;&quot;&quot;);&quot;(+57.02)&quot;;&quot;&quot;)" office:value-type="string" office:string-value="FDNWELLGANLVENLLALEVR" calcext:value-type="string">
            <text:p>FDNWELLGANLVENLLALEVR</text:p>
          </table:table-cell>
        </table:table-row>
        <table:table-row table:style-name="ro1">
          <table:table-cell office:value-type="string" calcext:value-type="string">
            <text:p>FWFLQNLGPLDNLAK</text:p>
          </table:table-cell>
          <table:table-cell table:formula="of:=SUBSTITUTE(SUBSTITUTE([.A2466];&quot;(+15.99)&quot;;&quot;&quot;);&quot;(+57.02)&quot;;&quot;&quot;)" office:value-type="string" office:string-value="FWFLQNLGPLDNLAK" calcext:value-type="string">
            <text:p>FWFLQNLGPLDNLAK</text:p>
          </table:table-cell>
        </table:table-row>
        <table:table-row table:style-name="ro1">
          <table:table-cell office:value-type="string" calcext:value-type="string">
            <text:p>EMTLDPYETM(+15.99)K</text:p>
          </table:table-cell>
          <table:table-cell table:formula="of:=SUBSTITUTE(SUBSTITUTE([.A2467];&quot;(+15.99)&quot;;&quot;&quot;);&quot;(+57.02)&quot;;&quot;&quot;)" office:value-type="string" office:string-value="EMTLDPYETMK" calcext:value-type="string">
            <text:p>EMTLDPYETMK</text:p>
          </table:table-cell>
        </table:table-row>
        <table:table-row table:style-name="ro1">
          <table:table-cell office:value-type="string" calcext:value-type="string">
            <text:p>EAEFKTFK</text:p>
          </table:table-cell>
          <table:table-cell table:formula="of:=SUBSTITUTE(SUBSTITUTE([.A2468];&quot;(+15.99)&quot;;&quot;&quot;);&quot;(+57.02)&quot;;&quot;&quot;)" office:value-type="string" office:string-value="EAEFKTFK" calcext:value-type="string">
            <text:p>EAEFKTFK</text:p>
          </table:table-cell>
        </table:table-row>
        <table:table-row table:style-name="ro1">
          <table:table-cell office:value-type="string" calcext:value-type="string">
            <text:p>TVNGGFM(+15.99)GEPK</text:p>
          </table:table-cell>
          <table:table-cell table:formula="of:=SUBSTITUTE(SUBSTITUTE([.A2469];&quot;(+15.99)&quot;;&quot;&quot;);&quot;(+57.02)&quot;;&quot;&quot;)" office:value-type="string" office:string-value="TVNGGFMGEPK" calcext:value-type="string">
            <text:p>TVNGGFMGEPK</text:p>
          </table:table-cell>
        </table:table-row>
        <table:table-row table:style-name="ro1">
          <table:table-cell office:value-type="string" calcext:value-type="string">
            <text:p>NDC(+57.02)QHKSGDPK</text:p>
          </table:table-cell>
          <table:table-cell table:formula="of:=SUBSTITUTE(SUBSTITUTE([.A2470];&quot;(+15.99)&quot;;&quot;&quot;);&quot;(+57.02)&quot;;&quot;&quot;)" office:value-type="string" office:string-value="NDCQHKSGDPK" calcext:value-type="string">
            <text:p>NDCQHKSGDPK</text:p>
          </table:table-cell>
        </table:table-row>
        <table:table-row table:style-name="ro1">
          <table:table-cell office:value-type="string" calcext:value-type="string">
            <text:p>EDLYTDLLSR</text:p>
          </table:table-cell>
          <table:table-cell table:formula="of:=SUBSTITUTE(SUBSTITUTE([.A2471];&quot;(+15.99)&quot;;&quot;&quot;);&quot;(+57.02)&quot;;&quot;&quot;)" office:value-type="string" office:string-value="EDLYTDLLSR" calcext:value-type="string">
            <text:p>EDLYTDLLSR</text:p>
          </table:table-cell>
        </table:table-row>
        <table:table-row table:style-name="ro1">
          <table:table-cell office:value-type="string" calcext:value-type="string">
            <text:p>C(+57.02)SNATLQSLEPEER</text:p>
          </table:table-cell>
          <table:table-cell table:formula="of:=SUBSTITUTE(SUBSTITUTE([.A2472];&quot;(+15.99)&quot;;&quot;&quot;);&quot;(+57.02)&quot;;&quot;&quot;)" office:value-type="string" office:string-value="CSNATLQSLEPEER" calcext:value-type="string">
            <text:p>CSNATLQSLEPEER</text:p>
          </table:table-cell>
        </table:table-row>
        <table:table-row table:style-name="ro1">
          <table:table-cell office:value-type="string" calcext:value-type="string">
            <text:p>FERFLYWEFVGGK</text:p>
          </table:table-cell>
          <table:table-cell table:formula="of:=SUBSTITUTE(SUBSTITUTE([.A2473];&quot;(+15.99)&quot;;&quot;&quot;);&quot;(+57.02)&quot;;&quot;&quot;)" office:value-type="string" office:string-value="FERFLYWEFVGGK" calcext:value-type="string">
            <text:p>FERFLYWEFVGGK</text:p>
          </table:table-cell>
        </table:table-row>
        <table:table-row table:style-name="ro1">
          <table:table-cell office:value-type="string" calcext:value-type="string">
            <text:p>KDHNLVGLK</text:p>
          </table:table-cell>
          <table:table-cell table:formula="of:=SUBSTITUTE(SUBSTITUTE([.A2474];&quot;(+15.99)&quot;;&quot;&quot;);&quot;(+57.02)&quot;;&quot;&quot;)" office:value-type="string" office:string-value="KDHNLVGLK" calcext:value-type="string">
            <text:p>KDHNLVGLK</text:p>
          </table:table-cell>
        </table:table-row>
        <table:table-row table:style-name="ro1">
          <table:table-cell office:value-type="string" calcext:value-type="string">
            <text:p>AAGNPLAMRK</text:p>
          </table:table-cell>
          <table:table-cell table:formula="of:=SUBSTITUTE(SUBSTITUTE([.A2475];&quot;(+15.99)&quot;;&quot;&quot;);&quot;(+57.02)&quot;;&quot;&quot;)" office:value-type="string" office:string-value="AAGNPLAMRK" calcext:value-type="string">
            <text:p>AAGNPLAMRK</text:p>
          </table:table-cell>
        </table:table-row>
        <table:table-row table:style-name="ro1">
          <table:table-cell office:value-type="string" calcext:value-type="string">
            <text:p>NLWPVHR</text:p>
          </table:table-cell>
          <table:table-cell table:formula="of:=SUBSTITUTE(SUBSTITUTE([.A2476];&quot;(+15.99)&quot;;&quot;&quot;);&quot;(+57.02)&quot;;&quot;&quot;)" office:value-type="string" office:string-value="NLWPVHR" calcext:value-type="string">
            <text:p>NLWPVHR</text:p>
          </table:table-cell>
        </table:table-row>
        <table:table-row table:style-name="ro1">
          <table:table-cell office:value-type="string" calcext:value-type="string">
            <text:p>EM(+15.99)WWRWAYAEPC(+57.02)R</text:p>
          </table:table-cell>
          <table:table-cell table:formula="of:=SUBSTITUTE(SUBSTITUTE([.A2477];&quot;(+15.99)&quot;;&quot;&quot;);&quot;(+57.02)&quot;;&quot;&quot;)" office:value-type="string" office:string-value="EMWWRWAYAEPCR" calcext:value-type="string">
            <text:p>EMWWRWAYAEPCR</text:p>
          </table:table-cell>
        </table:table-row>
        <table:table-row table:style-name="ro1">
          <table:table-cell office:value-type="string" calcext:value-type="string">
            <text:p>EPRLDEPYLLLTDKK</text:p>
          </table:table-cell>
          <table:table-cell table:formula="of:=SUBSTITUTE(SUBSTITUTE([.A2478];&quot;(+15.99)&quot;;&quot;&quot;);&quot;(+57.02)&quot;;&quot;&quot;)" office:value-type="string" office:string-value="EPRLDEPYLLLTDKK" calcext:value-type="string">
            <text:p>EPRLDEPYLLLTDKK</text:p>
          </table:table-cell>
        </table:table-row>
        <table:table-row table:style-name="ro1">
          <table:table-cell office:value-type="string" calcext:value-type="string">
            <text:p>EKPVTNDESMQLHR</text:p>
          </table:table-cell>
          <table:table-cell table:formula="of:=SUBSTITUTE(SUBSTITUTE([.A2479];&quot;(+15.99)&quot;;&quot;&quot;);&quot;(+57.02)&quot;;&quot;&quot;)" office:value-type="string" office:string-value="EKPVTNDESMQLHR" calcext:value-type="string">
            <text:p>EKPVTNDESMQLHR</text:p>
          </table:table-cell>
        </table:table-row>
        <table:table-row table:style-name="ro2">
          <table:table-cell office:value-type="string" calcext:value-type="string">
            <text:p>QLWVVYLFENEVVLYVVDHR</text:p>
          </table:table-cell>
          <table:table-cell table:formula="of:=SUBSTITUTE(SUBSTITUTE([.A2480];&quot;(+15.99)&quot;;&quot;&quot;);&quot;(+57.02)&quot;;&quot;&quot;)" office:value-type="string" office:string-value="QLWVVYLFENEVVLYVVDHR" calcext:value-type="string">
            <text:p>QLWVVYLFENEVVLYVVDHR</text:p>
          </table:table-cell>
        </table:table-row>
        <table:table-row table:style-name="ro1">
          <table:table-cell office:value-type="string" calcext:value-type="string">
            <text:p>MQGMANC(+57.02)PVR</text:p>
          </table:table-cell>
          <table:table-cell table:formula="of:=SUBSTITUTE(SUBSTITUTE([.A2481];&quot;(+15.99)&quot;;&quot;&quot;);&quot;(+57.02)&quot;;&quot;&quot;)" office:value-type="string" office:string-value="MQGMANCPVR" calcext:value-type="string">
            <text:p>MQGMANCPVR</text:p>
          </table:table-cell>
        </table:table-row>
        <table:table-row table:style-name="ro2">
          <table:table-cell office:value-type="string" calcext:value-type="string">
            <text:p>YM(+15.99)TAPDFTATAVYDHVAPK</text:p>
          </table:table-cell>
          <table:table-cell table:formula="of:=SUBSTITUTE(SUBSTITUTE([.A2482];&quot;(+15.99)&quot;;&quot;&quot;);&quot;(+57.02)&quot;;&quot;&quot;)" office:value-type="string" office:string-value="YMTAPDFTATAVYDHVAPK" calcext:value-type="string">
            <text:p>YMTAPDFTATAVYDHVAPK</text:p>
          </table:table-cell>
        </table:table-row>
        <table:table-row table:style-name="ro1">
          <table:table-cell office:value-type="string" calcext:value-type="string">
            <text:p>LGGDQYVLLSEK</text:p>
          </table:table-cell>
          <table:table-cell table:formula="of:=SUBSTITUTE(SUBSTITUTE([.A2483];&quot;(+15.99)&quot;;&quot;&quot;);&quot;(+57.02)&quot;;&quot;&quot;)" office:value-type="string" office:string-value="LGGDQYVLLSEK" calcext:value-type="string">
            <text:p>LGGDQYVLLSEK</text:p>
          </table:table-cell>
        </table:table-row>
        <table:table-row table:style-name="ro1">
          <table:table-cell office:value-type="string" calcext:value-type="string">
            <text:p>LWYMALFVESK</text:p>
          </table:table-cell>
          <table:table-cell table:formula="of:=SUBSTITUTE(SUBSTITUTE([.A2484];&quot;(+15.99)&quot;;&quot;&quot;);&quot;(+57.02)&quot;;&quot;&quot;)" office:value-type="string" office:string-value="LWYMALFVESK" calcext:value-type="string">
            <text:p>LWYMALFVESK</text:p>
          </table:table-cell>
        </table:table-row>
        <table:table-row table:style-name="ro1">
          <table:table-cell office:value-type="string" calcext:value-type="string">
            <text:p>RANLLGM(+15.99)HTLHGK</text:p>
          </table:table-cell>
          <table:table-cell table:formula="of:=SUBSTITUTE(SUBSTITUTE([.A2485];&quot;(+15.99)&quot;;&quot;&quot;);&quot;(+57.02)&quot;;&quot;&quot;)" office:value-type="string" office:string-value="RANLLGMHTLHGK" calcext:value-type="string">
            <text:p>RANLLGMHTLHGK</text:p>
          </table:table-cell>
        </table:table-row>
        <table:table-row table:style-name="ro1">
          <table:table-cell office:value-type="string" calcext:value-type="string">
            <text:p>RWMDDPQVLAENVK</text:p>
          </table:table-cell>
          <table:table-cell table:formula="of:=SUBSTITUTE(SUBSTITUTE([.A2486];&quot;(+15.99)&quot;;&quot;&quot;);&quot;(+57.02)&quot;;&quot;&quot;)" office:value-type="string" office:string-value="RWMDDPQVLAENVK" calcext:value-type="string">
            <text:p>RWMDDPQVLAENVK</text:p>
          </table:table-cell>
        </table:table-row>
        <table:table-row table:style-name="ro1">
          <table:table-cell office:value-type="string" calcext:value-type="string">
            <text:p>VPVLTESLDVSR</text:p>
          </table:table-cell>
          <table:table-cell table:formula="of:=SUBSTITUTE(SUBSTITUTE([.A2487];&quot;(+15.99)&quot;;&quot;&quot;);&quot;(+57.02)&quot;;&quot;&quot;)" office:value-type="string" office:string-value="VPVLTESLDVSR" calcext:value-type="string">
            <text:p>VPVLTESLDVSR</text:p>
          </table:table-cell>
        </table:table-row>
        <table:table-row table:style-name="ro2">
          <table:table-cell office:value-type="string" calcext:value-type="string">
            <text:p>DVPDLAGYSLGDQSGAPK</text:p>
          </table:table-cell>
          <table:table-cell table:formula="of:=SUBSTITUTE(SUBSTITUTE([.A2488];&quot;(+15.99)&quot;;&quot;&quot;);&quot;(+57.02)&quot;;&quot;&quot;)" office:value-type="string" office:string-value="DVPDLAGYSLGDQSGAPK" calcext:value-type="string">
            <text:p>DVPDLAGYSLGDQSGAPK</text:p>
          </table:table-cell>
        </table:table-row>
        <table:table-row table:style-name="ro1">
          <table:table-cell office:value-type="string" calcext:value-type="string">
            <text:p>LVAAGALGKPNMK</text:p>
          </table:table-cell>
          <table:table-cell table:formula="of:=SUBSTITUTE(SUBSTITUTE([.A2489];&quot;(+15.99)&quot;;&quot;&quot;);&quot;(+57.02)&quot;;&quot;&quot;)" office:value-type="string" office:string-value="LVAAGALGKPNMK" calcext:value-type="string">
            <text:p>LVAAGALGKPNMK</text:p>
          </table:table-cell>
        </table:table-row>
        <table:table-row table:style-name="ro1">
          <table:table-cell office:value-type="string" calcext:value-type="string">
            <text:p>QWYSLATVFWPK</text:p>
          </table:table-cell>
          <table:table-cell table:formula="of:=SUBSTITUTE(SUBSTITUTE([.A2490];&quot;(+15.99)&quot;;&quot;&quot;);&quot;(+57.02)&quot;;&quot;&quot;)" office:value-type="string" office:string-value="QWYSLATVFWPK" calcext:value-type="string">
            <text:p>QWYSLATVFWPK</text:p>
          </table:table-cell>
        </table:table-row>
        <table:table-row table:style-name="ro1">
          <table:table-cell office:value-type="string" calcext:value-type="string">
            <text:p>DEVLLAVSM(+15.99)M(+15.99)TLGPK</text:p>
          </table:table-cell>
          <table:table-cell table:formula="of:=SUBSTITUTE(SUBSTITUTE([.A2491];&quot;(+15.99)&quot;;&quot;&quot;);&quot;(+57.02)&quot;;&quot;&quot;)" office:value-type="string" office:string-value="DEVLLAVSMMTLGPK" calcext:value-type="string">
            <text:p>DEVLLAVSMMTLGPK</text:p>
          </table:table-cell>
        </table:table-row>
        <table:table-row table:style-name="ro1">
          <table:table-cell office:value-type="string" calcext:value-type="string">
            <text:p>RTHNALSDPKFC(+57.02)EK</text:p>
          </table:table-cell>
          <table:table-cell table:formula="of:=SUBSTITUTE(SUBSTITUTE([.A2492];&quot;(+15.99)&quot;;&quot;&quot;);&quot;(+57.02)&quot;;&quot;&quot;)" office:value-type="string" office:string-value="RTHNALSDPKFCEK" calcext:value-type="string">
            <text:p>RTHNALSDPKFCEK</text:p>
          </table:table-cell>
        </table:table-row>
        <table:table-row table:style-name="ro1">
          <table:table-cell office:value-type="string" calcext:value-type="string">
            <text:p>KSESVEASLTEAHAK</text:p>
          </table:table-cell>
          <table:table-cell table:formula="of:=SUBSTITUTE(SUBSTITUTE([.A2493];&quot;(+15.99)&quot;;&quot;&quot;);&quot;(+57.02)&quot;;&quot;&quot;)" office:value-type="string" office:string-value="KSESVEASLTEAHAK" calcext:value-type="string">
            <text:p>KSESVEASLTEAHAK</text:p>
          </table:table-cell>
        </table:table-row>
        <table:table-row table:style-name="ro1">
          <table:table-cell office:value-type="string" calcext:value-type="string">
            <text:p>QHSM(+15.99)FNELDHVM(+15.99)TK</text:p>
          </table:table-cell>
          <table:table-cell table:formula="of:=SUBSTITUTE(SUBSTITUTE([.A2494];&quot;(+15.99)&quot;;&quot;&quot;);&quot;(+57.02)&quot;;&quot;&quot;)" office:value-type="string" office:string-value="QHSMFNELDHVMTK" calcext:value-type="string">
            <text:p>QHSMFNELDHVMTK</text:p>
          </table:table-cell>
        </table:table-row>
        <table:table-row table:style-name="ro1">
          <table:table-cell office:value-type="string" calcext:value-type="string">
            <text:p>KFLFTTVSK</text:p>
          </table:table-cell>
          <table:table-cell table:formula="of:=SUBSTITUTE(SUBSTITUTE([.A2495];&quot;(+15.99)&quot;;&quot;&quot;);&quot;(+57.02)&quot;;&quot;&quot;)" office:value-type="string" office:string-value="KFLFTTVSK" calcext:value-type="string">
            <text:p>KFLFTTVSK</text:p>
          </table:table-cell>
        </table:table-row>
        <table:table-row table:style-name="ro1">
          <table:table-cell office:value-type="string" calcext:value-type="string">
            <text:p>NRREMC(+57.02)DTLATALR</text:p>
          </table:table-cell>
          <table:table-cell table:formula="of:=SUBSTITUTE(SUBSTITUTE([.A2496];&quot;(+15.99)&quot;;&quot;&quot;);&quot;(+57.02)&quot;;&quot;&quot;)" office:value-type="string" office:string-value="NRREMCDTLATALR" calcext:value-type="string">
            <text:p>NRREMCDTLATALR</text:p>
          </table:table-cell>
        </table:table-row>
        <table:table-row table:style-name="ro1">
          <table:table-cell office:value-type="string" calcext:value-type="string">
            <text:p>LAGTM(+15.99)HTNEEHAR</text:p>
          </table:table-cell>
          <table:table-cell table:formula="of:=SUBSTITUTE(SUBSTITUTE([.A2497];&quot;(+15.99)&quot;;&quot;&quot;);&quot;(+57.02)&quot;;&quot;&quot;)" office:value-type="string" office:string-value="LAGTMHTNEEHAR" calcext:value-type="string">
            <text:p>LAGTMHTNEEHAR</text:p>
          </table:table-cell>
        </table:table-row>
        <table:table-row table:style-name="ro1">
          <table:table-cell office:value-type="string" calcext:value-type="string">
            <text:p>TNYMM(+15.99)SAGK</text:p>
          </table:table-cell>
          <table:table-cell table:formula="of:=SUBSTITUTE(SUBSTITUTE([.A2498];&quot;(+15.99)&quot;;&quot;&quot;);&quot;(+57.02)&quot;;&quot;&quot;)" office:value-type="string" office:string-value="TNYMMSAGK" calcext:value-type="string">
            <text:p>TNYMMSAGK</text:p>
          </table:table-cell>
        </table:table-row>
        <table:table-row table:style-name="ro1">
          <table:table-cell office:value-type="string" calcext:value-type="string">
            <text:p>WC(+57.02)DLLFNVK</text:p>
          </table:table-cell>
          <table:table-cell table:formula="of:=SUBSTITUTE(SUBSTITUTE([.A2499];&quot;(+15.99)&quot;;&quot;&quot;);&quot;(+57.02)&quot;;&quot;&quot;)" office:value-type="string" office:string-value="WCDLLFNVK" calcext:value-type="string">
            <text:p>WCDLLFNVK</text:p>
          </table:table-cell>
        </table:table-row>
        <table:table-row table:style-name="ro1">
          <table:table-cell office:value-type="string" calcext:value-type="string">
            <text:p>VNRAEWAVTLGPK</text:p>
          </table:table-cell>
          <table:table-cell table:formula="of:=SUBSTITUTE(SUBSTITUTE([.A2500];&quot;(+15.99)&quot;;&quot;&quot;);&quot;(+57.02)&quot;;&quot;&quot;)" office:value-type="string" office:string-value="VNRAEWAVTLGPK" calcext:value-type="string">
            <text:p>VNRAEWAVTLGPK</text:p>
          </table:table-cell>
        </table:table-row>
        <table:table-row table:style-name="ro1">
          <table:table-cell office:value-type="string" calcext:value-type="string">
            <text:p>KPAVKDLVC(+57.02)GLGLLHK</text:p>
          </table:table-cell>
          <table:table-cell table:formula="of:=SUBSTITUTE(SUBSTITUTE([.A2501];&quot;(+15.99)&quot;;&quot;&quot;);&quot;(+57.02)&quot;;&quot;&quot;)" office:value-type="string" office:string-value="KPAVKDLVCGLGLLHK" calcext:value-type="string">
            <text:p>KPAVKDLVCGLGLLHK</text:p>
          </table:table-cell>
        </table:table-row>
        <table:table-row table:style-name="ro1">
          <table:table-cell office:value-type="string" calcext:value-type="string">
            <text:p>DDVHDEQAR</text:p>
          </table:table-cell>
          <table:table-cell table:formula="of:=SUBSTITUTE(SUBSTITUTE([.A2502];&quot;(+15.99)&quot;;&quot;&quot;);&quot;(+57.02)&quot;;&quot;&quot;)" office:value-type="string" office:string-value="DDVHDEQAR" calcext:value-type="string">
            <text:p>DDVHDEQAR</text:p>
          </table:table-cell>
        </table:table-row>
        <table:table-row table:style-name="ro1">
          <table:table-cell office:value-type="string" calcext:value-type="string">
            <text:p>KHMRVLPPVPEK</text:p>
          </table:table-cell>
          <table:table-cell table:formula="of:=SUBSTITUTE(SUBSTITUTE([.A2503];&quot;(+15.99)&quot;;&quot;&quot;);&quot;(+57.02)&quot;;&quot;&quot;)" office:value-type="string" office:string-value="KHMRVLPPVPEK" calcext:value-type="string">
            <text:p>KHMRVLPPVPEK</text:p>
          </table:table-cell>
        </table:table-row>
        <table:table-row table:style-name="ro1">
          <table:table-cell office:value-type="string" calcext:value-type="string">
            <text:p>EMPTEPVLTLK</text:p>
          </table:table-cell>
          <table:table-cell table:formula="of:=SUBSTITUTE(SUBSTITUTE([.A2504];&quot;(+15.99)&quot;;&quot;&quot;);&quot;(+57.02)&quot;;&quot;&quot;)" office:value-type="string" office:string-value="EMPTEPVLTLK" calcext:value-type="string">
            <text:p>EMPTEPVLTLK</text:p>
          </table:table-cell>
        </table:table-row>
        <table:table-row table:style-name="ro1">
          <table:table-cell office:value-type="string" calcext:value-type="string">
            <text:p>KLMVHAEHHNK</text:p>
          </table:table-cell>
          <table:table-cell table:formula="of:=SUBSTITUTE(SUBSTITUTE([.A2505];&quot;(+15.99)&quot;;&quot;&quot;);&quot;(+57.02)&quot;;&quot;&quot;)" office:value-type="string" office:string-value="KLMVHAEHHNK" calcext:value-type="string">
            <text:p>KLMVHAEHHNK</text:p>
          </table:table-cell>
        </table:table-row>
        <table:table-row table:style-name="ro1">
          <table:table-cell office:value-type="string" calcext:value-type="string">
            <text:p>ETLEEDLVGKKFLR</text:p>
          </table:table-cell>
          <table:table-cell table:formula="of:=SUBSTITUTE(SUBSTITUTE([.A2506];&quot;(+15.99)&quot;;&quot;&quot;);&quot;(+57.02)&quot;;&quot;&quot;)" office:value-type="string" office:string-value="ETLEEDLVGKKFLR" calcext:value-type="string">
            <text:p>ETLEEDLVGKKFLR</text:p>
          </table:table-cell>
        </table:table-row>
        <table:table-row table:style-name="ro1">
          <table:table-cell office:value-type="string" calcext:value-type="string">
            <text:p>NFLPATFERTNPSK</text:p>
          </table:table-cell>
          <table:table-cell table:formula="of:=SUBSTITUTE(SUBSTITUTE([.A2507];&quot;(+15.99)&quot;;&quot;&quot;);&quot;(+57.02)&quot;;&quot;&quot;)" office:value-type="string" office:string-value="NFLPATFERTNPSK" calcext:value-type="string">
            <text:p>NFLPATFERTNPSK</text:p>
          </table:table-cell>
        </table:table-row>
        <table:table-row table:style-name="ro1">
          <table:table-cell office:value-type="string" calcext:value-type="string">
            <text:p>DDVDALALALGC(+57.02)C(+57.02)DPGR</text:p>
          </table:table-cell>
          <table:table-cell table:formula="of:=SUBSTITUTE(SUBSTITUTE([.A2508];&quot;(+15.99)&quot;;&quot;&quot;);&quot;(+57.02)&quot;;&quot;&quot;)" office:value-type="string" office:string-value="DDVDALALALGCCDPGR" calcext:value-type="string">
            <text:p>DDVDALALALGCCDPGR</text:p>
          </table:table-cell>
        </table:table-row>
        <table:table-row table:style-name="ro1">
          <table:table-cell office:value-type="string" calcext:value-type="string">
            <text:p>QM(+15.99)AVLDQGSMVLLTDQK</text:p>
          </table:table-cell>
          <table:table-cell table:formula="of:=SUBSTITUTE(SUBSTITUTE([.A2509];&quot;(+15.99)&quot;;&quot;&quot;);&quot;(+57.02)&quot;;&quot;&quot;)" office:value-type="string" office:string-value="QMAVLDQGSMVLLTDQK" calcext:value-type="string">
            <text:p>QMAVLDQGSMVLLTDQK</text:p>
          </table:table-cell>
        </table:table-row>
        <table:table-row table:style-name="ro1">
          <table:table-cell office:value-type="string" calcext:value-type="string">
            <text:p>KKTYLNFK</text:p>
          </table:table-cell>
          <table:table-cell table:formula="of:=SUBSTITUTE(SUBSTITUTE([.A2510];&quot;(+15.99)&quot;;&quot;&quot;);&quot;(+57.02)&quot;;&quot;&quot;)" office:value-type="string" office:string-value="KKTYLNFK" calcext:value-type="string">
            <text:p>KKTYLNFK</text:p>
          </table:table-cell>
        </table:table-row>
        <table:table-row table:style-name="ro1">
          <table:table-cell office:value-type="string" calcext:value-type="string">
            <text:p>QFMTMGLALAAMTHK</text:p>
          </table:table-cell>
          <table:table-cell table:formula="of:=SUBSTITUTE(SUBSTITUTE([.A2511];&quot;(+15.99)&quot;;&quot;&quot;);&quot;(+57.02)&quot;;&quot;&quot;)" office:value-type="string" office:string-value="QFMTMGLALAAMTHK" calcext:value-type="string">
            <text:p>QFMTMGLALAAMTHK</text:p>
          </table:table-cell>
        </table:table-row>
        <table:table-row table:style-name="ro1">
          <table:table-cell office:value-type="string" calcext:value-type="string">
            <text:p>KLDPTVAPYNSVLAVK</text:p>
          </table:table-cell>
          <table:table-cell table:formula="of:=SUBSTITUTE(SUBSTITUTE([.A2512];&quot;(+15.99)&quot;;&quot;&quot;);&quot;(+57.02)&quot;;&quot;&quot;)" office:value-type="string" office:string-value="KLDPTVAPYNSVLAVK" calcext:value-type="string">
            <text:p>KLDPTVAPYNSVLAVK</text:p>
          </table:table-cell>
        </table:table-row>
        <table:table-row table:style-name="ro1">
          <table:table-cell office:value-type="string" calcext:value-type="string">
            <text:p>TNQDEC(+57.02)DM(+15.99)M(+15.99)R</text:p>
          </table:table-cell>
          <table:table-cell table:formula="of:=SUBSTITUTE(SUBSTITUTE([.A2513];&quot;(+15.99)&quot;;&quot;&quot;);&quot;(+57.02)&quot;;&quot;&quot;)" office:value-type="string" office:string-value="TNQDECDMMR" calcext:value-type="string">
            <text:p>TNQDECDMMR</text:p>
          </table:table-cell>
        </table:table-row>
        <table:table-row table:style-name="ro1">
          <table:table-cell office:value-type="string" calcext:value-type="string">
            <text:p>LDKPGC(+57.02)NMHSSK</text:p>
          </table:table-cell>
          <table:table-cell table:formula="of:=SUBSTITUTE(SUBSTITUTE([.A2514];&quot;(+15.99)&quot;;&quot;&quot;);&quot;(+57.02)&quot;;&quot;&quot;)" office:value-type="string" office:string-value="LDKPGCNMHSSK" calcext:value-type="string">
            <text:p>LDKPGCNMHSSK</text:p>
          </table:table-cell>
        </table:table-row>
        <table:table-row table:style-name="ro1">
          <table:table-cell office:value-type="string" calcext:value-type="string">
            <text:p>EPEPVALFMSK</text:p>
          </table:table-cell>
          <table:table-cell table:formula="of:=SUBSTITUTE(SUBSTITUTE([.A2515];&quot;(+15.99)&quot;;&quot;&quot;);&quot;(+57.02)&quot;;&quot;&quot;)" office:value-type="string" office:string-value="EPEPVALFMSK" calcext:value-type="string">
            <text:p>EPEPVALFMSK</text:p>
          </table:table-cell>
        </table:table-row>
        <table:table-row table:style-name="ro1">
          <table:table-cell office:value-type="string" calcext:value-type="string">
            <text:p>KM(+15.99)NSSPSAAWAR</text:p>
          </table:table-cell>
          <table:table-cell table:formula="of:=SUBSTITUTE(SUBSTITUTE([.A2516];&quot;(+15.99)&quot;;&quot;&quot;);&quot;(+57.02)&quot;;&quot;&quot;)" office:value-type="string" office:string-value="KMNSSPSAAWAR" calcext:value-type="string">
            <text:p>KMNSSPSAAWAR</text:p>
          </table:table-cell>
        </table:table-row>
        <table:table-row table:style-name="ro1">
          <table:table-cell office:value-type="string" calcext:value-type="string">
            <text:p>SMPDLWRYSQSK</text:p>
          </table:table-cell>
          <table:table-cell table:formula="of:=SUBSTITUTE(SUBSTITUTE([.A2517];&quot;(+15.99)&quot;;&quot;&quot;);&quot;(+57.02)&quot;;&quot;&quot;)" office:value-type="string" office:string-value="SMPDLWRYSQSK" calcext:value-type="string">
            <text:p>SMPDLWRYSQSK</text:p>
          </table:table-cell>
        </table:table-row>
        <table:table-row table:style-name="ro1">
          <table:table-cell office:value-type="string" calcext:value-type="string">
            <text:p>WEHC(+57.02)PDFPK</text:p>
          </table:table-cell>
          <table:table-cell table:formula="of:=SUBSTITUTE(SUBSTITUTE([.A2518];&quot;(+15.99)&quot;;&quot;&quot;);&quot;(+57.02)&quot;;&quot;&quot;)" office:value-type="string" office:string-value="WEHCPDFPK" calcext:value-type="string">
            <text:p>WEHCPDFPK</text:p>
          </table:table-cell>
        </table:table-row>
        <table:table-row table:style-name="ro1">
          <table:table-cell office:value-type="string" calcext:value-type="string">
            <text:p>EHDKQLVDPSLGK</text:p>
          </table:table-cell>
          <table:table-cell table:formula="of:=SUBSTITUTE(SUBSTITUTE([.A2519];&quot;(+15.99)&quot;;&quot;&quot;);&quot;(+57.02)&quot;;&quot;&quot;)" office:value-type="string" office:string-value="EHDKQLVDPSLGK" calcext:value-type="string">
            <text:p>EHDKQLVDPSLGK</text:p>
          </table:table-cell>
        </table:table-row>
        <table:table-row table:style-name="ro1">
          <table:table-cell office:value-type="string" calcext:value-type="string">
            <text:p>EALSSKKVLEK</text:p>
          </table:table-cell>
          <table:table-cell table:formula="of:=SUBSTITUTE(SUBSTITUTE([.A2520];&quot;(+15.99)&quot;;&quot;&quot;);&quot;(+57.02)&quot;;&quot;&quot;)" office:value-type="string" office:string-value="EALSSKKVLEK" calcext:value-type="string">
            <text:p>EALSSKKVLEK</text:p>
          </table:table-cell>
        </table:table-row>
        <table:table-row table:style-name="ro1">
          <table:table-cell office:value-type="string" calcext:value-type="string">
            <text:p>QMLKVSSC(+57.02)LNK</text:p>
          </table:table-cell>
          <table:table-cell table:formula="of:=SUBSTITUTE(SUBSTITUTE([.A2521];&quot;(+15.99)&quot;;&quot;&quot;);&quot;(+57.02)&quot;;&quot;&quot;)" office:value-type="string" office:string-value="QMLKVSSCLNK" calcext:value-type="string">
            <text:p>QMLKVSSCLNK</text:p>
          </table:table-cell>
        </table:table-row>
        <table:table-row table:style-name="ro1">
          <table:table-cell office:value-type="string" calcext:value-type="string">
            <text:p>NPSTVSTVQGMHGR</text:p>
          </table:table-cell>
          <table:table-cell table:formula="of:=SUBSTITUTE(SUBSTITUTE([.A2522];&quot;(+15.99)&quot;;&quot;&quot;);&quot;(+57.02)&quot;;&quot;&quot;)" office:value-type="string" office:string-value="NPSTVSTVQGMHGR" calcext:value-type="string">
            <text:p>NPSTVSTVQGMHGR</text:p>
          </table:table-cell>
        </table:table-row>
        <table:table-row table:style-name="ro1">
          <table:table-cell office:value-type="string" calcext:value-type="string">
            <text:p>C(+57.02)M(+15.99)KQLPLLSLK</text:p>
          </table:table-cell>
          <table:table-cell table:formula="of:=SUBSTITUTE(SUBSTITUTE([.A2523];&quot;(+15.99)&quot;;&quot;&quot;);&quot;(+57.02)&quot;;&quot;&quot;)" office:value-type="string" office:string-value="CMKQLPLLSLK" calcext:value-type="string">
            <text:p>CMKQLPLLSLK</text:p>
          </table:table-cell>
        </table:table-row>
        <table:table-row table:style-name="ro1">
          <table:table-cell office:value-type="string" calcext:value-type="string">
            <text:p>DVDGWTAHTSSNK</text:p>
          </table:table-cell>
          <table:table-cell table:formula="of:=SUBSTITUTE(SUBSTITUTE([.A2524];&quot;(+15.99)&quot;;&quot;&quot;);&quot;(+57.02)&quot;;&quot;&quot;)" office:value-type="string" office:string-value="DVDGWTAHTSSNK" calcext:value-type="string">
            <text:p>DVDGWTAHTSSNK</text:p>
          </table:table-cell>
        </table:table-row>
        <table:table-row table:style-name="ro1">
          <table:table-cell office:value-type="string" calcext:value-type="string">
            <text:p>NFPVPWNFLLTK</text:p>
          </table:table-cell>
          <table:table-cell table:formula="of:=SUBSTITUTE(SUBSTITUTE([.A2525];&quot;(+15.99)&quot;;&quot;&quot;);&quot;(+57.02)&quot;;&quot;&quot;)" office:value-type="string" office:string-value="NFPVPWNFLLTK" calcext:value-type="string">
            <text:p>NFPVPWNFLLTK</text:p>
          </table:table-cell>
        </table:table-row>
        <table:table-row table:style-name="ro1">
          <table:table-cell office:value-type="string" calcext:value-type="string">
            <text:p>VKHAYPR</text:p>
          </table:table-cell>
          <table:table-cell table:formula="of:=SUBSTITUTE(SUBSTITUTE([.A2526];&quot;(+15.99)&quot;;&quot;&quot;);&quot;(+57.02)&quot;;&quot;&quot;)" office:value-type="string" office:string-value="VKHAYPR" calcext:value-type="string">
            <text:p>VKHAYPR</text:p>
          </table:table-cell>
        </table:table-row>
        <table:table-row table:style-name="ro1">
          <table:table-cell office:value-type="string" calcext:value-type="string">
            <text:p>MM(+15.99)M(+15.99)LSDNK</text:p>
          </table:table-cell>
          <table:table-cell table:formula="of:=SUBSTITUTE(SUBSTITUTE([.A2527];&quot;(+15.99)&quot;;&quot;&quot;);&quot;(+57.02)&quot;;&quot;&quot;)" office:value-type="string" office:string-value="MMMLSDNK" calcext:value-type="string">
            <text:p>MMMLSDNK</text:p>
          </table:table-cell>
        </table:table-row>
        <table:table-row table:style-name="ro1">
          <table:table-cell office:value-type="string" calcext:value-type="string">
            <text:p>KYLDEMAERGPNK</text:p>
          </table:table-cell>
          <table:table-cell table:formula="of:=SUBSTITUTE(SUBSTITUTE([.A2528];&quot;(+15.99)&quot;;&quot;&quot;);&quot;(+57.02)&quot;;&quot;&quot;)" office:value-type="string" office:string-value="KYLDEMAERGPNK" calcext:value-type="string">
            <text:p>KYLDEMAERGPNK</text:p>
          </table:table-cell>
        </table:table-row>
        <table:table-row table:style-name="ro1">
          <table:table-cell office:value-type="string" calcext:value-type="string">
            <text:p>AVWVGMLSK</text:p>
          </table:table-cell>
          <table:table-cell table:formula="of:=SUBSTITUTE(SUBSTITUTE([.A2529];&quot;(+15.99)&quot;;&quot;&quot;);&quot;(+57.02)&quot;;&quot;&quot;)" office:value-type="string" office:string-value="AVWVGMLSK" calcext:value-type="string">
            <text:p>AVWVGMLSK</text:p>
          </table:table-cell>
        </table:table-row>
        <table:table-row table:style-name="ro1">
          <table:table-cell office:value-type="string" calcext:value-type="string">
            <text:p>TPPDPM(+15.99)NLPVK</text:p>
          </table:table-cell>
          <table:table-cell table:formula="of:=SUBSTITUTE(SUBSTITUTE([.A2530];&quot;(+15.99)&quot;;&quot;&quot;);&quot;(+57.02)&quot;;&quot;&quot;)" office:value-type="string" office:string-value="TPPDPMNLPVK" calcext:value-type="string">
            <text:p>TPPDPMNLPVK</text:p>
          </table:table-cell>
        </table:table-row>
        <table:table-row table:style-name="ro1">
          <table:table-cell office:value-type="string" calcext:value-type="string">
            <text:p>SWAM(+15.99)YEM(+15.99)SK</text:p>
          </table:table-cell>
          <table:table-cell table:formula="of:=SUBSTITUTE(SUBSTITUTE([.A2531];&quot;(+15.99)&quot;;&quot;&quot;);&quot;(+57.02)&quot;;&quot;&quot;)" office:value-type="string" office:string-value="SWAMYEMSK" calcext:value-type="string">
            <text:p>SWAMYEMSK</text:p>
          </table:table-cell>
        </table:table-row>
        <table:table-row table:style-name="ro1">
          <table:table-cell office:value-type="string" calcext:value-type="string">
            <text:p>NSANGLKALR</text:p>
          </table:table-cell>
          <table:table-cell table:formula="of:=SUBSTITUTE(SUBSTITUTE([.A2532];&quot;(+15.99)&quot;;&quot;&quot;);&quot;(+57.02)&quot;;&quot;&quot;)" office:value-type="string" office:string-value="NSANGLKALR" calcext:value-type="string">
            <text:p>NSANGLKALR</text:p>
          </table:table-cell>
        </table:table-row>
        <table:table-row table:style-name="ro1">
          <table:table-cell office:value-type="string" calcext:value-type="string">
            <text:p>FLPGGDLENSGPVPK</text:p>
          </table:table-cell>
          <table:table-cell table:formula="of:=SUBSTITUTE(SUBSTITUTE([.A2533];&quot;(+15.99)&quot;;&quot;&quot;);&quot;(+57.02)&quot;;&quot;&quot;)" office:value-type="string" office:string-value="FLPGGDLENSGPVPK" calcext:value-type="string">
            <text:p>FLPGGDLENSGPVPK</text:p>
          </table:table-cell>
        </table:table-row>
        <table:table-row table:style-name="ro1">
          <table:table-cell office:value-type="string" calcext:value-type="string">
            <text:p>ELQNEHM(+15.99)LENTRALLR</text:p>
          </table:table-cell>
          <table:table-cell table:formula="of:=SUBSTITUTE(SUBSTITUTE([.A2534];&quot;(+15.99)&quot;;&quot;&quot;);&quot;(+57.02)&quot;;&quot;&quot;)" office:value-type="string" office:string-value="ELQNEHMLENTRALLR" calcext:value-type="string">
            <text:p>ELQNEHMLENTRALLR</text:p>
          </table:table-cell>
        </table:table-row>
        <table:table-row table:style-name="ro1">
          <table:table-cell office:value-type="string" calcext:value-type="string">
            <text:p>QQWMLVPYLLLTDQK</text:p>
          </table:table-cell>
          <table:table-cell table:formula="of:=SUBSTITUTE(SUBSTITUTE([.A2535];&quot;(+15.99)&quot;;&quot;&quot;);&quot;(+57.02)&quot;;&quot;&quot;)" office:value-type="string" office:string-value="QQWMLVPYLLLTDQK" calcext:value-type="string">
            <text:p>QQWMLVPYLLLTDQK</text:p>
          </table:table-cell>
        </table:table-row>
        <table:table-row table:style-name="ro1">
          <table:table-cell office:value-type="string" calcext:value-type="string">
            <text:p>DLNQNHDNDDC(+57.02)NK</text:p>
          </table:table-cell>
          <table:table-cell table:formula="of:=SUBSTITUTE(SUBSTITUTE([.A2536];&quot;(+15.99)&quot;;&quot;&quot;);&quot;(+57.02)&quot;;&quot;&quot;)" office:value-type="string" office:string-value="DLNQNHDNDDCNK" calcext:value-type="string">
            <text:p>DLNQNHDNDDCNK</text:p>
          </table:table-cell>
        </table:table-row>
        <table:table-row table:style-name="ro1">
          <table:table-cell office:value-type="string" calcext:value-type="string">
            <text:p>YYC(+57.02)TDSSM(+15.99)MK</text:p>
          </table:table-cell>
          <table:table-cell table:formula="of:=SUBSTITUTE(SUBSTITUTE([.A2537];&quot;(+15.99)&quot;;&quot;&quot;);&quot;(+57.02)&quot;;&quot;&quot;)" office:value-type="string" office:string-value="YYCTDSSMMK" calcext:value-type="string">
            <text:p>YYCTDSSMMK</text:p>
          </table:table-cell>
        </table:table-row>
        <table:table-row table:style-name="ro1">
          <table:table-cell office:value-type="string" calcext:value-type="string">
            <text:p>EPRLDEPYLLLTDKK</text:p>
          </table:table-cell>
          <table:table-cell table:formula="of:=SUBSTITUTE(SUBSTITUTE([.A2538];&quot;(+15.99)&quot;;&quot;&quot;);&quot;(+57.02)&quot;;&quot;&quot;)" office:value-type="string" office:string-value="EPRLDEPYLLLTDKK" calcext:value-type="string">
            <text:p>EPRLDEPYLLLTDKK</text:p>
          </table:table-cell>
        </table:table-row>
        <table:table-row table:style-name="ro1">
          <table:table-cell office:value-type="string" calcext:value-type="string">
            <text:p>EEM(+15.99)GPELPSDEK</text:p>
          </table:table-cell>
          <table:table-cell table:formula="of:=SUBSTITUTE(SUBSTITUTE([.A2539];&quot;(+15.99)&quot;;&quot;&quot;);&quot;(+57.02)&quot;;&quot;&quot;)" office:value-type="string" office:string-value="EEMGPELPSDEK" calcext:value-type="string">
            <text:p>EEMGPELPSDEK</text:p>
          </table:table-cell>
        </table:table-row>
        <table:table-row table:style-name="ro2">
          <table:table-cell office:value-type="string" calcext:value-type="string">
            <text:p>AQHPLDVMHGVPWDC(+57.02)GK</text:p>
          </table:table-cell>
          <table:table-cell table:formula="of:=SUBSTITUTE(SUBSTITUTE([.A2540];&quot;(+15.99)&quot;;&quot;&quot;);&quot;(+57.02)&quot;;&quot;&quot;)" office:value-type="string" office:string-value="AQHPLDVMHGVPWDCGK" calcext:value-type="string">
            <text:p>AQHPLDVMHGVPWDCGK</text:p>
          </table:table-cell>
        </table:table-row>
        <table:table-row table:style-name="ro1">
          <table:table-cell office:value-type="string" calcext:value-type="string">
            <text:p>KSM(+15.99)KDLDPK</text:p>
          </table:table-cell>
          <table:table-cell table:formula="of:=SUBSTITUTE(SUBSTITUTE([.A2541];&quot;(+15.99)&quot;;&quot;&quot;);&quot;(+57.02)&quot;;&quot;&quot;)" office:value-type="string" office:string-value="KSMKDLDPK" calcext:value-type="string">
            <text:p>KSMKDLDPK</text:p>
          </table:table-cell>
        </table:table-row>
        <table:table-row table:style-name="ro1">
          <table:table-cell office:value-type="string" calcext:value-type="string">
            <text:p>EMTLGLGLK</text:p>
          </table:table-cell>
          <table:table-cell table:formula="of:=SUBSTITUTE(SUBSTITUTE([.A2542];&quot;(+15.99)&quot;;&quot;&quot;);&quot;(+57.02)&quot;;&quot;&quot;)" office:value-type="string" office:string-value="EMTLGLGLK" calcext:value-type="string">
            <text:p>EMTLGLGLK</text:p>
          </table:table-cell>
        </table:table-row>
        <table:table-row table:style-name="ro1">
          <table:table-cell office:value-type="string" calcext:value-type="string">
            <text:p>QVEYLGHMVK</text:p>
          </table:table-cell>
          <table:table-cell table:formula="of:=SUBSTITUTE(SUBSTITUTE([.A2543];&quot;(+15.99)&quot;;&quot;&quot;);&quot;(+57.02)&quot;;&quot;&quot;)" office:value-type="string" office:string-value="QVEYLGHMVK" calcext:value-type="string">
            <text:p>QVEYLGHMVK</text:p>
          </table:table-cell>
        </table:table-row>
        <table:table-row table:style-name="ro2">
          <table:table-cell office:value-type="string" calcext:value-type="string">
            <text:p>WFQTQNLGANLVENLLALEVR</text:p>
          </table:table-cell>
          <table:table-cell table:formula="of:=SUBSTITUTE(SUBSTITUTE([.A2544];&quot;(+15.99)&quot;;&quot;&quot;);&quot;(+57.02)&quot;;&quot;&quot;)" office:value-type="string" office:string-value="WFQTQNLGANLVENLLALEVR" calcext:value-type="string">
            <text:p>WFQTQNLGANLVENLLALEVR</text:p>
          </table:table-cell>
        </table:table-row>
        <table:table-row table:style-name="ro1">
          <table:table-cell office:value-type="string" calcext:value-type="string">
            <text:p>ERC(+57.02)C(+57.02)PPSEM(+15.99)NLK</text:p>
          </table:table-cell>
          <table:table-cell table:formula="of:=SUBSTITUTE(SUBSTITUTE([.A2545];&quot;(+15.99)&quot;;&quot;&quot;);&quot;(+57.02)&quot;;&quot;&quot;)" office:value-type="string" office:string-value="ERCCPPSEMNLK" calcext:value-type="string">
            <text:p>ERCCPPSEMNLK</text:p>
          </table:table-cell>
        </table:table-row>
        <table:table-row table:style-name="ro1">
          <table:table-cell office:value-type="string" calcext:value-type="string">
            <text:p>RKYFALLFYEDWKR</text:p>
          </table:table-cell>
          <table:table-cell table:formula="of:=SUBSTITUTE(SUBSTITUTE([.A2546];&quot;(+15.99)&quot;;&quot;&quot;);&quot;(+57.02)&quot;;&quot;&quot;)" office:value-type="string" office:string-value="RKYFALLFYEDWKR" calcext:value-type="string">
            <text:p>RKYFALLFYEDWKR</text:p>
          </table:table-cell>
        </table:table-row>
        <table:table-row table:style-name="ro1">
          <table:table-cell office:value-type="string" calcext:value-type="string">
            <text:p>KEPQVGAAM(+15.99)GHYLK</text:p>
          </table:table-cell>
          <table:table-cell table:formula="of:=SUBSTITUTE(SUBSTITUTE([.A2547];&quot;(+15.99)&quot;;&quot;&quot;);&quot;(+57.02)&quot;;&quot;&quot;)" office:value-type="string" office:string-value="KEPQVGAAMGHYLK" calcext:value-type="string">
            <text:p>KEPQVGAAMGHYLK</text:p>
          </table:table-cell>
        </table:table-row>
        <table:table-row table:style-name="ro1">
          <table:table-cell office:value-type="string" calcext:value-type="string">
            <text:p>C(+57.02)GM(+15.99)DFLTRK</text:p>
          </table:table-cell>
          <table:table-cell table:formula="of:=SUBSTITUTE(SUBSTITUTE([.A2548];&quot;(+15.99)&quot;;&quot;&quot;);&quot;(+57.02)&quot;;&quot;&quot;)" office:value-type="string" office:string-value="CGMDFLTRK" calcext:value-type="string">
            <text:p>CGMDFLTRK</text:p>
          </table:table-cell>
        </table:table-row>
        <table:table-row table:style-name="ro1">
          <table:table-cell office:value-type="string" calcext:value-type="string">
            <text:p>RALNLHC(+57.02)DR</text:p>
          </table:table-cell>
          <table:table-cell table:formula="of:=SUBSTITUTE(SUBSTITUTE([.A2549];&quot;(+15.99)&quot;;&quot;&quot;);&quot;(+57.02)&quot;;&quot;&quot;)" office:value-type="string" office:string-value="RALNLHCDR" calcext:value-type="string">
            <text:p>RALNLHCDR</text:p>
          </table:table-cell>
        </table:table-row>
        <table:table-row table:style-name="ro1">
          <table:table-cell office:value-type="string" calcext:value-type="string">
            <text:p>KATDFSC(+57.02)SPSVVLVR</text:p>
          </table:table-cell>
          <table:table-cell table:formula="of:=SUBSTITUTE(SUBSTITUTE([.A2550];&quot;(+15.99)&quot;;&quot;&quot;);&quot;(+57.02)&quot;;&quot;&quot;)" office:value-type="string" office:string-value="KATDFSCSPSVVLVR" calcext:value-type="string">
            <text:p>KATDFSCSPSVVLVR</text:p>
          </table:table-cell>
        </table:table-row>
        <table:table-row table:style-name="ro1">
          <table:table-cell office:value-type="string" calcext:value-type="string">
            <text:p>C(+57.02)DC(+57.02)PELSYEMLVRR</text:p>
          </table:table-cell>
          <table:table-cell table:formula="of:=SUBSTITUTE(SUBSTITUTE([.A2551];&quot;(+15.99)&quot;;&quot;&quot;);&quot;(+57.02)&quot;;&quot;&quot;)" office:value-type="string" office:string-value="CDCPELSYEMLVRR" calcext:value-type="string">
            <text:p>CDCPELSYEMLVRR</text:p>
          </table:table-cell>
        </table:table-row>
        <table:table-row table:style-name="ro1">
          <table:table-cell office:value-type="string" calcext:value-type="string">
            <text:p>FELDC(+57.02)M(+15.99)QLEK</text:p>
          </table:table-cell>
          <table:table-cell table:formula="of:=SUBSTITUTE(SUBSTITUTE([.A2552];&quot;(+15.99)&quot;;&quot;&quot;);&quot;(+57.02)&quot;;&quot;&quot;)" office:value-type="string" office:string-value="FELDCMQLEK" calcext:value-type="string">
            <text:p>FELDCMQLEK</text:p>
          </table:table-cell>
        </table:table-row>
        <table:table-row table:style-name="ro1">
          <table:table-cell office:value-type="string" calcext:value-type="string">
            <text:p>WPRPELMM(+15.99)NK</text:p>
          </table:table-cell>
          <table:table-cell table:formula="of:=SUBSTITUTE(SUBSTITUTE([.A2553];&quot;(+15.99)&quot;;&quot;&quot;);&quot;(+57.02)&quot;;&quot;&quot;)" office:value-type="string" office:string-value="WPRPELMMNK" calcext:value-type="string">
            <text:p>WPRPELMMNK</text:p>
          </table:table-cell>
        </table:table-row>
        <table:table-row table:style-name="ro1">
          <table:table-cell office:value-type="string" calcext:value-type="string">
            <text:p>LMAYYDEAMTK</text:p>
          </table:table-cell>
          <table:table-cell table:formula="of:=SUBSTITUTE(SUBSTITUTE([.A2554];&quot;(+15.99)&quot;;&quot;&quot;);&quot;(+57.02)&quot;;&quot;&quot;)" office:value-type="string" office:string-value="LMAYYDEAMTK" calcext:value-type="string">
            <text:p>LMAYYDEAMTK</text:p>
          </table:table-cell>
        </table:table-row>
        <table:table-row table:style-name="ro1">
          <table:table-cell office:value-type="string" calcext:value-type="string">
            <text:p>GDDPDPNLAPNM(+15.99)EK</text:p>
          </table:table-cell>
          <table:table-cell table:formula="of:=SUBSTITUTE(SUBSTITUTE([.A2555];&quot;(+15.99)&quot;;&quot;&quot;);&quot;(+57.02)&quot;;&quot;&quot;)" office:value-type="string" office:string-value="GDDPDPNLAPNMEK" calcext:value-type="string">
            <text:p>GDDPDPNLAPNMEK</text:p>
          </table:table-cell>
        </table:table-row>
        <table:table-row table:style-name="ro1">
          <table:table-cell office:value-type="string" calcext:value-type="string">
            <text:p>TTASHKSAGK</text:p>
          </table:table-cell>
          <table:table-cell table:formula="of:=SUBSTITUTE(SUBSTITUTE([.A2556];&quot;(+15.99)&quot;;&quot;&quot;);&quot;(+57.02)&quot;;&quot;&quot;)" office:value-type="string" office:string-value="TTASHKSAGK" calcext:value-type="string">
            <text:p>TTASHKSAGK</text:p>
          </table:table-cell>
        </table:table-row>
        <table:table-row table:style-name="ro1">
          <table:table-cell office:value-type="string" calcext:value-type="string">
            <text:p>M(+15.99)AYELPR</text:p>
          </table:table-cell>
          <table:table-cell table:formula="of:=SUBSTITUTE(SUBSTITUTE([.A2557];&quot;(+15.99)&quot;;&quot;&quot;);&quot;(+57.02)&quot;;&quot;&quot;)" office:value-type="string" office:string-value="MAYELPR" calcext:value-type="string">
            <text:p>MAYELPR</text:p>
          </table:table-cell>
        </table:table-row>
        <table:table-row table:style-name="ro1">
          <table:table-cell office:value-type="string" calcext:value-type="string">
            <text:p>QNWVADLPEGAK</text:p>
          </table:table-cell>
          <table:table-cell table:formula="of:=SUBSTITUTE(SUBSTITUTE([.A2558];&quot;(+15.99)&quot;;&quot;&quot;);&quot;(+57.02)&quot;;&quot;&quot;)" office:value-type="string" office:string-value="QNWVADLPEGAK" calcext:value-type="string">
            <text:p>QNWVADLPEGAK</text:p>
          </table:table-cell>
        </table:table-row>
        <table:table-row table:style-name="ro1">
          <table:table-cell office:value-type="string" calcext:value-type="string">
            <text:p>EATVLLGYEKSGAHMK</text:p>
          </table:table-cell>
          <table:table-cell table:formula="of:=SUBSTITUTE(SUBSTITUTE([.A2559];&quot;(+15.99)&quot;;&quot;&quot;);&quot;(+57.02)&quot;;&quot;&quot;)" office:value-type="string" office:string-value="EATVLLGYEKSGAHMK" calcext:value-type="string">
            <text:p>EATVLLGYEKSGAHMK</text:p>
          </table:table-cell>
        </table:table-row>
        <table:table-row table:style-name="ro1">
          <table:table-cell office:value-type="string" calcext:value-type="string">
            <text:p>MGNSVVLHWR</text:p>
          </table:table-cell>
          <table:table-cell table:formula="of:=SUBSTITUTE(SUBSTITUTE([.A2560];&quot;(+15.99)&quot;;&quot;&quot;);&quot;(+57.02)&quot;;&quot;&quot;)" office:value-type="string" office:string-value="MGNSVVLHWR" calcext:value-type="string">
            <text:p>MGNSVVLHWR</text:p>
          </table:table-cell>
        </table:table-row>
        <table:table-row table:style-name="ro1">
          <table:table-cell office:value-type="string" calcext:value-type="string">
            <text:p>KTMLVANLHKTK</text:p>
          </table:table-cell>
          <table:table-cell table:formula="of:=SUBSTITUTE(SUBSTITUTE([.A2561];&quot;(+15.99)&quot;;&quot;&quot;);&quot;(+57.02)&quot;;&quot;&quot;)" office:value-type="string" office:string-value="KTMLVANLHKTK" calcext:value-type="string">
            <text:p>KTMLVANLHKTK</text:p>
          </table:table-cell>
        </table:table-row>
        <table:table-row table:style-name="ro1">
          <table:table-cell office:value-type="string" calcext:value-type="string">
            <text:p>RNYNKSNNLGVAR</text:p>
          </table:table-cell>
          <table:table-cell table:formula="of:=SUBSTITUTE(SUBSTITUTE([.A2562];&quot;(+15.99)&quot;;&quot;&quot;);&quot;(+57.02)&quot;;&quot;&quot;)" office:value-type="string" office:string-value="RNYNKSNNLGVAR" calcext:value-type="string">
            <text:p>RNYNKSNNLGVAR</text:p>
          </table:table-cell>
        </table:table-row>
        <table:table-row table:style-name="ro1">
          <table:table-cell office:value-type="string" calcext:value-type="string">
            <text:p>AGEWDAAK</text:p>
          </table:table-cell>
          <table:table-cell table:formula="of:=SUBSTITUTE(SUBSTITUTE([.A2563];&quot;(+15.99)&quot;;&quot;&quot;);&quot;(+57.02)&quot;;&quot;&quot;)" office:value-type="string" office:string-value="AGEWDAAK" calcext:value-type="string">
            <text:p>AGEWDAAK</text:p>
          </table:table-cell>
        </table:table-row>
        <table:table-row table:style-name="ro1">
          <table:table-cell office:value-type="string" calcext:value-type="string">
            <text:p>ENWQYHTK</text:p>
          </table:table-cell>
          <table:table-cell table:formula="of:=SUBSTITUTE(SUBSTITUTE([.A2564];&quot;(+15.99)&quot;;&quot;&quot;);&quot;(+57.02)&quot;;&quot;&quot;)" office:value-type="string" office:string-value="ENWQYHTK" calcext:value-type="string">
            <text:p>ENWQYHTK</text:p>
          </table:table-cell>
        </table:table-row>
        <table:table-row table:style-name="ro1">
          <table:table-cell office:value-type="string" calcext:value-type="string">
            <text:p>KFQPQLLHTETLAK</text:p>
          </table:table-cell>
          <table:table-cell table:formula="of:=SUBSTITUTE(SUBSTITUTE([.A2565];&quot;(+15.99)&quot;;&quot;&quot;);&quot;(+57.02)&quot;;&quot;&quot;)" office:value-type="string" office:string-value="KFQPQLLHTETLAK" calcext:value-type="string">
            <text:p>KFQPQLLHTETLAK</text:p>
          </table:table-cell>
        </table:table-row>
        <table:table-row table:style-name="ro1">
          <table:table-cell office:value-type="string" calcext:value-type="string">
            <text:p>LTTYWWSKKVMR</text:p>
          </table:table-cell>
          <table:table-cell table:formula="of:=SUBSTITUTE(SUBSTITUTE([.A2566];&quot;(+15.99)&quot;;&quot;&quot;);&quot;(+57.02)&quot;;&quot;&quot;)" office:value-type="string" office:string-value="LTTYWWSKKVMR" calcext:value-type="string">
            <text:p>LTTYWWSKKVMR</text:p>
          </table:table-cell>
        </table:table-row>
        <table:table-row table:style-name="ro1">
          <table:table-cell office:value-type="string" calcext:value-type="string">
            <text:p>KHC(+57.02)LVLTLVEK</text:p>
          </table:table-cell>
          <table:table-cell table:formula="of:=SUBSTITUTE(SUBSTITUTE([.A2567];&quot;(+15.99)&quot;;&quot;&quot;);&quot;(+57.02)&quot;;&quot;&quot;)" office:value-type="string" office:string-value="KHCLVLTLVEK" calcext:value-type="string">
            <text:p>KHCLVLTLVEK</text:p>
          </table:table-cell>
        </table:table-row>
        <table:table-row table:style-name="ro1">
          <table:table-cell office:value-type="string" calcext:value-type="string">
            <text:p>M(+15.99)SRLGPADLWR</text:p>
          </table:table-cell>
          <table:table-cell table:formula="of:=SUBSTITUTE(SUBSTITUTE([.A2568];&quot;(+15.99)&quot;;&quot;&quot;);&quot;(+57.02)&quot;;&quot;&quot;)" office:value-type="string" office:string-value="MSRLGPADLWR" calcext:value-type="string">
            <text:p>MSRLGPADLWR</text:p>
          </table:table-cell>
        </table:table-row>
        <table:table-row table:style-name="ro1">
          <table:table-cell office:value-type="string" calcext:value-type="string">
            <text:p>DPVPDQSLM(+15.99)SGPR</text:p>
          </table:table-cell>
          <table:table-cell table:formula="of:=SUBSTITUTE(SUBSTITUTE([.A2569];&quot;(+15.99)&quot;;&quot;&quot;);&quot;(+57.02)&quot;;&quot;&quot;)" office:value-type="string" office:string-value="DPVPDQSLMSGPR" calcext:value-type="string">
            <text:p>DPVPDQSLMSGPR</text:p>
          </table:table-cell>
        </table:table-row>
        <table:table-row table:style-name="ro2">
          <table:table-cell office:value-type="string" calcext:value-type="string">
            <text:p>RWWC(+57.02)HDLGEANLKGAMDWTTAK</text:p>
          </table:table-cell>
          <table:table-cell table:formula="of:=SUBSTITUTE(SUBSTITUTE([.A2570];&quot;(+15.99)&quot;;&quot;&quot;);&quot;(+57.02)&quot;;&quot;&quot;)" office:value-type="string" office:string-value="RWWCHDLGEANLKGAMDWTTAK" calcext:value-type="string">
            <text:p>RWWCHDLGEANLKGAMDWTTAK</text:p>
          </table:table-cell>
        </table:table-row>
        <table:table-row table:style-name="ro1">
          <table:table-cell office:value-type="string" calcext:value-type="string">
            <text:p>FNSLLVYLGNSNK</text:p>
          </table:table-cell>
          <table:table-cell table:formula="of:=SUBSTITUTE(SUBSTITUTE([.A2571];&quot;(+15.99)&quot;;&quot;&quot;);&quot;(+57.02)&quot;;&quot;&quot;)" office:value-type="string" office:string-value="FNSLLVYLGNSNK" calcext:value-type="string">
            <text:p>FNSLLVYLGNSNK</text:p>
          </table:table-cell>
        </table:table-row>
        <table:table-row table:style-name="ro1">
          <table:table-cell office:value-type="string" calcext:value-type="string">
            <text:p>NVSPDNELR</text:p>
          </table:table-cell>
          <table:table-cell table:formula="of:=SUBSTITUTE(SUBSTITUTE([.A2572];&quot;(+15.99)&quot;;&quot;&quot;);&quot;(+57.02)&quot;;&quot;&quot;)" office:value-type="string" office:string-value="NVSPDNELR" calcext:value-type="string">
            <text:p>NVSPDNELR</text:p>
          </table:table-cell>
        </table:table-row>
        <table:table-row table:style-name="ro1">
          <table:table-cell office:value-type="string" calcext:value-type="string">
            <text:p>ESEFNLLDEPLC(+57.02)K</text:p>
          </table:table-cell>
          <table:table-cell table:formula="of:=SUBSTITUTE(SUBSTITUTE([.A2573];&quot;(+15.99)&quot;;&quot;&quot;);&quot;(+57.02)&quot;;&quot;&quot;)" office:value-type="string" office:string-value="ESEFNLLDEPLCK" calcext:value-type="string">
            <text:p>ESEFNLLDEPLCK</text:p>
          </table:table-cell>
        </table:table-row>
        <table:table-row table:style-name="ro1">
          <table:table-cell office:value-type="string" calcext:value-type="string">
            <text:p>AFKFADYWEK</text:p>
          </table:table-cell>
          <table:table-cell table:formula="of:=SUBSTITUTE(SUBSTITUTE([.A2574];&quot;(+15.99)&quot;;&quot;&quot;);&quot;(+57.02)&quot;;&quot;&quot;)" office:value-type="string" office:string-value="AFKFADYWEK" calcext:value-type="string">
            <text:p>AFKFADYWEK</text:p>
          </table:table-cell>
        </table:table-row>
        <table:table-row table:style-name="ro1">
          <table:table-cell office:value-type="string" calcext:value-type="string">
            <text:p>C(+57.02)GPAEHVVNR</text:p>
          </table:table-cell>
          <table:table-cell table:formula="of:=SUBSTITUTE(SUBSTITUTE([.A2575];&quot;(+15.99)&quot;;&quot;&quot;);&quot;(+57.02)&quot;;&quot;&quot;)" office:value-type="string" office:string-value="CGPAEHVVNR" calcext:value-type="string">
            <text:p>CGPAEHVVNR</text:p>
          </table:table-cell>
        </table:table-row>
        <table:table-row table:style-name="ro1">
          <table:table-cell office:value-type="string" calcext:value-type="string">
            <text:p>KPQLEYNTHLAK</text:p>
          </table:table-cell>
          <table:table-cell table:formula="of:=SUBSTITUTE(SUBSTITUTE([.A2576];&quot;(+15.99)&quot;;&quot;&quot;);&quot;(+57.02)&quot;;&quot;&quot;)" office:value-type="string" office:string-value="KPQLEYNTHLAK" calcext:value-type="string">
            <text:p>KPQLEYNTHLAK</text:p>
          </table:table-cell>
        </table:table-row>
        <table:table-row table:style-name="ro1">
          <table:table-cell office:value-type="string" calcext:value-type="string">
            <text:p>SSLTPKTMTLLK</text:p>
          </table:table-cell>
          <table:table-cell table:formula="of:=SUBSTITUTE(SUBSTITUTE([.A2577];&quot;(+15.99)&quot;;&quot;&quot;);&quot;(+57.02)&quot;;&quot;&quot;)" office:value-type="string" office:string-value="SSLTPKTMTLLK" calcext:value-type="string">
            <text:p>SSLTPKTMTLLK</text:p>
          </table:table-cell>
        </table:table-row>
        <table:table-row table:style-name="ro1">
          <table:table-cell office:value-type="string" calcext:value-type="string">
            <text:p>EDVEAQDVHR</text:p>
          </table:table-cell>
          <table:table-cell table:formula="of:=SUBSTITUTE(SUBSTITUTE([.A2578];&quot;(+15.99)&quot;;&quot;&quot;);&quot;(+57.02)&quot;;&quot;&quot;)" office:value-type="string" office:string-value="EDVEAQDVHR" calcext:value-type="string">
            <text:p>EDVEAQDVHR</text:p>
          </table:table-cell>
        </table:table-row>
        <table:table-row table:style-name="ro1">
          <table:table-cell office:value-type="string" calcext:value-type="string">
            <text:p>LVAAGANGSAPTLK</text:p>
          </table:table-cell>
          <table:table-cell table:formula="of:=SUBSTITUTE(SUBSTITUTE([.A2579];&quot;(+15.99)&quot;;&quot;&quot;);&quot;(+57.02)&quot;;&quot;&quot;)" office:value-type="string" office:string-value="LVAAGANGSAPTLK" calcext:value-type="string">
            <text:p>LVAAGANGSAPTLK</text:p>
          </table:table-cell>
        </table:table-row>
        <table:table-row table:style-name="ro1">
          <table:table-cell office:value-type="string" calcext:value-type="string">
            <text:p>RDKDHLENNGGNVLR</text:p>
          </table:table-cell>
          <table:table-cell table:formula="of:=SUBSTITUTE(SUBSTITUTE([.A2580];&quot;(+15.99)&quot;;&quot;&quot;);&quot;(+57.02)&quot;;&quot;&quot;)" office:value-type="string" office:string-value="RDKDHLENNGGNVLR" calcext:value-type="string">
            <text:p>RDKDHLENNGGNVLR</text:p>
          </table:table-cell>
        </table:table-row>
        <table:table-row table:style-name="ro1">
          <table:table-cell office:value-type="string" calcext:value-type="string">
            <text:p>QC(+57.02)NSC(+57.02)LNEQNK</text:p>
          </table:table-cell>
          <table:table-cell table:formula="of:=SUBSTITUTE(SUBSTITUTE([.A2581];&quot;(+15.99)&quot;;&quot;&quot;);&quot;(+57.02)&quot;;&quot;&quot;)" office:value-type="string" office:string-value="QCNSCLNEQNK" calcext:value-type="string">
            <text:p>QCNSCLNEQNK</text:p>
          </table:table-cell>
        </table:table-row>
        <table:table-row table:style-name="ro1">
          <table:table-cell office:value-type="string" calcext:value-type="string">
            <text:p>QLDNLEEGPKVR</text:p>
          </table:table-cell>
          <table:table-cell table:formula="of:=SUBSTITUTE(SUBSTITUTE([.A2582];&quot;(+15.99)&quot;;&quot;&quot;);&quot;(+57.02)&quot;;&quot;&quot;)" office:value-type="string" office:string-value="QLDNLEEGPKVR" calcext:value-type="string">
            <text:p>QLDNLEEGPKVR</text:p>
          </table:table-cell>
        </table:table-row>
        <table:table-row table:style-name="ro1">
          <table:table-cell office:value-type="string" calcext:value-type="string">
            <text:p>NYRVSDDRPSK</text:p>
          </table:table-cell>
          <table:table-cell table:formula="of:=SUBSTITUTE(SUBSTITUTE([.A2583];&quot;(+15.99)&quot;;&quot;&quot;);&quot;(+57.02)&quot;;&quot;&quot;)" office:value-type="string" office:string-value="NYRVSDDRPSK" calcext:value-type="string">
            <text:p>NYRVSDDRPSK</text:p>
          </table:table-cell>
        </table:table-row>
        <table:table-row table:style-name="ro1">
          <table:table-cell office:value-type="string" calcext:value-type="string">
            <text:p>SGPEQQDLLQNLNK</text:p>
          </table:table-cell>
          <table:table-cell table:formula="of:=SUBSTITUTE(SUBSTITUTE([.A2584];&quot;(+15.99)&quot;;&quot;&quot;);&quot;(+57.02)&quot;;&quot;&quot;)" office:value-type="string" office:string-value="SGPEQQDLLQNLNK" calcext:value-type="string">
            <text:p>SGPEQQDLLQNLNK</text:p>
          </table:table-cell>
        </table:table-row>
        <table:table-row table:style-name="ro1">
          <table:table-cell office:value-type="string" calcext:value-type="string">
            <text:p>RVSTAQM(+15.99)C(+57.02)ASPEK</text:p>
          </table:table-cell>
          <table:table-cell table:formula="of:=SUBSTITUTE(SUBSTITUTE([.A2585];&quot;(+15.99)&quot;;&quot;&quot;);&quot;(+57.02)&quot;;&quot;&quot;)" office:value-type="string" office:string-value="RVSTAQMCASPEK" calcext:value-type="string">
            <text:p>RVSTAQMCASPEK</text:p>
          </table:table-cell>
        </table:table-row>
        <table:table-row table:style-name="ro1">
          <table:table-cell office:value-type="string" calcext:value-type="string">
            <text:p>HNWLMLLLLDEK</text:p>
          </table:table-cell>
          <table:table-cell table:formula="of:=SUBSTITUTE(SUBSTITUTE([.A2586];&quot;(+15.99)&quot;;&quot;&quot;);&quot;(+57.02)&quot;;&quot;&quot;)" office:value-type="string" office:string-value="HNWLMLLLLDEK" calcext:value-type="string">
            <text:p>HNWLMLLLLDEK</text:p>
          </table:table-cell>
        </table:table-row>
        <table:table-row table:style-name="ro1">
          <table:table-cell office:value-type="string" calcext:value-type="string">
            <text:p>EYGAELMVLKPK</text:p>
          </table:table-cell>
          <table:table-cell table:formula="of:=SUBSTITUTE(SUBSTITUTE([.A2587];&quot;(+15.99)&quot;;&quot;&quot;);&quot;(+57.02)&quot;;&quot;&quot;)" office:value-type="string" office:string-value="EYGAELMVLKPK" calcext:value-type="string">
            <text:p>EYGAELMVLKPK</text:p>
          </table:table-cell>
        </table:table-row>
        <table:table-row table:style-name="ro2">
          <table:table-cell office:value-type="string" calcext:value-type="string">
            <text:p>HKWNYHC(+57.02)LDDDAKKTLC(+57.02)SASTVDK</text:p>
          </table:table-cell>
          <table:table-cell table:formula="of:=SUBSTITUTE(SUBSTITUTE([.A2588];&quot;(+15.99)&quot;;&quot;&quot;);&quot;(+57.02)&quot;;&quot;&quot;)" office:value-type="string" office:string-value="HKWNYHCLDDDAKKTLCSASTVDK" calcext:value-type="string">
            <text:p>HKWNYHCLDDDAKKTLCSASTVDK</text:p>
          </table:table-cell>
        </table:table-row>
        <table:table-row table:style-name="ro1">
          <table:table-cell office:value-type="string" calcext:value-type="string">
            <text:p>C(+57.02)APDDDEEK</text:p>
          </table:table-cell>
          <table:table-cell table:formula="of:=SUBSTITUTE(SUBSTITUTE([.A2589];&quot;(+15.99)&quot;;&quot;&quot;);&quot;(+57.02)&quot;;&quot;&quot;)" office:value-type="string" office:string-value="CAPDDDEEK" calcext:value-type="string">
            <text:p>CAPDDDEEK</text:p>
          </table:table-cell>
        </table:table-row>
        <table:table-row table:style-name="ro1">
          <table:table-cell office:value-type="string" calcext:value-type="string">
            <text:p>EPLPALGNTFHMTK</text:p>
          </table:table-cell>
          <table:table-cell table:formula="of:=SUBSTITUTE(SUBSTITUTE([.A2590];&quot;(+15.99)&quot;;&quot;&quot;);&quot;(+57.02)&quot;;&quot;&quot;)" office:value-type="string" office:string-value="EPLPALGNTFHMTK" calcext:value-type="string">
            <text:p>EPLPALGNTFHMTK</text:p>
          </table:table-cell>
        </table:table-row>
        <table:table-row table:style-name="ro1">
          <table:table-cell office:value-type="string" calcext:value-type="string">
            <text:p>QMTPM(+15.99)PAVTNK</text:p>
          </table:table-cell>
          <table:table-cell table:formula="of:=SUBSTITUTE(SUBSTITUTE([.A2591];&quot;(+15.99)&quot;;&quot;&quot;);&quot;(+57.02)&quot;;&quot;&quot;)" office:value-type="string" office:string-value="QMTPMPAVTNK" calcext:value-type="string">
            <text:p>QMTPMPAVTNK</text:p>
          </table:table-cell>
        </table:table-row>
        <table:table-row table:style-name="ro1">
          <table:table-cell office:value-type="string" calcext:value-type="string">
            <text:p>RKPNTETLNHLK</text:p>
          </table:table-cell>
          <table:table-cell table:formula="of:=SUBSTITUTE(SUBSTITUTE([.A2592];&quot;(+15.99)&quot;;&quot;&quot;);&quot;(+57.02)&quot;;&quot;&quot;)" office:value-type="string" office:string-value="RKPNTETLNHLK" calcext:value-type="string">
            <text:p>RKPNTETLNHLK</text:p>
          </table:table-cell>
        </table:table-row>
        <table:table-row table:style-name="ro1">
          <table:table-cell office:value-type="string" calcext:value-type="string">
            <text:p>QSGHSSFM(+15.99)PLK</text:p>
          </table:table-cell>
          <table:table-cell table:formula="of:=SUBSTITUTE(SUBSTITUTE([.A2593];&quot;(+15.99)&quot;;&quot;&quot;);&quot;(+57.02)&quot;;&quot;&quot;)" office:value-type="string" office:string-value="QSGHSSFMPLK" calcext:value-type="string">
            <text:p>QSGHSSFMPLK</text:p>
          </table:table-cell>
        </table:table-row>
        <table:table-row table:style-name="ro1">
          <table:table-cell office:value-type="string" calcext:value-type="string">
            <text:p>ELMPDHAK</text:p>
          </table:table-cell>
          <table:table-cell table:formula="of:=SUBSTITUTE(SUBSTITUTE([.A2594];&quot;(+15.99)&quot;;&quot;&quot;);&quot;(+57.02)&quot;;&quot;&quot;)" office:value-type="string" office:string-value="ELMPDHAK" calcext:value-type="string">
            <text:p>ELMPDHAK</text:p>
          </table:table-cell>
        </table:table-row>
        <table:table-row table:style-name="ro1">
          <table:table-cell office:value-type="string" calcext:value-type="string">
            <text:p>VPQVVAASYLAR</text:p>
          </table:table-cell>
          <table:table-cell table:formula="of:=SUBSTITUTE(SUBSTITUTE([.A2595];&quot;(+15.99)&quot;;&quot;&quot;);&quot;(+57.02)&quot;;&quot;&quot;)" office:value-type="string" office:string-value="VPQVVAASYLAR" calcext:value-type="string">
            <text:p>VPQVVAASYLAR</text:p>
          </table:table-cell>
        </table:table-row>
        <table:table-row table:style-name="ro1">
          <table:table-cell office:value-type="string" calcext:value-type="string">
            <text:p>C(+57.02)C(+57.02)C(+57.02)LTAWVAAALNDGR</text:p>
          </table:table-cell>
          <table:table-cell table:formula="of:=SUBSTITUTE(SUBSTITUTE([.A2596];&quot;(+15.99)&quot;;&quot;&quot;);&quot;(+57.02)&quot;;&quot;&quot;)" office:value-type="string" office:string-value="CCCLTAWVAAALNDGR" calcext:value-type="string">
            <text:p>CCCLTAWVAAALNDGR</text:p>
          </table:table-cell>
        </table:table-row>
        <table:table-row table:style-name="ro1">
          <table:table-cell office:value-type="string" calcext:value-type="string">
            <text:p>RRDPRGDLNGSFK</text:p>
          </table:table-cell>
          <table:table-cell table:formula="of:=SUBSTITUTE(SUBSTITUTE([.A2597];&quot;(+15.99)&quot;;&quot;&quot;);&quot;(+57.02)&quot;;&quot;&quot;)" office:value-type="string" office:string-value="RRDPRGDLNGSFK" calcext:value-type="string">
            <text:p>RRDPRGDLNGSFK</text:p>
          </table:table-cell>
        </table:table-row>
        <table:table-row table:style-name="ro1">
          <table:table-cell office:value-type="string" calcext:value-type="string">
            <text:p>EPDWAVDNK</text:p>
          </table:table-cell>
          <table:table-cell table:formula="of:=SUBSTITUTE(SUBSTITUTE([.A2598];&quot;(+15.99)&quot;;&quot;&quot;);&quot;(+57.02)&quot;;&quot;&quot;)" office:value-type="string" office:string-value="EPDWAVDNK" calcext:value-type="string">
            <text:p>EPDWAVDNK</text:p>
          </table:table-cell>
        </table:table-row>
        <table:table-row table:style-name="ro1">
          <table:table-cell office:value-type="string" calcext:value-type="string">
            <text:p>KLQM(+15.99)HPPTPELDPK</text:p>
          </table:table-cell>
          <table:table-cell table:formula="of:=SUBSTITUTE(SUBSTITUTE([.A2599];&quot;(+15.99)&quot;;&quot;&quot;);&quot;(+57.02)&quot;;&quot;&quot;)" office:value-type="string" office:string-value="KLQMHPPTPELDPK" calcext:value-type="string">
            <text:p>KLQMHPPTPELDPK</text:p>
          </table:table-cell>
        </table:table-row>
        <table:table-row table:style-name="ro1">
          <table:table-cell office:value-type="string" calcext:value-type="string">
            <text:p>WFMEAWENLLNK</text:p>
          </table:table-cell>
          <table:table-cell table:formula="of:=SUBSTITUTE(SUBSTITUTE([.A2600];&quot;(+15.99)&quot;;&quot;&quot;);&quot;(+57.02)&quot;;&quot;&quot;)" office:value-type="string" office:string-value="WFMEAWENLLNK" calcext:value-type="string">
            <text:p>WFMEAWENLLNK</text:p>
          </table:table-cell>
        </table:table-row>
        <table:table-row table:style-name="ro1">
          <table:table-cell office:value-type="string" calcext:value-type="string">
            <text:p>QNVANELEDM(+15.99)GYSALK</text:p>
          </table:table-cell>
          <table:table-cell table:formula="of:=SUBSTITUTE(SUBSTITUTE([.A2601];&quot;(+15.99)&quot;;&quot;&quot;);&quot;(+57.02)&quot;;&quot;&quot;)" office:value-type="string" office:string-value="QNVANELEDMGYSALK" calcext:value-type="string">
            <text:p>QNVANELEDMGYSALK</text:p>
          </table:table-cell>
        </table:table-row>
        <table:table-row table:style-name="ro1">
          <table:table-cell office:value-type="string" calcext:value-type="string">
            <text:p>MSSALLGELLPR</text:p>
          </table:table-cell>
          <table:table-cell table:formula="of:=SUBSTITUTE(SUBSTITUTE([.A2602];&quot;(+15.99)&quot;;&quot;&quot;);&quot;(+57.02)&quot;;&quot;&quot;)" office:value-type="string" office:string-value="MSSALLGELLPR" calcext:value-type="string">
            <text:p>MSSALLGELLPR</text:p>
          </table:table-cell>
        </table:table-row>
        <table:table-row table:style-name="ro1">
          <table:table-cell office:value-type="string" calcext:value-type="string">
            <text:p>RDPNYDK</text:p>
          </table:table-cell>
          <table:table-cell table:formula="of:=SUBSTITUTE(SUBSTITUTE([.A2603];&quot;(+15.99)&quot;;&quot;&quot;);&quot;(+57.02)&quot;;&quot;&quot;)" office:value-type="string" office:string-value="RDPNYDK" calcext:value-type="string">
            <text:p>RDPNYDK</text:p>
          </table:table-cell>
        </table:table-row>
        <table:table-row table:style-name="ro1">
          <table:table-cell office:value-type="string" calcext:value-type="string">
            <text:p>ELQNEDAALENTRALLR</text:p>
          </table:table-cell>
          <table:table-cell table:formula="of:=SUBSTITUTE(SUBSTITUTE([.A2604];&quot;(+15.99)&quot;;&quot;&quot;);&quot;(+57.02)&quot;;&quot;&quot;)" office:value-type="string" office:string-value="ELQNEDAALENTRALLR" calcext:value-type="string">
            <text:p>ELQNEDAALENTRALLR</text:p>
          </table:table-cell>
        </table:table-row>
        <table:table-row table:style-name="ro1">
          <table:table-cell office:value-type="string" calcext:value-type="string">
            <text:p>FAVVNGSHLAK</text:p>
          </table:table-cell>
          <table:table-cell table:formula="of:=SUBSTITUTE(SUBSTITUTE([.A2605];&quot;(+15.99)&quot;;&quot;&quot;);&quot;(+57.02)&quot;;&quot;&quot;)" office:value-type="string" office:string-value="FAVVNGSHLAK" calcext:value-type="string">
            <text:p>FAVVNGSHLAK</text:p>
          </table:table-cell>
        </table:table-row>
        <table:table-row table:style-name="ro1">
          <table:table-cell office:value-type="string" calcext:value-type="string">
            <text:p>KAQMTVSVYVTLYK</text:p>
          </table:table-cell>
          <table:table-cell table:formula="of:=SUBSTITUTE(SUBSTITUTE([.A2606];&quot;(+15.99)&quot;;&quot;&quot;);&quot;(+57.02)&quot;;&quot;&quot;)" office:value-type="string" office:string-value="KAQMTVSVYVTLYK" calcext:value-type="string">
            <text:p>KAQMTVSVYVTLYK</text:p>
          </table:table-cell>
        </table:table-row>
        <table:table-row table:style-name="ro1">
          <table:table-cell office:value-type="string" calcext:value-type="string">
            <text:p>GKPAKPNK</text:p>
          </table:table-cell>
          <table:table-cell table:formula="of:=SUBSTITUTE(SUBSTITUTE([.A2607];&quot;(+15.99)&quot;;&quot;&quot;);&quot;(+57.02)&quot;;&quot;&quot;)" office:value-type="string" office:string-value="GKPAKPNK" calcext:value-type="string">
            <text:p>GKPAKPNK</text:p>
          </table:table-cell>
        </table:table-row>
        <table:table-row table:style-name="ro1">
          <table:table-cell office:value-type="string" calcext:value-type="string">
            <text:p>VYC(+57.02)TLVDC(+57.02)PAGVEDGFK</text:p>
          </table:table-cell>
          <table:table-cell table:formula="of:=SUBSTITUTE(SUBSTITUTE([.A2608];&quot;(+15.99)&quot;;&quot;&quot;);&quot;(+57.02)&quot;;&quot;&quot;)" office:value-type="string" office:string-value="VYCTLVDCPAGVEDGFK" calcext:value-type="string">
            <text:p>VYCTLVDCPAGVEDGFK</text:p>
          </table:table-cell>
        </table:table-row>
        <table:table-row table:style-name="ro1">
          <table:table-cell office:value-type="string" calcext:value-type="string">
            <text:p>ETTNQLNGC(+57.02)PLR</text:p>
          </table:table-cell>
          <table:table-cell table:formula="of:=SUBSTITUTE(SUBSTITUTE([.A2609];&quot;(+15.99)&quot;;&quot;&quot;);&quot;(+57.02)&quot;;&quot;&quot;)" office:value-type="string" office:string-value="ETTNQLNGCPLR" calcext:value-type="string">
            <text:p>ETTNQLNGCPLR</text:p>
          </table:table-cell>
        </table:table-row>
        <table:table-row table:style-name="ro1">
          <table:table-cell office:value-type="string" calcext:value-type="string">
            <text:p>DVEPLVLEEPGQYK</text:p>
          </table:table-cell>
          <table:table-cell table:formula="of:=SUBSTITUTE(SUBSTITUTE([.A2610];&quot;(+15.99)&quot;;&quot;&quot;);&quot;(+57.02)&quot;;&quot;&quot;)" office:value-type="string" office:string-value="DVEPLVLEEPGQYK" calcext:value-type="string">
            <text:p>DVEPLVLEEPGQYK</text:p>
          </table:table-cell>
        </table:table-row>
        <table:table-row table:style-name="ro1">
          <table:table-cell office:value-type="string" calcext:value-type="string">
            <text:p>C(+57.02)C(+57.02)YSLAEPER</text:p>
          </table:table-cell>
          <table:table-cell table:formula="of:=SUBSTITUTE(SUBSTITUTE([.A2611];&quot;(+15.99)&quot;;&quot;&quot;);&quot;(+57.02)&quot;;&quot;&quot;)" office:value-type="string" office:string-value="CCYSLAEPER" calcext:value-type="string">
            <text:p>CCYSLAEPER</text:p>
          </table:table-cell>
        </table:table-row>
        <table:table-row table:style-name="ro1">
          <table:table-cell office:value-type="string" calcext:value-type="string">
            <text:p>HMTLPPDGR</text:p>
          </table:table-cell>
          <table:table-cell table:formula="of:=SUBSTITUTE(SUBSTITUTE([.A2612];&quot;(+15.99)&quot;;&quot;&quot;);&quot;(+57.02)&quot;;&quot;&quot;)" office:value-type="string" office:string-value="HMTLPPDGR" calcext:value-type="string">
            <text:p>HMTLPPDGR</text:p>
          </table:table-cell>
        </table:table-row>
        <table:table-row table:style-name="ro1">
          <table:table-cell office:value-type="string" calcext:value-type="string">
            <text:p>MTLFEMQALAVSNK</text:p>
          </table:table-cell>
          <table:table-cell table:formula="of:=SUBSTITUTE(SUBSTITUTE([.A2613];&quot;(+15.99)&quot;;&quot;&quot;);&quot;(+57.02)&quot;;&quot;&quot;)" office:value-type="string" office:string-value="MTLFEMQALAVSNK" calcext:value-type="string">
            <text:p>MTLFEMQALAVSNK</text:p>
          </table:table-cell>
        </table:table-row>
        <table:table-row table:style-name="ro1">
          <table:table-cell office:value-type="string" calcext:value-type="string">
            <text:p>EVEPALGDGPM(+15.99)LNADK</text:p>
          </table:table-cell>
          <table:table-cell table:formula="of:=SUBSTITUTE(SUBSTITUTE([.A2614];&quot;(+15.99)&quot;;&quot;&quot;);&quot;(+57.02)&quot;;&quot;&quot;)" office:value-type="string" office:string-value="EVEPALGDGPMLNADK" calcext:value-type="string">
            <text:p>EVEPALGDGPMLNADK</text:p>
          </table:table-cell>
        </table:table-row>
        <table:table-row table:style-name="ro1">
          <table:table-cell office:value-type="string" calcext:value-type="string">
            <text:p>QPDEYVLASGNK</text:p>
          </table:table-cell>
          <table:table-cell table:formula="of:=SUBSTITUTE(SUBSTITUTE([.A2615];&quot;(+15.99)&quot;;&quot;&quot;);&quot;(+57.02)&quot;;&quot;&quot;)" office:value-type="string" office:string-value="QPDEYVLASGNK" calcext:value-type="string">
            <text:p>QPDEYVLASGNK</text:p>
          </table:table-cell>
        </table:table-row>
        <table:table-row table:style-name="ro2">
          <table:table-cell office:value-type="string" calcext:value-type="string">
            <text:p>EENC(+57.02)LTAVLTNGQLLTEDAGLK</text:p>
          </table:table-cell>
          <table:table-cell table:formula="of:=SUBSTITUTE(SUBSTITUTE([.A2616];&quot;(+15.99)&quot;;&quot;&quot;);&quot;(+57.02)&quot;;&quot;&quot;)" office:value-type="string" office:string-value="EENCLTAVLTNGQLLTEDAGLK" calcext:value-type="string">
            <text:p>EENCLTAVLTNGQLLTEDAGLK</text:p>
          </table:table-cell>
        </table:table-row>
        <table:table-row table:style-name="ro2">
          <table:table-cell office:value-type="string" calcext:value-type="string">
            <text:p>M(+15.99)FSFLSDNVAVEKFDYNK</text:p>
          </table:table-cell>
          <table:table-cell table:formula="of:=SUBSTITUTE(SUBSTITUTE([.A2617];&quot;(+15.99)&quot;;&quot;&quot;);&quot;(+57.02)&quot;;&quot;&quot;)" office:value-type="string" office:string-value="MFSFLSDNVAVEKFDYNK" calcext:value-type="string">
            <text:p>MFSFLSDNVAVEKFDYNK</text:p>
          </table:table-cell>
        </table:table-row>
        <table:table-row table:style-name="ro1">
          <table:table-cell office:value-type="string" calcext:value-type="string">
            <text:p>WVNGDPTDQMYNLPK</text:p>
          </table:table-cell>
          <table:table-cell table:formula="of:=SUBSTITUTE(SUBSTITUTE([.A2618];&quot;(+15.99)&quot;;&quot;&quot;);&quot;(+57.02)&quot;;&quot;&quot;)" office:value-type="string" office:string-value="WVNGDPTDQMYNLPK" calcext:value-type="string">
            <text:p>WVNGDPTDQMYNLPK</text:p>
          </table:table-cell>
        </table:table-row>
        <table:table-row table:style-name="ro1">
          <table:table-cell office:value-type="string" calcext:value-type="string">
            <text:p>FSTQNLNK</text:p>
          </table:table-cell>
          <table:table-cell table:formula="of:=SUBSTITUTE(SUBSTITUTE([.A2619];&quot;(+15.99)&quot;;&quot;&quot;);&quot;(+57.02)&quot;;&quot;&quot;)" office:value-type="string" office:string-value="FSTQNLNK" calcext:value-type="string">
            <text:p>FSTQNLNK</text:p>
          </table:table-cell>
        </table:table-row>
        <table:table-row table:style-name="ro1">
          <table:table-cell office:value-type="string" calcext:value-type="string">
            <text:p>HMSALTMC(+57.02)ARPR</text:p>
          </table:table-cell>
          <table:table-cell table:formula="of:=SUBSTITUTE(SUBSTITUTE([.A2620];&quot;(+15.99)&quot;;&quot;&quot;);&quot;(+57.02)&quot;;&quot;&quot;)" office:value-type="string" office:string-value="HMSALTMCARPR" calcext:value-type="string">
            <text:p>HMSALTMCARPR</text:p>
          </table:table-cell>
        </table:table-row>
        <table:table-row table:style-name="ro1">
          <table:table-cell office:value-type="string" calcext:value-type="string">
            <text:p>RKSNSFGFNHTLC(+57.02)LAFSK</text:p>
          </table:table-cell>
          <table:table-cell table:formula="of:=SUBSTITUTE(SUBSTITUTE([.A2621];&quot;(+15.99)&quot;;&quot;&quot;);&quot;(+57.02)&quot;;&quot;&quot;)" office:value-type="string" office:string-value="RKSNSFGFNHTLCLAFSK" calcext:value-type="string">
            <text:p>RKSNSFGFNHTLCLAFSK</text:p>
          </table:table-cell>
        </table:table-row>
        <table:table-row table:style-name="ro1">
          <table:table-cell office:value-type="string" calcext:value-type="string">
            <text:p>NM(+15.99)PM(+15.99)WLPETPPK</text:p>
          </table:table-cell>
          <table:table-cell table:formula="of:=SUBSTITUTE(SUBSTITUTE([.A2622];&quot;(+15.99)&quot;;&quot;&quot;);&quot;(+57.02)&quot;;&quot;&quot;)" office:value-type="string" office:string-value="NMPMWLPETPPK" calcext:value-type="string">
            <text:p>NMPMWLPETPPK</text:p>
          </table:table-cell>
        </table:table-row>
        <table:table-row table:style-name="ro1">
          <table:table-cell office:value-type="string" calcext:value-type="string">
            <text:p>EPNSDRR</text:p>
          </table:table-cell>
          <table:table-cell table:formula="of:=SUBSTITUTE(SUBSTITUTE([.A2623];&quot;(+15.99)&quot;;&quot;&quot;);&quot;(+57.02)&quot;;&quot;&quot;)" office:value-type="string" office:string-value="EPNSDRR" calcext:value-type="string">
            <text:p>EPNSDRR</text:p>
          </table:table-cell>
        </table:table-row>
        <table:table-row table:style-name="ro1">
          <table:table-cell office:value-type="string" calcext:value-type="string">
            <text:p>GLYSDHAQPKYK</text:p>
          </table:table-cell>
          <table:table-cell table:formula="of:=SUBSTITUTE(SUBSTITUTE([.A2624];&quot;(+15.99)&quot;;&quot;&quot;);&quot;(+57.02)&quot;;&quot;&quot;)" office:value-type="string" office:string-value="GLYSDHAQPKYK" calcext:value-type="string">
            <text:p>GLYSDHAQPKYK</text:p>
          </table:table-cell>
        </table:table-row>
        <table:table-row table:style-name="ro1">
          <table:table-cell office:value-type="string" calcext:value-type="string">
            <text:p>FAFNLPVGDK</text:p>
          </table:table-cell>
          <table:table-cell table:formula="of:=SUBSTITUTE(SUBSTITUTE([.A2625];&quot;(+15.99)&quot;;&quot;&quot;);&quot;(+57.02)&quot;;&quot;&quot;)" office:value-type="string" office:string-value="FAFNLPVGDK" calcext:value-type="string">
            <text:p>FAFNLPVGDK</text:p>
          </table:table-cell>
        </table:table-row>
        <table:table-row table:style-name="ro1">
          <table:table-cell office:value-type="string" calcext:value-type="string">
            <text:p>DEVANVHDDTK</text:p>
          </table:table-cell>
          <table:table-cell table:formula="of:=SUBSTITUTE(SUBSTITUTE([.A2626];&quot;(+15.99)&quot;;&quot;&quot;);&quot;(+57.02)&quot;;&quot;&quot;)" office:value-type="string" office:string-value="DEVANVHDDTK" calcext:value-type="string">
            <text:p>DEVANVHDDTK</text:p>
          </table:table-cell>
        </table:table-row>
        <table:table-row table:style-name="ro1">
          <table:table-cell office:value-type="string" calcext:value-type="string">
            <text:p>WTLGKPVDER</text:p>
          </table:table-cell>
          <table:table-cell table:formula="of:=SUBSTITUTE(SUBSTITUTE([.A2627];&quot;(+15.99)&quot;;&quot;&quot;);&quot;(+57.02)&quot;;&quot;&quot;)" office:value-type="string" office:string-value="WTLGKPVDER" calcext:value-type="string">
            <text:p>WTLGKPVDER</text:p>
          </table:table-cell>
        </table:table-row>
        <table:table-row table:style-name="ro1">
          <table:table-cell office:value-type="string" calcext:value-type="string">
            <text:p>LNVSLNGLFAAPK</text:p>
          </table:table-cell>
          <table:table-cell table:formula="of:=SUBSTITUTE(SUBSTITUTE([.A2628];&quot;(+15.99)&quot;;&quot;&quot;);&quot;(+57.02)&quot;;&quot;&quot;)" office:value-type="string" office:string-value="LNVSLNGLFAAPK" calcext:value-type="string">
            <text:p>LNVSLNGLFAAPK</text:p>
          </table:table-cell>
        </table:table-row>
        <table:table-row table:style-name="ro1">
          <table:table-cell office:value-type="string" calcext:value-type="string">
            <text:p>YSFHALK</text:p>
          </table:table-cell>
          <table:table-cell table:formula="of:=SUBSTITUTE(SUBSTITUTE([.A2629];&quot;(+15.99)&quot;;&quot;&quot;);&quot;(+57.02)&quot;;&quot;&quot;)" office:value-type="string" office:string-value="YSFHALK" calcext:value-type="string">
            <text:p>YSFHALK</text:p>
          </table:table-cell>
        </table:table-row>
        <table:table-row table:style-name="ro1">
          <table:table-cell office:value-type="string" calcext:value-type="string">
            <text:p>GHM(+15.99)PLLEC(+57.02)TGPK</text:p>
          </table:table-cell>
          <table:table-cell table:formula="of:=SUBSTITUTE(SUBSTITUTE([.A2630];&quot;(+15.99)&quot;;&quot;&quot;);&quot;(+57.02)&quot;;&quot;&quot;)" office:value-type="string" office:string-value="GHMPLLECTGPK" calcext:value-type="string">
            <text:p>GHMPLLECTGPK</text:p>
          </table:table-cell>
        </table:table-row>
        <table:table-row table:style-name="ro1">
          <table:table-cell office:value-type="string" calcext:value-type="string">
            <text:p>NVAAEC(+57.02)C(+57.02)SSM(+15.99)K</text:p>
          </table:table-cell>
          <table:table-cell table:formula="of:=SUBSTITUTE(SUBSTITUTE([.A2631];&quot;(+15.99)&quot;;&quot;&quot;);&quot;(+57.02)&quot;;&quot;&quot;)" office:value-type="string" office:string-value="NVAAECCSSMK" calcext:value-type="string">
            <text:p>NVAAECCSSMK</text:p>
          </table:table-cell>
        </table:table-row>
        <table:table-row table:style-name="ro1">
          <table:table-cell office:value-type="string" calcext:value-type="string">
            <text:p>EFPQLLNDRTLAK</text:p>
          </table:table-cell>
          <table:table-cell table:formula="of:=SUBSTITUTE(SUBSTITUTE([.A2632];&quot;(+15.99)&quot;;&quot;&quot;);&quot;(+57.02)&quot;;&quot;&quot;)" office:value-type="string" office:string-value="EFPQLLNDRTLAK" calcext:value-type="string">
            <text:p>EFPQLLNDRTLAK</text:p>
          </table:table-cell>
        </table:table-row>
        <table:table-row table:style-name="ro1">
          <table:table-cell office:value-type="string" calcext:value-type="string">
            <text:p>KFLANPEALLELLEMHK</text:p>
          </table:table-cell>
          <table:table-cell table:formula="of:=SUBSTITUTE(SUBSTITUTE([.A2633];&quot;(+15.99)&quot;;&quot;&quot;);&quot;(+57.02)&quot;;&quot;&quot;)" office:value-type="string" office:string-value="KFLANPEALLELLEMHK" calcext:value-type="string">
            <text:p>KFLANPEALLELLEMHK</text:p>
          </table:table-cell>
        </table:table-row>
        <table:table-row table:style-name="ro1">
          <table:table-cell office:value-type="string" calcext:value-type="string">
            <text:p>KELVFYDGVFSEK</text:p>
          </table:table-cell>
          <table:table-cell table:formula="of:=SUBSTITUTE(SUBSTITUTE([.A2634];&quot;(+15.99)&quot;;&quot;&quot;);&quot;(+57.02)&quot;;&quot;&quot;)" office:value-type="string" office:string-value="KELVFYDGVFSEK" calcext:value-type="string">
            <text:p>KELVFYDGVFSEK</text:p>
          </table:table-cell>
        </table:table-row>
        <table:table-row table:style-name="ro1">
          <table:table-cell office:value-type="string" calcext:value-type="string">
            <text:p>REWDLEYLATQR</text:p>
          </table:table-cell>
          <table:table-cell table:formula="of:=SUBSTITUTE(SUBSTITUTE([.A2635];&quot;(+15.99)&quot;;&quot;&quot;);&quot;(+57.02)&quot;;&quot;&quot;)" office:value-type="string" office:string-value="REWDLEYLATQR" calcext:value-type="string">
            <text:p>REWDLEYLATQR</text:p>
          </table:table-cell>
        </table:table-row>
        <table:table-row table:style-name="ro1">
          <table:table-cell office:value-type="string" calcext:value-type="string">
            <text:p>RADAYSLK</text:p>
          </table:table-cell>
          <table:table-cell table:formula="of:=SUBSTITUTE(SUBSTITUTE([.A2636];&quot;(+15.99)&quot;;&quot;&quot;);&quot;(+57.02)&quot;;&quot;&quot;)" office:value-type="string" office:string-value="RADAYSLK" calcext:value-type="string">
            <text:p>RADAYSLK</text:p>
          </table:table-cell>
        </table:table-row>
        <table:table-row table:style-name="ro1">
          <table:table-cell office:value-type="string" calcext:value-type="string">
            <text:p>QSFLLLFLEYMTDK</text:p>
          </table:table-cell>
          <table:table-cell table:formula="of:=SUBSTITUTE(SUBSTITUTE([.A2637];&quot;(+15.99)&quot;;&quot;&quot;);&quot;(+57.02)&quot;;&quot;&quot;)" office:value-type="string" office:string-value="QSFLLLFLEYMTDK" calcext:value-type="string">
            <text:p>QSFLLLFLEYMTDK</text:p>
          </table:table-cell>
        </table:table-row>
        <table:table-row table:style-name="ro1">
          <table:table-cell office:value-type="string" calcext:value-type="string">
            <text:p>HC(+57.02)C(+57.02)DDVLLSEK</text:p>
          </table:table-cell>
          <table:table-cell table:formula="of:=SUBSTITUTE(SUBSTITUTE([.A2638];&quot;(+15.99)&quot;;&quot;&quot;);&quot;(+57.02)&quot;;&quot;&quot;)" office:value-type="string" office:string-value="HCCDDVLLSEK" calcext:value-type="string">
            <text:p>HCCDDVLLSEK</text:p>
          </table:table-cell>
        </table:table-row>
        <table:table-row table:style-name="ro2">
          <table:table-cell office:value-type="string" calcext:value-type="string">
            <text:p>RGC(+57.02)ELLAVKPDTASTKVLSR</text:p>
          </table:table-cell>
          <table:table-cell table:formula="of:=SUBSTITUTE(SUBSTITUTE([.A2639];&quot;(+15.99)&quot;;&quot;&quot;);&quot;(+57.02)&quot;;&quot;&quot;)" office:value-type="string" office:string-value="RGCELLAVKPDTASTKVLSR" calcext:value-type="string">
            <text:p>RGCELLAVKPDTASTKVLSR</text:p>
          </table:table-cell>
        </table:table-row>
        <table:table-row table:style-name="ro1">
          <table:table-cell office:value-type="string" calcext:value-type="string">
            <text:p>RSAMQTHVKR</text:p>
          </table:table-cell>
          <table:table-cell table:formula="of:=SUBSTITUTE(SUBSTITUTE([.A2640];&quot;(+15.99)&quot;;&quot;&quot;);&quot;(+57.02)&quot;;&quot;&quot;)" office:value-type="string" office:string-value="RSAMQTHVKR" calcext:value-type="string">
            <text:p>RSAMQTHVKR</text:p>
          </table:table-cell>
        </table:table-row>
        <table:table-row table:style-name="ro1">
          <table:table-cell office:value-type="string" calcext:value-type="string">
            <text:p>NMVLWQLR</text:p>
          </table:table-cell>
          <table:table-cell table:formula="of:=SUBSTITUTE(SUBSTITUTE([.A2641];&quot;(+15.99)&quot;;&quot;&quot;);&quot;(+57.02)&quot;;&quot;&quot;)" office:value-type="string" office:string-value="NMVLWQLR" calcext:value-type="string">
            <text:p>NMVLWQLR</text:p>
          </table:table-cell>
        </table:table-row>
        <table:table-row table:style-name="ro1">
          <table:table-cell office:value-type="string" calcext:value-type="string">
            <text:p>EYWPGAVLLVKGK</text:p>
          </table:table-cell>
          <table:table-cell table:formula="of:=SUBSTITUTE(SUBSTITUTE([.A2642];&quot;(+15.99)&quot;;&quot;&quot;);&quot;(+57.02)&quot;;&quot;&quot;)" office:value-type="string" office:string-value="EYWPGAVLLVKGK" calcext:value-type="string">
            <text:p>EYWPGAVLLVKGK</text:p>
          </table:table-cell>
        </table:table-row>
        <table:table-row table:style-name="ro1">
          <table:table-cell office:value-type="string" calcext:value-type="string">
            <text:p>VATQTPNQVQVDLK</text:p>
          </table:table-cell>
          <table:table-cell table:formula="of:=SUBSTITUTE(SUBSTITUTE([.A2643];&quot;(+15.99)&quot;;&quot;&quot;);&quot;(+57.02)&quot;;&quot;&quot;)" office:value-type="string" office:string-value="VATQTPNQVQVDLK" calcext:value-type="string">
            <text:p>VATQTPNQVQVDLK</text:p>
          </table:table-cell>
        </table:table-row>
        <table:table-row table:style-name="ro1">
          <table:table-cell office:value-type="string" calcext:value-type="string">
            <text:p>WMRLPQM(+15.99)EC(+57.02)LFPAPK</text:p>
          </table:table-cell>
          <table:table-cell table:formula="of:=SUBSTITUTE(SUBSTITUTE([.A2644];&quot;(+15.99)&quot;;&quot;&quot;);&quot;(+57.02)&quot;;&quot;&quot;)" office:value-type="string" office:string-value="WMRLPQMECLFPAPK" calcext:value-type="string">
            <text:p>WMRLPQMECLFPAPK</text:p>
          </table:table-cell>
        </table:table-row>
        <table:table-row table:style-name="ro1">
          <table:table-cell office:value-type="string" calcext:value-type="string">
            <text:p>FWDHTLPM(+15.99)GPK</text:p>
          </table:table-cell>
          <table:table-cell table:formula="of:=SUBSTITUTE(SUBSTITUTE([.A2645];&quot;(+15.99)&quot;;&quot;&quot;);&quot;(+57.02)&quot;;&quot;&quot;)" office:value-type="string" office:string-value="FWDHTLPMGPK" calcext:value-type="string">
            <text:p>FWDHTLPMGPK</text:p>
          </table:table-cell>
        </table:table-row>
        <table:table-row table:style-name="ro1">
          <table:table-cell office:value-type="string" calcext:value-type="string">
            <text:p>TSNAEAQDVHR</text:p>
          </table:table-cell>
          <table:table-cell table:formula="of:=SUBSTITUTE(SUBSTITUTE([.A2646];&quot;(+15.99)&quot;;&quot;&quot;);&quot;(+57.02)&quot;;&quot;&quot;)" office:value-type="string" office:string-value="TSNAEAQDVHR" calcext:value-type="string">
            <text:p>TSNAEAQDVHR</text:p>
          </table:table-cell>
        </table:table-row>
        <table:table-row table:style-name="ro1">
          <table:table-cell office:value-type="string" calcext:value-type="string">
            <text:p>RGPC(+57.02)LPRHKDK</text:p>
          </table:table-cell>
          <table:table-cell table:formula="of:=SUBSTITUTE(SUBSTITUTE([.A2647];&quot;(+15.99)&quot;;&quot;&quot;);&quot;(+57.02)&quot;;&quot;&quot;)" office:value-type="string" office:string-value="RGPCLPRHKDK" calcext:value-type="string">
            <text:p>RGPCLPRHKDK</text:p>
          </table:table-cell>
        </table:table-row>
        <table:table-row table:style-name="ro1">
          <table:table-cell office:value-type="string" calcext:value-type="string">
            <text:p>KNPFLQHDMPK</text:p>
          </table:table-cell>
          <table:table-cell table:formula="of:=SUBSTITUTE(SUBSTITUTE([.A2648];&quot;(+15.99)&quot;;&quot;&quot;);&quot;(+57.02)&quot;;&quot;&quot;)" office:value-type="string" office:string-value="KNPFLQHDMPK" calcext:value-type="string">
            <text:p>KNPFLQHDMPK</text:p>
          </table:table-cell>
        </table:table-row>
        <table:table-row table:style-name="ro1">
          <table:table-cell office:value-type="string" calcext:value-type="string">
            <text:p>KKKASSAEFGVGNK</text:p>
          </table:table-cell>
          <table:table-cell table:formula="of:=SUBSTITUTE(SUBSTITUTE([.A2649];&quot;(+15.99)&quot;;&quot;&quot;);&quot;(+57.02)&quot;;&quot;&quot;)" office:value-type="string" office:string-value="KKKASSAEFGVGNK" calcext:value-type="string">
            <text:p>KKKASSAEFGVGNK</text:p>
          </table:table-cell>
        </table:table-row>
        <table:table-row table:style-name="ro1">
          <table:table-cell office:value-type="string" calcext:value-type="string">
            <text:p>GNMNQSTEGAVLESLC(+57.02)K</text:p>
          </table:table-cell>
          <table:table-cell table:formula="of:=SUBSTITUTE(SUBSTITUTE([.A2650];&quot;(+15.99)&quot;;&quot;&quot;);&quot;(+57.02)&quot;;&quot;&quot;)" office:value-type="string" office:string-value="GNMNQSTEGAVLESLCK" calcext:value-type="string">
            <text:p>GNMNQSTEGAVLESLCK</text:p>
          </table:table-cell>
        </table:table-row>
        <table:table-row table:style-name="ro1">
          <table:table-cell office:value-type="string" calcext:value-type="string">
            <text:p>EMQDKHSYVK</text:p>
          </table:table-cell>
          <table:table-cell table:formula="of:=SUBSTITUTE(SUBSTITUTE([.A2651];&quot;(+15.99)&quot;;&quot;&quot;);&quot;(+57.02)&quot;;&quot;&quot;)" office:value-type="string" office:string-value="EMQDKHSYVK" calcext:value-type="string">
            <text:p>EMQDKHSYVK</text:p>
          </table:table-cell>
        </table:table-row>
        <table:table-row table:style-name="ro1">
          <table:table-cell office:value-type="string" calcext:value-type="string">
            <text:p>NHRLPLYLEFLRK</text:p>
          </table:table-cell>
          <table:table-cell table:formula="of:=SUBSTITUTE(SUBSTITUTE([.A2652];&quot;(+15.99)&quot;;&quot;&quot;);&quot;(+57.02)&quot;;&quot;&quot;)" office:value-type="string" office:string-value="NHRLPLYLEFLRK" calcext:value-type="string">
            <text:p>NHRLPLYLEFLRK</text:p>
          </table:table-cell>
        </table:table-row>
        <table:table-row table:style-name="ro1">
          <table:table-cell office:value-type="string" calcext:value-type="string">
            <text:p>LPVSDLEHGNK</text:p>
          </table:table-cell>
          <table:table-cell table:formula="of:=SUBSTITUTE(SUBSTITUTE([.A2653];&quot;(+15.99)&quot;;&quot;&quot;);&quot;(+57.02)&quot;;&quot;&quot;)" office:value-type="string" office:string-value="LPVSDLEHGNK" calcext:value-type="string">
            <text:p>LPVSDLEHGNK</text:p>
          </table:table-cell>
        </table:table-row>
        <table:table-row table:style-name="ro1">
          <table:table-cell office:value-type="string" calcext:value-type="string">
            <text:p>KAFDASLVNGLHSLPK</text:p>
          </table:table-cell>
          <table:table-cell table:formula="of:=SUBSTITUTE(SUBSTITUTE([.A2654];&quot;(+15.99)&quot;;&quot;&quot;);&quot;(+57.02)&quot;;&quot;&quot;)" office:value-type="string" office:string-value="KAFDASLVNGLHSLPK" calcext:value-type="string">
            <text:p>KAFDASLVNGLHSLPK</text:p>
          </table:table-cell>
        </table:table-row>
        <table:table-row table:style-name="ro1">
          <table:table-cell office:value-type="string" calcext:value-type="string">
            <text:p>LAFPSRGQLEPK</text:p>
          </table:table-cell>
          <table:table-cell table:formula="of:=SUBSTITUTE(SUBSTITUTE([.A2655];&quot;(+15.99)&quot;;&quot;&quot;);&quot;(+57.02)&quot;;&quot;&quot;)" office:value-type="string" office:string-value="LAFPSRGQLEPK" calcext:value-type="string">
            <text:p>LAFPSRGQLEPK</text:p>
          </table:table-cell>
        </table:table-row>
        <table:table-row table:style-name="ro1">
          <table:table-cell office:value-type="string" calcext:value-type="string">
            <text:p>VVADDVVDHVLPDVVK</text:p>
          </table:table-cell>
          <table:table-cell table:formula="of:=SUBSTITUTE(SUBSTITUTE([.A2656];&quot;(+15.99)&quot;;&quot;&quot;);&quot;(+57.02)&quot;;&quot;&quot;)" office:value-type="string" office:string-value="VVADDVVDHVLPDVVK" calcext:value-type="string">
            <text:p>VVADDVVDHVLPDVVK</text:p>
          </table:table-cell>
        </table:table-row>
        <table:table-row table:style-name="ro1">
          <table:table-cell office:value-type="string" calcext:value-type="string">
            <text:p>SC(+57.02)SC(+57.02)HLC(+57.02)LSQLLLLPR</text:p>
          </table:table-cell>
          <table:table-cell table:formula="of:=SUBSTITUTE(SUBSTITUTE([.A2657];&quot;(+15.99)&quot;;&quot;&quot;);&quot;(+57.02)&quot;;&quot;&quot;)" office:value-type="string" office:string-value="SCSCHLCLSQLLLLPR" calcext:value-type="string">
            <text:p>SCSCHLCLSQLLLLPR</text:p>
          </table:table-cell>
        </table:table-row>
        <table:table-row table:style-name="ro1">
          <table:table-cell office:value-type="string" calcext:value-type="string">
            <text:p>GC(+57.02)YEDPLDQKLK</text:p>
          </table:table-cell>
          <table:table-cell table:formula="of:=SUBSTITUTE(SUBSTITUTE([.A2658];&quot;(+15.99)&quot;;&quot;&quot;);&quot;(+57.02)&quot;;&quot;&quot;)" office:value-type="string" office:string-value="GCYEDPLDQKLK" calcext:value-type="string">
            <text:p>GCYEDPLDQKLK</text:p>
          </table:table-cell>
        </table:table-row>
        <table:table-row table:style-name="ro1">
          <table:table-cell office:value-type="string" calcext:value-type="string">
            <text:p>GPPVYVKLEVYVK</text:p>
          </table:table-cell>
          <table:table-cell table:formula="of:=SUBSTITUTE(SUBSTITUTE([.A2659];&quot;(+15.99)&quot;;&quot;&quot;);&quot;(+57.02)&quot;;&quot;&quot;)" office:value-type="string" office:string-value="GPPVYVKLEVYVK" calcext:value-type="string">
            <text:p>GPPVYVKLEVYVK</text:p>
          </table:table-cell>
        </table:table-row>
        <table:table-row table:style-name="ro1">
          <table:table-cell office:value-type="string" calcext:value-type="string">
            <text:p>QM(+15.99)M(+15.99)YNPEVK</text:p>
          </table:table-cell>
          <table:table-cell table:formula="of:=SUBSTITUTE(SUBSTITUTE([.A2660];&quot;(+15.99)&quot;;&quot;&quot;);&quot;(+57.02)&quot;;&quot;&quot;)" office:value-type="string" office:string-value="QMMYNPEVK" calcext:value-type="string">
            <text:p>QMMYNPEVK</text:p>
          </table:table-cell>
        </table:table-row>
        <table:table-row table:style-name="ro1">
          <table:table-cell office:value-type="string" calcext:value-type="string">
            <text:p>HLPRLHGPLNEK</text:p>
          </table:table-cell>
          <table:table-cell table:formula="of:=SUBSTITUTE(SUBSTITUTE([.A2661];&quot;(+15.99)&quot;;&quot;&quot;);&quot;(+57.02)&quot;;&quot;&quot;)" office:value-type="string" office:string-value="HLPRLHGPLNEK" calcext:value-type="string">
            <text:p>HLPRLHGPLNEK</text:p>
          </table:table-cell>
        </table:table-row>
        <table:table-row table:style-name="ro1">
          <table:table-cell office:value-type="string" calcext:value-type="string">
            <text:p>QPFNQYPK</text:p>
          </table:table-cell>
          <table:table-cell table:formula="of:=SUBSTITUTE(SUBSTITUTE([.A2662];&quot;(+15.99)&quot;;&quot;&quot;);&quot;(+57.02)&quot;;&quot;&quot;)" office:value-type="string" office:string-value="QPFNQYPK" calcext:value-type="string">
            <text:p>QPFNQYPK</text:p>
          </table:table-cell>
        </table:table-row>
        <table:table-row table:style-name="ro1">
          <table:table-cell office:value-type="string" calcext:value-type="string">
            <text:p>NLSDDC(+57.02)R</text:p>
          </table:table-cell>
          <table:table-cell table:formula="of:=SUBSTITUTE(SUBSTITUTE([.A2663];&quot;(+15.99)&quot;;&quot;&quot;);&quot;(+57.02)&quot;;&quot;&quot;)" office:value-type="string" office:string-value="NLSDDCR" calcext:value-type="string">
            <text:p>NLSDDCR</text:p>
          </table:table-cell>
        </table:table-row>
        <table:table-row table:style-name="ro1">
          <table:table-cell office:value-type="string" calcext:value-type="string">
            <text:p>ALLVKDLVGC(+57.02)LPAVLPK</text:p>
          </table:table-cell>
          <table:table-cell table:formula="of:=SUBSTITUTE(SUBSTITUTE([.A2664];&quot;(+15.99)&quot;;&quot;&quot;);&quot;(+57.02)&quot;;&quot;&quot;)" office:value-type="string" office:string-value="ALLVKDLVGCLPAVLPK" calcext:value-type="string">
            <text:p>ALLVKDLVGCLPAVLPK</text:p>
          </table:table-cell>
        </table:table-row>
        <table:table-row table:style-name="ro1">
          <table:table-cell office:value-type="string" calcext:value-type="string">
            <text:p>QM(+15.99)ALVARANK</text:p>
          </table:table-cell>
          <table:table-cell table:formula="of:=SUBSTITUTE(SUBSTITUTE([.A2665];&quot;(+15.99)&quot;;&quot;&quot;);&quot;(+57.02)&quot;;&quot;&quot;)" office:value-type="string" office:string-value="QMALVARANK" calcext:value-type="string">
            <text:p>QMALVARANK</text:p>
          </table:table-cell>
        </table:table-row>
        <table:table-row table:style-name="ro1">
          <table:table-cell office:value-type="string" calcext:value-type="string">
            <text:p>EC(+57.02)YM(+15.99)GEQQM(+15.99)YTK</text:p>
          </table:table-cell>
          <table:table-cell table:formula="of:=SUBSTITUTE(SUBSTITUTE([.A2666];&quot;(+15.99)&quot;;&quot;&quot;);&quot;(+57.02)&quot;;&quot;&quot;)" office:value-type="string" office:string-value="ECYMGEQQMYTK" calcext:value-type="string">
            <text:p>ECYMGEQQMYTK</text:p>
          </table:table-cell>
        </table:table-row>
        <table:table-row table:style-name="ro1">
          <table:table-cell office:value-type="string" calcext:value-type="string">
            <text:p>AFENATMKLDPPK</text:p>
          </table:table-cell>
          <table:table-cell table:formula="of:=SUBSTITUTE(SUBSTITUTE([.A2667];&quot;(+15.99)&quot;;&quot;&quot;);&quot;(+57.02)&quot;;&quot;&quot;)" office:value-type="string" office:string-value="AFENATMKLDPPK" calcext:value-type="string">
            <text:p>AFENATMKLDPPK</text:p>
          </table:table-cell>
        </table:table-row>
        <table:table-row table:style-name="ro1">
          <table:table-cell office:value-type="string" calcext:value-type="string">
            <text:p>EDWLDEPYLLLTENK</text:p>
          </table:table-cell>
          <table:table-cell table:formula="of:=SUBSTITUTE(SUBSTITUTE([.A2668];&quot;(+15.99)&quot;;&quot;&quot;);&quot;(+57.02)&quot;;&quot;&quot;)" office:value-type="string" office:string-value="EDWLDEPYLLLTENK" calcext:value-type="string">
            <text:p>EDWLDEPYLLLTENK</text:p>
          </table:table-cell>
        </table:table-row>
        <table:table-row table:style-name="ro1">
          <table:table-cell office:value-type="string" calcext:value-type="string">
            <text:p>SNVVNPVLGK</text:p>
          </table:table-cell>
          <table:table-cell table:formula="of:=SUBSTITUTE(SUBSTITUTE([.A2669];&quot;(+15.99)&quot;;&quot;&quot;);&quot;(+57.02)&quot;;&quot;&quot;)" office:value-type="string" office:string-value="SNVVNPVLGK" calcext:value-type="string">
            <text:p>SNVVNPVLGK</text:p>
          </table:table-cell>
        </table:table-row>
        <table:table-row table:style-name="ro1">
          <table:table-cell office:value-type="string" calcext:value-type="string">
            <text:p>HDM(+15.99)M(+15.99)LYEEDC(+57.02)ER</text:p>
          </table:table-cell>
          <table:table-cell table:formula="of:=SUBSTITUTE(SUBSTITUTE([.A2670];&quot;(+15.99)&quot;;&quot;&quot;);&quot;(+57.02)&quot;;&quot;&quot;)" office:value-type="string" office:string-value="HDMMLYEEDCER" calcext:value-type="string">
            <text:p>HDMMLYEEDCER</text:p>
          </table:table-cell>
        </table:table-row>
        <table:table-row table:style-name="ro1">
          <table:table-cell office:value-type="string" calcext:value-type="string">
            <text:p>M(+15.99)TNALETHASAGK</text:p>
          </table:table-cell>
          <table:table-cell table:formula="of:=SUBSTITUTE(SUBSTITUTE([.A2671];&quot;(+15.99)&quot;;&quot;&quot;);&quot;(+57.02)&quot;;&quot;&quot;)" office:value-type="string" office:string-value="MTNALETHASAGK" calcext:value-type="string">
            <text:p>MTNALETHASAGK</text:p>
          </table:table-cell>
        </table:table-row>
        <table:table-row table:style-name="ro1">
          <table:table-cell office:value-type="string" calcext:value-type="string">
            <text:p>KNGQLVGLSC(+57.02)SKMHVR</text:p>
          </table:table-cell>
          <table:table-cell table:formula="of:=SUBSTITUTE(SUBSTITUTE([.A2672];&quot;(+15.99)&quot;;&quot;&quot;);&quot;(+57.02)&quot;;&quot;&quot;)" office:value-type="string" office:string-value="KNGQLVGLSCSKMHVR" calcext:value-type="string">
            <text:p>KNGQLVGLSCSKMHVR</text:p>
          </table:table-cell>
        </table:table-row>
        <table:table-row table:style-name="ro1">
          <table:table-cell office:value-type="string" calcext:value-type="string">
            <text:p>WLPEESQLTYSPK</text:p>
          </table:table-cell>
          <table:table-cell table:formula="of:=SUBSTITUTE(SUBSTITUTE([.A2673];&quot;(+15.99)&quot;;&quot;&quot;);&quot;(+57.02)&quot;;&quot;&quot;)" office:value-type="string" office:string-value="WLPEESQLTYSPK" calcext:value-type="string">
            <text:p>WLPEESQLTYSPK</text:p>
          </table:table-cell>
        </table:table-row>
        <table:table-row table:style-name="ro1">
          <table:table-cell office:value-type="string" calcext:value-type="string">
            <text:p>TC(+57.02)YC(+57.02)DTGDPK</text:p>
          </table:table-cell>
          <table:table-cell table:formula="of:=SUBSTITUTE(SUBSTITUTE([.A2674];&quot;(+15.99)&quot;;&quot;&quot;);&quot;(+57.02)&quot;;&quot;&quot;)" office:value-type="string" office:string-value="TCYCDTGDPK" calcext:value-type="string">
            <text:p>TCYCDTGDPK</text:p>
          </table:table-cell>
        </table:table-row>
        <table:table-row table:style-name="ro1">
          <table:table-cell office:value-type="string" calcext:value-type="string">
            <text:p>EQAAANRC(+57.02)ENPR</text:p>
          </table:table-cell>
          <table:table-cell table:formula="of:=SUBSTITUTE(SUBSTITUTE([.A2675];&quot;(+15.99)&quot;;&quot;&quot;);&quot;(+57.02)&quot;;&quot;&quot;)" office:value-type="string" office:string-value="EQAAANRCENPR" calcext:value-type="string">
            <text:p>EQAAANRCENPR</text:p>
          </table:table-cell>
        </table:table-row>
        <table:table-row table:style-name="ro1">
          <table:table-cell office:value-type="string" calcext:value-type="string">
            <text:p>HTQM(+15.99)LAGAAWFDK</text:p>
          </table:table-cell>
          <table:table-cell table:formula="of:=SUBSTITUTE(SUBSTITUTE([.A2676];&quot;(+15.99)&quot;;&quot;&quot;);&quot;(+57.02)&quot;;&quot;&quot;)" office:value-type="string" office:string-value="HTQMLAGAAWFDK" calcext:value-type="string">
            <text:p>HTQMLAGAAWFDK</text:p>
          </table:table-cell>
        </table:table-row>
        <table:table-row table:style-name="ro1">
          <table:table-cell office:value-type="string" calcext:value-type="string">
            <text:p>QEPVYC(+57.02)HGLLLNGSDK</text:p>
          </table:table-cell>
          <table:table-cell table:formula="of:=SUBSTITUTE(SUBSTITUTE([.A2677];&quot;(+15.99)&quot;;&quot;&quot;);&quot;(+57.02)&quot;;&quot;&quot;)" office:value-type="string" office:string-value="QEPVYCHGLLLNGSDK" calcext:value-type="string">
            <text:p>QEPVYCHGLLLNGSDK</text:p>
          </table:table-cell>
        </table:table-row>
        <table:table-row table:style-name="ro2">
          <table:table-cell office:value-type="string" calcext:value-type="string">
            <text:p>C(+57.02)LLNPLAFEPSWTLSTGDTVK</text:p>
          </table:table-cell>
          <table:table-cell table:formula="of:=SUBSTITUTE(SUBSTITUTE([.A2678];&quot;(+15.99)&quot;;&quot;&quot;);&quot;(+57.02)&quot;;&quot;&quot;)" office:value-type="string" office:string-value="CLLNPLAFEPSWTLSTGDTVK" calcext:value-type="string">
            <text:p>CLLNPLAFEPSWTLSTGDTVK</text:p>
          </table:table-cell>
        </table:table-row>
        <table:table-row table:style-name="ro1">
          <table:table-cell office:value-type="string" calcext:value-type="string">
            <text:p>WREQPEVGMTTSR</text:p>
          </table:table-cell>
          <table:table-cell table:formula="of:=SUBSTITUTE(SUBSTITUTE([.A2679];&quot;(+15.99)&quot;;&quot;&quot;);&quot;(+57.02)&quot;;&quot;&quot;)" office:value-type="string" office:string-value="WREQPEVGMTTSR" calcext:value-type="string">
            <text:p>WREQPEVGMTTSR</text:p>
          </table:table-cell>
        </table:table-row>
        <table:table-row table:style-name="ro1">
          <table:table-cell office:value-type="string" calcext:value-type="string">
            <text:p>KTDEVSPPSK</text:p>
          </table:table-cell>
          <table:table-cell table:formula="of:=SUBSTITUTE(SUBSTITUTE([.A2680];&quot;(+15.99)&quot;;&quot;&quot;);&quot;(+57.02)&quot;;&quot;&quot;)" office:value-type="string" office:string-value="KTDEVSPPSK" calcext:value-type="string">
            <text:p>KTDEVSPPSK</text:p>
          </table:table-cell>
        </table:table-row>
        <table:table-row table:style-name="ro1">
          <table:table-cell office:value-type="string" calcext:value-type="string">
            <text:p>MGQPNLLGC(+57.02)SSR</text:p>
          </table:table-cell>
          <table:table-cell table:formula="of:=SUBSTITUTE(SUBSTITUTE([.A2681];&quot;(+15.99)&quot;;&quot;&quot;);&quot;(+57.02)&quot;;&quot;&quot;)" office:value-type="string" office:string-value="MGQPNLLGCSSR" calcext:value-type="string">
            <text:p>MGQPNLLGCSSR</text:p>
          </table:table-cell>
        </table:table-row>
        <table:table-row table:style-name="ro1">
          <table:table-cell office:value-type="string" calcext:value-type="string">
            <text:p>QPALFYPDVPHR</text:p>
          </table:table-cell>
          <table:table-cell table:formula="of:=SUBSTITUTE(SUBSTITUTE([.A2682];&quot;(+15.99)&quot;;&quot;&quot;);&quot;(+57.02)&quot;;&quot;&quot;)" office:value-type="string" office:string-value="QPALFYPDVPHR" calcext:value-type="string">
            <text:p>QPALFYPDVPHR</text:p>
          </table:table-cell>
        </table:table-row>
        <table:table-row table:style-name="ro1">
          <table:table-cell office:value-type="string" calcext:value-type="string">
            <text:p>NGAVMYVLLSEK</text:p>
          </table:table-cell>
          <table:table-cell table:formula="of:=SUBSTITUTE(SUBSTITUTE([.A2683];&quot;(+15.99)&quot;;&quot;&quot;);&quot;(+57.02)&quot;;&quot;&quot;)" office:value-type="string" office:string-value="NGAVMYVLLSEK" calcext:value-type="string">
            <text:p>NGAVMYVLLSEK</text:p>
          </table:table-cell>
        </table:table-row>
        <table:table-row table:style-name="ro1">
          <table:table-cell office:value-type="string" calcext:value-type="string">
            <text:p>RWHM(+15.99)LAPGVVEK</text:p>
          </table:table-cell>
          <table:table-cell table:formula="of:=SUBSTITUTE(SUBSTITUTE([.A2684];&quot;(+15.99)&quot;;&quot;&quot;);&quot;(+57.02)&quot;;&quot;&quot;)" office:value-type="string" office:string-value="RWHMLAPGVVEK" calcext:value-type="string">
            <text:p>RWHMLAPGVVEK</text:p>
          </table:table-cell>
        </table:table-row>
        <table:table-row table:style-name="ro1">
          <table:table-cell office:value-type="string" calcext:value-type="string">
            <text:p>ESDDC(+57.02)DM(+15.99)LLGK</text:p>
          </table:table-cell>
          <table:table-cell table:formula="of:=SUBSTITUTE(SUBSTITUTE([.A2685];&quot;(+15.99)&quot;;&quot;&quot;);&quot;(+57.02)&quot;;&quot;&quot;)" office:value-type="string" office:string-value="ESDDCDMLLGK" calcext:value-type="string">
            <text:p>ESDDCDMLLGK</text:p>
          </table:table-cell>
        </table:table-row>
        <table:table-row table:style-name="ro1">
          <table:table-cell office:value-type="string" calcext:value-type="string">
            <text:p>EC(+57.02)ALVPVKLAK</text:p>
          </table:table-cell>
          <table:table-cell table:formula="of:=SUBSTITUTE(SUBSTITUTE([.A2686];&quot;(+15.99)&quot;;&quot;&quot;);&quot;(+57.02)&quot;;&quot;&quot;)" office:value-type="string" office:string-value="ECALVPVKLAK" calcext:value-type="string">
            <text:p>ECALVPVKLAK</text:p>
          </table:table-cell>
        </table:table-row>
        <table:table-row table:style-name="ro1">
          <table:table-cell office:value-type="string" calcext:value-type="string">
            <text:p>QNQLELSMEMAPK</text:p>
          </table:table-cell>
          <table:table-cell table:formula="of:=SUBSTITUTE(SUBSTITUTE([.A2687];&quot;(+15.99)&quot;;&quot;&quot;);&quot;(+57.02)&quot;;&quot;&quot;)" office:value-type="string" office:string-value="QNQLELSMEMAPK" calcext:value-type="string">
            <text:p>QNQLELSMEMAPK</text:p>
          </table:table-cell>
        </table:table-row>
        <table:table-row table:style-name="ro1">
          <table:table-cell office:value-type="string" calcext:value-type="string">
            <text:p>EVM(+15.99)WEM(+15.99)LDEK</text:p>
          </table:table-cell>
          <table:table-cell table:formula="of:=SUBSTITUTE(SUBSTITUTE([.A2688];&quot;(+15.99)&quot;;&quot;&quot;);&quot;(+57.02)&quot;;&quot;&quot;)" office:value-type="string" office:string-value="EVMWEMLDEK" calcext:value-type="string">
            <text:p>EVMWEMLDEK</text:p>
          </table:table-cell>
        </table:table-row>
        <table:table-row table:style-name="ro1">
          <table:table-cell office:value-type="string" calcext:value-type="string">
            <text:p>C(+57.02)EEVLLDQNMHTVGDVK</text:p>
          </table:table-cell>
          <table:table-cell table:formula="of:=SUBSTITUTE(SUBSTITUTE([.A2689];&quot;(+15.99)&quot;;&quot;&quot;);&quot;(+57.02)&quot;;&quot;&quot;)" office:value-type="string" office:string-value="CEEVLLDQNMHTVGDVK" calcext:value-type="string">
            <text:p>CEEVLLDQNMHTVGDVK</text:p>
          </table:table-cell>
        </table:table-row>
        <table:table-row table:style-name="ro1">
          <table:table-cell office:value-type="string" calcext:value-type="string">
            <text:p>TTWWWALGMLETR</text:p>
          </table:table-cell>
          <table:table-cell table:formula="of:=SUBSTITUTE(SUBSTITUTE([.A2690];&quot;(+15.99)&quot;;&quot;&quot;);&quot;(+57.02)&quot;;&quot;&quot;)" office:value-type="string" office:string-value="TTWWWALGMLETR" calcext:value-type="string">
            <text:p>TTWWWALGMLETR</text:p>
          </table:table-cell>
        </table:table-row>
        <table:table-row table:style-name="ro1">
          <table:table-cell office:value-type="string" calcext:value-type="string">
            <text:p>VMPLDVLETVDHKC(+57.02)GK</text:p>
          </table:table-cell>
          <table:table-cell table:formula="of:=SUBSTITUTE(SUBSTITUTE([.A2691];&quot;(+15.99)&quot;;&quot;&quot;);&quot;(+57.02)&quot;;&quot;&quot;)" office:value-type="string" office:string-value="VMPLDVLETVDHKCGK" calcext:value-type="string">
            <text:p>VMPLDVLETVDHKCGK</text:p>
          </table:table-cell>
        </table:table-row>
        <table:table-row table:style-name="ro1">
          <table:table-cell office:value-type="string" calcext:value-type="string">
            <text:p>LSPLSTSLQNFWVELLTK</text:p>
          </table:table-cell>
          <table:table-cell table:formula="of:=SUBSTITUTE(SUBSTITUTE([.A2692];&quot;(+15.99)&quot;;&quot;&quot;);&quot;(+57.02)&quot;;&quot;&quot;)" office:value-type="string" office:string-value="LSPLSTSLQNFWVELLTK" calcext:value-type="string">
            <text:p>LSPLSTSLQNFWVELLTK</text:p>
          </table:table-cell>
        </table:table-row>
        <table:table-row table:style-name="ro1">
          <table:table-cell office:value-type="string" calcext:value-type="string">
            <text:p>AC(+57.02)AYLQLK</text:p>
          </table:table-cell>
          <table:table-cell table:formula="of:=SUBSTITUTE(SUBSTITUTE([.A2693];&quot;(+15.99)&quot;;&quot;&quot;);&quot;(+57.02)&quot;;&quot;&quot;)" office:value-type="string" office:string-value="ACAYLQLK" calcext:value-type="string">
            <text:p>ACAYLQLK</text:p>
          </table:table-cell>
        </table:table-row>
        <table:table-row table:style-name="ro1">
          <table:table-cell office:value-type="string" calcext:value-type="string">
            <text:p>NYDAVAGLANPAMNK</text:p>
          </table:table-cell>
          <table:table-cell table:formula="of:=SUBSTITUTE(SUBSTITUTE([.A2694];&quot;(+15.99)&quot;;&quot;&quot;);&quot;(+57.02)&quot;;&quot;&quot;)" office:value-type="string" office:string-value="NYDAVAGLANPAMNK" calcext:value-type="string">
            <text:p>NYDAVAGLANPAMNK</text:p>
          </table:table-cell>
        </table:table-row>
        <table:table-row table:style-name="ro1">
          <table:table-cell office:value-type="string" calcext:value-type="string">
            <text:p>GLASKLEGEEATNDLPK</text:p>
          </table:table-cell>
          <table:table-cell table:formula="of:=SUBSTITUTE(SUBSTITUTE([.A2695];&quot;(+15.99)&quot;;&quot;&quot;);&quot;(+57.02)&quot;;&quot;&quot;)" office:value-type="string" office:string-value="GLASKLEGEEATNDLPK" calcext:value-type="string">
            <text:p>GLASKLEGEEATNDLPK</text:p>
          </table:table-cell>
        </table:table-row>
        <table:table-row table:style-name="ro1">
          <table:table-cell office:value-type="string" calcext:value-type="string">
            <text:p>GHHPNLDALKLHC(+57.02)DLR</text:p>
          </table:table-cell>
          <table:table-cell table:formula="of:=SUBSTITUTE(SUBSTITUTE([.A2696];&quot;(+15.99)&quot;;&quot;&quot;);&quot;(+57.02)&quot;;&quot;&quot;)" office:value-type="string" office:string-value="GHHPNLDALKLHCDLR" calcext:value-type="string">
            <text:p>GHHPNLDALKLHCDLR</text:p>
          </table:table-cell>
        </table:table-row>
        <table:table-row table:style-name="ro1">
          <table:table-cell office:value-type="string" calcext:value-type="string">
            <text:p>DSSFGSDTRLLGNAK</text:p>
          </table:table-cell>
          <table:table-cell table:formula="of:=SUBSTITUTE(SUBSTITUTE([.A2697];&quot;(+15.99)&quot;;&quot;&quot;);&quot;(+57.02)&quot;;&quot;&quot;)" office:value-type="string" office:string-value="DSSFGSDTRLLGNAK" calcext:value-type="string">
            <text:p>DSSFGSDTRLLGNAK</text:p>
          </table:table-cell>
        </table:table-row>
        <table:table-row table:style-name="ro1">
          <table:table-cell office:value-type="string" calcext:value-type="string">
            <text:p>KVPPFDALNATK</text:p>
          </table:table-cell>
          <table:table-cell table:formula="of:=SUBSTITUTE(SUBSTITUTE([.A2698];&quot;(+15.99)&quot;;&quot;&quot;);&quot;(+57.02)&quot;;&quot;&quot;)" office:value-type="string" office:string-value="KVPPFDALNATK" calcext:value-type="string">
            <text:p>KVPPFDALNATK</text:p>
          </table:table-cell>
        </table:table-row>
        <table:table-row table:style-name="ro1">
          <table:table-cell office:value-type="string" calcext:value-type="string">
            <text:p>FLLGSFHGYPR</text:p>
          </table:table-cell>
          <table:table-cell table:formula="of:=SUBSTITUTE(SUBSTITUTE([.A2699];&quot;(+15.99)&quot;;&quot;&quot;);&quot;(+57.02)&quot;;&quot;&quot;)" office:value-type="string" office:string-value="FLLGSFHGYPR" calcext:value-type="string">
            <text:p>FLLGSFHGYPR</text:p>
          </table:table-cell>
        </table:table-row>
        <table:table-row table:style-name="ro1">
          <table:table-cell office:value-type="string" calcext:value-type="string">
            <text:p>YGM(+15.99)TGVSSQHK</text:p>
          </table:table-cell>
          <table:table-cell table:formula="of:=SUBSTITUTE(SUBSTITUTE([.A2700];&quot;(+15.99)&quot;;&quot;&quot;);&quot;(+57.02)&quot;;&quot;&quot;)" office:value-type="string" office:string-value="YGMTGVSSQHK" calcext:value-type="string">
            <text:p>YGMTGVSSQHK</text:p>
          </table:table-cell>
        </table:table-row>
        <table:table-row table:style-name="ro1">
          <table:table-cell office:value-type="string" calcext:value-type="string">
            <text:p>VYRSSC(+57.02)LGDK</text:p>
          </table:table-cell>
          <table:table-cell table:formula="of:=SUBSTITUTE(SUBSTITUTE([.A2701];&quot;(+15.99)&quot;;&quot;&quot;);&quot;(+57.02)&quot;;&quot;&quot;)" office:value-type="string" office:string-value="VYRSSCLGDK" calcext:value-type="string">
            <text:p>VYRSSCLGDK</text:p>
          </table:table-cell>
        </table:table-row>
        <table:table-row table:style-name="ro1">
          <table:table-cell office:value-type="string" calcext:value-type="string">
            <text:p>LAPGKVFGM(+15.99)M(+15.99)VHK</text:p>
          </table:table-cell>
          <table:table-cell table:formula="of:=SUBSTITUTE(SUBSTITUTE([.A2702];&quot;(+15.99)&quot;;&quot;&quot;);&quot;(+57.02)&quot;;&quot;&quot;)" office:value-type="string" office:string-value="LAPGKVFGMMVHK" calcext:value-type="string">
            <text:p>LAPGKVFGMMVHK</text:p>
          </table:table-cell>
        </table:table-row>
        <table:table-row table:style-name="ro1">
          <table:table-cell office:value-type="string" calcext:value-type="string">
            <text:p>QGVQWSVDDGLSKR</text:p>
          </table:table-cell>
          <table:table-cell table:formula="of:=SUBSTITUTE(SUBSTITUTE([.A2703];&quot;(+15.99)&quot;;&quot;&quot;);&quot;(+57.02)&quot;;&quot;&quot;)" office:value-type="string" office:string-value="QGVQWSVDDGLSKR" calcext:value-type="string">
            <text:p>QGVQWSVDDGLSKR</text:p>
          </table:table-cell>
        </table:table-row>
        <table:table-row table:style-name="ro1">
          <table:table-cell office:value-type="string" calcext:value-type="string">
            <text:p>QAPQEPVEM(+15.99)EK</text:p>
          </table:table-cell>
          <table:table-cell table:formula="of:=SUBSTITUTE(SUBSTITUTE([.A2704];&quot;(+15.99)&quot;;&quot;&quot;);&quot;(+57.02)&quot;;&quot;&quot;)" office:value-type="string" office:string-value="QAPQEPVEMEK" calcext:value-type="string">
            <text:p>QAPQEPVEMEK</text:p>
          </table:table-cell>
        </table:table-row>
        <table:table-row table:style-name="ro1">
          <table:table-cell office:value-type="string" calcext:value-type="string">
            <text:p>LNAGPFRYYK</text:p>
          </table:table-cell>
          <table:table-cell table:formula="of:=SUBSTITUTE(SUBSTITUTE([.A2705];&quot;(+15.99)&quot;;&quot;&quot;);&quot;(+57.02)&quot;;&quot;&quot;)" office:value-type="string" office:string-value="LNAGPFRYYK" calcext:value-type="string">
            <text:p>LNAGPFRYYK</text:p>
          </table:table-cell>
        </table:table-row>
        <table:table-row table:style-name="ro1">
          <table:table-cell office:value-type="string" calcext:value-type="string">
            <text:p>EVWLLLHKESPR</text:p>
          </table:table-cell>
          <table:table-cell table:formula="of:=SUBSTITUTE(SUBSTITUTE([.A2706];&quot;(+15.99)&quot;;&quot;&quot;);&quot;(+57.02)&quot;;&quot;&quot;)" office:value-type="string" office:string-value="EVWLLLHKESPR" calcext:value-type="string">
            <text:p>EVWLLLHKESPR</text:p>
          </table:table-cell>
        </table:table-row>
        <table:table-row table:style-name="ro1">
          <table:table-cell office:value-type="string" calcext:value-type="string">
            <text:p>NVAAQGKLLGK</text:p>
          </table:table-cell>
          <table:table-cell table:formula="of:=SUBSTITUTE(SUBSTITUTE([.A2707];&quot;(+15.99)&quot;;&quot;&quot;);&quot;(+57.02)&quot;;&quot;&quot;)" office:value-type="string" office:string-value="NVAAQGKLLGK" calcext:value-type="string">
            <text:p>NVAAQGKLLGK</text:p>
          </table:table-cell>
        </table:table-row>
        <table:table-row table:style-name="ro1">
          <table:table-cell office:value-type="string" calcext:value-type="string">
            <text:p>SNMLLNEAPK</text:p>
          </table:table-cell>
          <table:table-cell table:formula="of:=SUBSTITUTE(SUBSTITUTE([.A2708];&quot;(+15.99)&quot;;&quot;&quot;);&quot;(+57.02)&quot;;&quot;&quot;)" office:value-type="string" office:string-value="SNMLLNEAPK" calcext:value-type="string">
            <text:p>SNMLLNEAPK</text:p>
          </table:table-cell>
        </table:table-row>
        <table:table-row table:style-name="ro1">
          <table:table-cell office:value-type="string" calcext:value-type="string">
            <text:p>KRVVSSYK</text:p>
          </table:table-cell>
          <table:table-cell table:formula="of:=SUBSTITUTE(SUBSTITUTE([.A2709];&quot;(+15.99)&quot;;&quot;&quot;);&quot;(+57.02)&quot;;&quot;&quot;)" office:value-type="string" office:string-value="KRVVSSYK" calcext:value-type="string">
            <text:p>KRVVSSYK</text:p>
          </table:table-cell>
        </table:table-row>
        <table:table-row table:style-name="ro1">
          <table:table-cell office:value-type="string" calcext:value-type="string">
            <text:p>EDLMNDWLMATK</text:p>
          </table:table-cell>
          <table:table-cell table:formula="of:=SUBSTITUTE(SUBSTITUTE([.A2710];&quot;(+15.99)&quot;;&quot;&quot;);&quot;(+57.02)&quot;;&quot;&quot;)" office:value-type="string" office:string-value="EDLMNDWLMATK" calcext:value-type="string">
            <text:p>EDLMNDWLMATK</text:p>
          </table:table-cell>
        </table:table-row>
        <table:table-row table:style-name="ro1">
          <table:table-cell office:value-type="string" calcext:value-type="string">
            <text:p>SLTLRLKGK</text:p>
          </table:table-cell>
          <table:table-cell table:formula="of:=SUBSTITUTE(SUBSTITUTE([.A2711];&quot;(+15.99)&quot;;&quot;&quot;);&quot;(+57.02)&quot;;&quot;&quot;)" office:value-type="string" office:string-value="SLTLRLKGK" calcext:value-type="string">
            <text:p>SLTLRLKGK</text:p>
          </table:table-cell>
        </table:table-row>
        <table:table-row table:style-name="ro1">
          <table:table-cell office:value-type="string" calcext:value-type="string">
            <text:p>KFVPASYSFLER</text:p>
          </table:table-cell>
          <table:table-cell table:formula="of:=SUBSTITUTE(SUBSTITUTE([.A2712];&quot;(+15.99)&quot;;&quot;&quot;);&quot;(+57.02)&quot;;&quot;&quot;)" office:value-type="string" office:string-value="KFVPASYSFLER" calcext:value-type="string">
            <text:p>KFVPASYSFLER</text:p>
          </table:table-cell>
        </table:table-row>
        <table:table-row table:style-name="ro1">
          <table:table-cell office:value-type="string" calcext:value-type="string">
            <text:p>QSYYEYDM(+15.99)SPAK</text:p>
          </table:table-cell>
          <table:table-cell table:formula="of:=SUBSTITUTE(SUBSTITUTE([.A2713];&quot;(+15.99)&quot;;&quot;&quot;);&quot;(+57.02)&quot;;&quot;&quot;)" office:value-type="string" office:string-value="QSYYEYDMSPAK" calcext:value-type="string">
            <text:p>QSYYEYDMSPAK</text:p>
          </table:table-cell>
        </table:table-row>
        <table:table-row table:style-name="ro1">
          <table:table-cell office:value-type="string" calcext:value-type="string">
            <text:p>EM(+15.99)LVNNNLEGPLWQK</text:p>
          </table:table-cell>
          <table:table-cell table:formula="of:=SUBSTITUTE(SUBSTITUTE([.A2714];&quot;(+15.99)&quot;;&quot;&quot;);&quot;(+57.02)&quot;;&quot;&quot;)" office:value-type="string" office:string-value="EMLVNNNLEGPLWQK" calcext:value-type="string">
            <text:p>EMLVNNNLEGPLWQK</text:p>
          </table:table-cell>
        </table:table-row>
        <table:table-row table:style-name="ro1">
          <table:table-cell office:value-type="string" calcext:value-type="string">
            <text:p>RTHRC(+57.02)SDLEK</text:p>
          </table:table-cell>
          <table:table-cell table:formula="of:=SUBSTITUTE(SUBSTITUTE([.A2715];&quot;(+15.99)&quot;;&quot;&quot;);&quot;(+57.02)&quot;;&quot;&quot;)" office:value-type="string" office:string-value="RTHRCSDLEK" calcext:value-type="string">
            <text:p>RTHRCSDLEK</text:p>
          </table:table-cell>
        </table:table-row>
        <table:table-row table:style-name="ro1">
          <table:table-cell office:value-type="string" calcext:value-type="string">
            <text:p>WWQRYTSSEPVM(+15.99)R</text:p>
          </table:table-cell>
          <table:table-cell table:formula="of:=SUBSTITUTE(SUBSTITUTE([.A2716];&quot;(+15.99)&quot;;&quot;&quot;);&quot;(+57.02)&quot;;&quot;&quot;)" office:value-type="string" office:string-value="WWQRYTSSEPVMR" calcext:value-type="string">
            <text:p>WWQRYTSSEPVMR</text:p>
          </table:table-cell>
        </table:table-row>
        <table:table-row table:style-name="ro1">
          <table:table-cell office:value-type="string" calcext:value-type="string">
            <text:p>NFLYGVLGR</text:p>
          </table:table-cell>
          <table:table-cell table:formula="of:=SUBSTITUTE(SUBSTITUTE([.A2717];&quot;(+15.99)&quot;;&quot;&quot;);&quot;(+57.02)&quot;;&quot;&quot;)" office:value-type="string" office:string-value="NFLYGVLGR" calcext:value-type="string">
            <text:p>NFLYGVLGR</text:p>
          </table:table-cell>
        </table:table-row>
        <table:table-row table:style-name="ro1">
          <table:table-cell office:value-type="string" calcext:value-type="string">
            <text:p>QQTLLM(+15.99)C(+57.02)LDVLAR</text:p>
          </table:table-cell>
          <table:table-cell table:formula="of:=SUBSTITUTE(SUBSTITUTE([.A2718];&quot;(+15.99)&quot;;&quot;&quot;);&quot;(+57.02)&quot;;&quot;&quot;)" office:value-type="string" office:string-value="QQTLLMCLDVLAR" calcext:value-type="string">
            <text:p>QQTLLMCLDVLAR</text:p>
          </table:table-cell>
        </table:table-row>
        <table:table-row table:style-name="ro1">
          <table:table-cell office:value-type="string" calcext:value-type="string">
            <text:p>EDENPLKAK</text:p>
          </table:table-cell>
          <table:table-cell table:formula="of:=SUBSTITUTE(SUBSTITUTE([.A2719];&quot;(+15.99)&quot;;&quot;&quot;);&quot;(+57.02)&quot;;&quot;&quot;)" office:value-type="string" office:string-value="EDENPLKAK" calcext:value-type="string">
            <text:p>EDENPLKAK</text:p>
          </table:table-cell>
        </table:table-row>
        <table:table-row table:style-name="ro1">
          <table:table-cell office:value-type="string" calcext:value-type="string">
            <text:p>NDLSPLDVVDK</text:p>
          </table:table-cell>
          <table:table-cell table:formula="of:=SUBSTITUTE(SUBSTITUTE([.A2720];&quot;(+15.99)&quot;;&quot;&quot;);&quot;(+57.02)&quot;;&quot;&quot;)" office:value-type="string" office:string-value="NDLSPLDVVDK" calcext:value-type="string">
            <text:p>NDLSPLDVVDK</text:p>
          </table:table-cell>
        </table:table-row>
        <table:table-row table:style-name="ro1">
          <table:table-cell office:value-type="string" calcext:value-type="string">
            <text:p>GNPAPAC(+57.02)RM(+15.99)M(+15.99)R</text:p>
          </table:table-cell>
          <table:table-cell table:formula="of:=SUBSTITUTE(SUBSTITUTE([.A2721];&quot;(+15.99)&quot;;&quot;&quot;);&quot;(+57.02)&quot;;&quot;&quot;)" office:value-type="string" office:string-value="GNPAPACRMMR" calcext:value-type="string">
            <text:p>GNPAPACRMMR</text:p>
          </table:table-cell>
        </table:table-row>
        <table:table-row table:style-name="ro1">
          <table:table-cell office:value-type="string" calcext:value-type="string">
            <text:p>QSSTPM(+15.99)NNLLR</text:p>
          </table:table-cell>
          <table:table-cell table:formula="of:=SUBSTITUTE(SUBSTITUTE([.A2722];&quot;(+15.99)&quot;;&quot;&quot;);&quot;(+57.02)&quot;;&quot;&quot;)" office:value-type="string" office:string-value="QSSTPMNNLLR" calcext:value-type="string">
            <text:p>QSSTPMNNLLR</text:p>
          </table:table-cell>
        </table:table-row>
        <table:table-row table:style-name="ro1">
          <table:table-cell office:value-type="string" calcext:value-type="string">
            <text:p>RNPALERTGDFK</text:p>
          </table:table-cell>
          <table:table-cell table:formula="of:=SUBSTITUTE(SUBSTITUTE([.A2723];&quot;(+15.99)&quot;;&quot;&quot;);&quot;(+57.02)&quot;;&quot;&quot;)" office:value-type="string" office:string-value="RNPALERTGDFK" calcext:value-type="string">
            <text:p>RNPALERTGDFK</text:p>
          </table:table-cell>
        </table:table-row>
        <table:table-row table:style-name="ro1">
          <table:table-cell office:value-type="string" calcext:value-type="string">
            <text:p>LWVTHYDWR</text:p>
          </table:table-cell>
          <table:table-cell table:formula="of:=SUBSTITUTE(SUBSTITUTE([.A2724];&quot;(+15.99)&quot;;&quot;&quot;);&quot;(+57.02)&quot;;&quot;&quot;)" office:value-type="string" office:string-value="LWVTHYDWR" calcext:value-type="string">
            <text:p>LWVTHYDWR</text:p>
          </table:table-cell>
        </table:table-row>
        <table:table-row table:style-name="ro1">
          <table:table-cell office:value-type="string" calcext:value-type="string">
            <text:p>TETDEATPDLK</text:p>
          </table:table-cell>
          <table:table-cell table:formula="of:=SUBSTITUTE(SUBSTITUTE([.A2725];&quot;(+15.99)&quot;;&quot;&quot;);&quot;(+57.02)&quot;;&quot;&quot;)" office:value-type="string" office:string-value="TETDEATPDLK" calcext:value-type="string">
            <text:p>TETDEATPDLK</text:p>
          </table:table-cell>
        </table:table-row>
        <table:table-row table:style-name="ro1">
          <table:table-cell office:value-type="string" calcext:value-type="string">
            <text:p>AFLGLLFEVDLHK</text:p>
          </table:table-cell>
          <table:table-cell table:formula="of:=SUBSTITUTE(SUBSTITUTE([.A2726];&quot;(+15.99)&quot;;&quot;&quot;);&quot;(+57.02)&quot;;&quot;&quot;)" office:value-type="string" office:string-value="AFLGLLFEVDLHK" calcext:value-type="string">
            <text:p>AFLGLLFEVDLHK</text:p>
          </table:table-cell>
        </table:table-row>
        <table:table-row table:style-name="ro1">
          <table:table-cell office:value-type="string" calcext:value-type="string">
            <text:p>EALLNDELASLLK</text:p>
          </table:table-cell>
          <table:table-cell table:formula="of:=SUBSTITUTE(SUBSTITUTE([.A2727];&quot;(+15.99)&quot;;&quot;&quot;);&quot;(+57.02)&quot;;&quot;&quot;)" office:value-type="string" office:string-value="EALLNDELASLLK" calcext:value-type="string">
            <text:p>EALLNDELASLLK</text:p>
          </table:table-cell>
        </table:table-row>
        <table:table-row table:style-name="ro2">
          <table:table-cell office:value-type="string" calcext:value-type="string">
            <text:p>YC(+57.02)PM(+15.99)QVPVVM(+15.99)GGWTSASR</text:p>
          </table:table-cell>
          <table:table-cell table:formula="of:=SUBSTITUTE(SUBSTITUTE([.A2728];&quot;(+15.99)&quot;;&quot;&quot;);&quot;(+57.02)&quot;;&quot;&quot;)" office:value-type="string" office:string-value="YCPMQVPVVMGGWTSASR" calcext:value-type="string">
            <text:p>YCPMQVPVVMGGWTSASR</text:p>
          </table:table-cell>
        </table:table-row>
        <table:table-row table:style-name="ro1">
          <table:table-cell office:value-type="string" calcext:value-type="string">
            <text:p>QPVQVLK</text:p>
          </table:table-cell>
          <table:table-cell table:formula="of:=SUBSTITUTE(SUBSTITUTE([.A2729];&quot;(+15.99)&quot;;&quot;&quot;);&quot;(+57.02)&quot;;&quot;&quot;)" office:value-type="string" office:string-value="QPVQVLK" calcext:value-type="string">
            <text:p>QPVQVLK</text:p>
          </table:table-cell>
        </table:table-row>
        <table:table-row table:style-name="ro1">
          <table:table-cell office:value-type="string" calcext:value-type="string">
            <text:p>KALTGAAPTAAHPPK</text:p>
          </table:table-cell>
          <table:table-cell table:formula="of:=SUBSTITUTE(SUBSTITUTE([.A2730];&quot;(+15.99)&quot;;&quot;&quot;);&quot;(+57.02)&quot;;&quot;&quot;)" office:value-type="string" office:string-value="KALTGAAPTAAHPPK" calcext:value-type="string">
            <text:p>KALTGAAPTAAHPPK</text:p>
          </table:table-cell>
        </table:table-row>
        <table:table-row table:style-name="ro1">
          <table:table-cell office:value-type="string" calcext:value-type="string">
            <text:p>FEDTC(+57.02)HQGC(+57.02)TQSTAR</text:p>
          </table:table-cell>
          <table:table-cell table:formula="of:=SUBSTITUTE(SUBSTITUTE([.A2731];&quot;(+15.99)&quot;;&quot;&quot;);&quot;(+57.02)&quot;;&quot;&quot;)" office:value-type="string" office:string-value="FEDTCHQGCTQSTAR" calcext:value-type="string">
            <text:p>FEDTCHQGCTQSTAR</text:p>
          </table:table-cell>
        </table:table-row>
        <table:table-row table:style-name="ro1">
          <table:table-cell office:value-type="string" calcext:value-type="string">
            <text:p>FASALGPWGKPR</text:p>
          </table:table-cell>
          <table:table-cell table:formula="of:=SUBSTITUTE(SUBSTITUTE([.A2732];&quot;(+15.99)&quot;;&quot;&quot;);&quot;(+57.02)&quot;;&quot;&quot;)" office:value-type="string" office:string-value="FASALGPWGKPR" calcext:value-type="string">
            <text:p>FASALGPWGKPR</text:p>
          </table:table-cell>
        </table:table-row>
        <table:table-row table:style-name="ro1">
          <table:table-cell office:value-type="string" calcext:value-type="string">
            <text:p>KDC(+57.02)WC(+57.02)YEMYANR</text:p>
          </table:table-cell>
          <table:table-cell table:formula="of:=SUBSTITUTE(SUBSTITUTE([.A2733];&quot;(+15.99)&quot;;&quot;&quot;);&quot;(+57.02)&quot;;&quot;&quot;)" office:value-type="string" office:string-value="KDCWCYEMYANR" calcext:value-type="string">
            <text:p>KDCWCYEMYANR</text:p>
          </table:table-cell>
        </table:table-row>
        <table:table-row table:style-name="ro1">
          <table:table-cell office:value-type="string" calcext:value-type="string">
            <text:p>NYC(+57.02)LTFWLYPQGLWK</text:p>
          </table:table-cell>
          <table:table-cell table:formula="of:=SUBSTITUTE(SUBSTITUTE([.A2734];&quot;(+15.99)&quot;;&quot;&quot;);&quot;(+57.02)&quot;;&quot;&quot;)" office:value-type="string" office:string-value="NYCLTFWLYPQGLWK" calcext:value-type="string">
            <text:p>NYCLTFWLYPQGLWK</text:p>
          </table:table-cell>
        </table:table-row>
        <table:table-row table:style-name="ro1">
          <table:table-cell office:value-type="string" calcext:value-type="string">
            <text:p>KPSGEVNVGTK</text:p>
          </table:table-cell>
          <table:table-cell table:formula="of:=SUBSTITUTE(SUBSTITUTE([.A2735];&quot;(+15.99)&quot;;&quot;&quot;);&quot;(+57.02)&quot;;&quot;&quot;)" office:value-type="string" office:string-value="KPSGEVNVGTK" calcext:value-type="string">
            <text:p>KPSGEVNVGTK</text:p>
          </table:table-cell>
        </table:table-row>
        <table:table-row table:style-name="ro2">
          <table:table-cell office:value-type="string" calcext:value-type="string">
            <text:p>VATVSAGGDEDLGSLLSKK</text:p>
          </table:table-cell>
          <table:table-cell table:formula="of:=SUBSTITUTE(SUBSTITUTE([.A2736];&quot;(+15.99)&quot;;&quot;&quot;);&quot;(+57.02)&quot;;&quot;&quot;)" office:value-type="string" office:string-value="VATVSAGGDEDLGSLLSKK" calcext:value-type="string">
            <text:p>VATVSAGGDEDLGSLLSKK</text:p>
          </table:table-cell>
        </table:table-row>
        <table:table-row table:style-name="ro1">
          <table:table-cell office:value-type="string" calcext:value-type="string">
            <text:p>RM(+15.99)DEKVKQPVLR</text:p>
          </table:table-cell>
          <table:table-cell table:formula="of:=SUBSTITUTE(SUBSTITUTE([.A2737];&quot;(+15.99)&quot;;&quot;&quot;);&quot;(+57.02)&quot;;&quot;&quot;)" office:value-type="string" office:string-value="RMDEKVKQPVLR" calcext:value-type="string">
            <text:p>RMDEKVKQPVLR</text:p>
          </table:table-cell>
        </table:table-row>
        <table:table-row table:style-name="ro1">
          <table:table-cell office:value-type="string" calcext:value-type="string">
            <text:p>FLENTGLK</text:p>
          </table:table-cell>
          <table:table-cell table:formula="of:=SUBSTITUTE(SUBSTITUTE([.A2738];&quot;(+15.99)&quot;;&quot;&quot;);&quot;(+57.02)&quot;;&quot;&quot;)" office:value-type="string" office:string-value="FLENTGLK" calcext:value-type="string">
            <text:p>FLENTGLK</text:p>
          </table:table-cell>
        </table:table-row>
        <table:table-row table:style-name="ro1">
          <table:table-cell office:value-type="string" calcext:value-type="string">
            <text:p>AFPGFWVAK</text:p>
          </table:table-cell>
          <table:table-cell table:formula="of:=SUBSTITUTE(SUBSTITUTE([.A2739];&quot;(+15.99)&quot;;&quot;&quot;);&quot;(+57.02)&quot;;&quot;&quot;)" office:value-type="string" office:string-value="AFPGFWVAK" calcext:value-type="string">
            <text:p>AFPGFWVAK</text:p>
          </table:table-cell>
        </table:table-row>
        <table:table-row table:style-name="ro1">
          <table:table-cell office:value-type="string" calcext:value-type="string">
            <text:p>HTMASVHLSYK</text:p>
          </table:table-cell>
          <table:table-cell table:formula="of:=SUBSTITUTE(SUBSTITUTE([.A2740];&quot;(+15.99)&quot;;&quot;&quot;);&quot;(+57.02)&quot;;&quot;&quot;)" office:value-type="string" office:string-value="HTMASVHLSYK" calcext:value-type="string">
            <text:p>HTMASVHLSYK</text:p>
          </table:table-cell>
        </table:table-row>
        <table:table-row table:style-name="ro1">
          <table:table-cell office:value-type="string" calcext:value-type="string">
            <text:p>VPWVAAVK</text:p>
          </table:table-cell>
          <table:table-cell table:formula="of:=SUBSTITUTE(SUBSTITUTE([.A2741];&quot;(+15.99)&quot;;&quot;&quot;);&quot;(+57.02)&quot;;&quot;&quot;)" office:value-type="string" office:string-value="VPWVAAVK" calcext:value-type="string">
            <text:p>VPWVAAVK</text:p>
          </table:table-cell>
        </table:table-row>
        <table:table-row table:style-name="ro1">
          <table:table-cell office:value-type="string" calcext:value-type="string">
            <text:p>QRLRGGDYLLK</text:p>
          </table:table-cell>
          <table:table-cell table:formula="of:=SUBSTITUTE(SUBSTITUTE([.A2742];&quot;(+15.99)&quot;;&quot;&quot;);&quot;(+57.02)&quot;;&quot;&quot;)" office:value-type="string" office:string-value="QRLRGGDYLLK" calcext:value-type="string">
            <text:p>QRLRGGDYLLK</text:p>
          </table:table-cell>
        </table:table-row>
        <table:table-row table:style-name="ro1">
          <table:table-cell office:value-type="string" calcext:value-type="string">
            <text:p>LVYSKMAGTYLK</text:p>
          </table:table-cell>
          <table:table-cell table:formula="of:=SUBSTITUTE(SUBSTITUTE([.A2743];&quot;(+15.99)&quot;;&quot;&quot;);&quot;(+57.02)&quot;;&quot;&quot;)" office:value-type="string" office:string-value="LVYSKMAGTYLK" calcext:value-type="string">
            <text:p>LVYSKMAGTYLK</text:p>
          </table:table-cell>
        </table:table-row>
        <table:table-row table:style-name="ro1">
          <table:table-cell office:value-type="string" calcext:value-type="string">
            <text:p>C(+57.02)GC(+57.02)C(+57.02)SEVSAQVLR</text:p>
          </table:table-cell>
          <table:table-cell table:formula="of:=SUBSTITUTE(SUBSTITUTE([.A2744];&quot;(+15.99)&quot;;&quot;&quot;);&quot;(+57.02)&quot;;&quot;&quot;)" office:value-type="string" office:string-value="CGCCSEVSAQVLR" calcext:value-type="string">
            <text:p>CGCCSEVSAQVLR</text:p>
          </table:table-cell>
        </table:table-row>
        <table:table-row table:style-name="ro1">
          <table:table-cell office:value-type="string" calcext:value-type="string">
            <text:p>RRRC(+57.02)TRDTFESLEC(+57.02)C(+57.02)PR</text:p>
          </table:table-cell>
          <table:table-cell table:formula="of:=SUBSTITUTE(SUBSTITUTE([.A2745];&quot;(+15.99)&quot;;&quot;&quot;);&quot;(+57.02)&quot;;&quot;&quot;)" office:value-type="string" office:string-value="RRRCTRDTFESLECCPR" calcext:value-type="string">
            <text:p>RRRCTRDTFESLECCPR</text:p>
          </table:table-cell>
        </table:table-row>
        <table:table-row table:style-name="ro1">
          <table:table-cell office:value-type="string" calcext:value-type="string">
            <text:p>LYREFQEFTLAEK</text:p>
          </table:table-cell>
          <table:table-cell table:formula="of:=SUBSTITUTE(SUBSTITUTE([.A2746];&quot;(+15.99)&quot;;&quot;&quot;);&quot;(+57.02)&quot;;&quot;&quot;)" office:value-type="string" office:string-value="LYREFQEFTLAEK" calcext:value-type="string">
            <text:p>LYREFQEFTLAEK</text:p>
          </table:table-cell>
        </table:table-row>
        <table:table-row table:style-name="ro1">
          <table:table-cell office:value-type="string" calcext:value-type="string">
            <text:p>KPMC(+57.02)EDAGNASLK</text:p>
          </table:table-cell>
          <table:table-cell table:formula="of:=SUBSTITUTE(SUBSTITUTE([.A2747];&quot;(+15.99)&quot;;&quot;&quot;);&quot;(+57.02)&quot;;&quot;&quot;)" office:value-type="string" office:string-value="KPMCEDAGNASLK" calcext:value-type="string">
            <text:p>KPMCEDAGNASLK</text:p>
          </table:table-cell>
        </table:table-row>
        <table:table-row table:style-name="ro1">
          <table:table-cell office:value-type="string" calcext:value-type="string">
            <text:p>KNNATLDPLGWK</text:p>
          </table:table-cell>
          <table:table-cell table:formula="of:=SUBSTITUTE(SUBSTITUTE([.A2748];&quot;(+15.99)&quot;;&quot;&quot;);&quot;(+57.02)&quot;;&quot;&quot;)" office:value-type="string" office:string-value="KNNATLDPLGWK" calcext:value-type="string">
            <text:p>KNNATLDPLGWK</text:p>
          </table:table-cell>
        </table:table-row>
        <table:table-row table:style-name="ro1">
          <table:table-cell office:value-type="string" calcext:value-type="string">
            <text:p>LGANFLMDSSLK</text:p>
          </table:table-cell>
          <table:table-cell table:formula="of:=SUBSTITUTE(SUBSTITUTE([.A2749];&quot;(+15.99)&quot;;&quot;&quot;);&quot;(+57.02)&quot;;&quot;&quot;)" office:value-type="string" office:string-value="LGANFLMDSSLK" calcext:value-type="string">
            <text:p>LGANFLMDSSLK</text:p>
          </table:table-cell>
        </table:table-row>
        <table:table-row table:style-name="ro1">
          <table:table-cell office:value-type="string" calcext:value-type="string">
            <text:p>QDAAELVALLDK</text:p>
          </table:table-cell>
          <table:table-cell table:formula="of:=SUBSTITUTE(SUBSTITUTE([.A2750];&quot;(+15.99)&quot;;&quot;&quot;);&quot;(+57.02)&quot;;&quot;&quot;)" office:value-type="string" office:string-value="QDAAELVALLDK" calcext:value-type="string">
            <text:p>QDAAELVALLDK</text:p>
          </table:table-cell>
        </table:table-row>
        <table:table-row table:style-name="ro1">
          <table:table-cell office:value-type="string" calcext:value-type="string">
            <text:p>NYPDLEEYPK</text:p>
          </table:table-cell>
          <table:table-cell table:formula="of:=SUBSTITUTE(SUBSTITUTE([.A2751];&quot;(+15.99)&quot;;&quot;&quot;);&quot;(+57.02)&quot;;&quot;&quot;)" office:value-type="string" office:string-value="NYPDLEEYPK" calcext:value-type="string">
            <text:p>NYPDLEEYPK</text:p>
          </table:table-cell>
        </table:table-row>
        <table:table-row table:style-name="ro1">
          <table:table-cell office:value-type="string" calcext:value-type="string">
            <text:p>HC(+57.02)MAHAPR</text:p>
          </table:table-cell>
          <table:table-cell table:formula="of:=SUBSTITUTE(SUBSTITUTE([.A2752];&quot;(+15.99)&quot;;&quot;&quot;);&quot;(+57.02)&quot;;&quot;&quot;)" office:value-type="string" office:string-value="HCMAHAPR" calcext:value-type="string">
            <text:p>HCMAHAPR</text:p>
          </table:table-cell>
        </table:table-row>
        <table:table-row table:style-name="ro1">
          <table:table-cell office:value-type="string" calcext:value-type="string">
            <text:p>LVAAALLEVDAGK</text:p>
          </table:table-cell>
          <table:table-cell table:formula="of:=SUBSTITUTE(SUBSTITUTE([.A2753];&quot;(+15.99)&quot;;&quot;&quot;);&quot;(+57.02)&quot;;&quot;&quot;)" office:value-type="string" office:string-value="LVAAALLEVDAGK" calcext:value-type="string">
            <text:p>LVAAALLEVDAGK</text:p>
          </table:table-cell>
        </table:table-row>
        <table:table-row table:style-name="ro1">
          <table:table-cell office:value-type="string" calcext:value-type="string">
            <text:p>FLLLLVHYEFGPK</text:p>
          </table:table-cell>
          <table:table-cell table:formula="of:=SUBSTITUTE(SUBSTITUTE([.A2754];&quot;(+15.99)&quot;;&quot;&quot;);&quot;(+57.02)&quot;;&quot;&quot;)" office:value-type="string" office:string-value="FLLLLVHYEFGPK" calcext:value-type="string">
            <text:p>FLLLLVHYEFGPK</text:p>
          </table:table-cell>
        </table:table-row>
        <table:table-row table:style-name="ro1">
          <table:table-cell office:value-type="string" calcext:value-type="string">
            <text:p>AAC(+57.02)FFPLYVHK</text:p>
          </table:table-cell>
          <table:table-cell table:formula="of:=SUBSTITUTE(SUBSTITUTE([.A2755];&quot;(+15.99)&quot;;&quot;&quot;);&quot;(+57.02)&quot;;&quot;&quot;)" office:value-type="string" office:string-value="AACFFPLYVHK" calcext:value-type="string">
            <text:p>AACFFPLYVHK</text:p>
          </table:table-cell>
        </table:table-row>
        <table:table-row table:style-name="ro1">
          <table:table-cell office:value-type="string" calcext:value-type="string">
            <text:p>FWTLHSPQVASLK</text:p>
          </table:table-cell>
          <table:table-cell table:formula="of:=SUBSTITUTE(SUBSTITUTE([.A2756];&quot;(+15.99)&quot;;&quot;&quot;);&quot;(+57.02)&quot;;&quot;&quot;)" office:value-type="string" office:string-value="FWTLHSPQVASLK" calcext:value-type="string">
            <text:p>FWTLHSPQVASLK</text:p>
          </table:table-cell>
        </table:table-row>
        <table:table-row table:style-name="ro1">
          <table:table-cell office:value-type="string" calcext:value-type="string">
            <text:p>TWFNVNLEMC(+57.02)SALK</text:p>
          </table:table-cell>
          <table:table-cell table:formula="of:=SUBSTITUTE(SUBSTITUTE([.A2757];&quot;(+15.99)&quot;;&quot;&quot;);&quot;(+57.02)&quot;;&quot;&quot;)" office:value-type="string" office:string-value="TWFNVNLEMCSALK" calcext:value-type="string">
            <text:p>TWFNVNLEMCSALK</text:p>
          </table:table-cell>
        </table:table-row>
        <table:table-row table:style-name="ro1">
          <table:table-cell office:value-type="string" calcext:value-type="string">
            <text:p>TPLDFLNM(+15.99)GDRK</text:p>
          </table:table-cell>
          <table:table-cell table:formula="of:=SUBSTITUTE(SUBSTITUTE([.A2758];&quot;(+15.99)&quot;;&quot;&quot;);&quot;(+57.02)&quot;;&quot;&quot;)" office:value-type="string" office:string-value="TPLDFLNMGDRK" calcext:value-type="string">
            <text:p>TPLDFLNMGDRK</text:p>
          </table:table-cell>
        </table:table-row>
        <table:table-row table:style-name="ro1">
          <table:table-cell office:value-type="string" calcext:value-type="string">
            <text:p>ENWLDEPYLLLTDKK</text:p>
          </table:table-cell>
          <table:table-cell table:formula="of:=SUBSTITUTE(SUBSTITUTE([.A2759];&quot;(+15.99)&quot;;&quot;&quot;);&quot;(+57.02)&quot;;&quot;&quot;)" office:value-type="string" office:string-value="ENWLDEPYLLLTDKK" calcext:value-type="string">
            <text:p>ENWLDEPYLLLTDKK</text:p>
          </table:table-cell>
        </table:table-row>
        <table:table-row table:style-name="ro1">
          <table:table-cell office:value-type="string" calcext:value-type="string">
            <text:p>EM(+15.99)LLFEPPK</text:p>
          </table:table-cell>
          <table:table-cell table:formula="of:=SUBSTITUTE(SUBSTITUTE([.A2760];&quot;(+15.99)&quot;;&quot;&quot;);&quot;(+57.02)&quot;;&quot;&quot;)" office:value-type="string" office:string-value="EMLLFEPPK" calcext:value-type="string">
            <text:p>EMLLFEPPK</text:p>
          </table:table-cell>
        </table:table-row>
        <table:table-row table:style-name="ro1">
          <table:table-cell office:value-type="string" calcext:value-type="string">
            <text:p>SLDLFSTLVPER</text:p>
          </table:table-cell>
          <table:table-cell table:formula="of:=SUBSTITUTE(SUBSTITUTE([.A2761];&quot;(+15.99)&quot;;&quot;&quot;);&quot;(+57.02)&quot;;&quot;&quot;)" office:value-type="string" office:string-value="SLDLFSTLVPER" calcext:value-type="string">
            <text:p>SLDLFSTLVPER</text:p>
          </table:table-cell>
        </table:table-row>
        <table:table-row table:style-name="ro1">
          <table:table-cell office:value-type="string" calcext:value-type="string">
            <text:p>RWKLSNDELDWLSK</text:p>
          </table:table-cell>
          <table:table-cell table:formula="of:=SUBSTITUTE(SUBSTITUTE([.A2762];&quot;(+15.99)&quot;;&quot;&quot;);&quot;(+57.02)&quot;;&quot;&quot;)" office:value-type="string" office:string-value="RWKLSNDELDWLSK" calcext:value-type="string">
            <text:p>RWKLSNDELDWLSK</text:p>
          </table:table-cell>
        </table:table-row>
        <table:table-row table:style-name="ro1">
          <table:table-cell office:value-type="string" calcext:value-type="string">
            <text:p>C(+57.02)RC(+57.02)FYNAPPAPPELHFK</text:p>
          </table:table-cell>
          <table:table-cell table:formula="of:=SUBSTITUTE(SUBSTITUTE([.A2763];&quot;(+15.99)&quot;;&quot;&quot;);&quot;(+57.02)&quot;;&quot;&quot;)" office:value-type="string" office:string-value="CRCFYNAPPAPPELHFK" calcext:value-type="string">
            <text:p>CRCFYNAPPAPPELHFK</text:p>
          </table:table-cell>
        </table:table-row>
        <table:table-row table:style-name="ro1">
          <table:table-cell office:value-type="string" calcext:value-type="string">
            <text:p>NWEKDLLMLK</text:p>
          </table:table-cell>
          <table:table-cell table:formula="of:=SUBSTITUTE(SUBSTITUTE([.A2764];&quot;(+15.99)&quot;;&quot;&quot;);&quot;(+57.02)&quot;;&quot;&quot;)" office:value-type="string" office:string-value="NWEKDLLMLK" calcext:value-type="string">
            <text:p>NWEKDLLMLK</text:p>
          </table:table-cell>
        </table:table-row>
        <table:table-row table:style-name="ro1">
          <table:table-cell office:value-type="string" calcext:value-type="string">
            <text:p>RMNDLYWLSLC(+57.02)PLGNK</text:p>
          </table:table-cell>
          <table:table-cell table:formula="of:=SUBSTITUTE(SUBSTITUTE([.A2765];&quot;(+15.99)&quot;;&quot;&quot;);&quot;(+57.02)&quot;;&quot;&quot;)" office:value-type="string" office:string-value="RMNDLYWLSLCPLGNK" calcext:value-type="string">
            <text:p>RMNDLYWLSLCPLGNK</text:p>
          </table:table-cell>
        </table:table-row>
        <table:table-row table:style-name="ro1">
          <table:table-cell office:value-type="string" calcext:value-type="string">
            <text:p>SM(+15.99)M(+15.99)SPLVAAR</text:p>
          </table:table-cell>
          <table:table-cell table:formula="of:=SUBSTITUTE(SUBSTITUTE([.A2766];&quot;(+15.99)&quot;;&quot;&quot;);&quot;(+57.02)&quot;;&quot;&quot;)" office:value-type="string" office:string-value="SMMSPLVAAR" calcext:value-type="string">
            <text:p>SMMSPLVAAR</text:p>
          </table:table-cell>
        </table:table-row>
        <table:table-row table:style-name="ro1">
          <table:table-cell office:value-type="string" calcext:value-type="string">
            <text:p>LLAATYR</text:p>
          </table:table-cell>
          <table:table-cell table:formula="of:=SUBSTITUTE(SUBSTITUTE([.A2767];&quot;(+15.99)&quot;;&quot;&quot;);&quot;(+57.02)&quot;;&quot;&quot;)" office:value-type="string" office:string-value="LLAATYR" calcext:value-type="string">
            <text:p>LLAATYR</text:p>
          </table:table-cell>
        </table:table-row>
        <table:table-row table:style-name="ro1">
          <table:table-cell office:value-type="string" calcext:value-type="string">
            <text:p>QSDM(+15.99)HMNHQLR</text:p>
          </table:table-cell>
          <table:table-cell table:formula="of:=SUBSTITUTE(SUBSTITUTE([.A2768];&quot;(+15.99)&quot;;&quot;&quot;);&quot;(+57.02)&quot;;&quot;&quot;)" office:value-type="string" office:string-value="QSDMHMNHQLR" calcext:value-type="string">
            <text:p>QSDMHMNHQLR</text:p>
          </table:table-cell>
        </table:table-row>
        <table:table-row table:style-name="ro1">
          <table:table-cell office:value-type="string" calcext:value-type="string">
            <text:p>WVLLGYM(+15.99)VC(+57.02)MM(+15.99)GMANR</text:p>
          </table:table-cell>
          <table:table-cell table:formula="of:=SUBSTITUTE(SUBSTITUTE([.A2769];&quot;(+15.99)&quot;;&quot;&quot;);&quot;(+57.02)&quot;;&quot;&quot;)" office:value-type="string" office:string-value="WVLLGYMVCMMGMANR" calcext:value-type="string">
            <text:p>WVLLGYMVCMMGMANR</text:p>
          </table:table-cell>
        </table:table-row>
        <table:table-row table:style-name="ro1">
          <table:table-cell office:value-type="string" calcext:value-type="string">
            <text:p>MHFHTDDLAR</text:p>
          </table:table-cell>
          <table:table-cell table:formula="of:=SUBSTITUTE(SUBSTITUTE([.A2770];&quot;(+15.99)&quot;;&quot;&quot;);&quot;(+57.02)&quot;;&quot;&quot;)" office:value-type="string" office:string-value="MHFHTDDLAR" calcext:value-type="string">
            <text:p>MHFHTDDLAR</text:p>
          </table:table-cell>
        </table:table-row>
        <table:table-row table:style-name="ro1">
          <table:table-cell office:value-type="string" calcext:value-type="string">
            <text:p>RWWYNVPVLEQLAK</text:p>
          </table:table-cell>
          <table:table-cell table:formula="of:=SUBSTITUTE(SUBSTITUTE([.A2771];&quot;(+15.99)&quot;;&quot;&quot;);&quot;(+57.02)&quot;;&quot;&quot;)" office:value-type="string" office:string-value="RWWYNVPVLEQLAK" calcext:value-type="string">
            <text:p>RWWYNVPVLEQLAK</text:p>
          </table:table-cell>
        </table:table-row>
        <table:table-row table:style-name="ro1">
          <table:table-cell office:value-type="string" calcext:value-type="string">
            <text:p>EALC(+57.02)C(+57.02)MM(+15.99)AK</text:p>
          </table:table-cell>
          <table:table-cell table:formula="of:=SUBSTITUTE(SUBSTITUTE([.A2772];&quot;(+15.99)&quot;;&quot;&quot;);&quot;(+57.02)&quot;;&quot;&quot;)" office:value-type="string" office:string-value="EALCCMMAK" calcext:value-type="string">
            <text:p>EALCCMMAK</text:p>
          </table:table-cell>
        </table:table-row>
        <table:table-row table:style-name="ro1">
          <table:table-cell office:value-type="string" calcext:value-type="string">
            <text:p>TLWM(+15.99)EMM(+15.99)K</text:p>
          </table:table-cell>
          <table:table-cell table:formula="of:=SUBSTITUTE(SUBSTITUTE([.A2773];&quot;(+15.99)&quot;;&quot;&quot;);&quot;(+57.02)&quot;;&quot;&quot;)" office:value-type="string" office:string-value="TLWMEMMK" calcext:value-type="string">
            <text:p>TLWMEMMK</text:p>
          </table:table-cell>
        </table:table-row>
        <table:table-row table:style-name="ro1">
          <table:table-cell office:value-type="string" calcext:value-type="string">
            <text:p>GVDPPLTGFDAHM(+15.99)TKR</text:p>
          </table:table-cell>
          <table:table-cell table:formula="of:=SUBSTITUTE(SUBSTITUTE([.A2774];&quot;(+15.99)&quot;;&quot;&quot;);&quot;(+57.02)&quot;;&quot;&quot;)" office:value-type="string" office:string-value="GVDPPLTGFDAHMTKR" calcext:value-type="string">
            <text:p>GVDPPLTGFDAHMTKR</text:p>
          </table:table-cell>
        </table:table-row>
        <table:table-row table:style-name="ro1">
          <table:table-cell office:value-type="string" calcext:value-type="string">
            <text:p>YNLPDLGWK</text:p>
          </table:table-cell>
          <table:table-cell table:formula="of:=SUBSTITUTE(SUBSTITUTE([.A2775];&quot;(+15.99)&quot;;&quot;&quot;);&quot;(+57.02)&quot;;&quot;&quot;)" office:value-type="string" office:string-value="YNLPDLGWK" calcext:value-type="string">
            <text:p>YNLPDLGWK</text:p>
          </table:table-cell>
        </table:table-row>
        <table:table-row table:style-name="ro1">
          <table:table-cell office:value-type="string" calcext:value-type="string">
            <text:p>NVAPANNVHDSPK</text:p>
          </table:table-cell>
          <table:table-cell table:formula="of:=SUBSTITUTE(SUBSTITUTE([.A2776];&quot;(+15.99)&quot;;&quot;&quot;);&quot;(+57.02)&quot;;&quot;&quot;)" office:value-type="string" office:string-value="NVAPANNVHDSPK" calcext:value-type="string">
            <text:p>NVAPANNVHDSPK</text:p>
          </table:table-cell>
        </table:table-row>
        <table:table-row table:style-name="ro1">
          <table:table-cell office:value-type="string" calcext:value-type="string">
            <text:p>QETYNSDFMTLAEK</text:p>
          </table:table-cell>
          <table:table-cell table:formula="of:=SUBSTITUTE(SUBSTITUTE([.A2777];&quot;(+15.99)&quot;;&quot;&quot;);&quot;(+57.02)&quot;;&quot;&quot;)" office:value-type="string" office:string-value="QETYNSDFMTLAEK" calcext:value-type="string">
            <text:p>QETYNSDFMTLAEK</text:p>
          </table:table-cell>
        </table:table-row>
        <table:table-row table:style-name="ro1">
          <table:table-cell office:value-type="string" calcext:value-type="string">
            <text:p>EDNPFLNRALDLK</text:p>
          </table:table-cell>
          <table:table-cell table:formula="of:=SUBSTITUTE(SUBSTITUTE([.A2778];&quot;(+15.99)&quot;;&quot;&quot;);&quot;(+57.02)&quot;;&quot;&quot;)" office:value-type="string" office:string-value="EDNPFLNRALDLK" calcext:value-type="string">
            <text:p>EDNPFLNRALDLK</text:p>
          </table:table-cell>
        </table:table-row>
        <table:table-row table:style-name="ro1">
          <table:table-cell office:value-type="string" calcext:value-type="string">
            <text:p>DPDWPLEATVSR</text:p>
          </table:table-cell>
          <table:table-cell table:formula="of:=SUBSTITUTE(SUBSTITUTE([.A2779];&quot;(+15.99)&quot;;&quot;&quot;);&quot;(+57.02)&quot;;&quot;&quot;)" office:value-type="string" office:string-value="DPDWPLEATVSR" calcext:value-type="string">
            <text:p>DPDWPLEATVSR</text:p>
          </table:table-cell>
        </table:table-row>
        <table:table-row table:style-name="ro2">
          <table:table-cell office:value-type="string" calcext:value-type="string">
            <text:p>ELLC(+57.02)LALQNLVEASLTSRHR</text:p>
          </table:table-cell>
          <table:table-cell table:formula="of:=SUBSTITUTE(SUBSTITUTE([.A2780];&quot;(+15.99)&quot;;&quot;&quot;);&quot;(+57.02)&quot;;&quot;&quot;)" office:value-type="string" office:string-value="ELLCLALQNLVEASLTSRHR" calcext:value-type="string">
            <text:p>ELLCLALQNLVEASLTSRHR</text:p>
          </table:table-cell>
        </table:table-row>
        <table:table-row table:style-name="ro1">
          <table:table-cell office:value-type="string" calcext:value-type="string">
            <text:p>QQRYGQVRVR</text:p>
          </table:table-cell>
          <table:table-cell table:formula="of:=SUBSTITUTE(SUBSTITUTE([.A2781];&quot;(+15.99)&quot;;&quot;&quot;);&quot;(+57.02)&quot;;&quot;&quot;)" office:value-type="string" office:string-value="QQRYGQVRVR" calcext:value-type="string">
            <text:p>QQRYGQVRVR</text:p>
          </table:table-cell>
        </table:table-row>
        <table:table-row table:style-name="ro1">
          <table:table-cell office:value-type="string" calcext:value-type="string">
            <text:p>C(+57.02)FELEVSWPR</text:p>
          </table:table-cell>
          <table:table-cell table:formula="of:=SUBSTITUTE(SUBSTITUTE([.A2782];&quot;(+15.99)&quot;;&quot;&quot;);&quot;(+57.02)&quot;;&quot;&quot;)" office:value-type="string" office:string-value="CFELEVSWPR" calcext:value-type="string">
            <text:p>CFELEVSWPR</text:p>
          </table:table-cell>
        </table:table-row>
        <table:table-row table:style-name="ro1">
          <table:table-cell office:value-type="string" calcext:value-type="string">
            <text:p>EELLEM(+15.99)M(+15.99)NALK</text:p>
          </table:table-cell>
          <table:table-cell table:formula="of:=SUBSTITUTE(SUBSTITUTE([.A2783];&quot;(+15.99)&quot;;&quot;&quot;);&quot;(+57.02)&quot;;&quot;&quot;)" office:value-type="string" office:string-value="EELLEMMNALK" calcext:value-type="string">
            <text:p>EELLEMMNALK</text:p>
          </table:table-cell>
        </table:table-row>
        <table:table-row table:style-name="ro1">
          <table:table-cell office:value-type="string" calcext:value-type="string">
            <text:p>VNAETSGDNGLK</text:p>
          </table:table-cell>
          <table:table-cell table:formula="of:=SUBSTITUTE(SUBSTITUTE([.A2784];&quot;(+15.99)&quot;;&quot;&quot;);&quot;(+57.02)&quot;;&quot;&quot;)" office:value-type="string" office:string-value="VNAETSGDNGLK" calcext:value-type="string">
            <text:p>VNAETSGDNGLK</text:p>
          </table:table-cell>
        </table:table-row>
        <table:table-row table:style-name="ro1">
          <table:table-cell office:value-type="string" calcext:value-type="string">
            <text:p>HDM(+15.99)AEYAGC(+57.02)EYAK</text:p>
          </table:table-cell>
          <table:table-cell table:formula="of:=SUBSTITUTE(SUBSTITUTE([.A2785];&quot;(+15.99)&quot;;&quot;&quot;);&quot;(+57.02)&quot;;&quot;&quot;)" office:value-type="string" office:string-value="HDMAEYAGCEYAK" calcext:value-type="string">
            <text:p>HDMAEYAGCEYAK</text:p>
          </table:table-cell>
        </table:table-row>
        <table:table-row table:style-name="ro1">
          <table:table-cell office:value-type="string" calcext:value-type="string">
            <text:p>WWQLM(+15.99)EGETLNKK</text:p>
          </table:table-cell>
          <table:table-cell table:formula="of:=SUBSTITUTE(SUBSTITUTE([.A2786];&quot;(+15.99)&quot;;&quot;&quot;);&quot;(+57.02)&quot;;&quot;&quot;)" office:value-type="string" office:string-value="WWQLMEGETLNKK" calcext:value-type="string">
            <text:p>WWQLMEGETLNKK</text:p>
          </table:table-cell>
        </table:table-row>
        <table:table-row table:style-name="ro1">
          <table:table-cell office:value-type="string" calcext:value-type="string">
            <text:p>EPAANVAAHHEGEK</text:p>
          </table:table-cell>
          <table:table-cell table:formula="of:=SUBSTITUTE(SUBSTITUTE([.A2787];&quot;(+15.99)&quot;;&quot;&quot;);&quot;(+57.02)&quot;;&quot;&quot;)" office:value-type="string" office:string-value="EPAANVAAHHEGEK" calcext:value-type="string">
            <text:p>EPAANVAAHHEGEK</text:p>
          </table:table-cell>
        </table:table-row>
        <table:table-row table:style-name="ro1">
          <table:table-cell office:value-type="string" calcext:value-type="string">
            <text:p>MASTLSVLK</text:p>
          </table:table-cell>
          <table:table-cell table:formula="of:=SUBSTITUTE(SUBSTITUTE([.A2788];&quot;(+15.99)&quot;;&quot;&quot;);&quot;(+57.02)&quot;;&quot;&quot;)" office:value-type="string" office:string-value="MASTLSVLK" calcext:value-type="string">
            <text:p>MASTLSVLK</text:p>
          </table:table-cell>
        </table:table-row>
        <table:table-row table:style-name="ro1">
          <table:table-cell office:value-type="string" calcext:value-type="string">
            <text:p>AFRLDLLK</text:p>
          </table:table-cell>
          <table:table-cell table:formula="of:=SUBSTITUTE(SUBSTITUTE([.A2789];&quot;(+15.99)&quot;;&quot;&quot;);&quot;(+57.02)&quot;;&quot;&quot;)" office:value-type="string" office:string-value="AFRLDLLK" calcext:value-type="string">
            <text:p>AFRLDLLK</text:p>
          </table:table-cell>
        </table:table-row>
        <table:table-row table:style-name="ro1">
          <table:table-cell office:value-type="string" calcext:value-type="string">
            <text:p>SSTKPLLEMM(+15.99)TLAK</text:p>
          </table:table-cell>
          <table:table-cell table:formula="of:=SUBSTITUTE(SUBSTITUTE([.A2790];&quot;(+15.99)&quot;;&quot;&quot;);&quot;(+57.02)&quot;;&quot;&quot;)" office:value-type="string" office:string-value="SSTKPLLEMMTLAK" calcext:value-type="string">
            <text:p>SSTKPLLEMMTLAK</text:p>
          </table:table-cell>
        </table:table-row>
        <table:table-row table:style-name="ro1">
          <table:table-cell office:value-type="string" calcext:value-type="string">
            <text:p>KKTGLEDEVSK</text:p>
          </table:table-cell>
          <table:table-cell table:formula="of:=SUBSTITUTE(SUBSTITUTE([.A2791];&quot;(+15.99)&quot;;&quot;&quot;);&quot;(+57.02)&quot;;&quot;&quot;)" office:value-type="string" office:string-value="KKTGLEDEVSK" calcext:value-type="string">
            <text:p>KKTGLEDEVSK</text:p>
          </table:table-cell>
        </table:table-row>
        <table:table-row table:style-name="ro1">
          <table:table-cell office:value-type="string" calcext:value-type="string">
            <text:p>ETHM(+15.99)C(+57.02)ALALATADK</text:p>
          </table:table-cell>
          <table:table-cell table:formula="of:=SUBSTITUTE(SUBSTITUTE([.A2792];&quot;(+15.99)&quot;;&quot;&quot;);&quot;(+57.02)&quot;;&quot;&quot;)" office:value-type="string" office:string-value="ETHMCALALATADK" calcext:value-type="string">
            <text:p>ETHMCALALATADK</text:p>
          </table:table-cell>
        </table:table-row>
        <table:table-row table:style-name="ro1">
          <table:table-cell office:value-type="string" calcext:value-type="string">
            <text:p>QDC(+57.02)M(+15.99)NYVLADLK</text:p>
          </table:table-cell>
          <table:table-cell table:formula="of:=SUBSTITUTE(SUBSTITUTE([.A2793];&quot;(+15.99)&quot;;&quot;&quot;);&quot;(+57.02)&quot;;&quot;&quot;)" office:value-type="string" office:string-value="QDCMNYVLADLK" calcext:value-type="string">
            <text:p>QDCMNYVLADLK</text:p>
          </table:table-cell>
        </table:table-row>
        <table:table-row table:style-name="ro1">
          <table:table-cell office:value-type="string" calcext:value-type="string">
            <text:p>QPAPVVADLPEQK</text:p>
          </table:table-cell>
          <table:table-cell table:formula="of:=SUBSTITUTE(SUBSTITUTE([.A2794];&quot;(+15.99)&quot;;&quot;&quot;);&quot;(+57.02)&quot;;&quot;&quot;)" office:value-type="string" office:string-value="QPAPVVADLPEQK" calcext:value-type="string">
            <text:p>QPAPVVADLPEQK</text:p>
          </table:table-cell>
        </table:table-row>
        <table:table-row table:style-name="ro1">
          <table:table-cell office:value-type="string" calcext:value-type="string">
            <text:p>KPDQALGFSAPK</text:p>
          </table:table-cell>
          <table:table-cell table:formula="of:=SUBSTITUTE(SUBSTITUTE([.A2795];&quot;(+15.99)&quot;;&quot;&quot;);&quot;(+57.02)&quot;;&quot;&quot;)" office:value-type="string" office:string-value="KPDQALGFSAPK" calcext:value-type="string">
            <text:p>KPDQALGFSAPK</text:p>
          </table:table-cell>
        </table:table-row>
        <table:table-row table:style-name="ro1">
          <table:table-cell office:value-type="string" calcext:value-type="string">
            <text:p>SFWLHSYK</text:p>
          </table:table-cell>
          <table:table-cell table:formula="of:=SUBSTITUTE(SUBSTITUTE([.A2796];&quot;(+15.99)&quot;;&quot;&quot;);&quot;(+57.02)&quot;;&quot;&quot;)" office:value-type="string" office:string-value="SFWLHSYK" calcext:value-type="string">
            <text:p>SFWLHSYK</text:p>
          </table:table-cell>
        </table:table-row>
        <table:table-row table:style-name="ro1">
          <table:table-cell office:value-type="string" calcext:value-type="string">
            <text:p>QLTALLSSHLMRMK</text:p>
          </table:table-cell>
          <table:table-cell table:formula="of:=SUBSTITUTE(SUBSTITUTE([.A2797];&quot;(+15.99)&quot;;&quot;&quot;);&quot;(+57.02)&quot;;&quot;&quot;)" office:value-type="string" office:string-value="QLTALLSSHLMRMK" calcext:value-type="string">
            <text:p>QLTALLSSHLMRMK</text:p>
          </table:table-cell>
        </table:table-row>
        <table:table-row table:style-name="ro1">
          <table:table-cell office:value-type="string" calcext:value-type="string">
            <text:p>LVDGNPDLVVLDYSC(+57.02)K</text:p>
          </table:table-cell>
          <table:table-cell table:formula="of:=SUBSTITUTE(SUBSTITUTE([.A2798];&quot;(+15.99)&quot;;&quot;&quot;);&quot;(+57.02)&quot;;&quot;&quot;)" office:value-type="string" office:string-value="LVDGNPDLVVLDYSCK" calcext:value-type="string">
            <text:p>LVDGNPDLVVLDYSCK</text:p>
          </table:table-cell>
        </table:table-row>
        <table:table-row table:style-name="ro1">
          <table:table-cell office:value-type="string" calcext:value-type="string">
            <text:p>SEDLLNEPAK</text:p>
          </table:table-cell>
          <table:table-cell table:formula="of:=SUBSTITUTE(SUBSTITUTE([.A2799];&quot;(+15.99)&quot;;&quot;&quot;);&quot;(+57.02)&quot;;&quot;&quot;)" office:value-type="string" office:string-value="SEDLLNEPAK" calcext:value-type="string">
            <text:p>SEDLLNEPAK</text:p>
          </table:table-cell>
        </table:table-row>
        <table:table-row table:style-name="ro1">
          <table:table-cell office:value-type="string" calcext:value-type="string">
            <text:p>EPREDFAMK</text:p>
          </table:table-cell>
          <table:table-cell table:formula="of:=SUBSTITUTE(SUBSTITUTE([.A2800];&quot;(+15.99)&quot;;&quot;&quot;);&quot;(+57.02)&quot;;&quot;&quot;)" office:value-type="string" office:string-value="EPREDFAMK" calcext:value-type="string">
            <text:p>EPREDFAMK</text:p>
          </table:table-cell>
        </table:table-row>
        <table:table-row table:style-name="ro1">
          <table:table-cell office:value-type="string" calcext:value-type="string">
            <text:p>DGHLSDLDGLSNLK</text:p>
          </table:table-cell>
          <table:table-cell table:formula="of:=SUBSTITUTE(SUBSTITUTE([.A2801];&quot;(+15.99)&quot;;&quot;&quot;);&quot;(+57.02)&quot;;&quot;&quot;)" office:value-type="string" office:string-value="DGHLSDLDGLSNLK" calcext:value-type="string">
            <text:p>DGHLSDLDGLSNLK</text:p>
          </table:table-cell>
        </table:table-row>
        <table:table-row table:style-name="ro1">
          <table:table-cell office:value-type="string" calcext:value-type="string">
            <text:p>NPNLGFGLYSPR</text:p>
          </table:table-cell>
          <table:table-cell table:formula="of:=SUBSTITUTE(SUBSTITUTE([.A2802];&quot;(+15.99)&quot;;&quot;&quot;);&quot;(+57.02)&quot;;&quot;&quot;)" office:value-type="string" office:string-value="NPNLGFGLYSPR" calcext:value-type="string">
            <text:p>NPNLGFGLYSPR</text:p>
          </table:table-cell>
        </table:table-row>
        <table:table-row table:style-name="ro1">
          <table:table-cell office:value-type="string" calcext:value-type="string">
            <text:p>EC(+57.02)TANDNENLVDDGR</text:p>
          </table:table-cell>
          <table:table-cell table:formula="of:=SUBSTITUTE(SUBSTITUTE([.A2803];&quot;(+15.99)&quot;;&quot;&quot;);&quot;(+57.02)&quot;;&quot;&quot;)" office:value-type="string" office:string-value="ECTANDNENLVDDGR" calcext:value-type="string">
            <text:p>ECTANDNENLVDDGR</text:p>
          </table:table-cell>
        </table:table-row>
        <table:table-row table:style-name="ro1">
          <table:table-cell office:value-type="string" calcext:value-type="string">
            <text:p>EVQLGNPAR</text:p>
          </table:table-cell>
          <table:table-cell table:formula="of:=SUBSTITUTE(SUBSTITUTE([.A2804];&quot;(+15.99)&quot;;&quot;&quot;);&quot;(+57.02)&quot;;&quot;&quot;)" office:value-type="string" office:string-value="EVQLGNPAR" calcext:value-type="string">
            <text:p>EVQLGNPAR</text:p>
          </table:table-cell>
        </table:table-row>
        <table:table-row table:style-name="ro1">
          <table:table-cell office:value-type="string" calcext:value-type="string">
            <text:p>EFPQLLKTSAGPKEK</text:p>
          </table:table-cell>
          <table:table-cell table:formula="of:=SUBSTITUTE(SUBSTITUTE([.A2805];&quot;(+15.99)&quot;;&quot;&quot;);&quot;(+57.02)&quot;;&quot;&quot;)" office:value-type="string" office:string-value="EFPQLLKTSAGPKEK" calcext:value-type="string">
            <text:p>EFPQLLKTSAGPKEK</text:p>
          </table:table-cell>
        </table:table-row>
        <table:table-row table:style-name="ro1">
          <table:table-cell office:value-type="string" calcext:value-type="string">
            <text:p>LGC(+57.02)EKKFC(+57.02)YVK</text:p>
          </table:table-cell>
          <table:table-cell table:formula="of:=SUBSTITUTE(SUBSTITUTE([.A2806];&quot;(+15.99)&quot;;&quot;&quot;);&quot;(+57.02)&quot;;&quot;&quot;)" office:value-type="string" office:string-value="LGCEKKFCYVK" calcext:value-type="string">
            <text:p>LGCEKKFCYVK</text:p>
          </table:table-cell>
        </table:table-row>
        <table:table-row table:style-name="ro1">
          <table:table-cell office:value-type="string" calcext:value-type="string">
            <text:p>DLEMDDWLMATK</text:p>
          </table:table-cell>
          <table:table-cell table:formula="of:=SUBSTITUTE(SUBSTITUTE([.A2807];&quot;(+15.99)&quot;;&quot;&quot;);&quot;(+57.02)&quot;;&quot;&quot;)" office:value-type="string" office:string-value="DLEMDDWLMATK" calcext:value-type="string">
            <text:p>DLEMDDWLMATK</text:p>
          </table:table-cell>
        </table:table-row>
        <table:table-row table:style-name="ro1">
          <table:table-cell office:value-type="string" calcext:value-type="string">
            <text:p>KC(+57.02)C(+57.02)RYTHFVC(+57.02)AVK</text:p>
          </table:table-cell>
          <table:table-cell table:formula="of:=SUBSTITUTE(SUBSTITUTE([.A2808];&quot;(+15.99)&quot;;&quot;&quot;);&quot;(+57.02)&quot;;&quot;&quot;)" office:value-type="string" office:string-value="KCCRYTHFVCAVK" calcext:value-type="string">
            <text:p>KCCRYTHFVCAVK</text:p>
          </table:table-cell>
        </table:table-row>
        <table:table-row table:style-name="ro1">
          <table:table-cell office:value-type="string" calcext:value-type="string">
            <text:p>WSPLC(+57.02)NLRLK</text:p>
          </table:table-cell>
          <table:table-cell table:formula="of:=SUBSTITUTE(SUBSTITUTE([.A2809];&quot;(+15.99)&quot;;&quot;&quot;);&quot;(+57.02)&quot;;&quot;&quot;)" office:value-type="string" office:string-value="WSPLCNLRLK" calcext:value-type="string">
            <text:p>WSPLCNLRLK</text:p>
          </table:table-cell>
        </table:table-row>
        <table:table-row table:style-name="ro1">
          <table:table-cell office:value-type="string" calcext:value-type="string">
            <text:p>SNDGVM(+15.99)ADLK</text:p>
          </table:table-cell>
          <table:table-cell table:formula="of:=SUBSTITUTE(SUBSTITUTE([.A2810];&quot;(+15.99)&quot;;&quot;&quot;);&quot;(+57.02)&quot;;&quot;&quot;)" office:value-type="string" office:string-value="SNDGVMADLK" calcext:value-type="string">
            <text:p>SNDGVMADLK</text:p>
          </table:table-cell>
        </table:table-row>
        <table:table-row table:style-name="ro1">
          <table:table-cell office:value-type="string" calcext:value-type="string">
            <text:p>EFC(+57.02)C(+57.02)MWESK</text:p>
          </table:table-cell>
          <table:table-cell table:formula="of:=SUBSTITUTE(SUBSTITUTE([.A2811];&quot;(+15.99)&quot;;&quot;&quot;);&quot;(+57.02)&quot;;&quot;&quot;)" office:value-type="string" office:string-value="EFCCMWESK" calcext:value-type="string">
            <text:p>EFCCMWESK</text:p>
          </table:table-cell>
        </table:table-row>
        <table:table-row table:style-name="ro1">
          <table:table-cell office:value-type="string" calcext:value-type="string">
            <text:p>VFANLKHNATK</text:p>
          </table:table-cell>
          <table:table-cell table:formula="of:=SUBSTITUTE(SUBSTITUTE([.A2812];&quot;(+15.99)&quot;;&quot;&quot;);&quot;(+57.02)&quot;;&quot;&quot;)" office:value-type="string" office:string-value="VFANLKHNATK" calcext:value-type="string">
            <text:p>VFANLKHNATK</text:p>
          </table:table-cell>
        </table:table-row>
        <table:table-row table:style-name="ro1">
          <table:table-cell office:value-type="string" calcext:value-type="string">
            <text:p>FPC(+57.02)EDLGNPYLAVAK</text:p>
          </table:table-cell>
          <table:table-cell table:formula="of:=SUBSTITUTE(SUBSTITUTE([.A2813];&quot;(+15.99)&quot;;&quot;&quot;);&quot;(+57.02)&quot;;&quot;&quot;)" office:value-type="string" office:string-value="FPCEDLGNPYLAVAK" calcext:value-type="string">
            <text:p>FPCEDLGNPYLAVAK</text:p>
          </table:table-cell>
        </table:table-row>
        <table:table-row table:style-name="ro2">
          <table:table-cell office:value-type="string" calcext:value-type="string">
            <text:p>ENQWEMWLLYQGYLLQNLLEQR</text:p>
          </table:table-cell>
          <table:table-cell table:formula="of:=SUBSTITUTE(SUBSTITUTE([.A2814];&quot;(+15.99)&quot;;&quot;&quot;);&quot;(+57.02)&quot;;&quot;&quot;)" office:value-type="string" office:string-value="ENQWEMWLLYQGYLLQNLLEQR" calcext:value-type="string">
            <text:p>ENQWEMWLLYQGYLLQNLLEQR</text:p>
          </table:table-cell>
        </table:table-row>
        <table:table-row table:style-name="ro1">
          <table:table-cell office:value-type="string" calcext:value-type="string">
            <text:p>ESMNLLGAFGPPEK</text:p>
          </table:table-cell>
          <table:table-cell table:formula="of:=SUBSTITUTE(SUBSTITUTE([.A2815];&quot;(+15.99)&quot;;&quot;&quot;);&quot;(+57.02)&quot;;&quot;&quot;)" office:value-type="string" office:string-value="ESMNLLGAFGPPEK" calcext:value-type="string">
            <text:p>ESMNLLGAFGPPEK</text:p>
          </table:table-cell>
        </table:table-row>
        <table:table-row table:style-name="ro1">
          <table:table-cell office:value-type="string" calcext:value-type="string">
            <text:p>AMDLMGNTVRTGAPK</text:p>
          </table:table-cell>
          <table:table-cell table:formula="of:=SUBSTITUTE(SUBSTITUTE([.A2816];&quot;(+15.99)&quot;;&quot;&quot;);&quot;(+57.02)&quot;;&quot;&quot;)" office:value-type="string" office:string-value="AMDLMGNTVRTGAPK" calcext:value-type="string">
            <text:p>AMDLMGNTVRTGAPK</text:p>
          </table:table-cell>
        </table:table-row>
        <table:table-row table:style-name="ro1">
          <table:table-cell office:value-type="string" calcext:value-type="string">
            <text:p>RLGGDEYVLLSEK</text:p>
          </table:table-cell>
          <table:table-cell table:formula="of:=SUBSTITUTE(SUBSTITUTE([.A2817];&quot;(+15.99)&quot;;&quot;&quot;);&quot;(+57.02)&quot;;&quot;&quot;)" office:value-type="string" office:string-value="RLGGDEYVLLSEK" calcext:value-type="string">
            <text:p>RLGGDEYVLLSEK</text:p>
          </table:table-cell>
        </table:table-row>
        <table:table-row table:style-name="ro1">
          <table:table-cell office:value-type="string" calcext:value-type="string">
            <text:p>EPWM(+15.99)PELYR</text:p>
          </table:table-cell>
          <table:table-cell table:formula="of:=SUBSTITUTE(SUBSTITUTE([.A2818];&quot;(+15.99)&quot;;&quot;&quot;);&quot;(+57.02)&quot;;&quot;&quot;)" office:value-type="string" office:string-value="EPWMPELYR" calcext:value-type="string">
            <text:p>EPWMPELYR</text:p>
          </table:table-cell>
        </table:table-row>
        <table:table-row table:style-name="ro1">
          <table:table-cell office:value-type="string" calcext:value-type="string">
            <text:p>HHAVEPAK</text:p>
          </table:table-cell>
          <table:table-cell table:formula="of:=SUBSTITUTE(SUBSTITUTE([.A2819];&quot;(+15.99)&quot;;&quot;&quot;);&quot;(+57.02)&quot;;&quot;&quot;)" office:value-type="string" office:string-value="HHAVEPAK" calcext:value-type="string">
            <text:p>HHAVEPAK</text:p>
          </table:table-cell>
        </table:table-row>
        <table:table-row table:style-name="ro1">
          <table:table-cell office:value-type="string" calcext:value-type="string">
            <text:p>WMEGTNELM(+15.99)LLLTNEK</text:p>
          </table:table-cell>
          <table:table-cell table:formula="of:=SUBSTITUTE(SUBSTITUTE([.A2820];&quot;(+15.99)&quot;;&quot;&quot;);&quot;(+57.02)&quot;;&quot;&quot;)" office:value-type="string" office:string-value="WMEGTNELMLLLTNEK" calcext:value-type="string">
            <text:p>WMEGTNELMLLLTNEK</text:p>
          </table:table-cell>
        </table:table-row>
        <table:table-row table:style-name="ro1">
          <table:table-cell office:value-type="string" calcext:value-type="string">
            <text:p>KDHLKTLNK</text:p>
          </table:table-cell>
          <table:table-cell table:formula="of:=SUBSTITUTE(SUBSTITUTE([.A2821];&quot;(+15.99)&quot;;&quot;&quot;);&quot;(+57.02)&quot;;&quot;&quot;)" office:value-type="string" office:string-value="KDHLKTLNK" calcext:value-type="string">
            <text:p>KDHLKTLNK</text:p>
          </table:table-cell>
        </table:table-row>
        <table:table-row table:style-name="ro1">
          <table:table-cell office:value-type="string" calcext:value-type="string">
            <text:p>LC(+57.02)HKYERLK</text:p>
          </table:table-cell>
          <table:table-cell table:formula="of:=SUBSTITUTE(SUBSTITUTE([.A2822];&quot;(+15.99)&quot;;&quot;&quot;);&quot;(+57.02)&quot;;&quot;&quot;)" office:value-type="string" office:string-value="LCHKYERLK" calcext:value-type="string">
            <text:p>LCHKYERLK</text:p>
          </table:table-cell>
        </table:table-row>
        <table:table-row table:style-name="ro1">
          <table:table-cell office:value-type="string" calcext:value-type="string">
            <text:p>QAENTMM(+15.99)VLNR</text:p>
          </table:table-cell>
          <table:table-cell table:formula="of:=SUBSTITUTE(SUBSTITUTE([.A2823];&quot;(+15.99)&quot;;&quot;&quot;);&quot;(+57.02)&quot;;&quot;&quot;)" office:value-type="string" office:string-value="QAENTMMVLNR" calcext:value-type="string">
            <text:p>QAENTMMVLNR</text:p>
          </table:table-cell>
        </table:table-row>
        <table:table-row table:style-name="ro1">
          <table:table-cell office:value-type="string" calcext:value-type="string">
            <text:p>VLRNMWRGPK</text:p>
          </table:table-cell>
          <table:table-cell table:formula="of:=SUBSTITUTE(SUBSTITUTE([.A2824];&quot;(+15.99)&quot;;&quot;&quot;);&quot;(+57.02)&quot;;&quot;&quot;)" office:value-type="string" office:string-value="VLRNMWRGPK" calcext:value-type="string">
            <text:p>VLRNMWRGPK</text:p>
          </table:table-cell>
        </table:table-row>
        <table:table-row table:style-name="ro1">
          <table:table-cell office:value-type="string" calcext:value-type="string">
            <text:p>FGKLYQEERMAVLANK</text:p>
          </table:table-cell>
          <table:table-cell table:formula="of:=SUBSTITUTE(SUBSTITUTE([.A2825];&quot;(+15.99)&quot;;&quot;&quot;);&quot;(+57.02)&quot;;&quot;&quot;)" office:value-type="string" office:string-value="FGKLYQEERMAVLANK" calcext:value-type="string">
            <text:p>FGKLYQEERMAVLANK</text:p>
          </table:table-cell>
        </table:table-row>
        <table:table-row table:style-name="ro1">
          <table:table-cell office:value-type="string" calcext:value-type="string">
            <text:p>QAVAGSVVPLK</text:p>
          </table:table-cell>
          <table:table-cell table:formula="of:=SUBSTITUTE(SUBSTITUTE([.A2826];&quot;(+15.99)&quot;;&quot;&quot;);&quot;(+57.02)&quot;;&quot;&quot;)" office:value-type="string" office:string-value="QAVAGSVVPLK" calcext:value-type="string">
            <text:p>QAVAGSVVPLK</text:p>
          </table:table-cell>
        </table:table-row>
        <table:table-row table:style-name="ro1">
          <table:table-cell office:value-type="string" calcext:value-type="string">
            <text:p>KPFQYASC(+57.02)SGGEK</text:p>
          </table:table-cell>
          <table:table-cell table:formula="of:=SUBSTITUTE(SUBSTITUTE([.A2827];&quot;(+15.99)&quot;;&quot;&quot;);&quot;(+57.02)&quot;;&quot;&quot;)" office:value-type="string" office:string-value="KPFQYASCSGGEK" calcext:value-type="string">
            <text:p>KPFQYASCSGGEK</text:p>
          </table:table-cell>
        </table:table-row>
        <table:table-row table:style-name="ro1">
          <table:table-cell office:value-type="string" calcext:value-type="string">
            <text:p>EVPYGYLSSPK</text:p>
          </table:table-cell>
          <table:table-cell table:formula="of:=SUBSTITUTE(SUBSTITUTE([.A2828];&quot;(+15.99)&quot;;&quot;&quot;);&quot;(+57.02)&quot;;&quot;&quot;)" office:value-type="string" office:string-value="EVPYGYLSSPK" calcext:value-type="string">
            <text:p>EVPYGYLSSPK</text:p>
          </table:table-cell>
        </table:table-row>
        <table:table-row table:style-name="ro1">
          <table:table-cell office:value-type="string" calcext:value-type="string">
            <text:p>KFWPFLAFDDYK</text:p>
          </table:table-cell>
          <table:table-cell table:formula="of:=SUBSTITUTE(SUBSTITUTE([.A2829];&quot;(+15.99)&quot;;&quot;&quot;);&quot;(+57.02)&quot;;&quot;&quot;)" office:value-type="string" office:string-value="KFWPFLAFDDYK" calcext:value-type="string">
            <text:p>KFWPFLAFDDYK</text:p>
          </table:table-cell>
        </table:table-row>
        <table:table-row table:style-name="ro1">
          <table:table-cell office:value-type="string" calcext:value-type="string">
            <text:p>VPVSLM(+15.99)DGYVEWYK</text:p>
          </table:table-cell>
          <table:table-cell table:formula="of:=SUBSTITUTE(SUBSTITUTE([.A2830];&quot;(+15.99)&quot;;&quot;&quot;);&quot;(+57.02)&quot;;&quot;&quot;)" office:value-type="string" office:string-value="VPVSLMDGYVEWYK" calcext:value-type="string">
            <text:p>VPVSLMDGYVEWYK</text:p>
          </table:table-cell>
        </table:table-row>
        <table:table-row table:style-name="ro1">
          <table:table-cell office:value-type="string" calcext:value-type="string">
            <text:p>M(+15.99)GLTPNLEVK</text:p>
          </table:table-cell>
          <table:table-cell table:formula="of:=SUBSTITUTE(SUBSTITUTE([.A2831];&quot;(+15.99)&quot;;&quot;&quot;);&quot;(+57.02)&quot;;&quot;&quot;)" office:value-type="string" office:string-value="MGLTPNLEVK" calcext:value-type="string">
            <text:p>MGLTPNLEVK</text:p>
          </table:table-cell>
        </table:table-row>
        <table:table-row table:style-name="ro1">
          <table:table-cell office:value-type="string" calcext:value-type="string">
            <text:p>RSC(+57.02)M(+15.99)VWLPEKK</text:p>
          </table:table-cell>
          <table:table-cell table:formula="of:=SUBSTITUTE(SUBSTITUTE([.A2832];&quot;(+15.99)&quot;;&quot;&quot;);&quot;(+57.02)&quot;;&quot;&quot;)" office:value-type="string" office:string-value="RSCMVWLPEKK" calcext:value-type="string">
            <text:p>RSCMVWLPEKK</text:p>
          </table:table-cell>
        </table:table-row>
        <table:table-row table:style-name="ro1">
          <table:table-cell office:value-type="string" calcext:value-type="string">
            <text:p>KELSAGGDEDLSGLLSKK</text:p>
          </table:table-cell>
          <table:table-cell table:formula="of:=SUBSTITUTE(SUBSTITUTE([.A2833];&quot;(+15.99)&quot;;&quot;&quot;);&quot;(+57.02)&quot;;&quot;&quot;)" office:value-type="string" office:string-value="KELSAGGDEDLSGLLSKK" calcext:value-type="string">
            <text:p>KELSAGGDEDLSGLLSKK</text:p>
          </table:table-cell>
        </table:table-row>
        <table:table-row table:style-name="ro1">
          <table:table-cell office:value-type="string" calcext:value-type="string">
            <text:p>SSYLVLC(+57.02)EALEDK</text:p>
          </table:table-cell>
          <table:table-cell table:formula="of:=SUBSTITUTE(SUBSTITUTE([.A2834];&quot;(+15.99)&quot;;&quot;&quot;);&quot;(+57.02)&quot;;&quot;&quot;)" office:value-type="string" office:string-value="SSYLVLCEALEDK" calcext:value-type="string">
            <text:p>SSYLVLCEALEDK</text:p>
          </table:table-cell>
        </table:table-row>
        <table:table-row table:style-name="ro1">
          <table:table-cell office:value-type="string" calcext:value-type="string">
            <text:p>QQLC(+57.02)GSC(+57.02)PSSAMPVK</text:p>
          </table:table-cell>
          <table:table-cell table:formula="of:=SUBSTITUTE(SUBSTITUTE([.A2835];&quot;(+15.99)&quot;;&quot;&quot;);&quot;(+57.02)&quot;;&quot;&quot;)" office:value-type="string" office:string-value="QQLCGSCPSSAMPVK" calcext:value-type="string">
            <text:p>QQLCGSCPSSAMPVK</text:p>
          </table:table-cell>
        </table:table-row>
        <table:table-row table:style-name="ro1">
          <table:table-cell office:value-type="string" calcext:value-type="string">
            <text:p>MVFLHLDSLVAAR</text:p>
          </table:table-cell>
          <table:table-cell table:formula="of:=SUBSTITUTE(SUBSTITUTE([.A2836];&quot;(+15.99)&quot;;&quot;&quot;);&quot;(+57.02)&quot;;&quot;&quot;)" office:value-type="string" office:string-value="MVFLHLDSLVAAR" calcext:value-type="string">
            <text:p>MVFLHLDSLVAAR</text:p>
          </table:table-cell>
        </table:table-row>
        <table:table-row table:style-name="ro1">
          <table:table-cell office:value-type="string" calcext:value-type="string">
            <text:p>QVLDM(+15.99)SESNDMASLPK</text:p>
          </table:table-cell>
          <table:table-cell table:formula="of:=SUBSTITUTE(SUBSTITUTE([.A2837];&quot;(+15.99)&quot;;&quot;&quot;);&quot;(+57.02)&quot;;&quot;&quot;)" office:value-type="string" office:string-value="QVLDMSESNDMASLPK" calcext:value-type="string">
            <text:p>QVLDMSESNDMASLPK</text:p>
          </table:table-cell>
        </table:table-row>
        <table:table-row table:style-name="ro1">
          <table:table-cell office:value-type="string" calcext:value-type="string">
            <text:p>YYNLFLDFRAPVR</text:p>
          </table:table-cell>
          <table:table-cell table:formula="of:=SUBSTITUTE(SUBSTITUTE([.A2838];&quot;(+15.99)&quot;;&quot;&quot;);&quot;(+57.02)&quot;;&quot;&quot;)" office:value-type="string" office:string-value="YYNLFLDFRAPVR" calcext:value-type="string">
            <text:p>YYNLFLDFRAPVR</text:p>
          </table:table-cell>
        </table:table-row>
        <table:table-row table:style-name="ro1">
          <table:table-cell office:value-type="string" calcext:value-type="string">
            <text:p>DVAPLVLLAEGHYK</text:p>
          </table:table-cell>
          <table:table-cell table:formula="of:=SUBSTITUTE(SUBSTITUTE([.A2839];&quot;(+15.99)&quot;;&quot;&quot;);&quot;(+57.02)&quot;;&quot;&quot;)" office:value-type="string" office:string-value="DVAPLVLLAEGHYK" calcext:value-type="string">
            <text:p>DVAPLVLLAEGHYK</text:p>
          </table:table-cell>
        </table:table-row>
        <table:table-row table:style-name="ro1">
          <table:table-cell office:value-type="string" calcext:value-type="string">
            <text:p>NPLRLLC(+57.02)NLLATESR</text:p>
          </table:table-cell>
          <table:table-cell table:formula="of:=SUBSTITUTE(SUBSTITUTE([.A2840];&quot;(+15.99)&quot;;&quot;&quot;);&quot;(+57.02)&quot;;&quot;&quot;)" office:value-type="string" office:string-value="NPLRLLCNLLATESR" calcext:value-type="string">
            <text:p>NPLRLLCNLLATESR</text:p>
          </table:table-cell>
        </table:table-row>
        <table:table-row table:style-name="ro1">
          <table:table-cell office:value-type="string" calcext:value-type="string">
            <text:p>DM(+15.99)M(+15.99)DTTWQHLETR</text:p>
          </table:table-cell>
          <table:table-cell table:formula="of:=SUBSTITUTE(SUBSTITUTE([.A2841];&quot;(+15.99)&quot;;&quot;&quot;);&quot;(+57.02)&quot;;&quot;&quot;)" office:value-type="string" office:string-value="DMMDTTWQHLETR" calcext:value-type="string">
            <text:p>DMMDTTWQHLETR</text:p>
          </table:table-cell>
        </table:table-row>
        <table:table-row table:style-name="ro1">
          <table:table-cell office:value-type="string" calcext:value-type="string">
            <text:p>KC(+57.02)NLLLWDSLR</text:p>
          </table:table-cell>
          <table:table-cell table:formula="of:=SUBSTITUTE(SUBSTITUTE([.A2842];&quot;(+15.99)&quot;;&quot;&quot;);&quot;(+57.02)&quot;;&quot;&quot;)" office:value-type="string" office:string-value="KCNLLLWDSLR" calcext:value-type="string">
            <text:p>KCNLLLWDSLR</text:p>
          </table:table-cell>
        </table:table-row>
        <table:table-row table:style-name="ro1">
          <table:table-cell office:value-type="string" calcext:value-type="string">
            <text:p>SM(+15.99)TWAHGALQLAR</text:p>
          </table:table-cell>
          <table:table-cell table:formula="of:=SUBSTITUTE(SUBSTITUTE([.A2843];&quot;(+15.99)&quot;;&quot;&quot;);&quot;(+57.02)&quot;;&quot;&quot;)" office:value-type="string" office:string-value="SMTWAHGALQLAR" calcext:value-type="string">
            <text:p>SMTWAHGALQLAR</text:p>
          </table:table-cell>
        </table:table-row>
        <table:table-row table:style-name="ro1">
          <table:table-cell office:value-type="string" calcext:value-type="string">
            <text:p>MSPDLGAAHQLTEK</text:p>
          </table:table-cell>
          <table:table-cell table:formula="of:=SUBSTITUTE(SUBSTITUTE([.A2844];&quot;(+15.99)&quot;;&quot;&quot;);&quot;(+57.02)&quot;;&quot;&quot;)" office:value-type="string" office:string-value="MSPDLGAAHQLTEK" calcext:value-type="string">
            <text:p>MSPDLGAAHQLTEK</text:p>
          </table:table-cell>
        </table:table-row>
        <table:table-row table:style-name="ro1">
          <table:table-cell office:value-type="string" calcext:value-type="string">
            <text:p>NPQTLVFYEFK</text:p>
          </table:table-cell>
          <table:table-cell table:formula="of:=SUBSTITUTE(SUBSTITUTE([.A2845];&quot;(+15.99)&quot;;&quot;&quot;);&quot;(+57.02)&quot;;&quot;&quot;)" office:value-type="string" office:string-value="NPQTLVFYEFK" calcext:value-type="string">
            <text:p>NPQTLVFYEFK</text:p>
          </table:table-cell>
        </table:table-row>
        <table:table-row table:style-name="ro1">
          <table:table-cell office:value-type="string" calcext:value-type="string">
            <text:p>YQMSWPVDPLLLHR</text:p>
          </table:table-cell>
          <table:table-cell table:formula="of:=SUBSTITUTE(SUBSTITUTE([.A2846];&quot;(+15.99)&quot;;&quot;&quot;);&quot;(+57.02)&quot;;&quot;&quot;)" office:value-type="string" office:string-value="YQMSWPVDPLLLHR" calcext:value-type="string">
            <text:p>YQMSWPVDPLLLHR</text:p>
          </table:table-cell>
        </table:table-row>
        <table:table-row table:style-name="ro1">
          <table:table-cell office:value-type="string" calcext:value-type="string">
            <text:p>LLFLLVHYC(+57.02)TTNK</text:p>
          </table:table-cell>
          <table:table-cell table:formula="of:=SUBSTITUTE(SUBSTITUTE([.A2847];&quot;(+15.99)&quot;;&quot;&quot;);&quot;(+57.02)&quot;;&quot;&quot;)" office:value-type="string" office:string-value="LLFLLVHYCTTNK" calcext:value-type="string">
            <text:p>LLFLLVHYCTTNK</text:p>
          </table:table-cell>
        </table:table-row>
        <table:table-row table:style-name="ro1">
          <table:table-cell office:value-type="string" calcext:value-type="string">
            <text:p>RRMVTGVEFFR</text:p>
          </table:table-cell>
          <table:table-cell table:formula="of:=SUBSTITUTE(SUBSTITUTE([.A2848];&quot;(+15.99)&quot;;&quot;&quot;);&quot;(+57.02)&quot;;&quot;&quot;)" office:value-type="string" office:string-value="RRMVTGVEFFR" calcext:value-type="string">
            <text:p>RRMVTGVEFFR</text:p>
          </table:table-cell>
        </table:table-row>
        <table:table-row table:style-name="ro1">
          <table:table-cell office:value-type="string" calcext:value-type="string">
            <text:p>NPVSQLLGPFK</text:p>
          </table:table-cell>
          <table:table-cell table:formula="of:=SUBSTITUTE(SUBSTITUTE([.A2849];&quot;(+15.99)&quot;;&quot;&quot;);&quot;(+57.02)&quot;;&quot;&quot;)" office:value-type="string" office:string-value="NPVSQLLGPFK" calcext:value-type="string">
            <text:p>NPVSQLLGPFK</text:p>
          </table:table-cell>
        </table:table-row>
        <table:table-row table:style-name="ro1">
          <table:table-cell office:value-type="string" calcext:value-type="string">
            <text:p>KKC(+57.02)FC(+57.02)EKELLDGPGR</text:p>
          </table:table-cell>
          <table:table-cell table:formula="of:=SUBSTITUTE(SUBSTITUTE([.A2850];&quot;(+15.99)&quot;;&quot;&quot;);&quot;(+57.02)&quot;;&quot;&quot;)" office:value-type="string" office:string-value="KKCFCEKELLDGPGR" calcext:value-type="string">
            <text:p>KKCFCEKELLDGPGR</text:p>
          </table:table-cell>
        </table:table-row>
        <table:table-row table:style-name="ro1">
          <table:table-cell office:value-type="string" calcext:value-type="string">
            <text:p>YVLEC(+57.02)NM(+15.99)GLVK</text:p>
          </table:table-cell>
          <table:table-cell table:formula="of:=SUBSTITUTE(SUBSTITUTE([.A2851];&quot;(+15.99)&quot;;&quot;&quot;);&quot;(+57.02)&quot;;&quot;&quot;)" office:value-type="string" office:string-value="YVLECNMGLVK" calcext:value-type="string">
            <text:p>YVLECNMGLVK</text:p>
          </table:table-cell>
        </table:table-row>
        <table:table-row table:style-name="ro1">
          <table:table-cell office:value-type="string" calcext:value-type="string">
            <text:p>C(+57.02)TYDDVLQPSESR</text:p>
          </table:table-cell>
          <table:table-cell table:formula="of:=SUBSTITUTE(SUBSTITUTE([.A2852];&quot;(+15.99)&quot;;&quot;&quot;);&quot;(+57.02)&quot;;&quot;&quot;)" office:value-type="string" office:string-value="CTYDDVLQPSESR" calcext:value-type="string">
            <text:p>CTYDDVLQPSESR</text:p>
          </table:table-cell>
        </table:table-row>
        <table:table-row table:style-name="ro1">
          <table:table-cell office:value-type="string" calcext:value-type="string">
            <text:p>QPNDKC(+57.02)HPELDR</text:p>
          </table:table-cell>
          <table:table-cell table:formula="of:=SUBSTITUTE(SUBSTITUTE([.A2853];&quot;(+15.99)&quot;;&quot;&quot;);&quot;(+57.02)&quot;;&quot;&quot;)" office:value-type="string" office:string-value="QPNDKCHPELDR" calcext:value-type="string">
            <text:p>QPNDKCHPELDR</text:p>
          </table:table-cell>
        </table:table-row>
        <table:table-row table:style-name="ro1">
          <table:table-cell office:value-type="string" calcext:value-type="string">
            <text:p>KDYSELSADLLK</text:p>
          </table:table-cell>
          <table:table-cell table:formula="of:=SUBSTITUTE(SUBSTITUTE([.A2854];&quot;(+15.99)&quot;;&quot;&quot;);&quot;(+57.02)&quot;;&quot;&quot;)" office:value-type="string" office:string-value="KDYSELSADLLK" calcext:value-type="string">
            <text:p>KDYSELSADLLK</text:p>
          </table:table-cell>
        </table:table-row>
        <table:table-row table:style-name="ro1">
          <table:table-cell office:value-type="string" calcext:value-type="string">
            <text:p>QVQPGASDHPK</text:p>
          </table:table-cell>
          <table:table-cell table:formula="of:=SUBSTITUTE(SUBSTITUTE([.A2855];&quot;(+15.99)&quot;;&quot;&quot;);&quot;(+57.02)&quot;;&quot;&quot;)" office:value-type="string" office:string-value="QVQPGASDHPK" calcext:value-type="string">
            <text:p>QVQPGASDHPK</text:p>
          </table:table-cell>
        </table:table-row>
        <table:table-row table:style-name="ro2">
          <table:table-cell office:value-type="string" calcext:value-type="string">
            <text:p>MM(+15.99)C(+57.02)LAAAVGNRVAAALYQK</text:p>
          </table:table-cell>
          <table:table-cell table:formula="of:=SUBSTITUTE(SUBSTITUTE([.A2856];&quot;(+15.99)&quot;;&quot;&quot;);&quot;(+57.02)&quot;;&quot;&quot;)" office:value-type="string" office:string-value="MMCLAAAVGNRVAAALYQK" calcext:value-type="string">
            <text:p>MMCLAAAVGNRVAAALYQK</text:p>
          </table:table-cell>
        </table:table-row>
        <table:table-row table:style-name="ro1">
          <table:table-cell office:value-type="string" calcext:value-type="string">
            <text:p>EFSYLVHESAPK</text:p>
          </table:table-cell>
          <table:table-cell table:formula="of:=SUBSTITUTE(SUBSTITUTE([.A2857];&quot;(+15.99)&quot;;&quot;&quot;);&quot;(+57.02)&quot;;&quot;&quot;)" office:value-type="string" office:string-value="EFSYLVHESAPK" calcext:value-type="string">
            <text:p>EFSYLVHESAPK</text:p>
          </table:table-cell>
        </table:table-row>
        <table:table-row table:style-name="ro1">
          <table:table-cell office:value-type="string" calcext:value-type="string">
            <text:p>QQRPLYSK</text:p>
          </table:table-cell>
          <table:table-cell table:formula="of:=SUBSTITUTE(SUBSTITUTE([.A2858];&quot;(+15.99)&quot;;&quot;&quot;);&quot;(+57.02)&quot;;&quot;&quot;)" office:value-type="string" office:string-value="QQRPLYSK" calcext:value-type="string">
            <text:p>QQRPLYSK</text:p>
          </table:table-cell>
        </table:table-row>
        <table:table-row table:style-name="ro1">
          <table:table-cell office:value-type="string" calcext:value-type="string">
            <text:p>WMC(+57.02)MAAAVVDPAK</text:p>
          </table:table-cell>
          <table:table-cell table:formula="of:=SUBSTITUTE(SUBSTITUTE([.A2859];&quot;(+15.99)&quot;;&quot;&quot;);&quot;(+57.02)&quot;;&quot;&quot;)" office:value-type="string" office:string-value="WMCMAAAVVDPAK" calcext:value-type="string">
            <text:p>WMCMAAAVVDPAK</text:p>
          </table:table-cell>
        </table:table-row>
        <table:table-row table:style-name="ro2">
          <table:table-cell office:value-type="string" calcext:value-type="string">
            <text:p>YWTYLM(+15.99)LWMRELGKAVVR</text:p>
          </table:table-cell>
          <table:table-cell table:formula="of:=SUBSTITUTE(SUBSTITUTE([.A2860];&quot;(+15.99)&quot;;&quot;&quot;);&quot;(+57.02)&quot;;&quot;&quot;)" office:value-type="string" office:string-value="YWTYLMLWMRELGKAVVR" calcext:value-type="string">
            <text:p>YWTYLMLWMRELGKAVVR</text:p>
          </table:table-cell>
        </table:table-row>
        <table:table-row table:style-name="ro1">
          <table:table-cell office:value-type="string" calcext:value-type="string">
            <text:p>TDKHQLSESEAQK</text:p>
          </table:table-cell>
          <table:table-cell table:formula="of:=SUBSTITUTE(SUBSTITUTE([.A2861];&quot;(+15.99)&quot;;&quot;&quot;);&quot;(+57.02)&quot;;&quot;&quot;)" office:value-type="string" office:string-value="TDKHQLSESEAQK" calcext:value-type="string">
            <text:p>TDKHQLSESEAQK</text:p>
          </table:table-cell>
        </table:table-row>
        <table:table-row table:style-name="ro1">
          <table:table-cell office:value-type="string" calcext:value-type="string">
            <text:p>NVVFGALC(+57.02)AAAER</text:p>
          </table:table-cell>
          <table:table-cell table:formula="of:=SUBSTITUTE(SUBSTITUTE([.A2862];&quot;(+15.99)&quot;;&quot;&quot;);&quot;(+57.02)&quot;;&quot;&quot;)" office:value-type="string" office:string-value="NVVFGALCAAAER" calcext:value-type="string">
            <text:p>NVVFGALCAAAER</text:p>
          </table:table-cell>
        </table:table-row>
        <table:table-row table:style-name="ro1">
          <table:table-cell office:value-type="string" calcext:value-type="string">
            <text:p>SAFPTPVLFK</text:p>
          </table:table-cell>
          <table:table-cell table:formula="of:=SUBSTITUTE(SUBSTITUTE([.A2863];&quot;(+15.99)&quot;;&quot;&quot;);&quot;(+57.02)&quot;;&quot;&quot;)" office:value-type="string" office:string-value="SAFPTPVLFK" calcext:value-type="string">
            <text:p>SAFPTPVLFK</text:p>
          </table:table-cell>
        </table:table-row>
        <table:table-row table:style-name="ro1">
          <table:table-cell office:value-type="string" calcext:value-type="string">
            <text:p>KPRLNTSDLKPLKLVRAR</text:p>
          </table:table-cell>
          <table:table-cell table:formula="of:=SUBSTITUTE(SUBSTITUTE([.A2864];&quot;(+15.99)&quot;;&quot;&quot;);&quot;(+57.02)&quot;;&quot;&quot;)" office:value-type="string" office:string-value="KPRLNTSDLKPLKLVRAR" calcext:value-type="string">
            <text:p>KPRLNTSDLKPLKLVRAR</text:p>
          </table:table-cell>
        </table:table-row>
        <table:table-row table:style-name="ro1">
          <table:table-cell office:value-type="string" calcext:value-type="string">
            <text:p>NLGSPVLYVGFEPK</text:p>
          </table:table-cell>
          <table:table-cell table:formula="of:=SUBSTITUTE(SUBSTITUTE([.A2865];&quot;(+15.99)&quot;;&quot;&quot;);&quot;(+57.02)&quot;;&quot;&quot;)" office:value-type="string" office:string-value="NLGSPVLYVGFEPK" calcext:value-type="string">
            <text:p>NLGSPVLYVGFEPK</text:p>
          </table:table-cell>
        </table:table-row>
        <table:table-row table:style-name="ro1">
          <table:table-cell office:value-type="string" calcext:value-type="string">
            <text:p>EC(+57.02)QPAHNSNAVNR</text:p>
          </table:table-cell>
          <table:table-cell table:formula="of:=SUBSTITUTE(SUBSTITUTE([.A2866];&quot;(+15.99)&quot;;&quot;&quot;);&quot;(+57.02)&quot;;&quot;&quot;)" office:value-type="string" office:string-value="ECQPAHNSNAVNR" calcext:value-type="string">
            <text:p>ECQPAHNSNAVNR</text:p>
          </table:table-cell>
        </table:table-row>
        <table:table-row table:style-name="ro1">
          <table:table-cell office:value-type="string" calcext:value-type="string">
            <text:p>QMHDM(+15.99)HLADVR</text:p>
          </table:table-cell>
          <table:table-cell table:formula="of:=SUBSTITUTE(SUBSTITUTE([.A2867];&quot;(+15.99)&quot;;&quot;&quot;);&quot;(+57.02)&quot;;&quot;&quot;)" office:value-type="string" office:string-value="QMHDMHLADVR" calcext:value-type="string">
            <text:p>QMHDMHLADVR</text:p>
          </table:table-cell>
        </table:table-row>
        <table:table-row table:style-name="ro1">
          <table:table-cell office:value-type="string" calcext:value-type="string">
            <text:p>QM(+15.99)VPALEAADAALK</text:p>
          </table:table-cell>
          <table:table-cell table:formula="of:=SUBSTITUTE(SUBSTITUTE([.A2868];&quot;(+15.99)&quot;;&quot;&quot;);&quot;(+57.02)&quot;;&quot;&quot;)" office:value-type="string" office:string-value="QMVPALEAADAALK" calcext:value-type="string">
            <text:p>QMVPALEAADAALK</text:p>
          </table:table-cell>
        </table:table-row>
        <table:table-row table:style-name="ro1">
          <table:table-cell office:value-type="string" calcext:value-type="string">
            <text:p>KHPSAAPGDDPAK</text:p>
          </table:table-cell>
          <table:table-cell table:formula="of:=SUBSTITUTE(SUBSTITUTE([.A2869];&quot;(+15.99)&quot;;&quot;&quot;);&quot;(+57.02)&quot;;&quot;&quot;)" office:value-type="string" office:string-value="KHPSAAPGDDPAK" calcext:value-type="string">
            <text:p>KHPSAAPGDDPAK</text:p>
          </table:table-cell>
        </table:table-row>
        <table:table-row table:style-name="ro1">
          <table:table-cell office:value-type="string" calcext:value-type="string">
            <text:p>FKFLTVDSLLSR</text:p>
          </table:table-cell>
          <table:table-cell table:formula="of:=SUBSTITUTE(SUBSTITUTE([.A2870];&quot;(+15.99)&quot;;&quot;&quot;);&quot;(+57.02)&quot;;&quot;&quot;)" office:value-type="string" office:string-value="FKFLTVDSLLSR" calcext:value-type="string">
            <text:p>FKFLTVDSLLSR</text:p>
          </table:table-cell>
        </table:table-row>
        <table:table-row table:style-name="ro1">
          <table:table-cell office:value-type="string" calcext:value-type="string">
            <text:p>C(+57.02)KFYLLFVAETEAVMNK</text:p>
          </table:table-cell>
          <table:table-cell table:formula="of:=SUBSTITUTE(SUBSTITUTE([.A2871];&quot;(+15.99)&quot;;&quot;&quot;);&quot;(+57.02)&quot;;&quot;&quot;)" office:value-type="string" office:string-value="CKFYLLFVAETEAVMNK" calcext:value-type="string">
            <text:p>CKFYLLFVAETEAVMNK</text:p>
          </table:table-cell>
        </table:table-row>
        <table:table-row table:style-name="ro1">
          <table:table-cell office:value-type="string" calcext:value-type="string">
            <text:p>AFLDVKLGDNVVHC(+57.02)R</text:p>
          </table:table-cell>
          <table:table-cell table:formula="of:=SUBSTITUTE(SUBSTITUTE([.A2872];&quot;(+15.99)&quot;;&quot;&quot;);&quot;(+57.02)&quot;;&quot;&quot;)" office:value-type="string" office:string-value="AFLDVKLGDNVVHCR" calcext:value-type="string">
            <text:p>AFLDVKLGDNVVHCR</text:p>
          </table:table-cell>
        </table:table-row>
        <table:table-row table:style-name="ro1">
          <table:table-cell office:value-type="string" calcext:value-type="string">
            <text:p>TC(+57.02)C(+57.02)C(+57.02)GGANLLR</text:p>
          </table:table-cell>
          <table:table-cell table:formula="of:=SUBSTITUTE(SUBSTITUTE([.A2873];&quot;(+15.99)&quot;;&quot;&quot;);&quot;(+57.02)&quot;;&quot;&quot;)" office:value-type="string" office:string-value="TCCCGGANLLR" calcext:value-type="string">
            <text:p>TCCCGGANLLR</text:p>
          </table:table-cell>
        </table:table-row>
        <table:table-row table:style-name="ro1">
          <table:table-cell office:value-type="string" calcext:value-type="string">
            <text:p>KAHHYVMFLK</text:p>
          </table:table-cell>
          <table:table-cell table:formula="of:=SUBSTITUTE(SUBSTITUTE([.A2874];&quot;(+15.99)&quot;;&quot;&quot;);&quot;(+57.02)&quot;;&quot;&quot;)" office:value-type="string" office:string-value="KAHHYVMFLK" calcext:value-type="string">
            <text:p>KAHHYVMFLK</text:p>
          </table:table-cell>
        </table:table-row>
        <table:table-row table:style-name="ro1">
          <table:table-cell office:value-type="string" calcext:value-type="string">
            <text:p>DNFMLNELENDNPPK</text:p>
          </table:table-cell>
          <table:table-cell table:formula="of:=SUBSTITUTE(SUBSTITUTE([.A2875];&quot;(+15.99)&quot;;&quot;&quot;);&quot;(+57.02)&quot;;&quot;&quot;)" office:value-type="string" office:string-value="DNFMLNELENDNPPK" calcext:value-type="string">
            <text:p>DNFMLNELENDNPPK</text:p>
          </table:table-cell>
        </table:table-row>
        <table:table-row table:style-name="ro2">
          <table:table-cell office:value-type="string" calcext:value-type="string">
            <text:p>HM(+15.99)YC(+57.02)ELSTLEEEPSLESAGLR</text:p>
          </table:table-cell>
          <table:table-cell table:formula="of:=SUBSTITUTE(SUBSTITUTE([.A2876];&quot;(+15.99)&quot;;&quot;&quot;);&quot;(+57.02)&quot;;&quot;&quot;)" office:value-type="string" office:string-value="HMYCELSTLEEEPSLESAGLR" calcext:value-type="string">
            <text:p>HMYCELSTLEEEPSLESAGLR</text:p>
          </table:table-cell>
        </table:table-row>
        <table:table-row table:style-name="ro1">
          <table:table-cell office:value-type="string" calcext:value-type="string">
            <text:p>KSMEEFM(+15.99)EPTEELAK</text:p>
          </table:table-cell>
          <table:table-cell table:formula="of:=SUBSTITUTE(SUBSTITUTE([.A2877];&quot;(+15.99)&quot;;&quot;&quot;);&quot;(+57.02)&quot;;&quot;&quot;)" office:value-type="string" office:string-value="KSMEEFMEPTEELAK" calcext:value-type="string">
            <text:p>KSMEEFMEPTEELAK</text:p>
          </table:table-cell>
        </table:table-row>
        <table:table-row table:style-name="ro1">
          <table:table-cell office:value-type="string" calcext:value-type="string">
            <text:p>RAWM(+15.99)WTVPVLEQLAK</text:p>
          </table:table-cell>
          <table:table-cell table:formula="of:=SUBSTITUTE(SUBSTITUTE([.A2878];&quot;(+15.99)&quot;;&quot;&quot;);&quot;(+57.02)&quot;;&quot;&quot;)" office:value-type="string" office:string-value="RAWMWTVPVLEQLAK" calcext:value-type="string">
            <text:p>RAWMWTVPVLEQLAK</text:p>
          </table:table-cell>
        </table:table-row>
        <table:table-row table:style-name="ro1">
          <table:table-cell office:value-type="string" calcext:value-type="string">
            <text:p>C(+57.02)LRLDEHHVLLTDKK</text:p>
          </table:table-cell>
          <table:table-cell table:formula="of:=SUBSTITUTE(SUBSTITUTE([.A2879];&quot;(+15.99)&quot;;&quot;&quot;);&quot;(+57.02)&quot;;&quot;&quot;)" office:value-type="string" office:string-value="CLRLDEHHVLLTDKK" calcext:value-type="string">
            <text:p>CLRLDEHHVLLTDKK</text:p>
          </table:table-cell>
        </table:table-row>
        <table:table-row table:style-name="ro1">
          <table:table-cell office:value-type="string" calcext:value-type="string">
            <text:p>DVSSC(+57.02)EFM(+15.99)ENSAVR</text:p>
          </table:table-cell>
          <table:table-cell table:formula="of:=SUBSTITUTE(SUBSTITUTE([.A2880];&quot;(+15.99)&quot;;&quot;&quot;);&quot;(+57.02)&quot;;&quot;&quot;)" office:value-type="string" office:string-value="DVSSCEFMENSAVR" calcext:value-type="string">
            <text:p>DVSSCEFMENSAVR</text:p>
          </table:table-cell>
        </table:table-row>
        <table:table-row table:style-name="ro1">
          <table:table-cell office:value-type="string" calcext:value-type="string">
            <text:p>KDWEKNVLNQK</text:p>
          </table:table-cell>
          <table:table-cell table:formula="of:=SUBSTITUTE(SUBSTITUTE([.A2881];&quot;(+15.99)&quot;;&quot;&quot;);&quot;(+57.02)&quot;;&quot;&quot;)" office:value-type="string" office:string-value="KDWEKNVLNQK" calcext:value-type="string">
            <text:p>KDWEKNVLNQK</text:p>
          </table:table-cell>
        </table:table-row>
        <table:table-row table:style-name="ro1">
          <table:table-cell office:value-type="string" calcext:value-type="string">
            <text:p>RSWLDEPYLLLTENK</text:p>
          </table:table-cell>
          <table:table-cell table:formula="of:=SUBSTITUTE(SUBSTITUTE([.A2882];&quot;(+15.99)&quot;;&quot;&quot;);&quot;(+57.02)&quot;;&quot;&quot;)" office:value-type="string" office:string-value="RSWLDEPYLLLTENK" calcext:value-type="string">
            <text:p>RSWLDEPYLLLTENK</text:p>
          </table:table-cell>
        </table:table-row>
        <table:table-row table:style-name="ro1">
          <table:table-cell office:value-type="string" calcext:value-type="string">
            <text:p>DYESNAPHAMHR</text:p>
          </table:table-cell>
          <table:table-cell table:formula="of:=SUBSTITUTE(SUBSTITUTE([.A2883];&quot;(+15.99)&quot;;&quot;&quot;);&quot;(+57.02)&quot;;&quot;&quot;)" office:value-type="string" office:string-value="DYESNAPHAMHR" calcext:value-type="string">
            <text:p>DYESNAPHAMHR</text:p>
          </table:table-cell>
        </table:table-row>
        <table:table-row table:style-name="ro1">
          <table:table-cell office:value-type="string" calcext:value-type="string">
            <text:p>KVHLSELDSEELDHK</text:p>
          </table:table-cell>
          <table:table-cell table:formula="of:=SUBSTITUTE(SUBSTITUTE([.A2884];&quot;(+15.99)&quot;;&quot;&quot;);&quot;(+57.02)&quot;;&quot;&quot;)" office:value-type="string" office:string-value="KVHLSELDSEELDHK" calcext:value-type="string">
            <text:p>KVHLSELDSEELDHK</text:p>
          </table:table-cell>
        </table:table-row>
        <table:table-row table:style-name="ro1">
          <table:table-cell office:value-type="string" calcext:value-type="string">
            <text:p>KDSTEEALSHANENLFFK</text:p>
          </table:table-cell>
          <table:table-cell table:formula="of:=SUBSTITUTE(SUBSTITUTE([.A2885];&quot;(+15.99)&quot;;&quot;&quot;);&quot;(+57.02)&quot;;&quot;&quot;)" office:value-type="string" office:string-value="KDSTEEALSHANENLFFK" calcext:value-type="string">
            <text:p>KDSTEEALSHANENLFFK</text:p>
          </table:table-cell>
        </table:table-row>
        <table:table-row table:style-name="ro1">
          <table:table-cell office:value-type="string" calcext:value-type="string">
            <text:p>AAQVSLPR</text:p>
          </table:table-cell>
          <table:table-cell table:formula="of:=SUBSTITUTE(SUBSTITUTE([.A2886];&quot;(+15.99)&quot;;&quot;&quot;);&quot;(+57.02)&quot;;&quot;&quot;)" office:value-type="string" office:string-value="AAQVSLPR" calcext:value-type="string">
            <text:p>AAQVSLPR</text:p>
          </table:table-cell>
        </table:table-row>
        <table:table-row table:style-name="ro1">
          <table:table-cell office:value-type="string" calcext:value-type="string">
            <text:p>DC(+57.02)M(+15.99)HDC(+57.02)PVLNDDWADR</text:p>
          </table:table-cell>
          <table:table-cell table:formula="of:=SUBSTITUTE(SUBSTITUTE([.A2887];&quot;(+15.99)&quot;;&quot;&quot;);&quot;(+57.02)&quot;;&quot;&quot;)" office:value-type="string" office:string-value="DCMHDCPVLNDDWADR" calcext:value-type="string">
            <text:p>DCMHDCPVLNDDWADR</text:p>
          </table:table-cell>
        </table:table-row>
        <table:table-row table:style-name="ro1">
          <table:table-cell office:value-type="string" calcext:value-type="string">
            <text:p>SPEDEKRYTDPKK</text:p>
          </table:table-cell>
          <table:table-cell table:formula="of:=SUBSTITUTE(SUBSTITUTE([.A2888];&quot;(+15.99)&quot;;&quot;&quot;);&quot;(+57.02)&quot;;&quot;&quot;)" office:value-type="string" office:string-value="SPEDEKRYTDPKK" calcext:value-type="string">
            <text:p>SPEDEKRYTDPKK</text:p>
          </table:table-cell>
        </table:table-row>
        <table:table-row table:style-name="ro1">
          <table:table-cell office:value-type="string" calcext:value-type="string">
            <text:p>FLSPNDEPYLLLTDKK</text:p>
          </table:table-cell>
          <table:table-cell table:formula="of:=SUBSTITUTE(SUBSTITUTE([.A2889];&quot;(+15.99)&quot;;&quot;&quot;);&quot;(+57.02)&quot;;&quot;&quot;)" office:value-type="string" office:string-value="FLSPNDEPYLLLTDKK" calcext:value-type="string">
            <text:p>FLSPNDEPYLLLTDKK</text:p>
          </table:table-cell>
        </table:table-row>
        <table:table-row table:style-name="ro1">
          <table:table-cell office:value-type="string" calcext:value-type="string">
            <text:p>WM(+15.99)M(+15.99)WMEFSLEWDFK</text:p>
          </table:table-cell>
          <table:table-cell table:formula="of:=SUBSTITUTE(SUBSTITUTE([.A2890];&quot;(+15.99)&quot;;&quot;&quot;);&quot;(+57.02)&quot;;&quot;&quot;)" office:value-type="string" office:string-value="WMMWMEFSLEWDFK" calcext:value-type="string">
            <text:p>WMMWMEFSLEWDFK</text:p>
          </table:table-cell>
        </table:table-row>
        <table:table-row table:style-name="ro1">
          <table:table-cell office:value-type="string" calcext:value-type="string">
            <text:p>EM(+15.99)NQVAFVAPEEFLTK</text:p>
          </table:table-cell>
          <table:table-cell table:formula="of:=SUBSTITUTE(SUBSTITUTE([.A2891];&quot;(+15.99)&quot;;&quot;&quot;);&quot;(+57.02)&quot;;&quot;&quot;)" office:value-type="string" office:string-value="EMNQVAFVAPEEFLTK" calcext:value-type="string">
            <text:p>EMNQVAFVAPEEFLTK</text:p>
          </table:table-cell>
        </table:table-row>
        <table:table-row table:style-name="ro1">
          <table:table-cell office:value-type="string" calcext:value-type="string">
            <text:p>QTEGYSLGDK</text:p>
          </table:table-cell>
          <table:table-cell table:formula="of:=SUBSTITUTE(SUBSTITUTE([.A2892];&quot;(+15.99)&quot;;&quot;&quot;);&quot;(+57.02)&quot;;&quot;&quot;)" office:value-type="string" office:string-value="QTEGYSLGDK" calcext:value-type="string">
            <text:p>QTEGYSLGDK</text:p>
          </table:table-cell>
        </table:table-row>
        <table:table-row table:style-name="ro1">
          <table:table-cell office:value-type="string" calcext:value-type="string">
            <text:p>AEMSSVYDC(+57.02)SSKER</text:p>
          </table:table-cell>
          <table:table-cell table:formula="of:=SUBSTITUTE(SUBSTITUTE([.A2893];&quot;(+15.99)&quot;;&quot;&quot;);&quot;(+57.02)&quot;;&quot;&quot;)" office:value-type="string" office:string-value="AEMSSVYDCSSKER" calcext:value-type="string">
            <text:p>AEMSSVYDCSSKER</text:p>
          </table:table-cell>
        </table:table-row>
        <table:table-row table:style-name="ro1">
          <table:table-cell office:value-type="string" calcext:value-type="string">
            <text:p>DVNRLTPPGHEAM(+15.99)WPK</text:p>
          </table:table-cell>
          <table:table-cell table:formula="of:=SUBSTITUTE(SUBSTITUTE([.A2894];&quot;(+15.99)&quot;;&quot;&quot;);&quot;(+57.02)&quot;;&quot;&quot;)" office:value-type="string" office:string-value="DVNRLTPPGHEAMWPK" calcext:value-type="string">
            <text:p>DVNRLTPPGHEAMWPK</text:p>
          </table:table-cell>
        </table:table-row>
        <table:table-row table:style-name="ro1">
          <table:table-cell office:value-type="string" calcext:value-type="string">
            <text:p>WFNEQAVQVASALAR</text:p>
          </table:table-cell>
          <table:table-cell table:formula="of:=SUBSTITUTE(SUBSTITUTE([.A2895];&quot;(+15.99)&quot;;&quot;&quot;);&quot;(+57.02)&quot;;&quot;&quot;)" office:value-type="string" office:string-value="WFNEQAVQVASALAR" calcext:value-type="string">
            <text:p>WFNEQAVQVASALAR</text:p>
          </table:table-cell>
        </table:table-row>
        <table:table-row table:style-name="ro1">
          <table:table-cell office:value-type="string" calcext:value-type="string">
            <text:p>TMSVTMDHR</text:p>
          </table:table-cell>
          <table:table-cell table:formula="of:=SUBSTITUTE(SUBSTITUTE([.A2896];&quot;(+15.99)&quot;;&quot;&quot;);&quot;(+57.02)&quot;;&quot;&quot;)" office:value-type="string" office:string-value="TMSVTMDHR" calcext:value-type="string">
            <text:p>TMSVTMDHR</text:p>
          </table:table-cell>
        </table:table-row>
        <table:table-row table:style-name="ro2">
          <table:table-cell office:value-type="string" calcext:value-type="string">
            <text:p>RTWEQWLLADGRSTLVESPK</text:p>
          </table:table-cell>
          <table:table-cell table:formula="of:=SUBSTITUTE(SUBSTITUTE([.A2897];&quot;(+15.99)&quot;;&quot;&quot;);&quot;(+57.02)&quot;;&quot;&quot;)" office:value-type="string" office:string-value="RTWEQWLLADGRSTLVESPK" calcext:value-type="string">
            <text:p>RTWEQWLLADGRSTLVESPK</text:p>
          </table:table-cell>
        </table:table-row>
        <table:table-row table:style-name="ro1">
          <table:table-cell office:value-type="string" calcext:value-type="string">
            <text:p>QQPVYAHVAHK</text:p>
          </table:table-cell>
          <table:table-cell table:formula="of:=SUBSTITUTE(SUBSTITUTE([.A2898];&quot;(+15.99)&quot;;&quot;&quot;);&quot;(+57.02)&quot;;&quot;&quot;)" office:value-type="string" office:string-value="QQPVYAHVAHK" calcext:value-type="string">
            <text:p>QQPVYAHVAHK</text:p>
          </table:table-cell>
        </table:table-row>
        <table:table-row table:style-name="ro1">
          <table:table-cell office:value-type="string" calcext:value-type="string">
            <text:p>LENARFGQNLGVLK</text:p>
          </table:table-cell>
          <table:table-cell table:formula="of:=SUBSTITUTE(SUBSTITUTE([.A2899];&quot;(+15.99)&quot;;&quot;&quot;);&quot;(+57.02)&quot;;&quot;&quot;)" office:value-type="string" office:string-value="LENARFGQNLGVLK" calcext:value-type="string">
            <text:p>LENARFGQNLGVLK</text:p>
          </table:table-cell>
        </table:table-row>
        <table:table-row table:style-name="ro1">
          <table:table-cell office:value-type="string" calcext:value-type="string">
            <text:p>RMLVTEYVNSQSYR</text:p>
          </table:table-cell>
          <table:table-cell table:formula="of:=SUBSTITUTE(SUBSTITUTE([.A2900];&quot;(+15.99)&quot;;&quot;&quot;);&quot;(+57.02)&quot;;&quot;&quot;)" office:value-type="string" office:string-value="RMLVTEYVNSQSYR" calcext:value-type="string">
            <text:p>RMLVTEYVNSQSYR</text:p>
          </table:table-cell>
        </table:table-row>
        <table:table-row table:style-name="ro1">
          <table:table-cell office:value-type="string" calcext:value-type="string">
            <text:p>EMPMC(+57.02)NAFWLPK</text:p>
          </table:table-cell>
          <table:table-cell table:formula="of:=SUBSTITUTE(SUBSTITUTE([.A2901];&quot;(+15.99)&quot;;&quot;&quot;);&quot;(+57.02)&quot;;&quot;&quot;)" office:value-type="string" office:string-value="EMPMCNAFWLPK" calcext:value-type="string">
            <text:p>EMPMCNAFWLPK</text:p>
          </table:table-cell>
        </table:table-row>
        <table:table-row table:style-name="ro1">
          <table:table-cell office:value-type="string" calcext:value-type="string">
            <text:p>QDLEMMSC(+57.02)LK</text:p>
          </table:table-cell>
          <table:table-cell table:formula="of:=SUBSTITUTE(SUBSTITUTE([.A2902];&quot;(+15.99)&quot;;&quot;&quot;);&quot;(+57.02)&quot;;&quot;&quot;)" office:value-type="string" office:string-value="QDLEMMSCLK" calcext:value-type="string">
            <text:p>QDLEMMSCLK</text:p>
          </table:table-cell>
        </table:table-row>
        <table:table-row table:style-name="ro1">
          <table:table-cell office:value-type="string" calcext:value-type="string">
            <text:p>M(+15.99)FM(+15.99)QHK</text:p>
          </table:table-cell>
          <table:table-cell table:formula="of:=SUBSTITUTE(SUBSTITUTE([.A2903];&quot;(+15.99)&quot;;&quot;&quot;);&quot;(+57.02)&quot;;&quot;&quot;)" office:value-type="string" office:string-value="MFMQHK" calcext:value-type="string">
            <text:p>MFMQHK</text:p>
          </table:table-cell>
        </table:table-row>
        <table:table-row table:style-name="ro1">
          <table:table-cell office:value-type="string" calcext:value-type="string">
            <text:p>QLNHM(+15.99)C(+57.02)LPK</text:p>
          </table:table-cell>
          <table:table-cell table:formula="of:=SUBSTITUTE(SUBSTITUTE([.A2904];&quot;(+15.99)&quot;;&quot;&quot;);&quot;(+57.02)&quot;;&quot;&quot;)" office:value-type="string" office:string-value="QLNHMCLPK" calcext:value-type="string">
            <text:p>QLNHMCLPK</text:p>
          </table:table-cell>
        </table:table-row>
        <table:table-row table:style-name="ro1">
          <table:table-cell office:value-type="string" calcext:value-type="string">
            <text:p>EMFRSPHADSRFLK</text:p>
          </table:table-cell>
          <table:table-cell table:formula="of:=SUBSTITUTE(SUBSTITUTE([.A2905];&quot;(+15.99)&quot;;&quot;&quot;);&quot;(+57.02)&quot;;&quot;&quot;)" office:value-type="string" office:string-value="EMFRSPHADSRFLK" calcext:value-type="string">
            <text:p>EMFRSPHADSRFLK</text:p>
          </table:table-cell>
        </table:table-row>
        <table:table-row table:style-name="ro1">
          <table:table-cell office:value-type="string" calcext:value-type="string">
            <text:p>WWWPVLPYM(+15.99)ATDTER</text:p>
          </table:table-cell>
          <table:table-cell table:formula="of:=SUBSTITUTE(SUBSTITUTE([.A2906];&quot;(+15.99)&quot;;&quot;&quot;);&quot;(+57.02)&quot;;&quot;&quot;)" office:value-type="string" office:string-value="WWWPVLPYMATDTER" calcext:value-type="string">
            <text:p>WWWPVLPYMATDTER</text:p>
          </table:table-cell>
        </table:table-row>
        <table:table-row table:style-name="ro1">
          <table:table-cell office:value-type="string" calcext:value-type="string">
            <text:p>VTRSFWVVTDC(+57.02)GPK</text:p>
          </table:table-cell>
          <table:table-cell table:formula="of:=SUBSTITUTE(SUBSTITUTE([.A2907];&quot;(+15.99)&quot;;&quot;&quot;);&quot;(+57.02)&quot;;&quot;&quot;)" office:value-type="string" office:string-value="VTRSFWVVTDCGPK" calcext:value-type="string">
            <text:p>VTRSFWVVTDCGPK</text:p>
          </table:table-cell>
        </table:table-row>
        <table:table-row table:style-name="ro1">
          <table:table-cell office:value-type="string" calcext:value-type="string">
            <text:p>LNAC(+57.02)MC(+57.02)GK</text:p>
          </table:table-cell>
          <table:table-cell table:formula="of:=SUBSTITUTE(SUBSTITUTE([.A2908];&quot;(+15.99)&quot;;&quot;&quot;);&quot;(+57.02)&quot;;&quot;&quot;)" office:value-type="string" office:string-value="LNACMCGK" calcext:value-type="string">
            <text:p>LNACMCGK</text:p>
          </table:table-cell>
        </table:table-row>
        <table:table-row table:style-name="ro1">
          <table:table-cell office:value-type="string" calcext:value-type="string">
            <text:p>WC(+57.02)QMC(+57.02)YK</text:p>
          </table:table-cell>
          <table:table-cell table:formula="of:=SUBSTITUTE(SUBSTITUTE([.A2909];&quot;(+15.99)&quot;;&quot;&quot;);&quot;(+57.02)&quot;;&quot;&quot;)" office:value-type="string" office:string-value="WCQMCYK" calcext:value-type="string">
            <text:p>WCQMCYK</text:p>
          </table:table-cell>
        </table:table-row>
        <table:table-row table:style-name="ro2">
          <table:table-cell office:value-type="string" calcext:value-type="string">
            <text:p>HNYWLTYTAGDPTYVGPK</text:p>
          </table:table-cell>
          <table:table-cell table:formula="of:=SUBSTITUTE(SUBSTITUTE([.A2910];&quot;(+15.99)&quot;;&quot;&quot;);&quot;(+57.02)&quot;;&quot;&quot;)" office:value-type="string" office:string-value="HNYWLTYTAGDPTYVGPK" calcext:value-type="string">
            <text:p>HNYWLTYTAGDPTYVGPK</text:p>
          </table:table-cell>
        </table:table-row>
        <table:table-row table:style-name="ro1">
          <table:table-cell office:value-type="string" calcext:value-type="string">
            <text:p>TFALC(+57.02)ALPVSHK</text:p>
          </table:table-cell>
          <table:table-cell table:formula="of:=SUBSTITUTE(SUBSTITUTE([.A2911];&quot;(+15.99)&quot;;&quot;&quot;);&quot;(+57.02)&quot;;&quot;&quot;)" office:value-type="string" office:string-value="TFALCALPVSHK" calcext:value-type="string">
            <text:p>TFALCALPVSHK</text:p>
          </table:table-cell>
        </table:table-row>
        <table:table-row table:style-name="ro1">
          <table:table-cell office:value-type="string" calcext:value-type="string">
            <text:p>QNAQLPRDSRC(+57.02)FEK</text:p>
          </table:table-cell>
          <table:table-cell table:formula="of:=SUBSTITUTE(SUBSTITUTE([.A2912];&quot;(+15.99)&quot;;&quot;&quot;);&quot;(+57.02)&quot;;&quot;&quot;)" office:value-type="string" office:string-value="QNAQLPRDSRCFEK" calcext:value-type="string">
            <text:p>QNAQLPRDSRCFEK</text:p>
          </table:table-cell>
        </table:table-row>
        <table:table-row table:style-name="ro1">
          <table:table-cell office:value-type="string" calcext:value-type="string">
            <text:p>HQDDDSGWGENK</text:p>
          </table:table-cell>
          <table:table-cell table:formula="of:=SUBSTITUTE(SUBSTITUTE([.A2913];&quot;(+15.99)&quot;;&quot;&quot;);&quot;(+57.02)&quot;;&quot;&quot;)" office:value-type="string" office:string-value="HQDDDSGWGENK" calcext:value-type="string">
            <text:p>HQDDDSGWGENK</text:p>
          </table:table-cell>
        </table:table-row>
        <table:table-row table:style-name="ro1">
          <table:table-cell office:value-type="string" calcext:value-type="string">
            <text:p>KSMLSLDPRVTAQK</text:p>
          </table:table-cell>
          <table:table-cell table:formula="of:=SUBSTITUTE(SUBSTITUTE([.A2914];&quot;(+15.99)&quot;;&quot;&quot;);&quot;(+57.02)&quot;;&quot;&quot;)" office:value-type="string" office:string-value="KSMLSLDPRVTAQK" calcext:value-type="string">
            <text:p>KSMLSLDPRVTAQK</text:p>
          </table:table-cell>
        </table:table-row>
        <table:table-row table:style-name="ro1">
          <table:table-cell office:value-type="string" calcext:value-type="string">
            <text:p>M(+15.99)NGRLGWK</text:p>
          </table:table-cell>
          <table:table-cell table:formula="of:=SUBSTITUTE(SUBSTITUTE([.A2915];&quot;(+15.99)&quot;;&quot;&quot;);&quot;(+57.02)&quot;;&quot;&quot;)" office:value-type="string" office:string-value="MNGRLGWK" calcext:value-type="string">
            <text:p>MNGRLGWK</text:p>
          </table:table-cell>
        </table:table-row>
        <table:table-row table:style-name="ro1">
          <table:table-cell office:value-type="string" calcext:value-type="string">
            <text:p>SYAPAM(+15.99)TEPYK</text:p>
          </table:table-cell>
          <table:table-cell table:formula="of:=SUBSTITUTE(SUBSTITUTE([.A2916];&quot;(+15.99)&quot;;&quot;&quot;);&quot;(+57.02)&quot;;&quot;&quot;)" office:value-type="string" office:string-value="SYAPAMTEPYK" calcext:value-type="string">
            <text:p>SYAPAMTEPYK</text:p>
          </table:table-cell>
        </table:table-row>
        <table:table-row table:style-name="ro1">
          <table:table-cell office:value-type="string" calcext:value-type="string">
            <text:p>AMNEPER</text:p>
          </table:table-cell>
          <table:table-cell table:formula="of:=SUBSTITUTE(SUBSTITUTE([.A2917];&quot;(+15.99)&quot;;&quot;&quot;);&quot;(+57.02)&quot;;&quot;&quot;)" office:value-type="string" office:string-value="AMNEPER" calcext:value-type="string">
            <text:p>AMNEPER</text:p>
          </table:table-cell>
        </table:table-row>
        <table:table-row table:style-name="ro1">
          <table:table-cell office:value-type="string" calcext:value-type="string">
            <text:p>TARLHDM(+15.99)LGK</text:p>
          </table:table-cell>
          <table:table-cell table:formula="of:=SUBSTITUTE(SUBSTITUTE([.A2918];&quot;(+15.99)&quot;;&quot;&quot;);&quot;(+57.02)&quot;;&quot;&quot;)" office:value-type="string" office:string-value="TARLHDMLGK" calcext:value-type="string">
            <text:p>TARLHDMLGK</text:p>
          </table:table-cell>
        </table:table-row>
        <table:table-row table:style-name="ro1">
          <table:table-cell office:value-type="string" calcext:value-type="string">
            <text:p>VHVELLAFC(+57.02)WGK</text:p>
          </table:table-cell>
          <table:table-cell table:formula="of:=SUBSTITUTE(SUBSTITUTE([.A2919];&quot;(+15.99)&quot;;&quot;&quot;);&quot;(+57.02)&quot;;&quot;&quot;)" office:value-type="string" office:string-value="VHVELLAFCWGK" calcext:value-type="string">
            <text:p>VHVELLAFCWGK</text:p>
          </table:table-cell>
        </table:table-row>
        <table:table-row table:style-name="ro1">
          <table:table-cell office:value-type="string" calcext:value-type="string">
            <text:p>M(+15.99)LEWELASHLANVMQK</text:p>
          </table:table-cell>
          <table:table-cell table:formula="of:=SUBSTITUTE(SUBSTITUTE([.A2920];&quot;(+15.99)&quot;;&quot;&quot;);&quot;(+57.02)&quot;;&quot;&quot;)" office:value-type="string" office:string-value="MLEWELASHLANVMQK" calcext:value-type="string">
            <text:p>MLEWELASHLANVMQK</text:p>
          </table:table-cell>
        </table:table-row>
        <table:table-row table:style-name="ro1">
          <table:table-cell office:value-type="string" calcext:value-type="string">
            <text:p>LPQNMMNGGEPVK</text:p>
          </table:table-cell>
          <table:table-cell table:formula="of:=SUBSTITUTE(SUBSTITUTE([.A2921];&quot;(+15.99)&quot;;&quot;&quot;);&quot;(+57.02)&quot;;&quot;&quot;)" office:value-type="string" office:string-value="LPQNMMNGGEPVK" calcext:value-type="string">
            <text:p>LPQNMMNGGEPVK</text:p>
          </table:table-cell>
        </table:table-row>
        <table:table-row table:style-name="ro1">
          <table:table-cell office:value-type="string" calcext:value-type="string">
            <text:p>EFVKC(+57.02)FHVDPR</text:p>
          </table:table-cell>
          <table:table-cell table:formula="of:=SUBSTITUTE(SUBSTITUTE([.A2922];&quot;(+15.99)&quot;;&quot;&quot;);&quot;(+57.02)&quot;;&quot;&quot;)" office:value-type="string" office:string-value="EFVKCFHVDPR" calcext:value-type="string">
            <text:p>EFVKCFHVDPR</text:p>
          </table:table-cell>
        </table:table-row>
        <table:table-row table:style-name="ro2">
          <table:table-cell office:value-type="string" calcext:value-type="string">
            <text:p>KPWLDKPTAAALAYERAGK</text:p>
          </table:table-cell>
          <table:table-cell table:formula="of:=SUBSTITUTE(SUBSTITUTE([.A2923];&quot;(+15.99)&quot;;&quot;&quot;);&quot;(+57.02)&quot;;&quot;&quot;)" office:value-type="string" office:string-value="KPWLDKPTAAALAYERAGK" calcext:value-type="string">
            <text:p>KPWLDKPTAAALAYERAGK</text:p>
          </table:table-cell>
        </table:table-row>
        <table:table-row table:style-name="ro1">
          <table:table-cell office:value-type="string" calcext:value-type="string">
            <text:p>SSVQM(+15.99)EVK</text:p>
          </table:table-cell>
          <table:table-cell table:formula="of:=SUBSTITUTE(SUBSTITUTE([.A2924];&quot;(+15.99)&quot;;&quot;&quot;);&quot;(+57.02)&quot;;&quot;&quot;)" office:value-type="string" office:string-value="SSVQMEVK" calcext:value-type="string">
            <text:p>SSVQMEVK</text:p>
          </table:table-cell>
        </table:table-row>
        <table:table-row table:style-name="ro1">
          <table:table-cell office:value-type="string" calcext:value-type="string">
            <text:p>ALVSLTGNQVLKPC(+57.02)R</text:p>
          </table:table-cell>
          <table:table-cell table:formula="of:=SUBSTITUTE(SUBSTITUTE([.A2925];&quot;(+15.99)&quot;;&quot;&quot;);&quot;(+57.02)&quot;;&quot;&quot;)" office:value-type="string" office:string-value="ALVSLTGNQVLKPCR" calcext:value-type="string">
            <text:p>ALVSLTGNQVLKPCR</text:p>
          </table:table-cell>
        </table:table-row>
        <table:table-row table:style-name="ro1">
          <table:table-cell office:value-type="string" calcext:value-type="string">
            <text:p>ETVHVTANLDFR</text:p>
          </table:table-cell>
          <table:table-cell table:formula="of:=SUBSTITUTE(SUBSTITUTE([.A2926];&quot;(+15.99)&quot;;&quot;&quot;);&quot;(+57.02)&quot;;&quot;&quot;)" office:value-type="string" office:string-value="ETVHVTANLDFR" calcext:value-type="string">
            <text:p>ETVHVTANLDFR</text:p>
          </table:table-cell>
        </table:table-row>
        <table:table-row table:style-name="ro1">
          <table:table-cell office:value-type="string" calcext:value-type="string">
            <text:p>LVRM(+15.99)VLK</text:p>
          </table:table-cell>
          <table:table-cell table:formula="of:=SUBSTITUTE(SUBSTITUTE([.A2927];&quot;(+15.99)&quot;;&quot;&quot;);&quot;(+57.02)&quot;;&quot;&quot;)" office:value-type="string" office:string-value="LVRMVLK" calcext:value-type="string">
            <text:p>LVRMVLK</text:p>
          </table:table-cell>
        </table:table-row>
        <table:table-row table:style-name="ro1">
          <table:table-cell office:value-type="string" calcext:value-type="string">
            <text:p>SNATNLFELEYAK</text:p>
          </table:table-cell>
          <table:table-cell table:formula="of:=SUBSTITUTE(SUBSTITUTE([.A2928];&quot;(+15.99)&quot;;&quot;&quot;);&quot;(+57.02)&quot;;&quot;&quot;)" office:value-type="string" office:string-value="SNATNLFELEYAK" calcext:value-type="string">
            <text:p>SNATNLFELEYAK</text:p>
          </table:table-cell>
        </table:table-row>
        <table:table-row table:style-name="ro1">
          <table:table-cell office:value-type="string" calcext:value-type="string">
            <text:p>QLTEMNTDLM(+15.99)NQSR</text:p>
          </table:table-cell>
          <table:table-cell table:formula="of:=SUBSTITUTE(SUBSTITUTE([.A2929];&quot;(+15.99)&quot;;&quot;&quot;);&quot;(+57.02)&quot;;&quot;&quot;)" office:value-type="string" office:string-value="QLTEMNTDLMNQSR" calcext:value-type="string">
            <text:p>QLTEMNTDLMNQSR</text:p>
          </table:table-cell>
        </table:table-row>
        <table:table-row table:style-name="ro1">
          <table:table-cell office:value-type="string" calcext:value-type="string">
            <text:p>GKTAEAENEYVKKLTER</text:p>
          </table:table-cell>
          <table:table-cell table:formula="of:=SUBSTITUTE(SUBSTITUTE([.A2930];&quot;(+15.99)&quot;;&quot;&quot;);&quot;(+57.02)&quot;;&quot;&quot;)" office:value-type="string" office:string-value="GKTAEAENEYVKKLTER" calcext:value-type="string">
            <text:p>GKTAEAENEYVKKLTER</text:p>
          </table:table-cell>
        </table:table-row>
        <table:table-row table:style-name="ro1">
          <table:table-cell office:value-type="string" calcext:value-type="string">
            <text:p>AKSC(+57.02)WSDK</text:p>
          </table:table-cell>
          <table:table-cell table:formula="of:=SUBSTITUTE(SUBSTITUTE([.A2931];&quot;(+15.99)&quot;;&quot;&quot;);&quot;(+57.02)&quot;;&quot;&quot;)" office:value-type="string" office:string-value="AKSCWSDK" calcext:value-type="string">
            <text:p>AKSCWSDK</text:p>
          </table:table-cell>
        </table:table-row>
        <table:table-row table:style-name="ro1">
          <table:table-cell office:value-type="string" calcext:value-type="string">
            <text:p>MYC(+57.02)LLQAMLPDPK</text:p>
          </table:table-cell>
          <table:table-cell table:formula="of:=SUBSTITUTE(SUBSTITUTE([.A2932];&quot;(+15.99)&quot;;&quot;&quot;);&quot;(+57.02)&quot;;&quot;&quot;)" office:value-type="string" office:string-value="MYCLLQAMLPDPK" calcext:value-type="string">
            <text:p>MYCLLQAMLPDPK</text:p>
          </table:table-cell>
        </table:table-row>
        <table:table-row table:style-name="ro1">
          <table:table-cell office:value-type="string" calcext:value-type="string">
            <text:p>WC(+57.02)LAEALNHC(+57.02)ESAEVK</text:p>
          </table:table-cell>
          <table:table-cell table:formula="of:=SUBSTITUTE(SUBSTITUTE([.A2933];&quot;(+15.99)&quot;;&quot;&quot;);&quot;(+57.02)&quot;;&quot;&quot;)" office:value-type="string" office:string-value="WCLAEALNHCESAEVK" calcext:value-type="string">
            <text:p>WCLAEALNHCESAEVK</text:p>
          </table:table-cell>
        </table:table-row>
        <table:table-row table:style-name="ro1">
          <table:table-cell office:value-type="string" calcext:value-type="string">
            <text:p>NDGM(+15.99)TSDLPR</text:p>
          </table:table-cell>
          <table:table-cell table:formula="of:=SUBSTITUTE(SUBSTITUTE([.A2934];&quot;(+15.99)&quot;;&quot;&quot;);&quot;(+57.02)&quot;;&quot;&quot;)" office:value-type="string" office:string-value="NDGMTSDLPR" calcext:value-type="string">
            <text:p>NDGMTSDLPR</text:p>
          </table:table-cell>
        </table:table-row>
        <table:table-row table:style-name="ro1">
          <table:table-cell office:value-type="string" calcext:value-type="string">
            <text:p>LLLLC(+57.02)GPYVVMVR</text:p>
          </table:table-cell>
          <table:table-cell table:formula="of:=SUBSTITUTE(SUBSTITUTE([.A2935];&quot;(+15.99)&quot;;&quot;&quot;);&quot;(+57.02)&quot;;&quot;&quot;)" office:value-type="string" office:string-value="LLLLCGPYVVMVR" calcext:value-type="string">
            <text:p>LLLLCGPYVVMVR</text:p>
          </table:table-cell>
        </table:table-row>
        <table:table-row table:style-name="ro2">
          <table:table-cell office:value-type="string" calcext:value-type="string">
            <text:p>MGNTSSVGNLKAVVVGPK</text:p>
          </table:table-cell>
          <table:table-cell table:formula="of:=SUBSTITUTE(SUBSTITUTE([.A2936];&quot;(+15.99)&quot;;&quot;&quot;);&quot;(+57.02)&quot;;&quot;&quot;)" office:value-type="string" office:string-value="MGNTSSVGNLKAVVVGPK" calcext:value-type="string">
            <text:p>MGNTSSVGNLKAVVVGPK</text:p>
          </table:table-cell>
        </table:table-row>
        <table:table-row table:style-name="ro1">
          <table:table-cell office:value-type="string" calcext:value-type="string">
            <text:p>RRQWEGVSM(+15.99)R</text:p>
          </table:table-cell>
          <table:table-cell table:formula="of:=SUBSTITUTE(SUBSTITUTE([.A2937];&quot;(+15.99)&quot;;&quot;&quot;);&quot;(+57.02)&quot;;&quot;&quot;)" office:value-type="string" office:string-value="RRQWEGVSMR" calcext:value-type="string">
            <text:p>RRQWEGVSMR</text:p>
          </table:table-cell>
        </table:table-row>
        <table:table-row table:style-name="ro1">
          <table:table-cell office:value-type="string" calcext:value-type="string">
            <text:p>NPLLKKSVGK</text:p>
          </table:table-cell>
          <table:table-cell table:formula="of:=SUBSTITUTE(SUBSTITUTE([.A2938];&quot;(+15.99)&quot;;&quot;&quot;);&quot;(+57.02)&quot;;&quot;&quot;)" office:value-type="string" office:string-value="NPLLKKSVGK" calcext:value-type="string">
            <text:p>NPLLKKSVGK</text:p>
          </table:table-cell>
        </table:table-row>
        <table:table-row table:style-name="ro1">
          <table:table-cell office:value-type="string" calcext:value-type="string">
            <text:p>GM(+15.99)NM(+15.99)TLVNVTLK</text:p>
          </table:table-cell>
          <table:table-cell table:formula="of:=SUBSTITUTE(SUBSTITUTE([.A2939];&quot;(+15.99)&quot;;&quot;&quot;);&quot;(+57.02)&quot;;&quot;&quot;)" office:value-type="string" office:string-value="GMNMTLVNVTLK" calcext:value-type="string">
            <text:p>GMNMTLVNVTLK</text:p>
          </table:table-cell>
        </table:table-row>
        <table:table-row table:style-name="ro1">
          <table:table-cell office:value-type="string" calcext:value-type="string">
            <text:p>QEYRQAVQVAMNPR</text:p>
          </table:table-cell>
          <table:table-cell table:formula="of:=SUBSTITUTE(SUBSTITUTE([.A2940];&quot;(+15.99)&quot;;&quot;&quot;);&quot;(+57.02)&quot;;&quot;&quot;)" office:value-type="string" office:string-value="QEYRQAVQVAMNPR" calcext:value-type="string">
            <text:p>QEYRQAVQVAMNPR</text:p>
          </table:table-cell>
        </table:table-row>
        <table:table-row table:style-name="ro1">
          <table:table-cell office:value-type="string" calcext:value-type="string">
            <text:p>ANM(+15.99)C(+57.02)DSLGDK</text:p>
          </table:table-cell>
          <table:table-cell table:formula="of:=SUBSTITUTE(SUBSTITUTE([.A2941];&quot;(+15.99)&quot;;&quot;&quot;);&quot;(+57.02)&quot;;&quot;&quot;)" office:value-type="string" office:string-value="ANMCDSLGDK" calcext:value-type="string">
            <text:p>ANMCDSLGDK</text:p>
          </table:table-cell>
        </table:table-row>
        <table:table-row table:style-name="ro1">
          <table:table-cell office:value-type="string" calcext:value-type="string">
            <text:p>DPLSVELK</text:p>
          </table:table-cell>
          <table:table-cell table:formula="of:=SUBSTITUTE(SUBSTITUTE([.A2942];&quot;(+15.99)&quot;;&quot;&quot;);&quot;(+57.02)&quot;;&quot;&quot;)" office:value-type="string" office:string-value="DPLSVELK" calcext:value-type="string">
            <text:p>DPLSVELK</text:p>
          </table:table-cell>
        </table:table-row>
        <table:table-row table:style-name="ro1">
          <table:table-cell office:value-type="string" calcext:value-type="string">
            <text:p>DMGLLPKC(+57.02)PK</text:p>
          </table:table-cell>
          <table:table-cell table:formula="of:=SUBSTITUTE(SUBSTITUTE([.A2943];&quot;(+15.99)&quot;;&quot;&quot;);&quot;(+57.02)&quot;;&quot;&quot;)" office:value-type="string" office:string-value="DMGLLPKCPK" calcext:value-type="string">
            <text:p>DMGLLPKCPK</text:p>
          </table:table-cell>
        </table:table-row>
        <table:table-row table:style-name="ro1">
          <table:table-cell office:value-type="string" calcext:value-type="string">
            <text:p>FAVLTMPESAAVGNR</text:p>
          </table:table-cell>
          <table:table-cell table:formula="of:=SUBSTITUTE(SUBSTITUTE([.A2944];&quot;(+15.99)&quot;;&quot;&quot;);&quot;(+57.02)&quot;;&quot;&quot;)" office:value-type="string" office:string-value="FAVLTMPESAAVGNR" calcext:value-type="string">
            <text:p>FAVLTMPESAAVGNR</text:p>
          </table:table-cell>
        </table:table-row>
        <table:table-row table:style-name="ro1">
          <table:table-cell office:value-type="string" calcext:value-type="string">
            <text:p>EANDHWLDSATVTLK</text:p>
          </table:table-cell>
          <table:table-cell table:formula="of:=SUBSTITUTE(SUBSTITUTE([.A2945];&quot;(+15.99)&quot;;&quot;&quot;);&quot;(+57.02)&quot;;&quot;&quot;)" office:value-type="string" office:string-value="EANDHWLDSATVTLK" calcext:value-type="string">
            <text:p>EANDHWLDSATVTLK</text:p>
          </table:table-cell>
        </table:table-row>
        <table:table-row table:style-name="ro1">
          <table:table-cell office:value-type="string" calcext:value-type="string">
            <text:p>QDC(+57.02)M(+15.99)YAHDADLSLLK</text:p>
          </table:table-cell>
          <table:table-cell table:formula="of:=SUBSTITUTE(SUBSTITUTE([.A2946];&quot;(+15.99)&quot;;&quot;&quot;);&quot;(+57.02)&quot;;&quot;&quot;)" office:value-type="string" office:string-value="QDCMYAHDADLSLLK" calcext:value-type="string">
            <text:p>QDCMYAHDADLSLLK</text:p>
          </table:table-cell>
        </table:table-row>
        <table:table-row table:style-name="ro1">
          <table:table-cell office:value-type="string" calcext:value-type="string">
            <text:p>VYFQSNLHSK</text:p>
          </table:table-cell>
          <table:table-cell table:formula="of:=SUBSTITUTE(SUBSTITUTE([.A2947];&quot;(+15.99)&quot;;&quot;&quot;);&quot;(+57.02)&quot;;&quot;&quot;)" office:value-type="string" office:string-value="VYFQSNLHSK" calcext:value-type="string">
            <text:p>VYFQSNLHSK</text:p>
          </table:table-cell>
        </table:table-row>
        <table:table-row table:style-name="ro1">
          <table:table-cell office:value-type="string" calcext:value-type="string">
            <text:p>KGDLMLEPER</text:p>
          </table:table-cell>
          <table:table-cell table:formula="of:=SUBSTITUTE(SUBSTITUTE([.A2948];&quot;(+15.99)&quot;;&quot;&quot;);&quot;(+57.02)&quot;;&quot;&quot;)" office:value-type="string" office:string-value="KGDLMLEPER" calcext:value-type="string">
            <text:p>KGDLMLEPER</text:p>
          </table:table-cell>
        </table:table-row>
        <table:table-row table:style-name="ro1">
          <table:table-cell office:value-type="string" calcext:value-type="string">
            <text:p>NNTGC(+57.02)ER</text:p>
          </table:table-cell>
          <table:table-cell table:formula="of:=SUBSTITUTE(SUBSTITUTE([.A2949];&quot;(+15.99)&quot;;&quot;&quot;);&quot;(+57.02)&quot;;&quot;&quot;)" office:value-type="string" office:string-value="NNTGCER" calcext:value-type="string">
            <text:p>NNTGCER</text:p>
          </table:table-cell>
        </table:table-row>
        <table:table-row table:style-name="ro1">
          <table:table-cell office:value-type="string" calcext:value-type="string">
            <text:p>KAVHFRTC(+57.02)SLK</text:p>
          </table:table-cell>
          <table:table-cell table:formula="of:=SUBSTITUTE(SUBSTITUTE([.A2950];&quot;(+15.99)&quot;;&quot;&quot;);&quot;(+57.02)&quot;;&quot;&quot;)" office:value-type="string" office:string-value="KAVHFRTCSLK" calcext:value-type="string">
            <text:p>KAVHFRTCSLK</text:p>
          </table:table-cell>
        </table:table-row>
        <table:table-row table:style-name="ro1">
          <table:table-cell office:value-type="string" calcext:value-type="string">
            <text:p>EPM(+15.99)FRHDK</text:p>
          </table:table-cell>
          <table:table-cell table:formula="of:=SUBSTITUTE(SUBSTITUTE([.A2951];&quot;(+15.99)&quot;;&quot;&quot;);&quot;(+57.02)&quot;;&quot;&quot;)" office:value-type="string" office:string-value="EPMFRHDK" calcext:value-type="string">
            <text:p>EPMFRHDK</text:p>
          </table:table-cell>
        </table:table-row>
        <table:table-row table:style-name="ro1">
          <table:table-cell office:value-type="string" calcext:value-type="string">
            <text:p>KKPVFVSDLTKGHK</text:p>
          </table:table-cell>
          <table:table-cell table:formula="of:=SUBSTITUTE(SUBSTITUTE([.A2952];&quot;(+15.99)&quot;;&quot;&quot;);&quot;(+57.02)&quot;;&quot;&quot;)" office:value-type="string" office:string-value="KKPVFVSDLTKGHK" calcext:value-type="string">
            <text:p>KKPVFVSDLTKGHK</text:p>
          </table:table-cell>
        </table:table-row>
        <table:table-row table:style-name="ro1">
          <table:table-cell office:value-type="string" calcext:value-type="string">
            <text:p>RPLPLLDVENASVLEPK</text:p>
          </table:table-cell>
          <table:table-cell table:formula="of:=SUBSTITUTE(SUBSTITUTE([.A2953];&quot;(+15.99)&quot;;&quot;&quot;);&quot;(+57.02)&quot;;&quot;&quot;)" office:value-type="string" office:string-value="RPLPLLDVENASVLEPK" calcext:value-type="string">
            <text:p>RPLPLLDVENASVLEPK</text:p>
          </table:table-cell>
        </table:table-row>
        <table:table-row table:style-name="ro1">
          <table:table-cell office:value-type="string" calcext:value-type="string">
            <text:p>KAFTKNDENK</text:p>
          </table:table-cell>
          <table:table-cell table:formula="of:=SUBSTITUTE(SUBSTITUTE([.A2954];&quot;(+15.99)&quot;;&quot;&quot;);&quot;(+57.02)&quot;;&quot;&quot;)" office:value-type="string" office:string-value="KAFTKNDENK" calcext:value-type="string">
            <text:p>KAFTKNDENK</text:p>
          </table:table-cell>
        </table:table-row>
        <table:table-row table:style-name="ro1">
          <table:table-cell office:value-type="string" calcext:value-type="string">
            <text:p>DDRLMTYLK</text:p>
          </table:table-cell>
          <table:table-cell table:formula="of:=SUBSTITUTE(SUBSTITUTE([.A2955];&quot;(+15.99)&quot;;&quot;&quot;);&quot;(+57.02)&quot;;&quot;&quot;)" office:value-type="string" office:string-value="DDRLMTYLK" calcext:value-type="string">
            <text:p>DDRLMTYLK</text:p>
          </table:table-cell>
        </table:table-row>
        <table:table-row table:style-name="ro1">
          <table:table-cell office:value-type="string" calcext:value-type="string">
            <text:p>TSLGPLM(+15.99)LHK</text:p>
          </table:table-cell>
          <table:table-cell table:formula="of:=SUBSTITUTE(SUBSTITUTE([.A2956];&quot;(+15.99)&quot;;&quot;&quot;);&quot;(+57.02)&quot;;&quot;&quot;)" office:value-type="string" office:string-value="TSLGPLMLHK" calcext:value-type="string">
            <text:p>TSLGPLMLHK</text:p>
          </table:table-cell>
        </table:table-row>
        <table:table-row table:style-name="ro1">
          <table:table-cell office:value-type="string" calcext:value-type="string">
            <text:p>VDWLAEHAAVTLGPK</text:p>
          </table:table-cell>
          <table:table-cell table:formula="of:=SUBSTITUTE(SUBSTITUTE([.A2957];&quot;(+15.99)&quot;;&quot;&quot;);&quot;(+57.02)&quot;;&quot;&quot;)" office:value-type="string" office:string-value="VDWLAEHAAVTLGPK" calcext:value-type="string">
            <text:p>VDWLAEHAAVTLGPK</text:p>
          </table:table-cell>
        </table:table-row>
        <table:table-row table:style-name="ro1">
          <table:table-cell office:value-type="string" calcext:value-type="string">
            <text:p>DGSNHFGGK</text:p>
          </table:table-cell>
          <table:table-cell table:formula="of:=SUBSTITUTE(SUBSTITUTE([.A2958];&quot;(+15.99)&quot;;&quot;&quot;);&quot;(+57.02)&quot;;&quot;&quot;)" office:value-type="string" office:string-value="DGSNHFGGK" calcext:value-type="string">
            <text:p>DGSNHFGGK</text:p>
          </table:table-cell>
        </table:table-row>
        <table:table-row table:style-name="ro1">
          <table:table-cell office:value-type="string" calcext:value-type="string">
            <text:p>QALAWMDHR</text:p>
          </table:table-cell>
          <table:table-cell table:formula="of:=SUBSTITUTE(SUBSTITUTE([.A2959];&quot;(+15.99)&quot;;&quot;&quot;);&quot;(+57.02)&quot;;&quot;&quot;)" office:value-type="string" office:string-value="QALAWMDHR" calcext:value-type="string">
            <text:p>QALAWMDHR</text:p>
          </table:table-cell>
        </table:table-row>
        <table:table-row table:style-name="ro1">
          <table:table-cell office:value-type="string" calcext:value-type="string">
            <text:p>EPLRGLK</text:p>
          </table:table-cell>
          <table:table-cell table:formula="of:=SUBSTITUTE(SUBSTITUTE([.A2960];&quot;(+15.99)&quot;;&quot;&quot;);&quot;(+57.02)&quot;;&quot;&quot;)" office:value-type="string" office:string-value="EPLRGLK" calcext:value-type="string">
            <text:p>EPLRGLK</text:p>
          </table:table-cell>
        </table:table-row>
        <table:table-row table:style-name="ro1">
          <table:table-cell office:value-type="string" calcext:value-type="string">
            <text:p>EDLM(+15.99)EYWLVK</text:p>
          </table:table-cell>
          <table:table-cell table:formula="of:=SUBSTITUTE(SUBSTITUTE([.A2961];&quot;(+15.99)&quot;;&quot;&quot;);&quot;(+57.02)&quot;;&quot;&quot;)" office:value-type="string" office:string-value="EDLMEYWLVK" calcext:value-type="string">
            <text:p>EDLMEYWLVK</text:p>
          </table:table-cell>
        </table:table-row>
        <table:table-row table:style-name="ro1">
          <table:table-cell office:value-type="string" calcext:value-type="string">
            <text:p>SFFDTSDESHAK</text:p>
          </table:table-cell>
          <table:table-cell table:formula="of:=SUBSTITUTE(SUBSTITUTE([.A2962];&quot;(+15.99)&quot;;&quot;&quot;);&quot;(+57.02)&quot;;&quot;&quot;)" office:value-type="string" office:string-value="SFFDTSDESHAK" calcext:value-type="string">
            <text:p>SFFDTSDESHAK</text:p>
          </table:table-cell>
        </table:table-row>
        <table:table-row table:style-name="ro1">
          <table:table-cell office:value-type="string" calcext:value-type="string">
            <text:p>SDLEANWMAPNK</text:p>
          </table:table-cell>
          <table:table-cell table:formula="of:=SUBSTITUTE(SUBSTITUTE([.A2963];&quot;(+15.99)&quot;;&quot;&quot;);&quot;(+57.02)&quot;;&quot;&quot;)" office:value-type="string" office:string-value="SDLEANWMAPNK" calcext:value-type="string">
            <text:p>SDLEANWMAPNK</text:p>
          </table:table-cell>
        </table:table-row>
        <table:table-row table:style-name="ro1">
          <table:table-cell office:value-type="string" calcext:value-type="string">
            <text:p>QHMGAELM(+15.99)NETR</text:p>
          </table:table-cell>
          <table:table-cell table:formula="of:=SUBSTITUTE(SUBSTITUTE([.A2964];&quot;(+15.99)&quot;;&quot;&quot;);&quot;(+57.02)&quot;;&quot;&quot;)" office:value-type="string" office:string-value="QHMGAELMNETR" calcext:value-type="string">
            <text:p>QHMGAELMNETR</text:p>
          </table:table-cell>
        </table:table-row>
        <table:table-row table:style-name="ro1">
          <table:table-cell office:value-type="string" calcext:value-type="string">
            <text:p>QYNQTDVEELTC(+57.02)LLK</text:p>
          </table:table-cell>
          <table:table-cell table:formula="of:=SUBSTITUTE(SUBSTITUTE([.A2965];&quot;(+15.99)&quot;;&quot;&quot;);&quot;(+57.02)&quot;;&quot;&quot;)" office:value-type="string" office:string-value="QYNQTDVEELTCLLK" calcext:value-type="string">
            <text:p>QYNQTDVEELTCLLK</text:p>
          </table:table-cell>
        </table:table-row>
        <table:table-row table:style-name="ro1">
          <table:table-cell office:value-type="string" calcext:value-type="string">
            <text:p>VLGEGKELLLVTER</text:p>
          </table:table-cell>
          <table:table-cell table:formula="of:=SUBSTITUTE(SUBSTITUTE([.A2966];&quot;(+15.99)&quot;;&quot;&quot;);&quot;(+57.02)&quot;;&quot;&quot;)" office:value-type="string" office:string-value="VLGEGKELLLVTER" calcext:value-type="string">
            <text:p>VLGEGKELLLVTER</text:p>
          </table:table-cell>
        </table:table-row>
        <table:table-row table:style-name="ro1">
          <table:table-cell office:value-type="string" calcext:value-type="string">
            <text:p>GYLLPLR</text:p>
          </table:table-cell>
          <table:table-cell table:formula="of:=SUBSTITUTE(SUBSTITUTE([.A2967];&quot;(+15.99)&quot;;&quot;&quot;);&quot;(+57.02)&quot;;&quot;&quot;)" office:value-type="string" office:string-value="GYLLPLR" calcext:value-type="string">
            <text:p>GYLLPLR</text:p>
          </table:table-cell>
        </table:table-row>
        <table:table-row table:style-name="ro1">
          <table:table-cell office:value-type="string" calcext:value-type="string">
            <text:p>EGAGDEPC(+57.02)R</text:p>
          </table:table-cell>
          <table:table-cell table:formula="of:=SUBSTITUTE(SUBSTITUTE([.A2968];&quot;(+15.99)&quot;;&quot;&quot;);&quot;(+57.02)&quot;;&quot;&quot;)" office:value-type="string" office:string-value="EGAGDEPCR" calcext:value-type="string">
            <text:p>EGAGDEPCR</text:p>
          </table:table-cell>
        </table:table-row>
        <table:table-row table:style-name="ro1">
          <table:table-cell office:value-type="string" calcext:value-type="string">
            <text:p>HSFLENC(+57.02)FSNTRALLR</text:p>
          </table:table-cell>
          <table:table-cell table:formula="of:=SUBSTITUTE(SUBSTITUTE([.A2969];&quot;(+15.99)&quot;;&quot;&quot;);&quot;(+57.02)&quot;;&quot;&quot;)" office:value-type="string" office:string-value="HSFLENCFSNTRALLR" calcext:value-type="string">
            <text:p>HSFLENCFSNTRALLR</text:p>
          </table:table-cell>
        </table:table-row>
        <table:table-row table:style-name="ro1">
          <table:table-cell office:value-type="string" calcext:value-type="string">
            <text:p>EALATMMYR</text:p>
          </table:table-cell>
          <table:table-cell table:formula="of:=SUBSTITUTE(SUBSTITUTE([.A2970];&quot;(+15.99)&quot;;&quot;&quot;);&quot;(+57.02)&quot;;&quot;&quot;)" office:value-type="string" office:string-value="EALATMMYR" calcext:value-type="string">
            <text:p>EALATMMYR</text:p>
          </table:table-cell>
        </table:table-row>
        <table:table-row table:style-name="ro1">
          <table:table-cell office:value-type="string" calcext:value-type="string">
            <text:p>GC(+57.02)WPGHEAGSR</text:p>
          </table:table-cell>
          <table:table-cell table:formula="of:=SUBSTITUTE(SUBSTITUTE([.A2971];&quot;(+15.99)&quot;;&quot;&quot;);&quot;(+57.02)&quot;;&quot;&quot;)" office:value-type="string" office:string-value="GCWPGHEAGSR" calcext:value-type="string">
            <text:p>GCWPGHEAGSR</text:p>
          </table:table-cell>
        </table:table-row>
        <table:table-row table:style-name="ro1">
          <table:table-cell office:value-type="string" calcext:value-type="string">
            <text:p>EFNFLDNKLSLC(+57.02)NTR</text:p>
          </table:table-cell>
          <table:table-cell table:formula="of:=SUBSTITUTE(SUBSTITUTE([.A2972];&quot;(+15.99)&quot;;&quot;&quot;);&quot;(+57.02)&quot;;&quot;&quot;)" office:value-type="string" office:string-value="EFNFLDNKLSLCNTR" calcext:value-type="string">
            <text:p>EFNFLDNKLSLCNTR</text:p>
          </table:table-cell>
        </table:table-row>
        <table:table-row table:style-name="ro1">
          <table:table-cell office:value-type="string" calcext:value-type="string">
            <text:p>VVNNLLDK</text:p>
          </table:table-cell>
          <table:table-cell table:formula="of:=SUBSTITUTE(SUBSTITUTE([.A2973];&quot;(+15.99)&quot;;&quot;&quot;);&quot;(+57.02)&quot;;&quot;&quot;)" office:value-type="string" office:string-value="VVNNLLDK" calcext:value-type="string">
            <text:p>VVNNLLDK</text:p>
          </table:table-cell>
        </table:table-row>
        <table:table-row table:style-name="ro1">
          <table:table-cell office:value-type="string" calcext:value-type="string">
            <text:p>MQDLTEAPNTC(+57.02)EVC(+57.02)R</text:p>
          </table:table-cell>
          <table:table-cell table:formula="of:=SUBSTITUTE(SUBSTITUTE([.A2974];&quot;(+15.99)&quot;;&quot;&quot;);&quot;(+57.02)&quot;;&quot;&quot;)" office:value-type="string" office:string-value="MQDLTEAPNTCEVCR" calcext:value-type="string">
            <text:p>MQDLTEAPNTCEVCR</text:p>
          </table:table-cell>
        </table:table-row>
        <table:table-row table:style-name="ro1">
          <table:table-cell office:value-type="string" calcext:value-type="string">
            <text:p>DTSATADDHLMREAK</text:p>
          </table:table-cell>
          <table:table-cell table:formula="of:=SUBSTITUTE(SUBSTITUTE([.A2975];&quot;(+15.99)&quot;;&quot;&quot;);&quot;(+57.02)&quot;;&quot;&quot;)" office:value-type="string" office:string-value="DTSATADDHLMREAK" calcext:value-type="string">
            <text:p>DTSATADDHLMREAK</text:p>
          </table:table-cell>
        </table:table-row>
        <table:table-row table:style-name="ro1">
          <table:table-cell office:value-type="string" calcext:value-type="string">
            <text:p>M(+15.99)SLM(+15.99)FMFLSK</text:p>
          </table:table-cell>
          <table:table-cell table:formula="of:=SUBSTITUTE(SUBSTITUTE([.A2976];&quot;(+15.99)&quot;;&quot;&quot;);&quot;(+57.02)&quot;;&quot;&quot;)" office:value-type="string" office:string-value="MSLMFMFLSK" calcext:value-type="string">
            <text:p>MSLMFMFLSK</text:p>
          </table:table-cell>
        </table:table-row>
        <table:table-row table:style-name="ro1">
          <table:table-cell office:value-type="string" calcext:value-type="string">
            <text:p>QAAM(+15.99)PC(+57.02)MNAR</text:p>
          </table:table-cell>
          <table:table-cell table:formula="of:=SUBSTITUTE(SUBSTITUTE([.A2977];&quot;(+15.99)&quot;;&quot;&quot;);&quot;(+57.02)&quot;;&quot;&quot;)" office:value-type="string" office:string-value="QAAMPCMNAR" calcext:value-type="string">
            <text:p>QAAMPCMNAR</text:p>
          </table:table-cell>
        </table:table-row>
        <table:table-row table:style-name="ro1">
          <table:table-cell office:value-type="string" calcext:value-type="string">
            <text:p>C(+57.02)HDQKHVPVLEKLAK</text:p>
          </table:table-cell>
          <table:table-cell table:formula="of:=SUBSTITUTE(SUBSTITUTE([.A2978];&quot;(+15.99)&quot;;&quot;&quot;);&quot;(+57.02)&quot;;&quot;&quot;)" office:value-type="string" office:string-value="CHDQKHVPVLEKLAK" calcext:value-type="string">
            <text:p>CHDQKHVPVLEKLAK</text:p>
          </table:table-cell>
        </table:table-row>
        <table:table-row table:style-name="ro1">
          <table:table-cell office:value-type="string" calcext:value-type="string">
            <text:p>KRYVVLSLSVK</text:p>
          </table:table-cell>
          <table:table-cell table:formula="of:=SUBSTITUTE(SUBSTITUTE([.A2979];&quot;(+15.99)&quot;;&quot;&quot;);&quot;(+57.02)&quot;;&quot;&quot;)" office:value-type="string" office:string-value="KRYVVLSLSVK" calcext:value-type="string">
            <text:p>KRYVVLSLSVK</text:p>
          </table:table-cell>
        </table:table-row>
        <table:table-row table:style-name="ro1">
          <table:table-cell office:value-type="string" calcext:value-type="string">
            <text:p>QLNEKVVGC(+57.02)EVPK</text:p>
          </table:table-cell>
          <table:table-cell table:formula="of:=SUBSTITUTE(SUBSTITUTE([.A2980];&quot;(+15.99)&quot;;&quot;&quot;);&quot;(+57.02)&quot;;&quot;&quot;)" office:value-type="string" office:string-value="QLNEKVVGCEVPK" calcext:value-type="string">
            <text:p>QLNEKVVGCEVPK</text:p>
          </table:table-cell>
        </table:table-row>
        <table:table-row table:style-name="ro1">
          <table:table-cell office:value-type="string" calcext:value-type="string">
            <text:p>C(+57.02)DWNTEVLRWDSK</text:p>
          </table:table-cell>
          <table:table-cell table:formula="of:=SUBSTITUTE(SUBSTITUTE([.A2981];&quot;(+15.99)&quot;;&quot;&quot;);&quot;(+57.02)&quot;;&quot;&quot;)" office:value-type="string" office:string-value="CDWNTEVLRWDSK" calcext:value-type="string">
            <text:p>CDWNTEVLRWDSK</text:p>
          </table:table-cell>
        </table:table-row>
        <table:table-row table:style-name="ro1">
          <table:table-cell office:value-type="string" calcext:value-type="string">
            <text:p>NVEEC(+57.02)YR</text:p>
          </table:table-cell>
          <table:table-cell table:formula="of:=SUBSTITUTE(SUBSTITUTE([.A2982];&quot;(+15.99)&quot;;&quot;&quot;);&quot;(+57.02)&quot;;&quot;&quot;)" office:value-type="string" office:string-value="NVEECYR" calcext:value-type="string">
            <text:p>NVEECYR</text:p>
          </table:table-cell>
        </table:table-row>
        <table:table-row table:style-name="ro1">
          <table:table-cell office:value-type="string" calcext:value-type="string">
            <text:p>QMHDSPLM(+15.99)EPR</text:p>
          </table:table-cell>
          <table:table-cell table:formula="of:=SUBSTITUTE(SUBSTITUTE([.A2983];&quot;(+15.99)&quot;;&quot;&quot;);&quot;(+57.02)&quot;;&quot;&quot;)" office:value-type="string" office:string-value="QMHDSPLMEPR" calcext:value-type="string">
            <text:p>QMHDSPLMEPR</text:p>
          </table:table-cell>
        </table:table-row>
        <table:table-row table:style-name="ro1">
          <table:table-cell office:value-type="string" calcext:value-type="string">
            <text:p>TLWWLLAFDAK</text:p>
          </table:table-cell>
          <table:table-cell table:formula="of:=SUBSTITUTE(SUBSTITUTE([.A2984];&quot;(+15.99)&quot;;&quot;&quot;);&quot;(+57.02)&quot;;&quot;&quot;)" office:value-type="string" office:string-value="TLWWLLAFDAK" calcext:value-type="string">
            <text:p>TLWWLLAFDAK</text:p>
          </table:table-cell>
        </table:table-row>
        <table:table-row table:style-name="ro1">
          <table:table-cell office:value-type="string" calcext:value-type="string">
            <text:p>EMAEVSEKLWEVSSLK</text:p>
          </table:table-cell>
          <table:table-cell table:formula="of:=SUBSTITUTE(SUBSTITUTE([.A2985];&quot;(+15.99)&quot;;&quot;&quot;);&quot;(+57.02)&quot;;&quot;&quot;)" office:value-type="string" office:string-value="EMAEVSEKLWEVSSLK" calcext:value-type="string">
            <text:p>EMAEVSEKLWEVSSLK</text:p>
          </table:table-cell>
        </table:table-row>
        <table:table-row table:style-name="ro1">
          <table:table-cell office:value-type="string" calcext:value-type="string">
            <text:p>ALHHMLGNK</text:p>
          </table:table-cell>
          <table:table-cell table:formula="of:=SUBSTITUTE(SUBSTITUTE([.A2986];&quot;(+15.99)&quot;;&quot;&quot;);&quot;(+57.02)&quot;;&quot;&quot;)" office:value-type="string" office:string-value="ALHHMLGNK" calcext:value-type="string">
            <text:p>ALHHMLGNK</text:p>
          </table:table-cell>
        </table:table-row>
        <table:table-row table:style-name="ro1">
          <table:table-cell office:value-type="string" calcext:value-type="string">
            <text:p>ERWHRVPLLEEVKK</text:p>
          </table:table-cell>
          <table:table-cell table:formula="of:=SUBSTITUTE(SUBSTITUTE([.A2987];&quot;(+15.99)&quot;;&quot;&quot;);&quot;(+57.02)&quot;;&quot;&quot;)" office:value-type="string" office:string-value="ERWHRVPLLEEVKK" calcext:value-type="string">
            <text:p>ERWHRVPLLEEVKK</text:p>
          </table:table-cell>
        </table:table-row>
        <table:table-row table:style-name="ro1">
          <table:table-cell office:value-type="string" calcext:value-type="string">
            <text:p>SSKHEAKWAK</text:p>
          </table:table-cell>
          <table:table-cell table:formula="of:=SUBSTITUTE(SUBSTITUTE([.A2988];&quot;(+15.99)&quot;;&quot;&quot;);&quot;(+57.02)&quot;;&quot;&quot;)" office:value-type="string" office:string-value="SSKHEAKWAK" calcext:value-type="string">
            <text:p>SSKHEAKWAK</text:p>
          </table:table-cell>
        </table:table-row>
        <table:table-row table:style-name="ro1">
          <table:table-cell office:value-type="string" calcext:value-type="string">
            <text:p>TTVVDMAFK</text:p>
          </table:table-cell>
          <table:table-cell table:formula="of:=SUBSTITUTE(SUBSTITUTE([.A2989];&quot;(+15.99)&quot;;&quot;&quot;);&quot;(+57.02)&quot;;&quot;&quot;)" office:value-type="string" office:string-value="TTVVDMAFK" calcext:value-type="string">
            <text:p>TTVVDMAFK</text:p>
          </table:table-cell>
        </table:table-row>
        <table:table-row table:style-name="ro1">
          <table:table-cell office:value-type="string" calcext:value-type="string">
            <text:p>DWREAAMDSKLLLKR</text:p>
          </table:table-cell>
          <table:table-cell table:formula="of:=SUBSTITUTE(SUBSTITUTE([.A2990];&quot;(+15.99)&quot;;&quot;&quot;);&quot;(+57.02)&quot;;&quot;&quot;)" office:value-type="string" office:string-value="DWREAAMDSKLLLKR" calcext:value-type="string">
            <text:p>DWREAAMDSKLLLKR</text:p>
          </table:table-cell>
        </table:table-row>
        <table:table-row table:style-name="ro1">
          <table:table-cell office:value-type="string" calcext:value-type="string">
            <text:p>RMYKKTPAEVNK</text:p>
          </table:table-cell>
          <table:table-cell table:formula="of:=SUBSTITUTE(SUBSTITUTE([.A2991];&quot;(+15.99)&quot;;&quot;&quot;);&quot;(+57.02)&quot;;&quot;&quot;)" office:value-type="string" office:string-value="RMYKKTPAEVNK" calcext:value-type="string">
            <text:p>RMYKKTPAEVNK</text:p>
          </table:table-cell>
        </table:table-row>
        <table:table-row table:style-name="ro2">
          <table:table-cell office:value-type="string" calcext:value-type="string">
            <text:p>SQDAAGDGTTTATVLAHVGPK</text:p>
          </table:table-cell>
          <table:table-cell table:formula="of:=SUBSTITUTE(SUBSTITUTE([.A2992];&quot;(+15.99)&quot;;&quot;&quot;);&quot;(+57.02)&quot;;&quot;&quot;)" office:value-type="string" office:string-value="SQDAAGDGTTTATVLAHVGPK" calcext:value-type="string">
            <text:p>SQDAAGDGTTTATVLAHVGPK</text:p>
          </table:table-cell>
        </table:table-row>
        <table:table-row table:style-name="ro2">
          <table:table-cell office:value-type="string" calcext:value-type="string">
            <text:p>WFAAC(+57.02)WLEANLDVVGAAK</text:p>
          </table:table-cell>
          <table:table-cell table:formula="of:=SUBSTITUTE(SUBSTITUTE([.A2993];&quot;(+15.99)&quot;;&quot;&quot;);&quot;(+57.02)&quot;;&quot;&quot;)" office:value-type="string" office:string-value="WFAACWLEANLDVVGAAK" calcext:value-type="string">
            <text:p>WFAACWLEANLDVVGAAK</text:p>
          </table:table-cell>
        </table:table-row>
        <table:table-row table:style-name="ro1">
          <table:table-cell office:value-type="string" calcext:value-type="string">
            <text:p>KLLEASEFKERNK</text:p>
          </table:table-cell>
          <table:table-cell table:formula="of:=SUBSTITUTE(SUBSTITUTE([.A2994];&quot;(+15.99)&quot;;&quot;&quot;);&quot;(+57.02)&quot;;&quot;&quot;)" office:value-type="string" office:string-value="KLLEASEFKERNK" calcext:value-type="string">
            <text:p>KLLEASEFKERNK</text:p>
          </table:table-cell>
        </table:table-row>
        <table:table-row table:style-name="ro1">
          <table:table-cell office:value-type="string" calcext:value-type="string">
            <text:p>C(+57.02)WTAC(+57.02)PSESTKSGR</text:p>
          </table:table-cell>
          <table:table-cell table:formula="of:=SUBSTITUTE(SUBSTITUTE([.A2995];&quot;(+15.99)&quot;;&quot;&quot;);&quot;(+57.02)&quot;;&quot;&quot;)" office:value-type="string" office:string-value="CWTACPSESTKSGR" calcext:value-type="string">
            <text:p>CWTACPSESTKSGR</text:p>
          </table:table-cell>
        </table:table-row>
        <table:table-row table:style-name="ro1">
          <table:table-cell office:value-type="string" calcext:value-type="string">
            <text:p>EALADVGRAVLK</text:p>
          </table:table-cell>
          <table:table-cell table:formula="of:=SUBSTITUTE(SUBSTITUTE([.A2996];&quot;(+15.99)&quot;;&quot;&quot;);&quot;(+57.02)&quot;;&quot;&quot;)" office:value-type="string" office:string-value="EALADVGRAVLK" calcext:value-type="string">
            <text:p>EALADVGRAVLK</text:p>
          </table:table-cell>
        </table:table-row>
        <table:table-row table:style-name="ro1">
          <table:table-cell office:value-type="string" calcext:value-type="string">
            <text:p>NSC(+57.02)C(+57.02)DHK</text:p>
          </table:table-cell>
          <table:table-cell table:formula="of:=SUBSTITUTE(SUBSTITUTE([.A2997];&quot;(+15.99)&quot;;&quot;&quot;);&quot;(+57.02)&quot;;&quot;&quot;)" office:value-type="string" office:string-value="NSCCDHK" calcext:value-type="string">
            <text:p>NSCCDHK</text:p>
          </table:table-cell>
        </table:table-row>
        <table:table-row table:style-name="ro1">
          <table:table-cell office:value-type="string" calcext:value-type="string">
            <text:p>KFYVLTADHR</text:p>
          </table:table-cell>
          <table:table-cell table:formula="of:=SUBSTITUTE(SUBSTITUTE([.A2998];&quot;(+15.99)&quot;;&quot;&quot;);&quot;(+57.02)&quot;;&quot;&quot;)" office:value-type="string" office:string-value="KFYVLTADHR" calcext:value-type="string">
            <text:p>KFYVLTADHR</text:p>
          </table:table-cell>
        </table:table-row>
        <table:table-row table:style-name="ro1">
          <table:table-cell office:value-type="string" calcext:value-type="string">
            <text:p>ATETMGLALGDLPTR</text:p>
          </table:table-cell>
          <table:table-cell table:formula="of:=SUBSTITUTE(SUBSTITUTE([.A2999];&quot;(+15.99)&quot;;&quot;&quot;);&quot;(+57.02)&quot;;&quot;&quot;)" office:value-type="string" office:string-value="ATETMGLALGDLPTR" calcext:value-type="string">
            <text:p>ATETMGLALGDLPTR</text:p>
          </table:table-cell>
        </table:table-row>
        <table:table-row table:style-name="ro1">
          <table:table-cell office:value-type="string" calcext:value-type="string">
            <text:p>EPSLLGQLEHAQK</text:p>
          </table:table-cell>
          <table:table-cell table:formula="of:=SUBSTITUTE(SUBSTITUTE([.A3000];&quot;(+15.99)&quot;;&quot;&quot;);&quot;(+57.02)&quot;;&quot;&quot;)" office:value-type="string" office:string-value="EPSLLGQLEHAQK" calcext:value-type="string">
            <text:p>EPSLLGQLEHAQK</text:p>
          </table:table-cell>
        </table:table-row>
        <table:table-row table:style-name="ro1">
          <table:table-cell office:value-type="string" calcext:value-type="string">
            <text:p>KKKFPMVSGATEDR</text:p>
          </table:table-cell>
          <table:table-cell table:formula="of:=SUBSTITUTE(SUBSTITUTE([.A3001];&quot;(+15.99)&quot;;&quot;&quot;);&quot;(+57.02)&quot;;&quot;&quot;)" office:value-type="string" office:string-value="KKKFPMVSGATEDR" calcext:value-type="string">
            <text:p>KKKFPMVSGATEDR</text:p>
          </table:table-cell>
        </table:table-row>
        <table:table-row table:style-name="ro1">
          <table:table-cell office:value-type="string" calcext:value-type="string">
            <text:p>LPNGNYDNEGNK</text:p>
          </table:table-cell>
          <table:table-cell table:formula="of:=SUBSTITUTE(SUBSTITUTE([.A3002];&quot;(+15.99)&quot;;&quot;&quot;);&quot;(+57.02)&quot;;&quot;&quot;)" office:value-type="string" office:string-value="LPNGNYDNEGNK" calcext:value-type="string">
            <text:p>LPNGNYDNEGNK</text:p>
          </table:table-cell>
        </table:table-row>
        <table:table-row table:style-name="ro1">
          <table:table-cell office:value-type="string" calcext:value-type="string">
            <text:p>VM(+15.99)AQTTQHSLM(+15.99)VR</text:p>
          </table:table-cell>
          <table:table-cell table:formula="of:=SUBSTITUTE(SUBSTITUTE([.A3003];&quot;(+15.99)&quot;;&quot;&quot;);&quot;(+57.02)&quot;;&quot;&quot;)" office:value-type="string" office:string-value="VMAQTTQHSLMVR" calcext:value-type="string">
            <text:p>VMAQTTQHSLMVR</text:p>
          </table:table-cell>
        </table:table-row>
        <table:table-row table:style-name="ro1">
          <table:table-cell office:value-type="string" calcext:value-type="string">
            <text:p>NRTDHFAPWR</text:p>
          </table:table-cell>
          <table:table-cell table:formula="of:=SUBSTITUTE(SUBSTITUTE([.A3004];&quot;(+15.99)&quot;;&quot;&quot;);&quot;(+57.02)&quot;;&quot;&quot;)" office:value-type="string" office:string-value="NRTDHFAPWR" calcext:value-type="string">
            <text:p>NRTDHFAPWR</text:p>
          </table:table-cell>
        </table:table-row>
        <table:table-row table:style-name="ro1">
          <table:table-cell office:value-type="string" calcext:value-type="string">
            <text:p>EPNSEC(+57.02)MQDVNDLLK</text:p>
          </table:table-cell>
          <table:table-cell table:formula="of:=SUBSTITUTE(SUBSTITUTE([.A3005];&quot;(+15.99)&quot;;&quot;&quot;);&quot;(+57.02)&quot;;&quot;&quot;)" office:value-type="string" office:string-value="EPNSECMQDVNDLLK" calcext:value-type="string">
            <text:p>EPNSECMQDVNDLLK</text:p>
          </table:table-cell>
        </table:table-row>
        <table:table-row table:style-name="ro1">
          <table:table-cell office:value-type="string" calcext:value-type="string">
            <text:p>HVQFLC(+57.02)HLVGSSVMDNK</text:p>
          </table:table-cell>
          <table:table-cell table:formula="of:=SUBSTITUTE(SUBSTITUTE([.A3006];&quot;(+15.99)&quot;;&quot;&quot;);&quot;(+57.02)&quot;;&quot;&quot;)" office:value-type="string" office:string-value="HVQFLCHLVGSSVMDNK" calcext:value-type="string">
            <text:p>HVQFLCHLVGSSVMDNK</text:p>
          </table:table-cell>
        </table:table-row>
        <table:table-row table:style-name="ro1">
          <table:table-cell office:value-type="string" calcext:value-type="string">
            <text:p>NSPTPHTDC(+57.02)LK</text:p>
          </table:table-cell>
          <table:table-cell table:formula="of:=SUBSTITUTE(SUBSTITUTE([.A3007];&quot;(+15.99)&quot;;&quot;&quot;);&quot;(+57.02)&quot;;&quot;&quot;)" office:value-type="string" office:string-value="NSPTPHTDCLK" calcext:value-type="string">
            <text:p>NSPTPHTDCLK</text:p>
          </table:table-cell>
        </table:table-row>
        <table:table-row table:style-name="ro1">
          <table:table-cell office:value-type="string" calcext:value-type="string">
            <text:p>VEDNMM(+15.99)EQEVELQR</text:p>
          </table:table-cell>
          <table:table-cell table:formula="of:=SUBSTITUTE(SUBSTITUTE([.A3008];&quot;(+15.99)&quot;;&quot;&quot;);&quot;(+57.02)&quot;;&quot;&quot;)" office:value-type="string" office:string-value="VEDNMMEQEVELQR" calcext:value-type="string">
            <text:p>VEDNMMEQEVELQR</text:p>
          </table:table-cell>
        </table:table-row>
        <table:table-row table:style-name="ro1">
          <table:table-cell office:value-type="string" calcext:value-type="string">
            <text:p>WQPKVGEVAGAVGPGK</text:p>
          </table:table-cell>
          <table:table-cell table:formula="of:=SUBSTITUTE(SUBSTITUTE([.A3009];&quot;(+15.99)&quot;;&quot;&quot;);&quot;(+57.02)&quot;;&quot;&quot;)" office:value-type="string" office:string-value="WQPKVGEVAGAVGPGK" calcext:value-type="string">
            <text:p>WQPKVGEVAGAVGPGK</text:p>
          </table:table-cell>
        </table:table-row>
        <table:table-row table:style-name="ro1">
          <table:table-cell office:value-type="string" calcext:value-type="string">
            <text:p>LALKREWVLWHHAK</text:p>
          </table:table-cell>
          <table:table-cell table:formula="of:=SUBSTITUTE(SUBSTITUTE([.A3010];&quot;(+15.99)&quot;;&quot;&quot;);&quot;(+57.02)&quot;;&quot;&quot;)" office:value-type="string" office:string-value="LALKREWVLWHHAK" calcext:value-type="string">
            <text:p>LALKREWVLWHHAK</text:p>
          </table:table-cell>
        </table:table-row>
        <table:table-row table:style-name="ro1">
          <table:table-cell office:value-type="string" calcext:value-type="string">
            <text:p>SPEM(+15.99)AAPAAESK</text:p>
          </table:table-cell>
          <table:table-cell table:formula="of:=SUBSTITUTE(SUBSTITUTE([.A3011];&quot;(+15.99)&quot;;&quot;&quot;);&quot;(+57.02)&quot;;&quot;&quot;)" office:value-type="string" office:string-value="SPEMAAPAAESK" calcext:value-type="string">
            <text:p>SPEMAAPAAESK</text:p>
          </table:table-cell>
        </table:table-row>
        <table:table-row table:style-name="ro1">
          <table:table-cell office:value-type="string" calcext:value-type="string">
            <text:p>SGKPELLR</text:p>
          </table:table-cell>
          <table:table-cell table:formula="of:=SUBSTITUTE(SUBSTITUTE([.A3012];&quot;(+15.99)&quot;;&quot;&quot;);&quot;(+57.02)&quot;;&quot;&quot;)" office:value-type="string" office:string-value="SGKPELLR" calcext:value-type="string">
            <text:p>SGKPELLR</text:p>
          </table:table-cell>
        </table:table-row>
        <table:table-row table:style-name="ro1">
          <table:table-cell office:value-type="string" calcext:value-type="string">
            <text:p>KAFSVVPGPR</text:p>
          </table:table-cell>
          <table:table-cell table:formula="of:=SUBSTITUTE(SUBSTITUTE([.A3013];&quot;(+15.99)&quot;;&quot;&quot;);&quot;(+57.02)&quot;;&quot;&quot;)" office:value-type="string" office:string-value="KAFSVVPGPR" calcext:value-type="string">
            <text:p>KAFSVVPGPR</text:p>
          </table:table-cell>
        </table:table-row>
        <table:table-row table:style-name="ro1">
          <table:table-cell office:value-type="string" calcext:value-type="string">
            <text:p>MGFKVVLVESFMR</text:p>
          </table:table-cell>
          <table:table-cell table:formula="of:=SUBSTITUTE(SUBSTITUTE([.A3014];&quot;(+15.99)&quot;;&quot;&quot;);&quot;(+57.02)&quot;;&quot;&quot;)" office:value-type="string" office:string-value="MGFKVVLVESFMR" calcext:value-type="string">
            <text:p>MGFKVVLVESFMR</text:p>
          </table:table-cell>
        </table:table-row>
        <table:table-row table:style-name="ro1">
          <table:table-cell office:value-type="string" calcext:value-type="string">
            <text:p>YYMLAVPNDLRGPK</text:p>
          </table:table-cell>
          <table:table-cell table:formula="of:=SUBSTITUTE(SUBSTITUTE([.A3015];&quot;(+15.99)&quot;;&quot;&quot;);&quot;(+57.02)&quot;;&quot;&quot;)" office:value-type="string" office:string-value="YYMLAVPNDLRGPK" calcext:value-type="string">
            <text:p>YYMLAVPNDLRGPK</text:p>
          </table:table-cell>
        </table:table-row>
        <table:table-row table:style-name="ro1">
          <table:table-cell office:value-type="string" calcext:value-type="string">
            <text:p>AVYSDGHELFLR</text:p>
          </table:table-cell>
          <table:table-cell table:formula="of:=SUBSTITUTE(SUBSTITUTE([.A3016];&quot;(+15.99)&quot;;&quot;&quot;);&quot;(+57.02)&quot;;&quot;&quot;)" office:value-type="string" office:string-value="AVYSDGHELFLR" calcext:value-type="string">
            <text:p>AVYSDGHELFLR</text:p>
          </table:table-cell>
        </table:table-row>
        <table:table-row table:style-name="ro1">
          <table:table-cell office:value-type="string" calcext:value-type="string">
            <text:p>EC(+57.02)YWRPVLGNPR</text:p>
          </table:table-cell>
          <table:table-cell table:formula="of:=SUBSTITUTE(SUBSTITUTE([.A3017];&quot;(+15.99)&quot;;&quot;&quot;);&quot;(+57.02)&quot;;&quot;&quot;)" office:value-type="string" office:string-value="ECYWRPVLGNPR" calcext:value-type="string">
            <text:p>ECYWRPVLGNPR</text:p>
          </table:table-cell>
        </table:table-row>
        <table:table-row table:style-name="ro1">
          <table:table-cell office:value-type="string" calcext:value-type="string">
            <text:p>LLRLSSKGSPLTR</text:p>
          </table:table-cell>
          <table:table-cell table:formula="of:=SUBSTITUTE(SUBSTITUTE([.A3018];&quot;(+15.99)&quot;;&quot;&quot;);&quot;(+57.02)&quot;;&quot;&quot;)" office:value-type="string" office:string-value="LLRLSSKGSPLTR" calcext:value-type="string">
            <text:p>LLRLSSKGSPLTR</text:p>
          </table:table-cell>
        </table:table-row>
        <table:table-row table:style-name="ro1">
          <table:table-cell office:value-type="string" calcext:value-type="string">
            <text:p>SSGDDNTEVLRWDSK</text:p>
          </table:table-cell>
          <table:table-cell table:formula="of:=SUBSTITUTE(SUBSTITUTE([.A3019];&quot;(+15.99)&quot;;&quot;&quot;);&quot;(+57.02)&quot;;&quot;&quot;)" office:value-type="string" office:string-value="SSGDDNTEVLRWDSK" calcext:value-type="string">
            <text:p>SSGDDNTEVLRWDSK</text:p>
          </table:table-cell>
        </table:table-row>
        <table:table-row table:style-name="ro1">
          <table:table-cell office:value-type="string" calcext:value-type="string">
            <text:p>EQRSWGALQFARSHTR</text:p>
          </table:table-cell>
          <table:table-cell table:formula="of:=SUBSTITUTE(SUBSTITUTE([.A3020];&quot;(+15.99)&quot;;&quot;&quot;);&quot;(+57.02)&quot;;&quot;&quot;)" office:value-type="string" office:string-value="EQRSWGALQFARSHTR" calcext:value-type="string">
            <text:p>EQRSWGALQFARSHTR</text:p>
          </table:table-cell>
        </table:table-row>
        <table:table-row table:style-name="ro1">
          <table:table-cell office:value-type="string" calcext:value-type="string">
            <text:p>QTNNLLLVAVLK</text:p>
          </table:table-cell>
          <table:table-cell table:formula="of:=SUBSTITUTE(SUBSTITUTE([.A3021];&quot;(+15.99)&quot;;&quot;&quot;);&quot;(+57.02)&quot;;&quot;&quot;)" office:value-type="string" office:string-value="QTNNLLLVAVLK" calcext:value-type="string">
            <text:p>QTNNLLLVAVLK</text:p>
          </table:table-cell>
        </table:table-row>
        <table:table-row table:style-name="ro1">
          <table:table-cell office:value-type="string" calcext:value-type="string">
            <text:p>KVGTEVGC(+57.02)THR</text:p>
          </table:table-cell>
          <table:table-cell table:formula="of:=SUBSTITUTE(SUBSTITUTE([.A3022];&quot;(+15.99)&quot;;&quot;&quot;);&quot;(+57.02)&quot;;&quot;&quot;)" office:value-type="string" office:string-value="KVGTEVGCTHR" calcext:value-type="string">
            <text:p>KVGTEVGCTHR</text:p>
          </table:table-cell>
        </table:table-row>
        <table:table-row table:style-name="ro1">
          <table:table-cell office:value-type="string" calcext:value-type="string">
            <text:p>EFGYSDLC(+57.02)LPR</text:p>
          </table:table-cell>
          <table:table-cell table:formula="of:=SUBSTITUTE(SUBSTITUTE([.A3023];&quot;(+15.99)&quot;;&quot;&quot;);&quot;(+57.02)&quot;;&quot;&quot;)" office:value-type="string" office:string-value="EFGYSDLCLPR" calcext:value-type="string">
            <text:p>EFGYSDLCLPR</text:p>
          </table:table-cell>
        </table:table-row>
        <table:table-row table:style-name="ro1">
          <table:table-cell office:value-type="string" calcext:value-type="string">
            <text:p>M(+15.99)TGDEAWGM(+15.99)EK</text:p>
          </table:table-cell>
          <table:table-cell table:formula="of:=SUBSTITUTE(SUBSTITUTE([.A3024];&quot;(+15.99)&quot;;&quot;&quot;);&quot;(+57.02)&quot;;&quot;&quot;)" office:value-type="string" office:string-value="MTGDEAWGMEK" calcext:value-type="string">
            <text:p>MTGDEAWGMEK</text:p>
          </table:table-cell>
        </table:table-row>
        <table:table-row table:style-name="ro1">
          <table:table-cell office:value-type="string" calcext:value-type="string">
            <text:p>QHMGAELM(+15.99)NMVR</text:p>
          </table:table-cell>
          <table:table-cell table:formula="of:=SUBSTITUTE(SUBSTITUTE([.A3025];&quot;(+15.99)&quot;;&quot;&quot;);&quot;(+57.02)&quot;;&quot;&quot;)" office:value-type="string" office:string-value="QHMGAELMNMVR" calcext:value-type="string">
            <text:p>QHMGAELMNMVR</text:p>
          </table:table-cell>
        </table:table-row>
        <table:table-row table:style-name="ro1">
          <table:table-cell office:value-type="string" calcext:value-type="string">
            <text:p>QQWQWMAENMPVK</text:p>
          </table:table-cell>
          <table:table-cell table:formula="of:=SUBSTITUTE(SUBSTITUTE([.A3026];&quot;(+15.99)&quot;;&quot;&quot;);&quot;(+57.02)&quot;;&quot;&quot;)" office:value-type="string" office:string-value="QQWQWMAENMPVK" calcext:value-type="string">
            <text:p>QQWQWMAENMPVK</text:p>
          </table:table-cell>
        </table:table-row>
        <table:table-row table:style-name="ro1">
          <table:table-cell office:value-type="string" calcext:value-type="string">
            <text:p>YYRPQWSYK</text:p>
          </table:table-cell>
          <table:table-cell table:formula="of:=SUBSTITUTE(SUBSTITUTE([.A3027];&quot;(+15.99)&quot;;&quot;&quot;);&quot;(+57.02)&quot;;&quot;&quot;)" office:value-type="string" office:string-value="YYRPQWSYK" calcext:value-type="string">
            <text:p>YYRPQWSYK</text:p>
          </table:table-cell>
        </table:table-row>
        <table:table-row table:style-name="ro1">
          <table:table-cell office:value-type="string" calcext:value-type="string">
            <text:p>ESM(+15.99)SNLLEALSK</text:p>
          </table:table-cell>
          <table:table-cell table:formula="of:=SUBSTITUTE(SUBSTITUTE([.A3028];&quot;(+15.99)&quot;;&quot;&quot;);&quot;(+57.02)&quot;;&quot;&quot;)" office:value-type="string" office:string-value="ESMSNLLEALSK" calcext:value-type="string">
            <text:p>ESMSNLLEALSK</text:p>
          </table:table-cell>
        </table:table-row>
        <table:table-row table:style-name="ro1">
          <table:table-cell office:value-type="string" calcext:value-type="string">
            <text:p>KPKPELLKDVKSPKK</text:p>
          </table:table-cell>
          <table:table-cell table:formula="of:=SUBSTITUTE(SUBSTITUTE([.A3029];&quot;(+15.99)&quot;;&quot;&quot;);&quot;(+57.02)&quot;;&quot;&quot;)" office:value-type="string" office:string-value="KPKPELLKDVKSPKK" calcext:value-type="string">
            <text:p>KPKPELLKDVKSPKK</text:p>
          </table:table-cell>
        </table:table-row>
        <table:table-row table:style-name="ro1">
          <table:table-cell office:value-type="string" calcext:value-type="string">
            <text:p>TAMNDMVK</text:p>
          </table:table-cell>
          <table:table-cell table:formula="of:=SUBSTITUTE(SUBSTITUTE([.A3030];&quot;(+15.99)&quot;;&quot;&quot;);&quot;(+57.02)&quot;;&quot;&quot;)" office:value-type="string" office:string-value="TAMNDMVK" calcext:value-type="string">
            <text:p>TAMNDMVK</text:p>
          </table:table-cell>
        </table:table-row>
        <table:table-row table:style-name="ro1">
          <table:table-cell office:value-type="string" calcext:value-type="string">
            <text:p>KPC(+57.02)LLPLR</text:p>
          </table:table-cell>
          <table:table-cell table:formula="of:=SUBSTITUTE(SUBSTITUTE([.A3031];&quot;(+15.99)&quot;;&quot;&quot;);&quot;(+57.02)&quot;;&quot;&quot;)" office:value-type="string" office:string-value="KPCLLPLR" calcext:value-type="string">
            <text:p>KPCLLPLR</text:p>
          </table:table-cell>
        </table:table-row>
        <table:table-row table:style-name="ro1">
          <table:table-cell office:value-type="string" calcext:value-type="string">
            <text:p>QC(+57.02)EC(+57.02)LGLGAGKQPK</text:p>
          </table:table-cell>
          <table:table-cell table:formula="of:=SUBSTITUTE(SUBSTITUTE([.A3032];&quot;(+15.99)&quot;;&quot;&quot;);&quot;(+57.02)&quot;;&quot;&quot;)" office:value-type="string" office:string-value="QCECLGLGAGKQPK" calcext:value-type="string">
            <text:p>QCECLGLGAGKQPK</text:p>
          </table:table-cell>
        </table:table-row>
        <table:table-row table:style-name="ro1">
          <table:table-cell office:value-type="string" calcext:value-type="string">
            <text:p>DSYC(+57.02)HYVTDQER</text:p>
          </table:table-cell>
          <table:table-cell table:formula="of:=SUBSTITUTE(SUBSTITUTE([.A3033];&quot;(+15.99)&quot;;&quot;&quot;);&quot;(+57.02)&quot;;&quot;&quot;)" office:value-type="string" office:string-value="DSYCHYVTDQER" calcext:value-type="string">
            <text:p>DSYCHYVTDQER</text:p>
          </table:table-cell>
        </table:table-row>
        <table:table-row table:style-name="ro1">
          <table:table-cell office:value-type="string" calcext:value-type="string">
            <text:p>C(+57.02)C(+57.02)DSVLLDQNAHLVNER</text:p>
          </table:table-cell>
          <table:table-cell table:formula="of:=SUBSTITUTE(SUBSTITUTE([.A3034];&quot;(+15.99)&quot;;&quot;&quot;);&quot;(+57.02)&quot;;&quot;&quot;)" office:value-type="string" office:string-value="CCDSVLLDQNAHLVNER" calcext:value-type="string">
            <text:p>CCDSVLLDQNAHLVNER</text:p>
          </table:table-cell>
        </table:table-row>
        <table:table-row table:style-name="ro1">
          <table:table-cell office:value-type="string" calcext:value-type="string">
            <text:p>DPM(+15.99)TPFNRALR</text:p>
          </table:table-cell>
          <table:table-cell table:formula="of:=SUBSTITUTE(SUBSTITUTE([.A3035];&quot;(+15.99)&quot;;&quot;&quot;);&quot;(+57.02)&quot;;&quot;&quot;)" office:value-type="string" office:string-value="DPMTPFNRALR" calcext:value-type="string">
            <text:p>DPMTPFNRALR</text:p>
          </table:table-cell>
        </table:table-row>
        <table:table-row table:style-name="ro1">
          <table:table-cell office:value-type="string" calcext:value-type="string">
            <text:p>QWC(+57.02)FEEEVASLK</text:p>
          </table:table-cell>
          <table:table-cell table:formula="of:=SUBSTITUTE(SUBSTITUTE([.A3036];&quot;(+15.99)&quot;;&quot;&quot;);&quot;(+57.02)&quot;;&quot;&quot;)" office:value-type="string" office:string-value="QWCFEEEVASLK" calcext:value-type="string">
            <text:p>QWCFEEEVASLK</text:p>
          </table:table-cell>
        </table:table-row>
        <table:table-row table:style-name="ro1">
          <table:table-cell office:value-type="string" calcext:value-type="string">
            <text:p>GRPVEPVVLHR</text:p>
          </table:table-cell>
          <table:table-cell table:formula="of:=SUBSTITUTE(SUBSTITUTE([.A3037];&quot;(+15.99)&quot;;&quot;&quot;);&quot;(+57.02)&quot;;&quot;&quot;)" office:value-type="string" office:string-value="GRPVEPVVLHR" calcext:value-type="string">
            <text:p>GRPVEPVVLHR</text:p>
          </table:table-cell>
        </table:table-row>
        <table:table-row table:style-name="ro1">
          <table:table-cell office:value-type="string" calcext:value-type="string">
            <text:p>FLHC(+57.02)FLASHLANVTADK</text:p>
          </table:table-cell>
          <table:table-cell table:formula="of:=SUBSTITUTE(SUBSTITUTE([.A3038];&quot;(+15.99)&quot;;&quot;&quot;);&quot;(+57.02)&quot;;&quot;&quot;)" office:value-type="string" office:string-value="FLHCFLASHLANVTADK" calcext:value-type="string">
            <text:p>FLHCFLASHLANVTADK</text:p>
          </table:table-cell>
        </table:table-row>
        <table:table-row table:style-name="ro1">
          <table:table-cell office:value-type="string" calcext:value-type="string">
            <text:p>QSC(+57.02)HDM(+15.99)LSNEEGK</text:p>
          </table:table-cell>
          <table:table-cell table:formula="of:=SUBSTITUTE(SUBSTITUTE([.A3039];&quot;(+15.99)&quot;;&quot;&quot;);&quot;(+57.02)&quot;;&quot;&quot;)" office:value-type="string" office:string-value="QSCHDMLSNEEGK" calcext:value-type="string">
            <text:p>QSCHDMLSNEEGK</text:p>
          </table:table-cell>
        </table:table-row>
        <table:table-row table:style-name="ro1">
          <table:table-cell office:value-type="string" calcext:value-type="string">
            <text:p>QTHQAGQVLPQAQSR</text:p>
          </table:table-cell>
          <table:table-cell table:formula="of:=SUBSTITUTE(SUBSTITUTE([.A3040];&quot;(+15.99)&quot;;&quot;&quot;);&quot;(+57.02)&quot;;&quot;&quot;)" office:value-type="string" office:string-value="QTHQAGQVLPQAQSR" calcext:value-type="string">
            <text:p>QTHQAGQVLPQAQSR</text:p>
          </table:table-cell>
        </table:table-row>
        <table:table-row table:style-name="ro1">
          <table:table-cell office:value-type="string" calcext:value-type="string">
            <text:p>DEMYGC(+57.02)LKHK</text:p>
          </table:table-cell>
          <table:table-cell table:formula="of:=SUBSTITUTE(SUBSTITUTE([.A3041];&quot;(+15.99)&quot;;&quot;&quot;);&quot;(+57.02)&quot;;&quot;&quot;)" office:value-type="string" office:string-value="DEMYGCLKHK" calcext:value-type="string">
            <text:p>DEMYGCLKHK</text:p>
          </table:table-cell>
        </table:table-row>
        <table:table-row table:style-name="ro1">
          <table:table-cell office:value-type="string" calcext:value-type="string">
            <text:p>RYGPFHTC(+57.02)DK</text:p>
          </table:table-cell>
          <table:table-cell table:formula="of:=SUBSTITUTE(SUBSTITUTE([.A3042];&quot;(+15.99)&quot;;&quot;&quot;);&quot;(+57.02)&quot;;&quot;&quot;)" office:value-type="string" office:string-value="RYGPFHTCDK" calcext:value-type="string">
            <text:p>RYGPFHTCDK</text:p>
          </table:table-cell>
        </table:table-row>
        <table:table-row table:style-name="ro1">
          <table:table-cell office:value-type="string" calcext:value-type="string">
            <text:p>EELTNGTPVSK</text:p>
          </table:table-cell>
          <table:table-cell table:formula="of:=SUBSTITUTE(SUBSTITUTE([.A3043];&quot;(+15.99)&quot;;&quot;&quot;);&quot;(+57.02)&quot;;&quot;&quot;)" office:value-type="string" office:string-value="EELTNGTPVSK" calcext:value-type="string">
            <text:p>EELTNGTPVSK</text:p>
          </table:table-cell>
        </table:table-row>
        <table:table-row table:style-name="ro1">
          <table:table-cell office:value-type="string" calcext:value-type="string">
            <text:p>EDYLEPNKNKSR</text:p>
          </table:table-cell>
          <table:table-cell table:formula="of:=SUBSTITUTE(SUBSTITUTE([.A3044];&quot;(+15.99)&quot;;&quot;&quot;);&quot;(+57.02)&quot;;&quot;&quot;)" office:value-type="string" office:string-value="EDYLEPNKNKSR" calcext:value-type="string">
            <text:p>EDYLEPNKNKSR</text:p>
          </table:table-cell>
        </table:table-row>
        <table:table-row table:style-name="ro1">
          <table:table-cell office:value-type="string" calcext:value-type="string">
            <text:p>KTRWVELNLEEK</text:p>
          </table:table-cell>
          <table:table-cell table:formula="of:=SUBSTITUTE(SUBSTITUTE([.A3045];&quot;(+15.99)&quot;;&quot;&quot;);&quot;(+57.02)&quot;;&quot;&quot;)" office:value-type="string" office:string-value="KTRWVELNLEEK" calcext:value-type="string">
            <text:p>KTRWVELNLEEK</text:p>
          </table:table-cell>
        </table:table-row>
        <table:table-row table:style-name="ro1">
          <table:table-cell office:value-type="string" calcext:value-type="string">
            <text:p>ESLQELPVQRYQLAK</text:p>
          </table:table-cell>
          <table:table-cell table:formula="of:=SUBSTITUTE(SUBSTITUTE([.A3046];&quot;(+15.99)&quot;;&quot;&quot;);&quot;(+57.02)&quot;;&quot;&quot;)" office:value-type="string" office:string-value="ESLQELPVQRYQLAK" calcext:value-type="string">
            <text:p>ESLQELPVQRYQLAK</text:p>
          </table:table-cell>
        </table:table-row>
        <table:table-row table:style-name="ro1">
          <table:table-cell office:value-type="string" calcext:value-type="string">
            <text:p>WM(+15.99)YAHPQVLAENVK</text:p>
          </table:table-cell>
          <table:table-cell table:formula="of:=SUBSTITUTE(SUBSTITUTE([.A3047];&quot;(+15.99)&quot;;&quot;&quot;);&quot;(+57.02)&quot;;&quot;&quot;)" office:value-type="string" office:string-value="WMYAHPQVLAENVK" calcext:value-type="string">
            <text:p>WMYAHPQVLAENVK</text:p>
          </table:table-cell>
        </table:table-row>
        <table:table-row table:style-name="ro2">
          <table:table-cell office:value-type="string" calcext:value-type="string">
            <text:p>C(+57.02)WLPSLDSSLVGSLSLGGDC(+57.02)PGK</text:p>
          </table:table-cell>
          <table:table-cell table:formula="of:=SUBSTITUTE(SUBSTITUTE([.A3048];&quot;(+15.99)&quot;;&quot;&quot;);&quot;(+57.02)&quot;;&quot;&quot;)" office:value-type="string" office:string-value="CWLPSLDSSLVGSLSLGGDCPGK" calcext:value-type="string">
            <text:p>CWLPSLDSSLVGSLSLGGDCPGK</text:p>
          </table:table-cell>
        </table:table-row>
        <table:table-row table:style-name="ro1">
          <table:table-cell office:value-type="string" calcext:value-type="string">
            <text:p>EM(+15.99)YPMLYNNK</text:p>
          </table:table-cell>
          <table:table-cell table:formula="of:=SUBSTITUTE(SUBSTITUTE([.A3049];&quot;(+15.99)&quot;;&quot;&quot;);&quot;(+57.02)&quot;;&quot;&quot;)" office:value-type="string" office:string-value="EMYPMLYNNK" calcext:value-type="string">
            <text:p>EMYPMLYNNK</text:p>
          </table:table-cell>
        </table:table-row>
        <table:table-row table:style-name="ro1">
          <table:table-cell office:value-type="string" calcext:value-type="string">
            <text:p>TADLM(+15.99)MPGDK</text:p>
          </table:table-cell>
          <table:table-cell table:formula="of:=SUBSTITUTE(SUBSTITUTE([.A3050];&quot;(+15.99)&quot;;&quot;&quot;);&quot;(+57.02)&quot;;&quot;&quot;)" office:value-type="string" office:string-value="TADLMMPGDK" calcext:value-type="string">
            <text:p>TADLMMPGDK</text:p>
          </table:table-cell>
        </table:table-row>
        <table:table-row table:style-name="ro1">
          <table:table-cell office:value-type="string" calcext:value-type="string">
            <text:p>KDC(+57.02)C(+57.02)C(+57.02)DTAVEVR</text:p>
          </table:table-cell>
          <table:table-cell table:formula="of:=SUBSTITUTE(SUBSTITUTE([.A3051];&quot;(+15.99)&quot;;&quot;&quot;);&quot;(+57.02)&quot;;&quot;&quot;)" office:value-type="string" office:string-value="KDCCCDTAVEVR" calcext:value-type="string">
            <text:p>KDCCCDTAVEVR</text:p>
          </table:table-cell>
        </table:table-row>
        <table:table-row table:style-name="ro1">
          <table:table-cell office:value-type="string" calcext:value-type="string">
            <text:p>C(+57.02)SVVEQM(+15.99)VGVK</text:p>
          </table:table-cell>
          <table:table-cell table:formula="of:=SUBSTITUTE(SUBSTITUTE([.A3052];&quot;(+15.99)&quot;;&quot;&quot;);&quot;(+57.02)&quot;;&quot;&quot;)" office:value-type="string" office:string-value="CSVVEQMVGVK" calcext:value-type="string">
            <text:p>CSVVEQMVGVK</text:p>
          </table:table-cell>
        </table:table-row>
        <table:table-row table:style-name="ro1">
          <table:table-cell office:value-type="string" calcext:value-type="string">
            <text:p>EC(+57.02)HAPPLVNLAR</text:p>
          </table:table-cell>
          <table:table-cell table:formula="of:=SUBSTITUTE(SUBSTITUTE([.A3053];&quot;(+15.99)&quot;;&quot;&quot;);&quot;(+57.02)&quot;;&quot;&quot;)" office:value-type="string" office:string-value="ECHAPPLVNLAR" calcext:value-type="string">
            <text:p>ECHAPPLVNLAR</text:p>
          </table:table-cell>
        </table:table-row>
        <table:table-row table:style-name="ro1">
          <table:table-cell office:value-type="string" calcext:value-type="string">
            <text:p>DGM(+15.99)TVTGYPLLK</text:p>
          </table:table-cell>
          <table:table-cell table:formula="of:=SUBSTITUTE(SUBSTITUTE([.A3054];&quot;(+15.99)&quot;;&quot;&quot;);&quot;(+57.02)&quot;;&quot;&quot;)" office:value-type="string" office:string-value="DGMTVTGYPLLK" calcext:value-type="string">
            <text:p>DGMTVTGYPLLK</text:p>
          </table:table-cell>
        </table:table-row>
        <table:table-row table:style-name="ro1">
          <table:table-cell office:value-type="string" calcext:value-type="string">
            <text:p>C(+57.02)WMMYPLEELLK</text:p>
          </table:table-cell>
          <table:table-cell table:formula="of:=SUBSTITUTE(SUBSTITUTE([.A3055];&quot;(+15.99)&quot;;&quot;&quot;);&quot;(+57.02)&quot;;&quot;&quot;)" office:value-type="string" office:string-value="CWMMYPLEELLK" calcext:value-type="string">
            <text:p>CWMMYPLEELLK</text:p>
          </table:table-cell>
        </table:table-row>
        <table:table-row table:style-name="ro1">
          <table:table-cell office:value-type="string" calcext:value-type="string">
            <text:p>EWSESPEC(+57.02)GEGMR</text:p>
          </table:table-cell>
          <table:table-cell table:formula="of:=SUBSTITUTE(SUBSTITUTE([.A3056];&quot;(+15.99)&quot;;&quot;&quot;);&quot;(+57.02)&quot;;&quot;&quot;)" office:value-type="string" office:string-value="EWSESPECGEGMR" calcext:value-type="string">
            <text:p>EWSESPECGEGMR</text:p>
          </table:table-cell>
        </table:table-row>
        <table:table-row table:style-name="ro1">
          <table:table-cell office:value-type="string" calcext:value-type="string">
            <text:p>QLALSHSM(+15.99)QLR</text:p>
          </table:table-cell>
          <table:table-cell table:formula="of:=SUBSTITUTE(SUBSTITUTE([.A3057];&quot;(+15.99)&quot;;&quot;&quot;);&quot;(+57.02)&quot;;&quot;&quot;)" office:value-type="string" office:string-value="QLALSHSMQLR" calcext:value-type="string">
            <text:p>QLALSHSMQLR</text:p>
          </table:table-cell>
        </table:table-row>
        <table:table-row table:style-name="ro1">
          <table:table-cell office:value-type="string" calcext:value-type="string">
            <text:p>QM(+15.99)PTSPC(+57.02)HLLPK</text:p>
          </table:table-cell>
          <table:table-cell table:formula="of:=SUBSTITUTE(SUBSTITUTE([.A3058];&quot;(+15.99)&quot;;&quot;&quot;);&quot;(+57.02)&quot;;&quot;&quot;)" office:value-type="string" office:string-value="QMPTSPCHLLPK" calcext:value-type="string">
            <text:p>QMPTSPCHLLPK</text:p>
          </table:table-cell>
        </table:table-row>
        <table:table-row table:style-name="ro2">
          <table:table-cell office:value-type="string" calcext:value-type="string">
            <text:p>SC(+57.02)AAAGTENRSRSGGNTR</text:p>
          </table:table-cell>
          <table:table-cell table:formula="of:=SUBSTITUTE(SUBSTITUTE([.A3059];&quot;(+15.99)&quot;;&quot;&quot;);&quot;(+57.02)&quot;;&quot;&quot;)" office:value-type="string" office:string-value="SCAAAGTENRSRSGGNTR" calcext:value-type="string">
            <text:p>SCAAAGTENRSRSGGNTR</text:p>
          </table:table-cell>
        </table:table-row>
        <table:table-row table:style-name="ro1">
          <table:table-cell office:value-type="string" calcext:value-type="string">
            <text:p>LHFTMPPR</text:p>
          </table:table-cell>
          <table:table-cell table:formula="of:=SUBSTITUTE(SUBSTITUTE([.A3060];&quot;(+15.99)&quot;;&quot;&quot;);&quot;(+57.02)&quot;;&quot;&quot;)" office:value-type="string" office:string-value="LHFTMPPR" calcext:value-type="string">
            <text:p>LHFTMPPR</text:p>
          </table:table-cell>
        </table:table-row>
        <table:table-row table:style-name="ro1">
          <table:table-cell office:value-type="string" calcext:value-type="string">
            <text:p>NEVSNAVDDHM(+15.99)R</text:p>
          </table:table-cell>
          <table:table-cell table:formula="of:=SUBSTITUTE(SUBSTITUTE([.A3061];&quot;(+15.99)&quot;;&quot;&quot;);&quot;(+57.02)&quot;;&quot;&quot;)" office:value-type="string" office:string-value="NEVSNAVDDHMR" calcext:value-type="string">
            <text:p>NEVSNAVDDHMR</text:p>
          </table:table-cell>
        </table:table-row>
        <table:table-row table:style-name="ro1">
          <table:table-cell office:value-type="string" calcext:value-type="string">
            <text:p>LVHELLVHYDFAPK</text:p>
          </table:table-cell>
          <table:table-cell table:formula="of:=SUBSTITUTE(SUBSTITUTE([.A3062];&quot;(+15.99)&quot;;&quot;&quot;);&quot;(+57.02)&quot;;&quot;&quot;)" office:value-type="string" office:string-value="LVHELLVHYDFAPK" calcext:value-type="string">
            <text:p>LVHELLVHYDFAPK</text:p>
          </table:table-cell>
        </table:table-row>
        <table:table-row table:style-name="ro2">
          <table:table-cell office:value-type="string" calcext:value-type="string">
            <text:p>EWRRWHESVDKGDLGDDALR</text:p>
          </table:table-cell>
          <table:table-cell table:formula="of:=SUBSTITUTE(SUBSTITUTE([.A3063];&quot;(+15.99)&quot;;&quot;&quot;);&quot;(+57.02)&quot;;&quot;&quot;)" office:value-type="string" office:string-value="EWRRWHESVDKGDLGDDALR" calcext:value-type="string">
            <text:p>EWRRWHESVDKGDLGDDALR</text:p>
          </table:table-cell>
        </table:table-row>
        <table:table-row table:style-name="ro1">
          <table:table-cell office:value-type="string" calcext:value-type="string">
            <text:p>NC(+57.02)C(+57.02)YVSTTLGK</text:p>
          </table:table-cell>
          <table:table-cell table:formula="of:=SUBSTITUTE(SUBSTITUTE([.A3064];&quot;(+15.99)&quot;;&quot;&quot;);&quot;(+57.02)&quot;;&quot;&quot;)" office:value-type="string" office:string-value="NCCYVSTTLGK" calcext:value-type="string">
            <text:p>NCCYVSTTLGK</text:p>
          </table:table-cell>
        </table:table-row>
        <table:table-row table:style-name="ro1">
          <table:table-cell office:value-type="string" calcext:value-type="string">
            <text:p>MRLDAHVLWFK</text:p>
          </table:table-cell>
          <table:table-cell table:formula="of:=SUBSTITUTE(SUBSTITUTE([.A3065];&quot;(+15.99)&quot;;&quot;&quot;);&quot;(+57.02)&quot;;&quot;&quot;)" office:value-type="string" office:string-value="MRLDAHVLWFK" calcext:value-type="string">
            <text:p>MRLDAHVLWFK</text:p>
          </table:table-cell>
        </table:table-row>
        <table:table-row table:style-name="ro1">
          <table:table-cell office:value-type="string" calcext:value-type="string">
            <text:p>AM(+15.99)AYVALNSAEK</text:p>
          </table:table-cell>
          <table:table-cell table:formula="of:=SUBSTITUTE(SUBSTITUTE([.A3066];&quot;(+15.99)&quot;;&quot;&quot;);&quot;(+57.02)&quot;;&quot;&quot;)" office:value-type="string" office:string-value="AMAYVALNSAEK" calcext:value-type="string">
            <text:p>AMAYVALNSAEK</text:p>
          </table:table-cell>
        </table:table-row>
        <table:table-row table:style-name="ro1">
          <table:table-cell office:value-type="string" calcext:value-type="string">
            <text:p>NWM(+15.99)C(+57.02)YVSALLGR</text:p>
          </table:table-cell>
          <table:table-cell table:formula="of:=SUBSTITUTE(SUBSTITUTE([.A3067];&quot;(+15.99)&quot;;&quot;&quot;);&quot;(+57.02)&quot;;&quot;&quot;)" office:value-type="string" office:string-value="NWMCYVSALLGR" calcext:value-type="string">
            <text:p>NWMCYVSALLGR</text:p>
          </table:table-cell>
        </table:table-row>
        <table:table-row table:style-name="ro1">
          <table:table-cell office:value-type="string" calcext:value-type="string">
            <text:p>SSLYHEHRYLK</text:p>
          </table:table-cell>
          <table:table-cell table:formula="of:=SUBSTITUTE(SUBSTITUTE([.A3068];&quot;(+15.99)&quot;;&quot;&quot;);&quot;(+57.02)&quot;;&quot;&quot;)" office:value-type="string" office:string-value="SSLYHEHRYLK" calcext:value-type="string">
            <text:p>SSLYHEHRYLK</text:p>
          </table:table-cell>
        </table:table-row>
        <table:table-row table:style-name="ro1">
          <table:table-cell office:value-type="string" calcext:value-type="string">
            <text:p>RLM(+15.99)ANVEASLTGLTHK</text:p>
          </table:table-cell>
          <table:table-cell table:formula="of:=SUBSTITUTE(SUBSTITUTE([.A3069];&quot;(+15.99)&quot;;&quot;&quot;);&quot;(+57.02)&quot;;&quot;&quot;)" office:value-type="string" office:string-value="RLMANVEASLTGLTHK" calcext:value-type="string">
            <text:p>RLMANVEASLTGLTHK</text:p>
          </table:table-cell>
        </table:table-row>
        <table:table-row table:style-name="ro1">
          <table:table-cell office:value-type="string" calcext:value-type="string">
            <text:p>TMRM(+15.99)AELRPK</text:p>
          </table:table-cell>
          <table:table-cell table:formula="of:=SUBSTITUTE(SUBSTITUTE([.A3070];&quot;(+15.99)&quot;;&quot;&quot;);&quot;(+57.02)&quot;;&quot;&quot;)" office:value-type="string" office:string-value="TMRMAELRPK" calcext:value-type="string">
            <text:p>TMRMAELRPK</text:p>
          </table:table-cell>
        </table:table-row>
        <table:table-row table:style-name="ro1">
          <table:table-cell office:value-type="string" calcext:value-type="string">
            <text:p>NHFLLNVAC(+57.02)TGNLFK</text:p>
          </table:table-cell>
          <table:table-cell table:formula="of:=SUBSTITUTE(SUBSTITUTE([.A3071];&quot;(+15.99)&quot;;&quot;&quot;);&quot;(+57.02)&quot;;&quot;&quot;)" office:value-type="string" office:string-value="NHFLLNVACTGNLFK" calcext:value-type="string">
            <text:p>NHFLLNVACTGNLFK</text:p>
          </table:table-cell>
        </table:table-row>
        <table:table-row table:style-name="ro1">
          <table:table-cell office:value-type="string" calcext:value-type="string">
            <text:p>C(+57.02)SSHLVAEGRSK</text:p>
          </table:table-cell>
          <table:table-cell table:formula="of:=SUBSTITUTE(SUBSTITUTE([.A3072];&quot;(+15.99)&quot;;&quot;&quot;);&quot;(+57.02)&quot;;&quot;&quot;)" office:value-type="string" office:string-value="CSSHLVAEGRSK" calcext:value-type="string">
            <text:p>CSSHLVAEGRSK</text:p>
          </table:table-cell>
        </table:table-row>
        <table:table-row table:style-name="ro1">
          <table:table-cell office:value-type="string" calcext:value-type="string">
            <text:p>AFENATLEVPGWK</text:p>
          </table:table-cell>
          <table:table-cell table:formula="of:=SUBSTITUTE(SUBSTITUTE([.A3073];&quot;(+15.99)&quot;;&quot;&quot;);&quot;(+57.02)&quot;;&quot;&quot;)" office:value-type="string" office:string-value="AFENATLEVPGWK" calcext:value-type="string">
            <text:p>AFENATLEVPGWK</text:p>
          </table:table-cell>
        </table:table-row>
        <table:table-row table:style-name="ro1">
          <table:table-cell office:value-type="string" calcext:value-type="string">
            <text:p>YYLPNEFVDNVTFK</text:p>
          </table:table-cell>
          <table:table-cell table:formula="of:=SUBSTITUTE(SUBSTITUTE([.A3074];&quot;(+15.99)&quot;;&quot;&quot;);&quot;(+57.02)&quot;;&quot;&quot;)" office:value-type="string" office:string-value="YYLPNEFVDNVTFK" calcext:value-type="string">
            <text:p>YYLPNEFVDNVTFK</text:p>
          </table:table-cell>
        </table:table-row>
        <table:table-row table:style-name="ro1">
          <table:table-cell office:value-type="string" calcext:value-type="string">
            <text:p>YYRDHGR</text:p>
          </table:table-cell>
          <table:table-cell table:formula="of:=SUBSTITUTE(SUBSTITUTE([.A3075];&quot;(+15.99)&quot;;&quot;&quot;);&quot;(+57.02)&quot;;&quot;&quot;)" office:value-type="string" office:string-value="YYRDHGR" calcext:value-type="string">
            <text:p>YYRDHGR</text:p>
          </table:table-cell>
        </table:table-row>
        <table:table-row table:style-name="ro1">
          <table:table-cell office:value-type="string" calcext:value-type="string">
            <text:p>KSTYWFK</text:p>
          </table:table-cell>
          <table:table-cell table:formula="of:=SUBSTITUTE(SUBSTITUTE([.A3076];&quot;(+15.99)&quot;;&quot;&quot;);&quot;(+57.02)&quot;;&quot;&quot;)" office:value-type="string" office:string-value="KSTYWFK" calcext:value-type="string">
            <text:p>KSTYWFK</text:p>
          </table:table-cell>
        </table:table-row>
        <table:table-row table:style-name="ro1">
          <table:table-cell office:value-type="string" calcext:value-type="string">
            <text:p>QNVLGVGM(+15.99)HM(+15.99)KPR</text:p>
          </table:table-cell>
          <table:table-cell table:formula="of:=SUBSTITUTE(SUBSTITUTE([.A3077];&quot;(+15.99)&quot;;&quot;&quot;);&quot;(+57.02)&quot;;&quot;&quot;)" office:value-type="string" office:string-value="QNVLGVGMHMKPR" calcext:value-type="string">
            <text:p>QNVLGVGMHMKPR</text:p>
          </table:table-cell>
        </table:table-row>
        <table:table-row table:style-name="ro1">
          <table:table-cell office:value-type="string" calcext:value-type="string">
            <text:p>HHADYDTVK</text:p>
          </table:table-cell>
          <table:table-cell table:formula="of:=SUBSTITUTE(SUBSTITUTE([.A3078];&quot;(+15.99)&quot;;&quot;&quot;);&quot;(+57.02)&quot;;&quot;&quot;)" office:value-type="string" office:string-value="HHADYDTVK" calcext:value-type="string">
            <text:p>HHADYDTVK</text:p>
          </table:table-cell>
        </table:table-row>
        <table:table-row table:style-name="ro1">
          <table:table-cell office:value-type="string" calcext:value-type="string">
            <text:p>KFNLFDGSPFK</text:p>
          </table:table-cell>
          <table:table-cell table:formula="of:=SUBSTITUTE(SUBSTITUTE([.A3079];&quot;(+15.99)&quot;;&quot;&quot;);&quot;(+57.02)&quot;;&quot;&quot;)" office:value-type="string" office:string-value="KFNLFDGSPFK" calcext:value-type="string">
            <text:p>KFNLFDGSPFK</text:p>
          </table:table-cell>
        </table:table-row>
        <table:table-row table:style-name="ro1">
          <table:table-cell office:value-type="string" calcext:value-type="string">
            <text:p>M(+15.99)M(+15.99)MTLESRYPK</text:p>
          </table:table-cell>
          <table:table-cell table:formula="of:=SUBSTITUTE(SUBSTITUTE([.A3080];&quot;(+15.99)&quot;;&quot;&quot;);&quot;(+57.02)&quot;;&quot;&quot;)" office:value-type="string" office:string-value="MMMTLESRYPK" calcext:value-type="string">
            <text:p>MMMTLESRYPK</text:p>
          </table:table-cell>
        </table:table-row>
        <table:table-row table:style-name="ro1">
          <table:table-cell office:value-type="string" calcext:value-type="string">
            <text:p>NEQHHYFK</text:p>
          </table:table-cell>
          <table:table-cell table:formula="of:=SUBSTITUTE(SUBSTITUTE([.A3081];&quot;(+15.99)&quot;;&quot;&quot;);&quot;(+57.02)&quot;;&quot;&quot;)" office:value-type="string" office:string-value="NEQHHYFK" calcext:value-type="string">
            <text:p>NEQHHYFK</text:p>
          </table:table-cell>
        </table:table-row>
        <table:table-row table:style-name="ro1">
          <table:table-cell office:value-type="string" calcext:value-type="string">
            <text:p>KLQALWTLLK</text:p>
          </table:table-cell>
          <table:table-cell table:formula="of:=SUBSTITUTE(SUBSTITUTE([.A3082];&quot;(+15.99)&quot;;&quot;&quot;);&quot;(+57.02)&quot;;&quot;&quot;)" office:value-type="string" office:string-value="KLQALWTLLK" calcext:value-type="string">
            <text:p>KLQALWTLLK</text:p>
          </table:table-cell>
        </table:table-row>
        <table:table-row table:style-name="ro1">
          <table:table-cell office:value-type="string" calcext:value-type="string">
            <text:p>WQHYNPHHGPETQR</text:p>
          </table:table-cell>
          <table:table-cell table:formula="of:=SUBSTITUTE(SUBSTITUTE([.A3083];&quot;(+15.99)&quot;;&quot;&quot;);&quot;(+57.02)&quot;;&quot;&quot;)" office:value-type="string" office:string-value="WQHYNPHHGPETQR" calcext:value-type="string">
            <text:p>WQHYNPHHGPETQR</text:p>
          </table:table-cell>
        </table:table-row>
        <table:table-row table:style-name="ro1">
          <table:table-cell office:value-type="string" calcext:value-type="string">
            <text:p>WAPAGAM(+15.99)C(+57.02)DHNC(+57.02)K</text:p>
          </table:table-cell>
          <table:table-cell table:formula="of:=SUBSTITUTE(SUBSTITUTE([.A3084];&quot;(+15.99)&quot;;&quot;&quot;);&quot;(+57.02)&quot;;&quot;&quot;)" office:value-type="string" office:string-value="WAPAGAMCDHNCK" calcext:value-type="string">
            <text:p>WAPAGAMCDHNCK</text:p>
          </table:table-cell>
        </table:table-row>
        <table:table-row table:style-name="ro1">
          <table:table-cell office:value-type="string" calcext:value-type="string">
            <text:p>YC(+57.02)DYMHSAQVLR</text:p>
          </table:table-cell>
          <table:table-cell table:formula="of:=SUBSTITUTE(SUBSTITUTE([.A3085];&quot;(+15.99)&quot;;&quot;&quot;);&quot;(+57.02)&quot;;&quot;&quot;)" office:value-type="string" office:string-value="YCDYMHSAQVLR" calcext:value-type="string">
            <text:p>YCDYMHSAQVLR</text:p>
          </table:table-cell>
        </table:table-row>
        <table:table-row table:style-name="ro1">
          <table:table-cell office:value-type="string" calcext:value-type="string">
            <text:p>QHSGEPNTGTK</text:p>
          </table:table-cell>
          <table:table-cell table:formula="of:=SUBSTITUTE(SUBSTITUTE([.A3086];&quot;(+15.99)&quot;;&quot;&quot;);&quot;(+57.02)&quot;;&quot;&quot;)" office:value-type="string" office:string-value="QHSGEPNTGTK" calcext:value-type="string">
            <text:p>QHSGEPNTGTK</text:p>
          </table:table-cell>
        </table:table-row>
        <table:table-row table:style-name="ro1">
          <table:table-cell office:value-type="string" calcext:value-type="string">
            <text:p>HVVYPEFTSENK</text:p>
          </table:table-cell>
          <table:table-cell table:formula="of:=SUBSTITUTE(SUBSTITUTE([.A3087];&quot;(+15.99)&quot;;&quot;&quot;);&quot;(+57.02)&quot;;&quot;&quot;)" office:value-type="string" office:string-value="HVVYPEFTSENK" calcext:value-type="string">
            <text:p>HVVYPEFTSENK</text:p>
          </table:table-cell>
        </table:table-row>
        <table:table-row table:style-name="ro1">
          <table:table-cell office:value-type="string" calcext:value-type="string">
            <text:p>SDLAAVNPVK</text:p>
          </table:table-cell>
          <table:table-cell table:formula="of:=SUBSTITUTE(SUBSTITUTE([.A3088];&quot;(+15.99)&quot;;&quot;&quot;);&quot;(+57.02)&quot;;&quot;&quot;)" office:value-type="string" office:string-value="SDLAAVNPVK" calcext:value-type="string">
            <text:p>SDLAAVNPVK</text:p>
          </table:table-cell>
        </table:table-row>
        <table:table-row table:style-name="ro1">
          <table:table-cell office:value-type="string" calcext:value-type="string">
            <text:p>WM(+15.99)AETAAGGLQYNK</text:p>
          </table:table-cell>
          <table:table-cell table:formula="of:=SUBSTITUTE(SUBSTITUTE([.A3089];&quot;(+15.99)&quot;;&quot;&quot;);&quot;(+57.02)&quot;;&quot;&quot;)" office:value-type="string" office:string-value="WMAETAAGGLQYNK" calcext:value-type="string">
            <text:p>WMAETAAGGLQYNK</text:p>
          </table:table-cell>
        </table:table-row>
        <table:table-row table:style-name="ro1">
          <table:table-cell office:value-type="string" calcext:value-type="string">
            <text:p>EMWSANELFLWESAPK</text:p>
          </table:table-cell>
          <table:table-cell table:formula="of:=SUBSTITUTE(SUBSTITUTE([.A3090];&quot;(+15.99)&quot;;&quot;&quot;);&quot;(+57.02)&quot;;&quot;&quot;)" office:value-type="string" office:string-value="EMWSANELFLWESAPK" calcext:value-type="string">
            <text:p>EMWSANELFLWESAPK</text:p>
          </table:table-cell>
        </table:table-row>
        <table:table-row table:style-name="ro1">
          <table:table-cell office:value-type="string" calcext:value-type="string">
            <text:p>SMWYVHFSPTWTLGTGK</text:p>
          </table:table-cell>
          <table:table-cell table:formula="of:=SUBSTITUTE(SUBSTITUTE([.A3091];&quot;(+15.99)&quot;;&quot;&quot;);&quot;(+57.02)&quot;;&quot;&quot;)" office:value-type="string" office:string-value="SMWYVHFSPTWTLGTGK" calcext:value-type="string">
            <text:p>SMWYVHFSPTWTLGTGK</text:p>
          </table:table-cell>
        </table:table-row>
        <table:table-row table:style-name="ro1">
          <table:table-cell office:value-type="string" calcext:value-type="string">
            <text:p>EMAPLDMKFFLK</text:p>
          </table:table-cell>
          <table:table-cell table:formula="of:=SUBSTITUTE(SUBSTITUTE([.A3092];&quot;(+15.99)&quot;;&quot;&quot;);&quot;(+57.02)&quot;;&quot;&quot;)" office:value-type="string" office:string-value="EMAPLDMKFFLK" calcext:value-type="string">
            <text:p>EMAPLDMKFFLK</text:p>
          </table:table-cell>
        </table:table-row>
        <table:table-row table:style-name="ro1">
          <table:table-cell office:value-type="string" calcext:value-type="string">
            <text:p>M(+15.99)ANFHHM(+15.99)GK</text:p>
          </table:table-cell>
          <table:table-cell table:formula="of:=SUBSTITUTE(SUBSTITUTE([.A3093];&quot;(+15.99)&quot;;&quot;&quot;);&quot;(+57.02)&quot;;&quot;&quot;)" office:value-type="string" office:string-value="MANFHHMGK" calcext:value-type="string">
            <text:p>MANFHHMGK</text:p>
          </table:table-cell>
        </table:table-row>
        <table:table-row table:style-name="ro1">
          <table:table-cell office:value-type="string" calcext:value-type="string">
            <text:p>NAAC(+57.02)C(+57.02)EMHK</text:p>
          </table:table-cell>
          <table:table-cell table:formula="of:=SUBSTITUTE(SUBSTITUTE([.A3094];&quot;(+15.99)&quot;;&quot;&quot;);&quot;(+57.02)&quot;;&quot;&quot;)" office:value-type="string" office:string-value="NAACCEMHK" calcext:value-type="string">
            <text:p>NAACCEMHK</text:p>
          </table:table-cell>
        </table:table-row>
        <table:table-row table:style-name="ro2">
          <table:table-cell office:value-type="string" calcext:value-type="string">
            <text:p>NYVTLDAPVDSENDENFK</text:p>
          </table:table-cell>
          <table:table-cell table:formula="of:=SUBSTITUTE(SUBSTITUTE([.A3095];&quot;(+15.99)&quot;;&quot;&quot;);&quot;(+57.02)&quot;;&quot;&quot;)" office:value-type="string" office:string-value="NYVTLDAPVDSENDENFK" calcext:value-type="string">
            <text:p>NYVTLDAPVDSENDENFK</text:p>
          </table:table-cell>
        </table:table-row>
        <table:table-row table:style-name="ro1">
          <table:table-cell office:value-type="string" calcext:value-type="string">
            <text:p>HRALLNWHLK</text:p>
          </table:table-cell>
          <table:table-cell table:formula="of:=SUBSTITUTE(SUBSTITUTE([.A3096];&quot;(+15.99)&quot;;&quot;&quot;);&quot;(+57.02)&quot;;&quot;&quot;)" office:value-type="string" office:string-value="HRALLNWHLK" calcext:value-type="string">
            <text:p>HRALLNWHLK</text:p>
          </table:table-cell>
        </table:table-row>
        <table:table-row table:style-name="ro1">
          <table:table-cell office:value-type="string" calcext:value-type="string">
            <text:p>SSWGGLEEAHLYK</text:p>
          </table:table-cell>
          <table:table-cell table:formula="of:=SUBSTITUTE(SUBSTITUTE([.A3097];&quot;(+15.99)&quot;;&quot;&quot;);&quot;(+57.02)&quot;;&quot;&quot;)" office:value-type="string" office:string-value="SSWGGLEEAHLYK" calcext:value-type="string">
            <text:p>SSWGGLEEAHLYK</text:p>
          </table:table-cell>
        </table:table-row>
        <table:table-row table:style-name="ro1">
          <table:table-cell office:value-type="string" calcext:value-type="string">
            <text:p>RQC(+57.02)NGEM(+15.99)ALLK</text:p>
          </table:table-cell>
          <table:table-cell table:formula="of:=SUBSTITUTE(SUBSTITUTE([.A3098];&quot;(+15.99)&quot;;&quot;&quot;);&quot;(+57.02)&quot;;&quot;&quot;)" office:value-type="string" office:string-value="RQCNGEMALLK" calcext:value-type="string">
            <text:p>RQCNGEMALLK</text:p>
          </table:table-cell>
        </table:table-row>
        <table:table-row table:style-name="ro1">
          <table:table-cell office:value-type="string" calcext:value-type="string">
            <text:p>KWTPTTDVFEKR</text:p>
          </table:table-cell>
          <table:table-cell table:formula="of:=SUBSTITUTE(SUBSTITUTE([.A3099];&quot;(+15.99)&quot;;&quot;&quot;);&quot;(+57.02)&quot;;&quot;&quot;)" office:value-type="string" office:string-value="KWTPTTDVFEKR" calcext:value-type="string">
            <text:p>KWTPTTDVFEKR</text:p>
          </table:table-cell>
        </table:table-row>
        <table:table-row table:style-name="ro1">
          <table:table-cell office:value-type="string" calcext:value-type="string">
            <text:p>MPFM(+15.99)M(+15.99)NLSC(+57.02)AAVQHK</text:p>
          </table:table-cell>
          <table:table-cell table:formula="of:=SUBSTITUTE(SUBSTITUTE([.A3100];&quot;(+15.99)&quot;;&quot;&quot;);&quot;(+57.02)&quot;;&quot;&quot;)" office:value-type="string" office:string-value="MPFMMNLSCAAVQHK" calcext:value-type="string">
            <text:p>MPFMMNLSCAAVQHK</text:p>
          </table:table-cell>
        </table:table-row>
        <table:table-row table:style-name="ro1">
          <table:table-cell office:value-type="string" calcext:value-type="string">
            <text:p>DC(+57.02)TTELEVYWPK</text:p>
          </table:table-cell>
          <table:table-cell table:formula="of:=SUBSTITUTE(SUBSTITUTE([.A3101];&quot;(+15.99)&quot;;&quot;&quot;);&quot;(+57.02)&quot;;&quot;&quot;)" office:value-type="string" office:string-value="DCTTELEVYWPK" calcext:value-type="string">
            <text:p>DCTTELEVYWPK</text:p>
          </table:table-cell>
        </table:table-row>
        <table:table-row table:style-name="ro1">
          <table:table-cell office:value-type="string" calcext:value-type="string">
            <text:p>WYLHWTFMVLARDEAK</text:p>
          </table:table-cell>
          <table:table-cell table:formula="of:=SUBSTITUTE(SUBSTITUTE([.A3102];&quot;(+15.99)&quot;;&quot;&quot;);&quot;(+57.02)&quot;;&quot;&quot;)" office:value-type="string" office:string-value="WYLHWTFMVLARDEAK" calcext:value-type="string">
            <text:p>WYLHWTFMVLARDEAK</text:p>
          </table:table-cell>
        </table:table-row>
        <table:table-row table:style-name="ro1">
          <table:table-cell office:value-type="string" calcext:value-type="string">
            <text:p>VWM(+15.99)DAGLLEWPSR</text:p>
          </table:table-cell>
          <table:table-cell table:formula="of:=SUBSTITUTE(SUBSTITUTE([.A3103];&quot;(+15.99)&quot;;&quot;&quot;);&quot;(+57.02)&quot;;&quot;&quot;)" office:value-type="string" office:string-value="VWMDAGLLEWPSR" calcext:value-type="string">
            <text:p>VWMDAGLLEWPSR</text:p>
          </table:table-cell>
        </table:table-row>
        <table:table-row table:style-name="ro1">
          <table:table-cell office:value-type="string" calcext:value-type="string">
            <text:p>KKYWEEPLLEEVKK</text:p>
          </table:table-cell>
          <table:table-cell table:formula="of:=SUBSTITUTE(SUBSTITUTE([.A3104];&quot;(+15.99)&quot;;&quot;&quot;);&quot;(+57.02)&quot;;&quot;&quot;)" office:value-type="string" office:string-value="KKYWEEPLLEEVKK" calcext:value-type="string">
            <text:p>KKYWEEPLLEEVKK</text:p>
          </table:table-cell>
        </table:table-row>
        <table:table-row table:style-name="ro1">
          <table:table-cell office:value-type="string" calcext:value-type="string">
            <text:p>EVLGTWVVVEHK</text:p>
          </table:table-cell>
          <table:table-cell table:formula="of:=SUBSTITUTE(SUBSTITUTE([.A3105];&quot;(+15.99)&quot;;&quot;&quot;);&quot;(+57.02)&quot;;&quot;&quot;)" office:value-type="string" office:string-value="EVLGTWVVVEHK" calcext:value-type="string">
            <text:p>EVLGTWVVVEHK</text:p>
          </table:table-cell>
        </table:table-row>
        <table:table-row table:style-name="ro1">
          <table:table-cell office:value-type="string" calcext:value-type="string">
            <text:p>EAMNYDDDVK</text:p>
          </table:table-cell>
          <table:table-cell table:formula="of:=SUBSTITUTE(SUBSTITUTE([.A3106];&quot;(+15.99)&quot;;&quot;&quot;);&quot;(+57.02)&quot;;&quot;&quot;)" office:value-type="string" office:string-value="EAMNYDDDVK" calcext:value-type="string">
            <text:p>EAMNYDDDVK</text:p>
          </table:table-cell>
        </table:table-row>
        <table:table-row table:style-name="ro1">
          <table:table-cell office:value-type="string" calcext:value-type="string">
            <text:p>TKNDKTLEYNHLHK</text:p>
          </table:table-cell>
          <table:table-cell table:formula="of:=SUBSTITUTE(SUBSTITUTE([.A3107];&quot;(+15.99)&quot;;&quot;&quot;);&quot;(+57.02)&quot;;&quot;&quot;)" office:value-type="string" office:string-value="TKNDKTLEYNHLHK" calcext:value-type="string">
            <text:p>TKNDKTLEYNHLHK</text:p>
          </table:table-cell>
        </table:table-row>
        <table:table-row table:style-name="ro1">
          <table:table-cell office:value-type="string" calcext:value-type="string">
            <text:p>GLVPTWGDVNLR</text:p>
          </table:table-cell>
          <table:table-cell table:formula="of:=SUBSTITUTE(SUBSTITUTE([.A3108];&quot;(+15.99)&quot;;&quot;&quot;);&quot;(+57.02)&quot;;&quot;&quot;)" office:value-type="string" office:string-value="GLVPTWGDVNLR" calcext:value-type="string">
            <text:p>GLVPTWGDVNLR</text:p>
          </table:table-cell>
        </table:table-row>
        <table:table-row table:style-name="ro1">
          <table:table-cell office:value-type="string" calcext:value-type="string">
            <text:p>KVHVEAWEGPADNK</text:p>
          </table:table-cell>
          <table:table-cell table:formula="of:=SUBSTITUTE(SUBSTITUTE([.A3109];&quot;(+15.99)&quot;;&quot;&quot;);&quot;(+57.02)&quot;;&quot;&quot;)" office:value-type="string" office:string-value="KVHVEAWEGPADNK" calcext:value-type="string">
            <text:p>KVHVEAWEGPADNK</text:p>
          </table:table-cell>
        </table:table-row>
        <table:table-row table:style-name="ro1">
          <table:table-cell office:value-type="string" calcext:value-type="string">
            <text:p>QQPC(+57.02)DC(+57.02)ATLSSGK</text:p>
          </table:table-cell>
          <table:table-cell table:formula="of:=SUBSTITUTE(SUBSTITUTE([.A3110];&quot;(+15.99)&quot;;&quot;&quot;);&quot;(+57.02)&quot;;&quot;&quot;)" office:value-type="string" office:string-value="QQPCDCATLSSGK" calcext:value-type="string">
            <text:p>QQPCDCATLSSGK</text:p>
          </table:table-cell>
        </table:table-row>
        <table:table-row table:style-name="ro1">
          <table:table-cell office:value-type="string" calcext:value-type="string">
            <text:p>SMAVVC(+57.02)DPTALK</text:p>
          </table:table-cell>
          <table:table-cell table:formula="of:=SUBSTITUTE(SUBSTITUTE([.A3111];&quot;(+15.99)&quot;;&quot;&quot;);&quot;(+57.02)&quot;;&quot;&quot;)" office:value-type="string" office:string-value="SMAVVCDPTALK" calcext:value-type="string">
            <text:p>SMAVVCDPTALK</text:p>
          </table:table-cell>
        </table:table-row>
        <table:table-row table:style-name="ro1">
          <table:table-cell office:value-type="string" calcext:value-type="string">
            <text:p>M(+15.99)YC(+57.02)QQVK</text:p>
          </table:table-cell>
          <table:table-cell table:formula="of:=SUBSTITUTE(SUBSTITUTE([.A3112];&quot;(+15.99)&quot;;&quot;&quot;);&quot;(+57.02)&quot;;&quot;&quot;)" office:value-type="string" office:string-value="MYCQQVK" calcext:value-type="string">
            <text:p>MYCQQVK</text:p>
          </table:table-cell>
        </table:table-row>
        <table:table-row table:style-name="ro1">
          <table:table-cell office:value-type="string" calcext:value-type="string">
            <text:p>HADVGPQSSAESPK</text:p>
          </table:table-cell>
          <table:table-cell table:formula="of:=SUBSTITUTE(SUBSTITUTE([.A3113];&quot;(+15.99)&quot;;&quot;&quot;);&quot;(+57.02)&quot;;&quot;&quot;)" office:value-type="string" office:string-value="HADVGPQSSAESPK" calcext:value-type="string">
            <text:p>HADVGPQSSAESPK</text:p>
          </table:table-cell>
        </table:table-row>
        <table:table-row table:style-name="ro2">
          <table:table-cell office:value-type="string" calcext:value-type="string">
            <text:p>EHLYKTSSYVFDNAEHKNLFGLK</text:p>
          </table:table-cell>
          <table:table-cell table:formula="of:=SUBSTITUTE(SUBSTITUTE([.A3114];&quot;(+15.99)&quot;;&quot;&quot;);&quot;(+57.02)&quot;;&quot;&quot;)" office:value-type="string" office:string-value="EHLYKTSSYVFDNAEHKNLFGLK" calcext:value-type="string">
            <text:p>EHLYKTSSYVFDNAEHKNLFGLK</text:p>
          </table:table-cell>
        </table:table-row>
        <table:table-row table:style-name="ro1">
          <table:table-cell office:value-type="string" calcext:value-type="string">
            <text:p>FVANLAGPPNATK</text:p>
          </table:table-cell>
          <table:table-cell table:formula="of:=SUBSTITUTE(SUBSTITUTE([.A3115];&quot;(+15.99)&quot;;&quot;&quot;);&quot;(+57.02)&quot;;&quot;&quot;)" office:value-type="string" office:string-value="FVANLAGPPNATK" calcext:value-type="string">
            <text:p>FVANLAGPPNATK</text:p>
          </table:table-cell>
        </table:table-row>
        <table:table-row table:style-name="ro1">
          <table:table-cell office:value-type="string" calcext:value-type="string">
            <text:p>MARGM(+15.99)C(+57.02)C(+57.02)SWEALAK</text:p>
          </table:table-cell>
          <table:table-cell table:formula="of:=SUBSTITUTE(SUBSTITUTE([.A3116];&quot;(+15.99)&quot;;&quot;&quot;);&quot;(+57.02)&quot;;&quot;&quot;)" office:value-type="string" office:string-value="MARGMCCSWEALAK" calcext:value-type="string">
            <text:p>MARGMCCSWEALAK</text:p>
          </table:table-cell>
        </table:table-row>
        <table:table-row table:style-name="ro1">
          <table:table-cell office:value-type="string" calcext:value-type="string">
            <text:p>NVVSSHHELAER</text:p>
          </table:table-cell>
          <table:table-cell table:formula="of:=SUBSTITUTE(SUBSTITUTE([.A3117];&quot;(+15.99)&quot;;&quot;&quot;);&quot;(+57.02)&quot;;&quot;&quot;)" office:value-type="string" office:string-value="NVVSSHHELAER" calcext:value-type="string">
            <text:p>NVVSSHHELAER</text:p>
          </table:table-cell>
        </table:table-row>
        <table:table-row table:style-name="ro1">
          <table:table-cell office:value-type="string" calcext:value-type="string">
            <text:p>ELWM(+15.99)YVDFLK</text:p>
          </table:table-cell>
          <table:table-cell table:formula="of:=SUBSTITUTE(SUBSTITUTE([.A3118];&quot;(+15.99)&quot;;&quot;&quot;);&quot;(+57.02)&quot;;&quot;&quot;)" office:value-type="string" office:string-value="ELWMYVDFLK" calcext:value-type="string">
            <text:p>ELWMYVDFLK</text:p>
          </table:table-cell>
        </table:table-row>
        <table:table-row table:style-name="ro1">
          <table:table-cell office:value-type="string" calcext:value-type="string">
            <text:p>RYEVDLVFHDLAEEAKTR</text:p>
          </table:table-cell>
          <table:table-cell table:formula="of:=SUBSTITUTE(SUBSTITUTE([.A3119];&quot;(+15.99)&quot;;&quot;&quot;);&quot;(+57.02)&quot;;&quot;&quot;)" office:value-type="string" office:string-value="RYEVDLVFHDLAEEAKTR" calcext:value-type="string">
            <text:p>RYEVDLVFHDLAEEAKTR</text:p>
          </table:table-cell>
        </table:table-row>
        <table:table-row table:style-name="ro1">
          <table:table-cell office:value-type="string" calcext:value-type="string">
            <text:p>SNYALC(+57.02)EAEAAK</text:p>
          </table:table-cell>
          <table:table-cell table:formula="of:=SUBSTITUTE(SUBSTITUTE([.A3120];&quot;(+15.99)&quot;;&quot;&quot;);&quot;(+57.02)&quot;;&quot;&quot;)" office:value-type="string" office:string-value="SNYALCEAEAAK" calcext:value-type="string">
            <text:p>SNYALCEAEAAK</text:p>
          </table:table-cell>
        </table:table-row>
        <table:table-row table:style-name="ro1">
          <table:table-cell office:value-type="string" calcext:value-type="string">
            <text:p>WFLSDPK</text:p>
          </table:table-cell>
          <table:table-cell table:formula="of:=SUBSTITUTE(SUBSTITUTE([.A3121];&quot;(+15.99)&quot;;&quot;&quot;);&quot;(+57.02)&quot;;&quot;&quot;)" office:value-type="string" office:string-value="WFLSDPK" calcext:value-type="string">
            <text:p>WFLSDPK</text:p>
          </table:table-cell>
        </table:table-row>
        <table:table-row table:style-name="ro1">
          <table:table-cell office:value-type="string" calcext:value-type="string">
            <text:p>GM(+15.99)GLSALPSGALVGSR</text:p>
          </table:table-cell>
          <table:table-cell table:formula="of:=SUBSTITUTE(SUBSTITUTE([.A3122];&quot;(+15.99)&quot;;&quot;&quot;);&quot;(+57.02)&quot;;&quot;&quot;)" office:value-type="string" office:string-value="GMGLSALPSGALVGSR" calcext:value-type="string">
            <text:p>GMGLSALPSGALVGSR</text:p>
          </table:table-cell>
        </table:table-row>
        <table:table-row table:style-name="ro1">
          <table:table-cell office:value-type="string" calcext:value-type="string">
            <text:p>LLGPLNYDSK</text:p>
          </table:table-cell>
          <table:table-cell table:formula="of:=SUBSTITUTE(SUBSTITUTE([.A3123];&quot;(+15.99)&quot;;&quot;&quot;);&quot;(+57.02)&quot;;&quot;&quot;)" office:value-type="string" office:string-value="LLGPLNYDSK" calcext:value-type="string">
            <text:p>LLGPLNYDSK</text:p>
          </table:table-cell>
        </table:table-row>
        <table:table-row table:style-name="ro1">
          <table:table-cell office:value-type="string" calcext:value-type="string">
            <text:p>C(+57.02)WYTLGTPLKAHR</text:p>
          </table:table-cell>
          <table:table-cell table:formula="of:=SUBSTITUTE(SUBSTITUTE([.A3124];&quot;(+15.99)&quot;;&quot;&quot;);&quot;(+57.02)&quot;;&quot;&quot;)" office:value-type="string" office:string-value="CWYTLGTPLKAHR" calcext:value-type="string">
            <text:p>CWYTLGTPLKAHR</text:p>
          </table:table-cell>
        </table:table-row>
        <table:table-row table:style-name="ro1">
          <table:table-cell office:value-type="string" calcext:value-type="string">
            <text:p>EYLANYRNVR</text:p>
          </table:table-cell>
          <table:table-cell table:formula="of:=SUBSTITUTE(SUBSTITUTE([.A3125];&quot;(+15.99)&quot;;&quot;&quot;);&quot;(+57.02)&quot;;&quot;&quot;)" office:value-type="string" office:string-value="EYLANYRNVR" calcext:value-type="string">
            <text:p>EYLANYRNVR</text:p>
          </table:table-cell>
        </table:table-row>
        <table:table-row table:style-name="ro1">
          <table:table-cell office:value-type="string" calcext:value-type="string">
            <text:p>NELLVANHTLC(+57.02)GK</text:p>
          </table:table-cell>
          <table:table-cell table:formula="of:=SUBSTITUTE(SUBSTITUTE([.A3126];&quot;(+15.99)&quot;;&quot;&quot;);&quot;(+57.02)&quot;;&quot;&quot;)" office:value-type="string" office:string-value="NELLVANHTLCGK" calcext:value-type="string">
            <text:p>NELLVANHTLCGK</text:p>
          </table:table-cell>
        </table:table-row>
        <table:table-row table:style-name="ro2">
          <table:table-cell office:value-type="string" calcext:value-type="string">
            <text:p>EPRRNNPDLGDLTLDWSLVR</text:p>
          </table:table-cell>
          <table:table-cell table:formula="of:=SUBSTITUTE(SUBSTITUTE([.A3127];&quot;(+15.99)&quot;;&quot;&quot;);&quot;(+57.02)&quot;;&quot;&quot;)" office:value-type="string" office:string-value="EPRRNNPDLGDLTLDWSLVR" calcext:value-type="string">
            <text:p>EPRRNNPDLGDLTLDWSLVR</text:p>
          </table:table-cell>
        </table:table-row>
        <table:table-row table:style-name="ro1">
          <table:table-cell office:value-type="string" calcext:value-type="string">
            <text:p>FVVGDHKVC(+57.02)GSVK</text:p>
          </table:table-cell>
          <table:table-cell table:formula="of:=SUBSTITUTE(SUBSTITUTE([.A3128];&quot;(+15.99)&quot;;&quot;&quot;);&quot;(+57.02)&quot;;&quot;&quot;)" office:value-type="string" office:string-value="FVVGDHKVCGSVK" calcext:value-type="string">
            <text:p>FVVGDHKVCGSVK</text:p>
          </table:table-cell>
        </table:table-row>
        <table:table-row table:style-name="ro1">
          <table:table-cell office:value-type="string" calcext:value-type="string">
            <text:p>QRLALYTVDNM(+15.99)ER</text:p>
          </table:table-cell>
          <table:table-cell table:formula="of:=SUBSTITUTE(SUBSTITUTE([.A3129];&quot;(+15.99)&quot;;&quot;&quot;);&quot;(+57.02)&quot;;&quot;&quot;)" office:value-type="string" office:string-value="QRLALYTVDNMER" calcext:value-type="string">
            <text:p>QRLALYTVDNMER</text:p>
          </table:table-cell>
        </table:table-row>
        <table:table-row table:style-name="ro1">
          <table:table-cell office:value-type="string" calcext:value-type="string">
            <text:p>GYNSPYTVM(+15.99)DC(+57.02)NK</text:p>
          </table:table-cell>
          <table:table-cell table:formula="of:=SUBSTITUTE(SUBSTITUTE([.A3130];&quot;(+15.99)&quot;;&quot;&quot;);&quot;(+57.02)&quot;;&quot;&quot;)" office:value-type="string" office:string-value="GYNSPYTVMDCNK" calcext:value-type="string">
            <text:p>GYNSPYTVMDCNK</text:p>
          </table:table-cell>
        </table:table-row>
        <table:table-row table:style-name="ro1">
          <table:table-cell office:value-type="string" calcext:value-type="string">
            <text:p>KRWMAMC(+57.02)TGAK</text:p>
          </table:table-cell>
          <table:table-cell table:formula="of:=SUBSTITUTE(SUBSTITUTE([.A3131];&quot;(+15.99)&quot;;&quot;&quot;);&quot;(+57.02)&quot;;&quot;&quot;)" office:value-type="string" office:string-value="KRWMAMCTGAK" calcext:value-type="string">
            <text:p>KRWMAMCTGAK</text:p>
          </table:table-cell>
        </table:table-row>
        <table:table-row table:style-name="ro1">
          <table:table-cell office:value-type="string" calcext:value-type="string">
            <text:p>QRFSPTK</text:p>
          </table:table-cell>
          <table:table-cell table:formula="of:=SUBSTITUTE(SUBSTITUTE([.A3132];&quot;(+15.99)&quot;;&quot;&quot;);&quot;(+57.02)&quot;;&quot;&quot;)" office:value-type="string" office:string-value="QRFSPTK" calcext:value-type="string">
            <text:p>QRFSPTK</text:p>
          </table:table-cell>
        </table:table-row>
        <table:table-row table:style-name="ro2">
          <table:table-cell office:value-type="string" calcext:value-type="string">
            <text:p>ELLC(+57.02)LALQNLVEASLTSVPPR</text:p>
          </table:table-cell>
          <table:table-cell table:formula="of:=SUBSTITUTE(SUBSTITUTE([.A3133];&quot;(+15.99)&quot;;&quot;&quot;);&quot;(+57.02)&quot;;&quot;&quot;)" office:value-type="string" office:string-value="ELLCLALQNLVEASLTSVPPR" calcext:value-type="string">
            <text:p>ELLCLALQNLVEASLTSVPPR</text:p>
          </table:table-cell>
        </table:table-row>
        <table:table-row table:style-name="ro1">
          <table:table-cell office:value-type="string" calcext:value-type="string">
            <text:p>TTEM(+15.99)SM(+15.99)DSK</text:p>
          </table:table-cell>
          <table:table-cell table:formula="of:=SUBSTITUTE(SUBSTITUTE([.A3134];&quot;(+15.99)&quot;;&quot;&quot;);&quot;(+57.02)&quot;;&quot;&quot;)" office:value-type="string" office:string-value="TTEMSMDSK" calcext:value-type="string">
            <text:p>TTEMSMDSK</text:p>
          </table:table-cell>
        </table:table-row>
        <table:table-row table:style-name="ro1">
          <table:table-cell office:value-type="string" calcext:value-type="string">
            <text:p>NVLPPELDNYK</text:p>
          </table:table-cell>
          <table:table-cell table:formula="of:=SUBSTITUTE(SUBSTITUTE([.A3135];&quot;(+15.99)&quot;;&quot;&quot;);&quot;(+57.02)&quot;;&quot;&quot;)" office:value-type="string" office:string-value="NVLPPELDNYK" calcext:value-type="string">
            <text:p>NVLPPELDNYK</text:p>
          </table:table-cell>
        </table:table-row>
        <table:table-row table:style-name="ro1">
          <table:table-cell office:value-type="string" calcext:value-type="string">
            <text:p>NWWDLVPNPPK</text:p>
          </table:table-cell>
          <table:table-cell table:formula="of:=SUBSTITUTE(SUBSTITUTE([.A3136];&quot;(+15.99)&quot;;&quot;&quot;);&quot;(+57.02)&quot;;&quot;&quot;)" office:value-type="string" office:string-value="NWWDLVPNPPK" calcext:value-type="string">
            <text:p>NWWDLVPNPPK</text:p>
          </table:table-cell>
        </table:table-row>
        <table:table-row table:style-name="ro2">
          <table:table-cell office:value-type="string" calcext:value-type="string">
            <text:p>WC(+57.02)C(+57.02)DDLSTLEEEELSALAGLR</text:p>
          </table:table-cell>
          <table:table-cell table:formula="of:=SUBSTITUTE(SUBSTITUTE([.A3137];&quot;(+15.99)&quot;;&quot;&quot;);&quot;(+57.02)&quot;;&quot;&quot;)" office:value-type="string" office:string-value="WCCDDLSTLEEEELSALAGLR" calcext:value-type="string">
            <text:p>WCCDDLSTLEEEELSALAGLR</text:p>
          </table:table-cell>
        </table:table-row>
        <table:table-row table:style-name="ro1">
          <table:table-cell office:value-type="string" calcext:value-type="string">
            <text:p>QC(+57.02)VLLSEFNDFK</text:p>
          </table:table-cell>
          <table:table-cell table:formula="of:=SUBSTITUTE(SUBSTITUTE([.A3138];&quot;(+15.99)&quot;;&quot;&quot;);&quot;(+57.02)&quot;;&quot;&quot;)" office:value-type="string" office:string-value="QCVLLSEFNDFK" calcext:value-type="string">
            <text:p>QCVLLSEFNDFK</text:p>
          </table:table-cell>
        </table:table-row>
        <table:table-row table:style-name="ro1">
          <table:table-cell office:value-type="string" calcext:value-type="string">
            <text:p>EC(+57.02)C(+57.02)C(+57.02)M(+15.99)EVVEAVLTGK</text:p>
          </table:table-cell>
          <table:table-cell table:formula="of:=SUBSTITUTE(SUBSTITUTE([.A3139];&quot;(+15.99)&quot;;&quot;&quot;);&quot;(+57.02)&quot;;&quot;&quot;)" office:value-type="string" office:string-value="ECCCMEVVEAVLTGK" calcext:value-type="string">
            <text:p>ECCCMEVVEAVLTGK</text:p>
          </table:table-cell>
        </table:table-row>
        <table:table-row table:style-name="ro1">
          <table:table-cell office:value-type="string" calcext:value-type="string">
            <text:p>QYLYPQLLHM(+15.99)LSLK</text:p>
          </table:table-cell>
          <table:table-cell table:formula="of:=SUBSTITUTE(SUBSTITUTE([.A3140];&quot;(+15.99)&quot;;&quot;&quot;);&quot;(+57.02)&quot;;&quot;&quot;)" office:value-type="string" office:string-value="QYLYPQLLHMLSLK" calcext:value-type="string">
            <text:p>QYLYPQLLHMLSLK</text:p>
          </table:table-cell>
        </table:table-row>
        <table:table-row table:style-name="ro1">
          <table:table-cell office:value-type="string" calcext:value-type="string">
            <text:p>KPAKPDESFVLLHFR</text:p>
          </table:table-cell>
          <table:table-cell table:formula="of:=SUBSTITUTE(SUBSTITUTE([.A3141];&quot;(+15.99)&quot;;&quot;&quot;);&quot;(+57.02)&quot;;&quot;&quot;)" office:value-type="string" office:string-value="KPAKPDESFVLLHFR" calcext:value-type="string">
            <text:p>KPAKPDESFVLLHFR</text:p>
          </table:table-cell>
        </table:table-row>
        <table:table-row table:style-name="ro1">
          <table:table-cell office:value-type="string" calcext:value-type="string">
            <text:p>DPYSKLLGAANPK</text:p>
          </table:table-cell>
          <table:table-cell table:formula="of:=SUBSTITUTE(SUBSTITUTE([.A3142];&quot;(+15.99)&quot;;&quot;&quot;);&quot;(+57.02)&quot;;&quot;&quot;)" office:value-type="string" office:string-value="DPYSKLLGAANPK" calcext:value-type="string">
            <text:p>DPYSKLLGAANPK</text:p>
          </table:table-cell>
        </table:table-row>
        <table:table-row table:style-name="ro1">
          <table:table-cell office:value-type="string" calcext:value-type="string">
            <text:p>MLETWNEFDLSR</text:p>
          </table:table-cell>
          <table:table-cell table:formula="of:=SUBSTITUTE(SUBSTITUTE([.A3143];&quot;(+15.99)&quot;;&quot;&quot;);&quot;(+57.02)&quot;;&quot;&quot;)" office:value-type="string" office:string-value="MLETWNEFDLSR" calcext:value-type="string">
            <text:p>MLETWNEFDLSR</text:p>
          </table:table-cell>
        </table:table-row>
        <table:table-row table:style-name="ro1">
          <table:table-cell office:value-type="string" calcext:value-type="string">
            <text:p>WC(+57.02)C(+57.02)KELLAFLAPK</text:p>
          </table:table-cell>
          <table:table-cell table:formula="of:=SUBSTITUTE(SUBSTITUTE([.A3144];&quot;(+15.99)&quot;;&quot;&quot;);&quot;(+57.02)&quot;;&quot;&quot;)" office:value-type="string" office:string-value="WCCKELLAFLAPK" calcext:value-type="string">
            <text:p>WCCKELLAFLAPK</text:p>
          </table:table-cell>
        </table:table-row>
        <table:table-row table:style-name="ro1">
          <table:table-cell office:value-type="string" calcext:value-type="string">
            <text:p>NSKHFHK</text:p>
          </table:table-cell>
          <table:table-cell table:formula="of:=SUBSTITUTE(SUBSTITUTE([.A3145];&quot;(+15.99)&quot;;&quot;&quot;);&quot;(+57.02)&quot;;&quot;&quot;)" office:value-type="string" office:string-value="NSKHFHK" calcext:value-type="string">
            <text:p>NSKHFHK</text:p>
          </table:table-cell>
        </table:table-row>
        <table:table-row table:style-name="ro1">
          <table:table-cell office:value-type="string" calcext:value-type="string">
            <text:p>QYKTELSPGDAVLR</text:p>
          </table:table-cell>
          <table:table-cell table:formula="of:=SUBSTITUTE(SUBSTITUTE([.A3146];&quot;(+15.99)&quot;;&quot;&quot;);&quot;(+57.02)&quot;;&quot;&quot;)" office:value-type="string" office:string-value="QYKTELSPGDAVLR" calcext:value-type="string">
            <text:p>QYKTELSPGDAVLR</text:p>
          </table:table-cell>
        </table:table-row>
        <table:table-row table:style-name="ro1">
          <table:table-cell office:value-type="string" calcext:value-type="string">
            <text:p>HKVLFDEMQAK</text:p>
          </table:table-cell>
          <table:table-cell table:formula="of:=SUBSTITUTE(SUBSTITUTE([.A3147];&quot;(+15.99)&quot;;&quot;&quot;);&quot;(+57.02)&quot;;&quot;&quot;)" office:value-type="string" office:string-value="HKVLFDEMQAK" calcext:value-type="string">
            <text:p>HKVLFDEMQAK</text:p>
          </table:table-cell>
        </table:table-row>
        <table:table-row table:style-name="ro1">
          <table:table-cell office:value-type="string" calcext:value-type="string">
            <text:p>TEFVPHR</text:p>
          </table:table-cell>
          <table:table-cell table:formula="of:=SUBSTITUTE(SUBSTITUTE([.A3148];&quot;(+15.99)&quot;;&quot;&quot;);&quot;(+57.02)&quot;;&quot;&quot;)" office:value-type="string" office:string-value="TEFVPHR" calcext:value-type="string">
            <text:p>TEFVPHR</text:p>
          </table:table-cell>
        </table:table-row>
        <table:table-row table:style-name="ro1">
          <table:table-cell office:value-type="string" calcext:value-type="string">
            <text:p>VLEDLAPETKK</text:p>
          </table:table-cell>
          <table:table-cell table:formula="of:=SUBSTITUTE(SUBSTITUTE([.A3149];&quot;(+15.99)&quot;;&quot;&quot;);&quot;(+57.02)&quot;;&quot;&quot;)" office:value-type="string" office:string-value="VLEDLAPETKK" calcext:value-type="string">
            <text:p>VLEDLAPETKK</text:p>
          </table:table-cell>
        </table:table-row>
        <table:table-row table:style-name="ro1">
          <table:table-cell office:value-type="string" calcext:value-type="string">
            <text:p>QTVPQPDSGR</text:p>
          </table:table-cell>
          <table:table-cell table:formula="of:=SUBSTITUTE(SUBSTITUTE([.A3150];&quot;(+15.99)&quot;;&quot;&quot;);&quot;(+57.02)&quot;;&quot;&quot;)" office:value-type="string" office:string-value="QTVPQPDSGR" calcext:value-type="string">
            <text:p>QTVPQPDSGR</text:p>
          </table:table-cell>
        </table:table-row>
        <table:table-row table:style-name="ro1">
          <table:table-cell office:value-type="string" calcext:value-type="string">
            <text:p>FLLEKEK</text:p>
          </table:table-cell>
          <table:table-cell table:formula="of:=SUBSTITUTE(SUBSTITUTE([.A3151];&quot;(+15.99)&quot;;&quot;&quot;);&quot;(+57.02)&quot;;&quot;&quot;)" office:value-type="string" office:string-value="FLLEKEK" calcext:value-type="string">
            <text:p>FLLEKEK</text:p>
          </table:table-cell>
        </table:table-row>
        <table:table-row table:style-name="ro1">
          <table:table-cell office:value-type="string" calcext:value-type="string">
            <text:p>QWYELALGMLETR</text:p>
          </table:table-cell>
          <table:table-cell table:formula="of:=SUBSTITUTE(SUBSTITUTE([.A3152];&quot;(+15.99)&quot;;&quot;&quot;);&quot;(+57.02)&quot;;&quot;&quot;)" office:value-type="string" office:string-value="QWYELALGMLETR" calcext:value-type="string">
            <text:p>QWYELALGMLETR</text:p>
          </table:table-cell>
        </table:table-row>
        <table:table-row table:style-name="ro1">
          <table:table-cell office:value-type="string" calcext:value-type="string">
            <text:p>QQM(+15.99)MMM(+15.99)R</text:p>
          </table:table-cell>
          <table:table-cell table:formula="of:=SUBSTITUTE(SUBSTITUTE([.A3153];&quot;(+15.99)&quot;;&quot;&quot;);&quot;(+57.02)&quot;;&quot;&quot;)" office:value-type="string" office:string-value="QQMMMMR" calcext:value-type="string">
            <text:p>QQMMMMR</text:p>
          </table:table-cell>
        </table:table-row>
        <table:table-row table:style-name="ro1">
          <table:table-cell office:value-type="string" calcext:value-type="string">
            <text:p>EFLLLC(+57.02)GHGK</text:p>
          </table:table-cell>
          <table:table-cell table:formula="of:=SUBSTITUTE(SUBSTITUTE([.A3154];&quot;(+15.99)&quot;;&quot;&quot;);&quot;(+57.02)&quot;;&quot;&quot;)" office:value-type="string" office:string-value="EFLLLCGHGK" calcext:value-type="string">
            <text:p>EFLLLCGHGK</text:p>
          </table:table-cell>
        </table:table-row>
        <table:table-row table:style-name="ro1">
          <table:table-cell office:value-type="string" calcext:value-type="string">
            <text:p>KSVHLPGLLYR</text:p>
          </table:table-cell>
          <table:table-cell table:formula="of:=SUBSTITUTE(SUBSTITUTE([.A3155];&quot;(+15.99)&quot;;&quot;&quot;);&quot;(+57.02)&quot;;&quot;&quot;)" office:value-type="string" office:string-value="KSVHLPGLLYR" calcext:value-type="string">
            <text:p>KSVHLPGLLYR</text:p>
          </table:table-cell>
        </table:table-row>
        <table:table-row table:style-name="ro2">
          <table:table-cell office:value-type="string" calcext:value-type="string">
            <text:p>SSC(+57.02)VLDVLEPVGDPDC(+57.02)GK</text:p>
          </table:table-cell>
          <table:table-cell table:formula="of:=SUBSTITUTE(SUBSTITUTE([.A3156];&quot;(+15.99)&quot;;&quot;&quot;);&quot;(+57.02)&quot;;&quot;&quot;)" office:value-type="string" office:string-value="SSCVLDVLEPVGDPDCGK" calcext:value-type="string">
            <text:p>SSCVLDVLEPVGDPDCGK</text:p>
          </table:table-cell>
        </table:table-row>
        <table:table-row table:style-name="ro1">
          <table:table-cell office:value-type="string" calcext:value-type="string">
            <text:p>QVLVNFETDLHC(+57.02)GK</text:p>
          </table:table-cell>
          <table:table-cell table:formula="of:=SUBSTITUTE(SUBSTITUTE([.A3157];&quot;(+15.99)&quot;;&quot;&quot;);&quot;(+57.02)&quot;;&quot;&quot;)" office:value-type="string" office:string-value="QVLVNFETDLHCGK" calcext:value-type="string">
            <text:p>QVLVNFETDLHCGK</text:p>
          </table:table-cell>
        </table:table-row>
        <table:table-row table:style-name="ro1">
          <table:table-cell office:value-type="string" calcext:value-type="string">
            <text:p>KYLWHDVMYPR</text:p>
          </table:table-cell>
          <table:table-cell table:formula="of:=SUBSTITUTE(SUBSTITUTE([.A3158];&quot;(+15.99)&quot;;&quot;&quot;);&quot;(+57.02)&quot;;&quot;&quot;)" office:value-type="string" office:string-value="KYLWHDVMYPR" calcext:value-type="string">
            <text:p>KYLWHDVMYPR</text:p>
          </table:table-cell>
        </table:table-row>
        <table:table-row table:style-name="ro1">
          <table:table-cell office:value-type="string" calcext:value-type="string">
            <text:p>YLHLPNHVGK</text:p>
          </table:table-cell>
          <table:table-cell table:formula="of:=SUBSTITUTE(SUBSTITUTE([.A3159];&quot;(+15.99)&quot;;&quot;&quot;);&quot;(+57.02)&quot;;&quot;&quot;)" office:value-type="string" office:string-value="YLHLPNHVGK" calcext:value-type="string">
            <text:p>YLHLPNHVGK</text:p>
          </table:table-cell>
        </table:table-row>
        <table:table-row table:style-name="ro1">
          <table:table-cell office:value-type="string" calcext:value-type="string">
            <text:p>WNWKLKGYFK</text:p>
          </table:table-cell>
          <table:table-cell table:formula="of:=SUBSTITUTE(SUBSTITUTE([.A3160];&quot;(+15.99)&quot;;&quot;&quot;);&quot;(+57.02)&quot;;&quot;&quot;)" office:value-type="string" office:string-value="WNWKLKGYFK" calcext:value-type="string">
            <text:p>WNWKLKGYFK</text:p>
          </table:table-cell>
        </table:table-row>
        <table:table-row table:style-name="ro1">
          <table:table-cell office:value-type="string" calcext:value-type="string">
            <text:p>AFSDLPENC(+57.02)LVQLSK</text:p>
          </table:table-cell>
          <table:table-cell table:formula="of:=SUBSTITUTE(SUBSTITUTE([.A3161];&quot;(+15.99)&quot;;&quot;&quot;);&quot;(+57.02)&quot;;&quot;&quot;)" office:value-type="string" office:string-value="AFSDLPENCLVQLSK" calcext:value-type="string">
            <text:p>AFSDLPENCLVQLSK</text:p>
          </table:table-cell>
        </table:table-row>
        <table:table-row table:style-name="ro2">
          <table:table-cell office:value-type="string" calcext:value-type="string">
            <text:p>HFFMELLGANLVEAVGLALEVR</text:p>
          </table:table-cell>
          <table:table-cell table:formula="of:=SUBSTITUTE(SUBSTITUTE([.A3162];&quot;(+15.99)&quot;;&quot;&quot;);&quot;(+57.02)&quot;;&quot;&quot;)" office:value-type="string" office:string-value="HFFMELLGANLVEAVGLALEVR" calcext:value-type="string">
            <text:p>HFFMELLGANLVEAVGLALEVR</text:p>
          </table:table-cell>
        </table:table-row>
        <table:table-row table:style-name="ro1">
          <table:table-cell office:value-type="string" calcext:value-type="string">
            <text:p>RHM(+15.99)GHKAEQEPR</text:p>
          </table:table-cell>
          <table:table-cell table:formula="of:=SUBSTITUTE(SUBSTITUTE([.A3163];&quot;(+15.99)&quot;;&quot;&quot;);&quot;(+57.02)&quot;;&quot;&quot;)" office:value-type="string" office:string-value="RHMGHKAEQEPR" calcext:value-type="string">
            <text:p>RHMGHKAEQEPR</text:p>
          </table:table-cell>
        </table:table-row>
        <table:table-row table:style-name="ro1">
          <table:table-cell office:value-type="string" calcext:value-type="string">
            <text:p>LTYHDHLLSDVLAR</text:p>
          </table:table-cell>
          <table:table-cell table:formula="of:=SUBSTITUTE(SUBSTITUTE([.A3164];&quot;(+15.99)&quot;;&quot;&quot;);&quot;(+57.02)&quot;;&quot;&quot;)" office:value-type="string" office:string-value="LTYHDHLLSDVLAR" calcext:value-type="string">
            <text:p>LTYHDHLLSDVLAR</text:p>
          </table:table-cell>
        </table:table-row>
        <table:table-row table:style-name="ro1">
          <table:table-cell office:value-type="string" calcext:value-type="string">
            <text:p>LGTAELDYTDLK</text:p>
          </table:table-cell>
          <table:table-cell table:formula="of:=SUBSTITUTE(SUBSTITUTE([.A3165];&quot;(+15.99)&quot;;&quot;&quot;);&quot;(+57.02)&quot;;&quot;&quot;)" office:value-type="string" office:string-value="LGTAELDYTDLK" calcext:value-type="string">
            <text:p>LGTAELDYTDLK</text:p>
          </table:table-cell>
        </table:table-row>
        <table:table-row table:style-name="ro1">
          <table:table-cell office:value-type="string" calcext:value-type="string">
            <text:p>KM(+15.99)FLLNHPPAANK</text:p>
          </table:table-cell>
          <table:table-cell table:formula="of:=SUBSTITUTE(SUBSTITUTE([.A3166];&quot;(+15.99)&quot;;&quot;&quot;);&quot;(+57.02)&quot;;&quot;&quot;)" office:value-type="string" office:string-value="KMFLLNHPPAANK" calcext:value-type="string">
            <text:p>KMFLLNHPPAANK</text:p>
          </table:table-cell>
        </table:table-row>
        <table:table-row table:style-name="ro1">
          <table:table-cell office:value-type="string" calcext:value-type="string">
            <text:p>QSEDQVMWDVTK</text:p>
          </table:table-cell>
          <table:table-cell table:formula="of:=SUBSTITUTE(SUBSTITUTE([.A3167];&quot;(+15.99)&quot;;&quot;&quot;);&quot;(+57.02)&quot;;&quot;&quot;)" office:value-type="string" office:string-value="QSEDQVMWDVTK" calcext:value-type="string">
            <text:p>QSEDQVMWDVTK</text:p>
          </table:table-cell>
        </table:table-row>
        <table:table-row table:style-name="ro1">
          <table:table-cell office:value-type="string" calcext:value-type="string">
            <text:p>GFKC(+57.02)AEPVDK</text:p>
          </table:table-cell>
          <table:table-cell table:formula="of:=SUBSTITUTE(SUBSTITUTE([.A3168];&quot;(+15.99)&quot;;&quot;&quot;);&quot;(+57.02)&quot;;&quot;&quot;)" office:value-type="string" office:string-value="GFKCAEPVDK" calcext:value-type="string">
            <text:p>GFKCAEPVDK</text:p>
          </table:table-cell>
        </table:table-row>
        <table:table-row table:style-name="ro1">
          <table:table-cell office:value-type="string" calcext:value-type="string">
            <text:p>KLLSDKDPVEHK</text:p>
          </table:table-cell>
          <table:table-cell table:formula="of:=SUBSTITUTE(SUBSTITUTE([.A3169];&quot;(+15.99)&quot;;&quot;&quot;);&quot;(+57.02)&quot;;&quot;&quot;)" office:value-type="string" office:string-value="KLLSDKDPVEHK" calcext:value-type="string">
            <text:p>KLLSDKDPVEHK</text:p>
          </table:table-cell>
        </table:table-row>
        <table:table-row table:style-name="ro1">
          <table:table-cell office:value-type="string" calcext:value-type="string">
            <text:p>KDC(+57.02)PGLVPWMSAK</text:p>
          </table:table-cell>
          <table:table-cell table:formula="of:=SUBSTITUTE(SUBSTITUTE([.A3170];&quot;(+15.99)&quot;;&quot;&quot;);&quot;(+57.02)&quot;;&quot;&quot;)" office:value-type="string" office:string-value="KDCPGLVPWMSAK" calcext:value-type="string">
            <text:p>KDCPGLVPWMSAK</text:p>
          </table:table-cell>
        </table:table-row>
        <table:table-row table:style-name="ro1">
          <table:table-cell office:value-type="string" calcext:value-type="string">
            <text:p>WVTC(+57.02)AAHRWHR</text:p>
          </table:table-cell>
          <table:table-cell table:formula="of:=SUBSTITUTE(SUBSTITUTE([.A3171];&quot;(+15.99)&quot;;&quot;&quot;);&quot;(+57.02)&quot;;&quot;&quot;)" office:value-type="string" office:string-value="WVTCAAHRWHR" calcext:value-type="string">
            <text:p>WVTCAAHRWHR</text:p>
          </table:table-cell>
        </table:table-row>
        <table:table-row table:style-name="ro1">
          <table:table-cell office:value-type="string" calcext:value-type="string">
            <text:p>ELQYREALC(+57.02)LFC(+57.02)K</text:p>
          </table:table-cell>
          <table:table-cell table:formula="of:=SUBSTITUTE(SUBSTITUTE([.A3172];&quot;(+15.99)&quot;;&quot;&quot;);&quot;(+57.02)&quot;;&quot;&quot;)" office:value-type="string" office:string-value="ELQYREALCLFCK" calcext:value-type="string">
            <text:p>ELQYREALCLFCK</text:p>
          </table:table-cell>
        </table:table-row>
        <table:table-row table:style-name="ro1">
          <table:table-cell office:value-type="string" calcext:value-type="string">
            <text:p>SEFNLEVEPEK</text:p>
          </table:table-cell>
          <table:table-cell table:formula="of:=SUBSTITUTE(SUBSTITUTE([.A3173];&quot;(+15.99)&quot;;&quot;&quot;);&quot;(+57.02)&quot;;&quot;&quot;)" office:value-type="string" office:string-value="SEFNLEVEPEK" calcext:value-type="string">
            <text:p>SEFNLEVEPEK</text:p>
          </table:table-cell>
        </table:table-row>
        <table:table-row table:style-name="ro1">
          <table:table-cell office:value-type="string" calcext:value-type="string">
            <text:p>KFFDC(+57.02)EVVMGSKDYK</text:p>
          </table:table-cell>
          <table:table-cell table:formula="of:=SUBSTITUTE(SUBSTITUTE([.A3174];&quot;(+15.99)&quot;;&quot;&quot;);&quot;(+57.02)&quot;;&quot;&quot;)" office:value-type="string" office:string-value="KFFDCEVVMGSKDYK" calcext:value-type="string">
            <text:p>KFFDCEVVMGSKDYK</text:p>
          </table:table-cell>
        </table:table-row>
        <table:table-row table:style-name="ro1">
          <table:table-cell office:value-type="string" calcext:value-type="string">
            <text:p>KDNLDNPLSNLQK</text:p>
          </table:table-cell>
          <table:table-cell table:formula="of:=SUBSTITUTE(SUBSTITUTE([.A3175];&quot;(+15.99)&quot;;&quot;&quot;);&quot;(+57.02)&quot;;&quot;&quot;)" office:value-type="string" office:string-value="KDNLDNPLSNLQK" calcext:value-type="string">
            <text:p>KDNLDNPLSNLQK</text:p>
          </table:table-cell>
        </table:table-row>
        <table:table-row table:style-name="ro1">
          <table:table-cell office:value-type="string" calcext:value-type="string">
            <text:p>QNWLDEPYLLLTDKK</text:p>
          </table:table-cell>
          <table:table-cell table:formula="of:=SUBSTITUTE(SUBSTITUTE([.A3176];&quot;(+15.99)&quot;;&quot;&quot;);&quot;(+57.02)&quot;;&quot;&quot;)" office:value-type="string" office:string-value="QNWLDEPYLLLTDKK" calcext:value-type="string">
            <text:p>QNWLDEPYLLLTDKK</text:p>
          </table:table-cell>
        </table:table-row>
        <table:table-row table:style-name="ro1">
          <table:table-cell office:value-type="string" calcext:value-type="string">
            <text:p>LHDELEHTLLVLEESR</text:p>
          </table:table-cell>
          <table:table-cell table:formula="of:=SUBSTITUTE(SUBSTITUTE([.A3177];&quot;(+15.99)&quot;;&quot;&quot;);&quot;(+57.02)&quot;;&quot;&quot;)" office:value-type="string" office:string-value="LHDELEHTLLVLEESR" calcext:value-type="string">
            <text:p>LHDELEHTLLVLEESR</text:p>
          </table:table-cell>
        </table:table-row>
        <table:table-row table:style-name="ro1">
          <table:table-cell office:value-type="string" calcext:value-type="string">
            <text:p>AAQMC(+57.02)QGHR</text:p>
          </table:table-cell>
          <table:table-cell table:formula="of:=SUBSTITUTE(SUBSTITUTE([.A3178];&quot;(+15.99)&quot;;&quot;&quot;);&quot;(+57.02)&quot;;&quot;&quot;)" office:value-type="string" office:string-value="AAQMCQGHR" calcext:value-type="string">
            <text:p>AAQMCQGHR</text:p>
          </table:table-cell>
        </table:table-row>
        <table:table-row table:style-name="ro1">
          <table:table-cell office:value-type="string" calcext:value-type="string">
            <text:p>LHYQFDK</text:p>
          </table:table-cell>
          <table:table-cell table:formula="of:=SUBSTITUTE(SUBSTITUTE([.A3179];&quot;(+15.99)&quot;;&quot;&quot;);&quot;(+57.02)&quot;;&quot;&quot;)" office:value-type="string" office:string-value="LHYQFDK" calcext:value-type="string">
            <text:p>LHYQFDK</text:p>
          </table:table-cell>
        </table:table-row>
        <table:table-row table:style-name="ro1">
          <table:table-cell office:value-type="string" calcext:value-type="string">
            <text:p>WRHWTTLGPDDYR</text:p>
          </table:table-cell>
          <table:table-cell table:formula="of:=SUBSTITUTE(SUBSTITUTE([.A3180];&quot;(+15.99)&quot;;&quot;&quot;);&quot;(+57.02)&quot;;&quot;&quot;)" office:value-type="string" office:string-value="WRHWTTLGPDDYR" calcext:value-type="string">
            <text:p>WRHWTTLGPDDYR</text:p>
          </table:table-cell>
        </table:table-row>
        <table:table-row table:style-name="ro1">
          <table:table-cell office:value-type="string" calcext:value-type="string">
            <text:p>QMWYQPYLLLTDK</text:p>
          </table:table-cell>
          <table:table-cell table:formula="of:=SUBSTITUTE(SUBSTITUTE([.A3181];&quot;(+15.99)&quot;;&quot;&quot;);&quot;(+57.02)&quot;;&quot;&quot;)" office:value-type="string" office:string-value="QMWYQPYLLLTDK" calcext:value-type="string">
            <text:p>QMWYQPYLLLTDK</text:p>
          </table:table-cell>
        </table:table-row>
        <table:table-row table:style-name="ro1">
          <table:table-cell office:value-type="string" calcext:value-type="string">
            <text:p>DPDYGPVLK</text:p>
          </table:table-cell>
          <table:table-cell table:formula="of:=SUBSTITUTE(SUBSTITUTE([.A3182];&quot;(+15.99)&quot;;&quot;&quot;);&quot;(+57.02)&quot;;&quot;&quot;)" office:value-type="string" office:string-value="DPDYGPVLK" calcext:value-type="string">
            <text:p>DPDYGPVLK</text:p>
          </table:table-cell>
        </table:table-row>
        <table:table-row table:style-name="ro1">
          <table:table-cell office:value-type="string" calcext:value-type="string">
            <text:p>ENWYLGRLKK</text:p>
          </table:table-cell>
          <table:table-cell table:formula="of:=SUBSTITUTE(SUBSTITUTE([.A3183];&quot;(+15.99)&quot;;&quot;&quot;);&quot;(+57.02)&quot;;&quot;&quot;)" office:value-type="string" office:string-value="ENWYLGRLKK" calcext:value-type="string">
            <text:p>ENWYLGRLKK</text:p>
          </table:table-cell>
        </table:table-row>
        <table:table-row table:style-name="ro1">
          <table:table-cell office:value-type="string" calcext:value-type="string">
            <text:p>MKSKDVNK</text:p>
          </table:table-cell>
          <table:table-cell table:formula="of:=SUBSTITUTE(SUBSTITUTE([.A3184];&quot;(+15.99)&quot;;&quot;&quot;);&quot;(+57.02)&quot;;&quot;&quot;)" office:value-type="string" office:string-value="MKSKDVNK" calcext:value-type="string">
            <text:p>MKSKDVNK</text:p>
          </table:table-cell>
        </table:table-row>
        <table:table-row table:style-name="ro1">
          <table:table-cell office:value-type="string" calcext:value-type="string">
            <text:p>GKGDMLVEASLTSHRR</text:p>
          </table:table-cell>
          <table:table-cell table:formula="of:=SUBSTITUTE(SUBSTITUTE([.A3185];&quot;(+15.99)&quot;;&quot;&quot;);&quot;(+57.02)&quot;;&quot;&quot;)" office:value-type="string" office:string-value="GKGDMLVEASLTSHRR" calcext:value-type="string">
            <text:p>GKGDMLVEASLTSHRR</text:p>
          </table:table-cell>
        </table:table-row>
        <table:table-row table:style-name="ro1">
          <table:table-cell office:value-type="string" calcext:value-type="string">
            <text:p>WPTYQVENNVR</text:p>
          </table:table-cell>
          <table:table-cell table:formula="of:=SUBSTITUTE(SUBSTITUTE([.A3186];&quot;(+15.99)&quot;;&quot;&quot;);&quot;(+57.02)&quot;;&quot;&quot;)" office:value-type="string" office:string-value="WPTYQVENNVR" calcext:value-type="string">
            <text:p>WPTYQVENNVR</text:p>
          </table:table-cell>
        </table:table-row>
        <table:table-row table:style-name="ro1">
          <table:table-cell office:value-type="string" calcext:value-type="string">
            <text:p>KETYFLLSLK</text:p>
          </table:table-cell>
          <table:table-cell table:formula="of:=SUBSTITUTE(SUBSTITUTE([.A3187];&quot;(+15.99)&quot;;&quot;&quot;);&quot;(+57.02)&quot;;&quot;&quot;)" office:value-type="string" office:string-value="KETYFLLSLK" calcext:value-type="string">
            <text:p>KETYFLLSLK</text:p>
          </table:table-cell>
        </table:table-row>
        <table:table-row table:style-name="ro1">
          <table:table-cell office:value-type="string" calcext:value-type="string">
            <text:p>QNYVPNLALSTYK</text:p>
          </table:table-cell>
          <table:table-cell table:formula="of:=SUBSTITUTE(SUBSTITUTE([.A3188];&quot;(+15.99)&quot;;&quot;&quot;);&quot;(+57.02)&quot;;&quot;&quot;)" office:value-type="string" office:string-value="QNYVPNLALSTYK" calcext:value-type="string">
            <text:p>QNYVPNLALSTYK</text:p>
          </table:table-cell>
        </table:table-row>
        <table:table-row table:style-name="ro2">
          <table:table-cell office:value-type="string" calcext:value-type="string">
            <text:p>FKC(+57.02)PYWLDTVDLKTMSVSNK</text:p>
          </table:table-cell>
          <table:table-cell table:formula="of:=SUBSTITUTE(SUBSTITUTE([.A3189];&quot;(+15.99)&quot;;&quot;&quot;);&quot;(+57.02)&quot;;&quot;&quot;)" office:value-type="string" office:string-value="FKCPYWLDTVDLKTMSVSNK" calcext:value-type="string">
            <text:p>FKCPYWLDTVDLKTMSVSNK</text:p>
          </table:table-cell>
        </table:table-row>
        <table:table-row table:style-name="ro1">
          <table:table-cell office:value-type="string" calcext:value-type="string">
            <text:p>RM(+15.99)HWFFGSEEGLPR</text:p>
          </table:table-cell>
          <table:table-cell table:formula="of:=SUBSTITUTE(SUBSTITUTE([.A3190];&quot;(+15.99)&quot;;&quot;&quot;);&quot;(+57.02)&quot;;&quot;&quot;)" office:value-type="string" office:string-value="RMHWFFGSEEGLPR" calcext:value-type="string">
            <text:p>RMHWFFGSEEGLPR</text:p>
          </table:table-cell>
        </table:table-row>
        <table:table-row table:style-name="ro1">
          <table:table-cell office:value-type="string" calcext:value-type="string">
            <text:p>YYTTLESATM(+15.99)PK</text:p>
          </table:table-cell>
          <table:table-cell table:formula="of:=SUBSTITUTE(SUBSTITUTE([.A3191];&quot;(+15.99)&quot;;&quot;&quot;);&quot;(+57.02)&quot;;&quot;&quot;)" office:value-type="string" office:string-value="YYTTLESATMPK" calcext:value-type="string">
            <text:p>YYTTLESATMPK</text:p>
          </table:table-cell>
        </table:table-row>
        <table:table-row table:style-name="ro1">
          <table:table-cell office:value-type="string" calcext:value-type="string">
            <text:p>KTETTLNGLAAAPK</text:p>
          </table:table-cell>
          <table:table-cell table:formula="of:=SUBSTITUTE(SUBSTITUTE([.A3192];&quot;(+15.99)&quot;;&quot;&quot;);&quot;(+57.02)&quot;;&quot;&quot;)" office:value-type="string" office:string-value="KTETTLNGLAAAPK" calcext:value-type="string">
            <text:p>KTETTLNGLAAAPK</text:p>
          </table:table-cell>
        </table:table-row>
        <table:table-row table:style-name="ro1">
          <table:table-cell office:value-type="string" calcext:value-type="string">
            <text:p>WMLFVKGPVK</text:p>
          </table:table-cell>
          <table:table-cell table:formula="of:=SUBSTITUTE(SUBSTITUTE([.A3193];&quot;(+15.99)&quot;;&quot;&quot;);&quot;(+57.02)&quot;;&quot;&quot;)" office:value-type="string" office:string-value="WMLFVKGPVK" calcext:value-type="string">
            <text:p>WMLFVKGPVK</text:p>
          </table:table-cell>
        </table:table-row>
        <table:table-row table:style-name="ro1">
          <table:table-cell office:value-type="string" calcext:value-type="string">
            <text:p>M(+15.99)GTTGELDELVNGLSLR</text:p>
          </table:table-cell>
          <table:table-cell table:formula="of:=SUBSTITUTE(SUBSTITUTE([.A3194];&quot;(+15.99)&quot;;&quot;&quot;);&quot;(+57.02)&quot;;&quot;&quot;)" office:value-type="string" office:string-value="MGTTGELDELVNGLSLR" calcext:value-type="string">
            <text:p>MGTTGELDELVNGLSLR</text:p>
          </table:table-cell>
        </table:table-row>
        <table:table-row table:style-name="ro1">
          <table:table-cell office:value-type="string" calcext:value-type="string">
            <text:p>KQAYHLDSLVAAR</text:p>
          </table:table-cell>
          <table:table-cell table:formula="of:=SUBSTITUTE(SUBSTITUTE([.A3195];&quot;(+15.99)&quot;;&quot;&quot;);&quot;(+57.02)&quot;;&quot;&quot;)" office:value-type="string" office:string-value="KQAYHLDSLVAAR" calcext:value-type="string">
            <text:p>KQAYHLDSLVAAR</text:p>
          </table:table-cell>
        </table:table-row>
        <table:table-row table:style-name="ro1">
          <table:table-cell office:value-type="string" calcext:value-type="string">
            <text:p>ESM(+15.99)YM(+15.99)QK</text:p>
          </table:table-cell>
          <table:table-cell table:formula="of:=SUBSTITUTE(SUBSTITUTE([.A3196];&quot;(+15.99)&quot;;&quot;&quot;);&quot;(+57.02)&quot;;&quot;&quot;)" office:value-type="string" office:string-value="ESMYMQK" calcext:value-type="string">
            <text:p>ESMYMQK</text:p>
          </table:table-cell>
        </table:table-row>
        <table:table-row table:style-name="ro1">
          <table:table-cell office:value-type="string" calcext:value-type="string">
            <text:p>RDHC(+57.02)AHNKKFYK</text:p>
          </table:table-cell>
          <table:table-cell table:formula="of:=SUBSTITUTE(SUBSTITUTE([.A3197];&quot;(+15.99)&quot;;&quot;&quot;);&quot;(+57.02)&quot;;&quot;&quot;)" office:value-type="string" office:string-value="RDHCAHNKKFYK" calcext:value-type="string">
            <text:p>RDHCAHNKKFYK</text:p>
          </table:table-cell>
        </table:table-row>
        <table:table-row table:style-name="ro1">
          <table:table-cell office:value-type="string" calcext:value-type="string">
            <text:p>EDDWPAHM(+15.99)K</text:p>
          </table:table-cell>
          <table:table-cell table:formula="of:=SUBSTITUTE(SUBSTITUTE([.A3198];&quot;(+15.99)&quot;;&quot;&quot;);&quot;(+57.02)&quot;;&quot;&quot;)" office:value-type="string" office:string-value="EDDWPAHMK" calcext:value-type="string">
            <text:p>EDDWPAHMK</text:p>
          </table:table-cell>
        </table:table-row>
        <table:table-row table:style-name="ro1">
          <table:table-cell office:value-type="string" calcext:value-type="string">
            <text:p>QPHC(+57.02)C(+57.02)SDLEMPQK</text:p>
          </table:table-cell>
          <table:table-cell table:formula="of:=SUBSTITUTE(SUBSTITUTE([.A3199];&quot;(+15.99)&quot;;&quot;&quot;);&quot;(+57.02)&quot;;&quot;&quot;)" office:value-type="string" office:string-value="QPHCCSDLEMPQK" calcext:value-type="string">
            <text:p>QPHCCSDLEMPQK</text:p>
          </table:table-cell>
        </table:table-row>
        <table:table-row table:style-name="ro1">
          <table:table-cell office:value-type="string" calcext:value-type="string">
            <text:p>FC(+57.02)C(+57.02)C(+57.02)VLRYLSR</text:p>
          </table:table-cell>
          <table:table-cell table:formula="of:=SUBSTITUTE(SUBSTITUTE([.A3200];&quot;(+15.99)&quot;;&quot;&quot;);&quot;(+57.02)&quot;;&quot;&quot;)" office:value-type="string" office:string-value="FCCCVLRYLSR" calcext:value-type="string">
            <text:p>FCCCVLRYLSR</text:p>
          </table:table-cell>
        </table:table-row>
        <table:table-row table:style-name="ro1">
          <table:table-cell office:value-type="string" calcext:value-type="string">
            <text:p>HMFVHDALSLEEAR</text:p>
          </table:table-cell>
          <table:table-cell table:formula="of:=SUBSTITUTE(SUBSTITUTE([.A3201];&quot;(+15.99)&quot;;&quot;&quot;);&quot;(+57.02)&quot;;&quot;&quot;)" office:value-type="string" office:string-value="HMFVHDALSLEEAR" calcext:value-type="string">
            <text:p>HMFVHDALSLEEAR</text:p>
          </table:table-cell>
        </table:table-row>
        <table:table-row table:style-name="ro1">
          <table:table-cell office:value-type="string" calcext:value-type="string">
            <text:p>QSQDQHSSEK</text:p>
          </table:table-cell>
          <table:table-cell table:formula="of:=SUBSTITUTE(SUBSTITUTE([.A3202];&quot;(+15.99)&quot;;&quot;&quot;);&quot;(+57.02)&quot;;&quot;&quot;)" office:value-type="string" office:string-value="QSQDQHSSEK" calcext:value-type="string">
            <text:p>QSQDQHSSEK</text:p>
          </table:table-cell>
        </table:table-row>
        <table:table-row table:style-name="ro1">
          <table:table-cell office:value-type="string" calcext:value-type="string">
            <text:p>C(+57.02)PMVLSTGGNSQSPTR</text:p>
          </table:table-cell>
          <table:table-cell table:formula="of:=SUBSTITUTE(SUBSTITUTE([.A3203];&quot;(+15.99)&quot;;&quot;&quot;);&quot;(+57.02)&quot;;&quot;&quot;)" office:value-type="string" office:string-value="CPMVLSTGGNSQSPTR" calcext:value-type="string">
            <text:p>CPMVLSTGGNSQSPTR</text:p>
          </table:table-cell>
        </table:table-row>
        <table:table-row table:style-name="ro1">
          <table:table-cell office:value-type="string" calcext:value-type="string">
            <text:p>EEDESPEEPSPK</text:p>
          </table:table-cell>
          <table:table-cell table:formula="of:=SUBSTITUTE(SUBSTITUTE([.A3204];&quot;(+15.99)&quot;;&quot;&quot;);&quot;(+57.02)&quot;;&quot;&quot;)" office:value-type="string" office:string-value="EEDESPEEPSPK" calcext:value-type="string">
            <text:p>EEDESPEEPSPK</text:p>
          </table:table-cell>
        </table:table-row>
        <table:table-row table:style-name="ro1">
          <table:table-cell office:value-type="string" calcext:value-type="string">
            <text:p>WMNDFADDLASLK</text:p>
          </table:table-cell>
          <table:table-cell table:formula="of:=SUBSTITUTE(SUBSTITUTE([.A3205];&quot;(+15.99)&quot;;&quot;&quot;);&quot;(+57.02)&quot;;&quot;&quot;)" office:value-type="string" office:string-value="WMNDFADDLASLK" calcext:value-type="string">
            <text:p>WMNDFADDLASLK</text:p>
          </table:table-cell>
        </table:table-row>
        <table:table-row table:style-name="ro1">
          <table:table-cell office:value-type="string" calcext:value-type="string">
            <text:p>EAPDWNWNNHSEGLK</text:p>
          </table:table-cell>
          <table:table-cell table:formula="of:=SUBSTITUTE(SUBSTITUTE([.A3206];&quot;(+15.99)&quot;;&quot;&quot;);&quot;(+57.02)&quot;;&quot;&quot;)" office:value-type="string" office:string-value="EAPDWNWNNHSEGLK" calcext:value-type="string">
            <text:p>EAPDWNWNNHSEGLK</text:p>
          </table:table-cell>
        </table:table-row>
        <table:table-row table:style-name="ro1">
          <table:table-cell office:value-type="string" calcext:value-type="string">
            <text:p>QRM(+15.99)WLALSASNK</text:p>
          </table:table-cell>
          <table:table-cell table:formula="of:=SUBSTITUTE(SUBSTITUTE([.A3207];&quot;(+15.99)&quot;;&quot;&quot;);&quot;(+57.02)&quot;;&quot;&quot;)" office:value-type="string" office:string-value="QRMWLALSASNK" calcext:value-type="string">
            <text:p>QRMWLALSASNK</text:p>
          </table:table-cell>
        </table:table-row>
        <table:table-row table:style-name="ro1">
          <table:table-cell office:value-type="string" calcext:value-type="string">
            <text:p>SPNEAHHLEPR</text:p>
          </table:table-cell>
          <table:table-cell table:formula="of:=SUBSTITUTE(SUBSTITUTE([.A3208];&quot;(+15.99)&quot;;&quot;&quot;);&quot;(+57.02)&quot;;&quot;&quot;)" office:value-type="string" office:string-value="SPNEAHHLEPR" calcext:value-type="string">
            <text:p>SPNEAHHLEPR</text:p>
          </table:table-cell>
        </table:table-row>
        <table:table-row table:style-name="ro1">
          <table:table-cell office:value-type="string" calcext:value-type="string">
            <text:p>AGSHVTEPAK</text:p>
          </table:table-cell>
          <table:table-cell table:formula="of:=SUBSTITUTE(SUBSTITUTE([.A3209];&quot;(+15.99)&quot;;&quot;&quot;);&quot;(+57.02)&quot;;&quot;&quot;)" office:value-type="string" office:string-value="AGSHVTEPAK" calcext:value-type="string">
            <text:p>AGSHVTEPAK</text:p>
          </table:table-cell>
        </table:table-row>
        <table:table-row table:style-name="ro1">
          <table:table-cell office:value-type="string" calcext:value-type="string">
            <text:p>SPNLNGQTVFR</text:p>
          </table:table-cell>
          <table:table-cell table:formula="of:=SUBSTITUTE(SUBSTITUTE([.A3210];&quot;(+15.99)&quot;;&quot;&quot;);&quot;(+57.02)&quot;;&quot;&quot;)" office:value-type="string" office:string-value="SPNLNGQTVFR" calcext:value-type="string">
            <text:p>SPNLNGQTVFR</text:p>
          </table:table-cell>
        </table:table-row>
        <table:table-row table:style-name="ro1">
          <table:table-cell office:value-type="string" calcext:value-type="string">
            <text:p>YANVSLTVSTVKRLLR</text:p>
          </table:table-cell>
          <table:table-cell table:formula="of:=SUBSTITUTE(SUBSTITUTE([.A3211];&quot;(+15.99)&quot;;&quot;&quot;);&quot;(+57.02)&quot;;&quot;&quot;)" office:value-type="string" office:string-value="YANVSLTVSTVKRLLR" calcext:value-type="string">
            <text:p>YANVSLTVSTVKRLLR</text:p>
          </table:table-cell>
        </table:table-row>
        <table:table-row table:style-name="ro1">
          <table:table-cell office:value-type="string" calcext:value-type="string">
            <text:p>MMC(+57.02)EM(+15.99)K</text:p>
          </table:table-cell>
          <table:table-cell table:formula="of:=SUBSTITUTE(SUBSTITUTE([.A3212];&quot;(+15.99)&quot;;&quot;&quot;);&quot;(+57.02)&quot;;&quot;&quot;)" office:value-type="string" office:string-value="MMCEMK" calcext:value-type="string">
            <text:p>MMCEMK</text:p>
          </table:table-cell>
        </table:table-row>
        <table:table-row table:style-name="ro1">
          <table:table-cell office:value-type="string" calcext:value-type="string">
            <text:p>KRLVKTDHGK</text:p>
          </table:table-cell>
          <table:table-cell table:formula="of:=SUBSTITUTE(SUBSTITUTE([.A3213];&quot;(+15.99)&quot;;&quot;&quot;);&quot;(+57.02)&quot;;&quot;&quot;)" office:value-type="string" office:string-value="KRLVKTDHGK" calcext:value-type="string">
            <text:p>KRLVKTDHGK</text:p>
          </table:table-cell>
        </table:table-row>
        <table:table-row table:style-name="ro1">
          <table:table-cell office:value-type="string" calcext:value-type="string">
            <text:p>TLGM(+15.99)TMDHR</text:p>
          </table:table-cell>
          <table:table-cell table:formula="of:=SUBSTITUTE(SUBSTITUTE([.A3214];&quot;(+15.99)&quot;;&quot;&quot;);&quot;(+57.02)&quot;;&quot;&quot;)" office:value-type="string" office:string-value="TLGMTMDHR" calcext:value-type="string">
            <text:p>TLGMTMDHR</text:p>
          </table:table-cell>
        </table:table-row>
        <table:table-row table:style-name="ro1">
          <table:table-cell office:value-type="string" calcext:value-type="string">
            <text:p>QC(+57.02)M(+15.99)C(+57.02)GSLLLAAAK</text:p>
          </table:table-cell>
          <table:table-cell table:formula="of:=SUBSTITUTE(SUBSTITUTE([.A3215];&quot;(+15.99)&quot;;&quot;&quot;);&quot;(+57.02)&quot;;&quot;&quot;)" office:value-type="string" office:string-value="QCMCGSLLLAAAK" calcext:value-type="string">
            <text:p>QCMCGSLLLAAAK</text:p>
          </table:table-cell>
        </table:table-row>
        <table:table-row table:style-name="ro1">
          <table:table-cell office:value-type="string" calcext:value-type="string">
            <text:p>YALSC(+57.02)M(+15.99)SDSSK</text:p>
          </table:table-cell>
          <table:table-cell table:formula="of:=SUBSTITUTE(SUBSTITUTE([.A3216];&quot;(+15.99)&quot;;&quot;&quot;);&quot;(+57.02)&quot;;&quot;&quot;)" office:value-type="string" office:string-value="YALSCMSDSSK" calcext:value-type="string">
            <text:p>YALSCMSDSSK</text:p>
          </table:table-cell>
        </table:table-row>
        <table:table-row table:style-name="ro1">
          <table:table-cell office:value-type="string" calcext:value-type="string">
            <text:p>QVYRNAYGHK</text:p>
          </table:table-cell>
          <table:table-cell table:formula="of:=SUBSTITUTE(SUBSTITUTE([.A3217];&quot;(+15.99)&quot;;&quot;&quot;);&quot;(+57.02)&quot;;&quot;&quot;)" office:value-type="string" office:string-value="QVYRNAYGHK" calcext:value-type="string">
            <text:p>QVYRNAYGHK</text:p>
          </table:table-cell>
        </table:table-row>
        <table:table-row table:style-name="ro1">
          <table:table-cell office:value-type="string" calcext:value-type="string">
            <text:p>EM(+15.99)M(+15.99)VDSALADVR</text:p>
          </table:table-cell>
          <table:table-cell table:formula="of:=SUBSTITUTE(SUBSTITUTE([.A3218];&quot;(+15.99)&quot;;&quot;&quot;);&quot;(+57.02)&quot;;&quot;&quot;)" office:value-type="string" office:string-value="EMMVDSALADVR" calcext:value-type="string">
            <text:p>EMMVDSALADVR</text:p>
          </table:table-cell>
        </table:table-row>
        <table:table-row table:style-name="ro1">
          <table:table-cell office:value-type="string" calcext:value-type="string">
            <text:p>ELLEVM(+15.99)C(+57.02)LDVLAR</text:p>
          </table:table-cell>
          <table:table-cell table:formula="of:=SUBSTITUTE(SUBSTITUTE([.A3219];&quot;(+15.99)&quot;;&quot;&quot;);&quot;(+57.02)&quot;;&quot;&quot;)" office:value-type="string" office:string-value="ELLEVMCLDVLAR" calcext:value-type="string">
            <text:p>ELLEVMCLDVLAR</text:p>
          </table:table-cell>
        </table:table-row>
        <table:table-row table:style-name="ro1">
          <table:table-cell office:value-type="string" calcext:value-type="string">
            <text:p>HM(+15.99)QLETLLDLR</text:p>
          </table:table-cell>
          <table:table-cell table:formula="of:=SUBSTITUTE(SUBSTITUTE([.A3220];&quot;(+15.99)&quot;;&quot;&quot;);&quot;(+57.02)&quot;;&quot;&quot;)" office:value-type="string" office:string-value="HMQLETLLDLR" calcext:value-type="string">
            <text:p>HMQLETLLDLR</text:p>
          </table:table-cell>
        </table:table-row>
        <table:table-row table:style-name="ro1">
          <table:table-cell office:value-type="string" calcext:value-type="string">
            <text:p>EPSEGM(+15.99)YTVLVWVR</text:p>
          </table:table-cell>
          <table:table-cell table:formula="of:=SUBSTITUTE(SUBSTITUTE([.A3221];&quot;(+15.99)&quot;;&quot;&quot;);&quot;(+57.02)&quot;;&quot;&quot;)" office:value-type="string" office:string-value="EPSEGMYTVLVWVR" calcext:value-type="string">
            <text:p>EPSEGMYTVLVWVR</text:p>
          </table:table-cell>
        </table:table-row>
        <table:table-row table:style-name="ro1">
          <table:table-cell office:value-type="string" calcext:value-type="string">
            <text:p>QM(+15.99)GPLLSLNLNSEK</text:p>
          </table:table-cell>
          <table:table-cell table:formula="of:=SUBSTITUTE(SUBSTITUTE([.A3222];&quot;(+15.99)&quot;;&quot;&quot;);&quot;(+57.02)&quot;;&quot;&quot;)" office:value-type="string" office:string-value="QMGPLLSLNLNSEK" calcext:value-type="string">
            <text:p>QMGPLLSLNLNSEK</text:p>
          </table:table-cell>
        </table:table-row>
        <table:table-row table:style-name="ro1">
          <table:table-cell office:value-type="string" calcext:value-type="string">
            <text:p>SPLNLHLVPVLEQLAK</text:p>
          </table:table-cell>
          <table:table-cell table:formula="of:=SUBSTITUTE(SUBSTITUTE([.A3223];&quot;(+15.99)&quot;;&quot;&quot;);&quot;(+57.02)&quot;;&quot;&quot;)" office:value-type="string" office:string-value="SPLNLHLVPVLEQLAK" calcext:value-type="string">
            <text:p>SPLNLHLVPVLEQLAK</text:p>
          </table:table-cell>
        </table:table-row>
        <table:table-row table:style-name="ro1">
          <table:table-cell office:value-type="string" calcext:value-type="string">
            <text:p>KKYLAGKVLLK</text:p>
          </table:table-cell>
          <table:table-cell table:formula="of:=SUBSTITUTE(SUBSTITUTE([.A3224];&quot;(+15.99)&quot;;&quot;&quot;);&quot;(+57.02)&quot;;&quot;&quot;)" office:value-type="string" office:string-value="KKYLAGKVLLK" calcext:value-type="string">
            <text:p>KKYLAGKVLLK</text:p>
          </table:table-cell>
        </table:table-row>
        <table:table-row table:style-name="ro1">
          <table:table-cell office:value-type="string" calcext:value-type="string">
            <text:p>RPDNLC(+57.02)FSAALGK</text:p>
          </table:table-cell>
          <table:table-cell table:formula="of:=SUBSTITUTE(SUBSTITUTE([.A3225];&quot;(+15.99)&quot;;&quot;&quot;);&quot;(+57.02)&quot;;&quot;&quot;)" office:value-type="string" office:string-value="RPDNLCFSAALGK" calcext:value-type="string">
            <text:p>RPDNLCFSAALGK</text:p>
          </table:table-cell>
        </table:table-row>
        <table:table-row table:style-name="ro1">
          <table:table-cell office:value-type="string" calcext:value-type="string">
            <text:p>NQNQYWDTVK</text:p>
          </table:table-cell>
          <table:table-cell table:formula="of:=SUBSTITUTE(SUBSTITUTE([.A3226];&quot;(+15.99)&quot;;&quot;&quot;);&quot;(+57.02)&quot;;&quot;&quot;)" office:value-type="string" office:string-value="NQNQYWDTVK" calcext:value-type="string">
            <text:p>NQNQYWDTVK</text:p>
          </table:table-cell>
        </table:table-row>
        <table:table-row table:style-name="ro1">
          <table:table-cell office:value-type="string" calcext:value-type="string">
            <text:p>KVFLLDELVEEYHK</text:p>
          </table:table-cell>
          <table:table-cell table:formula="of:=SUBSTITUTE(SUBSTITUTE([.A3227];&quot;(+15.99)&quot;;&quot;&quot;);&quot;(+57.02)&quot;;&quot;&quot;)" office:value-type="string" office:string-value="KVFLLDELVEEYHK" calcext:value-type="string">
            <text:p>KVFLLDELVEEYHK</text:p>
          </table:table-cell>
        </table:table-row>
        <table:table-row table:style-name="ro1">
          <table:table-cell office:value-type="string" calcext:value-type="string">
            <text:p>QSTPSM(+15.99)EEELK</text:p>
          </table:table-cell>
          <table:table-cell table:formula="of:=SUBSTITUTE(SUBSTITUTE([.A3228];&quot;(+15.99)&quot;;&quot;&quot;);&quot;(+57.02)&quot;;&quot;&quot;)" office:value-type="string" office:string-value="QSTPSMEEELK" calcext:value-type="string">
            <text:p>QSTPSMEEELK</text:p>
          </table:table-cell>
        </table:table-row>
        <table:table-row table:style-name="ro1">
          <table:table-cell office:value-type="string" calcext:value-type="string">
            <text:p>KPTGKVLGLEK</text:p>
          </table:table-cell>
          <table:table-cell table:formula="of:=SUBSTITUTE(SUBSTITUTE([.A3229];&quot;(+15.99)&quot;;&quot;&quot;);&quot;(+57.02)&quot;;&quot;&quot;)" office:value-type="string" office:string-value="KPTGKVLGLEK" calcext:value-type="string">
            <text:p>KPTGKVLGLEK</text:p>
          </table:table-cell>
        </table:table-row>
        <table:table-row table:style-name="ro1">
          <table:table-cell office:value-type="string" calcext:value-type="string">
            <text:p>QAHGDFFM(+15.99)DQR</text:p>
          </table:table-cell>
          <table:table-cell table:formula="of:=SUBSTITUTE(SUBSTITUTE([.A3230];&quot;(+15.99)&quot;;&quot;&quot;);&quot;(+57.02)&quot;;&quot;&quot;)" office:value-type="string" office:string-value="QAHGDFFMDQR" calcext:value-type="string">
            <text:p>QAHGDFFMDQR</text:p>
          </table:table-cell>
        </table:table-row>
        <table:table-row table:style-name="ro1">
          <table:table-cell office:value-type="string" calcext:value-type="string">
            <text:p>EHLAGSGELLK</text:p>
          </table:table-cell>
          <table:table-cell table:formula="of:=SUBSTITUTE(SUBSTITUTE([.A3231];&quot;(+15.99)&quot;;&quot;&quot;);&quot;(+57.02)&quot;;&quot;&quot;)" office:value-type="string" office:string-value="EHLAGSGELLK" calcext:value-type="string">
            <text:p>EHLAGSGELLK</text:p>
          </table:table-cell>
        </table:table-row>
        <table:table-row table:style-name="ro2">
          <table:table-cell office:value-type="string" calcext:value-type="string">
            <text:p>LEDDVLSPDLENLGGEALM(+15.99)TPK</text:p>
          </table:table-cell>
          <table:table-cell table:formula="of:=SUBSTITUTE(SUBSTITUTE([.A3232];&quot;(+15.99)&quot;;&quot;&quot;);&quot;(+57.02)&quot;;&quot;&quot;)" office:value-type="string" office:string-value="LEDDVLSPDLENLGGEALMTPK" calcext:value-type="string">
            <text:p>LEDDVLSPDLENLGGEALMTPK</text:p>
          </table:table-cell>
        </table:table-row>
        <table:table-row table:style-name="ro1">
          <table:table-cell office:value-type="string" calcext:value-type="string">
            <text:p>LQTNFESLTVAETHK</text:p>
          </table:table-cell>
          <table:table-cell table:formula="of:=SUBSTITUTE(SUBSTITUTE([.A3233];&quot;(+15.99)&quot;;&quot;&quot;);&quot;(+57.02)&quot;;&quot;&quot;)" office:value-type="string" office:string-value="LQTNFESLTVAETHK" calcext:value-type="string">
            <text:p>LQTNFESLTVAETHK</text:p>
          </table:table-cell>
        </table:table-row>
        <table:table-row table:style-name="ro1">
          <table:table-cell office:value-type="string" calcext:value-type="string">
            <text:p>KRC(+57.02)LLLNDRLNADK</text:p>
          </table:table-cell>
          <table:table-cell table:formula="of:=SUBSTITUTE(SUBSTITUTE([.A3234];&quot;(+15.99)&quot;;&quot;&quot;);&quot;(+57.02)&quot;;&quot;&quot;)" office:value-type="string" office:string-value="KRCLLLNDRLNADK" calcext:value-type="string">
            <text:p>KRCLLLNDRLNADK</text:p>
          </table:table-cell>
        </table:table-row>
        <table:table-row table:style-name="ro2">
          <table:table-cell office:value-type="string" calcext:value-type="string">
            <text:p>EVVTAGTVSTVHPSVSPK</text:p>
          </table:table-cell>
          <table:table-cell table:formula="of:=SUBSTITUTE(SUBSTITUTE([.A3235];&quot;(+15.99)&quot;;&quot;&quot;);&quot;(+57.02)&quot;;&quot;&quot;)" office:value-type="string" office:string-value="EVVTAGTVSTVHPSVSPK" calcext:value-type="string">
            <text:p>EVVTAGTVSTVHPSVSPK</text:p>
          </table:table-cell>
        </table:table-row>
        <table:table-row table:style-name="ro1">
          <table:table-cell office:value-type="string" calcext:value-type="string">
            <text:p>WMESAHNESM(+15.99)LLDEQR</text:p>
          </table:table-cell>
          <table:table-cell table:formula="of:=SUBSTITUTE(SUBSTITUTE([.A3236];&quot;(+15.99)&quot;;&quot;&quot;);&quot;(+57.02)&quot;;&quot;&quot;)" office:value-type="string" office:string-value="WMESAHNESMLLDEQR" calcext:value-type="string">
            <text:p>WMESAHNESMLLDEQR</text:p>
          </table:table-cell>
        </table:table-row>
        <table:table-row table:style-name="ro2">
          <table:table-cell office:value-type="string" calcext:value-type="string">
            <text:p>WNTRSGTTTATVLAHAEVK</text:p>
          </table:table-cell>
          <table:table-cell table:formula="of:=SUBSTITUTE(SUBSTITUTE([.A3237];&quot;(+15.99)&quot;;&quot;&quot;);&quot;(+57.02)&quot;;&quot;&quot;)" office:value-type="string" office:string-value="WNTRSGTTTATVLAHAEVK" calcext:value-type="string">
            <text:p>WNTRSGTTTATVLAHAEVK</text:p>
          </table:table-cell>
        </table:table-row>
        <table:table-row table:style-name="ro1">
          <table:table-cell office:value-type="string" calcext:value-type="string">
            <text:p>WMQWEMC(+57.02)DTLAQELAK</text:p>
          </table:table-cell>
          <table:table-cell table:formula="of:=SUBSTITUTE(SUBSTITUTE([.A3238];&quot;(+15.99)&quot;;&quot;&quot;);&quot;(+57.02)&quot;;&quot;&quot;)" office:value-type="string" office:string-value="WMQWEMCDTLAQELAK" calcext:value-type="string">
            <text:p>WMQWEMCDTLAQELAK</text:p>
          </table:table-cell>
        </table:table-row>
        <table:table-row table:style-name="ro1">
          <table:table-cell office:value-type="string" calcext:value-type="string">
            <text:p>M(+15.99)WC(+57.02)PWGHK</text:p>
          </table:table-cell>
          <table:table-cell table:formula="of:=SUBSTITUTE(SUBSTITUTE([.A3239];&quot;(+15.99)&quot;;&quot;&quot;);&quot;(+57.02)&quot;;&quot;&quot;)" office:value-type="string" office:string-value="MWCPWGHK" calcext:value-type="string">
            <text:p>MWCPWGHK</text:p>
          </table:table-cell>
        </table:table-row>
        <table:table-row table:style-name="ro1">
          <table:table-cell office:value-type="string" calcext:value-type="string">
            <text:p>AC(+57.02)TTLVQC(+57.02)YAK</text:p>
          </table:table-cell>
          <table:table-cell table:formula="of:=SUBSTITUTE(SUBSTITUTE([.A3240];&quot;(+15.99)&quot;;&quot;&quot;);&quot;(+57.02)&quot;;&quot;&quot;)" office:value-type="string" office:string-value="ACTTLVQCYAK" calcext:value-type="string">
            <text:p>ACTTLVQCYAK</text:p>
          </table:table-cell>
        </table:table-row>
        <table:table-row table:style-name="ro1">
          <table:table-cell office:value-type="string" calcext:value-type="string">
            <text:p>HPGSEGMSSLK</text:p>
          </table:table-cell>
          <table:table-cell table:formula="of:=SUBSTITUTE(SUBSTITUTE([.A3241];&quot;(+15.99)&quot;;&quot;&quot;);&quot;(+57.02)&quot;;&quot;&quot;)" office:value-type="string" office:string-value="HPGSEGMSSLK" calcext:value-type="string">
            <text:p>HPGSEGMSSLK</text:p>
          </table:table-cell>
        </table:table-row>
        <table:table-row table:style-name="ro1">
          <table:table-cell office:value-type="string" calcext:value-type="string">
            <text:p>SPM(+15.99)GSDTKVFLLAK</text:p>
          </table:table-cell>
          <table:table-cell table:formula="of:=SUBSTITUTE(SUBSTITUTE([.A3242];&quot;(+15.99)&quot;;&quot;&quot;);&quot;(+57.02)&quot;;&quot;&quot;)" office:value-type="string" office:string-value="SPMGSDTKVFLLAK" calcext:value-type="string">
            <text:p>SPMGSDTKVFLLAK</text:p>
          </table:table-cell>
        </table:table-row>
        <table:table-row table:style-name="ro1">
          <table:table-cell office:value-type="string" calcext:value-type="string">
            <text:p>QAM(+15.99)ENLM(+15.99)EPR</text:p>
          </table:table-cell>
          <table:table-cell table:formula="of:=SUBSTITUTE(SUBSTITUTE([.A3243];&quot;(+15.99)&quot;;&quot;&quot;);&quot;(+57.02)&quot;;&quot;&quot;)" office:value-type="string" office:string-value="QAMENLMEPR" calcext:value-type="string">
            <text:p>QAMENLMEPR</text:p>
          </table:table-cell>
        </table:table-row>
        <table:table-row table:style-name="ro1">
          <table:table-cell office:value-type="string" calcext:value-type="string">
            <text:p>DPESHEMEK</text:p>
          </table:table-cell>
          <table:table-cell table:formula="of:=SUBSTITUTE(SUBSTITUTE([.A3244];&quot;(+15.99)&quot;;&quot;&quot;);&quot;(+57.02)&quot;;&quot;&quot;)" office:value-type="string" office:string-value="DPESHEMEK" calcext:value-type="string">
            <text:p>DPESHEMEK</text:p>
          </table:table-cell>
        </table:table-row>
        <table:table-row table:style-name="ro1">
          <table:table-cell office:value-type="string" calcext:value-type="string">
            <text:p>GMC(+57.02)PSQLHALPK</text:p>
          </table:table-cell>
          <table:table-cell table:formula="of:=SUBSTITUTE(SUBSTITUTE([.A3245];&quot;(+15.99)&quot;;&quot;&quot;);&quot;(+57.02)&quot;;&quot;&quot;)" office:value-type="string" office:string-value="GMCPSQLHALPK" calcext:value-type="string">
            <text:p>GMCPSQLHALPK</text:p>
          </table:table-cell>
        </table:table-row>
        <table:table-row table:style-name="ro1">
          <table:table-cell office:value-type="string" calcext:value-type="string">
            <text:p>C(+57.02)HLFYEAKVLR</text:p>
          </table:table-cell>
          <table:table-cell table:formula="of:=SUBSTITUTE(SUBSTITUTE([.A3246];&quot;(+15.99)&quot;;&quot;&quot;);&quot;(+57.02)&quot;;&quot;&quot;)" office:value-type="string" office:string-value="CHLFYEAKVLR" calcext:value-type="string">
            <text:p>CHLFYEAKVLR</text:p>
          </table:table-cell>
        </table:table-row>
        <table:table-row table:style-name="ro1">
          <table:table-cell office:value-type="string" calcext:value-type="string">
            <text:p>DYYYEKPLR</text:p>
          </table:table-cell>
          <table:table-cell table:formula="of:=SUBSTITUTE(SUBSTITUTE([.A3247];&quot;(+15.99)&quot;;&quot;&quot;);&quot;(+57.02)&quot;;&quot;&quot;)" office:value-type="string" office:string-value="DYYYEKPLR" calcext:value-type="string">
            <text:p>DYYYEKPLR</text:p>
          </table:table-cell>
        </table:table-row>
        <table:table-row table:style-name="ro1">
          <table:table-cell office:value-type="string" calcext:value-type="string">
            <text:p>C(+57.02)HWFTAVDASLEPPER</text:p>
          </table:table-cell>
          <table:table-cell table:formula="of:=SUBSTITUTE(SUBSTITUTE([.A3248];&quot;(+15.99)&quot;;&quot;&quot;);&quot;(+57.02)&quot;;&quot;&quot;)" office:value-type="string" office:string-value="CHWFTAVDASLEPPER" calcext:value-type="string">
            <text:p>CHWFTAVDASLEPPER</text:p>
          </table:table-cell>
        </table:table-row>
        <table:table-row table:style-name="ro1">
          <table:table-cell office:value-type="string" calcext:value-type="string">
            <text:p>QPNDERVK</text:p>
          </table:table-cell>
          <table:table-cell table:formula="of:=SUBSTITUTE(SUBSTITUTE([.A3249];&quot;(+15.99)&quot;;&quot;&quot;);&quot;(+57.02)&quot;;&quot;&quot;)" office:value-type="string" office:string-value="QPNDERVK" calcext:value-type="string">
            <text:p>QPNDERVK</text:p>
          </table:table-cell>
        </table:table-row>
        <table:table-row table:style-name="ro1">
          <table:table-cell office:value-type="string" calcext:value-type="string">
            <text:p>RYTVWLPFDNK</text:p>
          </table:table-cell>
          <table:table-cell table:formula="of:=SUBSTITUTE(SUBSTITUTE([.A3250];&quot;(+15.99)&quot;;&quot;&quot;);&quot;(+57.02)&quot;;&quot;&quot;)" office:value-type="string" office:string-value="RYTVWLPFDNK" calcext:value-type="string">
            <text:p>RYTVWLPFDNK</text:p>
          </table:table-cell>
        </table:table-row>
        <table:table-row table:style-name="ro1">
          <table:table-cell office:value-type="string" calcext:value-type="string">
            <text:p>ETSDVSGHETYK</text:p>
          </table:table-cell>
          <table:table-cell table:formula="of:=SUBSTITUTE(SUBSTITUTE([.A3251];&quot;(+15.99)&quot;;&quot;&quot;);&quot;(+57.02)&quot;;&quot;&quot;)" office:value-type="string" office:string-value="ETSDVSGHETYK" calcext:value-type="string">
            <text:p>ETSDVSGHETYK</text:p>
          </table:table-cell>
        </table:table-row>
        <table:table-row table:style-name="ro1">
          <table:table-cell office:value-type="string" calcext:value-type="string">
            <text:p>TLNTDKC(+57.02)AAENELPGAR</text:p>
          </table:table-cell>
          <table:table-cell table:formula="of:=SUBSTITUTE(SUBSTITUTE([.A3252];&quot;(+15.99)&quot;;&quot;&quot;);&quot;(+57.02)&quot;;&quot;&quot;)" office:value-type="string" office:string-value="TLNTDKCAAENELPGAR" calcext:value-type="string">
            <text:p>TLNTDKCAAENELPGAR</text:p>
          </table:table-cell>
        </table:table-row>
        <table:table-row table:style-name="ro1">
          <table:table-cell office:value-type="string" calcext:value-type="string">
            <text:p>QVWMM(+15.99)LNLLLDK</text:p>
          </table:table-cell>
          <table:table-cell table:formula="of:=SUBSTITUTE(SUBSTITUTE([.A3253];&quot;(+15.99)&quot;;&quot;&quot;);&quot;(+57.02)&quot;;&quot;&quot;)" office:value-type="string" office:string-value="QVWMMLNLLLDK" calcext:value-type="string">
            <text:p>QVWMMLNLLLDK</text:p>
          </table:table-cell>
        </table:table-row>
        <table:table-row table:style-name="ro1">
          <table:table-cell office:value-type="string" calcext:value-type="string">
            <text:p>EADDDVNM(+15.99)DK</text:p>
          </table:table-cell>
          <table:table-cell table:formula="of:=SUBSTITUTE(SUBSTITUTE([.A3254];&quot;(+15.99)&quot;;&quot;&quot;);&quot;(+57.02)&quot;;&quot;&quot;)" office:value-type="string" office:string-value="EADDDVNMDK" calcext:value-type="string">
            <text:p>EADDDVNMDK</text:p>
          </table:table-cell>
        </table:table-row>
        <table:table-row table:style-name="ro1">
          <table:table-cell office:value-type="string" calcext:value-type="string">
            <text:p>WENDLSYGLHLLLR</text:p>
          </table:table-cell>
          <table:table-cell table:formula="of:=SUBSTITUTE(SUBSTITUTE([.A3255];&quot;(+15.99)&quot;;&quot;&quot;);&quot;(+57.02)&quot;;&quot;&quot;)" office:value-type="string" office:string-value="WENDLSYGLHLLLR" calcext:value-type="string">
            <text:p>WENDLSYGLHLLLR</text:p>
          </table:table-cell>
        </table:table-row>
        <table:table-row table:style-name="ro1">
          <table:table-cell office:value-type="string" calcext:value-type="string">
            <text:p>DGYAWLDELVGNLSLR</text:p>
          </table:table-cell>
          <table:table-cell table:formula="of:=SUBSTITUTE(SUBSTITUTE([.A3256];&quot;(+15.99)&quot;;&quot;&quot;);&quot;(+57.02)&quot;;&quot;&quot;)" office:value-type="string" office:string-value="DGYAWLDELVGNLSLR" calcext:value-type="string">
            <text:p>DGYAWLDELVGNLSLR</text:p>
          </table:table-cell>
        </table:table-row>
        <table:table-row table:style-name="ro1">
          <table:table-cell office:value-type="string" calcext:value-type="string">
            <text:p>RETYPSDPSSVDGLK</text:p>
          </table:table-cell>
          <table:table-cell table:formula="of:=SUBSTITUTE(SUBSTITUTE([.A3257];&quot;(+15.99)&quot;;&quot;&quot;);&quot;(+57.02)&quot;;&quot;&quot;)" office:value-type="string" office:string-value="RETYPSDPSSVDGLK" calcext:value-type="string">
            <text:p>RETYPSDPSSVDGLK</text:p>
          </table:table-cell>
        </table:table-row>
        <table:table-row table:style-name="ro1">
          <table:table-cell office:value-type="string" calcext:value-type="string">
            <text:p>EPNNVHVLC(+57.02)HK</text:p>
          </table:table-cell>
          <table:table-cell table:formula="of:=SUBSTITUTE(SUBSTITUTE([.A3258];&quot;(+15.99)&quot;;&quot;&quot;);&quot;(+57.02)&quot;;&quot;&quot;)" office:value-type="string" office:string-value="EPNNVHVLCHK" calcext:value-type="string">
            <text:p>EPNNVHVLCHK</text:p>
          </table:table-cell>
        </table:table-row>
        <table:table-row table:style-name="ro1">
          <table:table-cell office:value-type="string" calcext:value-type="string">
            <text:p>KAVYRNYDEEAR</text:p>
          </table:table-cell>
          <table:table-cell table:formula="of:=SUBSTITUTE(SUBSTITUTE([.A3259];&quot;(+15.99)&quot;;&quot;&quot;);&quot;(+57.02)&quot;;&quot;&quot;)" office:value-type="string" office:string-value="KAVYRNYDEEAR" calcext:value-type="string">
            <text:p>KAVYRNYDEEAR</text:p>
          </table:table-cell>
        </table:table-row>
        <table:table-row table:style-name="ro1">
          <table:table-cell office:value-type="string" calcext:value-type="string">
            <text:p>TTVMC(+57.02)GADANHLDVAAK</text:p>
          </table:table-cell>
          <table:table-cell table:formula="of:=SUBSTITUTE(SUBSTITUTE([.A3260];&quot;(+15.99)&quot;;&quot;&quot;);&quot;(+57.02)&quot;;&quot;&quot;)" office:value-type="string" office:string-value="TTVMCGADANHLDVAAK" calcext:value-type="string">
            <text:p>TTVMCGADANHLDVAAK</text:p>
          </table:table-cell>
        </table:table-row>
        <table:table-row table:style-name="ro1">
          <table:table-cell office:value-type="string" calcext:value-type="string">
            <text:p>C(+57.02)HANSDDGHK</text:p>
          </table:table-cell>
          <table:table-cell table:formula="of:=SUBSTITUTE(SUBSTITUTE([.A3261];&quot;(+15.99)&quot;;&quot;&quot;);&quot;(+57.02)&quot;;&quot;&quot;)" office:value-type="string" office:string-value="CHANSDDGHK" calcext:value-type="string">
            <text:p>CHANSDDGHK</text:p>
          </table:table-cell>
        </table:table-row>
        <table:table-row table:style-name="ro1">
          <table:table-cell office:value-type="string" calcext:value-type="string">
            <text:p>HNC(+57.02)C(+57.02)ADELVGLLK</text:p>
          </table:table-cell>
          <table:table-cell table:formula="of:=SUBSTITUTE(SUBSTITUTE([.A3262];&quot;(+15.99)&quot;;&quot;&quot;);&quot;(+57.02)&quot;;&quot;&quot;)" office:value-type="string" office:string-value="HNCCADELVGLLK" calcext:value-type="string">
            <text:p>HNCCADELVGLLK</text:p>
          </table:table-cell>
        </table:table-row>
        <table:table-row table:style-name="ro1">
          <table:table-cell office:value-type="string" calcext:value-type="string">
            <text:p>LAVLASGADRKEAVK</text:p>
          </table:table-cell>
          <table:table-cell table:formula="of:=SUBSTITUTE(SUBSTITUTE([.A3263];&quot;(+15.99)&quot;;&quot;&quot;);&quot;(+57.02)&quot;;&quot;&quot;)" office:value-type="string" office:string-value="LAVLASGADRKEAVK" calcext:value-type="string">
            <text:p>LAVLASGADRKEAVK</text:p>
          </table:table-cell>
        </table:table-row>
        <table:table-row table:style-name="ro1">
          <table:table-cell office:value-type="string" calcext:value-type="string">
            <text:p>NWNFM(+15.99)QQK</text:p>
          </table:table-cell>
          <table:table-cell table:formula="of:=SUBSTITUTE(SUBSTITUTE([.A3264];&quot;(+15.99)&quot;;&quot;&quot;);&quot;(+57.02)&quot;;&quot;&quot;)" office:value-type="string" office:string-value="NWNFMQQK" calcext:value-type="string">
            <text:p>NWNFMQQK</text:p>
          </table:table-cell>
        </table:table-row>
        <table:table-row table:style-name="ro1">
          <table:table-cell office:value-type="string" calcext:value-type="string">
            <text:p>NVYEQLAEPAAMR</text:p>
          </table:table-cell>
          <table:table-cell table:formula="of:=SUBSTITUTE(SUBSTITUTE([.A3265];&quot;(+15.99)&quot;;&quot;&quot;);&quot;(+57.02)&quot;;&quot;&quot;)" office:value-type="string" office:string-value="NVYEQLAEPAAMR" calcext:value-type="string">
            <text:p>NVYEQLAEPAAMR</text:p>
          </table:table-cell>
        </table:table-row>
        <table:table-row table:style-name="ro1">
          <table:table-cell office:value-type="string" calcext:value-type="string">
            <text:p>QC(+57.02)PVEVAGM(+15.99)ALR</text:p>
          </table:table-cell>
          <table:table-cell table:formula="of:=SUBSTITUTE(SUBSTITUTE([.A3266];&quot;(+15.99)&quot;;&quot;&quot;);&quot;(+57.02)&quot;;&quot;&quot;)" office:value-type="string" office:string-value="QCPVEVAGMALR" calcext:value-type="string">
            <text:p>QCPVEVAGMALR</text:p>
          </table:table-cell>
        </table:table-row>
        <table:table-row table:style-name="ro1">
          <table:table-cell office:value-type="string" calcext:value-type="string">
            <text:p>LANHVM(+15.99)MSSAK</text:p>
          </table:table-cell>
          <table:table-cell table:formula="of:=SUBSTITUTE(SUBSTITUTE([.A3267];&quot;(+15.99)&quot;;&quot;&quot;);&quot;(+57.02)&quot;;&quot;&quot;)" office:value-type="string" office:string-value="LANHVMMSSAK" calcext:value-type="string">
            <text:p>LANHVMMSSAK</text:p>
          </table:table-cell>
        </table:table-row>
        <table:table-row table:style-name="ro1">
          <table:table-cell office:value-type="string" calcext:value-type="string">
            <text:p>SGPLNGDMDSM(+15.99)QDK</text:p>
          </table:table-cell>
          <table:table-cell table:formula="of:=SUBSTITUTE(SUBSTITUTE([.A3268];&quot;(+15.99)&quot;;&quot;&quot;);&quot;(+57.02)&quot;;&quot;&quot;)" office:value-type="string" office:string-value="SGPLNGDMDSMQDK" calcext:value-type="string">
            <text:p>SGPLNGDMDSMQDK</text:p>
          </table:table-cell>
        </table:table-row>
        <table:table-row table:style-name="ro1">
          <table:table-cell office:value-type="string" calcext:value-type="string">
            <text:p>KFLPVLATKEYK</text:p>
          </table:table-cell>
          <table:table-cell table:formula="of:=SUBSTITUTE(SUBSTITUTE([.A3269];&quot;(+15.99)&quot;;&quot;&quot;);&quot;(+57.02)&quot;;&quot;&quot;)" office:value-type="string" office:string-value="KFLPVLATKEYK" calcext:value-type="string">
            <text:p>KFLPVLATKEYK</text:p>
          </table:table-cell>
        </table:table-row>
        <table:table-row table:style-name="ro1">
          <table:table-cell office:value-type="string" calcext:value-type="string">
            <text:p>DDDC(+57.02)AVYPLK</text:p>
          </table:table-cell>
          <table:table-cell table:formula="of:=SUBSTITUTE(SUBSTITUTE([.A3270];&quot;(+15.99)&quot;;&quot;&quot;);&quot;(+57.02)&quot;;&quot;&quot;)" office:value-type="string" office:string-value="DDDCAVYPLK" calcext:value-type="string">
            <text:p>DDDCAVYPLK</text:p>
          </table:table-cell>
        </table:table-row>
        <table:table-row table:style-name="ro1">
          <table:table-cell office:value-type="string" calcext:value-type="string">
            <text:p>FLEWMMPLDEGADDVLR</text:p>
          </table:table-cell>
          <table:table-cell table:formula="of:=SUBSTITUTE(SUBSTITUTE([.A3271];&quot;(+15.99)&quot;;&quot;&quot;);&quot;(+57.02)&quot;;&quot;&quot;)" office:value-type="string" office:string-value="FLEWMMPLDEGADDVLR" calcext:value-type="string">
            <text:p>FLEWMMPLDEGADDVLR</text:p>
          </table:table-cell>
        </table:table-row>
        <table:table-row table:style-name="ro1">
          <table:table-cell office:value-type="string" calcext:value-type="string">
            <text:p>EPSLLNRSADVVK</text:p>
          </table:table-cell>
          <table:table-cell table:formula="of:=SUBSTITUTE(SUBSTITUTE([.A3272];&quot;(+15.99)&quot;;&quot;&quot;);&quot;(+57.02)&quot;;&quot;&quot;)" office:value-type="string" office:string-value="EPSLLNRSADVVK" calcext:value-type="string">
            <text:p>EPSLLNRSADVVK</text:p>
          </table:table-cell>
        </table:table-row>
        <table:table-row table:style-name="ro1">
          <table:table-cell office:value-type="string" calcext:value-type="string">
            <text:p>C(+57.02)C(+57.02)RC(+57.02)HAGVNFHWSVK</text:p>
          </table:table-cell>
          <table:table-cell table:formula="of:=SUBSTITUTE(SUBSTITUTE([.A3273];&quot;(+15.99)&quot;;&quot;&quot;);&quot;(+57.02)&quot;;&quot;&quot;)" office:value-type="string" office:string-value="CCRCHAGVNFHWSVK" calcext:value-type="string">
            <text:p>CCRCHAGVNFHWSVK</text:p>
          </table:table-cell>
        </table:table-row>
        <table:table-row table:style-name="ro1">
          <table:table-cell office:value-type="string" calcext:value-type="string">
            <text:p>KPVALC(+57.02)EAKR</text:p>
          </table:table-cell>
          <table:table-cell table:formula="of:=SUBSTITUTE(SUBSTITUTE([.A3274];&quot;(+15.99)&quot;;&quot;&quot;);&quot;(+57.02)&quot;;&quot;&quot;)" office:value-type="string" office:string-value="KPVALCEAKR" calcext:value-type="string">
            <text:p>KPVALCEAKR</text:p>
          </table:table-cell>
        </table:table-row>
        <table:table-row table:style-name="ro1">
          <table:table-cell office:value-type="string" calcext:value-type="string">
            <text:p>LQFEVAPLATER</text:p>
          </table:table-cell>
          <table:table-cell table:formula="of:=SUBSTITUTE(SUBSTITUTE([.A3275];&quot;(+15.99)&quot;;&quot;&quot;);&quot;(+57.02)&quot;;&quot;&quot;)" office:value-type="string" office:string-value="LQFEVAPLATER" calcext:value-type="string">
            <text:p>LQFEVAPLATER</text:p>
          </table:table-cell>
        </table:table-row>
        <table:table-row table:style-name="ro1">
          <table:table-cell office:value-type="string" calcext:value-type="string">
            <text:p>AEWLKLVAEYFGK</text:p>
          </table:table-cell>
          <table:table-cell table:formula="of:=SUBSTITUTE(SUBSTITUTE([.A3276];&quot;(+15.99)&quot;;&quot;&quot;);&quot;(+57.02)&quot;;&quot;&quot;)" office:value-type="string" office:string-value="AEWLKLVAEYFGK" calcext:value-type="string">
            <text:p>AEWLKLVAEYFGK</text:p>
          </table:table-cell>
        </table:table-row>
        <table:table-row table:style-name="ro1">
          <table:table-cell office:value-type="string" calcext:value-type="string">
            <text:p>QNRLLNVEM(+15.99)NEPFK</text:p>
          </table:table-cell>
          <table:table-cell table:formula="of:=SUBSTITUTE(SUBSTITUTE([.A3277];&quot;(+15.99)&quot;;&quot;&quot;);&quot;(+57.02)&quot;;&quot;&quot;)" office:value-type="string" office:string-value="QNRLLNVEMNEPFK" calcext:value-type="string">
            <text:p>QNRLLNVEMNEPFK</text:p>
          </table:table-cell>
        </table:table-row>
        <table:table-row table:style-name="ro1">
          <table:table-cell office:value-type="string" calcext:value-type="string">
            <text:p>TPDNEVQDPAK</text:p>
          </table:table-cell>
          <table:table-cell table:formula="of:=SUBSTITUTE(SUBSTITUTE([.A3278];&quot;(+15.99)&quot;;&quot;&quot;);&quot;(+57.02)&quot;;&quot;&quot;)" office:value-type="string" office:string-value="TPDNEVQDPAK" calcext:value-type="string">
            <text:p>TPDNEVQDPAK</text:p>
          </table:table-cell>
        </table:table-row>
        <table:table-row table:style-name="ro1">
          <table:table-cell office:value-type="string" calcext:value-type="string">
            <text:p>QNEHAPC(+57.02)MHTK</text:p>
          </table:table-cell>
          <table:table-cell table:formula="of:=SUBSTITUTE(SUBSTITUTE([.A3279];&quot;(+15.99)&quot;;&quot;&quot;);&quot;(+57.02)&quot;;&quot;&quot;)" office:value-type="string" office:string-value="QNEHAPCMHTK" calcext:value-type="string">
            <text:p>QNEHAPCMHTK</text:p>
          </table:table-cell>
        </table:table-row>
        <table:table-row table:style-name="ro1">
          <table:table-cell office:value-type="string" calcext:value-type="string">
            <text:p>KFLYPDLQFK</text:p>
          </table:table-cell>
          <table:table-cell table:formula="of:=SUBSTITUTE(SUBSTITUTE([.A3280];&quot;(+15.99)&quot;;&quot;&quot;);&quot;(+57.02)&quot;;&quot;&quot;)" office:value-type="string" office:string-value="KFLYPDLQFK" calcext:value-type="string">
            <text:p>KFLYPDLQFK</text:p>
          </table:table-cell>
        </table:table-row>
        <table:table-row table:style-name="ro1">
          <table:table-cell office:value-type="string" calcext:value-type="string">
            <text:p>WC(+57.02)C(+57.02)M(+15.99)NNLLR</text:p>
          </table:table-cell>
          <table:table-cell table:formula="of:=SUBSTITUTE(SUBSTITUTE([.A3281];&quot;(+15.99)&quot;;&quot;&quot;);&quot;(+57.02)&quot;;&quot;&quot;)" office:value-type="string" office:string-value="WCCMNNLLR" calcext:value-type="string">
            <text:p>WCCMNNLLR</text:p>
          </table:table-cell>
        </table:table-row>
        <table:table-row table:style-name="ro1">
          <table:table-cell office:value-type="string" calcext:value-type="string">
            <text:p>QRLSMTTDGLK</text:p>
          </table:table-cell>
          <table:table-cell table:formula="of:=SUBSTITUTE(SUBSTITUTE([.A3282];&quot;(+15.99)&quot;;&quot;&quot;);&quot;(+57.02)&quot;;&quot;&quot;)" office:value-type="string" office:string-value="QRLSMTTDGLK" calcext:value-type="string">
            <text:p>QRLSMTTDGLK</text:p>
          </table:table-cell>
        </table:table-row>
        <table:table-row table:style-name="ro1">
          <table:table-cell office:value-type="string" calcext:value-type="string">
            <text:p>KDWSNENLLQWK</text:p>
          </table:table-cell>
          <table:table-cell table:formula="of:=SUBSTITUTE(SUBSTITUTE([.A3283];&quot;(+15.99)&quot;;&quot;&quot;);&quot;(+57.02)&quot;;&quot;&quot;)" office:value-type="string" office:string-value="KDWSNENLLQWK" calcext:value-type="string">
            <text:p>KDWSNENLLQWK</text:p>
          </table:table-cell>
        </table:table-row>
        <table:table-row table:style-name="ro1">
          <table:table-cell office:value-type="string" calcext:value-type="string">
            <text:p>VLLTM(+15.99)DSC(+57.02)KWER</text:p>
          </table:table-cell>
          <table:table-cell table:formula="of:=SUBSTITUTE(SUBSTITUTE([.A3284];&quot;(+15.99)&quot;;&quot;&quot;);&quot;(+57.02)&quot;;&quot;&quot;)" office:value-type="string" office:string-value="VLLTMDSCKWER" calcext:value-type="string">
            <text:p>VLLTMDSCKWER</text:p>
          </table:table-cell>
        </table:table-row>
        <table:table-row table:style-name="ro1">
          <table:table-cell office:value-type="string" calcext:value-type="string">
            <text:p>KSATTTAEQVASK</text:p>
          </table:table-cell>
          <table:table-cell table:formula="of:=SUBSTITUTE(SUBSTITUTE([.A3285];&quot;(+15.99)&quot;;&quot;&quot;);&quot;(+57.02)&quot;;&quot;&quot;)" office:value-type="string" office:string-value="KSATTTAEQVASK" calcext:value-type="string">
            <text:p>KSATTTAEQVASK</text:p>
          </table:table-cell>
        </table:table-row>
        <table:table-row table:style-name="ro2">
          <table:table-cell office:value-type="string" calcext:value-type="string">
            <text:p>AQHPLDVMGHVPWDC(+57.02)GK</text:p>
          </table:table-cell>
          <table:table-cell table:formula="of:=SUBSTITUTE(SUBSTITUTE([.A3286];&quot;(+15.99)&quot;;&quot;&quot;);&quot;(+57.02)&quot;;&quot;&quot;)" office:value-type="string" office:string-value="AQHPLDVMGHVPWDCGK" calcext:value-type="string">
            <text:p>AQHPLDVMGHVPWDCGK</text:p>
          </table:table-cell>
        </table:table-row>
        <table:table-row table:style-name="ro1">
          <table:table-cell office:value-type="string" calcext:value-type="string">
            <text:p>NVLEPASAFATK</text:p>
          </table:table-cell>
          <table:table-cell table:formula="of:=SUBSTITUTE(SUBSTITUTE([.A3287];&quot;(+15.99)&quot;;&quot;&quot;);&quot;(+57.02)&quot;;&quot;&quot;)" office:value-type="string" office:string-value="NVLEPASAFATK" calcext:value-type="string">
            <text:p>NVLEPASAFATK</text:p>
          </table:table-cell>
        </table:table-row>
        <table:table-row table:style-name="ro2">
          <table:table-cell office:value-type="string" calcext:value-type="string">
            <text:p>SWWM(+15.99)DTTATLLTQLRWPAAR</text:p>
          </table:table-cell>
          <table:table-cell table:formula="of:=SUBSTITUTE(SUBSTITUTE([.A3288];&quot;(+15.99)&quot;;&quot;&quot;);&quot;(+57.02)&quot;;&quot;&quot;)" office:value-type="string" office:string-value="SWWMDTTATLLTQLRWPAAR" calcext:value-type="string">
            <text:p>SWWMDTTATLLTQLRWPAAR</text:p>
          </table:table-cell>
        </table:table-row>
        <table:table-row table:style-name="ro1">
          <table:table-cell office:value-type="string" calcext:value-type="string">
            <text:p>KWEVLDNQVLVER</text:p>
          </table:table-cell>
          <table:table-cell table:formula="of:=SUBSTITUTE(SUBSTITUTE([.A3289];&quot;(+15.99)&quot;;&quot;&quot;);&quot;(+57.02)&quot;;&quot;&quot;)" office:value-type="string" office:string-value="KWEVLDNQVLVER" calcext:value-type="string">
            <text:p>KWEVLDNQVLVER</text:p>
          </table:table-cell>
        </table:table-row>
        <table:table-row table:style-name="ro1">
          <table:table-cell office:value-type="string" calcext:value-type="string">
            <text:p>WDLLVAEGENKR</text:p>
          </table:table-cell>
          <table:table-cell table:formula="of:=SUBSTITUTE(SUBSTITUTE([.A3290];&quot;(+15.99)&quot;;&quot;&quot;);&quot;(+57.02)&quot;;&quot;&quot;)" office:value-type="string" office:string-value="WDLLVAEGENKR" calcext:value-type="string">
            <text:p>WDLLVAEGENKR</text:p>
          </table:table-cell>
        </table:table-row>
        <table:table-row table:style-name="ro1">
          <table:table-cell office:value-type="string" calcext:value-type="string">
            <text:p>QNEEAAHM(+15.99)AK</text:p>
          </table:table-cell>
          <table:table-cell table:formula="of:=SUBSTITUTE(SUBSTITUTE([.A3291];&quot;(+15.99)&quot;;&quot;&quot;);&quot;(+57.02)&quot;;&quot;&quot;)" office:value-type="string" office:string-value="QNEEAAHMAK" calcext:value-type="string">
            <text:p>QNEEAAHMAK</text:p>
          </table:table-cell>
        </table:table-row>
        <table:table-row table:style-name="ro1">
          <table:table-cell office:value-type="string" calcext:value-type="string">
            <text:p>SSEEMYPGK</text:p>
          </table:table-cell>
          <table:table-cell table:formula="of:=SUBSTITUTE(SUBSTITUTE([.A3292];&quot;(+15.99)&quot;;&quot;&quot;);&quot;(+57.02)&quot;;&quot;&quot;)" office:value-type="string" office:string-value="SSEEMYPGK" calcext:value-type="string">
            <text:p>SSEEMYPGK</text:p>
          </table:table-cell>
        </table:table-row>
        <table:table-row table:style-name="ro2">
          <table:table-cell office:value-type="string" calcext:value-type="string">
            <text:p>HRYWNYDQSKDLLPNTNAK</text:p>
          </table:table-cell>
          <table:table-cell table:formula="of:=SUBSTITUTE(SUBSTITUTE([.A3293];&quot;(+15.99)&quot;;&quot;&quot;);&quot;(+57.02)&quot;;&quot;&quot;)" office:value-type="string" office:string-value="HRYWNYDQSKDLLPNTNAK" calcext:value-type="string">
            <text:p>HRYWNYDQSKDLLPNTNAK</text:p>
          </table:table-cell>
        </table:table-row>
        <table:table-row table:style-name="ro1">
          <table:table-cell office:value-type="string" calcext:value-type="string">
            <text:p>ERC(+57.02)TM(+15.99)QWSSLNALK</text:p>
          </table:table-cell>
          <table:table-cell table:formula="of:=SUBSTITUTE(SUBSTITUTE([.A3294];&quot;(+15.99)&quot;;&quot;&quot;);&quot;(+57.02)&quot;;&quot;&quot;)" office:value-type="string" office:string-value="ERCTMQWSSLNALK" calcext:value-type="string">
            <text:p>ERCTMQWSSLNALK</text:p>
          </table:table-cell>
        </table:table-row>
        <table:table-row table:style-name="ro1">
          <table:table-cell office:value-type="string" calcext:value-type="string">
            <text:p>EEREWYLKDNK</text:p>
          </table:table-cell>
          <table:table-cell table:formula="of:=SUBSTITUTE(SUBSTITUTE([.A3295];&quot;(+15.99)&quot;;&quot;&quot;);&quot;(+57.02)&quot;;&quot;&quot;)" office:value-type="string" office:string-value="EEREWYLKDNK" calcext:value-type="string">
            <text:p>EEREWYLKDNK</text:p>
          </table:table-cell>
        </table:table-row>
        <table:table-row table:style-name="ro1">
          <table:table-cell office:value-type="string" calcext:value-type="string">
            <text:p>LAGWPHEVPVLRDVAK</text:p>
          </table:table-cell>
          <table:table-cell table:formula="of:=SUBSTITUTE(SUBSTITUTE([.A3296];&quot;(+15.99)&quot;;&quot;&quot;);&quot;(+57.02)&quot;;&quot;&quot;)" office:value-type="string" office:string-value="LAGWPHEVPVLRDVAK" calcext:value-type="string">
            <text:p>LAGWPHEVPVLRDVAK</text:p>
          </table:table-cell>
        </table:table-row>
        <table:table-row table:style-name="ro1">
          <table:table-cell office:value-type="string" calcext:value-type="string">
            <text:p>QEWKWVELGLPTEK</text:p>
          </table:table-cell>
          <table:table-cell table:formula="of:=SUBSTITUTE(SUBSTITUTE([.A3297];&quot;(+15.99)&quot;;&quot;&quot;);&quot;(+57.02)&quot;;&quot;&quot;)" office:value-type="string" office:string-value="QEWKWVELGLPTEK" calcext:value-type="string">
            <text:p>QEWKWVELGLPTEK</text:p>
          </table:table-cell>
        </table:table-row>
        <table:table-row table:style-name="ro1">
          <table:table-cell office:value-type="string" calcext:value-type="string">
            <text:p>NGDDVVAQAEDQGAK</text:p>
          </table:table-cell>
          <table:table-cell table:formula="of:=SUBSTITUTE(SUBSTITUTE([.A3298];&quot;(+15.99)&quot;;&quot;&quot;);&quot;(+57.02)&quot;;&quot;&quot;)" office:value-type="string" office:string-value="NGDDVVAQAEDQGAK" calcext:value-type="string">
            <text:p>NGDDVVAQAEDQGAK</text:p>
          </table:table-cell>
        </table:table-row>
        <table:table-row table:style-name="ro1">
          <table:table-cell office:value-type="string" calcext:value-type="string">
            <text:p>QSLWEEQKMPVRNR</text:p>
          </table:table-cell>
          <table:table-cell table:formula="of:=SUBSTITUTE(SUBSTITUTE([.A3299];&quot;(+15.99)&quot;;&quot;&quot;);&quot;(+57.02)&quot;;&quot;&quot;)" office:value-type="string" office:string-value="QSLWEEQKMPVRNR" calcext:value-type="string">
            <text:p>QSLWEEQKMPVRNR</text:p>
          </table:table-cell>
        </table:table-row>
        <table:table-row table:style-name="ro2">
          <table:table-cell office:value-type="string" calcext:value-type="string">
            <text:p>GYEWYWWTM(+15.99)ESLEC(+57.02)SGLR</text:p>
          </table:table-cell>
          <table:table-cell table:formula="of:=SUBSTITUTE(SUBSTITUTE([.A3300];&quot;(+15.99)&quot;;&quot;&quot;);&quot;(+57.02)&quot;;&quot;&quot;)" office:value-type="string" office:string-value="GYEWYWWTMESLECSGLR" calcext:value-type="string">
            <text:p>GYEWYWWTMESLECSGLR</text:p>
          </table:table-cell>
        </table:table-row>
        <table:table-row table:style-name="ro1">
          <table:table-cell office:value-type="string" calcext:value-type="string">
            <text:p>KEPETLC(+57.02)PK</text:p>
          </table:table-cell>
          <table:table-cell table:formula="of:=SUBSTITUTE(SUBSTITUTE([.A3301];&quot;(+15.99)&quot;;&quot;&quot;);&quot;(+57.02)&quot;;&quot;&quot;)" office:value-type="string" office:string-value="KEPETLCPK" calcext:value-type="string">
            <text:p>KEPETLCPK</text:p>
          </table:table-cell>
        </table:table-row>
        <table:table-row table:style-name="ro1">
          <table:table-cell office:value-type="string" calcext:value-type="string">
            <text:p>C(+57.02)GDYWAEVLAR</text:p>
          </table:table-cell>
          <table:table-cell table:formula="of:=SUBSTITUTE(SUBSTITUTE([.A3302];&quot;(+15.99)&quot;;&quot;&quot;);&quot;(+57.02)&quot;;&quot;&quot;)" office:value-type="string" office:string-value="CGDYWAEVLAR" calcext:value-type="string">
            <text:p>CGDYWAEVLAR</text:p>
          </table:table-cell>
        </table:table-row>
        <table:table-row table:style-name="ro1">
          <table:table-cell office:value-type="string" calcext:value-type="string">
            <text:p>SLNAVSHLPLGETADR</text:p>
          </table:table-cell>
          <table:table-cell table:formula="of:=SUBSTITUTE(SUBSTITUTE([.A3303];&quot;(+15.99)&quot;;&quot;&quot;);&quot;(+57.02)&quot;;&quot;&quot;)" office:value-type="string" office:string-value="SLNAVSHLPLGETADR" calcext:value-type="string">
            <text:p>SLNAVSHLPLGETADR</text:p>
          </table:table-cell>
        </table:table-row>
        <table:table-row table:style-name="ro1">
          <table:table-cell office:value-type="string" calcext:value-type="string">
            <text:p>M(+15.99)VLSPEQWPPK</text:p>
          </table:table-cell>
          <table:table-cell table:formula="of:=SUBSTITUTE(SUBSTITUTE([.A3304];&quot;(+15.99)&quot;;&quot;&quot;);&quot;(+57.02)&quot;;&quot;&quot;)" office:value-type="string" office:string-value="MVLSPEQWPPK" calcext:value-type="string">
            <text:p>MVLSPEQWPPK</text:p>
          </table:table-cell>
        </table:table-row>
        <table:table-row table:style-name="ro1">
          <table:table-cell office:value-type="string" calcext:value-type="string">
            <text:p>QWPSGLESQNK</text:p>
          </table:table-cell>
          <table:table-cell table:formula="of:=SUBSTITUTE(SUBSTITUTE([.A3305];&quot;(+15.99)&quot;;&quot;&quot;);&quot;(+57.02)&quot;;&quot;&quot;)" office:value-type="string" office:string-value="QWPSGLESQNK" calcext:value-type="string">
            <text:p>QWPSGLESQNK</text:p>
          </table:table-cell>
        </table:table-row>
        <table:table-row table:style-name="ro1">
          <table:table-cell office:value-type="string" calcext:value-type="string">
            <text:p>EKRSDLDEARNK</text:p>
          </table:table-cell>
          <table:table-cell table:formula="of:=SUBSTITUTE(SUBSTITUTE([.A3306];&quot;(+15.99)&quot;;&quot;&quot;);&quot;(+57.02)&quot;;&quot;&quot;)" office:value-type="string" office:string-value="EKRSDLDEARNK" calcext:value-type="string">
            <text:p>EKRSDLDEARNK</text:p>
          </table:table-cell>
        </table:table-row>
        <table:table-row table:style-name="ro1">
          <table:table-cell office:value-type="string" calcext:value-type="string">
            <text:p>QNWLDEPYLLLTDKK</text:p>
          </table:table-cell>
          <table:table-cell table:formula="of:=SUBSTITUTE(SUBSTITUTE([.A3307];&quot;(+15.99)&quot;;&quot;&quot;);&quot;(+57.02)&quot;;&quot;&quot;)" office:value-type="string" office:string-value="QNWLDEPYLLLTDKK" calcext:value-type="string">
            <text:p>QNWLDEPYLLLTDKK</text:p>
          </table:table-cell>
        </table:table-row>
        <table:table-row table:style-name="ro1">
          <table:table-cell office:value-type="string" calcext:value-type="string">
            <text:p>NNWGM(+15.99)TPK</text:p>
          </table:table-cell>
          <table:table-cell table:formula="of:=SUBSTITUTE(SUBSTITUTE([.A3308];&quot;(+15.99)&quot;;&quot;&quot;);&quot;(+57.02)&quot;;&quot;&quot;)" office:value-type="string" office:string-value="NNWGMTPK" calcext:value-type="string">
            <text:p>NNWGMTPK</text:p>
          </table:table-cell>
        </table:table-row>
        <table:table-row table:style-name="ro1">
          <table:table-cell office:value-type="string" calcext:value-type="string">
            <text:p>LYM(+15.99)KPPENKDVLR</text:p>
          </table:table-cell>
          <table:table-cell table:formula="of:=SUBSTITUTE(SUBSTITUTE([.A3309];&quot;(+15.99)&quot;;&quot;&quot;);&quot;(+57.02)&quot;;&quot;&quot;)" office:value-type="string" office:string-value="LYMKPPENKDVLR" calcext:value-type="string">
            <text:p>LYMKPPENKDVLR</text:p>
          </table:table-cell>
        </table:table-row>
        <table:table-row table:style-name="ro1">
          <table:table-cell office:value-type="string" calcext:value-type="string">
            <text:p>SSRQGVLQPAAGAK</text:p>
          </table:table-cell>
          <table:table-cell table:formula="of:=SUBSTITUTE(SUBSTITUTE([.A3310];&quot;(+15.99)&quot;;&quot;&quot;);&quot;(+57.02)&quot;;&quot;&quot;)" office:value-type="string" office:string-value="SSRQGVLQPAAGAK" calcext:value-type="string">
            <text:p>SSRQGVLQPAAGAK</text:p>
          </table:table-cell>
        </table:table-row>
        <table:table-row table:style-name="ro1">
          <table:table-cell office:value-type="string" calcext:value-type="string">
            <text:p>EDWLDKPYLLLTDK</text:p>
          </table:table-cell>
          <table:table-cell table:formula="of:=SUBSTITUTE(SUBSTITUTE([.A3311];&quot;(+15.99)&quot;;&quot;&quot;);&quot;(+57.02)&quot;;&quot;&quot;)" office:value-type="string" office:string-value="EDWLDKPYLLLTDK" calcext:value-type="string">
            <text:p>EDWLDKPYLLLTDK</text:p>
          </table:table-cell>
        </table:table-row>
        <table:table-row table:style-name="ro1">
          <table:table-cell office:value-type="string" calcext:value-type="string">
            <text:p>VVYQC(+57.02)LR</text:p>
          </table:table-cell>
          <table:table-cell table:formula="of:=SUBSTITUTE(SUBSTITUTE([.A3312];&quot;(+15.99)&quot;;&quot;&quot;);&quot;(+57.02)&quot;;&quot;&quot;)" office:value-type="string" office:string-value="VVYQCLR" calcext:value-type="string">
            <text:p>VVYQCLR</text:p>
          </table:table-cell>
        </table:table-row>
        <table:table-row table:style-name="ro1">
          <table:table-cell office:value-type="string" calcext:value-type="string">
            <text:p>RTNAGLGEGGFGAVPR</text:p>
          </table:table-cell>
          <table:table-cell table:formula="of:=SUBSTITUTE(SUBSTITUTE([.A3313];&quot;(+15.99)&quot;;&quot;&quot;);&quot;(+57.02)&quot;;&quot;&quot;)" office:value-type="string" office:string-value="RTNAGLGEGGFGAVPR" calcext:value-type="string">
            <text:p>RTNAGLGEGGFGAVPR</text:p>
          </table:table-cell>
        </table:table-row>
        <table:table-row table:style-name="ro1">
          <table:table-cell office:value-type="string" calcext:value-type="string">
            <text:p>EHMAGSNSAALVLK</text:p>
          </table:table-cell>
          <table:table-cell table:formula="of:=SUBSTITUTE(SUBSTITUTE([.A3314];&quot;(+15.99)&quot;;&quot;&quot;);&quot;(+57.02)&quot;;&quot;&quot;)" office:value-type="string" office:string-value="EHMAGSNSAALVLK" calcext:value-type="string">
            <text:p>EHMAGSNSAALVLK</text:p>
          </table:table-cell>
        </table:table-row>
        <table:table-row table:style-name="ro2">
          <table:table-cell office:value-type="string" calcext:value-type="string">
            <text:p>HVRRNAASNTGGNM(+15.99)NAPDHAVAEK</text:p>
          </table:table-cell>
          <table:table-cell table:formula="of:=SUBSTITUTE(SUBSTITUTE([.A3315];&quot;(+15.99)&quot;;&quot;&quot;);&quot;(+57.02)&quot;;&quot;&quot;)" office:value-type="string" office:string-value="HVRRNAASNTGGNMNAPDHAVAEK" calcext:value-type="string">
            <text:p>HVRRNAASNTGGNMNAPDHAVAEK</text:p>
          </table:table-cell>
        </table:table-row>
        <table:table-row table:style-name="ro1">
          <table:table-cell office:value-type="string" calcext:value-type="string">
            <text:p>EWLEC(+57.02)YLSEVYSK</text:p>
          </table:table-cell>
          <table:table-cell table:formula="of:=SUBSTITUTE(SUBSTITUTE([.A3316];&quot;(+15.99)&quot;;&quot;&quot;);&quot;(+57.02)&quot;;&quot;&quot;)" office:value-type="string" office:string-value="EWLECYLSEVYSK" calcext:value-type="string">
            <text:p>EWLECYLSEVYSK</text:p>
          </table:table-cell>
        </table:table-row>
        <table:table-row table:style-name="ro1">
          <table:table-cell office:value-type="string" calcext:value-type="string">
            <text:p>DDDC(+57.02)HPNPVASQYAVR</text:p>
          </table:table-cell>
          <table:table-cell table:formula="of:=SUBSTITUTE(SUBSTITUTE([.A3317];&quot;(+15.99)&quot;;&quot;&quot;);&quot;(+57.02)&quot;;&quot;&quot;)" office:value-type="string" office:string-value="DDDCHPNPVASQYAVR" calcext:value-type="string">
            <text:p>DDDCHPNPVASQYAVR</text:p>
          </table:table-cell>
        </table:table-row>
        <table:table-row table:style-name="ro1">
          <table:table-cell office:value-type="string" calcext:value-type="string">
            <text:p>TFLKKFVLLVK</text:p>
          </table:table-cell>
          <table:table-cell table:formula="of:=SUBSTITUTE(SUBSTITUTE([.A3318];&quot;(+15.99)&quot;;&quot;&quot;);&quot;(+57.02)&quot;;&quot;&quot;)" office:value-type="string" office:string-value="TFLKKFVLLVK" calcext:value-type="string">
            <text:p>TFLKKFVLLVK</text:p>
          </table:table-cell>
        </table:table-row>
        <table:table-row table:style-name="ro1">
          <table:table-cell office:value-type="string" calcext:value-type="string">
            <text:p>VGDAVVAAKVTYR</text:p>
          </table:table-cell>
          <table:table-cell table:formula="of:=SUBSTITUTE(SUBSTITUTE([.A3319];&quot;(+15.99)&quot;;&quot;&quot;);&quot;(+57.02)&quot;;&quot;&quot;)" office:value-type="string" office:string-value="VGDAVVAAKVTYR" calcext:value-type="string">
            <text:p>VGDAVVAAKVTYR</text:p>
          </table:table-cell>
        </table:table-row>
        <table:table-row table:style-name="ro1">
          <table:table-cell office:value-type="string" calcext:value-type="string">
            <text:p>LSM(+15.99)FAAHFGSEEVAPR</text:p>
          </table:table-cell>
          <table:table-cell table:formula="of:=SUBSTITUTE(SUBSTITUTE([.A3320];&quot;(+15.99)&quot;;&quot;&quot;);&quot;(+57.02)&quot;;&quot;&quot;)" office:value-type="string" office:string-value="LSMFAAHFGSEEVAPR" calcext:value-type="string">
            <text:p>LSMFAAHFGSEEVAPR</text:p>
          </table:table-cell>
        </table:table-row>
        <table:table-row table:style-name="ro1">
          <table:table-cell office:value-type="string" calcext:value-type="string">
            <text:p>GC(+57.02)LALRLSDPTLFTR</text:p>
          </table:table-cell>
          <table:table-cell table:formula="of:=SUBSTITUTE(SUBSTITUTE([.A3321];&quot;(+15.99)&quot;;&quot;&quot;);&quot;(+57.02)&quot;;&quot;&quot;)" office:value-type="string" office:string-value="GCLALRLSDPTLFTR" calcext:value-type="string">
            <text:p>GCLALRLSDPTLFTR</text:p>
          </table:table-cell>
        </table:table-row>
        <table:table-row table:style-name="ro1">
          <table:table-cell office:value-type="string" calcext:value-type="string">
            <text:p>VQDDMDLHM(+15.99)GPR</text:p>
          </table:table-cell>
          <table:table-cell table:formula="of:=SUBSTITUTE(SUBSTITUTE([.A3322];&quot;(+15.99)&quot;;&quot;&quot;);&quot;(+57.02)&quot;;&quot;&quot;)" office:value-type="string" office:string-value="VQDDMDLHMGPR" calcext:value-type="string">
            <text:p>VQDDMDLHMGPR</text:p>
          </table:table-cell>
        </table:table-row>
        <table:table-row table:style-name="ro1">
          <table:table-cell office:value-type="string" calcext:value-type="string">
            <text:p>QSDDPAC(+57.02)SPEM(+15.99)LMPK</text:p>
          </table:table-cell>
          <table:table-cell table:formula="of:=SUBSTITUTE(SUBSTITUTE([.A3323];&quot;(+15.99)&quot;;&quot;&quot;);&quot;(+57.02)&quot;;&quot;&quot;)" office:value-type="string" office:string-value="QSDDPACSPEMLMPK" calcext:value-type="string">
            <text:p>QSDDPACSPEMLMPK</text:p>
          </table:table-cell>
        </table:table-row>
        <table:table-row table:style-name="ro1">
          <table:table-cell office:value-type="string" calcext:value-type="string">
            <text:p>QQTSTSLYNPAESK</text:p>
          </table:table-cell>
          <table:table-cell table:formula="of:=SUBSTITUTE(SUBSTITUTE([.A3324];&quot;(+15.99)&quot;;&quot;&quot;);&quot;(+57.02)&quot;;&quot;&quot;)" office:value-type="string" office:string-value="QQTSTSLYNPAESK" calcext:value-type="string">
            <text:p>QQTSTSLYNPAESK</text:p>
          </table:table-cell>
        </table:table-row>
        <table:table-row table:style-name="ro1">
          <table:table-cell office:value-type="string" calcext:value-type="string">
            <text:p>SNSMHC(+57.02)HVLLLENVR</text:p>
          </table:table-cell>
          <table:table-cell table:formula="of:=SUBSTITUTE(SUBSTITUTE([.A3325];&quot;(+15.99)&quot;;&quot;&quot;);&quot;(+57.02)&quot;;&quot;&quot;)" office:value-type="string" office:string-value="SNSMHCHVLLLENVR" calcext:value-type="string">
            <text:p>SNSMHCHVLLLENVR</text:p>
          </table:table-cell>
        </table:table-row>
        <table:table-row table:style-name="ro1">
          <table:table-cell office:value-type="string" calcext:value-type="string">
            <text:p>REWSMLM(+15.99)GGEALR</text:p>
          </table:table-cell>
          <table:table-cell table:formula="of:=SUBSTITUTE(SUBSTITUTE([.A3326];&quot;(+15.99)&quot;;&quot;&quot;);&quot;(+57.02)&quot;;&quot;&quot;)" office:value-type="string" office:string-value="REWSMLMGGEALR" calcext:value-type="string">
            <text:p>REWSMLMGGEALR</text:p>
          </table:table-cell>
        </table:table-row>
        <table:table-row table:style-name="ro1">
          <table:table-cell office:value-type="string" calcext:value-type="string">
            <text:p>QQC(+57.02)SGMLK</text:p>
          </table:table-cell>
          <table:table-cell table:formula="of:=SUBSTITUTE(SUBSTITUTE([.A3327];&quot;(+15.99)&quot;;&quot;&quot;);&quot;(+57.02)&quot;;&quot;&quot;)" office:value-type="string" office:string-value="QQCSGMLK" calcext:value-type="string">
            <text:p>QQCSGMLK</text:p>
          </table:table-cell>
        </table:table-row>
        <table:table-row table:style-name="ro1">
          <table:table-cell office:value-type="string" calcext:value-type="string">
            <text:p>QQDLLNVM(+15.99)K</text:p>
          </table:table-cell>
          <table:table-cell table:formula="of:=SUBSTITUTE(SUBSTITUTE([.A3328];&quot;(+15.99)&quot;;&quot;&quot;);&quot;(+57.02)&quot;;&quot;&quot;)" office:value-type="string" office:string-value="QQDLLNVMK" calcext:value-type="string">
            <text:p>QQDLLNVMK</text:p>
          </table:table-cell>
        </table:table-row>
        <table:table-row table:style-name="ro1">
          <table:table-cell office:value-type="string" calcext:value-type="string">
            <text:p>KPWDPGLYKK</text:p>
          </table:table-cell>
          <table:table-cell table:formula="of:=SUBSTITUTE(SUBSTITUTE([.A3329];&quot;(+15.99)&quot;;&quot;&quot;);&quot;(+57.02)&quot;;&quot;&quot;)" office:value-type="string" office:string-value="KPWDPGLYKK" calcext:value-type="string">
            <text:p>KPWDPGLYKK</text:p>
          </table:table-cell>
        </table:table-row>
        <table:table-row table:style-name="ro2">
          <table:table-cell office:value-type="string" calcext:value-type="string">
            <text:p>RDWELLQNLVEASLTSRHR</text:p>
          </table:table-cell>
          <table:table-cell table:formula="of:=SUBSTITUTE(SUBSTITUTE([.A3330];&quot;(+15.99)&quot;;&quot;&quot;);&quot;(+57.02)&quot;;&quot;&quot;)" office:value-type="string" office:string-value="RDWELLQNLVEASLTSRHR" calcext:value-type="string">
            <text:p>RDWELLQNLVEASLTSRHR</text:p>
          </table:table-cell>
        </table:table-row>
        <table:table-row table:style-name="ro1">
          <table:table-cell office:value-type="string" calcext:value-type="string">
            <text:p>AFLSTEMAEKSFK</text:p>
          </table:table-cell>
          <table:table-cell table:formula="of:=SUBSTITUTE(SUBSTITUTE([.A3331];&quot;(+15.99)&quot;;&quot;&quot;);&quot;(+57.02)&quot;;&quot;&quot;)" office:value-type="string" office:string-value="AFLSTEMAEKSFK" calcext:value-type="string">
            <text:p>AFLSTEMAEKSFK</text:p>
          </table:table-cell>
        </table:table-row>
        <table:table-row table:style-name="ro1">
          <table:table-cell office:value-type="string" calcext:value-type="string">
            <text:p>EM(+15.99)PC(+57.02)HATPLVAVK</text:p>
          </table:table-cell>
          <table:table-cell table:formula="of:=SUBSTITUTE(SUBSTITUTE([.A3332];&quot;(+15.99)&quot;;&quot;&quot;);&quot;(+57.02)&quot;;&quot;&quot;)" office:value-type="string" office:string-value="EMPCHATPLVAVK" calcext:value-type="string">
            <text:p>EMPCHATPLVAVK</text:p>
          </table:table-cell>
        </table:table-row>
        <table:table-row table:style-name="ro1">
          <table:table-cell office:value-type="string" calcext:value-type="string">
            <text:p>KPGFGSYLPR</text:p>
          </table:table-cell>
          <table:table-cell table:formula="of:=SUBSTITUTE(SUBSTITUTE([.A3333];&quot;(+15.99)&quot;;&quot;&quot;);&quot;(+57.02)&quot;;&quot;&quot;)" office:value-type="string" office:string-value="KPGFGSYLPR" calcext:value-type="string">
            <text:p>KPGFGSYLPR</text:p>
          </table:table-cell>
        </table:table-row>
        <table:table-row table:style-name="ro1">
          <table:table-cell office:value-type="string" calcext:value-type="string">
            <text:p>NSHLPAELNVDK</text:p>
          </table:table-cell>
          <table:table-cell table:formula="of:=SUBSTITUTE(SUBSTITUTE([.A3334];&quot;(+15.99)&quot;;&quot;&quot;);&quot;(+57.02)&quot;;&quot;&quot;)" office:value-type="string" office:string-value="NSHLPAELNVDK" calcext:value-type="string">
            <text:p>NSHLPAELNVDK</text:p>
          </table:table-cell>
        </table:table-row>
        <table:table-row table:style-name="ro1">
          <table:table-cell office:value-type="string" calcext:value-type="string">
            <text:p>MTGALVANLPLKR</text:p>
          </table:table-cell>
          <table:table-cell table:formula="of:=SUBSTITUTE(SUBSTITUTE([.A3335];&quot;(+15.99)&quot;;&quot;&quot;);&quot;(+57.02)&quot;;&quot;&quot;)" office:value-type="string" office:string-value="MTGALVANLPLKR" calcext:value-type="string">
            <text:p>MTGALVANLPLKR</text:p>
          </table:table-cell>
        </table:table-row>
        <table:table-row table:style-name="ro1">
          <table:table-cell office:value-type="string" calcext:value-type="string">
            <text:p>DWWYVLEYADAAAK</text:p>
          </table:table-cell>
          <table:table-cell table:formula="of:=SUBSTITUTE(SUBSTITUTE([.A3336];&quot;(+15.99)&quot;;&quot;&quot;);&quot;(+57.02)&quot;;&quot;&quot;)" office:value-type="string" office:string-value="DWWYVLEYADAAAK" calcext:value-type="string">
            <text:p>DWWYVLEYADAAAK</text:p>
          </table:table-cell>
        </table:table-row>
        <table:table-row table:style-name="ro1">
          <table:table-cell office:value-type="string" calcext:value-type="string">
            <text:p>QQNDEPLPLNVSR</text:p>
          </table:table-cell>
          <table:table-cell table:formula="of:=SUBSTITUTE(SUBSTITUTE([.A3337];&quot;(+15.99)&quot;;&quot;&quot;);&quot;(+57.02)&quot;;&quot;&quot;)" office:value-type="string" office:string-value="QQNDEPLPLNVSR" calcext:value-type="string">
            <text:p>QQNDEPLPLNVSR</text:p>
          </table:table-cell>
        </table:table-row>
        <table:table-row table:style-name="ro1">
          <table:table-cell office:value-type="string" calcext:value-type="string">
            <text:p>GNPDDEPVFM(+15.99)R</text:p>
          </table:table-cell>
          <table:table-cell table:formula="of:=SUBSTITUTE(SUBSTITUTE([.A3338];&quot;(+15.99)&quot;;&quot;&quot;);&quot;(+57.02)&quot;;&quot;&quot;)" office:value-type="string" office:string-value="GNPDDEPVFMR" calcext:value-type="string">
            <text:p>GNPDDEPVFMR</text:p>
          </table:table-cell>
        </table:table-row>
        <table:table-row table:style-name="ro1">
          <table:table-cell office:value-type="string" calcext:value-type="string">
            <text:p>NPTVELNM(+15.99)RR</text:p>
          </table:table-cell>
          <table:table-cell table:formula="of:=SUBSTITUTE(SUBSTITUTE([.A3339];&quot;(+15.99)&quot;;&quot;&quot;);&quot;(+57.02)&quot;;&quot;&quot;)" office:value-type="string" office:string-value="NPTVELNMRR" calcext:value-type="string">
            <text:p>NPTVELNMRR</text:p>
          </table:table-cell>
        </table:table-row>
        <table:table-row table:style-name="ro1">
          <table:table-cell office:value-type="string" calcext:value-type="string">
            <text:p>TGSRQPM(+15.99)M(+15.99)WK</text:p>
          </table:table-cell>
          <table:table-cell table:formula="of:=SUBSTITUTE(SUBSTITUTE([.A3340];&quot;(+15.99)&quot;;&quot;&quot;);&quot;(+57.02)&quot;;&quot;&quot;)" office:value-type="string" office:string-value="TGSRQPMMWK" calcext:value-type="string">
            <text:p>TGSRQPMMWK</text:p>
          </table:table-cell>
        </table:table-row>
        <table:table-row table:style-name="ro1">
          <table:table-cell office:value-type="string" calcext:value-type="string">
            <text:p>KYYKLLTSLSPK</text:p>
          </table:table-cell>
          <table:table-cell table:formula="of:=SUBSTITUTE(SUBSTITUTE([.A3341];&quot;(+15.99)&quot;;&quot;&quot;);&quot;(+57.02)&quot;;&quot;&quot;)" office:value-type="string" office:string-value="KYYKLLTSLSPK" calcext:value-type="string">
            <text:p>KYYKLLTSLSPK</text:p>
          </table:table-cell>
        </table:table-row>
        <table:table-row table:style-name="ro1">
          <table:table-cell office:value-type="string" calcext:value-type="string">
            <text:p>VDLPPFLDK</text:p>
          </table:table-cell>
          <table:table-cell table:formula="of:=SUBSTITUTE(SUBSTITUTE([.A3342];&quot;(+15.99)&quot;;&quot;&quot;);&quot;(+57.02)&quot;;&quot;&quot;)" office:value-type="string" office:string-value="VDLPPFLDK" calcext:value-type="string">
            <text:p>VDLPPFLDK</text:p>
          </table:table-cell>
        </table:table-row>
        <table:table-row table:style-name="ro1">
          <table:table-cell office:value-type="string" calcext:value-type="string">
            <text:p>LGHRFLPPGENMTDPR</text:p>
          </table:table-cell>
          <table:table-cell table:formula="of:=SUBSTITUTE(SUBSTITUTE([.A3343];&quot;(+15.99)&quot;;&quot;&quot;);&quot;(+57.02)&quot;;&quot;&quot;)" office:value-type="string" office:string-value="LGHRFLPPGENMTDPR" calcext:value-type="string">
            <text:p>LGHRFLPPGENMTDPR</text:p>
          </table:table-cell>
        </table:table-row>
        <table:table-row table:style-name="ro1">
          <table:table-cell office:value-type="string" calcext:value-type="string">
            <text:p>EFSFRLLNSAEMDLK</text:p>
          </table:table-cell>
          <table:table-cell table:formula="of:=SUBSTITUTE(SUBSTITUTE([.A3344];&quot;(+15.99)&quot;;&quot;&quot;);&quot;(+57.02)&quot;;&quot;&quot;)" office:value-type="string" office:string-value="EFSFRLLNSAEMDLK" calcext:value-type="string">
            <text:p>EFSFRLLNSAEMDLK</text:p>
          </table:table-cell>
        </table:table-row>
        <table:table-row table:style-name="ro1">
          <table:table-cell office:value-type="string" calcext:value-type="string">
            <text:p>KMHVTSLYHGK</text:p>
          </table:table-cell>
          <table:table-cell table:formula="of:=SUBSTITUTE(SUBSTITUTE([.A3345];&quot;(+15.99)&quot;;&quot;&quot;);&quot;(+57.02)&quot;;&quot;&quot;)" office:value-type="string" office:string-value="KMHVTSLYHGK" calcext:value-type="string">
            <text:p>KMHVTSLYHGK</text:p>
          </table:table-cell>
        </table:table-row>
        <table:table-row table:style-name="ro1">
          <table:table-cell office:value-type="string" calcext:value-type="string">
            <text:p>WKNWEVTEGM(+15.99)R</text:p>
          </table:table-cell>
          <table:table-cell table:formula="of:=SUBSTITUTE(SUBSTITUTE([.A3346];&quot;(+15.99)&quot;;&quot;&quot;);&quot;(+57.02)&quot;;&quot;&quot;)" office:value-type="string" office:string-value="WKNWEVTEGMR" calcext:value-type="string">
            <text:p>WKNWEVTEGMR</text:p>
          </table:table-cell>
        </table:table-row>
        <table:table-row table:style-name="ro2">
          <table:table-cell office:value-type="string" calcext:value-type="string">
            <text:p>KSSNPVAGALMKAGGFLSYK</text:p>
          </table:table-cell>
          <table:table-cell table:formula="of:=SUBSTITUTE(SUBSTITUTE([.A3347];&quot;(+15.99)&quot;;&quot;&quot;);&quot;(+57.02)&quot;;&quot;&quot;)" office:value-type="string" office:string-value="KSSNPVAGALMKAGGFLSYK" calcext:value-type="string">
            <text:p>KSSNPVAGALMKAGGFLSYK</text:p>
          </table:table-cell>
        </table:table-row>
        <table:table-row table:style-name="ro1">
          <table:table-cell office:value-type="string" calcext:value-type="string">
            <text:p>TWAVLMAAPVLTEASK</text:p>
          </table:table-cell>
          <table:table-cell table:formula="of:=SUBSTITUTE(SUBSTITUTE([.A3348];&quot;(+15.99)&quot;;&quot;&quot;);&quot;(+57.02)&quot;;&quot;&quot;)" office:value-type="string" office:string-value="TWAVLMAAPVLTEASK" calcext:value-type="string">
            <text:p>TWAVLMAAPVLTEASK</text:p>
          </table:table-cell>
        </table:table-row>
        <table:table-row table:style-name="ro1">
          <table:table-cell office:value-type="string" calcext:value-type="string">
            <text:p>RFFLTQGNNTVM(+15.99)TR</text:p>
          </table:table-cell>
          <table:table-cell table:formula="of:=SUBSTITUTE(SUBSTITUTE([.A3349];&quot;(+15.99)&quot;;&quot;&quot;);&quot;(+57.02)&quot;;&quot;&quot;)" office:value-type="string" office:string-value="RFFLTQGNNTVMTR" calcext:value-type="string">
            <text:p>RFFLTQGNNTVMTR</text:p>
          </table:table-cell>
        </table:table-row>
        <table:table-row table:style-name="ro1">
          <table:table-cell office:value-type="string" calcext:value-type="string">
            <text:p>DNGWLLGHM(+15.99)SPLR</text:p>
          </table:table-cell>
          <table:table-cell table:formula="of:=SUBSTITUTE(SUBSTITUTE([.A3350];&quot;(+15.99)&quot;;&quot;&quot;);&quot;(+57.02)&quot;;&quot;&quot;)" office:value-type="string" office:string-value="DNGWLLGHMSPLR" calcext:value-type="string">
            <text:p>DNGWLLGHMSPLR</text:p>
          </table:table-cell>
        </table:table-row>
        <table:table-row table:style-name="ro1">
          <table:table-cell office:value-type="string" calcext:value-type="string">
            <text:p>LPM(+15.99)LDQQTLNPSR</text:p>
          </table:table-cell>
          <table:table-cell table:formula="of:=SUBSTITUTE(SUBSTITUTE([.A3351];&quot;(+15.99)&quot;;&quot;&quot;);&quot;(+57.02)&quot;;&quot;&quot;)" office:value-type="string" office:string-value="LPMLDQQTLNPSR" calcext:value-type="string">
            <text:p>LPMLDQQTLNPSR</text:p>
          </table:table-cell>
        </table:table-row>
        <table:table-row table:style-name="ro1">
          <table:table-cell office:value-type="string" calcext:value-type="string">
            <text:p>LPHVPAVASC(+57.02)VVNK</text:p>
          </table:table-cell>
          <table:table-cell table:formula="of:=SUBSTITUTE(SUBSTITUTE([.A3352];&quot;(+15.99)&quot;;&quot;&quot;);&quot;(+57.02)&quot;;&quot;&quot;)" office:value-type="string" office:string-value="LPHVPAVASCVVNK" calcext:value-type="string">
            <text:p>LPHVPAVASCVVNK</text:p>
          </table:table-cell>
        </table:table-row>
        <table:table-row table:style-name="ro1">
          <table:table-cell office:value-type="string" calcext:value-type="string">
            <text:p>C(+57.02)AM(+15.99)HM(+15.99)PADK</text:p>
          </table:table-cell>
          <table:table-cell table:formula="of:=SUBSTITUTE(SUBSTITUTE([.A3353];&quot;(+15.99)&quot;;&quot;&quot;);&quot;(+57.02)&quot;;&quot;&quot;)" office:value-type="string" office:string-value="CAMHMPADK" calcext:value-type="string">
            <text:p>CAMHMPADK</text:p>
          </table:table-cell>
        </table:table-row>
        <table:table-row table:style-name="ro1">
          <table:table-cell office:value-type="string" calcext:value-type="string">
            <text:p>NSAELHM(+15.99)VLLLEVNR</text:p>
          </table:table-cell>
          <table:table-cell table:formula="of:=SUBSTITUTE(SUBSTITUTE([.A3354];&quot;(+15.99)&quot;;&quot;&quot;);&quot;(+57.02)&quot;;&quot;&quot;)" office:value-type="string" office:string-value="NSAELHMVLLLEVNR" calcext:value-type="string">
            <text:p>NSAELHMVLLLEVNR</text:p>
          </table:table-cell>
        </table:table-row>
        <table:table-row table:style-name="ro1">
          <table:table-cell office:value-type="string" calcext:value-type="string">
            <text:p>RLWYEELPFESGLK</text:p>
          </table:table-cell>
          <table:table-cell table:formula="of:=SUBSTITUTE(SUBSTITUTE([.A3355];&quot;(+15.99)&quot;;&quot;&quot;);&quot;(+57.02)&quot;;&quot;&quot;)" office:value-type="string" office:string-value="RLWYEELPFESGLK" calcext:value-type="string">
            <text:p>RLWYEELPFESGLK</text:p>
          </table:table-cell>
        </table:table-row>
        <table:table-row table:style-name="ro1">
          <table:table-cell office:value-type="string" calcext:value-type="string">
            <text:p>SMAFNGWYMPRR</text:p>
          </table:table-cell>
          <table:table-cell table:formula="of:=SUBSTITUTE(SUBSTITUTE([.A3356];&quot;(+15.99)&quot;;&quot;&quot;);&quot;(+57.02)&quot;;&quot;&quot;)" office:value-type="string" office:string-value="SMAFNGWYMPRR" calcext:value-type="string">
            <text:p>SMAFNGWYMPRR</text:p>
          </table:table-cell>
        </table:table-row>
        <table:table-row table:style-name="ro1">
          <table:table-cell office:value-type="string" calcext:value-type="string">
            <text:p>RWFQLLLEYAK</text:p>
          </table:table-cell>
          <table:table-cell table:formula="of:=SUBSTITUTE(SUBSTITUTE([.A3357];&quot;(+15.99)&quot;;&quot;&quot;);&quot;(+57.02)&quot;;&quot;&quot;)" office:value-type="string" office:string-value="RWFQLLLEYAK" calcext:value-type="string">
            <text:p>RWFQLLLEYAK</text:p>
          </table:table-cell>
        </table:table-row>
        <table:table-row table:style-name="ro1">
          <table:table-cell office:value-type="string" calcext:value-type="string">
            <text:p>LFPALDFNEYLK</text:p>
          </table:table-cell>
          <table:table-cell table:formula="of:=SUBSTITUTE(SUBSTITUTE([.A3358];&quot;(+15.99)&quot;;&quot;&quot;);&quot;(+57.02)&quot;;&quot;&quot;)" office:value-type="string" office:string-value="LFPALDFNEYLK" calcext:value-type="string">
            <text:p>LFPALDFNEYLK</text:p>
          </table:table-cell>
        </table:table-row>
        <table:table-row table:style-name="ro1">
          <table:table-cell office:value-type="string" calcext:value-type="string">
            <text:p>GM(+15.99)C(+57.02)C(+57.02)TFDPHK</text:p>
          </table:table-cell>
          <table:table-cell table:formula="of:=SUBSTITUTE(SUBSTITUTE([.A3359];&quot;(+15.99)&quot;;&quot;&quot;);&quot;(+57.02)&quot;;&quot;&quot;)" office:value-type="string" office:string-value="GMCCTFDPHK" calcext:value-type="string">
            <text:p>GMCCTFDPHK</text:p>
          </table:table-cell>
        </table:table-row>
        <table:table-row table:style-name="ro1">
          <table:table-cell office:value-type="string" calcext:value-type="string">
            <text:p>KKFLDSDLSDLDR</text:p>
          </table:table-cell>
          <table:table-cell table:formula="of:=SUBSTITUTE(SUBSTITUTE([.A3360];&quot;(+15.99)&quot;;&quot;&quot;);&quot;(+57.02)&quot;;&quot;&quot;)" office:value-type="string" office:string-value="KKFLDSDLSDLDR" calcext:value-type="string">
            <text:p>KKFLDSDLSDLDR</text:p>
          </table:table-cell>
        </table:table-row>
        <table:table-row table:style-name="ro1">
          <table:table-cell office:value-type="string" calcext:value-type="string">
            <text:p>DPWLLTQLR</text:p>
          </table:table-cell>
          <table:table-cell table:formula="of:=SUBSTITUTE(SUBSTITUTE([.A3361];&quot;(+15.99)&quot;;&quot;&quot;);&quot;(+57.02)&quot;;&quot;&quot;)" office:value-type="string" office:string-value="DPWLLTQLR" calcext:value-type="string">
            <text:p>DPWLLTQLR</text:p>
          </table:table-cell>
        </table:table-row>
        <table:table-row table:style-name="ro1">
          <table:table-cell office:value-type="string" calcext:value-type="string">
            <text:p>KSKTAYEM(+15.99)DAAK</text:p>
          </table:table-cell>
          <table:table-cell table:formula="of:=SUBSTITUTE(SUBSTITUTE([.A3362];&quot;(+15.99)&quot;;&quot;&quot;);&quot;(+57.02)&quot;;&quot;&quot;)" office:value-type="string" office:string-value="KSKTAYEMDAAK" calcext:value-type="string">
            <text:p>KSKTAYEMDAAK</text:p>
          </table:table-cell>
        </table:table-row>
        <table:table-row table:style-name="ro1">
          <table:table-cell office:value-type="string" calcext:value-type="string">
            <text:p>LMC(+57.02)DEMAVALLER</text:p>
          </table:table-cell>
          <table:table-cell table:formula="of:=SUBSTITUTE(SUBSTITUTE([.A3363];&quot;(+15.99)&quot;;&quot;&quot;);&quot;(+57.02)&quot;;&quot;&quot;)" office:value-type="string" office:string-value="LMCDEMAVALLER" calcext:value-type="string">
            <text:p>LMCDEMAVALLER</text:p>
          </table:table-cell>
        </table:table-row>
        <table:table-row table:style-name="ro1">
          <table:table-cell office:value-type="string" calcext:value-type="string">
            <text:p>FLAEGSKFLVLDK</text:p>
          </table:table-cell>
          <table:table-cell table:formula="of:=SUBSTITUTE(SUBSTITUTE([.A3364];&quot;(+15.99)&quot;;&quot;&quot;);&quot;(+57.02)&quot;;&quot;&quot;)" office:value-type="string" office:string-value="FLAEGSKFLVLDK" calcext:value-type="string">
            <text:p>FLAEGSKFLVLDK</text:p>
          </table:table-cell>
        </table:table-row>
        <table:table-row table:style-name="ro1">
          <table:table-cell office:value-type="string" calcext:value-type="string">
            <text:p>EAPVTQYFVVVGK</text:p>
          </table:table-cell>
          <table:table-cell table:formula="of:=SUBSTITUTE(SUBSTITUTE([.A3365];&quot;(+15.99)&quot;;&quot;&quot;);&quot;(+57.02)&quot;;&quot;&quot;)" office:value-type="string" office:string-value="EAPVTQYFVVVGK" calcext:value-type="string">
            <text:p>EAPVTQYFVVVGK</text:p>
          </table:table-cell>
        </table:table-row>
        <table:table-row table:style-name="ro1">
          <table:table-cell office:value-type="string" calcext:value-type="string">
            <text:p>ELRVFTGPPLPHNK</text:p>
          </table:table-cell>
          <table:table-cell table:formula="of:=SUBSTITUTE(SUBSTITUTE([.A3366];&quot;(+15.99)&quot;;&quot;&quot;);&quot;(+57.02)&quot;;&quot;&quot;)" office:value-type="string" office:string-value="ELRVFTGPPLPHNK" calcext:value-type="string">
            <text:p>ELRVFTGPPLPHNK</text:p>
          </table:table-cell>
        </table:table-row>
        <table:table-row table:style-name="ro1">
          <table:table-cell office:value-type="string" calcext:value-type="string">
            <text:p>QLSLEVSTVKSSVHK</text:p>
          </table:table-cell>
          <table:table-cell table:formula="of:=SUBSTITUTE(SUBSTITUTE([.A3367];&quot;(+15.99)&quot;;&quot;&quot;);&quot;(+57.02)&quot;;&quot;&quot;)" office:value-type="string" office:string-value="QLSLEVSTVKSSVHK" calcext:value-type="string">
            <text:p>QLSLEVSTVKSSVHK</text:p>
          </table:table-cell>
        </table:table-row>
        <table:table-row table:style-name="ro2">
          <table:table-cell office:value-type="string" calcext:value-type="string">
            <text:p>LPDRLPDVNM(+15.99)AMNLDNGR</text:p>
          </table:table-cell>
          <table:table-cell table:formula="of:=SUBSTITUTE(SUBSTITUTE([.A3368];&quot;(+15.99)&quot;;&quot;&quot;);&quot;(+57.02)&quot;;&quot;&quot;)" office:value-type="string" office:string-value="LPDRLPDVNMAMNLDNGR" calcext:value-type="string">
            <text:p>LPDRLPDVNMAMNLDNGR</text:p>
          </table:table-cell>
        </table:table-row>
        <table:table-row table:style-name="ro1">
          <table:table-cell office:value-type="string" calcext:value-type="string">
            <text:p>LLRRGM(+15.99)GSFEPR</text:p>
          </table:table-cell>
          <table:table-cell table:formula="of:=SUBSTITUTE(SUBSTITUTE([.A3369];&quot;(+15.99)&quot;;&quot;&quot;);&quot;(+57.02)&quot;;&quot;&quot;)" office:value-type="string" office:string-value="LLRRGMGSFEPR" calcext:value-type="string">
            <text:p>LLRRGMGSFEPR</text:p>
          </table:table-cell>
        </table:table-row>
        <table:table-row table:style-name="ro1">
          <table:table-cell office:value-type="string" calcext:value-type="string">
            <text:p>C(+57.02)REKVEASLTSLAHK</text:p>
          </table:table-cell>
          <table:table-cell table:formula="of:=SUBSTITUTE(SUBSTITUTE([.A3370];&quot;(+15.99)&quot;;&quot;&quot;);&quot;(+57.02)&quot;;&quot;&quot;)" office:value-type="string" office:string-value="CREKVEASLTSLAHK" calcext:value-type="string">
            <text:p>CREKVEASLTSLAHK</text:p>
          </table:table-cell>
        </table:table-row>
        <table:table-row table:style-name="ro1">
          <table:table-cell office:value-type="string" calcext:value-type="string">
            <text:p>TDC(+57.02)DC(+57.02)QTNK</text:p>
          </table:table-cell>
          <table:table-cell table:formula="of:=SUBSTITUTE(SUBSTITUTE([.A3371];&quot;(+15.99)&quot;;&quot;&quot;);&quot;(+57.02)&quot;;&quot;&quot;)" office:value-type="string" office:string-value="TDCDCQTNK" calcext:value-type="string">
            <text:p>TDCDCQTNK</text:p>
          </table:table-cell>
        </table:table-row>
        <table:table-row table:style-name="ro1">
          <table:table-cell office:value-type="string" calcext:value-type="string">
            <text:p>EVVPLPLFLDK</text:p>
          </table:table-cell>
          <table:table-cell table:formula="of:=SUBSTITUTE(SUBSTITUTE([.A3372];&quot;(+15.99)&quot;;&quot;&quot;);&quot;(+57.02)&quot;;&quot;&quot;)" office:value-type="string" office:string-value="EVVPLPLFLDK" calcext:value-type="string">
            <text:p>EVVPLPLFLDK</text:p>
          </table:table-cell>
        </table:table-row>
        <table:table-row table:style-name="ro1">
          <table:table-cell office:value-type="string" calcext:value-type="string">
            <text:p>LYVGGGKRGFDDK</text:p>
          </table:table-cell>
          <table:table-cell table:formula="of:=SUBSTITUTE(SUBSTITUTE([.A3373];&quot;(+15.99)&quot;;&quot;&quot;);&quot;(+57.02)&quot;;&quot;&quot;)" office:value-type="string" office:string-value="LYVGGGKRGFDDK" calcext:value-type="string">
            <text:p>LYVGGGKRGFDDK</text:p>
          </table:table-cell>
        </table:table-row>
        <table:table-row table:style-name="ro1">
          <table:table-cell office:value-type="string" calcext:value-type="string">
            <text:p>HALLSNSSGHR</text:p>
          </table:table-cell>
          <table:table-cell table:formula="of:=SUBSTITUTE(SUBSTITUTE([.A3374];&quot;(+15.99)&quot;;&quot;&quot;);&quot;(+57.02)&quot;;&quot;&quot;)" office:value-type="string" office:string-value="HALLSNSSGHR" calcext:value-type="string">
            <text:p>HALLSNSSGHR</text:p>
          </table:table-cell>
        </table:table-row>
        <table:table-row table:style-name="ro1">
          <table:table-cell office:value-type="string" calcext:value-type="string">
            <text:p>LWGC(+57.02)LLWQQMPK</text:p>
          </table:table-cell>
          <table:table-cell table:formula="of:=SUBSTITUTE(SUBSTITUTE([.A3375];&quot;(+15.99)&quot;;&quot;&quot;);&quot;(+57.02)&quot;;&quot;&quot;)" office:value-type="string" office:string-value="LWGCLLWQQMPK" calcext:value-type="string">
            <text:p>LWGCLLWQQMPK</text:p>
          </table:table-cell>
        </table:table-row>
        <table:table-row table:style-name="ro1">
          <table:table-cell office:value-type="string" calcext:value-type="string">
            <text:p>EEWEVTC(+57.02)AVPDLK</text:p>
          </table:table-cell>
          <table:table-cell table:formula="of:=SUBSTITUTE(SUBSTITUTE([.A3376];&quot;(+15.99)&quot;;&quot;&quot;);&quot;(+57.02)&quot;;&quot;&quot;)" office:value-type="string" office:string-value="EEWEVTCAVPDLK" calcext:value-type="string">
            <text:p>EEWEVTCAVPDLK</text:p>
          </table:table-cell>
        </table:table-row>
        <table:table-row table:style-name="ro1">
          <table:table-cell office:value-type="string" calcext:value-type="string">
            <text:p>QQC(+57.02)SVNPK</text:p>
          </table:table-cell>
          <table:table-cell table:formula="of:=SUBSTITUTE(SUBSTITUTE([.A3377];&quot;(+15.99)&quot;;&quot;&quot;);&quot;(+57.02)&quot;;&quot;&quot;)" office:value-type="string" office:string-value="QQCSVNPK" calcext:value-type="string">
            <text:p>QQCSVNPK</text:p>
          </table:table-cell>
        </table:table-row>
        <table:table-row table:style-name="ro1">
          <table:table-cell office:value-type="string" calcext:value-type="string">
            <text:p>WVEAAGC(+57.02)GDNLR</text:p>
          </table:table-cell>
          <table:table-cell table:formula="of:=SUBSTITUTE(SUBSTITUTE([.A3378];&quot;(+15.99)&quot;;&quot;&quot;);&quot;(+57.02)&quot;;&quot;&quot;)" office:value-type="string" office:string-value="WVEAAGCGDNLR" calcext:value-type="string">
            <text:p>WVEAAGCGDNLR</text:p>
          </table:table-cell>
        </table:table-row>
        <table:table-row table:style-name="ro1">
          <table:table-cell office:value-type="string" calcext:value-type="string">
            <text:p>MLEDFC(+57.02)VDVAEGPDK</text:p>
          </table:table-cell>
          <table:table-cell table:formula="of:=SUBSTITUTE(SUBSTITUTE([.A3379];&quot;(+15.99)&quot;;&quot;&quot;);&quot;(+57.02)&quot;;&quot;&quot;)" office:value-type="string" office:string-value="MLEDFCVDVAEGPDK" calcext:value-type="string">
            <text:p>MLEDFCVDVAEGPDK</text:p>
          </table:table-cell>
        </table:table-row>
        <table:table-row table:style-name="ro1">
          <table:table-cell office:value-type="string" calcext:value-type="string">
            <text:p>EFYC(+57.02)VASHRLQPNK</text:p>
          </table:table-cell>
          <table:table-cell table:formula="of:=SUBSTITUTE(SUBSTITUTE([.A3380];&quot;(+15.99)&quot;;&quot;&quot;);&quot;(+57.02)&quot;;&quot;&quot;)" office:value-type="string" office:string-value="EFYCVASHRLQPNK" calcext:value-type="string">
            <text:p>EFYCVASHRLQPNK</text:p>
          </table:table-cell>
        </table:table-row>
        <table:table-row table:style-name="ro1">
          <table:table-cell office:value-type="string" calcext:value-type="string">
            <text:p>QAGPVTETDYDSKR</text:p>
          </table:table-cell>
          <table:table-cell table:formula="of:=SUBSTITUTE(SUBSTITUTE([.A3381];&quot;(+15.99)&quot;;&quot;&quot;);&quot;(+57.02)&quot;;&quot;&quot;)" office:value-type="string" office:string-value="QAGPVTETDYDSKR" calcext:value-type="string">
            <text:p>QAGPVTETDYDSKR</text:p>
          </table:table-cell>
        </table:table-row>
        <table:table-row table:style-name="ro1">
          <table:table-cell office:value-type="string" calcext:value-type="string">
            <text:p>LYDTC(+57.02)EWQC(+57.02)VR</text:p>
          </table:table-cell>
          <table:table-cell table:formula="of:=SUBSTITUTE(SUBSTITUTE([.A3382];&quot;(+15.99)&quot;;&quot;&quot;);&quot;(+57.02)&quot;;&quot;&quot;)" office:value-type="string" office:string-value="LYDTCEWQCVR" calcext:value-type="string">
            <text:p>LYDTCEWQCVR</text:p>
          </table:table-cell>
        </table:table-row>
        <table:table-row table:style-name="ro1">
          <table:table-cell office:value-type="string" calcext:value-type="string">
            <text:p>RDPVPQNNEQEVELKR</text:p>
          </table:table-cell>
          <table:table-cell table:formula="of:=SUBSTITUTE(SUBSTITUTE([.A3383];&quot;(+15.99)&quot;;&quot;&quot;);&quot;(+57.02)&quot;;&quot;&quot;)" office:value-type="string" office:string-value="RDPVPQNNEQEVELKR" calcext:value-type="string">
            <text:p>RDPVPQNNEQEVELKR</text:p>
          </table:table-cell>
        </table:table-row>
        <table:table-row table:style-name="ro1">
          <table:table-cell office:value-type="string" calcext:value-type="string">
            <text:p>YYEC(+57.02)LTDNLR</text:p>
          </table:table-cell>
          <table:table-cell table:formula="of:=SUBSTITUTE(SUBSTITUTE([.A3384];&quot;(+15.99)&quot;;&quot;&quot;);&quot;(+57.02)&quot;;&quot;&quot;)" office:value-type="string" office:string-value="YYECLTDNLR" calcext:value-type="string">
            <text:p>YYECLTDNLR</text:p>
          </table:table-cell>
        </table:table-row>
        <table:table-row table:style-name="ro1">
          <table:table-cell office:value-type="string" calcext:value-type="string">
            <text:p>AM(+15.99)HDKWFWR</text:p>
          </table:table-cell>
          <table:table-cell table:formula="of:=SUBSTITUTE(SUBSTITUTE([.A3385];&quot;(+15.99)&quot;;&quot;&quot;);&quot;(+57.02)&quot;;&quot;&quot;)" office:value-type="string" office:string-value="AMHDKWFWR" calcext:value-type="string">
            <text:p>AMHDKWFWR</text:p>
          </table:table-cell>
        </table:table-row>
        <table:table-row table:style-name="ro1">
          <table:table-cell office:value-type="string" calcext:value-type="string">
            <text:p>C(+57.02)WYDDWFSLEMAVFK</text:p>
          </table:table-cell>
          <table:table-cell table:formula="of:=SUBSTITUTE(SUBSTITUTE([.A3386];&quot;(+15.99)&quot;;&quot;&quot;);&quot;(+57.02)&quot;;&quot;&quot;)" office:value-type="string" office:string-value="CWYDDWFSLEMAVFK" calcext:value-type="string">
            <text:p>CWYDDWFSLEMAVFK</text:p>
          </table:table-cell>
        </table:table-row>
        <table:table-row table:style-name="ro1">
          <table:table-cell office:value-type="string" calcext:value-type="string">
            <text:p>TPALQAWAPSK</text:p>
          </table:table-cell>
          <table:table-cell table:formula="of:=SUBSTITUTE(SUBSTITUTE([.A3387];&quot;(+15.99)&quot;;&quot;&quot;);&quot;(+57.02)&quot;;&quot;&quot;)" office:value-type="string" office:string-value="TPALQAWAPSK" calcext:value-type="string">
            <text:p>TPALQAWAPSK</text:p>
          </table:table-cell>
        </table:table-row>
        <table:table-row table:style-name="ro1">
          <table:table-cell office:value-type="string" calcext:value-type="string">
            <text:p>ENSAM(+15.99)TYAPK</text:p>
          </table:table-cell>
          <table:table-cell table:formula="of:=SUBSTITUTE(SUBSTITUTE([.A3388];&quot;(+15.99)&quot;;&quot;&quot;);&quot;(+57.02)&quot;;&quot;&quot;)" office:value-type="string" office:string-value="ENSAMTYAPK" calcext:value-type="string">
            <text:p>ENSAMTYAPK</text:p>
          </table:table-cell>
        </table:table-row>
        <table:table-row table:style-name="ro1">
          <table:table-cell office:value-type="string" calcext:value-type="string">
            <text:p>KVLLEEMHEFK</text:p>
          </table:table-cell>
          <table:table-cell table:formula="of:=SUBSTITUTE(SUBSTITUTE([.A3389];&quot;(+15.99)&quot;;&quot;&quot;);&quot;(+57.02)&quot;;&quot;&quot;)" office:value-type="string" office:string-value="KVLLEEMHEFK" calcext:value-type="string">
            <text:p>KVLLEEMHEFK</text:p>
          </table:table-cell>
        </table:table-row>
        <table:table-row table:style-name="ro1">
          <table:table-cell office:value-type="string" calcext:value-type="string">
            <text:p>WWDMSQLSEAR</text:p>
          </table:table-cell>
          <table:table-cell table:formula="of:=SUBSTITUTE(SUBSTITUTE([.A3390];&quot;(+15.99)&quot;;&quot;&quot;);&quot;(+57.02)&quot;;&quot;&quot;)" office:value-type="string" office:string-value="WWDMSQLSEAR" calcext:value-type="string">
            <text:p>WWDMSQLSEAR</text:p>
          </table:table-cell>
        </table:table-row>
        <table:table-row table:style-name="ro1">
          <table:table-cell office:value-type="string" calcext:value-type="string">
            <text:p>MPGMKLMC(+57.02)RR</text:p>
          </table:table-cell>
          <table:table-cell table:formula="of:=SUBSTITUTE(SUBSTITUTE([.A3391];&quot;(+15.99)&quot;;&quot;&quot;);&quot;(+57.02)&quot;;&quot;&quot;)" office:value-type="string" office:string-value="MPGMKLMCRR" calcext:value-type="string">
            <text:p>MPGMKLMCRR</text:p>
          </table:table-cell>
        </table:table-row>
        <table:table-row table:style-name="ro1">
          <table:table-cell office:value-type="string" calcext:value-type="string">
            <text:p>KQLAEWAVDPRK</text:p>
          </table:table-cell>
          <table:table-cell table:formula="of:=SUBSTITUTE(SUBSTITUTE([.A3392];&quot;(+15.99)&quot;;&quot;&quot;);&quot;(+57.02)&quot;;&quot;&quot;)" office:value-type="string" office:string-value="KQLAEWAVDPRK" calcext:value-type="string">
            <text:p>KQLAEWAVDPRK</text:p>
          </table:table-cell>
        </table:table-row>
        <table:table-row table:style-name="ro1">
          <table:table-cell office:value-type="string" calcext:value-type="string">
            <text:p>EWLALGVNALHNLGPVR</text:p>
          </table:table-cell>
          <table:table-cell table:formula="of:=SUBSTITUTE(SUBSTITUTE([.A3393];&quot;(+15.99)&quot;;&quot;&quot;);&quot;(+57.02)&quot;;&quot;&quot;)" office:value-type="string" office:string-value="EWLALGVNALHNLGPVR" calcext:value-type="string">
            <text:p>EWLALGVNALHNLGPVR</text:p>
          </table:table-cell>
        </table:table-row>
        <table:table-row table:style-name="ro1">
          <table:table-cell office:value-type="string" calcext:value-type="string">
            <text:p>WWWGSKLDLEWVNMPK</text:p>
          </table:table-cell>
          <table:table-cell table:formula="of:=SUBSTITUTE(SUBSTITUTE([.A3394];&quot;(+15.99)&quot;;&quot;&quot;);&quot;(+57.02)&quot;;&quot;&quot;)" office:value-type="string" office:string-value="WWWGSKLDLEWVNMPK" calcext:value-type="string">
            <text:p>WWWGSKLDLEWVNMPK</text:p>
          </table:table-cell>
        </table:table-row>
        <table:table-row table:style-name="ro1">
          <table:table-cell office:value-type="string" calcext:value-type="string">
            <text:p>WRHHSC(+57.02)SDLEK</text:p>
          </table:table-cell>
          <table:table-cell table:formula="of:=SUBSTITUTE(SUBSTITUTE([.A3395];&quot;(+15.99)&quot;;&quot;&quot;);&quot;(+57.02)&quot;;&quot;&quot;)" office:value-type="string" office:string-value="WRHHSCSDLEK" calcext:value-type="string">
            <text:p>WRHHSCSDLEK</text:p>
          </table:table-cell>
        </table:table-row>
        <table:table-row table:style-name="ro1">
          <table:table-cell office:value-type="string" calcext:value-type="string">
            <text:p>QM(+15.99)SYFEADADLSVDGR</text:p>
          </table:table-cell>
          <table:table-cell table:formula="of:=SUBSTITUTE(SUBSTITUTE([.A3396];&quot;(+15.99)&quot;;&quot;&quot;);&quot;(+57.02)&quot;;&quot;&quot;)" office:value-type="string" office:string-value="QMSYFEADADLSVDGR" calcext:value-type="string">
            <text:p>QMSYFEADADLSVDGR</text:p>
          </table:table-cell>
        </table:table-row>
        <table:table-row table:style-name="ro1">
          <table:table-cell office:value-type="string" calcext:value-type="string">
            <text:p>KPPVMTC(+57.02)GTLEETR</text:p>
          </table:table-cell>
          <table:table-cell table:formula="of:=SUBSTITUTE(SUBSTITUTE([.A3397];&quot;(+15.99)&quot;;&quot;&quot;);&quot;(+57.02)&quot;;&quot;&quot;)" office:value-type="string" office:string-value="KPPVMTCGTLEETR" calcext:value-type="string">
            <text:p>KPPVMTCGTLEETR</text:p>
          </table:table-cell>
        </table:table-row>
        <table:table-row table:style-name="ro1">
          <table:table-cell office:value-type="string" calcext:value-type="string">
            <text:p>KM(+15.99)NPLGAELPAGNK</text:p>
          </table:table-cell>
          <table:table-cell table:formula="of:=SUBSTITUTE(SUBSTITUTE([.A3398];&quot;(+15.99)&quot;;&quot;&quot;);&quot;(+57.02)&quot;;&quot;&quot;)" office:value-type="string" office:string-value="KMNPLGAELPAGNK" calcext:value-type="string">
            <text:p>KMNPLGAELPAGNK</text:p>
          </table:table-cell>
        </table:table-row>
        <table:table-row table:style-name="ro1">
          <table:table-cell office:value-type="string" calcext:value-type="string">
            <text:p>NEDATSAKPAAFLK</text:p>
          </table:table-cell>
          <table:table-cell table:formula="of:=SUBSTITUTE(SUBSTITUTE([.A3399];&quot;(+15.99)&quot;;&quot;&quot;);&quot;(+57.02)&quot;;&quot;&quot;)" office:value-type="string" office:string-value="NEDATSAKPAAFLK" calcext:value-type="string">
            <text:p>NEDATSAKPAAFLK</text:p>
          </table:table-cell>
        </table:table-row>
        <table:table-row table:style-name="ro1">
          <table:table-cell office:value-type="string" calcext:value-type="string">
            <text:p>FGLWAMQPKWVPR</text:p>
          </table:table-cell>
          <table:table-cell table:formula="of:=SUBSTITUTE(SUBSTITUTE([.A3400];&quot;(+15.99)&quot;;&quot;&quot;);&quot;(+57.02)&quot;;&quot;&quot;)" office:value-type="string" office:string-value="FGLWAMQPKWVPR" calcext:value-type="string">
            <text:p>FGLWAMQPKWVPR</text:p>
          </table:table-cell>
        </table:table-row>
        <table:table-row table:style-name="ro1">
          <table:table-cell office:value-type="string" calcext:value-type="string">
            <text:p>QNDM(+15.99)EMGLATASYHR</text:p>
          </table:table-cell>
          <table:table-cell table:formula="of:=SUBSTITUTE(SUBSTITUTE([.A3401];&quot;(+15.99)&quot;;&quot;&quot;);&quot;(+57.02)&quot;;&quot;&quot;)" office:value-type="string" office:string-value="QNDMEMGLATASYHR" calcext:value-type="string">
            <text:p>QNDMEMGLATASYHR</text:p>
          </table:table-cell>
        </table:table-row>
        <table:table-row table:style-name="ro1">
          <table:table-cell office:value-type="string" calcext:value-type="string">
            <text:p>RQDMGDFC(+57.02)RTLAK</text:p>
          </table:table-cell>
          <table:table-cell table:formula="of:=SUBSTITUTE(SUBSTITUTE([.A3402];&quot;(+15.99)&quot;;&quot;&quot;);&quot;(+57.02)&quot;;&quot;&quot;)" office:value-type="string" office:string-value="RQDMGDFCRTLAK" calcext:value-type="string">
            <text:p>RQDMGDFCRTLAK</text:p>
          </table:table-cell>
        </table:table-row>
        <table:table-row table:style-name="ro1">
          <table:table-cell office:value-type="string" calcext:value-type="string">
            <text:p>WESVM(+15.99)NQGNLNR</text:p>
          </table:table-cell>
          <table:table-cell table:formula="of:=SUBSTITUTE(SUBSTITUTE([.A3403];&quot;(+15.99)&quot;;&quot;&quot;);&quot;(+57.02)&quot;;&quot;&quot;)" office:value-type="string" office:string-value="WESVMNQGNLNR" calcext:value-type="string">
            <text:p>WESVMNQGNLNR</text:p>
          </table:table-cell>
        </table:table-row>
        <table:table-row table:style-name="ro1">
          <table:table-cell office:value-type="string" calcext:value-type="string">
            <text:p>KC(+57.02)C(+57.02)VVALVEYR</text:p>
          </table:table-cell>
          <table:table-cell table:formula="of:=SUBSTITUTE(SUBSTITUTE([.A3404];&quot;(+15.99)&quot;;&quot;&quot;);&quot;(+57.02)&quot;;&quot;&quot;)" office:value-type="string" office:string-value="KCCVVALVEYR" calcext:value-type="string">
            <text:p>KCCVVALVEYR</text:p>
          </table:table-cell>
        </table:table-row>
        <table:table-row table:style-name="ro1">
          <table:table-cell office:value-type="string" calcext:value-type="string">
            <text:p>LEDM(+15.99)NGTEPAK</text:p>
          </table:table-cell>
          <table:table-cell table:formula="of:=SUBSTITUTE(SUBSTITUTE([.A3405];&quot;(+15.99)&quot;;&quot;&quot;);&quot;(+57.02)&quot;;&quot;&quot;)" office:value-type="string" office:string-value="LEDMNGTEPAK" calcext:value-type="string">
            <text:p>LEDMNGTEPAK</text:p>
          </table:table-cell>
        </table:table-row>
        <table:table-row table:style-name="ro1">
          <table:table-cell office:value-type="string" calcext:value-type="string">
            <text:p>C(+57.02)C(+57.02)WM(+15.99)SVHVLLLNK</text:p>
          </table:table-cell>
          <table:table-cell table:formula="of:=SUBSTITUTE(SUBSTITUTE([.A3406];&quot;(+15.99)&quot;;&quot;&quot;);&quot;(+57.02)&quot;;&quot;&quot;)" office:value-type="string" office:string-value="CCWMSVHVLLLNK" calcext:value-type="string">
            <text:p>CCWMSVHVLLLNK</text:p>
          </table:table-cell>
        </table:table-row>
        <table:table-row table:style-name="ro1">
          <table:table-cell office:value-type="string" calcext:value-type="string">
            <text:p>QTC(+57.02)C(+57.02)HPLEELR</text:p>
          </table:table-cell>
          <table:table-cell table:formula="of:=SUBSTITUTE(SUBSTITUTE([.A3407];&quot;(+15.99)&quot;;&quot;&quot;);&quot;(+57.02)&quot;;&quot;&quot;)" office:value-type="string" office:string-value="QTCCHPLEELR" calcext:value-type="string">
            <text:p>QTCCHPLEELR</text:p>
          </table:table-cell>
        </table:table-row>
        <table:table-row table:style-name="ro1">
          <table:table-cell office:value-type="string" calcext:value-type="string">
            <text:p>DPNLESVGRYK</text:p>
          </table:table-cell>
          <table:table-cell table:formula="of:=SUBSTITUTE(SUBSTITUTE([.A3408];&quot;(+15.99)&quot;;&quot;&quot;);&quot;(+57.02)&quot;;&quot;&quot;)" office:value-type="string" office:string-value="DPNLESVGRYK" calcext:value-type="string">
            <text:p>DPNLESVGRYK</text:p>
          </table:table-cell>
        </table:table-row>
        <table:table-row table:style-name="ro1">
          <table:table-cell office:value-type="string" calcext:value-type="string">
            <text:p>TQM(+15.99)WTM(+15.99)VLGAAK</text:p>
          </table:table-cell>
          <table:table-cell table:formula="of:=SUBSTITUTE(SUBSTITUTE([.A3409];&quot;(+15.99)&quot;;&quot;&quot;);&quot;(+57.02)&quot;;&quot;&quot;)" office:value-type="string" office:string-value="TQMWTMVLGAAK" calcext:value-type="string">
            <text:p>TQMWTMVLGAAK</text:p>
          </table:table-cell>
        </table:table-row>
        <table:table-row table:style-name="ro2">
          <table:table-cell office:value-type="string" calcext:value-type="string">
            <text:p>EEGLLVGKGDFMKAFTYK</text:p>
          </table:table-cell>
          <table:table-cell table:formula="of:=SUBSTITUTE(SUBSTITUTE([.A3410];&quot;(+15.99)&quot;;&quot;&quot;);&quot;(+57.02)&quot;;&quot;&quot;)" office:value-type="string" office:string-value="EEGLLVGKGDFMKAFTYK" calcext:value-type="string">
            <text:p>EEGLLVGKGDFMKAFTYK</text:p>
          </table:table-cell>
        </table:table-row>
        <table:table-row table:style-name="ro1">
          <table:table-cell office:value-type="string" calcext:value-type="string">
            <text:p>NSYSANDFK</text:p>
          </table:table-cell>
          <table:table-cell table:formula="of:=SUBSTITUTE(SUBSTITUTE([.A3411];&quot;(+15.99)&quot;;&quot;&quot;);&quot;(+57.02)&quot;;&quot;&quot;)" office:value-type="string" office:string-value="NSYSANDFK" calcext:value-type="string">
            <text:p>NSYSANDFK</text:p>
          </table:table-cell>
        </table:table-row>
        <table:table-row table:style-name="ro1">
          <table:table-cell office:value-type="string" calcext:value-type="string">
            <text:p>AFLDEPNGDNVLGLLR</text:p>
          </table:table-cell>
          <table:table-cell table:formula="of:=SUBSTITUTE(SUBSTITUTE([.A3412];&quot;(+15.99)&quot;;&quot;&quot;);&quot;(+57.02)&quot;;&quot;&quot;)" office:value-type="string" office:string-value="AFLDEPNGDNVLGLLR" calcext:value-type="string">
            <text:p>AFLDEPNGDNVLGLLR</text:p>
          </table:table-cell>
        </table:table-row>
        <table:table-row table:style-name="ro1">
          <table:table-cell office:value-type="string" calcext:value-type="string">
            <text:p>YC(+57.02)WMC(+57.02)C(+57.02)TATVLAHAMVK</text:p>
          </table:table-cell>
          <table:table-cell table:formula="of:=SUBSTITUTE(SUBSTITUTE([.A3413];&quot;(+15.99)&quot;;&quot;&quot;);&quot;(+57.02)&quot;;&quot;&quot;)" office:value-type="string" office:string-value="YCWMCCTATVLAHAMVK" calcext:value-type="string">
            <text:p>YCWMCCTATVLAHAMVK</text:p>
          </table:table-cell>
        </table:table-row>
        <table:table-row table:style-name="ro1">
          <table:table-cell office:value-type="string" calcext:value-type="string">
            <text:p>TGFC(+57.02)SVSK</text:p>
          </table:table-cell>
          <table:table-cell table:formula="of:=SUBSTITUTE(SUBSTITUTE([.A3414];&quot;(+15.99)&quot;;&quot;&quot;);&quot;(+57.02)&quot;;&quot;&quot;)" office:value-type="string" office:string-value="TGFCSVSK" calcext:value-type="string">
            <text:p>TGFCSVSK</text:p>
          </table:table-cell>
        </table:table-row>
        <table:table-row table:style-name="ro2">
          <table:table-cell office:value-type="string" calcext:value-type="string">
            <text:p>WC(+57.02)LPSLDSSLVGSLSLDPC(+57.02)PGK</text:p>
          </table:table-cell>
          <table:table-cell table:formula="of:=SUBSTITUTE(SUBSTITUTE([.A3415];&quot;(+15.99)&quot;;&quot;&quot;);&quot;(+57.02)&quot;;&quot;&quot;)" office:value-type="string" office:string-value="WCLPSLDSSLVGSLSLDPCPGK" calcext:value-type="string">
            <text:p>WCLPSLDSSLVGSLSLDPCPGK</text:p>
          </table:table-cell>
        </table:table-row>
        <table:table-row table:style-name="ro2">
          <table:table-cell office:value-type="string" calcext:value-type="string">
            <text:p>RWM(+15.99)THYNAATLYVVLSAK</text:p>
          </table:table-cell>
          <table:table-cell table:formula="of:=SUBSTITUTE(SUBSTITUTE([.A3416];&quot;(+15.99)&quot;;&quot;&quot;);&quot;(+57.02)&quot;;&quot;&quot;)" office:value-type="string" office:string-value="RWMTHYNAATLYVVLSAK" calcext:value-type="string">
            <text:p>RWMTHYNAATLYVVLSAK</text:p>
          </table:table-cell>
        </table:table-row>
        <table:table-row table:style-name="ro1">
          <table:table-cell office:value-type="string" calcext:value-type="string">
            <text:p>KFC(+57.02)RLVHPAEEVPR</text:p>
          </table:table-cell>
          <table:table-cell table:formula="of:=SUBSTITUTE(SUBSTITUTE([.A3417];&quot;(+15.99)&quot;;&quot;&quot;);&quot;(+57.02)&quot;;&quot;&quot;)" office:value-type="string" office:string-value="KFCRLVHPAEEVPR" calcext:value-type="string">
            <text:p>KFCRLVHPAEEVPR</text:p>
          </table:table-cell>
        </table:table-row>
        <table:table-row table:style-name="ro1">
          <table:table-cell office:value-type="string" calcext:value-type="string">
            <text:p>WLDAVYKFQYK</text:p>
          </table:table-cell>
          <table:table-cell table:formula="of:=SUBSTITUTE(SUBSTITUTE([.A3418];&quot;(+15.99)&quot;;&quot;&quot;);&quot;(+57.02)&quot;;&quot;&quot;)" office:value-type="string" office:string-value="WLDAVYKFQYK" calcext:value-type="string">
            <text:p>WLDAVYKFQYK</text:p>
          </table:table-cell>
        </table:table-row>
        <table:table-row table:style-name="ro1">
          <table:table-cell office:value-type="string" calcext:value-type="string">
            <text:p>LAGC(+57.02)YNELGNRSNVK</text:p>
          </table:table-cell>
          <table:table-cell table:formula="of:=SUBSTITUTE(SUBSTITUTE([.A3419];&quot;(+15.99)&quot;;&quot;&quot;);&quot;(+57.02)&quot;;&quot;&quot;)" office:value-type="string" office:string-value="LAGCYNELGNRSNVK" calcext:value-type="string">
            <text:p>LAGCYNELGNRSNVK</text:p>
          </table:table-cell>
        </table:table-row>
        <table:table-row table:style-name="ro1">
          <table:table-cell office:value-type="string" calcext:value-type="string">
            <text:p>QLEKQWQEAQTLHR</text:p>
          </table:table-cell>
          <table:table-cell table:formula="of:=SUBSTITUTE(SUBSTITUTE([.A3420];&quot;(+15.99)&quot;;&quot;&quot;);&quot;(+57.02)&quot;;&quot;&quot;)" office:value-type="string" office:string-value="QLEKQWQEAQTLHR" calcext:value-type="string">
            <text:p>QLEKQWQEAQTLHR</text:p>
          </table:table-cell>
        </table:table-row>
        <table:table-row table:style-name="ro1">
          <table:table-cell office:value-type="string" calcext:value-type="string">
            <text:p>KNFWGSGLTQK</text:p>
          </table:table-cell>
          <table:table-cell table:formula="of:=SUBSTITUTE(SUBSTITUTE([.A3421];&quot;(+15.99)&quot;;&quot;&quot;);&quot;(+57.02)&quot;;&quot;&quot;)" office:value-type="string" office:string-value="KNFWGSGLTQK" calcext:value-type="string">
            <text:p>KNFWGSGLTQK</text:p>
          </table:table-cell>
        </table:table-row>
        <table:table-row table:style-name="ro1">
          <table:table-cell office:value-type="string" calcext:value-type="string">
            <text:p>C(+57.02)MC(+57.02)DYYAGK</text:p>
          </table:table-cell>
          <table:table-cell table:formula="of:=SUBSTITUTE(SUBSTITUTE([.A3422];&quot;(+15.99)&quot;;&quot;&quot;);&quot;(+57.02)&quot;;&quot;&quot;)" office:value-type="string" office:string-value="CMCDYYAGK" calcext:value-type="string">
            <text:p>CMCDYYAGK</text:p>
          </table:table-cell>
        </table:table-row>
        <table:table-row table:style-name="ro1">
          <table:table-cell office:value-type="string" calcext:value-type="string">
            <text:p>M(+15.99)NSLVLLSK</text:p>
          </table:table-cell>
          <table:table-cell table:formula="of:=SUBSTITUTE(SUBSTITUTE([.A3423];&quot;(+15.99)&quot;;&quot;&quot;);&quot;(+57.02)&quot;;&quot;&quot;)" office:value-type="string" office:string-value="MNSLVLLSK" calcext:value-type="string">
            <text:p>MNSLVLLSK</text:p>
          </table:table-cell>
        </table:table-row>
        <table:table-row table:style-name="ro1">
          <table:table-cell office:value-type="string" calcext:value-type="string">
            <text:p>QVLDVGC(+57.02)NRMLVR</text:p>
          </table:table-cell>
          <table:table-cell table:formula="of:=SUBSTITUTE(SUBSTITUTE([.A3424];&quot;(+15.99)&quot;;&quot;&quot;);&quot;(+57.02)&quot;;&quot;&quot;)" office:value-type="string" office:string-value="QVLDVGCNRMLVR" calcext:value-type="string">
            <text:p>QVLDVGCNRMLVR</text:p>
          </table:table-cell>
        </table:table-row>
        <table:table-row table:style-name="ro1">
          <table:table-cell office:value-type="string" calcext:value-type="string">
            <text:p>KM(+15.99)HWVEASLTSHRR</text:p>
          </table:table-cell>
          <table:table-cell table:formula="of:=SUBSTITUTE(SUBSTITUTE([.A3425];&quot;(+15.99)&quot;;&quot;&quot;);&quot;(+57.02)&quot;;&quot;&quot;)" office:value-type="string" office:string-value="KMHWVEASLTSHRR" calcext:value-type="string">
            <text:p>KMHWVEASLTSHRR</text:p>
          </table:table-cell>
        </table:table-row>
        <table:table-row table:style-name="ro1">
          <table:table-cell office:value-type="string" calcext:value-type="string">
            <text:p>RSWYLSPYFATDGSNK</text:p>
          </table:table-cell>
          <table:table-cell table:formula="of:=SUBSTITUTE(SUBSTITUTE([.A3426];&quot;(+15.99)&quot;;&quot;&quot;);&quot;(+57.02)&quot;;&quot;&quot;)" office:value-type="string" office:string-value="RSWYLSPYFATDGSNK" calcext:value-type="string">
            <text:p>RSWYLSPYFATDGSNK</text:p>
          </table:table-cell>
        </table:table-row>
        <table:table-row table:style-name="ro1">
          <table:table-cell office:value-type="string" calcext:value-type="string">
            <text:p>ENPC(+57.02)AYTC(+57.02)TEK</text:p>
          </table:table-cell>
          <table:table-cell table:formula="of:=SUBSTITUTE(SUBSTITUTE([.A3427];&quot;(+15.99)&quot;;&quot;&quot;);&quot;(+57.02)&quot;;&quot;&quot;)" office:value-type="string" office:string-value="ENPCAYTCTEK" calcext:value-type="string">
            <text:p>ENPCAYTCTEK</text:p>
          </table:table-cell>
        </table:table-row>
        <table:table-row table:style-name="ro2">
          <table:table-cell office:value-type="string" calcext:value-type="string">
            <text:p>FWVEPNFDQSQDLLVEPTAK</text:p>
          </table:table-cell>
          <table:table-cell table:formula="of:=SUBSTITUTE(SUBSTITUTE([.A3428];&quot;(+15.99)&quot;;&quot;&quot;);&quot;(+57.02)&quot;;&quot;&quot;)" office:value-type="string" office:string-value="FWVEPNFDQSQDLLVEPTAK" calcext:value-type="string">
            <text:p>FWVEPNFDQSQDLLVEPTAK</text:p>
          </table:table-cell>
        </table:table-row>
        <table:table-row table:style-name="ro1">
          <table:table-cell office:value-type="string" calcext:value-type="string">
            <text:p>LWHTFTDYVK</text:p>
          </table:table-cell>
          <table:table-cell table:formula="of:=SUBSTITUTE(SUBSTITUTE([.A3429];&quot;(+15.99)&quot;;&quot;&quot;);&quot;(+57.02)&quot;;&quot;&quot;)" office:value-type="string" office:string-value="LWHTFTDYVK" calcext:value-type="string">
            <text:p>LWHTFTDYVK</text:p>
          </table:table-cell>
        </table:table-row>
        <table:table-row table:style-name="ro1">
          <table:table-cell office:value-type="string" calcext:value-type="string">
            <text:p>M(+15.99)ALGFKFVPRK</text:p>
          </table:table-cell>
          <table:table-cell table:formula="of:=SUBSTITUTE(SUBSTITUTE([.A3430];&quot;(+15.99)&quot;;&quot;&quot;);&quot;(+57.02)&quot;;&quot;&quot;)" office:value-type="string" office:string-value="MALGFKFVPRK" calcext:value-type="string">
            <text:p>MALGFKFVPRK</text:p>
          </table:table-cell>
        </table:table-row>
        <table:table-row table:style-name="ro1">
          <table:table-cell office:value-type="string" calcext:value-type="string">
            <text:p>EHLGDWYVLDWR</text:p>
          </table:table-cell>
          <table:table-cell table:formula="of:=SUBSTITUTE(SUBSTITUTE([.A3431];&quot;(+15.99)&quot;;&quot;&quot;);&quot;(+57.02)&quot;;&quot;&quot;)" office:value-type="string" office:string-value="EHLGDWYVLDWR" calcext:value-type="string">
            <text:p>EHLGDWYVLDWR</text:p>
          </table:table-cell>
        </table:table-row>
        <table:table-row table:style-name="ro1">
          <table:table-cell office:value-type="string" calcext:value-type="string">
            <text:p>SPLVVAENVTVALVLGPK</text:p>
          </table:table-cell>
          <table:table-cell table:formula="of:=SUBSTITUTE(SUBSTITUTE([.A3432];&quot;(+15.99)&quot;;&quot;&quot;);&quot;(+57.02)&quot;;&quot;&quot;)" office:value-type="string" office:string-value="SPLVVAENVTVALVLGPK" calcext:value-type="string">
            <text:p>SPLVVAENVTVALVLGPK</text:p>
          </table:table-cell>
        </table:table-row>
        <table:table-row table:style-name="ro1">
          <table:table-cell office:value-type="string" calcext:value-type="string">
            <text:p>ETHLLVDDDKVDDK</text:p>
          </table:table-cell>
          <table:table-cell table:formula="of:=SUBSTITUTE(SUBSTITUTE([.A3433];&quot;(+15.99)&quot;;&quot;&quot;);&quot;(+57.02)&quot;;&quot;&quot;)" office:value-type="string" office:string-value="ETHLLVDDDKVDDK" calcext:value-type="string">
            <text:p>ETHLLVDDDKVDDK</text:p>
          </table:table-cell>
        </table:table-row>
        <table:table-row table:style-name="ro1">
          <table:table-cell office:value-type="string" calcext:value-type="string">
            <text:p>TKPLDGYTANQLYGRSK</text:p>
          </table:table-cell>
          <table:table-cell table:formula="of:=SUBSTITUTE(SUBSTITUTE([.A3434];&quot;(+15.99)&quot;;&quot;&quot;);&quot;(+57.02)&quot;;&quot;&quot;)" office:value-type="string" office:string-value="TKPLDGYTANQLYGRSK" calcext:value-type="string">
            <text:p>TKPLDGYTANQLYGRSK</text:p>
          </table:table-cell>
        </table:table-row>
        <table:table-row table:style-name="ro1">
          <table:table-cell office:value-type="string" calcext:value-type="string">
            <text:p>LLFKRPEGLVEHMLGNK</text:p>
          </table:table-cell>
          <table:table-cell table:formula="of:=SUBSTITUTE(SUBSTITUTE([.A3435];&quot;(+15.99)&quot;;&quot;&quot;);&quot;(+57.02)&quot;;&quot;&quot;)" office:value-type="string" office:string-value="LLFKRPEGLVEHMLGNK" calcext:value-type="string">
            <text:p>LLFKRPEGLVEHMLGNK</text:p>
          </table:table-cell>
        </table:table-row>
        <table:table-row table:style-name="ro1">
          <table:table-cell office:value-type="string" calcext:value-type="string">
            <text:p>QLAYM(+15.99)HAVPAVK</text:p>
          </table:table-cell>
          <table:table-cell table:formula="of:=SUBSTITUTE(SUBSTITUTE([.A3436];&quot;(+15.99)&quot;;&quot;&quot;);&quot;(+57.02)&quot;;&quot;&quot;)" office:value-type="string" office:string-value="QLAYMHAVPAVK" calcext:value-type="string">
            <text:p>QLAYMHAVPAVK</text:p>
          </table:table-cell>
        </table:table-row>
        <table:table-row table:style-name="ro1">
          <table:table-cell office:value-type="string" calcext:value-type="string">
            <text:p>M(+15.99)EWGDYKC(+57.02)K</text:p>
          </table:table-cell>
          <table:table-cell table:formula="of:=SUBSTITUTE(SUBSTITUTE([.A3437];&quot;(+15.99)&quot;;&quot;&quot;);&quot;(+57.02)&quot;;&quot;&quot;)" office:value-type="string" office:string-value="MEWGDYKCK" calcext:value-type="string">
            <text:p>MEWGDYKCK</text:p>
          </table:table-cell>
        </table:table-row>
        <table:table-row table:style-name="ro1">
          <table:table-cell office:value-type="string" calcext:value-type="string">
            <text:p>VATLQSAHGVEM(+15.99)LM(+15.99)VDK</text:p>
          </table:table-cell>
          <table:table-cell table:formula="of:=SUBSTITUTE(SUBSTITUTE([.A3438];&quot;(+15.99)&quot;;&quot;&quot;);&quot;(+57.02)&quot;;&quot;&quot;)" office:value-type="string" office:string-value="VATLQSAHGVEMLMVDK" calcext:value-type="string">
            <text:p>VATLQSAHGVEMLMVDK</text:p>
          </table:table-cell>
        </table:table-row>
        <table:table-row table:style-name="ro1">
          <table:table-cell office:value-type="string" calcext:value-type="string">
            <text:p>QQNWNTLHTYNPPR</text:p>
          </table:table-cell>
          <table:table-cell table:formula="of:=SUBSTITUTE(SUBSTITUTE([.A3439];&quot;(+15.99)&quot;;&quot;&quot;);&quot;(+57.02)&quot;;&quot;&quot;)" office:value-type="string" office:string-value="QQNWNTLHTYNPPR" calcext:value-type="string">
            <text:p>QQNWNTLHTYNPPR</text:p>
          </table:table-cell>
        </table:table-row>
        <table:table-row table:style-name="ro1">
          <table:table-cell office:value-type="string" calcext:value-type="string">
            <text:p>LDEC(+57.02)C(+57.02)C(+57.02)R</text:p>
          </table:table-cell>
          <table:table-cell table:formula="of:=SUBSTITUTE(SUBSTITUTE([.A3440];&quot;(+15.99)&quot;;&quot;&quot;);&quot;(+57.02)&quot;;&quot;&quot;)" office:value-type="string" office:string-value="LDECCCR" calcext:value-type="string">
            <text:p>LDECCCR</text:p>
          </table:table-cell>
        </table:table-row>
        <table:table-row table:style-name="ro1">
          <table:table-cell office:value-type="string" calcext:value-type="string">
            <text:p>QYSLNVGPEAVR</text:p>
          </table:table-cell>
          <table:table-cell table:formula="of:=SUBSTITUTE(SUBSTITUTE([.A3441];&quot;(+15.99)&quot;;&quot;&quot;);&quot;(+57.02)&quot;;&quot;&quot;)" office:value-type="string" office:string-value="QYSLNVGPEAVR" calcext:value-type="string">
            <text:p>QYSLNVGPEAVR</text:p>
          </table:table-cell>
        </table:table-row>
        <table:table-row table:style-name="ro1">
          <table:table-cell office:value-type="string" calcext:value-type="string">
            <text:p>C(+57.02)PMGSYLYTSNM(+15.99)GHMK</text:p>
          </table:table-cell>
          <table:table-cell table:formula="of:=SUBSTITUTE(SUBSTITUTE([.A3442];&quot;(+15.99)&quot;;&quot;&quot;);&quot;(+57.02)&quot;;&quot;&quot;)" office:value-type="string" office:string-value="CPMGSYLYTSNMGHMK" calcext:value-type="string">
            <text:p>CPMGSYLYTSNMGHMK</text:p>
          </table:table-cell>
        </table:table-row>
        <table:table-row table:style-name="ro1">
          <table:table-cell office:value-type="string" calcext:value-type="string">
            <text:p>GRQSPC(+57.02)WHTLEAMDLAK</text:p>
          </table:table-cell>
          <table:table-cell table:formula="of:=SUBSTITUTE(SUBSTITUTE([.A3443];&quot;(+15.99)&quot;;&quot;&quot;);&quot;(+57.02)&quot;;&quot;&quot;)" office:value-type="string" office:string-value="GRQSPCWHTLEAMDLAK" calcext:value-type="string">
            <text:p>GRQSPCWHTLEAMDLAK</text:p>
          </table:table-cell>
        </table:table-row>
        <table:table-row table:style-name="ro1">
          <table:table-cell office:value-type="string" calcext:value-type="string">
            <text:p>EAYC(+57.02)LQNC(+57.02)HVR</text:p>
          </table:table-cell>
          <table:table-cell table:formula="of:=SUBSTITUTE(SUBSTITUTE([.A3444];&quot;(+15.99)&quot;;&quot;&quot;);&quot;(+57.02)&quot;;&quot;&quot;)" office:value-type="string" office:string-value="EAYCLQNCHVR" calcext:value-type="string">
            <text:p>EAYCLQNCHVR</text:p>
          </table:table-cell>
        </table:table-row>
        <table:table-row table:style-name="ro1">
          <table:table-cell office:value-type="string" calcext:value-type="string">
            <text:p>C(+57.02)ELTEENMEVGLWPAK</text:p>
          </table:table-cell>
          <table:table-cell table:formula="of:=SUBSTITUTE(SUBSTITUTE([.A3445];&quot;(+15.99)&quot;;&quot;&quot;);&quot;(+57.02)&quot;;&quot;&quot;)" office:value-type="string" office:string-value="CELTEENMEVGLWPAK" calcext:value-type="string">
            <text:p>CELTEENMEVGLWPAK</text:p>
          </table:table-cell>
        </table:table-row>
        <table:table-row table:style-name="ro1">
          <table:table-cell office:value-type="string" calcext:value-type="string">
            <text:p>GC(+57.02)LTPTKKLNK</text:p>
          </table:table-cell>
          <table:table-cell table:formula="of:=SUBSTITUTE(SUBSTITUTE([.A3446];&quot;(+15.99)&quot;;&quot;&quot;);&quot;(+57.02)&quot;;&quot;&quot;)" office:value-type="string" office:string-value="GCLTPTKKLNK" calcext:value-type="string">
            <text:p>GCLTPTKKLNK</text:p>
          </table:table-cell>
        </table:table-row>
        <table:table-row table:style-name="ro1">
          <table:table-cell office:value-type="string" calcext:value-type="string">
            <text:p>EYNSNVVLSSM(+15.99)SHK</text:p>
          </table:table-cell>
          <table:table-cell table:formula="of:=SUBSTITUTE(SUBSTITUTE([.A3447];&quot;(+15.99)&quot;;&quot;&quot;);&quot;(+57.02)&quot;;&quot;&quot;)" office:value-type="string" office:string-value="EYNSNVVLSSMSHK" calcext:value-type="string">
            <text:p>EYNSNVVLSSMSHK</text:p>
          </table:table-cell>
        </table:table-row>
        <table:table-row table:style-name="ro1">
          <table:table-cell office:value-type="string" calcext:value-type="string">
            <text:p>VDWASDLPEGGK</text:p>
          </table:table-cell>
          <table:table-cell table:formula="of:=SUBSTITUTE(SUBSTITUTE([.A3448];&quot;(+15.99)&quot;;&quot;&quot;);&quot;(+57.02)&quot;;&quot;&quot;)" office:value-type="string" office:string-value="VDWASDLPEGGK" calcext:value-type="string">
            <text:p>VDWASDLPEGGK</text:p>
          </table:table-cell>
        </table:table-row>
        <table:table-row table:style-name="ro1">
          <table:table-cell office:value-type="string" calcext:value-type="string">
            <text:p>EPLTQAPERNTSLANK</text:p>
          </table:table-cell>
          <table:table-cell table:formula="of:=SUBSTITUTE(SUBSTITUTE([.A3449];&quot;(+15.99)&quot;;&quot;&quot;);&quot;(+57.02)&quot;;&quot;&quot;)" office:value-type="string" office:string-value="EPLTQAPERNTSLANK" calcext:value-type="string">
            <text:p>EPLTQAPERNTSLANK</text:p>
          </table:table-cell>
        </table:table-row>
        <table:table-row table:style-name="ro1">
          <table:table-cell office:value-type="string" calcext:value-type="string">
            <text:p>YGEELLVFKDLLNK</text:p>
          </table:table-cell>
          <table:table-cell table:formula="of:=SUBSTITUTE(SUBSTITUTE([.A3450];&quot;(+15.99)&quot;;&quot;&quot;);&quot;(+57.02)&quot;;&quot;&quot;)" office:value-type="string" office:string-value="YGEELLVFKDLLNK" calcext:value-type="string">
            <text:p>YGEELLVFKDLLNK</text:p>
          </table:table-cell>
        </table:table-row>
        <table:table-row table:style-name="ro1">
          <table:table-cell office:value-type="string" calcext:value-type="string">
            <text:p>QVLRVTSGPM(+15.99)K</text:p>
          </table:table-cell>
          <table:table-cell table:formula="of:=SUBSTITUTE(SUBSTITUTE([.A3451];&quot;(+15.99)&quot;;&quot;&quot;);&quot;(+57.02)&quot;;&quot;&quot;)" office:value-type="string" office:string-value="QVLRVTSGPMK" calcext:value-type="string">
            <text:p>QVLRVTSGPMK</text:p>
          </table:table-cell>
        </table:table-row>
        <table:table-row table:style-name="ro2">
          <table:table-cell office:value-type="string" calcext:value-type="string">
            <text:p>RC(+57.02)WNWYQLDNESGLLDPTK</text:p>
          </table:table-cell>
          <table:table-cell table:formula="of:=SUBSTITUTE(SUBSTITUTE([.A3452];&quot;(+15.99)&quot;;&quot;&quot;);&quot;(+57.02)&quot;;&quot;&quot;)" office:value-type="string" office:string-value="RCWNWYQLDNESGLLDPTK" calcext:value-type="string">
            <text:p>RCWNWYQLDNESGLLDPTK</text:p>
          </table:table-cell>
        </table:table-row>
        <table:table-row table:style-name="ro1">
          <table:table-cell office:value-type="string" calcext:value-type="string">
            <text:p>C(+57.02)C(+57.02)YLRLAPAM(+15.99)SEK</text:p>
          </table:table-cell>
          <table:table-cell table:formula="of:=SUBSTITUTE(SUBSTITUTE([.A3453];&quot;(+15.99)&quot;;&quot;&quot;);&quot;(+57.02)&quot;;&quot;&quot;)" office:value-type="string" office:string-value="CCYLRLAPAMSEK" calcext:value-type="string">
            <text:p>CCYLRLAPAMSEK</text:p>
          </table:table-cell>
        </table:table-row>
        <table:table-row table:style-name="ro1">
          <table:table-cell office:value-type="string" calcext:value-type="string">
            <text:p>MGATKPEGC(+57.02)ANPK</text:p>
          </table:table-cell>
          <table:table-cell table:formula="of:=SUBSTITUTE(SUBSTITUTE([.A3454];&quot;(+15.99)&quot;;&quot;&quot;);&quot;(+57.02)&quot;;&quot;&quot;)" office:value-type="string" office:string-value="MGATKPEGCANPK" calcext:value-type="string">
            <text:p>MGATKPEGCANPK</text:p>
          </table:table-cell>
        </table:table-row>
        <table:table-row table:style-name="ro1">
          <table:table-cell office:value-type="string" calcext:value-type="string">
            <text:p>EPC(+57.02)HLLC(+57.02)FC(+57.02)LLMLR</text:p>
          </table:table-cell>
          <table:table-cell table:formula="of:=SUBSTITUTE(SUBSTITUTE([.A3455];&quot;(+15.99)&quot;;&quot;&quot;);&quot;(+57.02)&quot;;&quot;&quot;)" office:value-type="string" office:string-value="EPCHLLCFCLLMLR" calcext:value-type="string">
            <text:p>EPCHLLCFCLLMLR</text:p>
          </table:table-cell>
        </table:table-row>
        <table:table-row table:style-name="ro2">
          <table:table-cell office:value-type="string" calcext:value-type="string">
            <text:p>KRVVRNYGPFSEEELDHR</text:p>
          </table:table-cell>
          <table:table-cell table:formula="of:=SUBSTITUTE(SUBSTITUTE([.A3456];&quot;(+15.99)&quot;;&quot;&quot;);&quot;(+57.02)&quot;;&quot;&quot;)" office:value-type="string" office:string-value="KRVVRNYGPFSEEELDHR" calcext:value-type="string">
            <text:p>KRVVRNYGPFSEEELDHR</text:p>
          </table:table-cell>
        </table:table-row>
        <table:table-row table:style-name="ro1">
          <table:table-cell office:value-type="string" calcext:value-type="string">
            <text:p>TWDC(+57.02)YDDEVM(+15.99)LAMSK</text:p>
          </table:table-cell>
          <table:table-cell table:formula="of:=SUBSTITUTE(SUBSTITUTE([.A3457];&quot;(+15.99)&quot;;&quot;&quot;);&quot;(+57.02)&quot;;&quot;&quot;)" office:value-type="string" office:string-value="TWDCYDDEVMLAMSK" calcext:value-type="string">
            <text:p>TWDCYDDEVMLAMSK</text:p>
          </table:table-cell>
        </table:table-row>
        <table:table-row table:style-name="ro1">
          <table:table-cell office:value-type="string" calcext:value-type="string">
            <text:p>KPWVYAR</text:p>
          </table:table-cell>
          <table:table-cell table:formula="of:=SUBSTITUTE(SUBSTITUTE([.A3458];&quot;(+15.99)&quot;;&quot;&quot;);&quot;(+57.02)&quot;;&quot;&quot;)" office:value-type="string" office:string-value="KPWVYAR" calcext:value-type="string">
            <text:p>KPWVYAR</text:p>
          </table:table-cell>
        </table:table-row>
        <table:table-row table:style-name="ro1">
          <table:table-cell office:value-type="string" calcext:value-type="string">
            <text:p>QNVSYSNSFLYMLETK</text:p>
          </table:table-cell>
          <table:table-cell table:formula="of:=SUBSTITUTE(SUBSTITUTE([.A3459];&quot;(+15.99)&quot;;&quot;&quot;);&quot;(+57.02)&quot;;&quot;&quot;)" office:value-type="string" office:string-value="QNVSYSNSFLYMLETK" calcext:value-type="string">
            <text:p>QNVSYSNSFLYMLETK</text:p>
          </table:table-cell>
        </table:table-row>
        <table:table-row table:style-name="ro1">
          <table:table-cell office:value-type="string" calcext:value-type="string">
            <text:p>QVLRC(+57.02)YDC(+57.02)LK</text:p>
          </table:table-cell>
          <table:table-cell table:formula="of:=SUBSTITUTE(SUBSTITUTE([.A3460];&quot;(+15.99)&quot;;&quot;&quot;);&quot;(+57.02)&quot;;&quot;&quot;)" office:value-type="string" office:string-value="QVLRCYDCLK" calcext:value-type="string">
            <text:p>QVLRCYDCLK</text:p>
          </table:table-cell>
        </table:table-row>
        <table:table-row table:style-name="ro1">
          <table:table-cell office:value-type="string" calcext:value-type="string">
            <text:p>WRRVDWNPDEFKK</text:p>
          </table:table-cell>
          <table:table-cell table:formula="of:=SUBSTITUTE(SUBSTITUTE([.A3461];&quot;(+15.99)&quot;;&quot;&quot;);&quot;(+57.02)&quot;;&quot;&quot;)" office:value-type="string" office:string-value="WRRVDWNPDEFKK" calcext:value-type="string">
            <text:p>WRRVDWNPDEFKK</text:p>
          </table:table-cell>
        </table:table-row>
        <table:table-row table:style-name="ro1">
          <table:table-cell office:value-type="string" calcext:value-type="string">
            <text:p>NVYVVPPLHK</text:p>
          </table:table-cell>
          <table:table-cell table:formula="of:=SUBSTITUTE(SUBSTITUTE([.A3462];&quot;(+15.99)&quot;;&quot;&quot;);&quot;(+57.02)&quot;;&quot;&quot;)" office:value-type="string" office:string-value="NVYVVPPLHK" calcext:value-type="string">
            <text:p>NVYVVPPLHK</text:p>
          </table:table-cell>
        </table:table-row>
        <table:table-row table:style-name="ro1">
          <table:table-cell office:value-type="string" calcext:value-type="string">
            <text:p>HTPQVGNHPLEFK</text:p>
          </table:table-cell>
          <table:table-cell table:formula="of:=SUBSTITUTE(SUBSTITUTE([.A3463];&quot;(+15.99)&quot;;&quot;&quot;);&quot;(+57.02)&quot;;&quot;&quot;)" office:value-type="string" office:string-value="HTPQVGNHPLEFK" calcext:value-type="string">
            <text:p>HTPQVGNHPLEFK</text:p>
          </table:table-cell>
        </table:table-row>
        <table:table-row table:style-name="ro1">
          <table:table-cell office:value-type="string" calcext:value-type="string">
            <text:p>WENPENQFDYFK</text:p>
          </table:table-cell>
          <table:table-cell table:formula="of:=SUBSTITUTE(SUBSTITUTE([.A3464];&quot;(+15.99)&quot;;&quot;&quot;);&quot;(+57.02)&quot;;&quot;&quot;)" office:value-type="string" office:string-value="WENPENQFDYFK" calcext:value-type="string">
            <text:p>WENPENQFDYFK</text:p>
          </table:table-cell>
        </table:table-row>
        <table:table-row table:style-name="ro1">
          <table:table-cell office:value-type="string" calcext:value-type="string">
            <text:p>EVM(+15.99)NQC(+57.02)QER</text:p>
          </table:table-cell>
          <table:table-cell table:formula="of:=SUBSTITUTE(SUBSTITUTE([.A3465];&quot;(+15.99)&quot;;&quot;&quot;);&quot;(+57.02)&quot;;&quot;&quot;)" office:value-type="string" office:string-value="EVMNQCQER" calcext:value-type="string">
            <text:p>EVMNQCQER</text:p>
          </table:table-cell>
        </table:table-row>
        <table:table-row table:style-name="ro1">
          <table:table-cell office:value-type="string" calcext:value-type="string">
            <text:p>QQDQVGMNSMVGPGK</text:p>
          </table:table-cell>
          <table:table-cell table:formula="of:=SUBSTITUTE(SUBSTITUTE([.A3466];&quot;(+15.99)&quot;;&quot;&quot;);&quot;(+57.02)&quot;;&quot;&quot;)" office:value-type="string" office:string-value="QQDQVGMNSMVGPGK" calcext:value-type="string">
            <text:p>QQDQVGMNSMVGPGK</text:p>
          </table:table-cell>
        </table:table-row>
        <table:table-row table:style-name="ro1">
          <table:table-cell office:value-type="string" calcext:value-type="string">
            <text:p>KFMC(+57.02)NPNLYLGM(+15.99)VVR</text:p>
          </table:table-cell>
          <table:table-cell table:formula="of:=SUBSTITUTE(SUBSTITUTE([.A3467];&quot;(+15.99)&quot;;&quot;&quot;);&quot;(+57.02)&quot;;&quot;&quot;)" office:value-type="string" office:string-value="KFMCNPNLYLGMVVR" calcext:value-type="string">
            <text:p>KFMCNPNLYLGMVVR</text:p>
          </table:table-cell>
        </table:table-row>
        <table:table-row table:style-name="ro1">
          <table:table-cell office:value-type="string" calcext:value-type="string">
            <text:p>KELC(+57.02)HAM(+15.99)PK</text:p>
          </table:table-cell>
          <table:table-cell table:formula="of:=SUBSTITUTE(SUBSTITUTE([.A3468];&quot;(+15.99)&quot;;&quot;&quot;);&quot;(+57.02)&quot;;&quot;&quot;)" office:value-type="string" office:string-value="KELCHAMPK" calcext:value-type="string">
            <text:p>KELCHAMPK</text:p>
          </table:table-cell>
        </table:table-row>
        <table:table-row table:style-name="ro1">
          <table:table-cell office:value-type="string" calcext:value-type="string">
            <text:p>LYWYYWHHNTHAK</text:p>
          </table:table-cell>
          <table:table-cell table:formula="of:=SUBSTITUTE(SUBSTITUTE([.A3469];&quot;(+15.99)&quot;;&quot;&quot;);&quot;(+57.02)&quot;;&quot;&quot;)" office:value-type="string" office:string-value="LYWYYWHHNTHAK" calcext:value-type="string">
            <text:p>LYWYYWHHNTHAK</text:p>
          </table:table-cell>
        </table:table-row>
        <table:table-row table:style-name="ro1">
          <table:table-cell office:value-type="string" calcext:value-type="string">
            <text:p>RWWMAKAEELTTMVEK</text:p>
          </table:table-cell>
          <table:table-cell table:formula="of:=SUBSTITUTE(SUBSTITUTE([.A3470];&quot;(+15.99)&quot;;&quot;&quot;);&quot;(+57.02)&quot;;&quot;&quot;)" office:value-type="string" office:string-value="RWWMAKAEELTTMVEK" calcext:value-type="string">
            <text:p>RWWMAKAEELTTMVEK</text:p>
          </table:table-cell>
        </table:table-row>
        <table:table-row table:style-name="ro1">
          <table:table-cell office:value-type="string" calcext:value-type="string">
            <text:p>ESDYVC(+57.02)SSER</text:p>
          </table:table-cell>
          <table:table-cell table:formula="of:=SUBSTITUTE(SUBSTITUTE([.A3471];&quot;(+15.99)&quot;;&quot;&quot;);&quot;(+57.02)&quot;;&quot;&quot;)" office:value-type="string" office:string-value="ESDYVCSSER" calcext:value-type="string">
            <text:p>ESDYVCSSER</text:p>
          </table:table-cell>
        </table:table-row>
        <table:table-row table:style-name="ro1">
          <table:table-cell office:value-type="string" calcext:value-type="string">
            <text:p>KWC(+57.02)MWDNTSFQLK</text:p>
          </table:table-cell>
          <table:table-cell table:formula="of:=SUBSTITUTE(SUBSTITUTE([.A3472];&quot;(+15.99)&quot;;&quot;&quot;);&quot;(+57.02)&quot;;&quot;&quot;)" office:value-type="string" office:string-value="KWCMWDNTSFQLK" calcext:value-type="string">
            <text:p>KWCMWDNTSFQLK</text:p>
          </table:table-cell>
        </table:table-row>
        <table:table-row table:style-name="ro1">
          <table:table-cell office:value-type="string" calcext:value-type="string">
            <text:p>KSNRDPLYFEK</text:p>
          </table:table-cell>
          <table:table-cell table:formula="of:=SUBSTITUTE(SUBSTITUTE([.A3473];&quot;(+15.99)&quot;;&quot;&quot;);&quot;(+57.02)&quot;;&quot;&quot;)" office:value-type="string" office:string-value="KSNRDPLYFEK" calcext:value-type="string">
            <text:p>KSNRDPLYFEK</text:p>
          </table:table-cell>
        </table:table-row>
        <table:table-row table:style-name="ro1">
          <table:table-cell office:value-type="string" calcext:value-type="string">
            <text:p>EPPMPLNNDELM(+15.99)VQK</text:p>
          </table:table-cell>
          <table:table-cell table:formula="of:=SUBSTITUTE(SUBSTITUTE([.A3474];&quot;(+15.99)&quot;;&quot;&quot;);&quot;(+57.02)&quot;;&quot;&quot;)" office:value-type="string" office:string-value="EPPMPLNNDELMVQK" calcext:value-type="string">
            <text:p>EPPMPLNNDELMVQK</text:p>
          </table:table-cell>
        </table:table-row>
        <table:table-row table:style-name="ro1">
          <table:table-cell office:value-type="string" calcext:value-type="string">
            <text:p>EYNPMVHLSEK</text:p>
          </table:table-cell>
          <table:table-cell table:formula="of:=SUBSTITUTE(SUBSTITUTE([.A3475];&quot;(+15.99)&quot;;&quot;&quot;);&quot;(+57.02)&quot;;&quot;&quot;)" office:value-type="string" office:string-value="EYNPMVHLSEK" calcext:value-type="string">
            <text:p>EYNPMVHLSEK</text:p>
          </table:table-cell>
        </table:table-row>
        <table:table-row table:style-name="ro2">
          <table:table-cell office:value-type="string" calcext:value-type="string">
            <text:p>RNPFDM(+15.99)AEDKVTGTEFQR</text:p>
          </table:table-cell>
          <table:table-cell table:formula="of:=SUBSTITUTE(SUBSTITUTE([.A3476];&quot;(+15.99)&quot;;&quot;&quot;);&quot;(+57.02)&quot;;&quot;&quot;)" office:value-type="string" office:string-value="RNPFDMAEDKVTGTEFQR" calcext:value-type="string">
            <text:p>RNPFDMAEDKVTGTEFQR</text:p>
          </table:table-cell>
        </table:table-row>
        <table:table-row table:style-name="ro1">
          <table:table-cell office:value-type="string" calcext:value-type="string">
            <text:p>ESYTWM(+15.99)K</text:p>
          </table:table-cell>
          <table:table-cell table:formula="of:=SUBSTITUTE(SUBSTITUTE([.A3477];&quot;(+15.99)&quot;;&quot;&quot;);&quot;(+57.02)&quot;;&quot;&quot;)" office:value-type="string" office:string-value="ESYTWMK" calcext:value-type="string">
            <text:p>ESYTWMK</text:p>
          </table:table-cell>
        </table:table-row>
        <table:table-row table:style-name="ro1">
          <table:table-cell office:value-type="string" calcext:value-type="string">
            <text:p>HC(+57.02)GNVLSSADWHLPK</text:p>
          </table:table-cell>
          <table:table-cell table:formula="of:=SUBSTITUTE(SUBSTITUTE([.A3478];&quot;(+15.99)&quot;;&quot;&quot;);&quot;(+57.02)&quot;;&quot;&quot;)" office:value-type="string" office:string-value="HCGNVLSSADWHLPK" calcext:value-type="string">
            <text:p>HCGNVLSSADWHLPK</text:p>
          </table:table-cell>
        </table:table-row>
        <table:table-row table:style-name="ro1">
          <table:table-cell office:value-type="string" calcext:value-type="string">
            <text:p>WNFDFSDWLTNWGETK</text:p>
          </table:table-cell>
          <table:table-cell table:formula="of:=SUBSTITUTE(SUBSTITUTE([.A3479];&quot;(+15.99)&quot;;&quot;&quot;);&quot;(+57.02)&quot;;&quot;&quot;)" office:value-type="string" office:string-value="WNFDFSDWLTNWGETK" calcext:value-type="string">
            <text:p>WNFDFSDWLTNWGETK</text:p>
          </table:table-cell>
        </table:table-row>
        <table:table-row table:style-name="ro1">
          <table:table-cell office:value-type="string" calcext:value-type="string">
            <text:p>RNNFTAALGMLETR</text:p>
          </table:table-cell>
          <table:table-cell table:formula="of:=SUBSTITUTE(SUBSTITUTE([.A3480];&quot;(+15.99)&quot;;&quot;&quot;);&quot;(+57.02)&quot;;&quot;&quot;)" office:value-type="string" office:string-value="RNNFTAALGMLETR" calcext:value-type="string">
            <text:p>RNNFTAALGMLETR</text:p>
          </table:table-cell>
        </table:table-row>
        <table:table-row table:style-name="ro1">
          <table:table-cell office:value-type="string" calcext:value-type="string">
            <text:p>RPLLTEK</text:p>
          </table:table-cell>
          <table:table-cell table:formula="of:=SUBSTITUTE(SUBSTITUTE([.A3481];&quot;(+15.99)&quot;;&quot;&quot;);&quot;(+57.02)&quot;;&quot;&quot;)" office:value-type="string" office:string-value="RPLLTEK" calcext:value-type="string">
            <text:p>RPLLTEK</text:p>
          </table:table-cell>
        </table:table-row>
        <table:table-row table:style-name="ro1">
          <table:table-cell office:value-type="string" calcext:value-type="string">
            <text:p>FPLTLKEDELLVSR</text:p>
          </table:table-cell>
          <table:table-cell table:formula="of:=SUBSTITUTE(SUBSTITUTE([.A3482];&quot;(+15.99)&quot;;&quot;&quot;);&quot;(+57.02)&quot;;&quot;&quot;)" office:value-type="string" office:string-value="FPLTLKEDELLVSR" calcext:value-type="string">
            <text:p>FPLTLKEDELLVSR</text:p>
          </table:table-cell>
        </table:table-row>
        <table:table-row table:style-name="ro1">
          <table:table-cell office:value-type="string" calcext:value-type="string">
            <text:p>RQGASTGAHEAHELR</text:p>
          </table:table-cell>
          <table:table-cell table:formula="of:=SUBSTITUTE(SUBSTITUTE([.A3483];&quot;(+15.99)&quot;;&quot;&quot;);&quot;(+57.02)&quot;;&quot;&quot;)" office:value-type="string" office:string-value="RQGASTGAHEAHELR" calcext:value-type="string">
            <text:p>RQGASTGAHEAHELR</text:p>
          </table:table-cell>
        </table:table-row>
        <table:table-row table:style-name="ro1">
          <table:table-cell office:value-type="string" calcext:value-type="string">
            <text:p>M(+15.99)KLSGDYQNLKR</text:p>
          </table:table-cell>
          <table:table-cell table:formula="of:=SUBSTITUTE(SUBSTITUTE([.A3484];&quot;(+15.99)&quot;;&quot;&quot;);&quot;(+57.02)&quot;;&quot;&quot;)" office:value-type="string" office:string-value="MKLSGDYQNLKR" calcext:value-type="string">
            <text:p>MKLSGDYQNLKR</text:p>
          </table:table-cell>
        </table:table-row>
        <table:table-row table:style-name="ro1">
          <table:table-cell office:value-type="string" calcext:value-type="string">
            <text:p>C(+57.02)GELNPLPM(+15.99)R</text:p>
          </table:table-cell>
          <table:table-cell table:formula="of:=SUBSTITUTE(SUBSTITUTE([.A3485];&quot;(+15.99)&quot;;&quot;&quot;);&quot;(+57.02)&quot;;&quot;&quot;)" office:value-type="string" office:string-value="CGELNPLPMR" calcext:value-type="string">
            <text:p>CGELNPLPMR</text:p>
          </table:table-cell>
        </table:table-row>
        <table:table-row table:style-name="ro1">
          <table:table-cell office:value-type="string" calcext:value-type="string">
            <text:p>MC(+57.02)YM(+15.99)GEM(+15.99)QQYTK</text:p>
          </table:table-cell>
          <table:table-cell table:formula="of:=SUBSTITUTE(SUBSTITUTE([.A3486];&quot;(+15.99)&quot;;&quot;&quot;);&quot;(+57.02)&quot;;&quot;&quot;)" office:value-type="string" office:string-value="MCYMGEMQQYTK" calcext:value-type="string">
            <text:p>MCYMGEMQQYTK</text:p>
          </table:table-cell>
        </table:table-row>
        <table:table-row table:style-name="ro1">
          <table:table-cell office:value-type="string" calcext:value-type="string">
            <text:p>KWYTHEPYLLLTDKK</text:p>
          </table:table-cell>
          <table:table-cell table:formula="of:=SUBSTITUTE(SUBSTITUTE([.A3487];&quot;(+15.99)&quot;;&quot;&quot;);&quot;(+57.02)&quot;;&quot;&quot;)" office:value-type="string" office:string-value="KWYTHEPYLLLTDKK" calcext:value-type="string">
            <text:p>KWYTHEPYLLLTDKK</text:p>
          </table:table-cell>
        </table:table-row>
        <table:table-row table:style-name="ro1">
          <table:table-cell office:value-type="string" calcext:value-type="string">
            <text:p>C(+57.02)C(+57.02)YLRLAPAM(+15.99)STR</text:p>
          </table:table-cell>
          <table:table-cell table:formula="of:=SUBSTITUTE(SUBSTITUTE([.A3488];&quot;(+15.99)&quot;;&quot;&quot;);&quot;(+57.02)&quot;;&quot;&quot;)" office:value-type="string" office:string-value="CCYLRLAPAMSTR" calcext:value-type="string">
            <text:p>CCYLRLAPAMSTR</text:p>
          </table:table-cell>
        </table:table-row>
        <table:table-row table:style-name="ro1">
          <table:table-cell office:value-type="string" calcext:value-type="string">
            <text:p>KPRTMLSDTMMPVR</text:p>
          </table:table-cell>
          <table:table-cell table:formula="of:=SUBSTITUTE(SUBSTITUTE([.A3489];&quot;(+15.99)&quot;;&quot;&quot;);&quot;(+57.02)&quot;;&quot;&quot;)" office:value-type="string" office:string-value="KPRTMLSDTMMPVR" calcext:value-type="string">
            <text:p>KPRTMLSDTMMPVR</text:p>
          </table:table-cell>
        </table:table-row>
        <table:table-row table:style-name="ro1">
          <table:table-cell office:value-type="string" calcext:value-type="string">
            <text:p>EC(+57.02)M(+15.99)MQHK</text:p>
          </table:table-cell>
          <table:table-cell table:formula="of:=SUBSTITUTE(SUBSTITUTE([.A3490];&quot;(+15.99)&quot;;&quot;&quot;);&quot;(+57.02)&quot;;&quot;&quot;)" office:value-type="string" office:string-value="ECMMQHK" calcext:value-type="string">
            <text:p>ECMMQHK</text:p>
          </table:table-cell>
        </table:table-row>
        <table:table-row table:style-name="ro1">
          <table:table-cell office:value-type="string" calcext:value-type="string">
            <text:p>AMTPVLFK</text:p>
          </table:table-cell>
          <table:table-cell table:formula="of:=SUBSTITUTE(SUBSTITUTE([.A3491];&quot;(+15.99)&quot;;&quot;&quot;);&quot;(+57.02)&quot;;&quot;&quot;)" office:value-type="string" office:string-value="AMTPVLFK" calcext:value-type="string">
            <text:p>AMTPVLFK</text:p>
          </table:table-cell>
        </table:table-row>
        <table:table-row table:style-name="ro1">
          <table:table-cell office:value-type="string" calcext:value-type="string">
            <text:p>M(+15.99)GDGLM(+15.99)KTVLLK</text:p>
          </table:table-cell>
          <table:table-cell table:formula="of:=SUBSTITUTE(SUBSTITUTE([.A3492];&quot;(+15.99)&quot;;&quot;&quot;);&quot;(+57.02)&quot;;&quot;&quot;)" office:value-type="string" office:string-value="MGDGLMKTVLLK" calcext:value-type="string">
            <text:p>MGDGLMKTVLLK</text:p>
          </table:table-cell>
        </table:table-row>
        <table:table-row table:style-name="ro1">
          <table:table-cell office:value-type="string" calcext:value-type="string">
            <text:p>TC(+57.02)EMQLTVLNPEENKSR</text:p>
          </table:table-cell>
          <table:table-cell table:formula="of:=SUBSTITUTE(SUBSTITUTE([.A3493];&quot;(+15.99)&quot;;&quot;&quot;);&quot;(+57.02)&quot;;&quot;&quot;)" office:value-type="string" office:string-value="TCEMQLTVLNPEENKSR" calcext:value-type="string">
            <text:p>TCEMQLTVLNPEENKSR</text:p>
          </table:table-cell>
        </table:table-row>
        <table:table-row table:style-name="ro1">
          <table:table-cell office:value-type="string" calcext:value-type="string">
            <text:p>QNYQDR</text:p>
          </table:table-cell>
          <table:table-cell table:formula="of:=SUBSTITUTE(SUBSTITUTE([.A3494];&quot;(+15.99)&quot;;&quot;&quot;);&quot;(+57.02)&quot;;&quot;&quot;)" office:value-type="string" office:string-value="QNYQDR" calcext:value-type="string">
            <text:p>QNYQDR</text:p>
          </table:table-cell>
        </table:table-row>
        <table:table-row table:style-name="ro1">
          <table:table-cell office:value-type="string" calcext:value-type="string">
            <text:p>QLEATVSTVKRVHK</text:p>
          </table:table-cell>
          <table:table-cell table:formula="of:=SUBSTITUTE(SUBSTITUTE([.A3495];&quot;(+15.99)&quot;;&quot;&quot;);&quot;(+57.02)&quot;;&quot;&quot;)" office:value-type="string" office:string-value="QLEATVSTVKRVHK" calcext:value-type="string">
            <text:p>QLEATVSTVKRVHK</text:p>
          </table:table-cell>
        </table:table-row>
        <table:table-row table:style-name="ro1">
          <table:table-cell office:value-type="string" calcext:value-type="string">
            <text:p>KTFSDDKC(+57.02)TER</text:p>
          </table:table-cell>
          <table:table-cell table:formula="of:=SUBSTITUTE(SUBSTITUTE([.A3496];&quot;(+15.99)&quot;;&quot;&quot;);&quot;(+57.02)&quot;;&quot;&quot;)" office:value-type="string" office:string-value="KTFSDDKCTER" calcext:value-type="string">
            <text:p>KTFSDDKCTER</text:p>
          </table:table-cell>
        </table:table-row>
        <table:table-row table:style-name="ro1">
          <table:table-cell office:value-type="string" calcext:value-type="string">
            <text:p>EMKVLDEYPLLLTDQK</text:p>
          </table:table-cell>
          <table:table-cell table:formula="of:=SUBSTITUTE(SUBSTITUTE([.A3497];&quot;(+15.99)&quot;;&quot;&quot;);&quot;(+57.02)&quot;;&quot;&quot;)" office:value-type="string" office:string-value="EMKVLDEYPLLLTDQK" calcext:value-type="string">
            <text:p>EMKVLDEYPLLLTDQK</text:p>
          </table:table-cell>
        </table:table-row>
        <table:table-row table:style-name="ro1">
          <table:table-cell office:value-type="string" calcext:value-type="string">
            <text:p>WHSDKEPPEPK</text:p>
          </table:table-cell>
          <table:table-cell table:formula="of:=SUBSTITUTE(SUBSTITUTE([.A3498];&quot;(+15.99)&quot;;&quot;&quot;);&quot;(+57.02)&quot;;&quot;&quot;)" office:value-type="string" office:string-value="WHSDKEPPEPK" calcext:value-type="string">
            <text:p>WHSDKEPPEPK</text:p>
          </table:table-cell>
        </table:table-row>
        <table:table-row table:style-name="ro1">
          <table:table-cell office:value-type="string" calcext:value-type="string">
            <text:p>DDEHDSK</text:p>
          </table:table-cell>
          <table:table-cell table:formula="of:=SUBSTITUTE(SUBSTITUTE([.A3499];&quot;(+15.99)&quot;;&quot;&quot;);&quot;(+57.02)&quot;;&quot;&quot;)" office:value-type="string" office:string-value="DDEHDSK" calcext:value-type="string">
            <text:p>DDEHDSK</text:p>
          </table:table-cell>
        </table:table-row>
        <table:table-row table:style-name="ro1">
          <table:table-cell office:value-type="string" calcext:value-type="string">
            <text:p>RWEC(+57.02)EVFFEDSGK</text:p>
          </table:table-cell>
          <table:table-cell table:formula="of:=SUBSTITUTE(SUBSTITUTE([.A3500];&quot;(+15.99)&quot;;&quot;&quot;);&quot;(+57.02)&quot;;&quot;&quot;)" office:value-type="string" office:string-value="RWECEVFFEDSGK" calcext:value-type="string">
            <text:p>RWECEVFFEDSGK</text:p>
          </table:table-cell>
        </table:table-row>
        <table:table-row table:style-name="ro1">
          <table:table-cell office:value-type="string" calcext:value-type="string">
            <text:p>QSAM(+15.99)LGDPLVAWSAK</text:p>
          </table:table-cell>
          <table:table-cell table:formula="of:=SUBSTITUTE(SUBSTITUTE([.A3501];&quot;(+15.99)&quot;;&quot;&quot;);&quot;(+57.02)&quot;;&quot;&quot;)" office:value-type="string" office:string-value="QSAMLGDPLVAWSAK" calcext:value-type="string">
            <text:p>QSAMLGDPLVAWSAK</text:p>
          </table:table-cell>
        </table:table-row>
        <table:table-row table:style-name="ro1">
          <table:table-cell office:value-type="string" calcext:value-type="string">
            <text:p>EVLRGSSHYNPAK</text:p>
          </table:table-cell>
          <table:table-cell table:formula="of:=SUBSTITUTE(SUBSTITUTE([.A3502];&quot;(+15.99)&quot;;&quot;&quot;);&quot;(+57.02)&quot;;&quot;&quot;)" office:value-type="string" office:string-value="EVLRGSSHYNPAK" calcext:value-type="string">
            <text:p>EVLRGSSHYNPAK</text:p>
          </table:table-cell>
        </table:table-row>
        <table:table-row table:style-name="ro1">
          <table:table-cell office:value-type="string" calcext:value-type="string">
            <text:p>DSHTTELEVTC(+57.02)HK</text:p>
          </table:table-cell>
          <table:table-cell table:formula="of:=SUBSTITUTE(SUBSTITUTE([.A3503];&quot;(+15.99)&quot;;&quot;&quot;);&quot;(+57.02)&quot;;&quot;&quot;)" office:value-type="string" office:string-value="DSHTTELEVTCHK" calcext:value-type="string">
            <text:p>DSHTTELEVTCHK</text:p>
          </table:table-cell>
        </table:table-row>
        <table:table-row table:style-name="ro1">
          <table:table-cell office:value-type="string" calcext:value-type="string">
            <text:p>C(+57.02)PC(+57.02)NALLR</text:p>
          </table:table-cell>
          <table:table-cell table:formula="of:=SUBSTITUTE(SUBSTITUTE([.A3504];&quot;(+15.99)&quot;;&quot;&quot;);&quot;(+57.02)&quot;;&quot;&quot;)" office:value-type="string" office:string-value="CPCNALLR" calcext:value-type="string">
            <text:p>CPCNALLR</text:p>
          </table:table-cell>
        </table:table-row>
        <table:table-row table:style-name="ro1">
          <table:table-cell office:value-type="string" calcext:value-type="string">
            <text:p>ESC(+57.02)WESQSSKR</text:p>
          </table:table-cell>
          <table:table-cell table:formula="of:=SUBSTITUTE(SUBSTITUTE([.A3505];&quot;(+15.99)&quot;;&quot;&quot;);&quot;(+57.02)&quot;;&quot;&quot;)" office:value-type="string" office:string-value="ESCWESQSSKR" calcext:value-type="string">
            <text:p>ESCWESQSSKR</text:p>
          </table:table-cell>
        </table:table-row>
        <table:table-row table:style-name="ro1">
          <table:table-cell office:value-type="string" calcext:value-type="string">
            <text:p>WM(+15.99)EC(+57.02)NSEHM(+15.99)RWR</text:p>
          </table:table-cell>
          <table:table-cell table:formula="of:=SUBSTITUTE(SUBSTITUTE([.A3506];&quot;(+15.99)&quot;;&quot;&quot;);&quot;(+57.02)&quot;;&quot;&quot;)" office:value-type="string" office:string-value="WMECNSEHMRWR" calcext:value-type="string">
            <text:p>WMECNSEHMRWR</text:p>
          </table:table-cell>
        </table:table-row>
        <table:table-row table:style-name="ro1">
          <table:table-cell office:value-type="string" calcext:value-type="string">
            <text:p>ELNATLTTDGPPK</text:p>
          </table:table-cell>
          <table:table-cell table:formula="of:=SUBSTITUTE(SUBSTITUTE([.A3507];&quot;(+15.99)&quot;;&quot;&quot;);&quot;(+57.02)&quot;;&quot;&quot;)" office:value-type="string" office:string-value="ELNATLTTDGPPK" calcext:value-type="string">
            <text:p>ELNATLTTDGPPK</text:p>
          </table:table-cell>
        </table:table-row>
        <table:table-row table:style-name="ro1">
          <table:table-cell office:value-type="string" calcext:value-type="string">
            <text:p>KPTLVNFPASPEK</text:p>
          </table:table-cell>
          <table:table-cell table:formula="of:=SUBSTITUTE(SUBSTITUTE([.A3508];&quot;(+15.99)&quot;;&quot;&quot;);&quot;(+57.02)&quot;;&quot;&quot;)" office:value-type="string" office:string-value="KPTLVNFPASPEK" calcext:value-type="string">
            <text:p>KPTLVNFPASPEK</text:p>
          </table:table-cell>
        </table:table-row>
        <table:table-row table:style-name="ro1">
          <table:table-cell office:value-type="string" calcext:value-type="string">
            <text:p>QQELHRAEFK</text:p>
          </table:table-cell>
          <table:table-cell table:formula="of:=SUBSTITUTE(SUBSTITUTE([.A3509];&quot;(+15.99)&quot;;&quot;&quot;);&quot;(+57.02)&quot;;&quot;&quot;)" office:value-type="string" office:string-value="QQELHRAEFK" calcext:value-type="string">
            <text:p>QQELHRAEFK</text:p>
          </table:table-cell>
        </table:table-row>
        <table:table-row table:style-name="ro1">
          <table:table-cell office:value-type="string" calcext:value-type="string">
            <text:p>DGDHEELQR</text:p>
          </table:table-cell>
          <table:table-cell table:formula="of:=SUBSTITUTE(SUBSTITUTE([.A3510];&quot;(+15.99)&quot;;&quot;&quot;);&quot;(+57.02)&quot;;&quot;&quot;)" office:value-type="string" office:string-value="DGDHEELQR" calcext:value-type="string">
            <text:p>DGDHEELQR</text:p>
          </table:table-cell>
        </table:table-row>
        <table:table-row table:style-name="ro1">
          <table:table-cell office:value-type="string" calcext:value-type="string">
            <text:p>NPVVEPHLVVR</text:p>
          </table:table-cell>
          <table:table-cell table:formula="of:=SUBSTITUTE(SUBSTITUTE([.A3511];&quot;(+15.99)&quot;;&quot;&quot;);&quot;(+57.02)&quot;;&quot;&quot;)" office:value-type="string" office:string-value="NPVVEPHLVVR" calcext:value-type="string">
            <text:p>NPVVEPHLVVR</text:p>
          </table:table-cell>
        </table:table-row>
        <table:table-row table:style-name="ro1">
          <table:table-cell office:value-type="string" calcext:value-type="string">
            <text:p>VC(+57.02)LC(+57.02)HYNQLPDQQVK</text:p>
          </table:table-cell>
          <table:table-cell table:formula="of:=SUBSTITUTE(SUBSTITUTE([.A3512];&quot;(+15.99)&quot;;&quot;&quot;);&quot;(+57.02)&quot;;&quot;&quot;)" office:value-type="string" office:string-value="VCLCHYNQLPDQQVK" calcext:value-type="string">
            <text:p>VCLCHYNQLPDQQVK</text:p>
          </table:table-cell>
        </table:table-row>
        <table:table-row table:style-name="ro1">
          <table:table-cell office:value-type="string" calcext:value-type="string">
            <text:p>NPADDPVTDLHK</text:p>
          </table:table-cell>
          <table:table-cell table:formula="of:=SUBSTITUTE(SUBSTITUTE([.A3513];&quot;(+15.99)&quot;;&quot;&quot;);&quot;(+57.02)&quot;;&quot;&quot;)" office:value-type="string" office:string-value="NPADDPVTDLHK" calcext:value-type="string">
            <text:p>NPADDPVTDLHK</text:p>
          </table:table-cell>
        </table:table-row>
        <table:table-row table:style-name="ro1">
          <table:table-cell office:value-type="string" calcext:value-type="string">
            <text:p>SSFRNMLSK</text:p>
          </table:table-cell>
          <table:table-cell table:formula="of:=SUBSTITUTE(SUBSTITUTE([.A3514];&quot;(+15.99)&quot;;&quot;&quot;);&quot;(+57.02)&quot;;&quot;&quot;)" office:value-type="string" office:string-value="SSFRNMLSK" calcext:value-type="string">
            <text:p>SSFRNMLSK</text:p>
          </table:table-cell>
        </table:table-row>
        <table:table-row table:style-name="ro2">
          <table:table-cell office:value-type="string" calcext:value-type="string">
            <text:p>TRQNAASLAM(+15.99)RLTTESLVWLKPEK</text:p>
          </table:table-cell>
          <table:table-cell table:formula="of:=SUBSTITUTE(SUBSTITUTE([.A3515];&quot;(+15.99)&quot;;&quot;&quot;);&quot;(+57.02)&quot;;&quot;&quot;)" office:value-type="string" office:string-value="TRQNAASLAMRLTTESLVWLKPEK" calcext:value-type="string">
            <text:p>TRQNAASLAMRLTTESLVWLKPEK</text:p>
          </table:table-cell>
        </table:table-row>
        <table:table-row table:style-name="ro1">
          <table:table-cell office:value-type="string" calcext:value-type="string">
            <text:p>KFTLASSC(+57.02)HLHVR</text:p>
          </table:table-cell>
          <table:table-cell table:formula="of:=SUBSTITUTE(SUBSTITUTE([.A3516];&quot;(+15.99)&quot;;&quot;&quot;);&quot;(+57.02)&quot;;&quot;&quot;)" office:value-type="string" office:string-value="KFTLASSCHLHVR" calcext:value-type="string">
            <text:p>KFTLASSCHLHVR</text:p>
          </table:table-cell>
        </table:table-row>
        <table:table-row table:style-name="ro1">
          <table:table-cell office:value-type="string" calcext:value-type="string">
            <text:p>NSPPAMLLLPENPR</text:p>
          </table:table-cell>
          <table:table-cell table:formula="of:=SUBSTITUTE(SUBSTITUTE([.A3517];&quot;(+15.99)&quot;;&quot;&quot;);&quot;(+57.02)&quot;;&quot;&quot;)" office:value-type="string" office:string-value="NSPPAMLLLPENPR" calcext:value-type="string">
            <text:p>NSPPAMLLLPENPR</text:p>
          </table:table-cell>
        </table:table-row>
        <table:table-row table:style-name="ro1">
          <table:table-cell office:value-type="string" calcext:value-type="string">
            <text:p>KM(+15.99)AANFK</text:p>
          </table:table-cell>
          <table:table-cell table:formula="of:=SUBSTITUTE(SUBSTITUTE([.A3518];&quot;(+15.99)&quot;;&quot;&quot;);&quot;(+57.02)&quot;;&quot;&quot;)" office:value-type="string" office:string-value="KMAANFK" calcext:value-type="string">
            <text:p>KMAANFK</text:p>
          </table:table-cell>
        </table:table-row>
        <table:table-row table:style-name="ro1">
          <table:table-cell office:value-type="string" calcext:value-type="string">
            <text:p>KNWGFKPVLLTQNAEK</text:p>
          </table:table-cell>
          <table:table-cell table:formula="of:=SUBSTITUTE(SUBSTITUTE([.A3519];&quot;(+15.99)&quot;;&quot;&quot;);&quot;(+57.02)&quot;;&quot;&quot;)" office:value-type="string" office:string-value="KNWGFKPVLLTQNAEK" calcext:value-type="string">
            <text:p>KNWGFKPVLLTQNAEK</text:p>
          </table:table-cell>
        </table:table-row>
        <table:table-row table:style-name="ro1">
          <table:table-cell office:value-type="string" calcext:value-type="string">
            <text:p>LANVKDNVPTVYKLAK</text:p>
          </table:table-cell>
          <table:table-cell table:formula="of:=SUBSTITUTE(SUBSTITUTE([.A3520];&quot;(+15.99)&quot;;&quot;&quot;);&quot;(+57.02)&quot;;&quot;&quot;)" office:value-type="string" office:string-value="LANVKDNVPTVYKLAK" calcext:value-type="string">
            <text:p>LANVKDNVPTVYKLAK</text:p>
          </table:table-cell>
        </table:table-row>
        <table:table-row table:style-name="ro1">
          <table:table-cell office:value-type="string" calcext:value-type="string">
            <text:p>WYNEAWENLLNK</text:p>
          </table:table-cell>
          <table:table-cell table:formula="of:=SUBSTITUTE(SUBSTITUTE([.A3521];&quot;(+15.99)&quot;;&quot;&quot;);&quot;(+57.02)&quot;;&quot;&quot;)" office:value-type="string" office:string-value="WYNEAWENLLNK" calcext:value-type="string">
            <text:p>WYNEAWENLLNK</text:p>
          </table:table-cell>
        </table:table-row>
        <table:table-row table:style-name="ro1">
          <table:table-cell office:value-type="string" calcext:value-type="string">
            <text:p>QRAAGAENLLVVK</text:p>
          </table:table-cell>
          <table:table-cell table:formula="of:=SUBSTITUTE(SUBSTITUTE([.A3522];&quot;(+15.99)&quot;;&quot;&quot;);&quot;(+57.02)&quot;;&quot;&quot;)" office:value-type="string" office:string-value="QRAAGAENLLVVK" calcext:value-type="string">
            <text:p>QRAAGAENLLVVK</text:p>
          </table:table-cell>
        </table:table-row>
        <table:table-row table:style-name="ro1">
          <table:table-cell office:value-type="string" calcext:value-type="string">
            <text:p>RWRVPC(+57.02)YPR</text:p>
          </table:table-cell>
          <table:table-cell table:formula="of:=SUBSTITUTE(SUBSTITUTE([.A3523];&quot;(+15.99)&quot;;&quot;&quot;);&quot;(+57.02)&quot;;&quot;&quot;)" office:value-type="string" office:string-value="RWRVPCYPR" calcext:value-type="string">
            <text:p>RWRVPCYPR</text:p>
          </table:table-cell>
        </table:table-row>
        <table:table-row table:style-name="ro1">
          <table:table-cell office:value-type="string" calcext:value-type="string">
            <text:p>FGQSGQVMQVTPLK</text:p>
          </table:table-cell>
          <table:table-cell table:formula="of:=SUBSTITUTE(SUBSTITUTE([.A3524];&quot;(+15.99)&quot;;&quot;&quot;);&quot;(+57.02)&quot;;&quot;&quot;)" office:value-type="string" office:string-value="FGQSGQVMQVTPLK" calcext:value-type="string">
            <text:p>FGQSGQVMQVTPLK</text:p>
          </table:table-cell>
        </table:table-row>
        <table:table-row table:style-name="ro1">
          <table:table-cell office:value-type="string" calcext:value-type="string">
            <text:p>KNC(+57.02)GSWWR</text:p>
          </table:table-cell>
          <table:table-cell table:formula="of:=SUBSTITUTE(SUBSTITUTE([.A3525];&quot;(+15.99)&quot;;&quot;&quot;);&quot;(+57.02)&quot;;&quot;&quot;)" office:value-type="string" office:string-value="KNCGSWWR" calcext:value-type="string">
            <text:p>KNCGSWWR</text:p>
          </table:table-cell>
        </table:table-row>
        <table:table-row table:style-name="ro1">
          <table:table-cell office:value-type="string" calcext:value-type="string">
            <text:p>WWFWKWADFLGK</text:p>
          </table:table-cell>
          <table:table-cell table:formula="of:=SUBSTITUTE(SUBSTITUTE([.A3526];&quot;(+15.99)&quot;;&quot;&quot;);&quot;(+57.02)&quot;;&quot;&quot;)" office:value-type="string" office:string-value="WWFWKWADFLGK" calcext:value-type="string">
            <text:p>WWFWKWADFLGK</text:p>
          </table:table-cell>
        </table:table-row>
        <table:table-row table:style-name="ro1">
          <table:table-cell office:value-type="string" calcext:value-type="string">
            <text:p>KKEYQVNNAHK</text:p>
          </table:table-cell>
          <table:table-cell table:formula="of:=SUBSTITUTE(SUBSTITUTE([.A3527];&quot;(+15.99)&quot;;&quot;&quot;);&quot;(+57.02)&quot;;&quot;&quot;)" office:value-type="string" office:string-value="KKEYQVNNAHK" calcext:value-type="string">
            <text:p>KKEYQVNNAHK</text:p>
          </table:table-cell>
        </table:table-row>
        <table:table-row table:style-name="ro1">
          <table:table-cell office:value-type="string" calcext:value-type="string">
            <text:p>RGGSM(+15.99)TTC(+57.02)M(+15.99)GDK</text:p>
          </table:table-cell>
          <table:table-cell table:formula="of:=SUBSTITUTE(SUBSTITUTE([.A3528];&quot;(+15.99)&quot;;&quot;&quot;);&quot;(+57.02)&quot;;&quot;&quot;)" office:value-type="string" office:string-value="RGGSMTTCMGDK" calcext:value-type="string">
            <text:p>RGGSMTTCMGDK</text:p>
          </table:table-cell>
        </table:table-row>
        <table:table-row table:style-name="ro1">
          <table:table-cell office:value-type="string" calcext:value-type="string">
            <text:p>YDRPENSYEMPDRR</text:p>
          </table:table-cell>
          <table:table-cell table:formula="of:=SUBSTITUTE(SUBSTITUTE([.A3529];&quot;(+15.99)&quot;;&quot;&quot;);&quot;(+57.02)&quot;;&quot;&quot;)" office:value-type="string" office:string-value="YDRPENSYEMPDRR" calcext:value-type="string">
            <text:p>YDRPENSYEMPDRR</text:p>
          </table:table-cell>
        </table:table-row>
        <table:table-row table:style-name="ro1">
          <table:table-cell office:value-type="string" calcext:value-type="string">
            <text:p>ELAM(+15.99)WC(+57.02)FLLLDSDLK</text:p>
          </table:table-cell>
          <table:table-cell table:formula="of:=SUBSTITUTE(SUBSTITUTE([.A3530];&quot;(+15.99)&quot;;&quot;&quot;);&quot;(+57.02)&quot;;&quot;&quot;)" office:value-type="string" office:string-value="ELAMWCFLLLDSDLK" calcext:value-type="string">
            <text:p>ELAMWCFLLLDSDLK</text:p>
          </table:table-cell>
        </table:table-row>
        <table:table-row table:style-name="ro1">
          <table:table-cell office:value-type="string" calcext:value-type="string">
            <text:p>QETC(+57.02)GSVVPQNK</text:p>
          </table:table-cell>
          <table:table-cell table:formula="of:=SUBSTITUTE(SUBSTITUTE([.A3531];&quot;(+15.99)&quot;;&quot;&quot;);&quot;(+57.02)&quot;;&quot;&quot;)" office:value-type="string" office:string-value="QETCGSVVPQNK" calcext:value-type="string">
            <text:p>QETCGSVVPQNK</text:p>
          </table:table-cell>
        </table:table-row>
        <table:table-row table:style-name="ro1">
          <table:table-cell office:value-type="string" calcext:value-type="string">
            <text:p>KSHQRTTNFLLTK</text:p>
          </table:table-cell>
          <table:table-cell table:formula="of:=SUBSTITUTE(SUBSTITUTE([.A3532];&quot;(+15.99)&quot;;&quot;&quot;);&quot;(+57.02)&quot;;&quot;&quot;)" office:value-type="string" office:string-value="KSHQRTTNFLLTK" calcext:value-type="string">
            <text:p>KSHQRTTNFLLTK</text:p>
          </table:table-cell>
        </table:table-row>
        <table:table-row table:style-name="ro1">
          <table:table-cell office:value-type="string" calcext:value-type="string">
            <text:p>TAEMHSPPK</text:p>
          </table:table-cell>
          <table:table-cell table:formula="of:=SUBSTITUTE(SUBSTITUTE([.A3533];&quot;(+15.99)&quot;;&quot;&quot;);&quot;(+57.02)&quot;;&quot;&quot;)" office:value-type="string" office:string-value="TAEMHSPPK" calcext:value-type="string">
            <text:p>TAEMHSPPK</text:p>
          </table:table-cell>
        </table:table-row>
        <table:table-row table:style-name="ro1">
          <table:table-cell office:value-type="string" calcext:value-type="string">
            <text:p>VNRDQNDPMLK</text:p>
          </table:table-cell>
          <table:table-cell table:formula="of:=SUBSTITUTE(SUBSTITUTE([.A3534];&quot;(+15.99)&quot;;&quot;&quot;);&quot;(+57.02)&quot;;&quot;&quot;)" office:value-type="string" office:string-value="VNRDQNDPMLK" calcext:value-type="string">
            <text:p>VNRDQNDPMLK</text:p>
          </table:table-cell>
        </table:table-row>
        <table:table-row table:style-name="ro1">
          <table:table-cell office:value-type="string" calcext:value-type="string">
            <text:p>HSDALLVLMNK</text:p>
          </table:table-cell>
          <table:table-cell table:formula="of:=SUBSTITUTE(SUBSTITUTE([.A3535];&quot;(+15.99)&quot;;&quot;&quot;);&quot;(+57.02)&quot;;&quot;&quot;)" office:value-type="string" office:string-value="HSDALLVLMNK" calcext:value-type="string">
            <text:p>HSDALLVLMNK</text:p>
          </table:table-cell>
        </table:table-row>
        <table:table-row table:style-name="ro1">
          <table:table-cell office:value-type="string" calcext:value-type="string">
            <text:p>YYNLALANSRC(+57.02)FEK</text:p>
          </table:table-cell>
          <table:table-cell table:formula="of:=SUBSTITUTE(SUBSTITUTE([.A3536];&quot;(+15.99)&quot;;&quot;&quot;);&quot;(+57.02)&quot;;&quot;&quot;)" office:value-type="string" office:string-value="YYNLALANSRCFEK" calcext:value-type="string">
            <text:p>YYNLALANSRCFEK</text:p>
          </table:table-cell>
        </table:table-row>
        <table:table-row table:style-name="ro1">
          <table:table-cell office:value-type="string" calcext:value-type="string">
            <text:p>EHWAFYTSSTR</text:p>
          </table:table-cell>
          <table:table-cell table:formula="of:=SUBSTITUTE(SUBSTITUTE([.A3537];&quot;(+15.99)&quot;;&quot;&quot;);&quot;(+57.02)&quot;;&quot;&quot;)" office:value-type="string" office:string-value="EHWAFYTSSTR" calcext:value-type="string">
            <text:p>EHWAFYTSSTR</text:p>
          </table:table-cell>
        </table:table-row>
        <table:table-row table:style-name="ro1">
          <table:table-cell office:value-type="string" calcext:value-type="string">
            <text:p>QMVELASMQSGWGNTR</text:p>
          </table:table-cell>
          <table:table-cell table:formula="of:=SUBSTITUTE(SUBSTITUTE([.A3538];&quot;(+15.99)&quot;;&quot;&quot;);&quot;(+57.02)&quot;;&quot;&quot;)" office:value-type="string" office:string-value="QMVELASMQSGWGNTR" calcext:value-type="string">
            <text:p>QMVELASMQSGWGNTR</text:p>
          </table:table-cell>
        </table:table-row>
        <table:table-row table:style-name="ro1">
          <table:table-cell office:value-type="string" calcext:value-type="string">
            <text:p>YLVGGGYDKNVVK</text:p>
          </table:table-cell>
          <table:table-cell table:formula="of:=SUBSTITUTE(SUBSTITUTE([.A3539];&quot;(+15.99)&quot;;&quot;&quot;);&quot;(+57.02)&quot;;&quot;&quot;)" office:value-type="string" office:string-value="YLVGGGYDKNVVK" calcext:value-type="string">
            <text:p>YLVGGGYDKNVVK</text:p>
          </table:table-cell>
        </table:table-row>
        <table:table-row table:style-name="ro1">
          <table:table-cell office:value-type="string" calcext:value-type="string">
            <text:p>M(+15.99)AVWMVAGNMLPVK</text:p>
          </table:table-cell>
          <table:table-cell table:formula="of:=SUBSTITUTE(SUBSTITUTE([.A3540];&quot;(+15.99)&quot;;&quot;&quot;);&quot;(+57.02)&quot;;&quot;&quot;)" office:value-type="string" office:string-value="MAVWMVAGNMLPVK" calcext:value-type="string">
            <text:p>MAVWMVAGNMLPVK</text:p>
          </table:table-cell>
        </table:table-row>
        <table:table-row table:style-name="ro1">
          <table:table-cell office:value-type="string" calcext:value-type="string">
            <text:p>EMDC(+57.02)C(+57.02)RAHEDR</text:p>
          </table:table-cell>
          <table:table-cell table:formula="of:=SUBSTITUTE(SUBSTITUTE([.A3541];&quot;(+15.99)&quot;;&quot;&quot;);&quot;(+57.02)&quot;;&quot;&quot;)" office:value-type="string" office:string-value="EMDCCRAHEDR" calcext:value-type="string">
            <text:p>EMDCCRAHEDR</text:p>
          </table:table-cell>
        </table:table-row>
        <table:table-row table:style-name="ro1">
          <table:table-cell office:value-type="string" calcext:value-type="string">
            <text:p>EYNKVLKKYVLR</text:p>
          </table:table-cell>
          <table:table-cell table:formula="of:=SUBSTITUTE(SUBSTITUTE([.A3542];&quot;(+15.99)&quot;;&quot;&quot;);&quot;(+57.02)&quot;;&quot;&quot;)" office:value-type="string" office:string-value="EYNKVLKKYVLR" calcext:value-type="string">
            <text:p>EYNKVLKKYVLR</text:p>
          </table:table-cell>
        </table:table-row>
        <table:table-row table:style-name="ro1">
          <table:table-cell office:value-type="string" calcext:value-type="string">
            <text:p>QMVC(+57.02)M(+15.99)SQK</text:p>
          </table:table-cell>
          <table:table-cell table:formula="of:=SUBSTITUTE(SUBSTITUTE([.A3543];&quot;(+15.99)&quot;;&quot;&quot;);&quot;(+57.02)&quot;;&quot;&quot;)" office:value-type="string" office:string-value="QMVCMSQK" calcext:value-type="string">
            <text:p>QMVCMSQK</text:p>
          </table:table-cell>
        </table:table-row>
        <table:table-row table:style-name="ro1">
          <table:table-cell office:value-type="string" calcext:value-type="string">
            <text:p>HEPLSPVFHLMSK</text:p>
          </table:table-cell>
          <table:table-cell table:formula="of:=SUBSTITUTE(SUBSTITUTE([.A3544];&quot;(+15.99)&quot;;&quot;&quot;);&quot;(+57.02)&quot;;&quot;&quot;)" office:value-type="string" office:string-value="HEPLSPVFHLMSK" calcext:value-type="string">
            <text:p>HEPLSPVFHLMSK</text:p>
          </table:table-cell>
        </table:table-row>
        <table:table-row table:style-name="ro1">
          <table:table-cell office:value-type="string" calcext:value-type="string">
            <text:p>EHC(+57.02)C(+57.02)QC(+57.02)TLLAM(+15.99)GHK</text:p>
          </table:table-cell>
          <table:table-cell table:formula="of:=SUBSTITUTE(SUBSTITUTE([.A3545];&quot;(+15.99)&quot;;&quot;&quot;);&quot;(+57.02)&quot;;&quot;&quot;)" office:value-type="string" office:string-value="EHCCQCTLLAMGHK" calcext:value-type="string">
            <text:p>EHCCQCTLLAMGHK</text:p>
          </table:table-cell>
        </table:table-row>
        <table:table-row table:style-name="ro1">
          <table:table-cell office:value-type="string" calcext:value-type="string">
            <text:p>APLETLVDAYLHSR</text:p>
          </table:table-cell>
          <table:table-cell table:formula="of:=SUBSTITUTE(SUBSTITUTE([.A3546];&quot;(+15.99)&quot;;&quot;&quot;);&quot;(+57.02)&quot;;&quot;&quot;)" office:value-type="string" office:string-value="APLETLVDAYLHSR" calcext:value-type="string">
            <text:p>APLETLVDAYLHSR</text:p>
          </table:table-cell>
        </table:table-row>
        <table:table-row table:style-name="ro1">
          <table:table-cell office:value-type="string" calcext:value-type="string">
            <text:p>KRDLLGYEGSAMHK</text:p>
          </table:table-cell>
          <table:table-cell table:formula="of:=SUBSTITUTE(SUBSTITUTE([.A3547];&quot;(+15.99)&quot;;&quot;&quot;);&quot;(+57.02)&quot;;&quot;&quot;)" office:value-type="string" office:string-value="KRDLLGYEGSAMHK" calcext:value-type="string">
            <text:p>KRDLLGYEGSAMHK</text:p>
          </table:table-cell>
        </table:table-row>
        <table:table-row table:style-name="ro1">
          <table:table-cell office:value-type="string" calcext:value-type="string">
            <text:p>DVADGDLGC(+57.02)M(+15.99)NRTPLK</text:p>
          </table:table-cell>
          <table:table-cell table:formula="of:=SUBSTITUTE(SUBSTITUTE([.A3548];&quot;(+15.99)&quot;;&quot;&quot;);&quot;(+57.02)&quot;;&quot;&quot;)" office:value-type="string" office:string-value="DVADGDLGCMNRTPLK" calcext:value-type="string">
            <text:p>DVADGDLGCMNRTPLK</text:p>
          </table:table-cell>
        </table:table-row>
        <table:table-row table:style-name="ro1">
          <table:table-cell office:value-type="string" calcext:value-type="string">
            <text:p>EELGMLMETETLAK</text:p>
          </table:table-cell>
          <table:table-cell table:formula="of:=SUBSTITUTE(SUBSTITUTE([.A3549];&quot;(+15.99)&quot;;&quot;&quot;);&quot;(+57.02)&quot;;&quot;&quot;)" office:value-type="string" office:string-value="EELGMLMETETLAK" calcext:value-type="string">
            <text:p>EELGMLMETETLAK</text:p>
          </table:table-cell>
        </table:table-row>
        <table:table-row table:style-name="ro1">
          <table:table-cell office:value-type="string" calcext:value-type="string">
            <text:p>KNM(+15.99)KEATNGK</text:p>
          </table:table-cell>
          <table:table-cell table:formula="of:=SUBSTITUTE(SUBSTITUTE([.A3550];&quot;(+15.99)&quot;;&quot;&quot;);&quot;(+57.02)&quot;;&quot;&quot;)" office:value-type="string" office:string-value="KNMKEATNGK" calcext:value-type="string">
            <text:p>KNMKEATNGK</text:p>
          </table:table-cell>
        </table:table-row>
        <table:table-row table:style-name="ro1">
          <table:table-cell office:value-type="string" calcext:value-type="string">
            <text:p>VC(+57.02)GPDHDLAM(+15.99)LR</text:p>
          </table:table-cell>
          <table:table-cell table:formula="of:=SUBSTITUTE(SUBSTITUTE([.A3551];&quot;(+15.99)&quot;;&quot;&quot;);&quot;(+57.02)&quot;;&quot;&quot;)" office:value-type="string" office:string-value="VCGPDHDLAMLR" calcext:value-type="string">
            <text:p>VCGPDHDLAMLR</text:p>
          </table:table-cell>
        </table:table-row>
        <table:table-row table:style-name="ro2">
          <table:table-cell office:value-type="string" calcext:value-type="string">
            <text:p>WEMTYNVVAEALAM(+15.99)TASAR</text:p>
          </table:table-cell>
          <table:table-cell table:formula="of:=SUBSTITUTE(SUBSTITUTE([.A3552];&quot;(+15.99)&quot;;&quot;&quot;);&quot;(+57.02)&quot;;&quot;&quot;)" office:value-type="string" office:string-value="WEMTYNVVAEALAMTASAR" calcext:value-type="string">
            <text:p>WEMTYNVVAEALAMTASAR</text:p>
          </table:table-cell>
        </table:table-row>
        <table:table-row table:style-name="ro1">
          <table:table-cell office:value-type="string" calcext:value-type="string">
            <text:p>C(+57.02)C(+57.02)MLKTLFYEEVPR</text:p>
          </table:table-cell>
          <table:table-cell table:formula="of:=SUBSTITUTE(SUBSTITUTE([.A3553];&quot;(+15.99)&quot;;&quot;&quot;);&quot;(+57.02)&quot;;&quot;&quot;)" office:value-type="string" office:string-value="CCMLKTLFYEEVPR" calcext:value-type="string">
            <text:p>CCMLKTLFYEEVPR</text:p>
          </table:table-cell>
        </table:table-row>
        <table:table-row table:style-name="ro1">
          <table:table-cell office:value-type="string" calcext:value-type="string">
            <text:p>QWDEAVDALDRRK</text:p>
          </table:table-cell>
          <table:table-cell table:formula="of:=SUBSTITUTE(SUBSTITUTE([.A3554];&quot;(+15.99)&quot;;&quot;&quot;);&quot;(+57.02)&quot;;&quot;&quot;)" office:value-type="string" office:string-value="QWDEAVDALDRRK" calcext:value-type="string">
            <text:p>QWDEAVDALDRRK</text:p>
          </table:table-cell>
        </table:table-row>
        <table:table-row table:style-name="ro1">
          <table:table-cell office:value-type="string" calcext:value-type="string">
            <text:p>LGDLLAEERVTGLPK</text:p>
          </table:table-cell>
          <table:table-cell table:formula="of:=SUBSTITUTE(SUBSTITUTE([.A3555];&quot;(+15.99)&quot;;&quot;&quot;);&quot;(+57.02)&quot;;&quot;&quot;)" office:value-type="string" office:string-value="LGDLLAEERVTGLPK" calcext:value-type="string">
            <text:p>LGDLLAEERVTGLPK</text:p>
          </table:table-cell>
        </table:table-row>
        <table:table-row table:style-name="ro1">
          <table:table-cell office:value-type="string" calcext:value-type="string">
            <text:p>KNSDVLWDEAK</text:p>
          </table:table-cell>
          <table:table-cell table:formula="of:=SUBSTITUTE(SUBSTITUTE([.A3556];&quot;(+15.99)&quot;;&quot;&quot;);&quot;(+57.02)&quot;;&quot;&quot;)" office:value-type="string" office:string-value="KNSDVLWDEAK" calcext:value-type="string">
            <text:p>KNSDVLWDEAK</text:p>
          </table:table-cell>
        </table:table-row>
        <table:table-row table:style-name="ro1">
          <table:table-cell office:value-type="string" calcext:value-type="string">
            <text:p>DPGMLQEALSLVR</text:p>
          </table:table-cell>
          <table:table-cell table:formula="of:=SUBSTITUTE(SUBSTITUTE([.A3557];&quot;(+15.99)&quot;;&quot;&quot;);&quot;(+57.02)&quot;;&quot;&quot;)" office:value-type="string" office:string-value="DPGMLQEALSLVR" calcext:value-type="string">
            <text:p>DPGMLQEALSLVR</text:p>
          </table:table-cell>
        </table:table-row>
        <table:table-row table:style-name="ro1">
          <table:table-cell office:value-type="string" calcext:value-type="string">
            <text:p>DSGSKAGEPMEPR</text:p>
          </table:table-cell>
          <table:table-cell table:formula="of:=SUBSTITUTE(SUBSTITUTE([.A3558];&quot;(+15.99)&quot;;&quot;&quot;);&quot;(+57.02)&quot;;&quot;&quot;)" office:value-type="string" office:string-value="DSGSKAGEPMEPR" calcext:value-type="string">
            <text:p>DSGSKAGEPMEPR</text:p>
          </table:table-cell>
        </table:table-row>
        <table:table-row table:style-name="ro1">
          <table:table-cell office:value-type="string" calcext:value-type="string">
            <text:p>WVLMNGNVK</text:p>
          </table:table-cell>
          <table:table-cell table:formula="of:=SUBSTITUTE(SUBSTITUTE([.A3559];&quot;(+15.99)&quot;;&quot;&quot;);&quot;(+57.02)&quot;;&quot;&quot;)" office:value-type="string" office:string-value="WVLMNGNVK" calcext:value-type="string">
            <text:p>WVLMNGNVK</text:p>
          </table:table-cell>
        </table:table-row>
        <table:table-row table:style-name="ro1">
          <table:table-cell office:value-type="string" calcext:value-type="string">
            <text:p>ESPKFPNSFK</text:p>
          </table:table-cell>
          <table:table-cell table:formula="of:=SUBSTITUTE(SUBSTITUTE([.A3560];&quot;(+15.99)&quot;;&quot;&quot;);&quot;(+57.02)&quot;;&quot;&quot;)" office:value-type="string" office:string-value="ESPKFPNSFK" calcext:value-type="string">
            <text:p>ESPKFPNSFK</text:p>
          </table:table-cell>
        </table:table-row>
        <table:table-row table:style-name="ro1">
          <table:table-cell office:value-type="string" calcext:value-type="string">
            <text:p>EC(+57.02)TADNDAQNEMLSR</text:p>
          </table:table-cell>
          <table:table-cell table:formula="of:=SUBSTITUTE(SUBSTITUTE([.A3561];&quot;(+15.99)&quot;;&quot;&quot;);&quot;(+57.02)&quot;;&quot;&quot;)" office:value-type="string" office:string-value="ECTADNDAQNEMLSR" calcext:value-type="string">
            <text:p>ECTADNDAQNEMLSR</text:p>
          </table:table-cell>
        </table:table-row>
        <table:table-row table:style-name="ro1">
          <table:table-cell office:value-type="string" calcext:value-type="string">
            <text:p>KKEWPTTDVFEK</text:p>
          </table:table-cell>
          <table:table-cell table:formula="of:=SUBSTITUTE(SUBSTITUTE([.A3562];&quot;(+15.99)&quot;;&quot;&quot;);&quot;(+57.02)&quot;;&quot;&quot;)" office:value-type="string" office:string-value="KKEWPTTDVFEK" calcext:value-type="string">
            <text:p>KKEWPTTDVFEK</text:p>
          </table:table-cell>
        </table:table-row>
        <table:table-row table:style-name="ro1">
          <table:table-cell office:value-type="string" calcext:value-type="string">
            <text:p>TWYGSLC(+57.02)K</text:p>
          </table:table-cell>
          <table:table-cell table:formula="of:=SUBSTITUTE(SUBSTITUTE([.A3563];&quot;(+15.99)&quot;;&quot;&quot;);&quot;(+57.02)&quot;;&quot;&quot;)" office:value-type="string" office:string-value="TWYGSLCK" calcext:value-type="string">
            <text:p>TWYGSLCK</text:p>
          </table:table-cell>
        </table:table-row>
        <table:table-row table:style-name="ro1">
          <table:table-cell office:value-type="string" calcext:value-type="string">
            <text:p>QLVSALAR</text:p>
          </table:table-cell>
          <table:table-cell table:formula="of:=SUBSTITUTE(SUBSTITUTE([.A3564];&quot;(+15.99)&quot;;&quot;&quot;);&quot;(+57.02)&quot;;&quot;&quot;)" office:value-type="string" office:string-value="QLVSALAR" calcext:value-type="string">
            <text:p>QLVSALAR</text:p>
          </table:table-cell>
        </table:table-row>
        <table:table-row table:style-name="ro1">
          <table:table-cell office:value-type="string" calcext:value-type="string">
            <text:p>WPVLWYPYLLLTDQK</text:p>
          </table:table-cell>
          <table:table-cell table:formula="of:=SUBSTITUTE(SUBSTITUTE([.A3565];&quot;(+15.99)&quot;;&quot;&quot;);&quot;(+57.02)&quot;;&quot;&quot;)" office:value-type="string" office:string-value="WPVLWYPYLLLTDQK" calcext:value-type="string">
            <text:p>WPVLWYPYLLLTDQK</text:p>
          </table:table-cell>
        </table:table-row>
        <table:table-row table:style-name="ro1">
          <table:table-cell office:value-type="string" calcext:value-type="string">
            <text:p>HWKFHWLC(+57.02)LAQPAQDVR</text:p>
          </table:table-cell>
          <table:table-cell table:formula="of:=SUBSTITUTE(SUBSTITUTE([.A3566];&quot;(+15.99)&quot;;&quot;&quot;);&quot;(+57.02)&quot;;&quot;&quot;)" office:value-type="string" office:string-value="HWKFHWLCLAQPAQDVR" calcext:value-type="string">
            <text:p>HWKFHWLCLAQPAQDVR</text:p>
          </table:table-cell>
        </table:table-row>
        <table:table-row table:style-name="ro1">
          <table:table-cell office:value-type="string" calcext:value-type="string">
            <text:p>EEEWNMQVLAENVK</text:p>
          </table:table-cell>
          <table:table-cell table:formula="of:=SUBSTITUTE(SUBSTITUTE([.A3567];&quot;(+15.99)&quot;;&quot;&quot;);&quot;(+57.02)&quot;;&quot;&quot;)" office:value-type="string" office:string-value="EEEWNMQVLAENVK" calcext:value-type="string">
            <text:p>EEEWNMQVLAENVK</text:p>
          </table:table-cell>
        </table:table-row>
        <table:table-row table:style-name="ro1">
          <table:table-cell office:value-type="string" calcext:value-type="string">
            <text:p>KDVWVTGNGGYK</text:p>
          </table:table-cell>
          <table:table-cell table:formula="of:=SUBSTITUTE(SUBSTITUTE([.A3568];&quot;(+15.99)&quot;;&quot;&quot;);&quot;(+57.02)&quot;;&quot;&quot;)" office:value-type="string" office:string-value="KDVWVTGNGGYK" calcext:value-type="string">
            <text:p>KDVWVTGNGGYK</text:p>
          </table:table-cell>
        </table:table-row>
        <table:table-row table:style-name="ro1">
          <table:table-cell office:value-type="string" calcext:value-type="string">
            <text:p>AFHDWWPYLLLTDKK</text:p>
          </table:table-cell>
          <table:table-cell table:formula="of:=SUBSTITUTE(SUBSTITUTE([.A3569];&quot;(+15.99)&quot;;&quot;&quot;);&quot;(+57.02)&quot;;&quot;&quot;)" office:value-type="string" office:string-value="AFHDWWPYLLLTDKK" calcext:value-type="string">
            <text:p>AFHDWWPYLLLTDKK</text:p>
          </table:table-cell>
        </table:table-row>
        <table:table-row table:style-name="ro1">
          <table:table-cell office:value-type="string" calcext:value-type="string">
            <text:p>NWLTNLVLDHHTVKK</text:p>
          </table:table-cell>
          <table:table-cell table:formula="of:=SUBSTITUTE(SUBSTITUTE([.A3570];&quot;(+15.99)&quot;;&quot;&quot;);&quot;(+57.02)&quot;;&quot;&quot;)" office:value-type="string" office:string-value="NWLTNLVLDHHTVKK" calcext:value-type="string">
            <text:p>NWLTNLVLDHHTVKK</text:p>
          </table:table-cell>
        </table:table-row>
        <table:table-row table:style-name="ro2">
          <table:table-cell office:value-type="string" calcext:value-type="string">
            <text:p>VYWNQNLGANLVEAVGLALEVR</text:p>
          </table:table-cell>
          <table:table-cell table:formula="of:=SUBSTITUTE(SUBSTITUTE([.A3571];&quot;(+15.99)&quot;;&quot;&quot;);&quot;(+57.02)&quot;;&quot;&quot;)" office:value-type="string" office:string-value="VYWNQNLGANLVEAVGLALEVR" calcext:value-type="string">
            <text:p>VYWNQNLGANLVEAVGLALEVR</text:p>
          </table:table-cell>
        </table:table-row>
        <table:table-row table:style-name="ro1">
          <table:table-cell office:value-type="string" calcext:value-type="string">
            <text:p>DLTELFAAC(+57.02)MMQHR</text:p>
          </table:table-cell>
          <table:table-cell table:formula="of:=SUBSTITUTE(SUBSTITUTE([.A3572];&quot;(+15.99)&quot;;&quot;&quot;);&quot;(+57.02)&quot;;&quot;&quot;)" office:value-type="string" office:string-value="DLTELFAACMMQHR" calcext:value-type="string">
            <text:p>DLTELFAACMMQHR</text:p>
          </table:table-cell>
        </table:table-row>
        <table:table-row table:style-name="ro1">
          <table:table-cell office:value-type="string" calcext:value-type="string">
            <text:p>M(+15.99)C(+57.02)C(+57.02)YAAK</text:p>
          </table:table-cell>
          <table:table-cell table:formula="of:=SUBSTITUTE(SUBSTITUTE([.A3573];&quot;(+15.99)&quot;;&quot;&quot;);&quot;(+57.02)&quot;;&quot;&quot;)" office:value-type="string" office:string-value="MCCYAAK" calcext:value-type="string">
            <text:p>MCCYAAK</text:p>
          </table:table-cell>
        </table:table-row>
        <table:table-row table:style-name="ro1">
          <table:table-cell office:value-type="string" calcext:value-type="string">
            <text:p>EAGNTLDM(+15.99)YC(+57.02)R</text:p>
          </table:table-cell>
          <table:table-cell table:formula="of:=SUBSTITUTE(SUBSTITUTE([.A3574];&quot;(+15.99)&quot;;&quot;&quot;);&quot;(+57.02)&quot;;&quot;&quot;)" office:value-type="string" office:string-value="EAGNTLDMYCR" calcext:value-type="string">
            <text:p>EAGNTLDMYCR</text:p>
          </table:table-cell>
        </table:table-row>
        <table:table-row table:style-name="ro1">
          <table:table-cell office:value-type="string" calcext:value-type="string">
            <text:p>WAYM(+15.99)WEK</text:p>
          </table:table-cell>
          <table:table-cell table:formula="of:=SUBSTITUTE(SUBSTITUTE([.A3575];&quot;(+15.99)&quot;;&quot;&quot;);&quot;(+57.02)&quot;;&quot;&quot;)" office:value-type="string" office:string-value="WAYMWEK" calcext:value-type="string">
            <text:p>WAYMWEK</text:p>
          </table:table-cell>
        </table:table-row>
        <table:table-row table:style-name="ro1">
          <table:table-cell office:value-type="string" calcext:value-type="string">
            <text:p>KETPVVEELSKDMAMK</text:p>
          </table:table-cell>
          <table:table-cell table:formula="of:=SUBSTITUTE(SUBSTITUTE([.A3576];&quot;(+15.99)&quot;;&quot;&quot;);&quot;(+57.02)&quot;;&quot;&quot;)" office:value-type="string" office:string-value="KETPVVEELSKDMAMK" calcext:value-type="string">
            <text:p>KETPVVEELSKDMAMK</text:p>
          </table:table-cell>
        </table:table-row>
        <table:table-row table:style-name="ro2">
          <table:table-cell office:value-type="string" calcext:value-type="string">
            <text:p>FVNWWFNWGEELLNVTER</text:p>
          </table:table-cell>
          <table:table-cell table:formula="of:=SUBSTITUTE(SUBSTITUTE([.A3577];&quot;(+15.99)&quot;;&quot;&quot;);&quot;(+57.02)&quot;;&quot;&quot;)" office:value-type="string" office:string-value="FVNWWFNWGEELLNVTER" calcext:value-type="string">
            <text:p>FVNWWFNWGEELLNVTER</text:p>
          </table:table-cell>
        </table:table-row>
        <table:table-row table:style-name="ro1">
          <table:table-cell office:value-type="string" calcext:value-type="string">
            <text:p>EC(+57.02)KLYPVTFPMLLNK</text:p>
          </table:table-cell>
          <table:table-cell table:formula="of:=SUBSTITUTE(SUBSTITUTE([.A3578];&quot;(+15.99)&quot;;&quot;&quot;);&quot;(+57.02)&quot;;&quot;&quot;)" office:value-type="string" office:string-value="ECKLYPVTFPMLLNK" calcext:value-type="string">
            <text:p>ECKLYPVTFPMLLNK</text:p>
          </table:table-cell>
        </table:table-row>
        <table:table-row table:style-name="ro1">
          <table:table-cell office:value-type="string" calcext:value-type="string">
            <text:p>KVLHQPGGDLEFLHPK</text:p>
          </table:table-cell>
          <table:table-cell table:formula="of:=SUBSTITUTE(SUBSTITUTE([.A3579];&quot;(+15.99)&quot;;&quot;&quot;);&quot;(+57.02)&quot;;&quot;&quot;)" office:value-type="string" office:string-value="KVLHQPGGDLEFLHPK" calcext:value-type="string">
            <text:p>KVLHQPGGDLEFLHPK</text:p>
          </table:table-cell>
        </table:table-row>
        <table:table-row table:style-name="ro1">
          <table:table-cell office:value-type="string" calcext:value-type="string">
            <text:p>C(+57.02)YGASQETEAAK</text:p>
          </table:table-cell>
          <table:table-cell table:formula="of:=SUBSTITUTE(SUBSTITUTE([.A3580];&quot;(+15.99)&quot;;&quot;&quot;);&quot;(+57.02)&quot;;&quot;&quot;)" office:value-type="string" office:string-value="CYGASQETEAAK" calcext:value-type="string">
            <text:p>CYGASQETEAAK</text:p>
          </table:table-cell>
        </table:table-row>
        <table:table-row table:style-name="ro1">
          <table:table-cell office:value-type="string" calcext:value-type="string">
            <text:p>AFENVPGTDLDK</text:p>
          </table:table-cell>
          <table:table-cell table:formula="of:=SUBSTITUTE(SUBSTITUTE([.A3581];&quot;(+15.99)&quot;;&quot;&quot;);&quot;(+57.02)&quot;;&quot;&quot;)" office:value-type="string" office:string-value="AFENVPGTDLDK" calcext:value-type="string">
            <text:p>AFENVPGTDLDK</text:p>
          </table:table-cell>
        </table:table-row>
        <table:table-row table:style-name="ro1">
          <table:table-cell office:value-type="string" calcext:value-type="string">
            <text:p>KYEVTGVYSHK</text:p>
          </table:table-cell>
          <table:table-cell table:formula="of:=SUBSTITUTE(SUBSTITUTE([.A3582];&quot;(+15.99)&quot;;&quot;&quot;);&quot;(+57.02)&quot;;&quot;&quot;)" office:value-type="string" office:string-value="KYEVTGVYSHK" calcext:value-type="string">
            <text:p>KYEVTGVYSHK</text:p>
          </table:table-cell>
        </table:table-row>
        <table:table-row table:style-name="ro1">
          <table:table-cell office:value-type="string" calcext:value-type="string">
            <text:p>TDKRLC(+57.02)NC(+57.02)LVDVAR</text:p>
          </table:table-cell>
          <table:table-cell table:formula="of:=SUBSTITUTE(SUBSTITUTE([.A3583];&quot;(+15.99)&quot;;&quot;&quot;);&quot;(+57.02)&quot;;&quot;&quot;)" office:value-type="string" office:string-value="TDKRLCNCLVDVAR" calcext:value-type="string">
            <text:p>TDKRLCNCLVDVAR</text:p>
          </table:table-cell>
        </table:table-row>
        <table:table-row table:style-name="ro1">
          <table:table-cell office:value-type="string" calcext:value-type="string">
            <text:p>KLWKVNFYK</text:p>
          </table:table-cell>
          <table:table-cell table:formula="of:=SUBSTITUTE(SUBSTITUTE([.A3584];&quot;(+15.99)&quot;;&quot;&quot;);&quot;(+57.02)&quot;;&quot;&quot;)" office:value-type="string" office:string-value="KLWKVNFYK" calcext:value-type="string">
            <text:p>KLWKVNFYK</text:p>
          </table:table-cell>
        </table:table-row>
        <table:table-row table:style-name="ro1">
          <table:table-cell office:value-type="string" calcext:value-type="string">
            <text:p>C(+57.02)GSLSGTTVNK</text:p>
          </table:table-cell>
          <table:table-cell table:formula="of:=SUBSTITUTE(SUBSTITUTE([.A3585];&quot;(+15.99)&quot;;&quot;&quot;);&quot;(+57.02)&quot;;&quot;&quot;)" office:value-type="string" office:string-value="CGSLSGTTVNK" calcext:value-type="string">
            <text:p>CGSLSGTTVNK</text:p>
          </table:table-cell>
        </table:table-row>
        <table:table-row table:style-name="ro2">
          <table:table-cell office:value-type="string" calcext:value-type="string">
            <text:p>WLVELDFSLGC(+57.02)SLHPLRGR</text:p>
          </table:table-cell>
          <table:table-cell table:formula="of:=SUBSTITUTE(SUBSTITUTE([.A3586];&quot;(+15.99)&quot;;&quot;&quot;);&quot;(+57.02)&quot;;&quot;&quot;)" office:value-type="string" office:string-value="WLVELDFSLGCSLHPLRGR" calcext:value-type="string">
            <text:p>WLVELDFSLGCSLHPLRGR</text:p>
          </table:table-cell>
        </table:table-row>
        <table:table-row table:style-name="ro1">
          <table:table-cell office:value-type="string" calcext:value-type="string">
            <text:p>NFPFC(+57.02)SELAEEYR</text:p>
          </table:table-cell>
          <table:table-cell table:formula="of:=SUBSTITUTE(SUBSTITUTE([.A3587];&quot;(+15.99)&quot;;&quot;&quot;);&quot;(+57.02)&quot;;&quot;&quot;)" office:value-type="string" office:string-value="NFPFCSELAEEYR" calcext:value-type="string">
            <text:p>NFPFCSELAEEYR</text:p>
          </table:table-cell>
        </table:table-row>
        <table:table-row table:style-name="ro2">
          <table:table-cell office:value-type="string" calcext:value-type="string">
            <text:p>EPPDQADRFSPTWTLGTGK</text:p>
          </table:table-cell>
          <table:table-cell table:formula="of:=SUBSTITUTE(SUBSTITUTE([.A3588];&quot;(+15.99)&quot;;&quot;&quot;);&quot;(+57.02)&quot;;&quot;&quot;)" office:value-type="string" office:string-value="EPPDQADRFSPTWTLGTGK" calcext:value-type="string">
            <text:p>EPPDQADRFSPTWTLGTGK</text:p>
          </table:table-cell>
        </table:table-row>
        <table:table-row table:style-name="ro1">
          <table:table-cell office:value-type="string" calcext:value-type="string">
            <text:p>KPEWLNSPLK</text:p>
          </table:table-cell>
          <table:table-cell table:formula="of:=SUBSTITUTE(SUBSTITUTE([.A3589];&quot;(+15.99)&quot;;&quot;&quot;);&quot;(+57.02)&quot;;&quot;&quot;)" office:value-type="string" office:string-value="KPEWLNSPLK" calcext:value-type="string">
            <text:p>KPEWLNSPLK</text:p>
          </table:table-cell>
        </table:table-row>
        <table:table-row table:style-name="ro1">
          <table:table-cell office:value-type="string" calcext:value-type="string">
            <text:p>WWM(+15.99)EWTPALTC(+57.02)YHR</text:p>
          </table:table-cell>
          <table:table-cell table:formula="of:=SUBSTITUTE(SUBSTITUTE([.A3590];&quot;(+15.99)&quot;;&quot;&quot;);&quot;(+57.02)&quot;;&quot;&quot;)" office:value-type="string" office:string-value="WWMEWTPALTCYHR" calcext:value-type="string">
            <text:p>WWMEWTPALTCYHR</text:p>
          </table:table-cell>
        </table:table-row>
        <table:table-row table:style-name="ro1">
          <table:table-cell office:value-type="string" calcext:value-type="string">
            <text:p>EDVGYDMGNK</text:p>
          </table:table-cell>
          <table:table-cell table:formula="of:=SUBSTITUTE(SUBSTITUTE([.A3591];&quot;(+15.99)&quot;;&quot;&quot;);&quot;(+57.02)&quot;;&quot;&quot;)" office:value-type="string" office:string-value="EDVGYDMGNK" calcext:value-type="string">
            <text:p>EDVGYDMGNK</text:p>
          </table:table-cell>
        </table:table-row>
        <table:table-row table:style-name="ro1">
          <table:table-cell office:value-type="string" calcext:value-type="string">
            <text:p>QSEC(+57.02)YGPSM(+15.99)TPR</text:p>
          </table:table-cell>
          <table:table-cell table:formula="of:=SUBSTITUTE(SUBSTITUTE([.A3592];&quot;(+15.99)&quot;;&quot;&quot;);&quot;(+57.02)&quot;;&quot;&quot;)" office:value-type="string" office:string-value="QSECYGPSMTPR" calcext:value-type="string">
            <text:p>QSECYGPSMTPR</text:p>
          </table:table-cell>
        </table:table-row>
        <table:table-row table:style-name="ro1">
          <table:table-cell office:value-type="string" calcext:value-type="string">
            <text:p>LAGSFLEDPLQAKK</text:p>
          </table:table-cell>
          <table:table-cell table:formula="of:=SUBSTITUTE(SUBSTITUTE([.A3593];&quot;(+15.99)&quot;;&quot;&quot;);&quot;(+57.02)&quot;;&quot;&quot;)" office:value-type="string" office:string-value="LAGSFLEDPLQAKK" calcext:value-type="string">
            <text:p>LAGSFLEDPLQAKK</text:p>
          </table:table-cell>
        </table:table-row>
        <table:table-row table:style-name="ro1">
          <table:table-cell office:value-type="string" calcext:value-type="string">
            <text:p>KC(+57.02)LLDEVSER</text:p>
          </table:table-cell>
          <table:table-cell table:formula="of:=SUBSTITUTE(SUBSTITUTE([.A3594];&quot;(+15.99)&quot;;&quot;&quot;);&quot;(+57.02)&quot;;&quot;&quot;)" office:value-type="string" office:string-value="KCLLDEVSER" calcext:value-type="string">
            <text:p>KCLLDEVSER</text:p>
          </table:table-cell>
        </table:table-row>
        <table:table-row table:style-name="ro1">
          <table:table-cell office:value-type="string" calcext:value-type="string">
            <text:p>QLPPVLC(+57.02)DLKPSGK</text:p>
          </table:table-cell>
          <table:table-cell table:formula="of:=SUBSTITUTE(SUBSTITUTE([.A3595];&quot;(+15.99)&quot;;&quot;&quot;);&quot;(+57.02)&quot;;&quot;&quot;)" office:value-type="string" office:string-value="QLPPVLCDLKPSGK" calcext:value-type="string">
            <text:p>QLPPVLCDLKPSGK</text:p>
          </table:table-cell>
        </table:table-row>
        <table:table-row table:style-name="ro1">
          <table:table-cell office:value-type="string" calcext:value-type="string">
            <text:p>M(+15.99)GTALLQTR</text:p>
          </table:table-cell>
          <table:table-cell table:formula="of:=SUBSTITUTE(SUBSTITUTE([.A3596];&quot;(+15.99)&quot;;&quot;&quot;);&quot;(+57.02)&quot;;&quot;&quot;)" office:value-type="string" office:string-value="MGTALLQTR" calcext:value-type="string">
            <text:p>MGTALLQTR</text:p>
          </table:table-cell>
        </table:table-row>
        <table:table-row table:style-name="ro1">
          <table:table-cell office:value-type="string" calcext:value-type="string">
            <text:p>EDTADLHEM(+15.99)DYNAR</text:p>
          </table:table-cell>
          <table:table-cell table:formula="of:=SUBSTITUTE(SUBSTITUTE([.A3597];&quot;(+15.99)&quot;;&quot;&quot;);&quot;(+57.02)&quot;;&quot;&quot;)" office:value-type="string" office:string-value="EDTADLHEMDYNAR" calcext:value-type="string">
            <text:p>EDTADLHEMDYNAR</text:p>
          </table:table-cell>
        </table:table-row>
        <table:table-row table:style-name="ro1">
          <table:table-cell office:value-type="string" calcext:value-type="string">
            <text:p>QVLPTHTM(+15.99)VATK</text:p>
          </table:table-cell>
          <table:table-cell table:formula="of:=SUBSTITUTE(SUBSTITUTE([.A3598];&quot;(+15.99)&quot;;&quot;&quot;);&quot;(+57.02)&quot;;&quot;&quot;)" office:value-type="string" office:string-value="QVLPTHTMVATK" calcext:value-type="string">
            <text:p>QVLPTHTMVATK</text:p>
          </table:table-cell>
        </table:table-row>
        <table:table-row table:style-name="ro1">
          <table:table-cell office:value-type="string" calcext:value-type="string">
            <text:p>VDNC(+57.02)VLHWR</text:p>
          </table:table-cell>
          <table:table-cell table:formula="of:=SUBSTITUTE(SUBSTITUTE([.A3599];&quot;(+15.99)&quot;;&quot;&quot;);&quot;(+57.02)&quot;;&quot;&quot;)" office:value-type="string" office:string-value="VDNCVLHWR" calcext:value-type="string">
            <text:p>VDNCVLHWR</text:p>
          </table:table-cell>
        </table:table-row>
        <table:table-row table:style-name="ro1">
          <table:table-cell office:value-type="string" calcext:value-type="string">
            <text:p>WHC(+57.02)C(+57.02)M(+15.99)EEVGELLADR</text:p>
          </table:table-cell>
          <table:table-cell table:formula="of:=SUBSTITUTE(SUBSTITUTE([.A3600];&quot;(+15.99)&quot;;&quot;&quot;);&quot;(+57.02)&quot;;&quot;&quot;)" office:value-type="string" office:string-value="WHCCMEEVGELLADR" calcext:value-type="string">
            <text:p>WHCCMEEVGELLADR</text:p>
          </table:table-cell>
        </table:table-row>
        <table:table-row table:style-name="ro1">
          <table:table-cell office:value-type="string" calcext:value-type="string">
            <text:p>LGVDDASHMK</text:p>
          </table:table-cell>
          <table:table-cell table:formula="of:=SUBSTITUTE(SUBSTITUTE([.A3601];&quot;(+15.99)&quot;;&quot;&quot;);&quot;(+57.02)&quot;;&quot;&quot;)" office:value-type="string" office:string-value="LGVDDASHMK" calcext:value-type="string">
            <text:p>LGVDDASHMK</text:p>
          </table:table-cell>
        </table:table-row>
        <table:table-row table:style-name="ro1">
          <table:table-cell office:value-type="string" calcext:value-type="string">
            <text:p>TLWLQGGM(+15.99)YWK</text:p>
          </table:table-cell>
          <table:table-cell table:formula="of:=SUBSTITUTE(SUBSTITUTE([.A3602];&quot;(+15.99)&quot;;&quot;&quot;);&quot;(+57.02)&quot;;&quot;&quot;)" office:value-type="string" office:string-value="TLWLQGGMYWK" calcext:value-type="string">
            <text:p>TLWLQGGMYWK</text:p>
          </table:table-cell>
        </table:table-row>
        <table:table-row table:style-name="ro1">
          <table:table-cell office:value-type="string" calcext:value-type="string">
            <text:p>QNNNGDNELVEK</text:p>
          </table:table-cell>
          <table:table-cell table:formula="of:=SUBSTITUTE(SUBSTITUTE([.A3603];&quot;(+15.99)&quot;;&quot;&quot;);&quot;(+57.02)&quot;;&quot;&quot;)" office:value-type="string" office:string-value="QNNNGDNELVEK" calcext:value-type="string">
            <text:p>QNNNGDNELVEK</text:p>
          </table:table-cell>
        </table:table-row>
        <table:table-row table:style-name="ro1">
          <table:table-cell office:value-type="string" calcext:value-type="string">
            <text:p>ALADC(+57.02)M(+15.99)M(+15.99)SK</text:p>
          </table:table-cell>
          <table:table-cell table:formula="of:=SUBSTITUTE(SUBSTITUTE([.A3604];&quot;(+15.99)&quot;;&quot;&quot;);&quot;(+57.02)&quot;;&quot;&quot;)" office:value-type="string" office:string-value="ALADCMMSK" calcext:value-type="string">
            <text:p>ALADCMMSK</text:p>
          </table:table-cell>
        </table:table-row>
        <table:table-row table:style-name="ro1">
          <table:table-cell office:value-type="string" calcext:value-type="string">
            <text:p>KTLVKVFLC(+57.02)TK</text:p>
          </table:table-cell>
          <table:table-cell table:formula="of:=SUBSTITUTE(SUBSTITUTE([.A3605];&quot;(+15.99)&quot;;&quot;&quot;);&quot;(+57.02)&quot;;&quot;&quot;)" office:value-type="string" office:string-value="KTLVKVFLCTK" calcext:value-type="string">
            <text:p>KTLVKVFLCTK</text:p>
          </table:table-cell>
        </table:table-row>
        <table:table-row table:style-name="ro1">
          <table:table-cell office:value-type="string" calcext:value-type="string">
            <text:p>QPMHM(+15.99)VALNPK</text:p>
          </table:table-cell>
          <table:table-cell table:formula="of:=SUBSTITUTE(SUBSTITUTE([.A3606];&quot;(+15.99)&quot;;&quot;&quot;);&quot;(+57.02)&quot;;&quot;&quot;)" office:value-type="string" office:string-value="QPMHMVALNPK" calcext:value-type="string">
            <text:p>QPMHMVALNPK</text:p>
          </table:table-cell>
        </table:table-row>
        <table:table-row table:style-name="ro1">
          <table:table-cell office:value-type="string" calcext:value-type="string">
            <text:p>EPC(+57.02)C(+57.02)M(+15.99)YPYLLLTDK</text:p>
          </table:table-cell>
          <table:table-cell table:formula="of:=SUBSTITUTE(SUBSTITUTE([.A3607];&quot;(+15.99)&quot;;&quot;&quot;);&quot;(+57.02)&quot;;&quot;&quot;)" office:value-type="string" office:string-value="EPCCMYPYLLLTDK" calcext:value-type="string">
            <text:p>EPCCMYPYLLLTDK</text:p>
          </table:table-cell>
        </table:table-row>
        <table:table-row table:style-name="ro1">
          <table:table-cell office:value-type="string" calcext:value-type="string">
            <text:p>SPDLRLSSVGK</text:p>
          </table:table-cell>
          <table:table-cell table:formula="of:=SUBSTITUTE(SUBSTITUTE([.A3608];&quot;(+15.99)&quot;;&quot;&quot;);&quot;(+57.02)&quot;;&quot;&quot;)" office:value-type="string" office:string-value="SPDLRLSSVGK" calcext:value-type="string">
            <text:p>SPDLRLSSVGK</text:p>
          </table:table-cell>
        </table:table-row>
        <table:table-row table:style-name="ro1">
          <table:table-cell office:value-type="string" calcext:value-type="string">
            <text:p>EAQGHTPPELLVR</text:p>
          </table:table-cell>
          <table:table-cell table:formula="of:=SUBSTITUTE(SUBSTITUTE([.A3609];&quot;(+15.99)&quot;;&quot;&quot;);&quot;(+57.02)&quot;;&quot;&quot;)" office:value-type="string" office:string-value="EAQGHTPPELLVR" calcext:value-type="string">
            <text:p>EAQGHTPPELLVR</text:p>
          </table:table-cell>
        </table:table-row>
        <table:table-row table:style-name="ro1">
          <table:table-cell office:value-type="string" calcext:value-type="string">
            <text:p>GPPVTFGFATVK</text:p>
          </table:table-cell>
          <table:table-cell table:formula="of:=SUBSTITUTE(SUBSTITUTE([.A3610];&quot;(+15.99)&quot;;&quot;&quot;);&quot;(+57.02)&quot;;&quot;&quot;)" office:value-type="string" office:string-value="GPPVTFGFATVK" calcext:value-type="string">
            <text:p>GPPVTFGFATVK</text:p>
          </table:table-cell>
        </table:table-row>
        <table:table-row table:style-name="ro1">
          <table:table-cell office:value-type="string" calcext:value-type="string">
            <text:p>DPLNLLR</text:p>
          </table:table-cell>
          <table:table-cell table:formula="of:=SUBSTITUTE(SUBSTITUTE([.A3611];&quot;(+15.99)&quot;;&quot;&quot;);&quot;(+57.02)&quot;;&quot;&quot;)" office:value-type="string" office:string-value="DPLNLLR" calcext:value-type="string">
            <text:p>DPLNLLR</text:p>
          </table:table-cell>
        </table:table-row>
        <table:table-row table:style-name="ro1">
          <table:table-cell office:value-type="string" calcext:value-type="string">
            <text:p>HM(+15.99)C(+57.02)GLGLGSGR</text:p>
          </table:table-cell>
          <table:table-cell table:formula="of:=SUBSTITUTE(SUBSTITUTE([.A3612];&quot;(+15.99)&quot;;&quot;&quot;);&quot;(+57.02)&quot;;&quot;&quot;)" office:value-type="string" office:string-value="HMCGLGLGSGR" calcext:value-type="string">
            <text:p>HMCGLGLGSGR</text:p>
          </table:table-cell>
        </table:table-row>
        <table:table-row table:style-name="ro1">
          <table:table-cell office:value-type="string" calcext:value-type="string">
            <text:p>KFQC(+57.02)VASTSC(+57.02)K</text:p>
          </table:table-cell>
          <table:table-cell table:formula="of:=SUBSTITUTE(SUBSTITUTE([.A3613];&quot;(+15.99)&quot;;&quot;&quot;);&quot;(+57.02)&quot;;&quot;&quot;)" office:value-type="string" office:string-value="KFQCVASTSCK" calcext:value-type="string">
            <text:p>KFQCVASTSCK</text:p>
          </table:table-cell>
        </table:table-row>
        <table:table-row table:style-name="ro1">
          <table:table-cell office:value-type="string" calcext:value-type="string">
            <text:p>LPPVLVKEK</text:p>
          </table:table-cell>
          <table:table-cell table:formula="of:=SUBSTITUTE(SUBSTITUTE([.A3614];&quot;(+15.99)&quot;;&quot;&quot;);&quot;(+57.02)&quot;;&quot;&quot;)" office:value-type="string" office:string-value="LPPVLVKEK" calcext:value-type="string">
            <text:p>LPPVLVKEK</text:p>
          </table:table-cell>
        </table:table-row>
        <table:table-row table:style-name="ro1">
          <table:table-cell office:value-type="string" calcext:value-type="string">
            <text:p>DMC(+57.02)WLLMGNLWLLR</text:p>
          </table:table-cell>
          <table:table-cell table:formula="of:=SUBSTITUTE(SUBSTITUTE([.A3615];&quot;(+15.99)&quot;;&quot;&quot;);&quot;(+57.02)&quot;;&quot;&quot;)" office:value-type="string" office:string-value="DMCWLLMGNLWLLR" calcext:value-type="string">
            <text:p>DMCWLLMGNLWLLR</text:p>
          </table:table-cell>
        </table:table-row>
        <table:table-row table:style-name="ro1">
          <table:table-cell office:value-type="string" calcext:value-type="string">
            <text:p>DWYENAMTM(+15.99)VLK</text:p>
          </table:table-cell>
          <table:table-cell table:formula="of:=SUBSTITUTE(SUBSTITUTE([.A3616];&quot;(+15.99)&quot;;&quot;&quot;);&quot;(+57.02)&quot;;&quot;&quot;)" office:value-type="string" office:string-value="DWYENAMTMVLK" calcext:value-type="string">
            <text:p>DWYENAMTMVLK</text:p>
          </table:table-cell>
        </table:table-row>
        <table:table-row table:style-name="ro1">
          <table:table-cell office:value-type="string" calcext:value-type="string">
            <text:p>WHWRNPALGNGDFLANK</text:p>
          </table:table-cell>
          <table:table-cell table:formula="of:=SUBSTITUTE(SUBSTITUTE([.A3617];&quot;(+15.99)&quot;;&quot;&quot;);&quot;(+57.02)&quot;;&quot;&quot;)" office:value-type="string" office:string-value="WHWRNPALGNGDFLANK" calcext:value-type="string">
            <text:p>WHWRNPALGNGDFLANK</text:p>
          </table:table-cell>
        </table:table-row>
        <table:table-row table:style-name="ro1">
          <table:table-cell office:value-type="string" calcext:value-type="string">
            <text:p>EPDEM(+15.99)DLWDR</text:p>
          </table:table-cell>
          <table:table-cell table:formula="of:=SUBSTITUTE(SUBSTITUTE([.A3618];&quot;(+15.99)&quot;;&quot;&quot;);&quot;(+57.02)&quot;;&quot;&quot;)" office:value-type="string" office:string-value="EPDEMDLWDR" calcext:value-type="string">
            <text:p>EPDEMDLWDR</text:p>
          </table:table-cell>
        </table:table-row>
        <table:table-row table:style-name="ro1">
          <table:table-cell office:value-type="string" calcext:value-type="string">
            <text:p>SMTFLDTPGHEAFVRR</text:p>
          </table:table-cell>
          <table:table-cell table:formula="of:=SUBSTITUTE(SUBSTITUTE([.A3619];&quot;(+15.99)&quot;;&quot;&quot;);&quot;(+57.02)&quot;;&quot;&quot;)" office:value-type="string" office:string-value="SMTFLDTPGHEAFVRR" calcext:value-type="string">
            <text:p>SMTFLDTPGHEAFVRR</text:p>
          </table:table-cell>
        </table:table-row>
        <table:table-row table:style-name="ro1">
          <table:table-cell office:value-type="string" calcext:value-type="string">
            <text:p>C(+57.02)C(+57.02)C(+57.02)ESQVGPVR</text:p>
          </table:table-cell>
          <table:table-cell table:formula="of:=SUBSTITUTE(SUBSTITUTE([.A3620];&quot;(+15.99)&quot;;&quot;&quot;);&quot;(+57.02)&quot;;&quot;&quot;)" office:value-type="string" office:string-value="CCCESQVGPVR" calcext:value-type="string">
            <text:p>CCCESQVGPVR</text:p>
          </table:table-cell>
        </table:table-row>
        <table:table-row table:style-name="ro1">
          <table:table-cell office:value-type="string" calcext:value-type="string">
            <text:p>VAC(+57.02)NDLSMSAK</text:p>
          </table:table-cell>
          <table:table-cell table:formula="of:=SUBSTITUTE(SUBSTITUTE([.A3621];&quot;(+15.99)&quot;;&quot;&quot;);&quot;(+57.02)&quot;;&quot;&quot;)" office:value-type="string" office:string-value="VACNDLSMSAK" calcext:value-type="string">
            <text:p>VACNDLSMSAK</text:p>
          </table:table-cell>
        </table:table-row>
        <table:table-row table:style-name="ro1">
          <table:table-cell office:value-type="string" calcext:value-type="string">
            <text:p>RWWC(+57.02)TWEAVR</text:p>
          </table:table-cell>
          <table:table-cell table:formula="of:=SUBSTITUTE(SUBSTITUTE([.A3622];&quot;(+15.99)&quot;;&quot;&quot;);&quot;(+57.02)&quot;;&quot;&quot;)" office:value-type="string" office:string-value="RWWCTWEAVR" calcext:value-type="string">
            <text:p>RWWCTWEAVR</text:p>
          </table:table-cell>
        </table:table-row>
        <table:table-row table:style-name="ro1">
          <table:table-cell office:value-type="string" calcext:value-type="string">
            <text:p>QRC(+57.02)DVSFVRWC(+57.02)EPK</text:p>
          </table:table-cell>
          <table:table-cell table:formula="of:=SUBSTITUTE(SUBSTITUTE([.A3623];&quot;(+15.99)&quot;;&quot;&quot;);&quot;(+57.02)&quot;;&quot;&quot;)" office:value-type="string" office:string-value="QRCDVSFVRWCEPK" calcext:value-type="string">
            <text:p>QRCDVSFVRWCEPK</text:p>
          </table:table-cell>
        </table:table-row>
        <table:table-row table:style-name="ro1">
          <table:table-cell office:value-type="string" calcext:value-type="string">
            <text:p>DMSSPQNRC(+57.02)SLPK</text:p>
          </table:table-cell>
          <table:table-cell table:formula="of:=SUBSTITUTE(SUBSTITUTE([.A3624];&quot;(+15.99)&quot;;&quot;&quot;);&quot;(+57.02)&quot;;&quot;&quot;)" office:value-type="string" office:string-value="DMSSPQNRCSLPK" calcext:value-type="string">
            <text:p>DMSSPQNRCSLPK</text:p>
          </table:table-cell>
        </table:table-row>
        <table:table-row table:style-name="ro1">
          <table:table-cell office:value-type="string" calcext:value-type="string">
            <text:p>EVM(+15.99)EYANQSSYK</text:p>
          </table:table-cell>
          <table:table-cell table:formula="of:=SUBSTITUTE(SUBSTITUTE([.A3625];&quot;(+15.99)&quot;;&quot;&quot;);&quot;(+57.02)&quot;;&quot;&quot;)" office:value-type="string" office:string-value="EVMEYANQSSYK" calcext:value-type="string">
            <text:p>EVMEYANQSSYK</text:p>
          </table:table-cell>
        </table:table-row>
        <table:table-row table:style-name="ro1">
          <table:table-cell office:value-type="string" calcext:value-type="string">
            <text:p>WSM(+15.99)AMLPLM(+15.99)LVR</text:p>
          </table:table-cell>
          <table:table-cell table:formula="of:=SUBSTITUTE(SUBSTITUTE([.A3626];&quot;(+15.99)&quot;;&quot;&quot;);&quot;(+57.02)&quot;;&quot;&quot;)" office:value-type="string" office:string-value="WSMAMLPLMLVR" calcext:value-type="string">
            <text:p>WSMAMLPLMLVR</text:p>
          </table:table-cell>
        </table:table-row>
        <table:table-row table:style-name="ro1">
          <table:table-cell office:value-type="string" calcext:value-type="string">
            <text:p>KSTPEQQSDAR</text:p>
          </table:table-cell>
          <table:table-cell table:formula="of:=SUBSTITUTE(SUBSTITUTE([.A3627];&quot;(+15.99)&quot;;&quot;&quot;);&quot;(+57.02)&quot;;&quot;&quot;)" office:value-type="string" office:string-value="KSTPEQQSDAR" calcext:value-type="string">
            <text:p>KSTPEQQSDAR</text:p>
          </table:table-cell>
        </table:table-row>
        <table:table-row table:style-name="ro1">
          <table:table-cell office:value-type="string" calcext:value-type="string">
            <text:p>KGAGPKGWFSR</text:p>
          </table:table-cell>
          <table:table-cell table:formula="of:=SUBSTITUTE(SUBSTITUTE([.A3628];&quot;(+15.99)&quot;;&quot;&quot;);&quot;(+57.02)&quot;;&quot;&quot;)" office:value-type="string" office:string-value="KGAGPKGWFSR" calcext:value-type="string">
            <text:p>KGAGPKGWFSR</text:p>
          </table:table-cell>
        </table:table-row>
        <table:table-row table:style-name="ro1">
          <table:table-cell office:value-type="string" calcext:value-type="string">
            <text:p>TTDVFM(+15.99)AALAEEYR</text:p>
          </table:table-cell>
          <table:table-cell table:formula="of:=SUBSTITUTE(SUBSTITUTE([.A3629];&quot;(+15.99)&quot;;&quot;&quot;);&quot;(+57.02)&quot;;&quot;&quot;)" office:value-type="string" office:string-value="TTDVFMAALAEEYR" calcext:value-type="string">
            <text:p>TTDVFMAALAEEYR</text:p>
          </table:table-cell>
        </table:table-row>
        <table:table-row table:style-name="ro1">
          <table:table-cell office:value-type="string" calcext:value-type="string">
            <text:p>QFEWGLAYLGTTHK</text:p>
          </table:table-cell>
          <table:table-cell table:formula="of:=SUBSTITUTE(SUBSTITUTE([.A3630];&quot;(+15.99)&quot;;&quot;&quot;);&quot;(+57.02)&quot;;&quot;&quot;)" office:value-type="string" office:string-value="QFEWGLAYLGTTHK" calcext:value-type="string">
            <text:p>QFEWGLAYLGTTHK</text:p>
          </table:table-cell>
        </table:table-row>
        <table:table-row table:style-name="ro1">
          <table:table-cell office:value-type="string" calcext:value-type="string">
            <text:p>QFWDC(+57.02)DLSAVVLDPK</text:p>
          </table:table-cell>
          <table:table-cell table:formula="of:=SUBSTITUTE(SUBSTITUTE([.A3631];&quot;(+15.99)&quot;;&quot;&quot;);&quot;(+57.02)&quot;;&quot;&quot;)" office:value-type="string" office:string-value="QFWDCDLSAVVLDPK" calcext:value-type="string">
            <text:p>QFWDCDLSAVVLDPK</text:p>
          </table:table-cell>
        </table:table-row>
        <table:table-row table:style-name="ro1">
          <table:table-cell office:value-type="string" calcext:value-type="string">
            <text:p>QVMPVQPDWVK</text:p>
          </table:table-cell>
          <table:table-cell table:formula="of:=SUBSTITUTE(SUBSTITUTE([.A3632];&quot;(+15.99)&quot;;&quot;&quot;);&quot;(+57.02)&quot;;&quot;&quot;)" office:value-type="string" office:string-value="QVMPVQPDWVK" calcext:value-type="string">
            <text:p>QVMPVQPDWVK</text:p>
          </table:table-cell>
        </table:table-row>
        <table:table-row table:style-name="ro1">
          <table:table-cell office:value-type="string" calcext:value-type="string">
            <text:p>YYYATPTDFLNNK</text:p>
          </table:table-cell>
          <table:table-cell table:formula="of:=SUBSTITUTE(SUBSTITUTE([.A3633];&quot;(+15.99)&quot;;&quot;&quot;);&quot;(+57.02)&quot;;&quot;&quot;)" office:value-type="string" office:string-value="YYYATPTDFLNNK" calcext:value-type="string">
            <text:p>YYYATPTDFLNNK</text:p>
          </table:table-cell>
        </table:table-row>
        <table:table-row table:style-name="ro1">
          <table:table-cell office:value-type="string" calcext:value-type="string">
            <text:p>QHSGEPNTGTK</text:p>
          </table:table-cell>
          <table:table-cell table:formula="of:=SUBSTITUTE(SUBSTITUTE([.A3634];&quot;(+15.99)&quot;;&quot;&quot;);&quot;(+57.02)&quot;;&quot;&quot;)" office:value-type="string" office:string-value="QHSGEPNTGTK" calcext:value-type="string">
            <text:p>QHSGEPNTGTK</text:p>
          </table:table-cell>
        </table:table-row>
        <table:table-row table:style-name="ro1">
          <table:table-cell office:value-type="string" calcext:value-type="string">
            <text:p>C(+57.02)TEYMPKKQSAR</text:p>
          </table:table-cell>
          <table:table-cell table:formula="of:=SUBSTITUTE(SUBSTITUTE([.A3635];&quot;(+15.99)&quot;;&quot;&quot;);&quot;(+57.02)&quot;;&quot;&quot;)" office:value-type="string" office:string-value="CTEYMPKKQSAR" calcext:value-type="string">
            <text:p>CTEYMPKKQSAR</text:p>
          </table:table-cell>
        </table:table-row>
        <table:table-row table:style-name="ro1">
          <table:table-cell office:value-type="string" calcext:value-type="string">
            <text:p>TM(+15.99)YADEM(+15.99)TYLGK</text:p>
          </table:table-cell>
          <table:table-cell table:formula="of:=SUBSTITUTE(SUBSTITUTE([.A3636];&quot;(+15.99)&quot;;&quot;&quot;);&quot;(+57.02)&quot;;&quot;&quot;)" office:value-type="string" office:string-value="TMYADEMTYLGK" calcext:value-type="string">
            <text:p>TMYADEMTYLGK</text:p>
          </table:table-cell>
        </table:table-row>
        <table:table-row table:style-name="ro2">
          <table:table-cell office:value-type="string" calcext:value-type="string">
            <text:p>WYWWTTATLNTQLRGPEAVK</text:p>
          </table:table-cell>
          <table:table-cell table:formula="of:=SUBSTITUTE(SUBSTITUTE([.A3637];&quot;(+15.99)&quot;;&quot;&quot;);&quot;(+57.02)&quot;;&quot;&quot;)" office:value-type="string" office:string-value="WYWWTTATLNTQLRGPEAVK" calcext:value-type="string">
            <text:p>WYWWTTATLNTQLRGPEAVK</text:p>
          </table:table-cell>
        </table:table-row>
        <table:table-row table:style-name="ro1">
          <table:table-cell office:value-type="string" calcext:value-type="string">
            <text:p>EGHDEDFEGK</text:p>
          </table:table-cell>
          <table:table-cell table:formula="of:=SUBSTITUTE(SUBSTITUTE([.A3638];&quot;(+15.99)&quot;;&quot;&quot;);&quot;(+57.02)&quot;;&quot;&quot;)" office:value-type="string" office:string-value="EGHDEDFEGK" calcext:value-type="string">
            <text:p>EGHDEDFEGK</text:p>
          </table:table-cell>
        </table:table-row>
        <table:table-row table:style-name="ro1">
          <table:table-cell office:value-type="string" calcext:value-type="string">
            <text:p>RVC(+57.02)MTGASQLEMMK</text:p>
          </table:table-cell>
          <table:table-cell table:formula="of:=SUBSTITUTE(SUBSTITUTE([.A3639];&quot;(+15.99)&quot;;&quot;&quot;);&quot;(+57.02)&quot;;&quot;&quot;)" office:value-type="string" office:string-value="RVCMTGASQLEMMK" calcext:value-type="string">
            <text:p>RVCMTGASQLEMMK</text:p>
          </table:table-cell>
        </table:table-row>
        <table:table-row table:style-name="ro1">
          <table:table-cell office:value-type="string" calcext:value-type="string">
            <text:p>EDNPAC(+57.02)SPLFADLK</text:p>
          </table:table-cell>
          <table:table-cell table:formula="of:=SUBSTITUTE(SUBSTITUTE([.A3640];&quot;(+15.99)&quot;;&quot;&quot;);&quot;(+57.02)&quot;;&quot;&quot;)" office:value-type="string" office:string-value="EDNPACSPLFADLK" calcext:value-type="string">
            <text:p>EDNPACSPLFADLK</text:p>
          </table:table-cell>
        </table:table-row>
        <table:table-row table:style-name="ro1">
          <table:table-cell office:value-type="string" calcext:value-type="string">
            <text:p>HESVGGDNTDYLSR</text:p>
          </table:table-cell>
          <table:table-cell table:formula="of:=SUBSTITUTE(SUBSTITUTE([.A3641];&quot;(+15.99)&quot;;&quot;&quot;);&quot;(+57.02)&quot;;&quot;&quot;)" office:value-type="string" office:string-value="HESVGGDNTDYLSR" calcext:value-type="string">
            <text:p>HESVGGDNTDYLSR</text:p>
          </table:table-cell>
        </table:table-row>
        <table:table-row table:style-name="ro1">
          <table:table-cell office:value-type="string" calcext:value-type="string">
            <text:p>KTLLEAPRLK</text:p>
          </table:table-cell>
          <table:table-cell table:formula="of:=SUBSTITUTE(SUBSTITUTE([.A3642];&quot;(+15.99)&quot;;&quot;&quot;);&quot;(+57.02)&quot;;&quot;&quot;)" office:value-type="string" office:string-value="KTLLEAPRLK" calcext:value-type="string">
            <text:p>KTLLEAPRLK</text:p>
          </table:table-cell>
        </table:table-row>
        <table:table-row table:style-name="ro1">
          <table:table-cell office:value-type="string" calcext:value-type="string">
            <text:p>C(+57.02)PPADDM(+15.99)EDVC(+57.02)PK</text:p>
          </table:table-cell>
          <table:table-cell table:formula="of:=SUBSTITUTE(SUBSTITUTE([.A3643];&quot;(+15.99)&quot;;&quot;&quot;);&quot;(+57.02)&quot;;&quot;&quot;)" office:value-type="string" office:string-value="CPPADDMEDVCPK" calcext:value-type="string">
            <text:p>CPPADDMEDVCPK</text:p>
          </table:table-cell>
        </table:table-row>
        <table:table-row table:style-name="ro1">
          <table:table-cell office:value-type="string" calcext:value-type="string">
            <text:p>C(+57.02)VWELAAEC(+57.02)ELFPAPK</text:p>
          </table:table-cell>
          <table:table-cell table:formula="of:=SUBSTITUTE(SUBSTITUTE([.A3644];&quot;(+15.99)&quot;;&quot;&quot;);&quot;(+57.02)&quot;;&quot;&quot;)" office:value-type="string" office:string-value="CVWELAAECELFPAPK" calcext:value-type="string">
            <text:p>CVWELAAECELFPAPK</text:p>
          </table:table-cell>
        </table:table-row>
        <table:table-row table:style-name="ro1">
          <table:table-cell office:value-type="string" calcext:value-type="string">
            <text:p>RMPC(+57.02)GDHAAPAVNR</text:p>
          </table:table-cell>
          <table:table-cell table:formula="of:=SUBSTITUTE(SUBSTITUTE([.A3645];&quot;(+15.99)&quot;;&quot;&quot;);&quot;(+57.02)&quot;;&quot;&quot;)" office:value-type="string" office:string-value="RMPCGDHAAPAVNR" calcext:value-type="string">
            <text:p>RMPCGDHAAPAVNR</text:p>
          </table:table-cell>
        </table:table-row>
        <table:table-row table:style-name="ro1">
          <table:table-cell office:value-type="string" calcext:value-type="string">
            <text:p>SDNHEC(+57.02)DR</text:p>
          </table:table-cell>
          <table:table-cell table:formula="of:=SUBSTITUTE(SUBSTITUTE([.A3646];&quot;(+15.99)&quot;;&quot;&quot;);&quot;(+57.02)&quot;;&quot;&quot;)" office:value-type="string" office:string-value="SDNHECDR" calcext:value-type="string">
            <text:p>SDNHECDR</text:p>
          </table:table-cell>
        </table:table-row>
        <table:table-row table:style-name="ro1">
          <table:table-cell office:value-type="string" calcext:value-type="string">
            <text:p>AAM(+15.99)ALVANLPLKR</text:p>
          </table:table-cell>
          <table:table-cell table:formula="of:=SUBSTITUTE(SUBSTITUTE([.A3647];&quot;(+15.99)&quot;;&quot;&quot;);&quot;(+57.02)&quot;;&quot;&quot;)" office:value-type="string" office:string-value="AAMALVANLPLKR" calcext:value-type="string">
            <text:p>AAMALVANLPLKR</text:p>
          </table:table-cell>
        </table:table-row>
        <table:table-row table:style-name="ro1">
          <table:table-cell office:value-type="string" calcext:value-type="string">
            <text:p>WHMC(+57.02)TSMR</text:p>
          </table:table-cell>
          <table:table-cell table:formula="of:=SUBSTITUTE(SUBSTITUTE([.A3648];&quot;(+15.99)&quot;;&quot;&quot;);&quot;(+57.02)&quot;;&quot;&quot;)" office:value-type="string" office:string-value="WHMCTSMR" calcext:value-type="string">
            <text:p>WHMCTSMR</text:p>
          </table:table-cell>
        </table:table-row>
        <table:table-row table:style-name="ro1">
          <table:table-cell office:value-type="string" calcext:value-type="string">
            <text:p>FLPHDEPYLLLTDKK</text:p>
          </table:table-cell>
          <table:table-cell table:formula="of:=SUBSTITUTE(SUBSTITUTE([.A3649];&quot;(+15.99)&quot;;&quot;&quot;);&quot;(+57.02)&quot;;&quot;&quot;)" office:value-type="string" office:string-value="FLPHDEPYLLLTDKK" calcext:value-type="string">
            <text:p>FLPHDEPYLLLTDKK</text:p>
          </table:table-cell>
        </table:table-row>
        <table:table-row table:style-name="ro1">
          <table:table-cell office:value-type="string" calcext:value-type="string">
            <text:p>DPQVERYWMPSQDLVR</text:p>
          </table:table-cell>
          <table:table-cell table:formula="of:=SUBSTITUTE(SUBSTITUTE([.A3650];&quot;(+15.99)&quot;;&quot;&quot;);&quot;(+57.02)&quot;;&quot;&quot;)" office:value-type="string" office:string-value="DPQVERYWMPSQDLVR" calcext:value-type="string">
            <text:p>DPQVERYWMPSQDLVR</text:p>
          </table:table-cell>
        </table:table-row>
        <table:table-row table:style-name="ro1">
          <table:table-cell office:value-type="string" calcext:value-type="string">
            <text:p>M(+15.99)YNEM(+15.99)C(+57.02)LTAARGC(+57.02)LPR</text:p>
          </table:table-cell>
          <table:table-cell table:formula="of:=SUBSTITUTE(SUBSTITUTE([.A3651];&quot;(+15.99)&quot;;&quot;&quot;);&quot;(+57.02)&quot;;&quot;&quot;)" office:value-type="string" office:string-value="MYNEMCLTAARGCLPR" calcext:value-type="string">
            <text:p>MYNEMCLTAARGCLPR</text:p>
          </table:table-cell>
        </table:table-row>
        <table:table-row table:style-name="ro1">
          <table:table-cell office:value-type="string" calcext:value-type="string">
            <text:p>QQDC(+57.02)C(+57.02)QETALNLLR</text:p>
          </table:table-cell>
          <table:table-cell table:formula="of:=SUBSTITUTE(SUBSTITUTE([.A3652];&quot;(+15.99)&quot;;&quot;&quot;);&quot;(+57.02)&quot;;&quot;&quot;)" office:value-type="string" office:string-value="QQDCCQETALNLLR" calcext:value-type="string">
            <text:p>QQDCCQETALNLLR</text:p>
          </table:table-cell>
        </table:table-row>
        <table:table-row table:style-name="ro1">
          <table:table-cell office:value-type="string" calcext:value-type="string">
            <text:p>QM(+15.99)ESPRDLHVGHNLGK</text:p>
          </table:table-cell>
          <table:table-cell table:formula="of:=SUBSTITUTE(SUBSTITUTE([.A3653];&quot;(+15.99)&quot;;&quot;&quot;);&quot;(+57.02)&quot;;&quot;&quot;)" office:value-type="string" office:string-value="QMESPRDLHVGHNLGK" calcext:value-type="string">
            <text:p>QMESPRDLHVGHNLGK</text:p>
          </table:table-cell>
        </table:table-row>
        <table:table-row table:style-name="ro1">
          <table:table-cell office:value-type="string" calcext:value-type="string">
            <text:p>MSLTWPAGDNVGLLLR</text:p>
          </table:table-cell>
          <table:table-cell table:formula="of:=SUBSTITUTE(SUBSTITUTE([.A3654];&quot;(+15.99)&quot;;&quot;&quot;);&quot;(+57.02)&quot;;&quot;&quot;)" office:value-type="string" office:string-value="MSLTWPAGDNVGLLLR" calcext:value-type="string">
            <text:p>MSLTWPAGDNVGLLLR</text:p>
          </table:table-cell>
        </table:table-row>
        <table:table-row table:style-name="ro1">
          <table:table-cell office:value-type="string" calcext:value-type="string">
            <text:p>YLFPVVMSANHK</text:p>
          </table:table-cell>
          <table:table-cell table:formula="of:=SUBSTITUTE(SUBSTITUTE([.A3655];&quot;(+15.99)&quot;;&quot;&quot;);&quot;(+57.02)&quot;;&quot;&quot;)" office:value-type="string" office:string-value="YLFPVVMSANHK" calcext:value-type="string">
            <text:p>YLFPVVMSANHK</text:p>
          </table:table-cell>
        </table:table-row>
        <table:table-row table:style-name="ro1">
          <table:table-cell office:value-type="string" calcext:value-type="string">
            <text:p>WWFSDSQVPAEAHEGK</text:p>
          </table:table-cell>
          <table:table-cell table:formula="of:=SUBSTITUTE(SUBSTITUTE([.A3656];&quot;(+15.99)&quot;;&quot;&quot;);&quot;(+57.02)&quot;;&quot;&quot;)" office:value-type="string" office:string-value="WWFSDSQVPAEAHEGK" calcext:value-type="string">
            <text:p>WWFSDSQVPAEAHEGK</text:p>
          </table:table-cell>
        </table:table-row>
        <table:table-row table:style-name="ro1">
          <table:table-cell office:value-type="string" calcext:value-type="string">
            <text:p>DM(+15.99)DDMEANEQTVR</text:p>
          </table:table-cell>
          <table:table-cell table:formula="of:=SUBSTITUTE(SUBSTITUTE([.A3657];&quot;(+15.99)&quot;;&quot;&quot;);&quot;(+57.02)&quot;;&quot;&quot;)" office:value-type="string" office:string-value="DMDDMEANEQTVR" calcext:value-type="string">
            <text:p>DMDDMEANEQTVR</text:p>
          </table:table-cell>
        </table:table-row>
        <table:table-row table:style-name="ro1">
          <table:table-cell office:value-type="string" calcext:value-type="string">
            <text:p>EAM(+15.99)GVDC(+57.02)MHTLK</text:p>
          </table:table-cell>
          <table:table-cell table:formula="of:=SUBSTITUTE(SUBSTITUTE([.A3658];&quot;(+15.99)&quot;;&quot;&quot;);&quot;(+57.02)&quot;;&quot;&quot;)" office:value-type="string" office:string-value="EAMGVDCMHTLK" calcext:value-type="string">
            <text:p>EAMGVDCMHTLK</text:p>
          </table:table-cell>
        </table:table-row>
        <table:table-row table:style-name="ro2">
          <table:table-cell office:value-type="string" calcext:value-type="string">
            <text:p>GFKPMSLVDKVEQVTNDESLDLVPK</text:p>
          </table:table-cell>
          <table:table-cell table:formula="of:=SUBSTITUTE(SUBSTITUTE([.A3659];&quot;(+15.99)&quot;;&quot;&quot;);&quot;(+57.02)&quot;;&quot;&quot;)" office:value-type="string" office:string-value="GFKPMSLVDKVEQVTNDESLDLVPK" calcext:value-type="string">
            <text:p>GFKPMSLVDKVEQVTNDESLDLVPK</text:p>
          </table:table-cell>
        </table:table-row>
        <table:table-row table:style-name="ro1">
          <table:table-cell office:value-type="string" calcext:value-type="string">
            <text:p>C(+57.02)WDPENFLLPK</text:p>
          </table:table-cell>
          <table:table-cell table:formula="of:=SUBSTITUTE(SUBSTITUTE([.A3660];&quot;(+15.99)&quot;;&quot;&quot;);&quot;(+57.02)&quot;;&quot;&quot;)" office:value-type="string" office:string-value="CWDPENFLLPK" calcext:value-type="string">
            <text:p>CWDPENFLLPK</text:p>
          </table:table-cell>
        </table:table-row>
        <table:table-row table:style-name="ro1">
          <table:table-cell office:value-type="string" calcext:value-type="string">
            <text:p>GLTFSKGK</text:p>
          </table:table-cell>
          <table:table-cell table:formula="of:=SUBSTITUTE(SUBSTITUTE([.A3661];&quot;(+15.99)&quot;;&quot;&quot;);&quot;(+57.02)&quot;;&quot;&quot;)" office:value-type="string" office:string-value="GLTFSKGK" calcext:value-type="string">
            <text:p>GLTFSKGK</text:p>
          </table:table-cell>
        </table:table-row>
        <table:table-row table:style-name="ro1">
          <table:table-cell office:value-type="string" calcext:value-type="string">
            <text:p>KRMLKDQDGR</text:p>
          </table:table-cell>
          <table:table-cell table:formula="of:=SUBSTITUTE(SUBSTITUTE([.A3662];&quot;(+15.99)&quot;;&quot;&quot;);&quot;(+57.02)&quot;;&quot;&quot;)" office:value-type="string" office:string-value="KRMLKDQDGR" calcext:value-type="string">
            <text:p>KRMLKDQDGR</text:p>
          </table:table-cell>
        </table:table-row>
        <table:table-row table:style-name="ro1">
          <table:table-cell office:value-type="string" calcext:value-type="string">
            <text:p>KKNPTC(+57.02)YNWGNK</text:p>
          </table:table-cell>
          <table:table-cell table:formula="of:=SUBSTITUTE(SUBSTITUTE([.A3663];&quot;(+15.99)&quot;;&quot;&quot;);&quot;(+57.02)&quot;;&quot;&quot;)" office:value-type="string" office:string-value="KKNPTCYNWGNK" calcext:value-type="string">
            <text:p>KKNPTCYNWGNK</text:p>
          </table:table-cell>
        </table:table-row>
        <table:table-row table:style-name="ro1">
          <table:table-cell office:value-type="string" calcext:value-type="string">
            <text:p>QNLLEYNTDHRELPK</text:p>
          </table:table-cell>
          <table:table-cell table:formula="of:=SUBSTITUTE(SUBSTITUTE([.A3664];&quot;(+15.99)&quot;;&quot;&quot;);&quot;(+57.02)&quot;;&quot;&quot;)" office:value-type="string" office:string-value="QNLLEYNTDHRELPK" calcext:value-type="string">
            <text:p>QNLLEYNTDHRELPK</text:p>
          </table:table-cell>
        </table:table-row>
        <table:table-row table:style-name="ro1">
          <table:table-cell office:value-type="string" calcext:value-type="string">
            <text:p>HC(+57.02)C(+57.02)LAVPGTALRGPK</text:p>
          </table:table-cell>
          <table:table-cell table:formula="of:=SUBSTITUTE(SUBSTITUTE([.A3665];&quot;(+15.99)&quot;;&quot;&quot;);&quot;(+57.02)&quot;;&quot;&quot;)" office:value-type="string" office:string-value="HCCLAVPGTALRGPK" calcext:value-type="string">
            <text:p>HCCLAVPGTALRGPK</text:p>
          </table:table-cell>
        </table:table-row>
        <table:table-row table:style-name="ro1">
          <table:table-cell office:value-type="string" calcext:value-type="string">
            <text:p>EWASLVKWMPK</text:p>
          </table:table-cell>
          <table:table-cell table:formula="of:=SUBSTITUTE(SUBSTITUTE([.A3666];&quot;(+15.99)&quot;;&quot;&quot;);&quot;(+57.02)&quot;;&quot;&quot;)" office:value-type="string" office:string-value="EWASLVKWMPK" calcext:value-type="string">
            <text:p>EWASLVKWMPK</text:p>
          </table:table-cell>
        </table:table-row>
        <table:table-row table:style-name="ro1">
          <table:table-cell office:value-type="string" calcext:value-type="string">
            <text:p>NEQWQTAMGC(+57.02)M(+15.99)DSGK</text:p>
          </table:table-cell>
          <table:table-cell table:formula="of:=SUBSTITUTE(SUBSTITUTE([.A3667];&quot;(+15.99)&quot;;&quot;&quot;);&quot;(+57.02)&quot;;&quot;&quot;)" office:value-type="string" office:string-value="NEQWQTAMGCMDSGK" calcext:value-type="string">
            <text:p>NEQWQTAMGCMDSGK</text:p>
          </table:table-cell>
        </table:table-row>
        <table:table-row table:style-name="ro1">
          <table:table-cell office:value-type="string" calcext:value-type="string">
            <text:p>NLLSALC(+57.02)WLDHWAK</text:p>
          </table:table-cell>
          <table:table-cell table:formula="of:=SUBSTITUTE(SUBSTITUTE([.A3668];&quot;(+15.99)&quot;;&quot;&quot;);&quot;(+57.02)&quot;;&quot;&quot;)" office:value-type="string" office:string-value="NLLSALCWLDHWAK" calcext:value-type="string">
            <text:p>NLLSALCWLDHW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1:35:08.382790193</meta:creation-date>
    <meta:generator>LibreOffice/6.3.5.2$Linux_X86_64 LibreOffice_project/30$Build-2</meta:generator>
    <dc:date>2020-06-04T11:57:12.772527144</dc:date>
    <meta:editing-duration>PT6M44S</meta:editing-duration>
    <meta:editing-cycles>1</meta:editing-cycles>
    <meta:document-statistic meta:table-count="1" meta:cell-count="7336" meta:object-count="0"/>
  </office:meta>
</office:document-meta>
</file>